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_Final_List" table:style-name="ta1">
        <table:table-column table:style-name="co1" table:number-columns-repeated="13"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office:value-type="string" calcext:value-type="string">
            <text:p>Database</text:p>
          </table:table-cell>
        </table:table-row>
        <table:table-row table:style-name="ro1">
          <table:table-cell office:value-type="string" calcext:value-type="string">
            <text:p>25PEFLC6</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eal, Lucas; Ceccarelli, Andrea; Martins, Eliane</text:p>
          </table:table-cell>
          <table:table-cell office:value-type="string" calcext:value-type="string">
            <text:p>The SAMBA Approach for Self-Adaptive Model-Based Online Testing of Services Orchestrations</text:p>
          </table:table-cell>
          <table:table-cell office:value-type="string" calcext:value-type="string">
            <text:p>2019 IEEE 43rd Annual Computer Software and Applications Conference (COMPSAC)</text:p>
          </table:table-cell>
          <table:table-cell table:number-columns-repeated="2"/>
          <table:table-cell office:value-type="string" calcext:value-type="string">
            <text:p>10.1109/COMPSAC.2019.00076</text:p>
          </table:table-cell>
          <table:table-cell/>
          <table:table-cell office:value-type="string" calcext:value-type="string">
            <text:p>Service Oriented Architecture (SOA) is a popular design pattern that allows building applications composed of loosely-coupled and autonomous services. Such services may evolve and change at runtime, often outside the control of the owner of the application. Consequently, typical validation approaches, like offline testing performed before services deployment, are necessary but not sufficient: offline testing cannot assure the correct behavior of the SOA during its execution. To cope with the evolution of services and their orchestrations, in this paper we present a Self-Adaptive Model-BAsed online testing framework called SAMBA. SAMBA aims to assess the proper behavior of a SOA during its lifecycle executing model-based online testing at runtime, under the coordination of a MAPE-K control loop. SAMBA is assessed in a case study, where its detection capability are proved through functional, mutation and fault injection tests.</text:p>
          </table:table-cell>
          <table:table-cell office:value-type="string" calcext:value-type="string">
            <text:p>online testing</text:p>
          </table:table-cell>
          <table:table-cell office:value-type="string" calcext:value-type="string">
            <text:p>IEEE</text:p>
          </table:table-cell>
        </table:table-row>
        <table:table-row table:style-name="ro1">
          <table:table-cell office:value-type="string" calcext:value-type="string">
            <text:p>3JJ4DDLC</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Ceccato, M.; Corradini, D.; Gazzola, L.; Kifetew, F.M.; Mariani, L.; Orru, M.; Tonella, P.</text:p>
          </table:table-cell>
          <table:table-cell office:value-type="string" calcext:value-type="string">
            <text:p>A Framework for In-Vivo Testing of Mobile Applications</text:p>
          </table:table-cell>
          <table:table-cell office:value-type="string" calcext:value-type="string">
            <text:p>Proceedings - 2020 IEEE 13th International Conference on Software Testing, Verification and Validation, ICST 2020</text:p>
          </table:table-cell>
          <table:table-cell table:number-columns-repeated="2"/>
          <table:table-cell office:value-type="string" calcext:value-type="string">
            <text:p>10.1109/ICST46399.2020.00037</text:p>
          </table:table-cell>
          <table:table-cell office:value-type="string" calcext:value-type="string">
            <text:p>https://www.scopus.com/inward/record.uri?eid=2-s2.0-85091602068&amp;doi=10.1109%2fICST46399.2020.00037&amp;partnerID=40&amp;md5=6d1845900cde509077d307b0e26edf27</text:p>
          </table:table-cell>
          <table:table-cell office:value-type="string" calcext:value-type="string">
            <text:p>The ecosystem in which mobile applications run is highly heterogeneous and configurable. All layers upon which mobile apps are built offer wide possibilities of variations, from the device and the hardware, to the operating system and middleware, up to the user preferences and settings. Testing all possible configurations exhaustively, before releasing the app, is unaffordable. As a consequence, the app may exhibit different, including faulty, behaviours when executed in the field, under specific configurations.In this paper, we describe a framework that can be instantiated to support in-vivo testing of a mobile app. The framework monitors the configuration in the field and triggers in-vivo testing when an untested configuration is recognized. Experimental results show that the overhead introduced by monitoring is unnoticeable to negligible (i.e., 0-6%) depending on the device being used (high-vs. low-end). In-vivo test execution required on average 3s: if performed upon screen lock activation, it introduces just a slight delay before locking the device. © 2020 IEEE.</text:p>
          </table:table-cell>
          <table:table-cell/>
          <table:table-cell office:value-type="string" calcext:value-type="string">
            <text:p>Scopus</text:p>
          </table:table-cell>
        </table:table-row>
        <table:table-row table:style-name="ro1">
          <table:table-cell office:value-type="string" calcext:value-type="string">
            <text:p>4DANUYUM</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etzger, Andreas; Schmieders, Eric; Sammodi, Osama; Pohl, Klaus</text:p>
          </table:table-cell>
          <table:table-cell office:value-type="string" calcext:value-type="string">
            <text:p>Verification and Testing at Run-Time for Online Quality Prediction</text:p>
          </table:table-cell>
          <table:table-cell office:value-type="string" calcext:value-type="string">
            <text:p>Proceedings of the First International Workshop on European Software Services and Systems Research: Results and Challenges</text:p>
          </table:table-cell>
          <table:table-cell office:value-type="string" calcext:value-type="string">
            <text:p>978-1-4673-1807-5</text:p>
          </table:table-cell>
          <table:table-cell table:number-columns-repeated="2"/>
          <table:table-cell office:value-type="string" calcext:value-type="string">
            <text:p>https://ieeexplore.ieee.org/document/6225511</text:p>
          </table:table-cell>
          <table:table-cell office:value-type="string" calcext:value-type="string">
            <text:p>This paper summarizes two techniques for online failure prediction allowing to anticipate the need for adaptation of service-oriented systems: (1) SPADE, employing run-time verification to predict failures of service compositions. (2) PROSA, building on online testing to predict failures of individual services.</text:p>
          </table:table-cell>
          <table:table-cell office:value-type="string" calcext:value-type="string">
            <text:p>online testing; run-time verification; SOA</text:p>
          </table:table-cell>
          <table:table-cell office:value-type="string" calcext:value-type="string">
            <text:p>ACM</text:p>
          </table:table-cell>
        </table:table-row>
        <table:table-row table:style-name="ro1">
          <table:table-cell office:value-type="string" calcext:value-type="string">
            <text:p>4HYZNXXY</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abibi, E.; Mirian-Hosseinabadi, S.-H.</text:p>
          </table:table-cell>
          <table:table-cell office:value-type="string" calcext:value-type="string">
            <text:p>On-demand Test as a Web Service Process (OTaaWS Process)</text:p>
          </table:table-cell>
          <table:table-cell office:value-type="string" calcext:value-type="string">
            <text:p>2021 7th International Conference on Web Research, ICWR 2021</text:p>
          </table:table-cell>
          <table:table-cell table:number-columns-repeated="2"/>
          <table:table-cell office:value-type="string" calcext:value-type="string">
            <text:p>10.1109/ICWR51868.2021.9443109</text:p>
          </table:table-cell>
          <table:table-cell office:value-type="string" calcext:value-type="string">
            <text:p>https://www.scopus.com/inward/record.uri?eid=2-s2.0-85107669750&amp;doi=10.1109%2fICWR51868.2021.9443109&amp;partnerID=40&amp;md5=f16401465c421924429a317b142ccc8d</text:p>
          </table:table-cell>
          <table:table-cell office:value-type="string" calcext:value-type="string">
            <text:p>Service-Oriented Architecture (SOA) is a software design framework where distributed services are provided and used by applications over a network. By using this architecture new challenges appeared for software testing. Lack of access to the source code and runtime binding are examples of these challenges. Functional testing of services assures the quality of service-oriented applications. In this paper, we introduce a new 3-phase consumer and provider contract-based process for web service testing to overcome SOA testing challenges. Our proposed process, namely OTaaWS, consists of Test Automation, Test Execution and Test Management steps on the provider's side, which can be done on-demand. Using this process, we have run the suggested test as a web service on a simple application called Get Committee Information using two web services. As a result, two of the total generated test cases (25 test cases) related to web service #1, are failed due to the functionality changes of this web service. © 2021 IEEE.</text:p>
          </table:table-cell>
          <table:table-cell/>
          <table:table-cell office:value-type="string" calcext:value-type="string">
            <text:p>Scopus</text:p>
          </table:table-cell>
        </table:table-row>
        <table:table-row table:style-name="ro1">
          <table:table-cell office:value-type="string" calcext:value-type="string">
            <text:p>5XWXGCAU</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aensel, Joachim; Giese, Holger</text:p>
          </table:table-cell>
          <table:table-cell office:value-type="string" calcext:value-type="string">
            <text:p>Towards Collective Online and Offline Testing for Dynamic Software Product Line Systems</text:p>
          </table:table-cell>
          <table:table-cell office:value-type="string" calcext:value-type="string">
            <text:p>2017 IEEE/ACM 2nd International Workshop on Variability and Complexity in Software Design (VACE)</text:p>
          </table:table-cell>
          <table:table-cell table:number-columns-repeated="2"/>
          <table:table-cell office:value-type="string" calcext:value-type="string">
            <text:p>10.1109/VACE.2017.5</text:p>
          </table:table-cell>
          <table:table-cell/>
          <table:table-cell office:value-type="string" calcext:value-type="string">
            <text:p>Dynamic Software Product Line (DSPLs) based Systems are capable of adapting inresponse to changes concerning their observations at runtime in order toexhibit appropriate behavior. The observation space and the variability in theconfiguration space is usually known at design time. However, running a set oftests with all combinations of configuration and observation from these spacesis likely to be infeasible. We propose to make use of monitoring results frommultiple instances of systems derived from a DSPL at runtime collecting theirobservations and the employed configurations. The collective of systems isenabled to profit from an operational profile with regard to proper coverage bysystematic tests. The systematic tests are carried out offline. Additionalonline testing further improves the confidence in the system.</text:p>
          </table:table-cell>
          <table:table-cell office:value-type="string" calcext:value-type="string">
            <text:p>online testing</text:p>
          </table:table-cell>
          <table:table-cell office:value-type="string" calcext:value-type="string">
            <text:p>IEEE</text:p>
          </table:table-cell>
        </table:table-row>
        <table:table-row table:style-name="ro1">
          <table:table-cell office:value-type="string" calcext:value-type="string">
            <text:p>AE59U8YS</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Roopa, Y. Mohana; Babu, M. Ramesh</text:p>
          </table:table-cell>
          <table:table-cell office:value-type="string" calcext:value-type="string">
            <text:p>Self-test framework for self-adaptive software architecture</text:p>
          </table:table-cell>
          <table:table-cell office:value-type="string" calcext:value-type="string">
            <text:p>2017 International conference of Electronics, Communication and Aerospace Technology (ICECA)</text:p>
          </table:table-cell>
          <table:table-cell table:number-columns-repeated="2"/>
          <table:table-cell office:value-type="string" calcext:value-type="string">
            <text:p>10.1109/ICECA.2017.8212749</text:p>
          </table:table-cell>
          <table:table-cell/>
          <table:table-cell office:value-type="string" calcext:value-type="string">
            <text:p>As researchers and contributors of the IT enterprise move in the direction of a vision of computing structures that manage themselves, it's far imperative to research methods to dynamically validate these systems to keep away from the high cost of system failures. Although research continues to advance in lots of areas of self adaptive systems, there's a loss of development within the area of testing components of systems at runtime. Self-adaptive features in systems dynamically invoke changes to the structure and behavior of components which could already be operating in an unpredictable surroundings; similarly emphasizing the need for runtime testing. In this paper we propose a framework that dynamically validates modifications in self-adaptive systems. Our body-work extends the present day shape of self-adaptive systems to consist of self-testing as an implicit characteristic. We validate our framework by way of creating a prototype of an autonomic container that incorporates the capability to self-test.</text:p>
          </table:table-cell>
          <table:table-cell office:value-type="string" calcext:value-type="string">
            <text:p>Adaptive systems</text:p>
          </table:table-cell>
          <table:table-cell office:value-type="string" calcext:value-type="string">
            <text:p>IEEE</text:p>
          </table:table-cell>
        </table:table-row>
        <table:table-row table:style-name="ro1">
          <table:table-cell office:value-type="string" calcext:value-type="string">
            <text:p>D4JQXGD9</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ietrantuono, Roberto; Russo, Stefano; Guerriero, Antonio</text:p>
          </table:table-cell>
          <table:table-cell office:value-type="string" calcext:value-type="string">
            <text:p>Run-Time Reliability Estimation of Microservice Architectures</text:p>
          </table:table-cell>
          <table:table-cell office:value-type="string" calcext:value-type="string">
            <text:p>2018 IEEE 29th International Symposium on Software Reliability Engineering (ISSRE)</text:p>
          </table:table-cell>
          <table:table-cell table:number-columns-repeated="2"/>
          <table:table-cell office:value-type="string" calcext:value-type="string">
            <text:p>10.1109/ISSRE.2018.00014</text:p>
          </table:table-cell>
          <table:table-cell/>
          <table:table-cell office:value-type="string" calcext:value-type="string">
            <text:p>Microservices are gaining popularity as an architectural paradigm for service-oriented applications, especially suited for highly dynamic contexts requiring loosely-coupled independent services, frequent software releases, decentralized governance and data management. Because of the high flexibility and evolvability characterizing microservice architectures (MSAs), it is difficult to estimate their reliability at design time, as it changes continuously due to the services' upgrades and/or to the way applications are used by customers. This paper presents a testing method for on-demand reliability estimation of microservice applications in their operational phase. The method allows to faithfully assess, upon request, the reliability of a MSA-based application under a scarce testing budget, at any time when it is in operation, and exploit field data about microservice usage and failing/successful demands. A new in-vivo testing algorithm is developed based on an adaptive web sampling strategy, named Microservice Adaptive Reliability Testing (MART). The method is evaluated by simulation, as well as by experimentation on an example application based on the Netflix Open Source Software MSA stack, with encouraging results in terms of estimation accuracy and, especially, efficiency.</text:p>
          </table:table-cell>
          <table:table-cell office:value-type="string" calcext:value-type="string">
            <text:p>runtime testing; software testing; Monitoring; in-vivo testing; Testing; Software; Software reliability; adaptive testing; Computer architecture; Estimation; microservice architecture; Netflix; operational testing; Reliability assessment; reliability testing</text:p>
          </table:table-cell>
          <table:table-cell office:value-type="string" calcext:value-type="string">
            <text:p>IEEE</text:p>
          </table:table-cell>
        </table:table-row>
        <table:table-row table:style-name="ro1">
          <table:table-cell office:value-type="string" calcext:value-type="string">
            <text:p>ED6U55LC</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Guerriero, A.; Mirandola, R.; Pietrantuono, R.; Russo, S.</text:p>
          </table:table-cell>
          <table:table-cell office:value-type="string" calcext:value-type="string">
            <text:p>A hybrid framework for web services reliability and performance assessment</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70</text:p>
          </table:table-cell>
          <table:table-cell office:value-type="string" calcext:value-type="string">
            <text:p>https://www.scopus.com/inward/record.uri?eid=2-s2.0-85080877659&amp;doi=10.1109%2fISSREW.2019.00070&amp;partnerID=40&amp;md5=bb61d38a818393dfb386172cd241b0e1</text:p>
          </table:table-cell>
          <table:table-cell office:value-type="string" calcext:value-type="string">
            <text:p>We present a framework for assessing operational reliability and performance of Web Services. The framework, named WS-REPAS, is hybrid in that it combines a modelling approach, based on Discrete Time Markov Chains (DTMC), with monitoring and in vivo testing of the service under assessment. Through the passive observation of the software in operation, field data are gathered and used to continuously update values of the parameters of the service DTMC model; changes in the service provisioning, or in the way it is used, trigger an active strategy, which executes proper testing sessions, ultimately yielding faithful estimates of the current service reliability and/or performance. We illustrate the framework and the automated support it provides. We show how it works describing experiments with a Web service publicly available in the Github repository. © 2019 IEEE.</text:p>
          </table:table-cell>
          <table:table-cell/>
          <table:table-cell office:value-type="string" calcext:value-type="string">
            <text:p>Scopus</text:p>
          </table:table-cell>
        </table:table-row>
        <table:table-row table:style-name="ro1">
          <table:table-cell office:value-type="string" calcext:value-type="string">
            <text:p>FYU2FVIG</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eck, Henner; Rudolph, Stefan; Gruhl, Christian; Wacker, Arno; Hähner, Jörg; Sick, Bernhard; Tomforde, Sven</text:p>
          </table:table-cell>
          <table:table-cell office:value-type="string" calcext:value-type="string">
            <text:p>Towards Autonomous Self-Tests at Runtime</text:p>
          </table:table-cell>
          <table:table-cell office:value-type="string" calcext:value-type="string">
            <text:p>2016 IEEE 1st International Workshops on Foundations and Applications of Self* Systems (FAS*W)</text:p>
          </table:table-cell>
          <table:table-cell table:number-columns-repeated="2"/>
          <table:table-cell office:value-type="string" calcext:value-type="string">
            <text:p>10.1109/FAS-W.2016.32</text:p>
          </table:table-cell>
          <table:table-cell/>
          <table:table-cell office:value-type="string" calcext:value-type="string">
            <text:p>Self-adaptive and self-organising (SASO) systems are one promising approach to counter the raising interconnectedness and complexity in technical systems [1]. In particular, decisions about parametrisation, behaviour, and even structure are moved into the responsibility of the systems themselves: from design-time to runtime. This means that hardly all conditions a system may face can be foreseen during development. Consequently, a full test coverage at design-time is seldom possible as well. We argue that such a transfer of decisions to runtime also impacts the approach to test the resulting systems. If conditions, interaction partners, and resulting behaviour occur only at runtime, testing these aspects has to occur at runtime as well. Besides standard functionality tests (e.g. watchdogs), the distributed and component-oriented nature of self-organising systems can be re-used for highly autonomous and adaptive test mechanisms by establishing and dissolving relationships of test-tester pairs at runtime. The basic idea is to augment more static self-tests (i.e. integrated in hardware, or internal software routines) with dynamic tests - ranging from availability tests at the lowest level to comprising tests at the highest level (i.e. verifying that a component has not been taken over by an attacker). Since we want to avoid single points of failure and maintain scalability in large-scale self-organised systems, we propose a fully self-organised approach, the autonomous self-tests. In this article, we sketch a concept to runtime testing in terms of self-tests, briefly summarise the state-of-the-art, and illustrate the idea by means of examples from the smart camera and intrusion detection domains.</text:p>
          </table:table-cell>
          <table:table-cell office:value-type="string" calcext:value-type="string">
            <text:p>Monitoring</text:p>
          </table:table-cell>
          <table:table-cell office:value-type="string" calcext:value-type="string">
            <text:p>IEEE</text:p>
          </table:table-cell>
        </table:table-row>
        <table:table-row table:style-name="ro1">
          <table:table-cell office:value-type="string" calcext:value-type="string">
            <text:p>JNJCTIIB</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akki, Majid; Van Landuyt, Dimitri; Joosen, Wouter</text:p>
          </table:table-cell>
          <table:table-cell office:value-type="string" calcext:value-type="string">
            <text:p>Automated Workflow Regression Testing for Multi-Tenant SaaS: Integrated Support in Self-Service Configuration Dashboard</text:p>
          </table:table-cell>
          <table:table-cell office:value-type="string" calcext:value-type="string">
            <text:p>Proceedings of the 7th International Workshop on Automating Test Case Design, Selection, and Evaluation</text:p>
          </table:table-cell>
          <table:table-cell office:value-type="string" calcext:value-type="string">
            <text:p>978-1-4503-4401-2</text:p>
          </table:table-cell>
          <table:table-cell/>
          <table:table-cell office:value-type="string" calcext:value-type="string">
            <text:p>10.1145/2994291.2994302</text:p>
          </table:table-cell>
          <table:table-cell office:value-type="string" calcext:value-type="string">
            <text:p>https://doi.org/10.1145/2994291.2994302</text:p>
          </table:table-cell>
          <table:table-cell office:value-type="string" calcext:value-type="string">
            <text:p>Single-instance multi-tenant SaaS applications allow tenant administrators to (extensively) customize the application according to the requirements of their organizations. In the specific case of workflow-driven applications, the SaaS provider may offer a set of pre-defined workflow activities and leave their composition to the tenant administrators. In such cases, the tenant administrator can instantiate new variants of the application without deploying new software. This effectively makes these tenant administrators part of the DevOps team, and in turn creates the need for the SaaS provider to provide them with Quality Assurance tool support. One such tool is a regression testing framework that allows them to make sure that a new version of a workflow can behave similarly as to a successful execution of a previous version. This paper highlights the potential and discusses the inherent challenges of running regression tests on workflows in the production environment of a multi-tenant SaaS application and outlines a solution in terms of architecture and automation techniques for mocking and regression detection under control of tenant administrators.</text:p>
          </table:table-cell>
          <table:table-cell office:value-type="string" calcext:value-type="string">
            <text:p>Application-level Multi-tenancy; Automated Regression Testing; Software-as-a-Service</text:p>
          </table:table-cell>
          <table:table-cell office:value-type="string" calcext:value-type="string">
            <text:p>ACM</text:p>
          </table:table-cell>
        </table:table-row>
        <table:table-row table:style-name="ro1">
          <table:table-cell office:value-type="string" calcext:value-type="string">
            <text:p>KF2KZWYT</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Fredericks, Erik M.; Ramirez, Andres J.; Cheng, Betty H. C.</text:p>
          </table:table-cell>
          <table:table-cell office:value-type="string" calcext:value-type="string">
            <text:p>Towards run-time testing of dynamic adaptive systems</text:p>
          </table:table-cell>
          <table:table-cell office:value-type="string" calcext:value-type="string">
            <text:p>2013 8th International Symposium on Software Engineering for Adaptive and Self-Managing Systems (SEAMS)</text:p>
          </table:table-cell>
          <table:table-cell table:number-columns-repeated="2"/>
          <table:table-cell office:value-type="string" calcext:value-type="string">
            <text:p>10.1109/SEAMS.2013.6595504</text:p>
          </table:table-cell>
          <table:table-cell/>
          <table:table-cell office:value-type="string" calcext:value-type="string">
            <text:p>It is challenging to design, develop, and validate a dynamically adaptive system (DAS) that satisfies requirements, particularly when requirements can change at run time. Testing at design time can help verify and validate that a DAS satisfies its specified requirements and constraints. While offline tests may demonstrate that a DAS is capable of satisfying its requirements before deployment, a DAS may encounter unanticipated system and environmental conditions that can prevent it from achieving its objectives. In working towards a requirements-aware DAS, this paper proposes run-time monitoring and adaptation of tests as another technique for evaluating whether a DAS satisfies, or is even capable of satisfying, its requirements given its current execution context. To this end, this paper motivates the need and identifies challenges for adaptively testing a DAS at run time, as well as suggests possible methods for leveraging offline testing techniques for verifying run-time behavior.</text:p>
          </table:table-cell>
          <table:table-cell office:value-type="string" calcext:value-type="string">
            <text:p>Monitoring</text:p>
          </table:table-cell>
          <table:table-cell office:value-type="string" calcext:value-type="string">
            <text:p>IEEE</text:p>
          </table:table-cell>
        </table:table-row>
        <table:table-row table:style-name="ro1">
          <table:table-cell office:value-type="string" calcext:value-type="string">
            <text:p>NNEMXEF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antos, E.B.D.; Andrade, R.M.C.; Santos, I.D.S.</text:p>
          </table:table-cell>
          <table:table-cell office:value-type="string" calcext:value-type="string">
            <text:p>Runtime testing of context-aware variability in adaptive systems</text:p>
          </table:table-cell>
          <table:table-cell office:value-type="string" calcext:value-type="string">
            <text:p>Information and Software Technology</text:p>
          </table:table-cell>
          <table:table-cell table:number-columns-repeated="2"/>
          <table:table-cell office:value-type="string" calcext:value-type="string">
            <text:p>10.1016/j.infsof.2020.106482</text:p>
          </table:table-cell>
          <table:table-cell office:value-type="string" calcext:value-type="string">
            <text:p>https://www.scopus.com/inward/record.uri?eid=2-s2.0-85099383546&amp;doi=10.1016%2fj.infsof.2020.106482&amp;partnerID=40&amp;md5=96c82bb22fc0113876ea7c359363b6bb</text:p>
          </table:table-cell>
          <table:table-cell office:value-type="string" calcext:value-type="string">
            <text:p>Context: A Dynamically Adaptive System (DAS) supports runtime adaptations to handle changes in the operational environment. These adaptations can change the system's structure or behavior and even the logic of its adaptation mechanism. However, these adaptations may insert defects, leading the system to fail at runtime. Objective: Aiming to identify these failures, testing can be executed to verify the system at runtime. Studies in the literature mostly focus on testing to verify the adaptations at design-time or functionalities at runtime, rather than exercising the adaptation mechanism at runtime. So, we propose RETAkE (RuntimE Testing of dynamically Adaptive systEms). Method: RETAkE is an approach to perform the runtime testing based on the system's context variability and feature modeling. RETAkE tests the adaptation mechanism, enabling the verification of its adaptation rules with the system's variability model. The runtime testing is supported by the verification of behavioral properties. For the evaluation, we used the mutation testing technique with two DAS. We also conducted an evaluation to measure the overhead introduced when RETAkE is integrated to the DAS. Results: RETAkE identified the mutants in the two mobile DAS, but the results vary due to the probabilistic nature of the approach to generate test sequences. Regarding the overhead, test sequences of size 30 had a low impact. However, bigger test sequences increase the overhead. Conclusion: The integration of RETAkE to the DAS adaptation mechanism can support the discovery of adaptation failures that occur at runtime. Furthermore, the results of the evaluation suggest its feasibility to perform runtime testing. © 2020</text:p>
          </table:table-cell>
          <table:table-cell/>
          <table:table-cell office:value-type="string" calcext:value-type="string">
            <text:p>Scopus</text:p>
          </table:table-cell>
        </table:table-row>
        <table:table-row table:style-name="ro1">
          <table:table-cell office:value-type="string" calcext:value-type="string">
            <text:p>QA8L4YIX</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hami, Mariam; Krichen, Moez; Jmaiel, Mohamed</text:p>
          </table:table-cell>
          <table:table-cell office:value-type="string" calcext:value-type="string">
            <text:p>Safe and Efficient Runtime Testing Framework Applied in Dynamic and Distributed Systems</text:p>
          </table:table-cell>
          <table:table-cell office:value-type="string" calcext:value-type="string">
            <text:p>Sci. Comput. Program.</text:p>
          </table:table-cell>
          <table:table-cell/>
          <table:table-cell office:value-type="string" calcext:value-type="string">
            <text:p>0167-6423</text:p>
          </table:table-cell>
          <table:table-cell office:value-type="string" calcext:value-type="string">
            <text:p>10.1016/j.scico.2016.02.002</text:p>
          </table:table-cell>
          <table:table-cell office:value-type="string" calcext:value-type="string">
            <text:p>https://doi.org/10.1016/j.scico.2016.02.002</text:p>
          </table:table-cell>
          <table:table-cell office:value-type="string" calcext:value-type="string">
            <text:p>This paper provides a standard-based and resource aware Runtime Testing Framework For Adaptable and Distributed Systems (RTF4ADS). Based on the runtime testing approach, RTF4ADS performs safely and efficiently tests on the final operational environment of such dynamic systems. Indeed, our proposal (1) looks for a minimal set of tests to re-execute written in a standardized notation, (2) assigns the involved test components in execution nodes while respecting resources and connectivity constraints and finally (3) performs distributed testing at runtime while it prevents test processes from interfering with business processes. Implementation details of the proposed research prototype are presented. To demonstrate the validity and the usefulness of RTF4ADS, a case study in the healthcare domain implemented using the Open Services Gateway Initiative (OSGi) platform is illustrated. The experiments that we conducted show a reasonable overhead introduced by RTF4ADS. They also demonstrate the efficiency of this framework in testing dynamic and distributed systems while reducing side effects of this validation technique.</text:p>
          </table:table-cell>
          <table:table-cell office:value-type="string" calcext:value-type="string">
            <text:p>Distributed test execution; Dynamic structural adaptations; Resource awareness; Runtime testing; TTCN-3</text:p>
          </table:table-cell>
          <table:table-cell office:value-type="string" calcext:value-type="string">
            <text:p>ACM</text:p>
          </table:table-cell>
        </table:table-row>
        <table:table-row table:style-name="ro1">
          <table:table-cell office:value-type="string" calcext:value-type="string">
            <text:p>WEF9BSWJ</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Fredericks, Erik M.; DeVries, Byron; Cheng, Betty H. C.</text:p>
          </table:table-cell>
          <table:table-cell office:value-type="string" calcext:value-type="string">
            <text:p>Towards Run-Time Adaptation of Test Cases for Self-Adaptive Systems in the Face of Uncertainty</text:p>
          </table:table-cell>
          <table:table-cell office:value-type="string" calcext:value-type="string">
            <text:p>Proceedings of the 9th International Symposium on Software Engineering for Adaptive and Self-Managing Systems</text:p>
          </table:table-cell>
          <table:table-cell office:value-type="string" calcext:value-type="string">
            <text:p>978-1-4503-2864-7</text:p>
          </table:table-cell>
          <table:table-cell/>
          <table:table-cell office:value-type="string" calcext:value-type="string">
            <text:p>10.1145/2593929.2593937</text:p>
          </table:table-cell>
          <table:table-cell office:value-type="string" calcext:value-type="string">
            <text:p>https://doi.org/10.1145/2593929.2593937</text:p>
          </table:table-cell>
          <table:table-cell office:value-type="string" calcext:value-type="string">
            <text:p>Self-adaptive systems (SAS) may be subjected to conditions for which they were not explicitly designed. For those high-assurance SAS applications that must deliver critical services, techniques are needed to ensure that only acceptable behavior is provided. While testing an SAS at design time can validate its expected behaviors in known circumstances, testing at run time provides assurance that the SAS will continue to behave as expected in uncertain situations. This paper introduces Veritas, an approach for using utility functions to guide the test adaptation process as part of a run-time testing framework. Specifically, Veritas adapts test cases for an SAS at run time to ensure that the SAS continues to execute in a safe and correct manner when adapting to handle changing environmental conditions.</text:p>
          </table:table-cell>
          <table:table-cell office:value-type="string" calcext:value-type="string">
            <text:p>evolutionary algorithms; Search-based software engineering; software assurance; software testing</text:p>
          </table:table-cell>
          <table:table-cell office:value-type="string" calcext:value-type="string">
            <text:p>ACM</text:p>
          </table:table-cell>
        </table:table-row>
        <table:table-row table:style-name="ro1">
          <table:table-cell office:value-type="string" calcext:value-type="string">
            <text:p>Y2J6TWQE</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utomated Generation of Adaptive Test Plans for Self-Adaptive Systems</text:p>
          </table:table-cell>
          <table:table-cell office:value-type="string" calcext:value-type="string">
            <text:p>Proceedings of the 10th International Symposium on Software Engineering for Adaptive and Self-Managing Systems</text:p>
          </table:table-cell>
          <table:table-cell table:number-columns-repeated="3"/>
          <table:table-cell office:value-type="string" calcext:value-type="string">
            <text:p>https://ieeexplore.ieee.org/document/7194670</text:p>
          </table:table-cell>
          <table:table-cell office:value-type="string" calcext:value-type="string">
            <text:p>Self-adaptive systems (SAS) can reconfigure at run-time to mitigate uncertainties posed by environments for which they may not have been explicitly designed. High-assurance SAS applications must continually deliver acceptable behavior for critical services, enabling the need for run-time validation techniques. To this end, run-time testing can provide additional assurance that an SAS will continue to behave as expected while executing under unknown conditions. This paper introduces Proteus, a framework for adaptive run-time testing on an SAS. Proteus facilitates both execution and adaptation of run-time testing activities to ensure that the SAS continues to execute according to its requirements and that both test plans and test cases continually remain relevant to changing operating conditions. We demonstrate our approach by applying it to a simulated self-adaptive remote data mirroring network that must efficiently diffuse data while experiencing adverse operating conditions. Experimental results suggest that Proteus can reduce the number of executed irrelevant, false positive, and false negative test cases at run time to ensure that online testing activities remain relevant as the SAS encounters uncertainty.</text:p>
          </table:table-cell>
          <table:table-cell/>
          <table:table-cell office:value-type="string" calcext:value-type="string">
            <text:p>ACM</text:p>
          </table:table-cell>
        </table:table-row>
        <table:table-row table:style-name="ro1">
          <table:table-cell office:value-type="string" calcext:value-type="string">
            <text:p>ZR2XE9VJ</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Cooray, M.B.; Hamlyn-Harris, J.H.; Merkel, R.G.</text:p>
          </table:table-cell>
          <table:table-cell office:value-type="string" calcext:value-type="string">
            <text:p>Dynamic Test Reconfigurationfor Composite Web Services</text:p>
          </table:table-cell>
          <table:table-cell office:value-type="string" calcext:value-type="string">
            <text:p>IEEE Transactions on Services Computing</text:p>
          </table:table-cell>
          <table:table-cell table:number-columns-repeated="2"/>
          <table:table-cell office:value-type="string" calcext:value-type="string">
            <text:p>10.1109/TSC.2014.2312953</text:p>
          </table:table-cell>
          <table:table-cell office:value-type="string" calcext:value-type="string">
            <text:p>https://www.scopus.com/inward/record.uri?eid=2-s2.0-84939242745&amp;doi=10.1109%2fTSC.2014.2312953&amp;partnerID=40&amp;md5=0f4e58acdaedd1f16de9ed228bddda9d</text:p>
          </table:table-cell>
          <table:table-cell office:value-type="string" calcext:value-type="string">
            <text:p>This paper introduces a testing strategy that is suitable for testing service-based applications. We describe an architecture that responds to changes of service operation, operation arguments and service composition changes. Our proof-of-concept test system performs runtime testing on our model atomic and composite web services using a random testing technique. A novel change identification method was developed to capture changes at the service interface. The test system is able to identify changes that occur in service operations and operational arguments in a service description of a test candidate. Our approach uses a new method to detect changes in a service inventory. Automated reconfiguration is used to support the continuous operation of the testing systems during a test candidate change. © 2014 IEEE.</text:p>
          </table:table-cell>
          <table:table-cell/>
          <table:table-cell office:value-type="string" calcext:value-type="string">
            <text:p>Scopus</text:p>
          </table:table-cell>
        </table:table-row>
      </table:table>
      <table:table table:name="OUT_Duplicates"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office:value-type="string" calcext:value-type="string">
            <text:p>Database</text:p>
          </table:table-cell>
          <table:table-cell table:style-name="ce1" table:number-columns-repeated="1011"/>
        </table:table-row>
        <table:table-row table:style-name="ro1">
          <table:table-cell office:value-type="string" calcext:value-type="string">
            <text:p>CD34JIUV</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rik M.</text:p>
          </table:table-cell>
          <table:table-cell office:value-type="string" calcext:value-type="string">
            <text:p>An Empirical Analysis of the Mutation Operator for Run-Time Adaptive Testing in Self-Adaptive Systems</text:p>
          </table:table-cell>
          <table:table-cell office:value-type="string" calcext:value-type="string">
            <text:p>Proceedings of the 11th International Workshop on Search-Based Software Testing</text:p>
          </table:table-cell>
          <table:table-cell office:value-type="string" calcext:value-type="string">
            <text:p>978-1-4503-5741-8</text:p>
          </table:table-cell>
          <table:table-cell/>
          <table:table-cell office:value-type="string" calcext:value-type="string">
            <text:p>10.1145/3194718.3194726</text:p>
          </table:table-cell>
          <table:table-cell office:value-type="string" calcext:value-type="string">
            <text:p>https://doi.org/10.1145/3194718.3194726</text:p>
          </table:table-cell>
          <table:table-cell office:value-type="string" calcext:value-type="string">
            <text:p>A self-adaptive system (SAS) can reconfigure at run time in response to uncertainty and/or adversity to continually deliver an acceptable level of service. An SAS can experience uncertainty during execution in terms of environmental conditions for which it was not explicitly designed as well as unanticipated combinations of system parameters that result from a self-reconfiguration or misunderstood requirements. Run-time testing provides assurance that an SAS continually behaves as it was designed even as the system reconfigures and the environment changes. Moreover, introducing adaptive capabilities via lightweight evolutionary algorithms into a run-time testing framework can enable an SAS to effectively update its test cases in response to uncertainty alongside the SAS's adaptation engine while still maintaining assurance that requirements are being satisfied. However, the impact of the evolutionary parameters that configure the search process for run-time testing may have a significant impact on test results. Therefore, this paper provides an empirical study that focuses on the mutation parameter that guides online evolution as applied to a run-time testing framework, in the context of an SAS.</text:p>
          </table:table-cell>
          <table:table-cell office:value-type="string" calcext:value-type="string">
            <text:p>evolutionary algorithms; run-time testing; search-based software testing; self-adaptive systems</text:p>
          </table:table-cell>
          <table:table-cell office:value-type="string" calcext:value-type="string">
            <text:p>ACM</text:p>
          </table:table-cell>
          <table:table-cell table:number-columns-repeated="1011"/>
        </table:table-row>
        <table:table-row table:style-name="ro1">
          <table:table-cell office:value-type="string" calcext:value-type="string">
            <text:p>GBP4C6NS</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rik M.</text:p>
          </table:table-cell>
          <table:table-cell office:value-type="string" calcext:value-type="string">
            <text:p>An Empirical Analysis of the Mutation Operator for Run-Time Adaptive Testing in Self-Adaptive Systems</text:p>
          </table:table-cell>
          <table:table-cell office:value-type="string" calcext:value-type="string">
            <text:p>2018 IEEE/ACM 11th International Workshop on Search-Based Software Testing (SBST)</text:p>
          </table:table-cell>
          <table:table-cell table:number-columns-repeated="4"/>
          <table:table-cell office:value-type="string" calcext:value-type="string">
            <text:p>A self-adaptive system (SAS) can reconfigure at run time in response to uncertainty and/or adversity to continually deliver an acceptable level of service. An SAS can experience uncertainty during execution in terms of environmental conditions for which it was not explicitly designed as well as unanticipated combinations of system parameters that result from a self-reconfiguration or misunderstood requirements. Run-time testing provides assurance that an SAS continually behaves as it was designed even as the system reconfigures and the environment changes. Moreover, introducing adaptive capabilities via lightweight evolutionary algorithms into a run-time testing framework can enable an SAS to effectively update its test cases in response to uncertainty alongside the SAS's adaptation engine while still maintaining assurance that requirements are being satisfied. However, the impact of the evolutionary parameters that configure the search process for run-time testing may have a significant impact on test results. Therefore, this paper provides an empirical study that focuses on the mutation parameter that guides online evolution as applied to a run-time testing framework, in the context of an SAS.</text:p>
          </table:table-cell>
          <table:table-cell office:value-type="string" calcext:value-type="string">
            <text:p>Software testing</text:p>
          </table:table-cell>
          <table:table-cell office:value-type="string" calcext:value-type="string">
            <text:p>IEEE</text:p>
          </table:table-cell>
          <table:table-cell table:number-columns-repeated="1011"/>
        </table:table-row>
        <table:table-row table:style-name="ro1">
          <table:table-cell office:value-type="string" calcext:value-type="string">
            <text:p>X46BPEF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utomated Generation of Adaptive Test Plans for Self-Adaptive Systems</text:p>
          </table:table-cell>
          <table:table-cell office:value-type="string" calcext:value-type="string">
            <text:p>2015 IEEE/ACM 10th International Symposium on Software Engineering for Adaptive and Self-Managing Systems</text:p>
          </table:table-cell>
          <table:table-cell table:number-columns-repeated="2"/>
          <table:table-cell office:value-type="string" calcext:value-type="string">
            <text:p>10.1109/SEAMS.2015.15</text:p>
          </table:table-cell>
          <table:table-cell/>
          <table:table-cell office:value-type="string" calcext:value-type="string">
            <text:p>Self-adaptive systems (SAS) can reconfigure at run-time to mitigate uncertainties posed by environments for which they may not have been explicitly designed. High-assurance SAS applications must continually deliver acceptable behavior for critical services, enabling the need for run-time validation techniques. To this end, run-time testing can provide additional assurance that an SAS will continue to behave as expected while executing under unknown conditions. This paper introduces Proteus, a framework for adaptive run-time testing on an SAS. Proteus facilitates both execution and adaptation of run-time testing activities to ensure that the SAS continues to execute according to its requirements and that both test plans and test cases continually remain relevant to changing operating conditions. We demonstrate our approach by applying it to a simulated self-adaptive remote data mirroring network that must efficiently diffuse data while experiencing adverse operating conditions. Experimental results suggest that Proteus can reduce the number of executed irrelevant, false positive, and false negative test cases at run time to ensure that online testing activities remain relevant as the SAS encounters uncertainty.</text:p>
          </table:table-cell>
          <table:table-cell office:value-type="string" calcext:value-type="string">
            <text:p>run-time testing</text:p>
          </table:table-cell>
          <table:table-cell office:value-type="string" calcext:value-type="string">
            <text:p>IEEE</text:p>
          </table:table-cell>
          <table:table-cell table:number-columns-repeated="1011"/>
        </table:table-row>
        <table:table-row table:style-name="ro1">
          <table:table-cell office:value-type="string" calcext:value-type="string">
            <text:p>6AXKEHUD</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M.; Cheng, B.H.C.</text:p>
          </table:table-cell>
          <table:table-cell office:value-type="string" calcext:value-type="string">
            <text:p>Automated Generation of Adaptive Test Plans for Self-Adaptive Systems</text:p>
          </table:table-cell>
          <table:table-cell office:value-type="string" calcext:value-type="string">
            <text:p>Proceedings - 10th International Symposium on Software Engineering for Adaptive and Self-Managing Systems, SEAMS 2015</text:p>
          </table:table-cell>
          <table:table-cell table:number-columns-repeated="2"/>
          <table:table-cell office:value-type="string" calcext:value-type="string">
            <text:p>10.1109/SEAMS.2015.15</text:p>
          </table:table-cell>
          <table:table-cell office:value-type="string" calcext:value-type="string">
            <text:p>https://www.scopus.com/inward/record.uri?eid=2-s2.0-84953286955&amp;doi=10.1109%2fSEAMS.2015.15&amp;partnerID=40&amp;md5=1d19977557db49b5bb60bd008cc05c31</text:p>
          </table:table-cell>
          <table:table-cell office:value-type="string" calcext:value-type="string">
            <text:p>Self-adaptive systems (SAS) can reconfigure at run-time to mitigate uncertainties posed by environments for which they may not have been explicitly designed. High-assurance SAS applications must continually deliver acceptable behavior for critical services, enabling the need for run-time validation techniques. To this end, run-time testing can provide additional assurance that an SAS will continue to behave as expected while executing under unknown conditions. This paper introduces Proteus, a framework for adaptive run-time testing on an SAS. Proteus facilitates both execution and adaptation of run-time testing activities to ensure that the SAS continues to execute according to its requirements and that both test plans and test cases continually remain relevant to changing operating conditions. We demonstrate our approach by applying it to a simulated self-adaptive remote data mirroring network that must efficiently diffuse data while experiencing adverse operating conditions. Experimental results suggest that Proteus can reduce the number of executed irrelevant, false positive, and false negative test cases at run time to ensure that online testing activities remain relevant as the SAS encounters uncertainty.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W3DIZSW</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ajma, Negar; Babamir, Seyed Morteza</text:p>
          </table:table-cell>
          <table:table-cell office:value-type="string" calcext:value-type="string">
            <text:p>Medical software runtime checking using Petri-nets amp; software agents</text:p>
          </table:table-cell>
          <table:table-cell office:value-type="string" calcext:value-type="string">
            <text:p>2014 4th International Conference on Computer and Knowledge Engineering (ICCKE)</text:p>
          </table:table-cell>
          <table:table-cell table:number-columns-repeated="2"/>
          <table:table-cell office:value-type="string" calcext:value-type="string">
            <text:p>10.1109/ICCKE.2014.6993410</text:p>
          </table:table-cell>
          <table:table-cell/>
          <table:table-cell office:value-type="string" calcext:value-type="string">
            <text:p>Nowadays, a new generation of Health Information systems (HIS) called e-health is developing. Health-related equipment can be defined as electronic devices that are able to be implanted in the patient's body to help his health state. Insulin pump and pacemaker device are some instances of such equipment. Most of the patients who use these devices do not have much technical knowledge. Therefore, these devices must be self-configuring and self-managing. More significantly, they should be able to tolerate and remove errors. As these equipment are often sensitive and may affect the life of human beings, their software are called vital software programs. Even a small error in these vital software programs may endanger lives of human being. The runtime test of these software programs is necessary. This article aims at presenting a solution to verify the performance of these devices. Pacemaker device as a sample is studied. The proposed strategy suggests the application of reactive model-based software agents which play the role of an oracle in a software test. This agent's knowledgebase is obtained by Petri net drawn based on the proper state of device implementation. Petri net first turns into matrix thanks to linear algebra and then changes to rules which the agent uses to make decisions. Using its intelligence, the agent directs the error, if identified, to the safe mode. The safe mode is meant to be the patient's proper heart rate. Checking at runtime by use of the agent in addition to the assurance of accurate performance of device can make quick decision makings at crisis time possible for those devices related to human health.</text:p>
          </table:table-cell>
          <table:table-cell office:value-type="string" calcext:value-type="string">
            <text:p>Petri nets; Testing; Sensors; Software; agent; Health system; Heart rate; Insulin; Pacemakers; Petri-net; Software Testing</text:p>
          </table:table-cell>
          <table:table-cell office:value-type="string" calcext:value-type="string">
            <text:p>IEEE</text:p>
          </table:table-cell>
          <table:table-cell table:number-columns-repeated="1011"/>
        </table:table-row>
        <table:table-row table:style-name="ro1">
          <table:table-cell office:value-type="string" calcext:value-type="string">
            <text:p>QLE9ZNGG</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ietrantuono, R.; Russo, S.; Guerriero, A.</text:p>
          </table:table-cell>
          <table:table-cell office:value-type="string" calcext:value-type="string">
            <text:p>Run-Time Reliability Estimation of Microservice Architectures</text:p>
          </table:table-cell>
          <table:table-cell office:value-type="string" calcext:value-type="string">
            <text:p>Proceedings - International Symposium on Software Reliability Engineering, ISSRE</text:p>
          </table:table-cell>
          <table:table-cell table:number-columns-repeated="2"/>
          <table:table-cell office:value-type="string" calcext:value-type="string">
            <text:p>10.1109/ISSRE.2018.00014</text:p>
          </table:table-cell>
          <table:table-cell office:value-type="string" calcext:value-type="string">
            <text:p>https://www.scopus.com/inward/record.uri?eid=2-s2.0-85059633921&amp;doi=10.1109%2fISSRE.2018.00014&amp;partnerID=40&amp;md5=062f96aeb2a3fbddf559991d160b5342</text:p>
          </table:table-cell>
          <table:table-cell office:value-type="string" calcext:value-type="string">
            <text:p>Microservices are gaining popularity as an architectural paradigm for service-oriented applications, especially suited for highly dynamic contexts requiring loosely-coupled independent services, frequent software releases, decentralized governance and data management. Because of the high flexibility and evolvability characterizing microservice architectures (MSAs), it is difficult to estimate their reliability at design time, as it changes continuously due to the services' upgrades and/or to the way applications are used by customers. This paper presents a testing method for on-demand reliability estimation of microservice applications in their operational phase. The method allows to faithfully assess, upon request, the reliability of a MSA-based application under a scarce testing budget, at any time when it is in operation, and exploit field data about microservice usage and failing/successful demands. A new in-vivo testing algorithm is developed based on an adaptive web sampling strategy, named Microservice Adaptive Reliability Testing (MART). The method is evaluated by simulation, as well as by experimentation on an example application based on the Netflix Open Source Software MSA stack, with encouraging results in terms of estimation accuracy and, especially, efficiency.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UD3A5GV</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ahami, Mariam; Krichen, Moez; Jmaïel, Mohamed</text:p>
          </table:table-cell>
          <table:table-cell office:value-type="string" calcext:value-type="string">
            <text:p>Runtime Testing Approach of Structural Adaptations for Dynamic and Distributed Systems</text:p>
          </table:table-cell>
          <table:table-cell office:value-type="string" calcext:value-type="string">
            <text:p>Int. J. Comput. Appl. Technol.</text:p>
          </table:table-cell>
          <table:table-cell/>
          <table:table-cell office:value-type="string" calcext:value-type="string">
            <text:p>0952-8091</text:p>
          </table:table-cell>
          <table:table-cell office:value-type="string" calcext:value-type="string">
            <text:p>10.1504/IJCAT.2015.070489</text:p>
          </table:table-cell>
          <table:table-cell office:value-type="string" calcext:value-type="string">
            <text:p>https://doi.org/10.1504/IJCAT.2015.070489</text:p>
          </table:table-cell>
          <table:table-cell office:value-type="string" calcext:value-type="string">
            <text:p>Adaptable and distributed component-based systems need to be checked and validated in order to ensure their correctness and trustworthiness when structural dynamic changes occur. Runtime testing, seen as an online validation technique, is used in this work for this aim. Indeed, we propose a generic and resource aware test platform that: 1 looks for a minimal set of tests to re-execute written in the TTCN-3 standard notation; 2 assigns the involved test components in execution nodes while respecting resources and connectivity constraints and finally; 3 performs runtime tests with reducing interference risks by supplying different test isolation strategies depending on testability degrees of each component under test. To show the relevance of our solution, a prototype is proposed and illustrated via a case study in the healthcare domain implemented using the OSGi platform.</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F77VMY4W</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ahami, M.; Krichen, M.; Jmaiel, M.</text:p>
          </table:table-cell>
          <table:table-cell office:value-type="string" calcext:value-type="string">
            <text:p>Runtime testing framework for improving quality in dynamic service-based systems</text:p>
          </table:table-cell>
          <table:table-cell office:value-type="string" calcext:value-type="string">
            <text:p>Proceedings of the 2nd International Workshop on Quality Assurance for Service-Based Applications, QASBA 2013 - In Conjunction with ISSTA 2013</text:p>
          </table:table-cell>
          <table:table-cell table:number-columns-repeated="2"/>
          <table:table-cell office:value-type="string" calcext:value-type="string">
            <text:p>10.1145/2489300.2489335</text:p>
          </table:table-cell>
          <table:table-cell office:value-type="string" calcext:value-type="string">
            <text:p>https://www.scopus.com/inward/record.uri?eid=2-s2.0-84881242166&amp;doi=10.1145%2f2489300.2489335&amp;partnerID=40&amp;md5=dd594ad59ca5d549f795fa03d0ebb78d</text:p>
          </table:table-cell>
          <table:table-cell office:value-type="string" calcext:value-type="string">
            <text:p>Service-based systems are operating in dynamic environments characterized by continual changes such as requirement evolution, service crash or service unavailability. In this context, improving the quality of these systems after such evolution is highly demanded. With the aim of checking their behaviors at runtime and detecting faults introduced after dynamic changes, a runtime testing approach is applied. An effective Runtime Testing Framework For Adaptable and Distributed Systems called RTF4ADS is then proposed. This framework is conceived in order to reduce runtime testing side effects as timing and resource usage costs, interference risks while improving its fault finding capabilities. To show the relevance of RTF4ADS prototype, a case study in the healthcare domain implemented in the OSGi platform is given. © 2013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5BI8ZRM</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Roopa, Y.M.; Babu, M.R.</text:p>
          </table:table-cell>
          <table:table-cell office:value-type="string" calcext:value-type="string">
            <text:p>Self-test framework for self-adaptive software architecture</text:p>
          </table:table-cell>
          <table:table-cell office:value-type="string" calcext:value-type="string">
            <text:p>Proceedings of the International Conference on Electronics, Communication and Aerospace Technology, ICECA 2017</text:p>
          </table:table-cell>
          <table:table-cell table:number-columns-repeated="2"/>
          <table:table-cell office:value-type="string" calcext:value-type="string">
            <text:p>10.1109/ICECA.2017.8212749</text:p>
          </table:table-cell>
          <table:table-cell office:value-type="string" calcext:value-type="string">
            <text:p>https://www.scopus.com/inward/record.uri?eid=2-s2.0-85047149417&amp;doi=10.1109%2fICECA.2017.8212749&amp;partnerID=40&amp;md5=f4acc9ae3cadf103bc653d864c90a13a</text:p>
          </table:table-cell>
          <table:table-cell office:value-type="string" calcext:value-type="string">
            <text:p>As researchers and contributors of the IT enterprise move in the direction of a vision of computing structures that manage themselves, it's far imperative to research methods to dynamically validate these systems to keep away from the high cost of system failures. Although research continues to advance in lots of areas of self adaptive systems, there's a loss of development within the area of testing components of systems at runtime. Self-adaptive features in systems dynamically invoke changes to the structure and behavior of components which could already be operating in an unpredictable surroundings; similarly emphasizing the need for runtime testing. In this paper we propose a framework that dynamically validates modifications in self-adaptive systems. Our body-work extends the present day shape of self-adaptive systems to consist of self-testing as an implicit characteristic. We validate our framework by way of creating a prototype of an autonomic container that incorporates the capability to self-test.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RH3HK4M</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ali, M.; Liu, H.; Hamilton, M.; Spichkova, M.; Schmidt, H.W.</text:p>
          </table:table-cell>
          <table:table-cell office:value-type="string" calcext:value-type="string">
            <text:p>Test case prioritization using online fault detection information</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39083-3_6</text:p>
          </table:table-cell>
          <table:table-cell office:value-type="string" calcext:value-type="string">
            <text:p>https://www.scopus.com/inward/record.uri?eid=2-s2.0-84977539274&amp;doi=10.1007%2f978-3-319-39083-3_6&amp;partnerID=40&amp;md5=0b3f29cbd931fbb8cf55c14fa3076f88</text:p>
          </table:table-cell>
          <table:table-cell office:value-type="string" calcext:value-type="string">
            <text:p>The rapid evolution of software necessitates effective fault detection within increasingly restricted execution times. To improve the effectiveness of the regression testing required for extensive fault detection, test cases have to be prioritized. The test cases with the higher chance of capturing faults are executed earlier in the series. This prioritization enables faster feedback for fixing more faults earlier. Various prioritization techniques have been proposed based on the information provided by offline (static) test execution history on previous versions of the software. In this paper, we propose a family of new test case prioritization techniques, which utilize online (dynamic) information about the locations of previously revealed faults in the detection of other faults. Our empirical studies demonstrate that the new techniques are more effective than the existing traditional test case prioritization techniques. © Springer International Publishing Switzerland 2016.</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PGXBZD2</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eal, L.; Ceccarelli, A.; Martins, E.</text:p>
          </table:table-cell>
          <table:table-cell office:value-type="string" calcext:value-type="string">
            <text:p>The SAMBA approach for self-adaptive model-based online testing of services orchestrations</text:p>
          </table:table-cell>
          <table:table-cell office:value-type="string" calcext:value-type="string">
            <text:p>Proceedings - International Computer Software and Applications Conference</text:p>
          </table:table-cell>
          <table:table-cell table:number-columns-repeated="2"/>
          <table:table-cell office:value-type="string" calcext:value-type="string">
            <text:p>10.1109/COMPSAC.2019.00076</text:p>
          </table:table-cell>
          <table:table-cell office:value-type="string" calcext:value-type="string">
            <text:p>https://www.scopus.com/inward/record.uri?eid=2-s2.0-85072691171&amp;doi=10.1109%2fCOMPSAC.2019.00076&amp;partnerID=40&amp;md5=683624a37db42e4cc8371164eeda1a72</text:p>
          </table:table-cell>
          <table:table-cell office:value-type="string" calcext:value-type="string">
            <text:p>Service Oriented Architecture (SOA) is a popular design pattern that allows building applications composed of loosely-coupled and autonomous services. Such services may evolve and change at runtime, often outside the control of the owner of the application. Consequently, typical validation approaches, like offline testing performed before services deployment, are necessary but not sufficient: offline testing cannot assure the correct behavior of the SOA during its execution. To cope with the evolution of services and their orchestrations, in this paper we present a Self-Adaptive Model-BAsed online testing framework called SAMBA. SAMBA aims to assess the proper behavior of a SOA during its lifecycle executing model-based online testing at runtime, under the coordination of a MAPE-K control loop. SAMBA is assessed in a case study, where its detection capability are proved through functional, mutation and fault injection tests.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IHPK8XI</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änsel, Joachim; Giese, Holger</text:p>
          </table:table-cell>
          <table:table-cell office:value-type="string" calcext:value-type="string">
            <text:p>Towards Collective Online and Offline Testing for Dynamic Software Product Line Systems</text:p>
          </table:table-cell>
          <table:table-cell office:value-type="string" calcext:value-type="string">
            <text:p>Proceedings of the 2nd International Workshop on Variability and Complexity in Software Design</text:p>
          </table:table-cell>
          <table:table-cell office:value-type="string" calcext:value-type="string">
            <text:p>978-1-5386-2803-4</text:p>
          </table:table-cell>
          <table:table-cell table:number-columns-repeated="2"/>
          <table:table-cell office:value-type="string" calcext:value-type="string">
            <text:p>https://ieeexplore.ieee.org/document/7968057</text:p>
          </table:table-cell>
          <table:table-cell office:value-type="string" calcext:value-type="string">
            <text:p>Dynamic Software Product Line (DSPLs) based Systems are capable of adapting in response to changes concerning their observations at runtime in order to exhibit appropriate behavior. The observation space and the variability in the configuration space is usually known at design time. However, running a set of tests with all combinations of configuration and observation from these spaces is likely to be infeasible. We propose to make use of monitoring results from multiple instances of systems derived from a DSPL at runtime collecting their observations and the employed configurations. The collective of systems is enabled to profit from an operational profile with regard to proper coverage by systematic tests. The systematic tests are carried out offline. Additional online testing further improves the confidence in the system.</text:p>
          </table:table-cell>
          <table:table-cell office:value-type="string" calcext:value-type="string">
            <text:p>online testing; dynamic software product lines; offline testing; self-adaptive software systems</text:p>
          </table:table-cell>
          <table:table-cell office:value-type="string" calcext:value-type="string">
            <text:p>ACM</text:p>
          </table:table-cell>
          <table:table-cell table:number-columns-repeated="1011"/>
        </table:table-row>
        <table:table-row table:style-name="ro1">
          <table:table-cell office:value-type="string" calcext:value-type="string">
            <text:p>654KLYQF</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änsel, J.; Giese, H.</text:p>
          </table:table-cell>
          <table:table-cell office:value-type="string" calcext:value-type="string">
            <text:p>Towards Collective Online and Offline Testing for Dynamic Software Product Line Systems</text:p>
          </table:table-cell>
          <table:table-cell office:value-type="string" calcext:value-type="string">
            <text:p>Proceedings - 2017 IEEE/ACM 2nd International Workshop on Variability and Complexity in Software Design, VACE 2017</text:p>
          </table:table-cell>
          <table:table-cell table:number-columns-repeated="2"/>
          <table:table-cell office:value-type="string" calcext:value-type="string">
            <text:p>10.1109/VACE.2017.5</text:p>
          </table:table-cell>
          <table:table-cell office:value-type="string" calcext:value-type="string">
            <text:p>https://www.scopus.com/inward/record.uri?eid=2-s2.0-85027117262&amp;doi=10.1109%2fVACE.2017.5&amp;partnerID=40&amp;md5=e9e91c7fca41b4a9e0e88cf16755430e</text:p>
          </table:table-cell>
          <table:table-cell office:value-type="string" calcext:value-type="string">
            <text:p>Dynamic Software Product Line (DSPLs) based Systems are capable of adapting inresponse to changes concerning their observations at runtime in order toexhibit appropriate behavior. The observation space and the variability in theconfiguration space is usually known at design time. However, running a set oftests with all combinations of configuration and observation from these spacesis likely to be infeasible. We propose to make use of monitoring results frommultiple instances of systems derived from a DSPL at runtime collecting theirobservations and the employed configurations. The collective of systems isenabled to profit from an operational profile with regard to proper coverage bysystematic tests. The systematic tests are carried out offline. Additionalonline testing further improves the confidence in the system.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7THLK69</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Fredericks, E.M.; DeVries, B.; Cheng, B.H.C.</text:p>
          </table:table-cell>
          <table:table-cell office:value-type="string" calcext:value-type="string">
            <text:p>Towards run-time adaptation of test cases for self-adaptive systems in the face of uncertainty</text:p>
          </table:table-cell>
          <table:table-cell office:value-type="string" calcext:value-type="string">
            <text:p>9th International Symposium on Software Engineering for Adaptive and Self-Managing Systems, SEAMS 2014 - Proceedings</text:p>
          </table:table-cell>
          <table:table-cell table:number-columns-repeated="2"/>
          <table:table-cell office:value-type="string" calcext:value-type="string">
            <text:p>10.1145/2593929.2593937</text:p>
          </table:table-cell>
          <table:table-cell office:value-type="string" calcext:value-type="string">
            <text:p>https://www.scopus.com/inward/record.uri?eid=2-s2.0-84903746086&amp;doi=10.1145%2f2593929.2593937&amp;partnerID=40&amp;md5=f136fa896c80f3d2afaafbaa6e838b8c</text:p>
          </table:table-cell>
          <table:table-cell office:value-type="string" calcext:value-type="string">
            <text:p>Self-adaptive systems (SAS) may be subjected to condi- tions for which they were not explicitly designed. For those high-assurance SAS applications that must deliver critical services, techniques are needed to ensure that only accept- able behavior is provided. While testing an SAS at design time can validate its expected behaviors in known circum- stances, testing at run time provides assurance that the SAS will continue to behave as expected in uncertain situations. This paper introduces Veritas, an approach for using utility functions to guide the test adaptation process as part of a run-time testing framework. Specifically, Veritas adapts test cases for an SAS at run time to ensure that the SAS contin- ues to execute in a safe and correct manner when adapting to handle changing environmental condition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BURMT3K</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Fredericks, E.M.; Ramirez, A.J.; Cheng, B.H.C.</text:p>
          </table:table-cell>
          <table:table-cell office:value-type="string" calcext:value-type="string">
            <text:p>Towards run-time testing of dynamic adaptive systems</text:p>
          </table:table-cell>
          <table:table-cell office:value-type="string" calcext:value-type="string">
            <text:p>ICSE Workshop on Software Engineering for Adaptive and Self-Managing Systems</text:p>
          </table:table-cell>
          <table:table-cell table:number-columns-repeated="2"/>
          <table:table-cell office:value-type="string" calcext:value-type="string">
            <text:p>10.1109/SEAMS.2013.6595504</text:p>
          </table:table-cell>
          <table:table-cell office:value-type="string" calcext:value-type="string">
            <text:p>https://www.scopus.com/inward/record.uri?eid=2-s2.0-84885010114&amp;doi=10.1109%2fSEAMS.2013.6595504&amp;partnerID=40&amp;md5=7def2420d4e33a133fa42bce26ae0db0</text:p>
          </table:table-cell>
          <table:table-cell office:value-type="string" calcext:value-type="string">
            <text:p>It is challenging to design, develop, and validate a dynamically adaptive system (DAS) that satisfies requirements, particularly when requirements can change at run time. Testing at design time can help verify and validate that a DAS satisfies its specified requirements and constraints. While offline tests may demonstrate that a DAS is capable of satisfying its requirements before deployment, a DAS may encounter unanticipated system and environmental conditions that can prevent it from achieving its objectives. In working towards a requirements-aware DAS, this paper proposes run-time monitoring and adaptation of tests as another technique for evaluating whether a DAS satisfies, or is even capable of satisfying, its requirements given its current execution context. To this end, this paper motivates the need and identifies challenges for adaptively testing a DAS at run time, as well as suggests possible methods for leveraging offline testing techniques for verifying run-time behavior.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CF8QGX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eng, Y.; Liu, Y.; Xie, X.; Liu, Y.; Ma, L.; Hao, J.; Liu, Y.</text:p>
          </table:table-cell>
          <table:table-cell office:value-type="string" calcext:value-type="string">
            <text:p>Automatic web testing using curiosity-driven reinforcement learning</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09/ICSE43902.2021.00048</text:p>
          </table:table-cell>
          <table:table-cell office:value-type="string" calcext:value-type="string">
            <text:p>https://www.scopus.com/inward/record.uri?eid=2-s2.0-85112295528&amp;doi=10.1109%2fICSE43902.2021.00048&amp;partnerID=40&amp;md5=b8f8e252f1c7f4df056b50481ed991ea</text:p>
          </table:table-cell>
          <table:table-cell office:value-type="string" calcext:value-type="string">
            <text:p>Web testing has long been recognized as a notoriously difficult task. Even nowadays, web testing still mainly relies on manual efforts in many cases while automated web testing is still far from achieving human-level performance. Key challenges include dynamic content update and deep bugs hiding under complicated user interactions and specific input values, which can only be triggered by certain action sequences in the huge space of all possible sequences. In this paper, we propose WebExplor, an automatic end-to-end web testing framework, to achieve an adaptive exploration of web applications. WebExplor adopts a curiosity-driven reinforcement learning to generate high-quality action sequences (test cases) with temporal logical relations. Besides, WebExplor incrementally builds an automaton during the online testing process, which acts as the high-level guidance to further improve the testing efficiency. We have conducted comprehensive evaluations on six real-world projects, a commercial SaaS web application, and performed an in-the-wild study of the top 50 web applications in the world. The results demonstrate that in most cases WebExplor can achieve significantly higher failure detection rate, code coverage and efficiency than existing state-of-the-art web testing techniques. WebExplor also detected 12 previously unknown failures in the commercial web application, which have been confirmed and fixed by the developers. Furthermore, our in-the-wild study further uncovered 3,466 exceptions and errors. © 2021 IEEE.</text:p>
          </table:table-cell>
          <table:table-cell/>
          <table:table-cell office:value-type="string" calcext:value-type="string">
            <text:p>Scopus</text:p>
          </table:table-cell>
          <table:table-cell table:number-columns-repeated="1011"/>
        </table:table-row>
      </table:table>
      <table:table table:name="OUT_After_Reading_Tex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office:value-type="string" calcext:value-type="string">
            <text:p>Database</text:p>
          </table:table-cell>
          <table:table-cell table:style-name="ce1" table:number-columns-repeated="1011"/>
        </table:table-row>
        <table:table-row table:style-name="ro1">
          <table:table-cell office:value-type="string" calcext:value-type="string">
            <text:p>WZCYNT9X</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audet, A.; Aktouf, O.-E.-K.; Mercier, A.; Jamont, J.-P.</text:p>
          </table:table-cell>
          <table:table-cell office:value-type="string" calcext:value-type="string">
            <text:p>A Case Study of Run-Time Testing of Self Organizations in Multi-Embedded-Agent Systems</text:p>
          </table:table-cell>
          <table:table-cell office:value-type="string" calcext:value-type="string">
            <text:p>Proceedings - 29th Euromicro International Conference on Parallel, Distributed and Network-Based Processing, PDP 2021</text:p>
          </table:table-cell>
          <table:table-cell table:number-columns-repeated="2"/>
          <table:table-cell office:value-type="string" calcext:value-type="string">
            <text:p>10.1109/PDP52278.2021.00018</text:p>
          </table:table-cell>
          <table:table-cell office:value-type="string" calcext:value-type="string">
            <text:p>https://www.scopus.com/inward/record.uri?eid=2-s2.0-85105428987&amp;doi=10.1109%2fPDP52278.2021.00018&amp;partnerID=40&amp;md5=14d5ab55f4081fe19b236a5f02b2c670</text:p>
          </table:table-cell>
          <table:table-cell office:value-type="string" calcext:value-type="string">
            <text:p>We develop a testing approach for validating global adaptation in self-organizing multi-embedded-agent systems. These systems are complex and ever adapting, thus challenging to test. We propose an approach aiming at validating at run-time the adaptation of these systems when the entities composing them, the agents, use self-organization processes. These processes allow agents to change their organization, i.e., their way of interacting, at run-time. Thus, run-time testing is needed to validate self-organization. We propose a decentralized self-organization runtime testing algorithm and we apply it, through simulation, to the Multi-Wireless-Agent Communication model.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MTUK3S8</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Camilli, M.; Bellettini, C.; Gargantini, A.; Scandurra, P.</text:p>
          </table:table-cell>
          <table:table-cell office:value-type="string" calcext:value-type="string">
            <text:p>Online Model-Based Testing under Uncertainty</text:p>
          </table:table-cell>
          <table:table-cell office:value-type="string" calcext:value-type="string">
            <text:p>Proceedings - International Symposium on Software Reliability Engineering, ISSRE</text:p>
          </table:table-cell>
          <table:table-cell table:number-columns-repeated="2"/>
          <table:table-cell office:value-type="string" calcext:value-type="string">
            <text:p>10.1109/ISSRE.2018.00015</text:p>
          </table:table-cell>
          <table:table-cell office:value-type="string" calcext:value-type="string">
            <text:p>https://www.scopus.com/inward/record.uri?eid=2-s2.0-85059630416&amp;doi=10.1109%2fISSRE.2018.00015&amp;partnerID=40&amp;md5=b54f1e9205c226bc7fe19783fbee367f</text:p>
          </table:table-cell>
          <table:table-cell office:value-type="string" calcext:value-type="string">
            <text:p>Modern software systems are required to operate in a highly uncertain and changing environment. They have to control the satisfaction of their requirements at run-time, and possibly adapt and cope with situations that have not been completely addressed at design-time. Software engineering methods and techniques are, more than ever, forced to deal with change and uncertainty (lack of knowledge) explicitly. For tackling the challenge posed by uncertainty in delivering more reliable systems, this paper proposes a novel online Model-based Testing technique that complements classic test case generation based on pseudo-random sampling strategies with an uncertainty-aware sampling strategy. To deal with system uncertainty during testing, the proposed strategy builds on an Inverse Uncertainty Quantification approach that is related to the discrepancy between the measured data at run-time (while the system executes) and a Markov Decision Process model describing the behavior of the system under test. To this purpose, a conformance game approach is adopted in which tests feed a Bayesian inference calibrator that continuously learns from test data to tune the system model and the system itself. A comparative evaluation between the proposed uncertainty-aware sampling policy and classical pseudo-random sampling policies is also presented using the Tele Assistance System running example, showing the differences in achieved accuracy and efficiency.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P9WHPR9</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amilli, M.; Russo, B.</text:p>
          </table:table-cell>
          <table:table-cell office:value-type="string" calcext:value-type="string">
            <text:p>Model-Based Testing Under Parametric Variability of Uncertain Belief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8768-0_10</text:p>
          </table:table-cell>
          <table:table-cell office:value-type="string" calcext:value-type="string">
            <text:p>https://www.scopus.com/inward/record.uri?eid=2-s2.0-85091578136&amp;doi=10.1007%2f978-3-030-58768-0_10&amp;partnerID=40&amp;md5=986e9eadb34132b3636a3050de20b584</text:p>
          </table:table-cell>
          <table:table-cell office:value-type="string" calcext:value-type="string">
            <text:p>Modern software systems operate in complex and changing environments and are exposed to multiple sources of uncertainty. Considering uncertainty as a first-class concern in software testing is currently on an uptrend. This paper introduces a novel methodology to deal with testing under uncertainty. Our proposal combines the usage of parametric model checking at design-time and online model-based testing algorithms to gather runtime evidence and detect requirements violations. As modeling formalism, we adopt parametric Markov Decision Processes where transition probabilities are not fixed, but are possibly given as a set of uncertain parameters. The design-time phase aims at analyzing the parameter space to identify the constraints for requirements satisfaction. Then, the testing activity applies a Bayesian inference process to identify violations of pre-computed constraints. An extensive empirical evaluation shows that the proposed technique is effective in discovering violations and is cheaper than existing testing under uncertainty methods. © 2020,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4E2GRH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asanain, W.; Labiche, Y.; Gheorghe, S.</text:p>
          </table:table-cell>
          <table:table-cell office:value-type="string" calcext:value-type="string">
            <text:p>Automated state-based online testing real-time embedded software with RTEdge</text:p>
          </table:table-cell>
          <table:table-cell office:value-type="string" calcext:value-type="string">
            <text:p>MODELSWARD 2015 - 3rd International Conference on Model-Driven Engineering and Software Development, Proceedings</text:p>
          </table:table-cell>
          <table:table-cell table:number-columns-repeated="2"/>
          <table:table-cell office:value-type="string" calcext:value-type="string">
            <text:p>10.5220/0005243402940302</text:p>
          </table:table-cell>
          <table:table-cell office:value-type="string" calcext:value-type="string">
            <text:p>https://www.scopus.com/inward/record.uri?eid=2-s2.0-84939521402&amp;doi=10.5220%2f0005243402940302&amp;partnerID=40&amp;md5=390c3b6ee968b09f53abe03a7f47d93a</text:p>
          </table:table-cell>
          <table:table-cell office:value-type="string" calcext:value-type="string">
            <text:p>Verifying a real time embedded application is challenging since one has to consider timing requirements in addition to functional ones. During online state-based testing the generation and execution of test cases happen concurrently: test case generation uses information from a state-based test model in combination with observed execution behaviour. This paper describes a practical online testing algorithm that is implemented in the state-based modeling tool RTEdge. Two case studies show that our online testing algorithm produces a test suite that achieves high model coverage, thus facilitating the automated verification of real-time embedded software. Copyright © 2015 SCITEPRESS - Science and Technology Publication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E8Q4PHV</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Hudson, Jonathan; Denzinger, Jörg</text:p>
          </table:table-cell>
          <table:table-cell office:value-type="string" calcext:value-type="string">
            <text:p>Risk Management for Self-Adapting Self-Organizing Emergent Multi-Agent Systems Performing Dynamic Task Fulfillment</text:p>
          </table:table-cell>
          <table:table-cell office:value-type="string" calcext:value-type="string">
            <text:p>Autonomous Agents and Multi-Agent Systems</text:p>
          </table:table-cell>
          <table:table-cell/>
          <table:table-cell office:value-type="string" calcext:value-type="string">
            <text:p>1387-2532</text:p>
          </table:table-cell>
          <table:table-cell office:value-type="string" calcext:value-type="string">
            <text:p>10.1007/s10458-014-9274-0</text:p>
          </table:table-cell>
          <table:table-cell office:value-type="string" calcext:value-type="string">
            <text:p>https://doi.org/10.1007/s10458-014-9274-0</text:p>
          </table:table-cell>
          <table:table-cell office:value-type="string" calcext:value-type="string">
            <text:p>The goal of self-adapting self-organizing emergent multi-agent systems applied to problems with dynamically appearing tasks is to reduce operation and design costs. This is accomplished through the design of autonomous agents, which interact to produce behaviors required for flexible and scalable operation. However, when combined with agent autonomy, emergent behaviors are unpredictable resulting in a lack of trust for applications desiring efficiency such as logistics. An additional consultation agent, known as an efficiency improvement advisor (EIA), has been shown to increase efficiency through autonomy preserving advice provided as exception rule adaptations to agents. The problem addressed in this paper is that, in order for EIA-adapted systems to be deployed, the stakeholders must be assured that the risks of both autonomous and adapted behavior are properly assessed and managed. This paper presents a complete framework for a risk-aware EIA (RA-EIA) which uses reflection in order to manage the risks associated with autonomous agents and prospective adaptations. Monte Carlo simulation is used to reduce the frequency of emergent misbehavior appearing during regular operation. Meanwhile, an exploratory testing method, termed evolutionary learning of event sequences, is used to deal with the possibility of severe emergent misbehavior as the result of an malicious adversary or a series of unfortunate events. The experimental evaluations and accompanying descriptive example, for the application area of logistics via pickup and delivery problems, demonstrate that the risk-aware adaptations provided from consultation with the RA-EIA agent allow the client system to be trusted for long-term independent and reliable operational efficiency.</text:p>
          </table:table-cell>
          <table:table-cell office:value-type="string" calcext:value-type="string">
            <text:p>Efficiency; Emergence; Evolutionary testing; Multi-agent systems; Reflection; Risk assessment; Risk management</text:p>
          </table:table-cell>
          <table:table-cell office:value-type="string" calcext:value-type="string">
            <text:p>ACM</text:p>
          </table:table-cell>
          <table:table-cell table:number-columns-repeated="1011"/>
        </table:table-row>
        <table:table-row table:style-name="ro1">
          <table:table-cell office:value-type="string" calcext:value-type="string">
            <text:p>Z6UE86H3</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aeda, Yoichi; Matsushima, Jun; Press, Ron</text:p>
          </table:table-cell>
          <table:table-cell office:value-type="string" calcext:value-type="string">
            <text:p>Automotive IC On-line Test Techniques and the Application of Deterministic ATPG-Based Runtime Test</text:p>
          </table:table-cell>
          <table:table-cell office:value-type="string" calcext:value-type="string">
            <text:p>2017 IEEE 26th Asian Test Symposium (ATS)</text:p>
          </table:table-cell>
          <table:table-cell table:number-columns-repeated="2"/>
          <table:table-cell office:value-type="string" calcext:value-type="string">
            <text:p>10.1109/ATS.2017.52</text:p>
          </table:table-cell>
          <table:table-cell/>
          <table:table-cell office:value-type="string" calcext:value-type="string">
            <text:p>ISO 26262 sets requirements for automotive safety systems to decrease hazards caused by LSI logic failures. Several approaches are possible to determine that a logical fault exists and for the system to respond before it becomes a system failure. However, these approaches are often expensive in terms of logic and design overhead. They can take many cycles before a high percentage of potential fault sites are checked. This paper presents a deterministic ATPG-based approach to detect faults during runtime operation. The benefit is lower area and less design impact compared to logic BIST while providing high coverage quickly and low power operation. We describe the implementation of deterministic ATPG-based runtime test (DART) based on embedded compression technology implemented in ICs for the R-Car autonomous vehicle platform.</text:p>
          </table:table-cell>
          <table:table-cell office:value-type="string" calcext:value-type="string">
            <text:p>on-line test; ISO 26262; functional safety; Built-in self-test; Runtime; Software; Automotive engineering; Automotive IC; deterministic ATPG; Integrated circuits; ISO Standards; Safety</text:p>
          </table:table-cell>
          <table:table-cell office:value-type="string" calcext:value-type="string">
            <text:p>IEEE</text:p>
          </table:table-cell>
          <table:table-cell table:number-columns-repeated="1011"/>
        </table:table-row>
        <table:table-row table:style-name="ro1">
          <table:table-cell office:value-type="string" calcext:value-type="string">
            <text:p>3JUA2LII</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Martin-Lopez, A.; Segura, S.; Ruiz-Cortés, A.</text:p>
          </table:table-cell>
          <table:table-cell office:value-type="string" calcext:value-type="string">
            <text:p>RESTest: Automated black-box testing of RESTful web APIs</text:p>
          </table:table-cell>
          <table:table-cell office:value-type="string" calcext:value-type="string">
            <text:p>ISSTA 2021 - Proceedings of the 30th ACM SIGSOFT International Symposium on Software Testing and Analysis</text:p>
          </table:table-cell>
          <table:table-cell table:number-columns-repeated="2"/>
          <table:table-cell office:value-type="string" calcext:value-type="string">
            <text:p>10.1145/3460319.3469082</text:p>
          </table:table-cell>
          <table:table-cell office:value-type="string" calcext:value-type="string">
            <text:p>https://www.scopus.com/inward/record.uri?eid=2-s2.0-85111464149&amp;doi=10.1145%2f3460319.3469082&amp;partnerID=40&amp;md5=0c83dc23a403f9ae7b7834574f2ceaf5</text:p>
          </table:table-cell>
          <table:table-cell office:value-type="string" calcext:value-type="string">
            <text:p>Testing RESTful APIs thoroughly is critical due to their key role in software integration. Existing tools for the automated generation of test cases in this domain have shown great promise, but their applicability is limited as they mostly rely on random inputs, i.e., fuzzing. In this paper, we present RESTest, an open source black-box testing framework for RESTful web APIs. Based on the API specification, RESTest supports the generation of test cases using different testing techniques such as fuzzing and constraint-based testing, among others. RESTest is developed as a framework and can be easily extended with new test case generators and test writers for different programming languages. We evaluate the tool in two scenarios: offline and online testing. In the former, we show how RESTest can efficiently generate realistic test cases (test inputs and test oracles) that uncover bugs in real-world APIs. In the latter, we show RESTest's capabilities as a continuous testing and monitoring framework. Demo video: https://youtu.be/1f_tjdkaCKo. © 2021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JHIT6SZ</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artynyuk, O.; Drozd, O.; Stepova, H.; Martynyuk, D.</text:p>
          </table:table-cell>
          <table:table-cell office:value-type="string" calcext:value-type="string">
            <text:p>Multi-level method of behavioral online testing of distributed information systems</text:p>
          </table:table-cell>
          <table:table-cell office:value-type="string" calcext:value-type="string">
            <text:p>Proceedings of the 2019 10th IEEE International Conference on Intelligent Data Acquisition and Advanced Computing Systems: Technology and Applications, IDAACS 2019</text:p>
          </table:table-cell>
          <table:table-cell table:number-columns-repeated="2"/>
          <table:table-cell office:value-type="string" calcext:value-type="string">
            <text:p>10.1109/IDAACS.2019.8924427</text:p>
          </table:table-cell>
          <table:table-cell office:value-type="string" calcext:value-type="string">
            <text:p>https://www.scopus.com/inward/record.uri?eid=2-s2.0-85077031106&amp;doi=10.1109%2fIDAACS.2019.8924427&amp;partnerID=40&amp;md5=d154349b260e4cf14a515833a8bdbc88</text:p>
          </table:table-cell>
          <table:table-cell office:value-type="string" calcext:value-type="string">
            <text:p>Systems for automated technical diagnostics of promising complex distributed information systems, often with critical properties of application, as well as actively added agent properties of autonomy, mobility, intelligence, and cooperativity, should ensure their complete real-time testing. Moreover, the online testing should be carried out both for the static hardware-software and information environment of the system location, and for the dynamic aggregate of information-check flows corresponding to the main functions and scenarios of its work. This paper discusses a multi-level method of behavioral online testing, based on a multi-level model for check of behavior of hierarchical Petri nets. The check model allows us to present both the active processes of the basic functioning of the static environment for placing distributed information systems and dynamic information and control flows in it, as well as passive processes of behavioral online testing of the environment and flows. The proposed online testing method differs in the background hierarchical organization of the temporal development of processes and check flows with evolutionary optimization based on multi-agent organization and space-time decomposition and distribution in the hosting environment. The behavioral online testing method allows defining the main verification procedures and its preparation, reducing the time and resources costs due to the evolutionary search and multi-agent decomposition of the control analysis, which is important for real-time verification.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N7GXRT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Ji, R.; Li, Z.; Chen, S.; Pan, M.; Zhang, T.; Ali, S.; Yue, T.; Li, X.</text:p>
          </table:table-cell>
          <table:table-cell office:value-type="string" calcext:value-type="string">
            <text:p>Uncovering Unknown System Behaviors in Uncertain Networks with Model and Search-Based Testing</text:p>
          </table:table-cell>
          <table:table-cell office:value-type="string" calcext:value-type="string">
            <text:p>Proceedings - 2018 IEEE 11th International Conference on Software Testing, Verification and Validation, ICST 2018</text:p>
          </table:table-cell>
          <table:table-cell table:number-columns-repeated="2"/>
          <table:table-cell office:value-type="string" calcext:value-type="string">
            <text:p>10.1109/ICST.2018.00029</text:p>
          </table:table-cell>
          <table:table-cell office:value-type="string" calcext:value-type="string">
            <text:p>https://www.scopus.com/inward/record.uri?eid=2-s2.0-85048452481&amp;doi=10.1109%2fICST.2018.00029&amp;partnerID=40&amp;md5=35b3e64f06e832cb11696f577c50ec65</text:p>
          </table:table-cell>
          <table:table-cell office:value-type="string" calcext:value-type="string">
            <text:p>Modern software systems rely on information networks for communication. Such information networks are inherently unpredictable and unreliable. Consequently, software systems behave in an unstipulated manner in uncertain network conditions. Discovering unknown behaviors of these software systems in uncertain network conditions is essential to ensure their correct behaviors. Such discovery requires the development of systematic and automated methods. We propose an online and iterative model-based testing approach to evolve test models with search algorithms. Our ultimate aim is to discover unknown expected behaviors that can only be observed in uncertain network conditions. Also, we have implemented an adaptive search-based test case generation strategy to generate test cases that are executed on the system under test. We evaluated our approach with an open source video conference application-Jitsi with three search algorithms in comparison with random search. Results show that our approach is efficient in discovering unknown system behaviors. In particular, (1+1) Evolutionary Algorithm outperformed the other algorithms.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8E2JYPC</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enaro, Giovanni; Pezzè, Mauro; Tosi, Davide</text:p>
          </table:table-cell>
          <table:table-cell office:value-type="string" calcext:value-type="string">
            <text:p>Test-and-Adapt: An Approach for Improving Service Interchangeability</text:p>
          </table:table-cell>
          <table:table-cell office:value-type="string" calcext:value-type="string">
            <text:p>ACM Trans. Softw. Eng. Methodol.</text:p>
          </table:table-cell>
          <table:table-cell/>
          <table:table-cell office:value-type="string" calcext:value-type="string">
            <text:p>1049-331X</text:p>
          </table:table-cell>
          <table:table-cell office:value-type="string" calcext:value-type="string">
            <text:p>10.1145/2522920.2522921</text:p>
          </table:table-cell>
          <table:table-cell office:value-type="string" calcext:value-type="string">
            <text:p>https://doi.org/10.1145/2522920.2522921</text:p>
          </table:table-cell>
          <table:table-cell office:value-type="string" calcext:value-type="string">
            <text:p>Service-oriented applications do not fully benefit from standard APIs yet, and many applications fail to use interchangeably all the services that implement a standard service API. This article presents an approach to develop adaptation strategies that improve service interchangeability for service-oriented applications based on standard APIs. In our approach, an adaptation strategy consists of sets of parametric adaptation plans (called test-and-adapt plans), which execute test cases to reveal the occurrence of interchangeability problems, and activate runtime adaptors according to the test results. Throughout this article, we formalize the structure of the parametric test-and-adapt plans and of their execution semantics, present an algorithm for identifying correct execution orders through sets of test-and-adapt plans, provide empirical evidence of the occurrence of interchangeability problems for sample applications and services, and discuss the effectiveness of the approach in terms of avoided failures, runtime overheads and development costs.</text:p>
          </table:table-cell>
          <table:table-cell office:value-type="string" calcext:value-type="string">
            <text:p>dynamic adaption of service-oriented applications based on standard APIs; Reliability of service-oriented architectures</text:p>
          </table:table-cell>
          <table:table-cell office:value-type="string" calcext:value-type="string">
            <text:p>ACM</text:p>
          </table:table-cell>
          <table:table-cell table:number-columns-repeated="1011"/>
        </table:table-row>
        <table:table-row table:style-name="ro1">
          <table:table-cell office:value-type="string" calcext:value-type="string">
            <text:p>EQ3YFAMG</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ensel, J.; Adriano, C.M.; Dyck, J.; Giese, H.</text:p>
          </table:table-cell>
          <table:table-cell office:value-type="string" calcext:value-type="string">
            <text:p>Collective risk minimization via a bayesian model for statistical software testing</text:p>
          </table:table-cell>
          <table:table-cell office:value-type="string" calcext:value-type="string">
            <text:p>Proceedings - 2020 IEEE/ACM 15th International Symposium on Software Engineering for Adaptive and Self-Managing Systems, SEAMS 2020</text:p>
          </table:table-cell>
          <table:table-cell table:number-columns-repeated="2"/>
          <table:table-cell office:value-type="string" calcext:value-type="string">
            <text:p>10.1145/3387939.3388616</text:p>
          </table:table-cell>
          <table:table-cell office:value-type="string" calcext:value-type="string">
            <text:p>https://www.scopus.com/inward/record.uri?eid=2-s2.0-85093107940&amp;doi=10.1145%2f3387939.3388616&amp;partnerID=40&amp;md5=4a01e72760b4e56dd396f62802f93686</text:p>
          </table:table-cell>
          <table:table-cell office:value-type="string" calcext:value-type="string">
            <text:p>In the last four years, the number of distinct autonomous vehicles platforms deployed in the streets of California increased 6-fold, while the reported accidents increased 12-fold. This can become a trend with no signs of subsiding as it is fueled by a constant stream of innovations in hardware sensors and machine learning software. Meanwhile, if we expect the public and regulators to trust the autonomous vehicle platforms, we need to find better ways to solve the problem of adding technological complexity without increasing the risk of accidents. We studied this problem from the perspective of reliability engineering in which a given risk of an accident has severity and probability of occurring. Timely information on accidents is important for engineers to anticipate and reuse previous failures to approximate the risk of accidents in a new city. However, this is challenging in the context of autonomous vehicles because of the sparse nature of data on the operational scenarios (driving trajectories in a new city). Our approach was to mitigate data sparsity by reducing the state space through monitoring of multiple-vehicles operations. We then minimized the risk of accidents by determining proper allocation of tests for each equivalence class. Our contributions comprise (1) a set of strategies to monitor the operational data of multiple autonomous vehicles, (2) a Bayesian model that estimates changes in the risk of accidents, and (3) a feedback control-loop that minimizes these risks by real-locating test effort. Our results are promising in the sense that we were able to measure and control risk for a diversity of changes in the operational scenarios. We evaluated our models with data from two real cities with distinct traffic patterns and made the data available for the community. © 2020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YLFSKF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q, Fitash Ul; Shin, Donghwan; Nejati, Shiva; Briand, Lionel C.</text:p>
          </table:table-cell>
          <table:table-cell office:value-type="string" calcext:value-type="string">
            <text:p>Comparing Offline and Online Testing of Deep Neural Networks: An Autonomous Car Case Study</text:p>
          </table:table-cell>
          <table:table-cell office:value-type="string" calcext:value-type="string">
            <text:p>2020 IEEE 13th International Conference on Software Testing, Validation and Verification (ICST)</text:p>
          </table:table-cell>
          <table:table-cell table:number-columns-repeated="2"/>
          <table:table-cell office:value-type="string" calcext:value-type="string">
            <text:p>10.1109/ICST46399.2020.00019</text:p>
          </table:table-cell>
          <table:table-cell/>
          <table:table-cell office:value-type="string" calcext:value-type="string">
            <text:p>There is a growing body of research on developing testing techniques for Deep Neural Networks (DNNs). We distinguish two general modes of testing for DNNs: Offline testing where DNNs are tested as individual units based on test datasets obtained independently from the DNNs under test, and online testing where DNNs are embedded into a specific application and tested in a close-loop mode in interaction with the application environment. In addition, we identify two sources for generating test datasets for DNNs: Datasets obtained from real-life and datasets generated by simulators. While offline testing can be used with datasets obtained from either sources, online testing is largely confined to using simulators since online testing within real-life applications can be time consuming, expensive and dangerous. In this paper, we study the following two important questions aiming to compare test datasets and testing modes for DNNs: First, can we use simulator-generated data as a reliable substitute to real-world data for the purpose of DNN testing? Second, how do online and offline testing results differ and complement each other? Though these questions are generally relevant to all autonomous systems, we study them in the context of automated driving systems where, as study subjects, we use DNNs automating end-to-end control of cars' steering actuators. Our results show that simulator-generated datasets are able to yield DNN prediction errors that are similar to those obtained by testing DNNs with real-life datasets. Further, offline testing is more optimistic than online testing as many safety violations identified by online testing could not be identified by offline testing, while large prediction errors generated by offline testing always led to severe safety violations detectable by online testing.</text:p>
          </table:table-cell>
          <table:table-cell office:value-type="string" calcext:value-type="string">
            <text:p>testing</text:p>
          </table:table-cell>
          <table:table-cell office:value-type="string" calcext:value-type="string">
            <text:p>IEEE</text:p>
          </table:table-cell>
          <table:table-cell table:number-columns-repeated="1011"/>
        </table:table-row>
        <table:table-row table:style-name="ro1">
          <table:table-cell office:value-type="string" calcext:value-type="string">
            <text:p>I2YSKD8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otian, R.; Galzarano, S.; Bacchiani, C.; Syed, A.A.; Šucha, P.; Václavík, R.; Pruteanu, A.</text:p>
          </table:table-cell>
          <table:table-cell office:value-type="string" calcext:value-type="string">
            <text:p>Runtime validation framework</text:p>
          </table:table-cell>
          <table:table-cell office:value-type="string" calcext:value-type="string">
            <text:p>Internet of Things</text:p>
          </table:table-cell>
          <table:table-cell table:number-columns-repeated="2"/>
          <table:table-cell office:value-type="string" calcext:value-type="string">
            <text:p>10.1007/978-981-10-0715-6_4</text:p>
          </table:table-cell>
          <table:table-cell office:value-type="string" calcext:value-type="string">
            <text:p>https://www.scopus.com/inward/record.uri?eid=2-s2.0-85027274752&amp;doi=10.1007%2f978-981-10-0715-6_4&amp;partnerID=40&amp;md5=f5851144ee13ee7540a547bbc350c746</text:p>
          </table:table-cell>
          <table:table-cell office:value-type="string" calcext:value-type="string">
            <text:p>Testing large-scale complex systems at runtime is of paramount importance. This is particularly true for dynamical systems, such as distributed adaptive network embedded systems (ANES), which exhibit adaptive capabilities aiming at autonomously reconfiguring and adjusting their behavior based on the changing environmental conditions. In such cases, it is not feasible, during the development stages, to anticipate all the possible operating conditions that the system may face in a real environment. This is because some information about the execution context and the system itself can be available only once the system has been deployed. Thus, in order to correctly assess the effectiveness, efficiency and robustness of ANES, it is required to verify that the system correctly adopts the proper adaptation mechanisms in response to the context changes as well as to check the quality of such adaptations. The focus of the chapter is to discuss about the needs for employing runtime verification and validation of ANES and the main challenges and requirements for its implementation. In addition, it presents a reference framework that supports developers in testing adaptive systems at runtime. One of its key feature is the capability to emulate certain realistic conditions through synthetic data, which is useful to check the system’s behavior under specific and controlled situations. © 2016, Springer Science+Business Media Singapo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YHHF92Z</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eng, Yan; Liu, Yi; Xie, Xiaofei; Liu, Yepang; Ma, Lei; Hao, Jianye; Liu, Yang</text:p>
          </table:table-cell>
          <table:table-cell office:value-type="string" calcext:value-type="string">
            <text:p>Automatic Web Testing Using Curiosity-Driven Reinforcement Learning</text:p>
          </table:table-cell>
          <table:table-cell office:value-type="string" calcext:value-type="string">
            <text:p>2021 IEEE/ACM 43rd International Conference on Software Engineering (ICSE)</text:p>
          </table:table-cell>
          <table:table-cell table:number-columns-repeated="2"/>
          <table:table-cell office:value-type="string" calcext:value-type="string">
            <text:p>10.1109/ICSE43902.2021.00048</text:p>
          </table:table-cell>
          <table:table-cell/>
          <table:table-cell office:value-type="string" calcext:value-type="string">
            <text:p>Web testing has long been recognized as a notoriously difficult task. Even nowadays, web testing still mainly relies on manual efforts in many cases while automated web testing is still far from achieving human-level performance. Key challenges include dynamic content update and deep bugs hiding under complicated user interactions and specific input values, which can only be triggered by certain action sequences in the huge space of all possible sequences. In this paper, we propose WebExplor, an automatic end-to-end web testing framework, to achieve an adaptive exploration of web applications. WebExplor adopts a curiosity-driven reinforcement learning to generate high-quality action sequences (test cases) with temporal logical relations. Besides, WebExplor incrementally builds an automaton during the online testing process, which acts as the high-level guidance to further improve the testing efficiency. We have conducted comprehensive evaluations on six real-world projects, a commercial SaaS web application, and performed an in-the-wild study of the top 50 web applications in the world. The results demonstrate that in most cases WebExplor can achieve significantly higher failure detection rate, code coverage and efficiency than existing state-of-the-art web testing techniques. WebExplor also detected 12 previously unknown failures in the commercial web application, which have been confirmed and fixed by the developers. Furthermore, our in-the-wild study further uncovered 3,466 exceptions and errors.</text:p>
          </table:table-cell>
          <table:table-cell office:value-type="string" calcext:value-type="string">
            <text:p>Reinforcement learning; Software Engineering; Testing; Curiosity; Exploration; Location awareness; Manuals; Reinforcement Learning; Software as a service; Software engineering; Task analysis; Web testing</text:p>
          </table:table-cell>
          <table:table-cell office:value-type="string" calcext:value-type="string">
            <text:p>IEEE</text:p>
          </table:table-cell>
          <table:table-cell table:number-columns-repeated="1011"/>
        </table:table-row>
        <table:table-row table:style-name="ro1">
          <table:table-cell office:value-type="string" calcext:value-type="string">
            <text:p>BEFAIY7C</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Ye, C.; Jacobsen, H.-A.</text:p>
          </table:table-cell>
          <table:table-cell office:value-type="string" calcext:value-type="string">
            <text:p>Whitening SOA testing via event exposure</text:p>
          </table:table-cell>
          <table:table-cell office:value-type="string" calcext:value-type="string">
            <text:p>IEEE Transactions on Software Engineering</text:p>
          </table:table-cell>
          <table:table-cell table:number-columns-repeated="2"/>
          <table:table-cell office:value-type="string" calcext:value-type="string">
            <text:p>10.1109/TSE.2013.20</text:p>
          </table:table-cell>
          <table:table-cell office:value-type="string" calcext:value-type="string">
            <text:p>https://www.scopus.com/inward/record.uri?eid=2-s2.0-84883202016&amp;doi=10.1109%2fTSE.2013.20&amp;partnerID=40&amp;md5=078c4203bf213877f3c19437d2cfa8aa</text:p>
          </table:table-cell>
          <table:table-cell office:value-type="string" calcext:value-type="string">
            <text:p>Whitening the testing of service-oriented applications can provide service consumers confidence on how well an application has been tested. However, to protect business interests of service providers and to prevent information leakage, the implementation details of services are usually invisible to service consumers. This makes it challenging to determine the test coverage of a service composition as a whole and design test cases effectively. To address this problem, we propose an approach to whiten the testing of service compositions based on events exposed by services. By deriving event interfaces to explore only necessary test coverage information from service implementations, our approach allows service consumers to determine test coverage based on selected events exposed by services at runtime without releasing the service implementation details. We also develop an approach to design test cases effectively based on event interfaces concerning both effectiveness and information leakage. The experimental results show that our approach outperforms existing testing approaches for service compositions with up to 49 percent more test coverage and an up to 24 percent higher fault-detection rate. Moreover, our solution can trade off effectiveness, efficiency, and information leakage for test case generation.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XLRR2J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Seo, Jooyoung; Choi, Byoungju; Yang, Sueng-wan</text:p>
          </table:table-cell>
          <table:table-cell office:value-type="string" calcext:value-type="string">
            <text:p>Lightweight Embedded Software Performance Analysis Method by Kernel Hack and Its Industrial Field Study</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1.03.049</text:p>
          </table:table-cell>
          <table:table-cell office:value-type="string" calcext:value-type="string">
            <text:p>https://doi.org/10.1016/j.jss.2011.03.049</text:p>
          </table:table-cell>
          <table:table-cell office:value-type="string" calcext:value-type="string">
            <text:p>Despite advances in software testing technologies, there are still limitations in directly applying them to embedded software. Since the operational environment of embedded software has severe resource constraints, it is necessary to develop a lightweight testing method that has little impact on the operational environment of embedded software. We propose an agent-based performance analysis method to hack kernel performance counters that manage the system's execution information. The proposed method enables us to collect data required for analyzing performance bottlenecks and identify the causes and locations of bottlenecks with little impact on the test target system's operational environment. We introduce a test automation tool called Analytic Master of System v2.0 that we developed by employing our proposed method. Presently, Analytic Master of System v2.0 is being utilized as a standard tool for performance testing of embedded systems in the automotive industry. In addition, we suggest a guideline for performance analysis and improvement by introducing an industrial field study among our best practices, which analyze the relationship between the memory fault processing of the operating system and the application processing speed.</text:p>
          </table:table-cell>
          <table:table-cell office:value-type="string" calcext:value-type="string">
            <text:p>Embedded software; Embedded system; Kernel hack; Operational test; Performance analysis</text:p>
          </table:table-cell>
          <table:table-cell office:value-type="string" calcext:value-type="string">
            <text:p>ACM</text:p>
          </table:table-cell>
          <table:table-cell table:number-columns-repeated="1011"/>
        </table:table-row>
        <table:table-row table:style-name="ro1">
          <table:table-cell office:value-type="string" calcext:value-type="string">
            <text:p>LASGBPY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utanu, L.; Kotonya, G.</text:p>
          </table:table-cell>
          <table:table-cell office:value-type="string" calcext:value-type="string">
            <text:p>A self-learning approach for validation of runtime adaptation in service-oriented systems</text:p>
          </table:table-cell>
          <table:table-cell office:value-type="string" calcext:value-type="string">
            <text:p>Service Oriented Computing and Applications</text:p>
          </table:table-cell>
          <table:table-cell table:number-columns-repeated="2"/>
          <table:table-cell office:value-type="string" calcext:value-type="string">
            <text:p>10.1007/s11761-017-0222-0</text:p>
          </table:table-cell>
          <table:table-cell office:value-type="string" calcext:value-type="string">
            <text:p>https://www.scopus.com/inward/record.uri?eid=2-s2.0-85037352592&amp;doi=10.1007%2fs11761-017-0222-0&amp;partnerID=40&amp;md5=33f2edb5c575c352efb04cbfb4f4e44f</text:p>
          </table:table-cell>
          <table:table-cell office:value-type="string" calcext:value-type="string">
            <text:p>Ensuring that service-oriented systems can adapt quickly and effectively to changes in service quality, business needs and their runtime environment is an increasingly important research problem. However, while considerable research has focused on developing runtime adaptation frameworks for service-oriented systems, there has been little work on assessing how effective the adaptations are. Effective adaptation ensures the system remains relevant in a changing environment and is an accurate reflection of user expectations. One way to address the problem is through validation. Validation allows us to assess how well a recommended adaptation addresses the concerns for which the system is reconfigured and provides us with insights into the nature of problems for which different adaptations are suited. However, the dynamic nature of runtime adaptation and the changeable contexts in which service-oriented systems operate make it difficult to specify appropriate validation mechanisms in advance. This paper describes a novel consumer-centered approach that uses machine learning to continuously validate and refine runtime adaptation in service-oriented systems, through model-based clustering and deep learning. © 2017, Springer-Verlag London Ltd.,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WPKATQG</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orán, J.; Bertolino, A.; De La Riva, C.; Tuya, J.</text:p>
          </table:table-cell>
          <table:table-cell office:value-type="string" calcext:value-type="string">
            <text:p>Towards ex vivo testing of mapreduce applications</text:p>
          </table:table-cell>
          <table:table-cell office:value-type="string" calcext:value-type="string">
            <text:p>Proceedings - 2017 IEEE International Conference on Software Quality, Reliability and Security, QRS 2017</text:p>
          </table:table-cell>
          <table:table-cell table:number-columns-repeated="2"/>
          <table:table-cell office:value-type="string" calcext:value-type="string">
            <text:p>10.1109/QRS.2017.17</text:p>
          </table:table-cell>
          <table:table-cell office:value-type="string" calcext:value-type="string">
            <text:p>https://www.scopus.com/inward/record.uri?eid=2-s2.0-85029456226&amp;doi=10.1109%2fQRS.2017.17&amp;partnerID=40&amp;md5=0c0edf7bec03f6d21adc0ced10db7231</text:p>
          </table:table-cell>
          <table:table-cell office:value-type="string" calcext:value-type="string">
            <text:p>Big Data programs are those that process large data exceeding the capabilities of traditional technologies. Among newly proposed processing models, MapReduce stands out as it allows the analysis of schema-less data in large distributed environments with frequent infrastructure failures. Functional faults in MapReduce are hard to detect in a testing/preproduction environment due to its distributed characteristics. We propose an automatic test framework implementing a novel testing approach called Ex Vivo. The framework employs data from production but executes the tests in a laboratory to avoid side-effects on the application. Faults are detected automatically without human intervention by checking if the same data would generate different outputs with different infrastructure configurations. The framework (MrExist) is validated with a real-world program. MrExist can identify a fault in a few seconds, then the program can be stopped, not only avoiding an incorrect output, but also saving money, time and energy of production resources.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IKE2M7L</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ajma, N.; Babamir, S.M.</text:p>
          </table:table-cell>
          <table:table-cell office:value-type="string" calcext:value-type="string">
            <text:p>Medical software runtime checking using Petri-nets &amp; software agents</text:p>
          </table:table-cell>
          <table:table-cell office:value-type="string" calcext:value-type="string">
            <text:p>Proceedings of the 4th International Conference on Computer and Knowledge Engineering, ICCKE 2014</text:p>
          </table:table-cell>
          <table:table-cell table:number-columns-repeated="2"/>
          <table:table-cell office:value-type="string" calcext:value-type="string">
            <text:p>10.1109/ICCKE.2014.6993410</text:p>
          </table:table-cell>
          <table:table-cell office:value-type="string" calcext:value-type="string">
            <text:p>https://www.scopus.com/inward/record.uri?eid=2-s2.0-84921038496&amp;doi=10.1109%2fICCKE.2014.6993410&amp;partnerID=40&amp;md5=2b42c88cf235372a80937c209fb9189b</text:p>
          </table:table-cell>
          <table:table-cell office:value-type="string" calcext:value-type="string">
            <text:p>Nowadays, a new generation of Health Information systems (HIS) called e-health is developing. Health-related equipment can be defined as electronic devices that are able to be implanted in the patient's body to help his health state. Insulin pump and pacemaker device are some instances of such equipment. Most of the patients who use these devices do not have much technical knowledge. Therefore, these devices must be self-configuring and self-managing. More significantly, they should be able to tolerate and remove errors. As these equipment are often sensitive and may affect the life of human beings, their software are called vital software programs. Even a small error in these vital software programs may endanger lives of human being. The runtime test of these software programs is necessary. This article aims at presenting a solution to verify the performance of these devices. Pacemaker device as a sample is studied. The proposed strategy suggests the application of reactive model-based software agents which play the role of an oracle in a software test. This agent's knowledgebase is obtained by Petri net drawn based on the proper state of device implementation. Petri net first turns into matrix thanks to linear algebra and then changes to rules which the agent uses to make decisions. Using its intelligence, the agent directs the error, if identified, to the safe mode. The safe mode is meant to be the patient's proper heart rate. Checking at runtime by use of the agent in addition to the assurance of accurate performance of device can make quick decision makings at crisis time possible for those devices related to human health.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TCJIFDL</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Ge, Ning; Nakajima, Shin; Pantel, Marc</text:p>
          </table:table-cell>
          <table:table-cell office:value-type="string" calcext:value-type="string">
            <text:p>Online Diagnosis of Accidental Faults for Real-Time Embedded Systems Using a Hidden Markov Model</text:p>
          </table:table-cell>
          <table:table-cell office:value-type="string" calcext:value-type="string">
            <text:p>Simulation</text:p>
          </table:table-cell>
          <table:table-cell/>
          <table:table-cell office:value-type="string" calcext:value-type="string">
            <text:p>0037-5497</text:p>
          </table:table-cell>
          <table:table-cell office:value-type="string" calcext:value-type="string">
            <text:p>10.1177/0037549715590598</text:p>
          </table:table-cell>
          <table:table-cell office:value-type="string" calcext:value-type="string">
            <text:p>https://doi.org/10.1177/0037549715590598</text:p>
          </table:table-cell>
          <table:table-cell office:value-type="string" calcext:value-type="string">
            <text:p>This article proposes an approach for the online analysis of accidental faults for real-time embedded systems using hidden Markov models HMMs. By introducing reasonable and appropriate abstraction of complex systems, HMMs are used to describe the healthy or faulty states of system's hardware components. They are parametrized to statistically simulate the real system's behavior. As it is not easy to obtain rich accidental fault data from a system, the Baum-Welch algorithm cannot be employed here to train the parameters in HMMs. Inspired by the principles of fault tree analysis and the maximum entropy in Bayesian probability theory, we propose to compute the failure propagation distribution to estimate the parameters in HMMs and to adapt the parameters using a backward algorithm. The parameterized HMMs are then used to online diagnose accidental faults using a vote algorithm integrated with a low-pass filter. We design a specific test bed to analyze the sensitivity, specificity, precision, accuracy and F1-score measures by generating a large amount of test cases. The test results show that the proposed approach is robust, efficient and accurate.</text:p>
          </table:table-cell>
          <table:table-cell office:value-type="string" calcext:value-type="string">
            <text:p>accidental fault; hidden Markov model; online diagnosis; Real-time embedded system; simulation</text:p>
          </table:table-cell>
          <table:table-cell office:value-type="string" calcext:value-type="string">
            <text:p>ACM</text:p>
          </table:table-cell>
          <table:table-cell table:number-columns-repeated="1011"/>
        </table:table-row>
      </table:table>
      <table:table table:name="OUT_After_Reading_Abstrac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office:value-type="string" calcext:value-type="string">
            <text:p>Database</text:p>
          </table:table-cell>
          <table:table-cell table:style-name="ce1" table:number-columns-repeated="1011"/>
        </table:table-row>
        <table:table-row table:style-name="ro1">
          <table:table-cell office:value-type="string" calcext:value-type="string">
            <text:p>7SKU6UB5</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ahami, M.; Krichen, M.; Barhoumi, H.; Jmaiel, M.</text:p>
          </table:table-cell>
          <table:table-cell office:value-type="string" calcext:value-type="string">
            <text:p>Selective test generation approach for testing dynamic behavioral adapt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25945-1_14</text:p>
          </table:table-cell>
          <table:table-cell office:value-type="string" calcext:value-type="string">
            <text:p>https://www.scopus.com/inward/record.uri?eid=2-s2.0-84952784381&amp;doi=10.1007%2f978-3-319-25945-1_14&amp;partnerID=40&amp;md5=265addcd61f84aaa03ac15f3f93c38ec</text:p>
          </table:table-cell>
          <table:table-cell office:value-type="string" calcext:value-type="string">
            <text:p>This paper presents a model-based black-box testing app- roach for dynamically adaptive systems. Behavioral models of such systems are formally specified using timed automata. With the aim of obtaining the new test suite and avoiding its regeneration in a cost effective manner, we propose a selective test generation approach. The latter comprises essentially three modules: (1) a model differencing module that detects similarities and differences between the initial and the evolved behavioral models, (2) an old test classification module that identifies reusable and retestable tests from the old test suite, and finally (3) a test generation module that generates new tests covering new behaviors and adapts old tests that failed during animation. To show its efficiency, the proposed technique is illustrated through the Toast application and compared to the classical Regenerate All and Retest All approaches. © IFIP International Federation for Information Processing 2015.</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CNFP5D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Eberhardinger, B.; Anders, G.; Seebach, H.; Siefert, F.; Knapp, A.; Reif, W.</text:p>
          </table:table-cell>
          <table:table-cell office:value-type="string" calcext:value-type="string">
            <text:p>An approach for isolated testing of self-organization algorith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74183-3_7</text:p>
          </table:table-cell>
          <table:table-cell office:value-type="string" calcext:value-type="string">
            <text:p>https://www.scopus.com/inward/record.uri?eid=2-s2.0-85041800779&amp;doi=10.1007%2f978-3-319-74183-3_7&amp;partnerID=40&amp;md5=e60d9e5d6b2aa5dccfb03737d0df5f0f</text:p>
          </table:table-cell>
          <table:table-cell office:value-type="string" calcext:value-type="string">
            <text:p>We provide a systematic approach for testing self-organization (SO) algorithms. The main challenges for such a testing domain are the strongly ramified state space, the possible error masking, the interleaving of mechanisms, and the oracle problem resulting from the main characteristics of SO algorithms: their inherent non-deterministic behavior on the one hand, and their dynamic environment on the other. A key to success for our SO algorithm testing framework is automation, since it is rarely possible to cope with the ramified state space manually. The test automation is based on a model-based testing approach where probabilistic environment profiles are used to derive test cases that are performed and evaluated on isolated SO algorithms. Besides isolation, we are able to achieve representative test results with respect to a specific application. For illustration purposes, we apply the concepts of our framework to partitioning-based SO algorithms and provide an evaluation in the context of an existing smart-grid application. © Springer International Publishing AG 2017.</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TBBECW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Gay, G.; Rayadurgam, S.; Heimdahl, M.P.E.</text:p>
          </table:table-cell>
          <table:table-cell office:value-type="string" calcext:value-type="string">
            <text:p>Automated Steering of Model-Based Test Oracles to Admit Real Program Behaviors</text:p>
          </table:table-cell>
          <table:table-cell office:value-type="string" calcext:value-type="string">
            <text:p>IEEE Transactions on Software Engineering</text:p>
          </table:table-cell>
          <table:table-cell table:number-columns-repeated="2"/>
          <table:table-cell office:value-type="string" calcext:value-type="string">
            <text:p>10.1109/TSE.2016.2615311</text:p>
          </table:table-cell>
          <table:table-cell office:value-type="string" calcext:value-type="string">
            <text:p>https://www.scopus.com/inward/record.uri?eid=2-s2.0-85027420063&amp;doi=10.1109%2fTSE.2016.2615311&amp;partnerID=40&amp;md5=f0bdb48ae420845a562ed800d47d31d9</text:p>
          </table:table-cell>
          <table:table-cell office:value-type="string" calcext:value-type="string">
            <text:p>The test oracle-a judge of the correctness of the system under test (SUT)-is a major component of the testing process. Specifying test oracles is challenging for some domains, such as real-time embedded systems, where small changes in timing or sensory input may cause large behavioral differences. Models of such systems, often built for analysis and simulation, are appealing for reuse as test oracles. These models, however, typically represent an idealized system, abstracting away certain issues such as non-deterministic timing behavior and sensor noise. Thus, even with the same inputs, the model's behavior may fail to match an acceptable behavior of the SUT, leading to many false positives reported by the test oracle. We propose an automated steering framework that can adjust the behavior of the model to better match the behavior of the SUT to reduce the rate of false positives. This model steering is limited by a set of constraints (defining the differences in behavior that are acceptable) and is based on a search process attempting to minimize a dissimilarity metric. This framework allows non-deterministic, but bounded, behavioral differences, while preventing future mismatches by guiding the oracle-within limits-to match the execution of the SUT. Results show that steering significantly increases SUT-oracle conformance with minimal masking of real faults and, thus, has significant potential for reducing false positives and, consequently, testing and debugging costs while improving the quality of the testing proces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GF774I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illah, L.M.; Maesano, A.-P.; De Rosa, F.; Kordon, F.; Wuillemin, P.-H.; Fontanelli, R.; Bona, S.D.; Guerri, D.; Maesano, L.</text:p>
          </table:table-cell>
          <table:table-cell office:value-type="string" calcext:value-type="string">
            <text:p>Automation and intelligent scheduling of distributed system functional testing: Model-based functional testing in practice</text:p>
          </table:table-cell>
          <table:table-cell office:value-type="string" calcext:value-type="string">
            <text:p>International Journal on Software Tools for Technology Transfer</text:p>
          </table:table-cell>
          <table:table-cell table:number-columns-repeated="2"/>
          <table:table-cell office:value-type="string" calcext:value-type="string">
            <text:p>10.1007/s10009-016-0440-3</text:p>
          </table:table-cell>
          <table:table-cell office:value-type="string" calcext:value-type="string">
            <text:p>https://www.scopus.com/inward/record.uri?eid=2-s2.0-84994344914&amp;doi=10.1007%2fs10009-016-0440-3&amp;partnerID=40&amp;md5=61c6a137c00903ee251d84474dab27e5</text:p>
          </table:table-cell>
          <table:table-cell office:value-type="string" calcext:value-type="string">
            <text:p>This paper presents the approach to functional test automation of services (black-box testing) and service architectures (grey-box testing) that has been developed within the MIDAS project and is accessible on the MIDAS SaaS. In particular, the algorithms and techniques adopted for addressing input and oracle generation, dynamic scheduling, and session planning issues supporting service functional test automation are illustrated. More specifically, the paper details: (i) the test input generation based on formal methods and temporal logic specifications, (ii) the test oracle generation based on service formal specifications, (iii) the dynamic scheduling of test cases based on probabilistic graphical reasoning, and (iv) the reactive, evidence-based planning of test sessions with on-the-fly generation of new test cases. Finally, the utilisation of the MIDAS prototype for the functional test of operational services and service architectures in the healthcare industry is reported and assessed. A planned evolution of the technology deals with the testing and troubleshooting of distributed systems that integrate connected objects. © 2016, Springer-Verlag Berlin Heidelber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9UKHGID</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Arcaini, P.; Gargantini, A.; Riccobene, E.</text:p>
          </table:table-cell>
          <table:table-cell office:value-type="string" calcext:value-type="string">
            <text:p>Combining model-based testing and runtime monitoring for program testing in the presence of nondeterminism</text:p>
          </table:table-cell>
          <table:table-cell office:value-type="string" calcext:value-type="string">
            <text:p>Proceedings - IEEE 6th International Conference on Software Testing, Verification and Validation Workshops, ICSTW 2013</text:p>
          </table:table-cell>
          <table:table-cell table:number-columns-repeated="2"/>
          <table:table-cell office:value-type="string" calcext:value-type="string">
            <text:p>10.1109/ICSTW.2013.29</text:p>
          </table:table-cell>
          <table:table-cell office:value-type="string" calcext:value-type="string">
            <text:p>https://www.scopus.com/inward/record.uri?eid=2-s2.0-84883320473&amp;doi=10.1109%2fICSTW.2013.29&amp;partnerID=40&amp;md5=865ed7955061727132b5d52049037e80</text:p>
          </table:table-cell>
          <table:table-cell office:value-type="string" calcext:value-type="string">
            <text:p>In case of under specified or not fully predictable systems, models specifying system behaviors are no deterministic. No determinism poses several challenges for the validation and verification activities, including the problem of inconclusive tests in model-based testing with model checker. It is a validation technique that uses model checker counterexamples as test cases. In this paper, we tackle the problem of testing nondeterministic systems by combining model-based testing and runtime conformance monitoring: the input sequences of the tests are automatically generated from nondeterministic models, then their execution is runtime monitored to check conformance of the code w.r.t. its specification. This technique provides an oracle for the test data, it never bears inconclusive responses, and it allows measuring the requirement coverage. The approach uses the Abstract State Machines as formal method for specification purposes and Java as implementation language. As a proof of concepts, the Tic-Tac-Toe game is taken as example of a system with nondeterministic behavior (both at specification and code levels).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FDPK7ZD</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Siqueira, B.R.; Santibáñez, D.S.M.; Júnior, M.C.; Menotti, R.; Ferrari, F.C.; Camargo, V.V.</text:p>
          </table:table-cell>
          <table:table-cell office:value-type="string" calcext:value-type="string">
            <text:p>Experimenting with a multi-approach testing strategy for adaptive systems</text:p>
          </table:table-cell>
          <table:table-cell office:value-type="string" calcext:value-type="string">
            <text:p>ACM International Conference Proceeding Series</text:p>
          </table:table-cell>
          <table:table-cell table:number-columns-repeated="2"/>
          <table:table-cell office:value-type="string" calcext:value-type="string">
            <text:p>10.1145/3275245.3275257</text:p>
          </table:table-cell>
          <table:table-cell office:value-type="string" calcext:value-type="string">
            <text:p>https://www.scopus.com/inward/record.uri?eid=2-s2.0-85056733964&amp;doi=10.1145%2f3275245.3275257&amp;partnerID=40&amp;md5=2b622bdf4304838714b99a3e41389ec3</text:p>
          </table:table-cell>
          <table:table-cell office:value-type="string" calcext:value-type="string">
            <text:p>Context: Testing adaptive systems (ASs) is particularly challenging due to certain characteristics such as the high number of possible configurations, runtime adaptations and the interactions between the system and its surrounding environment. Therefore, the combination of different testing approaches in order to compose a strategy is expected to improve the quality of the designed test suites. Objective: To devise and experiment with a testing strategy for ASs that relies on particular characteristics of these systems. Method: We ranked testing approaches for ASs and devised a strategy that is composed of the three top-ranked ones. The rankings address the challenges that can be mitigated by the approaches, activities from a typical testing process, and characteristics observed in some AS implementations. The strategy was applied to two adaptive systems for mobile devices. Results: The approach was applied to both systems. We observed partial gains in terms of fault detection and structural coverage when results are analysed separately for each system, even though no improvements were obtained with the application of the third approach. Conclusion: The strategy, despite being incipient, is promising and motivates a deeper analysis of results and new experiment rounds. Furthermore, it can evolve as long as the rankings are updated with new approaches. © 2018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9KV3VU3</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enghi, C.; Nejati, S.; Gaaloul, K.; Briand, L.C.</text:p>
          </table:table-cell>
          <table:table-cell office:value-type="string" calcext:value-type="string">
            <text:p>Generating automated and online test oracles for Simulink models with continuous and uncertain behaviors</text:p>
          </table:table-cell>
          <table:table-cell office:value-type="string" calcext:value-type="string">
            <text:p>ESEC/FSE 2019 - Proceedings of the 2019 27th ACM Joint Meeting European Software Engineering Conference and Symposium on the Foundations of Software Engineering</text:p>
          </table:table-cell>
          <table:table-cell table:number-columns-repeated="2"/>
          <table:table-cell office:value-type="string" calcext:value-type="string">
            <text:p>10.1145/3338906.3338920</text:p>
          </table:table-cell>
          <table:table-cell office:value-type="string" calcext:value-type="string">
            <text:p>https://www.scopus.com/inward/record.uri?eid=2-s2.0-85071946902&amp;doi=10.1145%2f3338906.3338920&amp;partnerID=40&amp;md5=a91e7cbd1c59ada187f23d1f65513396</text:p>
          </table:table-cell>
          <table:table-cell office:value-type="string" calcext:value-type="string">
            <text:p>Test automation requires automated oracles to assess test outputs. For cyber physical systems (CPS), oracles, in addition to be automated, should ensure some key objectives: (i) they should check test outputs in an online manner to stop expensive test executions as soon as a failure is detected; (ii) they should handle time- and magnitude-continuous CPS behaviors; (iii) they should provide a quantitative degree of satisfaction or failure measure instead of binary pass/fail outputs; and (iv) they should be able to handle uncertainties due to CPS interactions with the environment. We propose an automated approach to translate CPS requirements specified in a logic-based language into test oracles specified in Simulink - a widely-used development and simulation language for CPS. Our approach achieves the objectives noted above through the identification of a fragment of Signal First Order logic (SFOL) to specify requirements, the definition of a quantitative semantics for this fragment and a sound translation of the fragment into Simulink. The results from applying our approach on 11 industrial case studies show that: (i) our requirements language can express all the 98 requirements of our case studies; (ii) the time and effort required by our approach are acceptable, showing potentials for the adoption of our work in practice, and (iii) for large models, our approach can dramatically reduce the test execution time compared to when test outputs are checked in an offline manner. © 2019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3D8CZPT</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milli, M.; Gargantini, A.; Madaudo, R.; Scandurra, P.</text:p>
          </table:table-cell>
          <table:table-cell office:value-type="string" calcext:value-type="string">
            <text:p>HYPpOTesT: Hypothesis Testing Toolkit for Uncertain Service-Based Web Applic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34968-4_27</text:p>
          </table:table-cell>
          <table:table-cell office:value-type="string" calcext:value-type="string">
            <text:p>https://www.scopus.com/inward/record.uri?eid=2-s2.0-85076980840&amp;doi=10.1007%2f978-3-030-34968-4_27&amp;partnerID=40&amp;md5=574106dfd38125d860535772e59d0ad6</text:p>
          </table:table-cell>
          <table:table-cell office:value-type="string" calcext:value-type="string">
            <text:p>This paper introduces a model-based testing framework and associated toolkit, so called HYPpOTesT, for uncertain service-based web applications specified as probabilistic systems with non-determinism. The framework connects input/output conformance theory with hypothesis testing in order to assess if the behavior of the application under test corresponds to its probabilistic formal specification. The core component is a (on-the-fly) model-based testing algorithm able to automatically generate, execute and evaluate test cases from a Markov Decision Process specification. The testing activity feeds a Bayesian inference process that quantifies and mitigates the system uncertainty by calibrating probability values in the initial specification. This paper illustrates the structure, features, and usage of HYPpOTesT using the U-Store exemplar, i.e., a web-based e-commerce application that exhibits uncertain behavior. © 2019,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RNY9FII</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Gay, G.; Rayadurgam, S.; Heimdahl, M.P.E.</text:p>
          </table:table-cell>
          <table:table-cell office:value-type="string" calcext:value-type="string">
            <text:p>Improving the accuracy of oracle verdicts through automated model steering</text:p>
          </table:table-cell>
          <table:table-cell office:value-type="string" calcext:value-type="string">
            <text:p>ASE 2014 - Proceedings of the 29th ACM/IEEE International Conference on Automated Software Engineering</text:p>
          </table:table-cell>
          <table:table-cell table:number-columns-repeated="2"/>
          <table:table-cell office:value-type="string" calcext:value-type="string">
            <text:p>10.1145/2642937.2642989</text:p>
          </table:table-cell>
          <table:table-cell office:value-type="string" calcext:value-type="string">
            <text:p>https://www.scopus.com/inward/record.uri?eid=2-s2.0-84908635180&amp;doi=10.1145%2f2642937.2642989&amp;partnerID=40&amp;md5=6e6dacdcf3cb2fc9ce82bbe5ed046af3</text:p>
          </table:table-cell>
          <table:table-cell office:value-type="string" calcext:value-type="string">
            <text:p>The oraclea judge of the correctness of the system under test (SUT)is a major component of the testing process. Specifying test oracles is challenging for some domains, such as real-time embedded systems, where small changes in timing or sensory input may cause large behavioral differences. Models of such systems, often built for analysis and simulation, are appealing for reuse as oracles. These models, however, typically represent an idealized system, abstracting away certain issues such as non-deterministic timing behavior and sensor noise. Thus, even with the same inputs, the model's behavior may fail to match an acceptable behavior of the SUT, leading to many false positives reported by the oracle. We propose an automated steering framework that can adjust the behavior of the model to better match the behavior of the SUT to reduce the rate of false positives. This model steering is limited by a set of constraints (defining acceptable differences in behavior) and is based on a search process attempting to minimize a dissimilarity metric. This framework allows non-deterministic, but bounded, behavior differences, while preventing future mismatches, by guiding the oraclewithin limitsto match the execution of the SUT. Results show that steering significantly increases SUT-oracle conformance with minimal masking of real faults and, thus, has significant potential for reducing false positives and, consequently, development costs. © 2014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V9JWSPA</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amilli, M.; Gargantini, A.; Scandurra, P.</text:p>
          </table:table-cell>
          <table:table-cell office:value-type="string" calcext:value-type="string">
            <text:p>Model-based hypothesis testing of uncertain software systems</text:p>
          </table:table-cell>
          <table:table-cell office:value-type="string" calcext:value-type="string">
            <text:p>Software Testing Verification and Reliability</text:p>
          </table:table-cell>
          <table:table-cell table:number-columns-repeated="2"/>
          <table:table-cell office:value-type="string" calcext:value-type="string">
            <text:p>10.1002/stvr.1730</text:p>
          </table:table-cell>
          <table:table-cell office:value-type="string" calcext:value-type="string">
            <text:p>https://www.scopus.com/inward/record.uri?eid=2-s2.0-85079042885&amp;doi=10.1002%2fstvr.1730&amp;partnerID=40&amp;md5=d1e05c4c42d7f66c1c3349b1fbf5a5cf</text:p>
          </table:table-cell>
          <table:table-cell office:value-type="string" calcext:value-type="string">
            <text:p>Nowadays, there exists an increasing demand for reliable software systems able to fulfill their requirements in different operational environments and to cope with uncertainty that can be introduced both at design-time and at runtime because of the lack of control over third-party system components and complex interactions among software, hardware infrastructures and physical phenomena. This article addresses the problem of the discrepancy between measured data at runtime and the design-time formal specification by using an inverse uncertainty quantification approach. Namely, we introduce a methodology called METRIC and its supporting toolchain to quantify and mitigate software system uncertainty during testing by combining (on-the-fly) model-based testing and Bayesian inference. Our approach connects probabilistic input/output conformance theory with statistical hypothesis testing in order to assess if the behaviour of the system under test corresponds to its probabilistic formal specification provided in terms of a Markov decision process. An uncertainty-aware model-based test case generation strategy is used as a means to collect evidence from software components affected by sources of uncertainty. Test results serve as input to a Bayesian inference process that updates beliefs on model parameters encoding uncertain quality attributes of the system under test. This article describes our approach from both theoretical and practical perspectives. An extensive empirical evaluation activity has been conducted in order to assess the cost-effectiveness of our approach. We show that, under same effort constraints, our uncertainty-aware testing strategy increases the accuracy of the uncertainty quantification process up to 50 times with respect to traditional model-based testing methods. Copyright © 2020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UZNR3C7</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eichstaller, A.; Gabor, T.; Knapp, A.</text:p>
          </table:table-cell>
          <table:table-cell office:value-type="string" calcext:value-type="string">
            <text:p>Mutation-based test suite evolution for self-organizing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03424-5_9</text:p>
          </table:table-cell>
          <table:table-cell office:value-type="string" calcext:value-type="string">
            <text:p>https://www.scopus.com/inward/record.uri?eid=2-s2.0-85072322496&amp;doi=10.1007%2f978-3-030-03424-5_9&amp;partnerID=40&amp;md5=dd3bab6f4ea7e11525163300313cd43b</text:p>
          </table:table-cell>
          <table:table-cell office:value-type="string" calcext:value-type="string">
            <text:p>We consider test design as an optimization problem. The challenge is to find a set of test cases, the so-called test suite, that optimizes two quantifiable requirements: First, the effort needed for test execution should be minimal; a given test budget usually sets a maximum for the size of the test suite. Second, the test suite should maximize the score of a given test goal estimating its error detection capability, e.g., by the use of coverage or risk metrics. This paper studies test design for testing self-organizing systems with a mutation-based test goal. Equipped with a reconfiguration mechanism, this kind of a distributed system adapts its internal structure and thus its behavior to changing environmental conditions at run time. Test execution at a time step t consequently not only triggers an observable output at t + 1, but might also bring about a reconfiguration of the system under test influencing the result of subsequently executed test cases. Formalizing the evolving sequential decision problem of test case executions by dependency graphs, in which we try to find optimal sets of paths for the mutation-based goal, we investigate the suitability of various kinds of evolutionary algorithms for optimization. All of the considered algorithms are evaluated using a concrete case study of an adaptive, self-organizing production cell. © Springer Nature Switzerland AG 2018.</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3M7LHC4</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Wang, Y.; Chen, L.; Wei, J.; Kirkwood, D.; Xu, Q.; Lv, J.; Roberts, C.</text:p>
          </table:table-cell>
          <table:table-cell office:value-type="string" calcext:value-type="string">
            <text:p>On-line conformance testing of the Communication-Based Train Control (CBTC) system</text:p>
          </table:table-cell>
          <table:table-cell office:value-type="string" calcext:value-type="string">
            <text:p>2016 IEEE International Conference on Intelligent Rail Transportation, ICIRT 2016</text:p>
          </table:table-cell>
          <table:table-cell table:number-columns-repeated="2"/>
          <table:table-cell office:value-type="string" calcext:value-type="string">
            <text:p>10.1109/ICIRT.2016.7588751</text:p>
          </table:table-cell>
          <table:table-cell office:value-type="string" calcext:value-type="string">
            <text:p>https://www.scopus.com/inward/record.uri?eid=2-s2.0-84995380663&amp;doi=10.1109%2fICIRT.2016.7588751&amp;partnerID=40&amp;md5=e21b1abfa936b0556e69330c04b70598</text:p>
          </table:table-cell>
          <table:table-cell office:value-type="string" calcext:value-type="string">
            <text:p>As metro systems have become more advanced, Communication-Based Train Control (CBTC) has been increasingly valued because of its characteristics. It is, however, necessary to guarantee that the CBTC system is safe so that the safety of the whole metro system can be improved. Traditional off-line testing methods are widely used to determine whether the CBTC system complies with the desired specification, but unfortunately these testing methods are becoming insufficient due to the growing complexity and wider functional coverage requirements of the system. In particular, off-line testing methods ask for a deterministic system while the CBTC system is usually non-deterministic. To solve the problem, we propose an on-line testing method, based on a micro railway simulator and the testing tool UPPAAL-TRON, by generating and executing test cases simultaneously. Firstly, we applied the theory of Timed Automata (TA) to model a general routing procedure of the CBTC system. Secondly, the observable abstract variables in the TA-based model were mapped to the simulated variables in our micro railway simulator and the simulated variables were connected to the SUT's variables. Then, we processed the TA-based model via a black-box conformance testing tool UPPAAL-TRON to generate and execute the test case simultaneously. Finally, we analysed the testing results to determine the test coverage and to find out whether there are inconsistencies between the SUT design and its testing specification.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GFG728J</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amilli, M.; Gargantini, A.; Scandurra, P.; Trubiani, C.</text:p>
          </table:table-cell>
          <table:table-cell office:value-type="string" calcext:value-type="string">
            <text:p>Uncertainty-aware Exploration in Model-based Testing</text:p>
          </table:table-cell>
          <table:table-cell office:value-type="string" calcext:value-type="string">
            <text:p>Proceedings - 2021 IEEE 14th International Conference on Software Testing, Verification and Validation, ICST 2021</text:p>
          </table:table-cell>
          <table:table-cell table:number-columns-repeated="2"/>
          <table:table-cell office:value-type="string" calcext:value-type="string">
            <text:p>10.1109/ICST49551.2021.00019</text:p>
          </table:table-cell>
          <table:table-cell office:value-type="string" calcext:value-type="string">
            <text:p>https://www.scopus.com/inward/record.uri?eid=2-s2.0-85107995826&amp;doi=10.1109%2fICST49551.2021.00019&amp;partnerID=40&amp;md5=0febf9c627c88f797bbdf3befdf4378a</text:p>
          </table:table-cell>
          <table:table-cell office:value-type="string" calcext:value-type="string">
            <text:p>Modern software systems operate in complex and changing environments and are exposed to multiple sources of uncertainty. Testing methods shall be tailored to uncertainty as a first-class concern in order to quantify it and deliver increased confidence in the level of assurance of the final product. In this paper, we introduce novel model-based exploration strategies that generate test cases targeting uncertain components of the system under test. Our testing framework leverages Markov Decision Processes as modeling formalism of choice. The tester explicitly specifies uncertainty by means of beliefs attached to transition probabilities. The structural properties of the model and the uncertainty specification are then exploited to drive the test case generation process. Bayesian inference is used to achieve this objective by updating the initial beliefs through the evidence collected by testing. The proposed uncertainty-aware test selection strategies have been systematically evaluated on three realistic benchmarks and nine synthetic systems exhibiting up to 10k model transitions. We demonstrate the effectiveness of the novel strategies with well-established metrics. Results show they outperform existing testing methods with a gain up to 2.65× in terms of accuracy of the inference process.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LL7ZNM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egura, S.; Durán, A.; Sánchez, A.B.; Le Berre, D.; Lonca, E.; Ruiz-Cortés, A.</text:p>
          </table:table-cell>
          <table:table-cell office:value-type="string" calcext:value-type="string">
            <text:p>Safe and efficient runtime testing framework applied in dynamic and distributed systems</text:p>
          </table:table-cell>
          <table:table-cell office:value-type="string" calcext:value-type="string">
            <text:p>Software Testing Verification and Reliability</text:p>
          </table:table-cell>
          <table:table-cell table:number-columns-repeated="2"/>
          <table:table-cell office:value-type="string" calcext:value-type="string">
            <text:p>10.1002/stvr.1566</text:p>
          </table:table-cell>
          <table:table-cell office:value-type="string" calcext:value-type="string">
            <text:p>https://www.scopus.com/inward/record.uri?eid=2-s2.0-84924231632&amp;doi=10.1002%2fstvr.1566&amp;partnerID=40&amp;md5=1f09a3f948a456975b0d52b5e7150b91</text:p>
          </table:table-cell>
          <table:table-cell office:value-type="string" calcext:value-type="string">
            <text:p>Variability determines the capability of software applications to be configured and customized. A common need during the development of variability-intensive systems is the automated analysis of their underlying variability models, for example, detecting contradictory configuration options. The analysis operations that are performed on variability models are often very complex, which hinders the testing of the corresponding analysis tools and makes difficult, often infeasible, to determine the correctness of their outputs, that is, the well-known oracle problem in software testing. In this article, we present a generic approach for the automated detection of faults in variability analysis tools overcoming the oracle problem. Our work enables the generation of random variability models together with the exact set of valid configurations represented by these models. These test data are generated from scratch using stepwise transformations and assuring that certain constraints (a.k.a. metamorphic relations) hold at each step. To show the feasibility and generalizability of our approach, it has been used to automatically test several analysis tools in three variability domains: feature models, common upgradeability description format documents and Boolean formulas. Among other results, we detected 19 real bugs in 7 out of the 15 tools under test. Copyright © 2015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U5NLQF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radhan, D.; Wang, S.; Ali, S.; Yue, T.; Liaaen, M.</text:p>
          </table:table-cell>
          <table:table-cell office:value-type="string" calcext:value-type="string">
            <text:p>REMAP: Using Rule Mining and Multi-objective Search for Dynamic Test Case Prioritization</text:p>
          </table:table-cell>
          <table:table-cell office:value-type="string" calcext:value-type="string">
            <text:p>Proceedings - 2018 IEEE 11th International Conference on Software Testing, Verification and Validation, ICST 2018</text:p>
          </table:table-cell>
          <table:table-cell table:number-columns-repeated="2"/>
          <table:table-cell office:value-type="string" calcext:value-type="string">
            <text:p>10.1109/ICST.2018.00015</text:p>
          </table:table-cell>
          <table:table-cell office:value-type="string" calcext:value-type="string">
            <text:p>https://www.scopus.com/inward/record.uri?eid=2-s2.0-85048405729&amp;doi=10.1109%2fICST.2018.00015&amp;partnerID=40&amp;md5=aa2c2eab527b96ea31bcf1d3ba321110</text:p>
          </table:table-cell>
          <table:table-cell office:value-type="string" calcext:value-type="string">
            <text:p>Test case prioritization (TP) prioritizes test cases into an optimal order for achieving specific criteria (e.g., higher fault detection capability) as early as possible. However, the existing TP techniques usually only produce a static test case order before the execution without taking runtime test case execution results into account. In this paper, we propose an approach for black-box dynamic TP using rule mining and multi-objective search (named as REMAP). REMAP has three key components: 1) Rule Miner, which mines execution relations among test cases from historical execution data; 2) Static Prioritizer, which defines two objectives (i.e., fault detection capability (FDC) and test case reliance score (TRS)) and applies multi-objective search to prioritize test cases statically; and 3) Dynamic Executor and Prioritizer, which executes statically-prioritized test cases and dynamically updates the test case order based on the runtime test case execution results. We empirically evaluated REMAP with random search, greedy based on FDC, greedy based on FDC and TRS, static search-based prioritization, and rule-based prioritization using two industrial and three open source case studies. Results showed that REMAP significantly outperformed the other approaches for 96% of the case studies and managed to achieve on average 18% higher Average Percentage of Faults Detected (APFD).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26AMHCM</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Gijsberts, Arjan; Metta, Giorgio</text:p>
          </table:table-cell>
          <table:table-cell office:value-type="string" calcext:value-type="string">
            <text:p>2013 Special Issue: Real-Time Model Learning Using Incremental Sparse Spectrum Gaussian Process Regression</text:p>
          </table:table-cell>
          <table:table-cell office:value-type="string" calcext:value-type="string">
            <text:p>Neural Netw.</text:p>
          </table:table-cell>
          <table:table-cell/>
          <table:table-cell office:value-type="string" calcext:value-type="string">
            <text:p>0893-6080</text:p>
          </table:table-cell>
          <table:table-cell office:value-type="string" calcext:value-type="string">
            <text:p>10.1016/j.neunet.2012.08.011</text:p>
          </table:table-cell>
          <table:table-cell office:value-type="string" calcext:value-type="string">
            <text:p>https://doi.org/10.1016/j.neunet.2012.08.011</text:p>
          </table:table-cell>
          <table:table-cell office:value-type="string" calcext:value-type="string">
            <text:p>Novel applications in unstructured and non-stationary human environments require robots that learn from experience and adapt autonomously to changing conditions. Predictive models therefore not only need to be accurate, but should also be updated incrementally in real-time and require minimal human intervention. Incremental Sparse Spectrum Gaussian Process Regression is an algorithm that is targeted specifically for use in this context. Rather than developing a novel algorithm from the ground up, the method is based on the thoroughly studied Gaussian Process Regression algorithm, therefore ensuring a solid theoretical foundation. Non-linearity and a bounded update complexity are achieved simultaneously by means of a finite dimensional random feature mapping that approximates a kernel function. As a result, the computational cost for each update remains constant over time. Finally, algorithmic simplicity and support for automated hyperparameter optimization ensures convenience when employed in practice. Empirical validation on a number of synthetic and real-life learning problems confirms that the performance of Incremental Sparse Spectrum Gaussian Process Regression is superior with respect to the popular Locally Weighted Projection Regression, while computational requirements are found to be significantly lower. The method is therefore particularly suited for learning with real-time constraints or when computational resources are limited.</text:p>
          </table:table-cell>
          <table:table-cell office:value-type="string" calcext:value-type="string">
            <text:p>Function approximation; Incremental learning; Online learning; Real-time; Robotics</text:p>
          </table:table-cell>
          <table:table-cell office:value-type="string" calcext:value-type="string">
            <text:p>ACM</text:p>
          </table:table-cell>
          <table:table-cell table:number-columns-repeated="1011"/>
        </table:table-row>
        <table:table-row table:style-name="ro1">
          <table:table-cell office:value-type="string" calcext:value-type="string">
            <text:p>Z4ISMI73</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García-Cabrera, Lina; Ruano-Ruano, Ildefonso; Balsas-Almagro, José Ramón</text:p>
          </table:table-cell>
          <table:table-cell office:value-type="string" calcext:value-type="string">
            <text:p>A B-Learning Methodology Case for Faculty at High Education</text:p>
          </table:table-cell>
          <table:table-cell office:value-type="string" calcext:value-type="string">
            <text:p>J. Cases Inf. Technol.</text:p>
          </table:table-cell>
          <table:table-cell/>
          <table:table-cell office:value-type="string" calcext:value-type="string">
            <text:p>1548-7717</text:p>
          </table:table-cell>
          <table:table-cell office:value-type="string" calcext:value-type="string">
            <text:p>10.4018/jcit.2013010102</text:p>
          </table:table-cell>
          <table:table-cell office:value-type="string" calcext:value-type="string">
            <text:p>https://doi.org/10.4018/jcit.2013010102</text:p>
          </table:table-cell>
          <table:table-cell office:value-type="string" calcext:value-type="string">
            <text:p>The present teaching case was made at the University of Jaén, Spain, and was concerning to the experience of conducting an innovative b-learning course for the faculty, entitled "Advanced ILIAS e-Learning". The lessons learned by a group of teachers involved in e-learning were allowed for the course design and implementation. Specifically, the course was designed following the good practices that contribute effective e-learning, including a study-guide for virtual courses which assures quality specific criteria. The course combines conventional classroom work, online activities web-conferences and class-recordings and e-learning. It was organized into independent modules which were freely chosen by attendees depending on their needs. The course could be repeated by attendees as necessary to achieve modules and to deepen or improve previously acquired knowledge. The outputs of the experience reflected that b-learning modality was the best option for the academic staff, and therefore, this model should be used by institutions.</text:p>
          </table:table-cell>
          <table:table-cell office:value-type="string" calcext:value-type="string">
            <text:p>B-Learning; E-Learning Design; Faculty Training; Learning Management System; Lifelong Learning; Web Conference Software</text:p>
          </table:table-cell>
          <table:table-cell office:value-type="string" calcext:value-type="string">
            <text:p>ACM</text:p>
          </table:table-cell>
          <table:table-cell table:number-columns-repeated="1011"/>
        </table:table-row>
        <table:table-row table:style-name="ro1">
          <table:table-cell office:value-type="string" calcext:value-type="string">
            <text:p>Q7YI3RR5</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Hoic-Bozic, Natasa; Dlab, Martina Holenko; Kušen, Ema</text:p>
          </table:table-cell>
          <table:table-cell office:value-type="string" calcext:value-type="string">
            <text:p>A Blended Learning Model for a 'Multimedia Systems' Course</text:p>
          </table:table-cell>
          <table:table-cell office:value-type="string" calcext:value-type="string">
            <text:p>Int. J. Learn. Technol.</text:p>
          </table:table-cell>
          <table:table-cell/>
          <table:table-cell office:value-type="string" calcext:value-type="string">
            <text:p>1477-8386</text:p>
          </table:table-cell>
          <table:table-cell office:value-type="string" calcext:value-type="string">
            <text:p>10.1504/IJLT.2013.055672</text:p>
          </table:table-cell>
          <table:table-cell office:value-type="string" calcext:value-type="string">
            <text:p>https://doi.org/10.1504/IJLT.2013.055672</text:p>
          </table:table-cell>
          <table:table-cell office:value-type="string" calcext:value-type="string">
            <text:p>The course 'Multimedia Systems', offered at the Department of Informatics, received the award for the best e-learning course at the University of Rijeka in the academic year 2010/2011, being given the highest mark according to the four elements of a review. The course was taught in a blended way, combining self-paced learning, f2f classroom learning, and online learning supported by the Moodle learning management system. Bearing in mind a transition from standard f2f teaching to online learning, a sequential model of blended learning BL was chosen. In this paper we describe the technology for, and the methodological approach to, course design and development, as well as the results of evaluation. A survey conducted both in the academic year 2010/2011 and 2011/2012, showed that students were satisfied with the BL approach. The findings revealed that some online activities were preferred among the students, giving us guidelines for the BL model improvemen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MP6KQ3NN</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Quintal, Clara; Macías, José A.</text:p>
          </table:table-cell>
          <table:table-cell office:value-type="string" calcext:value-type="string">
            <text:p>A Capability Maturity Proposal for Usability and Accessibility Centered Processes</text:p>
          </table:table-cell>
          <table:table-cell office:value-type="string" calcext:value-type="string">
            <text:p>Proceedings of the XIX International Conference on Human Computer Interaction</text:p>
          </table:table-cell>
          <table:table-cell office:value-type="string" calcext:value-type="string">
            <text:p>978-1-4503-6491-1</text:p>
          </table:table-cell>
          <table:table-cell/>
          <table:table-cell office:value-type="string" calcext:value-type="string">
            <text:p>10.1145/3233824.3233836</text:p>
          </table:table-cell>
          <table:table-cell office:value-type="string" calcext:value-type="string">
            <text:p>https://doi.org/10.1145/3233824.3233836</text:p>
          </table:table-cell>
          <table:table-cell office:value-type="string" calcext:value-type="string">
            <text:p>The assurance of both usability and accessibility is an important concern in software development today. However, while a great deal of attention has been paid from the product's perspective, little or poor attention has been paid from the process's point of view. Despite this, the capability maturity of usability and accessibility processes should be considered and measured. To take up this challenge, this paper describes the conception of a capability maturity model named MODECUA, which provides a framework to evaluate development processes based on usability and accessibility. Due to the absence of current solutions to integrate usability and accessibility together from the process's perspective, the proposed model has been developed by extending and adapting general capability maturity models. MODECUA features the integration of well-known standards to determine the capability and maturity degree in the software development, being useful to provide suggestions and improve user-centred processes.</text:p>
          </table:table-cell>
          <table:table-cell office:value-type="string" calcext:value-type="string">
            <text:p>Accessibility; Usability; Capability Maturity Model; Software Process Quality; User-Centered Development</text:p>
          </table:table-cell>
          <table:table-cell office:value-type="string" calcext:value-type="string">
            <text:p>ACM</text:p>
          </table:table-cell>
          <table:table-cell table:number-columns-repeated="1011"/>
        </table:table-row>
        <table:table-row table:style-name="ro1">
          <table:table-cell office:value-type="string" calcext:value-type="string">
            <text:p>6I8K96QZ</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Heckman, Sarah; Williams, Laurie</text:p>
          </table:table-cell>
          <table:table-cell office:value-type="string" calcext:value-type="string">
            <text:p>A Comparative Evaluation of Static Analysis Actionable Alert Identification Techniques</text:p>
          </table:table-cell>
          <table:table-cell office:value-type="string" calcext:value-type="string">
            <text:p>Proceedings of the 9th International Conference on Predictive Models in Software Engineering</text:p>
          </table:table-cell>
          <table:table-cell office:value-type="string" calcext:value-type="string">
            <text:p>978-1-4503-2016-0</text:p>
          </table:table-cell>
          <table:table-cell/>
          <table:table-cell office:value-type="string" calcext:value-type="string">
            <text:p>10.1145/2499393.2499399</text:p>
          </table:table-cell>
          <table:table-cell office:value-type="string" calcext:value-type="string">
            <text:p>https://doi.org/10.1145/2499393.2499399</text:p>
          </table:table-cell>
          <table:table-cell office:value-type="string" calcext:value-type="string">
            <text:p>Automated static analysis (ASA) tools can identify potential source code anomalies that could lead to field failures. Developer inspection is required to determine if an ASA alert is important enough to fix, or an actionable alert. Supplementing current ASA tools with automated identification of actionable alerts could reduce developer inspection overhead, leading to an increase in industry adoption of ASA tools. The goal of this research is to inform the selection of an actionable alert identification technique for ranking the output of automated static analysis through a comparative evaluation of actionable alert identification techniques. We investigated six actionable alert identification techniques on three subject projects. Among these six techniques, the systematic actionable alert identification (SAAI) technique reported an average accuracy of 82.5% across the three subject projects when considering both ASA tools evaluated. Check 'n' Crash reported an average accuracy of 85.8% for the single ASA tool evaluated. The other actionable alert identification techniques had average accuracies ranging from 42.2%-78.2%.</text:p>
          </table:table-cell>
          <table:table-cell office:value-type="string" calcext:value-type="string">
            <text:p>actionable static analysis alert identification; automated static analysis; comparative evaluation</text:p>
          </table:table-cell>
          <table:table-cell office:value-type="string" calcext:value-type="string">
            <text:p>ACM</text:p>
          </table:table-cell>
          <table:table-cell table:number-columns-repeated="1011"/>
        </table:table-row>
        <table:table-row table:style-name="ro1">
          <table:table-cell office:value-type="string" calcext:value-type="string">
            <text:p>7CC8FQVQ</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Imtiaz, Nasif; Thorn, Seaver; Williams, Laurie</text:p>
          </table:table-cell>
          <table:table-cell office:value-type="string" calcext:value-type="string">
            <text:p>A Comparative Study of Vulnerability Reporting by Software Composition Analysis Tools</text:p>
          </table:table-cell>
          <table:table-cell office:value-type="string" calcext:value-type="string">
            <text:p>Proceedings of the 15th ACM / IEEE International Symposium on Empirical Software Engineering and Measurement (ESEM)</text:p>
          </table:table-cell>
          <table:table-cell office:value-type="string" calcext:value-type="string">
            <text:p>978-1-4503-8665-4</text:p>
          </table:table-cell>
          <table:table-cell/>
          <table:table-cell office:value-type="string" calcext:value-type="string">
            <text:p>10.1145/3475716.3475769</text:p>
          </table:table-cell>
          <table:table-cell office:value-type="string" calcext:value-type="string">
            <text:p>https://doi.org/10.1145/3475716.3475769</text:p>
          </table:table-cell>
          <table:table-cell office:value-type="string" calcext:value-type="string">
            <text:p>Background: Modern software uses many third-party libraries and frameworks as dependencies. Known vulnerabilities in these dependencies are a potential security risk. Software composition analysis (SCA) tools, therefore, are being increasingly adopted by practitioners to keep track of vulnerable dependencies. Aim: The goal of this study is to understand the difference in vulnerability reporting by various SCA tools. Understanding if and how existing SCA tools differ in their analysis may help security practitioners to choose the right tooling and identify future research needs. Method: We present an in-depth case study by comparing the analysis reports of 9 industry-leading SCA tools on a large web application, OpenMRS, composed of Maven (Java) and npm (JavaScript) projects. Results: We find that the tools vary in their vulnerability reporting. The count of reported vulnerable dependencies ranges from 17 to 332 for Maven and from 32 to 239 for npm projects across the studied tools. Similarly, the count of unique known vulnerabilities reported by the tools ranges from 36 to 313 for Maven and from 45 to 234 for npm projects. Our manual analysis of the tools' results suggest that accuracy of the vulnerability database is a key differentiator for SCA tools. Conclusion: We recommend that practitioners should not rely on any single tool at the present, as that can result in missing known vulnerabilities. We point out two research directions in the SCA space: i) establishing frameworks and metrics to identify false positives for dependency vulnerabilities; and ii) building automation technologies for continuous monitoring of vulnerability data from open source package ecosystems.</text:p>
          </table:table-cell>
          <table:table-cell office:value-type="string" calcext:value-type="string">
            <text:p>case study; dependency; security tools; software composition analysis; supply chain security; vulnerability</text:p>
          </table:table-cell>
          <table:table-cell office:value-type="string" calcext:value-type="string">
            <text:p>ACM</text:p>
          </table:table-cell>
          <table:table-cell table:number-columns-repeated="1011"/>
        </table:table-row>
        <table:table-row table:style-name="ro1">
          <table:table-cell office:value-type="string" calcext:value-type="string">
            <text:p>LNP5QJQL</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Kim, Sung-Hee; Zhang, Kailun; McGrenere, Joanna; Booth, Kellogg S.; Jacova, Claudia</text:p>
          </table:table-cell>
          <table:table-cell office:value-type="string" calcext:value-type="string">
            <text:p>A Comparison of Touchscreen and Mouse for Real-World and Abstract Tasks with Older Adults</text:p>
          </table:table-cell>
          <table:table-cell office:value-type="string" calcext:value-type="string">
            <text:p>ACM Trans. Access. Comput.</text:p>
          </table:table-cell>
          <table:table-cell/>
          <table:table-cell office:value-type="string" calcext:value-type="string">
            <text:p>1936-7228</text:p>
          </table:table-cell>
          <table:table-cell office:value-type="string" calcext:value-type="string">
            <text:p>10.1145/3418057</text:p>
          </table:table-cell>
          <table:table-cell office:value-type="string" calcext:value-type="string">
            <text:p>https://doi.org/10.1145/3418057</text:p>
          </table:table-cell>
          <table:table-cell office:value-type="string" calcext:value-type="string">
            <text:p>Computer technology is increasingly being used to facilitate the timely identification of cognitive impairment in older adults. Our Cognitive Testing on Computer (C-TOC) project aims to develop a self-administered online test for older adults to take at their home. Due to the freedom of devices they can use, it is important to investigate whether different input devices can impact test performance. We compared touchscreen and mouse input on both abstract and real-world pointing and dragging tasks: classic Fitts’s Law tasks and tasks drawn from C-TOC. The abstract and real-world tasks were designed to require equivalent motor skills. Our research goals were to determine (1) if performance on computerized cognitive tasks are affected by input device, and (2) if performance differences due to input device can be explained by those observed on Fitts’s Law tasks. Sixteen older adults completed both types of tasks using a touchscreen and a mouse. We found that input device affected speed on three out of four cognitive tasks while only affecting accuracy on one task. Secondarily, our results suggest that Fitts’s Law results of differences in mouse and touch cannot be used to predict device differences in the performance on C-TOC tests. As an additional research goal, we looked into the movement patterns of one real-world dragging task—the C-TOC Pattern Construction task—to see if they could provide richer performance measures, beyond speed and accuracy. Such measures could compensate for the lack of a clinician observer who is typically present in comparable paper-based cognitive tests. We found that older adults naturally adopted different movement patterns on the two devices: they tended to make shorter moves and a greater number of moves on a touchscreen than with a mouse. Altogether, our results suggest that careful device-based performance calibration will be needed in computerized tests.</text:p>
          </table:table-cell>
          <table:table-cell office:value-type="string" calcext:value-type="string">
            <text:p>experiment; cognitive testing; dragging; Input device; mouse; older adults; pointing; touchscreen</text:p>
          </table:table-cell>
          <table:table-cell office:value-type="string" calcext:value-type="string">
            <text:p>ACM</text:p>
          </table:table-cell>
          <table:table-cell table:number-columns-repeated="1011"/>
        </table:table-row>
        <table:table-row table:style-name="ro1">
          <table:table-cell office:value-type="string" calcext:value-type="string">
            <text:p>A68D2SI7</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Dolby, Julian; Hammer, Christian; Marino, Daniel; Tip, Frank; Vaziri, Mandana; Vitek, Jan</text:p>
          </table:table-cell>
          <table:table-cell office:value-type="string" calcext:value-type="string">
            <text:p>A Data-Centric Approach to Synchronization</text:p>
          </table:table-cell>
          <table:table-cell office:value-type="string" calcext:value-type="string">
            <text:p>ACM Trans. Program. Lang. Syst.</text:p>
          </table:table-cell>
          <table:table-cell/>
          <table:table-cell office:value-type="string" calcext:value-type="string">
            <text:p>0164-0925</text:p>
          </table:table-cell>
          <table:table-cell office:value-type="string" calcext:value-type="string">
            <text:p>10.1145/2160910.2160913</text:p>
          </table:table-cell>
          <table:table-cell office:value-type="string" calcext:value-type="string">
            <text:p>https://doi.org/10.1145/2160910.2160913</text:p>
          </table:table-cell>
          <table:table-cell office:value-type="string" calcext:value-type="string">
            <text:p>Concurrency-related errors, such as data races, are frustratingly difficult to track down and eliminate in large object-oriented programs. Traditional approaches to preventing data races rely on protecting instruction sequences with synchronization operations. Such control-centric approaches are inherently brittle, as the burden is on the programmer to ensure that all concurrently accessed memory locations are consistently protected. Data-centric synchronization is an alternative approach that offloads some of the work on the language implementation. Data-centric synchronization groups fields of objects into atomic sets to indicate that these fields must always be updated atomically. Each atomic set has associated units of work, that is, code fragments that preserve the consistency of that atomic set. Synchronization operations are added automatically by the compiler. We present an extension to the Java programming language that integrates annotations for data-centric concurrency control. The resulting language, called AJ, relies on a type system that enables separate compilation and supports atomic sets that span multiple objects and that also supports full encapsulation for more efficient code generation. We evaluate our proposal by refactoring classes from standard libraries, as well as a number of multithreaded benchmarks, to use atomic sets. Our results suggest that data-centric synchronization is easy to use and enjoys low annotation overhead, while successfully preventing data races. Moreover, experiments on the SPECjbb benchmark suggest that acceptable performance can be achieved with a modest amount of tuning.</text:p>
          </table:table-cell>
          <table:table-cell office:value-type="string" calcext:value-type="string">
            <text:p>Concurrent object-oriented programming; data races; programming model; serializability</text:p>
          </table:table-cell>
          <table:table-cell office:value-type="string" calcext:value-type="string">
            <text:p>ACM</text:p>
          </table:table-cell>
          <table:table-cell table:number-columns-repeated="1011"/>
        </table:table-row>
        <table:table-row table:style-name="ro1">
          <table:table-cell office:value-type="string" calcext:value-type="string">
            <text:p>CXNUI3XA</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Zhang, Ying; Hong, Xinpeng; Chen, Zhongsheng; Peng, Zebo; Jiang, Jianhui</text:p>
          </table:table-cell>
          <table:table-cell office:value-type="string" calcext:value-type="string">
            <text:p>A Deterministic-Path Routing Algorithm for Tolerating Many Faults on Very-Large-Scale Network-on-Chip</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3414060</text:p>
          </table:table-cell>
          <table:table-cell office:value-type="string" calcext:value-type="string">
            <text:p>https://doi.org/10.1145/3414060</text:p>
          </table:table-cell>
          <table:table-cell office:value-type="string" calcext:value-type="string">
            <text:p>Very-large-scale network-on-chip (VLS-NoC) has become a promising fabric for supercomputers, but this fabric may encounter the many-fault problem. This article proposes a deterministic routing algorithm to tolerate the effects of many faults in VLS-NoCs. This approach generates routing tables offline using a breadth-first traversal algorithm and stores a routing table locally in each switch for online packet transmission. The approach applies the Tarjan algorithm to degrade the faulty NoC and maximizes the number of available nodes in the reconfigured NoC. In 2D NoCs, the approach updates routing tables of some nodes using the deprecated channel/node rules and avoids deadlocks in the NoC. In 3D NoCs, the approach uses a forbidden-turn selection algorithm and detour rules to prevent faceted rings and ensures the NoC is deadlock-free. Experimental results demonstrate that the proposed approach provides fault-free communications of 2D and 3D NoCs after injecting 40 faulty links. Meanwhile, it maximizes the number of available nodes in the reconfigured NoC. The approach also outperforms existing algorithms in terms of average latency, throughput, and energy consumption.</text:p>
          </table:table-cell>
          <table:table-cell office:value-type="string" calcext:value-type="string">
            <text:p>3D NoC; avoiding deadlock; fault-tolerant NoC; Routing algorithm; turn model</text:p>
          </table:table-cell>
          <table:table-cell office:value-type="string" calcext:value-type="string">
            <text:p>ACM</text:p>
          </table:table-cell>
          <table:table-cell table:number-columns-repeated="1011"/>
        </table:table-row>
        <table:table-row table:style-name="ro1">
          <table:table-cell office:value-type="string" calcext:value-type="string">
            <text:p>NPN8YL4K</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Ullah, Abrar; Xiao, Hannan; Barker, Trevor</text:p>
          </table:table-cell>
          <table:table-cell office:value-type="string" calcext:value-type="string">
            <text:p>A Dynamic Profile Questions Approach to Mitigate Impersonation in Online Examinations</text:p>
          </table:table-cell>
          <table:table-cell office:value-type="string" calcext:value-type="string">
            <text:p>J. Grid Comput.</text:p>
          </table:table-cell>
          <table:table-cell/>
          <table:table-cell office:value-type="string" calcext:value-type="string">
            <text:p>1570-7873</text:p>
          </table:table-cell>
          <table:table-cell office:value-type="string" calcext:value-type="string">
            <text:p>10.1007/s10723-018-9442-6</text:p>
          </table:table-cell>
          <table:table-cell office:value-type="string" calcext:value-type="string">
            <text:p>https://doi.org/10.1007/s10723-018-9442-6</text:p>
          </table:table-cell>
          <table:table-cell office:value-type="string" calcext:value-type="string">
            <text:p>Online examinations are an integral component of many online learning environments, which face many security challenges. Collusion is seen as a major security threat to such examinations, when a student invites a third party to impersonate or abet in a test. This work aims to strengthen the authentication of students via the use of dynamic profile questions. The study reported in this paper involved 31 online participants from five countries over a five-week period. The results of usability and security analysis are reported. The dynamic profile questions were more usable than both the text-based and image-based questions (p &amp;lt; 0.01). An impersonation abuse scenario was simulated using email and mobile phone. The impersonation attack via email was not successful, however, students were able to share answers to dynamic profile questions with a third party impersonator in real time, which resulted in 93% correct answers. The sharing of information via phone took place in real time during an online test and the response time of an impersonator was significantly different (p &amp;lt; 0.01) than a student. The study also revealed that a response time factor may be implemented to identify and report impersonation attacks.</text:p>
          </table:table-cell>
          <table:table-cell office:value-type="string" calcext:value-type="string">
            <text:p>Security; Usability; Authentication; Online examinations</text:p>
          </table:table-cell>
          <table:table-cell office:value-type="string" calcext:value-type="string">
            <text:p>ACM</text:p>
          </table:table-cell>
          <table:table-cell table:number-columns-repeated="1011"/>
        </table:table-row>
        <table:table-row table:style-name="ro1">
          <table:table-cell office:value-type="string" calcext:value-type="string">
            <text:p>Z3L229LQ</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lshamaa, Daniel; Chehade, Farah Mourad; Honeine, Paul</text:p>
          </table:table-cell>
          <table:table-cell office:value-type="string" calcext:value-type="string">
            <text:p>A Hierarchical Classification Method Using Belief Functions</text:p>
          </table:table-cell>
          <table:table-cell office:value-type="string" calcext:value-type="string">
            <text:p>Signal Process.</text:p>
          </table:table-cell>
          <table:table-cell/>
          <table:table-cell office:value-type="string" calcext:value-type="string">
            <text:p>0165-1684</text:p>
          </table:table-cell>
          <table:table-cell office:value-type="string" calcext:value-type="string">
            <text:p>10.1016/j.sigpro.2018.02.021</text:p>
          </table:table-cell>
          <table:table-cell office:value-type="string" calcext:value-type="string">
            <text:p>https://doi.org/10.1016/j.sigpro.2018.02.021</text:p>
          </table:table-cell>
          <table:table-cell office:value-type="string" calcext:value-type="string">
            <text:p>A confidence-based classification method for multi-class problems is proposed.The method employs a hierarchical clustering approach, and a feature selection technique based on the discriminative capacity.The method uses belief functions for data fusion and decision making.Experiments in wireless sensors network and facial image recognition are realized. Classification is one of the most important tasks carried out by intelligent systems. Recent works have proposed deep learning to solve the classification problem. While such techniques achieve a very good performance and reduce the complexity of feature engineering, they require a large amount of data and are extremely computationally expensive to train. This paper presents a new supervised confidence-based classification method for multi-class problems. The method is a hierarchical technique using the belief function theory and feature selection. The method predicts, for a new sample input, a confidence-level for each class. For this purpose, a hierarchical clustering approach is adopted to create a two-level classification problem. A feature selection technique is then carried out at each level to reduce the complexity of the algorithm and enhance the classification performance. The belief function theory is then used to combine all information and to give out decisions, by computing the confidence of the sample being in each class. The proposed method has been tested for indoor localization in a wireless sensors network and for facial image recognition using well-known databases. The obtained results prove the effectiveness of the proposed method and its competence as compared to state-of-the-art methods.</text:p>
          </table:table-cell>
          <table:table-cell office:value-type="string" calcext:value-type="string">
            <text:p>Belief functions; Decision making; Error rate; Hierarchical clustering; Multi-class classification</text:p>
          </table:table-cell>
          <table:table-cell office:value-type="string" calcext:value-type="string">
            <text:p>ACM</text:p>
          </table:table-cell>
          <table:table-cell table:number-columns-repeated="1011"/>
        </table:table-row>
        <table:table-row table:style-name="ro1">
          <table:table-cell office:value-type="string" calcext:value-type="string">
            <text:p>T7M77RTB</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Nicholas, Michelle; Richards, Deborah; van Bergen, Penny</text:p>
          </table:table-cell>
          <table:table-cell office:value-type="string" calcext:value-type="string">
            <text:p>A Highly Elaborative Reminiscing Virtual Agent to Enhance Student Memory of Virtual World Events</text:p>
          </table:table-cell>
          <table:table-cell office:value-type="string" calcext:value-type="string">
            <text:p>Proceedings of the 2013 International Conference on Autonomous Agents and Multi-Agent Systems</text:p>
          </table:table-cell>
          <table:table-cell office:value-type="string" calcext:value-type="string">
            <text:p>978-1-4503-1993-5</text:p>
          </table:table-cell>
          <table:table-cell table:number-columns-repeated="2"/>
          <table:table-cell office:value-type="string" calcext:value-type="string">
            <text:p>https://dl.acm.org/doi/10.5555/2484920.2485038</text:p>
          </table:table-cell>
          <table:table-cell office:value-type="string" calcext:value-type="string">
            <text:p>The use of "highly elaborative" reminiscing by mothers, involving open-ended questions and more detail about past events has been shown to produce children with greater accuracy and detail in their autobiographical memory recall of past events. This paradigm has not been extended to semantic learning, or to an adult population before. Thus, the present study used a virtual reminiscing agent to investigate the effect of elaborative and non-elaborative reminiscing on students' semantic memory recall of a virtual event to investigate this reminiscing paradigm. A study involving ninety-eight undergraduate psychology students revealed that participants exposed to highly elaborative reminiscing free recalled significantly more correct information than low elaborative reminiscing (closed-ended questions and low detail), and no reminiscing. Second, open-ended questions were superior to closed-ended questions in free recall memory, as well as in number of memory errors. Lastly, the provision of high detail improved recall when combined with open-ended questions, but not when combined with closed-ended questions. These results indicate that an intelligent virtual agent with a highly elaborative reminiscing style may be a valuable learning companion by aiding (adult) students to reflect on and better remember episodic experiences provided in a virtual world.</text:p>
          </table:table-cell>
          <table:table-cell office:value-type="string" calcext:value-type="string">
            <text:p>episodic memory; reminiscing agent; semantic memory</text:p>
          </table:table-cell>
          <table:table-cell office:value-type="string" calcext:value-type="string">
            <text:p>ACM</text:p>
          </table:table-cell>
          <table:table-cell table:number-columns-repeated="1011"/>
        </table:table-row>
        <table:table-row table:style-name="ro1">
          <table:table-cell office:value-type="string" calcext:value-type="string">
            <text:p>62UP2AQ3</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Wang, Na; Li, Liping</text:p>
          </table:table-cell>
          <table:table-cell office:value-type="string" calcext:value-type="string">
            <text:p>A Hybrid Teaching Reform Scheme of Compiler Technology Course Based on Engineering Education</text:p>
          </table:table-cell>
          <table:table-cell office:value-type="string" calcext:value-type="string">
            <text:p>Proceedings of the 5th International Conference on Information and Education Innovations</text:p>
          </table:table-cell>
          <table:table-cell office:value-type="string" calcext:value-type="string">
            <text:p>978-1-4503-7575-7</text:p>
          </table:table-cell>
          <table:table-cell/>
          <table:table-cell office:value-type="string" calcext:value-type="string">
            <text:p>10.1145/3411681.3411695</text:p>
          </table:table-cell>
          <table:table-cell office:value-type="string" calcext:value-type="string">
            <text:p>https://doi.org/10.1145/3411681.3411695</text:p>
          </table:table-cell>
          <table:table-cell office:value-type="string" calcext:value-type="string">
            <text:p>Combined with our school's orientation as an application-oriented undergraduate college, we have carried out theoretical and experimental teaching reform and exploration on compiler technology course. Considering the professional requirements of engineering education certification, with the help of various forms of online resources, we put forward a hybrid teaching reform scheme of compiling technology course. The test results show that teaching reform on this course has a great advantage in learning.</text:p>
          </table:table-cell>
          <table:table-cell office:value-type="string" calcext:value-type="string">
            <text:p>teaching reform; compiler technology; engineering education certification; hybrid; online resources</text:p>
          </table:table-cell>
          <table:table-cell office:value-type="string" calcext:value-type="string">
            <text:p>ACM</text:p>
          </table:table-cell>
          <table:table-cell table:number-columns-repeated="1011"/>
        </table:table-row>
        <table:table-row table:style-name="ro1">
          <table:table-cell office:value-type="string" calcext:value-type="string">
            <text:p>AHEB8BY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air, Adam; Ballard, Kirrie J.; Markoulli, Constantina; Monroe, Penelope; Mckechnie, Jacqueline; Ahmed, Beena; Gutierrez-Osuna, Ricardo</text:p>
          </table:table-cell>
          <table:table-cell office:value-type="string" calcext:value-type="string">
            <text:p>A Longitudinal Evaluation of Tablet-Based Child Speech Therapy with Apraxia World</text:p>
          </table:table-cell>
          <table:table-cell office:value-type="string" calcext:value-type="string">
            <text:p>ACM Trans. Access. Comput.</text:p>
          </table:table-cell>
          <table:table-cell/>
          <table:table-cell office:value-type="string" calcext:value-type="string">
            <text:p>1936-7228</text:p>
          </table:table-cell>
          <table:table-cell office:value-type="string" calcext:value-type="string">
            <text:p>10.1145/3433607</text:p>
          </table:table-cell>
          <table:table-cell office:value-type="string" calcext:value-type="string">
            <text:p>https://doi.org/10.1145/3433607</text:p>
          </table:table-cell>
          <table:table-cell office:value-type="string" calcext:value-type="string">
            <text:p>Digital games can make speech therapy exercises more enjoyable for children and increase their motivation during therapy. However, many such games developed to date have not been designed for long-term use. To address this issue, we developed Apraxia World, a speech therapy game specifically intended to be played over extended periods. In this study, we examined pronunciation improvements, child engagement over time, and caregiver and automated pronunciation evaluation accuracy while using our game over a multi-month period. Ten children played Apraxia World at home during two counterbalanced 4-week treatment blocks separated by a 2-week break. In one treatment phase, children received pronunciation feedback from caregivers and in the other treatment phase, utterances were evaluated with an automated framework built into the game. We found that children made therapeutically significant speech improvements while using Apraxia World, and that the game successfully increased engagement during speech therapy practice. Additionally, in offline mispronunciation detection tests, our automated pronunciation evaluation framework outperformed a traditional method based on goodness of pronunciation scoring. Our results suggest that this type of speech therapy game is a valid complement to traditional home practice.</text:p>
          </table:table-cell>
          <table:table-cell office:value-type="string" calcext:value-type="string">
            <text:p>childhood apraxia of speech (CAS); computer-aided pronunciation training (CAPT); Games for health; serious games; speech sound disorders (SSDs)</text:p>
          </table:table-cell>
          <table:table-cell office:value-type="string" calcext:value-type="string">
            <text:p>ACM</text:p>
          </table:table-cell>
          <table:table-cell table:number-columns-repeated="1011"/>
        </table:table-row>
        <table:table-row table:style-name="ro1">
          <table:table-cell office:value-type="string" calcext:value-type="string">
            <text:p>URR86J7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Dang, Khanh N.; Meyer, Michael; Okuyama, Yuichi; Abdallah, Abderazek Ben</text:p>
          </table:table-cell>
          <table:table-cell office:value-type="string" calcext:value-type="string">
            <text:p>A Low-Overhead Soft—Hard Fault-Tolerant Architecture, Design and Management Scheme for Reliable High-Performance Many-Core 3D-NoC Systems</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6-1951-0</text:p>
          </table:table-cell>
          <table:table-cell office:value-type="string" calcext:value-type="string">
            <text:p>https://doi.org/10.1007/s11227-016-1951-0</text:p>
          </table:table-cell>
          <table:table-cell office:value-type="string" calcext:value-type="string">
            <text:p>The Network-on-Chip (NoC) paradigm has been proposed as a favorable solution to handle the strict communication requirements between the increasingly large number of cores on a single chip. However, NoC systems are exposed to the aggressive scaling down of transistors, low operating voltages, and high integration and power densities, making them vulnerable to permanent (hard) faults and transient (soft) errors. A hard fault in a NoC can lead to external blocking, causing congestion across the whole network. A soft error is more challenging because of its silent data corruption, which leads to a large area of erroneous data due to error propagation, packet re-transmission, and deadlock. In this paper, we present the architecture and design of a comprehensive soft error and hard fault-tolerant 3D-NoC system, named 3D-Hard-Fault-Soft-Error-Tolerant-OASIS-NoC (3D-FETO). With the aid of efficient mechanisms and algorithms, 3D-FETO is capable of detecting and recovering from soft errors which occur in the routing pipeline stages and leverages reconfigurable components to handle permanent faults in links, input buffers, and crossbars. In-depth evaluation results show that the 3D-FETO system is able to work around different kinds of hard faults and soft errors, ensuring graceful performance degradation, while minimizing additional hardware complexity and remaining power efficient.</text:p>
          </table:table-cell>
          <table:table-cell office:value-type="string" calcext:value-type="string">
            <text:p>Design; 3D NoCs; Architecture; Fault-tolerance; Reliability; Soft—hard faults</text:p>
          </table:table-cell>
          <table:table-cell office:value-type="string" calcext:value-type="string">
            <text:p>ACM</text:p>
          </table:table-cell>
          <table:table-cell table:number-columns-repeated="1011"/>
        </table:table-row>
        <table:table-row table:style-name="ro1">
          <table:table-cell office:value-type="string" calcext:value-type="string">
            <text:p>WRQXZSMI</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ingh, Hari; Bawa, Seema</text:p>
          </table:table-cell>
          <table:table-cell office:value-type="string" calcext:value-type="string">
            <text:p>A MapReduce-Based Scalable Discovery and Indexing of Structured Big Data</text:p>
          </table:table-cell>
          <table:table-cell office:value-type="string" calcext:value-type="string">
            <text:p>Future Gener. Comput. Syst.</text:p>
          </table:table-cell>
          <table:table-cell/>
          <table:table-cell office:value-type="string" calcext:value-type="string">
            <text:p>0167-739X</text:p>
          </table:table-cell>
          <table:table-cell office:value-type="string" calcext:value-type="string">
            <text:p>10.1016/j.future.2017.03.028</text:p>
          </table:table-cell>
          <table:table-cell office:value-type="string" calcext:value-type="string">
            <text:p>https://doi.org/10.1016/j.future.2017.03.028</text:p>
          </table:table-cell>
          <table:table-cell office:value-type="string" calcext:value-type="string">
            <text:p>Various methods and techniques have been proposed in past for improving performance of queries on structured and unstructured data. The paper proposes a parallel B-Tree index in the MapReduce framework for improving efficiency of random reads over the existing approaches. The benefit of using the MapReduce framework is that it encapsulates the complexity of implementing parallelism and fault tolerance from users and presents these in a user friendly way. The proposed index reduces the number of data accesses for range queries and thus improves efficiency. The B-Tree index on MapReduce is implemented in a chained-MapReduce process that reduces intermediate data access time between successive map and reduce functions, and improves efficiency. Finally, five performance metrics have been used to validate the performance of proposed index for range search query in MapReduce, such as, varying cluster size and, size of range search query coverage on execution time, the number of map tasks and size of Input/Output (I/O) data. The effect of varying Hadoop Distributed File System (HDFS) block size and, analysis of the size of heap memory and intermediate data generated during map and reduce functions also shows the superiority of the proposed index. It is observed through experimental results that the parallel B-Tree index along with a chained-MapReduce environment performs better than default non-indexed dataset of the Hadoop and B-Tree like Global Index (Zhao etal., 2012) in MapReduce. Solution for the lack of indexing in the MapReduce frameworksHadoop is proposed.Parallel implementation of existing B-Tree index is carried out in MapReduce.Parallel implementation of range search query is carried out in MapReduce.Cluster size, query coverage, number of map tasks and size of I/O data are analyzed.HDFS block size and, heap memory and intermediate data generated are analyzed.Proposed parallel B-Tree index provides high scalability and efficient data search.</text:p>
          </table:table-cell>
          <table:table-cell office:value-type="string" calcext:value-type="string">
            <text:p>B-Tree; Cluster; Distributed computing; Hadoop; HDFS; MapReduce</text:p>
          </table:table-cell>
          <table:table-cell office:value-type="string" calcext:value-type="string">
            <text:p>ACM</text:p>
          </table:table-cell>
          <table:table-cell table:number-columns-repeated="1011"/>
        </table:table-row>
        <table:table-row table:style-name="ro1">
          <table:table-cell office:value-type="string" calcext:value-type="string">
            <text:p>MIB7PNI2</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Lahiani, Nesrine; Bennouar, Djamal</text:p>
          </table:table-cell>
          <table:table-cell office:value-type="string" calcext:value-type="string">
            <text:p>A Model Driven Approach to Derive E-Learning Applications in Software Product Line</text:p>
          </table:table-cell>
          <table:table-cell office:value-type="string" calcext:value-type="string">
            <text:p>Proceedings of the International Conference on Intelligent Information Processing, Security and Advanced Communication</text:p>
          </table:table-cell>
          <table:table-cell office:value-type="string" calcext:value-type="string">
            <text:p>978-1-4503-3458-7</text:p>
          </table:table-cell>
          <table:table-cell/>
          <table:table-cell office:value-type="string" calcext:value-type="string">
            <text:p>10.1145/2816839.2816850</text:p>
          </table:table-cell>
          <table:table-cell office:value-type="string" calcext:value-type="string">
            <text:p>https://doi.org/10.1145/2816839.2816850</text:p>
          </table:table-cell>
          <table:table-cell office:value-type="string" calcext:value-type="string">
            <text:p>Platforms such as Moodle aims to ease and improve the teaching-learning process by means of taking advantage of internet technologies. All existing e-learning platforms are pretty similar the concepts of activity, assignment, deliverable or grade. But also a wide range of differences among them exists. Software Product Line (SPL) has as goal the effective production of similar software systems.. Product derivation represents a fundamental aspect in SPL. It is also the main challenge that SPL faces. Despite its importance, there is only a little research on product derivation compared to the large work on developing product lines. In addition, the few available research reports guidance about how to derive a product from a product line. In this paper we describe a combination of SPL and MDA which both fit perfectly together in order to build applications in cost effective way. We proposed an approach for product derivation that adopts MDA with its organized layers of models to achieve SPL goals.</text:p>
          </table:table-cell>
          <table:table-cell office:value-type="string" calcext:value-type="string">
            <text:p>e-learning; Model Driven Architecture; Product Derivation; Software Product Line</text:p>
          </table:table-cell>
          <table:table-cell office:value-type="string" calcext:value-type="string">
            <text:p>ACM</text:p>
          </table:table-cell>
          <table:table-cell table:number-columns-repeated="1011"/>
        </table:table-row>
        <table:table-row table:style-name="ro1">
          <table:table-cell office:value-type="string" calcext:value-type="string">
            <text:p>DU44LNI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Gutiérrez, J.J.; Escalona, M.J.; Mejías, M.</text:p>
          </table:table-cell>
          <table:table-cell office:value-type="string" calcext:value-type="string">
            <text:p>A Model-Driven Approach for Functional Test Case Generation</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5.08.001</text:p>
          </table:table-cell>
          <table:table-cell office:value-type="string" calcext:value-type="string">
            <text:p>https://doi.org/10.1016/j.jss.2015.08.001</text:p>
          </table:table-cell>
          <table:table-cell office:value-type="string" calcext:value-type="string">
            <text:p>We present an approach for early testing based on the Model-Driven paradigm.We offer the view of a tool for solve this problem.We present some real experiences where this approach was offered. Test phase is one of the most critical phases in software engineering life cycle to assure the final system quality. In this context, functional system test cases verify that the system under test fulfills its functional specification. Thus, these test cases are frequently designed from the different scenarios and alternatives depicted in functional requirements. The objective of this paper is to introduce a systematic process based on the Model-Driven paradigm to automate the generation of functional test cases from functional requirements. For this aim, a set of metamodels and transformations and also a specific language domain to use them is presented. The paper finishes stating learned lessons from the trenches as well as relevant future work and conclusions that draw new research lines in the test cases generation context. Display Omitted</text:p>
          </table:table-cell>
          <table:table-cell office:value-type="string" calcext:value-type="string">
            <text:p>Early testing; Model-Driven testing; Software quality assurance</text:p>
          </table:table-cell>
          <table:table-cell office:value-type="string" calcext:value-type="string">
            <text:p>ACM</text:p>
          </table:table-cell>
          <table:table-cell table:number-columns-repeated="1011"/>
        </table:table-row>
        <table:table-row table:style-name="ro1">
          <table:table-cell office:value-type="string" calcext:value-type="string">
            <text:p>Q7F8ISLB</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Larry Yueli; Petersen, Andrew K.; Liut, Michael; Simion, Bogdan; Alaca, Furkan</text:p>
          </table:table-cell>
          <table:table-cell office:value-type="string" calcext:value-type="string">
            <text:p>A Multi-Course Report on the Experience of Unplanned Online Exams</text:p>
          </table:table-cell>
          <table:table-cell office:value-type="string" calcext:value-type="string">
            <text:p>Proceedings of the 52nd ACM Technical Symposium on Computer Science Education</text:p>
          </table:table-cell>
          <table:table-cell office:value-type="string" calcext:value-type="string">
            <text:p>978-1-4503-8062-1</text:p>
          </table:table-cell>
          <table:table-cell/>
          <table:table-cell office:value-type="string" calcext:value-type="string">
            <text:p>10.1145/3408877.3432515</text:p>
          </table:table-cell>
          <table:table-cell office:value-type="string" calcext:value-type="string">
            <text:p>https://doi.org/10.1145/3408877.3432515</text:p>
          </table:table-cell>
          <table:table-cell office:value-type="string" calcext:value-type="string">
            <text:p>We report our experience of preparing and conducting unplanned online exams in the unique half-physical, half-virtual semester of Winter 2020. The report covers four courses in a large university's computer science program, ranging from first-year to third-year. With the data generated by students taking both in-person and online exams in multiple courses, we perform analyses to evaluate the validity of the online exams (especially the unproctored ones) as an assessment of student understanding. With the fine-grained student activity data provided by the online exam platform, we are also able to investigate the patterns in student exam-taking behaviours and their correlations with student performance on the exam. In addition, we share, in detail, the tips and lessons that were learned throughout the process of designing, implementing, and hosting the online exams.</text:p>
          </table:table-cell>
          <table:table-cell office:value-type="string" calcext:value-type="string">
            <text:p>assessment; online exams; student behaviour</text:p>
          </table:table-cell>
          <table:table-cell office:value-type="string" calcext:value-type="string">
            <text:p>ACM</text:p>
          </table:table-cell>
          <table:table-cell table:number-columns-repeated="1011"/>
        </table:table-row>
        <table:table-row table:style-name="ro1">
          <table:table-cell office:value-type="string" calcext:value-type="string">
            <text:p>Z9F4MQLS</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Basol, Gulsah; Balgalmis, Esra</text:p>
          </table:table-cell>
          <table:table-cell office:value-type="string" calcext:value-type="string">
            <text:p>A Multivariate Investigation of Gender Differences in the Number of Online Tests Received-Checking for Perceived Self-Regulation</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6.01.010</text:p>
          </table:table-cell>
          <table:table-cell office:value-type="string" calcext:value-type="string">
            <text:p>https://doi.org/10.1016/j.chb.2016.01.010</text:p>
          </table:table-cell>
          <table:table-cell office:value-type="string" calcext:value-type="string">
            <text:p>The purpose of the study was to investigate whether the number of formative e-tests taken differed by gender, using students' perceived self-regulation levels as a covariate. The sample was 340 teacher candidates reached through purposeful sampling. The study lasted a semester; students were involved in a blended learning environment where classroom lessons supported by self-regulatory e-tests as a part of an online course management system, called MOODLE. It was possible for students to take 10-item online quizzes and 20-item practice tests as many as they wanted. In the analysis, a factorial ANOVA design was applied. Findings indicated a moderate correlation between the number of formative e-tests taken and the perceived self-regulation levels, indicating higher perceived self-regulation levels as the number of formative e-tests increased. By using perceived self-regulation levels as a covariate, the gender differences in the number of e-tests taken were also investigated. According to finding, gender variable did not explain the differences in the compound variable "the number of formative e-tests". However, after controlling for the effect of perceived self-regulation, the findings were significant. Hence, we can conclude that self-regulated behavior is independent of students' gender; therefore, e-assessments is a self-regulated, technology-based instructional aid in higher education. Self-regulation was a covariate explaining the frequency of e-test received by students.The number of formative e-assessments was not explained by students' gender.Self-regulation can be used to direct students to use formative assessment as a supportive instructional aid.Online item bank consisted of over 13 hundred multiple-choice test items.20-item practice tests were available for the topics.</text:p>
          </table:table-cell>
          <table:table-cell office:value-type="string" calcext:value-type="string">
            <text:p>Gender differences; E-tests; Formative e-assessment; Perceived self-regulation</text:p>
          </table:table-cell>
          <table:table-cell office:value-type="string" calcext:value-type="string">
            <text:p>ACM</text:p>
          </table:table-cell>
          <table:table-cell table:number-columns-repeated="1011"/>
        </table:table-row>
        <table:table-row table:style-name="ro1">
          <table:table-cell office:value-type="string" calcext:value-type="string">
            <text:p>W2RKBGQ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raki, Tadashi; Ikeda, Nobutaka; Shukla, Devarshi; Londhe, Narendra D.; Shrivastava, Vimal K.; Banchhor, Sumit K.; Saba, Luca; Nicolaides, Andrew; Shafique, Shoaib; Laird, John R.; Suri, Jasjit S.</text:p>
          </table:table-cell>
          <table:table-cell office:value-type="string" calcext:value-type="string">
            <text:p>A New Method for IVUS-Based Coronary Artery Disease Risk Stratification</text:p>
          </table:table-cell>
          <table:table-cell office:value-type="string" calcext:value-type="string">
            <text:p>Comput. Methods Prog. Biomed.</text:p>
          </table:table-cell>
          <table:table-cell/>
          <table:table-cell office:value-type="string" calcext:value-type="string">
            <text:p>0169-2607</text:p>
          </table:table-cell>
          <table:table-cell office:value-type="string" calcext:value-type="string">
            <text:p>10.1016/j.cmpb.2015.10.022</text:p>
          </table:table-cell>
          <table:table-cell office:value-type="string" calcext:value-type="string">
            <text:p>https://doi.org/10.1016/j.cmpb.2015.10.022</text:p>
          </table:table-cell>
          <table:table-cell office:value-type="string" calcext:value-type="string">
            <text:p>Coronary risk stratification.Machine learning to link two arteries.56 grayscale features.Coronary tissue characterization.Classification accuracy 94.95% and AUC 0.95. Interventional cardiologists have a deep interest in risk stratification prior to stenting and percutaneous coronary intervention (PCI) procedures. Intravascular ultrasound (IVUS) is most commonly adapted for screening, but current tools lack the ability for risk stratification based on grayscale plaque morphology. Our hypothesis is based on the genetic makeup of the atherosclerosis disease, that there is evidence of a link between coronary atherosclerosis disease and carotid plaque built up. This novel idea is explored in this study for coronary risk assessment and its classification of patients between high risk and low risk.This paper presents a strategy for coronary risk assessment by combining the IVUS grayscale plaque morphology and carotid B-mode ultrasound carotid intima-media thickness (cIMT) - a marker of subclinical atherosclerosis. Support vector machine (SVM) learning paradigm is adapted for risk stratification, where both the learning and testing phases use tissue characteristics derived from six feature combinational spaces, which are then used by the SVM classifier with five different kernels sets. These six feature combinational spaces are designed using 56 novel feature sets. K-fold cross validation protocol with 10 trials per fold is used for optimization of best SVM-kernel and best feature combination set.IRB approved coronary IVUS and carotid B-mode ultrasound were jointly collected on 15 patients (2 days apart) via: (a) 40MHz catheter utilizing iMap (Boston Scientific, Marlborough, MA, USA) with 2865 frames per patient (42,975 frames) and (b) linear probe B-mode carotid ultrasound (Toshiba scanner, Japan). Using the above protocol, the system shows the classification accuracy of 94.95% and AUC of 0.95 using optimized feature combination. This is the first system of its kind for risk stratification as a screening tool to prevent excessive cost burden and better patients' cardiovascular disease management, while validating our two hypotheses.</text:p>
          </table:table-cell>
          <table:table-cell office:value-type="string" calcext:value-type="string">
            <text:p>Risk assessment; B-mode ultrasound; Carotid disease; Coronary artery; IVUS; Machine learning</text:p>
          </table:table-cell>
          <table:table-cell office:value-type="string" calcext:value-type="string">
            <text:p>ACM</text:p>
          </table:table-cell>
          <table:table-cell table:number-columns-repeated="1011"/>
        </table:table-row>
        <table:table-row table:style-name="ro1">
          <table:table-cell office:value-type="string" calcext:value-type="string">
            <text:p>4TT88IMZ</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Tuo, Feng; Bai, Yu; Long, Saiqin; Luo, Yu; Wang, Tao; Wang, Renmin; Yin, Gang</text:p>
          </table:table-cell>
          <table:table-cell office:value-type="string" calcext:value-type="string">
            <text:p>A New Model of Docker-Based E-Learning in Hadoop</text:p>
          </table:table-cell>
          <table:table-cell office:value-type="string" calcext:value-type="string">
            <text:p>Proceedings of the 2018 International Conference on Distance Education and Learning</text:p>
          </table:table-cell>
          <table:table-cell office:value-type="string" calcext:value-type="string">
            <text:p>978-1-4503-6431-7</text:p>
          </table:table-cell>
          <table:table-cell/>
          <table:table-cell office:value-type="string" calcext:value-type="string">
            <text:p>10.1145/3231848.3231875</text:p>
          </table:table-cell>
          <table:table-cell office:value-type="string" calcext:value-type="string">
            <text:p>https://doi.org/10.1145/3231848.3231875</text:p>
          </table:table-cell>
          <table:table-cell office:value-type="string" calcext:value-type="string">
            <text:p>Online programming education is a new trend of E-learning, and there are already some platforms that support online programming tutoring with common programming languages and several software development techniques. However, cloud computing is a practical technology (e.g., Hadoop) with limited platforms support since it takes up a lot of computer resources. In this paper, we construct Hadoop on Educoder with virtualization technologies (such as Docker), it makes online programing with the data processing possible, which makes up for the weaknesses of building environment in local machine or paying for online resources a lot. Furthermore, we design and implement some online programming challenges of cloud computing in Hadoop, including knowledge guidance and evaluation. Educoder records students' programming information during the programming processes, together with the feedback of questionnaires, which can be used to evaluate students' performance in cloud computing programming. The analysis results reveal some interesting observations over the online programming in Hadoop. For example, results show that even they get the same scores, the students with fewer code modifications have better performance. Yet the challenge is more difficult than before, the more they practice, the fewer mistakes of programming details they will make and the more efficient they will be. Therefore, it is necessary to design step by step practice and to emphasize the program details which influence efficiency at the beginning.</text:p>
          </table:table-cell>
          <table:table-cell office:value-type="string" calcext:value-type="string">
            <text:p>Hadoop; Docker; Educoder; Online Programming</text:p>
          </table:table-cell>
          <table:table-cell office:value-type="string" calcext:value-type="string">
            <text:p>ACM</text:p>
          </table:table-cell>
          <table:table-cell table:number-columns-repeated="1011"/>
        </table:table-row>
        <table:table-row table:style-name="ro1">
          <table:table-cell office:value-type="string" calcext:value-type="string">
            <text:p>5NL4BJV6</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Ding, Zhiguo; Wang, Haikuan; Fei, Minrui; Du, Dajun</text:p>
          </table:table-cell>
          <table:table-cell office:value-type="string" calcext:value-type="string">
            <text:p>A Novel Distributed Online Anomaly Detection Method in Resource-Constrained Wireless Sensor Networks</text:p>
          </table:table-cell>
          <table:table-cell office:value-type="string" calcext:value-type="string">
            <text:p>Int. J. Distrib. Sen. Netw.</text:p>
          </table:table-cell>
          <table:table-cell/>
          <table:table-cell office:value-type="string" calcext:value-type="string">
            <text:p>1550-1329</text:p>
          </table:table-cell>
          <table:table-cell office:value-type="string" calcext:value-type="string">
            <text:p>10.1155/2015/146189</text:p>
          </table:table-cell>
          <table:table-cell office:value-type="string" calcext:value-type="string">
            <text:p>https://doaj.org/article/7464ff23b8554206aecf600070b79abe</text:p>
          </table:table-cell>
          <table:table-cell office:value-type="string" calcext:value-type="string">
            <text:p>In this paper, a novel distributed online anomaly detection method in resource-constrained WSNs was proposed. Firstly, the spatiotemporal correlation existing in the sensed data was exploited and a series of single anomaly detectors were built in each distributed deployment sensor node based on ensemble learning theory. Secondly, these trained detectors were broadcasted to the member sensor nodes in the cluster, combining with its trained detector, and the initial ensemble detector was built. Thirdly, considering resources-constrained WSNs, ensemble pruning based on biogeographical based optimization (BBO) was employed in the cluster head node to obtain an optimized subset of ensemble members. Further, the pruned ensemble detector coded by the state matrix was broadcasted to each member sensor nodes for the distributed online global anomaly detection. Finally, the experiments operated on a realWSN dataset demonstrated the effectiveness of the proposed method.</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YHF3TS2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iu, Yang; Huang, Lei; Liu, Xianglong; Lang, Bo</text:p>
          </table:table-cell>
          <table:table-cell office:value-type="string" calcext:value-type="string">
            <text:p>A Novel Rotation Adaptive Object Detection Method Based on Pair Hough Model</text:p>
          </table:table-cell>
          <table:table-cell office:value-type="string" calcext:value-type="string">
            <text:p>Neurocomput.</text:p>
          </table:table-cell>
          <table:table-cell/>
          <table:table-cell office:value-type="string" calcext:value-type="string">
            <text:p>0925-2312</text:p>
          </table:table-cell>
          <table:table-cell office:value-type="string" calcext:value-type="string">
            <text:p>10.1016/j.neucom.2015.12.105</text:p>
          </table:table-cell>
          <table:table-cell office:value-type="string" calcext:value-type="string">
            <text:p>https://doi.org/10.1016/j.neucom.2015.12.105</text:p>
          </table:table-cell>
          <table:table-cell office:value-type="string" calcext:value-type="string">
            <text:p>This paper proposes a novel Hough-based object shape representation model called Pair Hough Model (PHM) and its corresponding object detection framework. PHM constructs the voting models implicitly with automatically detected interest points and their local descriptors for unseen object categories. In addition, by casting votes according to key point pairs instead of individual key points and taking the orientations of objects as well as their sizes into consideration, PHM can recognize and localize objects after their scaling and/or rotation, which makes it suitable for processing images with major rotations such as pictures taken by mobile devices. Evaluation experiments proved that PHM does not need to be trained on rotated images to recognize rotated objects, and PHM achieved comparable results to the state-of-the-art methods on several widely used public data sets.</text:p>
          </table:table-cell>
          <table:table-cell office:value-type="string" calcext:value-type="string">
            <text:p>Generalized Hough transform; Object categorization; Object detection; Rotation adaptive</text:p>
          </table:table-cell>
          <table:table-cell office:value-type="string" calcext:value-type="string">
            <text:p>ACM</text:p>
          </table:table-cell>
          <table:table-cell table:number-columns-repeated="1011"/>
        </table:table-row>
        <table:table-row table:style-name="ro1">
          <table:table-cell office:value-type="string" calcext:value-type="string">
            <text:p>6QIXSG2H</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Kindermans, Pieter-Jan; Verschore, Hannes; Verstraeten, David; Schrauwen, Benjamin</text:p>
          </table:table-cell>
          <table:table-cell office:value-type="string" calcext:value-type="string">
            <text:p>A P300 BCI for the Masses: Prior Information Enables Instant Unsupervised Spelling</text:p>
          </table:table-cell>
          <table:table-cell office:value-type="string" calcext:value-type="string">
            <text:p>Proceedings of the 25th International Conference on Neural Information Processing Systems - Volume 1</text:p>
          </table:table-cell>
          <table:table-cell table:number-columns-repeated="3"/>
          <table:table-cell office:value-type="string" calcext:value-type="string">
            <text:p>https://dl.acm.org/doi/10.5555/2999134.2999214</text:p>
          </table:table-cell>
          <table:table-cell office:value-type="string" calcext:value-type="string">
            <text:p>The usability of Brain Computer Interfaces (BCI) based on the P300 speller is severely hindered by the need for long training times and many repetitions of the same stimulus. In this contribution we introduce a set of unsupervised hierarchical probabilistic models that tackle both problems simultaneously by incorporating prior knowledge from two sources: information from other training subjects (through transfer learning) and information about the words being spelled (through language models). We show, that due to this prior knowledge, the performance of the unsupervised models parallels and in some cases even surpasses that of supervised models, while eliminating the tedious training session.</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BI4UGIF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Nguyen, Viet Anh</text:p>
          </table:table-cell>
          <table:table-cell office:value-type="string" calcext:value-type="string">
            <text:p>A Peer Assessment Approach to Project Based Blended Learning Course in a Vietnamese Higher Education</text:p>
          </table:table-cell>
          <table:table-cell office:value-type="string" calcext:value-type="string">
            <text:p>Education and Information Technologies</text:p>
          </table:table-cell>
          <table:table-cell/>
          <table:table-cell office:value-type="string" calcext:value-type="string">
            <text:p>1360-2357</text:p>
          </table:table-cell>
          <table:table-cell office:value-type="string" calcext:value-type="string">
            <text:p>10.1007/s10639-016-9539-0</text:p>
          </table:table-cell>
          <table:table-cell office:value-type="string" calcext:value-type="string">
            <text:p>https://doi.org/10.1007/s10639-016-9539-0</text:p>
          </table:table-cell>
          <table:table-cell office:value-type="string" calcext:value-type="string">
            <text:p>This article presents a model using peer assessment to evaluate students taking part in blended - learning courses (BL). In these courses, teaching activities are carried out in the form of traditional face-to-face (F2F) and learning activities are performed online via the learning management system Moodle. In the model, the topics of courses are built as a set of projects and case studies for the attending students divided into groups. The result of the implementation of projects is evaluated and ranked by all course participants and is one of the course evaluation criteria for lecturers. To assess learners more precisely, we propose a multi-phase assessment model in evaluating all groups and the group members. The result of each student in the group based on himself evaluation, evaluations of the team members, the tearcher and all students in the course. There are 107 students, who participated in the course entitled "web application development", are divided into 20 groups conducting the course in the field of information technology is deployed in the form of blended learning through peer assessment. The results of student's feedback suggested that the usage of various peer assessment created positive learning effectiveness and more interesting learning attitude for students. The survey was conducted with the students through the questionnaire, each question with scale 5-point Likert scale that ranged from 1 (very unsatisfied) to 5 (very statisfied) to investigate the factors: Collaboration, Assessment, Technology showed that students were satisfied with our approach.</text:p>
          </table:table-cell>
          <table:table-cell office:value-type="string" calcext:value-type="string">
            <text:p>Blended learning; Learning activities; Many phases assessment; Peer assessment</text:p>
          </table:table-cell>
          <table:table-cell office:value-type="string" calcext:value-type="string">
            <text:p>ACM</text:p>
          </table:table-cell>
          <table:table-cell table:number-columns-repeated="1011"/>
        </table:table-row>
        <table:table-row table:style-name="ro1">
          <table:table-cell office:value-type="string" calcext:value-type="string">
            <text:p>H7ZSTXF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artišius, Ignas; Damaševičius, Robertas</text:p>
          </table:table-cell>
          <table:table-cell office:value-type="string" calcext:value-type="string">
            <text:p>A Prototype SSVEP Based Real Time BCI Gaming System</text:p>
          </table:table-cell>
          <table:table-cell office:value-type="string" calcext:value-type="string">
            <text:p>Intell. Neuroscience</text:p>
          </table:table-cell>
          <table:table-cell/>
          <table:table-cell office:value-type="string" calcext:value-type="string">
            <text:p>1687-5265</text:p>
          </table:table-cell>
          <table:table-cell office:value-type="string" calcext:value-type="string">
            <text:p>10.1155/2016/3861425</text:p>
          </table:table-cell>
          <table:table-cell office:value-type="string" calcext:value-type="string">
            <text:p>https://doi.org/10.1155/2016/3861425</text:p>
          </table:table-cell>
          <table:table-cell office:value-type="string" calcext:value-type="string">
            <text:p>Although brain-computer interface technology is mainly designed with disabled people in mind, it can also be beneficial to healthy subjects, for example, in gaming or virtual reality systems. In this paper we discuss the typical architecture, paradigms, requirements, and limitations of electroencephalogram-based gaming systems. We have developed a prototype three-class brain-computer interface system, based on the steady state visually evoked potentials paradigm and the Emotiv EPOC headset. An online target shooting game, implemented in the OpenViBE environment, has been used for user feedback. The system utilizes wave atom transform for feature extraction, achieving an average accuracy of 78.2% using linear discriminant analysis classifier, 79.3% using support vector machine classifier with a linear kernel, and 80.5% using a support vector machine classifier with a radial basis function kernel.</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Q5VY2LZ5</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Ahadi, Alireza; Prior, Julia; Behbood, Vahid; Lister, Raymond</text:p>
          </table:table-cell>
          <table:table-cell office:value-type="string" calcext:value-type="string">
            <text:p>A Quantitative Study of the Relative Difficulty for Novices of Writing Seven Different Types of SQL Queries</text:p>
          </table:table-cell>
          <table:table-cell office:value-type="string" calcext:value-type="string">
            <text:p>Proceedings of the 2015 ACM Conference on Innovation and Technology in Computer Science Education</text:p>
          </table:table-cell>
          <table:table-cell office:value-type="string" calcext:value-type="string">
            <text:p>978-1-4503-3440-2</text:p>
          </table:table-cell>
          <table:table-cell/>
          <table:table-cell office:value-type="string" calcext:value-type="string">
            <text:p>10.1145/2729094.2742620</text:p>
          </table:table-cell>
          <table:table-cell office:value-type="string" calcext:value-type="string">
            <text:p>https://doi.org/10.1145/2729094.2742620</text:p>
          </table:table-cell>
          <table:table-cell office:value-type="string" calcext:value-type="string">
            <text:p>This paper presents a quantitative analysis of data collected by an online testing system for SQL "select" queries. The data was collected from almost one thousand students, over eight years. We examine which types of queries our students found harder to write. The seven types of SQL queries studied are: simple queries on one table; grouping, both with and without "having"; natural joins; simple and correlated sub-queries; and self-joins. The order of queries in the preceding sentence reflects the order of student difficulty we see in our data.</text:p>
          </table:table-cell>
          <table:table-cell office:value-type="string" calcext:value-type="string">
            <text:p>databases; online assessment; SQL queries</text:p>
          </table:table-cell>
          <table:table-cell office:value-type="string" calcext:value-type="string">
            <text:p>ACM</text:p>
          </table:table-cell>
          <table:table-cell table:number-columns-repeated="1011"/>
        </table:table-row>
        <table:table-row table:style-name="ro1">
          <table:table-cell office:value-type="string" calcext:value-type="string">
            <text:p>QY79DDL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miri, Setare; Fazel-Rezai, Reza; Asadpour, Vahid</text:p>
          </table:table-cell>
          <table:table-cell office:value-type="string" calcext:value-type="string">
            <text:p>A Review of Hybrid Brain-Computer Interface Systems</text:p>
          </table:table-cell>
          <table:table-cell office:value-type="string" calcext:value-type="string">
            <text:p>Adv. in Hum.-Comp. Int.</text:p>
          </table:table-cell>
          <table:table-cell/>
          <table:table-cell office:value-type="string" calcext:value-type="string">
            <text:p>1687-5893</text:p>
          </table:table-cell>
          <table:table-cell office:value-type="string" calcext:value-type="string">
            <text:p>10.1155/2013/187024</text:p>
          </table:table-cell>
          <table:table-cell office:value-type="string" calcext:value-type="string">
            <text:p>https://doi.org/10.1155/2013/187024</text:p>
          </table:table-cell>
          <table:table-cell office:value-type="string" calcext:value-type="string">
            <text:p>Increasing number of research activities and different types of studies in brain-computer interface (BCI) systems show potential in this young research area. Research teams have studied features of different data acquisition techniques, brain activity patterns, feature extraction techniques, methods of classifications, and many other aspects of a BCI system. However, conventional BCIs have not become totally applicable, due to the lack of high accuracy, reliability, low information transfer rate, and user acceptability. A new approach to create a more reliable BCI that takes advantage of each system is to combine two or more BCI systems with different brain activity patterns or different input signal sources. This type of BCI, called hybrid BCI, may reduce disadvantages of each conventional BCI system. In addition, hybrid BCIs may create more applications and possibly increase the accuracy and the information transfer rate. However, the type of BCIs and their combinations should be considered carefully. In this paper, after introducing several types of BCIs and their combinations, we review and discuss hybrid BCIs, different possibilities to combine them, and their advantages and disadvantag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NDYAFSFG</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Yan, Tan; Ma, Qiang; Chilstedt, Scott; Wong, Martin D. F.; Chen, Deming</text:p>
          </table:table-cell>
          <table:table-cell office:value-type="string" calcext:value-type="string">
            <text:p>A Routing Algorithm for Graphene Nanoribbon Circuit</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2505056</text:p>
          </table:table-cell>
          <table:table-cell office:value-type="string" calcext:value-type="string">
            <text:p>https://doi.org/10.1145/2505056</text:p>
          </table:table-cell>
          <table:table-cell office:value-type="string" calcext:value-type="string">
            <text:p>Conventional CMOS devices are facing an increasing number of challenges as their feature sizes scale down. Graphene nanoribbon (GNR) based devices are shown to be a promising replacement of traditional CMOS at future technology nodes. However, all previous works on GNRs focus at the device level. In order to integrate these devices into electronic systems, routing becomes a key issue. In this article, the GNR routing problem is studied for the first time. We formulate the GNR routing problem as a minimum hybrid-cost shortest path problem on triangular mesh (“hybrid” means that we need to consider both the length and the bending of the routing path). We show that by graph expansion, this minimum hybrid-cost shortest path problem can be solved by applying the conventional shortest path algorithm on the expanded graph. Experimental results show that our GNR routing algorithm effectively handles the hybrid cost.</text:p>
          </table:table-cell>
          <table:table-cell office:value-type="string" calcext:value-type="string">
            <text:p>graphene nanoribbons; Routing</text:p>
          </table:table-cell>
          <table:table-cell office:value-type="string" calcext:value-type="string">
            <text:p>ACM</text:p>
          </table:table-cell>
          <table:table-cell table:number-columns-repeated="1011"/>
        </table:table-row>
        <table:table-row table:style-name="ro1">
          <table:table-cell office:value-type="string" calcext:value-type="string">
            <text:p>ZANNULP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Rego, Paula Alexandra; Rocha, Rui; Faria, Brígida Mónica; Reis, Luís Paulo; Moreira, Pedro Miguel</text:p>
          </table:table-cell>
          <table:table-cell office:value-type="string" calcext:value-type="string">
            <text:p>A Serious Games Platform for Cognitive Rehabilitation with Preliminary Evaluation</text:p>
          </table:table-cell>
          <table:table-cell office:value-type="string" calcext:value-type="string">
            <text:p>J. Med. Syst.</text:p>
          </table:table-cell>
          <table:table-cell/>
          <table:table-cell office:value-type="string" calcext:value-type="string">
            <text:p>0148-5598</text:p>
          </table:table-cell>
          <table:table-cell office:value-type="string" calcext:value-type="string">
            <text:p>10.1007/s10916-016-0656-5</text:p>
          </table:table-cell>
          <table:table-cell office:value-type="string" calcext:value-type="string">
            <text:p>https://doi.org/10.1007/s10916-016-0656-5</text:p>
          </table:table-cell>
          <table:table-cell office:value-type="string" calcext:value-type="string">
            <text:p>In recent years Serious Games have evolved substantially, solving problems in diverse areas. In particular, in Cognitive Rehabilitation, Serious Games assume a relevant role. Traditional cognitive therapies are often considered repetitive and discouraging for patients and Serious Games can be used to create more dynamic rehabilitation processes, holding patients' attention throughout the process and motivating them during their road to recovery. This paper reviews Serious Games and user interfaces in rehabilitation area and details a Serious Games platform for Cognitive Rehabilitation that includes a set of features such as: natural and multimodal user interfaces and social features (competition, collaboration, and handicapping) which can contribute to augment the motivation of patients during the rehabilitation process. The web platform was tested with healthy subjects. Results of this preliminary evaluation show the motivation and the interest of the participants by playing the games.</text:p>
          </table:table-cell>
          <table:table-cell office:value-type="string" calcext:value-type="string">
            <text:p>Cognitive rehabilitation; Games; Health informatics; Natural user interfaces; Rehabilitation; Serious games</text:p>
          </table:table-cell>
          <table:table-cell office:value-type="string" calcext:value-type="string">
            <text:p>ACM</text:p>
          </table:table-cell>
          <table:table-cell table:number-columns-repeated="1011"/>
        </table:table-row>
        <table:table-row table:style-name="ro1">
          <table:table-cell office:value-type="string" calcext:value-type="string">
            <text:p>DEN6ZCLD</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Browne, Damien c.; Kleeman, Lindsay</text:p>
          </table:table-cell>
          <table:table-cell office:value-type="string" calcext:value-type="string">
            <text:p>A Sonar Ring with Continuous Matched Filtering and Dynamically Switched Templates</text:p>
          </table:table-cell>
          <table:table-cell office:value-type="string" calcext:value-type="string">
            <text:p>Robotica</text:p>
          </table:table-cell>
          <table:table-cell/>
          <table:table-cell office:value-type="string" calcext:value-type="string">
            <text:p>0263-5747</text:p>
          </table:table-cell>
          <table:table-cell office:value-type="string" calcext:value-type="string">
            <text:p>10.1017/S0263574711001093</text:p>
          </table:table-cell>
          <table:table-cell office:value-type="string" calcext:value-type="string">
            <text:p>https://doi.org/10.1017/S0263574711001093</text:p>
          </table:table-cell>
          <table:table-cell office:value-type="string" calcext:value-type="string">
            <text:p>Matched filtering optimally estimates the arrival time for a sonar sensor by correlating received signals with templates. This paper presents a sonar ring with continuous matched filtering on 48 receiver channels sampled at 500kHz. The design dynamically switches the matched filter templates to account for pulse shape variations with range. To achieve real-time, low-latency and optimal performance, processing is implemented on an field-programmable gate array (FPGA) transmitting sonar pulses (2 periods of a 45kHz sine wave) at repetition rate of 30-Hz to 5.7-m range. The paper describes the removal of secondary peaks of the correlation output of matched filtering and template selection. Results include sonar maps, accuracy measurements and localization of weak targets.</text:p>
          </table:table-cell>
          <table:table-cell office:value-type="string" calcext:value-type="string">
            <text:p>Design; Map building; Mobile robots; Sensor or actuator design; Sonar sensing</text:p>
          </table:table-cell>
          <table:table-cell office:value-type="string" calcext:value-type="string">
            <text:p>ACM</text:p>
          </table:table-cell>
          <table:table-cell table:number-columns-repeated="1011"/>
        </table:table-row>
        <table:table-row table:style-name="ro1">
          <table:table-cell office:value-type="string" calcext:value-type="string">
            <text:p>MF99KU3U</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ouri, Alireza; Hosseini, Rahil</text:p>
          </table:table-cell>
          <table:table-cell office:value-type="string" calcext:value-type="string">
            <text:p>A State-of-the-Art Survey of Malware Detection Approaches Using Data Mining Techniques</text:p>
          </table:table-cell>
          <table:table-cell office:value-type="string" calcext:value-type="string">
            <text:p>Hum.-Centric Comput. Inf. Sci.</text:p>
          </table:table-cell>
          <table:table-cell/>
          <table:table-cell office:value-type="string" calcext:value-type="string">
            <text:p>2192-1962</text:p>
          </table:table-cell>
          <table:table-cell office:value-type="string" calcext:value-type="string">
            <text:p>10.1186/s13673-018-0125-x</text:p>
          </table:table-cell>
          <table:table-cell office:value-type="string" calcext:value-type="string">
            <text:p>https://doi.org/10.1186/s13673-018-0125-x</text:p>
          </table:table-cell>
          <table:table-cell office:value-type="string" calcext:value-type="string">
            <text:p>Data mining techniques have been concentrated for malware detection in the recent decade. The battle between security analyzers and malware scholars is everlasting as innovation grows. The proposed methodologies are not adequate while evolutionary and complex nature of malware is changing quickly and therefore turn out to be harder to recognize. This paper presents a systematic and detailed survey of the malware detection mechanisms using data mining techniques. In addition, it classifies the malware detection approaches in two main categories including signature-based methods and behavior-based detection. The main contributions of this paper are: (1) providing a summary of the current challenges related to the malware detection approaches in data mining, (2) presenting a systematic and categorized overview of the current approaches to machine learning mechanisms, (3) exploring the structure of the significant methods in the malware detection approach and (4) discussing the important factors of classification malware approaches in the data mining. The detection approaches have been compared with each other according to their importance factors. The advantages and disadvantages of them were discussed in terms of data mining models, their evaluation method and their proficiency. This survey helps researchers to have a general comprehension of the malware detection field and for specialists to do consequent examinations.</text:p>
          </table:table-cell>
          <table:table-cell office:value-type="string" calcext:value-type="string">
            <text:p>Data mining; Behavior-based; Classification; Malware detection; Signature-based</text:p>
          </table:table-cell>
          <table:table-cell office:value-type="string" calcext:value-type="string">
            <text:p>ACM</text:p>
          </table:table-cell>
          <table:table-cell table:number-columns-repeated="1011"/>
        </table:table-row>
        <table:table-row table:style-name="ro1">
          <table:table-cell office:value-type="string" calcext:value-type="string">
            <text:p>IQSM97ES</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Kim, Jin-Young</text:p>
          </table:table-cell>
          <table:table-cell office:value-type="string" calcext:value-type="string">
            <text:p>A Study on Learners' Perceptional Typology and Relationships among the Learner's Types, Characteristics, and Academic Achievement in a Blended e-Education Environment</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2.01.010</text:p>
          </table:table-cell>
          <table:table-cell office:value-type="string" calcext:value-type="string">
            <text:p>https://doi.org/10.1016/j.compedu.2012.01.010</text:p>
          </table:table-cell>
          <table:table-cell office:value-type="string" calcext:value-type="string">
            <text:p>This study explores and describes different viewpoints on blended e-Education by using Q methodology to identify students' perspectives and classify them into perceptional types. It is also designed to examine possible relationships among learner's perceptional type, characteristics (i.e., academic self-efficacy, interest in blended e-Education, and extraversion) and academic achievement levels. Fifty undergraduate students taking blended e-Education courses at a Korean university were chosen as participants in this study. As a result of the study, four types of learners were identified and given the following descriptive labels: (I) e-Education Interested Type, (II) Traditional Lecture Friendly Type, (III) Social Interactionist Type, and (IV) Yes-But Mixed Type. Further, it was found that those who have either higher academic self-efficacy or extraversion achieved higher academic achievement. It is also shown that female students in general have less interest in blended e-Education. Implications of these results are discussed in the context of blended e-Education course design.</text:p>
          </table:table-cell>
          <table:table-cell office:value-type="string" calcext:value-type="string">
            <text:p>Academic achievement; Blended e-Education; Learner; Personality; Typology</text:p>
          </table:table-cell>
          <table:table-cell office:value-type="string" calcext:value-type="string">
            <text:p>ACM</text:p>
          </table:table-cell>
          <table:table-cell table:number-columns-repeated="1011"/>
        </table:table-row>
        <table:table-row table:style-name="ro1">
          <table:table-cell office:value-type="string" calcext:value-type="string">
            <text:p>3SBXHHM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ertolino, Antonia; Braione, Pietro; Angelis, Guglielmo De; Gazzola, Luca; Kifetew, Fitsum; Mariani, Leonardo; Orrù, Matteo; Pezzè, Mauro; Pietrantuono, Roberto; Russo, Stefano; Tonella, Paolo</text:p>
          </table:table-cell>
          <table:table-cell office:value-type="string" calcext:value-type="string">
            <text:p>A Survey of Field-Based Testing Techniques</text:p>
          </table:table-cell>
          <table:table-cell office:value-type="string" calcext:value-type="string">
            <text:p>ACM Comput. Surv.</text:p>
          </table:table-cell>
          <table:table-cell/>
          <table:table-cell office:value-type="string" calcext:value-type="string">
            <text:p>0360-0300</text:p>
          </table:table-cell>
          <table:table-cell office:value-type="string" calcext:value-type="string">
            <text:p>10.1145/3447240</text:p>
          </table:table-cell>
          <table:table-cell office:value-type="string" calcext:value-type="string">
            <text:p>https://doi.org/10.1145/3447240</text:p>
          </table:table-cell>
          <table:table-cell office:value-type="string" calcext:value-type="string">
            <text:p>Field testing refers to testing techniques that operate in the field to reveal those faults that escape in-house testing. Field testing techniques are becoming increasingly popular with the growing complexity of contemporary software systems. In this article, we present the first systematic survey of field testing approaches over a body of 80 collected studies, and propose their categorization based on the environment and the system on which field testing is performed. We discuss four research questions addressing how software is tested in the field, what is tested in the field, which are the requirements, and how field tests are managed, and identify many challenging research directions.</text:p>
          </table:table-cell>
          <table:table-cell office:value-type="string" calcext:value-type="string">
            <text:p>Software testing; ex-vivo testing; field testing; in-vivo testing</text:p>
          </table:table-cell>
          <table:table-cell office:value-type="string" calcext:value-type="string">
            <text:p>ACM</text:p>
          </table:table-cell>
          <table:table-cell table:number-columns-repeated="1011"/>
        </table:table-row>
        <table:table-row table:style-name="ro1">
          <table:table-cell office:value-type="string" calcext:value-type="string">
            <text:p>7JUE8GHE</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hen, Xiancong; Li, Lin; Pan, Weike; Ming, Zhong</text:p>
          </table:table-cell>
          <table:table-cell office:value-type="string" calcext:value-type="string">
            <text:p>A Survey on Heterogeneous One-Class Collaborative Filtering</text:p>
          </table:table-cell>
          <table:table-cell office:value-type="string" calcext:value-type="string">
            <text:p>ACM Trans. Inf. Syst.</text:p>
          </table:table-cell>
          <table:table-cell/>
          <table:table-cell office:value-type="string" calcext:value-type="string">
            <text:p>1046-8188</text:p>
          </table:table-cell>
          <table:table-cell office:value-type="string" calcext:value-type="string">
            <text:p>10.1145/3402521</text:p>
          </table:table-cell>
          <table:table-cell office:value-type="string" calcext:value-type="string">
            <text:p>https://doi.org/10.1145/3402521</text:p>
          </table:table-cell>
          <table:table-cell office:value-type="string" calcext:value-type="string">
            <text:p>Recommender systems play an important role in providing personalized services for users in the context of information overload. Generally, users’ feedback toward items often contain the most significant information reflecting their preferences, which enables accurate personalized recommendation. In real applications, users’ feedback are usually heterogeneous (rather than homogeneous) such as purchases and examinations in e-commerce, which reflects users’ preferences in different degrees. Effective modeling of such heterogeneous one-class feedback is challenging compared with that of homogeneous feedback of ratings. As a response, heterogeneous one-class collaborative filtering (HOCCF) is proposed, which often converts the heterogeneous feedback into two parts (i.e., target feedback and auxiliary feedback), aiming to care more about the target feedback (e.g., purchases) with the assistance of the auxiliary feedback (e.g., examinations). In this survey, we provide an overview of the representative HOCCF methods from the perspective of factorization-based methods, transfer learning-based methods, and deep learning-based methods. First, we review the factorization-based methods according to different strategies. Second, we describe the transfer learning-based methods with different knowledge sharing manners. Third, we discuss the deep learning-based methods according to the neural architectures. Moreover, we include some important example applications, describe the empirical studies, and discuss some promising future directions.</text:p>
          </table:table-cell>
          <table:table-cell office:value-type="string" calcext:value-type="string">
            <text:p>deep learning; Heterogeneous one-class collaborative filtering; matrix factorization; transfer learning</text:p>
          </table:table-cell>
          <table:table-cell office:value-type="string" calcext:value-type="string">
            <text:p>ACM</text:p>
          </table:table-cell>
          <table:table-cell table:number-columns-repeated="1011"/>
        </table:table-row>
        <table:table-row table:style-name="ro1">
          <table:table-cell office:value-type="string" calcext:value-type="string">
            <text:p>MBNP5UB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Estebanez, Alvaro; Llanos, Diego R.; Gonzalez-Escribano, Arturo</text:p>
          </table:table-cell>
          <table:table-cell office:value-type="string" calcext:value-type="string">
            <text:p>A Survey on Thread-Level Speculation Techniques</text:p>
          </table:table-cell>
          <table:table-cell office:value-type="string" calcext:value-type="string">
            <text:p>ACM Comput. Surv.</text:p>
          </table:table-cell>
          <table:table-cell/>
          <table:table-cell office:value-type="string" calcext:value-type="string">
            <text:p>0360-0300</text:p>
          </table:table-cell>
          <table:table-cell office:value-type="string" calcext:value-type="string">
            <text:p>10.1145/2938369</text:p>
          </table:table-cell>
          <table:table-cell office:value-type="string" calcext:value-type="string">
            <text:p>https://doi.org/10.1145/2938369</text:p>
          </table:table-cell>
          <table:table-cell office:value-type="string" calcext:value-type="string">
            <text:p>Thread-Level Speculation (TLS) is a promising technique that allows the parallel execution of sequential code without relying on a prior, compile-time-dependence analysis. In this work, we introduce the technique, present a taxonomy of TLS solutions, and summarize and put into perspective the most relevant advances in this field.</text:p>
          </table:table-cell>
          <table:table-cell office:value-type="string" calcext:value-type="string">
            <text:p>optimistic parallelization; Speculative multithreading; speculative runtime parallelization; thread-level data speculation; thread-level speculation; TLDS; TLS</text:p>
          </table:table-cell>
          <table:table-cell office:value-type="string" calcext:value-type="string">
            <text:p>ACM</text:p>
          </table:table-cell>
          <table:table-cell table:number-columns-repeated="1011"/>
        </table:table-row>
        <table:table-row table:style-name="ro1">
          <table:table-cell office:value-type="string" calcext:value-type="string">
            <text:p>KHSM6DHK</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nisetti, Marco; Ardagna, Claudio A.; Damiani, Ernesto; Saonara, Francesco</text:p>
          </table:table-cell>
          <table:table-cell office:value-type="string" calcext:value-type="string">
            <text:p>A Test-Based Security Certification Scheme for Web Services</text:p>
          </table:table-cell>
          <table:table-cell office:value-type="string" calcext:value-type="string">
            <text:p>ACM Trans. Web</text:p>
          </table:table-cell>
          <table:table-cell/>
          <table:table-cell office:value-type="string" calcext:value-type="string">
            <text:p>1559-1131</text:p>
          </table:table-cell>
          <table:table-cell office:value-type="string" calcext:value-type="string">
            <text:p>10.1145/2460383.2460384</text:p>
          </table:table-cell>
          <table:table-cell office:value-type="string" calcext:value-type="string">
            <text:p>https://doi.org/10.1145/2460383.2460384</text:p>
          </table:table-cell>
          <table:table-cell office:value-type="string" calcext:value-type="string">
            <text:p>The Service-Oriented Architecture (SOA) paradigm is giving rise to a new generation of applications built by dynamically composing loosely coupled autonomous services. Clients (i.e., software agents acting on behalf of human users or service providers) implementing such complex applications typically search and integrate services on the basis of their functional requirements and of their trust in the service suppliers. A major issue in this scenario relates to the definition of an assurance technique allowing clients to select services on the basis of their nonfunctional requirements and increasing their confidence that the selected services will satisfy such requirements. In this article, we first present an assurance solution that focuses on security and supports a test-based security certification scheme for Web services. The certification scheme is driven by the security properties to be certified and relies upon a formal definition of the service model. The evidence supporting a certified property is computed using a model-based testing approach that, starting from the service model, automatically generates the test cases to be used in the service certification. We also define a set of indexes and metrics that evaluate the assurance level and the quality of the certification process. Finally, we present our evaluation toolkit and experimental results obtained applying our certification solution to a financial service implementing the Interactive Financial eXchange (IFX) standard.</text:p>
          </table:table-cell>
          <table:table-cell office:value-type="string" calcext:value-type="string">
            <text:p>Model-based testing; security certification; service-oriented architecture; symbolic transition systems; web services</text:p>
          </table:table-cell>
          <table:table-cell office:value-type="string" calcext:value-type="string">
            <text:p>ACM</text:p>
          </table:table-cell>
          <table:table-cell table:number-columns-repeated="1011"/>
        </table:table-row>
        <table:table-row table:style-name="ro1">
          <table:table-cell office:value-type="string" calcext:value-type="string">
            <text:p>QUIAI6HY</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ing, Gangyuan; Tosun, Tarik; Yim, Mark; Kress-Gazit, Hadas</text:p>
          </table:table-cell>
          <table:table-cell office:value-type="string" calcext:value-type="string">
            <text:p>Accomplishing High-Level Tasks with Modular Robots</text:p>
          </table:table-cell>
          <table:table-cell office:value-type="string" calcext:value-type="string">
            <text:p>Auton. Robots</text:p>
          </table:table-cell>
          <table:table-cell/>
          <table:table-cell office:value-type="string" calcext:value-type="string">
            <text:p>0929-5593</text:p>
          </table:table-cell>
          <table:table-cell office:value-type="string" calcext:value-type="string">
            <text:p>10.1007/s10514-018-9738-1</text:p>
          </table:table-cell>
          <table:table-cell office:value-type="string" calcext:value-type="string">
            <text:p>https://doi.org/10.1007/s10514-018-9738-1</text:p>
          </table:table-cell>
          <table:table-cell office:value-type="string" calcext:value-type="string">
            <text:p>The advantage of modular self-reconfigurable robot systems is their flexibility, but this advantage can only be realized if appropriate configurations (shapes) and behaviors (controlling programs) can be selected for a given task. In this paper, we present an integrated system for addressing high-level tasks with modular robots, and demonstrate that it is capable of accomplishing challenging, multi-part tasks in hardware experiments. The system consists of four tightly integrated components: (1) a high-level mission planner, (2) a large design library spanning a wide set of functionality, (3) a design and simulation tool for populating the library with new configurations and behaviors, and (4) modular robot hardware. This paper builds on earlier work by Jing et al. (in: Robotics: science and systems, 2016), extending the original system to include environmentally adaptive parametric behaviors, which integrate motion planners and feedback controllers with the system.</text:p>
          </table:table-cell>
          <table:table-cell office:value-type="string" calcext:value-type="string">
            <text:p>Controller synthesis; Formal methods; Modular robots; Reactive mission planning</text:p>
          </table:table-cell>
          <table:table-cell office:value-type="string" calcext:value-type="string">
            <text:p>ACM</text:p>
          </table:table-cell>
          <table:table-cell table:number-columns-repeated="1011"/>
        </table:table-row>
        <table:table-row table:style-name="ro1">
          <table:table-cell office:value-type="string" calcext:value-type="string">
            <text:p>HRUVTZH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hen, Meixi; Lv, Zhihan</text:p>
          </table:table-cell>
          <table:table-cell office:value-type="string" calcext:value-type="string">
            <text:p>Accounting Data Encryption Processing Based on Data Encryption Standard Algorithm</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7212688</text:p>
          </table:table-cell>
          <table:table-cell office:value-type="string" calcext:value-type="string">
            <text:p>https://doi.org/10.1155/2021/7212688</text:p>
          </table:table-cell>
          <table:table-cell office:value-type="string" calcext:value-type="string">
            <text:p>With the application of computer and network technology in the field of accounting, the development of accounting informationization is an inevitable trend, and the construction of accounting statement data into the data warehouse will be the basis of intelligent decision-making. The complexity of industry accounting statements and the arbitrariness and diversity of users’ needs for obtaining information using statements limit the development, popularization, and application of industry accounting statements. As a block encryption algorithm, the Data Encryption Standard (DES) algorithm uses 64-bit packet data for encryption and decryption. Each eighth bit of the key is used as a parity bit; that is, the actual key length is 56 bits. Encryption and decryption use the same algorithm structure, but the order in which the subkeys are used is reversed. Under the control of the subkey, inputting 64-bit plaintext can produce 64-bit ciphertext output; otherwise, inputting 64-bit ciphertext can produce 64-bit plaintext output. The confidentiality of the DES algorithm depends on the key, and only a very small number of keys are considered weak keys, which can be easily avoided in practical applications. The 3DES algorithm is a cascade of the DES algorithm, and its encryption process is based on the DES algorithm principle. This article explains the encryption process of the DES algorithm and introduces the composition of the 3DES algorithm. The experimental results show that the 3DES encryption algorithm still has a better encryption effect and “avalanche effect” than before the improvement. In addition, for the 3DES algorithm, its encryption efficiency has not been greatly affected. The 3DES encryption algorithm achieves one encryption process at a time to some extent, can effectively resist exhaustive search attacks, and enhance the security of the DES algorithm.</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66RS53Q8</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gelkruys, Dominik; Böhm, Christina; Motschnig, Renate; Kertzman, Semion; Sirota, Alexander; Lerer, Bernard; Gyarmathy, Éva</text:p>
          </table:table-cell>
          <table:table-cell office:value-type="string" calcext:value-type="string">
            <text:p>Adapting a Stand-Alone Computerized Cognitive Test Battery for Online Use - A Case-Study in the Context of Users with Special Need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6.05.069</text:p>
          </table:table-cell>
          <table:table-cell office:value-type="string" calcext:value-type="string">
            <text:p>https://doi.org/10.1016/j.chb.2016.05.069</text:p>
          </table:table-cell>
          <table:table-cell office:value-type="string" calcext:value-type="string">
            <text:p>As computers and internet access become more readily available at home, online testing and self-assessment are growing in popularity. In this article we briefly discuss the challenges and opportunities of online testing in general and then describe our experience with putting a standalone cognitive test battery online for users with special needs. Thereby the emphasis is on adopting the human-centered design process for the design of online tests and on the steps needed to be taken to arrive at a usable and validated online test battery. If the experience and process described in this paper turns out to be of value to researchers and/or practitioners in the field of using computers for human flourishing, this article will have achieved its purpose. Adapting a stand-alone computerized cognitive test battery for online useDeveloping a suitable online testing environment for users with special needsAiding users in handling their re-defined roles in the testing-processExploiting interactive system to improve the user experience while performing cognitive tests</text:p>
          </table:table-cell>
          <table:table-cell office:value-type="string" calcext:value-type="string">
            <text:p>Case study; Cognitive testing; Human-centered design; Interface design; Online testing; Special needs</text:p>
          </table:table-cell>
          <table:table-cell office:value-type="string" calcext:value-type="string">
            <text:p>ACM</text:p>
          </table:table-cell>
          <table:table-cell table:number-columns-repeated="1011"/>
        </table:table-row>
        <table:table-row table:style-name="ro1">
          <table:table-cell office:value-type="string" calcext:value-type="string">
            <text:p>XRHRFQPV</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eón, Héctor Barbosa; García-Peñalvo, Francisco J.; Rodriguez-Conde, María José; Morales, Erla M.; Ordóñez de Pablos, Patricia</text:p>
          </table:table-cell>
          <table:table-cell office:value-type="string" calcext:value-type="string">
            <text:p>Adaptive Assessments Using Open Specifications</text:p>
          </table:table-cell>
          <table:table-cell office:value-type="string" calcext:value-type="string">
            <text:p>Int. J. Distance Educ. Technol.</text:p>
          </table:table-cell>
          <table:table-cell/>
          <table:table-cell office:value-type="string" calcext:value-type="string">
            <text:p>1539-3100</text:p>
          </table:table-cell>
          <table:table-cell office:value-type="string" calcext:value-type="string">
            <text:p>10.4018/jdet.2012100105</text:p>
          </table:table-cell>
          <table:table-cell office:value-type="string" calcext:value-type="string">
            <text:p>https://doi.org/10.4018/jdet.2012100105</text:p>
          </table:table-cell>
          <table:table-cell office:value-type="string" calcext:value-type="string">
            <text:p>Evaluation is a key element in formal education processes; it must be constructed in a way that the item questions within help students understand by adapting them to the learning style as well. The focus of the present research work specifically in the convenience to adapt an associated multimedia material in each single question besides the traditional adaptation process based on the level of difficulty established for an item; all this in order to increase the final test score of the student. The proposed approach tries to solve this by designing and constructing an authoring tool to construct adaptive objective tests and an a prototype test to evaluate if a test that looks to adapt a multimedia content to the learning style could help to increase cited score of the student. The results are significant because it is able to conclude that adapted test based on the studentï s learning style slightly increased the final score.</text:p>
          </table:table-cell>
          <table:table-cell office:value-type="string" calcext:value-type="string">
            <text:p>Metadata; Methods and Techniques of Content Adaptation; Online Assessments; Open Specifications; Semantic Web</text:p>
          </table:table-cell>
          <table:table-cell office:value-type="string" calcext:value-type="string">
            <text:p>ACM</text:p>
          </table:table-cell>
          <table:table-cell table:number-columns-repeated="1011"/>
        </table:table-row>
        <table:table-row table:style-name="ro1">
          <table:table-cell office:value-type="string" calcext:value-type="string">
            <text:p>ZWHQR8J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eimann, Felix; Glaß, Michael; Teich, Jürgen; Cook, Alejandro; Gómez, Laura Rodríguez; Ull, Dominik; Wunderlich, Hans-Joachim; Engelke, Piet; Abelein, Ulrich</text:p>
          </table:table-cell>
          <table:table-cell office:value-type="string" calcext:value-type="string">
            <text:p>Advanced Diagnosis: SBST and BIST Integration in Automotive E/E Architectures</text:p>
          </table:table-cell>
          <table:table-cell office:value-type="string" calcext:value-type="string">
            <text:p>Proceedings of the 51st Annual Design Automation Conference</text:p>
          </table:table-cell>
          <table:table-cell office:value-type="string" calcext:value-type="string">
            <text:p>978-1-4503-2730-5</text:p>
          </table:table-cell>
          <table:table-cell/>
          <table:table-cell office:value-type="string" calcext:value-type="string">
            <text:p>10.1145/2593069.2602971</text:p>
          </table:table-cell>
          <table:table-cell office:value-type="string" calcext:value-type="string">
            <text:p>https://doi.org/10.1145/2593069.2602971</text:p>
          </table:table-cell>
          <table:table-cell office:value-type="string" calcext:value-type="string">
            <text:p>The constantly growing amount of semiconductors in automotive systems increases the number of possible defect mechanisms, and therefore raises also the effort to maintain a sufficient level of quality and reliability. A promising solution to this problem is the on-line application of structural tests in key components, typically ECUs. In this work, an approach for the optimized integration of both Software-Based Self-Tests (SBST) and Built-In Self-Tests (BIST) into E/E architectures is presented. The approach integrates the execution of the tests non-intrusively, i. e., it (a) does not affect functional applications and (b) does not require costly changes in the communication schedules or additional communication overhead. Via design space exploration, optimized implementations with respect to multiple conflicting objectives, i. e., monetary costs, safety, test quality, and required execution time are derived.</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N27WL2HC</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Dao Thi Thu, Huong; Duong Hong, Ngoc</text:p>
          </table:table-cell>
          <table:table-cell office:value-type="string" calcext:value-type="string">
            <text:p>An Analysis of the Difficulties in Learning Soft Skills through the Synchrounous E-Learning for Students of Public Universities in Vietnam</text:p>
          </table:table-cell>
          <table:table-cell office:value-type="string" calcext:value-type="string">
            <text:p>2021 5th International Conference on Education and Multimedia Technology</text:p>
          </table:table-cell>
          <table:table-cell office:value-type="string" calcext:value-type="string">
            <text:p>978-1-4503-9022-4</text:p>
          </table:table-cell>
          <table:table-cell/>
          <table:table-cell office:value-type="string" calcext:value-type="string">
            <text:p>10.1145/3481056.3481092</text:p>
          </table:table-cell>
          <table:table-cell office:value-type="string" calcext:value-type="string">
            <text:p>https://doi.org/10.1145/3481056.3481092</text:p>
          </table:table-cell>
          <table:table-cell office:value-type="string" calcext:value-type="string">
            <text:p>The Covid-19 pandemic has spread and seriously affected the whole world since its first appearance in 2019. In early 2021, after two successful anti-epidemic attempts, Covid-19 broke out again with the relatively big number of Coronavirus infected cases in the community in Vietnam. When the government decided to apply social distancing, Vietnamese Ministry of Education immediately allowed pupils and students to be off school and conduct synchronous e-learning at home. The implementation of this form of Synchronous e-learning this time is not new to both learners and lecturers as well as universities. However, it cannot be said that the form of Synchronous e-learning in Vietnam has been well built or met the needs of learners. There are still a few limitations when the adaptation is temporary in the context of the pandemic. Without major changes in methods and programs, the teaching of skill subjects through the Synchronous e-learning has to face challanges. This causes the students to find it very difficult to learn the subjects and the learning results seem to be not high. The authors choose to study these difficulties to give solutions to the problem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IZ4GBQIY</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Tung Son, Ngo; Ngoc Anh, Bui; Quoc Tuan, Kieu; Ba Son, Nguyen; Hoang Son, Nguyen; Jaafar, Jafreezal</text:p>
          </table:table-cell>
          <table:table-cell office:value-type="string" calcext:value-type="string">
            <text:p>An Analysis of the Effectiveness of Emergency Distance Learning under COVID-19</text:p>
          </table:table-cell>
          <table:table-cell office:value-type="string" calcext:value-type="string">
            <text:p>2020 International Conference on Control, Robotics and Intelligent System</text:p>
          </table:table-cell>
          <table:table-cell office:value-type="string" calcext:value-type="string">
            <text:p>978-1-4503-8805-4</text:p>
          </table:table-cell>
          <table:table-cell/>
          <table:table-cell office:value-type="string" calcext:value-type="string">
            <text:p>10.1145/3437802.3437826</text:p>
          </table:table-cell>
          <table:table-cell office:value-type="string" calcext:value-type="string">
            <text:p>https://doi.org/10.1145/3437802.3437826</text:p>
          </table:table-cell>
          <table:table-cell office:value-type="string" calcext:value-type="string">
            <text:p>In this paper, we describe the emergency distance teaching at FPT University in Vietnam to deal with emergency social isolation orders due to the outbreak of the COVID-19 virus. There are many theories as well as guidelines for implementing distance learning in recent years. However, applying them in a short time is not easy, for many factors even impossible such as revise the curriculum, prepare materials, train lecturers and students, prepare the related infrastructure. Therefore, we make many customizations to adapt to the current situation as well as reuse the most available resources. Emergency distance learning is an effective way to deal with diseases. However, exploring its affections to overcome in further phases is necessary. In this study, we analyze the student feedbacks and student achievements after one semester of emergence distance learning. The results show some information about the impact of emergency changes in teaching and examining methods on students.</text:p>
          </table:table-cell>
          <table:table-cell office:value-type="string" calcext:value-type="string">
            <text:p>COVID-19; Emergency Distance Learning; Google Meet; Online Exam; Online Learning; Online Proctoring</text:p>
          </table:table-cell>
          <table:table-cell office:value-type="string" calcext:value-type="string">
            <text:p>ACM</text:p>
          </table:table-cell>
          <table:table-cell table:number-columns-repeated="1011"/>
        </table:table-row>
        <table:table-row table:style-name="ro1">
          <table:table-cell office:value-type="string" calcext:value-type="string">
            <text:p>7BPQALYM</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ancese, Rita; Monaco, Clara; Nicoletti, Claudia</text:p>
          </table:table-cell>
          <table:table-cell office:value-type="string" calcext:value-type="string">
            <text:p>An Android Application for Helping in the Identification of Children with Reading Difficulties</text:p>
          </table:table-cell>
          <table:table-cell office:value-type="string" calcext:value-type="string">
            <text:p>Proceedings of the 4th EAI International Conference on Smart Objects and Technologies for Social Good</text:p>
          </table:table-cell>
          <table:table-cell office:value-type="string" calcext:value-type="string">
            <text:p>978-1-4503-6581-9</text:p>
          </table:table-cell>
          <table:table-cell/>
          <table:table-cell office:value-type="string" calcext:value-type="string">
            <text:p>10.1145/3284869.3284915</text:p>
          </table:table-cell>
          <table:table-cell office:value-type="string" calcext:value-type="string">
            <text:p>https://doi.org/10.1145/3284869.3284915</text:p>
          </table:table-cell>
          <table:table-cell office:value-type="string" calcext:value-type="string">
            <text:p>It is very important that children with reading disorders be detected in their early age because this problem may have a hard impact on the learning performance and cause study drop-out, lower self-esteem, and, in extreme case, unemployment. In this paper we present an application aiming at providing help in the identification of 7/8-year-old Italian children attending the second class of the primary school having reading disorders. The app is a reading exercise articulated in levels and is based on sentences created on purpose. Specific metrics for detecting reading problems are also proposed and the threshold values are experimentally set. The sample is composed of 46 second class children of a primary school. A preliminary validation of the application has been conducted on a little sample of children with learning difficulties. First results are encouraging and suggest that the application may be tested on a wider scale.</text:p>
          </table:table-cell>
          <table:table-cell office:value-type="string" calcext:value-type="string">
            <text:p>Disability; Dyslexia; Interactive Game; Mobile Application</text:p>
          </table:table-cell>
          <table:table-cell office:value-type="string" calcext:value-type="string">
            <text:p>ACM</text:p>
          </table:table-cell>
          <table:table-cell table:number-columns-repeated="1011"/>
        </table:table-row>
        <table:table-row table:style-name="ro1">
          <table:table-cell office:value-type="string" calcext:value-type="string">
            <text:p>MWCMRBP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uang, Wanwei; Zhang, Jianwei; Sun, Haiyan; Ma, Huan; Cai, Zengyu</text:p>
          </table:table-cell>
          <table:table-cell office:value-type="string" calcext:value-type="string">
            <text:p>An Anomaly Detection Method Based on Normalized Mutual Information Feature Selection and Quantum Wavelet Neural Network</text:p>
          </table:table-cell>
          <table:table-cell office:value-type="string" calcext:value-type="string">
            <text:p>Wirel. Pers. Commun.</text:p>
          </table:table-cell>
          <table:table-cell/>
          <table:table-cell office:value-type="string" calcext:value-type="string">
            <text:p>0929-6212</text:p>
          </table:table-cell>
          <table:table-cell office:value-type="string" calcext:value-type="string">
            <text:p>10.1007/s11277-017-4320-2</text:p>
          </table:table-cell>
          <table:table-cell office:value-type="string" calcext:value-type="string">
            <text:p>https://doi.org/10.1007/s11277-017-4320-2</text:p>
          </table:table-cell>
          <table:table-cell office:value-type="string" calcext:value-type="string">
            <text:p>This paper presents an anomaly detection model based on normalized mutual information feature selection (NMIFS) and quantum wavelet neural network (QWNN). The goal of the proposed model is to address the problem of determining the feature subset used to detect an anomaly in a machine learning task. In order to achieve an effective reduction for high-dimensional feature data, the NMIFS method is used to select the best feature combination from a given set of sample features. Then, the best combination of feature vectors are sent to the QWNN classifier for learning and training in the training phase, and the anomaly detection model is obtained. At the detection stage, the data is fed into the detection model and ultimately generates accurate detection results. The learning algorithm of structural risk minimization extreme learning machine is employed by the QWNN classifier to account for empirical and confidence risk. The experimental results on real abnormal data demonstrate that the NMIFS—QWNN method has higher detection accuracy and a lower false negative rate than the existing common anomaly detection methods. Furthermore, the complexity of the algorithm is low and the detection accuracy can reach up to 95.8%.</text:p>
          </table:table-cell>
          <table:table-cell office:value-type="string" calcext:value-type="string">
            <text:p>Anomaly detection; Extreme learning machine; Normalized mutual information feature selection; Quantum wavelet neural network; Structural risk minimization</text:p>
          </table:table-cell>
          <table:table-cell office:value-type="string" calcext:value-type="string">
            <text:p>ACM</text:p>
          </table:table-cell>
          <table:table-cell table:number-columns-repeated="1011"/>
        </table:table-row>
        <table:table-row table:style-name="ro1">
          <table:table-cell office:value-type="string" calcext:value-type="string">
            <text:p>GRAQAHT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Chen, Qiong</text:p>
          </table:table-cell>
          <table:table-cell office:value-type="string" calcext:value-type="string">
            <text:p>An Application of Online Exam in Discrete Mathematics Course</text:p>
          </table:table-cell>
          <table:table-cell office:value-type="string" calcext:value-type="string">
            <text:p>Proceedings of ACM Turing Celebration Conference - China</text:p>
          </table:table-cell>
          <table:table-cell office:value-type="string" calcext:value-type="string">
            <text:p>978-1-4503-6415-7</text:p>
          </table:table-cell>
          <table:table-cell/>
          <table:table-cell office:value-type="string" calcext:value-type="string">
            <text:p>10.1145/3210713.3210734</text:p>
          </table:table-cell>
          <table:table-cell office:value-type="string" calcext:value-type="string">
            <text:p>https://doi.org/10.1145/3210713.3210734</text:p>
          </table:table-cell>
          <table:table-cell office:value-type="string" calcext:value-type="string">
            <text:p>In Discrete Mathematics courses, we use staged online exams to assess students' learning and make the exams part of the learning experiences. With the help of online exam, teachers can accurately evaluate students learning and give students personalized guidance, while students can receive immediate feedback of test to improve their learning. In this paper, we introduce the work in the use of online examination in Discrete Mathematics teaching, and discuss the related exam data analysis and mining methods and report on students' improvement in their final assessment. Through online exam and its data analysis, we can improve teaching and learning in an objective and scientific way1.</text:p>
          </table:table-cell>
          <table:table-cell office:value-type="string" calcext:value-type="string">
            <text:p>computer education; data analysis; discrete mathematics; online exam</text:p>
          </table:table-cell>
          <table:table-cell office:value-type="string" calcext:value-type="string">
            <text:p>ACM</text:p>
          </table:table-cell>
          <table:table-cell table:number-columns-repeated="1011"/>
        </table:table-row>
        <table:table-row table:style-name="ro1">
          <table:table-cell office:value-type="string" calcext:value-type="string">
            <text:p>IHJA7V8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Tanabe, Ryoji; Ishibuchi, Hisao</text:p>
          </table:table-cell>
          <table:table-cell office:value-type="string" calcext:value-type="string">
            <text:p>An Easy-to-Use Real-World Multi-Objective Optimization Problem Suite</text:p>
          </table:table-cell>
          <table:table-cell office:value-type="string" calcext:value-type="string">
            <text:p>Appl. Soft Comput.</text:p>
          </table:table-cell>
          <table:table-cell/>
          <table:table-cell office:value-type="string" calcext:value-type="string">
            <text:p>1568-4946</text:p>
          </table:table-cell>
          <table:table-cell office:value-type="string" calcext:value-type="string">
            <text:p>10.1016/j.asoc.2020.106078</text:p>
          </table:table-cell>
          <table:table-cell office:value-type="string" calcext:value-type="string">
            <text:p>https://doi.org/10.1016/j.asoc.2020.106078</text:p>
          </table:table-cell>
          <table:table-cell/>
          <table:table-cell office:value-type="string" calcext:value-type="string">
            <text:p>Evolutionary multi-objective optimization; Real-world problems; Test problems</text:p>
          </table:table-cell>
          <table:table-cell office:value-type="string" calcext:value-type="string">
            <text:p>ACM</text:p>
          </table:table-cell>
          <table:table-cell table:number-columns-repeated="1011"/>
        </table:table-row>
        <table:table-row table:style-name="ro1">
          <table:table-cell office:value-type="string" calcext:value-type="string">
            <text:p>NHIEG7N3</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ong, Yuehui; Fu, Huiping; Gan, Zhicheng; Zhou, Quan</text:p>
          </table:table-cell>
          <table:table-cell office:value-type="string" calcext:value-type="string">
            <text:p>An Empirical Research on the Competencies of Distance Education Tutor at the Open University of China in the Context of Blended Learning</text:p>
          </table:table-cell>
          <table:table-cell office:value-type="string" calcext:value-type="string">
            <text:p>The Sixth International Conference on Information Management and Technology</text:p>
          </table:table-cell>
          <table:table-cell office:value-type="string" calcext:value-type="string">
            <text:p>978-1-4503-8501-5</text:p>
          </table:table-cell>
          <table:table-cell/>
          <table:table-cell office:value-type="string" calcext:value-type="string">
            <text:p>10.1145/3465631.3465994</text:p>
          </table:table-cell>
          <table:table-cell office:value-type="string" calcext:value-type="string">
            <text:p>https://doi.org/10.1145/3465631.3465994</text:p>
          </table:table-cell>
          <table:table-cell office:value-type="string" calcext:value-type="string">
            <text:p>Considering the common contradictions between work and study as well as family and study among distance learners, “more online, less face-to-face” should be an ideal mode in distance learning. How the distance education tutors implemented blended learning (BL) via the platform of Moodle at the Nanhai Experimental College of OUC(NHOUC) is investigated by means of semi-structured interviews and unstructured observation. Besides, what competencies the tutors have already possessed and will need to develop are looked into through a questionnaire survey. The study has found the best current practice of BL at the NHOUC is no more than “face-to-face equal to online”. Hence, the recommendations include tutors should have a good grasp of basic learning theories and creatively apply them to design for learning, strengthen services of non-academic support, improve e-moderating skills and attach importance to distance education principles so as to effectively employ the mode of “more online, less face-to-fac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53BESMCI</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aul, Dimple V.; Naik, Shankar B.; Pawar, Jyoti D.</text:p>
          </table:table-cell>
          <table:table-cell office:value-type="string" calcext:value-type="string">
            <text:p>An Evolutionary Approach for Question Selection from a Question Bank: A Case Study</text:p>
          </table:table-cell>
          <table:table-cell office:value-type="string" calcext:value-type="string">
            <text:p>Int. J. ICT Res. Dev. Afr.</text:p>
          </table:table-cell>
          <table:table-cell/>
          <table:table-cell office:value-type="string" calcext:value-type="string">
            <text:p>1947-3419</text:p>
          </table:table-cell>
          <table:table-cell office:value-type="string" calcext:value-type="string">
            <text:p>10.4018/ijictrda.2014010104</text:p>
          </table:table-cell>
          <table:table-cell office:value-type="string" calcext:value-type="string">
            <text:p>https://doi.org/10.4018/ijictrda.2014010104</text:p>
          </table:table-cell>
          <table:table-cell office:value-type="string" calcext:value-type="string">
            <text:p>The success of any educational program depends on its evaluation system. Examinations are a part of learning process which acts as an element in evaluation. For the smooth conduct of examinations of various universities and academic institutions, the question paper generation process would be helpful. However, examination question paper composition is a multi-constraint concurrent optimization problem. Question selection plays a key role in question paper generation systems. Also it is the most significant and time consuming activity. The question selection is handled in traditional question paper generation systems by using a specified question paper format containing a listing of weightages to be allotted to each unit/module of the syllabus. They do not consider other constraints such as total time duration for completion of the paper, total number of questions and the difficulty level of the questions in the question paper etc. In this paper, the authors have modeled the Question Selection Problem as a multi-constraint optimization problem and proposed an Evolutionary Approach for the implementation same. The authors have experimented with this approach on a case study. The results obtained in this case study are interesting and promising to continue its implementation work and further research.</text:p>
          </table:table-cell>
          <table:table-cell office:value-type="string" calcext:value-type="string">
            <text:p>Educational Taxonomy; Evolutionary Approach; Genetic Algorithm; Multi-Constraint Optimization; Question Paper Generation; Question Selection</text:p>
          </table:table-cell>
          <table:table-cell office:value-type="string" calcext:value-type="string">
            <text:p>ACM</text:p>
          </table:table-cell>
          <table:table-cell table:number-columns-repeated="1011"/>
        </table:table-row>
        <table:table-row table:style-name="ro1">
          <table:table-cell office:value-type="string" calcext:value-type="string">
            <text:p>CJMRDCD7</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Dinghua; Li, Shuqing; Xiao, Guanping; Liu, Yepang; Sui, Yulei</text:p>
          </table:table-cell>
          <table:table-cell office:value-type="string" calcext:value-type="string">
            <text:p>An Exploratory Study of Autopilot Software Bugs in Unmanned Aerial Vehicles</text:p>
          </table:table-cell>
          <table:table-cell office:value-type="string" calcext:value-type="string">
            <text:p>Proceedings of the 29th ACM Joint Meeting on European Software Engineering Conference and Symposium on the Foundations of Software Engineering</text:p>
          </table:table-cell>
          <table:table-cell office:value-type="string" calcext:value-type="string">
            <text:p>978-1-4503-8562-6</text:p>
          </table:table-cell>
          <table:table-cell/>
          <table:table-cell office:value-type="string" calcext:value-type="string">
            <text:p>10.1145/3468264.3468559</text:p>
          </table:table-cell>
          <table:table-cell office:value-type="string" calcext:value-type="string">
            <text:p>https://doi.org/10.1145/3468264.3468559</text:p>
          </table:table-cell>
          <table:table-cell office:value-type="string" calcext:value-type="string">
            <text:p>Unmanned aerial vehicles (UAVs) are becoming increasingly important and widely used in modern society. Software bugs in these systems can cause severe issues, such as system crashes, hangs, and undefined behaviors. Some bugs can also be exploited by hackers to launch security attacks, resulting in catastrophic consequences. Therefore, techniques that can help detect and fix software bugs in UAVs are highly desirable. However, although there are many existing studies on bugs in various types of software, the characteristics of UAV software bugs have never been systematically studied. This impedes the development of tools for assuring the dependability of UAVs. To bridge this gap, we conducted the first large-scale empirical study on two well-known open-source autopilot software platforms for UAVs, namely PX4 and Ardupilot, to characterize bugs in UAVs. Through analyzing 569 bugs from these two projects, we observed eight types of UAV-specific bugs (i.e., limit, math, inconsistency, priority, parameter, hardware support, correction, and initialization) and learned their root causes. Based on the bug taxonomy, we summarized common bug patterns and repairing strategies. We further identified five challenges associated with detecting and fixing such UAV-specific bugs. Our study can help researchers and practitioners to better understand the threats to the dependability of UAV systems and facilitate the future development of UAV bug diagnosis tools.</text:p>
          </table:table-cell>
          <table:table-cell office:value-type="string" calcext:value-type="string">
            <text:p>empirical study; software bugs; Unmanned aerial vehicles</text:p>
          </table:table-cell>
          <table:table-cell office:value-type="string" calcext:value-type="string">
            <text:p>ACM</text:p>
          </table:table-cell>
          <table:table-cell table:number-columns-repeated="1011"/>
        </table:table-row>
        <table:table-row table:style-name="ro1">
          <table:table-cell office:value-type="string" calcext:value-type="string">
            <text:p>ST5HBMF3</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ellows, Brooke G.; Higgins, Jordan F.; Youmans, Robert J.</text:p>
          </table:table-cell>
          <table:table-cell office:value-type="string" calcext:value-type="string">
            <text:p>An Individual Differences Approach to Design Fixation: Comparing Laboratory and Field Research</text:p>
          </table:table-cell>
          <table:table-cell office:value-type="string" calcext:value-type="string">
            <text:p>Proceedings of the Second International Conference on Design, User Experience, and Usability: Design Philosophy, Methods, and Tools - Volume Part I</text:p>
          </table:table-cell>
          <table:table-cell office:value-type="string" calcext:value-type="string">
            <text:p>978-3-642-39228-3</text:p>
          </table:table-cell>
          <table:table-cell/>
          <table:table-cell office:value-type="string" calcext:value-type="string">
            <text:p>10.1007/978-3-642-39229-0_2</text:p>
          </table:table-cell>
          <table:table-cell office:value-type="string" calcext:value-type="string">
            <text:p>https://doi.org/10.1007/978-3-642-39229-0_2</text:p>
          </table:table-cell>
          <table:table-cell office:value-type="string" calcext:value-type="string">
            <text:p>The current study investigates the effects of environmental disruptions and individual differences in working memory capacity on design performance in controlled laboratory and field settings. In the laboratory, we measured participants' working memory capacity, asked them to view a poster design, then asked them to design their own poster in either a silent or distracting environment. The results of the study revealed a main effect of working memory capacity on design behavior, but no effect of environment. In the field, we asked practicing designers to take an online working memory capacity test, then to describe their distractibility and ideal work environment while designing. The results suggest that working memory capacity may influence perceived distractibility.</text:p>
          </table:table-cell>
          <table:table-cell office:value-type="string" calcext:value-type="string">
            <text:p>creativity; design; design fixation; interruptions; working memory capacity</text:p>
          </table:table-cell>
          <table:table-cell office:value-type="string" calcext:value-type="string">
            <text:p>ACM</text:p>
          </table:table-cell>
          <table:table-cell table:number-columns-repeated="1011"/>
        </table:table-row>
        <table:table-row table:style-name="ro1">
          <table:table-cell office:value-type="string" calcext:value-type="string">
            <text:p>CBWAA2VZ</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hrysanthou, Kypros; Englezakis, Panayiotis; Prodromou, Andreas; Panteli, Andreas; Nicopoulos, Chrysostomos; Sazeides, Yiannakis; Dimitrakopoulos, Giorgos</text:p>
          </table:table-cell>
          <table:table-cell office:value-type="string" calcext:value-type="string">
            <text:p>An Online and Real-Time Fault Detection and Localization Mechanism for Network-on-Chip Architectures</text:p>
          </table:table-cell>
          <table:table-cell office:value-type="string" calcext:value-type="string">
            <text:p>ACM Trans. Archit. Code Optim.</text:p>
          </table:table-cell>
          <table:table-cell/>
          <table:table-cell office:value-type="string" calcext:value-type="string">
            <text:p>1544-3566</text:p>
          </table:table-cell>
          <table:table-cell office:value-type="string" calcext:value-type="string">
            <text:p>10.1145/2930670</text:p>
          </table:table-cell>
          <table:table-cell office:value-type="string" calcext:value-type="string">
            <text:p>https://doi.org/10.1145/2930670</text:p>
          </table:table-cell>
          <table:table-cell office:value-type="string" calcext:value-type="string">
            <text:p>Networks-on-Chip (NoC) are becoming increasingly susceptible to emerging reliability threats. The need to detect and localize the occurrence of faults at runtime is steadily becoming imperative. In this work, we propose NoCAlert, a comprehensive online and real-time fault detection and localization mechanism that demonstrates 0% false negatives within the interconnect for the fault models and stimulus set used in this study. Based on the concept of invariance checking, NoCAlert employs a group of lightweight microchecker modules that collectively implement real-time hardware assertions. The checkers operate concurrently with normal NoC operation, thus eliminating the need for periodic, or triggered-based, self-testing. Based on the pattern/signature of asserted checkers, NoCAlert can pinpoint the location of the fault at various granularity levels. Most important, 97% of the transient and 90% of the permanent faults are detected instantaneously, within a single clock cycle upon fault manifestation. The fault localization accuracy ranges from 90% to 100%, depending on the desired localization granularity. Extensive cycle-accurate simulations in a 64-node CMP and analysis at the RTL netlist-level demonstrate the efficacy of the proposed technique.</text:p>
          </table:table-cell>
          <table:table-cell office:value-type="string" calcext:value-type="string">
            <text:p>fault detection/diagnosis; fault localization; Networks-on-chip; NoC</text:p>
          </table:table-cell>
          <table:table-cell office:value-type="string" calcext:value-type="string">
            <text:p>ACM</text:p>
          </table:table-cell>
          <table:table-cell table:number-columns-repeated="1011"/>
        </table:table-row>
        <table:table-row table:style-name="ro1">
          <table:table-cell office:value-type="string" calcext:value-type="string">
            <text:p>G2ZLCP87</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ang, Tingting; Huang, Zhaoming; Liu, Ping</text:p>
          </table:table-cell>
          <table:table-cell office:value-type="string" calcext:value-type="string">
            <text:p>Analysis and Design of Online Nursing Examination System in Artificial Intelligence Era</text:p>
          </table:table-cell>
          <table:table-cell office:value-type="string" calcext:value-type="string">
            <text:p>2021 2nd International Conference on Artificial Intelligence and Information Systems</text:p>
          </table:table-cell>
          <table:table-cell office:value-type="string" calcext:value-type="string">
            <text:p>978-1-4503-9020-0</text:p>
          </table:table-cell>
          <table:table-cell/>
          <table:table-cell office:value-type="string" calcext:value-type="string">
            <text:p>10.1145/3469213.3470673</text:p>
          </table:table-cell>
          <table:table-cell office:value-type="string" calcext:value-type="string">
            <text:p>https://doi.org/10.1145/3469213.3470673</text:p>
          </table:table-cell>
          <table:table-cell table:number-columns-repeated="2"/>
          <table:table-cell office:value-type="string" calcext:value-type="string">
            <text:p>ACM</text:p>
          </table:table-cell>
          <table:table-cell table:number-columns-repeated="1011"/>
        </table:table-row>
        <table:table-row table:style-name="ro1">
          <table:table-cell office:value-type="string" calcext:value-type="string">
            <text:p>AQW2QMVT</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garwal, Swapna; Santra, Bikash; Mukherjee, Dipti Prasad</text:p>
          </table:table-cell>
          <table:table-cell office:value-type="string" calcext:value-type="string">
            <text:p>Anubhav: Recognizing Emotions through Facial Expression</text:p>
          </table:table-cell>
          <table:table-cell office:value-type="string" calcext:value-type="string">
            <text:p>Vis. Comput.</text:p>
          </table:table-cell>
          <table:table-cell/>
          <table:table-cell office:value-type="string" calcext:value-type="string">
            <text:p>0178-2789</text:p>
          </table:table-cell>
          <table:table-cell office:value-type="string" calcext:value-type="string">
            <text:p>10.1007/s00371-016-1323-z</text:p>
          </table:table-cell>
          <table:table-cell office:value-type="string" calcext:value-type="string">
            <text:p>https://doi.org/10.1007/s00371-016-1323-z</text:p>
          </table:table-cell>
          <table:table-cell office:value-type="string" calcext:value-type="string">
            <text:p>We present a computer vision-based system named Anubhav (a Hindi word meaning feeling) which recognizes emotional facial expressions from streaming face videos. Our system runs at a speed of 10 frames per second (fps) on a 3.2-GHz desktop and at 3 fps on an Android mobile device. Using entropy and correlation-based analysis, we show that some particular salient regions of face image carry major expression-related information compared with other face regions. We also show that spatially close features within a salient face region carry correlated information regarding expression. Therefore, only a few features from each salient face region are enough for expression representation. Extraction of only a few features considerably saves response time. Exploitation of expression information from spatial as well as temporal dimensions gives good recognition accuracy. We have done extensive experiments on two publicly available data sets and also on live video streams. The recognition accuracies on benchmark CK$$+$$+ data set and on live video stream by our system are at least 13 and 20 % better, respectively, compared to competing approaches.</text:p>
          </table:table-cell>
          <table:table-cell office:value-type="string" calcext:value-type="string">
            <text:p>Anubhav; Entropy; Facial expression recognition; Local binary pattern; Salient face region</text:p>
          </table:table-cell>
          <table:table-cell office:value-type="string" calcext:value-type="string">
            <text:p>ACM</text:p>
          </table:table-cell>
          <table:table-cell table:number-columns-repeated="1011"/>
        </table:table-row>
        <table:table-row table:style-name="ro1">
          <table:table-cell office:value-type="string" calcext:value-type="string">
            <text:p>PC3H396D</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Xie, Yifeng</text:p>
          </table:table-cell>
          <table:table-cell office:value-type="string" calcext:value-type="string">
            <text:p>Application and Design of Computer Aided Instruction System in Aerobics Teaching</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120</text:p>
          </table:table-cell>
          <table:table-cell office:value-type="string" calcext:value-type="string">
            <text:p>https://doi.org/10.1145/3482632.3483120</text:p>
          </table:table-cell>
          <table:table-cell office:value-type="string" calcext:value-type="string">
            <text:p>In recent years, with the vigorous development of the Internet and multimedia technology, the application of Computer-assisted Instruction (CAI) in education has become more and more extensive. The use of new media and new technology to strengthen aerobics teaching and education can activate the classroom atmosphere on the premise of improving the quality of teaching, and it is self-evident to the importance of aerobics teaching. The purpose of this article is to study the application and design of CAI system in aerobics teaching. This article firstly analyzes the functional and non-functional requirements of the CAI system in the teaching of aerobics from the method of teaching needs. Then the system design of the administrator subsystem, the teacher subsystem and the student subsystem in the functional design of the system modules are carried out, and the feasibility and reliability of the system are determined through the function and performance test of the system. Finally, through observation method and questionnaire survey method, the two classes of CAI and traditional teaching are analyzed systematically. Survey data shows that about 90% of students in CAI classes are focused, while only 70% of students in traditional teaching classes are focused; traditional teaching classes account for 21% of participants, while CAI participation is about 42%. It shows that CAI is generally better than traditional teaching in terms of students' classroom performanc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JT78NSLX</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Gao, Lei; Ma, Qingna; Shao, Fei</text:p>
          </table:table-cell>
          <table:table-cell office:value-type="string" calcext:value-type="string">
            <text:p>Application of Blending Teaching Mode in the Course of Steel Structure Basing on SPOC Platform</text:p>
          </table:table-cell>
          <table:table-cell office:value-type="string" calcext:value-type="string">
            <text:p>Proceedings of the 2nd International Conference on E-Society, E-Education and E-Technology</text:p>
          </table:table-cell>
          <table:table-cell office:value-type="string" calcext:value-type="string">
            <text:p>978-1-4503-6528-4</text:p>
          </table:table-cell>
          <table:table-cell/>
          <table:table-cell office:value-type="string" calcext:value-type="string">
            <text:p>10.1145/3268808.3268836</text:p>
          </table:table-cell>
          <table:table-cell office:value-type="string" calcext:value-type="string">
            <text:p>https://doi.org/10.1145/3268808.3268836</text:p>
          </table:table-cell>
          <table:table-cell office:value-type="string" calcext:value-type="string">
            <text:p>SPOC (small private online course) is a small-scale online teaching platform that emerged relative to MOOC. It can be used to implement blending teaching which can combine the advantage of face-to-face communication in traditional teaching mode with the advantage of real-time interactive communication in online teaching mode. Taking the steel structure course teaching as an example, the blending teaching mode reform was performed by uniting the online and traditional teaching mode basing on SPOC platform. The reform of curriculum construction, teaching method and assessment method were carried out in this study. Through the teaching practice, it can be found that the use of blending teaching mode can motivate teaching reform, improve students' score, cultivate students' self-learning ability, and present a kind of evaluation method for the whole learning process.</text:p>
          </table:table-cell>
          <table:table-cell office:value-type="string" calcext:value-type="string">
            <text:p>blending teaching mode; self-learning ability; SPOC (small private online course) platform; steel structure course; teaching reform</text:p>
          </table:table-cell>
          <table:table-cell office:value-type="string" calcext:value-type="string">
            <text:p>ACM</text:p>
          </table:table-cell>
          <table:table-cell table:number-columns-repeated="1011"/>
        </table:table-row>
        <table:table-row table:style-name="ro1">
          <table:table-cell office:value-type="string" calcext:value-type="string">
            <text:p>3C6HEST7</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arcelona, M. A.; García-Borgoñón, L.; López-Nicolás, G.; Ramos, I.; Escalona, M. J.</text:p>
          </table:table-cell>
          <table:table-cell office:value-type="string" calcext:value-type="string">
            <text:p>Applying a Model-Based Methodology to Develop Web-Based Systems of Systems</text:p>
          </table:table-cell>
          <table:table-cell office:value-type="string" calcext:value-type="string">
            <text:p>J. Web Eng.</text:p>
          </table:table-cell>
          <table:table-cell/>
          <table:table-cell office:value-type="string" calcext:value-type="string">
            <text:p>1540-9589</text:p>
          </table:table-cell>
          <table:table-cell table:number-columns-repeated="2"/>
          <table:table-cell office:value-type="string" calcext:value-type="string">
            <text:p>Systems of Systems (SoS) are emerging applications composed by subsystems that interacts in a distributed and heterogeneous environment. Web-based technologies are a current trend to achieve SoS user interaction. Model Driven Web Engineering (MDWE) is the application of Model Driven Engineering (MDE) into the Web development domain. This paper presents a MDWE methodology to include Web-based interaction into SoS development. It's composed of ten models and seven model transformations and it's fully implemented in a support tool for its usage in practice. Quality aspects covered through the traceability from the requirements to the final code are exposed. The feasibility of the approach is validated by its application into a real-world project. A preliminary analysis of potential benefits (reduction of effort, time, cost; improve of quality; design vs code ratio, etc) is done by comparison to other project as an initial hypothesis for a future planned experimentation research.</text:p>
          </table:table-cell>
          <table:table-cell office:value-type="string" calcext:value-type="string">
            <text:p>interaction flow modeling language; model-based web engineering; system of systems</text:p>
          </table:table-cell>
          <table:table-cell office:value-type="string" calcext:value-type="string">
            <text:p>ACM</text:p>
          </table:table-cell>
          <table:table-cell table:number-columns-repeated="1011"/>
        </table:table-row>
        <table:table-row table:style-name="ro1">
          <table:table-cell office:value-type="string" calcext:value-type="string">
            <text:p>T26WY8WG</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Ahadi, Alireza; Lister, Raymond; Mathieson, Luke</text:p>
          </table:table-cell>
          <table:table-cell office:value-type="string" calcext:value-type="string">
            <text:p>ArAl: An Online Tool for Source Code Snapshot Metadata Analysis</text:p>
          </table:table-cell>
          <table:table-cell office:value-type="string" calcext:value-type="string">
            <text:p>Proceedings of the Twenty-First Australasian Computing Education Conference</text:p>
          </table:table-cell>
          <table:table-cell office:value-type="string" calcext:value-type="string">
            <text:p>978-1-4503-6622-9</text:p>
          </table:table-cell>
          <table:table-cell/>
          <table:table-cell office:value-type="string" calcext:value-type="string">
            <text:p>10.1145/3286960.3286975</text:p>
          </table:table-cell>
          <table:table-cell office:value-type="string" calcext:value-type="string">
            <text:p>https://doi.org/10.1145/3286960.3286975</text:p>
          </table:table-cell>
          <table:table-cell office:value-type="string" calcext:value-type="string">
            <text:p>Several systems that collect data from students' problem solving processes exist. Within computing education research, such data has been used for multiple purposes, ranging from assessing students' problem solving strategies to detecting struggling students. To date, however, the majority of the analysis has been conducted by individual researchers or research groups using case by case methodologies.Our belief is that with increasing possibilities for data collection from students' learning process, researchers and instructors will benefit from ready-made analysis tools.In this study, we present ArAl, an online machine learning based platform for analyzing programming source code snapshot data. The benefit of ArAl is two-fold. The computing education researcher can use ArAl to analyze the source code snapshot data collected from their own institute. Also, the website provides a collection of well-documented machine learning and statistics based tools to investigate possible correlation between different variables. The presented web-portal is available at online-analysis-demo.herokuapp.com. This tool could be applied in many different subject areas given appropriate performance data.</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B7AN49F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Xu, Bo; Lv, Zhihan</text:p>
          </table:table-cell>
          <table:table-cell office:value-type="string" calcext:value-type="string">
            <text:p>Artificial Intelligence Teaching System and Data Processing Method Based on Big Data</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9919401</text:p>
          </table:table-cell>
          <table:table-cell office:value-type="string" calcext:value-type="string">
            <text:p>https://doi.org/10.1155/2021/9919401</text:p>
          </table:table-cell>
          <table:table-cell office:value-type="string" calcext:value-type="string">
            <text:p>With the rapid development of big data, artificial intelligence teaching systems have gradually been developed extensively. The powerful artificial intelligence teaching systems have become a tool for teachers and students to learn independently in various universities. The characteristic of artificial intelligence teaching system is to get rid of the constraints of traditional teaching time and space and build a brand-new learning environment, which is the mainstream trend of future learning. As the carrier of students’ autonomous learning, the artificial intelligence teaching system provides a wealth of learning resources and learning tools on the one hand, and on the other hand, it gradually accumulates more and more learning behaviors, learning status, and other large amounts of data, which is an in-depth study of online learning and provides valuable and generative dynamic resources. Based on relevant researches on domestic and foreign related learning analysis and common big data analysis methods, combined with actual learning evaluation goals, this paper proposes an artificial intelligence teaching system using big data analysis methods and a modeling process framework for online learning evaluation and uses student data to carry out predictive evaluation modeling to evaluate student learning outcomes. The evaluation results can enable teachers to predict whether students can successfully complete the course of learning after a period of teaching. Through the final evaluation, students’ learning problems can be discovered in time based on the evaluation results, and targeted interventions can be made for students who are at risk. The scientific and objective learning evaluation obtained in this study through data analysis can not only provide teachers with relevant information and provide personalized guidance to students, but also improve the adaptive and personalized service functions of the learning platform of the artificial intelligence teaching system, greatly reducing teachers teaching burden. Artificial intelligence teaching evaluation can help educators understand the problems in teaching, adjust teaching strategies in time, and improve teaching result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WNLGAFGX</text:p>
          </table:table-cell>
          <table:table-cell office:value-type="string" calcext:value-type="string">
            <text:p>book</text:p>
          </table:table-cell>
          <table:table-cell office:value-type="float" office:value="2016" calcext:value-type="float">
            <text:p>2016</text:p>
          </table:table-cell>
          <table:table-cell/>
          <table:table-cell office:value-type="string" calcext:value-type="string">
            <text:p>ASE 2016: Proceedings of the 31st IEEE/ACM International Conference on Automated Software Engineering</text:p>
          </table:table-cell>
          <table:table-cell/>
          <table:table-cell office:value-type="string" calcext:value-type="string">
            <text:p>978-1-4503-3845-5</text:p>
          </table:table-cell>
          <table:table-cell table:number-columns-repeated="5"/>
          <table:table-cell office:value-type="string" calcext:value-type="string">
            <text:p>ACM</text:p>
          </table:table-cell>
          <table:table-cell table:number-columns-repeated="1011"/>
        </table:table-row>
        <table:table-row table:style-name="ro1">
          <table:table-cell office:value-type="string" calcext:value-type="string">
            <text:p>8TQULWIA</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Torii, Naoya; Kokubo, Hirotaka; Yamamoto, Dai; Itoh, Kouichi; Takenaka, Masahiko; Matsumoto, Tsutomu</text:p>
          </table:table-cell>
          <table:table-cell office:value-type="string" calcext:value-type="string">
            <text:p>ASIC Implementation of Random Number Generators Using SR Latches and Its Evaluation</text:p>
          </table:table-cell>
          <table:table-cell office:value-type="string" calcext:value-type="string">
            <text:p>EURASIP J. Inf. Secur.</text:p>
          </table:table-cell>
          <table:table-cell/>
          <table:table-cell office:value-type="string" calcext:value-type="string">
            <text:p>1687-4161</text:p>
          </table:table-cell>
          <table:table-cell office:value-type="string" calcext:value-type="string">
            <text:p>10.1186/s13635-016-0036-1</text:p>
          </table:table-cell>
          <table:table-cell office:value-type="string" calcext:value-type="string">
            <text:p>https://doi.org/10.1186/s13635-016-0036-1</text:p>
          </table:table-cell>
          <table:table-cell office:value-type="string" calcext:value-type="string">
            <text:p>A true random number generator (TRNG) is proposed and evaluated by field-programmable gate arrays (FPGA) implementation that generates random numbers by exclusive-ORing (XORing) the outputs of many SR latches (Hata and Ichikawa, IEICE Trans. Inf. Syst. E95-D(2):426—436, 2012). This enables compact implementation and generates high-entropy random numbers.In this paper, we fabricate and evaluate 39 TRNGs using SR latches on 0.18 μm ASICs. Random numbers are generated by XORing the outputs of 256 SR latches. Our TRNGs pass the SP800-90B health tests and the AIS20/31 statistical tests in changing temperatures (from 20 to 60 °C) and voltages (1.80 0.15 V). We also perform an independent and identically distributed (IID) test and calculate min-entropy according to the SP800-90B. With these tests, we are able to confirm that our TRNGs are highly robust against environmental stress. The power consumption and circuit scale of our TRNGs are 0.27 mW and 1240.5 gates, respectively. Our TRNGs that use SR latches are small enough to be implemented in embedded devices.</text:p>
          </table:table-cell>
          <table:table-cell office:value-type="string" calcext:value-type="string">
            <text:p>AIS20/31; Random number generator; SP800-90B; SR latch</text:p>
          </table:table-cell>
          <table:table-cell office:value-type="string" calcext:value-type="string">
            <text:p>ACM</text:p>
          </table:table-cell>
          <table:table-cell table:number-columns-repeated="1011"/>
        </table:table-row>
        <table:table-row table:style-name="ro1">
          <table:table-cell office:value-type="string" calcext:value-type="string">
            <text:p>2IE5SPGT</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Fabry, Johan; Kellens, Andy; Denier, Simon; Ducasse, Stéphane</text:p>
          </table:table-cell>
          <table:table-cell office:value-type="string" calcext:value-type="string">
            <text:p>AspectMaps: Extending Moose to Visualize AOP Software</text:p>
          </table:table-cell>
          <table:table-cell office:value-type="string" calcext:value-type="string">
            <text:p>Sci. Comput. Program.</text:p>
          </table:table-cell>
          <table:table-cell/>
          <table:table-cell office:value-type="string" calcext:value-type="string">
            <text:p>0167-6423</text:p>
          </table:table-cell>
          <table:table-cell office:value-type="string" calcext:value-type="string">
            <text:p>10.1016/j.scico.2012.02.007</text:p>
          </table:table-cell>
          <table:table-cell office:value-type="string" calcext:value-type="string">
            <text:p>https://doi.org/10.1016/j.scico.2012.02.007</text:p>
          </table:table-cell>
          <table:table-cell office:value-type="string" calcext:value-type="string">
            <text:p>When using aspect-oriented programming the application implicitly invokes the functionality contained in the aspects. Consequently program comprehension of such a software is more intricate. To alleviate this difficulty we developed the AspectMaps visualization and tool. AspectMaps extends the Moose program comprehension and reverse engineering platform with support for aspects, and is implemented using facilities provided by Moose. In this paper we present the AspectMaps tool, and show how it can be used by performing an exploration of a fairly large aspect-oriented application. We then show how we extended the FAMIX meta-model family that underpins Moose to also provide support for aspects. This extension is called ASPIX, and thanks to this enhancement Moose can now also treat aspect-oriented software. Finally, we report on our experiences using some of the tools in Moose; Mondrian to implement the visualization, and Glamour to build the user interface. We discuss how we were able to implement a sizable visualization tool using them and how we were able to deal with some of their limitations. Note: This paper uses colors extensively. Please use a color version to better understand the ideas presented here.</text:p>
          </table:table-cell>
          <table:table-cell office:value-type="string" calcext:value-type="string">
            <text:p>Aspect-oriented programming; Moose; Visualization</text:p>
          </table:table-cell>
          <table:table-cell office:value-type="string" calcext:value-type="string">
            <text:p>ACM</text:p>
          </table:table-cell>
          <table:table-cell table:number-columns-repeated="1011"/>
        </table:table-row>
        <table:table-row table:style-name="ro1">
          <table:table-cell office:value-type="string" calcext:value-type="string">
            <text:p>NEK53SMZ</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abani, Hamid; Kosmidis, Leonidas; Abella, Jaume; Cazorla, Francisco J.; Bernat, Guillem</text:p>
          </table:table-cell>
          <table:table-cell office:value-type="string" calcext:value-type="string">
            <text:p>Assessing the Adherence of an Industrial Autonomous Driving Framework to ISO 26262 Software Guidelines</text:p>
          </table:table-cell>
          <table:table-cell office:value-type="string" calcext:value-type="string">
            <text:p>Proceedings of the 56th Annual Design Automation Conference 2019</text:p>
          </table:table-cell>
          <table:table-cell office:value-type="string" calcext:value-type="string">
            <text:p>978-1-4503-6725-7</text:p>
          </table:table-cell>
          <table:table-cell/>
          <table:table-cell office:value-type="string" calcext:value-type="string">
            <text:p>10.1145/3316781.3317779</text:p>
          </table:table-cell>
          <table:table-cell office:value-type="string" calcext:value-type="string">
            <text:p>https://doi.org/10.1145/3316781.3317779</text:p>
          </table:table-cell>
          <table:table-cell office:value-type="string" calcext:value-type="string">
            <text:p>The complexity and size of Autonomous Driving (AD) software are comparably higher than that of software implementing other (standard) functionalities in the car. To make things worse, a big fraction of AD software is not specifically designed for the automotive (or any other critical) domain, but the mainstream market. This brings uncertainty on to which extent AD software adheres to guidelines in safety standards. In this paper, we present our experience in applying ISO 26262 – the applicable functional safety standard for road vehicles – software safety guidelines to industrial AD software, in particular, Apollo, a heterogeneous Autonomous Driving framework used extensively in industry. We provide quantitative and qualitative metrics of compliance for many ISO 26262 recommendations on software design, implementation, and testing.</text:p>
          </table:table-cell>
          <table:table-cell office:value-type="string" calcext:value-type="string">
            <text:p>Autonomous Driving; Critical Systems; ISO 26262</text:p>
          </table:table-cell>
          <table:table-cell office:value-type="string" calcext:value-type="string">
            <text:p>ACM</text:p>
          </table:table-cell>
          <table:table-cell table:number-columns-repeated="1011"/>
        </table:table-row>
        <table:table-row table:style-name="ro1">
          <table:table-cell office:value-type="string" calcext:value-type="string">
            <text:p>2F63T8F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uford, Charles Colby; O'Leary, Brian J.</text:p>
          </table:table-cell>
          <table:table-cell office:value-type="string" calcext:value-type="string">
            <text:p>Assessment of Fluid Intelligence Utilizing a Computer Simulated Game</text:p>
          </table:table-cell>
          <table:table-cell office:value-type="string" calcext:value-type="string">
            <text:p>Int. J. Gaming Comput. Mediat. Simul.</text:p>
          </table:table-cell>
          <table:table-cell/>
          <table:table-cell office:value-type="string" calcext:value-type="string">
            <text:p>1942-3888</text:p>
          </table:table-cell>
          <table:table-cell office:value-type="string" calcext:value-type="string">
            <text:p>10.4018/IJGCMS.2015100101</text:p>
          </table:table-cell>
          <table:table-cell office:value-type="string" calcext:value-type="string">
            <text:p>https://doi.org/10.4018/IJGCMS.2015100101</text:p>
          </table:table-cell>
          <table:table-cell office:value-type="string" calcext:value-type="string">
            <text:p>Measurement of General Mental Ability GMA using computer mediated simulations CMS may provide a new method of assessment. CMS used for assessments of GMA may be strongly affected by a participant's prior experience, and the predictive utility of CMS for assessment of GMA is largely unexplored. In this experiment, an existing computer video game was modified to function as an assessment of Fluid Intelligence Gf while controlling for participants' prior experience with CMS. Results indicated a positive relationship between tests of Fluid Intelligence Gf and game performance r =.44-46, a weaker relationship between game performance and Crystallized Intelligence Gc r =.27, no significant relationship to g, and no significant moderating effect for participants' prior experience upon any of these relationships. Based on these findings, CMS appear to hold promise as a new assessment tool for factors of GMA.</text:p>
          </table:table-cell>
          <table:table-cell office:value-type="string" calcext:value-type="string">
            <text:p>Cognitive Ability; Gameplay; GMA; Intelligence; Nonverbal Ability; Simulated Assessment; Simulation; Video Game</text:p>
          </table:table-cell>
          <table:table-cell office:value-type="string" calcext:value-type="string">
            <text:p>ACM</text:p>
          </table:table-cell>
          <table:table-cell table:number-columns-repeated="1011"/>
        </table:table-row>
        <table:table-row table:style-name="ro1">
          <table:table-cell office:value-type="string" calcext:value-type="string">
            <text:p>AMGP8ERL</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umar, Rakesh; Martínez, Alejandro; González, Antonio</text:p>
          </table:table-cell>
          <table:table-cell office:value-type="string" calcext:value-type="string">
            <text:p>Assisting Static Compiler Vectorization with a Speculative Dynamic Vectorizer in an HW/SW Codesigned Environment</text:p>
          </table:table-cell>
          <table:table-cell office:value-type="string" calcext:value-type="string">
            <text:p>ACM Trans. Comput. Syst.</text:p>
          </table:table-cell>
          <table:table-cell/>
          <table:table-cell office:value-type="string" calcext:value-type="string">
            <text:p>0734-2071</text:p>
          </table:table-cell>
          <table:table-cell office:value-type="string" calcext:value-type="string">
            <text:p>10.1145/2807694</text:p>
          </table:table-cell>
          <table:table-cell office:value-type="string" calcext:value-type="string">
            <text:p>https://doi.org/10.1145/2807694</text:p>
          </table:table-cell>
          <table:table-cell office:value-type="string" calcext:value-type="string">
            <text:p>Compiler-based static vectorization is used widely to extract data-level parallelism from computation-intensive applications. Static vectorization is very effective in vectorizing traditional array-based applications. However, compilers’ inability to do accurate interprocedural pointer disambiguation and interprocedural array dependence analysis severely limits vectorization opportunities. HW/SW codesigned processors provide an excellent opportunity to optimize the applications at runtime. The availability of dynamic application behavior at runtime helps in capturing vectorization opportunities generally missed by the compilers.This article proposes to complement the static vectorization with a speculative dynamic vectorizer in an HW/SW codesigned processor. We present a speculative dynamic vectorization algorithm that speculatively reorders ambiguous memory references to uncover vectorization opportunities. The speculative reordering of memory instructions avoids the need for accurate interprocedural pointer disambiguation and interprocedural array dependence analysis. The hardware checks for any memory dependence violation due to speculative vectorization and takes corrective action in case of violation. Our experiments show that the combined (static + dynamic) vectorization approach provides a 2× performance benefit compared to the static GCC vectorization alone, for SPECFP2006. Furthermore, the speculative dynamic vectorizer is able to vectorize 48% of the loops that ICC failed to vectorize due to conservative dependence analysis in the TSVC benchmark suite. Moreover, the dynamic vectorization scheme is as effective in vectorization of pointer-based applications as for the array-based ones, whereas compilers lose significant vectorization opportunities in pointer-based applications. Furthermore, we show that speculation is not only a luxury but also a necessity for runtime vectorization.</text:p>
          </table:table-cell>
          <table:table-cell office:value-type="string" calcext:value-type="string">
            <text:p>dynamic optimizations; Hardware/software codesigned processors; speculation; vectorization</text:p>
          </table:table-cell>
          <table:table-cell office:value-type="string" calcext:value-type="string">
            <text:p>ACM</text:p>
          </table:table-cell>
          <table:table-cell table:number-columns-repeated="1011"/>
        </table:table-row>
        <table:table-row table:style-name="ro1">
          <table:table-cell office:value-type="string" calcext:value-type="string">
            <text:p>PUC5D2TA</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eminario, Carlos E.; Wilson, David C.</text:p>
          </table:table-cell>
          <table:table-cell office:value-type="string" calcext:value-type="string">
            <text:p>Attacking Item-Based Recommender Systems with Power Items</text:p>
          </table:table-cell>
          <table:table-cell office:value-type="string" calcext:value-type="string">
            <text:p>Proceedings of the 8th ACM Conference on Recommender Systems</text:p>
          </table:table-cell>
          <table:table-cell office:value-type="string" calcext:value-type="string">
            <text:p>978-1-4503-2668-1</text:p>
          </table:table-cell>
          <table:table-cell/>
          <table:table-cell office:value-type="string" calcext:value-type="string">
            <text:p>10.1145/2645710.2645722</text:p>
          </table:table-cell>
          <table:table-cell office:value-type="string" calcext:value-type="string">
            <text:p>https://doi.org/10.1145/2645710.2645722</text:p>
          </table:table-cell>
          <table:table-cell office:value-type="string" calcext:value-type="string">
            <text:p>Recommender Systems (RS) are vulnerable to attack by malicious users who intend to bias the recommendations for their own benefit. Research in this area has developed attack models, detection methods, and mitigation schemes to understand and protect against such attacks. For Collaborative Filtering RSs, model-based approaches such as item-based and matrix-factorization were found to be more robust to many types of attack. Advice in designing for system robustness has thus been to employ model-based approaches. Our recent work with the Power User Attack (PUA), however, determined that attackers disguised as influential users can successfully attack (from the attacker's viewpoint) SVD-based recommenders, as well as user-based. But item-based systems remained robust to the PUA. In this paper we investigate a new, complementary attack model, the Power Item Attack (PIA), that uses influential items to successfully attack RSs. We show that the PIA is able to impact not only user-based and SVD-based recommenders but also the heretofore highly robust item-based approach, using a novel multi-target attack vector.</text:p>
          </table:table-cell>
          <table:table-cell office:value-type="string" calcext:value-type="string">
            <text:p>evaluation; attacks; power item; recommender systems</text:p>
          </table:table-cell>
          <table:table-cell office:value-type="string" calcext:value-type="string">
            <text:p>ACM</text:p>
          </table:table-cell>
          <table:table-cell table:number-columns-repeated="1011"/>
        </table:table-row>
        <table:table-row table:style-name="ro1">
          <table:table-cell office:value-type="string" calcext:value-type="string">
            <text:p>ELHTBGGQ</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Kim, Hanjun; Johnson, Nick P.; Lee, Jae W.; Mahlke, Scott A.; August, David I.</text:p>
          </table:table-cell>
          <table:table-cell office:value-type="string" calcext:value-type="string">
            <text:p>Automatic Speculative DOALL for Clusters</text:p>
          </table:table-cell>
          <table:table-cell office:value-type="string" calcext:value-type="string">
            <text:p>Proceedings of the Tenth International Symposium on Code Generation and Optimization</text:p>
          </table:table-cell>
          <table:table-cell office:value-type="string" calcext:value-type="string">
            <text:p>978-1-4503-1206-6</text:p>
          </table:table-cell>
          <table:table-cell/>
          <table:table-cell office:value-type="string" calcext:value-type="string">
            <text:p>10.1145/2259016.2259029</text:p>
          </table:table-cell>
          <table:table-cell office:value-type="string" calcext:value-type="string">
            <text:p>https://doi.org/10.1145/2259016.2259029</text:p>
          </table:table-cell>
          <table:table-cell office:value-type="string" calcext:value-type="string">
            <text:p>Automatic parallelization for clusters is a promising alternative to time-consuming, error-prone manual parallelization. However, automatic parallelization is frequently limited by the imprecision of static analysis. Moreover, due to the inherent fragility of static analysis, small changes to the source code can significantly undermine performance. By replacing static analysis with speculation and profiling, automatic parallelization becomes more robust and applicable. A naïve automatic speculative parallelization does not scale for distributed memory clusters, due to the high bandwidth required to validate speculation. This work is the first automatic speculative DOALL (Spec-DOALL) parallelization system for clusters. We have implemented a prototype automatic parallelization system, called Cluster Spec-DOALL, which consists of a Spec-DOALL parallelizing compiler and a speculative runtime for clusters. Since the compiler optimizes communication patterns, and the runtime is optimized for the cases in which speculation succeeds, Cluster Spec-DOALL minimizes the communication and validation overheads of the speculative runtime. Across 8 benchmarks, Cluster Spec-DOALL achieves a geomean speedup of 43.8x on a 120-core cluster, whereas DOALL without speculation achieves only 4.5x speedup. This demonstrates that speculation makes scalable fully-automatic parallelization for clusters possibl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QNEJN9MN</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uchli, Bernhard; Aschwanden, Daniel; Beutel, Jan</text:p>
          </table:table-cell>
          <table:table-cell office:value-type="string" calcext:value-type="string">
            <text:p>Battery State-of-Charge Approximation for Energy Harvesting Embedded Systems</text:p>
          </table:table-cell>
          <table:table-cell office:value-type="string" calcext:value-type="string">
            <text:p>Proceedings of the 10th European Conference on Wireless Sensor Networks</text:p>
          </table:table-cell>
          <table:table-cell office:value-type="string" calcext:value-type="string">
            <text:p>978-3-642-36671-0</text:p>
          </table:table-cell>
          <table:table-cell/>
          <table:table-cell office:value-type="string" calcext:value-type="string">
            <text:p>10.1007/978-3-642-36672-7_12</text:p>
          </table:table-cell>
          <table:table-cell office:value-type="string" calcext:value-type="string">
            <text:p>https://doi.org/10.1007/978-3-642-36672-7_12</text:p>
          </table:table-cell>
          <table:table-cell office:value-type="string" calcext:value-type="string">
            <text:p>Batteries play an integral role in Wireless Sensor Networks as they provide the energy necessary to operate the individual sensor nodes. In order to extend the network's lifetime, and theoretically permit continuous operation even for systems with high-energy consumption, environmental energy harvesting has attracted much interest. It has been shown that the motes' utility can be improved significantly if run-time knowledge of remaining battery capacity is available. In this work, a light-weight and cost effective approach to approximating the battery state-of-charge (SOC) based on voltage measurements is presented. Despite commonly perceived as inferior to other approaches, a performance evaluation shows that SOC approximations with over 95% accuracy are possible. It is further shown that battery inefficiencies due to e.g., temperature and aging are taken into consideration despite not explicitly modeling these effects. The approach only requires system input voltage measurements, but benefits from optional current and temperature measurements.</text:p>
          </table:table-cell>
          <table:table-cell office:value-type="string" calcext:value-type="string">
            <text:p>battery state-of-charge; experimentation; modeling; wireless sensor networks</text:p>
          </table:table-cell>
          <table:table-cell office:value-type="string" calcext:value-type="string">
            <text:p>ACM</text:p>
          </table:table-cell>
          <table:table-cell table:number-columns-repeated="1011"/>
        </table:table-row>
        <table:table-row table:style-name="ro1">
          <table:table-cell office:value-type="string" calcext:value-type="string">
            <text:p>7SNWPL9V</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Barbulescu, Adela; Ronfard, Rémi; Bailly, Gérard; Gagneré, Georges; Cakmak, Hüseyin</text:p>
          </table:table-cell>
          <table:table-cell office:value-type="string" calcext:value-type="string">
            <text:p>Beyond Basic Emotions: Expressive Virtual Actors with Social Attitudes</text:p>
          </table:table-cell>
          <table:table-cell office:value-type="string" calcext:value-type="string">
            <text:p>Proceedings of the Seventh International Conference on Motion in Games</text:p>
          </table:table-cell>
          <table:table-cell office:value-type="string" calcext:value-type="string">
            <text:p>978-1-4503-2623-0</text:p>
          </table:table-cell>
          <table:table-cell/>
          <table:table-cell office:value-type="string" calcext:value-type="string">
            <text:p>10.1145/2668064.2668084</text:p>
          </table:table-cell>
          <table:table-cell office:value-type="string" calcext:value-type="string">
            <text:p>https://doi.org/10.1145/2668064.2668084</text:p>
          </table:table-cell>
          <table:table-cell office:value-type="string" calcext:value-type="string">
            <text:p>The purpose of this work is to evaluate the contribution of audio-visual prosody to the perception of complex mental states of virtual actors. We propose that global audio-visual prosodic contours - i.e. melody, rhythm and head movements over the utterance - constitute discriminant features for both the generation and recognition of social attitudes. The hypothesis is tested on an acted corpus of social attitudes in virtual actors and evaluation is done using objective measures and perceptual tests.</text:p>
          </table:table-cell>
          <table:table-cell office:value-type="string" calcext:value-type="string">
            <text:p>audio-visual prosody; head motion; social attitudes</text:p>
          </table:table-cell>
          <table:table-cell office:value-type="string" calcext:value-type="string">
            <text:p>ACM</text:p>
          </table:table-cell>
          <table:table-cell table:number-columns-repeated="1011"/>
        </table:table-row>
        <table:table-row table:style-name="ro1">
          <table:table-cell office:value-type="string" calcext:value-type="string">
            <text:p>JGXSVYG7</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Barbulescu, Adela; Ronfard, Rémi; Bailly, Gérard; Gagneré, Georges; Cakmak, Hüseyin</text:p>
          </table:table-cell>
          <table:table-cell office:value-type="string" calcext:value-type="string">
            <text:p>Beyond Basic Emotions: Expressive Virtual Actors with Social Attitudes</text:p>
          </table:table-cell>
          <table:table-cell office:value-type="string" calcext:value-type="string">
            <text:p>Proceedings of the Seventh International Conference on Motion in Games</text:p>
          </table:table-cell>
          <table:table-cell office:value-type="string" calcext:value-type="string">
            <text:p>978-1-4503-2623-0</text:p>
          </table:table-cell>
          <table:table-cell/>
          <table:table-cell office:value-type="string" calcext:value-type="string">
            <text:p>10.1145/2668084.2668084</text:p>
          </table:table-cell>
          <table:table-cell office:value-type="string" calcext:value-type="string">
            <text:p>https://doi.org/10.1145/2668084.2668084</text:p>
          </table:table-cell>
          <table:table-cell office:value-type="string" calcext:value-type="string">
            <text:p>The purpose of this work is to evaluate the contribution of audio-visual prosody to the perception of complex mental states of virtual actors. We propose that global audio-visual prosodic contours - i.e. melody, rhythm and head movements over the utterance - constitute discriminant features for both the generation and recognition of social attitudes. The hypothesis is tested on an acted corpus of social attitudes in virtual actors and evaluation is done using objective measures and perceptual tests.</text:p>
          </table:table-cell>
          <table:table-cell office:value-type="string" calcext:value-type="string">
            <text:p>audio-visual prosody; head motion; social attitudes</text:p>
          </table:table-cell>
          <table:table-cell office:value-type="string" calcext:value-type="string">
            <text:p>ACM</text:p>
          </table:table-cell>
          <table:table-cell table:number-columns-repeated="1011"/>
        </table:table-row>
        <table:table-row table:style-name="ro1">
          <table:table-cell office:value-type="string" calcext:value-type="string">
            <text:p>7JKKC25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ulut, Okan</text:p>
          </table:table-cell>
          <table:table-cell office:value-type="string" calcext:value-type="string">
            <text:p>Beyond Multiple-Choice with Digital Assessments</text:p>
          </table:table-cell>
          <table:table-cell office:value-type="string" calcext:value-type="string">
            <text:p>ELearn</text:p>
          </table:table-cell>
          <table:table-cell table:number-columns-repeated="2"/>
          <table:table-cell office:value-type="string" calcext:value-type="string">
            <text:p>10.1145/3472394</text:p>
          </table:table-cell>
          <table:table-cell office:value-type="string" calcext:value-type="string">
            <text:p>https://doi.org/10.1145/3472394</text:p>
          </table:table-cell>
          <table:table-cell office:value-type="string" calcext:value-type="string">
            <text:p>During the past decade, K-12 education systems have been increasingly relying on digital forms of educational assessments. Therefore, digital assessments have been integrated into the instructional process and curriculum in multiple ways to promote student learning inside and outside the classroom. When developing digital assessments, one of the most important elements is the type of items used in the assessment. As technological innovations continue to change the type of tasks we can measure using digital assessments, new types of items also emerge. Items in digital assessments can go beyond the limits of what can be measured on a paper-and-pencil assessment with traditional multiple-choice items. This article will provide a summary of different item types in the context of digital assessments and discuss how they differ from traditional item typ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8QDDJ4A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 Bingwen; Wu, Chunqiong; Yu, Rongrui; Yu, Baoqin; Shi, Nafang; Zhou, Xiukao; Yu, Yanliang; Lv, Zhihan</text:p>
          </table:table-cell>
          <table:table-cell office:value-type="string" calcext:value-type="string">
            <text:p>Big Data-Based E-Commerce Transaction Information Collection Method</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8665621</text:p>
          </table:table-cell>
          <table:table-cell office:value-type="string" calcext:value-type="string">
            <text:p>https://doi.org/10.1155/2021/8665621</text:p>
          </table:table-cell>
          <table:table-cell office:value-type="string" calcext:value-type="string">
            <text:p>With the rapid development of e-commerce industry, online shopping has become a craze. With the rapid growth of transaction volume on e-commerce platforms, a large amount of transaction data has been accumulated. From the transaction information of these users, a lot of very valuable information can be mined, such as the defects of products and the actual needs of users. In view of the existing e-commerce transaction information collection method is not mature, in this paper, the electric business platform system architecture planning and design increases the function management module. In this paper, a new Naive Bayes model is established by using HBase distributed database instead of traditional database. Based on the optimization and extraction of the important transaction information in the product, the dataset of e-commerce transaction information is updated. Through the efficiency test of the collection method, the information scalability ability test, and the accuracy test, the important context was sorted out after integration, the sources of trading information were sorted out, and the data analysis of the collected information was conducted to optimize the information collection method and verify the feasibility of the method.</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4ZV4PYT6</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Niu, Xiaopeng; Li, Qingbao; Wang, Wei; Weng, Xiaokang</text:p>
          </table:table-cell>
          <table:table-cell office:value-type="string" calcext:value-type="string">
            <text:p>Binary Program Statistical Features Hiding through Huffman Obfuscated Coding</text:p>
          </table:table-cell>
          <table:table-cell office:value-type="string" calcext:value-type="string">
            <text:p>Proceedings of the 9th International Conference on Intelligent Computing Theories</text:p>
          </table:table-cell>
          <table:table-cell office:value-type="string" calcext:value-type="string">
            <text:p>978-3-642-39478-2</text:p>
          </table:table-cell>
          <table:table-cell/>
          <table:table-cell office:value-type="string" calcext:value-type="string">
            <text:p>10.1007/978-3-642-39479-9_33</text:p>
          </table:table-cell>
          <table:table-cell office:value-type="string" calcext:value-type="string">
            <text:p>https://doi.org/10.1007/978-3-642-39479-9_33</text:p>
          </table:table-cell>
          <table:table-cell office:value-type="string" calcext:value-type="string">
            <text:p>Mutants produced by current metamorphic engine are divers, but they still contain shortcomings that reliably distinguish them from normal program. This paper introduces a novel binary obfuscation technique with the potential of evading both statistical and semantic detections. It transforms the binary program into mimicry executables that exhibit high similarity to benign programs in terms of statistical properties and semantic characteristics. Experimental results show that the mimicry executables are indistinguishable from benign programs in byte frequency distribution and entropy, and no false instructions produced.</text:p>
          </table:table-cell>
          <table:table-cell office:value-type="string" calcext:value-type="string">
            <text:p>binary program; decoding; digesting; encoding; Huffman; obfuscate</text:p>
          </table:table-cell>
          <table:table-cell office:value-type="string" calcext:value-type="string">
            <text:p>ACM</text:p>
          </table:table-cell>
          <table:table-cell table:number-columns-repeated="1011"/>
        </table:table-row>
        <table:table-row table:style-name="ro1">
          <table:table-cell office:value-type="string" calcext:value-type="string">
            <text:p>FRHG3FH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o, Vinh-Thang; Nakamori, Yoshiteru; Ho, Tu-Bao; Lim, Cher Ping</text:p>
          </table:table-cell>
          <table:table-cell office:value-type="string" calcext:value-type="string">
            <text:p>Blended Learning Model on Hands-on Approach for in-Service Secondary School Teachers: Combination of E-Learning and Face-to-Face Discussion</text:p>
          </table:table-cell>
          <table:table-cell office:value-type="string" calcext:value-type="string">
            <text:p>Education and Information Technologies</text:p>
          </table:table-cell>
          <table:table-cell/>
          <table:table-cell office:value-type="string" calcext:value-type="string">
            <text:p>1360-2357</text:p>
          </table:table-cell>
          <table:table-cell office:value-type="string" calcext:value-type="string">
            <text:p>10.1007/s10639-014-9315-y</text:p>
          </table:table-cell>
          <table:table-cell office:value-type="string" calcext:value-type="string">
            <text:p>https://doi.org/10.1007/s10639-014-9315-y</text:p>
          </table:table-cell>
          <table:table-cell office:value-type="string" calcext:value-type="string">
            <text:p>The purpose of this study was to examine the effectiveness of a blended learning model on hands-on approach for in-service secondary school teachers using a quasi-experimental design. A 24-h teacher-training course using the blended learning model was administered to 117 teachers, while face-to-face instruction was given to 60 teachers. The following dependent variables were compared: degree of leaners' knowledge, self-efficacy and satisfaction with the training course. The results indicated that the experimental, blended learning group showed a significantly higher level of knowledge of hands-on approach and overall satisfaction with the course. However, the self-efficacy and others items related to learner's learning satisfaction were similar between two groups. Moreover, the findings indicated that access, flexibility, cost effectiveness, improving interaction, formation of teacher network and involving of administrators, instructors and school leaders were factors which contributed to the success of blended learning model. Further implications and suggestions for the blended learning model are presented.</text:p>
          </table:table-cell>
          <table:table-cell office:value-type="string" calcext:value-type="string">
            <text:p>Blended learning; Hands-on approach; Secondary school teacher; Teacher professional development; Teacher training course</text:p>
          </table:table-cell>
          <table:table-cell office:value-type="string" calcext:value-type="string">
            <text:p>ACM</text:p>
          </table:table-cell>
          <table:table-cell table:number-columns-repeated="1011"/>
        </table:table-row>
        <table:table-row table:style-name="ro1">
          <table:table-cell office:value-type="string" calcext:value-type="string">
            <text:p>4E7EUGC8</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chöffel, Sebastian; Schwank, Johannes; Stärz, Jan; Ebert, Achim; van der Veer, Gerrit</text:p>
          </table:table-cell>
          <table:table-cell office:value-type="string" calcext:value-type="string">
            <text:p>BREF: BRowser-Based Evaluation Framework</text:p>
          </table:table-cell>
          <table:table-cell office:value-type="string" calcext:value-type="string">
            <text:p>Proceedings of the 2017 ACM Conference Companion Publication on Designing Interactive Systems</text:p>
          </table:table-cell>
          <table:table-cell office:value-type="string" calcext:value-type="string">
            <text:p>978-1-4503-4991-8</text:p>
          </table:table-cell>
          <table:table-cell/>
          <table:table-cell office:value-type="string" calcext:value-type="string">
            <text:p>10.1145/3064857.3079182</text:p>
          </table:table-cell>
          <table:table-cell office:value-type="string" calcext:value-type="string">
            <text:p>https://doi.org/10.1145/3064857.3079182</text:p>
          </table:table-cell>
          <table:table-cell office:value-type="string" calcext:value-type="string">
            <text:p>In this demo we present BREF, a lightweight BRowser-based Evaluation Framework for easily conducting large-scale visualization-based evaluations of interaction tasks running in web browsers. BREF offers great flexibility to create, manage, and analyze single or multiple evaluations. Built-in assistants simplify and reduce the management workload for a large number of participants, tasks, and complementary questionnaires. Subjects can easily participate after logging in on any browser without the need of installing additional software.</text:p>
          </table:table-cell>
          <table:table-cell office:value-type="string" calcext:value-type="string">
            <text:p>browser-based; evaluation analysis; evaluation of visualization; flexible user interface evaluation framework; platform-independent</text:p>
          </table:table-cell>
          <table:table-cell office:value-type="string" calcext:value-type="string">
            <text:p>ACM</text:p>
          </table:table-cell>
          <table:table-cell table:number-columns-repeated="1011"/>
        </table:table-row>
        <table:table-row table:style-name="ro1">
          <table:table-cell office:value-type="string" calcext:value-type="string">
            <text:p>CRBSZQ8K</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Chen, Renhai; Shao, Zili; Li, Tao</text:p>
          </table:table-cell>
          <table:table-cell office:value-type="string" calcext:value-type="string">
            <text:p>Bridging the I/O Performance Gap for Big Data Workloads: A New NVDIMM-Based Approach</text:p>
          </table:table-cell>
          <table:table-cell office:value-type="string" calcext:value-type="string">
            <text:p>The 49th Annual IEEE/ACM International Symposium on Microarchitecture</text:p>
          </table:table-cell>
          <table:table-cell table:number-columns-repeated="4"/>
          <table:table-cell office:value-type="string" calcext:value-type="string">
            <text:p>The long I/O latency posts significant challenges for many data-intensive applications, such as the emerging big data workloads. Recently, the NVDIMM (Non-Volatile Dual In-line Memory Module) technologies provide a promising solution to this problem. By employing non-volatile NAND flash memory as storage media and connecting them via DIMM (Dual Inline Memory Module) slots, the NVDIMM devices are exposed to memory bus so the access latencies due to going through I/O controllers can be significantly mitigated. However, placing NVDIMM on the memory bus introduces new challenges. For instance, by mixing I/O and memory traffic, NVDIMM can cause severe performance degradation on memory-intensive applications. Besides, there exists a speed mismatch between fast memory access and slow flash read/write operations. Moreover, garbage collection (GC) in NAND flash may cause up to several millisecond latency.This paper presents novel, enabling mechanisms that allow NVDIMM to more effectively bridge the I/O performance gap for big data workloads. To address the workload heterogeneity challenge, we develop a scheduling scheme in memory controller to minimize the interference between the native and the I/O-derived memory traffic by exploiting both data access criticality and resource utilization. For NVDIMM controller, several mechanisms are designed to better orchestrate traffic between the memory controller and NAND flash to alleviate the speed discrepancy issue. To mitigate the lengthy GC period, we propose a proactive GC scheme for the NVDIMM controller and flash controller to intelligently synchronize and transfer data involving in forthcoming GC operations. We present detailed evaluation and analysis to quantify how well our techniques fit with the NVDIMM design. Our experimental results show that overall the proposed techniques yield 10% 35% performance improvements over the state-of-the-art baseline schem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UQQJ2PS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igueiredo, José; García-Peñalvo, Francisco José</text:p>
          </table:table-cell>
          <table:table-cell office:value-type="string" calcext:value-type="string">
            <text:p>Building Skills in Introductory Programming</text:p>
          </table:table-cell>
          <table:table-cell office:value-type="string" calcext:value-type="string">
            <text:p>Proceedings of the Sixth International Conference on Technological Ecosystems for Enhancing Multiculturality</text:p>
          </table:table-cell>
          <table:table-cell office:value-type="string" calcext:value-type="string">
            <text:p>978-1-4503-6518-5</text:p>
          </table:table-cell>
          <table:table-cell/>
          <table:table-cell office:value-type="string" calcext:value-type="string">
            <text:p>10.1145/3284179.3284190</text:p>
          </table:table-cell>
          <table:table-cell office:value-type="string" calcext:value-type="string">
            <text:p>https://doi.org/10.1145/3284179.3284190</text:p>
          </table:table-cell>
          <table:table-cell office:value-type="string" calcext:value-type="string">
            <text:p>Learning to program is difficult and requires a lot of work, dedication, and training. The difficulties of teaching and learning programming are a cause for concern for everyone where this subject is needed. It is a universal problem. The theme of teaching and learning programming difficulties is a serious problem not only for the important concepts underlying and structuring the course, but also for the lack of motivation, the failure, and abandonment that such frustration may imply for the student. It is important to act quickly. The follow-up of each student must be immediate and personalized. It is not possible to follow a traditional system of exposing the syntax and semantics of a language, with demonstrative examples of the concept, something more is needed. It is important to make an individual and constant evaluation of all the concepts that are part of the programming course. With this constant and personalized evaluation, it is possible to build a profile of each student's competences – building skills in introductory programming. Giving each student the opportunity to improve particular skills. This concept is very similar to the skills of a character in a computer game, which can be acquired through training, performing tasks or practicing a certain ability. The paper goal is to describe a system that allows us to suggest exercises and to evaluate the results automatically. That will allow to construct the profile of the student in programming, according to the different phases of learning. This set of skills allow the teacher to have complete and updated information of the students' knowledge at all times, and thus minimizes the students' demotivation and failure.</text:p>
          </table:table-cell>
          <table:table-cell office:value-type="string" calcext:value-type="string">
            <text:p>CS0; CS1; learning programming; Programming; teaching programming</text:p>
          </table:table-cell>
          <table:table-cell office:value-type="string" calcext:value-type="string">
            <text:p>ACM</text:p>
          </table:table-cell>
          <table:table-cell table:number-columns-repeated="1011"/>
        </table:table-row>
        <table:table-row table:style-name="ro1">
          <table:table-cell office:value-type="string" calcext:value-type="string">
            <text:p>ESKR2CP4</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Zhao, Fei; Wang, Jian; Liu, Meng</text:p>
          </table:table-cell>
          <table:table-cell office:value-type="string" calcext:value-type="string">
            <text:p>CDSVR: An Effective Curb Detection Method for Self-Driving by 3D LiDAR</text:p>
          </table:table-cell>
          <table:table-cell office:value-type="string" calcext:value-type="string">
            <text:p>Proceedings of the 2019 2nd International Conference on Service Robotics Technologies</text:p>
          </table:table-cell>
          <table:table-cell office:value-type="string" calcext:value-type="string">
            <text:p>978-1-4503-6246-7</text:p>
          </table:table-cell>
          <table:table-cell/>
          <table:table-cell office:value-type="string" calcext:value-type="string">
            <text:p>10.1145/3325693.3325695</text:p>
          </table:table-cell>
          <table:table-cell office:value-type="string" calcext:value-type="string">
            <text:p>https://doi.org/10.1145/3325693.3325695</text:p>
          </table:table-cell>
          <table:table-cell office:value-type="string" calcext:value-type="string">
            <text:p>The effective curb detection is important for navigation and decision making in self-driving. This paper proposes a Curb Detection method based on Support Vector Regression (SVR) processing pointclouds of 3D lidar, which is called CDSVR. The raw data from lidar sensor are first pre-processed to achieve coarse filtering by combining the road model and grid filtering method. A curb fitting method based on SVR is then proposed to recognize and fit the road curbs in each frame of real-time lidar data. Compared with linear and polynomial fitting methods, CDSVR is evaluated in online experiments for real scenarios. The results demonstrate that the prediction error of curb detection is below than 21cm and the processing time of one frame is less than 20ms. Therefore, CDSVR can effectively achieve the curb detection tasks with high efficiency.</text:p>
          </table:table-cell>
          <table:table-cell office:value-type="string" calcext:value-type="string">
            <text:p>autonomous vehicle; curb detection; lidar; self-driving</text:p>
          </table:table-cell>
          <table:table-cell office:value-type="string" calcext:value-type="string">
            <text:p>ACM</text:p>
          </table:table-cell>
          <table:table-cell table:number-columns-repeated="1011"/>
        </table:table-row>
        <table:table-row table:style-name="ro1">
          <table:table-cell office:value-type="string" calcext:value-type="string">
            <text:p>HJKY4BC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ortesniemi, Yki; Kiravuo, Timo; Särelä, Mikko; Kari, Hannu H.</text:p>
          </table:table-cell>
          <table:table-cell office:value-type="string" calcext:value-type="string">
            <text:p>Chain Reduction of Authorisation Certificates</text:p>
          </table:table-cell>
          <table:table-cell office:value-type="string" calcext:value-type="string">
            <text:p>Int. J. Secur. Netw.</text:p>
          </table:table-cell>
          <table:table-cell/>
          <table:table-cell office:value-type="string" calcext:value-type="string">
            <text:p>1747-8405</text:p>
          </table:table-cell>
          <table:table-cell office:value-type="string" calcext:value-type="string">
            <text:p>10.1504/IJSN.2015.070424</text:p>
          </table:table-cell>
          <table:table-cell office:value-type="string" calcext:value-type="string">
            <text:p>https://doi.org/10.1504/IJSN.2015.070424</text:p>
          </table:table-cell>
          <table:table-cell office:value-type="string" calcext:value-type="string">
            <text:p>Authorisation certificate based access control relies on delegation as a means of distributing the access rights. Unfortunately, the resulting certificate chains can cause performance and privacy issues. Certificate chain reduction is a proposed solution that replaces a chain of certificates with a single certificate of equal functionality. In this paper we analyse chain reduction and find a number of issues in implementing the reduction. We evaluate the performance improvements and find reduction an effective tool. We also evaluate the suitability of certificates for embedded platforms by implementing a prototype. We propose that a number of use cases exhibits an hourglass-shaped chain structure that allows for a consistent performance of verifying just one certificate using reduction. Privacy, on the other hand, is more difficult to improve and all the assumed goals cannot be achieved with chain reduction alone. We use SPKI certificates for our analysi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ZB4EV5AU</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Qusef, Abdallah; Issa, Lana; Ayoubi, Eyad; Murad, Sharefa</text:p>
          </table:table-cell>
          <table:table-cell office:value-type="string" calcext:value-type="string">
            <text:p>Challenges and Opportunities in Cloud Testing</text:p>
          </table:table-cell>
          <table:table-cell office:value-type="string" calcext:value-type="string">
            <text:p>Proceedings of the Second International Conference on Data Science, E-Learning and Information Systems</text:p>
          </table:table-cell>
          <table:table-cell office:value-type="string" calcext:value-type="string">
            <text:p>978-1-4503-7284-8</text:p>
          </table:table-cell>
          <table:table-cell/>
          <table:table-cell office:value-type="string" calcext:value-type="string">
            <text:p>10.1145/3368691.3368706</text:p>
          </table:table-cell>
          <table:table-cell office:value-type="string" calcext:value-type="string">
            <text:p>https://doi.org/10.1145/3368691.3368706</text:p>
          </table:table-cell>
          <table:table-cell office:value-type="string" calcext:value-type="string">
            <text:p>Cloud computing is attracting the interest of many businesses around the world by offering feasible solutions towards hosting software applications and providing convenient development and testing environments. Cloud computing has developed enormously that it changed the management practices of dealing with computer systems and services. Because of cloud computing; testing as a service (TaaS) was created. Despite the facilities provided by TaaS, it produced some issues and challenges, particularly in cloud-based testing environments. Those issues are needed to be addressed and fixed. This paper reviews and addresses a set of challenges and benefits of cloud testing among with a theoretical comparison between cloud-based testing environment and traditional testing for regular systems.</text:p>
          </table:table-cell>
          <table:table-cell office:value-type="string" calcext:value-type="string">
            <text:p>software testing; cloud computing; cloud testing</text:p>
          </table:table-cell>
          <table:table-cell office:value-type="string" calcext:value-type="string">
            <text:p>ACM</text:p>
          </table:table-cell>
          <table:table-cell table:number-columns-repeated="1011"/>
        </table:table-row>
        <table:table-row table:style-name="ro1">
          <table:table-cell office:value-type="string" calcext:value-type="string">
            <text:p>WZB67YKI</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Yiyun</text:p>
          </table:table-cell>
          <table:table-cell office:value-type="string" calcext:value-type="string">
            <text:p>Characteristics and Effective Application of Online Education Platform for Ideological Theory Courses in Universities Based on Big Data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2713</text:p>
          </table:table-cell>
          <table:table-cell office:value-type="string" calcext:value-type="string">
            <text:p>https://doi.org/10.1145/3482632.3482713</text:p>
          </table:table-cell>
          <table:table-cell office:value-type="string" calcext:value-type="string">
            <text:p>Under the backdrop of big data era, universities, as the frontier of cultivating high-quality talents in education, have unique advantages in education subject, object and carrier. Therefore, more and more scholars start enclosed significance to the make use of big data in university education and teaching. Big data has alter the conventional assessment methods of ideological theory courses in universities, making the assessment more comprehensive, personalized and time-sensitive. Based on the analysis of the challenges faced by ideological theory teaching in universities in the era of big data, this paper comprehensively explores the opportunities brought by the application of big data for online education of ideological theory courses, and comprehensively analyzes the principles that should be adhered to in the step of online education in integrate with these opportunities, and gives corresponding teaching practice paths, aiming at promoting the continuous improvement and development of online education of ideological theory courses in universities under the background of big data developmen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H9TPQE77</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Yadav, Nitin; Thangarajah, John</text:p>
          </table:table-cell>
          <table:table-cell office:value-type="string" calcext:value-type="string">
            <text:p>Checking the Conformance of Requirements in Agent Designs Using ATL</text:p>
          </table:table-cell>
          <table:table-cell office:value-type="string" calcext:value-type="string">
            <text:p>Proceedings of the Twenty-Second European Conference on Artificial Intelligence</text:p>
          </table:table-cell>
          <table:table-cell office:value-type="string" calcext:value-type="string">
            <text:p>978-1-61499-671-2</text:p>
          </table:table-cell>
          <table:table-cell/>
          <table:table-cell office:value-type="string" calcext:value-type="string">
            <text:p>10.3233/978-1-61499-672-9-243</text:p>
          </table:table-cell>
          <table:table-cell office:value-type="string" calcext:value-type="string">
            <text:p>https://doi.org/10.3233/978-1-61499-672-9-243</text:p>
          </table:table-cell>
          <table:table-cell office:value-type="string" calcext:value-type="string">
            <text:p>Intelligent agent systems built using the BDI model of agency have grown in popularity for implementing complex systems such as UAVs, military simulations, trading agents and intelligent games. The robust and flexible behaviours that these systems afford also makes testing the 'correctness' of these systems a non-trivial task. Whilst the main focus on existing work has been on checking the correctness of agent-programs, in this work we present an approach to formally verify agent-based designs for a particular BDI agent design methodology. The focus is on verifying whether the detailed design of the agents conform to the requirements specification. We present a sound and complete approach, formally verifiable properties, and an evaluation with respect to time and effectivenes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LAQB6T3V</text:p>
          </table:table-cell>
          <table:table-cell office:value-type="string" calcext:value-type="string">
            <text:p>book</text:p>
          </table:table-cell>
          <table:table-cell office:value-type="float" office:value="2021" calcext:value-type="float">
            <text:p>2021</text:p>
          </table:table-cell>
          <table:table-cell/>
          <table:table-cell office:value-type="string" calcext:value-type="string">
            <text:p>CHI EA '21: Extended Abstracts of the 2021 CHI Conference on Human Factors in Computing Systems</text:p>
          </table:table-cell>
          <table:table-cell/>
          <table:table-cell office:value-type="string" calcext:value-type="string">
            <text:p>978-1-4503-8095-9</text:p>
          </table:table-cell>
          <table:table-cell table:number-columns-repeated="5"/>
          <table:table-cell office:value-type="string" calcext:value-type="string">
            <text:p>ACM</text:p>
          </table:table-cell>
          <table:table-cell table:number-columns-repeated="1011"/>
        </table:table-row>
        <table:table-row table:style-name="ro1">
          <table:table-cell office:value-type="string" calcext:value-type="string">
            <text:p>NXHPDAV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isal, Mohammad; Abed, Sa’ed; Nazir, Shah</text:p>
          </table:table-cell>
          <table:table-cell office:value-type="string" calcext:value-type="string">
            <text:p>Cluster-Based Antiphishing (CAP) Model for Smart Phones</text:p>
          </table:table-cell>
          <table:table-cell office:value-type="string" calcext:value-type="string">
            <text:p>Sci. Program.</text:p>
          </table:table-cell>
          <table:table-cell/>
          <table:table-cell office:value-type="string" calcext:value-type="string">
            <text:p>1058-9244</text:p>
          </table:table-cell>
          <table:table-cell office:value-type="string" calcext:value-type="string">
            <text:p>10.1155/2021/9957323</text:p>
          </table:table-cell>
          <table:table-cell office:value-type="string" calcext:value-type="string">
            <text:p>https://doi.org/10.1155/2021/9957323</text:p>
          </table:table-cell>
          <table:table-cell office:value-type="string" calcext:value-type="string">
            <text:p>Different types of connectivity are available on smartphones such as WiFi, infrared, Bluetooth, GPRS, GPS, and GSM. The ubiquitous computing features of smartphones make them a vital part of our lives. The boom in smartphone technology has unfortunately attracted hackers and crackers as well. Smartphones have become the ideal hub for malware, gray ware, and spyware writers to exploit smartphone vulnerabilities and insecure communication channels. For every security service introduced, there is simultaneously a counterattack to breach the security and vice versa. Until a new mechanism is discovered, the diverse classifications of technology mean that one security contrivance cannot be a remedy for phishing attacks in all circumstances. Therefore, a novel architecture for antiphishing is mandatory that can compensate web page protection and authentication from falsified web pages on smartphones. In this paper, we developed a cluster-based antiphishing (CAP) model, which is a lightweight scheme specifically for smartphones to save energy in portable devices. The model is significant in identifying, clustering, and preventing phishing attacks on smartphone platforms. Our CAP model detects and prevents illegal access to smartphones based on clustering data to legitimate/normal and illegitimate/abnormal. First, we evaluated our scheme with mathematical and algorithmic methods. Next, we conducted a real test bed to identify and counter phishing attacks on smartphones which provided 90% accuracy in the detection system as true positives and less than 9% of the results as true negativ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G483KCJ3</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lazzam, Iyad; Nahar, Khalid M. O</text:p>
          </table:table-cell>
          <table:table-cell office:value-type="string" calcext:value-type="string">
            <text:p>Combined Source Code Approach for Test Case Prioritization</text:p>
          </table:table-cell>
          <table:table-cell office:value-type="string" calcext:value-type="string">
            <text:p>Proceedings of the 2018 International Conference on Information Science and System</text:p>
          </table:table-cell>
          <table:table-cell office:value-type="string" calcext:value-type="string">
            <text:p>978-1-4503-6421-8</text:p>
          </table:table-cell>
          <table:table-cell/>
          <table:table-cell office:value-type="string" calcext:value-type="string">
            <text:p>10.1145/3209914.3209936</text:p>
          </table:table-cell>
          <table:table-cell office:value-type="string" calcext:value-type="string">
            <text:p>https://doi.org/10.1145/3209914.3209936</text:p>
          </table:table-cell>
          <table:table-cell office:value-type="string" calcext:value-type="string">
            <text:p>Regression testing is an activity in the software testing process to ensure the software is validated and verified after modification occurred on software. It is costly process procedure which has been expected to reach half cost of the software maintenance cost. Many techniques and approaches have been used in regression testing process to enhance the efficiency and effectiveness of regression testing process. Such as test case reduction, test case selection, test case prioritization and retest all. Test case prioritization has been used in regression testing to increase the effectiveness through selecting the most vital test case that has the ability in finding and uncovering errors in the system under test. This paper has introduced a new algorithm for prioritizing test cases in test suite that is based on method and line of code coverage. Test cases which cover the most methods and line of code are more effective and efficient in finding errors.</text:p>
          </table:table-cell>
          <table:table-cell office:value-type="string" calcext:value-type="string">
            <text:p>Test case prioritization; Software testing; Regression testing; Code coverage; Test case</text:p>
          </table:table-cell>
          <table:table-cell office:value-type="string" calcext:value-type="string">
            <text:p>ACM</text:p>
          </table:table-cell>
          <table:table-cell table:number-columns-repeated="1011"/>
        </table:table-row>
        <table:table-row table:style-name="ro1">
          <table:table-cell office:value-type="string" calcext:value-type="string">
            <text:p>G3IEQTFJ</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rco-Ruiz, Luis; Bnes, Erlend; de la Asuncin, Estela; Gabarron, Elia; Aviles-Solis, Juan Carlos; Lee, Eunji; Traver, Vicente; Sato, Keiichi; Bellika, Johan G.</text:p>
          </table:table-cell>
          <table:table-cell office:value-type="string" calcext:value-type="string">
            <text:p>Combining Multivariate Statistics and the Think-Aloud Protocol to Assess Human-Computer Interaction Barriers in Symptom Checkers</text:p>
          </table:table-cell>
          <table:table-cell office:value-type="string" calcext:value-type="string">
            <text:p>J. of Biomedical Informatics</text:p>
          </table:table-cell>
          <table:table-cell/>
          <table:table-cell office:value-type="string" calcext:value-type="string">
            <text:p>1532-0464</text:p>
          </table:table-cell>
          <table:table-cell office:value-type="string" calcext:value-type="string">
            <text:p>10.1016/j.jbi.2017.09.002</text:p>
          </table:table-cell>
          <table:table-cell office:value-type="string" calcext:value-type="string">
            <text:p>https://doi.org/10.1016/j.jbi.2017.09.002</text:p>
          </table:table-cell>
          <table:table-cell office:value-type="string" calcext:value-type="string">
            <text:p>Display Omitted A cost-effective methodology to test symptom checkers interfaces is presented.Multivariate statistics were used to detect areas influencing technology acceptance.Think-aloud was executed to analyze these areas for understanding usability problems.The method allows for optimizing the use of resources in complex usability studies. Symptom checkers are software tools that allow users to submit a set of symptoms and receive advice related to them in the form of a diagnosis list, health information or triage. The heterogeneity of their potential users and the number of different components in their user interfaces can make testing with end-users unaffordable. We designed and executed a two-phase method to test the respiratory diseases module of the symptom checker Erdusyk. Phase I consisted of an online test with a large sample of users (n=53). In Phase I, users evaluated the system remotely and completed a questionnaire based on the Technology Acceptance Model. Principal Component Analysis was used to correlate each section of the interface with the questionnaire responses, thus identifying which areas of the user interface presented significant contributions to the technology acceptance. In the second phase, the think-aloud procedure was executed with a small number of samples (n=15), focusing on the areas with significant contributions to analyze the reasons for such contributions. Our method was used effectively to optimize the testing of symptom checker user interfaces. The method allowed kept the cost of testing at reasonable levels by restricting the use of the think-aloud procedure while still assuring a high amount of coverage. The main barriers detected in Erdusyk were related to problems understanding time repetition patterns, the selection of levels in scales to record intensities, navigation, the quantification of some symptom attributes, and the characteristics of the symptoms.</text:p>
          </table:table-cell>
          <table:table-cell office:value-type="string" calcext:value-type="string">
            <text:p>Clinical Decision Support Systems; Human Computer Interaction; Symptom checkers; Usability testing</text:p>
          </table:table-cell>
          <table:table-cell office:value-type="string" calcext:value-type="string">
            <text:p>ACM</text:p>
          </table:table-cell>
          <table:table-cell table:number-columns-repeated="1011"/>
        </table:table-row>
        <table:table-row table:style-name="ro1">
          <table:table-cell office:value-type="string" calcext:value-type="string">
            <text:p>IEU8P86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echner, Klaus; Yoon, Su-Youn; Bhat, Suma; Leong, Chee Wee</text:p>
          </table:table-cell>
          <table:table-cell office:value-type="string" calcext:value-type="string">
            <text:p>Comparative Evaluation of Automated Scoring of Syntactic Competence of Non-Native Speaker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7.01.060</text:p>
          </table:table-cell>
          <table:table-cell office:value-type="string" calcext:value-type="string">
            <text:p>https://doi.org/10.1016/j.chb.2017.01.060</text:p>
          </table:table-cell>
          <table:table-cell office:value-type="string" calcext:value-type="string">
            <text:p>Syntactic competence, especially the ability to use a wide range of sophisticated grammatical expressions, represents an important aspect of communicative acumen. This paper explores the question of how to best evaluate the syntactic competence of non-native speakers in an automated way. Using spoken responses of test takers participating in an English practice assessment, three classes of grammatical features features based on n-grams of part-of-speech tags (POS), features based on various clause types, and features based on various phrases are compared in an end-to-end assessment system. Feature correlations with human proficiency scores show that POS features and phrase features exhibit the highest correlations with human scores. Including these three classes of grammar features in a baseline scoring model that measures various aspects of spoken proficiency excluding aspects of grammar, we find substantial increases in agreement between machine and human scores. Finally, we discuss the broader implications of our results on the design of automatic scoring systems for spoken language. Comparison of various grammar features in context of automated speech scoring.Features related to shorter text spans show higher correlations with human scores.Adding grammar features to baseline model improves correlation with human scores.Computing features on concatenation of spoken responses improves performance.</text:p>
          </table:table-cell>
          <table:table-cell office:value-type="string" calcext:value-type="string">
            <text:p>Automated scoring; Automated speech recognition; English language assessment</text:p>
          </table:table-cell>
          <table:table-cell office:value-type="string" calcext:value-type="string">
            <text:p>ACM</text:p>
          </table:table-cell>
          <table:table-cell table:number-columns-repeated="1011"/>
        </table:table-row>
        <table:table-row table:style-name="ro1">
          <table:table-cell office:value-type="string" calcext:value-type="string">
            <text:p>2A6ZL57P</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oustroufas, Evangelos; Stamelos, Ioannis; Angelis, Lefteris</text:p>
          </table:table-cell>
          <table:table-cell office:value-type="string" calcext:value-type="string">
            <text:p>Competency Profiling for Software Engineers: Literature Review and a New Model</text:p>
          </table:table-cell>
          <table:table-cell office:value-type="string" calcext:value-type="string">
            <text:p>Proceedings of the 19th Panhellenic Conference on Informatics</text:p>
          </table:table-cell>
          <table:table-cell office:value-type="string" calcext:value-type="string">
            <text:p>978-1-4503-3551-5</text:p>
          </table:table-cell>
          <table:table-cell/>
          <table:table-cell office:value-type="string" calcext:value-type="string">
            <text:p>10.1145/2801948.2801960</text:p>
          </table:table-cell>
          <table:table-cell office:value-type="string" calcext:value-type="string">
            <text:p>https://doi.org/10.1145/2801948.2801960</text:p>
          </table:table-cell>
          <table:table-cell office:value-type="string" calcext:value-type="string">
            <text:p>Today's ICT sector is fast growing and very competitive. Prospective employees and specially software engineers are competing hard in ICT companies where there is a variety of roles and positions requiring different skills and competencies. So, there is a vital need for formal processes and criteria for evaluating the adequacy of the candidate's competencies with respect to the job requirements. The aim of this research is to create a competency profiling model for software engineers and specifically to build a hierarchical structure which will capture different aspects of various competencies so as to facilitate ICT companies with a tool that can aid them to reach the optimal decision during recruitment processes and vocational training. First of all, we provide a literature review regarding related models in software engineering. Then, we present a new customizable, three-level model, designed according to the standards of a generic framework developed by the European project ComProFITS. The model is based on two types of competencies, namely "Professional" and "Social" and is expanded by including the concept of "Innovative competences". The model was evaluated in realistic enterprise environments by two ICT companies. Based on interviews of key personnel, the conclusion regarding the degree of detail and adequacy of the model is that the model has potentials for being a useful tool in human resource management in the ICT sector.</text:p>
          </table:table-cell>
          <table:table-cell office:value-type="string" calcext:value-type="string">
            <text:p>competency model; competency profiling; human resource management; software engineers</text:p>
          </table:table-cell>
          <table:table-cell office:value-type="string" calcext:value-type="string">
            <text:p>ACM</text:p>
          </table:table-cell>
          <table:table-cell table:number-columns-repeated="1011"/>
        </table:table-row>
        <table:table-row table:style-name="ro1">
          <table:table-cell office:value-type="string" calcext:value-type="string">
            <text:p>5ACV2YA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Yaneva, Vanya; Rajan, Ajitha; Dubach, Christophe</text:p>
          </table:table-cell>
          <table:table-cell office:value-type="string" calcext:value-type="string">
            <text:p>Compiler-Assisted Test Acceleration on GPUs for Embedded Software</text:p>
          </table:table-cell>
          <table:table-cell office:value-type="string" calcext:value-type="string">
            <text:p>Proceedings of the 26th ACM SIGSOFT International Symposium on Software Testing and Analysis</text:p>
          </table:table-cell>
          <table:table-cell office:value-type="string" calcext:value-type="string">
            <text:p>978-1-4503-5076-1</text:p>
          </table:table-cell>
          <table:table-cell/>
          <table:table-cell office:value-type="string" calcext:value-type="string">
            <text:p>10.1145/3092703.3092720</text:p>
          </table:table-cell>
          <table:table-cell office:value-type="string" calcext:value-type="string">
            <text:p>https://doi.org/10.1145/3092703.3092720</text:p>
          </table:table-cell>
          <table:table-cell office:value-type="string" calcext:value-type="string">
            <text:p>Embedded software is found everywhere from our highly visible mobile devices to the confines of our car in the form of smart sensors. Embedded software companies are under huge pressure to produce safe applications that limit risks, and testing is absolutely critical to alleviate concerns regarding safety and user privacy. This requires using large test suites throughout the development process, increasing time-to-market and ultimately hindering competitivity. Speeding up test execution is, therefore, of paramount importance for embedded software developers. This is traditionally achieved by running, in parallel, multiple tests on large-scale clusters of computers. However, this approach is costly in terms of infrastructure maintenance and energy consumed, and is at times inconvenient as developers have to wait for their tests to be scheduled on a shared resource. We propose to look at exploiting GPUs (Graphics Processing Units) for running embedded software testing. GPUs are readily available in most computers and offer tremendous amounts of parallelism, making them an ideal target for embedded software testing. In this paper, we demonstrate, for the first time, how test executions of embedded C programs can be automatically performed on a GPU, without involving the end user. We take a compiler-assisted approach which automatically compiles the C program into GPU kernels for parallel execution of the input tests. Using this technique, we achieve an average speedup of 16× when compared to CPU execution of input tests across nine programs from an industry standard embedded benchmark suite.</text:p>
          </table:table-cell>
          <table:table-cell office:value-type="string" calcext:value-type="string">
            <text:p>Embedded software; Automated testing; Compilers; Functional testing; GPUs</text:p>
          </table:table-cell>
          <table:table-cell office:value-type="string" calcext:value-type="string">
            <text:p>ACM</text:p>
          </table:table-cell>
          <table:table-cell table:number-columns-repeated="1011"/>
        </table:table-row>
        <table:table-row table:style-name="ro1">
          <table:table-cell office:value-type="string" calcext:value-type="string">
            <text:p>M5ARC7E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Yiapanis, Paraskevas; Brown, Gavin; Luján, Mikel</text:p>
          </table:table-cell>
          <table:table-cell office:value-type="string" calcext:value-type="string">
            <text:p>Compiler-Driven Software Speculation for Thread-Level Parallelism</text:p>
          </table:table-cell>
          <table:table-cell office:value-type="string" calcext:value-type="string">
            <text:p>ACM Trans. Program. Lang. Syst.</text:p>
          </table:table-cell>
          <table:table-cell/>
          <table:table-cell office:value-type="string" calcext:value-type="string">
            <text:p>0164-0925</text:p>
          </table:table-cell>
          <table:table-cell office:value-type="string" calcext:value-type="string">
            <text:p>10.1145/2821505</text:p>
          </table:table-cell>
          <table:table-cell office:value-type="string" calcext:value-type="string">
            <text:p>https://doi.org/10.1145/2821505</text:p>
          </table:table-cell>
          <table:table-cell office:value-type="string" calcext:value-type="string">
            <text:p>Current parallelizing compilers can tackle applications exercising regular access patterns on arrays or affine indices, where data dependencies can be expressed in a linear form. Unfortunately, there are cases that independence between statements of code cannot be guaranteed and thus the compiler conservatively produces sequential code. Programs that involve extensive pointer use, irregular access patterns, and loops with unknown number of iterations are examples of such cases. This limits the extraction of parallelism in cases where dependencies are rarely or never triggered at runtime. Speculative parallelism refers to methods employed during program execution that aim to produce a valid parallel execution schedule for programs immune to static parallelization. The motivation for this article is to review recent developments in the area of compiler-driven software speculation for thread-level parallelism and how they came about. The article is divided into two parts. In the first part the fundamentals of speculative parallelization for thread-level parallelism are explained along with a design choice categorization for implementing such systems. Design choices include the ways speculative data is handled, how data dependence violations are detected and resolved, how the correct data are made visible to other threads, or how speculative threads are scheduled. The second part is structured around those design choices providing the advances and trends in the literature with reference to key developments in the area. Although the focus of the article is in software speculative parallelization, a section is dedicated for providing the interested reader with pointers and references for exploring similar topics such as hardware thread-level speculation, transactional memory, and automatic parallelization.</text:p>
          </table:table-cell>
          <table:table-cell office:value-type="string" calcext:value-type="string">
            <text:p>automatic parallelization; multicore processors; runtime parallelization; speculative parallelization; Thread-level speculation</text:p>
          </table:table-cell>
          <table:table-cell office:value-type="string" calcext:value-type="string">
            <text:p>ACM</text:p>
          </table:table-cell>
          <table:table-cell table:number-columns-repeated="1011"/>
        </table:table-row>
        <table:table-row table:style-name="ro1">
          <table:table-cell office:value-type="string" calcext:value-type="string">
            <text:p>M5JZJQWF</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aranen, Lassi; Mariani, Giacomo; Sormunen, Peter; Lehtinen, Teemu</text:p>
          </table:table-cell>
          <table:table-cell office:value-type="string" calcext:value-type="string">
            <text:p>Complex Online Material Development in CS Courses</text:p>
          </table:table-cell>
          <table:table-cell office:value-type="string" calcext:value-type="string">
            <text:p>Koli Calling '20: Proceedings of the 20th Koli Calling International Conference on Computing Education Research</text:p>
          </table:table-cell>
          <table:table-cell office:value-type="string" calcext:value-type="string">
            <text:p>978-1-4503-8921-1</text:p>
          </table:table-cell>
          <table:table-cell/>
          <table:table-cell office:value-type="string" calcext:value-type="string">
            <text:p>10.1145/3428029.3428053</text:p>
          </table:table-cell>
          <table:table-cell office:value-type="string" calcext:value-type="string">
            <text:p>https://doi.org/10.1145/3428029.3428053</text:p>
          </table:table-cell>
          <table:table-cell office:value-type="string" calcext:value-type="string">
            <text:p>Computer Science (CS) education has a tradition of using online materials to teach courses, whether as a part of a course or having fully online courses. Commonly, the materials to present the subject matter are not just static objects like text or images but also contain automatically assessed exercises and other interactive content. This makes the course systems inherently tied to teaching – limiting pedagogical approaches, types of exercises, and available functionality. Increasingly, CS courses utilize multiple systems to handle various learning and course management related activities. The use of multiple systems brings about traditional software engineering problems, such as development, integration, maintenance, and testing. We present two small studies (case study and interviews) to highlight the issues in developing and running modern online CS courses. Based on these two studies we argue that online courses should be developed with a stronger software engineering approach considering the development process and tools. In addition, we define the term Complex Online Learning Material (COLM) to foster discussion and further research into improving instructor practices in online education.</text:p>
          </table:table-cell>
          <table:table-cell office:value-type="string" calcext:value-type="string">
            <text:p>online education; course development; CS education; material development; service oriented architectures</text:p>
          </table:table-cell>
          <table:table-cell office:value-type="string" calcext:value-type="string">
            <text:p>ACM</text:p>
          </table:table-cell>
          <table:table-cell table:number-columns-repeated="1011"/>
        </table:table-row>
        <table:table-row table:style-name="ro1">
          <table:table-cell office:value-type="string" calcext:value-type="string">
            <text:p>59EKAUV6</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Prisacari, Anna Agripina; Danielson, Jared</text:p>
          </table:table-cell>
          <table:table-cell office:value-type="string" calcext:value-type="string">
            <text:p>Computer-Based versus Paper-Based Testing</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7.07.044</text:p>
          </table:table-cell>
          <table:table-cell office:value-type="string" calcext:value-type="string">
            <text:p>https://doi.org/10.1016/j.chb.2017.07.044</text:p>
          </table:table-cell>
          <table:table-cell office:value-type="string" calcext:value-type="string">
            <text:p>The aim of the present study was to explore the relationship between testing mode (taking a test on computer versus paper) and two other factors: (1) cognitive load and (2) scratch paper use in an undergraduate general chemistry class setting. Cognitive load was measured with two self-report questions (perceived mental effort and level of difficulty) and scratch paper use was analyzed manually. All 221 students completed three assessments administered either on computer or paper. The assessments included a variety of chemistry topics with an equal number of three question types (algorithmic, conceptual, and definition). There was no significant difference in the cognitive load imposed by computer or paper-based tests at the overall test level or by question type. Students utilized scratch paper more on paper-based than online tests, especially when the questions were conceptual, and they used scratch paper the most for algorithmic questions. Altogether, these results provide further support that online testing can be implemented in educational settings without imposing additional cognitive load on students. No significant differences were found in cognitive load between two modes.Students used scratch paper more on paper than online tests (conceptual questions).Students used scratch paper most for algorithmic questions.</text:p>
          </table:table-cell>
          <table:table-cell office:value-type="string" calcext:value-type="string">
            <text:p>Online testing; Cognitive load; Paper-based testing; Scratch paper use; Teaching; Testing mode</text:p>
          </table:table-cell>
          <table:table-cell office:value-type="string" calcext:value-type="string">
            <text:p>ACM</text:p>
          </table:table-cell>
          <table:table-cell table:number-columns-repeated="1011"/>
        </table:table-row>
        <table:table-row table:style-name="ro1">
          <table:table-cell office:value-type="string" calcext:value-type="string">
            <text:p>H24R9H84</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l Duhayyim, Mesfer; Newbury, Paul</text:p>
          </table:table-cell>
          <table:table-cell office:value-type="string" calcext:value-type="string">
            <text:p>Concept-Based and Fuzzy Adaptive E-Learning</text:p>
          </table:table-cell>
          <table:table-cell office:value-type="string" calcext:value-type="string">
            <text:p>Proceedings of the 2018 The 3rd International Conference on Information and Education Innovations</text:p>
          </table:table-cell>
          <table:table-cell office:value-type="string" calcext:value-type="string">
            <text:p>978-1-4503-6440-9</text:p>
          </table:table-cell>
          <table:table-cell/>
          <table:table-cell office:value-type="string" calcext:value-type="string">
            <text:p>10.1145/3234825.3234832</text:p>
          </table:table-cell>
          <table:table-cell office:value-type="string" calcext:value-type="string">
            <text:p>https://doi.org/10.1145/3234825.3234832</text:p>
          </table:table-cell>
          <table:table-cell office:value-type="string" calcext:value-type="string">
            <text:p>This study aims to test an effective adaptive e-learning system that uses a coloured concept map to show the learner's knowledge level for each concept in the topic. A fuzzy logic system is used to evaluate the learner's knowledge level for each concept in the domain and produce a ranked concept list of learning materials to address weaknesses in the learner's understanding. This system will obtain information on a learner's understanding of concepts by an initial pre-test before the system is used for learning and a post-test after using the learning system. A fuzzy logic system is used to produce a weighted concept map during the learning process. The aim of this research is to prove that such a proposed novel adapted e-learning system will enhance a learner's performance and understanding. In addition, this research aims to increase participants' overall learning level and effectiveness by providing a coloured concept map of understanding followed by a ranked concepts list of learning materials.</text:p>
          </table:table-cell>
          <table:table-cell office:value-type="string" calcext:value-type="string">
            <text:p>Adaptive E-learning System; coloured concept map; fuzzy logic; ranked concept list</text:p>
          </table:table-cell>
          <table:table-cell office:value-type="string" calcext:value-type="string">
            <text:p>ACM</text:p>
          </table:table-cell>
          <table:table-cell table:number-columns-repeated="1011"/>
        </table:table-row>
        <table:table-row table:style-name="ro1">
          <table:table-cell office:value-type="string" calcext:value-type="string">
            <text:p>HUZT9UTV</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Rosander, Michael; Eriksson, Oskar</text:p>
          </table:table-cell>
          <table:table-cell office:value-type="string" calcext:value-type="string">
            <text:p>Conformity on the Internet - The Role of Task Difficulty and Gender Difference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2.03.023</text:p>
          </table:table-cell>
          <table:table-cell office:value-type="string" calcext:value-type="string">
            <text:p>https://doi.org/10.1016/j.chb.2012.03.023</text:p>
          </table:table-cell>
          <table:table-cell office:value-type="string" calcext:value-type="string">
            <text:p>Conformity and the effects of social influence have been studied for a long time in face-to-face situations but have received less attention in contexts of computer-mediated communication (CMC) such as the Internet. The purpose of this study was to investigate conformity behavior in use of the Internet. The social context for the participants was the Internet communities from which they were recruited. Four hypotheses were tested by a survey containing knowledge and logic questions. Half the participants were subjected to conformity manipulations and the result showed a clear conformity to erroneous majority alternatives. Of the participants in the Conformity group (n=477) 52.6% conformed at least once, with an average 13.0% of participants conforming on each critical question. The conformity increased with higher task difficulty, both subjective and objective. The fourth hypothesis, that women would conform to a higher degree than men, received no support. Instead, the results showed higher conformity for men on both difficult and logical questions. Reasons for conformity on the Internet such as turning to the group for guidance, avoiding social isolation and protecting one's self-esteem are discussed with reference to theory and earlier research.</text:p>
          </table:table-cell>
          <table:table-cell office:value-type="string" calcext:value-type="string">
            <text:p>CMC; Conformity; Gender differences; Internet; Social influence; Task difficulty</text:p>
          </table:table-cell>
          <table:table-cell office:value-type="string" calcext:value-type="string">
            <text:p>ACM</text:p>
          </table:table-cell>
          <table:table-cell table:number-columns-repeated="1011"/>
        </table:table-row>
        <table:table-row table:style-name="ro1">
          <table:table-cell office:value-type="string" calcext:value-type="string">
            <text:p>4WXFTKFH</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chlichtmann, Ulf; Kleeberger, Veit B.; Abraham, Jacob A.; Evans, Adrian; Gimmler-Dumont, Christina; Glaß, Michael; Herkersdorf, Andreas; Nassif, Sani R.; Wehn, Norbert</text:p>
          </table:table-cell>
          <table:table-cell office:value-type="string" calcext:value-type="string">
            <text:p>Connecting Different Worlds: Technology Abstraction for Reliability-Aware Design and Test</text:p>
          </table:table-cell>
          <table:table-cell office:value-type="string" calcext:value-type="string">
            <text:p>Proceedings of the Conference on Design, Automation &amp;amp; Test in Europe</text:p>
          </table:table-cell>
          <table:table-cell office:value-type="string" calcext:value-type="string">
            <text:p>978-3-9815370-2-4</text:p>
          </table:table-cell>
          <table:table-cell table:number-columns-repeated="3"/>
          <table:table-cell office:value-type="string" calcext:value-type="string">
            <text:p>The rapid shrinking of device geometries in the nanometer regime requires new technology-aware design methodologies. These must be able to evaluate the resilience of the circuit throughout all System on Chip (SoC) abstraction levels. To successfully guide design decisions at the system level, reliability models, which abstract technology information, are required to identify those parts of the system where additional protection in the form of hardware or software countermeasures is most effective. Interfaces such as the presented Resilience Articulation Point (RAP) or the Reliability Interchange Information Format (RIIF) are required to enable EDA-assisted analysis and propagation of reliability information. The models are discussed from different perspectives, such as design and tes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LS23SKAY</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Trewin, Shari; Basson, Sara; Muller, Michael; Branham, Stacy; Treviranus, Jutta; Gruen, Daniel; Hebert, Daniel; Lyckowski, Natalia; Manser, Erich</text:p>
          </table:table-cell>
          <table:table-cell office:value-type="string" calcext:value-type="string">
            <text:p>Considerations for AI Fairness for People with Disabilities</text:p>
          </table:table-cell>
          <table:table-cell office:value-type="string" calcext:value-type="string">
            <text:p>AI Matters</text:p>
          </table:table-cell>
          <table:table-cell table:number-columns-repeated="2"/>
          <table:table-cell office:value-type="string" calcext:value-type="string">
            <text:p>10.1145/3362077.3362086</text:p>
          </table:table-cell>
          <table:table-cell office:value-type="string" calcext:value-type="string">
            <text:p>https://doi.org/10.1145/3362077.3362086</text:p>
          </table:table-cell>
          <table:table-cell office:value-type="string" calcext:value-type="string">
            <text:p>In society today, people experiencing disability can face discrimination. As artificial intelligence solutions take on increasingly important roles in decision-making and interaction, they have the potential to impact fair treatment of people with disabilities in society both positively and negatively. We describe some of the opportunities and risks across four emerging AI application areas: employment, education, public safety, and healthcare, identified in a workshop with participants experiencing a range of disabilities. In many existing situations, non-AI solutions are already discriminatory, and introducing AI runs the risk of simply perpetuating and replicating these flaws. We next discuss strategies for supporting fairness in the context of disability throughout the AI development lifecycle. AI systems should be reviewed for potential impact on the user in their broader context of use. They should offer opportunities to redress errors, and for users and those impacted to raise fairness concerns. People with disabilities should be included when sourcing data to build models, and in testing, to create a more inclusive and robust system. Finally, we offer pointers into an established body of literature on human-centered design processes and philosophies that may assist AI and ML engineers in innovating algorithms that reduce harm and ultimately enhance the lives of people with disabiliti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JU5RL4K7</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Zhao, Mingming</text:p>
          </table:table-cell>
          <table:table-cell office:value-type="string" calcext:value-type="string">
            <text:p>Construction and Research Design of Vocational English Blended Teaching Model Based on SPOC</text:p>
          </table:table-cell>
          <table:table-cell office:value-type="string" calcext:value-type="string">
            <text:p>Proceedings of the 2019 7th International Conference on Information and Education Technology</text:p>
          </table:table-cell>
          <table:table-cell office:value-type="string" calcext:value-type="string">
            <text:p>978-1-4503-6639-7</text:p>
          </table:table-cell>
          <table:table-cell/>
          <table:table-cell office:value-type="string" calcext:value-type="string">
            <text:p>10.1145/3323771.3323830</text:p>
          </table:table-cell>
          <table:table-cell office:value-type="string" calcext:value-type="string">
            <text:p>https://doi.org/10.1145/3323771.3323830</text:p>
          </table:table-cell>
          <table:table-cell office:value-type="string" calcext:value-type="string">
            <text:p>Under the environment of Internet+, enterprises in various industries are increasingly demanding professional English application ability, interpersonal communication ability and professional and technical ability of employees. In view of the present situation of English teaching in Higher Vocational colleges, this paper constructs a blended teaching mode of Vocational English based on SPOC and carries out an innovative research design, which provides preconditions for the application of SPOC in English classroom in Higher Vocational colleges.</text:p>
          </table:table-cell>
          <table:table-cell office:value-type="string" calcext:value-type="string">
            <text:p>SPOC; Blended teaching mode; Vocational English</text:p>
          </table:table-cell>
          <table:table-cell office:value-type="string" calcext:value-type="string">
            <text:p>ACM</text:p>
          </table:table-cell>
          <table:table-cell table:number-columns-repeated="1011"/>
        </table:table-row>
        <table:table-row table:style-name="ro1">
          <table:table-cell office:value-type="string" calcext:value-type="string">
            <text:p>D3QL7DY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uo, Lingzhi</text:p>
          </table:table-cell>
          <table:table-cell office:value-type="string" calcext:value-type="string">
            <text:p>Construction of College English Mixed Teaching Mode Based on Data Mining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2693</text:p>
          </table:table-cell>
          <table:table-cell office:value-type="string" calcext:value-type="string">
            <text:p>https://doi.org/10.1145/3482632.3482693</text:p>
          </table:table-cell>
          <table:table-cell office:value-type="string" calcext:value-type="string">
            <text:p>Big data is fundamentally different from traditional data. Instant, microscopic, interactive, optional and personalized will bring innovation to higher education. Under the background of highly shared information, various teaching modes relying on the network emerge one after another, and the mixed teaching method combining traditional classroom learning with online learning has become a trend. In order to promote information education, most colleges and universities have built a series of digital teaching information in view of cloud platform space, such as teaching, micro-courses and massive open online course, so as to promote students' autonomous learning. In view of this, this paper briefly introduces the challenges faced by college English in the times of big data, and discusses the multi-dimensional teaching method of college English in view of data mining, so that with effect promote the improvement of English teaching quality.</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3IJCUKFG</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ong, Jianfeng; Dong, Yonggang; Wang, Wenwu</text:p>
          </table:table-cell>
          <table:table-cell office:value-type="string" calcext:value-type="string">
            <text:p>Construction of the Online Open Courses of Mechanical Drawing in Chinese Colleges Based on Chinese XuetangX MOOC Platform</text:p>
          </table:table-cell>
          <table:table-cell office:value-type="string" calcext:value-type="string">
            <text:p>Proceedings of the 2020 8th International Conference on Information and Education Technology</text:p>
          </table:table-cell>
          <table:table-cell office:value-type="string" calcext:value-type="string">
            <text:p>978-1-4503-7705-8</text:p>
          </table:table-cell>
          <table:table-cell/>
          <table:table-cell office:value-type="string" calcext:value-type="string">
            <text:p>10.1145/3395245.3395249</text:p>
          </table:table-cell>
          <table:table-cell office:value-type="string" calcext:value-type="string">
            <text:p>https://doi.org/10.1145/3395245.3395249</text:p>
          </table:table-cell>
          <table:table-cell office:value-type="string" calcext:value-type="string">
            <text:p>Massive Open Online Courses (MOOCs) need providing sufficient accessible learning resources for carrying out the online and offline learning, so it is very necessary to build the online learning resources for online open courses of mechanical drawing base on the requirements of outcome-based educations. In this study, characteristics of mechanical drawing courses in Chinese colleges and advances in MOOC and OBE were introduced, then the recording process of teaching videos and advertising video were introduced. Moreover, the questions of different type, discussion class and group project were designed and uploaded to the Online open courses of mechanical drawing in Chinese XuetangX MOOC Platform. This online open class of mechanical drawing had started to run since March 2018 and it has been running four times successfully based on the XuetangX MOOC Platform.</text:p>
          </table:table-cell>
          <table:table-cell office:value-type="string" calcext:value-type="string">
            <text:p>Online learning; MOOC; Mechanical drawing courses; OBE</text:p>
          </table:table-cell>
          <table:table-cell office:value-type="string" calcext:value-type="string">
            <text:p>ACM</text:p>
          </table:table-cell>
          <table:table-cell table:number-columns-repeated="1011"/>
        </table:table-row>
        <table:table-row table:style-name="ro1">
          <table:table-cell office:value-type="string" calcext:value-type="string">
            <text:p>CWRR85MK</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Cohn, Marisa Leavitt</text:p>
          </table:table-cell>
          <table:table-cell office:value-type="string" calcext:value-type="string">
            <text:p>Convivial Decay: Entangled Lifetimes in a Geriatric Infrastructure</text:p>
          </table:table-cell>
          <table:table-cell office:value-type="string" calcext:value-type="string">
            <text:p>Proceedings of the 19th ACM Conference on Computer-Supported Cooperative Work &amp;amp; Social Computing</text:p>
          </table:table-cell>
          <table:table-cell office:value-type="string" calcext:value-type="string">
            <text:p>978-1-4503-3592-8</text:p>
          </table:table-cell>
          <table:table-cell/>
          <table:table-cell office:value-type="string" calcext:value-type="string">
            <text:p>10.1145/2818048.2820077</text:p>
          </table:table-cell>
          <table:table-cell office:value-type="string" calcext:value-type="string">
            <text:p>https://doi.org/10.1145/2818048.2820077</text:p>
          </table:table-cell>
          <table:table-cell office:value-type="string" calcext:value-type="string">
            <text:p>This paper discusses the empirical case of an aging and obsolescent infrastructure supporting a space science mission that is currently approaching a known end. Such a case contributes to our understanding of the degrading path at the end-of-life of an infrastructure. During this later stage in the life of infrastructure we can observe common issues associated with aging infrastructures' hardware's material decay, programming languages and software tools reaching end of support, obsolete managerial methodologies, etc. Such a case of infrastructural decay reveals how work of infrastructure maintenance may reach the limits of repair and shift from repair-as-sustaining into a mode of repair-into-decay, actively working towards the end-of-life. What this reveals is that, rather than infrastructural decay being a natural by-product of time's passing, there is active work that goes into producing a convivial decay in which the multiple temporalities of aging and decay are brought into alignment through negotiation of what aging means, its impacts on different forms of work, and even what counts as old and new.</text:p>
          </table:table-cell>
          <table:table-cell office:value-type="string" calcext:value-type="string">
            <text:p>infrastructure studies; life cycles; lifetimes; longevity; maintenance; materiality; repair; sustainability; temporalities</text:p>
          </table:table-cell>
          <table:table-cell office:value-type="string" calcext:value-type="string">
            <text:p>ACM</text:p>
          </table:table-cell>
          <table:table-cell table:number-columns-repeated="1011"/>
        </table:table-row>
        <table:table-row table:style-name="ro1">
          <table:table-cell office:value-type="string" calcext:value-type="string">
            <text:p>VB739ARH</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Farsaie Alaie, Hesam; Abou-Abbas, Lina; Tadj, Chakib</text:p>
          </table:table-cell>
          <table:table-cell office:value-type="string" calcext:value-type="string">
            <text:p>Cry-Based Infant Pathology Classification Using GMMs</text:p>
          </table:table-cell>
          <table:table-cell office:value-type="string" calcext:value-type="string">
            <text:p>Speech Commun.</text:p>
          </table:table-cell>
          <table:table-cell/>
          <table:table-cell office:value-type="string" calcext:value-type="string">
            <text:p>0167-6393</text:p>
          </table:table-cell>
          <table:table-cell office:value-type="string" calcext:value-type="string">
            <text:p>10.1016/j.specom.2015.12.001</text:p>
          </table:table-cell>
          <table:table-cell office:value-type="string" calcext:value-type="string">
            <text:p>https://doi.org/10.1016/j.specom.2015.12.001</text:p>
          </table:table-cell>
          <table:table-cell office:value-type="string" calcext:value-type="string">
            <text:p>We characterize the distributions of the acoustic features of infant cry signals with GMMs as a universal background model.An adapted BML method is presented to derive either healthy or pathology subclass models from the GMM-UBM.A score level fusion of obtained log-likelihood ratio scores from both expiratory and inspiratory sounds is performed.The proposed cry-based diagnostic system is used to classify healthy and sick infants.Subjective results indicated that the proposed method can perform better than the Bayesian adaptation. Traditional studies of infant cry signals focus more on non-pathology-based classification of infants. In this paper, we introduce a noninvasive health care system that performs acoustic analysis of unclean noisy infant cry signals to extract and measure certain cry characteristics quantitatively and classify healthy and sick newborn infants according to only their cries. In the conduct of this newborn cry-based diagnostic system, the dynamic MFCC features along with static Mel-Frequency Cepstral Coefficients (MFCCs) are selected and extracted for both expiratory and inspiratory cry vocalizations to produce a discriminative and informative feature vector. Next, we create a unique cry pattern for each cry vocalization type and pathological condition by introducing a novel idea using the Boosting Mixture Learning (BML) method to derive either healthy or pathology subclass models separately from the Gaussian Mixture Model-Universal Background Model (GMM-UBM). Our newborn cry-based diagnostic system (NCDS) has a hierarchical scheme that is a treelike combination of individual classifiers. Moreover, a score-level fusion of the proposed expiratory and inspiratory cry-based subsystems is performed to make a more reliable decision. The experimental results indicate that the adapted BML method has lower error rates than the Bayesian approach or the maximum a posteriori probability (MAP) adaptation approach when considered as a reference method.</text:p>
          </table:table-cell>
          <table:table-cell office:value-type="string" calcext:value-type="string">
            <text:p>Expiratory and inspiratory cry; Gaussian mixture model; Likelihood ratio scores; Mel-frequency Cepstral Coefficient; Newborn infant cries; Universal background model</text:p>
          </table:table-cell>
          <table:table-cell office:value-type="string" calcext:value-type="string">
            <text:p>ACM</text:p>
          </table:table-cell>
          <table:table-cell table:number-columns-repeated="1011"/>
        </table:table-row>
        <table:table-row table:style-name="ro1">
          <table:table-cell office:value-type="string" calcext:value-type="string">
            <text:p>RYN4MEV4</text:p>
          </table:table-cell>
          <table:table-cell office:value-type="string" calcext:value-type="string">
            <text:p>book</text:p>
          </table:table-cell>
          <table:table-cell office:value-type="float" office:value="2017" calcext:value-type="float">
            <text:p>2017</text:p>
          </table:table-cell>
          <table:table-cell/>
          <table:table-cell office:value-type="string" calcext:value-type="string">
            <text:p>CSCW '17: Proceedings of the 2017 ACM Conference on Computer Supported Cooperative Work and Social Computing</text:p>
          </table:table-cell>
          <table:table-cell/>
          <table:table-cell office:value-type="string" calcext:value-type="string">
            <text:p>978-1-4503-4335-0</text:p>
          </table:table-cell>
          <table:table-cell table:number-columns-repeated="3"/>
          <table:table-cell office:value-type="string" calcext:value-type="string">
            <text:p>Welcome to CSCW 2017, the ACM 2017 Conference on Computer Supported Cooperative Work and Social Computing! We are excited to welcome the CSCW community back to Portland, Oregon, where the second CSCW conference was held in 1988. Both Portland and CSCW have matured a great deal during the intervening 29 years. We hope that you will find that Portland provides a stimulating environment for our conference.CSCW is the premier venue for presenting research in the design and use of technologies that affect groups, organizations, communities, and networks. Bringing together top researchers and practitioners from academia and industry, CSCW explores the technical, social, material, and theoretical challenges of designing technology to support collaborative work and life activities. CSCW welcomes a diverse range of topics and research methodologies. Studies often involve the development and application of novel technologies and/or ethnographic studies that inform design practice or theory. The mission of the conference is to share research that advances the state of human knowledge and improves both the design of systems and the ways they are used. The diversity of work in our conference program reflects the diversity of technology use in people's work, social, and civic lives as well as the geographic and cultural diversity of contributors.As many of you know, CSCW follows a rigorous "revise and resubmit" review process that uses peer review to improve submitted papers while maintaining a high-quality threshold for final acceptance. We also help prepare the next generation of reviewers with a mentorship program in which students review papers under the guidance of an experienced reviewer. This year we have the largest CSCW program ever. We had 530 submitted papers and 183 were accepted for presentation at the conference. The program also includes 4 papers published in ACM Transactions on Human- Computer Interaction (TOCHI). In addition, we will feature 14 workshops, 56 posters, 12 demos, and 3 panels.Lili Cheng of Microsoft Research will open the conference, speaking on "Conversational AI &amp;amp; Lessons Learned." Our closing plenary will feature Jorge Cham, the creator of PhD Comics, who will talk about, "The Science Gap." We also welcome Paul Luff and Christian Heath from King's College as the recipients of this year's CSCW Lasting Impact award for their influential 1998 paper, "Mobility in Collaboration."</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LSJ5VAT8</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iu, Jingna; Hao, Pujun; Lyu, Linwei; Ma, Wenpeng</text:p>
          </table:table-cell>
          <table:table-cell office:value-type="string" calcext:value-type="string">
            <text:p>Curriculum Reform of "Fundamentals of Mechanical Design" for Non-Mechanical Majors Based on OBE Engineering Education Concept</text:p>
          </table:table-cell>
          <table:table-cell office:value-type="string" calcext:value-type="string">
            <text:p>2020 3rd International Conference on Education Technology Management</text:p>
          </table:table-cell>
          <table:table-cell office:value-type="string" calcext:value-type="string">
            <text:p>978-1-4503-8875-7</text:p>
          </table:table-cell>
          <table:table-cell/>
          <table:table-cell office:value-type="string" calcext:value-type="string">
            <text:p>10.1145/3446590.3446605</text:p>
          </table:table-cell>
          <table:table-cell office:value-type="string" calcext:value-type="string">
            <text:p>https://doi.org/10.1145/3446590.3446605</text:p>
          </table:table-cell>
          <table:table-cell office:value-type="string" calcext:value-type="string">
            <text:p>Focusing on the non-mechanical students' weak mechanical knowledge, a new cultivation mode founded on the outcome-oriented education (OBE) is suggested to improve the teaching effect for "Fundamentals of mechanical design". The teaching course contents are optimized to make students' learning process proceed simultaneously with project case study. The teaching methods of innovative project driven and problem-oriented are adopted. Students can be guide to change the passive learning mode by autonomous learning mode with the online learning resources. The innovative methods can be recommended to the process of curriculum design to reform the content. The course experiment has been changed into online and offline mixed teaching, so as to improve students' experimental practice time and cultivate their ability of integrating theory with practice, analyzing problems and solving problems. Finally, the formative evaluation mode with the learning results as the assessment index is adopted to improve the students' comprehensive ability. Compared with the control class, the experimental class has greatly improved the excellent rate and pass rate. In the questionnaire survey, the experimental class students have a higher recognition for the curriculum reform.</text:p>
          </table:table-cell>
          <table:table-cell office:value-type="string" calcext:value-type="string">
            <text:p>curriculum reform; Engineering education concept; fundamentals of mechanical design; learning outcomes oriented</text:p>
          </table:table-cell>
          <table:table-cell office:value-type="string" calcext:value-type="string">
            <text:p>ACM</text:p>
          </table:table-cell>
          <table:table-cell table:number-columns-repeated="1011"/>
        </table:table-row>
        <table:table-row table:style-name="ro1">
          <table:table-cell office:value-type="string" calcext:value-type="string">
            <text:p>AWR9AMIL</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adjeres, Gaëtan; Pachet, François; Nielsen, Frank</text:p>
          </table:table-cell>
          <table:table-cell office:value-type="string" calcext:value-type="string">
            <text:p>DeepBach: A Steerable Model for Bach Chorales Generation</text:p>
          </table:table-cell>
          <table:table-cell office:value-type="string" calcext:value-type="string">
            <text:p>Proceedings of the 34th International Conference on Machine Learning - Volume 70</text:p>
          </table:table-cell>
          <table:table-cell table:number-columns-repeated="4"/>
          <table:table-cell office:value-type="string" calcext:value-type="string">
            <text:p>This paper introduces DeepBach, a graphical model aimed at modeling polyphonic music and specifically hymn-like pieces. We claim that, after being trained on the chorale harmonizations by Johann Sebastian Bach, our model is capable of generating highly convincing chorales in the style of Bach. DeepBach's strength comes from the use of pseudo-Gibbs sampling coupled with an adapted representation of musical data. This is in contrast with many automatic music composition approaches which tend to compose music sequentially. Our model is also steerable in the sense that a user can constrain the generation by imposing positional constraints such as notes, rhythms or cadences in the generated score. We also provide a plugin on top of the MuseScore music editor making the interaction with Deep-Bach easy to us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QS24J3MA</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Ardagna, Claudio A.; Jhawar, Ravi; Piuri, Vincenzo</text:p>
          </table:table-cell>
          <table:table-cell office:value-type="string" calcext:value-type="string">
            <text:p>Dependability Certification of Services: A Model-Based Approach</text:p>
          </table:table-cell>
          <table:table-cell office:value-type="string" calcext:value-type="string">
            <text:p>Computing</text:p>
          </table:table-cell>
          <table:table-cell/>
          <table:table-cell office:value-type="string" calcext:value-type="string">
            <text:p>0010-485X</text:p>
          </table:table-cell>
          <table:table-cell office:value-type="string" calcext:value-type="string">
            <text:p>10.1007/s00607-013-0348-7</text:p>
          </table:table-cell>
          <table:table-cell office:value-type="string" calcext:value-type="string">
            <text:p>https://doi.org/10.1007/s00607-013-0348-7</text:p>
          </table:table-cell>
          <table:table-cell office:value-type="string" calcext:value-type="string">
            <text:p>The advances and success of the Service-Oriented Architecture (SOA) paradigm have produced a revolution in ICT, particularly, in the way in which software applications are implemented and distributed. Today, applications are increasingly provisioned and consumed as web services over the Internet, and business processes are implemented by dynamically composing loosely coupled applications provided by different suppliers. In this highly dynamic context, clients (e.g., business owners or users selecting a service) are concerned about the dependability of their services and business processes. In this paper, we define a certification scheme that allows to verify the dependability properties of services and business processes. Our certification scheme relies on discrete-time Markov chains and awards machine-readable dependability certificates to services, whose validity is continuously verified using run-time monitoring. Our solution can be integrated within existing SOAs, to extend the discovery and selection process with dependability requirements and certificates, and to support a dependability-aware service composition.</text:p>
          </table:table-cell>
          <table:table-cell office:value-type="string" calcext:value-type="string">
            <text:p>68M14 Distributed systems; 68M15 Reliability; BPEL; Dependability certification; Markov chains; testing and fault tolerance; Web services</text:p>
          </table:table-cell>
          <table:table-cell office:value-type="string" calcext:value-type="string">
            <text:p>ACM</text:p>
          </table:table-cell>
          <table:table-cell table:number-columns-repeated="1011"/>
        </table:table-row>
        <table:table-row table:style-name="ro1">
          <table:table-cell office:value-type="string" calcext:value-type="string">
            <text:p>7MBZG6RT</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Zhuo, Wang</text:p>
          </table:table-cell>
          <table:table-cell office:value-type="string" calcext:value-type="string">
            <text:p>Design and Development of Platform System for English Assisted Instruction Based on ASP</text:p>
          </table:table-cell>
          <table:table-cell office:value-type="string" calcext:value-type="string">
            <text:p>Proceedings of the 2020 International Conference on Computers, Information Processing and Advanced Education</text:p>
          </table:table-cell>
          <table:table-cell office:value-type="string" calcext:value-type="string">
            <text:p>978-1-4503-8772-9</text:p>
          </table:table-cell>
          <table:table-cell/>
          <table:table-cell office:value-type="string" calcext:value-type="string">
            <text:p>10.1145/3419635.3419731</text:p>
          </table:table-cell>
          <table:table-cell office:value-type="string" calcext:value-type="string">
            <text:p>https://doi.org/10.1145/3419635.3419731</text:p>
          </table:table-cell>
          <table:table-cell office:value-type="string" calcext:value-type="string">
            <text:p>The platform is designed to solve the problem that teachers and students cannot work and communicate in a unified digital learning platform. The purpose of teaching assistant platform system is to establish a unified and convenient digital platform for teachers and students. The online English teaching system is a B/S structure of the system, its release needs the support of WEB server, and database system to facilitate the storage of system, data query, modify, delete, update the information system, also needs a simple, convenient programming tools that can interact with the database. In view of the above requirements, this system chooses IIS as development environment 5.0SQL Server2000 and ASP. The paper presents design and development of platform system for English assisted instruction based on ASP.</text:p>
          </table:table-cell>
          <table:table-cell office:value-type="string" calcext:value-type="string">
            <text:p>ASP; English assisted; SQL Server2000; WEB server</text:p>
          </table:table-cell>
          <table:table-cell office:value-type="string" calcext:value-type="string">
            <text:p>ACM</text:p>
          </table:table-cell>
          <table:table-cell table:number-columns-repeated="1011"/>
        </table:table-row>
        <table:table-row table:style-name="ro1">
          <table:table-cell office:value-type="string" calcext:value-type="string">
            <text:p>39YUJCAE</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Grawemeyer, Beate; Karoudis, Konstantinos; Magoulas, George; Pinto, Marta; Poulovassilis, Alexandra</text:p>
          </table:table-cell>
          <table:table-cell office:value-type="string" calcext:value-type="string">
            <text:p>Design and Evaluation of Adaptive Feedback to Foster ICT Information Processing Skills in Young Adults</text:p>
          </table:table-cell>
          <table:table-cell office:value-type="string" calcext:value-type="string">
            <text:p>Proceedings of the 26th International Conference on World Wide Web Companion</text:p>
          </table:table-cell>
          <table:table-cell office:value-type="string" calcext:value-type="string">
            <text:p>978-1-4503-4914-7</text:p>
          </table:table-cell>
          <table:table-cell/>
          <table:table-cell office:value-type="string" calcext:value-type="string">
            <text:p>10.1145/3041021.3054157</text:p>
          </table:table-cell>
          <table:table-cell office:value-type="string" calcext:value-type="string">
            <text:p>https://doi.org/10.1145/3041021.3054157</text:p>
          </table:table-cell>
          <table:table-cell office:value-type="string" calcext:value-type="string">
            <text:p>This paper explores the provision of adaptive hints based on attainment levels in the context of supporting the development of young adults' ICT information processing skills. We describe the design of the LIBE VLE, particularly its personalisation and adaptation features, and a User Study undertaken with young adults at a vocational education centre. Using data collected through the LIBE VLE, we analyse the relationships between learners' accessing of hints, motivation, and performance. Results point to a positive effect of accessing of hints on students' perception of the LIBE VLE and their likelihood of using it again for further learning; and also a positive effect of students' interest in the course subject on their engagement and performance in course activities. These findings have important implications for supporting young adults in developing key competences necessary for integration into the workforce and for fostering self-regulated lifelong learning.</text:p>
          </table:table-cell>
          <table:table-cell office:value-type="string" calcext:value-type="string">
            <text:p>adaptation; feedback; ict information processing skills</text:p>
          </table:table-cell>
          <table:table-cell office:value-type="string" calcext:value-type="string">
            <text:p>ACM</text:p>
          </table:table-cell>
          <table:table-cell table:number-columns-repeated="1011"/>
        </table:table-row>
        <table:table-row table:style-name="ro1">
          <table:table-cell office:value-type="string" calcext:value-type="string">
            <text:p>SCQMU9JS</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Wang, Xiaosa</text:p>
          </table:table-cell>
          <table:table-cell office:value-type="string" calcext:value-type="string">
            <text:p>Design and Implementation of College Internet + English Education System Platform Based on HTML5</text:p>
          </table:table-cell>
          <table:table-cell office:value-type="string" calcext:value-type="string">
            <text:p>Proceedings of the 2020 International Conference on Computers, Information Processing and Advanced Education</text:p>
          </table:table-cell>
          <table:table-cell office:value-type="string" calcext:value-type="string">
            <text:p>978-1-4503-8772-9</text:p>
          </table:table-cell>
          <table:table-cell/>
          <table:table-cell office:value-type="string" calcext:value-type="string">
            <text:p>10.1145/3419635.3419739</text:p>
          </table:table-cell>
          <table:table-cell office:value-type="string" calcext:value-type="string">
            <text:p>https://doi.org/10.1145/3419635.3419739</text:p>
          </table:table-cell>
          <table:table-cell office:value-type="string" calcext:value-type="string">
            <text:p>With the continuous progress and development of Internet technology, it has gradually become an important part of front-end development technology. At present, the main technical software of front-end technology and rich client technology is HTML5, which is transferred to the client through the combination of HTML5 and JavaScript software and the processing of the underlying logic. HTML5 has features such as animation, multimedia and three bits to replace Flash and Silverlight software and improve processing efficiency. Therefore, HTML5 technology is chosen as the implementation of college English teaching system.</text:p>
          </table:table-cell>
          <table:table-cell office:value-type="string" calcext:value-type="string">
            <text:p>College English teaching; Css3; Html5; J query</text:p>
          </table:table-cell>
          <table:table-cell office:value-type="string" calcext:value-type="string">
            <text:p>ACM</text:p>
          </table:table-cell>
          <table:table-cell table:number-columns-repeated="1011"/>
        </table:table-row>
        <table:table-row table:style-name="ro1">
          <table:table-cell office:value-type="string" calcext:value-type="string">
            <text:p>T8P5JPQ5</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Yang, Huansong; Wang, Yani; Qian, Miaojun; Diao, Jingwei</text:p>
          </table:table-cell>
          <table:table-cell office:value-type="string" calcext:value-type="string">
            <text:p>Design and Implementation of Senior High School Information Technology Online Learning Platform</text:p>
          </table:table-cell>
          <table:table-cell office:value-type="string" calcext:value-type="string">
            <text:p>Proceedings of the 3rd International Conference on Computer Science and Application Engineering</text:p>
          </table:table-cell>
          <table:table-cell office:value-type="string" calcext:value-type="string">
            <text:p>978-1-4503-6294-8</text:p>
          </table:table-cell>
          <table:table-cell/>
          <table:table-cell office:value-type="string" calcext:value-type="string">
            <text:p>10.1145/3331453.3360981</text:p>
          </table:table-cell>
          <table:table-cell office:value-type="string" calcext:value-type="string">
            <text:p>https://doi.org/10.1145/3331453.3360981</text:p>
          </table:table-cell>
          <table:table-cell office:value-type="string" calcext:value-type="string">
            <text:p>The online learning platform based on Internet technology can not only stimulate students' interest in learning and enhance their initiative in learning, but also help cultivate students' ability of independent thinking and creative thinking. Based on the discipline rules of information technology and the cognitive characteristics of students in senior high school, this work analyzes the functional requirements of the online learning platform of information technology in senior high school, and proposes an online learning platform architecture, which includes online learning, resource upload and download, notification release, online evaluation and evaluation feedback. This work designs and implements the online learning function, resource upload and download function, notice release function, online evaluation function and evaluation feedback function of the high school information technology online learning platform, and the realization method and process of each module are described in detail. This work expects to assist the learning and teaching of information technology in senior high school and improve the learning efficiency of students and teachers.</text:p>
          </table:table-cell>
          <table:table-cell office:value-type="string" calcext:value-type="string">
            <text:p>System design; Online learning platform; Senior high school information technology</text:p>
          </table:table-cell>
          <table:table-cell office:value-type="string" calcext:value-type="string">
            <text:p>ACM</text:p>
          </table:table-cell>
          <table:table-cell table:number-columns-repeated="1011"/>
        </table:table-row>
        <table:table-row table:style-name="ro1">
          <table:table-cell office:value-type="string" calcext:value-type="string">
            <text:p>IIZIXD8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n, Jiangmei</text:p>
          </table:table-cell>
          <table:table-cell office:value-type="string" calcext:value-type="string">
            <text:p>Design and Research of Inverted Classroom Teaching of Information Technology Integrating into the Major of Finance and Economics</text:p>
          </table:table-cell>
          <table:table-cell office:value-type="string" calcext:value-type="string">
            <text:p>2021 2nd Asia-Pacific Conference on Image Processing, Electronics and Computers</text:p>
          </table:table-cell>
          <table:table-cell office:value-type="string" calcext:value-type="string">
            <text:p>978-1-4503-8981-5</text:p>
          </table:table-cell>
          <table:table-cell/>
          <table:table-cell office:value-type="string" calcext:value-type="string">
            <text:p>10.1145/3452446.3452660</text:p>
          </table:table-cell>
          <table:table-cell office:value-type="string" calcext:value-type="string">
            <text:p>https://doi.org/10.1145/3452446.3452660</text:p>
          </table:table-cell>
          <table:table-cell office:value-type="string" calcext:value-type="string">
            <text:p>How to make use of "flipped classroom (FC)" to attract students' attention and solve the problem of students' digestion and absorption of curriculum knowledge is an urgent need to be solved. In order to solve these problems, we can further enrich the teaching design and teaching process of FC with the help of the increasingly advanced mobile Internet and information technology. The current information technology can provide powerful conditions for the implementation of FC. This paper innovatively integrates information technology into the FC teaching mode, and applies it to the undergraduate teaching of related courses of Finance and economics. It develops online and offline hybrid teaching design around "before class, during class and after class". Before class, it provides abundant network teaching resources. In class, teachers and students interact by solving problems and group activities. After class, it provides Internet-based teaching resources All kinds of online platforms answer questions and monitor and test students' online learning at any time, so as to optimize the process of students' knowledge internalization and ultimately improve students' learning autonomy.</text:p>
          </table:table-cell>
          <table:table-cell office:value-type="string" calcext:value-type="string">
            <text:p>Flipped Classroom; Finance and Economics Major; Hybrid Teaching; Information Technology</text:p>
          </table:table-cell>
          <table:table-cell office:value-type="string" calcext:value-type="string">
            <text:p>ACM</text:p>
          </table:table-cell>
          <table:table-cell table:number-columns-repeated="1011"/>
        </table:table-row>
        <table:table-row table:style-name="ro1">
          <table:table-cell office:value-type="string" calcext:value-type="string">
            <text:p>FK9JYCJH</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Wang, Yanna; Zhou, Xinyue; Zhang, Jie</text:p>
          </table:table-cell>
          <table:table-cell office:value-type="string" calcext:value-type="string">
            <text:p>Design and Research of Web-Based Assistant Teaching System</text:p>
          </table:table-cell>
          <table:table-cell office:value-type="string" calcext:value-type="string">
            <text:p>Int. J. Adv. Pervasive Ubiquitous Comput.</text:p>
          </table:table-cell>
          <table:table-cell/>
          <table:table-cell office:value-type="string" calcext:value-type="string">
            <text:p>1937-965X</text:p>
          </table:table-cell>
          <table:table-cell office:value-type="string" calcext:value-type="string">
            <text:p>10.4018/japuc.2012100103</text:p>
          </table:table-cell>
          <table:table-cell office:value-type="string" calcext:value-type="string">
            <text:p>https://doi.org/10.4018/japuc.2012100103</text:p>
          </table:table-cell>
          <table:table-cell office:value-type="string" calcext:value-type="string">
            <text:p>Web-based assistant teaching system is a virtual teaching environment built by the use of computer and network technology. It completes the system with the uses of B/S three-tier architecture, ASP.NET technology and SQL Server as its background database. Base on requirements analysis in network teaching of Cangzhou medical college, it designs the access control of the system with the user-task-role ideology. The system functions into administrator space, teacher space, student space, and teaching interactive space. This paper states the functions in detail.</text:p>
          </table:table-cell>
          <table:table-cell office:value-type="string" calcext:value-type="string">
            <text:p>Network Technology; User-Task-Role; Virtual Environment; Virtual Teaching Environment; Web; Web-Based Assistant Teaching System</text:p>
          </table:table-cell>
          <table:table-cell office:value-type="string" calcext:value-type="string">
            <text:p>ACM</text:p>
          </table:table-cell>
          <table:table-cell table:number-columns-repeated="1011"/>
        </table:table-row>
        <table:table-row table:style-name="ro1">
          <table:table-cell office:value-type="string" calcext:value-type="string">
            <text:p>WDFMJB6B</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Weijun</text:p>
          </table:table-cell>
          <table:table-cell office:value-type="string" calcext:value-type="string">
            <text:p>Design and Research on Informatization Teaching in the Courses of Higher Vocational College Based on TPACK —— Take the Computer Aided Design Course as an Example</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7458</text:p>
          </table:table-cell>
          <table:table-cell office:value-type="string" calcext:value-type="string">
            <text:p>https://doi.org/10.1145/3482632.3487458</text:p>
          </table:table-cell>
          <table:table-cell office:value-type="string" calcext:value-type="string">
            <text:p>The informatization teaching in essence is to introduce computer aided technology to realize a balanced informatization learning ecology of “teaching-technology- culture”, through the collaboration between humans and machine and the accumulation of computer informatization learning resources. According to the TPACK framework and the practical demands in the teaching of higher vocational college, this study introduces the computer aided technology greatly, constructs an informatization teaching mode on the basis of TPACK, and puts it into practice. The results indicate that the implementation of informatization teaching design based on TPACK has good effects and higher student satisfaction.</text:p>
          </table:table-cell>
          <table:table-cell office:value-type="string" calcext:value-type="string">
            <text:p>Informatization; Computer Aided Design; Teaching Design; TPACK</text:p>
          </table:table-cell>
          <table:table-cell office:value-type="string" calcext:value-type="string">
            <text:p>ACM</text:p>
          </table:table-cell>
          <table:table-cell table:number-columns-repeated="1011"/>
        </table:table-row>
        <table:table-row table:style-name="ro1">
          <table:table-cell office:value-type="string" calcext:value-type="string">
            <text:p>XNMLWY2U</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Flores, Pamela; Torres, Jenny; Fonseca-Delgado, Rigoberto</text:p>
          </table:table-cell>
          <table:table-cell office:value-type="string" calcext:value-type="string">
            <text:p>Design Decisions under Object-Oriented Approach: A Thematic Analysis from the Abstraction Point of View</text:p>
          </table:table-cell>
          <table:table-cell office:value-type="string" calcext:value-type="string">
            <text:p>Proceedings of the 8th Computer Science Education Research Conference</text:p>
          </table:table-cell>
          <table:table-cell office:value-type="string" calcext:value-type="string">
            <text:p>978-1-4503-7717-1</text:p>
          </table:table-cell>
          <table:table-cell/>
          <table:table-cell office:value-type="string" calcext:value-type="string">
            <text:p>10.1145/3375258.3375269</text:p>
          </table:table-cell>
          <table:table-cell office:value-type="string" calcext:value-type="string">
            <text:p>https://doi.org/10.1145/3375258.3375269</text:p>
          </table:table-cell>
          <table:table-cell office:value-type="string" calcext:value-type="string">
            <text:p>Many authors consider abstraction as one of the key principles in objected-oriented approach, but the ability to abstract is very difficult to achieve. Specifically, during the software design stage, abstraction allows in a software architecture decrease the complexity and achieve a more efficient decomposition. However, despite its importance and difficulty, there is a lack of theoretical or empirical research that explores how to enhance such ability. In this paper, we report the results of a research that was undertaken in order to address this gap in the body of knowledge. Particularly, we conducted a qualitative study through a thematic analysis to explore how students apply abstraction during the object-oriented software design. Our results reveal that during the modeling of the problem domain in Unified Modeling Language (UML), students express a deficiency of abstraction, being the possible causes: strict copy of reality to software, influence of structured approach, tendency to simplification, and lack of understanding of the concepts of object-oriented approach.</text:p>
          </table:table-cell>
          <table:table-cell office:value-type="string" calcext:value-type="string">
            <text:p>abstraction; object-oriented approach; qualitative research</text:p>
          </table:table-cell>
          <table:table-cell office:value-type="string" calcext:value-type="string">
            <text:p>ACM</text:p>
          </table:table-cell>
          <table:table-cell table:number-columns-repeated="1011"/>
        </table:table-row>
        <table:table-row table:style-name="ro1">
          <table:table-cell office:value-type="string" calcext:value-type="string">
            <text:p>7HW4HBRC</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sai, Yea-Ru; Chang, Yukon</text:p>
          </table:table-cell>
          <table:table-cell office:value-type="string" calcext:value-type="string">
            <text:p>Design of a Web-Based Sentence Analysis System to Support EFL Reading Instruction</text:p>
          </table:table-cell>
          <table:table-cell office:value-type="string" calcext:value-type="string">
            <text:p>Int. J. Online Pedagog. Course Des.</text:p>
          </table:table-cell>
          <table:table-cell/>
          <table:table-cell office:value-type="string" calcext:value-type="string">
            <text:p>2155-6873</text:p>
          </table:table-cell>
          <table:table-cell office:value-type="string" calcext:value-type="string">
            <text:p>10.4018/IJOPCD.2015040102</text:p>
          </table:table-cell>
          <table:table-cell office:value-type="string" calcext:value-type="string">
            <text:p>https://doi.org/10.4018/IJOPCD.2015040102</text:p>
          </table:table-cell>
          <table:table-cell office:value-type="string" calcext:value-type="string">
            <text:p>The purpose of this study was to investigate the effects of an on-line Cumulative Sentence Analysis CSA instruction on university engineering students' English reading comprehension. Within the framework of CSA instruction, the reading comprehension process can be divided into six steps: identifying finite verbs, finding key words, separating clauses, identifying subjects and main verbs, adding words stepwise, and translating the sentence. The results showed that the experimental group achieved a higher level of reading comprehension performance following the instruction. Inter-group comparison also revealed that the experimental group significantly outperformed the control group in the post-test, while no difference was found between these groups in the pretest. The findings clearly demonstrated that on-line CSA instruction is an efficient and feasible approach to helping engineering students cope with their problems of reading English text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CRAUR32H</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aruah, Gargi; Majhi, Somanath; Mahanta, Chitralekha</text:p>
          </table:table-cell>
          <table:table-cell office:value-type="string" calcext:value-type="string">
            <text:p>Design of FOPI Controller for Time Delay Systems and Its Experimental Validation</text:p>
          </table:table-cell>
          <table:table-cell office:value-type="string" calcext:value-type="string">
            <text:p>Int. J. Autom. Comput.</text:p>
          </table:table-cell>
          <table:table-cell/>
          <table:table-cell office:value-type="string" calcext:value-type="string">
            <text:p>1476-8186</text:p>
          </table:table-cell>
          <table:table-cell office:value-type="string" calcext:value-type="string">
            <text:p>10.1007/s11633-018-1165-4</text:p>
          </table:table-cell>
          <table:table-cell office:value-type="string" calcext:value-type="string">
            <text:p>https://doi.org/10.1007/s11633-018-1165-4</text:p>
          </table:table-cell>
          <table:table-cell office:value-type="string" calcext:value-type="string">
            <text:p>In this paper, we report on the identification and modeling of unknown and higher order processes into first order plus dead time (FOPDT) plants based on the limit cycle information obtained from a single relay feedback test with an online fractional order proportional integral (FOPI) controller. The parameters of the test processes are accurately determined by the state space method while the FOPI controller settings are retuned to achieve enhanced performance based on the identified model parameters based on the balanced-tuning method. A new performance index, integral time fractional order absolute error (ITFIAE) is introduced in this paper for balanced tuning of fractional order (FO) controllers. It requires minimum design specifications without apriori knowledge of gain and phase crossover frequencies and is done non-iteratively without disrupting the closed loop. Four test processes and experimental analysis on a coupled tank system (CTS) validate the theory proposed.</text:p>
          </table:table-cell>
          <table:table-cell office:value-type="string" calcext:value-type="string">
            <text:p>Auto-tuning; balanced tuning; coupled tank system (CTS); first order plus dead time (FOPDT); fractional order proportional integral (FOPI)</text:p>
          </table:table-cell>
          <table:table-cell office:value-type="string" calcext:value-type="string">
            <text:p>ACM</text:p>
          </table:table-cell>
          <table:table-cell table:number-columns-repeated="1011"/>
        </table:table-row>
        <table:table-row table:style-name="ro1">
          <table:table-cell office:value-type="string" calcext:value-type="string">
            <text:p>PG49LHTK</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nday, M. Tariq; Sheikh, Shafiya Afzal</text:p>
          </table:table-cell>
          <table:table-cell office:value-type="string" calcext:value-type="string">
            <text:p>Design of Secure Multilingual CAPTCHA Challenge</text:p>
          </table:table-cell>
          <table:table-cell office:value-type="string" calcext:value-type="string">
            <text:p>Int. J. Web Portals</text:p>
          </table:table-cell>
          <table:table-cell/>
          <table:table-cell office:value-type="string" calcext:value-type="string">
            <text:p>1938-0194</text:p>
          </table:table-cell>
          <table:table-cell office:value-type="string" calcext:value-type="string">
            <text:p>10.4018/IJWP.2015010101</text:p>
          </table:table-cell>
          <table:table-cell office:value-type="string" calcext:value-type="string">
            <text:p>https://doi.org/10.4018/IJWP.2015010101</text:p>
          </table:table-cell>
          <table:table-cell office:value-type="string" calcext:value-type="string">
            <text:p>Growing demand for native languages in web applications has made multilingual implementation of web user interfaces and dialogs essential. However, use of insecure foreign language text CAPTCHA challenges to prove human interaction in the native language pages of web applications has rendered CAPTCHA protected services unusable, insecure and inaccessible. This paper analyses CAPTCHA and multilingual functionalities of 410 multilingual websites 240 government and 170 non-government and discusses their accessibility and usability. It enumerates deficiencies of currently in use CAPTCHA scripts and services open and closed source. It discusses the design, algorithm, pseudo code, and working of a secure multilingual text CAPTCHA script having desired security, accessibility and usability features. The designed script offers localized onscreen keyboard, random patterns, fonts, and audio alternatives to improve usability and security. The results of experiments, security tests, and users study with the CAPTCHA tests generated through the proposed technique have validated its design, security, usability, and accessibility.</text:p>
          </table:table-cell>
          <table:table-cell office:value-type="string" calcext:value-type="string">
            <text:p>Audio CAPTCHA; CAPTCHA; CAPTCHA Security; CAPTCHA Usability; HIP; Human Interaction Proof; Image CAPTCHA; Multilingual CAPTCHA; Regional Languages; Text CAPTCHA</text:p>
          </table:table-cell>
          <table:table-cell office:value-type="string" calcext:value-type="string">
            <text:p>ACM</text:p>
          </table:table-cell>
          <table:table-cell table:number-columns-repeated="1011"/>
        </table:table-row>
        <table:table-row table:style-name="ro1">
          <table:table-cell office:value-type="string" calcext:value-type="string">
            <text:p>KXEWMCZ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hristodoulou, Sotiris P.; Gizas, Andreas B.</text:p>
          </table:table-cell>
          <table:table-cell office:value-type="string" calcext:value-type="string">
            <text:p>Design Patterns and Coding Practices for Performance-Optimised JQuery Mobile Cultural Sites</text:p>
          </table:table-cell>
          <table:table-cell office:value-type="string" calcext:value-type="string">
            <text:p>Int. J. Comput. Intell. Stud.</text:p>
          </table:table-cell>
          <table:table-cell/>
          <table:table-cell office:value-type="string" calcext:value-type="string">
            <text:p>1755-4977</text:p>
          </table:table-cell>
          <table:table-cell office:value-type="string" calcext:value-type="string">
            <text:p>10.1504/IJCISTUDIES.2016.075983</text:p>
          </table:table-cell>
          <table:table-cell office:value-type="string" calcext:value-type="string">
            <text:p>https://doi.org/10.1504/IJCISTUDIES.2016.075983</text:p>
          </table:table-cell>
          <table:table-cell office:value-type="string" calcext:value-type="string">
            <text:p>Mobile clients have been on the rise and websites are becoming more accessible by portable and wireless devices. More specifically, the use of mobile devices is increasing rapidly in the cultural and museum sectors. Mobile sites are built on standards such as HTML5, CSS3 and other modern web technologies like JQuery Mobile, and they run on any mobile platform with a modern, standards-compliant web browser. However, the performance and usability of such sites are often insufficient. In this work, we study the requirements of mobile cultural sites, assess the performance of jQuery Mobile websites, investigate how the synergy with other technologies or techniques could be used to improve performance and conclude to a set of design patterns and coding practices, focused on jQuery Mobile cultural sit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A7C7PEQ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Qi, Shiyuan; Li, Shoubang; Zhang, Jing; Khan, Fazlullah</text:p>
          </table:table-cell>
          <table:table-cell office:value-type="string" calcext:value-type="string">
            <text:p>Designing a Teaching Assistant System for Physical Education Using Web Technology</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2301411</text:p>
          </table:table-cell>
          <table:table-cell office:value-type="string" calcext:value-type="string">
            <text:p>https://doi.org/10.1155/2021/2301411</text:p>
          </table:table-cell>
          <table:table-cell office:value-type="string" calcext:value-type="string">
            <text:p>An efficient and effective management is mandatory for the success of every organization, especially educational institutes. Following the course curriculum and completing it in time are beneficial for the students and the colleges’ reputation in educational institutes. In this paper, intelligent management of physical education curriculum is designed using a Web-based teaching assistant system. The multilayer designed system provides convenience for teachers and students of health and physical education. The data layer collects input data from users and transmits it to the storage layer after being compiled by the decoder. The layer uses memory to save the transmitted data and integrate the saved data into the expansion chip and transmit it to the transmission layer. The Web server at this layer outputs the transmitted data in the form of an HTML structure file through a CGI program and feeds back the output to the browser of the application layer. The man-machine interaction interface of the application layer uses a large-scale hierarchical information visualization method to show data on the browser to users. The experimental results show that the system has comprehensive functions, fast processing speed, and low energy consumption. It has a good page display effect, which is in line with the user’s visual cognition; the recall rate of curriculum scheduling data and curriculum selection data is always higher than 96%, and the data analysis ability is excellen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R4GKYCV5</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Nakatsu, Robbie; Grossman, Elissa</text:p>
          </table:table-cell>
          <table:table-cell office:value-type="string" calcext:value-type="string">
            <text:p>Designing Effective User Interfaces for Crowdsourcing: An Exploratory Study</text:p>
          </table:table-cell>
          <table:table-cell office:value-type="string" calcext:value-type="string">
            <text:p>Proceedings of the 15th International Conference on Human Interface and the Management of Information: Information and Interaction Design - Volume Part I</text:p>
          </table:table-cell>
          <table:table-cell office:value-type="string" calcext:value-type="string">
            <text:p>978-3-642-39208-5</text:p>
          </table:table-cell>
          <table:table-cell/>
          <table:table-cell office:value-type="string" calcext:value-type="string">
            <text:p>10.1007/978-3-642-39209-2_26</text:p>
          </table:table-cell>
          <table:table-cell office:value-type="string" calcext:value-type="string">
            <text:p>https://doi.org/10.1007/978-3-642-39209-2_26</text:p>
          </table:table-cell>
          <table:table-cell office:value-type="string" calcext:value-type="string">
            <text:p>We investigate characteristics of the technology platform for different types of crowdsourcing initatives, as characterized by their task type–specifically we classify crowdsourcing applications by task structure, task interdependence, and task commitment. The method employed is to examine best practices of well-known crowdsourcing applications, investigating their user interface features, and characteristics that make them successful examples of crowdsourcing. Among the best practices uncovered were the following: easy searching for information; adaptive user interfaces that learned from the crowd; easy-to-use mobile interfaces; the ability to vote ideas up or down; credentialing; and creating sticky user interfaces that engaged the user. Finally, we consider issues for further study and investigation.</text:p>
          </table:table-cell>
          <table:table-cell office:value-type="string" calcext:value-type="string">
            <text:p>crowdsourcing; distributed knowledge gathering; online problem-solving platforms; open source design; user interface design; wisdom of the crowds</text:p>
          </table:table-cell>
          <table:table-cell office:value-type="string" calcext:value-type="string">
            <text:p>ACM</text:p>
          </table:table-cell>
          <table:table-cell table:number-columns-repeated="1011"/>
        </table:table-row>
        <table:table-row table:style-name="ro1">
          <table:table-cell office:value-type="string" calcext:value-type="string">
            <text:p>N2PYIGHQ</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Xu, Wen; Kashyap, Sanidhya; Min, Changwoo; Kim, Taesoo</text:p>
          </table:table-cell>
          <table:table-cell office:value-type="string" calcext:value-type="string">
            <text:p>Designing New Operating Primitives to Improve Fuzzing Performance</text:p>
          </table:table-cell>
          <table:table-cell office:value-type="string" calcext:value-type="string">
            <text:p>Proceedings of the 2017 ACM SIGSAC Conference on Computer and Communications Security</text:p>
          </table:table-cell>
          <table:table-cell office:value-type="string" calcext:value-type="string">
            <text:p>978-1-4503-4946-8</text:p>
          </table:table-cell>
          <table:table-cell/>
          <table:table-cell office:value-type="string" calcext:value-type="string">
            <text:p>10.1145/3133956.3134046</text:p>
          </table:table-cell>
          <table:table-cell office:value-type="string" calcext:value-type="string">
            <text:p>https://doi.org/10.1145/3133956.3134046</text:p>
          </table:table-cell>
          <table:table-cell office:value-type="string" calcext:value-type="string">
            <text:p>Fuzzing is a software testing technique that finds bugs by repeatedly injecting mutated inputs to a target program. Known to be a highly practical approach, fuzzing is gaining more popularity than ever before. Current research on fuzzing has focused on producing an input that is more likely to trigger a vulnerability.In this paper, we tackle another way to improve the performance of fuzzing, which is to shorten the execution time of each iteration. We observe that AFL, a state-of-the-art fuzzer, slows down by 24x because of file system contention and the scalability of fork() system call when it runs on 120 cores in parallel. Other fuzzers are expected to suffer from the same scalability bottlenecks in that they follow a similar design pattern. To improve the fuzzing performance, we design and implement three new operating primitives specialized for fuzzing that solve these performance bottlenecks and achieve scalable performance on multi-core machines. Our experiment shows that the proposed primitives speed up AFL and LibFuzzer by 6.1 to 28.9x and 1.1 to 735.7x, respectively, on the overall number of executions per second when targeting Google's fuzzer test suite with 120 cores. In addition, the primitives improve AFL's throughput up to 7.7x with 30 cores, which is a more common setting in data centers. Our fuzzer-agnostic primitives can be easily applied to any fuzzer with fundamental performance improvement and directly benefit large-scale fuzzing and cloud-based fuzzing services.</text:p>
          </table:table-cell>
          <table:table-cell office:value-type="string" calcext:value-type="string">
            <text:p>fuzzing; operating system; scalability</text:p>
          </table:table-cell>
          <table:table-cell office:value-type="string" calcext:value-type="string">
            <text:p>ACM</text:p>
          </table:table-cell>
          <table:table-cell table:number-columns-repeated="1011"/>
        </table:table-row>
        <table:table-row table:style-name="ro1">
          <table:table-cell office:value-type="string" calcext:value-type="string">
            <text:p>PTQBGCE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Riedl, Christoph; Zanibbi, Richard; Hearst, Marti A.; Zhu, Siyu; Menietti, Michael; Crusan, Jason; Metelsky, Ivan; Lakhani, Karim R.</text:p>
          </table:table-cell>
          <table:table-cell office:value-type="string" calcext:value-type="string">
            <text:p>Detecting Figures and Part Labels in Patents: Competition-Based Development of Graphics Recognition Algorithms</text:p>
          </table:table-cell>
          <table:table-cell office:value-type="string" calcext:value-type="string">
            <text:p>Int. J. Doc. Anal. Recognit.</text:p>
          </table:table-cell>
          <table:table-cell/>
          <table:table-cell office:value-type="string" calcext:value-type="string">
            <text:p>1433-2833</text:p>
          </table:table-cell>
          <table:table-cell office:value-type="string" calcext:value-type="string">
            <text:p>10.1007/s10032-016-0260-8</text:p>
          </table:table-cell>
          <table:table-cell office:value-type="string" calcext:value-type="string">
            <text:p>https://doi.org/10.1007/s10032-016-0260-8</text:p>
          </table:table-cell>
          <table:table-cell office:value-type="string" calcext:value-type="string">
            <text:p>Most United States Patent and Trademark Office (USPTO) patent documents contain drawing pages which describe inventions graphically. By convention and by rule, these drawings contain figures and parts that are annotated with numbered labels but not with text. As a result, readers must scan the document to find the description of a given part label. To make progress toward automatic creation of `tool-tips' and hyperlinks from part labels to their associated descriptions, the USPTO hosted a monthlong online competition in which participants developed algorithms to detect figures and diagram part labels. The challenge drew 232 teams of two, of which 70 teams (30 %) submitted solutions. An unusual feature was that each patent was represented by a 300-dpi page scan along with an HTML file containing patent text, allowing integration of text processing and graphics recognition in participant algorithms. The design and performance of the top-5 systems are presented along with a system developed after the competition, illustrating that the winning teams produced near state-of-the-art results under strict time and computation constraints. The first place system used the provided HTML text, obtaining a harmonic mean of recall and precision (F-measure) of 88.57 % for figure region detection, 78.81 % for figure regions with correctly recognized figure titles, and 70.98 % for part label detection and recognition. Data and source code for the top-5 systems are available through the online UCI Machine Learning Repository to support follow-on work by others in the document recognition community.</text:p>
          </table:table-cell>
          <table:table-cell office:value-type="string" calcext:value-type="string">
            <text:p>Competitions; Crowdsourcing; Graphics recognition; Optical character recognition (OCR); Text detection</text:p>
          </table:table-cell>
          <table:table-cell office:value-type="string" calcext:value-type="string">
            <text:p>ACM</text:p>
          </table:table-cell>
          <table:table-cell table:number-columns-repeated="1011"/>
        </table:table-row>
        <table:table-row table:style-name="ro1">
          <table:table-cell office:value-type="string" calcext:value-type="string">
            <text:p>XUCHIXDZ</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im, Daeyoung; Gokhale, Amruta; Ganapathy, Vinod; Srivastava, Abhinav</text:p>
          </table:table-cell>
          <table:table-cell office:value-type="string" calcext:value-type="string">
            <text:p>Detecting Plagiarized Mobile Apps Using API Birthmarks</text:p>
          </table:table-cell>
          <table:table-cell office:value-type="string" calcext:value-type="string">
            <text:p>Automated Software Engg.</text:p>
          </table:table-cell>
          <table:table-cell/>
          <table:table-cell office:value-type="string" calcext:value-type="string">
            <text:p>0928-8910</text:p>
          </table:table-cell>
          <table:table-cell office:value-type="string" calcext:value-type="string">
            <text:p>10.1007/s10515-015-0182-6</text:p>
          </table:table-cell>
          <table:table-cell office:value-type="string" calcext:value-type="string">
            <text:p>https://doi.org/10.1007/s10515-015-0182-6</text:p>
          </table:table-cell>
          <table:table-cell office:value-type="string" calcext:value-type="string">
            <text:p>This paper addresses the problem of detecting plagiarized mobile apps. Plagiarism is the practice of building mobile apps by reusing code from other apps without the consent of the corresponding app developers. Recent studies on third-party app markets have suggested that plagiarized apps are an important vehicle for malware delivery on mobile phones. Malware authors repackage official versions of apps with malicious functionality, and distribute them for free via these third-party app markets. An effective technique to detect app plagiarism can therefore help identify malicious apps. Code plagiarism has long been a problem and a number of code similarity detectors have been developed over the years to detect plagiarism. In this paper we show that obfuscation techniques can be used to easily defeat similarity detectors that rely solely on statically scanning the code of an app. We propose a dynamic technique to detect plagiarized apps that works by observing the interaction of an app with the underlying mobile platform via its API invocations. We propose API birthmarks to characterize unique app behaviors, and develop a robust plagiarism detection tool using API birthmarks.</text:p>
          </table:table-cell>
          <table:table-cell office:value-type="string" calcext:value-type="string">
            <text:p>API birthmarks; Mobile apps; Plagiarism</text:p>
          </table:table-cell>
          <table:table-cell office:value-type="string" calcext:value-type="string">
            <text:p>ACM</text:p>
          </table:table-cell>
          <table:table-cell table:number-columns-repeated="1011"/>
        </table:table-row>
        <table:table-row table:style-name="ro1">
          <table:table-cell office:value-type="string" calcext:value-type="string">
            <text:p>JB5NAMLB</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Corrigan-Gibbs, Henry; Gupta, Nakull; Northcutt, Curtis; Cutrell, Edward; Thies, William</text:p>
          </table:table-cell>
          <table:table-cell office:value-type="string" calcext:value-type="string">
            <text:p>Deterring Cheating in Online Environments</text:p>
          </table:table-cell>
          <table:table-cell office:value-type="string" calcext:value-type="string">
            <text:p>ACM Trans. Comput.-Hum. Interact.</text:p>
          </table:table-cell>
          <table:table-cell/>
          <table:table-cell office:value-type="string" calcext:value-type="string">
            <text:p>1073-0516</text:p>
          </table:table-cell>
          <table:table-cell office:value-type="string" calcext:value-type="string">
            <text:p>10.1145/2810239</text:p>
          </table:table-cell>
          <table:table-cell office:value-type="string" calcext:value-type="string">
            <text:p>https://doi.org/10.1145/2810239</text:p>
          </table:table-cell>
          <table:table-cell office:value-type="string" calcext:value-type="string">
            <text:p>Many Internet services depend on the integrity of their users, even when these users have strong incentives to behave dishonestly. Drawing on experiments in two different online contexts, this study measures the prevalence of cheating and evaluates two different methods for deterring it. Our first experiment investigates cheating behavior in a pair of online exams spanning 632 students in India. Our second experiment examines dishonest behavior on Mechanical Turk through an online task with 2,378 total participants. Using direct measurements that are not dependent on self-reports, we detect significant rates of cheating in both environments. We confirm that honor codes–despite frequent use in massive open online courses (MOOCs)–lead to only a small and insignificant reduction in online cheating behaviors. To overcome these challenges, we propose a new intervention: a stern warning that spells out the potential consequences of cheating. We show that the warning leads to a significant (about twofold) reduction in cheating, consistent across experiments. We also characterize the demographic correlates of cheating on Mechanical Turk. Our findings advance the understanding of cheating in online environments, and suggest that replacing traditional honor codes with warnings could be a simple and effective way to deter cheating in online courses and online labor marketplaces.</text:p>
          </table:table-cell>
          <table:table-cell office:value-type="string" calcext:value-type="string">
            <text:p>Mechanical Turk; crowdsourcing; Cheating; honey pot; honor code; massive open online course (MOOC); warning</text:p>
          </table:table-cell>
          <table:table-cell office:value-type="string" calcext:value-type="string">
            <text:p>ACM</text:p>
          </table:table-cell>
          <table:table-cell table:number-columns-repeated="1011"/>
        </table:table-row>
        <table:table-row table:style-name="ro1">
          <table:table-cell office:value-type="string" calcext:value-type="string">
            <text:p>2SI2Q64G</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Hu, Ya-Han; Lo, Chia-Lun; Shih, Sheng-Pao</text:p>
          </table:table-cell>
          <table:table-cell office:value-type="string" calcext:value-type="string">
            <text:p>Developing Early Warning Systems to Predict Students' Online Learning Performance</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4.04.002</text:p>
          </table:table-cell>
          <table:table-cell office:value-type="string" calcext:value-type="string">
            <text:p>https://doi.org/10.1016/j.chb.2014.04.002</text:p>
          </table:table-cell>
          <table:table-cell office:value-type="string" calcext:value-type="string">
            <text:p>We develop early warning systems to predict at-risk students while a course is in progress.Learning portfolios from a fully online course are evaluated by data mining techniques.The results show that CART supplemented by AdaBoost has the best classification performance.Time-dependent variables are essential to identify student online learning performance. An early warning system can help to identify at-risk students, or predict student learning performance by analyzing learning portfolios recorded in a learning management system (LMS). Although previous studies have shown the applicability of determining learner behaviors from an LMS, most investigated datasets are not assembled from online learning courses or from whole learning activities undertaken on courses that can be analyzed to evaluate students' academic achievement. Previous studies generally focus on the construction of predictors for learner performance evaluation after a course has ended, and neglect the practical value of an "early warning" system to predict at-risk students while a course is in progress. We collected the complete learning activities of an online undergraduate course and applied data-mining techniques to develop an early warning system. Our results showed that, time-dependent variables extracted from LMS are critical factors for online learning. After students have used an LMS for a period of time, our early warning system effectively characterizes their current learning performance. Data-mining techniques are useful in the construction of early warning systems; based on our experimental results, classification and regression tree (CART), supplemented by AdaBoost is the best classifier for the evaluation of learning performance investigated by this study.</text:p>
          </table:table-cell>
          <table:table-cell office:value-type="string" calcext:value-type="string">
            <text:p>Data-mining; e-Learning; Early warning system; Learning management system; Learning performance prediction</text:p>
          </table:table-cell>
          <table:table-cell office:value-type="string" calcext:value-type="string">
            <text:p>ACM</text:p>
          </table:table-cell>
          <table:table-cell table:number-columns-repeated="1011"/>
        </table:table-row>
        <table:table-row table:style-name="ro1">
          <table:table-cell office:value-type="string" calcext:value-type="string">
            <text:p>YQ3LWPQ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lrefaei, Lamiaa A.; Hamid, Doaa H.; Bayazed, Afnan A.; Bushnak, Sara S.; Maasher, Shaikhah Y.</text:p>
          </table:table-cell>
          <table:table-cell office:value-type="string" calcext:value-type="string">
            <text:p>Developing Iris Recognition System for Smartphone Security</text:p>
          </table:table-cell>
          <table:table-cell office:value-type="string" calcext:value-type="string">
            <text:p>Multimedia Tools Appl.</text:p>
          </table:table-cell>
          <table:table-cell/>
          <table:table-cell office:value-type="string" calcext:value-type="string">
            <text:p>1380-7501</text:p>
          </table:table-cell>
          <table:table-cell office:value-type="string" calcext:value-type="string">
            <text:p>10.1007/s11042-017-5049-3</text:p>
          </table:table-cell>
          <table:table-cell office:value-type="string" calcext:value-type="string">
            <text:p>https://doi.org/10.1007/s11042-017-5049-3</text:p>
          </table:table-cell>
          <table:table-cell office:value-type="string" calcext:value-type="string">
            <text:p>Smartphones have become an important way to store sensitive information; therefore, users' privacy needs to be highly protected. This can be done by using the most reliable and accurate biometric identification system available today: iris recognition. This paper develops and tests an iris recognition system for smartphones. The system uses eye images that rely on visible wavelength; these images are acquired by the smartphone built-in camera. The development of the system passes through four main phases: the first phase is the iris segmentation phase, which is done in three steps to detect the iris region from the captured image, which contains the eye and part of the face using Haar Cascade Classifier training, pupil localization, and iris localization using a Circular Hough Transform. In the second phase, the system applies normalization using a Rubber Sheet model, which converts the iris image to a fixed size pattern. In the third phase, unique features are extracted from that pattern using a Deep Sparse Filtering algorithm. Finally, in the matching phase, seven different matching techniques are investigated to decide the most appropriate one the system will use to verify the user. Two types of testing are conducted: Offline and Online tests. The BIPLab database and a collected dataset are used to measure the accuracy of the system phases and to calculate the Equal Error Rate (EER) for the whole system. The average EER is 0.18 for the BIPLab database and 0.26 for the collected dataset.</text:p>
          </table:table-cell>
          <table:table-cell office:value-type="string" calcext:value-type="string">
            <text:p>Biometrics; Deep Sparse Filter; Hough transform; Iris recognition; Visible Light</text:p>
          </table:table-cell>
          <table:table-cell office:value-type="string" calcext:value-type="string">
            <text:p>ACM</text:p>
          </table:table-cell>
          <table:table-cell table:number-columns-repeated="1011"/>
        </table:table-row>
        <table:table-row table:style-name="ro1">
          <table:table-cell office:value-type="string" calcext:value-type="string">
            <text:p>6B7EAB8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Páez Rincón, Cristian; Montoya Guzmán, Isaac; López Ospina, Carlos</text:p>
          </table:table-cell>
          <table:table-cell office:value-type="string" calcext:value-type="string">
            <text:p>Development of a Test and Practice Platform for a Time Perception Research</text:p>
          </table:table-cell>
          <table:table-cell office:value-type="string" calcext:value-type="string">
            <text:p>Companion of the 2017 ACM Conference on Computer Supported Cooperative Work and Social Computing</text:p>
          </table:table-cell>
          <table:table-cell office:value-type="string" calcext:value-type="string">
            <text:p>978-1-4503-4688-7</text:p>
          </table:table-cell>
          <table:table-cell/>
          <table:table-cell office:value-type="string" calcext:value-type="string">
            <text:p>10.1145/3022198.3026361</text:p>
          </table:table-cell>
          <table:table-cell office:value-type="string" calcext:value-type="string">
            <text:p>https://doi.org/10.1145/3022198.3026361</text:p>
          </table:table-cell>
          <table:table-cell office:value-type="string" calcext:value-type="string">
            <text:p>The Attention deficit hyperactivity is a behavior disorder with high global research. Because of this, his relation with the Time Perception is being research by the Neuroscience Institute of the Universidad el Bosque in order to find new ways of treatment of the Disorder, and the Institute needs new technological tools that help them finish their research. Seeing that, we have developed an activities manager software for the usage of the institute users and activities. Thanks to this system we have increase the coverage of the institute's research, reduced the costs of the patients and improve the reliability of the institute's research; providing a Time Perception activities and users manager for research propose.</text:p>
          </table:table-cell>
          <table:table-cell office:value-type="string" calcext:value-type="string">
            <text:p>ADHD; lean; neuroscience; user management; web-based test</text:p>
          </table:table-cell>
          <table:table-cell office:value-type="string" calcext:value-type="string">
            <text:p>ACM</text:p>
          </table:table-cell>
          <table:table-cell table:number-columns-repeated="1011"/>
        </table:table-row>
        <table:table-row table:style-name="ro1">
          <table:table-cell office:value-type="string" calcext:value-type="string">
            <text:p>F2ZHJ8E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arng, Wernhuar; Tsai, Chi-Fen; Lin, Chih-Ming; Lee, Chi-Young; Liou, Hsin-Hun</text:p>
          </table:table-cell>
          <table:table-cell office:value-type="string" calcext:value-type="string">
            <text:p>Development of an Educational Virtual Transmission Electron Microscope Laboratory</text:p>
          </table:table-cell>
          <table:table-cell office:value-type="string" calcext:value-type="string">
            <text:p>Virtual Real.</text:p>
          </table:table-cell>
          <table:table-cell/>
          <table:table-cell office:value-type="string" calcext:value-type="string">
            <text:p>1359-4338</text:p>
          </table:table-cell>
          <table:table-cell office:value-type="string" calcext:value-type="string">
            <text:p>10.1007/s10055-014-0253-1</text:p>
          </table:table-cell>
          <table:table-cell office:value-type="string" calcext:value-type="string">
            <text:p>https://doi.org/10.1007/s10055-014-0253-1</text:p>
          </table:table-cell>
          <table:table-cell office:value-type="string" calcext:value-type="string">
            <text:p>In recent years, many high-tech instruments have been developed to investigate the nanostructures of materials. For example, the transmission electron microscope (TEM) is capable of imaging at a significantly higher resolution than light microscopes, enabling scientists to examine the very fine detail of materials even as small as a single column of atoms. It can also be used as a diffractometer to obtain the scattering pattern of a material for analysis of its 3D crystal structure. However, the TEM is a very expensive apparatus such that many students do not have a chance to operate it personally, thus causing the difficulty of understanding its principle and operating procedure. In this study, a virtual TEM laboratory has been developed to help students learn how to analyze the 3D crystal structures of different materials such as diamond, graphite, and anatase according to their diffraction patterns. A teaching experiment was conducted to study the learning effectiveness of using the virtual TEM laboratory for educational applications. The results showed that the virtual TEM laboratory could improve students' learning motivation and achievement in nanostructure analysis.</text:p>
          </table:table-cell>
          <table:table-cell office:value-type="string" calcext:value-type="string">
            <text:p>3D crystal structure; Diffraction pattern; Nanostructure; Transmission electron microscope; Virtual reality</text:p>
          </table:table-cell>
          <table:table-cell office:value-type="string" calcext:value-type="string">
            <text:p>ACM</text:p>
          </table:table-cell>
          <table:table-cell table:number-columns-repeated="1011"/>
        </table:table-row>
        <table:table-row table:style-name="ro1">
          <table:table-cell office:value-type="string" calcext:value-type="string">
            <text:p>NFEM5J7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upta, Saurabh; Anson, Rob</text:p>
          </table:table-cell>
          <table:table-cell office:value-type="string" calcext:value-type="string">
            <text:p>Do I Matter? The Impact of Individual Differences on a Technology-Mediated End User Training Process</text:p>
          </table:table-cell>
          <table:table-cell office:value-type="string" calcext:value-type="string">
            <text:p>J. Organ. End User Comput.</text:p>
          </table:table-cell>
          <table:table-cell/>
          <table:table-cell office:value-type="string" calcext:value-type="string">
            <text:p>1546-2234</text:p>
          </table:table-cell>
          <table:table-cell office:value-type="string" calcext:value-type="string">
            <text:p>10.4018/joeuc.2014040104</text:p>
          </table:table-cell>
          <table:table-cell office:value-type="string" calcext:value-type="string">
            <text:p>https://doi.org/10.4018/joeuc.2014040104</text:p>
          </table:table-cell>
          <table:table-cell office:value-type="string" calcext:value-type="string">
            <text:p>Advances in technology-mediated learning TML have created opportunities to personalize learning, based on the assumption that individual differences affect one's ability to learn. However, cumulative research on individual differences is equivocal, and largely excludes the learning process. The authors argue that without a model that incorporates the process of learning, the authors cannot empirically assess how individual differences influence learning outcomes. This study first models the learning process in terms of two sub-processes: process appropriation and content assimilation. Second, it partially tests the model within a technology-mediated learning TML environment used to provide end-user IT training. The results support the efficacy of individual differences' influence on learning outcomes, while shedding light on how this effect occurs. Individual differences affect the appropriation of TML supplied structures, which in turn impacts learning outcomes. The research method used in the study is a laboratory experiment. Data was analyzed using SEM.</text:p>
          </table:table-cell>
          <table:table-cell office:value-type="string" calcext:value-type="string">
            <text:p>Appropriation; Content Assimilation; E-learning; End-User Training; Individual Differences; Learning Process; Personalization; SEM; Technology Mediated Learning</text:p>
          </table:table-cell>
          <table:table-cell office:value-type="string" calcext:value-type="string">
            <text:p>ACM</text:p>
          </table:table-cell>
          <table:table-cell table:number-columns-repeated="1011"/>
        </table:table-row>
        <table:table-row table:style-name="ro1">
          <table:table-cell office:value-type="string" calcext:value-type="string">
            <text:p>62IIHPYA</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Strang, Kenneth David</text:p>
          </table:table-cell>
          <table:table-cell office:value-type="string" calcext:value-type="string">
            <text:p>Does Cooperative E-Learning Improve Graduate Student Project Outcomes?</text:p>
          </table:table-cell>
          <table:table-cell office:value-type="string" calcext:value-type="string">
            <text:p>Int. J. Technol. Enhanc. Learn.</text:p>
          </table:table-cell>
          <table:table-cell/>
          <table:table-cell office:value-type="string" calcext:value-type="string">
            <text:p>1753-5255</text:p>
          </table:table-cell>
          <table:table-cell office:value-type="string" calcext:value-type="string">
            <text:p>10.1504/IJ℡.2013.055947</text:p>
          </table:table-cell>
          <table:table-cell office:value-type="string" calcext:value-type="string">
            <text:p>https://doi.org/10.1504/IJTEL.2013.055947</text:p>
          </table:table-cell>
          <table:table-cell office:value-type="string" calcext:value-type="string">
            <text:p>Cooperative learning was applied in an online graduate project management course to compare the effectiveness of asynchronous versus synchronous online team meetings. A quasi-experiment was constructed to allocate students to project teams while ensuring there was a balance of requisite skills, namely systems analysis and design along with HTML/Javascript programming. The project was constructed with a level of difficulty that required cooperative learning for high marks. The treatment in the experiment required the control group to use an asynchronous discussion forum for project meetings, and the test group to use synchronous video, audio, and text messaging for their team meetings. Prior ability was measured and numerous experimental controls were imposed.</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86MAAU7U</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oreno, Antonio; Terwiesch, Christian</text:p>
          </table:table-cell>
          <table:table-cell office:value-type="string" calcext:value-type="string">
            <text:p>Doing Business with Strangers: Reputation in Online Service Marketplaces</text:p>
          </table:table-cell>
          <table:table-cell office:value-type="string" calcext:value-type="string">
            <text:p>Info. Sys. Research</text:p>
          </table:table-cell>
          <table:table-cell/>
          <table:table-cell office:value-type="string" calcext:value-type="string">
            <text:p>1526-5536</text:p>
          </table:table-cell>
          <table:table-cell office:value-type="string" calcext:value-type="string">
            <text:p>10.1287/isre.2014.0549</text:p>
          </table:table-cell>
          <table:table-cell office:value-type="string" calcext:value-type="string">
            <text:p>https://doi.org/10.1287/isre.2014.0549</text:p>
          </table:table-cell>
          <table:table-cell office:value-type="string" calcext:value-type="string">
            <text:p>Online service marketplaces allow service buyers to post their project requests and service providers to bid for them. To reduce the transactional risks, marketplaces typically track and publish previous seller performance. By analyzing a detailed transactional data set with more than 1,800,000 bids corresponding to 270,000 projects posted between 2001 and 2010 in a leading online intermediary for software development services, we empirically study the effects of the reputation system on market outcomes. We consider both a structured measure summarized in a numerical reputation score and an unstructured measure based on the verbal praise left by previous buyers, which we encode using text mining techniques. We find that buyers trade off reputation both structured and unstructured and price and are willing to accept higher bids posted by more reputable bidders. Sellers also respond to changes in their own reputation through three different channels. They increase their bids with their reputation score price effect but primarily use a superior reputation to increase their probability of being selected volume effect as opposed to increasing their bid prices. Negative shocks in seller reputation are associated to an increase in the probability of seller exit exit effect, but this effect is moderated by the investment that the seller has made in the site. We conclude that participants in this market are very responsive to the numerical reputation score and also to the unstructured reputational information, which behaves in a similar way to the structured numerical reputation score but provides complementary information.</text:p>
          </table:table-cell>
          <table:table-cell office:value-type="string" calcext:value-type="string">
            <text:p>auctions; online service marketplaces; procurement; reputation</text:p>
          </table:table-cell>
          <table:table-cell office:value-type="string" calcext:value-type="string">
            <text:p>ACM</text:p>
          </table:table-cell>
          <table:table-cell table:number-columns-repeated="1011"/>
        </table:table-row>
        <table:table-row table:style-name="ro1">
          <table:table-cell office:value-type="string" calcext:value-type="string">
            <text:p>5Y5TFZ3N</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grawal, Vishwani D.</text:p>
          </table:table-cell>
          <table:table-cell office:value-type="string" calcext:value-type="string">
            <text:p>Editorial</text:p>
          </table:table-cell>
          <table:table-cell office:value-type="string" calcext:value-type="string">
            <text:p>J. Electron. Test.</text:p>
          </table:table-cell>
          <table:table-cell/>
          <table:table-cell office:value-type="string" calcext:value-type="string">
            <text:p>0923-8174</text:p>
          </table:table-cell>
          <table:table-cell office:value-type="string" calcext:value-type="string">
            <text:p>10.1007/s10836-018-5712-2</text:p>
          </table:table-cell>
          <table:table-cell office:value-type="string" calcext:value-type="string">
            <text:p>https://doi.org/10.1007/s10836-018-5712-2</text:p>
          </table:table-cell>
          <table:table-cell table:number-columns-repeated="2"/>
          <table:table-cell office:value-type="string" calcext:value-type="string">
            <text:p>ACM</text:p>
          </table:table-cell>
          <table:table-cell table:number-columns-repeated="1011"/>
        </table:table-row>
        <table:table-row table:style-name="ro1">
          <table:table-cell office:value-type="string" calcext:value-type="string">
            <text:p>I3JWLH8L</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andic, Danimir; Martinovic, Dragan; Lalic, Nenad</text:p>
          </table:table-cell>
          <table:table-cell office:value-type="string" calcext:value-type="string">
            <text:p>Educational WEB Portals and Data Bases in Physical Education</text:p>
          </table:table-cell>
          <table:table-cell office:value-type="string" calcext:value-type="string">
            <text:p>Proceedings of the 11th WSEAS International Conference on Artificial Intelligence, Knowledge Engineering and Data Bases</text:p>
          </table:table-cell>
          <table:table-cell office:value-type="string" calcext:value-type="string">
            <text:p>978-1-61804-068-8</text:p>
          </table:table-cell>
          <table:table-cell table:number-columns-repeated="3"/>
          <table:table-cell office:value-type="string" calcext:value-type="string">
            <text:p>This paper deals with a quality of continuous planning of physical education lessons using didactical resources from Web based data bases. The research was conducted with the purpose of finding out some differences between the effect of continued planning and realization of physical education contents and the effect of standard planning and realization of physical education contents which are done in cycles and with certain number of classes at the level of theoretical knowledge about physical education and body movement - practice of high school students. The theoretical knowledge was established by the special knowledge online test which was created for the purpose of this research. With the purpose of testing the validity of the test a pilot research was done with 178 high school students. The factorial analyses according to the method of major components were done for the purpose of rough factorial validity evaluation of a used research instrument. Roy's test proved the significant statistical difference in theoretical knowledge about physical education, group practices (sports) and the knowledge of individual practice between the groups. In physical education students do not get enough theoretical knowledge which was given by the curriculum and that is something which has the influence onto their activity during physical education classes and individual body movement - practice. We created Educational WEB portal with all necessary didactical resources.</text:p>
          </table:table-cell>
          <table:table-cell office:value-type="string" calcext:value-type="string">
            <text:p>data bases; internet technologies; physical education; web portal</text:p>
          </table:table-cell>
          <table:table-cell office:value-type="string" calcext:value-type="string">
            <text:p>ACM</text:p>
          </table:table-cell>
          <table:table-cell table:number-columns-repeated="1011"/>
        </table:table-row>
        <table:table-row table:style-name="ro1">
          <table:table-cell office:value-type="string" calcext:value-type="string">
            <text:p>HVSZDGLR</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Chetlur, Malolan; Tamhane, Ashay; Reddy, Vinay Kumar; Sengupta, Bikram; Jain, Mohit; Sukjunnimit, Pongsakorn; Wagh, Ramrao</text:p>
          </table:table-cell>
          <table:table-cell office:value-type="string" calcext:value-type="string">
            <text:p>EduPaL: Enabling Blended Learning in Resource Constrained Environments</text:p>
          </table:table-cell>
          <table:table-cell office:value-type="string" calcext:value-type="string">
            <text:p>Proceedings of the Fifth ACM Symposium on Computing for Development</text:p>
          </table:table-cell>
          <table:table-cell office:value-type="string" calcext:value-type="string">
            <text:p>978-1-4503-2936-1</text:p>
          </table:table-cell>
          <table:table-cell/>
          <table:table-cell office:value-type="string" calcext:value-type="string">
            <text:p>10.1145/2674377.2674388</text:p>
          </table:table-cell>
          <table:table-cell office:value-type="string" calcext:value-type="string">
            <text:p>https://doi.org/10.1145/2674377.2674388</text:p>
          </table:table-cell>
          <table:table-cell office:value-type="string" calcext:value-type="string">
            <text:p>In developing regions, intermittent internet and high infrastructure costs are making it difficult to transit from assembly-line models of education delivery to effective technology enabled blended learning. This motivates the need for a low-cost system which can work with intermittent internet connection. In this paper, we propose EduPaL, a plug-and-learn solution which utilizes a low cost USB flash drive as a portable learning platform. Students can use the EduPaL client installed in the USB to download and consume educational content, including videos and quizzes. EduPaL tracks students' learning activities, and allows students to take notes and ask questions to the teacher. These learning activities are analyzed to create visualizations, in order to help teacher identify students, or topics that need more focus in the classroom. We conducted a semester long exploratory study with 30 students in an Indian university. EduPaL was found to be used by students at different times of the day and in different locations (hostel, home, lab), thus providing ubiquitous learning even without continuous internet connectivity. The teacher used visualizations to understand students' engagement, and inferred measures to improve student learning and video lectures.</text:p>
          </table:table-cell>
          <table:table-cell office:value-type="string" calcext:value-type="string">
            <text:p>blended learning; flipped classroom; ictd; intermittent internet; plug-and-learn; ubiquitous learning; usb-based learning platform</text:p>
          </table:table-cell>
          <table:table-cell office:value-type="string" calcext:value-type="string">
            <text:p>ACM</text:p>
          </table:table-cell>
          <table:table-cell table:number-columns-repeated="1011"/>
        </table:table-row>
        <table:table-row table:style-name="ro1">
          <table:table-cell office:value-type="string" calcext:value-type="string">
            <text:p>BJDKJ5I7</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uan, Qunsheng; Wu, Qingfeng; Wang, Yingdong; Liu, Xiling; Miao, Fengyu</text:p>
          </table:table-cell>
          <table:table-cell office:value-type="string" calcext:value-type="string">
            <text:p>Effective Learning Model of User Classification Based on Ensemble Learning Algorithms</text:p>
          </table:table-cell>
          <table:table-cell office:value-type="string" calcext:value-type="string">
            <text:p>Computing</text:p>
          </table:table-cell>
          <table:table-cell/>
          <table:table-cell office:value-type="string" calcext:value-type="string">
            <text:p>0010-485X</text:p>
          </table:table-cell>
          <table:table-cell office:value-type="string" calcext:value-type="string">
            <text:p>10.1007/s00607-018-0688-4</text:p>
          </table:table-cell>
          <table:table-cell office:value-type="string" calcext:value-type="string">
            <text:p>https://doi.org/10.1007/s00607-018-0688-4</text:p>
          </table:table-cell>
          <table:table-cell office:value-type="string" calcext:value-type="string">
            <text:p>Aiming to aid Electric-Power Industry to accurately understand users, hybrid learning model based ensemble learning algorithms for recognizing user to be sensitive to electric charge is proposed in this paper. On the basis of big data presented by CCF competition sponsor in China, with some excellent technology or algorithm such as JieBa, SFFS, etc., we extract many key features from data set and successfully draw a portrait for users who pay close attention to electric charge. Furthermore, machine learning algorithms and the strategy selection model related to them are investigated. The feasibility that hybrid learning model combining several ensemble learning algorithms can substantially improve classification accuracy are proved from theoretical level. Then the details of implementing hybrid learning model are described in the paper. Lastly, the hybrid learning model named Stacking is achieved, which yields better performance in contrast to the state-of-the-art competitors. The experimental results indicate that Stacking has both high precision and recall with 0.8 and 0.85 respectively. Furthermore the F1 score of Stacking evaluation is 0.823.</text:p>
          </table:table-cell>
          <table:table-cell office:value-type="string" calcext:value-type="string">
            <text:p>68U04; Hybrid learning model; Machine learning algorithms; User classification; User portrait</text:p>
          </table:table-cell>
          <table:table-cell office:value-type="string" calcext:value-type="string">
            <text:p>ACM</text:p>
          </table:table-cell>
          <table:table-cell table:number-columns-repeated="1011"/>
        </table:table-row>
        <table:table-row table:style-name="ro1">
          <table:table-cell office:value-type="string" calcext:value-type="string">
            <text:p>XI25CJD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Guerbas, Abdelghani; Addam, Omar; Zaarour, Omar; Nagi, Mohamad; Elhajj, Ahmad; Ridley, Mick; Alhajj, Reda</text:p>
          </table:table-cell>
          <table:table-cell office:value-type="string" calcext:value-type="string">
            <text:p>Effective Web Log Mining and Online Navigational Pattern Prediction</text:p>
          </table:table-cell>
          <table:table-cell office:value-type="string" calcext:value-type="string">
            <text:p>Know.-Based Syst.</text:p>
          </table:table-cell>
          <table:table-cell/>
          <table:table-cell office:value-type="string" calcext:value-type="string">
            <text:p>0950-7051</text:p>
          </table:table-cell>
          <table:table-cell office:value-type="string" calcext:value-type="string">
            <text:p>10.1016/j.knosys.2013.04.014</text:p>
          </table:table-cell>
          <table:table-cell office:value-type="string" calcext:value-type="string">
            <text:p>https://doi.org/10.1016/j.knosys.2013.04.014</text:p>
          </table:table-cell>
          <table:table-cell office:value-type="string" calcext:value-type="string">
            <text:p>Accurate web log mining results and efficient online navigational pattern prediction are undeniably crucial for tuning up websites and consequently helping in visitors' retention. Like any other data mining task, web log mining starts with data cleaning and preparation and it ends up discovering some hidden knowledge which cannot be extracted using conventional methods. In order for this process to yield good results it has to rely on some good quality input data. Therefore, more focus in this process should be on data cleaning and pre-processing. On the other hand, one of the challenges facing online prediction is scalability. As a result any improvement in the efficiency of online prediction solutions is more than necessary. As a response to the aforementioned concerns we are proposing an enhancement to the web log mining process and to the online navigational pattern prediction. Our contribution contains three different components. First, we are proposing a refined time-out based heuristic for session identification. Second, we are suggesting the usage of a specific density based algorithm for navigational pattern discovery. Finally, a new approach for efficient online prediction is also suggested. The conducted experiments demonstrate the applicability and effectiveness of the proposed approach.</text:p>
          </table:table-cell>
          <table:table-cell office:value-type="string" calcext:value-type="string">
            <text:p>Indexing; Navigation; Pattern analysis; Prediction; Web mining; Weblog mining</text:p>
          </table:table-cell>
          <table:table-cell office:value-type="string" calcext:value-type="string">
            <text:p>ACM</text:p>
          </table:table-cell>
          <table:table-cell table:number-columns-repeated="1011"/>
        </table:table-row>
        <table:table-row table:style-name="ro1">
          <table:table-cell office:value-type="string" calcext:value-type="string">
            <text:p>QMZ9VBT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ai, Chin-Hsiu; Leou, Shian; Hung, Jeng-Fung</text:p>
          </table:table-cell>
          <table:table-cell office:value-type="string" calcext:value-type="string">
            <text:p>Effectiveness of GSP-Aided Instruction</text:p>
          </table:table-cell>
          <table:table-cell office:value-type="string" calcext:value-type="string">
            <text:p>Int. J. Online Pedagog. Course Des.</text:p>
          </table:table-cell>
          <table:table-cell/>
          <table:table-cell office:value-type="string" calcext:value-type="string">
            <text:p>2155-6873</text:p>
          </table:table-cell>
          <table:table-cell office:value-type="string" calcext:value-type="string">
            <text:p>10.4018/IJOPCD.2015040104</text:p>
          </table:table-cell>
          <table:table-cell office:value-type="string" calcext:value-type="string">
            <text:p>https://doi.org/10.4018/IJOPCD.2015040104</text:p>
          </table:table-cell>
          <table:table-cell office:value-type="string" calcext:value-type="string">
            <text:p>The objective of this study was to determine the effectiveness of the Geometer's Sketchpad GSP in teaching the area of triangles to elementary students. The authors adopted a pretest-posttest research design with 2 equivalent groups. The subjects of the experiment comprised fifth-grade students from an elementary school in Pingtung County, divided into an experimental group of 26 students and a control group of 25 students. Both groups attended six 40-min lessons over a month, with the experimental group receiving GSP-aided instruction and the control group receiving traditional lecture instruction. The authors revised the test instrument based on, and the instrument was further reviewed and revised by experts. They conducted a third revision of the contents after performing a pilot test. The difficulty index of the test ranged between 0.18 and 1, and the discrimination index ranged between 0.13 and 0.88. The split-half reliability of the test was 0.8723. The results revealed the following: a in learning the area of triangles, the experimental group performed significantly better than the control group; b the results of the formative assessments indicated a superior performance in the experimental group compared with the control group in all of the lessons, with the exception of the second lesson; and c the male and female students in the experimental group and the control group exhibited no significant differences. Based on these results, the authors suggest that students be offered the opportunity to use concrete teaching aids or computer simulations when learning the area of triangl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JDPVVHKL</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Bokhove, Christian; Drijvers, Paul</text:p>
          </table:table-cell>
          <table:table-cell office:value-type="string" calcext:value-type="string">
            <text:p>Effects of a Digital Intervention on the Development of Algebraic Expertise</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1.08.010</text:p>
          </table:table-cell>
          <table:table-cell office:value-type="string" calcext:value-type="string">
            <text:p>https://doi.org/10.1016/j.compedu.2011.08.010</text:p>
          </table:table-cell>
          <table:table-cell office:value-type="string" calcext:value-type="string">
            <text:p>In this article we report on the effects of a digital intervention on the development of algebraic expertise of 17-18 year old students in the Netherlands. The question to be answered was whether the intervention would be effective and what factors influenced the outcome. With notions of formative assessment and symbol sense as guiding theoretical concepts, the intervention's design principles included the concepts of crises, formative scenarios and feedback. The intervention aimed to improve algebraic expertise and was deployed in fifteen grade 12 mathematics classes in nine schools. Data included results from pre- and posttests, scores, questionnaires and log files of the students' digital work, and responses to a student survey. Results from the effect study, analyzed with multilevel models, showed that the intervention was effective in improving algebraic expertise. Factors that significantly contributed to the post-test score were pre-test results, the amount of time invested in digital self-tests and attitude towards mathematics. The intervention's success was not significantly influenced by other variables. We conclude that these types of intervention have a potential for the acquisition of versatile algebraic expertise.</text:p>
          </table:table-cell>
          <table:table-cell office:value-type="string" calcext:value-type="string">
            <text:p>Algebra; Design; Expertise; Feedback; Formative assessment; ICT; Skills</text:p>
          </table:table-cell>
          <table:table-cell office:value-type="string" calcext:value-type="string">
            <text:p>ACM</text:p>
          </table:table-cell>
          <table:table-cell table:number-columns-repeated="1011"/>
        </table:table-row>
        <table:table-row table:style-name="ro1">
          <table:table-cell office:value-type="string" calcext:value-type="string">
            <text:p>5KLA8D9E</text:p>
          </table:table-cell>
          <table:table-cell office:value-type="string" calcext:value-type="string">
            <text:p>bookSection</text:p>
          </table:table-cell>
          <table:table-cell office:value-type="float" office:value="2019" calcext:value-type="float">
            <text:p>2019</text:p>
          </table:table-cell>
          <table:table-cell office:value-type="string" calcext:value-type="string">
            <text:p>Jansen, Yvonne; Schjerlund, Jonas; Hornbæk, Kasper</text:p>
          </table:table-cell>
          <table:table-cell office:value-type="string" calcext:value-type="string">
            <text:p>Effects of Locomotion and Visual Overview on Spatial Memory When Interacting with Wall Displays</text:p>
          </table:table-cell>
          <table:table-cell office:value-type="string" calcext:value-type="string">
            <text:p>Proceedings of the 2019 CHI Conference on Human Factors in Computing Systems</text:p>
          </table:table-cell>
          <table:table-cell office:value-type="string" calcext:value-type="string">
            <text:p>978-1-4503-5970-2</text:p>
          </table:table-cell>
          <table:table-cell table:number-columns-repeated="2"/>
          <table:table-cell office:value-type="string" calcext:value-type="string">
            <text:p>https://doi.org/10.1145/3290605.3300521</text:p>
          </table:table-cell>
          <table:table-cell office:value-type="string" calcext:value-type="string">
            <text:p>Wall displays support people in interacting with large information spaces in two ways: On the one hand, the physical space in front of such displays enables them to navigate information spaces physically. On the other hand, the visual overview of the information space on the display may promote the formation of spatial memory; from studies of desktop computers we know this can boost performance. However, it remains unclear how the benefits of locomotion and overviews relate and whether one is more important than the other. We study this question through a wall display adaptation of the classic Data Mountain system to separate the effects of locomotion and visual overview. Our findings suggest that overview improves recall and that the combination of overview and locomotion outperforms all other combinations of factor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7VUQY3IS</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Werner, Tobias; Henrich, Dominik</text:p>
          </table:table-cell>
          <table:table-cell office:value-type="string" calcext:value-type="string">
            <text:p>Efficient and Precise Multi-Camera Reconstruction</text:p>
          </table:table-cell>
          <table:table-cell office:value-type="string" calcext:value-type="string">
            <text:p>Proceedings of the International Conference on Distributed Smart Cameras</text:p>
          </table:table-cell>
          <table:table-cell office:value-type="string" calcext:value-type="string">
            <text:p>978-1-4503-2925-5</text:p>
          </table:table-cell>
          <table:table-cell/>
          <table:table-cell office:value-type="string" calcext:value-type="string">
            <text:p>10.1145/2659021.2659066</text:p>
          </table:table-cell>
          <table:table-cell office:value-type="string" calcext:value-type="string">
            <text:p>https://doi.org/10.1145/2659021.2659066</text:p>
          </table:table-cell>
          <table:table-cell office:value-type="string" calcext:value-type="string">
            <text:p>Human-robot cooperation requires efficient and precise geometric reconstruction of objects in any shared workspace to meet safety requirements. State-of-art solutions accept a trade-off to satisfy these requirements. Usually, this implies limited robot speed, expensive hardware, or low-precision input and output. In contrast, we present a novel multi-camera reconstruction approach that is both efficient and precise: We apply incremental and hierarchical algorithms to image preprocessing and visual hull reconstruction. Subsequent knowledge-based postprocessing refines the initial reconstruction. Given ground-truth input, we furthermore maintain conservative bounds of objects in the workspace. In total, our contribution satisfies real-time and anytime requirements even on modest hardware and for high-precision input and output. We validate this by synthetic and real-world experiments. Thus, our approach is suited for safety-, time-, and precision-critical reconstruction with applications in home robotics, surveillance, and industrial automation.</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VH7BVWD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Jiang, Xingbin; Lora, Michele; Chattopadhyay, Sudipta</text:p>
          </table:table-cell>
          <table:table-cell office:value-type="string" calcext:value-type="string">
            <text:p>Efficient and Trusted Detection of Rootkit in IoT Devices via Offline Profiling and Online Monitoring</text:p>
          </table:table-cell>
          <table:table-cell office:value-type="string" calcext:value-type="string">
            <text:p>Proceedings of the 2020 on Great Lakes Symposium on VLSI</text:p>
          </table:table-cell>
          <table:table-cell office:value-type="string" calcext:value-type="string">
            <text:p>978-1-4503-7944-1</text:p>
          </table:table-cell>
          <table:table-cell/>
          <table:table-cell office:value-type="string" calcext:value-type="string">
            <text:p>10.1145/3386263.3406939</text:p>
          </table:table-cell>
          <table:table-cell office:value-type="string" calcext:value-type="string">
            <text:p>https://doi.org/10.1145/3386263.3406939</text:p>
          </table:table-cell>
          <table:table-cell office:value-type="string" calcext:value-type="string">
            <text:p>We present LKRDet: a framework based on a Trusted Execution Environment to detect Kernel rootkits in IoT devices. LKRDet checks the consistency of hardware events, occurring in specific system call routines, to detect abnormalities caused by the kernel rootkits. LKRDet relies on Hardware Performance Counters to efficiently and safely count the hardware events occurring in the system. We implement a prototype of LKRDet for the ARM TrustZone architecture, on top of the Open Portable Trusted Execution Environment and evaluate our prototype with four popular rootkits. Our evaluation reveals that LKRDet can accurately detect the presence of all the rootkits in the device.</text:p>
          </table:table-cell>
          <table:table-cell office:value-type="string" calcext:value-type="string">
            <text:p>arm architectures; internet-of-things security; rootkit detection</text:p>
          </table:table-cell>
          <table:table-cell office:value-type="string" calcext:value-type="string">
            <text:p>ACM</text:p>
          </table:table-cell>
          <table:table-cell table:number-columns-repeated="1011"/>
        </table:table-row>
        <table:table-row table:style-name="ro1">
          <table:table-cell office:value-type="string" calcext:value-type="string">
            <text:p>DJ8LTI2B</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yun, Gwangbum; Yun, Unil; Ryu, Keun Ho</text:p>
          </table:table-cell>
          <table:table-cell office:value-type="string" calcext:value-type="string">
            <text:p>Efficient Frequent Pattern Mining Based on Linear Prefix Tree</text:p>
          </table:table-cell>
          <table:table-cell office:value-type="string" calcext:value-type="string">
            <text:p>Know.-Based Syst.</text:p>
          </table:table-cell>
          <table:table-cell/>
          <table:table-cell office:value-type="string" calcext:value-type="string">
            <text:p>0950-7051</text:p>
          </table:table-cell>
          <table:table-cell office:value-type="string" calcext:value-type="string">
            <text:p>10.1016/j.knosys.2013.10.013</text:p>
          </table:table-cell>
          <table:table-cell office:value-type="string" calcext:value-type="string">
            <text:p>https://doi.org/10.1016/j.knosys.2013.10.013</text:p>
          </table:table-cell>
          <table:table-cell office:value-type="string" calcext:value-type="string">
            <text:p>Outstanding frequent pattern mining guarantees both fast runtime and low memory usage with respect to various data with different types and sizes. However, it is hard to improve the two elements since runtime is inversely proportional to memory usage in general. Researchers have made efforts to overcome the problem and have proposed mining methods which can improve both through various approaches. Many of state-of-the-art mining algorithms use tree structures, and they create nodes independently and connect them as pointers when constructing their own trees. Accordingly, the methods have pointers for each node in the trees, which is an inefficient way since they should manage and maintain numerous pointers. In this paper, we propose a novel tree structure to solve the limitation. Our new structure, LP-tree (Linear Prefix - Tree) is composed of array forms and minimizes pointers between nodes. In addition, LP-tree uses minimum information required in mining process and linearly accesses corresponding nodes. We also suggest an algorithm applying LP-tree to the mining process. The algorithm is evaluated through various experiments, and the experimental results show that our approach outperforms previous algorithms in term of the runtime, memory, and scalability.</text:p>
          </table:table-cell>
          <table:table-cell office:value-type="string" calcext:value-type="string">
            <text:p>Data mining; Frequent pattern mining; Knowledge discovery; Linear tree; Pattern growth</text:p>
          </table:table-cell>
          <table:table-cell office:value-type="string" calcext:value-type="string">
            <text:p>ACM</text:p>
          </table:table-cell>
          <table:table-cell table:number-columns-repeated="1011"/>
        </table:table-row>
        <table:table-row table:style-name="ro1">
          <table:table-cell office:value-type="string" calcext:value-type="string">
            <text:p>K64ZQ7FT</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arner, Jeremy; Lafreniere, Ben; Fitzmaurice, George; Grossman, Tovi</text:p>
          </table:table-cell>
          <table:table-cell office:value-type="string" calcext:value-type="string">
            <text:p>ElectroTutor: Test-Driven Physical Computing Tutorials</text:p>
          </table:table-cell>
          <table:table-cell office:value-type="string" calcext:value-type="string">
            <text:p>Proceedings of the 31st Annual ACM Symposium on User Interface Software and Technology</text:p>
          </table:table-cell>
          <table:table-cell office:value-type="string" calcext:value-type="string">
            <text:p>978-1-4503-5948-1</text:p>
          </table:table-cell>
          <table:table-cell/>
          <table:table-cell office:value-type="string" calcext:value-type="string">
            <text:p>10.1145/3242587.3242591</text:p>
          </table:table-cell>
          <table:table-cell office:value-type="string" calcext:value-type="string">
            <text:p>https://doi.org/10.1145/3242587.3242591</text:p>
          </table:table-cell>
          <table:table-cell office:value-type="string" calcext:value-type="string">
            <text:p>A wide variety of tools for creating physical computing systems have been developed, but getting started in this domain remains challenging for novices. In this paper, we introduce test-driven physical computing tutorials, a novel application of interactive tutorial systems to better support users in building and programming physical computing systems. These tutorials inject interactive tests into the tutorial process to help users verify and understand individual steps before proceeding. We begin by presenting a taxonomy of the types of tests that can be incorporated into physical computing tutorials. We then present ElectroTutor, a tutorial system that implements a range of tests for both the software and physical aspects of a physical computing system. A user study suggests that ElectroTutor can improve users' success and confidence when completing a tutorial, and save them time by reducing the need to backtrack and troubleshoot errors made on previous tutorial steps.</text:p>
          </table:table-cell>
          <table:table-cell office:value-type="string" calcext:value-type="string">
            <text:p>physical computing; reactive tutorials; software learning</text:p>
          </table:table-cell>
          <table:table-cell office:value-type="string" calcext:value-type="string">
            <text:p>ACM</text:p>
          </table:table-cell>
          <table:table-cell table:number-columns-repeated="1011"/>
        </table:table-row>
        <table:table-row table:style-name="ro1">
          <table:table-cell office:value-type="string" calcext:value-type="string">
            <text:p>DUIWHDBQ</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Al Attar, Fuad; Shaalan, Khaled</text:p>
          </table:table-cell>
          <table:table-cell office:value-type="string" calcext:value-type="string">
            <text:p>Enablers and Barriers of Knowledge Spiral: A Case Study</text:p>
          </table:table-cell>
          <table:table-cell office:value-type="string" calcext:value-type="string">
            <text:p>Proceedings of the The 11th International Knowledge Management in Organizations Conference on The Changing Face of Knowledge Management Impacting Society</text:p>
          </table:table-cell>
          <table:table-cell office:value-type="string" calcext:value-type="string">
            <text:p>978-1-4503-4064-9</text:p>
          </table:table-cell>
          <table:table-cell/>
          <table:table-cell office:value-type="string" calcext:value-type="string">
            <text:p>10.1145/2925995.2926039</text:p>
          </table:table-cell>
          <table:table-cell office:value-type="string" calcext:value-type="string">
            <text:p>https://doi.org/10.1145/2925995.2926039</text:p>
          </table:table-cell>
          <table:table-cell office:value-type="string" calcext:value-type="string">
            <text:p>Knowledge Management (KM) and knowledge sharing (KS) have become crucial tasks for both Middle Managers and Top Managers of many organizations, especially those who highly rely on the type of knowledge which is difficult to transfer from one person to another, or what is called "Tacit Knowledge". The objective of this case study is to review the practical knowledge transfer techniques, the main motivators and demotivators of a tacit knowledge transfer process, and the measures that can be taken to overcome the demotivation factors. Siemens is chosen for this case study because it has been recently rated as one of the top Knowledge-Management-driven companies. We present here our own observations on some of the KM practices that Siemens strives to implement in its branches in the Middle East countries and the barriers which are challenging such practices.</text:p>
          </table:table-cell>
          <table:table-cell office:value-type="string" calcext:value-type="string">
            <text:p>Barriers; Enablers; Knowledge Management Maturity Model; Knowledge Sharing; Knowledge Transfer; Siemens</text:p>
          </table:table-cell>
          <table:table-cell office:value-type="string" calcext:value-type="string">
            <text:p>ACM</text:p>
          </table:table-cell>
          <table:table-cell table:number-columns-repeated="1011"/>
        </table:table-row>
        <table:table-row table:style-name="ro1">
          <table:table-cell office:value-type="string" calcext:value-type="string">
            <text:p>L2RE9MP7</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Yu; Hu, Chunming; Zeng, Mingliang; Huang, Yitong; Chen, Wenguang; Wang, Yuanwei</text:p>
          </table:table-cell>
          <table:table-cell office:value-type="string" calcext:value-type="string">
            <text:p>Encouraging Compiler Optimization Practice for Undergraduate Students through Competition</text:p>
          </table:table-cell>
          <table:table-cell office:value-type="string" calcext:value-type="string">
            <text:p>Proceedings of the 26th ACM Conference on Innovation and Technology in Computer Science Education V. 1</text:p>
          </table:table-cell>
          <table:table-cell office:value-type="string" calcext:value-type="string">
            <text:p>978-1-4503-8214-4</text:p>
          </table:table-cell>
          <table:table-cell/>
          <table:table-cell office:value-type="string" calcext:value-type="string">
            <text:p>10.1145/3430665.3456354</text:p>
          </table:table-cell>
          <table:table-cell office:value-type="string" calcext:value-type="string">
            <text:p>https://doi.org/10.1145/3430665.3456354</text:p>
          </table:table-cell>
          <table:table-cell office:value-type="string" calcext:value-type="string">
            <text:p>AI and other emerging applications demand domain-specific architectures which require compiler techniques such as back-end generation for different architectures and optimizations. However, traditional undergraduate compiler courses emphasize the front-end, while code generation and optimization are rarely involved. To motivate universities to have more industry-friendly compiler courses, we have designed a national compiler design competition for undergraduates to include compiler techniques beyond parsing. Moreover, we provided reliable, continuous cloud storage and an online evaluation platform for distributed competitors. In the 9-week Competition in 2020, each team (up to 4 students) was required to implement a compiler for a given SysY language and given target hardware (Raspberry Pi 4B). The performance was evaluated by executing code generated by the compiler on real hardware. Finally,21 of 72 teams successfully passed all functional test cases; 12 of 21 teams implemented optimizations showing significant speedup over gcc -O0; furthermore, compilers of the top 3 teams performed better than gcc -O2 on the given 10 performance test cases. Some advanced optimization techniques, such as multithreading and SIMD, were used by some teams. This paper summarizes the competition and further thoughts on compiler courses.</text:p>
          </table:table-cell>
          <table:table-cell office:value-type="string" calcext:value-type="string">
            <text:p>competition; compiler design; online judge system; optimization</text:p>
          </table:table-cell>
          <table:table-cell office:value-type="string" calcext:value-type="string">
            <text:p>ACM</text:p>
          </table:table-cell>
          <table:table-cell table:number-columns-repeated="1011"/>
        </table:table-row>
        <table:table-row table:style-name="ro1">
          <table:table-cell office:value-type="string" calcext:value-type="string">
            <text:p>DBYR5RAF</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elkacem, Imad; Nait-Bahloul, Safia; Sauveron, Damien</text:p>
          </table:table-cell>
          <table:table-cell office:value-type="string" calcext:value-type="string">
            <text:p>Enhancing Dependability through Profiling in the Collaborative Internet of Things</text:p>
          </table:table-cell>
          <table:table-cell office:value-type="string" calcext:value-type="string">
            <text:p>Multimedia Tools Appl.</text:p>
          </table:table-cell>
          <table:table-cell/>
          <table:table-cell office:value-type="string" calcext:value-type="string">
            <text:p>1380-7501</text:p>
          </table:table-cell>
          <table:table-cell office:value-type="string" calcext:value-type="string">
            <text:p>10.1007/s11042-017-5431-1</text:p>
          </table:table-cell>
          <table:table-cell office:value-type="string" calcext:value-type="string">
            <text:p>https://doi.org/10.1007/s11042-017-5431-1</text:p>
          </table:table-cell>
          <table:table-cell office:value-type="string" calcext:value-type="string">
            <text:p>The future of the Internet of Things (IoT) is the Collaborative Internet of Things (C-IoT) in which different IoT deployments collaborate to provide better services. For instance, in smart city scenarios, C-IoT will have the potential to provide immersive multimedia user-experiences based on content and context fusion, immersive multi-sensory environments, location-based and media internet technologies, and augmented reality. However, this future paradigm will only be possible if the right decisions can be made based on the analysis of huge volumes of collected data: i.e. if the dependability of C-IoT is ensured. To address this challenge, we studied a simplified view of a C-IoT architecture composed of devices using three different technologies that have enabled the existence of IoT (RFID, NFC and Beacons). However, our proposal could be extended to any other devices in the context of C-IoT. To enhance the dependability of C-IoT, we deploy statistical data analysis techniques to improve the quality of the data obtained from identification and sensing devices and to select the most reliable devices that provide trusted (i.e. non-faulty) data in order to support accurate decision-making.</text:p>
          </table:table-cell>
          <table:table-cell office:value-type="string" calcext:value-type="string">
            <text:p>C-IoT; Collaboration; Data analysis; Dependability; Identification; IoT; Sensing</text:p>
          </table:table-cell>
          <table:table-cell office:value-type="string" calcext:value-type="string">
            <text:p>ACM</text:p>
          </table:table-cell>
          <table:table-cell table:number-columns-repeated="1011"/>
        </table:table-row>
        <table:table-row table:style-name="ro1">
          <table:table-cell office:value-type="string" calcext:value-type="string">
            <text:p>5LIUEA9A</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Eckhardt, Alan; Hreško, Juraj; Procházka, Jan; Smrundefined, Otakar</text:p>
          </table:table-cell>
          <table:table-cell office:value-type="string" calcext:value-type="string">
            <text:p>Entity Linking Based on the Co-Occurrence Graph and Entity Probability</text:p>
          </table:table-cell>
          <table:table-cell office:value-type="string" calcext:value-type="string">
            <text:p>Proceedings of the First International Workshop on Entity Recognition &amp;amp; Disambiguation</text:p>
          </table:table-cell>
          <table:table-cell office:value-type="string" calcext:value-type="string">
            <text:p>978-1-4503-3023-7</text:p>
          </table:table-cell>
          <table:table-cell/>
          <table:table-cell office:value-type="string" calcext:value-type="string">
            <text:p>10.1145/2633211.2634349</text:p>
          </table:table-cell>
          <table:table-cell office:value-type="string" calcext:value-type="string">
            <text:p>https://doi.org/10.1145/2633211.2634349</text:p>
          </table:table-cell>
          <table:table-cell office:value-type="string" calcext:value-type="string">
            <text:p>This paper describes our system for the Entity Recognition and Disambiguation Challenge 2014. There are two tasks: one to find entities in queries (Short Track), the other to find entities in texts from web pages (Long Track).We have participated in both tracks with the same system tuned to each of the tasks. On the final test set, we reached the f-measure of 71.9% on the Long Track and of 66.9% on the Short Track. We describe our system and its components in depth, together with their influence on performance. The specifics of each of the tasks are also discussed.</text:p>
          </table:table-cell>
          <table:table-cell office:value-type="string" calcext:value-type="string">
            <text:p>entity linking; entity recognition and disambiguation; sense disambiguation</text:p>
          </table:table-cell>
          <table:table-cell office:value-type="string" calcext:value-type="string">
            <text:p>ACM</text:p>
          </table:table-cell>
          <table:table-cell table:number-columns-repeated="1011"/>
        </table:table-row>
        <table:table-row table:style-name="ro1">
          <table:table-cell office:value-type="string" calcext:value-type="string">
            <text:p>GV8AKQNS</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Offiah, Marvin C.; Gross, Thomas; Borschbach, Markus</text:p>
          </table:table-cell>
          <table:table-cell office:value-type="string" calcext:value-type="string">
            <text:p>Evaluating BSS Algorithms in a Mobile Context Realized by a Client-Server Architecture</text:p>
          </table:table-cell>
          <table:table-cell office:value-type="string" calcext:value-type="string">
            <text:p>Proceedings of the International Conference on Mobile Software Engineering and Systems</text:p>
          </table:table-cell>
          <table:table-cell office:value-type="string" calcext:value-type="string">
            <text:p>978-1-4503-4178-3</text:p>
          </table:table-cell>
          <table:table-cell/>
          <table:table-cell office:value-type="string" calcext:value-type="string">
            <text:p>10.1145/2897073.2897098</text:p>
          </table:table-cell>
          <table:table-cell office:value-type="string" calcext:value-type="string">
            <text:p>https://doi.org/10.1145/2897073.2897098</text:p>
          </table:table-cell>
          <table:table-cell office:value-type="string" calcext:value-type="string">
            <text:p>The human daily and the professional life demand a high amount of communication ability, but every fourth adult above 50 is hearing-impaired, a fraction that steadily increases in an aging society. For an autonomous, self-confident and long productive life, a good speech understanding in everyday life situations is necessary to reduce the listening effort. For this purpose, a mobile app-based assistance system based on Blind Source Separation is required that makes every-day acoustic scenarios more transparent by the opportunity of an interactive focusing on the preferred sound source in as close to real-time as possible. In case of highly costly BSS algorithms, at least an offline separation is to be provided. Developing such an app in the context of a short-term research project with limited budget to realize this goal statement makes it impossible to meet the challenge as a stand-alone solution with existing technologies and hardware. As an alternative, employing part of the required soft- and/or hardware on a remote server at least maintains the mobile context, given sufficient connectivity. For this purpose, a client-server architecture that combines Android, Java, MatlabControl and MATLAB, and that conducts separation of live recorded audio data remotely, is explained and tested. Conclusions about what is possible for the offline case are drawn from that. Tests are evaluated using a set of objective and subjective criteria. This demonstrates the possibility of realizing the assistance system in a mobile contex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E8GJ6ITX</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ello, Luz; Baeza-Yates, Ricardo</text:p>
          </table:table-cell>
          <table:table-cell office:value-type="string" calcext:value-type="string">
            <text:p>Evaluation of DysWebxia: A Reading App Designed for People with Dyslexia</text:p>
          </table:table-cell>
          <table:table-cell office:value-type="string" calcext:value-type="string">
            <text:p>Proceedings of the 11th Web for All Conference</text:p>
          </table:table-cell>
          <table:table-cell office:value-type="string" calcext:value-type="string">
            <text:p>978-1-4503-2651-3</text:p>
          </table:table-cell>
          <table:table-cell/>
          <table:table-cell office:value-type="string" calcext:value-type="string">
            <text:p>10.1145/2596695.2596697</text:p>
          </table:table-cell>
          <table:table-cell office:value-type="string" calcext:value-type="string">
            <text:p>https://doi.org/10.1145/2596695.2596697</text:p>
          </table:table-cell>
          <table:table-cell office:value-type="string" calcext:value-type="string">
            <text:p>In this paper we present the evaluation of DysWebxia, a reading app for iOS devices, specially designed for people with dyslexia. DysWebxia integrates previous results about the best way to present text for people with dyslexia together with a unique feature, the ability to show synonyms on demand for complex words. Although the new algorithm used for this unique feature is language independent, our first prototype is for Spanish. To evaluate DysWebxia we carried out two different user studies. One to evaluate the quality of the synonyms on demand that included 32 participants with dyslexia and 38 strong readers without dyslexia, and another one to evaluate the usability of the app based on 12 participants. Our results show that the quality of the synonyms generated by the new algorithm outperforms a frequency based baseline, and that the participants found DysWebxia very usable. Therefore, we show that this app may have in the future a large impact for people with dyslexia.</text:p>
          </table:table-cell>
          <table:table-cell office:value-type="string" calcext:value-type="string">
            <text:p>dyslexia; reading software; synonym generation; text customization; text simplification</text:p>
          </table:table-cell>
          <table:table-cell office:value-type="string" calcext:value-type="string">
            <text:p>ACM</text:p>
          </table:table-cell>
          <table:table-cell table:number-columns-repeated="1011"/>
        </table:table-row>
        <table:table-row table:style-name="ro1">
          <table:table-cell office:value-type="string" calcext:value-type="string">
            <text:p>YQRK2D9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obhy, Dalia; Bahsoon, Rami; Minku, Leandro; Kazman, Rick</text:p>
          </table:table-cell>
          <table:table-cell office:value-type="string" calcext:value-type="string">
            <text:p>Evaluation of Software Architectures under Uncertainty: A Systematic Literature Review</text:p>
          </table:table-cell>
          <table:table-cell office:value-type="string" calcext:value-type="string">
            <text:p>ACM Trans. Softw. Eng. Methodol.</text:p>
          </table:table-cell>
          <table:table-cell/>
          <table:table-cell office:value-type="string" calcext:value-type="string">
            <text:p>1049-331X</text:p>
          </table:table-cell>
          <table:table-cell office:value-type="string" calcext:value-type="string">
            <text:p>10.1145/3464305</text:p>
          </table:table-cell>
          <table:table-cell office:value-type="string" calcext:value-type="string">
            <text:p>https://doi.org/10.1145/3464305</text:p>
          </table:table-cell>
          <table:table-cell office:value-type="string" calcext:value-type="string">
            <text:p>Context: Evaluating software architectures in uncertain environments raises new challenges, which require continuous approaches. We define continuous evaluation as multiple evaluations of the software architecture that begins at the early stages of the development and is periodically and repeatedly performed throughout the lifetime of the software system. Numerous approaches have been developed for continuous evaluation; to handle dynamics and uncertainties at run-time, over the past years, these approaches are still very few, limited, and lack maturity. Objective: This review surveys efforts on architecture evaluation and provides a unified terminology and perspective on the subject. Method: We conducted a systematic literature review to identify and analyse architecture evaluation approaches for uncertainty including continuous and non-continuous, covering work published between 1990–2020. We examined each approach and provided a classification framework for this field. We present an analysis of the results and provide insights regarding open challenges. Major results and conclusions: The survey reveals that most of the existing architecture evaluation approaches typically lack an explicit linkage between design-time and run-time. Additionally, there is a general lack of systematic approaches on how continuous architecture evaluation can be realised or conducted. To remedy this lack, we present a set of necessary requirements for continuous evaluation and describe some examples.</text:p>
          </table:table-cell>
          <table:table-cell office:value-type="string" calcext:value-type="string">
            <text:p>Continuous software architecture evaluation; design-time software architecture evaluation; run-time software architecture evaluation; uncertainty</text:p>
          </table:table-cell>
          <table:table-cell office:value-type="string" calcext:value-type="string">
            <text:p>ACM</text:p>
          </table:table-cell>
          <table:table-cell table:number-columns-repeated="1011"/>
        </table:table-row>
        <table:table-row table:style-name="ro1">
          <table:table-cell office:value-type="string" calcext:value-type="string">
            <text:p>MWNS6IJZ</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Lei</text:p>
          </table:table-cell>
          <table:table-cell office:value-type="string" calcext:value-type="string">
            <text:p>Exploration of the Application of WeChat Public Platform in College Physical Education</text:p>
          </table:table-cell>
          <table:table-cell office:value-type="string" calcext:value-type="string">
            <text:p>The Sixth International Conference on Information Management and Technology</text:p>
          </table:table-cell>
          <table:table-cell office:value-type="string" calcext:value-type="string">
            <text:p>978-1-4503-8501-5</text:p>
          </table:table-cell>
          <table:table-cell/>
          <table:table-cell office:value-type="string" calcext:value-type="string">
            <text:p>10.1145/3465631.3465862</text:p>
          </table:table-cell>
          <table:table-cell office:value-type="string" calcext:value-type="string">
            <text:p>https://doi.org/10.1145/3465631.3465862</text:p>
          </table:table-cell>
          <table:table-cell office:value-type="string" calcext:value-type="string">
            <text:p>As the most popular smart social software at present, WeChat is increasingly used in the field of education, which has had a profound impact on teaching and learning in the information age. The WeChat public platform breaks the boundaries of time and space, allows learning and exchanges anytime, anywhere, and gradually realizes informatized teaching and lifelong learning. This article uses literature research methods and logical analysis research methods, takes college physical education as the research object, analyzes related problems in college physical education at this stage, and attempts to apply WeChat public teaching platform practice research, combined with relevant theoretical knowledge, provide new ideas and new methods for college physical education information teaching.</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RZUM5XTT</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Yang, Ying; Li, Huaimin; Liu, Shuying</text:p>
          </table:table-cell>
          <table:table-cell office:value-type="string" calcext:value-type="string">
            <text:p>Exploring Cooperative Learning in Programming SPOC</text:p>
          </table:table-cell>
          <table:table-cell office:value-type="string" calcext:value-type="string">
            <text:p>Proceedings of the 2020 4th International Conference on Deep Learning Technologies (ICDLT)</text:p>
          </table:table-cell>
          <table:table-cell office:value-type="string" calcext:value-type="string">
            <text:p>978-1-4503-7548-1</text:p>
          </table:table-cell>
          <table:table-cell/>
          <table:table-cell office:value-type="string" calcext:value-type="string">
            <text:p>10.1145/3417188.3417203</text:p>
          </table:table-cell>
          <table:table-cell office:value-type="string" calcext:value-type="string">
            <text:p>https://doi.org/10.1145/3417188.3417203</text:p>
          </table:table-cell>
          <table:table-cell office:value-type="string" calcext:value-type="string">
            <text:p>SPOC blended teaching of introducing MOOC resources into the classroom is favored by the teachers in colleges and universities. To improve students' programming skills and deep learning ability, a SPOC-STAD cooperative learning method is proposed in the "C programming" SPOC. SPOC-STAD is the improvement of the classical STAD cooperative learning method, which promotes the integration and support of autonomous learning and cooperative learning by setting up the three-stage learning task of "online learning, class sharing and communication, and practice intensive training ". The results show that the programming skills and deep learning ability of the students in the experimental class have been greatly improved, which has achieved the established teaching goal. Meanwhile, the SPOC-STAD method can provide a reference for the teaching of similar courses.</text:p>
          </table:table-cell>
          <table:table-cell office:value-type="string" calcext:value-type="string">
            <text:p>blended teaching; SPOC; cooperative learning; SPOC-STAD; STAD</text:p>
          </table:table-cell>
          <table:table-cell office:value-type="string" calcext:value-type="string">
            <text:p>ACM</text:p>
          </table:table-cell>
          <table:table-cell table:number-columns-repeated="1011"/>
        </table:table-row>
        <table:table-row table:style-name="ro1">
          <table:table-cell office:value-type="string" calcext:value-type="string">
            <text:p>UPRDRA4R</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Huang, Zhenya; Liu, Qi; Zhai, Chengxiang; Yin, Yu; Chen, Enhong; Gao, Weibo; Hu, Guoping</text:p>
          </table:table-cell>
          <table:table-cell office:value-type="string" calcext:value-type="string">
            <text:p>Exploring Multi-Objective Exercise Recommendations in Online Education Systems</text:p>
          </table:table-cell>
          <table:table-cell office:value-type="string" calcext:value-type="string">
            <text:p>Proceedings of the 28th ACM International Conference on Information and Knowledge Management</text:p>
          </table:table-cell>
          <table:table-cell office:value-type="string" calcext:value-type="string">
            <text:p>978-1-4503-6976-3</text:p>
          </table:table-cell>
          <table:table-cell/>
          <table:table-cell office:value-type="string" calcext:value-type="string">
            <text:p>10.1145/3357384.3357995</text:p>
          </table:table-cell>
          <table:table-cell office:value-type="string" calcext:value-type="string">
            <text:p>https://doi.org/10.1145/3357384.3357995</text:p>
          </table:table-cell>
          <table:table-cell office:value-type="string" calcext:value-type="string">
            <text:p>Recommending suitable exercises to students in an online education system is highly useful. Existing approaches usually rely on machine learning techniques to mine large amounts of student interaction log data accumulated in the systems to select the most suitable exercises for each student. Generally, they mainly aim to optimize a single objective, i.e., recommending non-mastered exercises to address the immediate weakness of students. While this is a reasonable objective, there exist more beneficial multiple objectives in the long-term learning process that need to be addressed including Review &amp;amp; Explore, Smoothness of difficulty level and Engagement. In this paper, we propose a novel Deep Reinforcement learning framework, namely DRE, for adaptively recommending Exercises to students with optimization of above three objectives. In the framework, we propose two different Exercise Q-Networks for the agent, i.e., EQNM and EQNR, to generate recommendations following Markov property and Recurrent manner, respectively. We also propose novel reward functions to formally quantify those three objectives so that DRE could update and optimize its recommendation strategy by interactively receiving students' performance feedbacks (e.g., score). We conduct extensive experiments on two real-world datasets. Experimental results clearly show that the proposed DRE can effectively learn from the student interaction data to optimize multiple objectives in a single unified framework and adaptively recommend suitable exercises to students.</text:p>
          </table:table-cell>
          <table:table-cell office:value-type="string" calcext:value-type="string">
            <text:p>deep reinforcement learning; multiple objectives; recommendation</text:p>
          </table:table-cell>
          <table:table-cell office:value-type="string" calcext:value-type="string">
            <text:p>ACM</text:p>
          </table:table-cell>
          <table:table-cell table:number-columns-repeated="1011"/>
        </table:table-row>
        <table:table-row table:style-name="ro1">
          <table:table-cell office:value-type="string" calcext:value-type="string">
            <text:p>WKWPKNS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elemala, Joseph P.; Suleman, Hussein</text:p>
          </table:table-cell>
          <table:table-cell office:value-type="string" calcext:value-type="string">
            <text:p>Exploring Topic-Language Preferences in Multilingual Swahili Information Retrieval in Tanzania</text:p>
          </table:table-cell>
          <table:table-cell office:value-type="string" calcext:value-type="string">
            <text:p>ACM Trans. Asian Low-Resour. Lang. Inf. Process.</text:p>
          </table:table-cell>
          <table:table-cell/>
          <table:table-cell office:value-type="string" calcext:value-type="string">
            <text:p>2375-4699</text:p>
          </table:table-cell>
          <table:table-cell office:value-type="string" calcext:value-type="string">
            <text:p>10.1145/3458671</text:p>
          </table:table-cell>
          <table:table-cell office:value-type="string" calcext:value-type="string">
            <text:p>https://doi.org/10.1145/3458671</text:p>
          </table:table-cell>
          <table:table-cell office:value-type="string" calcext:value-type="string">
            <text:p>Habitual switching of languages is a common behaviour among polyglots when searching for information on the Web. Studies in information retrieval (IR) and multilingual information retrieval (MLIR) suggest that part of the reason for such regular switching of languages is the topic of search. Unlike survey-based studies, this study uses query and click-through logs. It exploits the querying and results selection behaviour of Swahili MLIR system users to explore how topic of search (query) is associated with language preferences—topic-language preferences. This article is based on a carefully controlled study using Swahili-speaking Web users in Tanzania who interacted with a guided multilingual search engine. From the statistical analysis of queries and click-through logs, it was revealed that language preferences may be associated with the topics of search. The results also suggest that language preferences are not static; they vary along the course of Web search from query to results selection. In most of the topics, users either had significantly no language preference or preferred to query in Kiswahili and changed their preference to either English or no preference for language when selecting/clicking on the results. The findings of this study might provide researchers with more insights in developing better MLIR systems that support certain types of users and in certain scenarios.</text:p>
          </table:table-cell>
          <table:table-cell office:value-type="string" calcext:value-type="string">
            <text:p>guided multilingual search; Language preferences; MLIR; Swahili; topic-language</text:p>
          </table:table-cell>
          <table:table-cell office:value-type="string" calcext:value-type="string">
            <text:p>ACM</text:p>
          </table:table-cell>
          <table:table-cell table:number-columns-repeated="1011"/>
        </table:table-row>
        <table:table-row table:style-name="ro1">
          <table:table-cell office:value-type="string" calcext:value-type="string">
            <text:p>W98CXM3F</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haudhuri, Avik; Vekris, Panagiotis; Goldman, Sam; Roch, Marshall; Levi, Gabriel</text:p>
          </table:table-cell>
          <table:table-cell office:value-type="string" calcext:value-type="string">
            <text:p>Fast and Precise Type Checking for JavaScript</text:p>
          </table:table-cell>
          <table:table-cell office:value-type="string" calcext:value-type="string">
            <text:p>Proc. ACM Program. Lang.</text:p>
          </table:table-cell>
          <table:table-cell table:number-columns-repeated="2"/>
          <table:table-cell office:value-type="string" calcext:value-type="string">
            <text:p>10.1145/3133872</text:p>
          </table:table-cell>
          <table:table-cell office:value-type="string" calcext:value-type="string">
            <text:p>https://doi.org/10.1145/3133872</text:p>
          </table:table-cell>
          <table:table-cell office:value-type="string" calcext:value-type="string">
            <text:p>In this paper we present the design and implementation of Flow, a fast and precise type checker for JavaScript that is used by thousands of developers on millions of lines of code at Facebook every day. Flow uses sophisticated type inference to understand common JavaScript idioms precisely. This helps it find non-trivial bugs in code and provide code intelligence to editors without requiring significant rewriting or annotations from the developer. We formalize an important fragment of Flow's analysis and prove its soundness. Furthermore, Flow uses aggressive parallelization and incrementalization to deliver near-instantaneous response times. This helps it avoid introducing any latency in the usual edit-refresh cycle of rapid JavaScript development. We describe the algorithms and systems infrastructure that we built to scale Flow's analysis.</text:p>
          </table:table-cell>
          <table:table-cell office:value-type="string" calcext:value-type="string">
            <text:p>JavaScript; Type Inference; Type Systems</text:p>
          </table:table-cell>
          <table:table-cell office:value-type="string" calcext:value-type="string">
            <text:p>ACM</text:p>
          </table:table-cell>
          <table:table-cell table:number-columns-repeated="1011"/>
        </table:table-row>
        <table:table-row table:style-name="ro1">
          <table:table-cell office:value-type="string" calcext:value-type="string">
            <text:p>7CBZYQA4</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Oancea, Cosmin E.; Andreetta, Christian; Berthold, Jost; Frisch, Alain; Henglein, Fritz</text:p>
          </table:table-cell>
          <table:table-cell office:value-type="string" calcext:value-type="string">
            <text:p>Financial Software on GPUs: Between Haskell and Fortran</text:p>
          </table:table-cell>
          <table:table-cell office:value-type="string" calcext:value-type="string">
            <text:p>Proceedings of the 1st ACM SIGPLAN Workshop on Functional High-Performance Computing</text:p>
          </table:table-cell>
          <table:table-cell office:value-type="string" calcext:value-type="string">
            <text:p>978-1-4503-1577-7</text:p>
          </table:table-cell>
          <table:table-cell/>
          <table:table-cell office:value-type="string" calcext:value-type="string">
            <text:p>10.1145/2364474.2364484</text:p>
          </table:table-cell>
          <table:table-cell office:value-type="string" calcext:value-type="string">
            <text:p>https://doi.org/10.1145/2364474.2364484</text:p>
          </table:table-cell>
          <table:table-cell office:value-type="string" calcext:value-type="string">
            <text:p>This paper presents a real-world pricing kernel for financial derivatives and evaluates the language and compiler tool chain that would allow expressive, hardware-neutral algorithm implementation and efficient execution on graphics-processing units (GPU). The language issues refer to preserving algorithmic invariants, e.g., inherent parallelism made explicit by map-reduce-scan functional combinators. Efficient execution is achieved by manually; applying a series of generally-applicable compiler transformations that allows the generated-OpenCL code to yield speedups as high as 70x and 540x on a commodity mobile and desktop GPU, respectively.Apart from the concrete speed-ups attained, our contributions are twofold: First, from a language perspective;, we illustrate that even state-of-the-art auto-parallelization techniques are incapable of discovering all the requisite data parallelism when rendering the functional code in Fortran-style imperative array processing form. Second, from a performance perspective;, we study which compiler transformations are necessary to map the high-level functional code to hand-optimized OpenCL code for GPU execution. We discover a rich optimization space with nontrivial trade-offs and cost models. Memory reuse in map-reduce patterns, strength reduction, branch divergence optimization, and memory access coalescing, exhibit significant impact individually. When combined, they enable essentially full utilization of all GPU cores.Functional programming has played a crucial double role in our case study: Capturing the naturally data-parallel structure of the pricing algorithm in a transparent, reusable and entirely hardware-independent fashion; and supporting the correctness of the subsequent compiler transformations to a hardware-oriented target language by a rich class of universally valid equational properties. Given the observed difficulty of automatically parallelizing imperative sequential code and the inherent labor of porting hardware-oriented and -optimized programs, our case study suggests that functional programming technology can facilitate high-level; expression of leading-edge performant portable; high-performance systems for massively parallel hardware architectures.</text:p>
          </table:table-cell>
          <table:table-cell office:value-type="string" calcext:value-type="string">
            <text:p>autoparallelization; functional language; memory coalescing; strength reduction; tiling</text:p>
          </table:table-cell>
          <table:table-cell office:value-type="string" calcext:value-type="string">
            <text:p>ACM</text:p>
          </table:table-cell>
          <table:table-cell table:number-columns-repeated="1011"/>
        </table:table-row>
        <table:table-row table:style-name="ro1">
          <table:table-cell office:value-type="string" calcext:value-type="string">
            <text:p>XU7PCNBY</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cDonell, Trevor L.; Zakian, Timothy A. K.; Cimini, Matteo; Newton, Ryan R.</text:p>
          </table:table-cell>
          <table:table-cell office:value-type="string" calcext:value-type="string">
            <text:p>Ghostbuster: A Tool for Simplifying and Converting GADTs</text:p>
          </table:table-cell>
          <table:table-cell office:value-type="string" calcext:value-type="string">
            <text:p>Proceedings of the 21st ACM SIGPLAN International Conference on Functional Programming</text:p>
          </table:table-cell>
          <table:table-cell office:value-type="string" calcext:value-type="string">
            <text:p>978-1-4503-4219-3</text:p>
          </table:table-cell>
          <table:table-cell/>
          <table:table-cell office:value-type="string" calcext:value-type="string">
            <text:p>10.1145/2951913.2951914</text:p>
          </table:table-cell>
          <table:table-cell office:value-type="string" calcext:value-type="string">
            <text:p>https://doi.org/10.1145/2951913.2951914</text:p>
          </table:table-cell>
          <table:table-cell office:value-type="string" calcext:value-type="string">
            <text:p>Generalized Algebraic Dataypes, or simply GADTs, can encode non-trivial properties in the types of the constructors. Once such properties are encoded in a datatype, however, all code manipulating that datatype must provide proof that it maintains these properties in order to typecheck. In this paper, we take a step towards gradualizing these obligations. We introduce a tool, Ghostbuster, that produces simplified versions of GADTs which elide selected type parameters, thereby weakening the guarantees of the simplified datatype in exchange for reducing the obligations necessary to manipulate it. Like ornaments, these simplified datatypes preserve the recursive structure of the original, but unlike ornaments we focus on information-preserving bidirectional transformations. Ghostbuster generates type-safe conversion functions between the original and simplified datatypes, which we prove are the identity function when composed. We evaluate a prototype tool for Haskell against thousands of GADTs found on the Hackage package database, generating simpler Haskell'98 datatypes and round-trip conversion functions between the two.</text:p>
          </table:table-cell>
          <table:table-cell office:value-type="string" calcext:value-type="string">
            <text:p>Datatypes; GADTs; Haskell</text:p>
          </table:table-cell>
          <table:table-cell office:value-type="string" calcext:value-type="string">
            <text:p>ACM</text:p>
          </table:table-cell>
          <table:table-cell table:number-columns-repeated="1011"/>
        </table:table-row>
        <table:table-row table:style-name="ro1">
          <table:table-cell office:value-type="string" calcext:value-type="string">
            <text:p>NF452W77</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cDonell, Trevor L.; Zakian, Timothy A. K.; Cimini, Matteo; Newton, Ryan R.</text:p>
          </table:table-cell>
          <table:table-cell office:value-type="string" calcext:value-type="string">
            <text:p>Ghostbuster: A Tool for Simplifying and Converting GADTs</text:p>
          </table:table-cell>
          <table:table-cell office:value-type="string" calcext:value-type="string">
            <text:p>SIGPLAN Not.</text:p>
          </table:table-cell>
          <table:table-cell/>
          <table:table-cell office:value-type="string" calcext:value-type="string">
            <text:p>0362-1340</text:p>
          </table:table-cell>
          <table:table-cell office:value-type="string" calcext:value-type="string">
            <text:p>10.1145/3022670.2951914</text:p>
          </table:table-cell>
          <table:table-cell office:value-type="string" calcext:value-type="string">
            <text:p>https://doi.org/10.1145/3022670.2951914</text:p>
          </table:table-cell>
          <table:table-cell office:value-type="string" calcext:value-type="string">
            <text:p>Generalized Algebraic Dataypes, or simply GADTs, can encode non-trivial properties in the types of the constructors. Once such properties are encoded in a datatype, however, all code manipulating that datatype must provide proof that it maintains these properties in order to typecheck. In this paper, we take a step towards gradualizing these obligations. We introduce a tool, Ghostbuster, that produces simplified versions of GADTs which elide selected type parameters, thereby weakening the guarantees of the simplified datatype in exchange for reducing the obligations necessary to manipulate it. Like ornaments, these simplified datatypes preserve the recursive structure of the original, but unlike ornaments we focus on information-preserving bidirectional transformations. Ghostbuster generates type-safe conversion functions between the original and simplified datatypes, which we prove are the identity function when composed. We evaluate a prototype tool for Haskell against thousands of GADTs found on the Hackage package database, generating simpler Haskell'98 datatypes and round-trip conversion functions between the two.</text:p>
          </table:table-cell>
          <table:table-cell office:value-type="string" calcext:value-type="string">
            <text:p>Datatypes; GADTs; Haskell</text:p>
          </table:table-cell>
          <table:table-cell office:value-type="string" calcext:value-type="string">
            <text:p>ACM</text:p>
          </table:table-cell>
          <table:table-cell table:number-columns-repeated="1011"/>
        </table:table-row>
        <table:table-row table:style-name="ro1">
          <table:table-cell office:value-type="string" calcext:value-type="string">
            <text:p>B6BJIL7E</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iu, Yuqiong; Zhou, Chang; Gao, Jun; Fan, Zhiguo</text:p>
          </table:table-cell>
          <table:table-cell office:value-type="string" calcext:value-type="string">
            <text:p>GiraphAsync: Supporting Online and Offline Graph Processing via Adaptive Asynchronous Message Processing</text:p>
          </table:table-cell>
          <table:table-cell office:value-type="string" calcext:value-type="string">
            <text:p>Proceedings of the 25th ACM International on Conference on Information and Knowledge Management</text:p>
          </table:table-cell>
          <table:table-cell office:value-type="string" calcext:value-type="string">
            <text:p>978-1-4503-4073-1</text:p>
          </table:table-cell>
          <table:table-cell/>
          <table:table-cell office:value-type="string" calcext:value-type="string">
            <text:p>10.1145/2983323.2983726</text:p>
          </table:table-cell>
          <table:table-cell office:value-type="string" calcext:value-type="string">
            <text:p>https://doi.org/10.1145/2983323.2983726</text:p>
          </table:table-cell>
          <table:table-cell office:value-type="string" calcext:value-type="string">
            <text:p>It is highly desired for existing distributed graph processing systems to support both offline analytics and online queries adaptively. Existing offline graph analytics systems are mostly based on synchronous model. Although achieving high throughput, they suffer relatively high latency in answering simple queries due to synchronization overhead and slow convergence. On the other hand, online graph query systems adopting asynchronous model can response at any time, while incur overwhelmed messages and network packets, making them unable to meet the high throughput demand of offline analytics. In this work, we propose an adaptive asynchronous message processing (AAMP) method, which improves the efficiency of network communication while maintains low latency, to efficiently support offline analytics and online queries in one graph processing framework. We then design GiraphAsync, an implementation of AAMP on top of Apache Giraph, and evaluate it using several representative offline analytics and online queries on large graph datasets. Experimental results show that GiraphAsync gains an up to 10X improvement over synchronous model systems for graph analytics, while performs as well as specialized systems for online graph queries.</text:p>
          </table:table-cell>
          <table:table-cell office:value-type="string" calcext:value-type="string">
            <text:p>adaptive message batching; asynchronous message processing; graph processing system; priority scheduler</text:p>
          </table:table-cell>
          <table:table-cell office:value-type="string" calcext:value-type="string">
            <text:p>ACM</text:p>
          </table:table-cell>
          <table:table-cell table:number-columns-repeated="1011"/>
        </table:table-row>
        <table:table-row table:style-name="ro1">
          <table:table-cell office:value-type="string" calcext:value-type="string">
            <text:p>E9EEKQTL</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Ahumada-Newhart, Veronica; Olson, Judith S.</text:p>
          </table:table-cell>
          <table:table-cell office:value-type="string" calcext:value-type="string">
            <text:p>Going to School on a Robot: Robot and User Interface Design Features That Matter</text:p>
          </table:table-cell>
          <table:table-cell office:value-type="string" calcext:value-type="string">
            <text:p>ACM Trans. Comput.-Hum. Interact.</text:p>
          </table:table-cell>
          <table:table-cell/>
          <table:table-cell office:value-type="string" calcext:value-type="string">
            <text:p>1073-0516</text:p>
          </table:table-cell>
          <table:table-cell office:value-type="string" calcext:value-type="string">
            <text:p>10.1145/3325210</text:p>
          </table:table-cell>
          <table:table-cell office:value-type="string" calcext:value-type="string">
            <text:p>https://doi.org/10.1145/3325210</text:p>
          </table:table-cell>
          <table:table-cell office:value-type="string" calcext:value-type="string">
            <text:p>Telepresence robots have recently been introduced as a way for children who are homebound due to medical conditions to attend their local schools. These robots provide an experience that is a much richer learning experience than the typical home instruction services of 4–5 hours a week. Because the robots on the market today were designed for use by adults in work settings, they do not necessarily fit children in school settings. We carried out a study of 19 homebound students, interviewing and observing them as well as interviewing their parents, teachers, administrators, and classmates. We organized our findings along the lines of the various tasks and settings the child is in, developing a learner-centered analytic framework, then teacher-, classmate-, and homebound-controller-centered analytic frameworks. Although some features of current robots fit children in school settings, we discovered a number of cases where there was a mismatch or additional features are needed. Our findings are described according to analytic frames that capture user experiences. Based on these user-centered findings, we provide recommendations for designing the robot and user interface to better fit children using robots for school and learning activities.</text:p>
          </table:table-cell>
          <table:table-cell office:value-type="string" calcext:value-type="string">
            <text:p>appearance; communication; education; identity; inclusion; schools; social norms; Telepresence robots</text:p>
          </table:table-cell>
          <table:table-cell office:value-type="string" calcext:value-type="string">
            <text:p>ACM</text:p>
          </table:table-cell>
          <table:table-cell table:number-columns-repeated="1011"/>
        </table:table-row>
        <table:table-row table:style-name="ro1">
          <table:table-cell office:value-type="string" calcext:value-type="string">
            <text:p>24JSQFCP</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Brotherston, Dan; Dietl, Werner; Lhoták, Ondřej</text:p>
          </table:table-cell>
          <table:table-cell office:value-type="string" calcext:value-type="string">
            <text:p>Granullar: Gradual Nullable Types for Java</text:p>
          </table:table-cell>
          <table:table-cell office:value-type="string" calcext:value-type="string">
            <text:p>Proceedings of the 26th International Conference on Compiler Construction</text:p>
          </table:table-cell>
          <table:table-cell office:value-type="string" calcext:value-type="string">
            <text:p>978-1-4503-5233-8</text:p>
          </table:table-cell>
          <table:table-cell/>
          <table:table-cell office:value-type="string" calcext:value-type="string">
            <text:p>10.1145/3033019.3033032</text:p>
          </table:table-cell>
          <table:table-cell office:value-type="string" calcext:value-type="string">
            <text:p>https://doi.org/10.1145/3033019.3033032</text:p>
          </table:table-cell>
          <table:table-cell office:value-type="string" calcext:value-type="string">
            <text:p>Object-oriented languages like Java and C# allow the null value for all references. This supports many flexible patterns, but has led to many errors, security vulnerabilities, and system crashes. % Static type systems can prevent null-pointer exceptions at compile time, but require annotations, in particular for used libraries. Conservative defaults choose the most restrictive typing, preventing many errors, but requiring a large annotation effort. Liberal defaults choose the most flexible typing, requiring less annotations, but giving weaker guarantees. Trusted annotations can be provided, but are not checked and require a large manual effort. None of these approaches provide a strong guarantee that the checked part of the program is isolated from the unchecked part: even with conservative defaults, null-pointer exceptions can occur in the checked part. This paper presents Granullar, a gradual type system for null-safety. Developers start out verifying null-safety for the most important components of their applications. At the boundary to unchecked components, runtime checks are inserted by Granullar to guard the verified system from being polluted by unexpected null values. This ensures that null-pointer exceptions can only occur within the unchecked code or at the boundary to checked code; the checked code is free of null-pointer exceptions. We present Granullar for Java, define the checked-unchecked boundary, and how runtime checks are generated. We evaluate our approach on real world software annotated for null-safety. We demonstrate the runtime checks, and acceptable compile-time and run-time performance impacts. Granullar enables combining a checked core with untrusted libraries in a safe manner, improving on the practicality of such a system.</text:p>
          </table:table-cell>
          <table:table-cell office:value-type="string" calcext:value-type="string">
            <text:p>gradual type systems; nullness; pluggable type systems; runtime checks</text:p>
          </table:table-cell>
          <table:table-cell office:value-type="string" calcext:value-type="string">
            <text:p>ACM</text:p>
          </table:table-cell>
          <table:table-cell table:number-columns-repeated="1011"/>
        </table:table-row>
        <table:table-row table:style-name="ro1">
          <table:table-cell office:value-type="string" calcext:value-type="string">
            <text:p>65YRZRJK</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a, Lei; Artho, Cyrille; Zhang, Cheng; Sato, Hiroyuki; Hagiya, Masami; Tanabe, Yoshinori; Yamamoto, Mitsuharu</text:p>
          </table:table-cell>
          <table:table-cell office:value-type="string" calcext:value-type="string">
            <text:p>GRT at the SBST 2015 Tool Competition</text:p>
          </table:table-cell>
          <table:table-cell office:value-type="string" calcext:value-type="string">
            <text:p>Proceedings of the Eighth International Workshop on Search-Based Software Testing</text:p>
          </table:table-cell>
          <table:table-cell table:number-columns-repeated="4"/>
          <table:table-cell office:value-type="string" calcext:value-type="string">
            <text:p>GRT (Guided Random Testing) is an automatic test generation tool for Java code, which leverages static and dynamic program analysis to guide run-time test generation. In this paper, we summarize competition results and experiences of GRT in participating in SBST 2015, where GRT ranked first with a score of 203.73 points over 63 Java classes from 10 packages of 9 open-source software projects.</text:p>
          </table:table-cell>
          <table:table-cell office:value-type="string" calcext:value-type="string">
            <text:p>software testing; automatic test case generation; program analysis; random testing</text:p>
          </table:table-cell>
          <table:table-cell office:value-type="string" calcext:value-type="string">
            <text:p>ACM</text:p>
          </table:table-cell>
          <table:table-cell table:number-columns-repeated="1011"/>
        </table:table-row>
        <table:table-row table:style-name="ro1">
          <table:table-cell office:value-type="string" calcext:value-type="string">
            <text:p>48ZEKQK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enigun, Husnu; Yevtushenko, Nina; Cavalli, Ana Rosa</text:p>
          </table:table-cell>
          <table:table-cell office:value-type="string" calcext:value-type="string">
            <text:p>Guest Editorial: Special Issue on Testing Software and Systems</text:p>
          </table:table-cell>
          <table:table-cell office:value-type="string" calcext:value-type="string">
            <text:p>Software Quality Journal</text:p>
          </table:table-cell>
          <table:table-cell/>
          <table:table-cell office:value-type="string" calcext:value-type="string">
            <text:p>0963-9314</text:p>
          </table:table-cell>
          <table:table-cell office:value-type="string" calcext:value-type="string">
            <text:p>10.1007/s11219-019-09447-4</text:p>
          </table:table-cell>
          <table:table-cell office:value-type="string" calcext:value-type="string">
            <text:p>https://doi.org/10.1007/s11219-019-09447-4</text:p>
          </table:table-cell>
          <table:table-cell table:number-columns-repeated="2"/>
          <table:table-cell office:value-type="string" calcext:value-type="string">
            <text:p>ACM</text:p>
          </table:table-cell>
          <table:table-cell table:number-columns-repeated="1011"/>
        </table:table-row>
        <table:table-row table:style-name="ro1">
          <table:table-cell office:value-type="string" calcext:value-type="string">
            <text:p>P9EN6Z2K</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ang, Ruobin; Li, Fengxia; Cheng, Nannan; Xiao, Bin; Wang, Jiandong; Du, Chuntao</text:p>
          </table:table-cell>
          <table:table-cell office:value-type="string" calcext:value-type="string">
            <text:p>How Does Web-Based Virtual Reality Affect Learning: Evidences from a Quasi-Experiment</text:p>
          </table:table-cell>
          <table:table-cell office:value-type="string" calcext:value-type="string">
            <text:p>Proceedings of the ACM Turing 50th Celebration Conference - China</text:p>
          </table:table-cell>
          <table:table-cell office:value-type="string" calcext:value-type="string">
            <text:p>978-1-4503-4873-7</text:p>
          </table:table-cell>
          <table:table-cell/>
          <table:table-cell office:value-type="string" calcext:value-type="string">
            <text:p>10.1145/3063955.3063964</text:p>
          </table:table-cell>
          <table:table-cell office:value-type="string" calcext:value-type="string">
            <text:p>https://doi.org/10.1145/3063955.3063964</text:p>
          </table:table-cell>
          <table:table-cell office:value-type="string" calcext:value-type="string">
            <text:p>With the employment of web-based virtual reality (VR) technology in education, a central question for researchers and educators is how web-based VR affects learning. To address this question, the present study seeks to empirically explore the impacts of web-based VR features on learning. By drawing upon recent thinking in the VR mediated learning literature, the paper argues that different web-based VR features affect learning differently. Designing a quasi-experiment, 138 response records were obtained and partial least squares structural equation modeling (PLS-SEM) was applied. Results suggest that fidelity affects more on a learner's psychological experience than interaction, and usability mediates impacts of web-based VR features on learning experience. Learning experience affects perceived learning effectiveness significantly, but no effect on knowledge knowing degree, only learning motivation has marginal significant effect on test score.</text:p>
          </table:table-cell>
          <table:table-cell office:value-type="string" calcext:value-type="string">
            <text:p>fidelity; interaction; learning experience; learning outcome; virtual reality</text:p>
          </table:table-cell>
          <table:table-cell office:value-type="string" calcext:value-type="string">
            <text:p>ACM</text:p>
          </table:table-cell>
          <table:table-cell table:number-columns-repeated="1011"/>
        </table:table-row>
        <table:table-row table:style-name="ro1">
          <table:table-cell office:value-type="string" calcext:value-type="string">
            <text:p>8U3FGB7I</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Osmialowski, Paul</text:p>
          </table:table-cell>
          <table:table-cell office:value-type="string" calcext:value-type="string">
            <text:p>How The Flang Frontend Works: Introduction to the Interior of the Open-Source Fortran Frontend for LLVM</text:p>
          </table:table-cell>
          <table:table-cell office:value-type="string" calcext:value-type="string">
            <text:p>Proceedings of the Fourth Workshop on the LLVM Compiler Infrastructure in HPC</text:p>
          </table:table-cell>
          <table:table-cell office:value-type="string" calcext:value-type="string">
            <text:p>978-1-4503-5565-0</text:p>
          </table:table-cell>
          <table:table-cell/>
          <table:table-cell office:value-type="string" calcext:value-type="string">
            <text:p>10.1145/3148173.3148183</text:p>
          </table:table-cell>
          <table:table-cell office:value-type="string" calcext:value-type="string">
            <text:p>https://doi.org/10.1145/3148173.3148183</text:p>
          </table:table-cell>
          <table:table-cell office:value-type="string" calcext:value-type="string">
            <text:p>In May 2017, PGI® publicized Flang [16][7], an Open–Source Fortran frontend for LLVM along with a complementary runtime library. The ultimate goal set for Flang is to make it part of the whole LLVM ecosystem with level of support and attention equal to that experienced by the Clang frontend. To come closer to this goal it is important to make Flang widely known and more visible. A good introduction to the frontend interior could serve such a purpose and the intention of this paper is to describe how Flang works and how its source code is structured.</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N64EKYR6</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eiva, Luis A.; Kim, Sunjun; Cui, Wenzhe; Bi, Xiaojun; Oulasvirta, Antti</text:p>
          </table:table-cell>
          <table:table-cell office:value-type="string" calcext:value-type="string">
            <text:p>How We Swipe: A Large-Scale Shape-Writing Dataset and Empirical Findings</text:p>
          </table:table-cell>
          <table:table-cell office:value-type="string" calcext:value-type="string">
            <text:p>Proceedings of the 23rd International Conference on Mobile Human-Computer Interaction</text:p>
          </table:table-cell>
          <table:table-cell office:value-type="string" calcext:value-type="string">
            <text:p>978-1-4503-8328-8</text:p>
          </table:table-cell>
          <table:table-cell/>
          <table:table-cell office:value-type="string" calcext:value-type="string">
            <text:p>10.1145/3447526.3472059</text:p>
          </table:table-cell>
          <table:table-cell office:value-type="string" calcext:value-type="string">
            <text:p>https://doi.org/10.1145/3447526.3472059</text:p>
          </table:table-cell>
          <table:table-cell office:value-type="string" calcext:value-type="string">
            <text:p>Despite the prevalence of shape-writing (gesture typing, swype input, or swiping for short) as a text entry method, there are currently no public datasets available. We report a large-scale dataset that can support efforts in both empirical study of swiping as well as the development of better intelligent text entry techniques. The dataset was collected via a web-based custom virtual keyboard, involving 1,338 users who submitted 11,318 unique English words. We report aggregate-level indices on typing performance, user-related factors, as well as trajectory-level data, such as the gesture path drawn on top of the keyboard or the time lapsed between consecutively swiped keys. We find some well-known effects reported in previous studies, for example that speed and error are affected by age and language skill. We also find surprising relationships such that, on large screens, swipe trajectories are longer but people swipe faster.</text:p>
          </table:table-cell>
          <table:table-cell office:value-type="string" calcext:value-type="string">
            <text:p>Dataset; Gesture Typing; Phrase set; Shape-writing; Swiping; Text Entry</text:p>
          </table:table-cell>
          <table:table-cell office:value-type="string" calcext:value-type="string">
            <text:p>ACM</text:p>
          </table:table-cell>
          <table:table-cell table:number-columns-repeated="1011"/>
        </table:table-row>
        <table:table-row table:style-name="ro1">
          <table:table-cell office:value-type="string" calcext:value-type="string">
            <text:p>MDGSZT8T</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Jiang, Bo; Zhang, Zhenyu; Chan, W. K.; Tse, T. H.; Chen, Tsong Yueh</text:p>
          </table:table-cell>
          <table:table-cell office:value-type="string" calcext:value-type="string">
            <text:p>How Well Does Test Case Prioritization Integrate with Statistical Fault Localization?</text:p>
          </table:table-cell>
          <table:table-cell office:value-type="string" calcext:value-type="string">
            <text:p>Inf. Softw. Technol.</text:p>
          </table:table-cell>
          <table:table-cell/>
          <table:table-cell office:value-type="string" calcext:value-type="string">
            <text:p>0950-5849</text:p>
          </table:table-cell>
          <table:table-cell office:value-type="string" calcext:value-type="string">
            <text:p>10.1016/j.infsof.2012.01.006</text:p>
          </table:table-cell>
          <table:table-cell office:value-type="string" calcext:value-type="string">
            <text:p>https://doi.org/10.1016/j.infsof.2012.01.006</text:p>
          </table:table-cell>
          <table:table-cell office:value-type="string" calcext:value-type="string">
            <text:p>Context: Effective test case prioritization shortens the time to detect failures, and yet the use of fewer test cases may compromise the effectiveness of subsequent fault localization. Objective: The paper aims at finding whether several previously identified effectiveness factors of test case prioritization techniques, namely strategy, coverage granularity, and time cost, have observable consequences on the effectiveness of statistical fault localization techniques. Method: This paper uses a controlled experiment to examine these factors. The experiment includes 16 test case prioritization techniques and four statistical fault localization techniques using the Siemens suite of programs as well as grep, gzip, sed, and flex as subjects. The experiment studies the effects of the percentage of code examined to locate faults from these benchmark subjects after a given number of failures have been observed. Results: We find that if testers have a budgetary concern on the number of test cases for regression testing, the use of test case prioritization can save up to 40% of test case executions for commit builds without significantly affecting the effectiveness of fault localization. A statistical fault localization technique using a smaller fraction of a prioritized test suite is found to compromise its effectiveness seriously. Despite the presence of some variations, the inclusion of more failed test cases will generally improve the fault localization effectiveness during the integration process. Interestingly, during the variation periods, adding more failed test cases actually deteriorates the fault localization effectiveness. In terms of strategies, Random is found to be the most effective, followed by the ART and Additional strategies, while the Total strategy is the least effective. We do not observe sufficient empirical evidence to conclude that using different coverage granularity levels have different overall effects. Conclusion: The paper empirically identifies that strategy and time-cost of test case prioritization techniques are key factors affecting the effectiveness of statistical fault localization, while coverage granularity is not a significant factor. It also identifies a mid-range deterioration in fault localization effectiveness when adding more test cases to facilitate debugging.</text:p>
          </table:table-cell>
          <table:table-cell office:value-type="string" calcext:value-type="string">
            <text:p>Adaptive random testing; Continuous integration; Coverage; Software process integration; Statistical fault localization; Test case prioritization</text:p>
          </table:table-cell>
          <table:table-cell office:value-type="string" calcext:value-type="string">
            <text:p>ACM</text:p>
          </table:table-cell>
          <table:table-cell table:number-columns-repeated="1011"/>
        </table:table-row>
        <table:table-row table:style-name="ro1">
          <table:table-cell office:value-type="string" calcext:value-type="string">
            <text:p>5Y83AY8C</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Layman, Lucas; Diffo, Sylvain David; Zazworka, Nico</text:p>
          </table:table-cell>
          <table:table-cell office:value-type="string" calcext:value-type="string">
            <text:p>Human Factors in Webserver Log File Analysis: A Controlled Experiment on Investigating Malicious Activity</text:p>
          </table:table-cell>
          <table:table-cell office:value-type="string" calcext:value-type="string">
            <text:p>Proceedings of the 2014 Symposium and Bootcamp on the Science of Security</text:p>
          </table:table-cell>
          <table:table-cell office:value-type="string" calcext:value-type="string">
            <text:p>978-1-4503-2907-1</text:p>
          </table:table-cell>
          <table:table-cell/>
          <table:table-cell office:value-type="string" calcext:value-type="string">
            <text:p>10.1145/2600176.2600185</text:p>
          </table:table-cell>
          <table:table-cell office:value-type="string" calcext:value-type="string">
            <text:p>https://doi.org/10.1145/2600176.2600185</text:p>
          </table:table-cell>
          <table:table-cell office:value-type="string" calcext:value-type="string">
            <text:p>While automated methods are the first line of defense for detecting attacks on webservers, a human agent is required to understand the attacker's intent and the attack process. The goal of this research is to understand the value of various log fields and the cognitive processes by which log information is grouped, searched, and correlated. Such knowledge will enable the development of human-focused log file investigation technologies. We performed controlled experiments with 65 subjects (IT professionals and novices) who investigated excerpts from six webserver log files. Quantitative and qualitative data were gathered to: 1) analyze subject accuracy in identifying malicious activity; 2) identify the most useful pieces of log file information; and 3) understand the techniques and strategies used by subjects to process the information. Statistically significant effects were observed in the accuracy of identifying attacks and time taken depending on the type of attack. Systematic differences were also observed in the log fields used by high-performing and low-performing groups. The findings include: 1) new insights into how specific log data fields are used to effectively assess potentially malicious activity; 2) obfuscating factors in log data from a human cognitive perspective; and 3) practical implications for tools to support log file investigations.</text:p>
          </table:table-cell>
          <table:table-cell office:value-type="string" calcext:value-type="string">
            <text:p>human factors; log files; science of security; security</text:p>
          </table:table-cell>
          <table:table-cell office:value-type="string" calcext:value-type="string">
            <text:p>ACM</text:p>
          </table:table-cell>
          <table:table-cell table:number-columns-repeated="1011"/>
        </table:table-row>
        <table:table-row table:style-name="ro1">
          <table:table-cell office:value-type="string" calcext:value-type="string">
            <text:p>KHTF88WE</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Xiangkun; Sun, Guoqing; Li, Yifei; Lv, Zhihan</text:p>
          </table:table-cell>
          <table:table-cell office:value-type="string" calcext:value-type="string">
            <text:p>Human Motion Representation and Motion Pattern Recognition Based on Complex Fuzzy Theory</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9923748</text:p>
          </table:table-cell>
          <table:table-cell office:value-type="string" calcext:value-type="string">
            <text:p>https://doi.org/10.1155/2021/9923748</text:p>
          </table:table-cell>
          <table:table-cell office:value-type="string" calcext:value-type="string">
            <text:p>With the development of science and technology, the introduction of virtual reality technology has pushed the development of human-computer interaction technology to a new height. The combination of virtual reality and human-computer interaction technology has been applied more and more in military simulation, medical rehabilitation, game creation, and other fields. Action is the basis of human behavior. Among them, human behavior and action analysis is an important research direction. In human behavior and action, recognition research based on behavior and action has the characteristics of convenience, intuition, strong interaction, rich expression information, and so on. It has become the first choice of many researchers for human behavior analysis. However, human motion and motion pictures are complex objects with many ambiguous factors, which are difficult to express and process. Traditional motion recognition is usually based on two-dimensional color images, while two-dimensional RGB images are vulnerable to background disturbance, light, environment, and other factors that interfere with human target detection. In recent years, more and more researchers have begun to use fuzzy mathematics theory to identify human behaviors. The plantar pressure data under different motion modes were collected through experiments, and the current gait information was analyzed. The key gait events including toe-off and heel touch were identified by dynamic baseline monitoring. For the error monitoring of key gait events, the screen window is used to filter the repeated recognition events in a certain period of time, which greatly improves the recognition accuracy and provides important gait information for motion pattern recognition. The similarity matching is performed on each template, the correct rate of motion feature extraction is 90.2%, and the correct rate of motion pattern recognition is 96.3%, which verifies the feasibility and effectiveness of human motion recognition based on fuzzy theory. It is hoped to provide processing techniques and application examples for artificial intelligence recognition application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U2P6BYV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Ying; Chen, Weimin; Zheng, Di</text:p>
          </table:table-cell>
          <table:table-cell office:value-type="string" calcext:value-type="string">
            <text:p>Hybrid Teaching of Electrical Major Courses from the Perspective of New Engineering</text:p>
          </table:table-cell>
          <table:table-cell office:value-type="string" calcext:value-type="string">
            <text:p>2021 2nd International Conference on Computers, Information Processing and Advanced Education</text:p>
          </table:table-cell>
          <table:table-cell office:value-type="string" calcext:value-type="string">
            <text:p>978-1-4503-8996-9</text:p>
          </table:table-cell>
          <table:table-cell/>
          <table:table-cell office:value-type="string" calcext:value-type="string">
            <text:p>10.1145/3456887.3456971</text:p>
          </table:table-cell>
          <table:table-cell office:value-type="string" calcext:value-type="string">
            <text:p>https://doi.org/10.1145/3456887.3456971</text:p>
          </table:table-cell>
          <table:table-cell office:value-type="string" calcext:value-type="string">
            <text:p>This project takes the core curriculum of typical electrical major as the object of reform, utilizes advanced information technology, optimizes teaching content, and intersecting new industrial technologies such as "new energy", and builds or cites rich online open courses with rich curriculum resources. It introduces teaching methods of flipped classroom and small class discussion to explore the teaching mode of "Internet plus" background.</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CXMLS9T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Xu, Yang; Xu, Rongnan</text:p>
          </table:table-cell>
          <table:table-cell office:value-type="string" calcext:value-type="string">
            <text:p>Hybrid Teaching Reform of Visual Communication Design Specialty Based on Internet and Information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084</text:p>
          </table:table-cell>
          <table:table-cell office:value-type="string" calcext:value-type="string">
            <text:p>https://doi.org/10.1145/3482632.3483084</text:p>
          </table:table-cell>
          <table:table-cell office:value-type="string" calcext:value-type="string">
            <text:p>With the advent of the information age, profound changes have taken place in the way that people get information. This paper mainly studies the blended teaching reform of visual communication design major based on network resources. In this study, on the basis of theoretical analysis to the characteristics of the teaching object, teaching objectives and requirements as the starting point of teaching object, choose the part of visual communication design in teaching design, and USES the performance analysis method to analyze the teaching effect, finally summarizes the research conclusion on hybrid teaching based on network resources. The conclusion of the study shows that the blended teaching based on network resources can significantly improve students' learning interest and classroom enthusiasm, but this teaching mode requires high self-control of students, so it is not suitable for students with poor self-control.</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ATDB2IRH</text:p>
          </table:table-cell>
          <table:table-cell office:value-type="string" calcext:value-type="string">
            <text:p>book</text:p>
          </table:table-cell>
          <table:table-cell office:value-type="float" office:value="2016" calcext:value-type="float">
            <text:p>2016</text:p>
          </table:table-cell>
          <table:table-cell/>
          <table:table-cell office:value-type="string" calcext:value-type="string">
            <text:p>ICFP 2016: Proceedings of the 21st ACM SIGPLAN International Conference on Functional Programming</text:p>
          </table:table-cell>
          <table:table-cell/>
          <table:table-cell office:value-type="string" calcext:value-type="string">
            <text:p>978-1-4503-4219-3</text:p>
          </table:table-cell>
          <table:table-cell table:number-columns-repeated="5"/>
          <table:table-cell office:value-type="string" calcext:value-type="string">
            <text:p>ACM</text:p>
          </table:table-cell>
          <table:table-cell table:number-columns-repeated="1011"/>
        </table:table-row>
        <table:table-row table:style-name="ro1">
          <table:table-cell office:value-type="string" calcext:value-type="string">
            <text:p>C5EGXDUE</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ao, Jun; Chen, Jiazun; Li, Zhao; Zhang, Ji</text:p>
          </table:table-cell>
          <table:table-cell office:value-type="string" calcext:value-type="string">
            <text:p>ICS-GNN: Lightweight Interactive Community Search via Graph Neural Network</text:p>
          </table:table-cell>
          <table:table-cell office:value-type="string" calcext:value-type="string">
            <text:p>Proc. VLDB Endow.</text:p>
          </table:table-cell>
          <table:table-cell/>
          <table:table-cell office:value-type="string" calcext:value-type="string">
            <text:p>2150-8097</text:p>
          </table:table-cell>
          <table:table-cell office:value-type="string" calcext:value-type="string">
            <text:p>10.14778/3447689.3447704</text:p>
          </table:table-cell>
          <table:table-cell office:value-type="string" calcext:value-type="string">
            <text:p>https://doi.org/10.14778/3447689.3447704</text:p>
          </table:table-cell>
          <table:table-cell office:value-type="string" calcext:value-type="string">
            <text:p>Searching a community containing a given query vertex in an online social network enjoys wide applications like recommendation, team organization, etc. When applied to real-life networks, the existing approaches face two major limitations. First, they usually take two steps, i.e., crawling a large part of the network first and then finding the community next, but the entire network is usually too big and most of the data are not interesting to end users. Second, the existing methods utilize hand-crafted rules to measure community membership, while it is very difficult to define effective rules as the communities are flexible for different query vertices. In this paper, we propose an Interactive Community Search method based on Graph Neural Network (shortened by ICS-GNN) to locate the target community over a subgraph collected on the fly from an online network. Specifically, we recast the community membership problem as a vertex classification problem using GNN, which captures similarities between the graph vertices and the query vertex by combining content and structural features seamlessly and flexibly under the guide of users' labeling. We then introduce a k-sized Maximum-GNN-scores (shortened by kMG) community to describe the target community. We next discover the target community iteratively and interactively. In each iteration, we build a candidate subgraph using the crawled pages with the guide of the query vertex and labeled vertices, infer the vertex scores with a GNN model trained on the subgraph, and discover the kMG community which will be evaluated by end users to acquire more feedback. Besides, two optimization strategies are proposed to combine ranking loss into the GNN model and search more space in the target community location. We conduct the experiments in both offline and online real-life data sets, and demonstrate that ICS-GNN can produce effective communities with low overhead in communication, computation, and user labeling.</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P5RA9SL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ang, Zhaobin; Wang, Hao</text:p>
          </table:table-cell>
          <table:table-cell office:value-type="string" calcext:value-type="string">
            <text:p>Image Smoothing with Generalized Random Walks</text:p>
          </table:table-cell>
          <table:table-cell office:value-type="string" calcext:value-type="string">
            <text:p>Appl. Soft Comput.</text:p>
          </table:table-cell>
          <table:table-cell/>
          <table:table-cell office:value-type="string" calcext:value-type="string">
            <text:p>1568-4946</text:p>
          </table:table-cell>
          <table:table-cell office:value-type="string" calcext:value-type="string">
            <text:p>10.1016/j.asoc.2016.01.003</text:p>
          </table:table-cell>
          <table:table-cell office:value-type="string" calcext:value-type="string">
            <text:p>https://doi.org/10.1016/j.asoc.2016.01.003</text:p>
          </table:table-cell>
          <table:table-cell office:value-type="string" calcext:value-type="string">
            <text:p>A novel generalized random walks model based algorithm for image smoothing is presented. Unlike previous image smoothing methods, the proposed method performs image smoothing in a global weighted way based on graph notation, which can preserve important features and edges as much as possible. Based on the new random walks model, input image information and user defined smoothing scale information are projected to a graph, our method calculates the probability that a random walker starting at each pixel node position will first reach one of the pre-defined terminal node to achieve image smoothing, which goes to solving a system of linear equations, the system can be solved efficiently by lots of methods. Theoretical analysis and experimental results are reported to illustrate the usefulness and potential applicability of our algorithm on various computer vision fields, including image enhancement, edge detection, image decomposition, high dynamic range (HDR) image tone mapping and other applications.</text:p>
          </table:table-cell>
          <table:table-cell office:value-type="string" calcext:value-type="string">
            <text:p>Edge detection; Image decomposition; Image enhancement; Image smoothing; Random walks</text:p>
          </table:table-cell>
          <table:table-cell office:value-type="string" calcext:value-type="string">
            <text:p>ACM</text:p>
          </table:table-cell>
          <table:table-cell table:number-columns-repeated="1011"/>
        </table:table-row>
        <table:table-row table:style-name="ro1">
          <table:table-cell office:value-type="string" calcext:value-type="string">
            <text:p>LPVFDQF3</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Thevathayan, Charles; Hamilton, Margaret</text:p>
          </table:table-cell>
          <table:table-cell office:value-type="string" calcext:value-type="string">
            <text:p>Imparting Software Engineering Design Skills</text:p>
          </table:table-cell>
          <table:table-cell office:value-type="string" calcext:value-type="string">
            <text:p>Proceedings of the Nineteenth Australasian Computing Education Conference</text:p>
          </table:table-cell>
          <table:table-cell office:value-type="string" calcext:value-type="string">
            <text:p>978-1-4503-4823-2</text:p>
          </table:table-cell>
          <table:table-cell/>
          <table:table-cell office:value-type="string" calcext:value-type="string">
            <text:p>10.1145/3013499.3013511</text:p>
          </table:table-cell>
          <table:table-cell office:value-type="string" calcext:value-type="string">
            <text:p>https://doi.org/10.1145/3013499.3013511</text:p>
          </table:table-cell>
          <table:table-cell office:value-type="string" calcext:value-type="string">
            <text:p>Teaching software engineering design to large diverse cohorts poses many challenges. Many students lacking object oriented programming skills find UML designs difficult, while large class sizes limit opportunities for interaction. The need to consider different design aspects such as reusability, extensibility etc., makes the manual assignment feedback a slow process. Moreover, such feedback is subjective, being a reflection of the individual marker's view about various design aspects. There have been little or no past attempts to provide instant and consistent feedback using constructivist tools as with programming tasks mainly because a good or correct design is difficult to define and verify.This paper presents the result of our action research to improve student design skills. Our approach combines project-based learning with weekly quizzes, tests and active learning tasks. Quiz questions tagged with underlying concepts and cognitive levels allowed us to identify common misconceptions. Quizzes set at analysis and synthesis levels appear to foster better software design skills. Active learning tools devised helped to correct common misconceptions by providing immediate and holistic feedback. The new teaching approach helped us to improve student retention, satisfaction and performance substantially.</text:p>
          </table:table-cell>
          <table:table-cell office:value-type="string" calcext:value-type="string">
            <text:p>Computer Science Education; Intelligent Tutoring Systems; Learning and Assessment Methodologies; UML design</text:p>
          </table:table-cell>
          <table:table-cell office:value-type="string" calcext:value-type="string">
            <text:p>ACM</text:p>
          </table:table-cell>
          <table:table-cell table:number-columns-repeated="1011"/>
        </table:table-row>
        <table:table-row table:style-name="ro1">
          <table:table-cell office:value-type="string" calcext:value-type="string">
            <text:p>494GEXMZ</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i, Mengting; Li, Xin; Chen, Fan; Hao, Haijiang; Li, Ran</text:p>
          </table:table-cell>
          <table:table-cell office:value-type="string" calcext:value-type="string">
            <text:p>Implementation of Agile Development Software Based on Project Management</text:p>
          </table:table-cell>
          <table:table-cell office:value-type="string" calcext:value-type="string">
            <text:p>Proceedings of the 2019 4th International Conference on Intelligent Information Processing</text:p>
          </table:table-cell>
          <table:table-cell office:value-type="string" calcext:value-type="string">
            <text:p>978-1-4503-6191-0</text:p>
          </table:table-cell>
          <table:table-cell/>
          <table:table-cell office:value-type="string" calcext:value-type="string">
            <text:p>10.1145/3378065.3378141</text:p>
          </table:table-cell>
          <table:table-cell office:value-type="string" calcext:value-type="string">
            <text:p>https://doi.org/10.1145/3378065.3378141</text:p>
          </table:table-cell>
          <table:table-cell office:value-type="string" calcext:value-type="string">
            <text:p>In order to meet the needs of the modern enterprise for the rapid development of the project and to respond quickly to the needs of complex software, design a software to help companies shorten the software development cycle, fast iterative production management systems. The main traditional problem is the degree of freedom reduced by its strict classification, commitments made early in the project make it difficult and costly to adjust to changes in later requirements. Traditional approaches are generally not feasible when the requirements are unclear and may change as the project progresses. In Scrum agile development methods as the guiding ideology, combined with the characteristics of each project, the team conducted a short period iterative development of software projects can indeed effectively shorten the project cycle, improve leadership throughout the development process of the team project monitoring capabilities and the team risk prediction ability of the project, as well as product quality testing. Improve employee utilization and efficiency. Nowadays agile development is a very mature technology. It allows small and medium-sized enterprises to make rapid software version changes, This can improve the utilization rate of personnel and enhance the competitive value of products. Agile software development advocates moderate planning, evolutionary development, early delivery, and continuous improvement, and encourages rapid and flexible response to development and change. These principles support the definition and continuous evolution of many software development methods.</text:p>
          </table:table-cell>
          <table:table-cell office:value-type="string" calcext:value-type="string">
            <text:p>Agile Development; Iteration; Project Management; Software Engineering</text:p>
          </table:table-cell>
          <table:table-cell office:value-type="string" calcext:value-type="string">
            <text:p>ACM</text:p>
          </table:table-cell>
          <table:table-cell table:number-columns-repeated="1011"/>
        </table:table-row>
        <table:table-row table:style-name="ro1">
          <table:table-cell office:value-type="string" calcext:value-type="string">
            <text:p>XUTG8HVZ</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Fritz, Mike; Berger, Paul D.</text:p>
          </table:table-cell>
          <table:table-cell office:value-type="string" calcext:value-type="string">
            <text:p>Improving the User Experience through Practical Data Analytics: Gain Meaningful Insight and Increase Your Bottom Line</text:p>
          </table:table-cell>
          <table:table-cell/>
          <table:table-cell office:value-type="string" calcext:value-type="string">
            <text:p>0-12-800635-8</text:p>
          </table:table-cell>
          <table:table-cell table:number-columns-repeated="3"/>
          <table:table-cell office:value-type="string" calcext:value-type="string">
            <text:p>Improving the User Experience through Practical Data Analytics shows you how to make UX design decisions based on data-not hunches. Authors Fritz and Berger help the UX professional recognize the enormous potential of user data that is collected as a natural by-product of routine UX research methods, including moderated usability tests, unmoderated usability tests, surveys, and contextual inquiries. Then, step-by-step, they explain how to utilize both descriptive and predictive statistical techniques to gain meaningful insight with that data. By mastering the use of these techniques, youll delight your users, increase your bottom line and gain a powerful competitive advantage for your company-and yourself. Key features include: Practical advise on choosing the right data analysis technique for each project. A step-by-step methodology for applying each technique, including examples and scenarios drawn from the UX field. Detailed screen shots and instructions for performing the techniques using Excel (both for PC and Mac) and SPSS. Clear and concise guidance on interpreting the data output. Exercises to practice the techniques, along with access to sample data on the companion website. Practical guidance on choosing the right data analysis technique for each project. Real-world examples to build a theoretical and practical understanding of key concepts from consumer and financial verticals. A step-by-step methodology for applying each predictive technique, including detailed examples. A detailed guide to interpreting the data output and examples of how to effectively present the findings in a report. Exercises to learn the techniques, along with access to sample data on the companion websit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IFFRKY8Z</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aoudias, Christos; Nikitin, Artyom; Karras, Panagiotis; Youssef, Moustafa; Zeinalipour-Yazti, Demetrios</text:p>
          </table:table-cell>
          <table:table-cell office:value-type="string" calcext:value-type="string">
            <text:p>Indoor Quality-of-Position Visual Assessment Using Crowdsourced Fingerprint Maps</text:p>
          </table:table-cell>
          <table:table-cell office:value-type="string" calcext:value-type="string">
            <text:p>ACM Trans. Spatial Algorithms Syst.</text:p>
          </table:table-cell>
          <table:table-cell/>
          <table:table-cell office:value-type="string" calcext:value-type="string">
            <text:p>2374-0353</text:p>
          </table:table-cell>
          <table:table-cell office:value-type="string" calcext:value-type="string">
            <text:p>10.1145/3433026</text:p>
          </table:table-cell>
          <table:table-cell office:value-type="string" calcext:value-type="string">
            <text:p>https://doi.org/10.1145/3433026</text:p>
          </table:table-cell>
          <table:table-cell office:value-type="string" calcext:value-type="string">
            <text:p>Internet-based Indoor Navigation (IIN) architectures organize signals collected by crowdsourcers in Fingerprint Maps (FMs) to improve localization given that satellite-based technologies do not operate accurately in indoor spaces where people spend 80%–90% of their time. In this article, we study the Quality-of-Position (QoP) assessment problem, which aims to assess in an offline manner the localization accuracy that can be obtained by a user that aims to localize using a FM. Particularly, our proposed ACCES framework uses a generic interpolation method using Gaussian Processes (GP), upon which a navigability score at any location is derived using the Cramer-Rao Lower Bound (CRLB). We derive adaptations of ACCES for both Magnetic and Wi-Fi data and implement a complete visual assessment environment, which has been incorporated in the Anyplace open-source IIN. Our experimental evaluation of ACCES in Anyplace suggests the high qualitative and quantitative benefits of our propositions.</text:p>
          </table:table-cell>
          <table:table-cell office:value-type="string" calcext:value-type="string">
            <text:p>accuracy estimation; fingerprint management; Indoor localization</text:p>
          </table:table-cell>
          <table:table-cell office:value-type="string" calcext:value-type="string">
            <text:p>ACM</text:p>
          </table:table-cell>
          <table:table-cell table:number-columns-repeated="1011"/>
        </table:table-row>
        <table:table-row table:style-name="ro1">
          <table:table-cell office:value-type="string" calcext:value-type="string">
            <text:p>4W2U7C8U</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Knapp, Eric D.; Langill, Joel Thomas</text:p>
          </table:table-cell>
          <table:table-cell office:value-type="string" calcext:value-type="string">
            <text:p>Industrial Network Security: Securing Critical Infrastructure Networks for Smart Grid, SCADA, and Other Industrial Control Systems</text:p>
          </table:table-cell>
          <table:table-cell/>
          <table:table-cell office:value-type="string" calcext:value-type="string">
            <text:p>0-12-420114-8</text:p>
          </table:table-cell>
          <table:table-cell table:number-columns-repeated="3"/>
          <table:table-cell office:value-type="string" calcext:value-type="string">
            <text:p>As the sophistication of cyber-attacks increases, understanding how to defend critical infrastructure systems-energy production, water, gas, and other vital systems-becomes more important, and heavily mandated. Industrial Network Security, Second Edition arms you with the knowledge you need to understand the vulnerabilities of these distributed supervisory and control systems. The book examines the unique protocols and applications that are the foundation of industrial control systems, and provides clear guidelines for their protection. This how-to guide gives you thorough understanding of the unique challenges facing critical infrastructures, new guidelines and security measures for critical infrastructure protection, knowledge of new and evolving security tools, and pointers on SCADA protocols and security implementation.All-new real-world examples of attacks against control systems, and more diagrams of systemsExpanded coverage of protocols such as 61850, Ethernet/IP, CIP, ISA-99, and the evolution to IEC62443 Expanded coverage of Smart Grid security New coverage of signature-based detection, exploit-based vs. vulnerability-based detection, and signature reverse engineering</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S9WD37L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ou, Yang; Xu, Anjian; Cao, Wen; Li, Yuewen; Ma, Jie; Liao, Ying</text:p>
          </table:table-cell>
          <table:table-cell office:value-type="string" calcext:value-type="string">
            <text:p>Influence Factors of College Students' E-Learning Effect</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2985</text:p>
          </table:table-cell>
          <table:table-cell office:value-type="string" calcext:value-type="string">
            <text:p>https://doi.org/10.1145/3482632.3482985</text:p>
          </table:table-cell>
          <table:table-cell office:value-type="string" calcext:value-type="string">
            <text:p>The stage of university education is the key period for students to cultivate the comprehensive ability of their majors. China is vigorously building online teaching resources in recent years. The teaching form has developed from the traditional "fixed" teaching to "universal" teaching. Students are no longer limited by time and space. Students with different foundations and needs maybe in the same class. More and more students benefit from study. As an important indicator to measure the learning achievement of college students, the learning effect of online learning is widely concerned by researchers worldwide. We investigate the observable variables from four aspects: teachers' behavior, college students' online learning behavior, network environment and school management, construct a mediating model of the relationship between the four factors and the effect of College Students' online learning, design questionnaire, use the network to collect raw large sample data, set screening rules to identify invalid questionnaires, filter "de noise" of data by big data preprocessing, use big data analysis technology to compare216 correction indexes, get the optimal modified moderated mediation model. Through a large number of data empirical study of teachers' teaching behavior, impacts of college students' online learning behavior, network environment, school management on online learning effect are studied, and suggestions are given to improve the online learning effect of college students.</text:p>
          </table:table-cell>
          <table:table-cell office:value-type="string" calcext:value-type="string">
            <text:p>E-learning; Big Data Analysis Technology; Big Data Preprocessing; Moderated Mediation Model</text:p>
          </table:table-cell>
          <table:table-cell office:value-type="string" calcext:value-type="string">
            <text:p>ACM</text:p>
          </table:table-cell>
          <table:table-cell table:number-columns-repeated="1011"/>
        </table:table-row>
        <table:table-row table:style-name="ro1">
          <table:table-cell office:value-type="string" calcext:value-type="string">
            <text:p>62NUW7HQ</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Soualhia, Mbarka; Fu, Chunyan; Khomh, Foutse</text:p>
          </table:table-cell>
          <table:table-cell office:value-type="string" calcext:value-type="string">
            <text:p>Infrastructure Fault Detection and Prediction in Edge Cloud Environments</text:p>
          </table:table-cell>
          <table:table-cell office:value-type="string" calcext:value-type="string">
            <text:p>Proceedings of the 4th ACM/IEEE Symposium on Edge Computing</text:p>
          </table:table-cell>
          <table:table-cell office:value-type="string" calcext:value-type="string">
            <text:p>978-1-4503-6733-2</text:p>
          </table:table-cell>
          <table:table-cell/>
          <table:table-cell office:value-type="string" calcext:value-type="string">
            <text:p>10.1145/3318216.3363305</text:p>
          </table:table-cell>
          <table:table-cell office:value-type="string" calcext:value-type="string">
            <text:p>https://doi.org/10.1145/3318216.3363305</text:p>
          </table:table-cell>
          <table:table-cell office:value-type="string" calcext:value-type="string">
            <text:p>As an emerging 5G system component, edge cloud becomes one of the key enablers to provide services such us mission critical, IoT and content delivery applications. However, because of limited fail-over mechanisms in edge clouds, faults (e.g., CPU or HDD faults) are highly undesirable. When infrastructure faults occur in edge clouds, they can accumulate and propagate; leading to severe degradation of system and application performance. It is therefore crucial to identify these faults early on and mitigate them. In this paper, we propose a framework to detect and predict several faults at infrastructure-level of edge clouds using supervised machine learning and statistical techniques. The proposed framework is composed of three main components responsible for: (1) data pre-processing, (2) fault detection, and (3) fault prediction. The results show that the framework allows to timely detect and predict several faults online. For instance, using Support Vector Machine (SVM), Random Forest(RF) and Neural Network(NN)models, the framework is able to detect non-fatal CPU and HDD overload faults with an F1 score of more than 95%. For the prediction, the Convolutional Neural Network (CNN) and Long Short Term Memory (LSTM) have comparable accuracy at 96.47% vs. 96.88% for CPU-overload fault and 85.52% vs. 88.73% for network faul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6KQQD6KN</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Jeffers, James; Reinders, James</text:p>
          </table:table-cell>
          <table:table-cell office:value-type="string" calcext:value-type="string">
            <text:p>Intel Xeon Phi Coprocessor High Performance Programming</text:p>
          </table:table-cell>
          <table:table-cell/>
          <table:table-cell office:value-type="string" calcext:value-type="string">
            <text:p>978-0-12-410414-3</text:p>
          </table:table-cell>
          <table:table-cell table:number-columns-repeated="3"/>
          <table:table-cell office:value-type="string" calcext:value-type="string">
            <text:p>Authors Jim Jeffers and James Reinders spent two years helping educate customers about the prototype and pre-production hardware before Intel introduced the first Intel Xeon Phi coprocessor. They have distilled their own experiences coupled with insights from many expert customers, Intel Field Engineers, Application Engineers and Technical Consulting Engineers, to create this authoritative first book on the essentials of programming for this new architecture and these new products. This book is useful even before you ever touch a system with an Intel Xeon Phi coprocessor. To ensure that your applications run at maximum efficiency, the authors emphasize key techniques for programming any modern parallel computing system whether based on Intel Xeon processors, Intel Xeon Phi coprocessors, or other high performance microprocessors. Applying these techniques will generally increase your program performance on any system, and better prepare you for Intel Xeon Phi coprocessors and the Intel MIC architecture. A practical guide to the essentials of the Intel Xeon Phi coprocessor Presents best practices for portable, high-performance computing and a familiar and proven threaded, scalar-vector programming model Includes simple but informative code examples that explain the unique aspects of this new highly parallel and high performance computational product Covers wide vectors, many cores, many threads and high bandwidth cachememory architecture Table of Contents 1. Introduction 2. High Performance examples 3. Benchmarking Apps 4. Real-world Situations 5. Lots of Data (Vectors) 6. Lots of Tasks (not Threads) 7. Processing Parallelism 8. Coprocessor Architecture 9. Coprocessor System Software 10. Linux on the Coprocessor 11. Math Library 12. MPI 13. Profiling 14. Summary</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U2CZE3NM</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amalho, Phillipe Marcel M.; Lopes, Aron Daniel; Araujo, Alexandre; Pereira, Vinicius Carvalho; Maciel, Cristiano</text:p>
          </table:table-cell>
          <table:table-cell office:value-type="string" calcext:value-type="string">
            <text:p>Interaction in MyEnglishOnline's Placement Test from a Semiotic Perspective</text:p>
          </table:table-cell>
          <table:table-cell office:value-type="string" calcext:value-type="string">
            <text:p>Proceedings of the 13th Brazilian Symposium on Human Factors in Computing Systems</text:p>
          </table:table-cell>
          <table:table-cell office:value-type="string" calcext:value-type="string">
            <text:p>978-85-7669-291-1</text:p>
          </table:table-cell>
          <table:table-cell table:number-columns-repeated="3"/>
          <table:table-cell office:value-type="string" calcext:value-type="string">
            <text:p>MyEnglishOnline is an English as a Second Language learning platform that is part of the Brazilian government's newly established efforts in assisting Brazilian students pursuing scholarships from the Science Without Borders program. This piece of software is intended to help students achieve higher levels of proficiency in English, one of the main requirements for application within the program. We believe MyEnglishOnline's Placement Test is a crucial component of the platform, as it is the entry point to the online courses it provides. As such, this work aims (a) to assess the communicability of that Placement Test interfaces by employing the Semiotic Inspection Method (SIM), once miscommunication due to design issues could increase test mid-evasion; and (b) to uncover and understand the underlying fundamental design issues involved, for the addressing of which we present design guidelines under the semiotic engineering approach.</text:p>
          </table:table-cell>
          <table:table-cell office:value-type="string" calcext:value-type="string">
            <text:p>english as second language; inspection method; placement test; semiotic</text:p>
          </table:table-cell>
          <table:table-cell office:value-type="string" calcext:value-type="string">
            <text:p>ACM</text:p>
          </table:table-cell>
          <table:table-cell table:number-columns-repeated="1011"/>
        </table:table-row>
        <table:table-row table:style-name="ro1">
          <table:table-cell office:value-type="string" calcext:value-type="string">
            <text:p>YNFRTRFC</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orman, Francesco</text:p>
          </table:table-cell>
          <table:table-cell office:value-type="string" calcext:value-type="string">
            <text:p>Interactions and Equilibrium Between Rescheduling Train Traffic and Routing Passengers in Microscopic Delay Management: A Game Theoretical Study</text:p>
          </table:table-cell>
          <table:table-cell office:value-type="string" calcext:value-type="string">
            <text:p>Transportation Science</text:p>
          </table:table-cell>
          <table:table-cell/>
          <table:table-cell office:value-type="string" calcext:value-type="string">
            <text:p>1526-5447</text:p>
          </table:table-cell>
          <table:table-cell office:value-type="string" calcext:value-type="string">
            <text:p>10.1287/trsc.2020.0979</text:p>
          </table:table-cell>
          <table:table-cell office:value-type="string" calcext:value-type="string">
            <text:p>https://doi.org/10.1287/trsc.2020.0979</text:p>
          </table:table-cell>
          <table:table-cell office:value-type="string" calcext:value-type="string">
            <text:p>In the last decade, optimization models for railway traffic rescheduling mostly focused on incorporating an increasing detail of the infrastructure, with the goal of proving feasibility and quality from the point of view of the managers of the infrastructure (tracks and stations). Different approaches that manage only the passenger flows instead focus more explicitly on the quality of service perceived by the passengers. This paper investigates microscopic railway traffic optimization models and algorithms, merging these two streams of research. In particular, we analyze the characterization of an equilibrium point between the reordering choices of train dispatchers in railway traffic optimization and the route choice of passengers in the available services of the railway transport network. We describe how passenger choice at stations along the route intertwines deeply with the problem of rescheduling trains over tracks and station resources in a very complicated setting that might not exhibit equilibrium points in general. Delaying trains and/or dropping passenger connections and/or giving particular route advice to passengers might influence the behavior of traffic controllers and passengers, determining a trade-off between the delays of trains, weighted by the passenger load, and the travel time of passengers. We study this problem with a game theoretical approach, focusing on the solutions corresponding to Nash equilibria of a game involving passengers and infrastructure managers. The proposed game theoretical approach is able to easily consider information and interdependence of the actions of multiple stakeholders. Computational results based on a real-world Dutch railway network quantify the trade-off between the minimization of train delays and passenger travel times and the performance, stability, and convergence of the equilibrium point given different algorithms and information available. The final aim of this work is to study the impact of effective implementations of railway traffic management and dissemination of information to passengers and operators.</text:p>
          </table:table-cell>
          <table:table-cell office:value-type="string" calcext:value-type="string">
            <text:p>game theory; delay management; passenger assignment; passenger routing and route choice; route choice and information; train scheduling and routing</text:p>
          </table:table-cell>
          <table:table-cell office:value-type="string" calcext:value-type="string">
            <text:p>ACM</text:p>
          </table:table-cell>
          <table:table-cell table:number-columns-repeated="1011"/>
        </table:table-row>
        <table:table-row table:style-name="ro1">
          <table:table-cell office:value-type="string" calcext:value-type="string">
            <text:p>VK5SNHZ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Pu, Ting; Liu, Xing; Hao, Wenjing; Tsai, Sang-Bing</text:p>
          </table:table-cell>
          <table:table-cell office:value-type="string" calcext:value-type="string">
            <text:p>Interactive Teaching Mode of College English Based on Internet of Things</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3631054</text:p>
          </table:table-cell>
          <table:table-cell office:value-type="string" calcext:value-type="string">
            <text:p>https://doi.org/10.1155/2021/3631054</text:p>
          </table:table-cell>
          <table:table-cell office:value-type="string" calcext:value-type="string">
            <text:p>In terms of English teaching in China, English teaching mode, there are some drawbacks. The interaction between teachers and students is very insufficient, which cannot fully mobilize the enthusiasm of students. The purpose of this study is to explore a new way for English teaching mode, hoping to explore better English teaching methods and improve students’ English performance. This paper focuses on the characteristics of College English (CE) interactive teaching mode based on the Internet of Things technology, discusses the practical application of the Internet of Things technology in College English interactive teaching, and makes a simple research on the interactive teaching mode of College English based on the Internet of Things (IoT). Students from two natural classes in our city were selected as the research objects and divided into an experimental group and control group. The overall English levels of the two classes were similar, and the study lasted for a semester. Research tools include questionnaires, writing tests, and interviews. Statistical software was used to analyze the data in detail. Before and after the experiment, the test results of the experimental class and the control class were tested by independent sample t-test and paired sample t-test. The experimental results show that the College English interactive teaching mode based on the Internet of Things is welcomed by students, and the experimental effect is significant. The overall average score of the experimental group increased by 13.6 points, while that of the control group increased by 4.2 points. The gap between the two groups was very obvious. As far as the scores of each part of the English test paper are concerned, the scores of each part of the experimental group are also higher than those of the control group.</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Q2PRXKIC</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ancq, Julien; Frick, Florian</text:p>
          </table:table-cell>
          <table:table-cell office:value-type="string" calcext:value-type="string">
            <text:p>Introduction to Hardware Trojan Detection Methods</text:p>
          </table:table-cell>
          <table:table-cell office:value-type="string" calcext:value-type="string">
            <text:p>Proceedings of the 2015 Design, Automation &amp;amp; Test in Europe Conference &amp;amp; Exhibition</text:p>
          </table:table-cell>
          <table:table-cell office:value-type="string" calcext:value-type="string">
            <text:p>978-3-9815370-4-8</text:p>
          </table:table-cell>
          <table:table-cell table:number-columns-repeated="3"/>
          <table:table-cell office:value-type="string" calcext:value-type="string">
            <text:p>Hardware Trojans (HTs) are identified as an emerging threat for the integrity of Integrated Circuits (ICs) and their applications. Attackers attempt to maliciously manipulate the functionality of ICs by inserting HTs, potentially causing disastrous effects (Denial of Service, sensitive information leakage, etc.). Over the last 10 years, various methods have been proposed in literature to circumvent HTs. This article introduces the general context of HTs and summarizes the recent advances in HT detection from a French funded research project named HOMERE. Some of these results will be detailed in the related special session.</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JBZIDZ7R</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angle, Andrew; Patel, Sandip C.</text:p>
          </table:table-cell>
          <table:table-cell office:value-type="string" calcext:value-type="string">
            <text:p>Issues in User Authentication Using Security Questions</text:p>
          </table:table-cell>
          <table:table-cell office:value-type="string" calcext:value-type="string">
            <text:p>Int. J. Inf. Comput. Secur.</text:p>
          </table:table-cell>
          <table:table-cell/>
          <table:table-cell office:value-type="string" calcext:value-type="string">
            <text:p>1744-1765</text:p>
          </table:table-cell>
          <table:table-cell office:value-type="string" calcext:value-type="string">
            <text:p>10.1504/IJICS.2014.068100</text:p>
          </table:table-cell>
          <table:table-cell office:value-type="string" calcext:value-type="string">
            <text:p>https://doi.org/10.1504/IJICS.2014.068100</text:p>
          </table:table-cell>
          <table:table-cell office:value-type="string" calcext:value-type="string">
            <text:p>Security questions are a human-authentication method leveraging unique private knowledge that only the valid user has and provide a reliable means for supplementary authentication. Security questions offer a low-cost alternative for password-resets and provide an additional layer of security beyond the traditional username-and-password protection method. In this survey paper, we review current literature on security questions, examine the issues on their use and identify the areas that need further research. The results of our review indicate that the current literature has acknowledged and discussed how security questions are susceptible to predominantly three types of attacks: blind guess, focused guess and observation. We found gaps in the literature in areas of using automated systems to provide real-time evaluation of responses and providing feedback to users to improve security. Finally, we outline potential directions for future research in using security questions more effectively.</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F3C2FVX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Vega, Mabel; Lazcano, Vanel; Yañez, Christian</text:p>
          </table:table-cell>
          <table:table-cell office:value-type="string" calcext:value-type="string">
            <text:p>IT Applied in Teaching Methodologies to New University Students (MATE+)</text:p>
          </table:table-cell>
          <table:table-cell office:value-type="string" calcext:value-type="string">
            <text:p>Proceedings of the 2020 the 3rd International Conference on Computers in Management and Business</text:p>
          </table:table-cell>
          <table:table-cell office:value-type="string" calcext:value-type="string">
            <text:p>978-1-4503-7677-8</text:p>
          </table:table-cell>
          <table:table-cell/>
          <table:table-cell office:value-type="string" calcext:value-type="string">
            <text:p>10.1145/3383845.3383887</text:p>
          </table:table-cell>
          <table:table-cell office:value-type="string" calcext:value-type="string">
            <text:p>https://doi.org/10.1145/3383845.3383887</text:p>
          </table:table-cell>
          <table:table-cell office:value-type="string" calcext:value-type="string">
            <text:p>Historically, new university students present high failure rates in mathematics such as Algebra or Calculus. This fact motivates the MATE+ program, which was applied to the initial courses of Calculus and Algebra. The goal of MATE+ program was to reduce the failure rate in these courses through the strengthening of the basic skills of students. This program considered Information and Communications Technologies (ICT) applied to teach. We applied this program to over 600 students in different carriers of our university. In order to apply our proposal, we recorded short video lectures (Capsules) where a teacher solves examples of Algebra or Calculus that students can review and, after the video, they can answer an online Quiz. Students used the Blackboard platform where many contents were available to be downloaded. The failure rate of new university students, obtained with MATE+ in 2019, was compared to the failure rates obtained in the same courses in 2017 and 2018. In 2017 the failure rate was 47.8% and in 2018 MATE+ achieved 39.8%; in 2019 was 30.6%. In all considered careers, the failure rate was reduced except in two of them. A new version of this project should be applied with an emphasis on those careers that present an increment in the failure rate of new students, simultaneously with an early alert system.</text:p>
          </table:table-cell>
          <table:table-cell office:value-type="string" calcext:value-type="string">
            <text:p>Capsule; failure rate; MATE+; quiz</text:p>
          </table:table-cell>
          <table:table-cell office:value-type="string" calcext:value-type="string">
            <text:p>ACM</text:p>
          </table:table-cell>
          <table:table-cell table:number-columns-repeated="1011"/>
        </table:table-row>
        <table:table-row table:style-name="ro1">
          <table:table-cell office:value-type="string" calcext:value-type="string">
            <text:p>AXMEQR96</text:p>
          </table:table-cell>
          <table:table-cell office:value-type="string" calcext:value-type="string">
            <text:p>book</text:p>
          </table:table-cell>
          <table:table-cell office:value-type="float" office:value="2015" calcext:value-type="float">
            <text:p>2015</text:p>
          </table:table-cell>
          <table:table-cell/>
          <table:table-cell office:value-type="string" calcext:value-type="string">
            <text:p>ITiCSE '15: Proceedings of the 2015 ACM Conference on Innovation and Technology in Computer Science Education</text:p>
          </table:table-cell>
          <table:table-cell/>
          <table:table-cell office:value-type="string" calcext:value-type="string">
            <text:p>978-1-4503-3440-2</text:p>
          </table:table-cell>
          <table:table-cell table:number-columns-repeated="3"/>
          <table:table-cell office:value-type="string" calcext:value-type="string">
            <text:p>Welcome to ITiCSE 2015 in Vilnius!The ITiCSE conference celebrates its 20th anniversary in Vilnius, the capital of Lithuania and the geographical center of Europe, so declared in 1989 by scientists of the French National Institute of Geography.ITiCSE will be held on July 6–8, starting on Lithuania's Statehood Day (July 6). This is an annual public holiday that commemorates the coronation in 1253 of Mindaugas as the first and only King of Lithuania. The conference venue is the Parliament buildings (Seimas) of the Republic of Lithuania, and the conference dinner is to served in the reconstructed Palace of the Grand Dukes of Lithuania, one of the most famous in Europe in the 15–17th centuries. ITiCSE 2015 is hosted by Vilnius University, one of the oldest and most famous establishments of higher education in Eastern and Central Europe, founded in 1579. The conference organizers represent the Lithuanian research group of Informatics and Informatics Engineering Didactics at the Institute of Mathematics and Informatics of Vilnius University.This conference brings together delegates from all over the world to address pressing issues in computing education. In addition to invited lectures, papers, panels, posters, and tips, techniques &amp;amp; courseware sessions, the conference provides facilities and exposure for working groups and exhibitions.The conference continues to be truly international with a total of 170 submissions from 40 countries on six continents, with authors from Africa (4), Asia (50), Europe (151), North America (119), Oceania (51), and South America (17). These submissions consisted of 124 research papers, 1 panel, 9 working group proposals, and 36 proposals for posters or for tips, techniques &amp;amp; courseware.All research papers were double blind reviewed by at least four reviewers, though most papers received five or six reviews. A meta-review was conducted by the members of the conference committee to ensure the reliability of the reviews and to make recommendations to the chairs. A final selection phase was conducted by the program chairs who reviewed all reviews and meta-review recommendations before making their final decisions. As a result of this process, 54 research papers (43.5%) were selected for presentation and inclusion in the proceedings. The authors of the accepted papers come from 17 different countries on five continents.All poster submissions were blind reviewed by two members of the conference committee, and tips, techniques &amp;amp; courseware submissions were blind reviewed by three members of the conference committee. Submissions in these categories were then reviewed by the conference chair before selection by the program chairs for final inclusion in the conference. Twenty-four were accepted, representing authors from 15 countries.The two keynote speakers address the learning of programming and computational thinking. Professor Mordechai (Moti) Ben-Ari from the Weizmann Institute of Science, Israel, will give a talk titled In Defense of Programming, which defends the (perhaps controversial) position that programming is the fundamental activity of CS. In the other keynote talk Professor Maciej M. Syslo from Nicolaus Copernicus University and University of Wroc\law, Poland, will address algorithmic nand computational thinking as the way to computing for all students.ITiCSE is famous for its working groups. Participating in a working group provides a unique opportunity to work with people from different countries who are interested and knowledgeable in the area of the working group. It is also one of the best ways to become part of the ITiCSE community. Seven working groups have been accepted over a broad spectrum of topics. The working groups range from general topics, such as computing education terminology, CS education in K-9 and K-12 schools, and designing an IT curriculum framework for graduates in 2025, to more specific topics such as developing a repository for high school CS questions, visual assessment tools and metadata annotations, and how students construct solutions to programming problems. The leaders of the accepted working groups come from over 13 countries.Welcome to Vilnius and enjoy the vicennial ITiCSE conference and Lithuania's Statehood Day!</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AGD2NM6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Patrick, Matthew; Jia, Yue</text:p>
          </table:table-cell>
          <table:table-cell office:value-type="string" calcext:value-type="string">
            <text:p>KD-ART</text:p>
          </table:table-cell>
          <table:table-cell office:value-type="string" calcext:value-type="string">
            <text:p>Inf. Softw. Technol.</text:p>
          </table:table-cell>
          <table:table-cell/>
          <table:table-cell office:value-type="string" calcext:value-type="string">
            <text:p>0950-5849</text:p>
          </table:table-cell>
          <table:table-cell office:value-type="string" calcext:value-type="string">
            <text:p>10.1016/j.infsof.2016.04.009</text:p>
          </table:table-cell>
          <table:table-cell office:value-type="string" calcext:value-type="string">
            <text:p>https://doi.org/10.1016/j.infsof.2016.04.009</text:p>
          </table:table-cell>
          <table:table-cell office:value-type="string" calcext:value-type="string">
            <text:p>Context: Adaptive Random Testing (ART) spreads test cases evenly over the input domain. Yet once a fault is found, decisions must be made to diversify or intensify subsequent inputs. Diversification employs a wide range of tests to increase the chances of finding new faults. Intensification selects test inputs similar to those previously shown to be successful.Objective: Explore the trade-off between diversification and intensification to kill mutants.Method: We augment Adaptive Random Testing (ART) to estimate the Kernel Density (KD-ART) of input values found to kill mutants. KD-ART was first proposed at the 10th International Workshop on Mutation Analysis. We now extend this work to handle real world non numeric applications. Specifically we incorporate a technique to support programs with input parameters that have composite data types (such as arrays and structs).Results: Intensification is the most effective strategy for the numerical programs (it achieves 8.5% higher mutation score than ART). By contrast, diversification seems more effective for programs with composite inputs. KD-ART kills mutants 15.4 times faster than ART.Conclusion: Intensify tests for numerical types, but diversify them for composite types.</text:p>
          </table:table-cell>
          <table:table-cell office:value-type="string" calcext:value-type="string">
            <text:p>Adaptive random testing; Intensification and diversification; Mutation analysis</text:p>
          </table:table-cell>
          <table:table-cell office:value-type="string" calcext:value-type="string">
            <text:p>ACM</text:p>
          </table:table-cell>
          <table:table-cell table:number-columns-repeated="1011"/>
        </table:table-row>
        <table:table-row table:style-name="ro1">
          <table:table-cell office:value-type="string" calcext:value-type="string">
            <text:p>QNPVN3YY</text:p>
          </table:table-cell>
          <table:table-cell office:value-type="string" calcext:value-type="string">
            <text:p>journalArticle</text:p>
          </table:table-cell>
          <table:table-cell office:value-type="float" office:value="2018" calcext:value-type="float">
            <text:p>2018</text:p>
          </table:table-cell>
          <table:table-cell/>
          <table:table-cell office:value-type="string" calcext:value-type="string">
            <text:p>Labelled Evolutionary Petri Nets/Genetic Algorithm Based Approach for Workflow Scheduling in Cloud Computing</text:p>
          </table:table-cell>
          <table:table-cell office:value-type="string" calcext:value-type="string">
            <text:p>Int. J. Grid Util. Comput.</text:p>
          </table:table-cell>
          <table:table-cell/>
          <table:table-cell office:value-type="string" calcext:value-type="string">
            <text:p>1741-847X</text:p>
          </table:table-cell>
          <table:table-cell office:value-type="string" calcext:value-type="string">
            <text:p>10.1504/IJGUC.2018.091721</text:p>
          </table:table-cell>
          <table:table-cell office:value-type="string" calcext:value-type="string">
            <text:p>https://doi.org/10.1504/IJGUC.2018.091721</text:p>
          </table:table-cell>
          <table:table-cell office:value-type="string" calcext:value-type="string">
            <text:p>Nowadays, many evolutionary algorithms for workflow scheduling in cloud computing are available. Most of those algorithms focus on the effectiveness, discarding the issue of flexibility. Research on Petri nets addresses the issue of flexibility; many extensions have been proposed to facilitate the modelling of complex systems. Typical extensions are the addition of 'colour', 'time' and 'hierarchy'. By mapping scheduling problems into Petri nets, we are able to use standard Petri net theory. In this case, the scheduling problem can be reduced to finding an optimal sequence of transitions leading from an initial marking to a final one. To find the optimal scheduling, we propose a new approach based on a recently proposed formalism 'Evolutionary Petri Net' EPN, which is an extension of Petri net, enriched with two genetic operators, crossover and mutation. The objectives of our research are to minimise the workflow application completion time makespan as well as the cost incurred by using cloud resources. Some numerical experiments are carried out to demonstrate the usefulness of our algorithm.</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4G7QSS32</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u, Yu-Chieh</text:p>
          </table:table-cell>
          <table:table-cell office:value-type="string" calcext:value-type="string">
            <text:p>Language Independent Web News Extraction System Based on Text Detection Framework</text:p>
          </table:table-cell>
          <table:table-cell office:value-type="string" calcext:value-type="string">
            <text:p>Inf. Sci.</text:p>
          </table:table-cell>
          <table:table-cell/>
          <table:table-cell office:value-type="string" calcext:value-type="string">
            <text:p>0020-0255</text:p>
          </table:table-cell>
          <table:table-cell office:value-type="string" calcext:value-type="string">
            <text:p>10.1016/j.ins.2015.12.025</text:p>
          </table:table-cell>
          <table:table-cell office:value-type="string" calcext:value-type="string">
            <text:p>https://doi.org/10.1016/j.ins.2015.12.025</text:p>
          </table:table-cell>
          <table:table-cell office:value-type="string" calcext:value-type="string">
            <text:p>Web news provides a direct and efficient way to construct large text corpora. The creation of text data requires an understanding of HTML code and the preparation of customized parsing rules to identify text content in a webpage. Typically, parsing rules are written manually and cannot be applied to pages with different layouts. In this study, we present a web news extraction system that is based on a text detection framework. The proposed method scans the input HTML page and creates text statistics as a projection profile. Then, text block identification is applied to determine a set of content candidates. To filter noise, text verification determines whether a given text block can be included with content. We evaluate the proposed approach with the L3S-GN1 corpus and 3506 multilingual news data items randomly sampled from 325 websites (15 geographic regions and 11 distinct languages). We also compare the proposed method to 23 well-known state-of-the-art techniques. The experimental results show that the proposed method outperforms the second best method (NReadability) by 7.30% in the macro F-measure rate and is 16.91 times faster than NReadability. In terms of the perfect rate, the proposed method demonstrates 46.38% accuracy, whereas the Boilerpipe algorithm demonstrates only 21.54% accuracy. The proposed method is very useful for constructing a multilingual corpus because it requires no language-specific processing component.</text:p>
          </table:table-cell>
          <table:table-cell office:value-type="string" calcext:value-type="string">
            <text:p>Web mining; Block segmentation; Content extraction; HTML; Information filtering</text:p>
          </table:table-cell>
          <table:table-cell office:value-type="string" calcext:value-type="string">
            <text:p>ACM</text:p>
          </table:table-cell>
          <table:table-cell table:number-columns-repeated="1011"/>
        </table:table-row>
        <table:table-row table:style-name="ro1">
          <table:table-cell office:value-type="string" calcext:value-type="string">
            <text:p>5RQZDSIA</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Treichler, Sean; Bauer, Michael; Aiken, Alex</text:p>
          </table:table-cell>
          <table:table-cell office:value-type="string" calcext:value-type="string">
            <text:p>Language Support for Dynamic, Hierarchical Data Partitioning</text:p>
          </table:table-cell>
          <table:table-cell office:value-type="string" calcext:value-type="string">
            <text:p>Proceedings of the 2013 ACM SIGPLAN International Conference on Object Oriented Programming Systems Languages &amp;amp; Applications</text:p>
          </table:table-cell>
          <table:table-cell office:value-type="string" calcext:value-type="string">
            <text:p>978-1-4503-2374-1</text:p>
          </table:table-cell>
          <table:table-cell/>
          <table:table-cell office:value-type="string" calcext:value-type="string">
            <text:p>10.1145/2509136.2509545</text:p>
          </table:table-cell>
          <table:table-cell office:value-type="string" calcext:value-type="string">
            <text:p>https://doi.org/10.1145/2509136.2509545</text:p>
          </table:table-cell>
          <table:table-cell office:value-type="string" calcext:value-type="string">
            <text:p>Applications written for distributed-memory parallel architectures must partition their data to enable parallel execution. As memory hierarchies become deeper, it is increasingly necessary that the data partitioning also be hierarchical to match. Current language proposals perform this hierarchical partitioning statically, which excludes many important applications where the appropriate partitioning is itself data dependent and so must be computed dynamically. We describe Legion, a region-based programming system, where each region may be partitioned into subregions. Partitions are computed dynamically and are fully programmable. The division of data need not be disjoint and subregions of a region may overlap, or alias one another. Computations use regions with certain privileges (e.g., expressing that a computation uses a region read-only) and data coherence (e.g., expressing that the computation need only be atomic with respect to other operations on the region), which can be controlled on a per-region (or subregion) basis.We present the novel aspects of the Legion design, in particular the combination of static and dynamic checks used to enforce soundness. We give an extended example illustrating how Legion can express computations with dynamically determined relationships between computations and data partitions. We prove the soundness of Legion's type system, and show Legion type checking improves performance by up to 71% by eliding provably safe memory checks. In particular, we show that the dynamic checks to detect aliasing at runtime at the region granularity have negligible overhead. We report results for three real-world applications running on distributed memory machines, achieving up to 62.5X speedup on 96 GPUs on the Keeneland supercomputer.</text:p>
          </table:table-cell>
          <table:table-cell office:value-type="string" calcext:value-type="string">
            <text:p>aliasing; coherence; data partitioning; hierarchical scheduling; independence; legion; regions; type system</text:p>
          </table:table-cell>
          <table:table-cell office:value-type="string" calcext:value-type="string">
            <text:p>ACM</text:p>
          </table:table-cell>
          <table:table-cell table:number-columns-repeated="1011"/>
        </table:table-row>
        <table:table-row table:style-name="ro1">
          <table:table-cell office:value-type="string" calcext:value-type="string">
            <text:p>TB785TIZ</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Treichler, Sean; Bauer, Michael; Aiken, Alex</text:p>
          </table:table-cell>
          <table:table-cell office:value-type="string" calcext:value-type="string">
            <text:p>Language Support for Dynamic, Hierarchical Data Partitioning</text:p>
          </table:table-cell>
          <table:table-cell office:value-type="string" calcext:value-type="string">
            <text:p>SIGPLAN Not.</text:p>
          </table:table-cell>
          <table:table-cell/>
          <table:table-cell office:value-type="string" calcext:value-type="string">
            <text:p>0362-1340</text:p>
          </table:table-cell>
          <table:table-cell office:value-type="string" calcext:value-type="string">
            <text:p>10.1145/2544173.2509545</text:p>
          </table:table-cell>
          <table:table-cell office:value-type="string" calcext:value-type="string">
            <text:p>https://doi.org/10.1145/2544173.2509545</text:p>
          </table:table-cell>
          <table:table-cell office:value-type="string" calcext:value-type="string">
            <text:p>Applications written for distributed-memory parallel architectures must partition their data to enable parallel execution. As memory hierarchies become deeper, it is increasingly necessary that the data partitioning also be hierarchical to match. Current language proposals perform this hierarchical partitioning statically, which excludes many important applications where the appropriate partitioning is itself data dependent and so must be computed dynamically. We describe Legion, a region-based programming system, where each region may be partitioned into subregions. Partitions are computed dynamically and are fully programmable. The division of data need not be disjoint and subregions of a region may overlap, or alias one another. Computations use regions with certain privileges (e.g., expressing that a computation uses a region read-only) and data coherence (e.g., expressing that the computation need only be atomic with respect to other operations on the region), which can be controlled on a per-region (or subregion) basis.We present the novel aspects of the Legion design, in particular the combination of static and dynamic checks used to enforce soundness. We give an extended example illustrating how Legion can express computations with dynamically determined relationships between computations and data partitions. We prove the soundness of Legion's type system, and show Legion type checking improves performance by up to 71% by eliding provably safe memory checks. In particular, we show that the dynamic checks to detect aliasing at runtime at the region granularity have negligible overhead. We report results for three real-world applications running on distributed memory machines, achieving up to 62.5X speedup on 96 GPUs on the Keeneland supercomputer.</text:p>
          </table:table-cell>
          <table:table-cell office:value-type="string" calcext:value-type="string">
            <text:p>aliasing; coherence; data partitioning; hierarchical scheduling; independence; legion; regions; type system</text:p>
          </table:table-cell>
          <table:table-cell office:value-type="string" calcext:value-type="string">
            <text:p>ACM</text:p>
          </table:table-cell>
          <table:table-cell table:number-columns-repeated="1011"/>
        </table:table-row>
        <table:table-row table:style-name="ro1">
          <table:table-cell office:value-type="string" calcext:value-type="string">
            <text:p>SKNJPY8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Xie, Shu-tong; Chen, Qiong; Liu, Kun-hong; Kong, Qing-zhao; Cao, Xiu-juan; Pan, Zhaoqing</text:p>
          </table:table-cell>
          <table:table-cell office:value-type="string" calcext:value-type="string">
            <text:p>Learning Behavior Analysis Using Clustering and Evolutionary Error Correcting Output Code Algorithms in Small Private Online Courses</text:p>
          </table:table-cell>
          <table:table-cell office:value-type="string" calcext:value-type="string">
            <text:p>Sci. Program.</text:p>
          </table:table-cell>
          <table:table-cell/>
          <table:table-cell office:value-type="string" calcext:value-type="string">
            <text:p>1058-9244</text:p>
          </table:table-cell>
          <table:table-cell office:value-type="string" calcext:value-type="string">
            <text:p>10.1155/2021/9977977</text:p>
          </table:table-cell>
          <table:table-cell office:value-type="string" calcext:value-type="string">
            <text:p>https://doi.org/10.1155/2021/9977977</text:p>
          </table:table-cell>
          <table:table-cell office:value-type="string" calcext:value-type="string">
            <text:p>In recent years, online and offline teaching activities have been combined by the Small Private Online Course (SPOC) teaching activities, which can achieve a better teaching result. Therefore, colleges around the world have widely carried out SPOC-based blending teaching. Particularly in this year’s epidemic, the online education platform has accumulated lots of education data. In this paper, we collected the student behavior log data during the blending teaching process of the “College Information Technology Fundamentals” course of three colleges to conduct student learning behavior analysis and learning outcome prediction. Firstly, data collection and preprocessing are carried out; cluster analysis is performed by using k-means algorithms. Four typical learning behavior patterns have been obtained from previous research, and these patterns were analyzed in terms of teaching videos, quizzes, and platform visits. Secondly, a multiclass classification framework, which combines a feature selection method based on genetic algorithm (GA) with the error correcting output code (ECOC) method, is designed for training the classification model to achieve the prediction of grade levels of students. The experimental results show that the multiclass classification method proposed in this paper can effectively predict the grade of performance, with an average accuracy rate of over 75%. The research results help to implement personalized teaching for students with different grades and learning pattern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3ZRH2ECQ</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ıyak, undefinedsmail; Gökmen, Gökhan; Koçyiğit, Gökhan; Karimi-Maleh, Hassan</text:p>
          </table:table-cell>
          <table:table-cell office:value-type="string" calcext:value-type="string">
            <text:p>Lifetime Prediction for a Cell-on-Board (COB) Light Source Based on the Adaptive Neuro-Fuzzy Inference System (ANFIS)</text:p>
          </table:table-cell>
          <table:table-cell office:value-type="string" calcext:value-type="string">
            <text:p>J. Nanomaterials</text:p>
          </table:table-cell>
          <table:table-cell/>
          <table:table-cell office:value-type="string" calcext:value-type="string">
            <text:p>1687-4110</text:p>
          </table:table-cell>
          <table:table-cell office:value-type="string" calcext:value-type="string">
            <text:p>10.1155/2021/6681335</text:p>
          </table:table-cell>
          <table:table-cell office:value-type="string" calcext:value-type="string">
            <text:p>https://doi.org/10.1155/2021/6681335</text:p>
          </table:table-cell>
          <table:table-cell office:value-type="string" calcext:value-type="string">
            <text:p>Predicting the lifetime of a LED lighting system is important for the implementation of design specifications and comparative analysis of the financial competition of various illuminating systems. Most lifetime information published by LED manufacturers and standardization organizations is limited to certain temperature and current values. However, as a result of different working and ambient conditions throughout the whole operating period, significant differences in lifetimes can be observed. In this article, an advanced method of lifetime prediction is proposed considering the initial task areas and the statistical characteristics of the study values obtained in the accelerated fragmentation test. This study proposes a new method to predict the lifetime of COB LED using an artificial intelligence approach and LM-80 data. Accordingly, a database with 6000 hours of LM-80 data was created using the Neuro-Fuzzy (ANFIS) algorithm, and a highly accurate lifetime prediction method was developed. This method reveals an approximate similarity of 99.8506% with the benchmark lifetime. The proposed methodology may provide a useful guideline to lifetime predictions of LED-related products which can also be adapted to different operating conditions in a shorter time compared to conventional methods. At the same time, this method can be used in the life prediction of nanosensors and can be produced with the 3D techniqu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8MREMT8X</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an, Yiming; Qiu, Yuxian; Chen, Lele; Leng, Jingwen; Zhu, Yuhao</text:p>
          </table:table-cell>
          <table:table-cell office:value-type="string" calcext:value-type="string">
            <text:p>Low-Latency Proactive Continuous Vision</text:p>
          </table:table-cell>
          <table:table-cell office:value-type="string" calcext:value-type="string">
            <text:p>Proceedings of the ACM International Conference on Parallel Architectures and Compilation Techniques</text:p>
          </table:table-cell>
          <table:table-cell office:value-type="string" calcext:value-type="string">
            <text:p>978-1-4503-8075-1</text:p>
          </table:table-cell>
          <table:table-cell/>
          <table:table-cell office:value-type="string" calcext:value-type="string">
            <text:p>10.1145/3410463.3414650</text:p>
          </table:table-cell>
          <table:table-cell office:value-type="string" calcext:value-type="string">
            <text:p>https://doi.org/10.1145/3410463.3414650</text:p>
          </table:table-cell>
          <table:table-cell office:value-type="string" calcext:value-type="string">
            <text:p>Continuous vision is the cornerstone of a diverse range of intelligent applications found on emerging computing platforms such as autonomous machines and Augmented Reality glasses. A critical issue in today's continuous vision systems is their long end-to-end frame latency, which significantly impacts the system agility and user experience. We find that the long latency is fundamentally caused by the serialized execution model of today's continuous vision pipeline, whose key stages, including sensing, imaging, and vision computations, execute sequentially, leading to long frame latency.This paper seeks to reduce the end-to-end latency of continuous vision tasks. Our key idea is a new proactive vision execution model that breaks the sequential execution of the vision pipeline. Specifically, we propose to allow the pipeline front-end (sensing and imaging) to predict future frames; the pipeline back-end (vision algorithms) then predictively operates on the future frames to reduce frame latency. While the proactive execution model is generally applicable to any vision systems, we demonstrate its effectiveness using an implementation on resource-constrained mobile Systems-on-a-chips (SoC). Our system, PVF, incorporates two techniques to overcome key challenges that arise in deploying proactive vision in mobile systems: it enables multiple outstanding speculative frames by exploiting the hardware heterogeneities in mobile SoCs; it reduces the energy overhead of prediction by exploiting the error-resilient nature of vision algorithms. We show that PVF reduces the frame latency by up to 92% under the same energy.</text:p>
          </table:table-cell>
          <table:table-cell office:value-type="string" calcext:value-type="string">
            <text:p>continuous vision; proactive execution</text:p>
          </table:table-cell>
          <table:table-cell office:value-type="string" calcext:value-type="string">
            <text:p>ACM</text:p>
          </table:table-cell>
          <table:table-cell table:number-columns-repeated="1011"/>
        </table:table-row>
        <table:table-row table:style-name="ro1">
          <table:table-cell office:value-type="string" calcext:value-type="string">
            <text:p>L76XPJ7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Muravev, Yury</text:p>
          </table:table-cell>
          <table:table-cell office:value-type="string" calcext:value-type="string">
            <text:p>Machine Translation and Legal Tech in Legal Translation Training</text:p>
          </table:table-cell>
          <table:table-cell office:value-type="string" calcext:value-type="string">
            <text:p>Proceedings of the International Scientific Conference - Digital Transformation on Manufacturing, Infrastructure and Service</text:p>
          </table:table-cell>
          <table:table-cell office:value-type="string" calcext:value-type="string">
            <text:p>978-1-4503-8890-0</text:p>
          </table:table-cell>
          <table:table-cell/>
          <table:table-cell office:value-type="string" calcext:value-type="string">
            <text:p>10.1145/3446434.3446553</text:p>
          </table:table-cell>
          <table:table-cell office:value-type="string" calcext:value-type="string">
            <text:p>https://doi.org/10.1145/3446434.3446553</text:p>
          </table:table-cell>
          <table:table-cell office:value-type="string" calcext:value-type="string">
            <text:p>The study aims to analyze the use of legal tech and machine translation software in legal translation training. It presents a comparative research of various IT tools and applications in foreign language learning environments, their capabilities and limitations in higher education institutions, as well as the author's recommendations on integrating them in the ESP-teaching process. This research's primary methods are case study method, analysis of software teaching materials, descriptive statistics, and translation studies methods.The study results may improve the output quality of machine translation systems and legal tech software development for legal translation training. The secondary goal is to find software-based teaching methods that may enhance the learning motivation of Legal English students by realistic scenarios of business simulation games. The novelty aspect is implementing adjustable frames in the tasks involving legal tech use in a classroom setting. The study results show that legal tech software may be successfully applied in the acceleration and facilitation of ESP teaching and blended learning.</text:p>
          </table:table-cell>
          <table:table-cell office:value-type="string" calcext:value-type="string">
            <text:p>blended learning; computer-assisted language learning (CALL); English for specific purposes (ESP); Legal English; legal translation; machine translation software</text:p>
          </table:table-cell>
          <table:table-cell office:value-type="string" calcext:value-type="string">
            <text:p>ACM</text:p>
          </table:table-cell>
          <table:table-cell table:number-columns-repeated="1011"/>
        </table:table-row>
        <table:table-row table:style-name="ro1">
          <table:table-cell office:value-type="string" calcext:value-type="string">
            <text:p>HZSIM4E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ussell, Daniel M.</text:p>
          </table:table-cell>
          <table:table-cell office:value-type="string" calcext:value-type="string">
            <text:p>Measuring Learned Skill Behaviors Post-MOOC</text:p>
          </table:table-cell>
          <table:table-cell office:value-type="string" calcext:value-type="string">
            <text:p>CHI '14 Extended Abstracts on Human Factors in Computing Systems</text:p>
          </table:table-cell>
          <table:table-cell office:value-type="string" calcext:value-type="string">
            <text:p>978-1-4503-2474-8</text:p>
          </table:table-cell>
          <table:table-cell/>
          <table:table-cell office:value-type="string" calcext:value-type="string">
            <text:p>10.1145/2559206.2581180</text:p>
          </table:table-cell>
          <table:table-cell office:value-type="string" calcext:value-type="string">
            <text:p>https://doi.org/10.1145/2559206.2581180</text:p>
          </table:table-cell>
          <table:table-cell office:value-type="string" calcext:value-type="string">
            <text:p>A team of ten engineers, instructional designers, and subject matter experts designed, built, and ran a Massive Online Open Course (MOOC) during a 6-week period in mid-2012 to teach search skills. We report on the attendance patterns of students in the MOOC and our first measures of the efficacy of teaching in this style. Of the 23,087 students who completed the entire class, we were able to show a clear 40% average improvement in their skills between the beginning and end of their MOOC experience. We were also able to show that for students who successfully completed the MOOC, their search behavior was substantially–and persistently–improved for the two-week period following the class. Anecdotal evidence suggests that the changes last for months afterwards as well.</text:p>
          </table:table-cell>
          <table:table-cell office:value-type="string" calcext:value-type="string">
            <text:p>learning analytics; measuring learning; MOOC; online education</text:p>
          </table:table-cell>
          <table:table-cell office:value-type="string" calcext:value-type="string">
            <text:p>ACM</text:p>
          </table:table-cell>
          <table:table-cell table:number-columns-repeated="1011"/>
        </table:table-row>
        <table:table-row table:style-name="ro1">
          <table:table-cell office:value-type="string" calcext:value-type="string">
            <text:p>BRILJC4T</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Tullis, Thomas; Albert, William</text:p>
          </table:table-cell>
          <table:table-cell office:value-type="string" calcext:value-type="string">
            <text:p>Measuring the User Experience, Second Edition: Collecting, Analyzing, and Presenting Usability Metrics</text:p>
          </table:table-cell>
          <table:table-cell/>
          <table:table-cell office:value-type="string" calcext:value-type="string">
            <text:p>0-12-415781-5</text:p>
          </table:table-cell>
          <table:table-cell table:number-columns-repeated="3"/>
          <table:table-cell office:value-type="string" calcext:value-type="string">
            <text:p>Measuring the User Experience was the first book that focused on how to quantify the user experience. Now in the second edition, the authors include new material on how recent technologies have made it easier and more effective to collect a broader range of data about the user experience. As more UX and web professionals need to justify their design decisions with solid, reliable data, Measuring the User Experience provides the quantitative analysis training that these professionals need. Thesecond editionpresents new metrics such as emotional engagement, personas, keystroke analysis, and net promoter score. It also examines how new technologies coming from neuro-marketing and online market research can refine user experience measurement, helping usability and user experience practitioners make business cases to stakeholders. The book also contains new research and updated examples, including tips on writing online survey questions, six new case studies, and examples using the most recent version of Excel. Learn which metrics to select for every case, including behavioral, physiological, emotional, aesthetic, gestural, verbal, and physical, as well as more specialized metrics such as eye-tracking and clickstream data. Find a vendor-neutral examination of how to measure the user experience with web sites, digital products, and virtually any other type of product or system. Discover in-depth global case studies showing how organizations have successfully used metrics and the information they revealed. Companion site, www.measuringux.com, includes articles, tools, spreadsheets, presentations, and other resources to help you effectively measure the user experienc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XMEHXAI5</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Elsawy, Amr S.; Eldawlatly, Seif; Taher, Mohamed; Aly, Gamal M.</text:p>
          </table:table-cell>
          <table:table-cell office:value-type="string" calcext:value-type="string">
            <text:p>MindEdit</text:p>
          </table:table-cell>
          <table:table-cell office:value-type="string" calcext:value-type="string">
            <text:p>Comput. Biol. Med.</text:p>
          </table:table-cell>
          <table:table-cell/>
          <table:table-cell office:value-type="string" calcext:value-type="string">
            <text:p>0010-4825</text:p>
          </table:table-cell>
          <table:table-cell office:value-type="string" calcext:value-type="string">
            <text:p>10.1016/j.compbiomed.2016.11.014</text:p>
          </table:table-cell>
          <table:table-cell office:value-type="string" calcext:value-type="string">
            <text:p>https://doi.org/10.1016/j.compbiomed.2016.11.014</text:p>
          </table:table-cell>
          <table:table-cell office:value-type="string" calcext:value-type="string">
            <text:p>Practical application of Brain-Computer Interfaces (BCIs) requires that the whole BCI system be portable. The mobility of BCI systems involves two aspects: making the electroencephalography (EEG) recording devices portable, and developing software applications with low computational complexity to be able to run on low computational-power devices such as tablets and smartphones. This paper addresses the development of MindEdit; a P300-based text editor for Android-based devices. Given the limited resources of mobile devices and their limited computational power, a novel ensemble classifier is utilized that uses Principal Component Analysis (PCA) features to identify P300 evoked potentials from EEG recordings. PCA computations in the proposed method are channel-based as opposed to concatenating all channels as in traditional feature extraction methods; thus, this method has less computational complexity compared to traditional P300 detection methods. The performance of the method is demonstrated on data recorded from MindEdit on an Android tablet using the Emotiv wireless neuroheadset. Results demonstrate the capability of the introduced PCA ensemble classifier to classify P300 data with maximum average accuracy of 78.3716.09% for cross-validation data and 77.519.69% for online test data using only 10 trials per symbol and a 33-character training dataset. Our analysis indicates that the introduced method outperforms traditional feature extraction methods. For a faster operation of MindEdit, a variable number of trials scheme is introduced that resulted in an online average accuracy of 64.1719.6% and a maximum bitrate of 6.25bit/min. These results demonstrate the efficacy of using the developed BCI application with mobile devices. A P300-based text editor for mobile devices is developed.A PCA ensemble classifier is employed to combine multiple channels features.A variable number of trials scheme is introduced to enhance the bitrate of MindEdit.Proposed ensemble classifier outperformed traditional feature vector approach.</text:p>
          </table:table-cell>
          <table:table-cell office:value-type="string" calcext:value-type="string">
            <text:p>Android; Brain-Computer Interface (BCI); Emotiv; P300; Speller</text:p>
          </table:table-cell>
          <table:table-cell office:value-type="string" calcext:value-type="string">
            <text:p>ACM</text:p>
          </table:table-cell>
          <table:table-cell table:number-columns-repeated="1011"/>
        </table:table-row>
        <table:table-row table:style-name="ro1">
          <table:table-cell office:value-type="string" calcext:value-type="string">
            <text:p>FIKYHINQ</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yun, Gwangbum; Yun, Unil</text:p>
          </table:table-cell>
          <table:table-cell office:value-type="string" calcext:value-type="string">
            <text:p>Mining Top-k Frequent Patterns with Combination Reducing Techniques</text:p>
          </table:table-cell>
          <table:table-cell office:value-type="string" calcext:value-type="string">
            <text:p>Applied Intelligence</text:p>
          </table:table-cell>
          <table:table-cell/>
          <table:table-cell office:value-type="string" calcext:value-type="string">
            <text:p>0924-669X</text:p>
          </table:table-cell>
          <table:table-cell office:value-type="string" calcext:value-type="string">
            <text:p>10.1007/s10489-013-0506-9</text:p>
          </table:table-cell>
          <table:table-cell office:value-type="string" calcext:value-type="string">
            <text:p>https://doi.org/10.1007/s10489-013-0506-9</text:p>
          </table:table-cell>
          <table:table-cell office:value-type="string" calcext:value-type="string">
            <text:p>Top-k frequent pattern mining finds interesting patterns from the highest support to the k-th support. The approach can be effectively applied in numerous fields such as marketing, finance, bio-data analysis, and so on since it does not need constraints by a minimum support threshold. Top-k mining methods use the support of the k-th pattern, not a user-specified minimum support. Thus, the methods conduct mining operations based on very low supports until the k-th pattern is detected. When a low support is used in the mining process, single-paths with numerous items are generated, where the top-k mining algorithm extracts valid patterns by combining the items for each single-path. Therefore, the bigger the number of combinations is, the larger the increase in time and memory consumption is. In this paper, in order to mine top-k frequent patterns more efficiently, we consider converting patterns obtained from single-paths into composite patterns during the mining process and recovering them as the original patterns when the top-k frequent patterns are extracted. For this, we define a new concept, the composite pattern, and propose novel techniques for reducing pattern combinations in the single-path. Two algorithms are introduced in this paper, where the former is CRM (Combination Reducing method), applying our reduction manner, and the latter is CRMN (Combination Reducing method for N-itemset), considering N-itemset, i.e., patterns' lengths. A performance evaluation shows that CRM and CRMN algorithms can efficiently reduce pattern combinations in single-paths compared to state-of-the-art algorithms. The experimental results also illustrate that our approaches have outstanding performance in terms of runtime, memory, and scalability.</text:p>
          </table:table-cell>
          <table:table-cell office:value-type="string" calcext:value-type="string">
            <text:p>Combination reduction; N-itemset top-k frequent pattern mining; Top-k frequent pattern mining</text:p>
          </table:table-cell>
          <table:table-cell office:value-type="string" calcext:value-type="string">
            <text:p>ACM</text:p>
          </table:table-cell>
          <table:table-cell table:number-columns-repeated="1011"/>
        </table:table-row>
        <table:table-row table:style-name="ro1">
          <table:table-cell office:value-type="string" calcext:value-type="string">
            <text:p>BBISHYG3</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aji, Amiya K.; Mitra, Subrata; Zhou, Bowen; Bagchi, Saurabh; Verma, Akshat</text:p>
          </table:table-cell>
          <table:table-cell office:value-type="string" calcext:value-type="string">
            <text:p>Mitigating Interference in Cloud Services by Middleware Reconfiguration</text:p>
          </table:table-cell>
          <table:table-cell office:value-type="string" calcext:value-type="string">
            <text:p>Proceedings of the 15th International Middleware Conference</text:p>
          </table:table-cell>
          <table:table-cell office:value-type="string" calcext:value-type="string">
            <text:p>978-1-4503-2785-5</text:p>
          </table:table-cell>
          <table:table-cell/>
          <table:table-cell office:value-type="string" calcext:value-type="string">
            <text:p>10.1145/2663165.2663330</text:p>
          </table:table-cell>
          <table:table-cell office:value-type="string" calcext:value-type="string">
            <text:p>https://doi.org/10.1145/2663165.2663330</text:p>
          </table:table-cell>
          <table:table-cell office:value-type="string" calcext:value-type="string">
            <text:p>Application performance has been and remains one of top five concerns since the inception of cloud computing. A primary determinant of application performance is multi-tenancy or sharing of hardware resources in clouds. While some hardware resources can be partitioned well among VMs (such as CPUs), many others cannot (such as memory bandwidth). In this paper, we focus on understanding the variability in application performance on a cloud and explore ways for an end customer to deal with it. Based on rigorous experiments using CloudSuite, a popular Web2.0 benchmark, running on EC2, we found that interference-induced performance degradation is a reality. On a private cloud testbed, we also observed that interference impacts the choice of best configuration values for applications and middleware. We posit that intelligent reconfiguration of application parameters presents a way for an end customer to reduce the impact of interference. However, tuning the application to deal with interference is challenging because of two fundamental reasons — the configuration depends on the nature and degree of interference and there are inter-parameter dependencies. We design and implement the IC2 system (Interference-aware Cloud application Configuration) to address the challenges of detection and mitigation of performance interference in clouds. Compared to an interference-agnostic configuration, the proposed solution provides up to 29% and 40% improvement in average response time on EC2 and a private cloud testbed respectively.</text:p>
          </table:table-cell>
          <table:table-cell office:value-type="string" calcext:value-type="string">
            <text:p>cloud performance; dynamic configuration; interference</text:p>
          </table:table-cell>
          <table:table-cell office:value-type="string" calcext:value-type="string">
            <text:p>ACM</text:p>
          </table:table-cell>
          <table:table-cell table:number-columns-repeated="1011"/>
        </table:table-row>
        <table:table-row table:style-name="ro1">
          <table:table-cell office:value-type="string" calcext:value-type="string">
            <text:p>JPL2FVID</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Jungwirth, Florian; Murauer, Michaela; Selymes, Johannes; Haslgrübler, Michael; Gollan, Benedikt; Ferscha, Alois</text:p>
          </table:table-cell>
          <table:table-cell office:value-type="string" calcext:value-type="string">
            <text:p>MobEYEle: An Embedded Eye Tracking Platform for Industrial Assistance</text:p>
          </table:table-cell>
          <table:table-cell office:value-type="string" calcext:value-type="string">
            <text:p>Adjunct Proceedings of the 2019 ACM International Joint Conference on Pervasive and Ubiquitous Computing and Proceedings of the 2019 ACM International Symposium on Wearable Computers</text:p>
          </table:table-cell>
          <table:table-cell office:value-type="string" calcext:value-type="string">
            <text:p>978-1-4503-6869-8</text:p>
          </table:table-cell>
          <table:table-cell/>
          <table:table-cell office:value-type="string" calcext:value-type="string">
            <text:p>10.1145/3341162.3350842</text:p>
          </table:table-cell>
          <table:table-cell office:value-type="string" calcext:value-type="string">
            <text:p>https://doi.org/10.1145/3341162.3350842</text:p>
          </table:table-cell>
          <table:table-cell office:value-type="string" calcext:value-type="string">
            <text:p>The eyes are a particularly interesting modality for cognitive industrial assistance systems, as gaze analysis can reveal cognition- and task-related aspects, while gaze interaction depicts a lightweight and fast method for hands-free machine control. In this paper, we present mobEYEle, a body-worn eye tracking platform that performs the entire computation directly on the user, as opposed to primarily streaming the data to a centralized unit for online processing and hence restricting its pervasiveness. The applicability of the platform is demonstrated throughout extensive performance and battery runtime tests. Moreover, a self-contained calibration method is outlined that enables the usage of mobEYEle without any supervisor nor digital screen.</text:p>
          </table:table-cell>
          <table:table-cell office:value-type="string" calcext:value-type="string">
            <text:p>eye-tracking; industrial assistance; pervasive computing</text:p>
          </table:table-cell>
          <table:table-cell office:value-type="string" calcext:value-type="string">
            <text:p>ACM</text:p>
          </table:table-cell>
          <table:table-cell table:number-columns-repeated="1011"/>
        </table:table-row>
        <table:table-row table:style-name="ro1">
          <table:table-cell office:value-type="string" calcext:value-type="string">
            <text:p>CUAKXJV9</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Titova, Svetlana; Talmo, Tord</text:p>
          </table:table-cell>
          <table:table-cell office:value-type="string" calcext:value-type="string">
            <text:p>Mobile Voting Systems for Creating Collaboration Environments and Getting Immediate Feedback: A New Curriculum Model of a University Lecture</text:p>
          </table:table-cell>
          <table:table-cell office:value-type="string" calcext:value-type="string">
            <text:p>Int. J. Mob. Blended Learn.</text:p>
          </table:table-cell>
          <table:table-cell/>
          <table:table-cell office:value-type="string" calcext:value-type="string">
            <text:p>1941-8647</text:p>
          </table:table-cell>
          <table:table-cell office:value-type="string" calcext:value-type="string">
            <text:p>10.4018/ijmbl.2014070102</text:p>
          </table:table-cell>
          <table:table-cell office:value-type="string" calcext:value-type="string">
            <text:p>https://doi.org/10.4018/ijmbl.2014070102</text:p>
          </table:table-cell>
          <table:table-cell office:value-type="string" calcext:value-type="string">
            <text:p>Mobile devices can enhance learning and teaching by providing instant feedback and better diagnosis of learning problems, helping design new assessment models, enhancing learner autonomy and creating new formats of enquiry-based activities. The objective of this paper is to investigate the pedagogical impact of mobile voting tools. The authors' research demonstrated that Student Response System (SRS) supported approaches influenced not only lecture design-time management, the mode of material presentation, activity switch patterns-but also learner-teacher interaction, student collaboration and output, formats of activities and tasks. SRS-supported lectures help instructors gradually move towards flipped classrooms and MOOC lecturing. The authors' analysis, based on qualitative and quantitative data collected from two student groups (56 undergraduate students) in the 2012-2013 academic year, showed that SRS supported lectures encouraged foreign language learners to produce more output in the target language, improved their intercultural competence and language skills and enhanced their motivation.</text:p>
          </table:table-cell>
          <table:table-cell office:value-type="string" calcext:value-type="string">
            <text:p>Collaboration Environment; Formative Assessment; Immediate Feedback; Intercultural Competence; M-Learning; Mobile Voting Tools</text:p>
          </table:table-cell>
          <table:table-cell office:value-type="string" calcext:value-type="string">
            <text:p>ACM</text:p>
          </table:table-cell>
          <table:table-cell table:number-columns-repeated="1011"/>
        </table:table-row>
        <table:table-row table:style-name="ro1">
          <table:table-cell office:value-type="string" calcext:value-type="string">
            <text:p>W6RQ7BVZ</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 Shuying</text:p>
          </table:table-cell>
          <table:table-cell office:value-type="string" calcext:value-type="string">
            <text:p>Mode of Combination of Production, Teaching and Research of College English Based on Online Education Platform</text:p>
          </table:table-cell>
          <table:table-cell office:value-type="string" calcext:value-type="string">
            <text:p>2021 2nd International Conference on Computers, Information Processing and Advanced Education</text:p>
          </table:table-cell>
          <table:table-cell office:value-type="string" calcext:value-type="string">
            <text:p>978-1-4503-8996-9</text:p>
          </table:table-cell>
          <table:table-cell/>
          <table:table-cell office:value-type="string" calcext:value-type="string">
            <text:p>10.1145/3456887.3459719</text:p>
          </table:table-cell>
          <table:table-cell office:value-type="string" calcext:value-type="string">
            <text:p>https://doi.org/10.1145/3456887.3459719</text:p>
          </table:table-cell>
          <table:table-cell office:value-type="string" calcext:value-type="string">
            <text:p>This paper introduces an English learning system based on Web technology. In this paper, the design scheme and key technical problems of the system are described in detail. Firstly, the algorithm and strategy of intelligent test paper generation in the system are analyzed, and a mathematical model of intelligent test paper generation is established based on the requirements of practicability and operability of the algorithm. This paper designs an optimization method based on the improved genetic algorithm to solve the model, which can generate the combination mode of industry, University and research randomly according to the combination of production, teaching and research indicators, so as to meet the personalized needs of different users. Secondly, through the integration of Ajax technology, the time process control of the combination of English production, teaching and research in the system online assessment is realized. This solves the "bottleneck" problem caused by B / S structure and slows down the data flow.</text:p>
          </table:table-cell>
          <table:table-cell office:value-type="string" calcext:value-type="string">
            <text:p>English teaching; integration of Ajax; Production university research; test paper generation algorithm</text:p>
          </table:table-cell>
          <table:table-cell office:value-type="string" calcext:value-type="string">
            <text:p>ACM</text:p>
          </table:table-cell>
          <table:table-cell table:number-columns-repeated="1011"/>
        </table:table-row>
        <table:table-row table:style-name="ro1">
          <table:table-cell office:value-type="string" calcext:value-type="string">
            <text:p>WT5AUHTF</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afar, Muhammad Nouman; Afzal, Wasif; Enoiu, Eduard; Stratis, Athanasios; Arrieta, Aitor; Sagardui, Goiuria</text:p>
          </table:table-cell>
          <table:table-cell office:value-type="string" calcext:value-type="string">
            <text:p>Model-Based Testing in Practice: An Industrial Case Study Using GraphWalker</text:p>
          </table:table-cell>
          <table:table-cell office:value-type="string" calcext:value-type="string">
            <text:p>14th Innovations in Software Engineering Conference (Formerly Known as India Software Engineering Conference)</text:p>
          </table:table-cell>
          <table:table-cell office:value-type="string" calcext:value-type="string">
            <text:p>978-1-4503-9046-0</text:p>
          </table:table-cell>
          <table:table-cell/>
          <table:table-cell office:value-type="string" calcext:value-type="string">
            <text:p>10.1145/3452383.3452388</text:p>
          </table:table-cell>
          <table:table-cell office:value-type="string" calcext:value-type="string">
            <text:p>https://doi.org/10.1145/3452383.3452388</text:p>
          </table:table-cell>
          <table:table-cell office:value-type="string" calcext:value-type="string">
            <text:p>Model-based testing (MBT) is a test design technique that supports the automation of software testing processes and generates test artefacts based on a system model representing behavioural aspects of the system under test (SUT). Previous research has shown some positive aspects of MBT such as low-cost test case generation and fault detection effectiveness. However, it is still a challenge for both practitioners and researchers to evaluate MBT tools and techniques in real, industrial settings. Consequently, the empirical evidence regarding the mainstream use, including the modelling and test case generation using MBT tools, is limited. In this paper, we report the results of a case study on applying GraphWalker, an open-source tool for MBT, on an industrial cyber-physical system (i.e., a Train Control Management System developed by Bombardier Transportation in Sweden), from modelling of real-world requirements and test specifications to test case generation. We evaluate the models of the SUT for completeness and representativeness, compare MBT with manual test cases written by practitioners using multiple attributes as well as share our experiences of selecting and using GraphWalker for industrial application. The results show that a model of the SUT created using both requirements and test specifications provides better understanding of the SUT from testers’ perspective, making it more complete and representative than the model created based only on the requirements specification alone. The generated model-based test cases are longer in terms of the number of test steps, achieve better edge coverage and can cover requirements more frequently in different orders while achieving the same level of requirements coverage as manually created test cases.</text:p>
          </table:table-cell>
          <table:table-cell office:value-type="string" calcext:value-type="string">
            <text:p>Case Study; GraphWalker; Model-Based Testing</text:p>
          </table:table-cell>
          <table:table-cell office:value-type="string" calcext:value-type="string">
            <text:p>ACM</text:p>
          </table:table-cell>
          <table:table-cell table:number-columns-repeated="1011"/>
        </table:table-row>
        <table:table-row table:style-name="ro1">
          <table:table-cell office:value-type="string" calcext:value-type="string">
            <text:p>LAX4E79I</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eixoto, Rodrigo José; Da Silva, Leandro Dias; Perkusich, Angelo</text:p>
          </table:table-cell>
          <table:table-cell office:value-type="string" calcext:value-type="string">
            <text:p>Model-Based Testing of Software for Automation Systems Using Heuristics and Coverage Criterion</text:p>
          </table:table-cell>
          <table:table-cell office:value-type="string" calcext:value-type="string">
            <text:p>Softw. Syst. Model.</text:p>
          </table:table-cell>
          <table:table-cell/>
          <table:table-cell office:value-type="string" calcext:value-type="string">
            <text:p>1619-1366</text:p>
          </table:table-cell>
          <table:table-cell office:value-type="string" calcext:value-type="string">
            <text:p>10.1007/s10270-018-0690-5</text:p>
          </table:table-cell>
          <table:table-cell office:value-type="string" calcext:value-type="string">
            <text:p>https://doi.org/10.1007/s10270-018-0690-5</text:p>
          </table:table-cell>
          <table:table-cell office:value-type="string" calcext:value-type="string">
            <text:p>The aim of this work is to increase the confidence on software for automation systems defining a coverage criterion to measure the quality level of generated tests and the time interval needed to execute them. This coverage criterion called At Least N (ALN) is based on the Effect Predicate Heuristic (EPH) that provides all effect predicate for ISA 5.2 diagrams. The ALN and EPH have been incorporated into the Gungnir tool that was built using model-based testing concepts. The Gungnir uses timed automata to model the specification, in the ISA 5.2 diagrams, and the implementation, in the Ladder language. The timed automata models are automatically extracted, data tests are generated and the tool automatically verifies if the implementation is in conformance with the specification, given a quality level defined by the user.</text:p>
          </table:table-cell>
          <table:table-cell office:value-type="string" calcext:value-type="string">
            <text:p>Model-based testing; Automation systems; Conformance tests; ISA 5.2; Ladder; Programmable logic controllers; Timed automata</text:p>
          </table:table-cell>
          <table:table-cell office:value-type="string" calcext:value-type="string">
            <text:p>ACM</text:p>
          </table:table-cell>
          <table:table-cell table:number-columns-repeated="1011"/>
        </table:table-row>
        <table:table-row table:style-name="ro1">
          <table:table-cell office:value-type="string" calcext:value-type="string">
            <text:p>SK5NCEDG</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Pham, Van-Thuan; Böhme, Marcel; Roychoudhury, Abhik</text:p>
          </table:table-cell>
          <table:table-cell office:value-type="string" calcext:value-type="string">
            <text:p>Model-Based Whitebox Fuzzing for Program Binaries</text:p>
          </table:table-cell>
          <table:table-cell office:value-type="string" calcext:value-type="string">
            <text:p>Proceedings of the 31st IEEE/ACM International Conference on Automated Software Engineering</text:p>
          </table:table-cell>
          <table:table-cell office:value-type="string" calcext:value-type="string">
            <text:p>978-1-4503-3845-5</text:p>
          </table:table-cell>
          <table:table-cell/>
          <table:table-cell office:value-type="string" calcext:value-type="string">
            <text:p>10.1145/2970276.2970316</text:p>
          </table:table-cell>
          <table:table-cell office:value-type="string" calcext:value-type="string">
            <text:p>https://doi.org/10.1145/2970276.2970316</text:p>
          </table:table-cell>
          <table:table-cell office:value-type="string" calcext:value-type="string">
            <text:p>Many real-world programs take highly structured and very complex inputs. The automated testing of such programs is non-trivial. If the test input does not adhere to a specific file format, the program returns a parser error. For symbolic execution-based whitebox fuzzing the corresponding error handling code becomes a significant time sink. Too much time is spent in the parser exploring too many paths leading to trivial parser errors. Naturally, the time is better spent exploring the functional part of the program where failure with valid input exposes deep and real bugs in the program. In this paper, we suggest to leverage information about the file format and the data chunks of existing, valid files to swiftly carry the exploration beyond the parser code. We call our approach Model-based Whitebox Fuzzing (MoWF) because the file format input model of blackbox fuzzers can be exploited as a constraint on the vast input space to rule out most invalid inputs during path exploration in symbolic execution. We evaluate on 13 vulnerabilities in 8 large program binaries with 6 separate file formats and found that MoWF exposes all vulnerabilities while both, traditional whitebox fuzzing and model-based blackbox fuzzing, expose only less than half, respectively. Our experiments also demonstrate that MoWF exposes 70% vulnerabilities without any seed inputs.</text:p>
          </table:table-cell>
          <table:table-cell office:value-type="string" calcext:value-type="string">
            <text:p>Program Binaries; Symbolic Execution</text:p>
          </table:table-cell>
          <table:table-cell office:value-type="string" calcext:value-type="string">
            <text:p>ACM</text:p>
          </table:table-cell>
          <table:table-cell table:number-columns-repeated="1011"/>
        </table:table-row>
        <table:table-row table:style-name="ro1">
          <table:table-cell office:value-type="string" calcext:value-type="string">
            <text:p>KZGKJVS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ansen Van Rensburg, Gerhardus J.; Kok, Schalk; Wilke, Daniel N.</text:p>
          </table:table-cell>
          <table:table-cell office:value-type="string" calcext:value-type="string">
            <text:p>Modelling Multiple Cycles of Static and Dynamic Recrystallisation Using a Fully Implicit Isotropic Material Model Based on Dislocation Density</text:p>
          </table:table-cell>
          <table:table-cell office:value-type="string" calcext:value-type="string">
            <text:p>Comput. Mech.</text:p>
          </table:table-cell>
          <table:table-cell/>
          <table:table-cell office:value-type="string" calcext:value-type="string">
            <text:p>0178-7675</text:p>
          </table:table-cell>
          <table:table-cell office:value-type="string" calcext:value-type="string">
            <text:p>10.1007/s00466-018-1568-7</text:p>
          </table:table-cell>
          <table:table-cell office:value-type="string" calcext:value-type="string">
            <text:p>https://doi.org/10.1007/s00466-018-1568-7</text:p>
          </table:table-cell>
          <table:table-cell office:value-type="string" calcext:value-type="string">
            <text:p>This paper presents the development and numerical implementation of a state variable based thermomechanical material model, intended for use within a fully implicit finite element formulation. Plastic hardening, thermal recovery and multiple cycles of recrystallisation can be tracked for single peak as well as multiple peak recrystallisation response. The numerical implementation of the state variable model extends on a $&lt;sub&gt;2&lt;/sub&gt;$J2 isotropic hypo-elastoplastic modelling framework. The complete numerical implementation is presented as an Abaqus UMAT and linked subroutines. Implementation is discussed with detailed explanation of the derivation and use of various sensitivities, internal state variable management and multiple recrystallisation cycle contributions. A flow chart explaining the proposed numerical implementation is provided as well as verification on the convergence of the material subroutine. The material model is characterised using two high temperature data sets for cobalt and copper. The results of finite element analyses using the material parameter values characterised on the copper data set are also presented.</text:p>
          </table:table-cell>
          <table:table-cell office:value-type="string" calcext:value-type="string">
            <text:p>Abaqus UMAT; Constitutive behaviour; Elasto-viscoplastic material; Mechanical threshold strength; Recrystallisation</text:p>
          </table:table-cell>
          <table:table-cell office:value-type="string" calcext:value-type="string">
            <text:p>ACM</text:p>
          </table:table-cell>
          <table:table-cell table:number-columns-repeated="1011"/>
        </table:table-row>
        <table:table-row table:style-name="ro1">
          <table:table-cell office:value-type="string" calcext:value-type="string">
            <text:p>RQ5TW8QZ</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Yernaux, Gonzague; Vanhoof, Wim; Schumacher, Laurent</text:p>
          </table:table-cell>
          <table:table-cell office:value-type="string" calcext:value-type="string">
            <text:p>Moulinog: A Generator of Random Student Assignments Written in Prolog</text:p>
          </table:table-cell>
          <table:table-cell office:value-type="string" calcext:value-type="string">
            <text:p>Proceedings of the 22nd International Symposium on Principles and Practice of Declarative Programming</text:p>
          </table:table-cell>
          <table:table-cell office:value-type="string" calcext:value-type="string">
            <text:p>978-1-4503-8821-4</text:p>
          </table:table-cell>
          <table:table-cell/>
          <table:table-cell office:value-type="string" calcext:value-type="string">
            <text:p>10.1145/3414080.3414100</text:p>
          </table:table-cell>
          <table:table-cell office:value-type="string" calcext:value-type="string">
            <text:p>https://doi.org/10.1145/3414080.3414100</text:p>
          </table:table-cell>
          <table:table-cell office:value-type="string" calcext:value-type="string">
            <text:p>We introduce, describe and discuss the potentialities of Moulinog, a tool created during the COVID-19 lockdown, designed to generate individual questionnaires for the remote evaluation of large classrooms. Starting with a list of students and a series of predicates constituting a pool of parametric questions along with rules for their parametrization, Mouling generates a list of individual questionnaires, together with a shell script allowing an easy emailing of the (password-protected) questionnaires to the students. The tool’s use in practice is illustrated on a particular course case for which it has proven to be both useful and time-saving.</text:p>
          </table:table-cell>
          <table:table-cell office:value-type="string" calcext:value-type="string">
            <text:p>Prolog; Assignment generation; Pedagogic tool; Remote education</text:p>
          </table:table-cell>
          <table:table-cell office:value-type="string" calcext:value-type="string">
            <text:p>ACM</text:p>
          </table:table-cell>
          <table:table-cell table:number-columns-repeated="1011"/>
        </table:table-row>
        <table:table-row table:style-name="ro1">
          <table:table-cell office:value-type="string" calcext:value-type="string">
            <text:p>CX57ZTWA</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Lee, Doowon; Bertacco, Valeria</text:p>
          </table:table-cell>
          <table:table-cell office:value-type="string" calcext:value-type="string">
            <text:p>MTraceCheck: Validating Non-Deterministic Behavior of Memory Consistency Models in Post-Silicon Validation</text:p>
          </table:table-cell>
          <table:table-cell office:value-type="string" calcext:value-type="string">
            <text:p>Proceedings of the 44th Annual International Symposium on Computer Architecture</text:p>
          </table:table-cell>
          <table:table-cell office:value-type="string" calcext:value-type="string">
            <text:p>978-1-4503-4892-8</text:p>
          </table:table-cell>
          <table:table-cell/>
          <table:table-cell office:value-type="string" calcext:value-type="string">
            <text:p>10.1145/3079856.3080235</text:p>
          </table:table-cell>
          <table:table-cell office:value-type="string" calcext:value-type="string">
            <text:p>https://doi.org/10.1145/3079856.3080235</text:p>
          </table:table-cell>
          <table:table-cell office:value-type="string" calcext:value-type="string">
            <text:p>This work presents a minimally-intrusive, high-performance, post-silicon validation framework for validating memory consistency in multi-core systems. Our framework generates constrained-random tests that are instrumented with observability-enhancing code for memory consistency verification. For each test, we generate a set of compact signatures reflecting the memory-ordering patterns observed over many executions of the test, with each of the signatures corresponding to a unique memory-ordering pattern. We then leverage an efficient and novel analysis to quickly determine if the observed execution patterns represented by each unique signature abide by the memory consistency model. Our analysis derives its efficiency by exploiting the structural similarities among the patterns observed.We evaluated our framework, MTraceCheck, on two platforms: an x86-based desktop and an ARM-based SoC platform, both running multi-threaded test programs in a bare-metal environment. We show that MTraceCheck reduces the perturbation introduced by the memory-ordering monitoring activity by 93% on average, compared to a baseline register flushing approach that saves the register's state after each load operation. We also reduce the computation requirements of our consistency checking analysis by 81% on average, compared to a conventional topological sorting solution. We finally demonstrate the effectiveness of MTraceCheck on buggy designs, by evaluating multiple case studies where it successfully exposes subtle bugs in a full-system simulation environment.</text:p>
          </table:table-cell>
          <table:table-cell office:value-type="string" calcext:value-type="string">
            <text:p>post-silicon validation; memory consistency model</text:p>
          </table:table-cell>
          <table:table-cell office:value-type="string" calcext:value-type="string">
            <text:p>ACM</text:p>
          </table:table-cell>
          <table:table-cell table:number-columns-repeated="1011"/>
        </table:table-row>
        <table:table-row table:style-name="ro1">
          <table:table-cell office:value-type="string" calcext:value-type="string">
            <text:p>JYSLYZQL</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ee, Doowon; Bertacco, Valeria</text:p>
          </table:table-cell>
          <table:table-cell office:value-type="string" calcext:value-type="string">
            <text:p>MTraceCheck: Validating Non-Deterministic Behavior of Memory Consistency Models in Post-Silicon Validation</text:p>
          </table:table-cell>
          <table:table-cell office:value-type="string" calcext:value-type="string">
            <text:p>SIGARCH Comput. Archit. News</text:p>
          </table:table-cell>
          <table:table-cell/>
          <table:table-cell office:value-type="string" calcext:value-type="string">
            <text:p>0163-5964</text:p>
          </table:table-cell>
          <table:table-cell office:value-type="string" calcext:value-type="string">
            <text:p>10.1145/3140659.3080235</text:p>
          </table:table-cell>
          <table:table-cell office:value-type="string" calcext:value-type="string">
            <text:p>https://doi.org/10.1145/3140659.3080235</text:p>
          </table:table-cell>
          <table:table-cell office:value-type="string" calcext:value-type="string">
            <text:p>This work presents a minimally-intrusive, high-performance, post-silicon validation framework for validating memory consistency in multi-core systems. Our framework generates constrained-random tests that are instrumented with observability-enhancing code for memory consistency verification. For each test, we generate a set of compact signatures reflecting the memory-ordering patterns observed over many executions of the test, with each of the signatures corresponding to a unique memory-ordering pattern. We then leverage an efficient and novel analysis to quickly determine if the observed execution patterns represented by each unique signature abide by the memory consistency model. Our analysis derives its efficiency by exploiting the structural similarities among the patterns observed.We evaluated our framework, MTraceCheck, on two platforms: an x86-based desktop and an ARM-based SoC platform, both running multi-threaded test programs in a bare-metal environment. We show that MTraceCheck reduces the perturbation introduced by the memory-ordering monitoring activity by 93% on average, compared to a baseline register flushing approach that saves the register's state after each load operation. We also reduce the computation requirements of our consistency checking analysis by 81% on average, compared to a conventional topological sorting solution. We finally demonstrate the effectiveness of MTraceCheck on buggy designs, by evaluating multiple case studies where it successfully exposes subtle bugs in a full-system simulation environment.</text:p>
          </table:table-cell>
          <table:table-cell office:value-type="string" calcext:value-type="string">
            <text:p>post-silicon validation; memory consistency model</text:p>
          </table:table-cell>
          <table:table-cell office:value-type="string" calcext:value-type="string">
            <text:p>ACM</text:p>
          </table:table-cell>
          <table:table-cell table:number-columns-repeated="1011"/>
        </table:table-row>
        <table:table-row table:style-name="ro1">
          <table:table-cell office:value-type="string" calcext:value-type="string">
            <text:p>HDPQTQTM</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enkel, Jörg; Bauer, Lars; Zhang, Hongyan; Rehman, Semeen; Shafique, Muhammad</text:p>
          </table:table-cell>
          <table:table-cell office:value-type="string" calcext:value-type="string">
            <text:p>Multi-Layer Dependability: From Microarchitecture to Application Level</text:p>
          </table:table-cell>
          <table:table-cell office:value-type="string" calcext:value-type="string">
            <text:p>Proceedings of the 51st Annual Design Automation Conference</text:p>
          </table:table-cell>
          <table:table-cell office:value-type="string" calcext:value-type="string">
            <text:p>978-1-4503-2730-5</text:p>
          </table:table-cell>
          <table:table-cell/>
          <table:table-cell office:value-type="string" calcext:value-type="string">
            <text:p>10.1145/2593069.2596683</text:p>
          </table:table-cell>
          <table:table-cell office:value-type="string" calcext:value-type="string">
            <text:p>https://doi.org/10.1145/2593069.2596683</text:p>
          </table:table-cell>
          <table:table-cell office:value-type="string" calcext:value-type="string">
            <text:p>We show in this paper that multi-layer dependability is an indispensable way to cope with the increasing amount of technology-induced dependability problems that threaten to proceed further scaling. We introduce the definition of multi-layer dependability and present our design flow within this paradigm that seamlessly integrates techniques starting at circuit layer all the way up to application layer and thereby accounting for ASIC-based architectures as well as for reconfigurable-based architectures. At the end, we give evidence that the paradigm of multi-layer dependability bears a large potential for significantly increasing dependability at reasonable effor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ZSM8Y26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ei, Hang; Zhao, Yin; Cai, Longjun</text:p>
          </table:table-cell>
          <table:table-cell office:value-type="string" calcext:value-type="string">
            <text:p>Multi-Objective Optimization for Guaranteed Delivery in Video Service Platform</text:p>
          </table:table-cell>
          <table:table-cell office:value-type="string" calcext:value-type="string">
            <text:p>Proceedings of the 26th ACM SIGKDD International Conference on Knowledge Discovery &amp;amp; Data Mining</text:p>
          </table:table-cell>
          <table:table-cell office:value-type="string" calcext:value-type="string">
            <text:p>978-1-4503-7998-4</text:p>
          </table:table-cell>
          <table:table-cell/>
          <table:table-cell office:value-type="string" calcext:value-type="string">
            <text:p>10.1145/3394486.3403352</text:p>
          </table:table-cell>
          <table:table-cell office:value-type="string" calcext:value-type="string">
            <text:p>https://doi.org/10.1145/3394486.3403352</text:p>
          </table:table-cell>
          <table:table-cell office:value-type="string" calcext:value-type="string">
            <text:p>Guaranteed-Delivery (GD) is one of the important display strategies for the IP videos in video service platform. Different from the traditional recommendation strategy, GD requires the delivery system to guarantee the exposure amount (also called impressions in some works) for the content, where the amount generally comes from the purchase contract or business consideration of the platform. In this paper, we study the problem of how to maximize certain gains, such as video view (VV) or fairness of different contents (CTR variations between contents) under the GD constraints. We formulate such a problem as a constrained nonlinear programming problem, in which the objectives are to maximize the total VVs of contents and the exposure fairness between contents. In order to capture the trends of VV versus the impression number (page views, PV) for each video content, we propose a parameterized ordinary differential equation (ODE) model, and the parameters of the ODE are fitted by the video historical PV and CLICK datas. To solve the constrained nonlinear programming, we use genetic algorithm (GA) with a specific design of coding scheme considering the ODE constraints. The empirical study based on real-world data and online test on Youku.com verifies the effectiveness and superiority of our approach compared with the state of the art in the industry practice.</text:p>
          </table:table-cell>
          <table:table-cell office:value-type="string" calcext:value-type="string">
            <text:p>genetic algorithm; guaranteed-delivery strategy; nonlinear programming; ordinary differential equation; video service platform</text:p>
          </table:table-cell>
          <table:table-cell office:value-type="string" calcext:value-type="string">
            <text:p>ACM</text:p>
          </table:table-cell>
          <table:table-cell table:number-columns-repeated="1011"/>
        </table:table-row>
        <table:table-row table:style-name="ro1">
          <table:table-cell office:value-type="string" calcext:value-type="string">
            <text:p>BXCY7WUA</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Kenwright, Benjamin</text:p>
          </table:table-cell>
          <table:table-cell office:value-type="string" calcext:value-type="string">
            <text:p>Multiplayer Retro Web-Based Game Development</text:p>
          </table:table-cell>
          <table:table-cell office:value-type="string" calcext:value-type="string">
            <text:p>ACM SIGGRAPH 2021 Educators Forum</text:p>
          </table:table-cell>
          <table:table-cell office:value-type="string" calcext:value-type="string">
            <text:p>978-1-4503-8363-9</text:p>
          </table:table-cell>
          <table:table-cell/>
          <table:table-cell office:value-type="string" calcext:value-type="string">
            <text:p>10.1145/3450549.3464407</text:p>
          </table:table-cell>
          <table:table-cell office:value-type="string" calcext:value-type="string">
            <text:p>https://doi.org/10.1145/3450549.3464407</text:p>
          </table:table-cell>
          <table:table-cell table:number-columns-repeated="2"/>
          <table:table-cell office:value-type="string" calcext:value-type="string">
            <text:p>ACM</text:p>
          </table:table-cell>
          <table:table-cell table:number-columns-repeated="1011"/>
        </table:table-row>
        <table:table-row table:style-name="ro1">
          <table:table-cell office:value-type="string" calcext:value-type="string">
            <text:p>NRJK76E3</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cott, Michael James; Ghinea, Gheorghita</text:p>
          </table:table-cell>
          <table:table-cell office:value-type="string" calcext:value-type="string">
            <text:p>On the Educational Impact of Lecture Recording Reduction: Evidence from a Randomised Trial</text:p>
          </table:table-cell>
          <table:table-cell office:value-type="string" calcext:value-type="string">
            <text:p>Proceedings of the 2017 ACM Conference on Innovation and Technology in Computer Science Education</text:p>
          </table:table-cell>
          <table:table-cell office:value-type="string" calcext:value-type="string">
            <text:p>978-1-4503-4704-4</text:p>
          </table:table-cell>
          <table:table-cell/>
          <table:table-cell office:value-type="string" calcext:value-type="string">
            <text:p>10.1145/3059009.3059037</text:p>
          </table:table-cell>
          <table:table-cell office:value-type="string" calcext:value-type="string">
            <text:p>https://doi.org/10.1145/3059009.3059037</text:p>
          </table:table-cell>
          <table:table-cell office:value-type="string" calcext:value-type="string">
            <text:p>Students often use lecture recordings to learn and revise. This approach, however, demands time to locate and review relevant topics. The automatic reduction and indexing of lecture recordings, then, could focus students' attention on the most relevant content. This article investigates whether lecture recording reduction leads to improved learning outcomes on an undergraduate computer networking module. Students participated in a randomised trial which compared lightly edited full lecture recordings to those that had been significantly reduced in duration and indexed. A pre-test conducted after the initial lecture series was followed up with a post-test after several weeks of using the recordings. The results show a statistically significant difference between the groups in terms of perceived effort. However, only the students with little prior knowledge showed a statistically significant difference in learning outcome in favour of the reduced lecture recordings. Moderating factors, such as prior knowledge, warrant further research to help elicit guidelines to inform the design and deployment of future lecture video reduction approaches.</text:p>
          </table:table-cell>
          <table:table-cell office:value-type="string" calcext:value-type="string">
            <text:p>human factors; experiment; learning; lecture; randomised trial; recording; reduction; revision; summaries; video</text:p>
          </table:table-cell>
          <table:table-cell office:value-type="string" calcext:value-type="string">
            <text:p>ACM</text:p>
          </table:table-cell>
          <table:table-cell table:number-columns-repeated="1011"/>
        </table:table-row>
        <table:table-row table:style-name="ro1">
          <table:table-cell office:value-type="string" calcext:value-type="string">
            <text:p>69QLHUCR</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Checkoway, Stephen; Fredrikson, Matthew; Niederhagen, Ruben; Everspaugh, Adam; Green, Matthew; Lange, Tanja; Ristenpart, Thomas; Bernstein, Daniel J.; Maskiewicz, Jake; Shacham, Hovav</text:p>
          </table:table-cell>
          <table:table-cell office:value-type="string" calcext:value-type="string">
            <text:p>On the Practical Exploitability of Dual EC in TLS Implementations</text:p>
          </table:table-cell>
          <table:table-cell office:value-type="string" calcext:value-type="string">
            <text:p>Proceedings of the 23rd USENIX Conference on Security Symposium</text:p>
          </table:table-cell>
          <table:table-cell office:value-type="string" calcext:value-type="string">
            <text:p>978-1-931971-15-7</text:p>
          </table:table-cell>
          <table:table-cell table:number-columns-repeated="3"/>
          <table:table-cell office:value-type="string" calcext:value-type="string">
            <text:p>This paper analyzes the actual cost of attacking TLS implementations that use NIST's Dual EC pseudorandom number generator, assuming that the attacker generated the constants used in Dual EC. It has been known for several years that an attacker generating these constants and seeing a long enough stretch of Dual EC output bits can predict all future outputs; but TLS does not naturally provide a long enough stretch of output bits, and the cost of an attack turns out to depend heavily on choices made in implementing the RNG and on choices made in implementing other parts of TLS.Specifically, this paper investigates OpenSSL-FIPS, Windows' SChannel, and the C/C++ and Java versions of the RSA BSAFE library. This paper shows that Dual EC exploitability is fragile, and in particular is stopped by an outright bug in the certified Dual EC implementation in OpenSSL. On the other hand, this paper also shows that Dual EC exploitability benefits from a modification made to the Dual EC standard in 2007; from several attack optimizations introduced here; and from various proposed TLS extensions, one of which is implemented in BSAFE, though disabled in the version we obtained and studied. The paper's attacks are implemented; benchmarked; tested against libraries modified to use new Dual EC constants; and verified to successfully recover TLS plaintex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I65BBBRS</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upperich, Thomas; Maiorca, Davide; Kührer, Marc; Holz, Thorsten; Giacinto, Giorgio</text:p>
          </table:table-cell>
          <table:table-cell office:value-type="string" calcext:value-type="string">
            <text:p>On the Robustness of Mobile Device Fingerprinting: Can Mobile Users Escape Modern Web-Tracking Mechanisms?</text:p>
          </table:table-cell>
          <table:table-cell office:value-type="string" calcext:value-type="string">
            <text:p>Proceedings of the 31st Annual Computer Security Applications Conference</text:p>
          </table:table-cell>
          <table:table-cell office:value-type="string" calcext:value-type="string">
            <text:p>978-1-4503-3682-6</text:p>
          </table:table-cell>
          <table:table-cell/>
          <table:table-cell office:value-type="string" calcext:value-type="string">
            <text:p>10.1145/2818000.2818032</text:p>
          </table:table-cell>
          <table:table-cell office:value-type="string" calcext:value-type="string">
            <text:p>https://doi.org/10.1145/2818000.2818032</text:p>
          </table:table-cell>
          <table:table-cell office:value-type="string" calcext:value-type="string">
            <text:p>Client fingerprinting techniques enhance classical cookie-based user tracking to increase the robustness of tracking techniques. A unique identifier is created based on characteristic attributes of the client device, and then used for deployment of personalized advertisements or similar use cases. Whereas fingerprinting performs well for highly customized devices (especially desktop computers), these methods often lack in precision for highly standardized devices like mobile phones.In this paper, we show that widely used techniques do not perform well for mobile devices yet, but that it is possible to build a fingerprinting system for precise recognition and identification. We evaluate our proposed system in an online study and verify its robustness against misclassification.Fingerprinting of web clients is often seen as an offence to web users' privacy as it usually takes place without the users' knowledge, awareness, and consent. Thus, we also analyze whether it is possible to outrun fingerprinting of mobile devices. We investigate different scenarios in which users are able to circumvent a fingerprinting system and evade our newly created method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3W694W2Z</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ernardi, P.; Bonazza, M.; Sanchez, E.; Reorda, M. Sonza; Ballan, O.</text:p>
          </table:table-cell>
          <table:table-cell office:value-type="string" calcext:value-type="string">
            <text:p>On-Line Functionally Untestable Fault Identification in Embedded Processor Cores</text:p>
          </table:table-cell>
          <table:table-cell office:value-type="string" calcext:value-type="string">
            <text:p>Proceedings of the Conference on Design, Automation and Test in Europe</text:p>
          </table:table-cell>
          <table:table-cell office:value-type="string" calcext:value-type="string">
            <text:p>978-1-4503-2153-2</text:p>
          </table:table-cell>
          <table:table-cell table:number-columns-repeated="3"/>
          <table:table-cell office:value-type="string" calcext:value-type="string">
            <text:p>Functional testing of embedded processors is a challenging task and additional constraints are imposed when a functional test procedure has to be executed online. In the latter case, a significant amount of the processor faults cannot be detected since related to the debug/test circuitry or because of memory configuration constraints. In this paper we identify several sources of on-line functional untestability and propose a set of techniques to exactly measure their impact on the fault coverage. Experimental results related to an industrial case study are reported, showing that the fault coverage loss due to the considered untestability sources may reach more than 13%.</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MP86ZYH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fei, Miao; Tsai, Sang-Bing</text:p>
          </table:table-cell>
          <table:table-cell office:value-type="string" calcext:value-type="string">
            <text:p>Online and Offline Mixed Intelligent Teaching Assistant Mode of English Based on Mobile Information System</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7074629</text:p>
          </table:table-cell>
          <table:table-cell office:value-type="string" calcext:value-type="string">
            <text:p>https://doi.org/10.1155/2021/7074629</text:p>
          </table:table-cell>
          <table:table-cell office:value-type="string" calcext:value-type="string">
            <text:p>In order to actively explore the English teaching methods in the “Internet+” era, by exploring the teaching effects of online and offline mixed teaching English courses, it is found that the online and offline mixed teaching methods are very popular among students. Autonomous learning can enable students to acquire knowledge with greater flexibility and efficiency and make teacher guidance more targeted and interactive in offline classrooms, thereby improving teaching effects. In the new era, the rapid development and progress of Internet technology, information technology, and multimedia provide a good opportunity for China to continue to promote the reform of education and teaching. This article aims to study the online and offline mixed intelligent teaching assistant mode of English based on the mobile information system, expounds the overall design strategy of the online and offline mixed teaching mode, and proposes to strengthen the online and offline English mixed intelligent teaching assistant mode. And this article proposes an English hybrid intelligent teaching assistant model based on mobile information system development, which integrates massive English teaching resources. According to each student’s learning progress, tailor-made online learning courses and materials, combined with offline auxiliary teaching, achieve double education guarantee. The experimental results in this article show that if 30 people in the exam refer to the results, the teacher wants to analyze the results of these 10 questions. Please enter these 10 questions and corresponding rules of the user interface into the database, and use the system for reasoning and analysis, and the knowledge points involved in selecting 10 questions on the test paper are divided into 9 different grammatical points. When the entire class has conquered them and they are all deterministic answers, the weighted value is the current lowest value, which is 0. This shows that the system is very convenien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CY74II6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n, Ruiting; Long, Yan; Xiao, Lina</text:p>
          </table:table-cell>
          <table:table-cell office:value-type="string" calcext:value-type="string">
            <text:p>Online and Offline Mixed Teaching Mode of Management Courses Based on Internet and Information Technology——Taking Wuhan Donghu University as an Example</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089</text:p>
          </table:table-cell>
          <table:table-cell office:value-type="string" calcext:value-type="string">
            <text:p>https://doi.org/10.1145/3482632.3483089</text:p>
          </table:table-cell>
          <table:table-cell office:value-type="string" calcext:value-type="string">
            <text:p>Management courses have the characteristics of generality, comprehensiveness, practicality and sociality. With the development of Internet technology and education informatization, the in-depth integration of traditional classroom teaching and online teaching has become a realistic requirement in order that a mixed online and offline teaching model has emerged as the times require. This article takes the management majors of Wuhan Donghu University as a sample, analyzes the satisfaction of a single online teaching through questionnaire surveys, compares the advantages, disadvantages and scope of application of online teaching and offline teaching, and combines the management interviews with course teachers there, from the three aspects of pre-class, in-class and after-class, the teaching design and exploration of the online and offline mixed teaching mod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RLB8ECBT</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Ru</text:p>
          </table:table-cell>
          <table:table-cell office:value-type="string" calcext:value-type="string">
            <text:p>Online Innovation and Application of Cloud Classroom Based on the Integration of BOPPPS and PAD Teaching Methods for Students Majoring in Science and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066</text:p>
          </table:table-cell>
          <table:table-cell office:value-type="string" calcext:value-type="string">
            <text:p>https://doi.org/10.1145/3482632.3484066</text:p>
          </table:table-cell>
          <table:table-cell office:value-type="string" calcext:value-type="string">
            <text:p>In view of the new engineering background, the new strategy to promote the reform of higher education, the ordinary university science and engineering major's students whose English course in the current of this era is bound to need a series of effective reform from the teaching content, teaching mode and teaching evaluation aspects. The author through the analysis of the learning on the basis of the characteristics of science &amp;amp;engineering students in common colleges and universities, the teaching content using the Internet cloud plus electrical teaching material, to deconstruction and reconstruction of knowledge, teaching model adopted BOPPPS and PAD teaching method and finally analyze the learning effect via the cloud through scientific analysis, in the end it is concluded that effective teaching model in one stag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IQ6VFN6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Zhao, Yongyan; Shan, Shaonan; Kung, Hsu-Yang</text:p>
          </table:table-cell>
          <table:table-cell office:value-type="string" calcext:value-type="string">
            <text:p>Online Learning Support Service System Architecture Based on Location Service Architecture</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6663934</text:p>
          </table:table-cell>
          <table:table-cell office:value-type="string" calcext:value-type="string">
            <text:p>https://doi.org/10.1155/2021/6663934</text:p>
          </table:table-cell>
          <table:table-cell office:value-type="string" calcext:value-type="string">
            <text:p>With the development of network, location-based service architecture is gradually applied to the learning support service system. The purpose of this study is to develop an online learning support system using allocation information service architecture. In this study, the 2019 year of this study was selected as a research material through an online learning support service system within six months. The system architecture of this study is the Browser/Server architecture. Based on this, we analyze the learning result data using the weight setting of the feature attribute and the learning evaluation algorithm. The results show that the improved algorithm based on location-based service architecture can get the best algorithm accuracy when the weight of the whole algorithm is about α = 0.4. For the degree of demand for learning guidance, 16.2% thought it was absolutely necessary and 50.7% thought it was more necessary. And 70.6% of the learners thought that the learning system was not very accurate or generally accurate. It is concluded that the learning support service system of this study has a certain role. It provides a new path to improve the quality of online education learning support service and promotes the development of online education.</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Y3PUA6JG</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aukipuro, Lotta; Pakanen, Minna; Väinämö, Satu</text:p>
          </table:table-cell>
          <table:table-cell office:value-type="string" calcext:value-type="string">
            <text:p>Online User Community for Efficient Citizen Participation</text:p>
          </table:table-cell>
          <table:table-cell office:value-type="string" calcext:value-type="string">
            <text:p>Proceedings of the 20th International Academic Mindtrek Conference</text:p>
          </table:table-cell>
          <table:table-cell office:value-type="string" calcext:value-type="string">
            <text:p>978-1-4503-4367-1</text:p>
          </table:table-cell>
          <table:table-cell/>
          <table:table-cell office:value-type="string" calcext:value-type="string">
            <text:p>10.1145/2994310.2994341</text:p>
          </table:table-cell>
          <table:table-cell office:value-type="string" calcext:value-type="string">
            <text:p>https://doi.org/10.1145/2994310.2994341</text:p>
          </table:table-cell>
          <table:table-cell office:value-type="string" calcext:value-type="string">
            <text:p>Involving citizens in the development activities of a company or public sector is getting more and more important to be able to design e.g. services, products, and city plans that people like and want to use. To be able to develop online user communities that support company or public sector user research needs, it is important to focus on customer perceptions of online user communities. This paper addresses customer perceptions of crowdsourcing and citizen participation through an online user community. Empirical data was collected in two phases: through a pre-study containing interviews and an online survey with 52 participants in total and a follow-up interview for seven selected informants after using an online user community for citizen involvement in the development activity. Several real-life citizen involvement activities conducted through the case online user community are presented in the paper. Findings show that the online user involvement platform PATIO's customers have experienced it as an easy, fast, and cost-effective way to involve citizens in different development activities. Findings also suggest that an online user involvement platform and user community allows collecting rich feedback because of an easy access to target end-users. The results of the study contribute to the scientific discussion on crowdsourcing, citizen participation and living labs, and the development of efficient online tools in this context.</text:p>
          </table:table-cell>
          <table:table-cell office:value-type="string" calcext:value-type="string">
            <text:p>crowdsourcing; citizen participation; living lab; online user community; user centric development; user involvement</text:p>
          </table:table-cell>
          <table:table-cell office:value-type="string" calcext:value-type="string">
            <text:p>ACM</text:p>
          </table:table-cell>
          <table:table-cell table:number-columns-repeated="1011"/>
        </table:table-row>
        <table:table-row table:style-name="ro1">
          <table:table-cell office:value-type="string" calcext:value-type="string">
            <text:p>XWXPQ7HP</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Gómez, M.; González, R. V.; Martínez-Marín, T.; Meziat, D.; Sánchez, S.</text:p>
          </table:table-cell>
          <table:table-cell office:value-type="string" calcext:value-type="string">
            <text:p>Optimal Motion Planning by Reinforcement Learning in Autonomous Mobile Vehicles</text:p>
          </table:table-cell>
          <table:table-cell office:value-type="string" calcext:value-type="string">
            <text:p>Robotica</text:p>
          </table:table-cell>
          <table:table-cell/>
          <table:table-cell office:value-type="string" calcext:value-type="string">
            <text:p>0263-5747</text:p>
          </table:table-cell>
          <table:table-cell office:value-type="string" calcext:value-type="string">
            <text:p>10.1017/S0263574711000452</text:p>
          </table:table-cell>
          <table:table-cell office:value-type="string" calcext:value-type="string">
            <text:p>https://doi.org/10.1017/S0263574711000452</text:p>
          </table:table-cell>
          <table:table-cell office:value-type="string" calcext:value-type="string">
            <text:p>The aim of this work has been the implementation and testing in real conditions of a new algorithm based on the cell-mapping techniques and reinforcement learning methods to obtain the optimal motion planning of a vehicle considering kinematics, dynamics and obstacle constraints. The algorithm is an extension of the control adjoining cell mapping technique for learning the dynamics of the vehicle instead of using its analytical state equations. It uses a transformation of cell-to-cell mapping in order to reduce the time spent during the learning stage. Real experimental results are reported to show the satisfactory performance of the algorithm.</text:p>
          </table:table-cell>
          <table:table-cell office:value-type="string" calcext:value-type="string">
            <text:p>Adjoining; Cell-mapping; Non-holonomic systems; Optimal motion planning; Reinforcement learning</text:p>
          </table:table-cell>
          <table:table-cell office:value-type="string" calcext:value-type="string">
            <text:p>ACM</text:p>
          </table:table-cell>
          <table:table-cell table:number-columns-repeated="1011"/>
        </table:table-row>
        <table:table-row table:style-name="ro1">
          <table:table-cell office:value-type="string" calcext:value-type="string">
            <text:p>EFK9B6AI</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o, Pujun; Liu, Jingna; Ma, Wenpeng; Wu, Ruiqin</text:p>
          </table:table-cell>
          <table:table-cell office:value-type="string" calcext:value-type="string">
            <text:p>Optimization of Experiment Teaching in the Course of Mechanical Principle</text:p>
          </table:table-cell>
          <table:table-cell office:value-type="string" calcext:value-type="string">
            <text:p>2020 3rd International Conference on Education Technology Management</text:p>
          </table:table-cell>
          <table:table-cell office:value-type="string" calcext:value-type="string">
            <text:p>978-1-4503-8875-7</text:p>
          </table:table-cell>
          <table:table-cell/>
          <table:table-cell office:value-type="string" calcext:value-type="string">
            <text:p>10.1145/3446590.3446599</text:p>
          </table:table-cell>
          <table:table-cell office:value-type="string" calcext:value-type="string">
            <text:p>https://doi.org/10.1145/3446590.3446599</text:p>
          </table:table-cell>
          <table:table-cell office:value-type="string" calcext:value-type="string">
            <text:p>Based on experience of former teaching reformation and philosophy of "Emerging Engineering Education", an experimental teaching reformation program that includes restructured knowledge system, modularization of experimental teaching process and diversified evaluation system is proposed. It is found that students have deeper and comprehensive understanding on knowledge and more enthusiasm in experimental process. Finally students have definite self-cognition about their division of labor in teamwork. Through gathering statistics, the effectiveness of reformation program is verified and this program can enrich practical experience of experimental teaching reformation.</text:p>
          </table:table-cell>
          <table:table-cell office:value-type="string" calcext:value-type="string">
            <text:p>diversified evaluation; experiment teaching; Mechanical principle; modular teaching process</text:p>
          </table:table-cell>
          <table:table-cell office:value-type="string" calcext:value-type="string">
            <text:p>ACM</text:p>
          </table:table-cell>
          <table:table-cell table:number-columns-repeated="1011"/>
        </table:table-row>
        <table:table-row table:style-name="ro1">
          <table:table-cell office:value-type="string" calcext:value-type="string">
            <text:p>KUFW8TQ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urrows, Steven; Potthast, Martin; Stein, Benno</text:p>
          </table:table-cell>
          <table:table-cell office:value-type="string" calcext:value-type="string">
            <text:p>Paraphrase Acquisition via Crowdsourcing and Machine Learning</text:p>
          </table:table-cell>
          <table:table-cell office:value-type="string" calcext:value-type="string">
            <text:p>ACM Trans. Intell. Syst. Technol.</text:p>
          </table:table-cell>
          <table:table-cell/>
          <table:table-cell office:value-type="string" calcext:value-type="string">
            <text:p>2157-6904</text:p>
          </table:table-cell>
          <table:table-cell office:value-type="string" calcext:value-type="string">
            <text:p>10.1145/2483669.2483676</text:p>
          </table:table-cell>
          <table:table-cell office:value-type="string" calcext:value-type="string">
            <text:p>https://doi.org/10.1145/2483669.2483676</text:p>
          </table:table-cell>
          <table:table-cell office:value-type="string" calcext:value-type="string">
            <text:p>To paraphrase means to rewrite content while preserving the original meaning. Paraphrasing is important in fields such as text reuse in journalism, anonymizing work, and improving the quality of customer-written reviews. This article contributes to paraphrase acquisition and focuses on two aspects that are not addressed by current research: (1) acquisition via crowdsourcing, and (2) acquisition of passage-level samples. The challenge of the first aspect is automatic quality assurance; without such a means the crowdsourcing paradigm is not effective, and without crowdsourcing the creation of test corpora is unacceptably expensive for realistic order of magnitudes. The second aspect addresses the deficit that most of the previous work in generating and evaluating paraphrases has been conducted using sentence-level paraphrases or shorter; these short-sample analyses are limited in terms of application to plagiarism detection, for example. We present the Webis Crowd Paraphrase Corpus 2011 (Webis-CPC-11), which recently formed part of the PAN 2010 international plagiarism detection competition. This corpus comprises passage-level paraphrases with 4067 positive samples and 3792 negative samples that failed our criteria, using Amazon's Mechanical Turk for crowdsourcing. In this article, we review the lessons learned at PAN 2010, and explain in detail the method used to construct the corpus. The empirical contributions include machine learning experiments to explore if passage-level paraphrases can be identified in a two-class classification problem using paraphrase similarity features, and we find that a k-nearest-neighbor classifier can correctly distinguish between paraphrased and nonparaphrased samples with 0.980 precision at 0.523 recall. This result implies that just under half of our samples must be discarded (remaining 0.477 fraction), but our cost analysis shows that the automation we introduce results in a 18% financial saving and over 100 hours of time returned to the researchers when repeating a similar corpus design. On the other hand, when building an unrelated corpus requiring, say, 25% training data for the automated component, we show that the financial outcome is cost neutral, while still returning over 70 hours of time to the researchers. The work presented here is the first to join the paraphrasing and plagiarism communities.</text:p>
          </table:table-cell>
          <table:table-cell office:value-type="string" calcext:value-type="string">
            <text:p>corpus; cost analysis; Mechanical Turk; Paraphrase generation; plagiarism</text:p>
          </table:table-cell>
          <table:table-cell office:value-type="string" calcext:value-type="string">
            <text:p>ACM</text:p>
          </table:table-cell>
          <table:table-cell table:number-columns-repeated="1011"/>
        </table:table-row>
        <table:table-row table:style-name="ro1">
          <table:table-cell office:value-type="string" calcext:value-type="string">
            <text:p>6JM3UN9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Junkkari, Marko; Vainio, Johanna; Iltanen, Kati; Arvola, Paavo; Kari, Heidi; Kekäläinen, Jaana</text:p>
          </table:table-cell>
          <table:table-cell office:value-type="string" calcext:value-type="string">
            <text:p>Path Expressions in SQL: A User Study on Query Formulation</text:p>
          </table:table-cell>
          <table:table-cell office:value-type="string" calcext:value-type="string">
            <text:p>J. Database Manage.</text:p>
          </table:table-cell>
          <table:table-cell/>
          <table:table-cell office:value-type="string" calcext:value-type="string">
            <text:p>1063-8016</text:p>
          </table:table-cell>
          <table:table-cell table:number-columns-repeated="2"/>
          <table:table-cell office:value-type="string" calcext:value-type="string">
            <text:p>This article focuses on testing a path-oriented querying approach to hierarchical data in relational databases. The authors execute a user study to compare the path-oriented approach and traditional SQL from two perspectives: correctness of queries and time spent in querying. They also analyze what kinds of errors are typical in path-oriented SQL. Path-oriented query languages are popular in the context of object-orientation and XML. However, relational databases are the most common paradigm for storing data and SQL is most common for manipulating data. When querying hierarchical data in SQL, the user must specify join conditions explicitly between hierarchy levels. Path-oriented SQL is a new alternative for expressing hierarchical queries in relational databases. In the authors' study, the users spent significantly less time in writing path-oriented SQL queries and made fewer errors in query formulation.</text:p>
          </table:table-cell>
          <table:table-cell office:value-type="string" calcext:value-type="string">
            <text:p>Hierarchical Data; Path-Orientation; PathSQL; Query Language; Relational Databases; SQL; User Test</text:p>
          </table:table-cell>
          <table:table-cell office:value-type="string" calcext:value-type="string">
            <text:p>ACM</text:p>
          </table:table-cell>
          <table:table-cell table:number-columns-repeated="1011"/>
        </table:table-row>
        <table:table-row table:style-name="ro1">
          <table:table-cell office:value-type="string" calcext:value-type="string">
            <text:p>D7NHENQB</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raki, Tadashi; Ikeda, Nobutaka; Shukla, Devarshi; Jain, Pankaj K.; Londhe, Narendra D.; Shrivastava, Vimal K.; Banchhor, Sumit K.; Saba, Luca; Nicolaides, Andrew; Shafique, Shoaib; Laird, John R.; Suri, Jasjit S.</text:p>
          </table:table-cell>
          <table:table-cell office:value-type="string" calcext:value-type="string">
            <text:p>PCA-Based Polling Strategy in Machine Learning Framework for Coronary Artery Disease Risk Assessment in Intravascular Ultrasound</text:p>
          </table:table-cell>
          <table:table-cell office:value-type="string" calcext:value-type="string">
            <text:p>Comput. Methods Prog. Biomed.</text:p>
          </table:table-cell>
          <table:table-cell/>
          <table:table-cell office:value-type="string" calcext:value-type="string">
            <text:p>0169-2607</text:p>
          </table:table-cell>
          <table:table-cell table:number-columns-repeated="2"/>
          <table:table-cell office:value-type="string" calcext:value-type="string">
            <text:p>Coronary artery disease risk assessment in intravascular ultrasound.A link between carotid and coronary grayscale plaque morphology.Principal component analysis (PCA) for dominant feature selection.Classification accuracy of 98.43% and reliability index of 97.32%. Background and objectivePercutaneous coronary interventional procedures need advance planning prior to stenting or an endarterectomy. Cardiologists use intravascular ultrasound (IVUS) for screening, risk assessment and stratification of coronary artery disease (CAD). We hypothesize that plaque components are vulnerable to rupture due to plaque progression. Currently, there are no standard grayscale IVUS tools for risk assessment of plaque rupture. This paper presents a novel strategy for risk stratification based on plaque morphology embedded with principal component analysis (PCA) for plaque feature dimensionality reduction and dominant feature selection technique. The risk assessment utilizes 56 grayscale coronary features in a machine learning framework while linking information from carotid and coronary plaque burdens due to their common genetic makeup. MethodThis system consists of a machine learning paradigm which uses a support vector machine (SVM) combined with PCA for optimal and dominant coronary artery morphological feature extraction. Carotid artery proven intima-media thickness (cIMT) biomarker is adapted as a gold standard during the training phase of the machine learning system. For the performance evaluation, K-fold cross validation protocol is adapted with 20 trials per fold. For choosing the dominant features out of the 56 grayscale features, a polling strategy of PCA is adapted where the original value of the features is unaltered. Different protocols are designed for establishing the stability and reliability criteria of the coronary risk assessment system (cRAS). ResultsUsing the PCA-based machine learning paradigm and cross-validation protocol, a classification accuracy of 98.43% (AUC 0.98) with K=10 folds using an SVM radial basis function (RBF) kernel was achieved. A reliability index of 97.32% and machine learning stability criteria of 5% were met for the cRAS. ConclusionsThis is the first Computer aided design (CADx) system of its kind that is able to demonstrate the ability of coronary risk assessment and stratification while demonstrating a successful design of the machine learning system based on our assumptions.</text:p>
          </table:table-cell>
          <table:table-cell office:value-type="string" calcext:value-type="string">
            <text:p>Risk assessment; Coronary artery; IVUS; Machine learning; Carotid IMT; PCA</text:p>
          </table:table-cell>
          <table:table-cell office:value-type="string" calcext:value-type="string">
            <text:p>ACM</text:p>
          </table:table-cell>
          <table:table-cell table:number-columns-repeated="1011"/>
        </table:table-row>
        <table:table-row table:style-name="ro1">
          <table:table-cell office:value-type="string" calcext:value-type="string">
            <text:p>DMID5CY5</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Webb, Mary</text:p>
          </table:table-cell>
          <table:table-cell office:value-type="string" calcext:value-type="string">
            <text:p>Pedagogy with Information and Communications Technologies in Transition</text:p>
          </table:table-cell>
          <table:table-cell office:value-type="string" calcext:value-type="string">
            <text:p>Education and Information Technologies</text:p>
          </table:table-cell>
          <table:table-cell/>
          <table:table-cell office:value-type="string" calcext:value-type="string">
            <text:p>1360-2357</text:p>
          </table:table-cell>
          <table:table-cell office:value-type="string" calcext:value-type="string">
            <text:p>10.1007/s10639-012-9216-x</text:p>
          </table:table-cell>
          <table:table-cell office:value-type="string" calcext:value-type="string">
            <text:p>https://doi.org/10.1007/s10639-012-9216-x</text:p>
          </table:table-cell>
          <table:table-cell office:value-type="string" calcext:value-type="string">
            <text:p>This paper presents an analysis of ways in which pedagogy with information and communications technologies (ICTs) may need to adapt to accommodate to a major shift in our conceptions of knowledge and learning. A holistic approach to this analysis based on Checkland's "systems thinking" suggested changes in pedagogy needed for 21st century learning and suggested ways of managing the complexity in order to support teachers in developing their pedagogical practices. The examination of how learning is conceptualised while learners are in contact with vast arrays of knowledge through Internet access and how this understanding can be reconciled with current views of knowledge acquisition in formal education suggests a need for rebalancing in most phases of education between individual work and group participation. Furthermore, opportunities need to be increased for learners to develop expertise in their chosen domains and to make links between their formal and informal learning. Examination of scenarios in which people learn through peer interaction rather than any formal teaching suggests a need to recognise and not underestimate young people's capabilities. The paper proposes incorporating opportunities for students to engage with self-organizing social systems into pedagogy. This would complement an emphasis on develosping and understanding both individual and shared expertise.</text:p>
          </table:table-cell>
          <table:table-cell office:value-type="string" calcext:value-type="string">
            <text:p>Internet; Assessment for learning; Knowledge society; Neuroscience; Pedagogy; Self-organizing social systems</text:p>
          </table:table-cell>
          <table:table-cell office:value-type="string" calcext:value-type="string">
            <text:p>ACM</text:p>
          </table:table-cell>
          <table:table-cell table:number-columns-repeated="1011"/>
        </table:table-row>
        <table:table-row table:style-name="ro1">
          <table:table-cell office:value-type="string" calcext:value-type="string">
            <text:p>T7ALMMZP</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Gizas, Andreas B.; Christodoulou, Sotiris P.</text:p>
          </table:table-cell>
          <table:table-cell office:value-type="string" calcext:value-type="string">
            <text:p>Performance-Optimized Pages' Architecture, Navigation and Images Techniques for JQuery Mobile Sites</text:p>
          </table:table-cell>
          <table:table-cell office:value-type="string" calcext:value-type="string">
            <text:p>Proceedings of the 19th Panhellenic Conference on Informatics</text:p>
          </table:table-cell>
          <table:table-cell office:value-type="string" calcext:value-type="string">
            <text:p>978-1-4503-3551-5</text:p>
          </table:table-cell>
          <table:table-cell/>
          <table:table-cell office:value-type="string" calcext:value-type="string">
            <text:p>10.1145/2801948.2801995</text:p>
          </table:table-cell>
          <table:table-cell office:value-type="string" calcext:value-type="string">
            <text:p>https://doi.org/10.1145/2801948.2801995</text:p>
          </table:table-cell>
          <table:table-cell office:value-type="string" calcext:value-type="string">
            <text:p>Mobile clients have been on the rise and Web sites are becoming more accessible by portable devices like tablets and smartphones. Mobile sites are built on standards such as HTML5, CSS3 and other modern web technologies like JQuery Mobile, and they run on any mobile platform with a modern, standards-compliant web browser. However, the performance and usability of such sites are often insufficient. In this work we study the performance of jQuery Mobile web sites, investigate how the synergy with other technologies or techniques could be used to improve performance and conclude to a set of design patterns and coding practices, focused on jQuery Mobile framework, with emphasis on the architecture of the pages, navigation system and images loading techniques.</text:p>
          </table:table-cell>
          <table:table-cell office:value-type="string" calcext:value-type="string">
            <text:p>coding practices; jquery mobile; web mobile sites</text:p>
          </table:table-cell>
          <table:table-cell office:value-type="string" calcext:value-type="string">
            <text:p>ACM</text:p>
          </table:table-cell>
          <table:table-cell table:number-columns-repeated="1011"/>
        </table:table-row>
        <table:table-row table:style-name="ro1">
          <table:table-cell office:value-type="string" calcext:value-type="string">
            <text:p>7ABPNKRF</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ahni, Navdeep S.; Wheeler, S. Christian; Chintagunta, Pradeep</text:p>
          </table:table-cell>
          <table:table-cell office:value-type="string" calcext:value-type="string">
            <text:p>Personalization in Email Marketing: The Role of Noninformative Advertising Content</text:p>
          </table:table-cell>
          <table:table-cell office:value-type="string" calcext:value-type="string">
            <text:p>Marketing Science</text:p>
          </table:table-cell>
          <table:table-cell/>
          <table:table-cell office:value-type="string" calcext:value-type="string">
            <text:p>1526-548X</text:p>
          </table:table-cell>
          <table:table-cell office:value-type="string" calcext:value-type="string">
            <text:p>10.1287/mksc.2017.1066</text:p>
          </table:table-cell>
          <table:table-cell office:value-type="string" calcext:value-type="string">
            <text:p>https://doi.org/10.1287/mksc.2017.1066</text:p>
          </table:table-cell>
          <table:table-cell office:value-type="string" calcext:value-type="string">
            <text:p>In collaboration with three companies selling a diverse set of products, we conducted randomized field experiments in which experimentally tailored email ads were sent to millions of individuals. We found consistently that personalizing the emails by adding consumer-specific information e.g., recipient's name benefited the advertisers. Importantly, such content is not likely to be informative about the advertised product or the company. In our main experiment, we found that adding the name of the message recipient to the email's subject line increased the probability of the recipient opening it by 20% from 9.05% to 10.80%, which translated to an increase in sales' leads by 31% from 0.39% to 0.51% and a reduction in the number of individuals unsubscribing from the email campaign by 17% from 1.2% to 1.0%. We present similar experiments conducted with other companies, which show that the effects we document extend from objectives ranging from acquiring new customers to retaining customers who have purchased from the company in the past. Our investigation of several possible mechanisms suggests that such content increases the effort consumers make in processing the other content in the rest of the advertising message. Our paper quantifies the benefits from personalization and sheds light on the role of noninformative advertising content by analyzing several detailed measures of recipient's interaction with the message. It provides external validity to psychological mechanisms and has clear implications for the firms that are designing their advertising campaigns.Data and the online appendix are available at &lt;ext-link ext-link-type="uri" href="https://doi.org/10.1287/mksc.2017.1066"&gt;https://doi.org/10.1287/mksc.2017.1066&lt;/ext-link&gt;.</text:p>
          </table:table-cell>
          <table:table-cell office:value-type="string" calcext:value-type="string">
            <text:p>advertising; advertising content; advertising tailoring; email marketing; experimental design; field experiments; personalization</text:p>
          </table:table-cell>
          <table:table-cell office:value-type="string" calcext:value-type="string">
            <text:p>ACM</text:p>
          </table:table-cell>
          <table:table-cell table:number-columns-repeated="1011"/>
        </table:table-row>
        <table:table-row table:style-name="ro1">
          <table:table-cell office:value-type="string" calcext:value-type="string">
            <text:p>6Y9B4ZGH</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ei, Li; Xie, Fei; Cong, Kai</text:p>
          </table:table-cell>
          <table:table-cell office:value-type="string" calcext:value-type="string">
            <text:p>Post-Silicon Conformance Checking with Virtual Prototypes</text:p>
          </table:table-cell>
          <table:table-cell office:value-type="string" calcext:value-type="string">
            <text:p>Proceedings of the 50th Annual Design Automation Conference</text:p>
          </table:table-cell>
          <table:table-cell office:value-type="string" calcext:value-type="string">
            <text:p>978-1-4503-2071-9</text:p>
          </table:table-cell>
          <table:table-cell/>
          <table:table-cell office:value-type="string" calcext:value-type="string">
            <text:p>10.1145/2463209.2488770</text:p>
          </table:table-cell>
          <table:table-cell office:value-type="string" calcext:value-type="string">
            <text:p>https://doi.org/10.1145/2463209.2488770</text:p>
          </table:table-cell>
          <table:table-cell office:value-type="string" calcext:value-type="string">
            <text:p>Virtual prototypes are increasingly used in device/driver co-development and co-validation to enable early driver development and reduce product time-to-market. However, drivers developed over virtual prototypes often do not work readily on silicon devices, since silicon devices often do not conform to virtual prototypes. Therefore, it is important to detect the inconsistences between silicon devices and virtual prototypes.We present an approach to post-silicon conformance checking of a hardware device with its virtual prototype, i.e., a virtual device. The conformance between the silicon and virtual devices is defined over their interface states. This approach symbolically executes the virtual device with the same driver request sequence to the silicon device, and checks if the interface states of the silicon and virtual devices are consistent. Inconsistencies detected indicate potential errors in either the silicon device or the virtual device. We have evaluated our approach on three network adapters and their virtual devices, and found 15 inconsistencies exposing 15 real bugs in total from the silicon and virtual devices. The results demonstrate that our approach is useful and efficient in facilitating device/driver co-validation at the post-silicon stage.</text:p>
          </table:table-cell>
          <table:table-cell office:value-type="string" calcext:value-type="string">
            <text:p>conformance checking; post-silicon validation; virtual prototypes</text:p>
          </table:table-cell>
          <table:table-cell office:value-type="string" calcext:value-type="string">
            <text:p>ACM</text:p>
          </table:table-cell>
          <table:table-cell table:number-columns-repeated="1011"/>
        </table:table-row>
        <table:table-row table:style-name="ro1">
          <table:table-cell office:value-type="string" calcext:value-type="string">
            <text:p>S3N3I85V</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ampaio, Diogo Nunes; Ketterlin, Alain; Pouchet, Louis-Noel; Rastello, Fabrice</text:p>
          </table:table-cell>
          <table:table-cell office:value-type="string" calcext:value-type="string">
            <text:p>POSTER: Hybrid Data Dependence Analysis for Loop Transformations</text:p>
          </table:table-cell>
          <table:table-cell office:value-type="string" calcext:value-type="string">
            <text:p>Proceedings of the 2016 International Conference on Parallel Architectures and Compilation</text:p>
          </table:table-cell>
          <table:table-cell office:value-type="string" calcext:value-type="string">
            <text:p>978-1-4503-4121-9</text:p>
          </table:table-cell>
          <table:table-cell/>
          <table:table-cell office:value-type="string" calcext:value-type="string">
            <text:p>10.1145/2967938.2974059</text:p>
          </table:table-cell>
          <table:table-cell office:value-type="string" calcext:value-type="string">
            <text:p>https://doi.org/10.1145/2967938.2974059</text:p>
          </table:table-cell>
          <table:table-cell office:value-type="string" calcext:value-type="string">
            <text:p>Loop optimizations span from vectorization, scalar promotion, loop invariant code motion, software pipelining to loop fusion, skewing, tiling and loop parallelization. These transformations are essential in the quest for automated high-performance code generation.Determining the validity of loop transformations at compile time requires analyzing all possible data dependences that may exist at run-time, i.e., all may-dependences. One fundamental issue faced by loop optimizers relates to the precision of alias and dependence information. Static alias and dependence analysis has been extensively studied, but many factors make the problem extremely tough.We provide theoretical and practical foundations to safely apply aggressive loop transformations on programs with polynomial data access relations. We do so by inverting how the may-dependence problem is attacked. Instead of providing alias information to the optimizer such that it can filter invalid transformations, we request that it performs a transformation that we believe will reduce the execution time and we generate a fast and precise test to validate, at run-time, if the optimization can be taken.</text:p>
          </table:table-cell>
          <table:table-cell office:value-type="string" calcext:value-type="string">
            <text:p>code versioning; compilers; polyhedral transformation</text:p>
          </table:table-cell>
          <table:table-cell office:value-type="string" calcext:value-type="string">
            <text:p>ACM</text:p>
          </table:table-cell>
          <table:table-cell table:number-columns-repeated="1011"/>
        </table:table-row>
        <table:table-row table:style-name="ro1">
          <table:table-cell office:value-type="string" calcext:value-type="string">
            <text:p>IXQFE2F7</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eng, Zili; Guo, Yaning; Shen, Yixin; Chen, Jing; Zhou, Chao; Wang, Minhu; Zhang, Jia; Xu, Mingwei; Sun, Chen; Hu, Hongxin</text:p>
          </table:table-cell>
          <table:table-cell office:value-type="string" calcext:value-type="string">
            <text:p>Practically Deploying Heavyweight Adaptive Bitrate Algorithms With Teacher-Student Learning</text:p>
          </table:table-cell>
          <table:table-cell office:value-type="string" calcext:value-type="string">
            <text:p>IEEE/ACM Trans. Netw.</text:p>
          </table:table-cell>
          <table:table-cell/>
          <table:table-cell office:value-type="string" calcext:value-type="string">
            <text:p>1063-6692</text:p>
          </table:table-cell>
          <table:table-cell office:value-type="string" calcext:value-type="string">
            <text:p>10.1109/TNET.2020.3048666</text:p>
          </table:table-cell>
          <table:table-cell office:value-type="string" calcext:value-type="string">
            <text:p>https://doi.org/10.1109/TNET.2020.3048666</text:p>
          </table:table-cell>
          <table:table-cell office:value-type="string" calcext:value-type="string">
            <text:p>Major commercial client-side video players employ adaptive bitrate (ABR) algorithms to improve the user quality of experience (QoE). With the evolvement of ABR algorithms, increasingly complex methods such as neural networks have been adopted to pursue better performance. However, these complex methods are too heavyweight to be directly deployed in client devices with limited resources, such as mobile phones. Existing solutions suffer from a trade-off between algorithm performance and deployment overhead. To make the deployment of sophisticated ABR algorithms practical, we propose &lt;italic&gt;PiTree&lt;/italic&gt;, a &lt;italic&gt;general&lt;/italic&gt;, &lt;italic&gt;high-performance&lt;/italic&gt;, and &lt;italic&gt;scalable&lt;/italic&gt; framework that can faithfully convert sophisticated ABR algorithms into decision trees with teacher-student learning. In this way, network operators can train complex models offline and deploy converted lightweight decision trees online. We also present theoretical analysis on the conversion and provide two upper bounds of the prediction error during the conversion and the generalization loss after conversion. Evaluation on three representative ABR algorithms with both trace-driven emulation and real-world experiments demonstrates that &lt;italic&gt;PiTree&lt;/italic&gt; could convert ABR algorithms into decision trees with &amp;lt; 3% average performance degradation. Moreover, compared to original deployment solutions, &lt;italic&gt;PiTree&lt;/italic&gt; could save considerable operating expenses for content provider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SDS5F2GH</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Zhou, Chunjie; Dai, Pengfei; Wang, Fusheng; Zhang, Zhenxing</text:p>
          </table:table-cell>
          <table:table-cell office:value-type="string" calcext:value-type="string">
            <text:p>Predicting the Passenger Demand on Bus Services for Mobile Users</text:p>
          </table:table-cell>
          <table:table-cell office:value-type="string" calcext:value-type="string">
            <text:p>Pervasive Mob. Comput.</text:p>
          </table:table-cell>
          <table:table-cell/>
          <table:table-cell office:value-type="string" calcext:value-type="string">
            <text:p>1574-1192</text:p>
          </table:table-cell>
          <table:table-cell office:value-type="string" calcext:value-type="string">
            <text:p>10.1016/j.pmcj.2015.10.003</text:p>
          </table:table-cell>
          <table:table-cell office:value-type="string" calcext:value-type="string">
            <text:p>https://doi.org/10.1016/j.pmcj.2015.10.003</text:p>
          </table:table-cell>
          <table:table-cell office:value-type="string" calcext:value-type="string">
            <text:p>Public transport, especially the bus transport, can reduce the private car usage and fuel consumption, and alleviate traffic congestion. However, when traveling in buses, the travelers not only care about the waiting time, but also care about the crowdedness in the bus itself. Excessively overcrowded bus may drive away the anxious travelers and make them reluctant to take buses. So accurate, real-time and reliable passenger demand prediction becomes necessary, which can help determine the bus headway and help reduce the waiting time of passengers. Based on a large database from a real bus system, this paper aims to present a passenger demand prediction system for mobile users. The system includes a server-side bus information data stream processing and mining program and a client-side mobile application for Android smartphones. The server program continuously monitors for each bus stop the number of passengers waiting at the bus stop, the number of passengers that will pass the bus stop, as well as the traffic conditions in the area around the stop. It delivers real time bus and traffic information to mobile users via restful web services. The client-side location-based mobile application consumes these services to help mobile users make informed transportation choices. For example the availability of buses might be a deterrent when they are too crowded. However, there are three major challenges for predicting the passenger demands on bus services: inhomogeneous, seasonal bursty periods and periodicities. To overcome the challenges, we propose three predictive models and further take a data stream ensemble framework to predict the number of passengers. We develop a prototype system with different types of Android based mobile phones and comprehensively experiment over a 22-week period. The evaluation results suggest that the proposed system achieves outstanding prediction accuracy among 86,411 passenger demands on bus services, more than 78% of them are accurately forecasted. Build a passenger demand prediction system for mobile users.Propose a method for detecting parking places.Present the design of knowledge base.Build a location-based mobile application for mobile users.</text:p>
          </table:table-cell>
          <table:table-cell office:value-type="string" calcext:value-type="string">
            <text:p>Bus transport; Mobile users; Passenger demand prediction; Predictive models; Traffic congestion</text:p>
          </table:table-cell>
          <table:table-cell office:value-type="string" calcext:value-type="string">
            <text:p>ACM</text:p>
          </table:table-cell>
          <table:table-cell table:number-columns-repeated="1011"/>
        </table:table-row>
        <table:table-row table:style-name="ro1">
          <table:table-cell office:value-type="string" calcext:value-type="string">
            <text:p>9FLNBP35</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Kelley, Patrick Gage; Cranor, Lorrie Faith; Sadeh, Norman</text:p>
          </table:table-cell>
          <table:table-cell office:value-type="string" calcext:value-type="string">
            <text:p>Privacy as Part of the App Decision-Making Process</text:p>
          </table:table-cell>
          <table:table-cell office:value-type="string" calcext:value-type="string">
            <text:p>Proceedings of the SIGCHI Conference on Human Factors in Computing Systems</text:p>
          </table:table-cell>
          <table:table-cell office:value-type="string" calcext:value-type="string">
            <text:p>978-1-4503-1899-0</text:p>
          </table:table-cell>
          <table:table-cell/>
          <table:table-cell office:value-type="string" calcext:value-type="string">
            <text:p>10.1145/2470654.2466466</text:p>
          </table:table-cell>
          <table:table-cell office:value-type="string" calcext:value-type="string">
            <text:p>https://doi.org/10.1145/2470654.2466466</text:p>
          </table:table-cell>
          <table:table-cell office:value-type="string" calcext:value-type="string">
            <text:p>Smartphones have unprecedented access to sensitive personal information. While users report having privacy concerns, they may not actively consider privacy while downloading apps from smartphone application marketplaces. Currently, Android users have only the Android permissions display, which appears after they have selected an app to download, to help them understand how applications access their information. We investigate how permissions and privacy could play a more active role in app-selection decisions. We designed a short "Privacy Facts' display, which we tested in a 20-participant lab study and a 366-participant online experiment. We found that by bringing privacy information to the user when they were making the decision and by presenting it in a clearer fashion, we could assist users in choosing applications that request fewer permissions.</text:p>
          </table:table-cell>
          <table:table-cell office:value-type="string" calcext:value-type="string">
            <text:p>android; decision-making; interface; mobile; privacy</text:p>
          </table:table-cell>
          <table:table-cell office:value-type="string" calcext:value-type="string">
            <text:p>ACM</text:p>
          </table:table-cell>
          <table:table-cell table:number-columns-repeated="1011"/>
        </table:table-row>
        <table:table-row table:style-name="ro1">
          <table:table-cell office:value-type="string" calcext:value-type="string">
            <text:p>NRGHZXJR</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Dalsgaard, Andreas E.; Hansen, René Rydhof; Schoeberl, Martin</text:p>
          </table:table-cell>
          <table:table-cell office:value-type="string" calcext:value-type="string">
            <text:p>Private Memory Allocation Analysis for Safety-Critical Java</text:p>
          </table:table-cell>
          <table:table-cell office:value-type="string" calcext:value-type="string">
            <text:p>Proceedings of the 10th International Workshop on Java Technologies for Real-Time and Embedded Systems</text:p>
          </table:table-cell>
          <table:table-cell office:value-type="string" calcext:value-type="string">
            <text:p>978-1-4503-1688-0</text:p>
          </table:table-cell>
          <table:table-cell/>
          <table:table-cell office:value-type="string" calcext:value-type="string">
            <text:p>10.1145/2388936.2388939</text:p>
          </table:table-cell>
          <table:table-cell office:value-type="string" calcext:value-type="string">
            <text:p>https://doi.org/10.1145/2388936.2388939</text:p>
          </table:table-cell>
          <table:table-cell office:value-type="string" calcext:value-type="string">
            <text:p>Safety-critical Java (SCJ) avoids garbage collection and uses a scope based memory model. This memory model is based on a restricted version of RTSJ [2] style scopes. The scopes form a clear hierarchy with different lifetimes. Therefore, references between objects in different scopes are only allowed from objects allocated in scopes with a shorter lifetime to objects allocated in scopes with a longer lifetime.To ensure memory safety, programmers are required to either manually annotate the application with complex annotations, rely on a runtime test of each reference assignment, or statically analyze all reference assignments and avoid runtime checks when all assignments are proven to be correct. A violation of the assignment rule at runtime leads to an unchecked exception. For safety-critical code that needs to be certified, runtime exceptions must be avoided and the absence of illegal reference assignments needs to be proven. In this paper we present a static program analysis tool that automates the proof that no illegal assignments occur.</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RWHJICNA</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urphy, Seán Óg; Brown, Kenneth N.; Sreenan, Cormac</text:p>
          </table:table-cell>
          <table:table-cell office:value-type="string" calcext:value-type="string">
            <text:p>Problem Decomposition for Evacuation Simulation Using Network Flow</text:p>
          </table:table-cell>
          <table:table-cell office:value-type="string" calcext:value-type="string">
            <text:p>Proceedings of the 2012 IEEE/ACM 16th International Symposium on Distributed Simulation and Real Time Applications</text:p>
          </table:table-cell>
          <table:table-cell office:value-type="string" calcext:value-type="string">
            <text:p>978-0-7695-4846-3</text:p>
          </table:table-cell>
          <table:table-cell/>
          <table:table-cell office:value-type="string" calcext:value-type="string">
            <text:p>10.1109/DS-RT.2012.21</text:p>
          </table:table-cell>
          <table:table-cell office:value-type="string" calcext:value-type="string">
            <text:p>https://doi.org/10.1109/DS-RT.2012.21</text:p>
          </table:table-cell>
          <table:table-cell office:value-type="string" calcext:value-type="string">
            <text:p>Simulation of building evacuations can be a powerful tool for predicting evacuation outcomes, but for this prediction to be useful it must be produced in a timely manner. The building evacuation outcomes are dependent on the movement decisions of the occupants, but simulating all possible combinations of occupant decisions is infeasible. Our contribution is a novel technique using building structure knowledge in the form of a Network Flow Graph to determine where and when occupants might interact with one another. We decompose the problem into non-interacting groups, to be simulated separately, which leads to a significant simulation workload reduction.</text:p>
          </table:table-cell>
          <table:table-cell office:value-type="string" calcext:value-type="string">
            <text:p>distributed simulation; evacuation monitoring; multi-agent simulation; network flow graph; problem decomposition</text:p>
          </table:table-cell>
          <table:table-cell office:value-type="string" calcext:value-type="string">
            <text:p>ACM</text:p>
          </table:table-cell>
          <table:table-cell table:number-columns-repeated="1011"/>
        </table:table-row>
        <table:table-row table:style-name="ro1">
          <table:table-cell office:value-type="string" calcext:value-type="string">
            <text:p>M9XCR2IY</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Wichansky, Anna</text:p>
          </table:table-cell>
          <table:table-cell office:value-type="string" calcext:value-type="string">
            <text:p>Professional UX Credentials: Are They Worth the Paper They're Printed On?</text:p>
          </table:table-cell>
          <table:table-cell office:value-type="string" calcext:value-type="string">
            <text:p>Interactions</text:p>
          </table:table-cell>
          <table:table-cell/>
          <table:table-cell office:value-type="string" calcext:value-type="string">
            <text:p>1072-5520</text:p>
          </table:table-cell>
          <table:table-cell office:value-type="string" calcext:value-type="string">
            <text:p>10.1145/2656370</text:p>
          </table:table-cell>
          <table:table-cell office:value-type="string" calcext:value-type="string">
            <text:p>https://doi.org/10.1145/2656370</text:p>
          </table:table-cell>
          <table:table-cell office:value-type="string" calcext:value-type="string">
            <text:p>This forum is dedicated to maximizing the success of HCI practitioners within the frenetic world of product and service design. It focuses on UX strategy approaches, leadership, management techniques, and above all the challenge of bringing HCI to peer-level status with longstanding business disciplines such as marketing and engineering. —Daniel Rosenberg, Editor</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JY8CQ8QV</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bdel Karim, Nader; Shukur, Zarina</text:p>
          </table:table-cell>
          <table:table-cell office:value-type="string" calcext:value-type="string">
            <text:p>Proposed Features of an Online Examination Interface Design and Its Optimal Value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6.07.013</text:p>
          </table:table-cell>
          <table:table-cell office:value-type="string" calcext:value-type="string">
            <text:p>https://doi.org/10.1016/j.chb.2016.07.013</text:p>
          </table:table-cell>
          <table:table-cell office:value-type="string" calcext:value-type="string">
            <text:p>User Interface Design is an essential part of any software application. Accordingly, online examination is an equally important system within eLearning. Consequently, online examination design features are a significant factor in enhancing exam efficiency as well as convenience for examinees. Nine main design features are generally applied in the online exam, namely font (i.e., type, size, colour, and style), background colour, sound alert, questions group, time counters, and number of questions per page. The values of these features are closely related to user characteristics, whether relating to the physical, cognitive, psychomotor, demographics or experience. Our experiment was conducted on 119 students to identify the commonly preferred online examination design. The results show that the students had variations in their choice of online exam interface design, where students preferred to group questions by Topic and then by Type. The most popular font type was Arial with a size of 14 or 12 and using regular font style. Moreover, white background and black text were the most preferred. Most of the students selected 5 and 3 questions/page respectively. Countdown Timer was the most preferred time counter. Regarding sound alert, the 15 and 5min remains were the most selected by students.</text:p>
          </table:table-cell>
          <table:table-cell office:value-type="string" calcext:value-type="string">
            <text:p>Interface design; Design features; Exam taker; Online exam; User characteristics; User interface</text:p>
          </table:table-cell>
          <table:table-cell office:value-type="string" calcext:value-type="string">
            <text:p>ACM</text:p>
          </table:table-cell>
          <table:table-cell table:number-columns-repeated="1011"/>
        </table:table-row>
        <table:table-row table:style-name="ro1">
          <table:table-cell office:value-type="string" calcext:value-type="string">
            <text:p>X9A3QUJ4</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ias, Alessandro; Wives, Leandro K.</text:p>
          </table:table-cell>
          <table:table-cell office:value-type="string" calcext:value-type="string">
            <text:p>Recommender System for Learning Objects Based in the Fusion of Social Signals, Interests, and Preferences of Learner Users in Ubiquitous e-Learning Systems</text:p>
          </table:table-cell>
          <table:table-cell office:value-type="string" calcext:value-type="string">
            <text:p>Personal Ubiquitous Comput.</text:p>
          </table:table-cell>
          <table:table-cell/>
          <table:table-cell office:value-type="string" calcext:value-type="string">
            <text:p>1617-4909</text:p>
          </table:table-cell>
          <table:table-cell office:value-type="string" calcext:value-type="string">
            <text:p>10.1007/s00779-018-01197-7</text:p>
          </table:table-cell>
          <table:table-cell office:value-type="string" calcext:value-type="string">
            <text:p>https://doi.org/10.1007/s00779-018-01197-7</text:p>
          </table:table-cell>
          <table:table-cell office:value-type="string" calcext:value-type="string">
            <text:p>In this paper, we present a recommendation approach for learning objects (LOs) in ubiquitous e-learning systems. Many of these systems are social learning networks, and learners can interact with other users through forums or chats. In these systems, learners usually perform a set of choices or make decisions ("what to learn", "how to learn", "with whom to learn", among others) during learning, depending on the system. The developed approach uses the result of these choices as a source of information. It is an extension of the User-based Nearest Neighbor recommendation approach, which has roots in the Nearest Neighbor search problem. Moreover, this approach uses social signals, interests, and preferences of learner users. With the fusion of these elements, we sought to find the most similar users to the active user, and then, to generate more accurate recommendations. We present an experimental evaluation of this approach showing that the usage prediction accuracy varies according to the combination of user choices and presents statistically significant higher prediction than baseline approaches. Despite being focused on ubiquitous e-learning systems, we briefly discuss how to use it in other domains where we observe that users can make decisions when interacting with other systems.</text:p>
          </table:table-cell>
          <table:table-cell office:value-type="string" calcext:value-type="string">
            <text:p>Learner-driven learning; Multidimensional user preference model; Nearest Neighbor search; Social learning networks; Social Recommender System; Ubiquitous e-learning systems</text:p>
          </table:table-cell>
          <table:table-cell office:value-type="string" calcext:value-type="string">
            <text:p>ACM</text:p>
          </table:table-cell>
          <table:table-cell table:number-columns-repeated="1011"/>
        </table:table-row>
        <table:table-row table:style-name="ro1">
          <table:table-cell office:value-type="string" calcext:value-type="string">
            <text:p>726NUMYL</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Iqbal, Junaid; Truscan, Dragos; Vain, Jüri; Porres, Ivan</text:p>
          </table:table-cell>
          <table:table-cell office:value-type="string" calcext:value-type="string">
            <text:p>Reconstructing Timed Symbolic Traces from &lt;i&gt;Rtioco&lt;/i&gt;-Based Timed Test Sequences Using Backward-Induction</text:p>
          </table:table-cell>
          <table:table-cell office:value-type="string" calcext:value-type="string">
            <text:p>Proceedings of the Fifth European Conference on the Engineering of Computer-Based Systems</text:p>
          </table:table-cell>
          <table:table-cell office:value-type="string" calcext:value-type="string">
            <text:p>978-1-4503-4843-0</text:p>
          </table:table-cell>
          <table:table-cell/>
          <table:table-cell office:value-type="string" calcext:value-type="string">
            <text:p>10.1145/3123779.3123813</text:p>
          </table:table-cell>
          <table:table-cell office:value-type="string" calcext:value-type="string">
            <text:p>https://doi.org/10.1145/3123779.3123813</text:p>
          </table:table-cell>
          <table:table-cell office:value-type="string" calcext:value-type="string">
            <text:p>As of today, model-based testing is considered as a leading-edge technology in the IT industry. In model-based testing, an implementation under test is tested for compliance with a model that describes the required behaviour of the implementation. Uppaal Tron is a popular tool for online model-based conformance testing of real-time systems; it uses the Uppaal verification engine to generate and convert on-the-fly timed symbolic traces into concrete test sequences. Among the advantages of online testing is the reduction of the symbolic state space needed for computing traces, better addressing non-determinism, as well as the possibility to execute longer-lasting test runs. However, analysing and debugging long test runs can be tedious and time-consuming especially when analysing root causes of failed tests. In game theory, backward-induction is a process to reason backwards in time, from the end of a problem or situation, in order to determine a sequence of optimal actions. In this paper, we propose an approach to reconstruct symbolic traces from test sequences generated by Uppaal Tron using backward-induction. The resulting symbolic traces can be imported in the Uppaal tool and visualised in the Uppaal simulator. The evaluation of the implementation of the approach shows that it has the potential to satisfy the needs of industrial level testing.</text:p>
          </table:table-cell>
          <table:table-cell office:value-type="string" calcext:value-type="string">
            <text:p>timed automata; backward-induction; diagnostic traces; game theory; rtioco-based timed test sequences; timed symbolic traces; uppaal model-checker; uppaal tron</text:p>
          </table:table-cell>
          <table:table-cell office:value-type="string" calcext:value-type="string">
            <text:p>ACM</text:p>
          </table:table-cell>
          <table:table-cell table:number-columns-repeated="1011"/>
        </table:table-row>
        <table:table-row table:style-name="ro1">
          <table:table-cell office:value-type="string" calcext:value-type="string">
            <text:p>U36ED4L3</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ekhalfi, Mohamed L.; Melgani, Farid; Zeggada, Abdallah; De Natale, Francesco G.B.; Salem, Mohammed A.-M.; Khamis, Alaa</text:p>
          </table:table-cell>
          <table:table-cell office:value-type="string" calcext:value-type="string">
            <text:p>Recovering the Sight to Blind People in Indoor Environments with Smart Technologies</text:p>
          </table:table-cell>
          <table:table-cell office:value-type="string" calcext:value-type="string">
            <text:p>Expert Syst. Appl.</text:p>
          </table:table-cell>
          <table:table-cell/>
          <table:table-cell office:value-type="string" calcext:value-type="string">
            <text:p>0957-4174</text:p>
          </table:table-cell>
          <table:table-cell office:value-type="string" calcext:value-type="string">
            <text:p>10.1016/j.eswa.2015.09.054</text:p>
          </table:table-cell>
          <table:table-cell office:value-type="string" calcext:value-type="string">
            <text:p>https://doi.org/10.1016/j.eswa.2015.09.054</text:p>
          </table:table-cell>
          <table:table-cell office:value-type="string" calcext:value-type="string">
            <text:p>This paper presents a prototype to assist blind people in indoor environments.The prototype incorporates recognition and guidance units.It comprises also a voice-user interface.Tests in a public indoor space demonstrate promising capabilities. Assistive technologies for blind people are showing a fast growth, providing useful tools to support daily activities and to improve social inclusion. Most of these technologies are mainly focused on helping blind people to navigate and avoid obstacles. Other works emphasize on providing them assistance to recognize their surrounding objects. Very few of them however couple both aspects (i.e., navigation and recognition). With the aim to address the aforesaid needs, we describe in this paper an innovative prototype, which offers the capabilities to (i) move autonomously and to (ii) recognize multiple objects in public indoor environments. It incorporates lightweight hardware components (camera, IMU, and laser sensors), all mounted on a reasonably-sized integrated device to be placed on the chest. It requires the indoor environment to be 'blind-friendly', i.e., prior information about it should be prepared and loaded in the system beforehand. Its algorithms are mainly based on advanced computer vision and machine learning approaches. The interaction between the user and the system is performed through speech recognition and synthesis modules. The prototype offers to the user the possibility to (i) walk across the site to reach the desired destination, avoiding static and mobile obstacles, and (ii) ask the system through vocal interaction to list the prominent objects in the user's field of view. We illustrate the performances of the proposed prototype through experiments conducted in a blind-friendly indoor space equipped at our Department premises.</text:p>
          </table:table-cell>
          <table:table-cell office:value-type="string" calcext:value-type="string">
            <text:p>Machine learning; Assistive technologies; Blind people; Computer vision; Indoor navigation; Multiobject recognition; Real time processing</text:p>
          </table:table-cell>
          <table:table-cell office:value-type="string" calcext:value-type="string">
            <text:p>ACM</text:p>
          </table:table-cell>
          <table:table-cell table:number-columns-repeated="1011"/>
        </table:table-row>
        <table:table-row table:style-name="ro1">
          <table:table-cell office:value-type="string" calcext:value-type="string">
            <text:p>EUYIC3RB</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tulova, Nataliia; Morales, José F.; Hermenegildo, Manuel V.</text:p>
          </table:table-cell>
          <table:table-cell office:value-type="string" calcext:value-type="string">
            <text:p>Reducing the Overhead of Assertion Run-Time Checks via Static Analysis</text:p>
          </table:table-cell>
          <table:table-cell office:value-type="string" calcext:value-type="string">
            <text:p>Proceedings of the 18th International Symposium on Principles and Practice of Declarative Programming</text:p>
          </table:table-cell>
          <table:table-cell office:value-type="string" calcext:value-type="string">
            <text:p>978-1-4503-4148-6</text:p>
          </table:table-cell>
          <table:table-cell/>
          <table:table-cell office:value-type="string" calcext:value-type="string">
            <text:p>10.1145/2967973.2968597</text:p>
          </table:table-cell>
          <table:table-cell office:value-type="string" calcext:value-type="string">
            <text:p>https://doi.org/10.1145/2967973.2968597</text:p>
          </table:table-cell>
          <table:table-cell office:value-type="string" calcext:value-type="string">
            <text:p>In order to aid in the process of detecting incorrect program behaviors, a number of approaches have been proposed which include a combination of language-level constructs (such as procedure-level assertions/contracts, program-point assertions, gradual types, etc.) and associated tools (such as code analyzers and run-time verification frameworks). However, it is often the case that these constructs and tools are not used to their full extent in practice due to a number of limitations such as excessive run-time overhead and/or limited expressiveness. Verification frameworks that combine static and dynamic techniques offer the potential to bridge this gap. In this paper we explore the effectiveness of abstract interpretation in detecting parts of program specifications that can be statically simplified to true or false, as well as the impact of such analysis in reducing the cost of the run-time checks required for the remaining parts of these specifications. Starting with a semantics for programs with assertion checking, and for assertion simplification based on static analysis information, we propose and study a number of practical assertion checking modes, each of which represents a trade-off between code annotation depth, execution time slowdown, and program safety. We also propose techniques for taking advantage of the run-time checking semantics to improve the precision of the analysis. Finally, we study experimentally the performance of these techniques. Our experiments illustrate the benefits and costs of each of the assertion checking modes proposed as well as the benefit of analysis for these scenarios.</text:p>
          </table:table-cell>
          <table:table-cell office:value-type="string" calcext:value-type="string">
            <text:p>abstract interpretation; assertions; horn clauses; logic programming; run-time checking; verification</text:p>
          </table:table-cell>
          <table:table-cell office:value-type="string" calcext:value-type="string">
            <text:p>ACM</text:p>
          </table:table-cell>
          <table:table-cell table:number-columns-repeated="1011"/>
        </table:table-row>
        <table:table-row table:style-name="ro1">
          <table:table-cell office:value-type="string" calcext:value-type="string">
            <text:p>NHF47VY4</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hen, Minghai; Ding, Guiguang; Zhao, Sicheng; Chen, Hui; Han, Jungong; Liu, Qiang</text:p>
          </table:table-cell>
          <table:table-cell office:value-type="string" calcext:value-type="string">
            <text:p>Reference Based LSTM for Image Captioning</text:p>
          </table:table-cell>
          <table:table-cell office:value-type="string" calcext:value-type="string">
            <text:p>Proceedings of the Thirty-First AAAI Conference on Artificial Intelligence</text:p>
          </table:table-cell>
          <table:table-cell table:number-columns-repeated="4"/>
          <table:table-cell office:value-type="string" calcext:value-type="string">
            <text:p>Image captioning is an important problem in artificial intelligence, related to both computer vision and natural language processing. There are two main problems in existing methods: in the training phase, it is difficult to find which parts of the captions are more essential to the image; in the caption generation phase, the objects or the scenes are sometimes misrecognized. In this paper, we consider the training images as the references and propose a Reference based Long Short Term Memory (R-LSTM) model, aiming to solve these two problems in one goal. When training the model, we assign different weights to different words, which enables the network to better learn the key information of the captions. When generating a caption, the consensus score is utilized to exploit the reference information of neighbor images, which might fix the misrecognition and make the descriptions more natural-sounding. The proposed R-LSTM model outperforms the state-of-the-art approaches on the benchmark dataset MS COCO and obtains top 2 position on 11 of the 14 metrics on the online test server.</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DZLM62DF</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Foulds, Olivia; Azzopardi, Leif; Halvey, Martin</text:p>
          </table:table-cell>
          <table:table-cell office:value-type="string" calcext:value-type="string">
            <text:p>Reflecting upon Perceptual Speed Tests in Information Retrieval: Limitations, Challenges, and Recommendations</text:p>
          </table:table-cell>
          <table:table-cell office:value-type="string" calcext:value-type="string">
            <text:p>Proceedings of the 2020 Conference on Human Information Interaction and Retrieval</text:p>
          </table:table-cell>
          <table:table-cell office:value-type="string" calcext:value-type="string">
            <text:p>978-1-4503-6892-6</text:p>
          </table:table-cell>
          <table:table-cell/>
          <table:table-cell office:value-type="string" calcext:value-type="string">
            <text:p>10.1145/3343413.3377982</text:p>
          </table:table-cell>
          <table:table-cell office:value-type="string" calcext:value-type="string">
            <text:p>https://doi.org/10.1145/3343413.3377982</text:p>
          </table:table-cell>
          <table:table-cell office:value-type="string" calcext:value-type="string">
            <text:p>Perceptual Speed (PS) is a cognitive ability defined by an individual's accuracy and speed to scan information while completing visual search tasks. Prior studies using PS tests have demonstrated that PS affects multiple factors in Information Retrieval (IR), such as a user's search performance, interaction with the system, time spent completing tasks, and subjective impression of their workload. With greater knowledge of PS, systems could be designed that accommodate users with low PS to improve their overall search experience. However, in this perspectives paper, we analyse how PS tests have been used in IR, and identify multiple uncertainties regarding PS content, administration, analysis, and reporting of findings. Consequently, we aim to stir discussion between IR researchers by drawing awareness to these issues. As a result, we further discuss challenges involved in advancing how future PS tests are used in IR. Finally, we propose recommendations that have the potential for enhancing the reliability and validity of current PS tests.</text:p>
          </table:table-cell>
          <table:table-cell office:value-type="string" calcext:value-type="string">
            <text:p>cognitive ability; individual differences; information retrieval; perceptual speed</text:p>
          </table:table-cell>
          <table:table-cell office:value-type="string" calcext:value-type="string">
            <text:p>ACM</text:p>
          </table:table-cell>
          <table:table-cell table:number-columns-repeated="1011"/>
        </table:table-row>
        <table:table-row table:style-name="ro1">
          <table:table-cell office:value-type="string" calcext:value-type="string">
            <text:p>7SLK2LX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ou, Shan; Lin, Longxin; He, Zhenyu; Xiong, Nian</text:p>
          </table:table-cell>
          <table:table-cell office:value-type="string" calcext:value-type="string">
            <text:p>Reform and Practice of Experimental Teaching of Programming Courses Based on Internet</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015</text:p>
          </table:table-cell>
          <table:table-cell office:value-type="string" calcext:value-type="string">
            <text:p>https://doi.org/10.1145/3482632.3484015</text:p>
          </table:table-cell>
          <table:table-cell table:number-columns-repeated="2"/>
          <table:table-cell office:value-type="string" calcext:value-type="string">
            <text:p>ACM</text:p>
          </table:table-cell>
          <table:table-cell table:number-columns-repeated="1011"/>
        </table:table-row>
        <table:table-row table:style-name="ro1">
          <table:table-cell office:value-type="string" calcext:value-type="string">
            <text:p>SCIIWUB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g, Xing; Yong, Tingjun; Li, Meihua; Wang, Wenying; Xie, Huichun; Du, Jinping; Wang, Wei</text:p>
          </table:table-cell>
          <table:table-cell office:value-type="string" calcext:value-type="string">
            <text:p>Relationship between Cognitive Learning Psychological Classification and Neural Network Design Elements</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6625922</text:p>
          </table:table-cell>
          <table:table-cell office:value-type="string" calcext:value-type="string">
            <text:p>https://doi.org/10.1155/2021/6625922</text:p>
          </table:table-cell>
          <table:table-cell office:value-type="string" calcext:value-type="string">
            <text:p>This article first analyzes the research background of the design elements of cognitive psychology and neural networks at home and abroad, roughly understands the research status and research background of these two courses at home and abroad, and discusses the application of cognitive psychology to neural networks. The design method has not yet formed a systematic theoretical system. Then, a systematic theoretical analysis of the research in this article is carried out to analyze the relationship between the various characteristics of cognitive psychology and the design elements of the neural network, and it uses these relationships to guide the design practice. Second, it analyzes the relationship between the influence and interaction of cognitive psychology on neural network design and connects cognitive psychology with neural network design. Finally, according to the theoretical analysis and research of the system, the application of cognitive psychology in neural network design, design practice, and the relationship between the two are systematically reviewed. Through the exploratory research on cognitive psychology in neural network design, we can see that the combination of neural network design and psychology, art aesthetics, and other cross-disciplinary and multidisciplinary research is necessary, which can promote the scientific and technological progress of neural network design in the context of the information age and the improvement of public mental health. Under the background of the era in which the neural network design becomes the link between people's emotions and culture, we must fully understand the essential role of each element in neural network design and build a design concept based on cognitive psychology and emotional experience. It is hoped that the content of this topic can provide a certain reference value for the future development of neural network design and cognitive psychology and clarify the new development direction.</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QBPST87A</text:p>
          </table:table-cell>
          <table:table-cell office:value-type="string" calcext:value-type="string">
            <text:p>journalArticle</text:p>
          </table:table-cell>
          <table:table-cell office:value-type="float" office:value="2016" calcext:value-type="float">
            <text:p>2016</text:p>
          </table:table-cell>
          <table:table-cell/>
          <table:table-cell office:value-type="string" calcext:value-type="string">
            <text:p>Reliability Analysis of Psoriasis Decision Support System in Principal Component Analysis Framework</text:p>
          </table:table-cell>
          <table:table-cell office:value-type="string" calcext:value-type="string">
            <text:p>Data Knowl. Eng.</text:p>
          </table:table-cell>
          <table:table-cell/>
          <table:table-cell office:value-type="string" calcext:value-type="string">
            <text:p>0169-023X</text:p>
          </table:table-cell>
          <table:table-cell office:value-type="string" calcext:value-type="string">
            <text:p>10.1016/j.datak.2016.09.001</text:p>
          </table:table-cell>
          <table:table-cell office:value-type="string" calcext:value-type="string">
            <text:p>https://doi.org/10.1016/j.datak.2016.09.001</text:p>
          </table:table-cell>
          <table:table-cell office:value-type="string" calcext:value-type="string">
            <text:p>Reliability and accuracy are essential components in any decision support system. These become even more important with a rising number of features during the classification process in a machine learning paradigm. Further, the selection of an optimal feature set is of paramount importance for the best performance, reliable and stable decision support systems.This paper presents a dermatology decision support system used for the classification of psoriasis images into diseased and healthy skin. A comprehensive grayscale and color feature space with 87 features are explored. The classification system consists of a machine learning paradigm embedded with principal component analysis-based optimal feature selection. The system consists of both offline training classifier and online testing classifier phases. The training parameters are estimated using unique feature space and ground truth, a priori derived by the dermatologist. The training phase generates the offline coefficients using a training classifier which is then used for transforming the online test features for prediction of two skin classes: diseased vs. healthy.The proposed system using principal component analysis shows the best classification accuracy of 99.39% for a 10-fold cross-validation using polynomial kernel of order-2 on a set of 540 images. We validate our system by computing the reliability and stability indices. The results demonstrate a mean reliability index of 98.71% for 11 distinct data sizes, and meeting the stability criteria within 2% tolerance. The ability to retain the dominant features by inclusion of increasing set of features is 90.52%. Thus proposed system shows the encouraging results with higher accuracy, reliability, stability and retaining power of dominant features. Psoriasis decision support system design to model the automated classificationNovel feature space extraction for psoriasisPCA-based feature selection for psoriasis decision support designFeature retaining power at different PCA cutoffs for optimal feature selectionDesign of novel reliability and stability of psoriasis decision support system</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27GTJNYV</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anfield, Casey Inez; Davis, Alex; Fischhoff, Baruch; Forget, Alain; Pearman, Sarah; Thomas, Jeremy</text:p>
          </table:table-cell>
          <table:table-cell office:value-type="string" calcext:value-type="string">
            <text:p>Replication: Challenges in Using Data Logs to Validate Phishing Detection Ability Metrics</text:p>
          </table:table-cell>
          <table:table-cell office:value-type="string" calcext:value-type="string">
            <text:p>Proceedings of the Thirteenth USENIX Conference on Usable Privacy and Security</text:p>
          </table:table-cell>
          <table:table-cell office:value-type="string" calcext:value-type="string">
            <text:p>978-1-931971-39-3</text:p>
          </table:table-cell>
          <table:table-cell table:number-columns-repeated="3"/>
          <table:table-cell office:value-type="string" calcext:value-type="string">
            <text:p>The Security Behavior Observatory (SBO) is a longitudinal field-study of computer security habits that provides a novel dataset for validating computer security metrics. This paper demonstrates a new strategy for validating phishing detection ability metrics by comparing performance on a phishing signal detection task with data logs found in the SBO. We report: (1) a test of the robustness of performance on the signal detection task by replicating Canfield, Fischhoff, and Davis (2016), (2) an assessment of the task's construct validity, and (3) evaluation of its predictive validity using data logs. We find that members of the SBO sample had similar signal detection ability compared to members of the previous mTurk sample and that performance on the task correlated with the Security Behavior Intentions Scale (SeBIS). However, there was no evidence of predictive validity, as the signal detection task performance was unrelated to computer security outcomes in the SBO, including the presence of malicious software, URLs, and files. We discuss the implications of these findings and the challenges of comparing behavior on structured experimental tasks to behavior in complex real-world setting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ZMIMYM2H</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an, Beihai; Cai, Shuting; Du, Fei</text:p>
          </table:table-cell>
          <table:table-cell office:value-type="string" calcext:value-type="string">
            <text:p>Research and Application of Question Bank Information System Based on Internet Plus</text:p>
          </table:table-cell>
          <table:table-cell office:value-type="string" calcext:value-type="string">
            <text:p>Proceedings of the 2019 4th International Conference on Distance Education and Learning</text:p>
          </table:table-cell>
          <table:table-cell office:value-type="string" calcext:value-type="string">
            <text:p>978-1-4503-6265-8</text:p>
          </table:table-cell>
          <table:table-cell/>
          <table:table-cell office:value-type="string" calcext:value-type="string">
            <text:p>10.1145/3338147.3338186</text:p>
          </table:table-cell>
          <table:table-cell office:value-type="string" calcext:value-type="string">
            <text:p>https://doi.org/10.1145/3338147.3338186</text:p>
          </table:table-cell>
          <table:table-cell office:value-type="string" calcext:value-type="string">
            <text:p>With the popularity of the Internet and smart phones, more and more people choose to use mobile phones to learn, which can make full use of trivial time and improve the efficiency of learning. Similarly, using mobile phones to learn, you can get the latest learning information at any time, so you can learn more about the times. With the rapid development of Internet technology, more and more industries use advanced network information technology to manage information. With the in-depth promotion of network technology in the field of education, the traditional education model can not fully meet the needs in the field of education. The concept of a new form of education that combines Internet technology and education, namely "Internet + education" is proposed.. This paper proposes the research and design of the information system of the "Signal and System" course based on the Android platform. The system realizes the basic functions of the answering software, enabling users to use the software to learn related content, and to classify and collect the topics. And the review and study of the wrong questions can make the user grasp the key points of knowledge and attract the learners. The research and development of this system mainly includes system feasibility and demand analysis, system interface design, design and implementation of various functions of the system, and debugging and testing of software. Finally, through the system's multiple test runs, it performed well.</text:p>
          </table:table-cell>
          <table:table-cell office:value-type="string" calcext:value-type="string">
            <text:p>Internet Plus; Question bank system; System design</text:p>
          </table:table-cell>
          <table:table-cell office:value-type="string" calcext:value-type="string">
            <text:p>ACM</text:p>
          </table:table-cell>
          <table:table-cell table:number-columns-repeated="1011"/>
        </table:table-row>
        <table:table-row table:style-name="ro1">
          <table:table-cell office:value-type="string" calcext:value-type="string">
            <text:p>FA6L677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Yang, Na; Wu, Kun</text:p>
          </table:table-cell>
          <table:table-cell office:value-type="string" calcext:value-type="string">
            <text:p>Research and Practice of the Teaching Mode of Electrical and Electronic Technology Based on Rain Classroom–Take Xijing University as an Example</text:p>
          </table:table-cell>
          <table:table-cell office:value-type="string" calcext:value-type="string">
            <text:p>The Sixth International Conference on Information Management and Technology</text:p>
          </table:table-cell>
          <table:table-cell office:value-type="string" calcext:value-type="string">
            <text:p>978-1-4503-8501-5</text:p>
          </table:table-cell>
          <table:table-cell/>
          <table:table-cell office:value-type="string" calcext:value-type="string">
            <text:p>10.1145/3465631.3465991</text:p>
          </table:table-cell>
          <table:table-cell office:value-type="string" calcext:value-type="string">
            <text:p>https://doi.org/10.1145/3465631.3465991</text:p>
          </table:table-cell>
          <table:table-cell table:number-columns-repeated="2"/>
          <table:table-cell office:value-type="string" calcext:value-type="string">
            <text:p>ACM</text:p>
          </table:table-cell>
          <table:table-cell table:number-columns-repeated="1011"/>
        </table:table-row>
        <table:table-row table:style-name="ro1">
          <table:table-cell office:value-type="string" calcext:value-type="string">
            <text:p>BAR8ZRJH</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Zhang, Xige; Liu, Jun; Zhao, Dongyan; Chong, Ting; Zhang, Haifeng</text:p>
          </table:table-cell>
          <table:table-cell office:value-type="string" calcext:value-type="string">
            <text:p>Research of CPU Functional Safety Based on IEC 61508</text:p>
          </table:table-cell>
          <table:table-cell office:value-type="string" calcext:value-type="string">
            <text:p>Proceedings of the 2nd International Conference on Artificial Intelligence and Advanced Manufacture</text:p>
          </table:table-cell>
          <table:table-cell office:value-type="string" calcext:value-type="string">
            <text:p>978-1-4503-7553-5</text:p>
          </table:table-cell>
          <table:table-cell/>
          <table:table-cell office:value-type="string" calcext:value-type="string">
            <text:p>10.1145/3421766.3421782</text:p>
          </table:table-cell>
          <table:table-cell office:value-type="string" calcext:value-type="string">
            <text:p>https://doi.org/10.1145/3421766.3421782</text:p>
          </table:table-cell>
          <table:table-cell office:value-type="string" calcext:value-type="string">
            <text:p>Central Processing Unit (CPU), as one of the core devices in electronic equipment, whether it can operate safely and reliably directly affects the safety of the entire electronic equipment. However, the electronic equipment manufacturers concern much more about the functional safety of System on Chip (SoC), for the functional safety of the CPU there is no an independent and systematic solution. During the CPU design process, structure of redundant hardware and software diagnosis technology are used to reduce the random hardware failures. By using the systematic solution, the CPU can prevents unsafe states and reduce the probability of harmful events, and easily achieve SIL2 and SIL3 safety goal.</text:p>
          </table:table-cell>
          <table:table-cell office:value-type="string" calcext:value-type="string">
            <text:p>CPU; diagnosis; functional safety; IEC 61508; SIL</text:p>
          </table:table-cell>
          <table:table-cell office:value-type="string" calcext:value-type="string">
            <text:p>ACM</text:p>
          </table:table-cell>
          <table:table-cell table:number-columns-repeated="1011"/>
        </table:table-row>
        <table:table-row table:style-name="ro1">
          <table:table-cell office:value-type="string" calcext:value-type="string">
            <text:p>7A3RD26W</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o, Xuan</text:p>
          </table:table-cell>
          <table:table-cell office:value-type="string" calcext:value-type="string">
            <text:p>Research on College English Teaching Model Based on Chaoxing Platform and Dingding Live Broadcast</text:p>
          </table:table-cell>
          <table:table-cell office:value-type="string" calcext:value-type="string">
            <text:p>2021 2nd Asia-Pacific Conference on Image Processing, Electronics and Computers</text:p>
          </table:table-cell>
          <table:table-cell office:value-type="string" calcext:value-type="string">
            <text:p>978-1-4503-8981-5</text:p>
          </table:table-cell>
          <table:table-cell/>
          <table:table-cell office:value-type="string" calcext:value-type="string">
            <text:p>10.1145/3452446.3452629</text:p>
          </table:table-cell>
          <table:table-cell office:value-type="string" calcext:value-type="string">
            <text:p>https://doi.org/10.1145/3452446.3452629</text:p>
          </table:table-cell>
          <table:table-cell office:value-type="string" calcext:value-type="string">
            <text:p>Under the influence of coVID-19, colleges and universities across the country of PRC have delayed the start of school term. Colleges and universities across the country have responded to the call of the Ministry of Education to suspend classes in classrooms and carried out online teaching based on Internet tools. College English course is an important course to cultivate the comprehensive ability of contemporary college students, and online teaching is of great significance to the smooth implementation of college English teaching during the epidemic period. This paper elaborates on the college English teaching model based on Chaoxing platform and Dingding live broadcast. Taking College English Ⅱ as an example, this paper builds an online learning center with the help of the Chaoxing platform and uses the Dingding platform to carry out online broadcast and evaluation of the teaching effect. After a semester of exploration and practice, the online teaching has acquired good teaching results and achieved the expected teaching objectives.</text:p>
          </table:table-cell>
          <table:table-cell office:value-type="string" calcext:value-type="string">
            <text:p>Chaoxing Platform; College English; Dingding Live Broadcast; Online Teaching</text:p>
          </table:table-cell>
          <table:table-cell office:value-type="string" calcext:value-type="string">
            <text:p>ACM</text:p>
          </table:table-cell>
          <table:table-cell table:number-columns-repeated="1011"/>
        </table:table-row>
        <table:table-row table:style-name="ro1">
          <table:table-cell office:value-type="string" calcext:value-type="string">
            <text:p>I9GAZR7Q</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 Jinglei</text:p>
          </table:table-cell>
          <table:table-cell office:value-type="string" calcext:value-type="string">
            <text:p>Research on Computer Intelligent Formative Evaluation of Students' Health Curriculum through Big Data</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080</text:p>
          </table:table-cell>
          <table:table-cell office:value-type="string" calcext:value-type="string">
            <text:p>https://doi.org/10.1145/3482632.3484080</text:p>
          </table:table-cell>
          <table:table-cell table:number-columns-repeated="2"/>
          <table:table-cell office:value-type="string" calcext:value-type="string">
            <text:p>ACM</text:p>
          </table:table-cell>
          <table:table-cell table:number-columns-repeated="1011"/>
        </table:table-row>
        <table:table-row table:style-name="ro1">
          <table:table-cell office:value-type="string" calcext:value-type="string">
            <text:p>WQX7C74R</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iu, Yahui; Guo, Xiangyun; Li, Guizhi; Zhao, Yushuang</text:p>
          </table:table-cell>
          <table:table-cell office:value-type="string" calcext:value-type="string">
            <text:p>Research on Deepening Python Case Teaching by Flipped Classroom Method</text:p>
          </table:table-cell>
          <table:table-cell office:value-type="string" calcext:value-type="string">
            <text:p>Proceedings of the 5th International Conference on Distance Education and Learning</text:p>
          </table:table-cell>
          <table:table-cell office:value-type="string" calcext:value-type="string">
            <text:p>978-1-4503-7754-6</text:p>
          </table:table-cell>
          <table:table-cell/>
          <table:table-cell office:value-type="string" calcext:value-type="string">
            <text:p>10.1145/3402569.3402583</text:p>
          </table:table-cell>
          <table:table-cell office:value-type="string" calcext:value-type="string">
            <text:p>https://doi.org/10.1145/3402569.3402583</text:p>
          </table:table-cell>
          <table:table-cell office:value-type="string" calcext:value-type="string">
            <text:p>In order to cultivate students' abilities of solving complex problems, transform from a traditional classroom to the capacity-cultivating classroom, and deepen combination curriculum practice with advanced technology, a teaching mixed-mode is put forward. First of all, methods of MOOC, APP terminal and the flipped classroom are utilized to assist teaching and a reasonably teaching structure is established. Furthermore, for the purpose of regarding students as teaching center, it is essential to explore students' potential, stimulate their learning initiative, improve their practical abilities. Meanwhile, it is necessary to deepen teaching interactivity and degree of difficulty. In the end, various software is used to describe students' personality so as to feedback their learning situation to teachers. Experimental results indicate that the method can simulate students' interest effectively in learning and advance their abilities of programming practice.</text:p>
          </table:table-cell>
          <table:table-cell office:value-type="string" calcext:value-type="string">
            <text:p>MOOC; flipped classroom; programming; Python</text:p>
          </table:table-cell>
          <table:table-cell office:value-type="string" calcext:value-type="string">
            <text:p>ACM</text:p>
          </table:table-cell>
          <table:table-cell table:number-columns-repeated="1011"/>
        </table:table-row>
        <table:table-row table:style-name="ro1">
          <table:table-cell office:value-type="string" calcext:value-type="string">
            <text:p>LCFI3GEW</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Xuezhong; Cheng, Hongju</text:p>
          </table:table-cell>
          <table:table-cell office:value-type="string" calcext:value-type="string">
            <text:p>Research on English Online Education Platform Based on Genetic Algorithm and Blockchain Technology</text:p>
          </table:table-cell>
          <table:table-cell office:value-type="string" calcext:value-type="string">
            <text:p>Wirel. Commun. Mob. Comput.</text:p>
          </table:table-cell>
          <table:table-cell/>
          <table:table-cell office:value-type="string" calcext:value-type="string">
            <text:p>1530-8669</text:p>
          </table:table-cell>
          <table:table-cell office:value-type="string" calcext:value-type="string">
            <text:p>10.1155/2020/8827084</text:p>
          </table:table-cell>
          <table:table-cell office:value-type="string" calcext:value-type="string">
            <text:p>https://doi.org/10.1155/2020/8827084</text:p>
          </table:table-cell>
          <table:table-cell office:value-type="string" calcext:value-type="string">
            <text:p>Nowadays, with the rapid development of network technology, the online examination mode has gradually replaced the traditional paper examination mode. This paper introduces computer technology into English teaching and studies and designs an English online test system for English subjects. The system introduces the design module and introduces the genetic algorithm for analysis. By using the artificial intelligence of the genetic algorithm to analyze the examination process, the online examination system completes a series of tasks from questions to examination results, making the examination work intelligent, standardized, and highly efficient. At the same time, it also gives candidates greater fairness and flexibility, making the entire examination process more efficient and convenien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KG3G6WLS</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Yanqi; Zhang, Yuanpeng</text:p>
          </table:table-cell>
          <table:table-cell office:value-type="string" calcext:value-type="string">
            <text:p>Research on Flipped Classroom of Big Data Course Based on Graphic Design MOOC</text:p>
          </table:table-cell>
          <table:table-cell office:value-type="string" calcext:value-type="string">
            <text:p>Wirel. Commun. Mob. Comput.</text:p>
          </table:table-cell>
          <table:table-cell/>
          <table:table-cell office:value-type="string" calcext:value-type="string">
            <text:p>1530-8669</text:p>
          </table:table-cell>
          <table:table-cell office:value-type="string" calcext:value-type="string">
            <text:p>10.1155/2021/4042459</text:p>
          </table:table-cell>
          <table:table-cell office:value-type="string" calcext:value-type="string">
            <text:p>https://doi.org/10.1155/2021/4042459</text:p>
          </table:table-cell>
          <table:table-cell office:value-type="string" calcext:value-type="string">
            <text:p>With the rapid development of the Internet, traditional teaching models can no longer meet the needs of talent training in colleges and universities, and reform is imperative. With the advent of the era of big data, the emergence of a large number of rich and diverse teaching resources, MOOC (Massive Online Open Course), microclasses, flipped classrooms, and other teaching models on the Internet has provided reform thinking and directions for teaching reform. This model divides the entire teaching design into two major modules: SPOC (Small Private Online Course) platform teaching activity design and flipped classroom teaching activity design, and applies this model to the actual teaching of open education, designing detailed teaching activity plans, in a real teaching situation. This study uses questionnaire surveys and interview surveys to investigate the basic personal situation of course learners, learning expectations, course participation, learning experience, and learning effects. It is planned to use the questionnaire star platform to issue and return questionnaires and use EXCEL and SPSS software to analyze the data and perform analysis and processing, combined with in-depth interviews with learners and professors for comprehensive analysis, so as to obtain the most true views of students and teachers on this model. In this process, we collect a variety of data from the SPOC platform and the flipped classroom platform, including feedback from students studying on the SPOC platform before class, observation of students’ learning attitudes in flipped classrooms to display of students’ results after class, and academic performance, summarize experience based on the analysis results, and optimize the teaching design plan. In classification algorithms, support vector machines (SVM) are widely used due to their advantages such as less overfitting and inconspicuous dimensionality of feature vectors. The traditional SVM algorithm is not suitable for processing large-scale data sets due to factors such as high time complexity and long training time. In order to solve these shortcomings, parallelizing the SVM algorithm to process large-scale data sets is an effective solution. On the basis of comparison, a SPOC-based flipped classroom teaching design model was constructed, and empirical application was carried out in the Open University, in order to promote the sustainable development of open education.</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FBLFTBCH</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u, Wei; Wei, Zhixuan</text:p>
          </table:table-cell>
          <table:table-cell office:value-type="string" calcext:value-type="string">
            <text:p>Research on Innovation of Electronic Information Series Courses</text:p>
          </table:table-cell>
          <table:table-cell office:value-type="string" calcext:value-type="string">
            <text:p>Proceedings of the 2017 International Conference on E-Society, E-Education and E-Technology</text:p>
          </table:table-cell>
          <table:table-cell office:value-type="string" calcext:value-type="string">
            <text:p>978-1-4503-5376-2</text:p>
          </table:table-cell>
          <table:table-cell/>
          <table:table-cell office:value-type="string" calcext:value-type="string">
            <text:p>10.1145/3157737.3157738</text:p>
          </table:table-cell>
          <table:table-cell office:value-type="string" calcext:value-type="string">
            <text:p>https://doi.org/10.1145/3157737.3157738</text:p>
          </table:table-cell>
          <table:table-cell office:value-type="string" calcext:value-type="string">
            <text:p>Electronic information series courses are the main professional courses of electronic information in universities. In this paper, taking the electronic information science and technology undergraduate students as teaching objects, course curriculum system of electronic information professional is adjusted and optimized; the simulation platform was set up, and reforms the theory teaching and experimental teaching methods based on e-teaching and blended teaching. Theoretical and practical support for sustainable development for electronic information series of courses is provided.</text:p>
          </table:table-cell>
          <table:table-cell office:value-type="string" calcext:value-type="string">
            <text:p>blended teaching; course curriculum system; Electronic information course; teaching Reform</text:p>
          </table:table-cell>
          <table:table-cell office:value-type="string" calcext:value-type="string">
            <text:p>ACM</text:p>
          </table:table-cell>
          <table:table-cell table:number-columns-repeated="1011"/>
        </table:table-row>
        <table:table-row table:style-name="ro1">
          <table:table-cell office:value-type="string" calcext:value-type="string">
            <text:p>69IIGXR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hi, Qingyun; Song, Chuandong; Jiang, Xiuying</text:p>
          </table:table-cell>
          <table:table-cell office:value-type="string" calcext:value-type="string">
            <text:p>Research on Online Precision Teaching Based on Data Analysis</text:p>
          </table:table-cell>
          <table:table-cell office:value-type="string" calcext:value-type="string">
            <text:p>2021 12th International Conference on E-Education, E-Business, E-Management, and E-Learning</text:p>
          </table:table-cell>
          <table:table-cell office:value-type="string" calcext:value-type="string">
            <text:p>978-1-4503-8854-2</text:p>
          </table:table-cell>
          <table:table-cell/>
          <table:table-cell office:value-type="string" calcext:value-type="string">
            <text:p>10.1145/3450148.3450175</text:p>
          </table:table-cell>
          <table:table-cell office:value-type="string" calcext:value-type="string">
            <text:p>https://doi.org/10.1145/3450148.3450175</text:p>
          </table:table-cell>
          <table:table-cell office:value-type="string" calcext:value-type="string">
            <text:p>Information technology has greatly enhanced the ability of disaster relief through the online teaching mode, but the novel coronavirus pneumonia epidemic has exposed many problems in online teaching. Taking the course of "principle and application of database system" as an example, this paper proposes a novel teaching mode and teaching strategy based on superstar platform, nail live broadcast, shiver teaching assistant and online tutoring and answering in the special period of new coronavirus, which also combine with the course of Ideological and political education according to epidemic situation. Practice and research results show that online and offline hybrid teaching mode can achieve the better teaching effect than the pure classroom and face-to-face teaching mode.</text:p>
          </table:table-cell>
          <table:table-cell office:value-type="string" calcext:value-type="string">
            <text:p>Epidemic situation; ideological and political course; online teaching mode; principle and application of database system</text:p>
          </table:table-cell>
          <table:table-cell office:value-type="string" calcext:value-type="string">
            <text:p>ACM</text:p>
          </table:table-cell>
          <table:table-cell table:number-columns-repeated="1011"/>
        </table:table-row>
        <table:table-row table:style-name="ro1">
          <table:table-cell office:value-type="string" calcext:value-type="string">
            <text:p>JYZXNR2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Qiong, Li</text:p>
          </table:table-cell>
          <table:table-cell office:value-type="string" calcext:value-type="string">
            <text:p>Research on Teaching Reform of Educational Technology Public Course under the Background of Educational Information 2.0</text:p>
          </table:table-cell>
          <table:table-cell office:value-type="string" calcext:value-type="string">
            <text:p>Proceedings of the 5th International Conference on Frontiers of Educational Technologies</text:p>
          </table:table-cell>
          <table:table-cell office:value-type="string" calcext:value-type="string">
            <text:p>978-1-4503-6293-1</text:p>
          </table:table-cell>
          <table:table-cell/>
          <table:table-cell office:value-type="string" calcext:value-type="string">
            <text:p>10.1145/3338188.3338205</text:p>
          </table:table-cell>
          <table:table-cell office:value-type="string" calcext:value-type="string">
            <text:p>https://doi.org/10.1145/3338188.3338205</text:p>
          </table:table-cell>
          <table:table-cell office:value-type="string" calcext:value-type="string">
            <text:p>The purpose of the public course of educational technology is to train the ability of the students' information technology, which is an important part of the teacher's pre-service education. However, There are many problems in the course, such as the large number of students, the single evaluation method, the limited learning time, which can not be trained according to the characteristics of each subject, and so on. This paper, under the background of education information 2.0, uses the modern information technology means to explore the mixed teaching of the public course of modern education technology based on the network teaching platform. In the form of the combination of the online course and the offline course, the complementary advantages of the classroom teaching and online education are realized, and the idea of reform is made from the aspects of teaching content, teaching means and methods, teaching evaluation and so on, explore a suitable way for the reform of educational technology public course in normal colleges and universities.</text:p>
          </table:table-cell>
          <table:table-cell office:value-type="string" calcext:value-type="string">
            <text:p>Education information 2.0; education technology public course; mixed learning mode</text:p>
          </table:table-cell>
          <table:table-cell office:value-type="string" calcext:value-type="string">
            <text:p>ACM</text:p>
          </table:table-cell>
          <table:table-cell table:number-columns-repeated="1011"/>
        </table:table-row>
        <table:table-row table:style-name="ro1">
          <table:table-cell office:value-type="string" calcext:value-type="string">
            <text:p>CZLWPST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an, Lin; Chen, Yali; Lai, Li; Yang, Runhan</text:p>
          </table:table-cell>
          <table:table-cell office:value-type="string" calcext:value-type="string">
            <text:p>Research on the Effect of Blended Learning Mode Based on Text Data Analysis</text:p>
          </table:table-cell>
          <table:table-cell office:value-type="string" calcext:value-type="string">
            <text:p>Proceedings of the International Workshop on Artificial Intelligence and Education</text:p>
          </table:table-cell>
          <table:table-cell office:value-type="string" calcext:value-type="string">
            <text:p>978-1-4503-7623-5</text:p>
          </table:table-cell>
          <table:table-cell/>
          <table:table-cell office:value-type="string" calcext:value-type="string">
            <text:p>10.1145/3397453.3397460</text:p>
          </table:table-cell>
          <table:table-cell office:value-type="string" calcext:value-type="string">
            <text:p>https://doi.org/10.1145/3397453.3397460</text:p>
          </table:table-cell>
          <table:table-cell office:value-type="string" calcext:value-type="string">
            <text:p>Blended Learning mode is developing towards more and more scientific direction under the promotion of information technology. Aiming at freshmen's learning situation, this study designs a Blended Learning mode with four communication patterns and effective teaching cycle as the main ideas. It mainly uses data mining technology to analyze the communication records of online group, and it is concluded that the students in the pilot class in the Blended Learning mode have a better learning initiative. It also proved the feasibility of text data analysis method in teaching research. Through the comparison of homework grade and final examination results with the control classes, the advantages of Blended Learning mode are further demonstrated.</text:p>
          </table:table-cell>
          <table:table-cell office:value-type="string" calcext:value-type="string">
            <text:p>Blended Learning; online assisted instruction; text big data analysis</text:p>
          </table:table-cell>
          <table:table-cell office:value-type="string" calcext:value-type="string">
            <text:p>ACM</text:p>
          </table:table-cell>
          <table:table-cell table:number-columns-repeated="1011"/>
        </table:table-row>
        <table:table-row table:style-name="ro1">
          <table:table-cell office:value-type="string" calcext:value-type="string">
            <text:p>CFRDXSY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hien, Sung-Pei; Wu, Hsin-Kai; Hsu, Ying-Shao</text:p>
          </table:table-cell>
          <table:table-cell office:value-type="string" calcext:value-type="string">
            <text:p>Research Report: An Investigation of Teachers' Beliefs and Their Use of Technology-Based Assessment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3.10.037</text:p>
          </table:table-cell>
          <table:table-cell office:value-type="string" calcext:value-type="string">
            <text:p>https://doi.org/10.1016/j.chb.2013.10.037</text:p>
          </table:table-cell>
          <table:table-cell office:value-type="string" calcext:value-type="string">
            <text:p>The purpose of this study was to explore teachers' beliefs about technology-based assessments (TBAs) and investigate the possible interplay between their beliefs and their usage of TBAs in classrooms. Forty technology-experienced science teachers participated in the study. Their beliefs about and use of TBAs were examined using semi-structured interviews, which were analyzed based on a coding scheme adapted from the decomposed theory of planned behavior (DTPB) model (Taylor &amp;amp; Todd, 1995). The analysis showed that ten components were substantial in the behavioral, control, and normative beliefs. While 85% teachers (34 out of 40) perceived TBAs as useful tools and identified a variety of usefulness, nearly 40% of the participants indicated the difficulties in using TBAs and their beliefs of ease of use were mainly negative. Also, teachers' control beliefs about TBA focused on the social and external components such as time, supporting personnel, and infrastructure rather than the personal factors. In their normative beliefs, teachers tended to view school policies and parents' opinions as constraints, whereas they also realized the benefits of using TBAs for learning. Furthermore, three groups of teachers were identified and characterized based on their usage of TBAs. Although some frequent users did not teach in resource-rich schools and faced constraints similar to those encountered by the occasional users, they seemed to actively look for more supports and solutions to overcome the lack of resources and the disapproval from the school administration. The findings extend the DTPB model of technology users by adding important beliefs about teaching and learning.</text:p>
          </table:table-cell>
          <table:table-cell office:value-type="string" calcext:value-type="string">
            <text:p>Technology-based assessments</text:p>
          </table:table-cell>
          <table:table-cell office:value-type="string" calcext:value-type="string">
            <text:p>ACM</text:p>
          </table:table-cell>
          <table:table-cell table:number-columns-repeated="1011"/>
        </table:table-row>
        <table:table-row table:style-name="ro1">
          <table:table-cell office:value-type="string" calcext:value-type="string">
            <text:p>FJDQ7ACJ</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iddiq, Fazilat; Scherer, Ronny</text:p>
          </table:table-cell>
          <table:table-cell office:value-type="string" calcext:value-type="string">
            <text:p>Revealing the Processes of Students' Interaction with a Novel Collaborative Problem Solving Task</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7.08.007</text:p>
          </table:table-cell>
          <table:table-cell office:value-type="string" calcext:value-type="string">
            <text:p>https://doi.org/10.1016/j.chb.2017.08.007</text:p>
          </table:table-cell>
          <table:table-cell office:value-type="string" calcext:value-type="string">
            <text:p>Collaborative problem solving (ColPS) skills are considered crucial to succeed in work, education, and life in a knowledge-rich society. Nevertheless, research on the assessment of ColPS is at its initial stage; specifically, assessments of synchronous student-student ColPS in digital environments have been scarcely investigated, and there is an ample need for valid and reliable assessments to measure ColPS. The present study attempts to fill this gap by proposing a novel ColPS task and investigating students' ColPS skills with the help of think-aloud protocols while they were taking an online performance-based test. The task was developed on the basis of a ColPS framework, and principles emphasized in the research literature on students interaction, collaboration, and problem solving were implemented. A real-world problem mimicking a common teaching and learning situation formed the context of this task. The empirical evidence obtained from the think-aloud protocols of eleven Norwegian students displayed the strengths and weaknesses of the task, and strengthened the feasibility to assess ColPS. Implications for the future design of ColPS tasks are discussed. The CoSketch task proved successful for measuring collaborative problem solving.The CoSketch task stimulates student-student interactions.Role-taking and time-on task are vital factors of collaborative problem solving.Think-aloud protocols proved useful for detecting student behavior and interactions.Group size and composition effects need to be further explored.</text:p>
          </table:table-cell>
          <table:table-cell office:value-type="string" calcext:value-type="string">
            <text:p>Assessment and teaching of 21st century skills (ATC21S); Collaborative problem solving; Computer-based assessment; Educational technology; Think-aloud protocol</text:p>
          </table:table-cell>
          <table:table-cell office:value-type="string" calcext:value-type="string">
            <text:p>ACM</text:p>
          </table:table-cell>
          <table:table-cell table:number-columns-repeated="1011"/>
        </table:table-row>
        <table:table-row table:style-name="ro1">
          <table:table-cell office:value-type="string" calcext:value-type="string">
            <text:p>FMMYZX6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Khadjeh Nassirtoussi, Arman; Aghabozorgi, Saeed; Ying Wah, Teh; Ngo, David Chek Ling</text:p>
          </table:table-cell>
          <table:table-cell office:value-type="string" calcext:value-type="string">
            <text:p>Review: Text Mining for Market Prediction: A Systematic Review</text:p>
          </table:table-cell>
          <table:table-cell office:value-type="string" calcext:value-type="string">
            <text:p>Expert Syst. Appl.</text:p>
          </table:table-cell>
          <table:table-cell/>
          <table:table-cell office:value-type="string" calcext:value-type="string">
            <text:p>0957-4174</text:p>
          </table:table-cell>
          <table:table-cell office:value-type="string" calcext:value-type="string">
            <text:p>10.1016/j.eswa.2014.06.009</text:p>
          </table:table-cell>
          <table:table-cell office:value-type="string" calcext:value-type="string">
            <text:p>https://doi.org/10.1016/j.eswa.2014.06.009</text:p>
          </table:table-cell>
          <table:table-cell office:value-type="string" calcext:value-type="string">
            <text:p>The quality of the interpretation of the sentiment in the online buzz in the social media and the online news can determine the predictability of financial markets and cause huge gains or losses. That is why a number of researchers have turned their full attention to the different aspects of this problem lately. However, there is no well-rounded theoretical and technical framework for approaching the problem to the best of our knowledge. We believe the existing lack of such clarity on the topic is due to its interdisciplinary nature that involves at its core both behavioral-economic topics as well as artificial intelligence. We dive deeper into the interdisciplinary nature and contribute to the formation of a clear frame of discussion. We review the related works that are about market prediction based on online-text-mining and produce a picture of the generic components that they all have. We, furthermore, compare each system with the rest and identify their main differentiating factors. Our comparative analysis of the systems expands onto the theoretical and technical foundations behind each. This work should help the research community to structure this emerging field and identify the exact aspects which require further research and are of special significance.</text:p>
          </table:table-cell>
          <table:table-cell office:value-type="string" calcext:value-type="string">
            <text:p>FOREX market prediction; News sentiment analysis; Online sentiment analysis; Social media text mining; Stock prediction based on news</text:p>
          </table:table-cell>
          <table:table-cell office:value-type="string" calcext:value-type="string">
            <text:p>ACM</text:p>
          </table:table-cell>
          <table:table-cell table:number-columns-repeated="1011"/>
        </table:table-row>
        <table:table-row table:style-name="ro1">
          <table:table-cell office:value-type="string" calcext:value-type="string">
            <text:p>HAP8BXX5</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aek, Yoonji; Yun, Unil; Kim, Heonho; Nam, Hyoju; Kim, Hyunsoo; Lin, Jerry Chun-Wei; Vo, Bay; Pedrycz, Witold</text:p>
          </table:table-cell>
          <table:table-cell office:value-type="string" calcext:value-type="string">
            <text:p>RHUPS: Mining Recent High Utility Patterns with Sliding Window–Based Arrival Time Control over Data Streams</text:p>
          </table:table-cell>
          <table:table-cell office:value-type="string" calcext:value-type="string">
            <text:p>ACM Trans. Intell. Syst. Technol.</text:p>
          </table:table-cell>
          <table:table-cell/>
          <table:table-cell office:value-type="string" calcext:value-type="string">
            <text:p>2157-6904</text:p>
          </table:table-cell>
          <table:table-cell office:value-type="string" calcext:value-type="string">
            <text:p>10.1145/3430767</text:p>
          </table:table-cell>
          <table:table-cell office:value-type="string" calcext:value-type="string">
            <text:p>https://doi.org/10.1145/3430767</text:p>
          </table:table-cell>
          <table:table-cell office:value-type="string" calcext:value-type="string">
            <text:p>Databases that deal with the real world have various characteristics. New data is continuously inserted over time without limiting the length of the database, and a variety of information about the items constituting the database is contained. Recently generated data has a greater influence than the previously generated data. These are called the time-sensitive non-binary stream databases, and they include databases such as web-server click data, market sales data, data from sensor networks, and network traffic measurement. Many high utility pattern mining and stream pattern mining methods have been proposed so far. However, they have a limitation that they are not suitable to analyze these databases, because they find valid patterns by analyzing a database with only some of the features described above. Therefore, knowledge-based software about how to find meaningful information efficiently by analyzing databases with these characteristics is required. In this article, we propose an intelligent information system that calculates the influence of the insertion time of each batch in a large-scale stream database by applying the sliding window model and mines recent high utility patterns without generating candidate patterns. In addition, a novel list-based data structure is suggested for a fast and efficient management of the time-sensitive stream databases. Moreover, our technique is compared with state-of-the-art algorithms through various experiments using real datasets and synthetic datasets. The experimental results show that our approach outperforms the previously proposed methods in terms of runtime, memory usage, and scalability.</text:p>
          </table:table-cell>
          <table:table-cell office:value-type="string" calcext:value-type="string">
            <text:p>evolutionary time-fading factor; Recent high utility pattern; sliding window; stream database</text:p>
          </table:table-cell>
          <table:table-cell office:value-type="string" calcext:value-type="string">
            <text:p>ACM</text:p>
          </table:table-cell>
          <table:table-cell table:number-columns-repeated="1011"/>
        </table:table-row>
        <table:table-row table:style-name="ro1">
          <table:table-cell office:value-type="string" calcext:value-type="string">
            <text:p>B2SJ4Y5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Neumann, Peter G.</text:p>
          </table:table-cell>
          <table:table-cell office:value-type="string" calcext:value-type="string">
            <text:p>Risks to the Public</text:p>
          </table:table-cell>
          <table:table-cell office:value-type="string" calcext:value-type="string">
            <text:p>SIGSOFT Softw. Eng. Notes</text:p>
          </table:table-cell>
          <table:table-cell/>
          <table:table-cell office:value-type="string" calcext:value-type="string">
            <text:p>0163-5948</text:p>
          </table:table-cell>
          <table:table-cell office:value-type="string" calcext:value-type="string">
            <text:p>10.1145/2788630.2788633</text:p>
          </table:table-cell>
          <table:table-cell office:value-type="string" calcext:value-type="string">
            <text:p>https://doi.org/10.1145/2788630.2788633</text:p>
          </table:table-cell>
          <table:table-cell table:number-columns-repeated="2"/>
          <table:table-cell office:value-type="string" calcext:value-type="string">
            <text:p>ACM</text:p>
          </table:table-cell>
          <table:table-cell table:number-columns-repeated="1011"/>
        </table:table-row>
        <table:table-row table:style-name="ro1">
          <table:table-cell office:value-type="string" calcext:value-type="string">
            <text:p>J7ZGM3YN</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altali, Iren; Sariel, Sanem; Ince, Gökhan</text:p>
          </table:table-cell>
          <table:table-cell office:value-type="string" calcext:value-type="string">
            <text:p>Scene Analysis through Auditory Event Monitoring</text:p>
          </table:table-cell>
          <table:table-cell office:value-type="string" calcext:value-type="string">
            <text:p>Proceedings of the International Workshop on Social Learning and Multimodal Interaction for Designing Artificial Agents</text:p>
          </table:table-cell>
          <table:table-cell office:value-type="string" calcext:value-type="string">
            <text:p>978-1-4503-4560-6</text:p>
          </table:table-cell>
          <table:table-cell/>
          <table:table-cell office:value-type="string" calcext:value-type="string">
            <text:p>10.1145/3005338.3005343</text:p>
          </table:table-cell>
          <table:table-cell office:value-type="string" calcext:value-type="string">
            <text:p>https://doi.org/10.1145/3005338.3005343</text:p>
          </table:table-cell>
          <table:table-cell office:value-type="string" calcext:value-type="string">
            <text:p>The ability to categorize objects and outcomes of events using auditory signals is rather advanced in humans. When it comes to robots, limitations in sensing pose many challenges for this type of categorization specifically required in many robotic applications. In this paper, we propose auditory scene analysis methods for robots in order to monitor events to detect failures and learn from their experiences. Audio data are convenient for these purposes to detect environmental changes surrounding a robot and especially complement visual data. In our study, we investigate supervised learning methods using informative features from sound data for efficient categorization in manipulation scenarios. Furthermore, we use these data for robots to detect execution failures in runtime to prevent potential damages to their environment, objects of interest and even themselves. Firstly, the most distinguishing features for categorization of object materials from a set including glass, metal, porcelain, cardboard and plastic are determined, and then the performances of two supervised learning methods on these features for material categorization are evaluated. In our experimental framework, the performances of the learning methods for categorization of failed action outcomes are evaluated with a mobile robot and a robotic arm. Particularly, drop and hit events are selected for this analysis since these are the most likely failure outcomes that occur during the manipulation of objects. Using the proposed techniques, material categories as well as the interaction events can be determined with high success rates.</text:p>
          </table:table-cell>
          <table:table-cell office:value-type="string" calcext:value-type="string">
            <text:p>audio processing; computational auditory scene analysis; failure detection; robot audition; robotics; sound source identification</text:p>
          </table:table-cell>
          <table:table-cell office:value-type="string" calcext:value-type="string">
            <text:p>ACM</text:p>
          </table:table-cell>
          <table:table-cell table:number-columns-repeated="1011"/>
        </table:table-row>
        <table:table-row table:style-name="ro1">
          <table:table-cell office:value-type="string" calcext:value-type="string">
            <text:p>NFLNGCMA</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ramer, Stephan C.; Hagemann, Johannes</text:p>
          </table:table-cell>
          <table:table-cell office:value-type="string" calcext:value-type="string">
            <text:p>SciPAL: Expression Templates and Composition Closure Objects for High Performance Computational Physics with CUDA and OpenMP</text:p>
          </table:table-cell>
          <table:table-cell office:value-type="string" calcext:value-type="string">
            <text:p>ACM Trans. Parallel Comput.</text:p>
          </table:table-cell>
          <table:table-cell/>
          <table:table-cell office:value-type="string" calcext:value-type="string">
            <text:p>2329-4949</text:p>
          </table:table-cell>
          <table:table-cell office:value-type="string" calcext:value-type="string">
            <text:p>10.1145/2686886</text:p>
          </table:table-cell>
          <table:table-cell office:value-type="string" calcext:value-type="string">
            <text:p>https://doi.org/10.1145/2686886</text:p>
          </table:table-cell>
          <table:table-cell office:value-type="string" calcext:value-type="string">
            <text:p>We present SciPAL (scientific parallel algorithms library), a C++-based, hardware-independent open-source library. Its core is a domain-specific embedded language for numerical linear algebra. The main fields of application are finite element simulations, coherent optics and the solution of inverse problems. Using SciPAL algorithms can be stated in a mathematically intuitive way in terms of matrix and vector operations. Existing algorithms can easily be adapted to GPU-based computing by proper template specialization. Our library is compatible with the finite element library deal.II and provides a port of deal.II's most frequently used linear algebra classes to CUDA (NVidia's extension of the programming languages C and C++ for programming their GPUs). SciPAL's operator-based API for BLAS operations particularly aims at simplifying the usage of NVidia's CUBLAS. For non-BLAS array arithmetic SciPAL's expression templates are able to generate CUDA kernels at compile time. We demonstrate the benefits of SciPAL using the iterative principal component analysis as example which is the core algorithm for the spike-sorting problem in neuroscience.</text:p>
          </table:table-cell>
          <table:table-cell office:value-type="string" calcext:value-type="string">
            <text:p>abstract parallel programming; BLAS; C++ library; Domain-specific languages; expression templates; numerical linear algebra; operator overloading</text:p>
          </table:table-cell>
          <table:table-cell office:value-type="string" calcext:value-type="string">
            <text:p>ACM</text:p>
          </table:table-cell>
          <table:table-cell table:number-columns-repeated="1011"/>
        </table:table-row>
        <table:table-row table:style-name="ro1">
          <table:table-cell office:value-type="string" calcext:value-type="string">
            <text:p>V9LD469N</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ukšs, Mă?Ris; Verbrugge, Clark; Elaasar, Maged; Vangheluwe, Hans</text:p>
          </table:table-cell>
          <table:table-cell office:value-type="string" calcext:value-type="string">
            <text:p>Scope in Model Transformations</text:p>
          </table:table-cell>
          <table:table-cell office:value-type="string" calcext:value-type="string">
            <text:p>Softw. Syst. Model.</text:p>
          </table:table-cell>
          <table:table-cell/>
          <table:table-cell office:value-type="string" calcext:value-type="string">
            <text:p>1619-1366</text:p>
          </table:table-cell>
          <table:table-cell office:value-type="string" calcext:value-type="string">
            <text:p>10.1007/s10270-016-0555-8</text:p>
          </table:table-cell>
          <table:table-cell office:value-type="string" calcext:value-type="string">
            <text:p>https://doi.org/10.1007/s10270-016-0555-8</text:p>
          </table:table-cell>
          <table:table-cell office:value-type="string" calcext:value-type="string">
            <text:p>A notion of hierarchical scope is commonplace in many programmatic systems. In the context of model, and in particular graph transformation, the use of scope can present two advantages: first, more natural expression of transformation application locality, and second, reduction in the number of match candidates, promising performance improvements. Previous work on scope, however, has focused on applying it to rule hierarchies, which reduces the number of matches performed, but not necessarily the cost of finding a single match. In this paper we define and explore a hierarchical scope formalism applied to the input graph, with associated modifications to the transformation rule definition. We then experimentally evaluate the benefits and challenges of our scoped model transformations in the state-of-the-art graph rewriting tool GrGen and our research-oriented, meta-modeling and rule-based model transformation tool AToMPM. We use a non-trivial "fire spreading" simulation transformation taken from distributed simulation community and a mutual exclusion transformation benchmark to demonstrate that integration of scope results in an elegant, intuitive, and efficient way of solving model transformation problems.</text:p>
          </table:table-cell>
          <table:table-cell office:value-type="string" calcext:value-type="string">
            <text:p>Efficient pattern matching; Graph grammar; Graph scoping; Rule-based model transformations; Scope; Search plans</text:p>
          </table:table-cell>
          <table:table-cell office:value-type="string" calcext:value-type="string">
            <text:p>ACM</text:p>
          </table:table-cell>
          <table:table-cell table:number-columns-repeated="1011"/>
        </table:table-row>
        <table:table-row table:style-name="ro1">
          <table:table-cell office:value-type="string" calcext:value-type="string">
            <text:p>94ER6389</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McCrie, Robert</text:p>
          </table:table-cell>
          <table:table-cell office:value-type="string" calcext:value-type="string">
            <text:p>Security Operations Management</text:p>
          </table:table-cell>
          <table:table-cell/>
          <table:table-cell office:value-type="string" calcext:value-type="string">
            <text:p>978-0-12-802618-2</text:p>
          </table:table-cell>
          <table:table-cell table:number-columns-repeated="3"/>
          <table:table-cell office:value-type="string" calcext:value-type="string">
            <text:p>Security Operations Management, 3rd edition, is the latest edition the seminal reference on corporate security management operations for today's security management professionals and students. The book explores the characteristics of today's globalized workplaces, why security has a key role within them, and what the greatest concern are to security practitioners and senior managers. Incorporating the latest security research and best practices, updates to Security Operations Management 3rd edition include explorations of the key skills needed by security managers to demonstrate the value of their security program, greater emphasis on identifying and managing risk, and coverage of the latest technological advances in security control, command, communications, and computing. The third edition also delves more deeply than previous editions into online security training practices, as well as investigates the changing roles of women and minorities in security operations. Includes all-new cases and examples-including from outside the U.S.-providing coverage of both the business and technical aspects of security Offers increased coverage of cybercrime and workplace violence Explores the latest technological advances in security control, command, communications, and computing, and current techniques for how prospective security personnel are vetted, including how to use social media Prepares security professionalsfor professional certification exams Table of Contents Preface Acknowledgments PART I - GENERAL MANAGERIAL FUNDAMENTALS AND COMPETENCIES Chapter 1: Security Operations in the Management Environment Chapter 2: Core Competencies to Initiate Effective Protection Programs Chapter 3: Vetting to Make Best Selections of Future Employees Chapter 4: Training and Developing Workers for High Performance Chapter 5: Supporting and Motivating Supervisors and Staff PART II - SPECIAL ISSUES IN SECURITY MANAGEMENT OPERATIONS Chapter 6: Personnel Management: Appraising for Promotion or Discipline Chapter 7: Accounting Controls and Budgeting Chapter 8: Operating Personnel-Intensive Programs Chapter 9: Operating Physical- and Technology-Centered Programs Chapter 10: Challenges for Security Operations Today and Tomorrow Chapter 11: Leadership for Optimal Security Operations Appendix A: Contact Information for Security Organizations Appendix B: Code of Ethics of ASIS International Appendix C: The MBA Oath Appendix D: Report of the Task Force on Private Security</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729TZG8S</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mran, Arezoo; Navabi, Zainalabedin</text:p>
          </table:table-cell>
          <table:table-cell office:value-type="string" calcext:value-type="string">
            <text:p>Self-Healing Many-Core Architecture</text:p>
          </table:table-cell>
          <table:table-cell office:value-type="string" calcext:value-type="string">
            <text:p>VLSI Des.</text:p>
          </table:table-cell>
          <table:table-cell/>
          <table:table-cell office:value-type="string" calcext:value-type="string">
            <text:p>1065-514X</text:p>
          </table:table-cell>
          <table:table-cell office:value-type="string" calcext:value-type="string">
            <text:p>10.1155/2016/9767139</text:p>
          </table:table-cell>
          <table:table-cell office:value-type="string" calcext:value-type="string">
            <text:p>https://doi.org/10.1155/2016/9767139</text:p>
          </table:table-cell>
          <table:table-cell office:value-type="string" calcext:value-type="string">
            <text:p>More pronounced aging effects, more frequent early-life failures, and incomplete testing and verification processes due to time-to-market pressure in new fabrication technologies impose reliability challenges on forthcoming systems. A promising solution to these reliability challenges is self-test and self-reconfiguration with no or limited external control. In this work a scalable self-test mechanism for periodic online testing of many-core processor has been proposed. This test mechanism facilitates autonomous detection and omission of faulty cores and makes graceful degradation of the many-core architecture possible. Several test components are incorporated in the many-core architecture that distribute test stimuli, suspend normal operation of individual processing cores, apply test, and detect faulty cores. Test is performed concurrently with the system normal operation without any noticeable downtime at the application level. Experimental results show that the proposed test architecture is extensively scalable in terms of hardware overhead and performance overhead that makes it applicable to many-cores with more than a thousand processing cor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UP4YBFR7</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Casler, Krista; Bickel, Lydia; Hackett, Elizabeth</text:p>
          </table:table-cell>
          <table:table-cell office:value-type="string" calcext:value-type="string">
            <text:p>Separate but Equal? A Comparison of Participants and Data Gathered via Amazon's MTurk, Social Media, and Face-to-Face Behavioral Testing</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3.05.009</text:p>
          </table:table-cell>
          <table:table-cell office:value-type="string" calcext:value-type="string">
            <text:p>https://doi.org/10.1016/j.chb.2013.05.009</text:p>
          </table:table-cell>
          <table:table-cell office:value-type="string" calcext:value-type="string">
            <text:p>Recent and emerging technology permits psychologists today to recruit and test participants in more ways than ever before. But to what extent can behavioral scientists trust these varied methods to yield reasonably equivalent results? Here, we took a behavioral, face-to-face task and converted it to an online test. We compared the online responses of participants recruited via Amazon's Mechanical Turk (MTurk) and via social media postings on Twitter, Facebook, and Reddit. We also recruited a standard sample of students on a college campus and tested them in person, not via computer interface. The demographics of the three samples differed, with MTurk participants being significantly more socio-economically and ethnically diverse, yet the test results across the three samples were almost indistinguishable. We conclude that for some behavioral tests, online recruitment and testing can be a valid-and sometimes even superior-partner to in-person data collection.</text:p>
          </table:table-cell>
          <table:table-cell office:value-type="string" calcext:value-type="string">
            <text:p>Crowd-sourcing; Methodology; MTurk; Recruitment; Social media</text:p>
          </table:table-cell>
          <table:table-cell office:value-type="string" calcext:value-type="string">
            <text:p>ACM</text:p>
          </table:table-cell>
          <table:table-cell table:number-columns-repeated="1011"/>
        </table:table-row>
        <table:table-row table:style-name="ro1">
          <table:table-cell office:value-type="string" calcext:value-type="string">
            <text:p>3Y8LQ72E</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Wu, Zhaohui</text:p>
          </table:table-cell>
          <table:table-cell office:value-type="string" calcext:value-type="string">
            <text:p>Service Computing: Concept, Method and Technology</text:p>
          </table:table-cell>
          <table:table-cell/>
          <table:table-cell office:value-type="string" calcext:value-type="string">
            <text:p>978-0-12-802597-0</text:p>
          </table:table-cell>
          <table:table-cell table:number-columns-repeated="3"/>
          <table:table-cell office:value-type="string" calcext:value-type="string">
            <text:p>Service computing is a cross-disciplinary field that covers science and technology, and represents a promising direction for distributed computing and software development methodologies. It aims to bridge the gap between business services and IT services by supporting the whole lifecycle of services innovation. Over the last ten years applications in industry and academic research have produced considerable progress and success Service Computing: Concept, Method and Technology presents the concept of service computing and a proposed reference architecture for service computing research before proceeding to introduce two underlying technologies: Web services and service-oriented architecture. It also presents the authors' latest research findings on hot topics such as service discovery, recommendation, composition, verification, service trust, dynamic configuration and big data service. Some new models and methods are proposed including three service discovery methods based on semantics and skyline technologies, two service recommendation methods using graph mining and QoS prediction, two service composition methods with graph planning and one service verification method using ý calculus and so on. Moreover, this book introduces JTang, an underlying platform supporting service computing, which is a product of the authors' last ten years of research and development. Systematically reviews all the research on service computing Introduces state-of-art research works on service computing and provides a road map for future directions Bridges the gap between service computing theory and practice Provides guidance for both industry and academia Table of Contents Introduction Service-Oriented Architecture and Web Services Service Discovery Service Recommendation Service Composition Service Verification Service Adaption Service Trustworthiness Dynamic Configuration for Complex Services Jtang Middleware Platform</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A76W7MIS</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rigoropoulos, Nasos; Lalis, Spyros</text:p>
          </table:table-cell>
          <table:table-cell office:value-type="string" calcext:value-type="string">
            <text:p>Simulation and Digital Twin Support for Managed Drone Applications</text:p>
          </table:table-cell>
          <table:table-cell office:value-type="string" calcext:value-type="string">
            <text:p>Proceedings of the IEEE/ACM 24th International Symposium on Distributed Simulation and Real Time Applications</text:p>
          </table:table-cell>
          <table:table-cell table:number-columns-repeated="4"/>
          <table:table-cell office:value-type="string" calcext:value-type="string">
            <text:p>As drone technology passes one milestone after the other, drones are used in an ever-increasing number of applications and are now considered as an integral part of the future smart city infrastructure. At the same time, the inherent safety and privacy risks associated with drone-based applications call for appropriate testing and monitoring tools. In this paper, we present a simulation environment and digital twin support for a platform that allows the managed execution of drone-based applications on top of a shared drone infrastructure. On the one hand, the simulation environment makes it possible to perform a wide range of tests regarding the operation of both the platform itself and the applications that run on top of it, before deploying them in the real world. On the other hand, after deployment, a digital twin of the drone is used to detect deviations of the application from the expected behavior, which, in turn, can serve as an indication of bugs that remained undetected during the simulation tests or malfunctions that occur at runtime. We discuss the most important elements of our approach and the simulation and digital twin components of the proposed system. Also, we provide a functional evaluation of our work by presenting its capabilities regarding both offline testing and runtime checking through indicative use cases.</text:p>
          </table:table-cell>
          <table:table-cell office:value-type="string" calcext:value-type="string">
            <text:p>digital twin; drones; PaaS; simulation environment</text:p>
          </table:table-cell>
          <table:table-cell office:value-type="string" calcext:value-type="string">
            <text:p>ACM</text:p>
          </table:table-cell>
          <table:table-cell table:number-columns-repeated="1011"/>
        </table:table-row>
        <table:table-row table:style-name="ro1">
          <table:table-cell office:value-type="string" calcext:value-type="string">
            <text:p>NNHFZ22N</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Kleerekoper, Anthony; Schofield, Andrew</text:p>
          </table:table-cell>
          <table:table-cell office:value-type="string" calcext:value-type="string">
            <text:p>SQL Tester: An Online SQL Assessment Tool and Its Impact</text:p>
          </table:table-cell>
          <table:table-cell office:value-type="string" calcext:value-type="string">
            <text:p>Proceedings of the 23rd Annual ACM Conference on Innovation and Technology in Computer Science Education</text:p>
          </table:table-cell>
          <table:table-cell office:value-type="string" calcext:value-type="string">
            <text:p>978-1-4503-5707-4</text:p>
          </table:table-cell>
          <table:table-cell/>
          <table:table-cell office:value-type="string" calcext:value-type="string">
            <text:p>10.1145/3197091.3197124</text:p>
          </table:table-cell>
          <table:table-cell office:value-type="string" calcext:value-type="string">
            <text:p>https://doi.org/10.1145/3197091.3197124</text:p>
          </table:table-cell>
          <table:table-cell office:value-type="string" calcext:value-type="string">
            <text:p>Learning SQL can be surprisingly difficult, given the relative simplicity of its syntax. Automated tools for teaching and assessing SQL have existed for over two decades. Early tools were only designed for teaching and offered increased feedback and personalised learning, but not summative assessment. More recently, however, the trend has turned towards automated assessment, with learning as a side-effect. These tools offer more limited feedback and are not personalised. In this paper, we present SQL Tester, an online assessment tool and an assessment of its impact. We show that students engaged with SQL Tester as a learning tool, taking an average of 10 practice tests each and spending over 4 hours actively engaged in those tests. A student survey also found that over 90% of students agreed that they wanted to keep trying practice tests until they got a “good” mark. Finally, we present some evidence that taking practice tests increased student achievement, with a strong correlation between the number of practice tests a student took and their score on the assessed test.</text:p>
          </table:table-cell>
          <table:table-cell office:value-type="string" calcext:value-type="string">
            <text:p>SQL; Automated Assessment; Databases; Web-based Learning</text:p>
          </table:table-cell>
          <table:table-cell office:value-type="string" calcext:value-type="string">
            <text:p>ACM</text:p>
          </table:table-cell>
          <table:table-cell table:number-columns-repeated="1011"/>
        </table:table-row>
        <table:table-row table:style-name="ro1">
          <table:table-cell office:value-type="string" calcext:value-type="string">
            <text:p>R2AUBHET</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Yang, Shengqian; Zhang, Hailong; Wu, Haowei; Wang, Yan; Yan, Dacong; Rountev, Atanas</text:p>
          </table:table-cell>
          <table:table-cell office:value-type="string" calcext:value-type="string">
            <text:p>Static Window Transition Graphs for Android</text:p>
          </table:table-cell>
          <table:table-cell office:value-type="string" calcext:value-type="string">
            <text:p>Proceedings of the 30th IEEE/ACM International Conference on Automated Software Engineering</text:p>
          </table:table-cell>
          <table:table-cell office:value-type="string" calcext:value-type="string">
            <text:p>978-1-5090-0024-1</text:p>
          </table:table-cell>
          <table:table-cell/>
          <table:table-cell office:value-type="string" calcext:value-type="string">
            <text:p>10.1109/ASE.2015.76</text:p>
          </table:table-cell>
          <table:table-cell office:value-type="string" calcext:value-type="string">
            <text:p>https://doi.org/10.1109/ASE.2015.76</text:p>
          </table:table-cell>
          <table:table-cell office:value-type="string" calcext:value-type="string">
            <text:p>This work develops a static analysis to create a model of the behavior of an Android application's GUI. We propose the window transition graph (WTG), a model representing the possible GUI window sequences and their associated events and callbacks. A key component and contribution of our work is the careful modeling of the stack of currently-active windows, the changes to this stack, and the effects of callbacks related to these changes. To the best of our knowledge, this is the first detailed study of this important static analysis problem for Android. We develop novel analysis algorithms for WTG construction and traversal, based on this modeling of the window stack. We also describe an application of the WTG for GUI test generation, using path traversals. The evaluation of the proposed algorithms indicates their effectiveness and practicality.</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V7GIW43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Yang, Shengqian; Wu, Haowei; Zhang, Hailong; Wang, Yan; Swaminathan, Chandrasekar; Yan, Dacong; Rountev, Atanas</text:p>
          </table:table-cell>
          <table:table-cell office:value-type="string" calcext:value-type="string">
            <text:p>Static Window Transition Graphs for Android</text:p>
          </table:table-cell>
          <table:table-cell office:value-type="string" calcext:value-type="string">
            <text:p>Automated Software Engg.</text:p>
          </table:table-cell>
          <table:table-cell/>
          <table:table-cell office:value-type="string" calcext:value-type="string">
            <text:p>0928-8910</text:p>
          </table:table-cell>
          <table:table-cell table:number-columns-repeated="2"/>
          <table:table-cell office:value-type="string" calcext:value-type="string">
            <text:p>This work develops a static analysis to create a model of the behavior of an Android application's GUI. We propose the window transition graph (WTG), a model representing the possible GUI window sequences and their associated events and callbacks. A key component and contribution of our work is the careful modeling of the stack of currently-active windows, the changes to this stack, and the effects of callbacks related to these changes. To the best of our knowledge, this is the first detailed study of this important static analysis problem for Android. We develop novel analysis algorithms for WTG construction and traversal, based on this modeling of the window stack. We also propose WTG extensions to handle certain aspects of asynchronous control flow. We describe an application of the WTG for GUI test generation, using path traversals. The evaluation of the proposed algorithms indicates their effectiveness and practicality.</text:p>
          </table:table-cell>
          <table:table-cell office:value-type="string" calcext:value-type="string">
            <text:p>Android; GUI analysis; Static analysis</text:p>
          </table:table-cell>
          <table:table-cell office:value-type="string" calcext:value-type="string">
            <text:p>ACM</text:p>
          </table:table-cell>
          <table:table-cell table:number-columns-repeated="1011"/>
        </table:table-row>
        <table:table-row table:style-name="ro1">
          <table:table-cell office:value-type="string" calcext:value-type="string">
            <text:p>T5YAE7QG</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Carbone, Angela; Ceddia, Jason; Simon; D'Souza, Daryl; Mason, Raina</text:p>
          </table:table-cell>
          <table:table-cell office:value-type="string" calcext:value-type="string">
            <text:p>Student Concerns in Introductory Programming Courses</text:p>
          </table:table-cell>
          <table:table-cell office:value-type="string" calcext:value-type="string">
            <text:p>Proceedings of the Fifteenth Australasian Computing Education Conference - Volume 136</text:p>
          </table:table-cell>
          <table:table-cell office:value-type="string" calcext:value-type="string">
            <text:p>978-1-921770-21-0</text:p>
          </table:table-cell>
          <table:table-cell table:number-columns-repeated="3"/>
          <table:table-cell office:value-type="string" calcext:value-type="string">
            <text:p>Student evaluations of courses across many Australian universities typically give students the option to comment on the best aspects of a course and those aspects that they believe need improving. Such comments have been collated from students in introductory programming courses at four Australian universities. In this paper we present the results of a thematic analysis to see whether there are common themes to the areas students consider most in need of improvement. We have undertaken this study to gain an understanding of the student concerns in introductory programming courses, in the expectation that a framework could be developed to assist academics with reviewing their courses in subsequent offerings. We have found that at all institutions the main focuses of student comments are the course as a whole and the assessment, although at different universities the comments focus on different aspects of these items.</text:p>
          </table:table-cell>
          <table:table-cell office:value-type="string" calcext:value-type="string">
            <text:p>education quality in ICT; ICT education; teaching strategy; thematic analysis</text:p>
          </table:table-cell>
          <table:table-cell office:value-type="string" calcext:value-type="string">
            <text:p>ACM</text:p>
          </table:table-cell>
          <table:table-cell table:number-columns-repeated="1011"/>
        </table:table-row>
        <table:table-row table:style-name="ro1">
          <table:table-cell office:value-type="string" calcext:value-type="string">
            <text:p>GCSVDT6J</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ho, Wooje; Jung, Yoonhyuk; Im, Jin-Hyouk</text:p>
          </table:table-cell>
          <table:table-cell office:value-type="string" calcext:value-type="string">
            <text:p>Students' Evaluation of Learning Management Systems in the Personal Computer and Smartphone Computing Environments</text:p>
          </table:table-cell>
          <table:table-cell office:value-type="string" calcext:value-type="string">
            <text:p>Int. J. Mob. Commun.</text:p>
          </table:table-cell>
          <table:table-cell/>
          <table:table-cell office:value-type="string" calcext:value-type="string">
            <text:p>1470-949X</text:p>
          </table:table-cell>
          <table:table-cell office:value-type="string" calcext:value-type="string">
            <text:p>10.1504/IJMC.2014.059735</text:p>
          </table:table-cell>
          <table:table-cell office:value-type="string" calcext:value-type="string">
            <text:p>https://doi.org/10.1504/IJMC.2014.059735</text:p>
          </table:table-cell>
          <table:table-cell office:value-type="string" calcext:value-type="string">
            <text:p>The objective of this study is twofold: 1 to investigate an impact of software quality attributes of a learning management system LMS on students' satisfaction in both the personal computer and the smartphone settings; 2 to examine whether LMS quality factors have different impacts in the smartphone context and the PC context. We explore five quality attributes of LMS capability, usability, performance, reliability and documentation. Data from a survey of 193 students were analysed using ordered logit regression. Findings showed that while only usability and reliability significantly affected user satisfaction in the PC context; all the quality attributes except documentation had a significant influence on user satisfaction in the smartphone setting. We also found that reliability was twice as important to user satisfaction in the smartphone context as in the PC context. The results imply that LMS quality attributes have different impacts on students' satisfaction in the smartphone context from the PC contex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DKET23Z5</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Ahadi, Alireza; Behbood, Vahid; Vihavainen, Arto; Prior, Julia; Lister, Raymond</text:p>
          </table:table-cell>
          <table:table-cell office:value-type="string" calcext:value-type="string">
            <text:p>Students' Syntactic Mistakes in Writing Seven Different Types of SQL Queries and Its Application to Predicting Students' Success</text:p>
          </table:table-cell>
          <table:table-cell office:value-type="string" calcext:value-type="string">
            <text:p>Proceedings of the 47th ACM Technical Symposium on Computing Science Education</text:p>
          </table:table-cell>
          <table:table-cell office:value-type="string" calcext:value-type="string">
            <text:p>978-1-4503-3685-7</text:p>
          </table:table-cell>
          <table:table-cell/>
          <table:table-cell office:value-type="string" calcext:value-type="string">
            <text:p>10.1145/2839509.2844640</text:p>
          </table:table-cell>
          <table:table-cell office:value-type="string" calcext:value-type="string">
            <text:p>https://doi.org/10.1145/2839509.2844640</text:p>
          </table:table-cell>
          <table:table-cell office:value-type="string" calcext:value-type="string">
            <text:p>The computing education community has studied extensively the errors of novice programmers. In contrast, little attention has been given to student's mistake in writing SQL statements. This paper represents the first large scale quantitative analysis of the student's syntactic mistakes in writing different types of SQL queries. Over 160 thousand snapshots of SQL queries were collected from over 2000 students across eight years. We describe the most common types of syntactic errors that students make. We also describe our development of an automatic classifier with an overall accuracy of 0.78 for predicting student performance in writing SQL queries.</text:p>
          </table:table-cell>
          <table:table-cell office:value-type="string" calcext:value-type="string">
            <text:p>databases; online assessment; machine learning; sql queries</text:p>
          </table:table-cell>
          <table:table-cell office:value-type="string" calcext:value-type="string">
            <text:p>ACM</text:p>
          </table:table-cell>
          <table:table-cell table:number-columns-repeated="1011"/>
        </table:table-row>
        <table:table-row table:style-name="ro1">
          <table:table-cell office:value-type="string" calcext:value-type="string">
            <text:p>Y2P3XWNP</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iannastiti, Melania; Sujarwo, Surya; Matthew, R T; Oktriono, Kristianus</text:p>
          </table:table-cell>
          <table:table-cell office:value-type="string" calcext:value-type="string">
            <text:p>Students' Writing Test Using an Integrated-Multimedia Website: A Case Study of English Professional Class</text:p>
          </table:table-cell>
          <table:table-cell office:value-type="string" calcext:value-type="string">
            <text:p>Proceedings of the 6th International Conference on Information and Education Technology</text:p>
          </table:table-cell>
          <table:table-cell office:value-type="string" calcext:value-type="string">
            <text:p>978-1-4503-5359-5</text:p>
          </table:table-cell>
          <table:table-cell/>
          <table:table-cell office:value-type="string" calcext:value-type="string">
            <text:p>10.1145/3178158.3178172</text:p>
          </table:table-cell>
          <table:table-cell office:value-type="string" calcext:value-type="string">
            <text:p>https://doi.org/10.1145/3178158.3178172</text:p>
          </table:table-cell>
          <table:table-cell office:value-type="string" calcext:value-type="string">
            <text:p>Since its inception, the demand for high technology in teaching learning is escalating. Presumably, a demand emerges in assessing students' achievement by using technology. In language teaching learning, it is undeniable that the technology is also applied in assessing students' language skills including writing. In assessing writing, in a common type, the process is carried out manually or typed in a word document. Based on the results, this research aims to explain the development of an integrated multimedia website for assessing writing and the potential of using the website for writing test. Questionnaires were distributed to 28 students joining English Professional Course at BINUS Online Learning to evaluate the promptness of the website for the test and the students' sense of the website functionality. The result denoted that the website contribution is well-equipped to use as a tool and to test the writing skill. Moreover, the users were comfortable to exert it for undertaking the writing test. Equally important, the developments on the website require continuous improvement, especially for the variation of the questions including to add video and audio integration eventually.</text:p>
          </table:table-cell>
          <table:table-cell office:value-type="string" calcext:value-type="string">
            <text:p>technology; ESL; integrated-multimedia; website; writing test</text:p>
          </table:table-cell>
          <table:table-cell office:value-type="string" calcext:value-type="string">
            <text:p>ACM</text:p>
          </table:table-cell>
          <table:table-cell table:number-columns-repeated="1011"/>
        </table:table-row>
        <table:table-row table:style-name="ro1">
          <table:table-cell office:value-type="string" calcext:value-type="string">
            <text:p>ASAVFPV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Pan, Wen-Tsao; Huang, Chiung-En; Chiu, Chiung-Lin</text:p>
          </table:table-cell>
          <table:table-cell office:value-type="string" calcext:value-type="string">
            <text:p>Study on the Performance Evaluation of Online Teaching Using the Quantile Regression Analysis and Artificial Neural Network</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5-1599-1</text:p>
          </table:table-cell>
          <table:table-cell office:value-type="string" calcext:value-type="string">
            <text:p>https://doi.org/10.1007/s11227-015-1599-1</text:p>
          </table:table-cell>
          <table:table-cell office:value-type="string" calcext:value-type="string">
            <text:p>This paper is totally different than the research design and research method in the related literature for investigating how information technology-based reading and learning process of network distance teaching affects the assessment result in the past, that is, innovative research architecture and process is adopted. Here, quantile regression analysis is applied to the investigation of how the time and frequency of log-in curriculum, browsing teaching material, and curriculum discussion in learning process record affects the final-term assessment result of multimedia design digital teaching material subject. In depth research is done under such research architecture, and it is hoped that how each independent variable affects the final-term assessment result under different quantile can be investigated. In addition, this paper has applied new artificial neural network technology to set up expert system for teacher's assessment result in distance teaching so as to reduce teacher's teaching pressure, moreover, the result can be used as reference by general researchers and scientific education researchers. The research result shows that the use of quantile regression to analyze the influence of different variable on the teacher's final-term assessment result of distance teaching is a feasible way; FOAGRNN model, as compared to other five models, has better forecasting capability.</text:p>
          </table:table-cell>
          <table:table-cell office:value-type="string" calcext:value-type="string">
            <text:p>Artificial neural network; Distance teaching; Expert system; Fruit fly optimization algorithm; Quantile regression analysis</text:p>
          </table:table-cell>
          <table:table-cell office:value-type="string" calcext:value-type="string">
            <text:p>ACM</text:p>
          </table:table-cell>
          <table:table-cell table:number-columns-repeated="1011"/>
        </table:table-row>
        <table:table-row table:style-name="ro1">
          <table:table-cell office:value-type="string" calcext:value-type="string">
            <text:p>3A2E6DZ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P., Sai Sumana; Kambi, Veena S.; Nakati, Sudharani R.; Srinivasan, Jagannathan</text:p>
          </table:table-cell>
          <table:table-cell office:value-type="string" calcext:value-type="string">
            <text:p>Supporting Math Trails on Property Graphs</text:p>
          </table:table-cell>
          <table:table-cell office:value-type="string" calcext:value-type="string">
            <text:p>Proceedings of the 20th International Conference on Management of Data</text:p>
          </table:table-cell>
          <table:table-cell table:number-columns-repeated="4"/>
          <table:table-cell office:value-type="string" calcext:value-type="string">
            <text:p>pg-MathTrails is an application developed to assess math skills of school students. It includes i) topic hierarchy to categorize the questions, ii) question template repository using which teachers can add different types of questions, iii) question play module to play questions, iv) student evaluation module to evaluate student performance, and v) recommender that recommends videos residing in a video repository. A key feature is that each interactive student session is treated as a walking trail in the property graph formed by topic and question nodes, and student evaluation involves operations on the property graph. The application is being used in the after-school program of Sri Sarada Academy of Excellence, Bangalor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JYE2S3GI</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Van Gorp, Pieter; Grefen, Paul</text:p>
          </table:table-cell>
          <table:table-cell office:value-type="string" calcext:value-type="string">
            <text:p>Supporting the Internet-Based Evaluation of Research Software with Cloud Infrastructure</text:p>
          </table:table-cell>
          <table:table-cell office:value-type="string" calcext:value-type="string">
            <text:p>Softw. Syst. Model.</text:p>
          </table:table-cell>
          <table:table-cell/>
          <table:table-cell office:value-type="string" calcext:value-type="string">
            <text:p>1619-1366</text:p>
          </table:table-cell>
          <table:table-cell office:value-type="string" calcext:value-type="string">
            <text:p>10.1007/s10270-010-0163-y</text:p>
          </table:table-cell>
          <table:table-cell office:value-type="string" calcext:value-type="string">
            <text:p>https://doi.org/10.1007/s10270-010-0163-y</text:p>
          </table:table-cell>
          <table:table-cell office:value-type="string" calcext:value-type="string">
            <text:p>Due to license restrictions and installation issues, it is often not feasible to experiment with software without making substantial investments. Especially in the case of legacy tools, it turns out that even free software is often too costly (i.e., time-consuming) to be installed for evaluating the quality of a research contribution. After organizing a series of events related to software modeling, we have constructed (and started to use) SHARE, a system for sharing practically any type of software artifact to reviewers and to other participants who have very limited time available. The system relies on cloud-computing technologies to provide online access to interactive environments containing all the tools, documentation, input and output models to reproduce alleged research results. The system also enables one to clone such an environment and add additional models or tools in order to extend a contribution or pinpoint a problem. In retrospect, we observe that the approach is not limited to software modeling and SHARE is in fact gaining acceptance in other fields already.</text:p>
          </table:table-cell>
          <table:table-cell office:value-type="string" calcext:value-type="string">
            <text:p>Cloud computing; Model transformation; Peer review; Reproducible research; Tool contest</text:p>
          </table:table-cell>
          <table:table-cell office:value-type="string" calcext:value-type="string">
            <text:p>ACM</text:p>
          </table:table-cell>
          <table:table-cell table:number-columns-repeated="1011"/>
        </table:table-row>
        <table:table-row table:style-name="ro1">
          <table:table-cell office:value-type="string" calcext:value-type="string">
            <text:p>WQA7KI5Q</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Tsankova, Roumiana; Marinov, Orlin; Durcheva, Mariana; Varbanova, Elena</text:p>
          </table:table-cell>
          <table:table-cell office:value-type="string" calcext:value-type="string">
            <text:p>Synergy Effect of the TeSLA Project in Management of Engineering Higher Education</text:p>
          </table:table-cell>
          <table:table-cell office:value-type="string" calcext:value-type="string">
            <text:p>Proceedings of the 9th International Conference on Management of Digital EcoSystems</text:p>
          </table:table-cell>
          <table:table-cell office:value-type="string" calcext:value-type="string">
            <text:p>978-1-4503-4895-9</text:p>
          </table:table-cell>
          <table:table-cell/>
          <table:table-cell office:value-type="string" calcext:value-type="string">
            <text:p>10.1145/3167020.3167059</text:p>
          </table:table-cell>
          <table:table-cell office:value-type="string" calcext:value-type="string">
            <text:p>https://doi.org/10.1145/3167020.3167059</text:p>
          </table:table-cell>
          <table:table-cell office:value-type="string" calcext:value-type="string">
            <text:p>The goal of the TeSLA project is to create mutual trust between learners, teachers and an institution, which provides distance learning. It is achieved through the incorporation and widespread use of innovative information and communication technologies (ICT) tools for the purpose of assessment activities in the educational process at higher education institutions and its transformation into e-assessment. In this ambitious project five technological tools (face recognition, voice recognition, writing style analysis, typing rhythm, plagiarism analysis) have been developed and piloted at seven universities. Their role for mutually trusted assessment in the educational process is discussed. Assessment activities in typical engineering subjects are shown. It is pointed out that assessment functions are management functions with a key decision making role. Pilot studies within the TeSLA project have shown additional effects leading to the expansion of its application areas. This synergy effect is shown to appear in increasing the degree of automation and improving the quality of the overall learning process, integration with other subject areas in the context of interoperability, achieving higher degree of security and protection of personal data.</text:p>
          </table:table-cell>
          <table:table-cell office:value-type="string" calcext:value-type="string">
            <text:p>e-assessment feature; students authentication tools</text:p>
          </table:table-cell>
          <table:table-cell office:value-type="string" calcext:value-type="string">
            <text:p>ACM</text:p>
          </table:table-cell>
          <table:table-cell table:number-columns-repeated="1011"/>
        </table:table-row>
        <table:table-row table:style-name="ro1">
          <table:table-cell office:value-type="string" calcext:value-type="string">
            <text:p>DVPJBWU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horsand, Reihaneh; Safi-Esfahani, Faramarz; Nematbakhsh, Naser; Mohsenzade, Mehran</text:p>
          </table:table-cell>
          <table:table-cell office:value-type="string" calcext:value-type="string">
            <text:p>Taxonomy of Workflow Partitioning Problems and Methods in Distributed Environments</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7.05.017</text:p>
          </table:table-cell>
          <table:table-cell office:value-type="string" calcext:value-type="string">
            <text:p>https://doi.org/10.1016/j.jss.2017.05.017</text:p>
          </table:table-cell>
          <table:table-cell office:value-type="string" calcext:value-type="string">
            <text:p>Taxonomy of workflow partitioning problems and methods analyzing 40 papers.We provide a unified view of steps in a workflow lifecycle.We identify seven taxonomies covering types of workflow partitioning methods.Workflow partitioning types e.g. Role, Rule, QoS, Control path and Data driven.A survey of workflow partitioning methods is conducted in tabular format. A workflow model is the computerized representation of a business or scientific process. It defines the starting and ending conditions of the process, the activities in the process, control flow and data flow among these activities, etc. A partitioning method creates workflow fragments that group some of the workflow model elements (activities, control flows, data flows). Workflow partitioning forms the foundation of decentralised workflow execution and increases scalability, and reuse of partitions. In the literature, different methods have been presented for workflow partitioning and offer a variety of execution approaches; however, there is no existing comprehensive survey and taxonomy of workflow partitioning methods. This article presents an overview of taxonomies characterizing the key concepts of the workflow life cycle and workflow partitioning methods through a comprehensive survey of business and scientific domains in decentralised environments. This in-depth analysis of taxonomies can provide researchers, designers and applications developers with clear guideline to compare current workflow partitioning methods to choose, reuse and compose more vigorous approaches. The article further presents research discussions and future challenges in this area.</text:p>
          </table:table-cell>
          <table:table-cell office:value-type="string" calcext:value-type="string">
            <text:p>Decentralised environments; Workflow models; Workflow partitioning method; Workflow taxonomy</text:p>
          </table:table-cell>
          <table:table-cell office:value-type="string" calcext:value-type="string">
            <text:p>ACM</text:p>
          </table:table-cell>
          <table:table-cell table:number-columns-repeated="1011"/>
        </table:table-row>
        <table:table-row table:style-name="ro1">
          <table:table-cell office:value-type="string" calcext:value-type="string">
            <text:p>6AD74C68</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Trinta, Fernando; Rego, Paulo A. L.; Viana, Windson</text:p>
          </table:table-cell>
          <table:table-cell office:value-type="string" calcext:value-type="string">
            <text:p>Teaching Development of Distributed Software during COVID-19: An Experience Report in Brazil</text:p>
          </table:table-cell>
          <table:table-cell office:value-type="string" calcext:value-type="string">
            <text:p>Proceedings of the 34th Brazilian Symposium on Software Engineering</text:p>
          </table:table-cell>
          <table:table-cell office:value-type="string" calcext:value-type="string">
            <text:p>978-1-4503-8753-8</text:p>
          </table:table-cell>
          <table:table-cell/>
          <table:table-cell office:value-type="string" calcext:value-type="string">
            <text:p>10.1145/3422392.3422480</text:p>
          </table:table-cell>
          <table:table-cell office:value-type="string" calcext:value-type="string">
            <text:p>https://doi.org/10.1145/3422392.3422480</text:p>
          </table:table-cell>
          <table:table-cell office:value-type="string" calcext:value-type="string">
            <text:p>In 2020, the COVID-19 pandemic affected all sectors of society worldwide, including education. Due to the social isolation requirement, several educational institutions used the Emergency Remote Teaching (ERT) approach to keep their courses active, at least partially. This document provides an experience report about using ERT in two courses (Distributed Systems and Software Development for the Cloud) that deal with the Development of Distributed Software Systems. In these two courses, we used three main approaches: synchronous online classes, asynchronous learning videos, and online material available on a Git repository. In some classes, we also adopted active methodologies such as problem-based learning and flipped classroom. Students were evaluated by seminars, tests, and programming activities. In the end, we collected their feedback from an online survey. Forty-two (42) graduate and undergraduate students reported a good level of acceptance of our ERT model. Part of the students had difficulties in doing their programming homework, and the main obstacles reported by them were: (i) their psychological context and (ii) to reconcile the course activities with home tasks as well as the demands of their jobs. Once practical experiences in ERT will be essential for a while given the uncertainty about how long COVID-19 pandemic will remain active, we expect the highlights and drawbacks of our experience could help other professors in planning their courses.</text:p>
          </table:table-cell>
          <table:table-cell office:value-type="string" calcext:value-type="string">
            <text:p>Development of Distributed Software; Emergency Remote Teaching; Experience Report</text:p>
          </table:table-cell>
          <table:table-cell office:value-type="string" calcext:value-type="string">
            <text:p>ACM</text:p>
          </table:table-cell>
          <table:table-cell table:number-columns-repeated="1011"/>
        </table:table-row>
        <table:table-row table:style-name="ro1">
          <table:table-cell office:value-type="string" calcext:value-type="string">
            <text:p>QGIWWMQY</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Bo, Li; Xiaobin, Zhang; Ning, Wu</text:p>
          </table:table-cell>
          <table:table-cell office:value-type="string" calcext:value-type="string">
            <text:p>Teaching Evaluation for Computational-Thinking-Oriented Elementary Computer Courses</text:p>
          </table:table-cell>
          <table:table-cell office:value-type="string" calcext:value-type="string">
            <text:p>Proceedings of the ACM Turing 50th Celebration Conference - China</text:p>
          </table:table-cell>
          <table:table-cell office:value-type="string" calcext:value-type="string">
            <text:p>978-1-4503-4873-7</text:p>
          </table:table-cell>
          <table:table-cell/>
          <table:table-cell office:value-type="string" calcext:value-type="string">
            <text:p>10.1145/3063955.3063967</text:p>
          </table:table-cell>
          <table:table-cell office:value-type="string" calcext:value-type="string">
            <text:p>https://doi.org/10.1145/3063955.3063967</text:p>
          </table:table-cell>
          <table:table-cell office:value-type="string" calcext:value-type="string">
            <text:p>With the prevalence1 of the computational thinking, Chinese colleges and universities adopt this concept into their elementary computer teaching for cultivating students' thinking and application ability, which strongly support the students' development. Therefore, it is very important to evaluate the effectiveness of computational thinking in the elementary computer courses. Through such an evaluation, we can obtain the objective data which reflects the teaching effect of elementary computer courses, establish scientific teaching evaluation matrices, and emphasize the importance of those courses. In this paper, we investigate the teaching effectiveness for achieve accurate data and decision support on the computational-thinking-oriented computer curriculum reform. Our research is based on recent evaluations and data acquisition. We analyze the test database, categories of questions, and scores of students. We find several problems, such as the over-emphasizing the programming, incomplete knowledge components, limited background, large deviation of evaluation results among universities. Finally, we give several improvement recommendations.</text:p>
          </table:table-cell>
          <table:table-cell office:value-type="string" calcext:value-type="string">
            <text:p>computational thinking; teaching effectiveness evaluation; test paper; university computer foundation course</text:p>
          </table:table-cell>
          <table:table-cell office:value-type="string" calcext:value-type="string">
            <text:p>ACM</text:p>
          </table:table-cell>
          <table:table-cell table:number-columns-repeated="1011"/>
        </table:table-row>
        <table:table-row table:style-name="ro1">
          <table:table-cell office:value-type="string" calcext:value-type="string">
            <text:p>7LRJJBIU</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Van Anh, Pham Thi; Nguyen, Ho Thi Thao</text:p>
          </table:table-cell>
          <table:table-cell office:value-type="string" calcext:value-type="string">
            <text:p>Teaching Fundamental Courses in Vietnam: Transitioning from Blended Learning Approach to Online Learning Approach</text:p>
          </table:table-cell>
          <table:table-cell office:value-type="string" calcext:value-type="string">
            <text:p>Proceedings of the 5th International Conference on Distance Education and Learning</text:p>
          </table:table-cell>
          <table:table-cell office:value-type="string" calcext:value-type="string">
            <text:p>978-1-4503-7754-6</text:p>
          </table:table-cell>
          <table:table-cell/>
          <table:table-cell office:value-type="string" calcext:value-type="string">
            <text:p>10.1145/3402569.3402592</text:p>
          </table:table-cell>
          <table:table-cell office:value-type="string" calcext:value-type="string">
            <text:p>https://doi.org/10.1145/3402569.3402592</text:p>
          </table:table-cell>
          <table:table-cell office:value-type="string" calcext:value-type="string">
            <text:p>This study attempts to explore the impact of blended learning (BL) approach and online learning (OL) approach on student achievements in a fundamental course at a polytechnic in Vietnam. Secondary data were collected by the Academic Affairs Office. A simple statistical analysis method was employed to process the data. The findings revealed that BL approach implementation left a positive impact on student achievements since the pass rate remained high, the fail rate and ineligibility rate were satisfactory over the studied period. Meanwhile, the data of the pass rate and fail rate in the OL course proved that this approach had not gained success compared to prior expectation when there was a decision to transform from BL approach to OL approach in teaching fundamental courses at the polytechnic. However, the positive ineligibility rate in the studied OL fundamental course suggested that OL approach would be appropriate in teaching this course provided that further research should be done to figure out the issues and offer the resolutions.</text:p>
          </table:table-cell>
          <table:table-cell office:value-type="string" calcext:value-type="string">
            <text:p>Online learning; blended learning; fundamental course</text:p>
          </table:table-cell>
          <table:table-cell office:value-type="string" calcext:value-type="string">
            <text:p>ACM</text:p>
          </table:table-cell>
          <table:table-cell table:number-columns-repeated="1011"/>
        </table:table-row>
        <table:table-row table:style-name="ro1">
          <table:table-cell office:value-type="string" calcext:value-type="string">
            <text:p>L3M2C8D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Xie, Songhua; Fan, Lili; Wu, Wei</text:p>
          </table:table-cell>
          <table:table-cell office:value-type="string" calcext:value-type="string">
            <text:p>Teaching Research of Object Oriented Programming Course Based on SPOC and Project-Driven</text:p>
          </table:table-cell>
          <table:table-cell office:value-type="string" calcext:value-type="string">
            <text:p>Proceedings of the 2nd International Conference on Digital Technology in Education</text:p>
          </table:table-cell>
          <table:table-cell office:value-type="string" calcext:value-type="string">
            <text:p>978-1-4503-6599-4</text:p>
          </table:table-cell>
          <table:table-cell/>
          <table:table-cell office:value-type="string" calcext:value-type="string">
            <text:p>10.1145/3284497.3284512</text:p>
          </table:table-cell>
          <table:table-cell office:value-type="string" calcext:value-type="string">
            <text:p>https://doi.org/10.1145/3284497.3284512</text:p>
          </table:table-cell>
          <table:table-cell office:value-type="string" calcext:value-type="string">
            <text:p>From the feature of the object oriented programming course and the students' learning needs, this paper analyzes the existing problems in the teaching, and puts forward a new teaching method which combines with SPOC, flipped classroom and project-driven approach. Firstly, the model of the each above teaching approach is constructed respectively. With the help of the network platform, students can conduct online video learning and offline discussion, and blended teaching is realized by inquiry learning and cooperative learning. Based on online learning, flipped classroom is used to reverse knowledge impartation and knowledge assimilation. Project-driven takes a project as the main line and the related knowledge points are integrated into every link of the project, and practice are pushed forward layer by layer. Then the combination of online and offline teaching has been applied to teaching implementation. Teaching practices have proved students' practical ability and innovative ability have been improved significantly, and excellent teaching results have been achieved.</text:p>
          </table:table-cell>
          <table:table-cell office:value-type="string" calcext:value-type="string">
            <text:p>flipped classroom; blended teaching; Object oriented programming; project-driven; SPOC</text:p>
          </table:table-cell>
          <table:table-cell office:value-type="string" calcext:value-type="string">
            <text:p>ACM</text:p>
          </table:table-cell>
          <table:table-cell table:number-columns-repeated="1011"/>
        </table:table-row>
        <table:table-row table:style-name="ro1">
          <table:table-cell office:value-type="string" calcext:value-type="string">
            <text:p>XJMFFD6R</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Qingyu; Tsai, Sang-Bing</text:p>
          </table:table-cell>
          <table:table-cell office:value-type="string" calcext:value-type="string">
            <text:p>Tennis Online Teaching Information Platform Based on Android Mobile Intelligent Terminal</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2932441</text:p>
          </table:table-cell>
          <table:table-cell office:value-type="string" calcext:value-type="string">
            <text:p>https://doi.org/10.1155/2021/2932441</text:p>
          </table:table-cell>
          <table:table-cell office:value-type="string" calcext:value-type="string">
            <text:p>With the development of the information age, there is almost one mobile smart device based on android, which is inseparable from mobile smart devices in both learning and life. In order to explore the effects of mobile smart devices on tennis teaching, this article mainly introduces the research on the tennis online teaching information platform based on android mobile smart terminals. This article first uses the android system framework and software architecture to design the technical aspects of the tennis online teaching information platform and then analyzes and improves the functional and nonfunctional requirements of the tennis online teaching information platform and students’ needs for mobile learning. For the design of aspects other than the technology of the online teaching information platform, the control group and the experimental group were designed to carry out teaching experiments, comparing the traditional teaching methods and the teaching methods of the online teaching information platform to bring out different teaching effects to tennis teaching. The results show that online teaching has a better learning effect on tennis skills and tennis theory knowledge, and the academic performance of the traditional teaching method is improved by 20%. In terms of increasing interest in tennis courses, the online teaching information platform has improved 70% of students’ interes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YRZA38S5</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hi, Chenghui; Ji, Shouling; Liu, Qianjun; Liu, Changchang; Chen, Yuefeng; He, Yuan; Liu, Zhe; Beyah, Raheem; Wang, Ting</text:p>
          </table:table-cell>
          <table:table-cell office:value-type="string" calcext:value-type="string">
            <text:p>Text Captcha Is Dead? A Large Scale Deployment and Empirical Study</text:p>
          </table:table-cell>
          <table:table-cell office:value-type="string" calcext:value-type="string">
            <text:p>Proceedings of the 2020 ACM SIGSAC Conference on Computer and Communications Security</text:p>
          </table:table-cell>
          <table:table-cell office:value-type="string" calcext:value-type="string">
            <text:p>978-1-4503-7089-9</text:p>
          </table:table-cell>
          <table:table-cell/>
          <table:table-cell office:value-type="string" calcext:value-type="string">
            <text:p>10.1145/3372297.3417258</text:p>
          </table:table-cell>
          <table:table-cell office:value-type="string" calcext:value-type="string">
            <text:p>https://doi.org/10.1145/3372297.3417258</text:p>
          </table:table-cell>
          <table:table-cell office:value-type="string" calcext:value-type="string">
            <text:p>The development of deep learning techniques has significantly increased the ability of computers to recognize CAPTCHA (Completely Automated Public Turing test to tell Computers and Humans Apart), thus breaking or mitigating the security of existing captcha schemes. To protect against these attacks, recent works have been proposed to leverage adversarial machine learning to perturb captcha pictures. However, they either require the prior knowledge of captcha solving models or lack adaptivity to the evolving behaviors of attackers. Most importantly, none of them has been deployed in practical applications, and their practical applicability and effectiveness are unknown.In this work, we introduce advCAPTCHA, a practical adversarial captcha generation system that can defend against deep learning based captcha solvers, and deploy it on a large-scale online platform with near billion users. To the best of our knowledge, this is the first such work that has been deployed on international large-scale online platforms. By applying adversarial learning techniques in a novel manner, advCAPTCHA can generate effective adversarial captchas to significantly reduce the success rate of attackers, which has been demonstrated by a large-scale online study. Furthermore, we also validate the feasibility of advCAPTCHA in practical applications, as well as its robustness in defending against various attacks. We leverage the existing user risk analysis system to identify potential attackers and serve advCAPTCHA to them. We then use their answers as queries to the attack model. In this manner, advCAPTCHA can be adapted/fine-tuned to accommodate the attack model evolution. Overall, advCAPTCHA can serve as a key enabler for generating robust captchas in practice and providing useful guidelines for captcha developers and practitioners.</text:p>
          </table:table-cell>
          <table:table-cell office:value-type="string" calcext:value-type="string">
            <text:p>adversarial learning; text captcha; usable study</text:p>
          </table:table-cell>
          <table:table-cell office:value-type="string" calcext:value-type="string">
            <text:p>ACM</text:p>
          </table:table-cell>
          <table:table-cell table:number-columns-repeated="1011"/>
        </table:table-row>
        <table:table-row table:style-name="ro1">
          <table:table-cell office:value-type="string" calcext:value-type="string">
            <text:p>9KKJW2B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u, Bin; Liang, Sha</text:p>
          </table:table-cell>
          <table:table-cell office:value-type="string" calcext:value-type="string">
            <text:p>The Application and Research of Big Data in Internet Learning and Information Processing</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103</text:p>
          </table:table-cell>
          <table:table-cell office:value-type="string" calcext:value-type="string">
            <text:p>https://doi.org/10.1145/3482632.3484103</text:p>
          </table:table-cell>
          <table:table-cell table:number-columns-repeated="2"/>
          <table:table-cell office:value-type="string" calcext:value-type="string">
            <text:p>ACM</text:p>
          </table:table-cell>
          <table:table-cell table:number-columns-repeated="1011"/>
        </table:table-row>
        <table:table-row table:style-name="ro1">
          <table:table-cell office:value-type="string" calcext:value-type="string">
            <text:p>GCI27EIJ</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Xu, Lei</text:p>
          </table:table-cell>
          <table:table-cell office:value-type="string" calcext:value-type="string">
            <text:p>The Construction and Application of Smart Classroom Teaching of College English in the Era of “Internet Plus”</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036</text:p>
          </table:table-cell>
          <table:table-cell office:value-type="string" calcext:value-type="string">
            <text:p>https://doi.org/10.1145/3482632.3483036</text:p>
          </table:table-cell>
          <table:table-cell office:value-type="string" calcext:value-type="string">
            <text:p>In the era of Internet, the construction of smart classroom has become the emphasis of college English teaching and research. However, it requires teachers to update their own teaching ideas to carry out teaching reforms taking the advantage of the Internet. Based on this, as a reference, this paper covers the current situation of college English teaching, and analyzes the function and measures of the construction of college English smart classrooms in the era of Internet Plu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PPH26T95</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Guo, Fen; Bing Yu, Jun; Xin Liu, Xin; Xu, Ke</text:p>
          </table:table-cell>
          <table:table-cell office:value-type="string" calcext:value-type="string">
            <text:p>The Construction and Practice of the Blended Teaching Mode on College Computer-Common Courses</text:p>
          </table:table-cell>
          <table:table-cell office:value-type="string" calcext:value-type="string">
            <text:p>2021 The 6th International Conference on Information and Education Innovations</text:p>
          </table:table-cell>
          <table:table-cell office:value-type="string" calcext:value-type="string">
            <text:p>978-1-4503-8948-8</text:p>
          </table:table-cell>
          <table:table-cell/>
          <table:table-cell office:value-type="string" calcext:value-type="string">
            <text:p>10.1145/3470716.3470718</text:p>
          </table:table-cell>
          <table:table-cell office:value-type="string" calcext:value-type="string">
            <text:p>https://doi.org/10.1145/3470716.3470718</text:p>
          </table:table-cell>
          <table:table-cell office:value-type="string" calcext:value-type="string">
            <text:p>Investigating the current college computer-common class teaching in South China University of Technology (SCUT), it's indicated that although the online and offline blended teaching was practiced, there's still a lack of classroom interaction and hierarchical teaching. So high-quality teaching needs a reform of teaching mode urgently. In order to improve the teaching quality of computer-common class, an online and offline blended teaching mode with the integration of three supports, three concepts and three stages is proposed, analyzing the characteristics of learners and constructing online courses. The three concepts are "student-centered", "teaching practice as the key point" and " focusing on students' learning process " respectively. With the supports of teaching, management and evaluation, a three-stage teaching process is designed, which consists of pre-class preparation, the teaching activities based on flipped classroom and the evaluation. This study took the course: "Multimedia Technology and Application (MTA)", as an example to carry out this blended teaching mode in SCUT from 2017 to 2019. The results implied that this model had promoted students' participation and interest in learning, improved the achievement of course objectives and teaching quality, and boost students' computational thinking ability and information literacy.</text:p>
          </table:table-cell>
          <table:table-cell office:value-type="string" calcext:value-type="string">
            <text:p>flipped classroom; blended teaching; online and offline</text:p>
          </table:table-cell>
          <table:table-cell office:value-type="string" calcext:value-type="string">
            <text:p>ACM</text:p>
          </table:table-cell>
          <table:table-cell table:number-columns-repeated="1011"/>
        </table:table-row>
        <table:table-row table:style-name="ro1">
          <table:table-cell office:value-type="string" calcext:value-type="string">
            <text:p>6K5MFD6N</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ghaei, Babak; Badie, Kambiz; Khademzadeh, Ahmad; Reshadi, Midia</text:p>
          </table:table-cell>
          <table:table-cell office:value-type="string" calcext:value-type="string">
            <text:p>The Cost-Effective Fault Detection and Fault Location Approach for Communication Channels in NoC</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7-2070-2</text:p>
          </table:table-cell>
          <table:table-cell office:value-type="string" calcext:value-type="string">
            <text:p>https://doi.org/10.1007/s11227-017-2070-2</text:p>
          </table:table-cell>
          <table:table-cell office:value-type="string" calcext:value-type="string">
            <text:p>In the current paper, we propose a new online search, fault detection, and fault location approach for short faults in network on chip communication channels. The approach proposed consists of a built-in self-test as well as a packet/flit comparings module embedded in the network adapter and a router, respectively. The approach is mainly characterized by the fact that, firstly, the diagnosis and location processes are simultaneously carried out after which the test time is minimized. Secondly, the approach updates the NoC routing tables far less costly in a parallel fashion. Thirdly, insignificant hardware is added to the system. The high scalability in the approach, in addition, leads to 100% test coverage, 71.4% capability of detecting faulty channels, and 100% detected faults location in one round (two phases). The simulation results show that the approach hardware is optimized compared with the previous methodologies.</text:p>
          </table:table-cell>
          <table:table-cell office:value-type="string" calcext:value-type="string">
            <text:p>Communication test mechanism; Fault detection; Fault location; Network on chip; Test coverage</text:p>
          </table:table-cell>
          <table:table-cell office:value-type="string" calcext:value-type="string">
            <text:p>ACM</text:p>
          </table:table-cell>
          <table:table-cell table:number-columns-repeated="1011"/>
        </table:table-row>
        <table:table-row table:style-name="ro1">
          <table:table-cell office:value-type="string" calcext:value-type="string">
            <text:p>7VTEBK2M</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Nelson, Beryl</text:p>
          </table:table-cell>
          <table:table-cell office:value-type="string" calcext:value-type="string">
            <text:p>The Data on Diversity</text:p>
          </table:table-cell>
          <table:table-cell office:value-type="string" calcext:value-type="string">
            <text:p>Commun. ACM</text:p>
          </table:table-cell>
          <table:table-cell/>
          <table:table-cell office:value-type="string" calcext:value-type="string">
            <text:p>0001-0782</text:p>
          </table:table-cell>
          <table:table-cell office:value-type="string" calcext:value-type="string">
            <text:p>10.1145/2597886</text:p>
          </table:table-cell>
          <table:table-cell office:value-type="string" calcext:value-type="string">
            <text:p>https://doi.org/10.1145/2597886</text:p>
          </table:table-cell>
          <table:table-cell office:value-type="string" calcext:value-type="string">
            <text:p>It's not just about being fair.</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N8H9YSU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Balabonski, Thibaut; Pottier, François; Protzenko, Jonathan</text:p>
          </table:table-cell>
          <table:table-cell office:value-type="string" calcext:value-type="string">
            <text:p>The Design and Formalization of Mezzo, a Permission-Based Programming Language</text:p>
          </table:table-cell>
          <table:table-cell office:value-type="string" calcext:value-type="string">
            <text:p>ACM Trans. Program. Lang. Syst.</text:p>
          </table:table-cell>
          <table:table-cell/>
          <table:table-cell office:value-type="string" calcext:value-type="string">
            <text:p>0164-0925</text:p>
          </table:table-cell>
          <table:table-cell office:value-type="string" calcext:value-type="string">
            <text:p>10.1145/2837022</text:p>
          </table:table-cell>
          <table:table-cell office:value-type="string" calcext:value-type="string">
            <text:p>https://doi.org/10.1145/2837022</text:p>
          </table:table-cell>
          <table:table-cell office:value-type="string" calcext:value-type="string">
            <text:p>The programming language Mezzo is equipped with a rich type system that controls aliasing and access to mutable memory. We give a comprehensive tutorial overview of the language. Then we present a modular formalization of Mezzo’s core type system, in the form of a concurrent λ-calculus, which we successively extend with references, locks, and adoption and abandon, a novel mechanism that marries Mezzo’s static ownership discipline with dynamic ownership tests. We prove that well-typed programs do not go wrong and are data-race free. Our definitions and proofs are machine checked.</text:p>
          </table:table-cell>
          <table:table-cell office:value-type="string" calcext:value-type="string">
            <text:p>Aliasing; concurrency; ownership; side effects; static type systems</text:p>
          </table:table-cell>
          <table:table-cell office:value-type="string" calcext:value-type="string">
            <text:p>ACM</text:p>
          </table:table-cell>
          <table:table-cell table:number-columns-repeated="1011"/>
        </table:table-row>
        <table:table-row table:style-name="ro1">
          <table:table-cell office:value-type="string" calcext:value-type="string">
            <text:p>HB3AD6RI</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ang, Can</text:p>
          </table:table-cell>
          <table:table-cell office:value-type="string" calcext:value-type="string">
            <text:p>The Design of Embedded Image Teaching Systems Based on ARM Technology</text:p>
          </table:table-cell>
          <table:table-cell office:value-type="string" calcext:value-type="string">
            <text:p>Int. J. Biometrics</text:p>
          </table:table-cell>
          <table:table-cell/>
          <table:table-cell office:value-type="string" calcext:value-type="string">
            <text:p>1755-8301</text:p>
          </table:table-cell>
          <table:table-cell office:value-type="string" calcext:value-type="string">
            <text:p>10.1504/ijbm.2020.105618</text:p>
          </table:table-cell>
          <table:table-cell office:value-type="string" calcext:value-type="string">
            <text:p>https://doi.org/10.1504/ijbm.2020.105618</text:p>
          </table:table-cell>
          <table:table-cell office:value-type="string" calcext:value-type="string">
            <text:p>With the continuous development of multimedia and speech teaching laboratory in colleges and universities, and the application of digital processing technology, digital voice teaching equipment is attracting more and more attention from domestic universities and instrument manufacturers. Based on the core technology of ARM and DSP dual core technology, the theoretical analysis of digital language learning system is carried out, and the student terminal circuit and teaching software system are designed in detail, and the function and technical index of the whole system are tested. The test results show that the digital speech learning system constructed by the student terminal controlled by ARM and DSP binuclear is fully satisfied with the actual language teaching requirements.</text:p>
          </table:table-cell>
          <table:table-cell office:value-type="string" calcext:value-type="string">
            <text:p>ARM technology; embedded image; teaching system</text:p>
          </table:table-cell>
          <table:table-cell office:value-type="string" calcext:value-type="string">
            <text:p>ACM</text:p>
          </table:table-cell>
          <table:table-cell table:number-columns-repeated="1011"/>
        </table:table-row>
        <table:table-row table:style-name="ro1">
          <table:table-cell office:value-type="string" calcext:value-type="string">
            <text:p>85Q64T4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Ho, Thang Vinh; Nakamori, Yoshiteru; Ho, T.B.; Nguyen, Sy-Duc</text:p>
          </table:table-cell>
          <table:table-cell office:value-type="string" calcext:value-type="string">
            <text:p>The Effects of a Knowledge Management-Based Model for Teacher Professional Development in Hands-On Approach</text:p>
          </table:table-cell>
          <table:table-cell office:value-type="string" calcext:value-type="string">
            <text:p>Int. J. Knowl. Syst. Sci.</text:p>
          </table:table-cell>
          <table:table-cell/>
          <table:table-cell office:value-type="string" calcext:value-type="string">
            <text:p>1947-8208</text:p>
          </table:table-cell>
          <table:table-cell table:number-columns-repeated="2"/>
          <table:table-cell office:value-type="string" calcext:value-type="string">
            <text:p>The purposes of the study are 1 to examine the effectiveness of a teacher-training course based on a knowledge management model in blended learning environment; 2 to determine underlying factors that contributed to the success of the course. The employed knowledge management model, which consists of four processes: knowledge co-creation, internalization, sharing and evaluation. Thirty-one in-service secondary school teachers of Hoabinh province participated in a 24-hours teacher-training course for Hands-on approach. The repeated measure analysis of variance revealed that the course improved learners' knowledge and teaching skills for Hands-on approach. Moreover, the content analysed findings indicated that access, interactive activities, formation of learning community, flexibility, time and cost effectiveness, and involvement of administrators and school leaders were underlying factors that contributed to the success of the course. Further implications and suggestions for the courses are presented.</text:p>
          </table:table-cell>
          <table:table-cell office:value-type="string" calcext:value-type="string">
            <text:p>Blended Learning; Hands-On Approach; Knowledge Management; Professional Development; Teacher</text:p>
          </table:table-cell>
          <table:table-cell office:value-type="string" calcext:value-type="string">
            <text:p>ACM</text:p>
          </table:table-cell>
          <table:table-cell table:number-columns-repeated="1011"/>
        </table:table-row>
        <table:table-row table:style-name="ro1">
          <table:table-cell office:value-type="string" calcext:value-type="string">
            <text:p>437PDYUC</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Yu, Hsiao-ping</text:p>
          </table:table-cell>
          <table:table-cell office:value-type="string" calcext:value-type="string">
            <text:p>The Implementation and Effectiveness of Using Ubiquitous Learning Model to Pre-Service Teacher Training in Special Education</text:p>
          </table:table-cell>
          <table:table-cell office:value-type="string" calcext:value-type="string">
            <text:p>2020 The 4th International Conference on Education and Multimedia Technology</text:p>
          </table:table-cell>
          <table:table-cell office:value-type="string" calcext:value-type="string">
            <text:p>978-1-4503-8837-5</text:p>
          </table:table-cell>
          <table:table-cell/>
          <table:table-cell office:value-type="string" calcext:value-type="string">
            <text:p>10.1145/3416797.3416824</text:p>
          </table:table-cell>
          <table:table-cell office:value-type="string" calcext:value-type="string">
            <text:p>https://doi.org/10.1145/3416797.3416824</text:p>
          </table:table-cell>
          <table:table-cell office:value-type="string" calcext:value-type="string">
            <text:p>To strengthen the habit of readiness and active learning of pre-service teachers in special education, and to allow teachers to have more opportunities for discussion with students, this study used ubiquitous learning model, teaching of flipped classrooms, and collaborative learning, to explore the differences between two different teaching arrangements of compulsory course “Assessment of Students with Special Needs” in the Department of the Special Education. In addition to analyze students’ learning performances, teachers prepared online teaching materials to upload to the school teaching platform and let students read the textbooks in advance, so that students can complete the concept learning through teacher's lecture-slide instruction. And, teachers also set the adaptive test and automatic scoring system in every class to understand students’ learning situation. Finally, it collected students’ score of concept test to compare the differences by Independent Sample t test. It also collected teacher's and students’ feedback by interview to understand their effect. According to 4-month teaching and learning, the score of experiment group had significant differences than that of control group (t=5.106, p&amp;lt; .05). Students also felt that they had more opportunities for actual practice. It showed that students had significant learning performances through the ubiquitous learning model, flipping and cooperative learning. In response to social changes, epidemics, and the transformation of learning styles, this result can also provide various methods of teacher training and teaching.</text:p>
          </table:table-cell>
          <table:table-cell office:value-type="string" calcext:value-type="string">
            <text:p>Flipped teaching; Pre-service teacher training; Special education; Ubiquitous learning model</text:p>
          </table:table-cell>
          <table:table-cell office:value-type="string" calcext:value-type="string">
            <text:p>ACM</text:p>
          </table:table-cell>
          <table:table-cell table:number-columns-repeated="1011"/>
        </table:table-row>
        <table:table-row table:style-name="ro1">
          <table:table-cell office:value-type="string" calcext:value-type="string">
            <text:p>DS4C4LVE</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Zhou, Neng-fa</text:p>
          </table:table-cell>
          <table:table-cell office:value-type="string" calcext:value-type="string">
            <text:p>The Language Features and Architecture of B-Prolog</text:p>
          </table:table-cell>
          <table:table-cell office:value-type="string" calcext:value-type="string">
            <text:p>Theory Pract. Log. Program.</text:p>
          </table:table-cell>
          <table:table-cell/>
          <table:table-cell office:value-type="string" calcext:value-type="string">
            <text:p>1471-0684</text:p>
          </table:table-cell>
          <table:table-cell office:value-type="string" calcext:value-type="string">
            <text:p>10.1017/S1471068411000445</text:p>
          </table:table-cell>
          <table:table-cell office:value-type="string" calcext:value-type="string">
            <text:p>https://doi.org/10.1017/S1471068411000445</text:p>
          </table:table-cell>
          <table:table-cell office:value-type="string" calcext:value-type="string">
            <text:p>B-Prolog is a high-performance implementation of the standard Prolog language with several extensions including matching clauses, action rules for event handling, finite-domain constraint solving, arrays and hash tables, declarative loop constructs, and tabling. The B-Prolog system is based on the Tree-Oriented Abstract Machine (TOAM) architecture which differs from the Warren Abstract Machine (WAM) mainly in that (1) arguments are passed old fashionedly through the stack, (2) only one frame is used for each predicate call, and (3) instructions are provided for encoding matching trees. The most recent architecture, called TOAM Jr., departs further from the WAM in that it employs no registers for arguments or temporary variables, and provides variable-size instructions for encoding predicate calls. This paper gives an overview of the language features and a detailed description of the TOAM Jr. architecture, including architectural support for action rules and tabling.</text:p>
          </table:table-cell>
          <table:table-cell office:value-type="string" calcext:value-type="string">
            <text:p>logic programming system; Prolog</text:p>
          </table:table-cell>
          <table:table-cell office:value-type="string" calcext:value-type="string">
            <text:p>ACM</text:p>
          </table:table-cell>
          <table:table-cell table:number-columns-repeated="1011"/>
        </table:table-row>
        <table:table-row table:style-name="ro1">
          <table:table-cell office:value-type="string" calcext:value-type="string">
            <text:p>HGMKDBWI</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Griffin, James M.</text:p>
          </table:table-cell>
          <table:table-cell office:value-type="string" calcext:value-type="string">
            <text:p>The Prediction of Profile Deviations from Multi Process Machining of Complex Geometrical Features Using Combined Evolutionary and Neural Network Algorithms with Embedded Simulation</text:p>
          </table:table-cell>
          <table:table-cell office:value-type="string" calcext:value-type="string">
            <text:p>J. Intell. Manuf.</text:p>
          </table:table-cell>
          <table:table-cell/>
          <table:table-cell office:value-type="string" calcext:value-type="string">
            <text:p>0956-5515</text:p>
          </table:table-cell>
          <table:table-cell office:value-type="string" calcext:value-type="string">
            <text:p>10.1007/s10845-015-1165-y</text:p>
          </table:table-cell>
          <table:table-cell office:value-type="string" calcext:value-type="string">
            <text:p>https://doi.org/10.1007/s10845-015-1165-y</text:p>
          </table:table-cell>
          <table:table-cell office:value-type="string" calcext:value-type="string">
            <text:p>The capability to generate complex geometrical features at tight tolerances and fine surface roughness is a key element in the implementation of Creep Feed grinding process in specialist applications such as the aerospace manufacturing environment. Based on the analysis of 3D cutting forces this paper proposes a novel method of predicting the profile deviations of tight geometrical features generated using Creep Feed grinding. In this application, there are several grinding passes made at varying depths providing an incremental geometrical change with the last cut generating the final complex feature. With repeatable results from co-ordinate measurements both the radial and tangential forces can be gauged versus the accuracy of the ground features. The tangential force was found more sensitive to the deviation of actual cut depth from the theoretical one. However, to make a more robust prediction on the profile deviation its values were considered as a function of both force components (proportional to force: power was also included). For multi process, one machining platforms hole making was also investigated in terms of monitoring the force to ensure the mean cylinder was kept within required tolerances and with minimal subsequent machining (due to these imposed accuracies this is also considered a complex feature). Genetic programming (GP), an evolutionary programming technique, has been used to compute the prediction rules of part profile deviations based on the extracted radial and tangential force correlated with the said chosen "gauging" methodology (for grinding process). GP was also used to correlate the force and flank wear (VB) for hole deviations. It was found that using this technique, complex rules can be achieved and used online to dynamically control the geometrical accuracy of ground and drilled hole features. The GP complex rules are based on the correlation between the measured forces and recorded deviation of the theoretical profile (both grinding and hole making). The mathematical rules are generated from Darwinian evolutionary strategy which provides the mapping between different output classes. GP works from crossover recombination of different rules and the best individual is evaluated in terms of the given `best fitness value so far' which closes on an optimal solution. The best obtained GP terminal sets were realised in rule-based embedded coded systems which were finally implemented into a real-time Simulink simulation. This realisation gives a view of how such a control regime can be utilised within an industrial capacity. Neural networks were used for GP decision verification ensuring less sensitivity to possible outliers giving more robustness to the integrated system.</text:p>
          </table:table-cell>
          <table:table-cell office:value-type="string" calcext:value-type="string">
            <text:p>Cutting forces; Genetic Programming; Grinding; Hole making; Neural networks and real-time simulations; Profile and cylindrical deviations; Spindle power</text:p>
          </table:table-cell>
          <table:table-cell office:value-type="string" calcext:value-type="string">
            <text:p>ACM</text:p>
          </table:table-cell>
          <table:table-cell table:number-columns-repeated="1011"/>
        </table:table-row>
        <table:table-row table:style-name="ro1">
          <table:table-cell office:value-type="string" calcext:value-type="string">
            <text:p>DBAV5YS7</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Edwards, Stephen H.; Murali, Krishnan P.; Kazerouni, Ayaan M.</text:p>
          </table:table-cell>
          <table:table-cell office:value-type="string" calcext:value-type="string">
            <text:p>The Relationship Between Voluntary Practice of Short Programming Exercises and Exam Performance</text:p>
          </table:table-cell>
          <table:table-cell office:value-type="string" calcext:value-type="string">
            <text:p>Proceedings of the ACM Conference on Global Computing Education</text:p>
          </table:table-cell>
          <table:table-cell office:value-type="string" calcext:value-type="string">
            <text:p>978-1-4503-6259-7</text:p>
          </table:table-cell>
          <table:table-cell/>
          <table:table-cell office:value-type="string" calcext:value-type="string">
            <text:p>10.1145/3300115.3309525</text:p>
          </table:table-cell>
          <table:table-cell office:value-type="string" calcext:value-type="string">
            <text:p>https://doi.org/10.1145/3300115.3309525</text:p>
          </table:table-cell>
          <table:table-cell office:value-type="string" calcext:value-type="string">
            <text:p>Learning to program can be challenging. Many instructors use drill-and-practice strategies to help students develop basic programming techniques and improve their confidence. Online systems that provide short programming exercises with immediate, automated feedback are seeing more frequent use in this regard. However, the relationship between practicing with short programming exercises and performance on larger programming assignments or exams are unclear. This paper describes an evaluation of short programming questions in the context of a CS1 course where they were used on both homework assignments, for practice and learning, and on exams, for assessing individual performance. The open-source drill-and-practice system used here provides for full feedback during practice exercises. During exams, it allows limiting feedback to compiler errors and to a very small number of example inputs shown in the question, instead of the more complete feedback received during practice. Using data collected from 200 students in a CS1 course, we examine the relationship between voluntary practice on short exercises and subsequent performance on exams, while using an early exam as a control for individual differences including ability level. Results indicate that, after controlling for ability, voluntary practice does contribute to improved performance on exams, but that motivation to improve may also be important.</text:p>
          </table:table-cell>
          <table:table-cell office:value-type="string" calcext:value-type="string">
            <text:p>coding; exam; homework; practice; programming exercises; skill development</text:p>
          </table:table-cell>
          <table:table-cell office:value-type="string" calcext:value-type="string">
            <text:p>ACM</text:p>
          </table:table-cell>
          <table:table-cell table:number-columns-repeated="1011"/>
        </table:table-row>
        <table:table-row table:style-name="ro1">
          <table:table-cell office:value-type="string" calcext:value-type="string">
            <text:p>SVMF9DRA</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ang, Meiyan</text:p>
          </table:table-cell>
          <table:table-cell office:value-type="string" calcext:value-type="string">
            <text:p>The Research and Practice of the Blended Learning Mode in the Construction Courses</text:p>
          </table:table-cell>
          <table:table-cell office:value-type="string" calcext:value-type="string">
            <text:p>Proceedings of the 5th International Conference on Information and Education Technology</text:p>
          </table:table-cell>
          <table:table-cell office:value-type="string" calcext:value-type="string">
            <text:p>978-1-4503-4803-4</text:p>
          </table:table-cell>
          <table:table-cell/>
          <table:table-cell office:value-type="string" calcext:value-type="string">
            <text:p>10.1145/3029387.3029411</text:p>
          </table:table-cell>
          <table:table-cell office:value-type="string" calcext:value-type="string">
            <text:p>https://doi.org/10.1145/3029387.3029411</text:p>
          </table:table-cell>
          <table:table-cell office:value-type="string" calcext:value-type="string">
            <text:p>A new mode of modern vocational education curriculum has been found, after lots of practices and researches having been done by many researchers in two courses — "Building mechanics and structure" and "reinforced concrete engineering construction". Based on the goal of cultivating students' abilities of independent learning, innovation and lifelong learning, these practices and researches are combined with SPOC (Small Private Online Course) and MOOC (Massive Open Online Couses), flipped classroom and blended learing. Before teaching, teachers should make various teaching videos, texts and other materials of knowledge points by a special learning platform. Students can choose which way to learn according to their tastes, and complete the online test left by teachers. According to the online test, students can know about their own learning situation and teachers can analyze test results so as to determine which key-points and difficult-points needed to be explained in the class. In theclasses, the teacher will firstly make a detailed explanation of the problems from the online test, and then give the class-task. Students should complete the task independently and collaboratively, and evaluate each other. The teacher will do the final judgment. After class, teachers assigned thehomework according to the learning content. Students consolidate, strengthen and improve their studies in the process of completing their homework.</text:p>
          </table:table-cell>
          <table:table-cell office:value-type="string" calcext:value-type="string">
            <text:p>Flipped Classroom; Independent learning; Informatization; Lifelong learning; Workplace</text:p>
          </table:table-cell>
          <table:table-cell office:value-type="string" calcext:value-type="string">
            <text:p>ACM</text:p>
          </table:table-cell>
          <table:table-cell table:number-columns-repeated="1011"/>
        </table:table-row>
        <table:table-row table:style-name="ro1">
          <table:table-cell office:value-type="string" calcext:value-type="string">
            <text:p>ZDA9FRBR</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Doncaster, Paul</text:p>
          </table:table-cell>
          <table:table-cell office:value-type="string" calcext:value-type="string">
            <text:p>The UX Five-Second Rules: Guidelines for User Experience Design's Simplest Testing Technique</text:p>
          </table:table-cell>
          <table:table-cell/>
          <table:table-cell office:value-type="string" calcext:value-type="string">
            <text:p>0-12-800534-3</text:p>
          </table:table-cell>
          <table:table-cell table:number-columns-repeated="3"/>
          <table:table-cell office:value-type="string" calcext:value-type="string">
            <text:p>The five-second test is one of the most convenient rapid UX testing methods available, although its value can be compromised by ignoring the restrictions of the method. The Five-Second Rules uses detailed examples from a collection of more than 300 tests to describe the strengths and weaknesses of this rapid testing method. Readers will learn about the "five-second rules" for getting useful data, and will explore what types of design issues can be resolved by using the method. A five-second test (also known as "timeout test" and "exposure test") involves displaying a visual or informational design for five seconds, removing it from view, then asking what aspects were recalled most easily or vividly. The goal is to understand what stands out most about a design or product, and the impact on the viewer's perception of it. Describes the origins of the method and its usefulness in modern UX design research and testing Conveys the need to structure tests carefully so that time, effort, and money are not wasted, and compiled data is not misleading Fosters an appreciation for the method's outcomes and how they can contribute to the success or failure of a proposed design</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3HCPZIQ5</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Peelar, Shane; Preney, Paul</text:p>
          </table:table-cell>
          <table:table-cell office:value-type="string" calcext:value-type="string">
            <text:p>The Windsor Build and Testing Framework</text:p>
          </table:table-cell>
          <table:table-cell office:value-type="string" calcext:value-type="string">
            <text:p>Proceedings of the 5th International Workshop on OpenCL</text:p>
          </table:table-cell>
          <table:table-cell office:value-type="string" calcext:value-type="string">
            <text:p>978-1-4503-5214-7</text:p>
          </table:table-cell>
          <table:table-cell/>
          <table:table-cell office:value-type="string" calcext:value-type="string">
            <text:p>10.1145/3078155.3078184</text:p>
          </table:table-cell>
          <table:table-cell office:value-type="string" calcext:value-type="string">
            <text:p>https://doi.org/10.1145/3078155.3078184</text:p>
          </table:table-cell>
          <table:table-cell office:value-type="string" calcext:value-type="string">
            <text:p>Khronos open source components, including the ICD and Clang compiler, require significant time and effort to manually download, build, and install. Source code updates to these components require recompilation, and developers must repeat error-prone steps to build new test environments. Ideally developers should be able to use a tool that automatically obtains, builds, and installs OpenCL codes, libraries, and tools. The Windsor Build and Testing Framework (WBTF) is a tool that has been developed at the University of Windsor that does this. This paper will discuss how the WBTF works, demonstrate how it is used, will show how OpenCL C and C++ programs can be built, run, and/or used to perform various header-only, link, and/or various conformance-style tests using OpenCL reference, host-installed, or using device-installed header and libraries. Those interested in OpenCL C/C++ development, the Khronos OpenCL Clang compiler, and in writing conformance tests will be interested in this framework.</text:p>
          </table:table-cell>
          <table:table-cell office:value-type="string" calcext:value-type="string">
            <text:p>conformance tests; OpenCL C; OpenCL C++; software development</text:p>
          </table:table-cell>
          <table:table-cell office:value-type="string" calcext:value-type="string">
            <text:p>ACM</text:p>
          </table:table-cell>
          <table:table-cell table:number-columns-repeated="1011"/>
        </table:table-row>
        <table:table-row table:style-name="ro1">
          <table:table-cell office:value-type="string" calcext:value-type="string">
            <text:p>M9XPFYK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iller, Matthew K.; Mandryk, Regan L.; Birk, Max V.; Depping, Ansgar E.; Patel, Tushita</text:p>
          </table:table-cell>
          <table:table-cell office:value-type="string" calcext:value-type="string">
            <text:p>Through the Looking Glass: The Effects of Feedback on Self-Awareness and Conversational Behaviour during Video Chat</text:p>
          </table:table-cell>
          <table:table-cell office:value-type="string" calcext:value-type="string">
            <text:p>Proceedings of the 2017 CHI Conference on Human Factors in Computing Systems</text:p>
          </table:table-cell>
          <table:table-cell office:value-type="string" calcext:value-type="string">
            <text:p>978-1-4503-4655-9</text:p>
          </table:table-cell>
          <table:table-cell/>
          <table:table-cell office:value-type="string" calcext:value-type="string">
            <text:p>10.1145/3025453.3025548</text:p>
          </table:table-cell>
          <table:table-cell office:value-type="string" calcext:value-type="string">
            <text:p>https://doi.org/10.1145/3025453.3025548</text:p>
          </table:table-cell>
          <table:table-cell office:value-type="string" calcext:value-type="string">
            <text:p>Video chat is a popular form of computer-mediated communication in a range of contexts from online job interviews to chatting with friends. Although seeing your own video feedback is the predominant interface design, self-awareness research suggests that seeing oneself could induce self-consciousness and affect interaction. We created a custom video chat application and asked pairs of strangers to engage in an online personal information exchange task with or without video feedback. Feedback increased self-awareness and the use of socially-focused words, and decreased the use of words expressing certainty. In addition, mixed-gender dyads rated themselves as more socially orientated with feedback than without, which was reflected in an increased use of inclusive pronouns and affiliation words, and fewer words expressing discrepancy. However, with feedback, same-gender dyads reported greater task orientation than mixed-gender dyads reflected in increased use of task-relevant words. We discuss design implications in contexts from remote therapy to online dating.</text:p>
          </table:table-cell>
          <table:table-cell office:value-type="string" calcext:value-type="string">
            <text:p>feedback; cmc; cscw; gender; self-awareness; video chat</text:p>
          </table:table-cell>
          <table:table-cell office:value-type="string" calcext:value-type="string">
            <text:p>ACM</text:p>
          </table:table-cell>
          <table:table-cell table:number-columns-repeated="1011"/>
        </table:table-row>
        <table:table-row table:style-name="ro1">
          <table:table-cell office:value-type="string" calcext:value-type="string">
            <text:p>WP2CKHR3</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antos, Patricia; Hernández-Leo, Davinia; Blat, Josep</text:p>
          </table:table-cell>
          <table:table-cell office:value-type="string" calcext:value-type="string">
            <text:p>To Be or Not to Be in Situ Outdoors, and Other Implications for Design and Implementation, in Geolocated Mobile Learning</text:p>
          </table:table-cell>
          <table:table-cell office:value-type="string" calcext:value-type="string">
            <text:p>Pervasive Mob. Comput.</text:p>
          </table:table-cell>
          <table:table-cell/>
          <table:table-cell office:value-type="string" calcext:value-type="string">
            <text:p>1574-1192</text:p>
          </table:table-cell>
          <table:table-cell office:value-type="string" calcext:value-type="string">
            <text:p>10.1016/j.pmcj.2013.09.001</text:p>
          </table:table-cell>
          <table:table-cell office:value-type="string" calcext:value-type="string">
            <text:p>https://doi.org/10.1016/j.pmcj.2013.09.001</text:p>
          </table:table-cell>
          <table:table-cell office:value-type="string" calcext:value-type="string">
            <text:p>Fostering contextual learning in situ outdoors is one of the main opportunities favored by mobile computing. Of particular interest is the application of the Global Positioning Service (GPS) to geolocate educational resources. However, geolocating resources is not enough to support learning activities where students explore and interact with the outdoors physical environment practicing in situ related knowledge and skills. This paper studies the factors that have to be considered when designing, virtually or in situ, this type of mobile learning scenarios. Two experiments illustrate and analyze these factors. The results lead to a set of implications-in design, enactment and monitoring-for the development of mobile learning systems.</text:p>
          </table:table-cell>
          <table:table-cell office:value-type="string" calcext:value-type="string">
            <text:p>Context-aware; Geolocation; Mobile learning; Outdoors learning</text:p>
          </table:table-cell>
          <table:table-cell office:value-type="string" calcext:value-type="string">
            <text:p>ACM</text:p>
          </table:table-cell>
          <table:table-cell table:number-columns-repeated="1011"/>
        </table:table-row>
        <table:table-row table:style-name="ro1">
          <table:table-cell office:value-type="string" calcext:value-type="string">
            <text:p>9QL92IX5</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Wahid, Abdul; Sengoku, Yasushi; Mambo, Masahiro</text:p>
          </table:table-cell>
          <table:table-cell office:value-type="string" calcext:value-type="string">
            <text:p>Toward Constructing a Secure Online Examination System</text:p>
          </table:table-cell>
          <table:table-cell office:value-type="string" calcext:value-type="string">
            <text:p>Proceedings of the 9th International Conference on Ubiquitous Information Management and Communication</text:p>
          </table:table-cell>
          <table:table-cell office:value-type="string" calcext:value-type="string">
            <text:p>978-1-4503-3377-1</text:p>
          </table:table-cell>
          <table:table-cell/>
          <table:table-cell office:value-type="string" calcext:value-type="string">
            <text:p>10.1145/2701126.2701203</text:p>
          </table:table-cell>
          <table:table-cell office:value-type="string" calcext:value-type="string">
            <text:p>https://doi.org/10.1145/2701126.2701203</text:p>
          </table:table-cell>
          <table:table-cell office:value-type="string" calcext:value-type="string">
            <text:p>Nowadays the rapid development of technology can be observed in every aspect of human life, with no exception to the educational world. In particular, implementation of secure online examination system is a hot topic. Issues that should be addressed in the secure online examination system are computer and network security issues of the system and prevention of cheatings by examinees. In our paper, we provide a website application and a secure network design which can prevent cheatings by examinees, and examine both of them in aspects of security and cheating prevention.</text:p>
          </table:table-cell>
          <table:table-cell office:value-type="string" calcext:value-type="string">
            <text:p>security; cheating; network design; online examination</text:p>
          </table:table-cell>
          <table:table-cell office:value-type="string" calcext:value-type="string">
            <text:p>ACM</text:p>
          </table:table-cell>
          <table:table-cell table:number-columns-repeated="1011"/>
        </table:table-row>
        <table:table-row table:style-name="ro1">
          <table:table-cell office:value-type="string" calcext:value-type="string">
            <text:p>JGYBSKYH</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Jewell, Christopher; Salvetti, Franco</text:p>
          </table:table-cell>
          <table:table-cell office:value-type="string" calcext:value-type="string">
            <text:p>Towards a Combined Method of Web Usability Testing: An Assessment of the Complementary Advantages of Lab Testing, Pre-Session Assignments, and Online Usability Services</text:p>
          </table:table-cell>
          <table:table-cell office:value-type="string" calcext:value-type="string">
            <text:p>CHI '12 Extended Abstracts on Human Factors in Computing Systems</text:p>
          </table:table-cell>
          <table:table-cell office:value-type="string" calcext:value-type="string">
            <text:p>978-1-4503-1016-1</text:p>
          </table:table-cell>
          <table:table-cell/>
          <table:table-cell office:value-type="string" calcext:value-type="string">
            <text:p>10.1145/2212776.2223720</text:p>
          </table:table-cell>
          <table:table-cell office:value-type="string" calcext:value-type="string">
            <text:p>https://doi.org/10.1145/2212776.2223720</text:p>
          </table:table-cell>
          <table:table-cell office:value-type="string" calcext:value-type="string">
            <text:p>Lab-based testing is one of the key methods employed for evaluating web site usability. Yet the artificial conditions of the setting, including surveillance and stylized tasks, can distort user behavior and limit the data that can be obtained. This paper reports on the effectiveness of this standard method compared against two complementary methods which involve more natural, user-driven evaluation contexts, namely, pre-session homework assignments and online usability testing. Using illustrations from recent studies of online shopping sites we detail the advantages and limitations of each method and claim that employing them in combination could improve the quantity and quality of findings. We then propose that future work should focus on optimizing this combined method through sequencing, so that one evaluation approach would inform the design of subsequently used ones.</text:p>
          </table:table-cell>
          <table:table-cell office:value-type="string" calcext:value-type="string">
            <text:p>evaluation; remote testing; usability research; web usability; web-based testing</text:p>
          </table:table-cell>
          <table:table-cell office:value-type="string" calcext:value-type="string">
            <text:p>ACM</text:p>
          </table:table-cell>
          <table:table-cell table:number-columns-repeated="1011"/>
        </table:table-row>
        <table:table-row table:style-name="ro1">
          <table:table-cell office:value-type="string" calcext:value-type="string">
            <text:p>4N7F6FB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ui, Yunhe; Qian, Qing; Guo, Chun; Shen, Guowei; Tian, Youliang; Xing, Huanlai; Yan, Lianshan</text:p>
          </table:table-cell>
          <table:table-cell office:value-type="string" calcext:value-type="string">
            <text:p>Towards DDoS Detection Mechanisms in Software-Defined Networking</text:p>
          </table:table-cell>
          <table:table-cell office:value-type="string" calcext:value-type="string">
            <text:p>J. Netw. Comput. Appl.</text:p>
          </table:table-cell>
          <table:table-cell/>
          <table:table-cell office:value-type="string" calcext:value-type="string">
            <text:p>1084-8045</text:p>
          </table:table-cell>
          <table:table-cell office:value-type="string" calcext:value-type="string">
            <text:p>10.1016/j.jnca.2021.103156</text:p>
          </table:table-cell>
          <table:table-cell office:value-type="string" calcext:value-type="string">
            <text:p>https://doi.org/10.1016/j.jnca.2021.103156</text:p>
          </table:table-cell>
          <table:table-cell/>
          <table:table-cell office:value-type="string" calcext:value-type="string">
            <text:p>Attack detection; Distributed Denial of Service; OpenFlow; Software-Defined Networking</text:p>
          </table:table-cell>
          <table:table-cell office:value-type="string" calcext:value-type="string">
            <text:p>ACM</text:p>
          </table:table-cell>
          <table:table-cell table:number-columns-repeated="1011"/>
        </table:table-row>
        <table:table-row table:style-name="ro1">
          <table:table-cell office:value-type="string" calcext:value-type="string">
            <text:p>4WUK5Z3V</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Huang, Qicheng; Fang, Chenlei; Mittal, Soumya; Blanton, R. D. (Shawn)</text:p>
          </table:table-cell>
          <table:table-cell office:value-type="string" calcext:value-type="string">
            <text:p>Towards Smarter Diagnosis: A Learning-Based Diagnostic Outcome Previewer</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3398267</text:p>
          </table:table-cell>
          <table:table-cell office:value-type="string" calcext:value-type="string">
            <text:p>https://doi.org/10.1145/3398267</text:p>
          </table:table-cell>
          <table:table-cell office:value-type="string" calcext:value-type="string">
            <text:p>Given the inherent perturbations during the fabrication process of integrated circuits that lead to yield loss, diagnosis of failing chips is a mitigating method employed during both yield ramping and high-volume manufacturing for yield learning. However, various uncertainties in the fabrication process bring a number of challenges, resulting in diagnosis with undesirable outcomes or low efficiency, including, for example, diagnosis failure, bad resolution, and extremely long runtime. It would therefore be very beneficial to have a comprehensive preview of diagnostic outcomes beforehand, which allows fail logs to be prioritized in a more reasonable way for smarter allocation of diagnosis resources. In this work, we propose a learning-based previewer, which is able to predict five aspects of diagnostic outcomes for a failing IC, including diagnosis success, defect count, failure type, resolution, and runtime magnitude. The previewer consists of three classification models and one regression model, where Random Forest classification and regression are used. Experiments on a 28 nm test chip and a high-volume 90 nm part demonstrate that the predictors can provide accurate prediction results, and in a virtual application scenario the overall previewer can bring up to 9× speed-up for the test chip and 6× for the high-volume part.</text:p>
          </table:table-cell>
          <table:table-cell office:value-type="string" calcext:value-type="string">
            <text:p>diagnosis economics; diagnosis preview; Random forest</text:p>
          </table:table-cell>
          <table:table-cell office:value-type="string" calcext:value-type="string">
            <text:p>ACM</text:p>
          </table:table-cell>
          <table:table-cell table:number-columns-repeated="1011"/>
        </table:table-row>
        <table:table-row table:style-name="ro1">
          <table:table-cell office:value-type="string" calcext:value-type="string">
            <text:p>WADYNICA</text:p>
          </table:table-cell>
          <table:table-cell office:value-type="string" calcext:value-type="string">
            <text:p>journalArticle</text:p>
          </table:table-cell>
          <table:table-cell office:value-type="float" office:value="2015" calcext:value-type="float">
            <text:p>2015</text:p>
          </table:table-cell>
          <table:table-cell/>
          <table:table-cell office:value-type="string" calcext:value-type="string">
            <text:p>Tradeoff between Energy and User Experience for Multimedia Cloud Computing</text:p>
          </table:table-cell>
          <table:table-cell office:value-type="string" calcext:value-type="string">
            <text:p>Comput. Electr. Eng.</text:p>
          </table:table-cell>
          <table:table-cell/>
          <table:table-cell office:value-type="string" calcext:value-type="string">
            <text:p>0045-7906</text:p>
          </table:table-cell>
          <table:table-cell office:value-type="string" calcext:value-type="string">
            <text:p>10.1016/j.compeleceng.2015.04.016</text:p>
          </table:table-cell>
          <table:table-cell office:value-type="string" calcext:value-type="string">
            <text:p>https://doi.org/10.1016/j.compeleceng.2015.04.016</text:p>
          </table:table-cell>
          <table:table-cell office:value-type="string" calcext:value-type="string">
            <text:p>Display Omitted We investigate the trade-off of QoE and energy in multimedia cloud.A QoE quantifying model is proposed based on objective factor.We develop a theoretic model by applying Lyapunov optimization method.An approximate online algorithm (EUE-RP) is proposed with the explicitly provable performance upper bound.The proposed method flexibly manages the trade-off between QoE and energy for cloud-based multimedia services. Cloud computing provides an effective approach to deliver multimedia services to end users with the desired user quality of experience (QoE). However, cloud-based multimedia applications require many of servers and consume huge energy. To reduce energy consumption, a multimedia service provider (MSP) should balance the energy and QoE. In this paper, a theoretic model is developed to explore the trade-off between energy consumption and QoE for multimedia cloud. Based on objective factor, a QoE quantifying model is proposed. Employing Lyapunov Optimization techniques, an optimal control framework is designed and analyzed to make energy and QoE decisions in MSPs. An approximate online algorithm (EUE-RP) is proposed with the explicitly provable performance upper bound. Extensive experiments have been conducted to verify the effectiveness of EUE-RP algorithm in the practical settings. The algorithm can guarantee desired QoE and reduce energy consumption, even without any information about the future fluctuation of user demand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EPSQ5A5G</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isra, Harekrishna; Panigrahi, Sanjay Kumar</text:p>
          </table:table-cell>
          <table:table-cell office:value-type="string" calcext:value-type="string">
            <text:p>Transforming Rural E-Governance for Citizen Collaboration in India: Is Digital-Learning an Answer?</text:p>
          </table:table-cell>
          <table:table-cell office:value-type="string" calcext:value-type="string">
            <text:p>Proceedings of the 2014 Conference on Electronic Governance and Open Society: Challenges in Eurasia</text:p>
          </table:table-cell>
          <table:table-cell office:value-type="string" calcext:value-type="string">
            <text:p>978-1-4503-3401-3</text:p>
          </table:table-cell>
          <table:table-cell/>
          <table:table-cell office:value-type="string" calcext:value-type="string">
            <text:p>10.1145/2729104.2729119</text:p>
          </table:table-cell>
          <table:table-cell office:value-type="string" calcext:value-type="string">
            <text:p>https://doi.org/10.1145/2729104.2729119</text:p>
          </table:table-cell>
          <table:table-cell office:value-type="string" calcext:value-type="string">
            <text:p>E-Governance services are fast maturing across the world. In Indian context, though e-Governance services have been maturing incrementally, digital divides are still prevalent and is no different from emerging economies and developing countries. Despite several converged efforts, Indian e-Governance services have not reached a level of rural citizen centered services with established quality. The National e-Governance Plan (NeGP) of India has been undergoing transformation as NeGP V2.0. It plans for expanding its purview, including more Mission Mode Projects of national importance and rural focus. However, getting rural citizen into e-collaborating supply chain that generally considered as a success factor for e-Governance has remained a challenge. In this paper it is examined whether digital learning with rural focus can effectively contribute to the success NeGP v.2.0. This paper discusses initiatives taken by Sahaj e-Village Limited, a company engaged in NeGP since its inception, through piloting digital learning as a service. The paper includes and uses research methods for understanding services rendered and response of citizens to this effort while examining overarching e-Governance in Indian context.</text:p>
          </table:table-cell>
          <table:table-cell office:value-type="string" calcext:value-type="string">
            <text:p>Benchmarking; Digital Learning; E-Collaboration; E-Governance; E-Government; Rural Citizen Orientation; User Centered Designs</text:p>
          </table:table-cell>
          <table:table-cell office:value-type="string" calcext:value-type="string">
            <text:p>ACM</text:p>
          </table:table-cell>
          <table:table-cell table:number-columns-repeated="1011"/>
        </table:table-row>
        <table:table-row table:style-name="ro1">
          <table:table-cell office:value-type="string" calcext:value-type="string">
            <text:p>QLB3L4AL</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uchoveck, Simona; Lrencz, Rbert; Kodtek, Filip; Buek, Ji</text:p>
          </table:table-cell>
          <table:table-cell office:value-type="string" calcext:value-type="string">
            <text:p>True Random Number Generator Based on Ring Oscillator PUF Circuit</text:p>
          </table:table-cell>
          <table:table-cell office:value-type="string" calcext:value-type="string">
            <text:p>Microprocess. Microsyst.</text:p>
          </table:table-cell>
          <table:table-cell/>
          <table:table-cell office:value-type="string" calcext:value-type="string">
            <text:p>0141-9331</text:p>
          </table:table-cell>
          <table:table-cell office:value-type="string" calcext:value-type="string">
            <text:p>10.1016/j.micpro.2017.06.021</text:p>
          </table:table-cell>
          <table:table-cell office:value-type="string" calcext:value-type="string">
            <text:p>https://doi.org/10.1016/j.micpro.2017.06.021</text:p>
          </table:table-cell>
          <table:table-cell office:value-type="string" calcext:value-type="string">
            <text:p>In this paper we propose the method of generating true random numbers utilizing the circuit primarily designed as Physically Unclonable Function (PUF) based on ring oscillators. The goal is to show that it is possible to design the universal crypto system, that can be used for various applications the PUF can be utilized for asymmetric cryptography and generating asymmetric keys, True Random Number Generator (TRNG) for symmetric cryptography (generating session and ephemeral keys), nonces and salts. In the paper the results of evaluation of such a circuit utilized for TRNG purpose are presented.</text:p>
          </table:table-cell>
          <table:table-cell office:value-type="string" calcext:value-type="string">
            <text:p>PUF; Ring oscillator; RNG; TRNG</text:p>
          </table:table-cell>
          <table:table-cell office:value-type="string" calcext:value-type="string">
            <text:p>ACM</text:p>
          </table:table-cell>
          <table:table-cell table:number-columns-repeated="1011"/>
        </table:table-row>
        <table:table-row table:style-name="ro1">
          <table:table-cell office:value-type="string" calcext:value-type="string">
            <text:p>8DQE4NF6</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andello, Heloisa; Pinhanez, Claudio; Figueiredo, Flavio</text:p>
          </table:table-cell>
          <table:table-cell office:value-type="string" calcext:value-type="string">
            <text:p>Typefaces and the Perception of Humanness in Natural Language Chatbots</text:p>
          </table:table-cell>
          <table:table-cell office:value-type="string" calcext:value-type="string">
            <text:p>Proceedings of the 2017 CHI Conference on Human Factors in Computing Systems</text:p>
          </table:table-cell>
          <table:table-cell office:value-type="string" calcext:value-type="string">
            <text:p>978-1-4503-4655-9</text:p>
          </table:table-cell>
          <table:table-cell/>
          <table:table-cell office:value-type="string" calcext:value-type="string">
            <text:p>10.1145/3025453.3025919</text:p>
          </table:table-cell>
          <table:table-cell office:value-type="string" calcext:value-type="string">
            <text:p>https://doi.org/10.1145/3025453.3025919</text:p>
          </table:table-cell>
          <table:table-cell office:value-type="string" calcext:value-type="string">
            <text:p>How much do visual aspects influence the perception of users about whether they are conversing with a human being or a machine in a mobile-chat environment? This paper describes a study on the influence of typefaces using a blind Turing test-inspired approach. The study consisted of two user experiments. First, three different typefaces (OCR, Georgia, Helvetica) and three neutral dialogues between a human and a financial adviser were shown to participants. The second experiment applied the same study design but OCR font was substituted by Bradley font. For each of our two independent experiments, participants were shown three dialogue transcriptions and three typefaces counterbalanced. For each dialogue typeface pair, participants had to classify adviser conversations as human or chatbot-like. The results showed that machine-like typefaces biased users towards perceiving the adviser as machines but, unexpectedly, handwritten-like typefaces had not the opposite effect. Those effects were, however, influenced by the familiarity of the user to artificial intelligence and other participants' characteristics.</text:p>
          </table:table-cell>
          <table:table-cell office:value-type="string" calcext:value-type="string">
            <text:p>user experience; chatbots; dialogue systems; typography</text:p>
          </table:table-cell>
          <table:table-cell office:value-type="string" calcext:value-type="string">
            <text:p>ACM</text:p>
          </table:table-cell>
          <table:table-cell table:number-columns-repeated="1011"/>
        </table:table-row>
        <table:table-row table:style-name="ro1">
          <table:table-cell office:value-type="string" calcext:value-type="string">
            <text:p>GCPIGBJ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ai, Hui-Min</text:p>
          </table:table-cell>
          <table:table-cell office:value-type="string" calcext:value-type="string">
            <text:p>Understanding What Determines University Students’ Behavioral Engagement in a Group-Based Flipped Learning Context</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21.104290</text:p>
          </table:table-cell>
          <table:table-cell office:value-type="string" calcext:value-type="string">
            <text:p>https://doi.org/10.1016/j.compedu.2021.104290</text:p>
          </table:table-cell>
          <table:table-cell/>
          <table:table-cell office:value-type="string" calcext:value-type="string">
            <text:p>Improving classroom teaching; Pedagogical issues; Teaching/learning strategies</text:p>
          </table:table-cell>
          <table:table-cell office:value-type="string" calcext:value-type="string">
            <text:p>ACM</text:p>
          </table:table-cell>
          <table:table-cell table:number-columns-repeated="1011"/>
        </table:table-row>
        <table:table-row table:style-name="ro1">
          <table:table-cell office:value-type="string" calcext:value-type="string">
            <text:p>6TZH4G4Y</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asurinen, Jussi</text:p>
          </table:table-cell>
          <table:table-cell office:value-type="string" calcext:value-type="string">
            <text:p>Usability Issues of Virtual Reality Learning Simulator in Healthcare and Cybersecurity</text:p>
          </table:table-cell>
          <table:table-cell office:value-type="string" calcext:value-type="string">
            <text:p>Procedia Comput. Sci.</text:p>
          </table:table-cell>
          <table:table-cell/>
          <table:table-cell office:value-type="string" calcext:value-type="string">
            <text:p>1877-0509</text:p>
          </table:table-cell>
          <table:table-cell office:value-type="string" calcext:value-type="string">
            <text:p>10.1016/j.procs.2017.11.193</text:p>
          </table:table-cell>
          <table:table-cell office:value-type="string" calcext:value-type="string">
            <text:p>https://doi.org/10.1016/j.procs.2017.11.193</text:p>
          </table:table-cell>
          <table:table-cell office:value-type="string" calcext:value-type="string">
            <text:p>The virtualization and the digital environments are common learning platforms in several different domains, such as in flying airplanes or controlling nuclear power plants. However, virtual reality is no longer expensive special hardware; the basic installations for virtual and augmented reality can be done within household budgets and with common customer products. In this paper, we study the aspect of usability issues in a scenario, where a new virtual learning environment is built to teach correct prevention mechanics and strategies against common physical and cybersecurity threats in healthcare, namely in a hospital. Our proof-of-concept studies indicate that the concept is functional and that on hardware level components exist. The problems are in the usability and user immersion aspects, which are discussed in this paper and further studied in the proposed research setting.</text:p>
          </table:table-cell>
          <table:table-cell office:value-type="string" calcext:value-type="string">
            <text:p>user experience; Virtual reality; case study; cybersecurity; usability</text:p>
          </table:table-cell>
          <table:table-cell office:value-type="string" calcext:value-type="string">
            <text:p>ACM</text:p>
          </table:table-cell>
          <table:table-cell table:number-columns-repeated="1011"/>
        </table:table-row>
        <table:table-row table:style-name="ro1">
          <table:table-cell office:value-type="string" calcext:value-type="string">
            <text:p>ZD4RPL9W</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Gao, Jie; Zeng, Yujing; Guo, Xiaopeng; Zhang, Zhenghua</text:p>
          </table:table-cell>
          <table:table-cell office:value-type="string" calcext:value-type="string">
            <text:p>User Experience on Product Display Page: At Tmall.Com</text:p>
          </table:table-cell>
          <table:table-cell office:value-type="string" calcext:value-type="string">
            <text:p>Proceedings of the Second International Conference on Design, User Experience, and Usability: Web, Mobile, and Product Design - Volume Part IV</text:p>
          </table:table-cell>
          <table:table-cell office:value-type="string" calcext:value-type="string">
            <text:p>978-3-642-39252-8</text:p>
          </table:table-cell>
          <table:table-cell/>
          <table:table-cell office:value-type="string" calcext:value-type="string">
            <text:p>10.1007/978-3-642-39253-5_38</text:p>
          </table:table-cell>
          <table:table-cell office:value-type="string" calcext:value-type="string">
            <text:p>https://doi.org/10.1007/978-3-642-39253-5_38</text:p>
          </table:table-cell>
          <table:table-cell office:value-type="string" calcext:value-type="string">
            <text:p>This research focused on how buyers browse and make purchases on Tmall.com. Specifically, we explored how female buyers process information on the product description pages and how their behaviors are consequently affected. The study was composed of two sessions: an information sorting task and an online test. The purpose of the information sorting task was to explore how buyers prefer to see information presented on the product description page. We hypothesized that if the presentation of information on the product page was consistent with buyers' expectations, then they would process the page faster which would facilitate their purchasing decisions. The purpose of the online test was to examine our hypothesis by measuring buyers' purchasing tendencies. The online test results revealed that the modified pages improved sales.</text:p>
          </table:table-cell>
          <table:table-cell office:value-type="string" calcext:value-type="string">
            <text:p>discrepancy attribution; e-commerce; fluency; online shopping; product display</text:p>
          </table:table-cell>
          <table:table-cell office:value-type="string" calcext:value-type="string">
            <text:p>ACM</text:p>
          </table:table-cell>
          <table:table-cell table:number-columns-repeated="1011"/>
        </table:table-row>
        <table:table-row table:style-name="ro1">
          <table:table-cell office:value-type="string" calcext:value-type="string">
            <text:p>SWCKCLG7</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Renz, Jan; Hoffmann, Daniel; Staubitz, Thomas; Meinel, Christoph</text:p>
          </table:table-cell>
          <table:table-cell office:value-type="string" calcext:value-type="string">
            <text:p>Using A/B Testing in MOOC Environments</text:p>
          </table:table-cell>
          <table:table-cell office:value-type="string" calcext:value-type="string">
            <text:p>Proceedings of the Sixth International Conference on Learning Analytics &amp;amp; Knowledge</text:p>
          </table:table-cell>
          <table:table-cell office:value-type="string" calcext:value-type="string">
            <text:p>978-1-4503-4190-5</text:p>
          </table:table-cell>
          <table:table-cell/>
          <table:table-cell office:value-type="string" calcext:value-type="string">
            <text:p>10.1145/2883851.2883876</text:p>
          </table:table-cell>
          <table:table-cell office:value-type="string" calcext:value-type="string">
            <text:p>https://doi.org/10.1145/2883851.2883876</text:p>
          </table:table-cell>
          <table:table-cell office:value-type="string" calcext:value-type="string">
            <text:p>In recent years, Massive Open Online Courses (MOOCs) have become a phenomenon offering the possibility to teach thousands of participants simultaneously. In the same time the platforms used to deliver these courses are still in their fledgling stages. While course content and didactics of those massive courses are the primary key factors for the success of courses, still a smart platform may increase or decrease the learners experience and his learning outcome. The paper at hand proposes the usage of an A/B testing framework that is able to be used within an micro-service architecture to validate hypotheses about how learners use the platform and to enable data-driven decisions about new features and settings. To evaluate this framework three new features (Onboarding Tour, Reminder Mails and a Pinboard Digest) have been identified based on a user survey. They have been implemented and introduced on two large MOOC platforms and their influence on the learners behavior have been measured. Finally this paper proposes a data driven decision workflow for the introduction of new features and settings on e-learning platforms.</text:p>
          </table:table-cell>
          <table:table-cell office:value-type="string" calcext:value-type="string">
            <text:p>MOOC; e-learning; A/B testing; controlled online tests; microservice</text:p>
          </table:table-cell>
          <table:table-cell office:value-type="string" calcext:value-type="string">
            <text:p>ACM</text:p>
          </table:table-cell>
          <table:table-cell table:number-columns-repeated="1011"/>
        </table:table-row>
        <table:table-row table:style-name="ro1">
          <table:table-cell office:value-type="string" calcext:value-type="string">
            <text:p>3DYMZC7F</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Di Rocco, Juri; Di Ruscio, Davide; Pierantonio, Alfonso; Cuadrado, Jesús Sánchez; Lara, Juan; Guerra, Esther</text:p>
          </table:table-cell>
          <table:table-cell office:value-type="string" calcext:value-type="string">
            <text:p>Using ATL Transformation Services in the MDEForge Collaborative Modeling Platform</text:p>
          </table:table-cell>
          <table:table-cell office:value-type="string" calcext:value-type="string">
            <text:p>Proceedings of the 9th International Conference on Theory and Practice of Model Transformations - Volume 9765</text:p>
          </table:table-cell>
          <table:table-cell office:value-type="string" calcext:value-type="string">
            <text:p>978-3-319-42063-9</text:p>
          </table:table-cell>
          <table:table-cell/>
          <table:table-cell office:value-type="string" calcext:value-type="string">
            <text:p>10.1007/978-3-319-42064-6_5</text:p>
          </table:table-cell>
          <table:table-cell office:value-type="string" calcext:value-type="string">
            <text:p>https://doi.org/10.1007/978-3-319-42064-6_5</text:p>
          </table:table-cell>
          <table:table-cell office:value-type="string" calcext:value-type="string">
            <text:p>In the last years, the increasing complexity of Model-Driven Engineering MDE tools and techniques has led to higher demands in terms of computation, interoperability, and configuration management. Harnessing the software-as-a-service SaaS paradigm and shifting applications from local, mono-core implementations to cloud-based architectures is key to enhance scalability and flexibility. To this end, we propose MDEForge: an extensible, collaborative modeling platform that provides remote model management facilities and prevents the user from focussing on time-consuming, and less creative procedures. This demo paper illustrates the extensibility of MDEForge by integrating ATL services for the remote execution, automated testing, and static analysis of ATL transformations. The usefulness of their employment under the SaaS paradigm is demonstrated with a case-study showing a wide range of new application possibiliti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T9GVP7EE</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un, Yanchun; Xin, Chao</text:p>
          </table:table-cell>
          <table:table-cell office:value-type="string" calcext:value-type="string">
            <text:p>Using Coursera Clickstream Data to Improve Online Education for Software Engineering</text:p>
          </table:table-cell>
          <table:table-cell office:value-type="string" calcext:value-type="string">
            <text:p>Proceedings of the ACM Turing 50th Celebration Conference - China</text:p>
          </table:table-cell>
          <table:table-cell office:value-type="string" calcext:value-type="string">
            <text:p>978-1-4503-4873-7</text:p>
          </table:table-cell>
          <table:table-cell/>
          <table:table-cell office:value-type="string" calcext:value-type="string">
            <text:p>10.1145/3063955.3063971</text:p>
          </table:table-cell>
          <table:table-cell office:value-type="string" calcext:value-type="string">
            <text:p>https://doi.org/10.1145/3063955.3063971</text:p>
          </table:table-cell>
          <table:table-cell office:value-type="string" calcext:value-type="string">
            <text:p>MOOCs are popular for online education because of their convenience and excellent educational resources. However, online education for software engineering on MOOCs faces many challenges: (1) Software Engineering has wide coverage, but the teaching time is limited. So it is difficult to make in-depth education; (2) Because teachers and students are not face-to-face, it is difficult for teachers to know if students understand the lectures or not, and how to improve the online education for software engineering.In this paper, we propose an approach to using Coursera clickstream data to improve online education for software engineering. The key to the approach is to use the clickstream data produced by students while they are studying, for further analysis to find out some useful information, such as important content and difficult content of the course. Then, the teachers use the analysis result to know students' learning status and improve the teaching quality. Also, above all the results we have analyzed, we put forward several ways to improve the course Software Engineering.</text:p>
          </table:table-cell>
          <table:table-cell office:value-type="string" calcext:value-type="string">
            <text:p>online education; clickstream data; software engineering</text:p>
          </table:table-cell>
          <table:table-cell office:value-type="string" calcext:value-type="string">
            <text:p>ACM</text:p>
          </table:table-cell>
          <table:table-cell table:number-columns-repeated="1011"/>
        </table:table-row>
        <table:table-row table:style-name="ro1">
          <table:table-cell office:value-type="string" calcext:value-type="string">
            <text:p>SWEW2RHL</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worak, Jennifer; Nepal, Kundan; Alves, Nuno; Shi, Yiwen; Imbriglia, Nicholas; Iris Bahar, R.</text:p>
          </table:table-cell>
          <table:table-cell office:value-type="string" calcext:value-type="string">
            <text:p>Using Implications to Choose Tests through Suspect Fault Identification</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2390191.2390205</text:p>
          </table:table-cell>
          <table:table-cell office:value-type="string" calcext:value-type="string">
            <text:p>https://doi.org/10.1145/2390191.2390205</text:p>
          </table:table-cell>
          <table:table-cell office:value-type="string" calcext:value-type="string">
            <text:p>As circuits continue to scale to smaller feature sizes, wearout and latent defects are expected to cause an increasing number of errors in the field. Online error detection techniques, including logic implication-based checker hardware, are capable of detecting at least some of these errors as they occur. However, recovery may be expensive, and the underlying problem may lead to multiple failures of a core over time. In this article, we will investigate the diagnostic capability of logic implications to identify possible failure locations when an error is detected online. We will then utilize this information to select a highly efficient test set that can be used to effectively test the identified suspect locations in both the failing core and in other identical cores in the system.</text:p>
          </table:table-cell>
          <table:table-cell office:value-type="string" calcext:value-type="string">
            <text:p>implications; invariance; on-chip diagnosis; Online error detection; suspect fault identification</text:p>
          </table:table-cell>
          <table:table-cell office:value-type="string" calcext:value-type="string">
            <text:p>ACM</text:p>
          </table:table-cell>
          <table:table-cell table:number-columns-repeated="1011"/>
        </table:table-row>
        <table:table-row table:style-name="ro1">
          <table:table-cell office:value-type="string" calcext:value-type="string">
            <text:p>EADN9NRV</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Zlatović, Miran; Balaban, Igor; Kermek, Dragutin</text:p>
          </table:table-cell>
          <table:table-cell office:value-type="string" calcext:value-type="string">
            <text:p>Using Online Assessments to Stimulate Learning Strategies and Achievement of Learning Goals</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5.09.012</text:p>
          </table:table-cell>
          <table:table-cell office:value-type="string" calcext:value-type="string">
            <text:p>https://doi.org/10.1016/j.compedu.2015.09.012</text:p>
          </table:table-cell>
          <table:table-cell office:value-type="string" calcext:value-type="string">
            <text:p>The main goals of this research are: (i) to explore the influence that announcement of certain type of online assessment has on students' learning strategies and (ii) to explore the influence of stimulated learning strategies on achievement levels that students exhibit during assessments. Research has been conducted by testing and surveying 351 students from higher education institutions. Results indicate that students' learning strategies can be influenced in a relatively short period of time by announcing various types of online assessments and that steering to more desirable deep learning strategies has positive impact on both formal and perceived levels of success in achieving the desired learning goals. These findings can be used to create a novel adaptive online assessment system that incorporates the elements of adaptivity within a series of assessments and uses post-assessment feedback to steer students' learning strategies. Learning strategies can be stimulated by announcing appropriate online assessments.Improvements in achieving learning goals are influenced by learning strategies.Learning strategies influence perception of ability to achieve levels of knowledge.</text:p>
          </table:table-cell>
          <table:table-cell office:value-type="string" calcext:value-type="string">
            <text:p>Distance education and telelearning; Evaluation methodologies; Improving classroom teaching; Learning strategies and goals; Online knowledge assessment</text:p>
          </table:table-cell>
          <table:table-cell office:value-type="string" calcext:value-type="string">
            <text:p>ACM</text:p>
          </table:table-cell>
          <table:table-cell table:number-columns-repeated="1011"/>
        </table:table-row>
        <table:table-row table:style-name="ro1">
          <table:table-cell office:value-type="string" calcext:value-type="string">
            <text:p>V2AHIARL</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van der Merwe, Ronell; van Heerden, Dalize</text:p>
          </table:table-cell>
          <table:table-cell office:value-type="string" calcext:value-type="string">
            <text:p>Using Technology to Gain Knowledge: Development, Implementation and Evaluation of a Mobile Digital Skills Curriculum for Educators</text:p>
          </table:table-cell>
          <table:table-cell office:value-type="string" calcext:value-type="string">
            <text:p>Proceedings of the 2015 Annual Research Conference on South African Institute of Computer Scientists and Information Technologists</text:p>
          </table:table-cell>
          <table:table-cell office:value-type="string" calcext:value-type="string">
            <text:p>978-1-4503-3683-3</text:p>
          </table:table-cell>
          <table:table-cell/>
          <table:table-cell office:value-type="string" calcext:value-type="string">
            <text:p>10.1145/2815782.2815783</text:p>
          </table:table-cell>
          <table:table-cell office:value-type="string" calcext:value-type="string">
            <text:p>https://doi.org/10.1145/2815782.2815783</text:p>
          </table:table-cell>
          <table:table-cell office:value-type="string" calcext:value-type="string">
            <text:p>Mobile digital literacy skills (MDLS) development as part of the curriculum for educators is necessary to ensure optimal use of the available technology but exactly what the curriculum should contain is less evident. To ensure consistency with prior knowledge and skills we started by considering MDLS at the school teachers' level. In this paper, we report on the development, implementation and evaluation of a mobile digital literacy skills development curriculum for school teachers in South Africa using a Design Science Research (DSR) approach. The DSR relevance cycle ensured engagement with the needs of the teaching communities while the rigor cycle guided the implementation of the curriculum and the evaluations by the stakeholders. The contribution of this paper is the mobile digital literacy curriculum and the lessons learnt from implementation and testing of the curriculum in the education context. In addition, this study demonstrates the efficacy of the DSR approach for knowledge creation and the evaluation of the artefact.</text:p>
          </table:table-cell>
          <table:table-cell office:value-type="string" calcext:value-type="string">
            <text:p>Mobile learning; design science; mobile digital skills; professional development; teaching; technology</text:p>
          </table:table-cell>
          <table:table-cell office:value-type="string" calcext:value-type="string">
            <text:p>ACM</text:p>
          </table:table-cell>
          <table:table-cell table:number-columns-repeated="1011"/>
        </table:table-row>
        <table:table-row table:style-name="ro1">
          <table:table-cell office:value-type="string" calcext:value-type="string">
            <text:p>EFF5BSUX</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Arhippainen, Leena; Pakanen, Minna</text:p>
          </table:table-cell>
          <table:table-cell office:value-type="string" calcext:value-type="string">
            <text:p>Utilizing Self-Expression Template Method in User Interface Design - Three Design Cases</text:p>
          </table:table-cell>
          <table:table-cell office:value-type="string" calcext:value-type="string">
            <text:p>Proceedings of International Conference on Making Sense of Converging Media</text:p>
          </table:table-cell>
          <table:table-cell office:value-type="string" calcext:value-type="string">
            <text:p>978-1-4503-1992-8</text:p>
          </table:table-cell>
          <table:table-cell/>
          <table:table-cell office:value-type="string" calcext:value-type="string">
            <text:p>10.1145/2523429.2523477</text:p>
          </table:table-cell>
          <table:table-cell office:value-type="string" calcext:value-type="string">
            <text:p>https://doi.org/10.1145/2523429.2523477</text:p>
          </table:table-cell>
          <table:table-cell office:value-type="string" calcext:value-type="string">
            <text:p>In this paper, we introduce our Self-Expression Template Method for design. We also briefly present three different UI design cases utilizing the template with authentic users and UI professionals from both research and industry. This method provided lots of valuable information to our design process of 3D UIs on touch screen tablet devices. We can recommend this type of low-fidelity method to other visual GUI designers also when involving users into the design process. This method is flexible, cost-effective and time-saving to be used in various different participatory or co-design cases among UI development process.</text:p>
          </table:table-cell>
          <table:table-cell office:value-type="string" calcext:value-type="string">
            <text:p>HCI; participatory design; self-report methods; UCD; UI design; user experience</text:p>
          </table:table-cell>
          <table:table-cell office:value-type="string" calcext:value-type="string">
            <text:p>ACM</text:p>
          </table:table-cell>
          <table:table-cell table:number-columns-repeated="1011"/>
        </table:table-row>
        <table:table-row table:style-name="ro1">
          <table:table-cell office:value-type="string" calcext:value-type="string">
            <text:p>J9AMCQHR</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in, Yu-Ling; Lin, Hong-Wen; Hung, Tzu-Ting</text:p>
          </table:table-cell>
          <table:table-cell office:value-type="string" calcext:value-type="string">
            <text:p>Value Hierarchy for Massive Open Online Course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5.07.006</text:p>
          </table:table-cell>
          <table:table-cell office:value-type="string" calcext:value-type="string">
            <text:p>https://doi.org/10.1016/j.chb.2015.07.006</text:p>
          </table:table-cell>
          <table:table-cell office:value-type="string" calcext:value-type="string">
            <text:p>Explores learners value ladder of Attributes-Consequences-Values chain in MOOCs.Laddering interviews identify 14 attributes, 12 consequences, 9 values of MOOCs.The structures of values are set up by hierarchical value map.The study further explored the difference in values in different groups. With E-learning emerging as an important application for education, Massive Open Online Courses (MOOCs) have further sparked a trend of online higher education learning. In order to explore the target values that learners pursue through MOOCs, this study adopted Means-end Chains theory and laddering interview to examine the structure of MOOCs' "Platform Attribute-Learning Consequences-Terminal Values" through learners' perspective. The study found that through platform attributes of Rich course contents, Real-time discussion platform, Video instruction and Qualifications, learners were able to benefit from the learning consequences of Enhanced understanding of knowledge, Facilitation of learning exchanges and interactions, Ease of time management and Improve competitiveness, thereby delivering the terminal values of Fun and enjoyment of life, Self-fulfillment and Sense of achievement. The study also took a further step to examine the discrepancies between user groups of different experience and number of courses completed and found that users in different groups emphasized on different attributes. In addition, the study also offered suggestions pertaining to management and education implications. Results of the study should not only enable platform designers to become more effective in the development process but also enable teachers to develop teaching guidelines that will effectively boost learners' motivations so as to further refine the MOOCs learning environment.</text:p>
          </table:table-cell>
          <table:table-cell office:value-type="string" calcext:value-type="string">
            <text:p>Distance education; Massive Open Online Courses (MOOCs); Means-end chains theory</text:p>
          </table:table-cell>
          <table:table-cell office:value-type="string" calcext:value-type="string">
            <text:p>ACM</text:p>
          </table:table-cell>
          <table:table-cell table:number-columns-repeated="1011"/>
        </table:table-row>
        <table:table-row table:style-name="ro1">
          <table:table-cell office:value-type="string" calcext:value-type="string">
            <text:p>TSRZHQBA</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Pereira, Jordi; Vilà, Mariona</text:p>
          </table:table-cell>
          <table:table-cell office:value-type="string" calcext:value-type="string">
            <text:p>Variable Neighborhood Search Heuristics for a Test Assembly Design Problem</text:p>
          </table:table-cell>
          <table:table-cell office:value-type="string" calcext:value-type="string">
            <text:p>Expert Syst. Appl.</text:p>
          </table:table-cell>
          <table:table-cell/>
          <table:table-cell office:value-type="string" calcext:value-type="string">
            <text:p>0957-4174</text:p>
          </table:table-cell>
          <table:table-cell office:value-type="string" calcext:value-type="string">
            <text:p>10.1016/j.eswa.2015.01.057</text:p>
          </table:table-cell>
          <table:table-cell office:value-type="string" calcext:value-type="string">
            <text:p>https://doi.org/10.1016/j.eswa.2015.01.057</text:p>
          </table:table-cell>
          <table:table-cell office:value-type="string" calcext:value-type="string">
            <text:p>A test assembly design problem is investigated.The computational complexity of the problem is studied.We propose different neighborhoods and a variable neighborhood search method to solve the problem.The results obtained from the previous algorithms outperform the results found in the literature. Test assembly design problems appear in the areas of psychology and education, among others. The goal of these problems is to construct one or multiple tests to evaluate the test subject. This paper studies a recent formulation of the problem known as the one-dimensional minimax bin-packing problem with bin size constraints (MINIMAX_BSC). In the MINIMAX_BSC, items are initially divided into groups and multiple tests need to be constructed using a single item from each group, while minimizing differences among the tests. We first show that the problem is NP-Hard, which remained an open question. Second, we propose three different local search neighborhoods derived from the exact resolution of special cases of the problem, and combine them into a variable neighborhood search (VNS) metaheuristic. Finally, we test the proposed algorithm using real-life-based instances. The results show that the algorithm is able to obtain optimal or near-optimal solutions for instances with up to 60000-item pools. Consequently, the algorithm is a viable option to design large-scale tests, as well as to provide tests for online small-sized situations such as those found in e-learning platforms.</text:p>
          </table:table-cell>
          <table:table-cell office:value-type="string" calcext:value-type="string">
            <text:p>Bin packing; Test assembly design; Test splitting; Variable neighborhood search</text:p>
          </table:table-cell>
          <table:table-cell office:value-type="string" calcext:value-type="string">
            <text:p>ACM</text:p>
          </table:table-cell>
          <table:table-cell table:number-columns-repeated="1011"/>
        </table:table-row>
        <table:table-row table:style-name="ro1">
          <table:table-cell office:value-type="string" calcext:value-type="string">
            <text:p>PGJFUJPX</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u, Xin; Kan, Meina; Wu, Wanglong; Shan, Shiguang; Chen, Xilin</text:p>
          </table:table-cell>
          <table:table-cell office:value-type="string" calcext:value-type="string">
            <text:p>VIPLFaceNet: An Open Source Deep Face Recognition SDK</text:p>
          </table:table-cell>
          <table:table-cell office:value-type="string" calcext:value-type="string">
            <text:p>Front. Comput. Sci.</text:p>
          </table:table-cell>
          <table:table-cell/>
          <table:table-cell office:value-type="string" calcext:value-type="string">
            <text:p>2095-2228</text:p>
          </table:table-cell>
          <table:table-cell office:value-type="string" calcext:value-type="string">
            <text:p>10.1007/s11704-016-6076-3</text:p>
          </table:table-cell>
          <table:table-cell office:value-type="string" calcext:value-type="string">
            <text:p>https://doi.org/10.1007/s11704-016-6076-3</text:p>
          </table:table-cell>
          <table:table-cell office:value-type="string" calcext:value-type="string">
            <text:p>Robust face representation is imperative to highly accurate face recognition. In this work, we propose an open source face recognition method with deep representation named as VIPLFaceNet, which is a 10-layer deep convolutional neural network with seven convolutional layers and three fully-connected layers. Compared with the well-known AlexNet, our VIPLFaceNet takes only 20% training time and 60% testing time, but achieves 40% drop in error rate on the real-world face recognition benchmark LFW. Our VIPLFaceNet achieves 98.60% mean accuracy on LFW using one single network. An open-source C++ SDK based on VIPLFaceNet is released under BSD license. The SDK takes about 150ms to process one face image in a single thread on an i7 desktop CPU. VIPLFaceNet provides a state-of-the-art start point for both academic and industrial face recognition applications.</text:p>
          </table:table-cell>
          <table:table-cell office:value-type="string" calcext:value-type="string">
            <text:p>deep learning; face recognition; open source; VIPLFaceNet</text:p>
          </table:table-cell>
          <table:table-cell office:value-type="string" calcext:value-type="string">
            <text:p>ACM</text:p>
          </table:table-cell>
          <table:table-cell table:number-columns-repeated="1011"/>
        </table:table-row>
        <table:table-row table:style-name="ro1">
          <table:table-cell office:value-type="string" calcext:value-type="string">
            <text:p>UXTMVIIZ</text:p>
          </table:table-cell>
          <table:table-cell office:value-type="string" calcext:value-type="string">
            <text:p>bookSection</text:p>
          </table:table-cell>
          <table:table-cell office:value-type="float" office:value="2021" calcext:value-type="float">
            <text:p>2021</text:p>
          </table:table-cell>
          <table:table-cell office:value-type="string" calcext:value-type="string">
            <text:p>Rettinger, Maximilian; Müller, Niklas; Holzmann-Littig, Christopher; Wijnen-Meijer, Marjo; Rigoll, Gerhard; Schmaderer, Christoph</text:p>
          </table:table-cell>
          <table:table-cell office:value-type="string" calcext:value-type="string">
            <text:p>VR-Based Equipment Training for Health Professionals</text:p>
          </table:table-cell>
          <table:table-cell office:value-type="string" calcext:value-type="string">
            <text:p>Extended Abstracts of the 2021 CHI Conference on Human Factors in Computing Systems</text:p>
          </table:table-cell>
          <table:table-cell office:value-type="string" calcext:value-type="string">
            <text:p>978-1-4503-8095-9</text:p>
          </table:table-cell>
          <table:table-cell table:number-columns-repeated="2"/>
          <table:table-cell office:value-type="string" calcext:value-type="string">
            <text:p>https://doi.org/10.1145/3411763.3451766</text:p>
          </table:table-cell>
          <table:table-cell office:value-type="string" calcext:value-type="string">
            <text:p>It is common knowledge that health professionals’ device training is a major problem, as the inadequate quality of device training puts patients at risk [2]. To find a way to counter this problem, we propose a virtual reality training simulation. The corresponding use case is exemplified by a priming procedure of a dialysis machine. This is achieved by users going through sequential interaction tasks in Virtual Reality Training using a head-mounted display. We evaluate this training method’s potential within a user study, comparing it to traditional training methods, Group Training, and Video Training. Our findings demonstrate that Virtual Reality Training using a head-mounted display is a more effective and efficient method of learning how to prime a dialysis machine. Compared to other training methods, Virtual Reality Training takes longer on average, but the resulting learning effect is also higher. Furthermore, VR-training is more cost-effective than personal training and can be repeatedly performed as it dispenses with the need for teaching professional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XS77N9M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Ismailova, Rita; Inal, Yavuz</text:p>
          </table:table-cell>
          <table:table-cell office:value-type="string" calcext:value-type="string">
            <text:p>Web Site Accessibility and Quality in Use: A Comparative Study of Government Web Sites in Kyrgyzstan, Azerbaijan, Kazakhstan and Turkey</text:p>
          </table:table-cell>
          <table:table-cell office:value-type="string" calcext:value-type="string">
            <text:p>Univers. Access Inf. Soc.</text:p>
          </table:table-cell>
          <table:table-cell/>
          <table:table-cell office:value-type="string" calcext:value-type="string">
            <text:p>1615-5289</text:p>
          </table:table-cell>
          <table:table-cell office:value-type="string" calcext:value-type="string">
            <text:p>10.1007/s10209-016-0490-z</text:p>
          </table:table-cell>
          <table:table-cell office:value-type="string" calcext:value-type="string">
            <text:p>https://doi.org/10.1007/s10209-016-0490-z</text:p>
          </table:table-cell>
          <table:table-cell office:value-type="string" calcext:value-type="string">
            <text:p>Government Web sites aim to provide information to the citizens of the country; therefore, they should be accessible, easy to use and visible via search engines. Based on this assumption, in this paper, the ministry Web sites of four countries namely the Kyrgyz Republic, the Republic of Azerbaijan, the Republic of Kazakhstan and the Republic of Turkey were analyzed in terms of accessibility and quality in use. Tests were carried out utilizing online automated tools. Results indicate that the usage rate of Information and Communication Technologies by the government is higher in Turkey, which affects the visibility of government Web sites but not their quality in use. Very few ministry Web sites of the four countries achieved AA conformance level on accessibility, many failed to pass conformance level A and AA checkpoints for accessibility errors. In order to ensure equal access to all their citizens, the countries in this study need to put more emphasis on designing government Web sites to be more accessible.</text:p>
          </table:table-cell>
          <table:table-cell office:value-type="string" calcext:value-type="string">
            <text:p>Accessibility; Government Web sites; Online evaluation tools; Quality; Web performance</text:p>
          </table:table-cell>
          <table:table-cell office:value-type="string" calcext:value-type="string">
            <text:p>ACM</text:p>
          </table:table-cell>
          <table:table-cell table:number-columns-repeated="1011"/>
        </table:table-row>
        <table:table-row table:style-name="ro1">
          <table:table-cell office:value-type="string" calcext:value-type="string">
            <text:p>LJQP3BL3</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Ismailova, Rita</text:p>
          </table:table-cell>
          <table:table-cell office:value-type="string" calcext:value-type="string">
            <text:p>Web Site Accessibility, Usability and Security: A Survey of Government Web Sites in Kyrgyz Republic</text:p>
          </table:table-cell>
          <table:table-cell office:value-type="string" calcext:value-type="string">
            <text:p>Univers. Access Inf. Soc.</text:p>
          </table:table-cell>
          <table:table-cell/>
          <table:table-cell office:value-type="string" calcext:value-type="string">
            <text:p>1615-5289</text:p>
          </table:table-cell>
          <table:table-cell table:number-columns-repeated="2"/>
          <table:table-cell office:value-type="string" calcext:value-type="string">
            <text:p>The information in government web sites, which are widely adopted in many countries, must be accessible for all people, easy to use, accurate and secure. The main objective of this study is to investigate the usability, accessibility and security aspects of e-government web sites in Kyrgyz Republic. The analysis of web government pages covered 55 sites listed in the State Information Resources of the Kyrgyz Republic and five government web sites which were not included in the list. Analysis was conducted using several automatic evaluation tools. Results suggested that government web sites in Kyrgyz Republic have a usability error rate of 46.3 % and accessibility error rate of 69.38 %. The study also revealed security vulnerabilities in these web sites. Although the "Concept of Creation and Development of Information Network of the Kyrgyz Republic" was launched at September 23, 1994, government web sites in the Kyrgyz Republic have not been reviewed and still need great efforts to improve accessibility, usability and security.</text:p>
          </table:table-cell>
          <table:table-cell office:value-type="string" calcext:value-type="string">
            <text:p>Security; Accessibility; e-Government; Kyrgyz Republic; Usability</text:p>
          </table:table-cell>
          <table:table-cell office:value-type="string" calcext:value-type="string">
            <text:p>ACM</text:p>
          </table:table-cell>
          <table:table-cell table:number-columns-repeated="1011"/>
        </table:table-row>
        <table:table-row table:style-name="ro1">
          <table:table-cell office:value-type="string" calcext:value-type="string">
            <text:p>9VUYIND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ower, Matt; Sturman, Daniel</text:p>
          </table:table-cell>
          <table:table-cell office:value-type="string" calcext:value-type="string">
            <text:p>What Are the Educational Affordances of Wearable Technologies?</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5.07.013</text:p>
          </table:table-cell>
          <table:table-cell office:value-type="string" calcext:value-type="string">
            <text:p>https://doi.org/10.1016/j.compedu.2015.07.013</text:p>
          </table:table-cell>
          <table:table-cell office:value-type="string" calcext:value-type="string">
            <text:p>By providing users with hands-free access to contextually relevant knowledge, wearable technologies are poised to inspire a new generation of mobile learning design. However, in order for educators to harness the pedagogical opportunities of wearable technologies it is crucial for them to develop an understanding of their potentials, or 'affordances'. This paper analysed the perceptions of 66 educators from around the world who self-rated as having a 'good' or 'very good' understanding of wearable technologies to determine the key educational affordances and issues at stake. Qualitative thematic analysis of participant perceptions, as well as relevant literature, revealed fourteen affordances of wearable technologies and thirteen issues relating to their use. These clustered together into three emergent themes; 'pedagogical uses', 'educational quality' and 'logistical'. Utilising the insights of knowledgeable practitioners resulted in nine affordances and issues not identified in the literature, and within the literature there were three issues not identified by the knowledgeable practitioners. The implications of findings for the future of wearable technology learning design are also discussed. Education research and practice lags behind the potential of wearable technologies.Perceptions of 66 educators knowledgeable in wearable technologies were analysed.A wearable technologies framework including 14 affordances and 13 issues resulted.Results clustered into themes: pedagogical usage, educational quality, and logistic.Use of literature and empirical data resulted in a more robust affordance framework.</text:p>
          </table:table-cell>
          <table:table-cell office:value-type="string" calcext:value-type="string">
            <text:p>Mobile learning; Affordances; Learning design; Qualitative analysis; Wearable technologies</text:p>
          </table:table-cell>
          <table:table-cell office:value-type="string" calcext:value-type="string">
            <text:p>ACM</text:p>
          </table:table-cell>
          <table:table-cell table:number-columns-repeated="1011"/>
        </table:table-row>
        <table:table-row table:style-name="ro1">
          <table:table-cell office:value-type="string" calcext:value-type="string">
            <text:p>ALXWW66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ui, Aijiao; Luo, Yanhui; Li, Huawei; Qu, Gang</text:p>
          </table:table-cell>
          <table:table-cell office:value-type="string" calcext:value-type="string">
            <text:p>Why Current Secure Scan Designs Fail and How to Fix Them?</text:p>
          </table:table-cell>
          <table:table-cell office:value-type="string" calcext:value-type="string">
            <text:p>Integr. VLSI J.</text:p>
          </table:table-cell>
          <table:table-cell/>
          <table:table-cell office:value-type="string" calcext:value-type="string">
            <text:p>0167-9260</text:p>
          </table:table-cell>
          <table:table-cell office:value-type="string" calcext:value-type="string">
            <text:p>10.1016/j.vlsi.2016.10.011</text:p>
          </table:table-cell>
          <table:table-cell office:value-type="string" calcext:value-type="string">
            <text:p>https://doi.org/10.1016/j.vlsi.2016.10.011</text:p>
          </table:table-cell>
          <table:table-cell office:value-type="string" calcext:value-type="string">
            <text:p>Scan design has become another side channel of leaking confidential information inside cryptographic chips. Methods based on obfuscating scan chain order have been proposed as countermeasures for such scan-based attacks. In this paper, we first analyze the existing secure scan designs from the angle that whether they need a complete chain state or rely on any specific scan chain order. We show that all existing attacks do not rely on specific scan chain order and therefore any secure scan design with obfuscated scan chain order cannot provide sufficient security. We then propose a new approach which clears the states of all sensitive scan cells whenever the circuit under test is switched to test mode. It will also block the access to cipher key throughout the entire testing process. Our experimental results show that the proposed scan design can effectively insulate all the information related to cipher key from the scan chain with little design overhead, thus it can successfully defend all the existing scan-based attacks. Obfuscation scan order cannot provide sufficient security.A new approach based on blocking cipher key is proposed.The secure design incurs little overhead and is secure.</text:p>
          </table:table-cell>
          <table:table-cell office:value-type="string" calcext:value-type="string">
            <text:p>Cipher key; Cryptographic chip; Scan-based side-channel attacks; Secure scan design</text:p>
          </table:table-cell>
          <table:table-cell office:value-type="string" calcext:value-type="string">
            <text:p>ACM</text:p>
          </table:table-cell>
          <table:table-cell table:number-columns-repeated="1011"/>
        </table:table-row>
        <table:table-row table:style-name="ro1">
          <table:table-cell office:value-type="string" calcext:value-type="string">
            <text:p>27BP5YPM</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Bastos, R.P.; Torres, F.S.</text:p>
          </table:table-cell>
          <table:table-cell office:value-type="string" calcext:value-type="string">
            <text:p>On-chip current sensors for reliable, secure, and low-power integrated circuits</text:p>
          </table:table-cell>
          <table:table-cell table:number-columns-repeated="4"/>
          <table:table-cell office:value-type="string" calcext:value-type="string">
            <text:p>https://www.scopus.com/inward/record.uri?eid=2-s2.0-85083947844&amp;doi=10.1007%2f978-3-030-29353-6&amp;partnerID=40&amp;md5=bd6328dfac120e831fe87c4fb13173d8</text:p>
          </table:table-cell>
          <table:table-cell office:value-type="string" calcext:value-type="string">
            <text:p>This book provides readers with insight into an alternative approach for enhancing the reliability, security, and low power features of integrated circuit designs, related to transient faults, hardware Trojans, and power consumption. The authors explain how the addition of integrated sensors enables the detection of ionizing particles and how this information can be processed at a high layer. The discussion also includes a variety of applications, such as the detection of hardware Trojans and fault attacks, and how sensors can operate to provide different body bias levels and reduce power costs. Readers can benefit from these sensors-based approaches through designs with fast response time, non-intrusive integration on gate-level and reasonable design costs. © Springer Nature Switzerland AG 2020.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IIRW4AZ</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Aschoff, R.R.; Zisman, A.; Alexandre, P.</text:p>
          </table:table-cell>
          <table:table-cell office:value-type="string" calcext:value-type="string">
            <text:p>Parallel adaptation of multiple service composition instances</text:p>
          </table:table-cell>
          <table:table-cell table:number-columns-repeated="4"/>
          <table:table-cell office:value-type="string" calcext:value-type="string">
            <text:p>https://www.scopus.com/inward/record.uri?eid=2-s2.0-85078114485&amp;doi=10.1007%2f978-981-13-2185-6_5&amp;partnerID=40&amp;md5=836be9126fc102ac701f562ae3810b8b</text:p>
          </table:table-cell>
          <table:table-cell office:value-type="string" calcext:value-type="string">
            <text:p>Existing approaches for adaptation of service compositions do not consider the fact that common services can be used in different compositions, and, therefore, a problem that may be identified in one composition could be used to predict unwanted situations in other compositions. In this paper, we propose a parallel and proactive adaptation framework that supports proactive adaptation in multiple service composition instances at the same time. In the framework, events observed for one particular service composition instance are shared between all composition instances executed in parallel in order to better predict problems and rectify them in all necessary instances, when possible. The parallel characteristic of the framework also supports balancing the load among candidate service operations, and, therefore, it considers the maximum expected service operation throughput between the compositions. A prototype tool has been implemented to illustrate and evaluate the framework in different scenarios. © Springer Nature Singapore Pte Ltd. 2019.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N5UX79T</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Skitsas, M.A.; Restifo, M.; Michael, M.K.; Nicopoulos, C.; Bernardi, P.; Sanchez, E.</text:p>
          </table:table-cell>
          <table:table-cell office:value-type="string" calcext:value-type="string">
            <text:p>Self-testing of multicore processors</text:p>
          </table:table-cell>
          <table:table-cell table:number-columns-repeated="4"/>
          <table:table-cell office:value-type="string" calcext:value-type="string">
            <text:p>https://www.scopus.com/inward/record.uri?eid=2-s2.0-85118040465&amp;doi=10.1049%2fPBPC022E_ch15&amp;partnerID=40&amp;md5=f10905697fe5452f41c19b939446bb86</text:p>
          </table:table-cell>
          <table:table-cell office:value-type="string" calcext:value-type="string">
            <text:p>The purpose of this chapter is to develop a review of state-of-the-art techniques and methodologies for the self-testing of multicore processors. The chapter is divided into two main sections: (a) self-testing solutions covering general-purpose multicore microprocessors such as chip multiprocessors (CMPs) and (b) self-testing solutions targeting application-specific multicore designs known as SoCs. In the first section (general-purpose), a taxonomy of current self-testing approaches is initially presented, followed by a review of the state-of-the-art for each class. The second section (application-specific) provides an overview of the test scheduling flows for multicore SoCs, as well as the testing strategies for the individual components (sub-systems) of such systems. © The Institution of Engineering and Technology 2019.</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783GWU8</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Pagani, S.; Chen, J.-J.; Shafique, M.; Henkel, J.</text:p>
          </table:table-cell>
          <table:table-cell office:value-type="string" calcext:value-type="string">
            <text:p>Advanced techniques for power, energy, and thermal management for clustered manycores</text:p>
          </table:table-cell>
          <table:table-cell table:number-columns-repeated="4"/>
          <table:table-cell office:value-type="string" calcext:value-type="string">
            <text:p>https://www.scopus.com/inward/record.uri?eid=2-s2.0-85060306238&amp;doi=10.1007%2f978-3-319-77479-4&amp;partnerID=40&amp;md5=a7aa2eda195118b4feb0cd95b64650e0</text:p>
          </table:table-cell>
          <table:table-cell office:value-type="string" calcext:value-type="string">
            <text:p>This book focuses on two of the most relevant problems related to power management on multicore and manycore systems. Specifically, one part of the book focuses on maximizing/optimizing computational performance under power or thermal constraints, while another part focuses on minimizing energy consumption under performance (or real-time) constraints. © Springer International Publishing AG, part of Springer Nature 2018.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2BGRKYD</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Kera, K.; Hori, S.; Kunifuji, T.</text:p>
          </table:table-cell>
          <table:table-cell office:value-type="string" calcext:value-type="string">
            <text:p>ATOS (autonomous decentralized transport operation control system)</text:p>
          </table:table-cell>
          <table:table-cell table:number-columns-repeated="4"/>
          <table:table-cell office:value-type="string" calcext:value-type="string">
            <text:p>https://www.scopus.com/inward/record.uri?eid=2-s2.0-85118071202&amp;doi=10.1049%2fPBTR009E_ch4&amp;partnerID=40&amp;md5=49b44deea782c7c1687c6552bc62d7ee</text:p>
          </table:table-cell>
          <table:table-cell office:value-type="string" calcext:value-type="string">
            <text:p>In traffic-management system (TMS) for existing lines of a metropolitan area, there was a limit in the control of a large station in the centralized TMS based on the conventional CTC (centralized traffic control). In the case of TMS, all information is gathered and judged based on train schedule, namely train diagram and traintracking data, in the center, and is controlled via CTC. For this reason, it is difficult to control all stations in a metropolitan area, which have many large stations, making introduction of the system difficult. Development to resolve this big issue was done in the Tokyo autonomous decentralized transport operation control system (ATOS). It is a total system that carries out transport operation control and signal control of the existing 24 lines in the Tokyo metropolitan area. It is the largest system in the world, covering complex and high-density operations of existing lines (minimum headway of about 2 min). Its features are as follows: (1) Including the electronic interlocking system into the transport operation control system, constituting an ATOS that arranges the diagram and route-control function at the station. This makes automatic control of line with complex large stations possible. (2) Even when the diagram is disturbed by any accident, it is a system that can quickly recover the diagram by the operation adjustment function that the operator can operate with the diagram-based operation*. (3) When the concept of new interlocking logic which integrates maintenance work management function was considered, the management of occupancy information of track was adopted to interlocking logic by the method of exclusively controlling this track occupancy information. (4) By adopting autonomous decentralized system (ADS), online testing of the system and step by step system construction of the system became possible, it became easier to construct a large scale system step by step and to partially replace. In this way, ATOS contributes greatly to the system construction of large-scale and complicated line sections. © The Institution of Engineering and Technology 2019.</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M83LM4R</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Bolchini, C.; Michael, M.K.; Miele, A.; Neophytou, S.</text:p>
          </table:table-cell>
          <table:table-cell office:value-type="string" calcext:value-type="string">
            <text:p>Dependability threats</text:p>
          </table:table-cell>
          <table:table-cell table:number-columns-repeated="4"/>
          <table:table-cell office:value-type="string" calcext:value-type="string">
            <text:p>https://www.scopus.com/inward/record.uri?eid=2-s2.0-85036582371&amp;doi=10.1007%2f978-3-319-54422-9_2&amp;partnerID=40&amp;md5=acd158c491adf6e83e4ea9e3cd123e9d</text:p>
          </table:table-cell>
          <table:table-cell office:value-type="string" calcext:value-type="string">
            <text:p>This chapter discusses dependability threads for modern integrated circuits that affect both their correct operation and performance. The text provides an overview of fault/error models adopted in methodologies for dependability assessment, analysis, and mitigation. Faults are categorized based on their applicability in the various abstraction layers. Their applicability to modern design trends such as FPGAs and NoCs is also presented. Furthermore, models for emerging and future dependability issues are discussed in the same rationale. In particular, special attention is given to those issues that typically arise during the operational life of the devices, causing either transient, intermittent or permanent failures, including aging and wear-out effects that directly affect their lifetime. © Springer International Publishing AG 2018.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3DIELZI</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Giese, H.; Vogel, T.; Diaconescu, A.; Götz, S.; Bencomo, N.; Geihs, K.; Kounev, S.; Bellman, K.L.</text:p>
          </table:table-cell>
          <table:table-cell office:value-type="string" calcext:value-type="string">
            <text:p>State of the art in architectures for self-aware computing systems</text:p>
          </table:table-cell>
          <table:table-cell table:number-columns-repeated="4"/>
          <table:table-cell office:value-type="string" calcext:value-type="string">
            <text:p>https://www.scopus.com/inward/record.uri?eid=2-s2.0-85053768973&amp;doi=10.1007%2f978-3-319-47474-8_8&amp;partnerID=40&amp;md5=f6faa0ef9e18ccea0928499ca61c43e6</text:p>
          </table:table-cell>
          <table:table-cell office:value-type="string" calcext:value-type="string">
            <text:p>In this chapter, we review the state of the art in self-aware computing systems with a particular focus on software architectures. Therefore, we compare existing approaches targeting computing systems with similar characteristics as selfaware systems to the architectural concepts for single and collective self-aware systems discussed in the previous chapters. These approaches are particularly reference architectures and architectural frameworks and languages.Based on this comparison, we discuss open challenges for architectures of self-aware computing systems. © Springer International Publishing AG 2017.</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9HHGD8D</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Giese, H.; Vogel, T.; Diaconescu, A.; Götz, S.; Kounev, S.</text:p>
          </table:table-cell>
          <table:table-cell office:value-type="string" calcext:value-type="string">
            <text:p>Architectural concepts for self-aware computing systems</text:p>
          </table:table-cell>
          <table:table-cell table:number-columns-repeated="4"/>
          <table:table-cell office:value-type="string" calcext:value-type="string">
            <text:p>https://www.scopus.com/inward/record.uri?eid=2-s2.0-85035323690&amp;doi=10.1007%2f978-3-319-47474-8_5&amp;partnerID=40&amp;md5=98172551177ae76cc0072cbe6b6f1d1b</text:p>
          </table:table-cell>
          <table:table-cell office:value-type="string" calcext:value-type="string">
            <text:p>Self-awareness in a computing system is achieved by implementing a model-based learning, reasoning, and acting loop (LRA-M loop). Similar to the feedback loops for self-adaptive software, we argue that the LRA-M loop should be addressed during the architectural design of self-aware computing systems. This allows engineers to explicitly decide and reason about the system's self-awareness capabilities. This chapter, therefore, introduces the relevant architectural concepts to address and make the LRA-M loop visible in the architectural design. Based on these concepts, we discuss how context-awareness, self-awareness, and metaself- awareness become manifest in an architecture. Finally, we relate the presented architectural concepts to the definition and framework for self-aware computing systems introduced in the previous chapters. © Springer International Publishing AG 2017.</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HHME69U</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Dang, T.</text:p>
          </table:table-cell>
          <table:table-cell office:value-type="string" calcext:value-type="string">
            <text:p>Model-based testing of hybrid systems</text:p>
          </table:table-cell>
          <table:table-cell table:number-columns-repeated="4"/>
          <table:table-cell office:value-type="string" calcext:value-type="string">
            <text:p>https://www.scopus.com/inward/record.uri?eid=2-s2.0-85052484476&amp;doi=10.1201%2fb11321&amp;partnerID=40&amp;md5=c9f8f602b84bb1bed27032982737841e</text:p>
          </table:table-cell>
          <table:table-cell office:value-type="string" calcext:value-type="string">
            <text:p>Hybrid systems, that is, systems exhibiting both continuous and discrete dynamics, have proven to be a useful mathematical model for various physical phenomena and engineering systems. Due to the safety critical features of many such applications, much effort has been devoted to the development of automatic analysis methods and tools for hybrid systems, based on formal verification. Although these methods and tools have been successfully applied to a number of interesting case studies, their applicability is still limited to systems of small size because of the complexity of formal verification. It is thus clear that for systems of industrial size, one needs more lightweight methods. Testing is another validation approach, which can be used for much larger systems and is a standard tool in industry, although it can only reveal an error but does not permit proving its absence. A question of great interest is thus to bridge the gap between the verification and testing approaches, by defining a formal framework for testing of hybrid systems and developing methods and tools that help automate the testing process. © 2012 by Taylor and Francis Group, LL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FMNNMGI</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King, T.M.; Clarke, P.J.; Akour, M.; Ganti, A.S.</text:p>
          </table:table-cell>
          <table:table-cell office:value-type="string" calcext:value-type="string">
            <text:p>Validating autonomic services: Challenges and approaches</text:p>
          </table:table-cell>
          <table:table-cell table:number-columns-repeated="4"/>
          <table:table-cell office:value-type="string" calcext:value-type="string">
            <text:p>https://www.scopus.com/inward/record.uri?eid=2-s2.0-85041631421&amp;doi=10.4018%2f978-1-5225-3923-0.ch062&amp;partnerID=40&amp;md5=8e5ed3ea81e6d093fcd9abfbbbe0cc7c</text:p>
          </table:table-cell>
          <table:table-cell office:value-type="string" calcext:value-type="string">
            <text:p>Autonomic service-driven applications represent a new realm of software that can discover new capabilities, automatically integrate with other systems, and adapt to changing system environmental conditions. For the past many years, researchers and practitioners have been investigating, prototyping, and evaluating these self-configuring, self-healing, self-optimizing, and self-protecting systems. Although validation is expected to play a key role in the success of autonomic systems, there are few works that address this topic. Dynamic adaptation in autonomic software results in structural and behavioral runtime changes, which cannot be validated offline at design-time. Runtime testing has therefore emerged as a possible solution to validating dynamic adaptations in autonomic software. This chapter summarizes the state-of-the-art in runtime testing of autonomic systems, describes key challenges associated with runtime testing, and provides guidelines for integrating runtime testing approaches into autonomic software using self-testing architectures. Finally, directions for future research for validation of autonomic components are discussed. © 2018 by IGI Global.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Q9N8J46</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Marquezan, C.C.; Metzger, A.; Pohl, K.; Engen, V.; Boniface, M.; Phillips, S.C.; Zlatev, Z.</text:p>
          </table:table-cell>
          <table:table-cell office:value-type="string" calcext:value-type="string">
            <text:p>Adaptive future internet applications: Opportunities and challenges for adaptive web services technology</text:p>
          </table:table-cell>
          <table:table-cell table:number-columns-repeated="4"/>
          <table:table-cell office:value-type="string" calcext:value-type="string">
            <text:p>https://www.scopus.com/inward/record.uri?eid=2-s2.0-85040732920&amp;doi=10.4018%2f978-1-5225-3422-8.ch067&amp;partnerID=40&amp;md5=ed98746fbc72d51cefc4b343cd950c43</text:p>
          </table:table-cell>
          <table:table-cell office:value-type="string" calcext:value-type="string">
            <text:p>Adaptive capabilities are essential to guarantee the proper execution of Web services and service-oriented applications once dynamic changes are not exceptions but the rule. The importance of adaptive capabilities significantly increases in the context of Future Internet (FI) applications will have to autonomously adapt to changes on service provisioning, availability of things and content, computing resources, and network connectivity. Current solutions for adaptive Web services and adaptive service-based applications will be challenged in such a setting because they fall short to support essential characteristics of FI applications. This chapter analyzes and justifies the need for the transition from adaptive Web services and service-based applications to adaptive FI applications. Based on two real-world use cases from multimedia and logistics, the authors examine where current solutions fall short to properly address the adaptive needs of FI applications. They propose future research challenges that should be considered in adaptive FI applications. © 2018,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HHNFPSV</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Cámara, J.; Bellman, K.L.; Kephart, J.O.; Autili, M.; Bencomo, N.; Diaconescu, A.; Giese, H.; Götz, S.; Inverardi, P.; Kounev, S.; Tivoli, M.</text:p>
          </table:table-cell>
          <table:table-cell office:value-type="string" calcext:value-type="string">
            <text:p>Self-aware computing systems: Related concepts and research areas</text:p>
          </table:table-cell>
          <table:table-cell table:number-columns-repeated="4"/>
          <table:table-cell office:value-type="string" calcext:value-type="string">
            <text:p>https://www.scopus.com/inward/record.uri?eid=2-s2.0-85035331775&amp;doi=10.1007%2f978-3-319-47474-8_2&amp;partnerID=40&amp;md5=b520adad5374253740d08f512503da48</text:p>
          </table:table-cell>
          <table:table-cell office:value-type="string" calcext:value-type="string">
            <text:p>Self-aware computing systems exhibit a number of characteristics (e.g., autonomy, social ability, and proactivity) which have already been studied in different research areas, such as artificial intelligence, organic computing, or autonomic and self-adaptive systems. This chapter provides an overview of strongly related concepts and areas of study from the perspective of self-aware computing systems. © Springer International Publishing AG 2017.</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T6L6TRK</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DeMara, R.F.; Imran, N.; Ashraf, R.A.</text:p>
          </table:table-cell>
          <table:table-cell office:value-type="string" calcext:value-type="string">
            <text:p>Emerging resilience techniques for embedded devices</text:p>
          </table:table-cell>
          <table:table-cell table:number-columns-repeated="4"/>
          <table:table-cell office:value-type="string" calcext:value-type="string">
            <text:p>https://www.scopus.com/inward/record.uri?eid=2-s2.0-85022022406&amp;doi=10.1016%2fB978-0-12-802459-1.00004-X&amp;partnerID=40&amp;md5=62600e1d716aec6aa06844dc875ede91</text:p>
          </table:table-cell>
          <table:table-cell office:value-type="string" calcext:value-type="string">
            <text:p>This chapter presents a broad range of techniques for highly reliable and survivable field programmable gate array-based embedded computing systems operating in harsh environments. The notion of autonomous self-repair is essential for such systems as physical access to such platforms is often limited. In this regard, adaptable reconfiguration-based techniques are presented in this chapter, whereby an appropriate set of resources can be selected at runtime to achieve graceful performance degradation in the presence of multiple permanent and transient faults. Intermittent quality of repair (QoR) can be achieved by use of proposed genetic algorithm-based intelligent techniques for relatively compact circuits as compared to conventional approaches. Video encoder use cases are used as benchmarks, and significance driven resource allocation is utilized to demonstrate benefit in terms of recovery time, throughput degradation, and QoR. These metrics can be utilized as a gauge for evaluating the efficacy of multiple FH techniques. Finally, a discussion of real-time tradeoffs of resilience, quality, and energy for proposed approaches is presented. © 2017 Elsevier Inc.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WLTYVYE</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Brooks, T.T.; Park, J.</text:p>
          </table:table-cell>
          <table:table-cell office:value-type="string" calcext:value-type="string">
            <text:p>Cyber-Assurance Through Embedded Security for the Internet of Things</text:p>
          </table:table-cell>
          <table:table-cell table:number-columns-repeated="4"/>
          <table:table-cell office:value-type="string" calcext:value-type="string">
            <text:p>https://www.scopus.com/inward/record.uri?eid=2-s2.0-85019500123&amp;doi=10.1002%2f9781119193784.ch2&amp;partnerID=40&amp;md5=f9a56e12abd60c2c15dd2a52297adb9f</text:p>
          </table:table-cell>
          <table:table-cell office:value-type="string" calcext:value-type="string">
            <text:p>The Internet of Things (IoT) comprises billions of Internet-connected devices (ICD) or "things", each of which can sense, communicate, compute, and potentially actuate and can have intelligence, multimodal interfaces, physical/virtual identities, and attributes. Cyber-assurance is the justified confidence that networked systems are adequately secure to meet operational needs, even in the presence of attacks, failures, accidents, and unexpected events. The cyber-assurance recognition strategy is to define only the service-level interfaces and leave out domain-specific implementation details. Once the recognition of a cyber-attack has been identified from the recognition process, the fortification process takes place. Reestablishment is a means to return the ICDs to its operational condition after the cyber-attack through remapping to a different route since the ICD was under attack. When the IoT technologies are used as part of mission critical systems, the IoT services should be survivable in order to support the important missions. © 2017 by The Institute of Electrical and Electronic Engineers,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BZG8CDH</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Bhatia, T.; Verma, A.K.</text:p>
          </table:table-cell>
          <table:table-cell office:value-type="string" calcext:value-type="string">
            <text:p>Biometric authentication for cloud computing</text:p>
          </table:table-cell>
          <table:table-cell table:number-columns-repeated="4"/>
          <table:table-cell office:value-type="string" calcext:value-type="string">
            <text:p>https://www.scopus.com/inward/record.uri?eid=2-s2.0-85015906612&amp;doi=10.4018%2f978-1-5225-0983-7.ch010&amp;partnerID=40&amp;md5=da73b6cd0e3f62f890779ca17aba0fa5</text:p>
          </table:table-cell>
          <table:table-cell office:value-type="string" calcext:value-type="string">
            <text:p>Cloud computing is a way of providing unlimited storage capacity and enhancing parallel processing capabilities without investing in new infrastructure or licensing new software. Designing a secure data access for cloud computing platform is a big challenge as more and more information is placed over cloud by individuals and companies. It is not enough to authenticate a device, or even a user to a device. Cloud computing requires a level of trust that can only be possible through biometric identity assurance, as biometrics offer the unique ability to bind an identity to an actual user, not just to a logical or physical token or credential. This chapter evaluates cloud security by identifying unique security requirements and attempts to present viable solutions based on biometrics to eliminate possible threats. It provides a comprehensive and structured overview of biometric authentication for enhancing cloud security. © 2017, IGI Global.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R4NS2HH</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Schagaev, I.; Kaegi-Trachsel, T.</text:p>
          </table:table-cell>
          <table:table-cell office:value-type="string" calcext:value-type="string">
            <text:p>Software design for resilient computer systems</text:p>
          </table:table-cell>
          <table:table-cell table:number-columns-repeated="4"/>
          <table:table-cell office:value-type="string" calcext:value-type="string">
            <text:p>https://www.scopus.com/inward/record.uri?eid=2-s2.0-85017620411&amp;doi=10.1007%2f978-3-319-29465-0&amp;partnerID=40&amp;md5=c423837ff6e76b2d439c70bb81206aca</text:p>
          </table:table-cell>
          <table:table-cell office:value-type="string" calcext:value-type="string">
            <text:p>This book addresses the question of how system software should be designed to account for faults, and which fault tolerance features it should provide for highest reliability. The authors first show how the system software interacts with the hardware to tolerate faults. They analyze and further develop the theory of fault tolerance to understand the different ways to increase the reliability of a system, with special attention on the role of system software in this process. They further develop the general algorithm of fault tolerance (GAFT) with its three main processes: hardware checking, preparation for recovery, and the recovery procedure. For each of the three processes, they analyze the requirements and properties theoretically and give possible implementation scenarios and system software support required. Based on the theoretical results, the authors derive an Oberon-based programming language with direct support of the three processes of GAFT. In the last part of this book, they introduce a simulator, using it as a proof of concept implementation of a novel fault tolerant processor architecture (ERRIC) and its newly developed runtime system feature-wise and performance-wise. The content applies to industries such as military, aviation, intensive health care, industrial control, space exploration, etc. © Springer International Publishing Switzerland 2016.</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C38R83Q</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Sergis, S.; Sampson, D.G.</text:p>
          </table:table-cell>
          <table:table-cell office:value-type="string" calcext:value-type="string">
            <text:p>School analytics: A framework for supporting school complexity leadership</text:p>
          </table:table-cell>
          <table:table-cell table:number-columns-repeated="4"/>
          <table:table-cell office:value-type="string" calcext:value-type="string">
            <text:p>https://www.scopus.com/inward/record.uri?eid=2-s2.0-85017591909&amp;doi=10.1007%2f978-3-319-30295-9_6&amp;partnerID=40&amp;md5=39335a855ca01adb2d222355f5caa73e</text:p>
          </table:table-cell>
          <table:table-cell office:value-type="string" calcext:value-type="string">
            <text:p>Data-driven decision-making in education has received an increasing level of attention on a global scale, especially with the raising interest on big data. This trend has led to the development of two core analytics strands, namely Academic Analytics and Learning Analytics. The former focuses mainly on the macro layer of the organization and is addressed to higher education, while the latter focuses mainly on the micro/meso layers of the organization. Considering the diverse focal points and contexts of application of the two existing analytics strands, the ecosystemic nature of K-12 schools as social complex adaptive systems, as well as, the need for data-based evidence-driven school complexity leadership, we claim that a holistic decision support approach for addressing the full spectrum of school leaders’ tasks is required, beyond the existing analytics strands. Therefore, in this book chapter, we introduce the concept of School Analytics as a holistic, multilevel analytics framework aiming to integrate data collected from all micro-, meso-and macro-organizational layers. We analyze them in an intertwining manner towards providing continuous feedback loops and systemic decision support to K-12 school leaders. © Springer International Publishing Switzerland 2016.</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JHFFVHT</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Akashe, S.; Mishra, K.</text:p>
          </table:table-cell>
          <table:table-cell office:value-type="string" calcext:value-type="string">
            <text:p>Low power high speed CMOS multiplexer design</text:p>
          </table:table-cell>
          <table:table-cell table:number-columns-repeated="4"/>
          <table:table-cell office:value-type="string" calcext:value-type="string">
            <text:p>https://www.scopus.com/inward/record.uri?eid=2-s2.0-84954129832&amp;partnerID=40&amp;md5=0fd1dd627aa0976ab47e503855043e19</text:p>
          </table:table-cell>
          <table:table-cell office:value-type="string" calcext:value-type="string">
            <text:p>This book proposes the reversible logic Multiplexer and also demarcates between reversible and irreversible logic Multiplexers. For power reduction in future computing technologies, reversible logic is a very productive approach of logic synthesis. The purpose of this book is to reduce power and area of 2:1 MUX, 4:1 MUX and reversible logic while maintaining the viable performance. The diverse configurations are designed using different topologies of 2:1 MUX and 4:1 MUX such as CMOS based MUX, transmission gate and pass transistor. The editors propose a new application of GDI (Gate-Diffusion Input) circuits to Reversible logic multiplexer with its Garbage input and output. The novel proposed design technique will consume less power than the other conventional gate. Reversible logic circuit has displayed less power dissipation in recent years. Additionally, this GDI cell technique decreases the power of the circuit, delay, Power-Delay Product (PDP) and it also compacts the frequency. The device scaling is partial as the power dissipations is more optimized in terms of delay, frequency jitter, bandwidth power supply, frequency and duty cycle of the signal and also establishes the noise of the circuit. In the reversible logic design, the GDI is efficient in lower delay, low power and low leakage current. © 2015 by Nova Science Publishers, Inc.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8MJTMCV</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Bhatia, T.; Verma, A.K.</text:p>
          </table:table-cell>
          <table:table-cell office:value-type="string" calcext:value-type="string">
            <text:p>Biometric authentication for cloud computing</text:p>
          </table:table-cell>
          <table:table-cell table:number-columns-repeated="4"/>
          <table:table-cell office:value-type="string" calcext:value-type="string">
            <text:p>https://www.scopus.com/inward/record.uri?eid=2-s2.0-84945337473&amp;doi=10.4018%2f978-1-4666-6559-0.ch010&amp;partnerID=40&amp;md5=b332c963668fb7694f50463f04972356</text:p>
          </table:table-cell>
          <table:table-cell office:value-type="string" calcext:value-type="string">
            <text:p>Cloud computing is a way of providing unlimited storage capacity and enhancing parallel processing capabilities without investing in new infrastructure or licensing new software. Designing a secure data access for cloud computing platform is a big challenge as more and more information is placed over cloud by individuals and companies. It is not enough to authenticate a device, or even a user to a device. Cloud computing requires a level of trust that can only be possible through biometric identity assurance, as biometrics offer the unique ability to bind an identity to an actual user, not just to a logical or physical token or credential. This chapter evaluates cloud security by identifying unique security requirements and attempts to present viable solutions based on biometrics to eliminate possible threats. It provides a comprehensive and structured overview of biometric authentication for enhancing cloud security. © 2015,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MNJU25K</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Zhu, H.; Zhang, Y.</text:p>
          </table:table-cell>
          <table:table-cell office:value-type="string" calcext:value-type="string">
            <text:p>A test automation framework for collaborative testing of web service dynamic compositions</text:p>
          </table:table-cell>
          <table:table-cell table:number-columns-repeated="4"/>
          <table:table-cell office:value-type="string" calcext:value-type="string">
            <text:p>https://www.scopus.com/inward/record.uri?eid=2-s2.0-84930435122&amp;doi=10.1007%2f978-1-4614-7535-4_8&amp;partnerID=40&amp;md5=05e192a8bb98e7b48bef978307e2f50b</text:p>
          </table:table-cell>
          <table:table-cell office:value-type="string" calcext:value-type="string">
            <text:p>The dynamic composition of services owned bydifferent vendors demands a high degree of test automation, which must be able to cope with the diversity of service implementation techniques and to meet a wide range of test requirements on-the-fly. These goals are hard to achieve because of the lack of software artefacts of the composed services and the lack of the means of control over test executions and the means of observations on the internal behaviours of composed services. Yet, such integration testing on-the-fly must be non-intrusive and non-disruptive while the composed services are in operation. This chapter presents a test automation framework for such on-the-fly testing of service compositions to facilitate the collaboration between test services through utilisation of Semantic Web Services techniques. In this framework, an ontology of software testing called STOWS are used for the registration, discovery and invocation of test services. The composition of test services is realized by using test brokers, which are also test services but specialized in the coordination of other test services. The ontology can be extended and updated through an ontology management service so that it can support a wide open range of test activities, methods, techniques and types of software artefacts. We also demonstrate the uses of the framework by two running examples. © Springer Science+Business Media New York 2014. All rights are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MLDVIET</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King, T.M.; Clarke, P.J.; Akour, M.; Ganti, A.S.</text:p>
          </table:table-cell>
          <table:table-cell office:value-type="string" calcext:value-type="string">
            <text:p>Validating autonomic services: Challenges and approaches</text:p>
          </table:table-cell>
          <table:table-cell table:number-columns-repeated="4"/>
          <table:table-cell office:value-type="string" calcext:value-type="string">
            <text:p>https://www.scopus.com/inward/record.uri?eid=2-s2.0-84945991797&amp;doi=10.4018%2f978-1-4666-6178-3.ch009&amp;partnerID=40&amp;md5=5e7496f3171852b15871fd1ef13c8f3f</text:p>
          </table:table-cell>
          <table:table-cell office:value-type="string" calcext:value-type="string">
            <text:p>Autonomic service-driven applications represent a new realm of software that can discover new capabilities, automatically integrate with other systems, and adapt to changing system environmental conditions. For the past many years, researchers and practitioners have been investigating, prototyping, and evaluating these self-configuring, self-healing, self-optimizing, and self-protecting systems. Although validation is expected to play a key role in the success of autonomic systems, there are few works that address this topic. Dynamic adaptation in autonomic software results in structural and behavioral runtime changes, which cannot be validated offline at design-time. Runtime testing has therefore emerged as a possible solution to validating dynamic adaptations in autonomic software. This chapter summarizes the state-of-the-art in runtime testing of autonomic systems, describes key challenges associated with runtime testing, and provides guidelines for integrating runtime testing approaches into autonomic software using self-testing architectures. Finally, directions for future research for validation of autonomic components are discussed. © 2014,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QNN6LT2</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Newton, D.P.</text:p>
          </table:table-cell>
          <table:table-cell office:value-type="string" calcext:value-type="string">
            <text:p>Thinking with feeling: Fostering productive thought in the classroom</text:p>
          </table:table-cell>
          <table:table-cell table:number-columns-repeated="4"/>
          <table:table-cell office:value-type="string" calcext:value-type="string">
            <text:p>https://www.scopus.com/inward/record.uri?eid=2-s2.0-84908988910&amp;doi=10.4324%2f9781315816562&amp;partnerID=40&amp;md5=cf2eae6603b58a9aa91ba887e0aaf06b</text:p>
          </table:table-cell>
          <table:table-cell office:value-type="string" calcext:value-type="string">
            <text:p>Are emotions good or bad for thinking and learning? Have you ever wondered why a good lesson of one year falls flat in another? Why do students behave the way they do? Teachers are expected to foster productive thought yet the neglect of emotion in the classroom, in favour of intellect, means teaching and learning is often not as effective as it might be. Thinking with Feeling explores what we mean by productive thought, its interrelationship with mood and emotions, how teachers can manage that interaction to improve teaching and learning, and what teacher trainers could do about it. Synthesising the most important international research in the field, itoffers a framework for productive, purposeful thought - deduction, understanding, creative thinking, wise thinking, and critical thinking - and explains how mood and emotion can support and also impede learning. It considers the effect of the interplay of emotion and intellect on classroom behaviour, on students’ public performance and performance in tests, and how emotional labour can affect the teacher. Illustrated with examples from practice, this challenging, thoughtful study offers education professionals a basis for understanding the interaction of emotions and cognition and making it a successful partnership in order to improve teaching and learning. © 2014 D. P. Newt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2LTTNY5</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Metzger, A.; Di Nitto, E.</text:p>
          </table:table-cell>
          <table:table-cell office:value-type="string" calcext:value-type="string">
            <text:p>Addressing highly dynamic changes in service- oriented systems: Towards agile evolution and adaptation</text:p>
          </table:table-cell>
          <table:table-cell table:number-columns-repeated="4"/>
          <table:table-cell office:value-type="string" calcext:value-type="string">
            <text:p>https://www.scopus.com/inward/record.uri?eid=2-s2.0-84944675741&amp;doi=10.4018%2f978-1-4666-4301-7.ch009&amp;partnerID=40&amp;md5=20f3048fc7ebd9214ac18da59295a03d</text:p>
          </table:table-cell>
          <table:table-cell office:value-type="string" calcext:value-type="string">
            <text:p>This chapter sets out to introduce relevant foundations concerning evolution and adaptation of serviceoriented systems. It starts by sketching the historical development of software systems from monolithic and mostly static applications to highly-dynamic, service-oriented systems. Then, it provides an overview and more thorough explanation of the various kinds of changes that may need to be faced by serviceoriented systems. To understand how such changes could be addressed, the chapter introduces a reference service life-cycle model which distinguishes between evolution, viz. the manual modification of the specification and implementation of the system during design-time, and (self-)adaptation, viz. the autonomous modification of a service-oriented system during operation. Based on the discussion of the key activities prescribed by that life-cycle, the chapter elaborates on the need for agility in both adaptation and evolution of service-oriented systems. © 2014,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FYC7QP7</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Lewis, G.A.; Smith, D.B.</text:p>
          </table:table-cell>
          <table:table-cell office:value-type="string" calcext:value-type="string">
            <text:p>Research challenges in the maintenance and evolution of service-oriented systems</text:p>
          </table:table-cell>
          <table:table-cell table:number-columns-repeated="4"/>
          <table:table-cell office:value-type="string" calcext:value-type="string">
            <text:p>https://www.scopus.com/inward/record.uri?eid=2-s2.0-84898111409&amp;doi=10.4018%2f978-1-4666-2488-7.ch002&amp;partnerID=40&amp;md5=c052006c0fd7988822a0f7eec8660e31</text:p>
          </table:table-cell>
          <table:table-cell office:value-type="string" calcext:value-type="string">
            <text:p>Service-Oriented Architecture (SOA) is a viable option for systems development, systems integration, and leverage of legacy systems. Despite its positive contributions and potential, SOA has been subjected to significant hype and inflated expectations, and past research efforts in this area have been unfocused. As a result, there is a strong need for systematic and unbiased research. Based on a synthesis of two leading efforts, this chapter presents a framework of research challenges for service orientation and focuses on the topics related to the migration and evolution of service-oriented systems. The chapter reviews current progress as well as gaps in addressing challenges that are derived from the framework. © 2013,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RW8VFT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ertolino, A.; Braione, P.; De Angelis, G.; Gazzola, L.; Kifetew, F.; Mariani, L.; Orrù, M.; Pezzè, M.; Pietrantuono, R.; Russo, S.; Tonella, P.</text:p>
          </table:table-cell>
          <table:table-cell office:value-type="string" calcext:value-type="string">
            <text:p>A Survey of Field-based Testing Techniques</text:p>
          </table:table-cell>
          <table:table-cell office:value-type="string" calcext:value-type="string">
            <text:p>ACM Computing Surveys</text:p>
          </table:table-cell>
          <table:table-cell table:number-columns-repeated="2"/>
          <table:table-cell office:value-type="string" calcext:value-type="string">
            <text:p>10.1145/3447240</text:p>
          </table:table-cell>
          <table:table-cell office:value-type="string" calcext:value-type="string">
            <text:p>https://www.scopus.com/inward/record.uri?eid=2-s2.0-85110277825&amp;doi=10.1145%2f3447240&amp;partnerID=40&amp;md5=91c1d4b287dbeeb7912124a740479910</text:p>
          </table:table-cell>
          <table:table-cell office:value-type="string" calcext:value-type="string">
            <text:p>Field testing refers to testing techniques that operate in the field to reveal those faults that escape in-house testing. Field testing techniques are becoming increasingly popular with the growing complexity of contemporary software systems. In this article, we present the first systematic survey of field testing approaches over a body of 80 collected studies, and propose their categorization based on the environment and the system on which field testing is performed. We discuss four research questions addressing how software is tested in the field, what is tested in the field, which are the requirements, and how field tests are managed, and identify many challenging research directions. © 2021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WXGDLM5</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aju, D.N.; Saritha, V.</text:p>
          </table:table-cell>
          <table:table-cell office:value-type="string" calcext:value-type="string">
            <text:p>A survey on communication issues in mobile cloud computing</text:p>
          </table:table-cell>
          <table:table-cell office:value-type="string" calcext:value-type="string">
            <text:p>Walailak Journal of Science and Technology</text:p>
          </table:table-cell>
          <table:table-cell table:number-columns-repeated="3"/>
          <table:table-cell office:value-type="string" calcext:value-type="string">
            <text:p>https://www.scopus.com/inward/record.uri?eid=2-s2.0-85037065288&amp;partnerID=40&amp;md5=466b3cbd36db6aaae6f1886d97bc90e9</text:p>
          </table:table-cell>
          <table:table-cell office:value-type="string" calcext:value-type="string">
            <text:p>Despite the expanding utilization of mobile devices, exploring their full resources is an issue due to their limited battery power, processing power and data storage. The integration of cloud computing with mobile devices solves these issues by offloading major computation in to the cloud. This paper provides a survey on Mobile Cloud Computing (MCC), which helps to understand the MCC architecture, communication issues and applications. An extensive survey is made of communication issues and different approaches are discussed to overcome the communication issues. Finally open research challenges are also provided which will be helpful for active researchers in the field of MCC. © 2018, Walailak University.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FMHWC8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egura, S.; Fraser, G.; Sanchez, A.B.; Ruiz-Cortes, A.</text:p>
          </table:table-cell>
          <table:table-cell office:value-type="string" calcext:value-type="string">
            <text:p>A Survey on Metamorphic Testing</text:p>
          </table:table-cell>
          <table:table-cell office:value-type="string" calcext:value-type="string">
            <text:p>IEEE Transactions on Software Engineering</text:p>
          </table:table-cell>
          <table:table-cell table:number-columns-repeated="2"/>
          <table:table-cell office:value-type="string" calcext:value-type="string">
            <text:p>10.1109/TSE.2016.2532875</text:p>
          </table:table-cell>
          <table:table-cell office:value-type="string" calcext:value-type="string">
            <text:p>https://www.scopus.com/inward/record.uri?eid=2-s2.0-84988891109&amp;doi=10.1109%2fTSE.2016.2532875&amp;partnerID=40&amp;md5=e35094fb4d9de3a4970f55cdb0403829</text:p>
          </table:table-cell>
          <table:table-cell office:value-type="string" calcext:value-type="string">
            <text:p>A test oracle determines whether a test execution reveals a fault, often by comparing the observed program output to the expected output. This is not always practical, for example when a program's input-output relation is complex and difficult to capture formally. Metamorphic testing provides an alternative, where correctness is not determined by checking an individual concrete output, but by applying a transformation to a test input and observing how the program output 'morphs' into a different one as a result. Since the introduction of such metamorphic relations in 1998, many contributions on metamorphic testing have been made, and the technique has seen successful applications in a variety of domains, ranging from web services to computer graphics. This article provides a comprehensive survey on metamorphic testing: It summarises the research results and application areas, and analyses common practice in empirical studies of metamorphic testing as well as the main open challenge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QAXNYF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ahami, M.; Krichen, M.</text:p>
          </table:table-cell>
          <table:table-cell office:value-type="string" calcext:value-type="string">
            <text:p>A survey on runtime testing of dynamically adaptable and distributed systems</text:p>
          </table:table-cell>
          <table:table-cell office:value-type="string" calcext:value-type="string">
            <text:p>Software Quality Journal</text:p>
          </table:table-cell>
          <table:table-cell table:number-columns-repeated="2"/>
          <table:table-cell office:value-type="string" calcext:value-type="string">
            <text:p>10.1007/s11219-021-09558-x</text:p>
          </table:table-cell>
          <table:table-cell office:value-type="string" calcext:value-type="string">
            <text:p>https://www.scopus.com/inward/record.uri?eid=2-s2.0-85106485926&amp;doi=10.1007%2fs11219-021-09558-x&amp;partnerID=40&amp;md5=38006b65cb0e0aae70c09fbc87aa9cab</text:p>
          </table:table-cell>
          <table:table-cell office:value-type="string" calcext:value-type="string">
            <text:p>This article addresses the need of applying testing activities with the purpose of checking the consistency and the correctness of distributed and dynamically adaptable systems whose structure and behavior evolve dynamically at runtime. We identified in the literature a number of studies that used some traditional testing techniques (e.g., regression testing) applied at development time and runtime verification techniques (e.g., runtime monitoring) to ensure the trustworthiness of software systems. Since traditional testing techniques are no longer adequate for dynamically adaptable systems because some behavioral/structural evolutions are unknown at development time, the runtime testing was introduced (Brenner et al., 2007). It is defined as any testing method that has to be carried out on the final execution environment by performing tests during deployment or in-service time. However, there is a lack of recent comprehensive survey on this emerging verification an validation technique. To fill this gap, we conduct a survey to investigate research done in this area. A list of 43 research studies are deeply discussed to address answers of eight research questions. In particular, this work gives the runtime testing taxonomy, challenges and introduces several approaches dealing with such technique and discusses challenges as well as recent advances in this area. Moreover, it also points out some future directions. © 2021, The Author(s), under exclusive licence to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PU5IQV6</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ong, W.E.; Gao, R.; Li, Y.; Abreu, R.; Wotawa, F.</text:p>
          </table:table-cell>
          <table:table-cell office:value-type="string" calcext:value-type="string">
            <text:p>A survey on software fault localization</text:p>
          </table:table-cell>
          <table:table-cell office:value-type="string" calcext:value-type="string">
            <text:p>IEEE Transactions on Software Engineering</text:p>
          </table:table-cell>
          <table:table-cell table:number-columns-repeated="2"/>
          <table:table-cell office:value-type="string" calcext:value-type="string">
            <text:p>10.1109/TSE.2016.2521368</text:p>
          </table:table-cell>
          <table:table-cell office:value-type="string" calcext:value-type="string">
            <text:p>https://www.scopus.com/inward/record.uri?eid=2-s2.0-84983371446&amp;doi=10.1109%2fTSE.2016.2521368&amp;partnerID=40&amp;md5=257d9d50d912e7dee18f4ba831e5182f</text:p>
          </table:table-cell>
          <table:table-cell office:value-type="string" calcext:value-type="string">
            <text:p>Software fault localization, the act of identifying the locations of faults in a program, is widely recognized to be one of the most tedious, time consuming, and expensive - yet equally critical - activities in program debugging. Due to the increasing scale and complexity of software today, manually locating faults when failures occur is rapidly becoming infeasible, and consequently, there is a strong demand for techniques that can guide software developers to the locations of faults in a program with minimal human intervention. This demand in turn has fueled the proposal and development of a broad spectrum of fault localization techniques, each of which aims to streamline the fault localization process and make it more effective by attacking the problem in a unique way. In this article, we catalog and provide a comprehensive overview of such techniques and discuss key issues and concerns that are pertinent to software fault localization as a whole. © 1976-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9KQJG7S</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Zahid, F.; Tanveer, A.; Kuo, M.M.Y.; Sinha, R.</text:p>
          </table:table-cell>
          <table:table-cell office:value-type="string" calcext:value-type="string">
            <text:p>A systematic mapping of semi-formal and formal methods in requirements engineering of industrial Cyber-Physical systems</text:p>
          </table:table-cell>
          <table:table-cell office:value-type="string" calcext:value-type="string">
            <text:p>Journal of Intelligent Manufacturing</text:p>
          </table:table-cell>
          <table:table-cell table:number-columns-repeated="2"/>
          <table:table-cell office:value-type="string" calcext:value-type="string">
            <text:p>10.1007/s10845-021-01753-8</text:p>
          </table:table-cell>
          <table:table-cell office:value-type="string" calcext:value-type="string">
            <text:p>https://www.scopus.com/inward/record.uri?eid=2-s2.0-85103602667&amp;doi=10.1007%2fs10845-021-01753-8&amp;partnerID=40&amp;md5=3f7e6339cb337648745193244e4ac4c1</text:p>
          </table:table-cell>
          <table:table-cell office:value-type="string" calcext:value-type="string">
            <text:p>The requirements engineering of Industrial Cyber-Physical Systems is extremely challenging due to large system sizes, component heterogeneity, involvement of multi-discipline stakeholders and machines, and continuous evolution. Formal and semi-formal languages, techniques, tools and frameworks can assist by providing repeatable and rigorous structures for eliciting, specifying, analysing, verifying and maintaining requirements. Various approaches have been proposed, but a contemporary and comprehensive study providing a landscape of the state-of-the-art is currently missing. This article reports a systematic mapping study covering 93 primary studies published between 2009 and October 2020. We categorise surveyed studies by current research directions in the use of semi-formal and formal methods for Requirements Engineering phases for Industrial Cyber-Physical Systems. We also identify gaps in current research and develop a novel conceptual model capturing the relationship between available formalisms and Requirements Engineering activities. We find that extensive work has been carried out on the formal analysis and verification of safety and timings requirements. However, the use of semi-formal notations, works on key phases like requirements elicitation and management, and the adoption of industrial standards are largely missing. Moreover, we find no literature providing methods to handle privacy and trust requirements, which have become critical concerns in this area. © 2021, The Author(s), under exclusive licence to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JJ5QL2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opes, V.C.; Norberto, M.; Douglas Winston, R.S.; Kassab, M.; Da Silva Soares, A.; Oliveira, R.; Neto, V.V.G.</text:p>
          </table:table-cell>
          <table:table-cell office:value-type="string" calcext:value-type="string">
            <text:p>A Systematic Mapping Study on Software Testing for Systems-of-Systems</text:p>
          </table:table-cell>
          <table:table-cell office:value-type="string" calcext:value-type="string">
            <text:p>PervasiveHealth: Pervasive Computing Technologies for Healthcare</text:p>
          </table:table-cell>
          <table:table-cell table:number-columns-repeated="2"/>
          <table:table-cell office:value-type="string" calcext:value-type="string">
            <text:p>10.1145/3425174.3425216</text:p>
          </table:table-cell>
          <table:table-cell office:value-type="string" calcext:value-type="string">
            <text:p>https://www.scopus.com/inward/record.uri?eid=2-s2.0-85095866479&amp;doi=10.1145%2f3425174.3425216&amp;partnerID=40&amp;md5=40a9efe79c5f7e38140b0fbfff01a7ab</text:p>
          </table:table-cell>
          <table:table-cell office:value-type="string" calcext:value-type="string">
            <text:p>Context: Smart Cities and other Systems-of-Systems (SoS) have attracted attention due to their potential for innovation in the services provided to the society. SoS are composed of several independent systems and often support critical domains. As such, failures can cause serious damage or even financial losses that can be avoided by performing quality assurance (QA). Among QA techniques, software testing is an essential activity that checks software behaviors against a subset of parameters. However, testing SoS can be even more complex since several other factors further elevate the complexity of the test, such as interoperability links and multiple independent systems. Goal: Our goal in this paper is to analyze the current state of research on software testing for SoS domain. Method: A protocol was formulated and executed according to the guidelines for performing systematic literature mappings in Software Engineering. Results: This study identified the tools, approaches, methods and processes that the literature has addressed to test SoS. Conclusions: Software Testing for SoS still faces several problems and presents many questions to be answered, particularly in the definition of processes and metrics. © 2020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7IX8BX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lcone, Y.; Krstić, S.; Reger, G.; Traytel, D.</text:p>
          </table:table-cell>
          <table:table-cell office:value-type="string" calcext:value-type="string">
            <text:p>A taxonomy for classifying runtime verification tools</text:p>
          </table:table-cell>
          <table:table-cell office:value-type="string" calcext:value-type="string">
            <text:p>International Journal on Software Tools for Technology Transfer</text:p>
          </table:table-cell>
          <table:table-cell table:number-columns-repeated="2"/>
          <table:table-cell office:value-type="string" calcext:value-type="string">
            <text:p>10.1007/s10009-021-00609-z</text:p>
          </table:table-cell>
          <table:table-cell office:value-type="string" calcext:value-type="string">
            <text:p>https://www.scopus.com/inward/record.uri?eid=2-s2.0-85106263776&amp;doi=10.1007%2fs10009-021-00609-z&amp;partnerID=40&amp;md5=5ed65bfd3ce79972d2a3c391c3265af9</text:p>
          </table:table-cell>
          <table:table-cell office:value-type="string" calcext:value-type="string">
            <text:p>Over the last 20 years, runtime verification (RV) has grown into a diverse and active field, which has stimulated the development of numerous theoretical frameworks and practical tools. Many of the tools are at first sight very different and challenging to compare. Yet, there are similarities. In this work, we classify RV tools within a high-level taxonomy of concepts. We first present this taxonomy and discuss its different dimensions. Then, we survey the existing RV tools and, where possible with the support of tool authors, classify them according to the taxonomy. While the classification continually evolves, this article presents a snapshot with 60 state-of-the-art RV tools. We believe that this work is an important step in establishing a common terminology in RV and enabling a meaningful comparison of existing RV tools. © 2021, The Author(s), under exclusive licence to Springer-Verlag GmbH, DE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PIHPTAF</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nand, S.; Burke, E.K.; Chen, T.Y.; Clark, J.; Cohen, M.B.; Grieskamp, W.; Harman, M.; Harrold, M.J.; McMinn, P.</text:p>
          </table:table-cell>
          <table:table-cell office:value-type="string" calcext:value-type="string">
            <text:p>An orchestrated survey of methodologies for automated software test case generation</text:p>
          </table:table-cell>
          <table:table-cell office:value-type="string" calcext:value-type="string">
            <text:p>Journal of Systems and Software</text:p>
          </table:table-cell>
          <table:table-cell table:number-columns-repeated="2"/>
          <table:table-cell office:value-type="string" calcext:value-type="string">
            <text:p>10.1016/j.jss.2013.02.061</text:p>
          </table:table-cell>
          <table:table-cell office:value-type="string" calcext:value-type="string">
            <text:p>https://www.scopus.com/inward/record.uri?eid=2-s2.0-84880168690&amp;doi=10.1016%2fj.jss.2013.02.061&amp;partnerID=40&amp;md5=0a1140a445639ad71cc86ce2c56de25a</text:p>
          </table:table-cell>
          <table:table-cell office:value-type="string" calcext:value-type="string">
            <text:p>Test case generation is among the most labour-intensive tasks in software testing. It also has a strong impact on the effectiveness and efficiency of software testing. For these reasons, it has been one of the most active research topics in software testing for several decades, resulting in many different approaches and tools. This paper presents an orchestrated survey of the most prominent techniques for automatic generation of software test cases, reviewed in self-standing sections. The techniques presented include: (a) structural testing using symbolic execution, (b) model-based testing, (c) combinatorial testing, (d) random testing and its variant of adaptive random testing, and (e) search-based testing. Each section is contributed by world-renowned active researchers on the technique, and briefly covers the basic ideas underlying the method, the current state of the art, a discussion of the open research problems, and a perspective of the future development of the approach. As a whole, the paper aims at giving an introductory, up-to-date and (relatively) short overview of research in automatic test case generation, while ensuring a comprehensive and authoritative treatment. © 2013 Elsevier Inc.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Q7W5ZB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redj, O.B.; Cheikhrouhou, O.; Krichen, M.; Hamam, H.; Derhab, A.</text:p>
          </table:table-cell>
          <table:table-cell office:value-type="string" calcext:value-type="string">
            <text:p>An OWASP Top Ten Driven Survey on Web Application Protection Method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68887-5_14</text:p>
          </table:table-cell>
          <table:table-cell office:value-type="string" calcext:value-type="string">
            <text:p>https://www.scopus.com/inward/record.uri?eid=2-s2.0-85102623790&amp;doi=10.1007%2f978-3-030-68887-5_14&amp;partnerID=40&amp;md5=7a49f32dd24ccdae3a771440c83998cd</text:p>
          </table:table-cell>
          <table:table-cell office:value-type="string" calcext:value-type="string">
            <text:p>Web applications (WAs) are constantly evolving and deployed at broad scale. However, they are exposed to a variety of attacks. The biggest challenge facing organizations is how to develop a WA that fulfills their requirements with respect to sensitive data exchange, E-commerce, and secure workflows. This paper identifies the most critical web vulnerabilities according to OWASP Top Ten, their corresponding attacks, and their countermeasures. The application of these countermeasures will guarantee the protection of the WAs against the most severe attacks and prevent several unknown exploits. © 2021,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78BHYH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seem, M.; Liang, P.; Shahin, M.; Di Salle, A.; Márquez, G.</text:p>
          </table:table-cell>
          <table:table-cell office:value-type="string" calcext:value-type="string">
            <text:p>Design, monitoring, and testing of microservices systems: The practitioners’ perspective</text:p>
          </table:table-cell>
          <table:table-cell office:value-type="string" calcext:value-type="string">
            <text:p>Journal of Systems and Software</text:p>
          </table:table-cell>
          <table:table-cell table:number-columns-repeated="2"/>
          <table:table-cell office:value-type="string" calcext:value-type="string">
            <text:p>10.1016/j.jss.2021.111061</text:p>
          </table:table-cell>
          <table:table-cell office:value-type="string" calcext:value-type="string">
            <text:p>https://www.scopus.com/inward/record.uri?eid=2-s2.0-85114322403&amp;doi=10.1016%2fj.jss.2021.111061&amp;partnerID=40&amp;md5=5bf38769ad133522debb4edb71725408</text:p>
          </table:table-cell>
          <table:table-cell office:value-type="string" calcext:value-type="string">
            <text:p>Context: Microservices Architecture (MSA) has received significant attention in the software industry. However, little empirical evidence exists on design, monitoring, and testing of microservices systems. Objective: This research aims to gain a deep understanding of how microservices systems are designed, monitored, and tested in the industry. Methods: A mixed-methods study was conducted with 106 survey responses and 6 interviews from microservices practitioners. Results: The main findings are: (1) a combination of domain-driven design and business capability is the most used strategy to decompose an application into microservices, (2) over half of the participants used architecture evaluation and architecture implementation when designing microservices systems, (3) API gateway and Backend for frontend patterns are the most used MSA patterns, (4) resource usage and load balancing as monitoring metrics, log management and exception tracking as monitoring practices are widely used, (5) unit and end-to-end testing are the most used testing strategies, and (6) the complexity of microservices systems poses challenges for their design, monitoring, and testing, for which there are no dedicated solutions. Conclusions: Our findings reveal that more research is needed to (1) deal with microservices complexity at the design level, (2) handle security in microservices systems, and (3) address the monitoring and testing challenges through dedicated solutions. © 2021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738PPY2</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Petrova, T.; Ivanova, M.; Naydenova, I.</text:p>
          </table:table-cell>
          <table:table-cell office:value-type="string" calcext:value-type="string">
            <text:p>Evaluation of e-assessment: The students’ perspective</text:p>
          </table:table-cell>
          <table:table-cell office:value-type="string" calcext:value-type="string">
            <text:p>eLearning and Software for Education Conference</text:p>
          </table:table-cell>
          <table:table-cell table:number-columns-repeated="2"/>
          <table:table-cell office:value-type="string" calcext:value-type="string">
            <text:p>10.12753/2066-026X-20-110</text:p>
          </table:table-cell>
          <table:table-cell office:value-type="string" calcext:value-type="string">
            <text:p>https://www.scopus.com/inward/record.uri?eid=2-s2.0-85096472167&amp;doi=10.12753%2f2066-026X-20-110&amp;partnerID=40&amp;md5=653bd683c8ff92ee38cf82d543fd0522</text:p>
          </table:table-cell>
          <table:table-cell office:value-type="string" calcext:value-type="string">
            <text:p>. Learning analytics is a new evolving research area that deals with data generated during students’ interactions with an online learning environment. The collected and analysed information chunks regarding their behaviour, performance and preferences could be used for improvement and optimization of teaching, learning and assessment. The aim of the current research is to present the developed model for evaluation the quality of online assessment activities in the form of quizzes considering the students’ point of view that is published and discussed in scientific papers and the position of students from the Technical University of Sofia, College of Energy and Electronics (CEE). The evaluation of e-assessment tasks is still a challenging issue pointing out a wide variety of research problems similar to: a connection between content, structure and presentation of learning and assessment objects, the influence of learning styles on assessment objects, the type of provided feedback and its relevance to the received knowledge. Crossing the scientific repositories just several research papers were found on similar topics that is an indication for the necessity of further exploration and elaboration. The assessment process as a very important part of the educational activities has to be designed correctly and precisely. The quizzes have to be developed, complemented and improved in order to be clearer, to give the students the possibility to show their knowledge to the fullest. When designing the online quizzes, it is necessary to take into account the fact that during their performance, the students cannot ask specific questions, nor get answers to them. Online quizzes are a challenge not only for the students – how to perform well, but also for the teachers – how and in what form to create assessment activities that will enable learners to show their knowledge without unnecessary obstacles and difficulties. Some of our students work and study simultaneously. Also, at the CEE there are students of a wide age range, respectively with different levels of digital competences, learning background, preferences, etc. For this reason, their feedback is essential for a better perception and understanding of the quiz questions and, accordingly, for better student performance in this type of assessment. The research methodology consists of the following procedures: (1) Exploration of scientific literature that is performed through utilization of searching queries in scientific search engines Google Scholar and Google Semantics and scientific databases Scopus and Web of Science. (2) Conduction of students’ online testing from two Departments of the CEE in two different e-learning systems: open-source Moodle and cloud-based Edu20. The evaluated quizzes are two types: examination quizzes contributing to the final student mark and self-testing quizzes used for improvement of learning performance. (3) Development of a survey tool with an aim to gather students’ evaluation regarding the online quizzes and taking into account a wide variety of questions, categorizing in several groups. The purpose is to obtain information for both: students’ background and their assessment/perceptions about the implemented assessment activities. (4) Discussion and analysis of received results. (5) Development of a model for evaluating the quality of online assessment tasks in the forms of quizzes. Students’ answers give us possibilities to create an objective framework for evaluation of e-assessment that consists of several layers: ∙ the first layer includes content, format style and type of questions and answers; ∙ the second layer reflects on adequate students’ knowledge regarding the questions’ content; ∙ the third layer describes the feedback role for students’ learning; ∙ the fourth layer is about the relationship between learning styles and the question type and format. © 2020, National Defence University - Carol I Printing House.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HE4DI6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Washburn, S.; Herman, J.; Stewart, R.</text:p>
          </table:table-cell>
          <table:table-cell office:value-type="string" calcext:value-type="string">
            <text:p>Evaluation of performance and perceptions of electronic vs. paper multiple-choice exams</text:p>
          </table:table-cell>
          <table:table-cell office:value-type="string" calcext:value-type="string">
            <text:p>Advances in Physiology Education</text:p>
          </table:table-cell>
          <table:table-cell table:number-columns-repeated="2"/>
          <table:table-cell office:value-type="string" calcext:value-type="string">
            <text:p>10.1152/advan.00138.2016</text:p>
          </table:table-cell>
          <table:table-cell office:value-type="string" calcext:value-type="string">
            <text:p>https://www.scopus.com/inward/record.uri?eid=2-s2.0-85033376738&amp;doi=10.1152%2fadvan.00138.2016&amp;partnerID=40&amp;md5=257121cc177632df3ccd214e680f3acb</text:p>
          </table:table-cell>
          <table:table-cell office:value-type="string" calcext:value-type="string">
            <text:p>In the veterinary professional curriculum, methods of examination in many courses are transitioning from the traditional paper-based exams to electronic-based exams. Therefore, a controlled trial to evaluate the impact of testing methodology on examination performance in a veterinary physiology course was designed and implemented. Formalized surveys and focus group discussions were also used to determine student attitudes toward the examination formats. In total, 134 firstyear veterinary students and 11 PhD/MS students were administered a total of 4 exams throughout 1 semester (2 on paper and 2 electronically) using a split-halves design. The paper (P) and electronic (E) exams contained 25 identical multiple-choice questions. Students were randomly assigned to two groups and were given exams in one of two sequences (E-P-E-P or P-E-P-E). Participants consented to and completed two anonymous surveys vis à vis their experience. Out of a maximum raw score of 25, the mean score for electronic examinations (20.8; 95% confidence interval, 20.3-21.2) was significantly (P = 0.01) greater than that for paper examinations (20.3; 95% confidence interval, 20.0 -20.7). However, students expressed numerous concerns with the electronic examination format, and, at the completion of the study, 87% preferred to take their examination on paper rather than the electronic format. These data show that student attitudes concerning the examination format are not primarily determined by examination results, and that the additional anxiety related to the electronic examination format plays a large role in student attitudes. © 2017 The American Physiological Societ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G7T6MJ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Abdo, N.; Noureldien, N.A.</text:p>
          </table:table-cell>
          <table:table-cell office:value-type="string" calcext:value-type="string">
            <text:p>Evolution of dynamic user models for adaptive educational hypermedia system (AEHS)</text:p>
          </table:table-cell>
          <table:table-cell office:value-type="string" calcext:value-type="string">
            <text:p>Application of Information and Communication Technologies, AICT 2016 - Conference Proceedings</text:p>
          </table:table-cell>
          <table:table-cell table:number-columns-repeated="2"/>
          <table:table-cell office:value-type="string" calcext:value-type="string">
            <text:p>10.1109/ICAICT.2016.7991810</text:p>
          </table:table-cell>
          <table:table-cell office:value-type="string" calcext:value-type="string">
            <text:p>https://www.scopus.com/inward/record.uri?eid=2-s2.0-85034219802&amp;doi=10.1109%2fICAICT.2016.7991810&amp;partnerID=40&amp;md5=e26325e76df194474d8be02892ceb432</text:p>
          </table:table-cell>
          <table:table-cell office:value-type="string" calcext:value-type="string">
            <text:p>The Internet and the web change many human life aspects including education. The web provides new means for delivering educational material, so the concepts of e-learning and distance learning have evolved. The web technologies are tailored to personalize learning process which results in what is known as Adaptive Educational Hypermedia Systems (AEHS). AEHS constitutes three basic modules, the content module, the adaptation module and the user module. The user module is the heart of the system, based on which the adaptation module personalize the content. A User models in AEHS is either static, i.e the information about the user characteristics is collected and updated before starting the adaptation or in habitual intervals, or dynamic where the user information is updated continuously as the user interact with the system. In this paper we surveys systems that employ dynamic user models and research work that proposes a dynamic user mode, to determines the evolution of user characteristics that have been involved in building dynamic user models during the last decade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SFR3FHD</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inharay, S.</text:p>
          </table:table-cell>
          <table:table-cell office:value-type="string" calcext:value-type="string">
            <text:p>Estimating Probabilities of Passing for Examinees With Incomplete Data in Mastery Tests</text:p>
          </table:table-cell>
          <table:table-cell office:value-type="string" calcext:value-type="string">
            <text:p>Educational and Psychological Measurement</text:p>
          </table:table-cell>
          <table:table-cell table:number-columns-repeated="2"/>
          <table:table-cell office:value-type="string" calcext:value-type="string">
            <text:p>10.1177/00131644211023797</text:p>
          </table:table-cell>
          <table:table-cell office:value-type="string" calcext:value-type="string">
            <text:p>https://www.scopus.com/inward/record.uri?eid=2-s2.0-85108418543&amp;doi=10.1177%2f00131644211023797&amp;partnerID=40&amp;md5=d8b326affcd618558c6328e05fba7f80</text:p>
          </table:table-cell>
          <table:table-cell office:value-type="string" calcext:value-type="string">
            <text:p>Administrative problems such as computer malfunction and power outage occasionally lead to missing item scores and hence to incomplete data on mastery tests such as the AP and U.S. Medical Licensing examinations. Investigators are often interested in estimating the probabilities of passing of the examinees with incomplete data on mastery tests. However, there is a lack of research on this estimation problem. The goal of this article is to suggest two new approaches—one each based on classical test theory and item response theory—for estimating the probabilities of passing of the examinees with incomplete data on mastery tests. The two approaches are demonstrated to have high accuracy and negligible misclassification rates. © The Author(s) 2021.</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6JF9939</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Z.; He, T.; Mao, C.; Huang, C.</text:p>
          </table:table-cell>
          <table:table-cell office:value-type="string" calcext:value-type="string">
            <text:p>Exam paper generation based on performance prediction of student group</text:p>
          </table:table-cell>
          <table:table-cell office:value-type="string" calcext:value-type="string">
            <text:p>Information Sciences</text:p>
          </table:table-cell>
          <table:table-cell table:number-columns-repeated="2"/>
          <table:table-cell office:value-type="string" calcext:value-type="string">
            <text:p>10.1016/j.ins.2020.04.043</text:p>
          </table:table-cell>
          <table:table-cell office:value-type="string" calcext:value-type="string">
            <text:p>https://www.scopus.com/inward/record.uri?eid=2-s2.0-85084611955&amp;doi=10.1016%2fj.ins.2020.04.043&amp;partnerID=40&amp;md5=2ed3a7dd54bc008fbcd821c650f8cb6c</text:p>
          </table:table-cell>
          <table:table-cell office:value-type="string" calcext:value-type="string">
            <text:p>Exam paper generation is an indispensable part of teaching. Existing methods focus on the use of question extraction algorithms with labels for each question provided. Obviously, manual labeling is inefficient and cannot avoid label bias. Furthermore, the quality of the exam papers generated by the existing methods is not guaranteed. To address these problems, we propose a novel approach to generating exam papers based on prediction of exam performance. As such, we update the quality of the initially generated questions one by using dynamic programming, as well as in batches by using genetic algorithms. We performed the prediction task by using Deep Knowledge Tracing. Our approach considered the skill weight, difficulty, and distribution of exam scores. By comparisons, experimental results indicate that our approach performed better than the two baselines. Furthermore, it can generate exam papers with adaptive difficulties closely to the expected levels, and the related student exam scores will be guaranteed to be relatively reasonable distribution. In addition, our approach was evaluated in a real learning scenarios and shows advantages. © 2020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HFZ8JQJ</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Filimonenkova, T.N.</text:p>
          </table:table-cell>
          <table:table-cell office:value-type="string" calcext:value-type="string">
            <text:p>Experience in the development and application of an electronic learning resource in the course "internet Programming" based on Moodle</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5103301533&amp;partnerID=40&amp;md5=df43d3611ee3a6e5ffdad515d9973f25</text:p>
          </table:table-cell>
          <table:table-cell office:value-type="string" calcext:value-type="string">
            <text:p>The article discusses the experience of developing and using the electronic educational resource "Internet programming" based on the Moodle educational platform. The concept of "electronic learning resource" is defined, three sections of the course are described: HTML, CSS, and JavaScript and a brief description of their contents. The article presents the organizational structure of the training resource and a list of typical materials for each topic, provides examples of some training materials. © 2021 CEUR-W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8HGXPNN</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rroyo, I.; Burleson, W.; Tai, M.; Muldner, K.; Woolf, B.P.</text:p>
          </table:table-cell>
          <table:table-cell office:value-type="string" calcext:value-type="string">
            <text:p>Gender differences in the use and benefit of advanced learning technologies for mathematics</text:p>
          </table:table-cell>
          <table:table-cell office:value-type="string" calcext:value-type="string">
            <text:p>Journal of Educational Psychology</text:p>
          </table:table-cell>
          <table:table-cell table:number-columns-repeated="2"/>
          <table:table-cell office:value-type="string" calcext:value-type="string">
            <text:p>10.1037/a0032748</text:p>
          </table:table-cell>
          <table:table-cell office:value-type="string" calcext:value-type="string">
            <text:p>https://www.scopus.com/inward/record.uri?eid=2-s2.0-84887561246&amp;doi=10.1037%2fa0032748&amp;partnerID=40&amp;md5=cdae08092c06166ebc47ac225e0986a7</text:p>
          </table:table-cell>
          <table:table-cell office:value-type="string" calcext:value-type="string">
            <text:p>We provide evidence of persistent gender effects for students using advanced adaptive technology while learning mathematics. This technology improves each gender's learning and affective predispositions toward mathematics, but specific features in the software help either female or male students. Gender differences were seen in the students' style of use of the system, motivational goals, affective needs, and cognitive/affective benefits, as well as the impact of affective interventions involving pedagogical agents. We describe 4 studies, with hundreds of students in public schools over several years, which suggest that technology responses should probably be customized to each gender. This article shows differential results before, during, and after the use of adaptive tutoring software, indicating that digital tutoring systems can be an important supplement to mathematics classrooms but that male and female students should be addressed differently. Female students were more receptive than male students to seeking and accepting help provided by the tutoring system and to spending time seeing the hints; thus, they had a consistent general trend to benefit more from it, especially when affective learning companions were present. In addition, female students expressed positively valenced emotions most often and exhibited more productive behaviors when exposed to female characters; these affective pedagogical agents encouraged effort and perseverance. This was not the case for male students, who had more positive outcomes when no learning companion was present and their worst affective and cognitive outcomes when the female character was present. © 2013 American Psychological Associ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J992BSV</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oghlan, S.; Miller, T.; Paterson, J.</text:p>
          </table:table-cell>
          <table:table-cell office:value-type="string" calcext:value-type="string">
            <text:p>Good Proctor or “Big Brother”? Ethics of Online Exam Supervision Technologies</text:p>
          </table:table-cell>
          <table:table-cell office:value-type="string" calcext:value-type="string">
            <text:p>Philosophy and Technology</text:p>
          </table:table-cell>
          <table:table-cell table:number-columns-repeated="2"/>
          <table:table-cell office:value-type="string" calcext:value-type="string">
            <text:p>10.1007/s13347-021-00476-1</text:p>
          </table:table-cell>
          <table:table-cell office:value-type="string" calcext:value-type="string">
            <text:p>https://www.scopus.com/inward/record.uri?eid=2-s2.0-85114670734&amp;doi=10.1007%2fs13347-021-00476-1&amp;partnerID=40&amp;md5=56da680d7338be9b519479c251adb531</text:p>
          </table:table-cell>
          <table:table-cell office:value-type="string" calcext:value-type="string">
            <text:p>Online exam supervision technologies have recently generated significant controversy and concern. Their use is now booming due to growing demand for online courses and for off-campus assessment options amid COVID-19 lockdowns. Online proctoring technologies purport to effectively oversee students sitting online exams by using artificial intelligence (AI) systems supplemented by human invigilators. Such technologies have alarmed some students who see them as a “Big Brother-like” threat to liberty and privacy, and as potentially unfair and discriminatory. However, some universities and educators defend their judicious use. Critical ethical appraisal of online proctoring technologies is overdue. This essay provides one of the first sustained moral philosophical analyses of these technologies, focusing on ethical notions of academic integrity, fairness, non-maleficence, transparency, privacy, autonomy, liberty, and trust. Most of these concepts are prominent in the new field of AI ethics, and all are relevant to education. The essay discusses these ethical issues. It also offers suggestions for educational institutions and educators interested in the technologies about the kinds of inquiries they need to make and the governance and review processes they might need to adopt to justify and remain accountable for using online proctoring technologies. The rapid and contentious rise of proctoring software provides a fruitful ethical case study of how AI is infiltrating all areas of life. The social impacts and moral consequences of this digital technology warrant ongoing scrutiny and study. © 2021, The Author(s), under exclusive licence to Springer Nature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9E4AHK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uerrero-Roldán, A.-E.; Rodríguez-González, M.E.; Bañeres, D.; Elasri-Ejjaberi, A.; Cortadas, P.</text:p>
          </table:table-cell>
          <table:table-cell office:value-type="string" calcext:value-type="string">
            <text:p>Experiences in the use of an adaptive intelligent system to enhance online learners' performance: a case study in Economics and Business courses</text:p>
          </table:table-cell>
          <table:table-cell office:value-type="string" calcext:value-type="string">
            <text:p>International Journal of Educational Technology in Higher Education</text:p>
          </table:table-cell>
          <table:table-cell table:number-columns-repeated="2"/>
          <table:table-cell office:value-type="string" calcext:value-type="string">
            <text:p>10.1186/s41239-021-00271-0</text:p>
          </table:table-cell>
          <table:table-cell office:value-type="string" calcext:value-type="string">
            <text:p>https://www.scopus.com/inward/record.uri?eid=2-s2.0-85109064289&amp;doi=10.1186%2fs41239-021-00271-0&amp;partnerID=40&amp;md5=7a5c3951b2bcbb6ee8aa5924ab34b609</text:p>
          </table:table-cell>
          <table:table-cell office:value-type="string" calcext:value-type="string">
            <text:p>Several tools and resources have been developed in the past years to enhance the teaching and learning process. Most of them are focused on the process itself, but few focus on the assessment process to detect at-risk learners for later acting through feedback to support them to succeed and pass the course. This research paper presents a case study using an adaptive system called Learning Intelligent System (LIS). The system includes an Early Warning System and tested in a fully online university to increase learners’ performance, reduce dropout, and ensure proper feedback to guide learners. LIS also aims to help teachers to detect critical cases to act on time with learners. The system has been tested in two first-year courses in the fully online BSc of Economics and Business at the Universitat Oberta de Catalunya. A total of 552 learners were participating in the case study. On the one hand, results show that performance is better than in previous semesters when using it. On the other hand, results show that learners' perception of effectiveness is higher, and learners are willing to continue using the system in the following semesters because it becomes beneficial for them. © 2021,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9EPK8J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en, T.Y.; Kuo, F.-C.; Liu, H.; Poon, P.-L.; Towey, D.; Tse, T.H.; Zhou, Z.Q.</text:p>
          </table:table-cell>
          <table:table-cell office:value-type="string" calcext:value-type="string">
            <text:p>Metamorphic testing: A review of challenges and opportunities</text:p>
          </table:table-cell>
          <table:table-cell office:value-type="string" calcext:value-type="string">
            <text:p>ACM Computing Surveys</text:p>
          </table:table-cell>
          <table:table-cell table:number-columns-repeated="2"/>
          <table:table-cell office:value-type="string" calcext:value-type="string">
            <text:p>10.1145/3143561</text:p>
          </table:table-cell>
          <table:table-cell office:value-type="string" calcext:value-type="string">
            <text:p>https://www.scopus.com/inward/record.uri?eid=2-s2.0-85040704777&amp;doi=10.1145%2f3143561&amp;partnerID=40&amp;md5=412506afb58a35173fd760b0a51da18f</text:p>
          </table:table-cell>
          <table:table-cell office:value-type="string" calcext:value-type="string">
            <text:p>Metamorphic testing is an approach to both test case generation and test result verification. A central element is a set of metamorphic relations, which are necessary properties of the target function or algorithm in relation to multiple inputs and their expected outputs. Since its first publication, we have witnessed a rapidly increasing body of work examining metamorphic testing from various perspectives, including metamorphic relation identification, test case generation, integration with other software engineering techniques, and the validation and evaluation of software systems. In this article, we review the current research of metamorphic testing and discuss the challenges yet to be addressed. We also present visions for further improvement of metamorphic testing and highlight opportunities for new research. © 2018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34UXQK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yllyaho, L.; Raatikainen, M.; Männistö, T.; Mikkonen, T.; Nurminen, J.K.</text:p>
          </table:table-cell>
          <table:table-cell office:value-type="string" calcext:value-type="string">
            <text:p>Systematic literature review of validation methods for AI systems</text:p>
          </table:table-cell>
          <table:table-cell office:value-type="string" calcext:value-type="string">
            <text:p>Journal of Systems and Software</text:p>
          </table:table-cell>
          <table:table-cell table:number-columns-repeated="2"/>
          <table:table-cell office:value-type="string" calcext:value-type="string">
            <text:p>10.1016/j.jss.2021.111050</text:p>
          </table:table-cell>
          <table:table-cell office:value-type="string" calcext:value-type="string">
            <text:p>https://www.scopus.com/inward/record.uri?eid=2-s2.0-85112415717&amp;doi=10.1016%2fj.jss.2021.111050&amp;partnerID=40&amp;md5=5effdf8b47fc5b128e3b499b5557b7d2</text:p>
          </table:table-cell>
          <table:table-cell office:value-type="string" calcext:value-type="string">
            <text:p>Context: Artificial intelligence (AI) has made its way into everyday activities, particularly through new techniques such as machine learning (ML). These techniques are implementable with little domain knowledge. This, combined with the difficulty of testing AI systems with traditional methods, has made system trustworthiness a pressing issue. Objective: This paper studies the methods used to validate practical AI systems reported in the literature. Our goal is to classify and describe the methods that are used in realistic settings to ensure the dependability of AI systems. Method: A systematic literature review resulted in 90 papers. Systems presented in the papers were analysed based on their domain, task, complexity, and applied validation methods. Results: The validation methods were synthesized into a taxonomy consisting of trial, simulation, model-centred validation, and expert opinion. Failure monitors, safety channels, redundancy, voting, and input and output restrictions are methods used to continuously validate the systems after deployment. Conclusions: Our results clarify existing strategies applied to validation. They form a basis for the synthesization, assessment, and refinement of AI system validation in research and guidelines for validating individual systems in practice. While various validation strategies have all been relatively widely applied, only few studies report on continuous validation. © 2021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SUMA6E9</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assan, M.M.; Shah, S.M.A.; Afzal, W.; Andler, S.F.; Lindström, B.; Blom, M.</text:p>
          </table:table-cell>
          <table:table-cell office:value-type="string" calcext:value-type="string">
            <text:p>Testability and software performance: A systematic mapping study</text:p>
          </table:table-cell>
          <table:table-cell office:value-type="string" calcext:value-type="string">
            <text:p>Proceedings of the ACM Symposium on Applied Computing</text:p>
          </table:table-cell>
          <table:table-cell table:number-columns-repeated="2"/>
          <table:table-cell office:value-type="string" calcext:value-type="string">
            <text:p>10.1145/2851613.2851978</text:p>
          </table:table-cell>
          <table:table-cell office:value-type="string" calcext:value-type="string">
            <text:p>https://www.scopus.com/inward/record.uri?eid=2-s2.0-84975789870&amp;doi=10.1145%2f2851613.2851978&amp;partnerID=40&amp;md5=3c57a28b398852c60b6cf15d7c9a3bfe</text:p>
          </table:table-cell>
          <table:table-cell office:value-type="string" calcext:value-type="string">
            <text:p>In most of the research on software testability, functional correctness of the software has been the focus while the evidence regarding testability and non-functional properties such as performance is sporadic. The objective of this study is to present the current state-of-the-art related to issues of importance, types and domains of software under test, types of research, contribution types and design evaluation methods concerning testability and software performance. We find that observability, controllability and testing effort are the main testability issues while timeliness and response time (i.e., time constraints) are the main performance issues in focus. The primary studies in the area use diverse types of software under test within different domains, with realtime systems as being a dominant domain. The researchers have proposed many different methods in the area, however these methods lack implementation in practice. © 2016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WW95WCF</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assan, M.M.; Afzal, W.; Blom, M.; Lindstrom, B.; Andler, S.F.; Eldh, S.</text:p>
          </table:table-cell>
          <table:table-cell office:value-type="string" calcext:value-type="string">
            <text:p>Testability and Software Robustness: A Systematic Literature Review</text:p>
          </table:table-cell>
          <table:table-cell office:value-type="string" calcext:value-type="string">
            <text:p>Proceedings - 41st Euromicro Conference on Software Engineering and Advanced Applications, SEAA 2015</text:p>
          </table:table-cell>
          <table:table-cell table:number-columns-repeated="2"/>
          <table:table-cell office:value-type="string" calcext:value-type="string">
            <text:p>10.1109/SEAA.2015.47</text:p>
          </table:table-cell>
          <table:table-cell office:value-type="string" calcext:value-type="string">
            <text:p>https://www.scopus.com/inward/record.uri?eid=2-s2.0-84958246873&amp;doi=10.1109%2fSEAA.2015.47&amp;partnerID=40&amp;md5=809ff0e76d12ab13ed004fdeb6c3eddd</text:p>
          </table:table-cell>
          <table:table-cell office:value-type="string" calcext:value-type="string">
            <text:p>The concept of software testability has been researched in several different dimensions, however the relation of this important concept with other quality attributes is a grey area where existing evidence is scattered. The objective of this study is to present a state-of-The-Art with respect to issues of importance concerning software testability and an important quality attribute: software robustness. The objective is achieved by conducting a systematic literature review (SLR) on the topic. Our results show that a variety of testability issues are in focus with observability and controllability issues being most researched. Fault tolerance, exception handling and handling external influence are prominent robustness issues in focus.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KHFF8HF</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ozkurt, M.; Harman, M.; Hassoun, Y.</text:p>
          </table:table-cell>
          <table:table-cell office:value-type="string" calcext:value-type="string">
            <text:p>Testing and verification in service-oriented architecture: A survey</text:p>
          </table:table-cell>
          <table:table-cell office:value-type="string" calcext:value-type="string">
            <text:p>Software Testing Verification and Reliability</text:p>
          </table:table-cell>
          <table:table-cell table:number-columns-repeated="2"/>
          <table:table-cell office:value-type="string" calcext:value-type="string">
            <text:p>10.1002/stvr.1470</text:p>
          </table:table-cell>
          <table:table-cell office:value-type="string" calcext:value-type="string">
            <text:p>https://www.scopus.com/inward/record.uri?eid=2-s2.0-84877618825&amp;doi=10.1002%2fstvr.1470&amp;partnerID=40&amp;md5=863d3059893332128d9273654ce066bd</text:p>
          </table:table-cell>
          <table:table-cell office:value-type="string" calcext:value-type="string">
            <text:p>Service-oriented architecture (SOA) is gaining momentum as an emerging distributed system architecture for business-to-business collaborations. This momentum can be observed in both industry and academic research. SOA presents new challenges and opportunities for testing and verification, leading to an upsurge in research. This paper surveys the previous work undertaken on testing and verification of service-centric systems, which in total are 177 papers, showing the strengths and weaknesses of current strategies and testing tools and identifying issues for future work. Copyright © 2012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FDKKI64</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talonga, S.; Rodrigues, F.; Travassos, G.H.</text:p>
          </table:table-cell>
          <table:table-cell office:value-type="string" calcext:value-type="string">
            <text:p>Characterizing testing methods for context-aware software systems: Results from a quasi-systematic literature review</text:p>
          </table:table-cell>
          <table:table-cell office:value-type="string" calcext:value-type="string">
            <text:p>Journal of Systems and Software</text:p>
          </table:table-cell>
          <table:table-cell table:number-columns-repeated="2"/>
          <table:table-cell office:value-type="string" calcext:value-type="string">
            <text:p>10.1016/j.jss.2017.05.048</text:p>
          </table:table-cell>
          <table:table-cell office:value-type="string" calcext:value-type="string">
            <text:p>https://www.scopus.com/inward/record.uri?eid=2-s2.0-85019735323&amp;doi=10.1016%2fj.jss.2017.05.048&amp;partnerID=40&amp;md5=b1d16f8c40086e8fa83de190455e9de4</text:p>
          </table:table-cell>
          <table:table-cell office:value-type="string" calcext:value-type="string">
            <text:p>Context-Aware Software Systems (CASS) use environmental information to provide better service to the systems’ actors to fulfill their goals. Testing of ubiquitous software systems can be challenging since it is unlikely that, while designing the test cases, the tester can identify all possible context variations. A quasi-Systematic Literature Review has been undertaken to characterize the methods usually used for testing CASS. The analysis and generation of knowledge in this work rely on classifying the extracted information. Established taxonomies of software testing and context-aware were used to characterize and interpret the findings. The results show that, although it is possible to observe the utilization of some software testing methods, few empirical studies are evaluating such methods when testing CASS. The selected technical literature conveys a lack of consensus on the understanding of context and CASS, and on the meaning of software testing. Furthermore, context variation in CASS has only been partially addressed by the identified approaches. They either rely on simulating context or in fixing the values of context variables during testing. We argue that the tests of context-aware software systems need to deal with the diversity of context instead of mitigating their effects. © 2017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F6YTN9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rchambault, P.M.; van de Belt, T.H.; Kuziemsky, C.; Plaisance, A.; Dupuis, A.; Mcginn, C.A.; Francois, R.; Gagnon, M.-P.; Turgeon, A.F.; Horsley, T.; Witteman, W.; Poitras, J.; Lapointe, J.; Brand, K.; Lachaine, J.; Légaré, F.</text:p>
          </table:table-cell>
          <table:table-cell office:value-type="string" calcext:value-type="string">
            <text:p>Collaborative writing applications in healthcare: Effects on professional practice and healthcare outcomes</text:p>
          </table:table-cell>
          <table:table-cell office:value-type="string" calcext:value-type="string">
            <text:p>Cochrane Database of Systematic Reviews</text:p>
          </table:table-cell>
          <table:table-cell table:number-columns-repeated="2"/>
          <table:table-cell office:value-type="string" calcext:value-type="string">
            <text:p>10.1002/14651858.CD011388.pub2</text:p>
          </table:table-cell>
          <table:table-cell office:value-type="string" calcext:value-type="string">
            <text:p>https://www.scopus.com/inward/record.uri?eid=2-s2.0-85019060947&amp;doi=10.1002%2f14651858.CD011388.pub2&amp;partnerID=40&amp;md5=ada665e0a119fb193b07d739346ff606</text:p>
          </table:table-cell>
          <table:table-cell office:value-type="string" calcext:value-type="string">
            <text:p>Background: Collaborative writing applications (CWAs), such as wikis and Google Documents, hold the potential to improve the use of evidence in both public health and healthcare. Although a growing body of literature indicates that CWAs could have positive effects on healthcare, such as improved collaboration, behavioural change, learning, knowledge management, and adaptation of knowledge to local context, this has never been assessed systematically. Moreover, several questions regarding safety, reliability, and legal aspects exist. Objectives: The objectives of this review were to (1) assess the effects of the use of CWAs on process (including the behaviour of healthcare professionals) and patient outcomes, (2) critically appraise and summarise current evidence on the use of resources, costs, and cost-effectiveness associated with CWAs to improve professional practices and patient outcomes, and (3) explore the effects of different CWA features (e.g. open versus closed) and different implementation factors (e.g. the presence of a moderator) on process and patient outcomes. Search methods: We searched CENTRAL, MEDLINE, Embase, and 11 other electronic databases. We searched the grey literature, two trial registries, CWA websites, individual journals, and conference proceedings. We also contacted authors and experts in the field. We did not apply date or language limits. We searched for published literature to August 2016, and grey literature to September 2015. Selection criteria: We included randomised controlled trials (RCTs), non-randomised controlled trials (NRCTs), controlled before-and-after (CBA) studies, interrupted time series (ITS) studies, and repeated measures studies (RMS), in which CWAs were used as an intervention to improve the process of care, patient outcomes, or healthcare costs. Data collection and analysis: Teams of two review authors independently assessed the eligibility of studies. Disagreements were resolved by discussion, and when consensus was not reached, a third review author was consulted. Main results: We screened 11,993 studies identified from the electronic database searches and 346 studies from grey literature sources. We analysed the full text of 99 studies. None of the studies met the eligibility criteria; two potentially relevant studies are ongoing. Authors' conclusions: While there is a high number of published studies about CWAs, indicating that this is an active field of research, additional studies using rigorous experimental designs are needed to assess their impact and cost-effectiveness on process and patient outcomes. © 2017 The Cochrane Collaboration. Published by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8ILCJK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eorge, P.P.; Papachristou, N.; Belisario, J.M.; Wang, W.; Wark, P.A.; Cotic, Z.; Rasmussen, K.; Sluiter, R.; Riboli-Sasco, E.; Car, L.T.; Musulanov, E.M.; Molina, J.A.; Heng, B.H.; Zhang, Y.; Wheeler, E.L.; Shorbaji, N.A.; Majeed, A.; Car, J.</text:p>
          </table:table-cell>
          <table:table-cell office:value-type="string" calcext:value-type="string">
            <text:p>Online eLearning for undergraduates in health professions: A systematic review of the impact on knowledge, skills, attitudes and satisfaction</text:p>
          </table:table-cell>
          <table:table-cell office:value-type="string" calcext:value-type="string">
            <text:p>Journal of Global Health</text:p>
          </table:table-cell>
          <table:table-cell table:number-columns-repeated="2"/>
          <table:table-cell office:value-type="string" calcext:value-type="string">
            <text:p>10.7189/jogh.04.010406</text:p>
          </table:table-cell>
          <table:table-cell office:value-type="string" calcext:value-type="string">
            <text:p>https://www.scopus.com/inward/record.uri?eid=2-s2.0-85069265446&amp;doi=10.7189%2fjogh.04.010406&amp;partnerID=40&amp;md5=b22ebbf9fc2c6d48e6d2528bb8cdbb88</text:p>
          </table:table-cell>
          <table:table-cell office:value-type="string" calcext:value-type="string">
            <text:p>Background Health systems worldwide are facing shortages in health professional workforce. Several studies have demonstrated the direct correlation between the availability of health workers, coverage of health services, and population health outcomes. To address this shortage, online eLearning is increasingly being adopted in health professionals' education. To inform policy-making, in online eLearning, we need to determine its effectiveness. Methods We performed a systematic review of the effectiveness of online eLearning through a comprehensive search of the major databases for randomised controlled trials that compared online eLearning to traditional learning or alternative learning methods. The search period was from January 2000 to August 2013. We included articles which primarily focused on students' knowledge, skills, satisfaction and attitudes toward eLearning and cost-effectiveness and adverse effects as secondary outcomes. Two reviewers independently extracted data from the included studies. Due to significant heterogeneity among the included studies, we presented our results as a narrative synthesis. Findings Fifty-nine studies, including 6750 students enrolled in medicine, dentistry, nursing, physical therapy and pharmacy studies, met the inclusion criteria. Twelve of the 50 studies testing knowledge gains found significantly higher gains in the online eLearning intervention groups compared to traditional learning, whereas 27 did not detect significant differences or found mixed results. Eleven studies did not test for differences. Six studies detected significantly higher skill gains in the online eLearning intervention groups, whilst 3 other studies testing skill gains did not detect differences between groups and 1 study showed mixed results. Twelve studies tested students' attitudes, of which 8 studies showed no differences in attitudes or preferences for online eLearning. Students' satisfaction was measured in 29 studies, 4 studies showed higher satisfaction for online eLearning and 20 studies showed no difference in satisfaction between online eLearning and traditional learning. Risk of bias was high for several of the included studies. Conclusion The current evidence base suggests that online eLearning is equivalent, possibly superior to traditional learning. These findings present a potential incentive for policy makers to cautiously encourage its adoption, while respecting the heterogeneity among the studies. © 2014, University of Edinburgh.</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H28K45I</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Feng, J.; Emerson, S.; Simon, N.</text:p>
          </table:table-cell>
          <table:table-cell office:value-type="string" calcext:value-type="string">
            <text:p>Approval policies for modifications to machine learning-based software as a medical device: A study of bio-creep</text:p>
          </table:table-cell>
          <table:table-cell office:value-type="string" calcext:value-type="string">
            <text:p>Biometrics</text:p>
          </table:table-cell>
          <table:table-cell table:number-columns-repeated="2"/>
          <table:table-cell office:value-type="string" calcext:value-type="string">
            <text:p>10.1111/biom.13379</text:p>
          </table:table-cell>
          <table:table-cell office:value-type="string" calcext:value-type="string">
            <text:p>https://www.scopus.com/inward/record.uri?eid=2-s2.0-85092352270&amp;doi=10.1111%2fbiom.13379&amp;partnerID=40&amp;md5=a084cc1d4bd6bdc8c9ead3bc00a5e85e</text:p>
          </table:table-cell>
          <table:table-cell office:value-type="string" calcext:value-type="string">
            <text:p>Successful deployment of machine learning algorithms in healthcare requires careful assessments of their performance and safety. To date, the FDA approves locked algorithms prior to marketing and requires future updates to undergo separate premarket reviews. However, this negates a key feature of machine learning—the ability to learn from a growing dataset and improve over time. This paper frames the design of an approval policy, which we refer to as an automatic algorithmic change protocol (aACP), as an online hypothesis testing problem. As this process has obvious analogy with noninferiority testing of new drugs, we investigate how repeated testing and adoption of modifications might lead to gradual deterioration in prediction accuracy, also known as “biocreep” in the drug development literature. We consider simple policies that one might consider but do not necessarily offer any error-rate guarantees, as well as policies that do provide error-rate control. For the latter, we define two online error-rates appropriate for this context: bad approval count (BAC) and bad approval and benchmark ratios (BABR). We control these rates in the simple setting of a constant population and data source using policies aACP-BAC and aACP-BABR, which combine alpha-investing, group-sequential, and gate-keeping methods. In simulation studies, bio-creep regularly occurred when using policies with no error-rate guarantees, whereas aACP-BAC and aACP-BABR controlled the rate of bio-creep without substantially impacting our ability to approve beneficial modifications. © 2020 The International Biometric Societ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AXDIYC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einberg, R.A.</text:p>
          </table:table-cell>
          <table:table-cell office:value-type="string" calcext:value-type="string">
            <text:p>Estimating Classification Decisions for Incomplete Tests</text:p>
          </table:table-cell>
          <table:table-cell office:value-type="string" calcext:value-type="string">
            <text:p>Educational Measurement: Issues and Practice</text:p>
          </table:table-cell>
          <table:table-cell table:number-columns-repeated="2"/>
          <table:table-cell office:value-type="string" calcext:value-type="string">
            <text:p>10.1111/emip.12412</text:p>
          </table:table-cell>
          <table:table-cell office:value-type="string" calcext:value-type="string">
            <text:p>https://www.scopus.com/inward/record.uri?eid=2-s2.0-85097798678&amp;doi=10.1111%2femip.12412&amp;partnerID=40&amp;md5=871b9ee9153f81fdf175992e8d3c7df9</text:p>
          </table:table-cell>
          <table:table-cell office:value-type="string" calcext:value-type="string">
            <text:p>Unforeseen complications during the administration of large-scale testing programs are inevitable and can prevent examinees from accessing all test material. For classification tests in which the primary purpose is to yield a decision, such as a pass/fail result, the current study investigated a model-based standard error approach, Bayesian Inference, Binomial Distribution, and Lord–Wingersky Recursion methods to estimate the consistency of making these classification decisions on an incomplete test. Using operational data from a high-stakes licensure examination, where items are presented in random order, results indicated that all methods were successful in eliminating misclassification when at least half the test was completed. Results from both Binomial and Recursion methods were nearly indistinguishable, yet differences emerged when item sequence was manipulated into difficulty order. Bayesian Inference was the most flexible, relatively unaffected by whether or not the items were randomly presented; however, representative prior data were required, which limits its practical utility. Implications for use in practice, relevant policy decisions, and feasibility for operational implementation are discussed. © 2020 by the National Council on Measurement in Educ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G4A8MQ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v, P.; Wang, X.; Xu, J.; Wang, J.</text:p>
          </table:table-cell>
          <table:table-cell office:value-type="string" calcext:value-type="string">
            <text:p>Intelligent personalised exercise recommendation: A weighted knowledge graph-based approach</text:p>
          </table:table-cell>
          <table:table-cell office:value-type="string" calcext:value-type="string">
            <text:p>Computer Applications in Engineering Education</text:p>
          </table:table-cell>
          <table:table-cell table:number-columns-repeated="2"/>
          <table:table-cell office:value-type="string" calcext:value-type="string">
            <text:p>10.1002/cae.22395</text:p>
          </table:table-cell>
          <table:table-cell office:value-type="string" calcext:value-type="string">
            <text:p>https://www.scopus.com/inward/record.uri?eid=2-s2.0-85101457903&amp;doi=10.1002%2fcae.22395&amp;partnerID=40&amp;md5=308bc81996deb623e1326ee4528da122</text:p>
          </table:table-cell>
          <table:table-cell office:value-type="string" calcext:value-type="string">
            <text:p>As a critical function for intelligent tutoring system services, personalised exercise recommendation plays an important role in boosting the study performance of students. However, recent studies on personalised exercise recommendations have only considered the ability of a student during recommendation and have failed to include the essential relationships between knowledge points, which provide a suitable learning sequence of these knowledge points during a study procedure. In this study, we propose an intelligent exercise recommendation method (weighted knowledge graph-based recommendation [WKG-R]) for students, based on weighted knowledge graphs, wherein each node represents a knowledge point weighted by the ability of a student and an arrowed edge between two knowledge points indicates their prerequisite relationship. The novelty of WKG-R can be summarised as follows: (1) It makes a leading attempt to quantify the ability of a student based on various testing behaviours and (2) it attempts to employ the ability of a student and the prerequisite dependencies between knowledge points for enhancing the effectiveness of personalised exercise recommendation. A real classroom teaching practice was conducted to evaluate the effectiveness of the proposed WKG-R method. The experimental results demonstrated the distinct advantage of WKG-R in improving the testing scores of students as compared with contemporary solutions. The average score improvement ratio of students for WKG-R is up to 33%, whereas for the state-of-the-art solution, it is only 22%. The questionnaires collected from the students also reflected a higher level of satisfaction towards WKG-R than with the contemporary solutions. © 2021 Wiley Periodicals LL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SVK2A3E</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Zeide, E.; Nissenbaum, H.</text:p>
          </table:table-cell>
          <table:table-cell office:value-type="string" calcext:value-type="string">
            <text:p>Learner Privacy in MOOCs and Virtual Education</text:p>
          </table:table-cell>
          <table:table-cell office:value-type="string" calcext:value-type="string">
            <text:p>Theory and Research in Education</text:p>
          </table:table-cell>
          <table:table-cell table:number-columns-repeated="2"/>
          <table:table-cell office:value-type="string" calcext:value-type="string">
            <text:p>10.1177/1477878518815340</text:p>
          </table:table-cell>
          <table:table-cell office:value-type="string" calcext:value-type="string">
            <text:p>https://www.scopus.com/inward/record.uri?eid=2-s2.0-85058459713&amp;doi=10.1177%2f1477878518815340&amp;partnerID=40&amp;md5=7917585a6762def2e78b264f2ab853d1</text:p>
          </table:table-cell>
          <table:table-cell office:value-type="string" calcext:value-type="string">
            <text:p>The current debate about student privacy issues raised by education technology focuses on how schools information with private vendors. It neglects a related but different trend, namely, the rise of online learning platforms offering learning experiences and credentials directly to users. These Massive Open Online Courses (MOOCs) and Virtual Education providers seek to ‘disrupt’ the traditional schooling system and position themselves as the next evolution in education. With privacy as the lens, this article highlights problematic dimensions of virtual learning platforms, which fashion themselves as education providers while shaking off the normative and regulatory constraints of traditional educational institutions. Structuring our evaluation around the theory of contextual integrity, we argue that by adopting commercial marketplace norms, these providers undermine core functions and values of education, which include promoting democracy, equal access to opportunity, and self-actualization as well as economic growth. Traditionally, the physical, normative, and regulatory constraints on school information practices created relatively hermetic learning environments. In contrast, Virtual Learning Environments automate instruction, maximize data collection, and codify learning outcomes according to the limited parameters of data-defined metrics and credentials. Because they collect information directly from learners without school mediation, independent Virtual Learning Environment providers fall outside the scope of student privacy regulation and can share information broadly without learner consent or consideration of educational purpose. Our concern is that the new practices risk chilling expression; encouraging narrow viewpoints and filtering out intellectual exploration; exacerbate existing inequities by raising stakes and retaining longitudinal records; and reduce learning to a purely instrumental exercise focused on economic outputs and quantifiable outcomes. MOOCs and Virtual Education providers must go beyond compliance with data collection and use regulation to preserve the values supported by student privacy norms. © The Author(s) 2018.</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ZUZLNV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ruz-Benito, J.; Sánchez-Prieto, J.C.; Therón, R.; García-Peñalvo, F.J.</text:p>
          </table:table-cell>
          <table:table-cell office:value-type="string" calcext:value-type="string">
            <text:p>Measuring Students’ Acceptance to AI-Driven Assessment in eLearning: Proposing a First TAM-Based Research Model</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21814-0_2</text:p>
          </table:table-cell>
          <table:table-cell office:value-type="string" calcext:value-type="string">
            <text:p>https://www.scopus.com/inward/record.uri?eid=2-s2.0-85069834414&amp;doi=10.1007%2f978-3-030-21814-0_2&amp;partnerID=40&amp;md5=2b76efd7b480a94d2d1750f3755fe519</text:p>
          </table:table-cell>
          <table:table-cell office:value-type="string" calcext:value-type="string">
            <text:p>Artificial Intelligence is one of the trend areas in research. It is applied in many different contexts successfully. One of the contexts where Artificial Intelligence is applied is in Education. In the literature, we find several works in the last years that explore the application of Artificial Intelligence-related techniques to analyze students’ behavior, to enable virtual tutors or to assess the learning. However, what are the students’ perceptions on this subject of Artificial Intelligence and Education? Do they accept the use of Artificial Intelligence techniques to assess their learning? Are they reluctant to be influenced by non-human agents in such a human process like education? To try to respond to these questions, this paper presents a novel proposal of a research model based on the Technology Acceptance Model. To describe the model, we present its different main constructs and variables, as well as the hypotheses to analyze, adapted to the object of study. Finally, we discuss the main implications of this research model, the opportunities that could come based on this proposal and the future of this research. © 2019,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TI47J65</text:p>
          </table:table-cell>
          <table:table-cell office:value-type="string" calcext:value-type="string">
            <text:p>conferencePaper</text:p>
          </table:table-cell>
          <table:table-cell office:value-type="float" office:value="2019" calcext:value-type="float">
            <text:p>2019</text:p>
          </table:table-cell>
          <table:table-cell/>
          <table:table-cell office:value-type="string" calcext:value-type="string">
            <text:p>Proceedings - 2019 IEEE 43rd Annual Computer Software and Applications Conference, COMPSAC 2019</text:p>
          </table:table-cell>
          <table:table-cell office:value-type="string" calcext:value-type="string">
            <text:p>Proceedings - International Computer Software and Applications Conference</text:p>
          </table:table-cell>
          <table:table-cell table:number-columns-repeated="3"/>
          <table:table-cell office:value-type="string" calcext:value-type="string">
            <text:p>https://www.scopus.com/inward/record.uri?eid=2-s2.0-85072710187&amp;partnerID=40&amp;md5=b5abdbe44bb5099b4169bf6a03fd6b62</text:p>
          </table:table-cell>
          <table:table-cell office:value-type="string" calcext:value-type="string">
            <text:p>The proceedings contain 266 papers. The topics discussed include: precise and robust detection of advertising fraud; dockerfile TF smell detection based on dynamic and static analysis methods; using gamification to motivate occupants to energy efficiency in a social setting of a building automation system; view-adaptive weighted deep transfer learning for distributed time-series classification; context aware image annotation in active learning with batch mode; the SAMBA approach for self-adaptive model-based online testing of services orchestrations; bi-dimensional representation of patients for diagnosis prediction; formal verification of blockchain smart contract based on colored Petri net models; SpacePhaser: phase space embedding visual analytics; and fuzzy value-at-risk forecasts using a novel data-driven neuro volatility predictive mode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467C5XI</text:p>
          </table:table-cell>
          <table:table-cell office:value-type="string" calcext:value-type="string">
            <text:p>conferencePaper</text:p>
          </table:table-cell>
          <table:table-cell office:value-type="float" office:value="2019" calcext:value-type="float">
            <text:p>2019</text:p>
          </table:table-cell>
          <table:table-cell/>
          <table:table-cell office:value-type="string" calcext:value-type="string">
            <text:p>Proceedings - 2019 IEEE 43rd Annual Computer Software and Applications Conference, COMPSAC 2019</text:p>
          </table:table-cell>
          <table:table-cell office:value-type="string" calcext:value-type="string">
            <text:p>Proceedings - International Computer Software and Applications Conference</text:p>
          </table:table-cell>
          <table:table-cell table:number-columns-repeated="3"/>
          <table:table-cell office:value-type="string" calcext:value-type="string">
            <text:p>https://www.scopus.com/inward/record.uri?eid=2-s2.0-85072663199&amp;partnerID=40&amp;md5=954628725faa5e46394b3a99d8a6d817</text:p>
          </table:table-cell>
          <table:table-cell office:value-type="string" calcext:value-type="string">
            <text:p>The proceedings contain 266 papers. The topics discussed include: precise and robust detection of advertising fraud; dockerfile TF smell detection based on dynamic and static analysis methods; using gamification to motivate occupants to energy efficiency in a social setting of a building automation system; view-adaptive weighted deep transfer learning for distributed time-series classification; context aware image annotation in active learning with batch mode; the SAMBA approach for self-adaptive model-based online testing of services orchestrations; bi-dimensional representation of patients for diagnosis prediction; formal verification of blockchain smart contract based on colored Petri net models; SpacePhaser: phase space embedding visual analytics; and fuzzy value-at-risk forecasts using a novel data-driven neuro volatility predictive mode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7Y39EE3</text:p>
          </table:table-cell>
          <table:table-cell office:value-type="string" calcext:value-type="string">
            <text:p>conferencePaper</text:p>
          </table:table-cell>
          <table:table-cell office:value-type="float" office:value="2012" calcext:value-type="float">
            <text:p>2012</text:p>
          </table:table-cell>
          <table:table-cell/>
          <table:table-cell office:value-type="string" calcext:value-type="string">
            <text:p>Proceedings of the 2012 6th IEEE International Conference on Digital Ecosystems and Technologies: Complex Environment Engineering, DEST 2012</text:p>
          </table:table-cell>
          <table:table-cell office:value-type="string" calcext:value-type="string">
            <text:p>IEEE International Conference on Digital Ecosystems and Technologies</text:p>
          </table:table-cell>
          <table:table-cell table:number-columns-repeated="3"/>
          <table:table-cell office:value-type="string" calcext:value-type="string">
            <text:p>https://www.scopus.com/inward/record.uri?eid=2-s2.0-84864185883&amp;partnerID=40&amp;md5=ea47aac781dba2940121d1375f6310a0</text:p>
          </table:table-cell>
          <table:table-cell office:value-type="string" calcext:value-type="string">
            <text:p>The proceedings contain 53 papers. The topics discussed include: IT ecosystems: a new paradigm for engineering complex adaptive software systems; big data privacy issues in public social media; machine learning for resource management in smart environments; a customer relationship management ecosystem that utilizes multiple sources and types of information conjointly; a self-regulating protocol for efficient routing in mobile delay tolerant networks; a model-based approach to reliability certification of services; treating social dimension in software ecosystems through ReuseECOS approach; Schwarzwälder - an online test framework; potential CO 2 mitigation in digital ecosystems; and multi-application personalization: data propagation evaluation on a real-life search query lo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UBBJZWN</text:p>
          </table:table-cell>
          <table:table-cell office:value-type="string" calcext:value-type="string">
            <text:p>conferencePaper</text:p>
          </table:table-cell>
          <table:table-cell office:value-type="float" office:value="2012" calcext:value-type="float">
            <text:p>2012</text:p>
          </table:table-cell>
          <table:table-cell/>
          <table:table-cell table:number-columns-repeated="2" office:value-type="string" calcext:value-type="string">
            <text:p>Proceedings of the 2012 NASA/ESA Conference on Adaptive Hardware and Systems, AHS 2012</text:p>
          </table:table-cell>
          <table:table-cell table:number-columns-repeated="3"/>
          <table:table-cell office:value-type="string" calcext:value-type="string">
            <text:p>https://www.scopus.com/inward/record.uri?eid=2-s2.0-84866674430&amp;partnerID=40&amp;md5=8976da50081fe90a9a4cf54cd967683b</text:p>
          </table:table-cell>
          <table:table-cell office:value-type="string" calcext:value-type="string">
            <text:p>The proceedings contain 40 papers. The topics discussed include: a scalable platform for run-time reconfigurable satellite payload processing; an FPGA based on-board processor platform for space application; adaptive middleware design for satellite fault-tolerant distributed computing; adaptive hardware by dynamic reconfiguration for the solar orbiter phi instrument; OTERA: online test strategies for reliable reconfigurable architectures; analysis of error detection schemes: toolchain support and hardware/software implications; variable optical filters for enhanced image sensor performance; towards multiscale reconstruction of perturbated phase from Hartmann-Shack acquisitions; a 16-configuration-context dynamic optically reconfigurable gate array with a dependable laser array; embedded Linux for concurrent dynamic partially reconfigurable FPGA systems; and artificial hormone network for adaptive robot in a dynamic environment.</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GMKHWF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Bagherzadeh, J.; Amarnath, A.; Tan, J.; Pal, S.; Dreslinski, R.G.</text:p>
          </table:table-cell>
          <table:table-cell office:value-type="string" calcext:value-type="string">
            <text:p>R2D3: A reliability engine for 3D parallel systems</text:p>
          </table:table-cell>
          <table:table-cell office:value-type="string" calcext:value-type="string">
            <text:p>Proceedings - Design Automation Conference</text:p>
          </table:table-cell>
          <table:table-cell table:number-columns-repeated="2"/>
          <table:table-cell office:value-type="string" calcext:value-type="string">
            <text:p>10.1109/DAC18072.2020.9218497</text:p>
          </table:table-cell>
          <table:table-cell office:value-type="string" calcext:value-type="string">
            <text:p>https://www.scopus.com/inward/record.uri?eid=2-s2.0-85093945814&amp;doi=10.1109%2fDAC18072.2020.9218497&amp;partnerID=40&amp;md5=d7f6e1862ce997e0e16d48c98c0c470a</text:p>
          </table:table-cell>
          <table:table-cell office:value-type="string" calcext:value-type="string">
            <text:p>This paper proposes a holistic reliability management engine, R2D3, for post-Moore's technology based parallel 3D systems that have low yield and high failure rate. The proposed engine, comprising of a controller, reconfigurable crossbars and detection circuitry, provides concurrent single-replay detection and diagnosis, fault-mitigating repair and aging-aware lifetime management at runtime. We show that R2D3 achieves 96% coverage of defects, repairs faulty cores, and reduces Vth degradation by 53%. This leads to a 78% performance improvement over 8 years and a 2.16× longer mean-time-to-failure over a baseline 8-core 3D processor with no reliability management.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8XUPVW4</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Di Nitto, E.; Meiländer, D.; Gorlatch, S.; Metzger, A.; Psaier, H.; Dustdar, S.; Razavian, M.; Tamburri, D.A.; Lago, P.</text:p>
          </table:table-cell>
          <table:table-cell office:value-type="string" calcext:value-type="string">
            <text:p>Research challenges on engineering service-oriented applications</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00</text:p>
          </table:table-cell>
          <table:table-cell office:value-type="string" calcext:value-type="string">
            <text:p>https://www.scopus.com/inward/record.uri?eid=2-s2.0-84864359058&amp;doi=10.1109%2fS-Cube.2012.6225500&amp;partnerID=40&amp;md5=69bb58f2dded0fcc4e5d505c70994349</text:p>
          </table:table-cell>
          <table:table-cell office:value-type="string" calcext:value-type="string">
            <text:p>This paper focuses on providing an overview of the research challenges that have been identified toward the end of the S-Cube network in the area of service engineering. These challenges concern the need for agility and dynamicity of the development process for service-based applications, the importance of focusing on proper approaches to support migration of legacy application into service-based applications and the role of humans and of teams of humans in service-based applications.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BQ27RNI</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arconi, A.; Bucchiarone, A.; Bratanis, K.; Brogi, A.; Camara, J.; Dranidis, D.; Giese, H.; Kazhamiakink, R.; De Lemos, R.; Marquezan, C.C.; Metzger, A.</text:p>
          </table:table-cell>
          <table:table-cell office:value-type="string" calcext:value-type="string">
            <text:p>Research challenges on multi-layer and mixed-initiative monitoring and adaptation for service-based systems</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09</text:p>
          </table:table-cell>
          <table:table-cell office:value-type="string" calcext:value-type="string">
            <text:p>https://www.scopus.com/inward/record.uri?eid=2-s2.0-84864365262&amp;doi=10.1109%2fS-Cube.2012.6225509&amp;partnerID=40&amp;md5=1ce534a00ef3990ffdd2292662313f9a</text:p>
          </table:table-cell>
          <table:table-cell office:value-type="string" calcext:value-type="string">
            <text:p>Adaptation of complex service-based systems is one of the most challenging research problems for the Future Internet. A considerable effort has been dedicated in recent years to address this problem. However, there are still several important issues that call for concrete solutions. In this paper, we present a set of research challenges for muti-layer and mixed-initiative adaptation and monitoring that may guide the research in this area for the next 5-10 years.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QD52FFZ</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etzger, A.; Chi, C.-H.; Engel, Y.; Marconi, A.</text:p>
          </table:table-cell>
          <table:table-cell office:value-type="string" calcext:value-type="string">
            <text:p>Research challenges on online service quality prediction for proactive adaptation</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12</text:p>
          </table:table-cell>
          <table:table-cell office:value-type="string" calcext:value-type="string">
            <text:p>https://www.scopus.com/inward/record.uri?eid=2-s2.0-84864330203&amp;doi=10.1109%2fS-Cube.2012.6225512&amp;partnerID=40&amp;md5=500bc971cb4ccdd693a985836d124d37</text:p>
          </table:table-cell>
          <table:table-cell office:value-type="string" calcext:value-type="string">
            <text:p>Online quality prediction allows service-oriented systems to anticipate the need for adaptation and thus to prevent the actual occurrence of failures or to mitigate upcoming failures. Such proactive adaptation capabilities are increasingly relevant for future service-oriented systems, which need to cope with limited control over third-party services, as well as rapidly changing usage contexts. Initial, promising results have been achieved for what concerns online quality prediction for service-oriented systems. However, there are many challenging issues remaining that call for concrete solutions. In this paper we present a set of research challenges identified by the research community that may be worth investigating in the coming years.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AWADIEM</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X.</text:p>
          </table:table-cell>
          <table:table-cell office:value-type="string" calcext:value-type="string">
            <text:p>Research on English online education platform based on genetic algorithm and blockchain technology</text:p>
          </table:table-cell>
          <table:table-cell office:value-type="string" calcext:value-type="string">
            <text:p>Wireless Communications and Mobile Computing</text:p>
          </table:table-cell>
          <table:table-cell table:number-columns-repeated="2"/>
          <table:table-cell office:value-type="string" calcext:value-type="string">
            <text:p>10.1155/2020/8827084</text:p>
          </table:table-cell>
          <table:table-cell office:value-type="string" calcext:value-type="string">
            <text:p>https://www.scopus.com/inward/record.uri?eid=2-s2.0-85097586277&amp;doi=10.1155%2f2020%2f8827084&amp;partnerID=40&amp;md5=6f05690faaa197407ccd59f1ed7e684c</text:p>
          </table:table-cell>
          <table:table-cell office:value-type="string" calcext:value-type="string">
            <text:p>Nowadays, with the rapid development of network technology, the online examination mode has gradually replaced the traditional paper examination mode. This paper introduces computer technology into English teaching and studies and designs an English online test system for English subjects. The system introduces the design module and introduces the genetic algorithm for analysis. By using the artificial intelligence of the genetic algorithm to analyze the examination process, the online examination system completes a series of tasks from questions to examination results, making the examination work intelligent, standardized, and highly efficient. At the same time, it also gives candidates greater fairness and flexibility, making the entire examination process more efficient and convenient. Copyright © 2020 Xuezhong Wu.</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6ZSG2N7</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u, H.; Liu, Y.; Qiu, L.; Liu, Y.</text:p>
          </table:table-cell>
          <table:table-cell office:value-type="string" calcext:value-type="string">
            <text:p>Research on network learning platform and its application in teaching</text:p>
          </table:table-cell>
          <table:table-cell office:value-type="string" calcext:value-type="string">
            <text:p>SKIMA 2016 - 2016 10th International Conference on Software, Knowledge, Information Management and Applications</text:p>
          </table:table-cell>
          <table:table-cell table:number-columns-repeated="2"/>
          <table:table-cell office:value-type="string" calcext:value-type="string">
            <text:p>10.1109/SKIMA.2016.7916252</text:p>
          </table:table-cell>
          <table:table-cell office:value-type="string" calcext:value-type="string">
            <text:p>https://www.scopus.com/inward/record.uri?eid=2-s2.0-85020000274&amp;doi=10.1109%2fSKIMA.2016.7916252&amp;partnerID=40&amp;md5=c12350ff44f47c35456f0a1c06a4a655</text:p>
          </table:table-cell>
          <table:table-cell office:value-type="string" calcext:value-type="string">
            <text:p>In consideration of the problem of the poor efflciency in traditional classroom teaching owing to the constraint in time and space, a research which combines traditional classroom with E-learning in blended learning is proposed. The software engineering course is chosen and the network platform can serve as an effective instrument for teaching. In our study, the teaching content can be shared in the network learning platform and students can be permitted to choose the learning content according to their study situation. Students can be involved in various online test, formal test or experimental work through the network. After the completion of the examination, the system will automatically score and rank test scores, and put forward some learning suggestions according to the weakness of the learners. The learning mode is changed from single classroom learning to the combination of curricular and extracurricular learning. Through the questionnaire survey which includes the indication of participation and satisfaction among the students on both traditional learning and blended learning, it shows that the blended learning model can greatly improve students' autonomous learning ability, learning interest, practical ability and innovation ability. The application of network platform provides rich teaching resources for teachers so that the communication between teachers and students is more frequent and the quality of teaching can be substantially improved. It indicates that blended learning can effectively promote teaching effectivenes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IHC5L2G</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Li, Y.; Hu, Q.</text:p>
          </table:table-cell>
          <table:table-cell office:value-type="string" calcext:value-type="string">
            <text:p>Research on student modeling of intelligent learning system based on CMA mechanism</text:p>
          </table:table-cell>
          <table:table-cell office:value-type="string" calcext:value-type="string">
            <text:p>Proceedings of 2013 3rd International Conference on Computer Science and Network Technology, ICCSNT 2013</text:p>
          </table:table-cell>
          <table:table-cell table:number-columns-repeated="2"/>
          <table:table-cell office:value-type="string" calcext:value-type="string">
            <text:p>10.1109/ICCSNT.2013.6967175</text:p>
          </table:table-cell>
          <table:table-cell office:value-type="string" calcext:value-type="string">
            <text:p>https://www.scopus.com/inward/record.uri?eid=2-s2.0-84919455576&amp;doi=10.1109%2fICCSNT.2013.6967175&amp;partnerID=40&amp;md5=39a8871c022d886842c3dd1fc2cdef22</text:p>
          </table:table-cell>
          <table:table-cell office:value-type="string" calcext:value-type="string">
            <text:p>In ITS model (Intelligent Tutoring System), student model plays a significant role and its intelligence mostly decides the quality of the whole system. Various theories have been put forward to implement student modelling. On the basis of previous experiments' results, this article introduces a new quantifiable model to record and reflect students' learning processes and results. It is named the CMA Mechanism (Concept Master Attribute Mechanism) for short. This mechanism sorts all concepts mastered by students into several kinds and quantify them to demonstrate periodical concept master status of a specific student which would be served as a basis to provide dynamic self-adaptive learning advices. Overall, this study shows that CMA is a relatively easy but effective one to implement student modelling.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CMG8NT6</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ussblatt, N.P.; Ganin, A.A.; Larkin, S.; Fiondella, L.; Linkov, I.</text:p>
          </table:table-cell>
          <table:table-cell office:value-type="string" calcext:value-type="string">
            <text:p>Resilience and fault tolerance in electrical engineering</text:p>
          </table:table-cell>
          <table:table-cell office:value-type="string" calcext:value-type="string">
            <text:p>NATO Science for Peace and Security Series C: Environmental Security</text:p>
          </table:table-cell>
          <table:table-cell table:number-columns-repeated="2"/>
          <table:table-cell office:value-type="string" calcext:value-type="string">
            <text:p>10.1007/978-94-024-1123-2_16</text:p>
          </table:table-cell>
          <table:table-cell office:value-type="string" calcext:value-type="string">
            <text:p>https://www.scopus.com/inward/record.uri?eid=2-s2.0-85028357804&amp;doi=10.1007%2f978-94-024-1123-2_16&amp;partnerID=40&amp;md5=35ff4093c2371a510d67c5aa7e0746e1</text:p>
          </table:table-cell>
          <table:table-cell office:value-type="string" calcext:value-type="string">
            <text:p>As a result of the increased importance of engineered electrical systems to modern civilization, it is necessary to design systems that sustain ideal levels of performance despite the potential for internal faults and external attacks. Designing systems that exhibit resilience, also known as fault tolerance, is the primary method by which optimal performance is preserved despite adverse conditions. This paper is a review of a variety of computational and electromechanical fault tolerance techniques from the literature in order to evaluate the state of the art and identify potential areas for improvement. Our findings suggest that the existing literature has only focused on a limited number of resilience challenges, and that no single resilience-enhancing solution, either hardware- or software-based, is capable of addressing all of the major types of possible faults. Further, we classify the papers using the resilience matrix, which combines four resilience phases put forth by the National Academy of Sciences and four Network Centric Warfare domains. We identify the matrix components insufficiently addressed: particularly, we have found no relevant literature on the cognitive and social domains. Even within the parts of the resilience matrix that have received attention in the literature to date, we observe that there is relatively less emphasis placed on the adaptation of the computational and electromechanical systems so that a repeated fault will not incur significant disruption in subsequent occurrences. Therefore, based on this review, we find that while significant and sustained attention has been dedicated to enhance the resilience of engineering electrical systems, substantial work remains to fully address resilience challenges that instill confidence in our ability to engineer resilient systems. © 2017, Springer Science+Business Media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DCTYEL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iksa, T.; Mayer, R.; Unterberger, M.; Rauber, A.</text:p>
          </table:table-cell>
          <table:table-cell office:value-type="string" calcext:value-type="string">
            <text:p>Resilient web services for timeless business processes</text:p>
          </table:table-cell>
          <table:table-cell office:value-type="string" calcext:value-type="string">
            <text:p>ACM International Conference Proceeding Series</text:p>
          </table:table-cell>
          <table:table-cell table:number-columns-repeated="2"/>
          <table:table-cell office:value-type="string" calcext:value-type="string">
            <text:p>10.1145/2684200.2684281</text:p>
          </table:table-cell>
          <table:table-cell office:value-type="string" calcext:value-type="string">
            <text:p>https://www.scopus.com/inward/record.uri?eid=2-s2.0-84985909484&amp;doi=10.1145%2f2684200.2684281&amp;partnerID=40&amp;md5=8d848b515298d04e5780c3e2668fb81f</text:p>
          </table:table-cell>
          <table:table-cell office:value-type="string" calcext:value-type="string">
            <text:p>Many business and scientific processes make extensive use of service-oriented architectures, using distributed services. These are often provided by third parties and are thus not under direct control of process owners. In this paper we discuss the issues of ensuring continuous and faithful execution of processes in distributed environments, focusing specifically on Web Services. Recently, we introduced a specification of Resilient Web Services, that makes current Web Services more robust, and a framework for the monitoring of Web Services, that allows detecting anomalies. In this paper, we describe alternative implementations of the framework for monitoring of Web Services. We also present possible approaches easing the deployment of Resilient Web Services: a framework consisting of tools deployable at the Web Service operator site enabling easy transformation of a regular Web Service into a Resilient Web Service, and a registry with notifications that decorates existing Web Services with resilient methods. Copyright 2014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TNJ8625</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Rüth, M.; Breuer, J.; Zimmermann, D.; Kaspar, K.</text:p>
          </table:table-cell>
          <table:table-cell office:value-type="string" calcext:value-type="string">
            <text:p>The Effects of Different Feedback Types on Learning With Mobile Quiz Apps</text:p>
          </table:table-cell>
          <table:table-cell office:value-type="string" calcext:value-type="string">
            <text:p>Frontiers in Psychology</text:p>
          </table:table-cell>
          <table:table-cell table:number-columns-repeated="2"/>
          <table:table-cell office:value-type="string" calcext:value-type="string">
            <text:p>10.3389/fpsyg.2021.665144</text:p>
          </table:table-cell>
          <table:table-cell office:value-type="string" calcext:value-type="string">
            <text:p>https://www.scopus.com/inward/record.uri?eid=2-s2.0-85107739328&amp;doi=10.3389%2ffpsyg.2021.665144&amp;partnerID=40&amp;md5=921bffdc674dec646cf2d591065a4294</text:p>
          </table:table-cell>
          <table:table-cell office:value-type="string" calcext:value-type="string">
            <text:p>Testing is an effective learning method, and it is the basis of mobile quiz apps. Quiz apps have the potential to facilitate remote and self-regulated learning. In this context, automatized feedback plays a crucial role. In two experimental studies, we examined the effects of two feedback types of quiz apps on performance, namely, the standard corrective feedback of quiz apps and a feedback that incorporates additional information related to the correct response option. We realized a controlled lab setting (n = 68, Study 1) and an unsupervised mobile setting (n = 150, Study 2). In the learning phase, participants used the quiz app and received feedback. They also completed a subsequent test as well as a follow-up test 1 week later by using the same quiz app. Irrespective of feedback type and setting, cognitive outcomes (quiz scores) and metacognitive outcomes (response certainty) increased similarly in the short term and long term. Feedback effects were not moderated by participants' overall response certainty during learning, their prior knowledge, and the difficulty of quiz items. Moreover, we found that participants perceived the quiz app to be similarly attractive, interesting, and enjoyable in both feedback conditions and that they spent slightly more time to process quiz items in the lab setting. We discuss these results in detail, including the role of moderating and mediating factors and prospects for further research and practice. Overall, our results underline that quiz apps are useful and effective tools that can support the acquisition and retention of semantic knowledge in different learning settings. © Copyright © 2021 Rüth, Breuer, Zimmermann and Kaspar.</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9Y2892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van Halem, N.; van Klaveren, C.; Cornelisz, I.</text:p>
          </table:table-cell>
          <table:table-cell office:value-type="string" calcext:value-type="string">
            <text:p>The effects of implementation barriers in virtually proctored examination: A randomised field experiment in Dutch higher education</text:p>
          </table:table-cell>
          <table:table-cell office:value-type="string" calcext:value-type="string">
            <text:p>Higher Education Quarterly</text:p>
          </table:table-cell>
          <table:table-cell table:number-columns-repeated="2"/>
          <table:table-cell office:value-type="string" calcext:value-type="string">
            <text:p>10.1111/hequ.12275</text:p>
          </table:table-cell>
          <table:table-cell office:value-type="string" calcext:value-type="string">
            <text:p>https://www.scopus.com/inward/record.uri?eid=2-s2.0-85089972772&amp;doi=10.1111%2fhequ.12275&amp;partnerID=40&amp;md5=a7d1c7c77417453119a9beaee6455fca</text:p>
          </table:table-cell>
          <table:table-cell office:value-type="string" calcext:value-type="string">
            <text:p>Virtual proctoring technology is credited with increasing the accessibility of exams by enabling students to participate in exams at any time and place. In this field experiment, students were randomly assigned to virtual proctoring or traditional on-campus examination to evaluate the effect, nature and timing of implementation barriers for online proctoring in higher education. The results show that the uptake in the traditional examination setting in this study was six times higher due to technical hurdles that students experienced with the virtual proctoring software. When alleviating these implementation barriers by offering all students the chance to participate in an unproctored retake, students initially assigned to virtual proctoring still showed a significantly lower uptake rate. Uptake could not be related to student characteristics, such as performance levels and motivation. © 2020 The Authors. Higher Education Quarterly published by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J9MDSIK</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Khany, S.; Lee, D.; Kim, Y.; Alameldeen, A.R.; Wilkerson, C.; Mutlu, O.</text:p>
          </table:table-cell>
          <table:table-cell office:value-type="string" calcext:value-type="string">
            <text:p>The efficacy of error mitigation techniques for DRAM retention failures: A comparative experimental study</text:p>
          </table:table-cell>
          <table:table-cell office:value-type="string" calcext:value-type="string">
            <text:p>Performance Evaluation Review</text:p>
          </table:table-cell>
          <table:table-cell table:number-columns-repeated="2"/>
          <table:table-cell office:value-type="string" calcext:value-type="string">
            <text:p>10.1145/2591971.2592000</text:p>
          </table:table-cell>
          <table:table-cell office:value-type="string" calcext:value-type="string">
            <text:p>https://www.scopus.com/inward/record.uri?eid=2-s2.0-84955582482&amp;doi=10.1145%2f2591971.2592000&amp;partnerID=40&amp;md5=97058ca025346c28b830d9d0463da46e</text:p>
          </table:table-cell>
          <table:table-cell office:value-type="string" calcext:value-type="string">
            <text:p>As DRAM cells continue to shrink, they become more susceptible to retention failures. DRAM cells that permanently exhibit short retention times are fairly easy to identify and repair through the use of memory tests and row and column redundancy. However, the retention time of many cells may vary over time due to a property called Variable Retention Time (VRT). Since these cells intermittently transition between failing and non-failing states, they are particularly difficult to identify through memory tests alone. In addition, the high temperature packaging process may aggravate this problem as the susceptibility of cells to VRT increases after the assembly of DRAM chips. A promising alternative to manufacturetime testing is to detect and mitigate retention failures after the system has become operational. Such a system would require mechanisms to detect and mitigate retention failures in the field, but would be responsive to retention failures introduced after system assembly and could dramatically reduce the cost of testing, enabling much longer tests than are practical with manufacturer testing equipment. In this paper, we analyze the efficacy of three common error mitigation techniques (memory tests, guardbands, and error correcting codes (ECC)) in real DRAM chips exhibiting both intermittent and permanent retention failures. Our analysis allows us to quantify the efficacy of recent system-level error mitigation mechanisms that build upon these techniques. We revisit prior works in the context of the experimental data we present, showing that our measured results significantly impact these works' conclusions. We find that mitigation techniques that rely on run-time testing alone [38, 27, 50, 26] are unable to ensure reliable operation even after many months of testing. Techniques that incorporate ECC [4, 52], however, can ensure reliable DRAM operation after only a few hours of testing. For example, VS-ECC [4], which couples testing with variable strength codes to allocate the strongest codes to the most errorprone memory regions, can ensure reliable operation for 10 years after only 19 minutes of testing. We conclude that the viability of these mitigation techniques depend on efficient online profiling of DRAM performed without disrupting system operation. Copyright 2014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NVDQBRJ</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Khan, S.; Lee, D.; Kim, Y.; Alameldeen, A.R.; Wilkerson, C.; Mutlu, O.</text:p>
          </table:table-cell>
          <table:table-cell office:value-type="string" calcext:value-type="string">
            <text:p>The efficacy of error mitigation techniques for DRAM retention failures: A comparative experimental study</text:p>
          </table:table-cell>
          <table:table-cell office:value-type="string" calcext:value-type="string">
            <text:p>SIGMETRICS 2014 - Proceedings of the 2014 ACM SIGMETRICS International Conference on Measurement and Modeling of Computer Systems</text:p>
          </table:table-cell>
          <table:table-cell table:number-columns-repeated="2"/>
          <table:table-cell office:value-type="string" calcext:value-type="string">
            <text:p>10.1145/2591971.2592000</text:p>
          </table:table-cell>
          <table:table-cell office:value-type="string" calcext:value-type="string">
            <text:p>https://www.scopus.com/inward/record.uri?eid=2-s2.0-84904320452&amp;doi=10.1145%2f2591971.2592000&amp;partnerID=40&amp;md5=89e80756dc515dfc6df4b89aaf17c1c2</text:p>
          </table:table-cell>
          <table:table-cell office:value-type="string" calcext:value-type="string">
            <text:p>As DRAM cells continue to shrink, they become more susceptible to retention failures. DRAM cells that permanently exhibit short retention times are fairly easy to identify and repair through the use of memory tests and row and column redundancy. However, the retention time of many cells may vary over time due to a property called Variable Retention Time (VRT). Since these cells intermittently transition between failing and non-failing states, they are particularly difficult to identify through memory tests alone. In addition, the high temperature packaging process may aggravate this problem as the susceptibility of cells to VRT increases after the assembly of DRAM chips. A promising alternative to manufacturetime testing is to detect and mitigate retention failures after the system has become operational. Such a system would require mechanisms to detect and mitigate retention failures in the field, but would be responsive to retention failures introduced after system assembly and could dramatically reduce the cost of testing, enabling much longer tests than are practical with manufacturer testing equipment. In this paper, we analyze the efficacy of three common error mitigation techniques (memory tests, guardbands, and error correcting codes (ECC)) in real DRAM chips exhibiting both intermittent and permanent retention failures. Our analysis allows us to quantify the efficacy of recent system-level error mitigation mechanisms that build upon these techniques. We revisit prior works in the context of the experimental data we present, showing that our measured results significantly impact these works' conclusions. We find that mitigation techniques that rely on run-time testing alone [38, 27, 50, 26] are unable to ensure reliable operation even after many months of testing. Techniques that incorporate ECC [4, 52], however, can ensure reliable DRAM operation after only a few hours of testing. For example, VS-ECC [4], which couples testing with variable strength codes to allocate the strongest codes to the most errorprone memory regions, can ensure reliable operation for 10 years after only 19 minutes of testing. We conclude that the viability of these mitigation techniques depend on efficient online profiling of DRAM performed without disrupting system operation. Copyright © 2014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ZE8WN48</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Divya; Gill, N.S.; Singh, L.</text:p>
          </table:table-cell>
          <table:table-cell office:value-type="string" calcext:value-type="string">
            <text:p>Built-in testing in component-based software - A mapping study</text:p>
          </table:table-cell>
          <table:table-cell office:value-type="string" calcext:value-type="string">
            <text:p>2015 International Conference on Computing for Sustainable Global Development, INDIACom 2015</text:p>
          </table:table-cell>
          <table:table-cell table:number-columns-repeated="3"/>
          <table:table-cell office:value-type="string" calcext:value-type="string">
            <text:p>https://www.scopus.com/inward/record.uri?eid=2-s2.0-84960846628&amp;partnerID=40&amp;md5=4e66dc31ad9f6cb5573a92cc5f3c930c</text:p>
          </table:table-cell>
          <table:table-cell office:value-type="string" calcext:value-type="string">
            <text:p>Component-based software development (CBSD)has proved to be a highly useful way of developing software using re-usable components, especially within a short time frame. The biggest challenge faced during development (specially testing) of component-based software is that the source-code of components is not available. Due to this, the traditional testing techniques cannot be applied directly while testing the software. Amongst several techniques proposed to bridge this gap, built-in testing has emerged out to be a popular choice. Built-in tests are testcases/testing functionalities that are added to a component that analyze the component within the software during development and runtime. It is increasingly being used to perform testing during development and maintenance of various kinds of component-based software. This paper aims to identify the state-of-the-art research on built-in testing in component-based software. A mapping study has been performed employing searches in journals, conference proceedings, and electronic databases. A total of 26 studies have been reviewed in order to extract relevant information regarding a previously defined set of research questions. Although only 26 studies have addressed the use of built-in tests in component-based software, this number can be considered significant due to the specific nature of the reviewed topic. The results of the present study have shown the limitations and help to set further guidelines.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GG8WN2C</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Patel, K.; Hierons, R.M.</text:p>
          </table:table-cell>
          <table:table-cell office:value-type="string" calcext:value-type="string">
            <text:p>A mapping study on testing non-testable systems</text:p>
          </table:table-cell>
          <table:table-cell office:value-type="string" calcext:value-type="string">
            <text:p>Software Quality Journal</text:p>
          </table:table-cell>
          <table:table-cell table:number-columns-repeated="2"/>
          <table:table-cell office:value-type="string" calcext:value-type="string">
            <text:p>10.1007/s11219-017-9392-4</text:p>
          </table:table-cell>
          <table:table-cell office:value-type="string" calcext:value-type="string">
            <text:p>https://www.scopus.com/inward/record.uri?eid=2-s2.0-85035122281&amp;doi=10.1007%2fs11219-017-9392-4&amp;partnerID=40&amp;md5=fc9a6c52c19a6fc9ff0a024282fa82f3</text:p>
          </table:table-cell>
          <table:table-cell office:value-type="string" calcext:value-type="string">
            <text:p>The terms “Oracle Problem” and “Non-testable system” interchangeably refer to programs in which the application of test oracles is infeasible. Test oracles are an integral part of conventional testing techniques; thus, such techniques are inoperable in these programs. The prevalence of the oracle problem has inspired the research community to develop several automated testing techniques that can detect functional software faults in such programs. These techniques include N-Version testing, Metamorphic Testing, Assertions, Machine Learning Oracles, and Statistical Hypothesis Testing. This paper presents a Mapping Study that covers these techniques. The Mapping Study presents a series of discussions about each technique, from different perspectives, e.g. effectiveness, efficiency, and usability. It also presents a comparative analysis of these techniques in terms of these perspectives. Finally, potential research opportunities within the non-testable systems problem domain are highlighted within the Mapping Study. We believe that the aforementioned discussions and comparative analysis will be invaluable for new researchers that are attempting to familiarise themselves with the field, and be a useful resource for practitioners that are in the process of selecting an appropriate technique for their context, or deciding how to apply their selected technique. We also believe that our own insights, which are embedded throughout these discussions and the comparative analysis, will be useful for researchers that are already accustomed to the field. It is our hope that the potential research opportunities that have been highlighted by the Mapping Study will steer the direction of future research endeavours. © 2017,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MFQ35UT</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Bardesi, H.J.A.; Razek, M.A.</text:p>
          </table:table-cell>
          <table:table-cell office:value-type="string" calcext:value-type="string">
            <text:p>Learning outcome E-exam system</text:p>
          </table:table-cell>
          <table:table-cell office:value-type="string" calcext:value-type="string">
            <text:p>Proceedings - 6th International Conference on Computational Intelligence, Communication Systems and Networks, CICSyN 2014</text:p>
          </table:table-cell>
          <table:table-cell table:number-columns-repeated="2"/>
          <table:table-cell office:value-type="string" calcext:value-type="string">
            <text:p>10.1109/CICSyN.2014.29</text:p>
          </table:table-cell>
          <table:table-cell office:value-type="string" calcext:value-type="string">
            <text:p>https://www.scopus.com/inward/record.uri?eid=2-s2.0-84946691252&amp;doi=10.1109%2fCICSyN.2014.29&amp;partnerID=40&amp;md5=6d648fda8c1a4a6f5c452e58198b1796</text:p>
          </table:table-cell>
          <table:table-cell office:value-type="string" calcext:value-type="string">
            <text:p>This paper describes the e-exam management system (KAU-eExam). The KAU-eExam allows instructors to build questions bank for concerned course, generate, and delivery examinations sheet for undergraduate students at King Abdulaziz University. The technique of building the exam is to cover all intended learning outcomes of the course such as, knowledge, cognitive, interpersonal &amp;amp; responsibility, and communication, &amp;amp; information technology skills. These questions are built based on three levels of difficulties. This paper demonstrates the main functions of KAU-eExam in details. To ensure the proposed system could run success-fully, we conducted an empirical analysis on a real example of examination.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6BDIFVE</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Fernando, N.; Loke, S.W.; Rahayu, W.</text:p>
          </table:table-cell>
          <table:table-cell office:value-type="string" calcext:value-type="string">
            <text:p>Mobile cloud computing: A survey</text:p>
          </table:table-cell>
          <table:table-cell office:value-type="string" calcext:value-type="string">
            <text:p>Future Generation Computer Systems</text:p>
          </table:table-cell>
          <table:table-cell table:number-columns-repeated="2"/>
          <table:table-cell office:value-type="string" calcext:value-type="string">
            <text:p>10.1016/j.future.2012.05.023</text:p>
          </table:table-cell>
          <table:table-cell office:value-type="string" calcext:value-type="string">
            <text:p>https://www.scopus.com/inward/record.uri?eid=2-s2.0-84862998994&amp;doi=10.1016%2fj.future.2012.05.023&amp;partnerID=40&amp;md5=71d4151079a44dac77359eae884cdfb4</text:p>
          </table:table-cell>
          <table:table-cell office:value-type="string" calcext:value-type="string">
            <text:p>Despite increasing usage of mobile computing, exploiting its full potential is difficult due to its inherent problems such as resource scarcity, frequent disconnections, and mobility. Mobile cloud computing can address these problems by executing mobile applications on resource providers external to the mobile device. In this paper, we provide an extensive survey of mobile cloud computing research, while highlighting the specific concerns in mobile cloud computing. We present a taxonomy based on the key issues in this area, and discuss the different approaches taken to tackle these issues. We conclude the paper with a critical analysis of challenges that have not yet been fully met, and highlight directions for future work. © 2012 Elsevier B.V.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KZ42QJN</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hen, C.; Sonnert, G.; Sadler, P.M.; Sasselov, D.; Fredericks, C.</text:p>
          </table:table-cell>
          <table:table-cell office:value-type="string" calcext:value-type="string">
            <text:p>The impact of student misconceptions on student persistence in a MOOC</text:p>
          </table:table-cell>
          <table:table-cell office:value-type="string" calcext:value-type="string">
            <text:p>Journal of Research in Science Teaching</text:p>
          </table:table-cell>
          <table:table-cell table:number-columns-repeated="2"/>
          <table:table-cell office:value-type="string" calcext:value-type="string">
            <text:p>10.1002/tea.21616</text:p>
          </table:table-cell>
          <table:table-cell office:value-type="string" calcext:value-type="string">
            <text:p>https://www.scopus.com/inward/record.uri?eid=2-s2.0-85076756775&amp;doi=10.1002%2ftea.21616&amp;partnerID=40&amp;md5=fba25c5a12e635e5588e94bdac93e7c4</text:p>
          </table:table-cell>
          <table:table-cell office:value-type="string" calcext:value-type="string">
            <text:p>Massive Online Open Courses (MOOCs) provide opportunities to learn a vast range of subjects. Because MOOCs are open to anyone with computer access and rarely have prerequisite requirements, the range of student backgrounds can be far more varied than in conventional classroom-based courses. Prior studies have shown that misconceptions have a huge impact on students' learning performance; however, no study has empirically examined the relationship between misconceptions and learning persistence. This study of 12,913 MOOC-takers examines how students' misconceptions about the upcoming course material affect course completion. Using a survival analysis approach, we found that, controlling for the score in a pre-course test, students holding more misconceptions had a higher dropout rate at the start of the course, an effect that diminished over time. Other student variables were found to have a positive impact on survival that persisted throughout the entire course: U.S. location, higher age, an intention to complete, better English skills, prior familiarity with the subject, motivation to earn a certificate, and score and time spent on the previous problem set (homework). By contrast, student gender, education level, number of previous MOOCs completed, and motivation to participate in online discussion forums did not affect survival. © 2019 The Authors. Journal of Research in Science Teaching published by Wiley Periodicals,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TNZUE6H</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M.; Bowers, K.M.; Price, K.A.; Hariri, R.H.</text:p>
          </table:table-cell>
          <table:table-cell office:value-type="string" calcext:value-type="string">
            <text:p>CAL: A smart home environment for monitoring cognitive decline</text:p>
          </table:table-cell>
          <table:table-cell office:value-type="string" calcext:value-type="string">
            <text:p>Proceedings - International Conference on Distributed Computing Systems</text:p>
          </table:table-cell>
          <table:table-cell table:number-columns-repeated="2"/>
          <table:table-cell office:value-type="string" calcext:value-type="string">
            <text:p>10.1109/ICDCS.2018.00155</text:p>
          </table:table-cell>
          <table:table-cell office:value-type="string" calcext:value-type="string">
            <text:p>https://www.scopus.com/inward/record.uri?eid=2-s2.0-85050960322&amp;doi=10.1109%2fICDCS.2018.00155&amp;partnerID=40&amp;md5=6844a59329dc5f312d9e3e635d0b3716</text:p>
          </table:table-cell>
          <table:table-cell office:value-type="string" calcext:value-type="string">
            <text:p>The increased growth of the aging population (i.e., 65 years or older) has led to emerging technologies in health care that provide in-home support to patients using devices throughout the household. Such smart home environments can monitor and interact with patients and their doctors/caregivers to augment patient medical data for diagnosis than can be generated via traditional doctor visits. Moreover, smart homes are enabling older adults to stay at home longer as opposed to permanent moves to assisted living or nursing facilities, increasing health and well-being and decreasing overall costs to the individual and society at large. This paper proposes Cognitive Assisted Living (CAL), a cyber-physical system comprising a network of embedded devices for collecting and analyzing patient speech patterns over time for monitoring cognitive function beginning in the early stages of Alzheimer's disease. Specifically, CAL will analyze patient speech patterns and spatial abilities, via a set of daily interactions, to provide a longitudinal analysis of speech deterioration, a significant indicator of cognitive decline resulting from Alzheimer's disease. Understanding the rate of cognitive decline can enable caregivers and health care professionals to better manage the patient's daily care and medical requirements. Additionally, the patient's cognitive state can be shared across household devices to increase the patient's comfort and better accommodate lifestyle changes. To these ends, we describe the architecture of the proposed system, the methods to which we will detect cognitive decline, and specify how the system will provide continuing fault tolerance and data security at run time.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FDKAVG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D.; Yin, Y.; Dou, J.; Kong, M.; Xu, X.; Lei, L.; Liang, R.</text:p>
          </table:table-cell>
          <table:table-cell office:value-type="string" calcext:value-type="string">
            <text:p>Calibration of geometrical aberration in transmitted wavefront testing of refractive optics with deflectometry</text:p>
          </table:table-cell>
          <table:table-cell office:value-type="string" calcext:value-type="string">
            <text:p>Applied Optics</text:p>
          </table:table-cell>
          <table:table-cell table:number-columns-repeated="2"/>
          <table:table-cell office:value-type="string" calcext:value-type="string">
            <text:p>10.1364/AO.415715</text:p>
          </table:table-cell>
          <table:table-cell office:value-type="string" calcext:value-type="string">
            <text:p>https://www.scopus.com/inward/record.uri?eid=2-s2.0-85102811468&amp;doi=10.1364%2fAO.415715&amp;partnerID=40&amp;md5=7b9da1bc0dce1fd8411e57b0ffb33701</text:p>
          </table:table-cell>
          <table:table-cell office:value-type="string" calcext:value-type="string">
            <text:p>Deflectometry, with its noticeable advantages such as simple structure, large dynamic range, and high accuracy comparable to interferometry, has been one of the powerful metrological techniques for optical surfaces in recent years. In the “null” deflectometric transmitted wavefront testing of refractive optics, ray tracing of the test system model is required, in which both the miscalibration of system geometrical parameters and optical tolerances on tested optics could introduce significant geometrical aberrations in the testing results. In this paper, the geometrical aberration introduced by a system modeling error in the transmitted wavefront testing is discussed. Besides, a calibration method based on polynomial optimization of geometrical aberration is presented for the geometrical aberration calibration. Both simulation and experiment have been performed to validate the feasibility of the proposed calibration method. The proposed method can calibrate the optical tolerances on tested optics effectively, and it is feasible even with a large geometric error, providing a viable way to address the uncertainty in system modeling in transmitted wavefront testing of freeform refractive optics with large dynamic range. © 2021 Optical Society of America</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L7Q3GNM</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ker, T.; Carpenter, S.; Gubbins, S.; Newton, R.; Lo Iacono, G.; Wood, J.; Harrup, L.E.</text:p>
          </table:table-cell>
          <table:table-cell office:value-type="string" calcext:value-type="string">
            <text:p>Can insecticide-treated netting provide protection for Equids from Culicoides biting midges in the United Kingdom?</text:p>
          </table:table-cell>
          <table:table-cell office:value-type="string" calcext:value-type="string">
            <text:p>Parasites and Vectors</text:p>
          </table:table-cell>
          <table:table-cell table:number-columns-repeated="2"/>
          <table:table-cell office:value-type="string" calcext:value-type="string">
            <text:p>10.1186/s13071-015-1182-x</text:p>
          </table:table-cell>
          <table:table-cell office:value-type="string" calcext:value-type="string">
            <text:p>https://www.scopus.com/inward/record.uri?eid=2-s2.0-84947907732&amp;doi=10.1186%2fs13071-015-1182-x&amp;partnerID=40&amp;md5=a4e9147cdad81f5c381beeec24133b7e</text:p>
          </table:table-cell>
          <table:table-cell office:value-type="string" calcext:value-type="string">
            <text:p>Background: Biting midges of the genus Culicoides Latreille, 1809 (Diptera: Ceratopogonidae) cause a significant biting nuisance to equines and are responsible for the biological transmission of African horse sickness virus (AHSV). While currently restricted in distribution to sub-Saharan Africa, AHSV has a history of emergence into southern Europe and causes one of the most lethal diseases of horses and other species of Equidae. In the event of an outbreak of AHSV, the use of insecticide treated nets (ITNs) to screen equine accomodation is recommended by competent authorities including the Office International des Épizooties (OIE) in order to reduce vector-host contact. Methods: Seven commercially avaliable pyrethroid insecticides and three repellent compounds, all of which are licensed for amateur use, were assessed in modified World Health Organization (WHO) cone bioassay trials in the laboratory using a colony line of Culicoides nubeculosus (Meigen), 1830. Two field trials were subsequently conducted to test the efficiency of treated net screens in preventing entry of Culicoides. Results: A formulation of cypermethrin (0.15 % w/w) and pyrethrins (0.2 % w/w) (Tri-Tec 14®, LS Sales (Farnham) Ltd, Bloxham, UK) applied to black polyvinyl-coated polyester insect screen (1.6 mm aperture; 1.6 mm thickness) inflicted 100 % mortality on batches of C. nubeculosus following a three minute exposure in the WHO cone bioassays at 1, 7 and 14 days post-treatment. Tri-Tec 14® outperformed all other treatments tested and was subsequently selected for use in field trials. The first trial demonstrated that treated screens placed around an ultraviolet light-suction trap entirely prevented Culicoides being collected, despite their collection in identical traps with untreated screening or no screening. The second field trial examined entry of Culicoides into stables containing horses and found that while the insecticide treated screens reduced entry substantially, there was still a small risk of exposure to biting. Conclusions: Screened stables can be utilised as part of an integrated control program in the event of an AHSV outbreak in order to reduce vector-host contact and may also be applicable to protection of horses from Culicoides during transport. © 2015 Baker et 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JM2ANX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eo, D.G.; De Jong, G.</text:p>
          </table:table-cell>
          <table:table-cell office:value-type="string" calcext:value-type="string">
            <text:p>Comparability of online- and paper-based tests in a statewide assessment program: Using propensity score matching</text:p>
          </table:table-cell>
          <table:table-cell office:value-type="string" calcext:value-type="string">
            <text:p>Journal of Educational Computing Research</text:p>
          </table:table-cell>
          <table:table-cell table:number-columns-repeated="2"/>
          <table:table-cell office:value-type="string" calcext:value-type="string">
            <text:p>10.1177/0735633114568856</text:p>
          </table:table-cell>
          <table:table-cell office:value-type="string" calcext:value-type="string">
            <text:p>https://www.scopus.com/inward/record.uri?eid=2-s2.0-84930353686&amp;doi=10.1177%2f0735633114568856&amp;partnerID=40&amp;md5=89902c07572fd764d4cb12b0969ed02d</text:p>
          </table:table-cell>
          <table:table-cell office:value-type="string" calcext:value-type="string">
            <text:p>Comparability of paper and online versions of a statewide assessment was evaluated for the purposes of test score reporting, to appropriately adjust equated score conversion tables for students testing online as warranted. In particular, comparability of online and paper tests was designed with a propensity score matching method. The propensity score was used to match the online test sample with the paper-pencil test sample. The results of this study suggest that neither a separate assessment nor a conversion table would be required in a state's assessment. The online test appears to provide a credible and comparable option to the paper and pencil modality. © The Author(s) 2015 Reprints and permissions: sagepub.co.uk/journalsPermissions.na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LCJ3RS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asitere, M.; Ivala, E.N.</text:p>
          </table:table-cell>
          <table:table-cell office:value-type="string" calcext:value-type="string">
            <text:p>An exploration of students' experiences of Blended Learning in a physics course at a university of technology</text:p>
          </table:table-cell>
          <table:table-cell office:value-type="string" calcext:value-type="string">
            <text:p>Journal of Social Development in Africa</text:p>
          </table:table-cell>
          <table:table-cell table:number-columns-repeated="3"/>
          <table:table-cell office:value-type="string" calcext:value-type="string">
            <text:p>https://www.scopus.com/inward/record.uri?eid=2-s2.0-85070402693&amp;partnerID=40&amp;md5=f360c09fc19f41a4328dc59136d8e6ba</text:p>
          </table:table-cell>
          <table:table-cell office:value-type="string" calcext:value-type="string">
            <text:p>The '#FeesMustFall' students protest movement in South African Higher Education Institutions sparked critical discourse on Blended Learning as an approach to supplement conventional on campus contact (face-to face) lectures. This approach, however, needs careful consideration in its implementation due to its inherent resource-intense nature, which poses challenges in settings that are poorly resourced. For instance, there is a danger that it may further accentuate digital divide, marginalizing poorly resourced communities, and thus necessitates great caution in its implementation. This paper presents and discusses students' experiences of Blended Learning through their interaction with the adaptive medium WileyPLUS system and social medium WhatsApp group platform in a Physics course supplementing face to face classroom teaching. The data was generated through student focus group interviews, WhatsApp group discussions and students' results in both WileyPLUS and paper-based assessments. The results show that students who lived in university residences with access to university resources such as computers and Wi-Fi had a greater chance of improving scores in the Physics course compared to students residing off-campus-without the necessary resources such as personal computers and access to internet services. Furthermore, in the group of students residing off-campus, scores on online versus written assessments were discordant - students scored better on online tests than in written tests. This was attributed to cheating collaboration, as students residing off-campus reported to have collaborated with fellow students residing on campus in order to score higher points on WileyPLUS at the expense of failing to gain the required level of competency to perform equally well in written assessments. In conclusion, the findings in this paper alert universities to the potential challenges and implications of employing various technologies to support Blended Learning particularly in a developing country where resource limitations feature. © 2017 School of Social Work.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J7GWPV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izilcec, R.F.; Pérez-Sanagustín, M.; Maldonado, J.J.</text:p>
          </table:table-cell>
          <table:table-cell office:value-type="string" calcext:value-type="string">
            <text:p>Self-regulated learning strategies predict learner behavior and goal attainment in Massive Open Online Courses</text:p>
          </table:table-cell>
          <table:table-cell office:value-type="string" calcext:value-type="string">
            <text:p>Computers and Education</text:p>
          </table:table-cell>
          <table:table-cell table:number-columns-repeated="2"/>
          <table:table-cell office:value-type="string" calcext:value-type="string">
            <text:p>10.1016/j.compedu.2016.10.001</text:p>
          </table:table-cell>
          <table:table-cell office:value-type="string" calcext:value-type="string">
            <text:p>https://www.scopus.com/inward/record.uri?eid=2-s2.0-84994524464&amp;doi=10.1016%2fj.compedu.2016.10.001&amp;partnerID=40&amp;md5=76824461fc6cc15f3615274425295af1</text:p>
          </table:table-cell>
          <table:table-cell office:value-type="string" calcext:value-type="string">
            <text:p>Individuals with strong self-regulated learning (SRL) skills, characterized by the ability to plan, manage and control their learning process, can learn faster and outperform those with weaker SRL skills. SRL is critical in learning environments that provide low levels of support and guidance, as is commonly the case in Massive Open Online Courses (MOOCs). Learners can be trained to engage in SRL and actively supported with prompts and activities. However, effective implementation of learner support systems in MOOCs requires an understanding of which SRL strategies are most effective and how these strategies manifest in online behavior. Moreover, identifying learner characteristics that are predictive of weaker SRL skills can advance efforts to provide targeted support without obtrusive survey instruments. We investigated SRL in a sample of 4,831 learners across six MOOCs based on individual records of overall course achievement, interactions with course content, and survey responses. Results indicated that goal setting and strategic planning predicted attainment of personal course goals, while help seeking appeared to be counterproductive. Learners with stronger SRL skills were more likely to revisit previously studied course materials, especially course assessments. Several learner characteristics, including demographics and motivation, predicted learners’ SRL skills. We discuss implications for theory and the development of learning environments that provide adaptive support. © 2016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RY3C2TI</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un, Y.; Qiao, Z.; Chen, D.; Xin, C.; Jiao, W.</text:p>
          </table:table-cell>
          <table:table-cell office:value-type="string" calcext:value-type="string">
            <text:p>An Approach to Using Existing Online Education Tools to Support Practical Education on MOOCs</text:p>
          </table:table-cell>
          <table:table-cell office:value-type="string" calcext:value-type="string">
            <text:p>Proceedings - International Computer Software and Applications Conference</text:p>
          </table:table-cell>
          <table:table-cell table:number-columns-repeated="2"/>
          <table:table-cell office:value-type="string" calcext:value-type="string">
            <text:p>10.1109/COMPSAC.2016.49</text:p>
          </table:table-cell>
          <table:table-cell office:value-type="string" calcext:value-type="string">
            <text:p>https://www.scopus.com/inward/record.uri?eid=2-s2.0-84987950723&amp;doi=10.1109%2fCOMPSAC.2016.49&amp;partnerID=40&amp;md5=4cf9b72eb8c8d1cb8076e8f02374ab53</text:p>
          </table:table-cell>
          <table:table-cell office:value-type="string" calcext:value-type="string">
            <text:p>MOOCs are popular for online education because of its convenience and excellent educational resources. At present, MOOCs just provide very limited online practical environments such as online tests, quizzes and online judge etc., but they have not provided students with some dynamic and operable online practical environments, such as interactive education tools etc. Online education tools can satisfy the needs of online practicing, mainly because of its abundance, interactivity and convenience, but MOOCs have not made full use of these online tools yet. The paper proposes an approach to using existing online education tools to support practical education on MOOCs by two enhancements: educational resources development and real-time collaborative learning. The key to the approach is operation reuse, which involves recording, optimizing and replaying user operations on existing online educations tools. Based on the approach, we develop an education platform called Smart Web Tutor. Case study is performed to analyze user experience, and the results show that our approach contributes to students' learning, especially for real-time collaborative learning. Also, some suggestions from students are inspiring to further increase the utility and user experience of our approach and education platform.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YLK3A9J</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Davis, D.; Chen, G.; Hauff, C.; Houben, G.-J.</text:p>
          </table:table-cell>
          <table:table-cell office:value-type="string" calcext:value-type="string">
            <text:p>Activating learning at scale: A review of innovations in online learning strategies</text:p>
          </table:table-cell>
          <table:table-cell office:value-type="string" calcext:value-type="string">
            <text:p>Computers and Education</text:p>
          </table:table-cell>
          <table:table-cell table:number-columns-repeated="2"/>
          <table:table-cell office:value-type="string" calcext:value-type="string">
            <text:p>10.1016/j.compedu.2018.05.019</text:p>
          </table:table-cell>
          <table:table-cell office:value-type="string" calcext:value-type="string">
            <text:p>https://www.scopus.com/inward/record.uri?eid=2-s2.0-85049005121&amp;doi=10.1016%2fj.compedu.2018.05.019&amp;partnerID=40&amp;md5=1e75cf8e84d1aee765c5a419cce444fe</text:p>
          </table:table-cell>
          <table:table-cell office:value-type="string" calcext:value-type="string">
            <text:p>Taking advantage of the vast history of theoretical and empirical findings in the learning literature we have inherited, this research offers a synthesis of prior findings in the domain of empirically evaluated active learning strategies in digital learning environments. The primary concern of the present study is to evaluate these findings with an eye towards scalable learning. Massive Open Online Courses (MOOCs) have emerged as the new way to reach the masses with educational materials, but so far they have failed to maintain learners' attention over the long term. Even though we now understand how effective active learning principles are for learners, the current landscape of MOOC pedagogy too often allows for passivity — leading to the unsatisfactory performance experienced by many MOOC learners today. As a starting point to this research we took John Hattie's seminal work from 2008 on learning strategies used to facilitate active learning. We considered research published between 2009 and 2017 that presents empirical evaluations of these learning strategies. Through our systematic search we found 126 papers meeting our criteria and categorized them according to Hattie's learning strategies. We found large-scale experiments to be the most challenging environment for experimentation due to their size, heterogeneity of participants, and platform restrictions, and we identified the three most promising strategies for effectively leveraging learning at scale as Cooperative Learning, Simulations &amp; Gaming, and Interactive Multimedia. © 2018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P7VTDTQ</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archisio, M.; Barana, A.; Floris, F.; Pulvirenti, M.; Sacchet, M.; Rabellino, S.; Marello, C.</text:p>
          </table:table-cell>
          <table:table-cell office:value-type="string" calcext:value-type="string">
            <text:p>Adapting STEM automated assessment system to enhance language skills</text:p>
          </table:table-cell>
          <table:table-cell office:value-type="string" calcext:value-type="string">
            <text:p>eLearning and Software for Education Conference</text:p>
          </table:table-cell>
          <table:table-cell table:number-columns-repeated="2"/>
          <table:table-cell office:value-type="string" calcext:value-type="string">
            <text:p>10.12753/2066-026X-19-126</text:p>
          </table:table-cell>
          <table:table-cell office:value-type="string" calcext:value-type="string">
            <text:p>https://www.scopus.com/inward/record.uri?eid=2-s2.0-85078998123&amp;doi=10.12753%2f2066-026X-19-126&amp;partnerID=40&amp;md5=70e6aa080a84a5e36dea104aaa51e87f</text:p>
          </table:table-cell>
          <table:table-cell office:value-type="string" calcext:value-type="string">
            <text:p>Enhancing language skills is a duty for many institutions, schools and universities; Information and Communications Technology is nowadays supporting language teaching, heading also to the integration of foreigners. According to previous studies, the use of a Technology Enhanced Learning Environment can foster language competences through online tests. The goal of this paper is to show and discuss different typologies of automatically evaluated questions useful to learn languages and designed with an Automatic Assessment System, already successfully used for teaching STEM disciplines: Science, Technology, Engineering and Mathematics. This work has been carried out thanks to the collaboration between the Department of Mathematics and the Department of Foreign Languages. Five different typologies of questions are analysed: “Combining sentence elements” asks to combine given elements to form at least three correct and meaningful sentences; “Find the mistake” asks whether a sentence is grammatically correct and to explain why; “The Target puzzle” asks to join words together using precise links; “Scrambled text” asks the student the correct sequence of sentences in a scrambled text; “The Encrypted Crossword puzzle” is a crossword puzzle without definition clues. Linguists consider these question types effective to develop language competences and have already used them profitably in traditional teaching and language learning. To engage the learner and increase motivation, we will develop an implementation where the questions are self-evaluated, always available, with immediate and interactive feedback. These tools could be used in online language courses and in all those teaching activities that are carried out remotely by the student alone. All questions are outlined with the explanation of the grading code and a triplet of descriptors; they describe the Performance, Requirements and Objectives of each question and allow further studies on automatic detection of the relatedness between different language learning objects, in order to construct adaptive language tests. © 2019, National Defence University - Carol I Printing House.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RUF8KU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olden, O.L.; Norris, M.E.; Kuhlmeier, V.A.</text:p>
          </table:table-cell>
          <table:table-cell office:value-type="string" calcext:value-type="string">
            <text:p>Academic Integrity in Online Assessment: A Research Review</text:p>
          </table:table-cell>
          <table:table-cell office:value-type="string" calcext:value-type="string">
            <text:p>Frontiers in Education</text:p>
          </table:table-cell>
          <table:table-cell table:number-columns-repeated="2"/>
          <table:table-cell office:value-type="string" calcext:value-type="string">
            <text:p>10.3389/feduc.2021.639814</text:p>
          </table:table-cell>
          <table:table-cell office:value-type="string" calcext:value-type="string">
            <text:p>https://www.scopus.com/inward/record.uri?eid=2-s2.0-85111436099&amp;doi=10.3389%2ffeduc.2021.639814&amp;partnerID=40&amp;md5=e652d4d238821ae484fd3f74bfd96dbf</text:p>
          </table:table-cell>
          <table:table-cell office:value-type="string" calcext:value-type="string">
            <text:p>This paper provides a review of current research on academic integrity in higher education, with a focus on its application to assessment practices in online courses. Understanding the types and causes of academic dishonesty can inform the suite of methods that might be used to most effectively promote academic integrity. Thus, the paper first addresses the question of why students engage in academically dishonest behaviours. Then, a review of current methods to reduce academically dishonest behaviours is presented. Acknowledging the increasing use of online courses within the postsecondary curriculum, it is our hope that this review will aid instructors and administrators in their decision-making process regarding online evaluations and encourage future study that will form the foundation of evidence-based practices. © Copyright © 2021 Holden, Norris and Kuhlmeier.</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V9NXW2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Zhang, H.; Jin, X.; Wei, Y.; Li, J.; Kang, L.; Wang, S.; Huang, L.; Yu, P.</text:p>
          </table:table-cell>
          <table:table-cell office:value-type="string" calcext:value-type="string">
            <text:p>An earthquake early warning system in Fujian, China</text:p>
          </table:table-cell>
          <table:table-cell office:value-type="string" calcext:value-type="string">
            <text:p>Bulletin of the Seismological Society of America</text:p>
          </table:table-cell>
          <table:table-cell table:number-columns-repeated="2"/>
          <table:table-cell office:value-type="string" calcext:value-type="string">
            <text:p>10.1785/0120150143</text:p>
          </table:table-cell>
          <table:table-cell office:value-type="string" calcext:value-type="string">
            <text:p>https://www.scopus.com/inward/record.uri?eid=2-s2.0-84964048540&amp;doi=10.1785%2f0120150143&amp;partnerID=40&amp;md5=4ce97d4cc6dc761e3ce0d8476d4eba3f</text:p>
          </table:table-cell>
          <table:table-cell office:value-type="string" calcext:value-type="string">
            <text:p>As one of the most economically developed and seismically active regions of China, Fujian faces a threat from severe earthquakes, particularly those that occur in Taiwan. Following the worldwide construction of an earthquake early warning (EEW) system, we developed an EEW system in Fujian in 2009 and began online testing in November 2012. During this testing, our EEW system successfully processed several earthquakes in both the Fujian region and Taiwan. The results showed that, for inland events (Fujian region), the first alarm was generated 6:4 ± 0:97 s after the first station was triggered, with a location error of 4:6 ± 4:0 km and magnitude estimation error of 0:6 ± 0:5. For offshore events (Taiwan), the first alarm was generated 13:7 ± 2:9 s after the first station was triggered, with a location error of 30:6 ± 31:4 km and magnitude estimation error of −0:2 ± 0:4. Online testing allows us to continuously improve and perfect our system. In 2017, our system will officially begin providing EEW information to the public in the Fujian region. In addition to the preceding, the architecture, key algorithms, software design, and online testing results are included in this article to provide readers with a comprehensive understanding of our EEW system. © 2016, Seismological Society of America.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JB8RDXM</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Zhao, C.; Zhang, Z.; Li, Y.; Pan, X.; Qu, J.; Yan, Z.</text:p>
          </table:table-cell>
          <table:table-cell office:value-type="string" calcext:value-type="string">
            <text:p>An EEG-based mind controlled virtual-human obstacle-avoidance platform in three dimensional virtual environment</text:p>
          </table:table-cell>
          <table:table-cell office:value-type="string" calcext:value-type="string">
            <text:p>International IEEE/EMBS Conference on Neural Engineering, NER</text:p>
          </table:table-cell>
          <table:table-cell table:number-columns-repeated="2"/>
          <table:table-cell office:value-type="string" calcext:value-type="string">
            <text:p>10.1109/NER.2017.8008371</text:p>
          </table:table-cell>
          <table:table-cell office:value-type="string" calcext:value-type="string">
            <text:p>https://www.scopus.com/inward/record.uri?eid=2-s2.0-85028603647&amp;doi=10.1109%2fNER.2017.8008371&amp;partnerID=40&amp;md5=5546a62e69c233f494ea8ffba4ec1211</text:p>
          </table:table-cell>
          <table:table-cell office:value-type="string" calcext:value-type="string">
            <text:p>In this paper, a novel electroencephalographic (EEG) based mind controlled virtual-human obstacle-avoidance platform (EEG-MC-VHOAP) is designed to improve brain computer interface (BCI) systems and offer a new game. With the EEG-MC-VHOAP, subjects can use their brain signals to control a virtual human to have a training of avoiding obstacles in a three dimensional (3D) environment. The EEG-MC-VHOAP is composed of an EEG based BCI subsystem and a 3D virtual-human subsystem. In the EEG-based BCI subsystem, a self-adaptive bayesian linear discriminant analysis(SA-BLDA) is adopted to classify the P300 signals, and is then transformed into four control commands. The control commands are used to control the virtual-human to walk forward, walk in a crouch, turn left and turn right. Three subjects were asked to attend the testing with the EEG-MC-VHOAP. All subjects accessed to a 100% train accuracy for repeating flashing 4-6 trails, a less than 10% average collision rate, and a higher than 80% online accuracy. Both the training and online testing results demonstrate the effectiveness of the proposed EEG-MC-VHOAP.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ATMNF7V</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uo, R.; Qin, D.; Zhao, M.; Xu, G.</text:p>
          </table:table-cell>
          <table:table-cell office:value-type="string" calcext:value-type="string">
            <text:p>An effective indoor radio map construction scheme based on crowdsourced samples</text:p>
          </table:table-cell>
          <table:table-cell office:value-type="string" calcext:value-type="string">
            <text:p>High Technology Letters</text:p>
          </table:table-cell>
          <table:table-cell table:number-columns-repeated="2"/>
          <table:table-cell office:value-type="string" calcext:value-type="string">
            <text:p>10.3772/j.issn.1006-6748.2020.04.006</text:p>
          </table:table-cell>
          <table:table-cell office:value-type="string" calcext:value-type="string">
            <text:p>https://www.scopus.com/inward/record.uri?eid=2-s2.0-85097876344&amp;doi=10.3772%2fj.issn.1006-6748.2020.04.006&amp;partnerID=40&amp;md5=751e13382f396b9384a490c0b15f90fa</text:p>
          </table:table-cell>
          <table:table-cell office:value-type="string" calcext:value-type="string">
            <text:p>The crowdsourcing-based WLAN indoor localization system has been widely promoted for the effective reduction of the workload from the offline phase data collection while constructing radio maps. Aiming at the problem of the inaccurate location annotation of the crowdsourced samples, the existing invalid access points (APs) in collected samples, and the uneven sample distribution, as well as the diverse terminal devices, which will result in the construction of the wrong radio map, an effective WLAN indoor radio map construction scheme (WRMCS) is proposed based on crowdsourced samples. The WRMCS consists of 4 main modules: outlier detection, key AP selection, fingerprint interpolation, and terminal device calibration. Moreover, an online localization algorithm is put forward to estimate the position of the online test fingerprint. The simulation results show that the proposed scheme can achieve higher localization accuracy than the peer schemes, and possesses good effectiveness and robustness at the same time. Copyright © by HIGH TECHNOLOGY LETTERS PRES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WSQNAM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elding, R.W.; Harrison, P.M.C.; Silas, S.; Johnson, B.W.; Thompson, W.F.; Müllensiefen, D.</text:p>
          </table:table-cell>
          <table:table-cell office:value-type="string" calcext:value-type="string">
            <text:p>An efficient and adaptive test of auditory mental imagery</text:p>
          </table:table-cell>
          <table:table-cell office:value-type="string" calcext:value-type="string">
            <text:p>Psychological Research</text:p>
          </table:table-cell>
          <table:table-cell table:number-columns-repeated="2"/>
          <table:table-cell office:value-type="string" calcext:value-type="string">
            <text:p>10.1007/s00426-020-01322-3</text:p>
          </table:table-cell>
          <table:table-cell office:value-type="string" calcext:value-type="string">
            <text:p>https://www.scopus.com/inward/record.uri?eid=2-s2.0-85084212859&amp;doi=10.1007%2fs00426-020-01322-3&amp;partnerID=40&amp;md5=3d1a7496e11f46feaac1d711e9273bac</text:p>
          </table:table-cell>
          <table:table-cell office:value-type="string" calcext:value-type="string">
            <text:p>The ability to silently hear music in the mind has been argued to be fundamental to musicality. Objective measurements of this subjective imagery experience are needed if this link between imagery ability and musicality is to be investigated. However, previous tests of musical imagery either rely on self-report, rely on melodic memory, or do not cater in range of abilities. The Pitch Imagery Arrow Task (PIAT) was designed to address these shortcomings; however, it is impractically long. In this paper, we shorten the PIAT using adaptive testing and automatic item generation. We interrogate the cognitive processes underlying the PIAT through item response modelling. The result is an efficient online test of auditory mental imagery ability (adaptive Pitch Imagery Arrow Task: aPIAT) that takes 8 min to complete, is adaptive to participant’s individual ability, and so can be used to test participants with a range of musical backgrounds. Performance on the aPIAT showed positive moderate-to-strong correlations with measures of non-musical and musical working memory, self-reported musical training, and general musical sophistication. Ability on the task was best predicted by the ability to maintain and manipulate tones in mental imagery, as well as to resist perceptual biases that can lead to incorrect responses. As such, the aPIAT is the ideal tool in which to investigate the relationship between pitch imagery ability and musicality. © 2020,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SAFEE78</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hanu, J.S.; Babu, A.V.; Trimurthy, P.</text:p>
          </table:table-cell>
          <table:table-cell office:value-type="string" calcext:value-type="string">
            <text:p>An efficient architecture for implementing syntax evolution of embedded system</text:p>
          </table:table-cell>
          <table:table-cell office:value-type="string" calcext:value-type="string">
            <text:p>Indian Journal of Science and Technology</text:p>
          </table:table-cell>
          <table:table-cell table:number-columns-repeated="2"/>
          <table:table-cell office:value-type="string" calcext:value-type="string">
            <text:p>10.17485/ijst/2015/v8i23/73246</text:p>
          </table:table-cell>
          <table:table-cell office:value-type="string" calcext:value-type="string">
            <text:p>https://www.scopus.com/inward/record.uri?eid=2-s2.0-84944402312&amp;doi=10.17485%2fijst%2f2015%2fv8i23%2f73246&amp;partnerID=40&amp;md5=8f25902e4945ed20476dd7cfc9a82b01</text:p>
          </table:table-cell>
          <table:table-cell office:value-type="string" calcext:value-type="string">
            <text:p>Background/Objective: Every embedded system follows a language to communicate with the HOST. Changes do happen to the language which must be affected while the system is up and running dynamically due to criticality reasons. Methods/Statistical Analysis: An efficient architectural modelling is undertaken which includes components that co- exists with ES components and help in dynamically adapting to the changes initiated from the HOST to be carried to the syntax and semantics of the command language used for effecting necessary operations within the embedded system. A tabular method has been used to compare the architectural models and find the most effective architecture that best suits a syntax evolution system. Findings: Different kinds of evolution systems that include syntax, semantics, online testing and the communication system have to be supported to make an embedded system adapt to the changes dynamically. Syntax evolution system is the interfacing system that deals with evolving different kinds of commands, changes to the commands and the new commands which are transmitted from the HOST and the target to adapt the same through invoking the related real-time functions. The commands must be resolved and evolved dynamically. Different kinds of methods have been invented which can be used to affect the changes required to the command language dynamically while the system is up and running. The components that are required for implementing the methods have also been invented. The new components have been added to the ES software components and a new architecture has been evolved. The new architecture has been included with all the components related to a Nuclear reactor system which is basically a safety critical system. Application/Improvement: A comparative analysis of all the architectures reveal that the new architecture has all the features required for undertaking the dynamic syntax evolution at it also reveals that the new architecture uses all the methods required for dynamic syntax evolution while other architectures supports just one or two method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N7JVS4U</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Zhou, Y.; Li, H.; Huang, G.; Zeng, X.; Zeng, X.</text:p>
          </table:table-cell>
          <table:table-cell office:value-type="string" calcext:value-type="string">
            <text:p>An estimating algorithm for English levels of student and difficulties of test question</text:p>
          </table:table-cell>
          <table:table-cell office:value-type="string" calcext:value-type="string">
            <text:p>Proceedings of 2013 3rd International Conference on Computer Science and Network Technology, ICCSNT 2013</text:p>
          </table:table-cell>
          <table:table-cell table:number-columns-repeated="2"/>
          <table:table-cell office:value-type="string" calcext:value-type="string">
            <text:p>10.1109/ICCSNT.2013.6967161</text:p>
          </table:table-cell>
          <table:table-cell office:value-type="string" calcext:value-type="string">
            <text:p>https://www.scopus.com/inward/record.uri?eid=2-s2.0-84919418607&amp;doi=10.1109%2fICCSNT.2013.6967161&amp;partnerID=40&amp;md5=1e1d6234efde3a79d4121866d525d1c6</text:p>
          </table:table-cell>
          <table:table-cell office:value-type="string" calcext:value-type="string">
            <text:p>In view of the problem that currently the students choose online test questions blindly, the establishment of the item recommendation system is necessary. According to the student's level, an estimating algorithm is used to sort items and recommend the question which is in the front of the sort to the student. According to the study of student over a certain period of time and all the answers to the questions of a certain passage that students have given, a multiple attribute decision model based on positive and negative ideal point is established. The model can adjust the level of the student and the difficulty of test question adaptively and ensure that the system will recommend the most suitable test questions.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B5G3I7B</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D.; Li, S.; Xiao, G.; Liu, Y.; Sui, Y.</text:p>
          </table:table-cell>
          <table:table-cell office:value-type="string" calcext:value-type="string">
            <text:p>An exploratory study of autopilot software bugs in unmanned aerial vehicles</text:p>
          </table:table-cell>
          <table:table-cell office:value-type="string" calcext:value-type="string">
            <text:p>ESEC/FSE 2021 - Proceedings of the 29th ACM Joint Meeting European Software Engineering Conference and Symposium on the Foundations of Software Engineering</text:p>
          </table:table-cell>
          <table:table-cell table:number-columns-repeated="2"/>
          <table:table-cell office:value-type="string" calcext:value-type="string">
            <text:p>10.1145/3468264.3468559</text:p>
          </table:table-cell>
          <table:table-cell office:value-type="string" calcext:value-type="string">
            <text:p>https://www.scopus.com/inward/record.uri?eid=2-s2.0-85115879742&amp;doi=10.1145%2f3468264.3468559&amp;partnerID=40&amp;md5=bcdfdbca17a6630625747b93cbf98fbe</text:p>
          </table:table-cell>
          <table:table-cell office:value-type="string" calcext:value-type="string">
            <text:p>Unmanned aerial vehicles (UAVs) are becoming increasingly important and widely used in modern society. Software bugs in these systems can cause severe issues, such as system crashes, hangs, and undefined behaviors. Some bugs can also be exploited by hackers to launch security attacks, resulting in catastrophic consequences. Therefore, techniques that can help detect and fix software bugs in UAVs are highly desirable. However, although there are many existing studies on bugs in various types of software, the characteristics of UAV software bugs have never been systematically studied. This impedes the development of tools for assuring the dependability of UAVs. To bridge this gap, we conducted the first large-scale empirical study on two well-known open-source autopilot software platforms for UAVs, namely PX4 and Ardupilot, to characterize bugs in UAVs. Through analyzing 569 bugs from these two projects, we observed eight types of UAV-specific bugs (i.e., limit, math, inconsistency, priority, parameter, hardware support, correction, and initialization) and learned their root causes. Based on the bug taxonomy, we summarized common bug patterns and repairing strategies. We further identified five challenges associated with detecting and fixing such UAV-specific bugs. Our study can help researchers and practitioners to better understand the threats to the dependability of UAV systems and facilitate the future development of UAV bug diagnosis tools. © 2021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47SGVDB</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ao, J.; Maleki Shoja, B.; Tabrizi, N.</text:p>
          </table:table-cell>
          <table:table-cell office:value-type="string" calcext:value-type="string">
            <text:p>An overview of cloud computing testing research</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23502-4_21</text:p>
          </table:table-cell>
          <table:table-cell office:value-type="string" calcext:value-type="string">
            <text:p>https://www.scopus.com/inward/record.uri?eid=2-s2.0-85068238020&amp;doi=10.1007%2f978-3-030-23502-4_21&amp;partnerID=40&amp;md5=5eaf56e811f4f2d93fa8073e4c90e308</text:p>
          </table:table-cell>
          <table:table-cell office:value-type="string" calcext:value-type="string">
            <text:p>With the rapid growth in information technology, there is a significant increase in research activities in the field of cloud computing. Cloud testing can be interpreted as (i) testing of cloud applications, which involves continuous monitoring of cloud application status to verify Service Level Agreements, and (ii) testing as a cloud service which involves using the cloud as a testing middleware to execute a large-scale simulation of real-time user interactions. This study aims to examine the methodologies and tools used in cloud testing and the current research trends in cloud computing testing. © Springer Nature Switzerland AG 2019.</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K5PZE77</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cCrum, D.P.; Williams, M.S.</text:p>
          </table:table-cell>
          <table:table-cell office:value-type="string" calcext:value-type="string">
            <text:p>An overview of seismic hybrid testing of engineering structures</text:p>
          </table:table-cell>
          <table:table-cell office:value-type="string" calcext:value-type="string">
            <text:p>Engineering Structures</text:p>
          </table:table-cell>
          <table:table-cell table:number-columns-repeated="2"/>
          <table:table-cell office:value-type="string" calcext:value-type="string">
            <text:p>10.1016/j.engstruct.2016.03.039</text:p>
          </table:table-cell>
          <table:table-cell office:value-type="string" calcext:value-type="string">
            <text:p>https://www.scopus.com/inward/record.uri?eid=2-s2.0-84962728521&amp;doi=10.1016%2fj.engstruct.2016.03.039&amp;partnerID=40&amp;md5=d5afe9126101ecb7a3827bd2049c6759</text:p>
          </table:table-cell>
          <table:table-cell office:value-type="string" calcext:value-type="string">
            <text:p>An overview of research on the development of the hybrid test method is presented. The maturity of the hybrid test method is mapped in order to provide context to individual research in the overall development of the test method. In the pseudo dynamic (PsD) test method, the equations of motion are solved using a time stepping numerical integration technique with the inertia and damping being numerically modelled whilst restoring force is physically measured over an extended timescale. Developments in continuous PsD testing led to the real-time hybrid test method and geographically distributed hybrid tests. A key aspect to the efficiency of hybrid testing is the substructuring technique where the critical structural subassemblies that are fundamental to the overall response of the structure are physically tested whilst the remainder of the structure whose response can be more easily predicted is numerically modelled. Much of the early research focused on developing the accuracy and efficiency of the test method, whereas more recently the method has matured to a level where the test method is applied purely as a dynamic testing technique. Developments in numerical integration methods, substructuring, experimental error reduction, delay compensation and speed of testing have led to a test method now in use as full-scale real-time dynamic testing method that is reliable, accurate, efficient and cost effective. © 2016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MSITJEQ</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ellotti, F.; Kapralos, B.; Lee, K.; Moreno-Ger, P.; Berta, R.</text:p>
          </table:table-cell>
          <table:table-cell office:value-type="string" calcext:value-type="string">
            <text:p>Assessment in and of serious games: An overview</text:p>
          </table:table-cell>
          <table:table-cell office:value-type="string" calcext:value-type="string">
            <text:p>Advances in Human-Computer Interaction</text:p>
          </table:table-cell>
          <table:table-cell table:number-columns-repeated="2"/>
          <table:table-cell office:value-type="string" calcext:value-type="string">
            <text:p>10.1155/2013/136864</text:p>
          </table:table-cell>
          <table:table-cell office:value-type="string" calcext:value-type="string">
            <text:p>https://www.scopus.com/inward/record.uri?eid=2-s2.0-84875498804&amp;doi=10.1155%2f2013%2f136864&amp;partnerID=40&amp;md5=aa0cf437549f79049a8e5194a14abf22</text:p>
          </table:table-cell>
          <table:table-cell office:value-type="string" calcext:value-type="string">
            <text:p>There is a consensus that serious games have a significant potential as a tool for instruction. However, their effectiveness in terms of learning outcomes is still understudied mainly due to the complexity involved in assessing intangible measures. A systematic approach - based on established principles and guidelines - is necessary to enhance the design of serious games, and many studies lack a rigorous assessment. An important aspect in the evaluation of serious games, like other educational tools, is user performance assessment. This is an important area of exploration because serious games are intended to evaluate the learning progress as well as the outcomes. This also emphasizes the importance of providing appropriate feedback to the player. Moreover, performance assessment enables adaptivity and personalization to meet individual needs in various aspects, such as learning styles, information provision rates, feedback, and so forth. This paper first reviews related literature regarding the educational effectiveness of serious games. It then discusses how to assess the learning impact of serious games and methods for competence and skill assessment. Finally, it suggests two major directions for future research: characterization of the player's activity and better integration of assessment in games. Copyright © 2013 Francesco Bellotti et 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5S9JPM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inharay, S.</text:p>
          </table:table-cell>
          <table:table-cell office:value-type="string" calcext:value-type="string">
            <text:p>Assessment of Person Fit for Mixed-Format Tests</text:p>
          </table:table-cell>
          <table:table-cell office:value-type="string" calcext:value-type="string">
            <text:p>Journal of Educational and Behavioral Statistics</text:p>
          </table:table-cell>
          <table:table-cell table:number-columns-repeated="2"/>
          <table:table-cell office:value-type="string" calcext:value-type="string">
            <text:p>10.3102/1076998615589128</text:p>
          </table:table-cell>
          <table:table-cell office:value-type="string" calcext:value-type="string">
            <text:p>https://www.scopus.com/inward/record.uri?eid=2-s2.0-84938305890&amp;doi=10.3102%2f1076998615589128&amp;partnerID=40&amp;md5=837d38835b7caf420960ff40f790186a</text:p>
          </table:table-cell>
          <table:table-cell office:value-type="string" calcext:value-type="string">
            <text:p>Person-fit assessment may help the researcher to obtain additional information regarding the answering behavior of persons. Although several researchers examined person fit, there is a lack of research on person-fit assessment for mixed-format tests. In this article, the lz statistic and the ζ2 statistic, both of which have been used for tests with only dichotomous items or with only polytomous items, were modified for use with mixed-format tests. In a detailed simulation, the lz and ζ2 statistics are found to be conservative under a (frequentist) asymptotic normal approximation. However, the use of the statistics along with the (Bayesian) posterior predictive model checking method leads to a larger power. The suggested approaches are applied to an operational data set. The approaches appear to be satisfactory tools for assessing person fit for mixed-format tests. © 2015, © 2015 AERA.</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P6IZ2GH</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ee, Y.</text:p>
          </table:table-cell>
          <table:table-cell office:value-type="string" calcext:value-type="string">
            <text:p>Assessment management system based on IMS QTI 2.1</text:p>
          </table:table-cell>
          <table:table-cell office:value-type="string" calcext:value-type="string">
            <text:p>International Journal of Software Engineering and its Applications</text:p>
          </table:table-cell>
          <table:table-cell table:number-columns-repeated="2"/>
          <table:table-cell office:value-type="string" calcext:value-type="string">
            <text:p>10.14257/ijseia.2014.8.1.14</text:p>
          </table:table-cell>
          <table:table-cell office:value-type="string" calcext:value-type="string">
            <text:p>https://www.scopus.com/inward/record.uri?eid=2-s2.0-84893867287&amp;doi=10.14257%2fijseia.2014.8.1.14&amp;partnerID=40&amp;md5=152cab5c4bf01ac93a325c139e698502</text:p>
          </table:table-cell>
          <table:table-cell office:value-type="string" calcext:value-type="string">
            <text:p>Traditionally, teachers have made use of exams to evaluate learners during the educational process as a course requirement or to measure concept assimilation presented in a lecture/class/course. E-learning testing systems in general did not help to improve the level of learning because it does not reflect a learner's personal characteristics. In recent years, in order to solve these problems, online learners can be judged by the learning site tests that provide lectures, school, or recognized government through learning results. The online test management for learners evaluates management techniques, learner's analysis of assessment results, report results, and provides heavily-relied feedback technology. According to the individual evaluation result, learning outcomes are used for the next stage of education and promotion. Therefore, in this paper, we propose to design and develop a prototype assessment system in accordance with international standards on the interoperability test items. While focusing on the item bank management system, create online testing, evaluation system; a question authoring tool was developed to create a simple form of items. In addition, Import and Export were designed as a form of international standards-based assessment items for sharing between different systems evaluation questions through management module development. © 2014 SERS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SZK8SBQ</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hen, Y.-H.</text:p>
          </table:table-cell>
          <table:table-cell office:value-type="string" calcext:value-type="string">
            <text:p>Assessment system based on scaffolding and Bloom's theory</text:p>
          </table:table-cell>
          <table:table-cell office:value-type="string" calcext:value-type="string">
            <text:p>International Journal of Digital Content Technology and its Applications</text:p>
          </table:table-cell>
          <table:table-cell table:number-columns-repeated="2"/>
          <table:table-cell office:value-type="string" calcext:value-type="string">
            <text:p>10.4156/jdcta.vol6.issue6.26</text:p>
          </table:table-cell>
          <table:table-cell office:value-type="string" calcext:value-type="string">
            <text:p>https://www.scopus.com/inward/record.uri?eid=2-s2.0-84859836989&amp;doi=10.4156%2fjdcta.vol6.issue6.26&amp;partnerID=40&amp;md5=34476e88d5f3e6923f16ceccb18372db</text:p>
          </table:table-cell>
          <table:table-cell office:value-type="string" calcext:value-type="string">
            <text:p>How to measure the student's learning achievement in E-learning is an important research issue. In past ten years, the assessment system in distance learning wasn't only become more and more popular but more and more important in educational world. This paper was addressed how to provide a simulated testing system and to supply a diagnosing model and then to understand the student's learning achievement. We based on the Bloom's Revised Taxonomy of Educational Objectives to classify the course contents. We separated the course contents into different Knowledge Dimension and Cognitive Process Dimension. The Knowledge Dimension and Cognitive Process Dimension could be taken as the Elucidation of Competence Indicators as well as the adaptive reference for teaching and learning. This assessable approach also matches the "Self-Regulation" processes in Scaffolding Theory. In this paper, we develop an ITE licenses online testing system based on trust development with Advanced Petri Net model for vocational university students and to help them to get the network professional certification. The primarily results showed our approaches can improve the rate to pass the ITE examin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HZXA4C7</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u, M.; Wang, Y.; Xu, W.; Liu, L.</text:p>
          </table:table-cell>
          <table:table-cell office:value-type="string" calcext:value-type="string">
            <text:p>Automated scoring of Chinese engineering students' english essays</text:p>
          </table:table-cell>
          <table:table-cell office:value-type="string" calcext:value-type="string">
            <text:p>International Journal of Distance Education Technologies</text:p>
          </table:table-cell>
          <table:table-cell table:number-columns-repeated="2"/>
          <table:table-cell office:value-type="string" calcext:value-type="string">
            <text:p>10.4018/IJDET.2017010104</text:p>
          </table:table-cell>
          <table:table-cell office:value-type="string" calcext:value-type="string">
            <text:p>https://www.scopus.com/inward/record.uri?eid=2-s2.0-84993223996&amp;doi=10.4018%2fIJDET.2017010104&amp;partnerID=40&amp;md5=f3b90b2df36c89ba7340bf4d81d92feb</text:p>
          </table:table-cell>
          <table:table-cell office:value-type="string" calcext:value-type="string">
            <text:p>The number of Chinese engineering students has increased greatly since 1999. Rating the quality of these students' English essays has thus become time-consuming and challenging. This paper presents a novel automatic essay scoring algorithm called PSO-SVR, based on a machine learning algorithm, Support Vector Machine for Regression (SVR), and a computational intelligence algorithm, Particle Swarm Optimization, which optimizes the parameters of SVR kernel functions. Three groups of essays, written by chemical, electrical and computer science engineering majors respectively, were used for evaluation. The study result shows that this PSO-SVR outperforms traditional essay scoring algorithms, such as multiple linear regression, support vector machine for regression and K Nearest Neighbor algorithm. It indicates that PSO-SVR is more robust in predicting irregular datasets, because the repeated use of simple content words may result in the low score of an essay, even though the system detects higher cohesion but no spelling error. © 2017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H8SRSP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e, V.-M.; Tran, T.N.T.; Felfernig, A.; Atas, M.; Weißl, L.; Popescu, A.; Stettinger, M.; Polat-Erdeniz, S.</text:p>
          </table:table-cell>
          <table:table-cell office:value-type="string" calcext:value-type="string">
            <text:p>Counteracting exam cheating by leveraging configuration and recommendation techniques</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5115251110&amp;partnerID=40&amp;md5=8b94bf02b7d2fe3fa953f2fb120db659</text:p>
          </table:table-cell>
          <table:table-cell office:value-type="string" calcext:value-type="string">
            <text:p>Exam cheating indicates behaviors of students to fraudulently achieve their desired grades through various forms, such as item harvesting, item pre-knowledge, item memorizing, collusion and answer copying, and answer checking from available sources. Such dishonesty behaviors become manifest in e-learning scenarios, where exams are often conducted via online assessment platforms without the physical supervision of proctors. In this paper, we propose an approach to counteract exam cheating based on configuration and recommendation techniques. Our approach allows examiners to configure questions and exams using feature models. We support the configuration of parameterized questions, which helps to generate a large number of exam instances. Besides, a content-based recommendation mechanism is integrated into the exam configuration process, which helps examiners to select questions that have not appeared in the latest exams.We also propose mock-ups to show how question and exam generation processes can be proceeded in a real exam generator system. © 2021 CEUR-W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ETT4WCN</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Efendi, R.; Lesmana, L.S.; Putra, F.; Yandani, E.; Wulandari, R.A.</text:p>
          </table:table-cell>
          <table:table-cell office:value-type="string" calcext:value-type="string">
            <text:p>Design and Implementation of Computer Based Test (CBT) in vocational education</text:p>
          </table:table-cell>
          <table:table-cell office:value-type="string" calcext:value-type="string">
            <text:p>Journal of Physics: Conference Series</text:p>
          </table:table-cell>
          <table:table-cell table:number-columns-repeated="2"/>
          <table:table-cell office:value-type="string" calcext:value-type="string">
            <text:p>10.1088/1742-6596/1764/1/012068</text:p>
          </table:table-cell>
          <table:table-cell office:value-type="string" calcext:value-type="string">
            <text:p>https://www.scopus.com/inward/record.uri?eid=2-s2.0-85102389186&amp;doi=10.1088%2f1742-6596%2f1764%2f1%2f012068&amp;partnerID=40&amp;md5=fbb00c4e853d8d168d94bd6c0646b47e</text:p>
          </table:table-cell>
          <table:table-cell office:value-type="string" calcext:value-type="string">
            <text:p>This research is motivated by an analysis of the needs of the examination system that still uses conventional methods that require considerable time, cost, and effort and have not been able to synergize with technological developments. Research on the development of Computer Based Test (CBT) Models Based on the web aims to develop a CBT model that can overcome the problems found in conventional tests. This type of research is development research (R amp; D) with software development procedures using the waterfall model. The stages of development consist of the needs analysis phase, the design stage, the implementation phase, and the testing phase. Research respondents were students of the Information Systems study program. The results of this study were obtained online test kits to help the process of evaluating student learning outcomes with features: input test data, display an analysis of the completeness of the report, and print reports made for the completion of the learning assessment. By using a database system, this online exam makes it easier for the exam system to display questions and assessments, making it easier for users to use it and for administrators to manage questions. © Published under licence by IOP Publishing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IMRL4N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X.; Zhang, D.; Asthana, A.; Asthana, S.; Khanna, S.; Verma, C.</text:p>
          </table:table-cell>
          <table:table-cell office:value-type="string" calcext:value-type="string">
            <text:p>Design of English hierarchical online test system based on machine learning</text:p>
          </table:table-cell>
          <table:table-cell office:value-type="string" calcext:value-type="string">
            <text:p>Journal of Intelligent Systems</text:p>
          </table:table-cell>
          <table:table-cell table:number-columns-repeated="2"/>
          <table:table-cell office:value-type="string" calcext:value-type="string">
            <text:p>10.1515/jisys-2020-0150</text:p>
          </table:table-cell>
          <table:table-cell office:value-type="string" calcext:value-type="string">
            <text:p>https://www.scopus.com/inward/record.uri?eid=2-s2.0-85109141427&amp;doi=10.1515%2fjisys-2020-0150&amp;partnerID=40&amp;md5=cff2873791e3051b440fcf92a112c6f8</text:p>
          </table:table-cell>
          <table:table-cell office:value-type="string" calcext:value-type="string">
            <text:p>Large amount of data are exchanged and the internet is turning into twenty-first century Silk Road for data. Machine learning (ML) is the new area for the applications. The artificial intelligence (AI) is the field providing machines with intelligence. In the last decades, more developments have been made in the field of ML and deep learning. The technology and other advanced algorithms are implemented into more computational constrained devices. The online English test system based on ML breaks the shackles of the traditional paper English test and improves the efficiency of the English test. At the same time, it also maintains the fairness of English test and improves the marking speed. In order to realize an online English test system based on ML and facilitate the assessment of students' college English courses, this paper mainly adopts relevant research and design on the main functional modules, key technologies, and functional realization of the online English test. The brand-new powerful teaching software and the online examination system can help schools to conduct more systematic and scientific management. The conclusion shows that as brand-new and powerful teaching software, the online examination system can help schools to conduct more systematic and scientific management. © 2021 Xiahui Wang et al., published by De Gruyter 2021.</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2DDYQ4F</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Post, G.V.; Hargis, J.</text:p>
          </table:table-cell>
          <table:table-cell office:value-type="string" calcext:value-type="string">
            <text:p>Design features for online examination software</text:p>
          </table:table-cell>
          <table:table-cell office:value-type="string" calcext:value-type="string">
            <text:p>Decision Sciences Journal of Innovative Education</text:p>
          </table:table-cell>
          <table:table-cell table:number-columns-repeated="2"/>
          <table:table-cell office:value-type="string" calcext:value-type="string">
            <text:p>10.1111/j.1540-4609.2011.00323.x</text:p>
          </table:table-cell>
          <table:table-cell office:value-type="string" calcext:value-type="string">
            <text:p>https://www.scopus.com/inward/record.uri?eid=2-s2.0-84868020263&amp;doi=10.1111%2fj.1540-4609.2011.00323.x&amp;partnerID=40&amp;md5=292fa48387fa5ac4aaf487bd442792bc</text:p>
          </table:table-cell>
          <table:table-cell office:value-type="string" calcext:value-type="string">
            <text:p>Online education and computer-assisted instruction (CAI) have existed for years, but few general tools exist to help instructors create and evaluate lessons. Are these tools sufficient? Specifically, what elements do instructors want to see in online testing tools? This study asked instructors from various disciplines to identify and evaluate the importance of several features that they want to see in testing tools. Along with standard elements, the respondents evaluated the importance ofmore advanced elements including adaptive responses and programmability, which would be used to add responsiveness and intelligence to provide more tailored questions and assistance. A latent variable analysis of the detailed model was performed and the results reveal that several advanced features not commonly available today would be useful to many instructors-particularly to handle higher level courses. Instructors teaching lower level courses tended to emphasize basic testing and simple grading features. The features were grouped into nine categories: question formats, feedback, programmability, grading, question bank, page display capabilities, platform, data analysis, and security. The results of the study examine the relative importance of the categories as well as the detail items within each category. © 2012, Decision Sciences Institute Journal compil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V9GW8YI</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Fu, R.</text:p>
          </table:table-cell>
          <table:table-cell office:value-type="string" calcext:value-type="string">
            <text:p>Design and application of the artificial intelligence in online test of English computer</text:p>
          </table:table-cell>
          <table:table-cell office:value-type="string" calcext:value-type="string">
            <text:p>Agro Food Industry Hi-Tech</text:p>
          </table:table-cell>
          <table:table-cell table:number-columns-repeated="3"/>
          <table:table-cell office:value-type="string" calcext:value-type="string">
            <text:p>https://www.scopus.com/inward/record.uri?eid=2-s2.0-85020854158&amp;partnerID=40&amp;md5=57aee2131998257b9b353e2a95e199dd</text:p>
          </table:table-cell>
          <table:table-cell office:value-type="string" calcext:value-type="string">
            <text:p>With the development of the information technology, the artificial intelligence is more and more involved in people's lives, and this huge change has a huge impact on the college English and computer teaching. Combing the artificial intelligence to design the online testing system can effectively solve problems as the shortage of teachers and monotonous teaching modes and other issues in the present college English teaching, so as to strengthen the students' autonomous learning abilities and improve the quality of teaching objectives. Based on this, according to the characteristics of the English teaching and computer science, the application of artificial intelligence in the online test platform was introduced; the important role of the artificial intelligence in the education platform and the improved organizational structure was analyzed in detail by using the computer aided teaching system (CAI). The results show that using the artificial intelligence to design online test platforms can effectively strengthen students' autonomous learning. In addition, this application can diagnose learner errors, and it also provides effective experience for artificial intelligence trainings in other ways of the educ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2632EC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ielefeldt, J.; Kai-Uwe, B.; Khan, S.R.; Massah, M.; Hans-Werner, W.; Scharoba, S.; Hubner, M.</text:p>
          </table:table-cell>
          <table:table-cell office:value-type="string" calcext:value-type="string">
            <text:p>DeepTest: How Machine Learning Can Improve the Test of Embedded Systems</text:p>
          </table:table-cell>
          <table:table-cell office:value-type="string" calcext:value-type="string">
            <text:p>2021 10th Mediterranean Conference on Embedded Computing, MECO 2021</text:p>
          </table:table-cell>
          <table:table-cell table:number-columns-repeated="2"/>
          <table:table-cell office:value-type="string" calcext:value-type="string">
            <text:p>10.1109/MECO52532.2021.9460182</text:p>
          </table:table-cell>
          <table:table-cell office:value-type="string" calcext:value-type="string">
            <text:p>https://www.scopus.com/inward/record.uri?eid=2-s2.0-85114214380&amp;doi=10.1109%2fMECO52532.2021.9460182&amp;partnerID=40&amp;md5=e65b606089a739ee838da5a273db37a2</text:p>
          </table:table-cell>
          <table:table-cell office:value-type="string" calcext:value-type="string">
            <text:p>When performing functional tests or stress or runtime tests of embedded systems, a large amount of data is collected. The tests are partly performed by developers and system integrators in suitable test environments, but also in acceptance tests or field trials. These test runs have usually been evaluated, albeit not comprehensively, by testers and/or customers, and can thus serve as a reference for further tests. In a research project, we are training neural networks using this data, with the goal of generating and executing new tests. In addition, they are used to identify patterns in the signal runs, which in turn enable us to perform a more thorough automated evaluation of the huge test data. In doing so, we take 2 approaches. On the one hand, we look at the test runs as time series of signal values, the input and output values over time steps during the test runs. On the other hand, we look at sliding time windows over these runs, similar to oscilloscope images, and analyze these signal images. We show how such an extension can be systematically integrated into a development process.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T53NXU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Z.; Xiao, H.</text:p>
          </table:table-cell>
          <table:table-cell office:value-type="string" calcext:value-type="string">
            <text:p>Design of visual distance teaching platform based on Internet of things and embedded software system</text:p>
          </table:table-cell>
          <table:table-cell office:value-type="string" calcext:value-type="string">
            <text:p>Journal of Ambient Intelligence and Humanized Computing</text:p>
          </table:table-cell>
          <table:table-cell table:number-columns-repeated="2"/>
          <table:table-cell office:value-type="string" calcext:value-type="string">
            <text:p>10.1007/s12652-021-03202-z</text:p>
          </table:table-cell>
          <table:table-cell office:value-type="string" calcext:value-type="string">
            <text:p>https://www.scopus.com/inward/record.uri?eid=2-s2.0-85104137563&amp;doi=10.1007%2fs12652-021-03202-z&amp;partnerID=40&amp;md5=5b1f4591ea79574632df43892c399f8c</text:p>
          </table:table-cell>
          <table:table-cell office:value-type="string" calcext:value-type="string">
            <text:p>In visual distance education, online classroom education mode is the latest form, which requires the use of digital technology, Internet technology, so as to be able to develop. The traditional form of education is classroom education in which teachers teach the content of class textbooks. This kind of teaching method can make students simply feel bored in the learning content, and they are always not interested in learning. In the process of learning, due to the lack of initiative, the content is only blindly accepted, but not understood. This situation seriously affects the possibility of students’ autonomous learning. Moreover, due to the continuous development of the Internet, the embedded system has gradually become mature, and now has been favored by many industries, especially in the Internet of things, in order to improve the front-end equipment of the Internet of things, and help to obtain and identify information in a short time. The development of software system based on new technology of embedded devices further promotes the development of Internet of things and the application in many fields. The development scale of embedded software is more and more large and complex, which brings a lot of problems to the past embedded software testing. Through the in-depth research and analysis of the Internet of things and embedded software system, combined with the development trend and research hotspot of visual distance education, the theory and practicality, Internet of things and embedded software related to the research field are combined with engineering design, system design, theme design and system design. This paper introduces the test problem management, online testing and other functional methods. Finally, this paper analyzes the problems in the development and application of network education platform, so as to further promote the sustainable development of visual distance education platform. © 2021, The Author(s), under exclusive licence to Springer-Verlag GmbH Germany,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LWIXWBU</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anz, S.; Luzardo, M.; García, C.; Abad, F.J.</text:p>
          </table:table-cell>
          <table:table-cell office:value-type="string" calcext:value-type="string">
            <text:p>Detecting cheating methods on unproctored internet tests [Métodos de detección del falseamiento en test online]</text:p>
          </table:table-cell>
          <table:table-cell office:value-type="string" calcext:value-type="string">
            <text:p>Psicothema</text:p>
          </table:table-cell>
          <table:table-cell table:number-columns-repeated="2"/>
          <table:table-cell office:value-type="string" calcext:value-type="string">
            <text:p>10.7334/psicothema2020.86</text:p>
          </table:table-cell>
          <table:table-cell office:value-type="string" calcext:value-type="string">
            <text:p>https://www.scopus.com/inward/record.uri?eid=2-s2.0-85092782005&amp;doi=10.7334%2fpsicothema2020.86&amp;partnerID=40&amp;md5=2e60e76c2bf6d22ad10eebdb2dcccd72</text:p>
          </table:table-cell>
          <table:table-cell office:value-type="string" calcext:value-type="string">
            <text:p>Background: Unproctored Internet Tests (UIT) are vulnerable to cheating attempts by candidates to obtain higher scores. To prevent this, subsequent procedures such as a verification test (VT) is carried out. This study compares five statistics used to detect cheating in Computerized Adaptive Tests (CATs): Guo and Drasgow’s Z-test, the Adaptive Measure of Change (AMC), Likelihood Ratio Test (LRT), Score Test, and Modified Signed Likelihood Ratio Test (MSLRT). Method: We simulated data from honest and cheating candidates to the UIT and the VT. Honest candidates responded to the UIT and the VT with their real ability level, while cheating candidates responded only to the VT, and different levels of cheating were simulated. We applied hypothesis tests, and obtained type I error and power rates. Results: Although we found differences in type I error rates between some of the procedures, all procedures reported quite accurate results with the exception of the Score Test. The power rates obtained point to MSLRT’s superiority in detecting cheating. Conclusions: We consider the MSLRT to be the best test, as it has the highest power rate and a suitable type I error rate. © 2020 Psicothema.</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VHHNP7V</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Zisman, A.</text:p>
          </table:table-cell>
          <table:table-cell office:value-type="string" calcext:value-type="string">
            <text:p>Discovering servic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6054-1_6</text:p>
          </table:table-cell>
          <table:table-cell office:value-type="string" calcext:value-type="string">
            <text:p>https://www.scopus.com/inward/record.uri?eid=2-s2.0-84893811907&amp;doi=10.1007%2f978-3-642-36054-1_6&amp;partnerID=40&amp;md5=28e342b0648b897fb55e08b8dd4407ec</text:p>
          </table:table-cell>
          <table:table-cell office:value-type="string" calcext:value-type="string">
            <text:p>This tutorial paper presents an overview of existing approaches for service discovery and describes a service discovery framework that can support both static and dynamic service discovery. The framework and its extensions have been developed within the EU 6th Framework projects SeCSE and Gredia and the EU 7th Framework Network of Excellence S-Cube. © Springer-Verlag 2013.</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6B4B4DC</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De Oliveira Neves, V.; Bertolino, A.; De Angelis, G.; Garcés, L.</text:p>
          </table:table-cell>
          <table:table-cell office:value-type="string" calcext:value-type="string">
            <text:p>Do we need new strategies for testing systems-of-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754.3194758</text:p>
          </table:table-cell>
          <table:table-cell office:value-type="string" calcext:value-type="string">
            <text:p>https://www.scopus.com/inward/record.uri?eid=2-s2.0-85051176398&amp;doi=10.1145%2f3194754.3194758&amp;partnerID=40&amp;md5=362950dd6a3472bf41a475dc5f22a3a3</text:p>
          </table:table-cell>
          <table:table-cell office:value-type="string" calcext:value-type="string">
            <text:p>This paper overviews the main Systems-of-Systems (SoS) characteristics that can impact on their verification, validation and testing (VV&amp;T). Furthermore, it addresses technical, conceptual, social and organizational challenges, discusses which existing approaches of VV&amp;T can be used for SoS, and points out future research in the field. © 2018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92C5QJ5</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ang, H.; Song, J.; Pan, L.; Yuan, P.; Guo, Z.; Xu, H.</text:p>
          </table:table-cell>
          <table:table-cell office:value-type="string" calcext:value-type="string">
            <text:p>Improving hyperspectral detection accuracy of total bacteria in prepared chicken using optimized BP neural network [优化BP神经网络提高高光谱检测调理鸡肉菌落总数精度]</text:p>
          </table:table-cell>
          <table:table-cell office:value-type="string" calcext:value-type="string">
            <text:p>Nongye Gongcheng Xuebao/Transactions of the Chinese Society of Agricultural Engineering</text:p>
          </table:table-cell>
          <table:table-cell table:number-columns-repeated="2"/>
          <table:table-cell office:value-type="string" calcext:value-type="string">
            <text:p>10.11975/j.issn.1002-6819.2020.05.035</text:p>
          </table:table-cell>
          <table:table-cell office:value-type="string" calcext:value-type="string">
            <text:p>https://www.scopus.com/inward/record.uri?eid=2-s2.0-85084920418&amp;doi=10.11975%2fj.issn.1002-6819.2020.05.035&amp;partnerID=40&amp;md5=00b0fd065c8467b48763d692f8b789d6</text:p>
          </table:table-cell>
          <table:table-cell office:value-type="string" calcext:value-type="string">
            <text:p>Meat spoilage is a relatively complicated process, in which microorganisms increase nonlinearly. As a non-linear model, BP neural network has strong generalization ability and fitting ability, but there are some shortcomings in the application, such as slow convergence speed, easy to fall into local minima and overfitting. Thus an optimized BP neural network was proposed. Prepared chicken was stored in a refrigerator at 4 ℃, and 240 samples were collected. After obtaining 400-1000 nm hyperspectral images of each prepared chicken sample, sub-samples were randomly selected from each homogenized sample to determine the total bacteria. Then, the spectral data was preprocessed by different methods such as differentiation, standard normalized variate, and multiplicative scatter correction. The PLSR model was cross-validated by the leave-one-out method, and the best preprocessing method was determined based on RMSECV(root mean square error of cross validation). After that, based on the pre-processed spectral information, 34 characteristic bands were extracted by CARS (competitive adaptive reweighted sampling) algorithm. Finally, the spectral values corresponding to the full-band and filtered characteristic bands were used as the input of the BP (back propagation) neural network, and the total bacteria was used as the output of the BP neural network. Bird swarm algorithm (BSA) and immune algorithm (IA) optimization were used to optimize the initial weight and threshold of the BP neural network. The prediction models of the total bacteria were established by using BP, BSA-BP, IA-BP, and BSA-IA-BP. The results showed that: 1) by introducing the IA algorithm's immune operation, after iterative stabilization, the total fitness of BSA-IA-BP was significantly lower than BSA-BP based on training samples. This showed that the search ability of the BSA-IA fusion algorithm was improved, which could effectively prevent the BSA algorithm from falling into a local optimum in the later stage. At the same time, among the four models of BP, IA-BP, BSA-BP, and BSA-IA-BP, the BSA-IA-BP model had the best prediction accuracy and convergence speed. Among them, the BSA-IA-BP model in the characteristic band had the highest prediction accuracy. The RP (the correlation coefficient), RMSEP (the root mean square error) and RPD (the residual predictive deviation) of the prediction set was 0.93, 0.31 lg(CFU/g), 2.68, respectively. 2) By comparing the characteristic band and the full band, the overall prediction effect of the characteristic band was better than the full band, which indicating that the CARS algorithm could effectively delete the wavelengths, reduced redundant information interference, and improved the model prediction efficiency. In general, the use of hyperspectral technology for non-destructive testing of the total bacteria in prepared chicken was feasible, which can provide technical support for the online testing of prepared chicken. © 2020, Editorial Department of the Transactions of the Chinese Society of Agricultural Engineering. All right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8LFK3FT</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aurenzano, M.A.; Hill, P.; Samadi, M.; Mahlke, S.; Mars, J.; Tang, L.</text:p>
          </table:table-cell>
          <table:table-cell office:value-type="string" calcext:value-type="string">
            <text:p>Input responsiveness: Using canary inputs to dynamically steer approximation</text:p>
          </table:table-cell>
          <table:table-cell office:value-type="string" calcext:value-type="string">
            <text:p>Proceedings of the ACM SIGPLAN Conference on Programming Language Design and Implementation (PLDI)</text:p>
          </table:table-cell>
          <table:table-cell table:number-columns-repeated="2"/>
          <table:table-cell office:value-type="string" calcext:value-type="string">
            <text:p>10.1145/2908080.2908087</text:p>
          </table:table-cell>
          <table:table-cell office:value-type="string" calcext:value-type="string">
            <text:p>https://www.scopus.com/inward/record.uri?eid=2-s2.0-84975842448&amp;doi=10.1145%2f2908080.2908087&amp;partnerID=40&amp;md5=3548aad1d0479553af5eabb5409f54e6</text:p>
          </table:table-cell>
          <table:table-cell office:value-type="string" calcext:value-type="string">
            <text:p>This paper introduces Input Responsive Approximation (IRA), an approach that uses a canary input - A small program input carefully constructed to capture the intrinsic properties of the original input - To automatically control how program approximation is applied on an input-by-input basis. Motivating this approach is the observation that many of the prior techniques focusing on choosing how to ap- proximate arrive at conservative decisions by discounting substantial differences between inputs when applying approximation. The main challenges in overcoming this limitation lie in making the choice of how to approximate both effectively (e.g., the fastest approximation that meets a particular accuracy target) and rapidly for every input. With IRA, each time the approximate program is run, a canary input is constructed and used dynamically to quickly test a spectrum of approximation alternatives. Based on these runtime tests, the approximation that best fits the desired accuracy constraints is selected and applied to the full input to produce an approximate result. We use IRA to select and parameterize mixes of four approximation techniques from the literature for a range of 13 image processing, machine learning, and data mining applications. Our results demonstrate that IRA significantly outperforms prior approaches, delivering an average of 10.2× speedup over exact execution while minimizing accuracy losses in program outputs. © 2016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M23KRG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urenzano, M.A.; Hill, P.; Samadi, M.; Mahlke, S.; Mars, J.; Tang, L.</text:p>
          </table:table-cell>
          <table:table-cell office:value-type="string" calcext:value-type="string">
            <text:p>Input responsiveness: Using canary inputs to dynamically steer approximation</text:p>
          </table:table-cell>
          <table:table-cell office:value-type="string" calcext:value-type="string">
            <text:p>ACM SIGPLAN Notices</text:p>
          </table:table-cell>
          <table:table-cell table:number-columns-repeated="2"/>
          <table:table-cell office:value-type="string" calcext:value-type="string">
            <text:p>10.1145/2908080.2908087</text:p>
          </table:table-cell>
          <table:table-cell office:value-type="string" calcext:value-type="string">
            <text:p>https://www.scopus.com/inward/record.uri?eid=2-s2.0-85119262529&amp;doi=10.1145%2f2908080.2908087&amp;partnerID=40&amp;md5=20e3c3b28da8b8735635c12293f32bc8</text:p>
          </table:table-cell>
          <table:table-cell office:value-type="string" calcext:value-type="string">
            <text:p>This paper introduces Input Responsive Approximation (IRA), an approach that uses a canary input-a small program input carefully constructed to capture the intrinsic properties of the original input-to automatically control how program approximation is applied on an input-by-input basis. Motivating this approach is the observation that many of the prior techniques focusing on choosing how to approximate arrive at conservative decisions by discounting substantial differences between inputs when applying approximation. The main challenges in overcoming this limitation lie in making the choice of how to approximate both effectively (e.g., the fastest approximation that meets a particular accuracy target) and rapidly for every input. With IRA, each time the approximate program is run, a canary input is constructed and used dynamically to quickly test a spectrum of approximation alternatives. Based on these runtime tests, the approximation that best fits the desired accuracy constraints is selected and applied to the full input to produce an approximate result. We use IRA to select and parameterize mixes of four approximation techniques from the literature for a range of 13 image processing, machine learning, and data mining applications. Our results demonstrate that IRA significantly outperforms prior approaches, delivering an average of 10.2× speedup over exact execution while minimizing accuracy losses in program outputs. © 2016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3TXU6FH</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angodiah, A.; Ahmad, R.; Ahmad, W.F.W.</text:p>
          </table:table-cell>
          <table:table-cell office:value-type="string" calcext:value-type="string">
            <text:p>Integration of machine learning approach in item bank test system</text:p>
          </table:table-cell>
          <table:table-cell office:value-type="string" calcext:value-type="string">
            <text:p>2016 3rd International Conference on Computer and Information Sciences, ICCOINS 2016 - Proceedings</text:p>
          </table:table-cell>
          <table:table-cell table:number-columns-repeated="2"/>
          <table:table-cell office:value-type="string" calcext:value-type="string">
            <text:p>10.1109/ICCOINS.2016.7783208</text:p>
          </table:table-cell>
          <table:table-cell office:value-type="string" calcext:value-type="string">
            <text:p>https://www.scopus.com/inward/record.uri?eid=2-s2.0-85010377961&amp;doi=10.1109%2fICCOINS.2016.7783208&amp;partnerID=40&amp;md5=87561ba2766860e05dc5e7142bdcee38</text:p>
          </table:table-cell>
          <table:table-cell office:value-type="string" calcext:value-type="string">
            <text:p>Item test bank system plays very important role in auto generating test or exam paper in assessments in schools and universities. A quite number of researchers have proposed some algorithms in generating test paper based on some well-defined attributes such as time, question type, knowledge point, difficulty level and others. It has always been the aim of these researchers to generate high quality test paper with appropriate level of difficulty in test questions. As a result of this, Bloom taxonomy has been adopted to ensure difficulty level of test questions is appropriate. However, there is no evidence that current test items or questions in the item test bank system are classified in accordance to BT using machine learning approach. Manual classifying is tedious and laborious work and inconsistency in classifying items can take place due to different judgement from instructors. A better approach is to use machine learning namely question classifier such as Support Vector Machine to automate the classification of the test items. Despite some research work has been done on using classifiers to classify questions, there is no evidence that this type of work has been integrated into item bank test system. In view of this, this study proposes a change in existing framework of item test bank system by integrating the facility to automate classifying items in accordance to Bloom taxonomy. With all this in place, the automation of classifying questions or test items in accordance to BT with a reasonable accuracy can be achieved.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GFD79DU</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l-Obaidy, F.; Yazdani, F.; Mohammadi, F.A.</text:p>
          </table:table-cell>
          <table:table-cell office:value-type="string" calcext:value-type="string">
            <text:p>Intelligent testing for Arduino UNO based on thermal image</text:p>
          </table:table-cell>
          <table:table-cell office:value-type="string" calcext:value-type="string">
            <text:p>Computers and Electrical Engineering</text:p>
          </table:table-cell>
          <table:table-cell table:number-columns-repeated="2"/>
          <table:table-cell office:value-type="string" calcext:value-type="string">
            <text:p>10.1016/j.compeleceng.2017.01.014</text:p>
          </table:table-cell>
          <table:table-cell office:value-type="string" calcext:value-type="string">
            <text:p>https://www.scopus.com/inward/record.uri?eid=2-s2.0-85012250759&amp;doi=10.1016%2fj.compeleceng.2017.01.014&amp;partnerID=40&amp;md5=f80ec6404f02437d41b08ce72fdd4e7f</text:p>
          </table:table-cell>
          <table:table-cell office:value-type="string" calcext:value-type="string">
            <text:p>The goal of this paper is to develop a tool that will aid manufacturers of Printed Circuit Boards (PCBs) in testing their production lines with an acceptable rate of fault detection and minimize the test time. The PCB unit, namely the Arduino UNO board, is used to generate the thermal profile for the unit under test. This work is based on using a classification approach that classifies the PCB defects into the Integrated Circuit (IC) level. In the proposed technique, histogram features are extracted from the ICs hotspots which are used as inputs into a classifier model. The number of effective features are minimized by the principal component analysis. The image classification and detection are performed based on three soft computing techniques; multilayer perceptron, support vector machine, and adaptive neuron-fuzzy inference system. The effectiveness of the models is evaluated by comparing their performance and accuracy of classification. © 2017</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QXU54T8</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oodwin, A.P.; Cho, S.-J.; Reynolds, D.; Brady, K.; Salas, J.</text:p>
          </table:table-cell>
          <table:table-cell office:value-type="string" calcext:value-type="string">
            <text:p>Digital Versus Paper Reading Processes and Links to Comprehension for Middle School Students</text:p>
          </table:table-cell>
          <table:table-cell office:value-type="string" calcext:value-type="string">
            <text:p>American Educational Research Journal</text:p>
          </table:table-cell>
          <table:table-cell table:number-columns-repeated="2"/>
          <table:table-cell office:value-type="string" calcext:value-type="string">
            <text:p>10.3102/0002831219890300</text:p>
          </table:table-cell>
          <table:table-cell office:value-type="string" calcext:value-type="string">
            <text:p>https://www.scopus.com/inward/record.uri?eid=2-s2.0-85077147408&amp;doi=10.3102%2f0002831219890300&amp;partnerID=40&amp;md5=b421032f88dc21ecb6811dfeeb21c86d</text:p>
          </table:table-cell>
          <table:table-cell office:value-type="string" calcext:value-type="string">
            <text:p>This study explores digital and paper reading processes and outcomes for 371 fifth to eighth graders completing a reading task similar to standardized testing. Results showed students highlighted and annotated more when reading the paper versus digital text. Also, reading on paper versus digitally was slightly supportive of reading comprehension for the longer section of text. For behaviors, digital highlighting and looking back at the paper text were supportive of reading comprehension, whereas paper highlighting was negatively related, likely because paper highlighting tended to occur often outside of important areas of the text. Paper and digital annotating, online dictionary use, and digital look-back did not link to comprehension, when controlling for other covariates. Links to theory, research, and practice are discussed. © 2019 AERA.</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TYECJ3W</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Watson, S.</text:p>
          </table:table-cell>
          <table:table-cell office:value-type="string" calcext:value-type="string">
            <text:p>New digital technologies: Educational opportunities for Australian indigenous learners</text:p>
          </table:table-cell>
          <table:table-cell office:value-type="string" calcext:value-type="string">
            <text:p>Australian Journal of Indigenous Education</text:p>
          </table:table-cell>
          <table:table-cell table:number-columns-repeated="2"/>
          <table:table-cell office:value-type="string" calcext:value-type="string">
            <text:p>10.1017/jie.2013.8</text:p>
          </table:table-cell>
          <table:table-cell office:value-type="string" calcext:value-type="string">
            <text:p>https://www.scopus.com/inward/record.uri?eid=2-s2.0-84906665591&amp;doi=10.1017%2fjie.2013.8&amp;partnerID=40&amp;md5=b42a14e187ea1352780163b0c927cb7e</text:p>
          </table:table-cell>
          <table:table-cell office:value-type="string" calcext:value-type="string">
            <text:p>This article presents a number of possibilities that digital technologies can offer to increase access for Indigenous people to higher education in Australia. Such technologies can assist Indigenous high school students acquire the knowledge and skills they require to be accepted into higher education courses. They can also assist Indigenous students to be more successful in their higher education studies. While this article is contextualised to the Australian higher education setting specifically, the principles derived within may be applied to other disadvantaged groups worldwide. It may be concluded that the despite the barriers to the uptake of digital technologies, the potential offered holds much promise for such groups. In Australia, Indigenous people are the most severely under-represented in higher education, with access rates that have been declining over the past 6 years. Therefore, this issue has been classified as a matter of the highest national priority (Bradley, Noonan, Nugent, &amp; Scales, 2008, p. 16). Concurrently, evidence is mounting that digital learning environments are able to produce positive learning outcomes for Indigenous students, albeit with a number of barriers to their uptake. This literature review explores: current trends in digital technologies and tertiary instructional practices, barriers to the uptake of digital technologies for Indigenous learners in Australia, and the potential of digital technologies for accommodating Indigenous learning styles. A number of implications for practice are discussed, based on the review of the literature. Copyright © The Authors 2013.</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GSJ8NS9</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eide, E.</text:p>
          </table:table-cell>
          <table:table-cell office:value-type="string" calcext:value-type="string">
            <text:p>The Structural Consequences of Big Data-Driven Education</text:p>
          </table:table-cell>
          <table:table-cell office:value-type="string" calcext:value-type="string">
            <text:p>Big Data</text:p>
          </table:table-cell>
          <table:table-cell table:number-columns-repeated="2"/>
          <table:table-cell office:value-type="string" calcext:value-type="string">
            <text:p>10.1089/big.2016.0061</text:p>
          </table:table-cell>
          <table:table-cell office:value-type="string" calcext:value-type="string">
            <text:p>https://www.scopus.com/inward/record.uri?eid=2-s2.0-85021153252&amp;doi=10.1089%2fbig.2016.0061&amp;partnerID=40&amp;md5=277bc3bd6b00a9d2cd38554669c666c8</text:p>
          </table:table-cell>
          <table:table-cell office:value-type="string" calcext:value-type="string">
            <text:p>Educators and commenters who evaluate big data-driven learning environments focus on specific questions: whether automated education platforms improve learning outcomes, invade student privacy, and promote equality. This article puts aside separate unresolved - and perhaps unresolvable - issues regarding the concrete effects of specific technologies. It instead examines how big data-driven tools alter the structure of schools' pedagogical decision-making, and, in doing so, change fundamental aspects of America's education enterprise. Technological mediation and data-driven decision-making have a particularly significant impact in learning environments because the education process primarily consists of dynamic information exchange. In this overview, I highlight three significant structural shifts that accompany school reliance on data-driven instructional platforms that perform core school functions: teaching, assessment, and credentialing. First, virtual learning environments create information technology infrastructures featuring constant data collection, continuous algorithmic assessment, and possibly infinite record retention. This undermines the traditional intellectual privacy and safety of classrooms. Second, these systems displace pedagogical decision-making from educators serving public interests to private, often for-profit, technology providers. They constrain teachers' academic autonomy, obscure student evaluation, and reduce parents' and students' ability to participate or challenge education decision-making. Third, big data-driven tools define what "counts" as education by mapping the concepts, creating the content, determining the metrics, and setting desired learning outcomes of instruction. These shifts cede important decision-making to private entities without public scrutiny or pedagogical examination. In contrast to the public and heated debates that accompany textbook choices, schools often adopt education technologies ad hoc. Given education's crucial impact on individual and collective success, educators and policymakers must consider the implications of data-driven education proactively and explicitly. © Copyright 2017, Mary Ann Liebert, Inc. 2017.</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VIDRXU2</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eesjärvi, E.; Särkämö, T.; Vuoksimaa, E.; Tervaniemi, M.; Peretz, I.; Kaprio, J.</text:p>
          </table:table-cell>
          <table:table-cell office:value-type="string" calcext:value-type="string">
            <text:p>The Nature and Nurture of Melody: A Twin Study of Musical Pitch and Rhythm Perception</text:p>
          </table:table-cell>
          <table:table-cell office:value-type="string" calcext:value-type="string">
            <text:p>Behavior Genetics</text:p>
          </table:table-cell>
          <table:table-cell table:number-columns-repeated="2"/>
          <table:table-cell office:value-type="string" calcext:value-type="string">
            <text:p>10.1007/s10519-015-9774-y</text:p>
          </table:table-cell>
          <table:table-cell office:value-type="string" calcext:value-type="string">
            <text:p>https://www.scopus.com/inward/record.uri?eid=2-s2.0-84949483332&amp;doi=10.1007%2fs10519-015-9774-y&amp;partnerID=40&amp;md5=9f19d7db265b800d37b8e3b199488061</text:p>
          </table:table-cell>
          <table:table-cell office:value-type="string" calcext:value-type="string">
            <text:p>Both genetic and environmental factors are known to play a role in our ability to perceive music, but the degree to which they influence different aspects of music cognition is still unclear. We investigated the relative contribution of genetic and environmental effects on melody perception in 384 young adult twins [69 full monozygotic (MZ) twin pairs, 44 full dizygotic (DZ) twin pairs, 70 MZ twins without a co-twin, and 88 DZ twins without a co-twin]. The participants performed three online music tests requiring the detection of pitch changes in a two-melody comparison task (Scale) and key and rhythm incongruities in single-melody perception tasks (Out-of-key, Off-beat). The results showed predominantly additive genetic effects in the Scale task (58 %, 95 % CI 42–70 %), shared environmental effects in the Out-of-key task (61 %, 49–70 %), and non-shared environmental effects in the Off-beat task (82 %, 61–100 %). This highly different pattern of effects suggests that the contribution of genetic and environmental factors on music perception depends on the degree to which it calls for acquired knowledge of musical tonal and metric structures. © 2015, Springer Science+Business Media New York.</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DUXPLQ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owell, N.M.M.; Nixon, T.M.; Graesser, A.C.</text:p>
          </table:table-cell>
          <table:table-cell office:value-type="string" calcext:value-type="string">
            <text:p>Group communication analysis: A computational linguistics approach for detecting sociocognitive roles in multiparty interactions</text:p>
          </table:table-cell>
          <table:table-cell office:value-type="string" calcext:value-type="string">
            <text:p>Behavior Research Methods</text:p>
          </table:table-cell>
          <table:table-cell table:number-columns-repeated="2"/>
          <table:table-cell office:value-type="string" calcext:value-type="string">
            <text:p>10.3758/s13428-018-1102-z</text:p>
          </table:table-cell>
          <table:table-cell office:value-type="string" calcext:value-type="string">
            <text:p>https://www.scopus.com/inward/record.uri?eid=2-s2.0-85049375839&amp;doi=10.3758%2fs13428-018-1102-z&amp;partnerID=40&amp;md5=1654981fd018ebec19eb06ccee211504</text:p>
          </table:table-cell>
          <table:table-cell office:value-type="string" calcext:value-type="string">
            <text:p>Roles are one of the most important concepts in understanding human sociocognitive behavior. During group interactions, members take on different roles within the discussion. Roles have distinct patterns of behavioral engagement (i.e., active or passive, leading or following), contribution characteristics (i.e., providing new information or echoing given material), and social orientation (i.e., individual or group). Different combinations of roles can produce characteristically different group outcomes, and thus can be either less or more productive with regard to collective goals. In online collaborative-learning environments, this can lead to better or worse learning outcomes for the individual participants. In this study, we propose and validate a novel approach for detecting emergent roles from participants’ contributions and patterns of interaction. Specifically, we developed a group communication analysis (GCA) by combining automated computational linguistic techniques with analyses of the sequential interactions of online group communication. GCA was applied to three large collaborative interaction datasets (participant N = 2,429, group N = 3,598). Cluster analyses and linear mixed-effects modeling were used to assess the validity of the GCA approach and the influence of learner roles on student and group performance. The results indicated that participants’ patterns of linguistic coordination and cohesion are representative of the roles that individuals play in collaborative discussions. More broadly, GCA provides a framework for researchers to explore the micro intra- and interpersonal patterns associated with participants’ roles and the sociocognitive processes related to successful collaboration. © 2018, Psychonomic Society,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BFJ7HF3</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Larrouy-Maestri, P.; Harrison, P.M.C.; Müllensiefen, D.</text:p>
          </table:table-cell>
          <table:table-cell office:value-type="string" calcext:value-type="string">
            <text:p>The mistuning perception test: A new measurement instrument</text:p>
          </table:table-cell>
          <table:table-cell office:value-type="string" calcext:value-type="string">
            <text:p>Behavior Research Methods</text:p>
          </table:table-cell>
          <table:table-cell table:number-columns-repeated="2"/>
          <table:table-cell office:value-type="string" calcext:value-type="string">
            <text:p>10.3758/s13428-019-01225-1</text:p>
          </table:table-cell>
          <table:table-cell office:value-type="string" calcext:value-type="string">
            <text:p>https://www.scopus.com/inward/record.uri?eid=2-s2.0-85065343904&amp;doi=10.3758%2fs13428-019-01225-1&amp;partnerID=40&amp;md5=3b83d4a7dbf3235a5bc79ea98176f49c</text:p>
          </table:table-cell>
          <table:table-cell office:value-type="string" calcext:value-type="string">
            <text:p>An important aspect of the perceived quality of vocal music is the degree to which the vocalist sings in tune. Although most listeners seem sensitive to vocal mistuning, little is known about the development of this perceptual ability or how it differs between listeners. Motivated by a lack of suitable preexisting measures, we introduce in this article an adaptive and ecologically valid test of mistuning perception ability. The stimulus material consisted of short excerpts (6 to 12 s in length) from pop music performances (obtained from MedleyDB; Bittner et al., 2014) for which the vocal track was pitch-shifted relative to the instrumental tracks. In a first experiment, 333 listeners were tested on a two-alternative forced choice task that tested discrimination between a pitch-shifted and an unaltered version of the same audio clip. Explanatory item response modeling was then used to calibrate an adaptive version of the test. A subsequent validation experiment applied this adaptive test to 66 participants with a broad range of musical expertise, producing evidence of the test’s reliability, convergent validity, and divergent validity. The test is ready to be deployed as an experimental tool and should make an important contribution to our understanding of the human ability to judge mistuning. © The Author(s) 2019.</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I4MM3AS</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ui, Z.; Kancherla, J.; Chang, K.W.; Elmqvist, N.; Corrada Bravo, H.</text:p>
          </table:table-cell>
          <table:table-cell office:value-type="string" calcext:value-type="string">
            <text:p>Proactive visual and statistical analysis of genomic data in Epiviz</text:p>
          </table:table-cell>
          <table:table-cell office:value-type="string" calcext:value-type="string">
            <text:p>Bioinformatics</text:p>
          </table:table-cell>
          <table:table-cell table:number-columns-repeated="2"/>
          <table:table-cell office:value-type="string" calcext:value-type="string">
            <text:p>10.1093/bioinformatics/btz883</text:p>
          </table:table-cell>
          <table:table-cell office:value-type="string" calcext:value-type="string">
            <text:p>https://www.scopus.com/inward/record.uri?eid=2-s2.0-85083085758&amp;doi=10.1093%2fbioinformatics%2fbtz883&amp;partnerID=40&amp;md5=f584d7653462195db7105245e567b85e</text:p>
          </table:table-cell>
          <table:table-cell office:value-type="string" calcext:value-type="string">
            <text:p>Motivation: Integrative analysis of genomic data that includes statistical methods in combination with visual exploration has gained widespread adoption. Many existing methods involve a combination of tools and resources: user interfaces that provide visualization of large genomic datasets, and computational environments that focus on data analyses over various subsets of a given dataset. Over the last few years, we have developed Epiviz as an integrative and interactive genomic data analysis tool that incorporates visualization tightly with state-of-the-art statistical analysis framework. Results: In this article, we present Epiviz Feed, a proactive and automatic visual analytics system integrated with Epiviz that alleviates the burden of manually executing data analysis required to test biologically meaningful hypotheses. Results of interest that are proactively identified by server-side computations are listed as notifications in a feed. The feed turns genomic data analysis into a collaborative work between the analyst and the computational environment, which shortens the analysis time and allows the analyst to explore results efficiently. We discuss three ways where the proposed system advances the field of genomic data analysis: (i) takes the first step of proactive data analysis by utilizing available CPU power from the server to automate the analysis process; (ii) summarizes hypothesis test results in a way that analysts can easily understand and investigate; (iii) enables filtering and grouping of analysis results for quick search. This effort provides initial work on systems that substantially expand how computational and visualization frameworks can be tightly integrated to facilitate interactive genomic data analysis. © 2019 The Author(s). Published by Oxford University Pres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6Z8ZSP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amali, A.H.; Giannoulatou, E.; Chen, T.Y.; Charleston, M.A.; McEwan, A.L.; Ho, J.W.K.</text:p>
          </table:table-cell>
          <table:table-cell office:value-type="string" calcext:value-type="string">
            <text:p>How to test bioinformatics software?</text:p>
          </table:table-cell>
          <table:table-cell office:value-type="string" calcext:value-type="string">
            <text:p>Biophysical Reviews</text:p>
          </table:table-cell>
          <table:table-cell table:number-columns-repeated="2"/>
          <table:table-cell office:value-type="string" calcext:value-type="string">
            <text:p>10.1007/s12551-015-0177-3</text:p>
          </table:table-cell>
          <table:table-cell office:value-type="string" calcext:value-type="string">
            <text:p>https://www.scopus.com/inward/record.uri?eid=2-s2.0-84939488548&amp;doi=10.1007%2fs12551-015-0177-3&amp;partnerID=40&amp;md5=f47f0a49ae82921a578aee3ab2ade777</text:p>
          </table:table-cell>
          <table:table-cell office:value-type="string" calcext:value-type="string">
            <text:p>Bioinformatics is the application of computational, mathematical and statistical techniques to solve problems in biology and medicine. Bioinformatics programs developed for computational simulation and large-scale data analysis are widely used in almost all areas of biophysics. The appropriate choice of algorithms and correct implementation of these algorithms are critical for obtaining reliable computational results. Nonetheless, it is often very difficult to systematically test these programs as it is often hard to verify the correctness of the output, and to effectively generate failure-revealing test cases. Software testing is an important process of verification and validation of scientific software, but very few studies have directly dealt with the issues of bioinformatics software testing. In this work, we review important concepts and state-of-the-art methods in the field of software testing. We also discuss recent reports on adapting and implementing software testing methodologies in the bioinformatics field, with specific examples drawn from systems biology and genomic medicine. © 2015, International Union for Pure and Applied Biophysics (IUPAB) and Springer-Verlag Berlin Heidelber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JT5YI2M</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Piña-Fuentes, D.; van Dijk, J.M.C.; van Zijl, J.C.; Moes, H.R.; van Laar, T.; Oterdoom, D.L.M.; Little, S.; Brown, P.; Beudel, M.</text:p>
          </table:table-cell>
          <table:table-cell office:value-type="string" calcext:value-type="string">
            <text:p>Acute effects of adaptive Deep Brain Stimulation in Parkinson's disease</text:p>
          </table:table-cell>
          <table:table-cell office:value-type="string" calcext:value-type="string">
            <text:p>Brain Stimulation</text:p>
          </table:table-cell>
          <table:table-cell table:number-columns-repeated="2"/>
          <table:table-cell office:value-type="string" calcext:value-type="string">
            <text:p>10.1016/j.brs.2020.07.016</text:p>
          </table:table-cell>
          <table:table-cell office:value-type="string" calcext:value-type="string">
            <text:p>https://www.scopus.com/inward/record.uri?eid=2-s2.0-85090360659&amp;doi=10.1016%2fj.brs.2020.07.016&amp;partnerID=40&amp;md5=e789375c5d68de74733f840d060bd62b</text:p>
          </table:table-cell>
          <table:table-cell office:value-type="string" calcext:value-type="string">
            <text:p>Background: Beta-based adaptive Deep Brain Stimulation (aDBS) is effective in Parkinson's disease (PD), when assessed in the immediate post-implantation phase. However, the potential benefits of aDBS in patients with electrodes chronically implanted, in whom changes due to the microlesion effect have disappeared, are yet to be assessed. Methods: To determine the acute effectiveness and side-effect profile of aDBS in PD compared to conventional continuous DBS (cDBS) and no stimulation (NoStim), years after DBS implantation, 13 PD patients undergoing battery replacement were pseudo-randomised in a crossover fashion, into three conditions (NoStim, aDBS or cDBS), with a 2-min interval between them. Patient videos were blindly evaluated using a short version of the Unified Parkinson's Disease Rating Scale (subUPDRS), and the Speech Intelligibility Test (SIT). Results: Mean disease duration was 16 years, and the mean time since DBS-implantation was 6.9 years. subUPDRS scores (11 patients tested) were significantly lower both in aDBS (p=&lt;.001), and cDBS (p = .001), when compared to NoStim. Bradykinesia subscores were significantly lower in aDBS (p = .002), and did not achieve significance during cDBS (p = .08), when compared to NoStim. Two patients demonstrated re-emerging tremor during aDBS. SIT scores of patients who presented stimulation-induced dysarthria significantly worsened in cDBS (p = .009), but not in aDBS (p = .407), when compared to NoStim. Overall, stimulation was applied 48.8% of the time during aDBS. Conclusion: Beta-based aDBS is effective in PD patients with bradykinetic phenotypes, delivers less stimulation than cDBS, and potentially has a more favourable speech side-effect profile. Patients with prominent tremor may require a modified adaptive strategy. © 2020</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WP5RCA4</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Moridis, C.N.; Economides, A.A.</text:p>
          </table:table-cell>
          <table:table-cell office:value-type="string" calcext:value-type="string">
            <text:p>Applause as an achievement-based reward during a computerised self-assessment test</text:p>
          </table:table-cell>
          <table:table-cell office:value-type="string" calcext:value-type="string">
            <text:p>British Journal of Educational Technology</text:p>
          </table:table-cell>
          <table:table-cell table:number-columns-repeated="2"/>
          <table:table-cell office:value-type="string" calcext:value-type="string">
            <text:p>10.1111/j.1467-8535.2011.01221.x</text:p>
          </table:table-cell>
          <table:table-cell office:value-type="string" calcext:value-type="string">
            <text:p>https://www.scopus.com/inward/record.uri?eid=2-s2.0-84859886046&amp;doi=10.1111%2fj.1467-8535.2011.01221.x&amp;partnerID=40&amp;md5=6793fe91af1c0381b068ee225fcaac2f</text:p>
          </table:table-cell>
          <table:table-cell office:value-type="string" calcext:value-type="string">
            <text:p>Affective feedback during a self-assessment test could help induce the learner to an optimal emotional state regarding the learning material. However, there is a lack of experimental evidence concerning the influence of affective feedback during a self-assessment test. This paper is a step towards this direction. The effect of achievement-based reward feedback on students' state and trait anxiety was examined. Ninety-two students participated in an experiment. Half of these students received an applause sound after a correct answer to a question. Results highlight gender differences concerning this emotional type of feedback. © 2011 BERA.</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L6BDQP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ohammadi, K.; Shamshirband, S.; Kamsin, A.; Yusof, R.J.R.</text:p>
          </table:table-cell>
          <table:table-cell office:value-type="string" calcext:value-type="string">
            <text:p>Application of adaptive neuro-fuzzy technique to determine the most relevant variables for daily soil temperature prediction at different depths</text:p>
          </table:table-cell>
          <table:table-cell office:value-type="string" calcext:value-type="string">
            <text:p>Catena</text:p>
          </table:table-cell>
          <table:table-cell table:number-columns-repeated="2"/>
          <table:table-cell office:value-type="string" calcext:value-type="string">
            <text:p>10.1016/j.catena.2016.06.008</text:p>
          </table:table-cell>
          <table:table-cell office:value-type="string" calcext:value-type="string">
            <text:p>https://www.scopus.com/inward/record.uri?eid=2-s2.0-84974555626&amp;doi=10.1016%2fj.catena.2016.06.008&amp;partnerID=40&amp;md5=631b7e6a90855403bd36ff127b918d45</text:p>
          </table:table-cell>
          <table:table-cell office:value-type="string" calcext:value-type="string">
            <text:p>Having knowledge on soil temperature, as an important meteorological parameter, is of indispensable significance for various scientific researches. In this study, adaptive neuro-fuzzy inference system (ANFIS) is applied for determining the most relevant parameters for prediction of daily soil temperature at six depths of 5, 10, 20, 30, 50 and 100 cm. The simulation is carried out for an Iranian city located in the southern coastal part of the country. The process conducted based on ANFIS methodology includes several ways to recognize the parameters providing high prediction precision. For this aim, eight parameters of minimum, maximum and average air temperatures (Tmin, Tmax and Tavg), relative humidity (Rh), water vapor pressure (VP), atmospheric pressure (P), sunshine hours (n) and horizontal global solar radiation (H) are considered. A comprehensive variable selection is performed to introduce the best and worst inputs and combinations of inputs. According to the results, at all examined depths Tavg is the most significant parameter, while Rh is the least relevant element. Also, at all depths, the air temperatures including Tmin, Tmax and Tavg present superiority over other inputs to offer precise predictions. It is found that the optimal combination of two inputs is different for some depths; nevertheless, for all depths, Tavg plays a role as an input. The results specify that the use of more than two inputs may not be advisable; thus, considering the most relevant combination of two parameters would be more suitable to achieve higher accuracy and lower complexity. The study results demonstrate the importance of proper selection of input parameters to offer accurate predictions at different depths. © 2016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4GJB4N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Passarelli, M.; Masini, M.; Chiorri, C.; Nurcis, A.; Daini, R.; Bracco, F.</text:p>
          </table:table-cell>
          <table:table-cell office:value-type="string" calcext:value-type="string">
            <text:p>Implicit evidence on the dissociation of identity and emotion recognition</text:p>
          </table:table-cell>
          <table:table-cell office:value-type="string" calcext:value-type="string">
            <text:p>Cognitive Processing</text:p>
          </table:table-cell>
          <table:table-cell table:number-columns-repeated="2"/>
          <table:table-cell office:value-type="string" calcext:value-type="string">
            <text:p>10.1007/s10339-021-01061-2</text:p>
          </table:table-cell>
          <table:table-cell office:value-type="string" calcext:value-type="string">
            <text:p>https://www.scopus.com/inward/record.uri?eid=2-s2.0-85116611732&amp;doi=10.1007%2fs10339-021-01061-2&amp;partnerID=40&amp;md5=f77aabb2d9a1445b2b72d0de67063760</text:p>
          </table:table-cell>
          <table:table-cell office:value-type="string" calcext:value-type="string">
            <text:p>Recognition of identity and of emotional facial expressions of individuals are both based on processing of the human face. While most studies show these abilities to be dissociated, some others find evidence of a connection. One possible explanation for these contradictory results comes from neurological evidence, which points to identity recognition being mostly based on holistic processing, while emotion recognition seems to be based on both an explicit, fine-grained process, and an implicit, mostly-holistic one. Our main hypothesis, that would explain the contradictory findings, is that holistic implicit emotion recognition, specifically, would be related to identity recognition, while explicit emotion recognition would be a process separate to identity recognition. To test this hypothesis, we employed an experimental paradigm in which spatial frequencies of visual stimuli are manipulated so that automatic, holistic-based, implicit emotion recognition influences perceived friendliness of unfamiliar faces. We predicted the effect to be related to identity recognition ability, since they both require holistic face processing. After a successful replication study, we employed the paradigm with 140 participants, measuring also identity recognition ability and explicit emotion recognition ability. Results showed that the effect is not moderated by these two variables (p =.807 and.373, respectively), suggesting that the independence of identity and emotion recognition holds even when considering, specifically, implicit emotion recognition. © 2021, Marta Olivetti Belardinelli and Springer-Verlag GmbH Germany,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LM4IE43</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Wu, H.-K.; Kuo, C.-Y.; Jen, T.-H.; Hsu, Y.-S.</text:p>
          </table:table-cell>
          <table:table-cell office:value-type="string" calcext:value-type="string">
            <text:p>What makes an item more difficult? Effects of modality and type of visual information in a computer-based assessment of scientific inquiry abilities</text:p>
          </table:table-cell>
          <table:table-cell office:value-type="string" calcext:value-type="string">
            <text:p>Computers and Education</text:p>
          </table:table-cell>
          <table:table-cell table:number-columns-repeated="2"/>
          <table:table-cell office:value-type="string" calcext:value-type="string">
            <text:p>10.1016/j.compedu.2015.01.007</text:p>
          </table:table-cell>
          <table:table-cell office:value-type="string" calcext:value-type="string">
            <text:p>https://www.scopus.com/inward/record.uri?eid=2-s2.0-84923806125&amp;doi=10.1016%2fj.compedu.2015.01.007&amp;partnerID=40&amp;md5=02105ae84d49c25f5206099c903b3370</text:p>
          </table:table-cell>
          <table:table-cell office:value-type="string" calcext:value-type="string">
            <text:p>Effects of multiple external representations on teaching and learning have been widely researched; however, relatively little is understood about how different types of representations used for item presentation influence students' performances in computer-based assessments, particularly in those evaluating complex abilities. We designed a multimedia-based assessment for secondary school students that focused on scientific inquiry abilities (i.e., questioning, experimenting, analyzing, and explaining). Through the participation of 1218 students (561 8th graders and 657 11th graders), the balanced arrangement of test booklets, and the use of a generalized partial credit Rasch model, this study aimed at investigating how the modality of representations for item presentation (i.e., dynamic and static) and type of visual information (i.e., context and content) conveyed by the representations affected the item difficulty of the multimedia-based assessment. The results showed that overall items became slightly more difficult for students when the item presentation was static. Also, the interaction effect between modality and grade was significant; when item presentation was changed from dynamic to static, the items became easier to the 8th graders, whereas they were more difficult to the 11th graders. The results suggested that older students might have more cognitive resources to retrieve information from dynamic displays to solve the assessment tasks successfully. Additionally, while all interactions between modality and type of information on items with context visuals were not significant, there were significant interactions on four items with content visuals. A further examination of the items suggested that the tasks and the phenomena involved in the items may influence how modality affected the item difficulties when content visuals were used. These results implied that researchers need to pay special attention on the design of content visuals because they appear to be more influential than context ones to students' performances of science assessments. © 2015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J5EBBN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migud, A.; Arnedo-Moreno, J.; Daradoumis, T.; Guerrero-Roldan, A.-E.</text:p>
          </table:table-cell>
          <table:table-cell office:value-type="string" calcext:value-type="string">
            <text:p>An integrative review of security and integrity strategies in an academic environment: Current understanding and emerging perspectives</text:p>
          </table:table-cell>
          <table:table-cell office:value-type="string" calcext:value-type="string">
            <text:p>Computers and Security</text:p>
          </table:table-cell>
          <table:table-cell table:number-columns-repeated="2"/>
          <table:table-cell office:value-type="string" calcext:value-type="string">
            <text:p>10.1016/j.cose.2018.02.021</text:p>
          </table:table-cell>
          <table:table-cell office:value-type="string" calcext:value-type="string">
            <text:p>https://www.scopus.com/inward/record.uri?eid=2-s2.0-85044078521&amp;doi=10.1016%2fj.cose.2018.02.021&amp;partnerID=40&amp;md5=140b101fef404977c48526c02d548604</text:p>
          </table:table-cell>
          <table:table-cell office:value-type="string" calcext:value-type="string">
            <text:p>The growing scope and changing nature of academic programs provide a challenge to the integrity of testing and examination protocols, prompting academic administrators to re-evaluate the design of learner performance assessment. This article reviews the research on a number of identity and authorship assurance approaches employed to the bolster security of assessment activities. A total of 54 articles, published between 2000 and 2016, were reviewed. Research in the area of learner identity and authorship assurance is important because the award of course credits to unverified entities raises questions over institutional credibility. We argue that learner identity is composed of two distinct layers: physical and behavioral, where identity and authorship are criteria that both need to be confirmed to maintain a reasonable level of academic integrity. © 2018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NLGADH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Dasgupta, D.; Roy, A.; Nag, A.</text:p>
          </table:table-cell>
          <table:table-cell office:value-type="string" calcext:value-type="string">
            <text:p>Toward the design of adaptive selection strategies for multi-factor authentication</text:p>
          </table:table-cell>
          <table:table-cell office:value-type="string" calcext:value-type="string">
            <text:p>Computers and Security</text:p>
          </table:table-cell>
          <table:table-cell table:number-columns-repeated="2"/>
          <table:table-cell office:value-type="string" calcext:value-type="string">
            <text:p>10.1016/j.cose.2016.09.004</text:p>
          </table:table-cell>
          <table:table-cell office:value-type="string" calcext:value-type="string">
            <text:p>https://www.scopus.com/inward/record.uri?eid=2-s2.0-84991511051&amp;doi=10.1016%2fj.cose.2016.09.004&amp;partnerID=40&amp;md5=6aa61e6d59cef08ff2cabc42427894ae</text:p>
          </table:table-cell>
          <table:table-cell office:value-type="string" calcext:value-type="string">
            <text:p>Authentication is the fundamental safeguard against any illegitimate access to a computing device and other sensitive online applications. Because of recent security threats, authentication through a single factor is not reliable to provide adequate protection of these devices and applications. Hence, to facilitate continuous protection of computing devices and other critical online services from unauthorized access, multi-factor authentication can provide a viable option. Many authentication mechanisms with varying degrees of accuracy and portability are available for different types of computing devices. As a consequence, several existing and well-known multi-factor authentication strategies have already been utilized to enhance the security of various applications. Keeping this in mind, we developed a framework for authenticating a user efficiently through a subset of available authentication modalities along with their several features (authentication factors) in a time-varying operating environment (devices, media, and surrounding conditions, like light, noise, motion, etc.) on a regular basis. The present work is divided into two parts, namely, a formulation for calculating trustworthy values of different authentication factors and then the development of a novel adaptive strategy for selecting different available authentication factors based on their calculated trustworthy values, performance, selection of devices, media, and surroundings. Here, adaptive strategy ensures the incorporation of the existing environmental conditions on the selection of authentication factors and provides significant diversity in the selection process. Simulation results show the proposed selection approach performs better than other existing and widely used selection strategies, mainly, random and optimal cost selections in different settings of operating environments. The detailed implementation of the proposed multi-factor authentication strategy, along with performance evaluation and user study, has been accomplished to establish its superiority over the existing frameworks. © 2016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YGFGKMK</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Elsawy, A.S.; Eldawlatly, S.; Taher, M.; Aly, G.M.</text:p>
          </table:table-cell>
          <table:table-cell office:value-type="string" calcext:value-type="string">
            <text:p>MindEdit: A P300-based text editor for mobile devices</text:p>
          </table:table-cell>
          <table:table-cell office:value-type="string" calcext:value-type="string">
            <text:p>Computers in Biology and Medicine</text:p>
          </table:table-cell>
          <table:table-cell table:number-columns-repeated="2"/>
          <table:table-cell office:value-type="string" calcext:value-type="string">
            <text:p>10.1016/j.compbiomed.2016.11.014</text:p>
          </table:table-cell>
          <table:table-cell office:value-type="string" calcext:value-type="string">
            <text:p>https://www.scopus.com/inward/record.uri?eid=2-s2.0-85000762757&amp;doi=10.1016%2fj.compbiomed.2016.11.014&amp;partnerID=40&amp;md5=564cf7b71b316a09eae4cb57ab4b9859</text:p>
          </table:table-cell>
          <table:table-cell office:value-type="string" calcext:value-type="string">
            <text:p>Practical application of Brain-Computer Interfaces (BCIs) requires that the whole BCI system be portable. The mobility of BCI systems involves two aspects: making the electroencephalography (EEG) recording devices portable, and developing software applications with low computational complexity to be able to run on low computational-power devices such as tablets and smartphones. This paper addresses the development of MindEdit; a P300-based text editor for Android-based devices. Given the limited resources of mobile devices and their limited computational power, a novel ensemble classifier is utilized that uses Principal Component Analysis (PCA) features to identify P300 evoked potentials from EEG recordings. PCA computations in the proposed method are channel-based as opposed to concatenating all channels as in traditional feature extraction methods; thus, this method has less computational complexity compared to traditional P300 detection methods. The performance of the method is demonstrated on data recorded from MindEdit on an Android tablet using the Emotiv wireless neuroheadset. Results demonstrate the capability of the introduced PCA ensemble classifier to classify P300 data with maximum average accuracy of 78.37±16.09% for cross-validation data and 77.5±19.69% for online test data using only 10 trials per symbol and a 33-character training dataset. Our analysis indicates that the introduced method outperforms traditional feature extraction methods. For a faster operation of MindEdit, a variable number of trials scheme is introduced that resulted in an online average accuracy of 64.17±19.6% and a maximum bitrate of 6.25 bit/min. These results demonstrate the efficacy of using the developed BCI application with mobile devices. © 2016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JU7QK6E</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aeta, M.; Loia, V.; Mangione, G.R.; Orciuoli, F.; Ritrovato, P.; Salerno, S.</text:p>
          </table:table-cell>
          <table:table-cell office:value-type="string" calcext:value-type="string">
            <text:p>A methodology and an authoring tool for creating Complex Learning Objects to support interactive storytelling</text:p>
          </table:table-cell>
          <table:table-cell office:value-type="string" calcext:value-type="string">
            <text:p>Computers in Human Behavior</text:p>
          </table:table-cell>
          <table:table-cell table:number-columns-repeated="2"/>
          <table:table-cell office:value-type="string" calcext:value-type="string">
            <text:p>10.1016/j.chb.2013.07.011</text:p>
          </table:table-cell>
          <table:table-cell office:value-type="string" calcext:value-type="string">
            <text:p>https://www.scopus.com/inward/record.uri?eid=2-s2.0-84892432920&amp;doi=10.1016%2fj.chb.2013.07.011&amp;partnerID=40&amp;md5=9a434de70b995281402cf6226643ae8b</text:p>
          </table:table-cell>
          <table:table-cell office:value-type="string" calcext:value-type="string">
            <text:p>Knowledge of appropriate behavior during an earthquake is crucial for the prevention and mitigation of natural disaster. Several studies confirm that disaster-risk education should be part of the national primary and secondary school curricula. The school plays an important role in developing a positive attitude towards safety as well as in increasing young people's social responsibility. This can especially be achieved by "active educational methods based on real situations". Narrative learning, according to this pedagogical vision, is seen as an educational approach mostly suitable for the development of cognitive abilities and knowledge in action, supporting processes of meaning construction through risk education contexts. In this paper, we present a methodology to design digital storytelling, a "media rich" strategy able to support the learning process in a civil emergency context and an authoring tool for creating Storytelling Complex Learning Objects (SCLOs), as a complex learning resource characterized by an adaptive mechanism that exploits a template-based approach, which is focused on the design of teaching situations suitable for achieving specific learning goals. The integration of this new kind of learning object with an advanced e-learning platform, namely Intelligent Web Teacher (IWT), that allowed us to carry out a full experimentation of the overall learning process, from content creation, to learning path packaging and adaptive delivery. The experimentation results demonstrate the effectiveness of both SCLO and authoring tool from a pedagogical and usability point of view. © 2013 Elsevier Ltd.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6LUNNLH</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gelkruys, D.; Böhm, C.; Motschnig, R.; Kertzman, S.; Sirota, A.; Lerer, B.; Gyarmathy, É.</text:p>
          </table:table-cell>
          <table:table-cell office:value-type="string" calcext:value-type="string">
            <text:p>Adapting a stand-alone computerized cognitive test battery for online use - A case-study in the context of users with special needs</text:p>
          </table:table-cell>
          <table:table-cell office:value-type="string" calcext:value-type="string">
            <text:p>Computers in Human Behavior</text:p>
          </table:table-cell>
          <table:table-cell table:number-columns-repeated="2"/>
          <table:table-cell office:value-type="string" calcext:value-type="string">
            <text:p>10.1016/j.chb.2016.05.069</text:p>
          </table:table-cell>
          <table:table-cell office:value-type="string" calcext:value-type="string">
            <text:p>https://www.scopus.com/inward/record.uri?eid=2-s2.0-84975060910&amp;doi=10.1016%2fj.chb.2016.05.069&amp;partnerID=40&amp;md5=80a0505f0ee8cefbcfdc9338c69fdd23</text:p>
          </table:table-cell>
          <table:table-cell office:value-type="string" calcext:value-type="string">
            <text:p>As computers and internet access become more readily available at home, online testing and self-assessment are growing in popularity. In this article we briefly discuss the challenges and opportunities of online testing in general and then describe our experience with putting a standalone cognitive test battery online for users with special needs. Thereby the emphasis is on adopting the human-centered design process for the design of online tests and on the steps needed to be taken to arrive at a usable and validated online test battery. If the experience and process described in this paper turns out to be of value to researchers and/or practitioners in the field of using computers for human flourishing, this article will have achieved its purpose. © 2016 Elsevier Ltd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IJ4MF5S</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Noroozi, O.; Alikhani, I.; Järvelä, S.; Kirschner, P.A.; Juuso, I.; Seppänen, T.</text:p>
          </table:table-cell>
          <table:table-cell office:value-type="string" calcext:value-type="string">
            <text:p>Multimodal data to design visual learning analytics for understanding regulation of learning</text:p>
          </table:table-cell>
          <table:table-cell office:value-type="string" calcext:value-type="string">
            <text:p>Computers in Human Behavior</text:p>
          </table:table-cell>
          <table:table-cell table:number-columns-repeated="2"/>
          <table:table-cell office:value-type="string" calcext:value-type="string">
            <text:p>10.1016/j.chb.2018.12.019</text:p>
          </table:table-cell>
          <table:table-cell office:value-type="string" calcext:value-type="string">
            <text:p>https://www.scopus.com/inward/record.uri?eid=2-s2.0-85065174048&amp;doi=10.1016%2fj.chb.2018.12.019&amp;partnerID=40&amp;md5=638574c48ac74fd2a85fbc59c7285970</text:p>
          </table:table-cell>
          <table:table-cell office:value-type="string" calcext:value-type="string">
            <text:p>The increased interest in multimodal data collection in the learning sciences demands for new and powerful methodological and analytical techniques and technologies. It is especially challenging for learning scientists to handle, analyse, and interpret complex and often invisible multimodal data when investigating regulation of learning in collaborative settings as this data can be cognitive, social and/or emotional in nature, much of which is covert in nature. The aim of this paper is to present ways to simplify the analysis and use of rich multimodal data by learning scientists. This is done by making primarily invisible regulation processes and their accompanying social and contextual reactions visible, measurable, and ultimately interpretable. To facilitate data visualisation and processing with respect to the regulation of learning, a Graphical User Interface (GUI) known as SLAM-KIT has been designed. SLAM-KIT reveals principal features of complex learning environments by allowing users to travel through the learners' data and its statistical characteristics. This kit has practical implications as it simplifies complex information and data while making them available through visualisation and analysis to the researchers. Our short-term goal is to simplify this tool for the teachers and learners. © 2018</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WJCJF9C</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bdel Karim, N.; Shukur, Z.</text:p>
          </table:table-cell>
          <table:table-cell office:value-type="string" calcext:value-type="string">
            <text:p>Proposed features of an online examination interface design and its optimal values</text:p>
          </table:table-cell>
          <table:table-cell office:value-type="string" calcext:value-type="string">
            <text:p>Computers in Human Behavior</text:p>
          </table:table-cell>
          <table:table-cell table:number-columns-repeated="2"/>
          <table:table-cell office:value-type="string" calcext:value-type="string">
            <text:p>10.1016/j.chb.2016.07.013</text:p>
          </table:table-cell>
          <table:table-cell office:value-type="string" calcext:value-type="string">
            <text:p>https://www.scopus.com/inward/record.uri?eid=2-s2.0-84979586884&amp;doi=10.1016%2fj.chb.2016.07.013&amp;partnerID=40&amp;md5=7b4c8fd53a382af4414d3e06aeba5bba</text:p>
          </table:table-cell>
          <table:table-cell office:value-type="string" calcext:value-type="string">
            <text:p>User Interface Design is an essential part of any software application. Accordingly, online examination is an equally important system within eLearning. Consequently, online examination design features are a significant factor in enhancing exam efficiency as well as convenience for examinees. Nine main design features are generally applied in the online exam, namely font (i.e., type, size, colour, and style), background colour, sound alert, questions group, time counters, and number of questions per page. The values of these features are closely related to user characteristics, whether relating to the physical, cognitive, psychomotor, demographics or experience. Our experiment was conducted on 119 students to identify the commonly preferred online examination design. The results show that the students had variations in their choice of online exam interface design, where students preferred to group questions by Topic and then by Type. The most popular font type was Arial with a size of 14 or 12 and using regular font style. Moreover, white background and black text were the most preferred. Most of the students selected 5 and 3 questions/page respectively. Countdown Timer was the most preferred time counter. Regarding sound alert, the 15 and 5 min remains were the most selected by students. © 2016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PC4UWW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o, Q.; Wright, E.; Barnes, B.; Branch, R.M.</text:p>
          </table:table-cell>
          <table:table-cell office:value-type="string" calcext:value-type="string">
            <text:p>What are the most important prediction of computer science students' online help-seeking behaviors?</text:p>
          </table:table-cell>
          <table:table-cell office:value-type="string" calcext:value-type="string">
            <text:p>Computers in Human Behavior</text:p>
          </table:table-cell>
          <table:table-cell table:number-columns-repeated="2"/>
          <table:table-cell office:value-type="string" calcext:value-type="string">
            <text:p>10.1016/j.chb.2016.04.016</text:p>
          </table:table-cell>
          <table:table-cell office:value-type="string" calcext:value-type="string">
            <text:p>https://www.scopus.com/inward/record.uri?eid=2-s2.0-84963857308&amp;doi=10.1016%2fj.chb.2016.04.016&amp;partnerID=40&amp;md5=62fd5d8272f90f022977624222bcbe51</text:p>
          </table:table-cell>
          <table:table-cell office:value-type="string" calcext:value-type="string">
            <text:p>This study investigates the most important predictors of computer science students' online help-seeking behaviors. 203 computer science students from a large university in southeastern United States participated in the study. Online help-seeking behaviors explored in this study include online searching, asking teachers online for help, and asking peers online for help. Ten-fold cross validation was used to select the most significant predictors from eight potential factors, including prior knowledge of the learning subject, learning proficiency level, academic performance, epistemological belief, interests, problem difficulty, age and gender. Problem difficulty was selected as the most important predictor for all three types of online help seeking, while learning proficiency level, academic performance, and epistemological belief were selected as the most important predictors for both online searching and asking teachers online for help. Based on the selected factors and their relationships with online help seeking, the study provides guidance on targeted training for online help seeking in an era of mass higher education. © 2016 Elsevier Ltd.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5L3MJDS</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Duchowski, A.T.; Biele, C.; Niedzielska, A.; Krejtz, K.; Krejtz, I.; Kiefer, P.; Raubal, M.; Giannopoulos, I.</text:p>
          </table:table-cell>
          <table:table-cell office:value-type="string" calcext:value-type="string">
            <text:p>The Index of Pupillary activity: Measuring cognitive load vis-à-vis task difficulty with pupil oscillation</text:p>
          </table:table-cell>
          <table:table-cell office:value-type="string" calcext:value-type="string">
            <text:p>Conference on Human Factors in Computing Systems - Proceedings</text:p>
          </table:table-cell>
          <table:table-cell table:number-columns-repeated="2"/>
          <table:table-cell office:value-type="string" calcext:value-type="string">
            <text:p>10.1145/3173574.3173856</text:p>
          </table:table-cell>
          <table:table-cell office:value-type="string" calcext:value-type="string">
            <text:p>https://www.scopus.com/inward/record.uri?eid=2-s2.0-85046459862&amp;doi=10.1145%2f3173574.3173856&amp;partnerID=40&amp;md5=54436d706271319b0cb6026141cab9f8</text:p>
          </table:table-cell>
          <table:table-cell office:value-type="string" calcext:value-type="string">
            <text:p>A novel eye-tracked measure of the frequency of pupil diameter oscillation is proposed for capturing what is thought to be an indicator of cognitive load. The proposed metric, termed the Index of Pupillary Activity, is shown to discriminate task difficulty vis-à-vis cognitive load (if the implied causality can be assumed) in an experiment where participants performed easy and difficult mental arithmetic tasks while fixating a central target (a requirement for replication of prior work). The paper's contribution is twofold: full documentation is provided for the calculation of the proposed measurement which can be considered as an alternative to the existing proprietary Index of Cognitive Activity (ICA). Thus, it is possible for researchers to replicate the experiment and build their own software which implements this measurement. Second, several aspects of the ICA are approached in a more data-sensitive way with the goal of improving the measurement's performance. Copyright © 2018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PHSWMM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u, B.; Ning, X.; Xu, G.; Wang, Z.; Mei, Z.; Yang, G.</text:p>
          </table:table-cell>
          <table:table-cell office:value-type="string" calcext:value-type="string">
            <text:p>Online numerical simulation: A hybrid simulation method for incomplete boundary conditions</text:p>
          </table:table-cell>
          <table:table-cell office:value-type="string" calcext:value-type="string">
            <text:p>Earthquake Engineering and Structural Dynamics</text:p>
          </table:table-cell>
          <table:table-cell table:number-columns-repeated="2"/>
          <table:table-cell office:value-type="string" calcext:value-type="string">
            <text:p>10.1002/eqe.2996</text:p>
          </table:table-cell>
          <table:table-cell office:value-type="string" calcext:value-type="string">
            <text:p>https://www.scopus.com/inward/record.uri?eid=2-s2.0-85034569283&amp;doi=10.1002%2feqe.2996&amp;partnerID=40&amp;md5=9853b079a418c4bee70ed73095c7cbc1</text:p>
          </table:table-cell>
          <table:table-cell office:value-type="string" calcext:value-type="string">
            <text:p>Hybrid simulation is a powerful and cost-effective simulation technique to evaluate structural dynamic performance. However, it is sometimes rather difficult to guarantee all the boundaries on the physical substructures, especially when the boundary conditions are very complex, due to limited laboratory resources. Lacking of boundary conditions is bound to change the stress state of the structure and eventually result in an inaccurate evaluation of structural performance. A model updating-based online numerical simulation method is proposed in this paper to tackle the problem of incomplete boundary conditions. In the proposed method, 2 sets of finite element models with the same constitutive model are set up for the overall analysis of the whole structure and the constitutive model parameter estimation of the physical substructure, respectively. The boundary conditions are naturally satisfied because the response is calculated from the overall structural model, and the accuracy is improved as the material constitutive parameters are updated. The effectiveness of the proposed method is validated via numerical simulations and actual hybrid tests on a RC frame structure, and the results show that the negative effect of incomplete boundary conditions is almost eliminated and the accuracy of hybrid simulation is very much improved. Copyright © 2017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23GFQDZ</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rown, G.T.L.</text:p>
          </table:table-cell>
          <table:table-cell office:value-type="string" calcext:value-type="string">
            <text:p>Technologies and infrastructure: costs and obstacles in developing large-scale computer–based testing</text:p>
          </table:table-cell>
          <table:table-cell office:value-type="string" calcext:value-type="string">
            <text:p>Education Inquiry</text:p>
          </table:table-cell>
          <table:table-cell table:number-columns-repeated="2"/>
          <table:table-cell office:value-type="string" calcext:value-type="string">
            <text:p>10.1080/20004508.2018.1529528</text:p>
          </table:table-cell>
          <table:table-cell office:value-type="string" calcext:value-type="string">
            <text:p>https://www.scopus.com/inward/record.uri?eid=2-s2.0-85061213225&amp;doi=10.1080%2f20004508.2018.1529528&amp;partnerID=40&amp;md5=a3bf042f220446065feba9dec19cf612</text:p>
          </table:table-cell>
          <table:table-cell office:value-type="string" calcext:value-type="string">
            <text:p>This paper identifies important technological, financial, and equity challenges to the development and implementation of online or onscreen educational testing. The insights are based on the author’s experiences in New Zealand of being the senior project manager for the Assessment Tools for Teaching and Learning (asTTle) computer-based standardised testing system. The system was funded by the government for formative educational purposes and is delivered to schools for free. The issues faced in the project that need to be considered in any new online testing system include: clarity about the purpose of the testing system, the importance of knowing the current technology conditions, the challenges of working within the dynamic and changing world of technology, the need to assure quality and equity for all test-takers, the economics of paying for a public, rather than commercial, service, and challenges in the management processes of developing and introducing a new system. This survey of technology issues makes it clear that moving to online or onscreen testing has many fishhooks in it that need substantial thought prior to engaging in the development process. © 2018, © 2018 The Author(s). Published by Informa UK Limited, trading as Taylor &amp; Francis Group.</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AS2BB3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inharay, S.</text:p>
          </table:table-cell>
          <table:table-cell office:value-type="string" calcext:value-type="string">
            <text:p>Score Reporting for Examinees with Incomplete Data on Large-Scale Educational Assessments</text:p>
          </table:table-cell>
          <table:table-cell office:value-type="string" calcext:value-type="string">
            <text:p>Educational Measurement: Issues and Practice</text:p>
          </table:table-cell>
          <table:table-cell table:number-columns-repeated="2"/>
          <table:table-cell office:value-type="string" calcext:value-type="string">
            <text:p>10.1111/emip.12396</text:p>
          </table:table-cell>
          <table:table-cell office:value-type="string" calcext:value-type="string">
            <text:p>https://www.scopus.com/inward/record.uri?eid=2-s2.0-85091313613&amp;doi=10.1111%2femip.12396&amp;partnerID=40&amp;md5=a5637ebdbe44676560e2459916f22c00</text:p>
          </table:table-cell>
          <table:table-cell office:value-type="string" calcext:value-type="string">
            <text:p>Technical difficulties occasionally lead to missing item scores and hence to incomplete data on computerized tests. It is not straightforward to report scores to the examinees whose data are incomplete due to technical difficulties. Such reporting essentially involves imputation of missing scores. In this paper, a simulation study based on data from three educational tests is used to compare the performances of six approaches for imputation of missing scores. One of the approaches, based on data mining, is the first application of its kind to the problem of imputation of missing data. The approach based on data mining and a multiple imputation approach based on chained equations led to the most accurate imputation of missing scores, and hence to most accurate score reporting. A simple approach based on linear regression performed the next best overall. Several recommendations are made regarding the reporting of scores to examinees with incomplete data. © 2020 by the National Council on Measurement in Educ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HF84DWN</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u, J.-M.; Lin, H.-Y.</text:p>
          </table:table-cell>
          <table:table-cell office:value-type="string" calcext:value-type="string">
            <text:p>A reconfigurable simulation-based test system for automatically assessing software operating skills</text:p>
          </table:table-cell>
          <table:table-cell office:value-type="string" calcext:value-type="string">
            <text:p>Educational Technology and Society</text:p>
          </table:table-cell>
          <table:table-cell table:number-columns-repeated="3"/>
          <table:table-cell office:value-type="string" calcext:value-type="string">
            <text:p>https://www.scopus.com/inward/record.uri?eid=2-s2.0-84930337287&amp;partnerID=40&amp;md5=dc8e6cd28e459324e8909af9f860ab60</text:p>
          </table:table-cell>
          <table:table-cell office:value-type="string" calcext:value-type="string">
            <text:p>In recent years, software operating skills, the ability in computer literacy to solve problems using specific software, has become much more important. A great deal of research has also proven that students' software operating skills can be efficiently improved by practicing customized virtual and simulated examinations. However, constructing these simulation-based examinations is cost intensive and time-consuming. Thus, a reconfigurable simulation-based test system designed on a proposed Software Operation-Finite State Machine has been developed. Using this system, teachers can use a graphic authoring tool to construct and reconfigure simulation-based tests for designated software operation tasks. For the students, these simulation-based tests can be performed via the Web browser without any extra computer environment setting costs. After students finish the test, the proposed system can automatically assess their online operating paths to generate the assessment report for self-reflection. Moreover, in order to share and reuse the designed simulation-based tests, this paper suggests some extensions of IMS Question &amp; Test Interoperability to support the proposed simulation-based operation test format. Finally, an experiment was conducted to evaluate 38 sixth grade elementary school students. The experimental results show that this system can meet both teachers' and students' educational requirements while significantly improving students' learning performance of the software operating skill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47AK35U</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Alfaro, L.; Rivera, C.; Luna-Urquizo, J.; Castaneda, E.; Zuniga-Cueva, J.; Rivera-Chavez, M.</text:p>
          </table:table-cell>
          <table:table-cell office:value-type="string" calcext:value-type="string">
            <text:p>New Trends in e-Technologies and e-Learning</text:p>
          </table:table-cell>
          <table:table-cell office:value-type="string" calcext:value-type="string">
            <text:p>EDUNINE 2021 - 5th IEEE World Engineering Education Conference: The Future of Engineering Education: Current Challenges and Opportunities, Proceedings</text:p>
          </table:table-cell>
          <table:table-cell table:number-columns-repeated="2"/>
          <table:table-cell office:value-type="string" calcext:value-type="string">
            <text:p>10.1109/EDUNINE51952.2021.9429120</text:p>
          </table:table-cell>
          <table:table-cell office:value-type="string" calcext:value-type="string">
            <text:p>https://www.scopus.com/inward/record.uri?eid=2-s2.0-85107050970&amp;doi=10.1109%2fEDUNINE51952.2021.9429120&amp;partnerID=40&amp;md5=efbc55ce831fc1d33abeba688683b111</text:p>
          </table:table-cell>
          <table:table-cell office:value-type="string" calcext:value-type="string">
            <text:p>This work focuses on the different technologies available to support teaching and learning in e-Learning systems whose importance for education teachers and system developers is evident. It is necessary to determine the most appropriate e-learning technologies to support the personal requirements in teaching, which make it possible to provide the best learning opportunities for students, considering the current situation in which educational systems have immediate demands derived from the Covid 19 pandemic, which makes classroom-based educational practices give way to remote activities. There are currently trends in the development of a variety of available technologies which may be framed in Web environments and Virtual Reality among other emerging technologies; therefore, the decision to use a particular technology must be based on solid research and clear evidence. This article reviews many of these e-Learning system technologies and provides information, about their use, opportunities and trends in development.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34AFAG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lenn, T.</text:p>
          </table:table-cell>
          <table:table-cell office:value-type="string" calcext:value-type="string">
            <text:p>Security in a safety pin.</text:p>
          </table:table-cell>
          <table:table-cell office:value-type="string" calcext:value-type="string">
            <text:p>Families, Systems and Health</text:p>
          </table:table-cell>
          <table:table-cell table:number-columns-repeated="2"/>
          <table:table-cell office:value-type="string" calcext:value-type="string">
            <text:p>10.1037/fsh0000538</text:p>
          </table:table-cell>
          <table:table-cell office:value-type="string" calcext:value-type="string">
            <text:p>https://www.scopus.com/inward/record.uri?eid=2-s2.0-85101698725&amp;doi=10.1037%2ffsh0000538&amp;partnerID=40&amp;md5=53d211f823a4594468f2bc426bb8e929</text:p>
          </table:table-cell>
          <table:table-cell office:value-type="string" calcext:value-type="string">
            <text:p>A narrative about realizations as a young, gay, cis-gender man going through the medical system then through medical training. (PsycInfo Database Record (c) 2021 APA, all rights reserved) © 2020 American Psychological Associ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GKUIUM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ulut, O.; Cutumisu, M.; Aquilina, A.M.; Singh, D.</text:p>
          </table:table-cell>
          <table:table-cell office:value-type="string" calcext:value-type="string">
            <text:p>Effects of Digital Score Reporting and Feedback on Students' Learning in Higher Education</text:p>
          </table:table-cell>
          <table:table-cell office:value-type="string" calcext:value-type="string">
            <text:p>Frontiers in Education</text:p>
          </table:table-cell>
          <table:table-cell table:number-columns-repeated="2"/>
          <table:table-cell office:value-type="string" calcext:value-type="string">
            <text:p>10.3389/feduc.2019.00065</text:p>
          </table:table-cell>
          <table:table-cell office:value-type="string" calcext:value-type="string">
            <text:p>https://www.scopus.com/inward/record.uri?eid=2-s2.0-85076191453&amp;doi=10.3389%2ffeduc.2019.00065&amp;partnerID=40&amp;md5=83c08c0ce48c3222fa1d59a150a579f2</text:p>
          </table:table-cell>
          <table:table-cell office:value-type="string" calcext:value-type="string">
            <text:p>Personalized feedback generated via digital score reports is essential in higher education due to the important role of feedback in teaching and learning as well as in improving students' performance and motivation in such educational settings. This study introduces and evaluates ExamVis, a novel and engaging digital score reporting system that delivers personalized feedback to students after they complete their exams. It also presents the results of two empirical studies employing hierarchical linear regressions in which 776 pre-service teachers took two midterms and a final exam, receiving a digital score report with personalized feedback after each exam and having the option to review each of the score reports. Study 1 found that reviewing short reports (with visual feedback given immediately after an exam) and extended reports (with visual and written feedback given after all students completed the exam) significantly predicted students' final exam scores above and beyond their midterm exam scores. Study 2 found that students who were provided with only extended digital score reports outperformed on the final exam those who had access to both short and extended digital score reports. Implications for designing digital score reports with personalized feedback that have a positive impact on student performance are discussed. © Copyright © 2019 Bulut, Cutumisu, Aquilina and Singh.</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76JZLCQ</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ong, Y.; Cai, S.; Yang, L.; Li, G.; Wu, W.; Xie, L.</text:p>
          </table:table-cell>
          <table:table-cell office:value-type="string" calcext:value-type="string">
            <text:p>A Practical EEG-Based Human-Machine Interface to Online Control an Upper-Limb Assist Robot</text:p>
          </table:table-cell>
          <table:table-cell office:value-type="string" calcext:value-type="string">
            <text:p>Frontiers in Neurorobotics</text:p>
          </table:table-cell>
          <table:table-cell table:number-columns-repeated="2"/>
          <table:table-cell office:value-type="string" calcext:value-type="string">
            <text:p>10.3389/fnbot.2020.00032</text:p>
          </table:table-cell>
          <table:table-cell office:value-type="string" calcext:value-type="string">
            <text:p>https://www.scopus.com/inward/record.uri?eid=2-s2.0-85088503742&amp;doi=10.3389%2ffnbot.2020.00032&amp;partnerID=40&amp;md5=ddfb65c4b8ee768836f1f5ce412ba0fb</text:p>
          </table:table-cell>
          <table:table-cell office:value-type="string" calcext:value-type="string">
            <text:p>Background and Objective: Electroencephalography (EEG) can be used to control machines with human intention, especially for paralyzed people in rehabilitation exercises or daily activities. Some effort was put into this but still not enough for online use. To improve the practicality, this study aims to propose an efficient control method based on P300, a special EEG component. Moreover, we have developed an upper-limb assist robot system with the method for verification and hope to really help paralyzed people. Methods: We chose P300, which is highly available and easily accepted to obtain the user's intention. Preprocessing and spatial enhancement were firstly implemented on raw EEG data. Then, three approaches– linear discriminant analysis, support vector machine, and multilayer perceptron –were compared in detail to accomplish an efficient P300 detector, whose output was employed as a command to control the assist robot. Results: The method we proposed achieved an accuracy of 94.43% in the offline test with the data from eight participants. It showed sufficient reliability and robustness with an accuracy of 80.83% and an information transfer rate of 15.42 in the online test. Furthermore, the extended test showed remarkable generalizability of this method that can be used in more complex application scenarios. Conclusion: From the results, we can see that the proposed method has great potential for helping paralyzed people easily control an assist robot to do numbers of things. © Copyright © 2020 Song, Cai, Yang, Li, Wu and Xi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U7CCGYY</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Delijorge, J.; Mendoza-Montoya, O.; Gordillo, J.L.; Caraza, R.; Martinez, H.R.; Antelis, J.M.</text:p>
          </table:table-cell>
          <table:table-cell office:value-type="string" calcext:value-type="string">
            <text:p>Evaluation of a P300-Based Brain-Machine Interface for a Robotic Hand-Orthosis Control</text:p>
          </table:table-cell>
          <table:table-cell office:value-type="string" calcext:value-type="string">
            <text:p>Frontiers in Neuroscience</text:p>
          </table:table-cell>
          <table:table-cell table:number-columns-repeated="2"/>
          <table:table-cell office:value-type="string" calcext:value-type="string">
            <text:p>10.3389/fnins.2020.589659</text:p>
          </table:table-cell>
          <table:table-cell office:value-type="string" calcext:value-type="string">
            <text:p>https://www.scopus.com/inward/record.uri?eid=2-s2.0-85098149526&amp;doi=10.3389%2ffnins.2020.589659&amp;partnerID=40&amp;md5=0c1ddf7ae8ac41422e95e35bc957e6b3</text:p>
          </table:table-cell>
          <table:table-cell office:value-type="string" calcext:value-type="string">
            <text:p>This work presents the design, implementation, and evaluation of a P300-based brain-machine interface (BMI) developed to control a robotic hand-orthosis. The purpose of this system is to assist patients with amyotrophic lateral sclerosis (ALS) who cannot open and close their hands by themselves. The user of this interface can select one of six targets, which represent the flexion-extension of one finger independently or the movement of the five fingers simultaneously. We tested offline and online our BMI on eighteen healthy subjects (HS) and eight ALS patients. In the offline test, we used the calibration data of each participant recorded in the experimental sessions to estimate the accuracy of the BMI to classify correctly single epochs as target or non-target trials. On average, the system accuracy was 78.7% for target epochs and 85.7% for non-target trials. Additionally, we observed significant P300 responses in the calibration recordings of all the participants, including the ALS patients. For the BMI online test, each subject performed from 6 to 36 attempts of target selections using the interface. In this case, around 46% of the participants obtained 100% of accuracy, and the average online accuracy was 89.83%. The maximum information transfer rate (ITR) observed in the experiments was 52.83 bit/min, whereas that the average ITR was 18.13 bit/min. The contributions of this work are the following. First, we report the development and evaluation of a mind-controlled robotic hand-orthosis for patients with ALS. To our knowledge, this BMI is one of the first P300-based assistive robotic devices with multiple targets evaluated on people with ALS. Second, we provide a database with calibration data and online EEG recordings obtained in the evaluation of our BMI. This data is useful to develop and compare other BMI systems and test the processing pipelines of similar applications. © Copyright © 2020 Delijorge, Mendoza-Montoya, Gordillo, Caraza, Martinez and Anteli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A9ENDS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arakat, L.; Miles, S.; Luck, M.</text:p>
          </table:table-cell>
          <table:table-cell office:value-type="string" calcext:value-type="string">
            <text:p>Adaptive composition in dynamic service environments</text:p>
          </table:table-cell>
          <table:table-cell office:value-type="string" calcext:value-type="string">
            <text:p>Future Generation Computer Systems</text:p>
          </table:table-cell>
          <table:table-cell table:number-columns-repeated="2"/>
          <table:table-cell office:value-type="string" calcext:value-type="string">
            <text:p>10.1016/j.future.2016.12.003</text:p>
          </table:table-cell>
          <table:table-cell office:value-type="string" calcext:value-type="string">
            <text:p>https://www.scopus.com/inward/record.uri?eid=2-s2.0-85009454660&amp;doi=10.1016%2fj.future.2016.12.003&amp;partnerID=40&amp;md5=574c1d013493e304f253b3c46b4bfbef</text:p>
          </table:table-cell>
          <table:table-cell office:value-type="string" calcext:value-type="string">
            <text:p>Due to distribution, participant autonomy and lack of local control, service-based systems operate in highly dynamic and uncertain environments. In the face of such dynamism and volatility, the ability to manage service changes and exceptions during composite service execution is a vital requirement. Most current adaptive composition approaches, however, fail to address service changes without causing undesirable disruptions in execution or considerably degrading the quality of the composite application. In response, this paper presents a novel adaptive execution approach, which efficiently handles service changes occurring at execution time, for both repair and optimisation purposes. The adaptation is performed as soon as possible and in parallel with the execution process, thus reducing interruption time, increasing the chance of a successful recovery, and producing the most optimal solution according to the current environment state. The effectiveness of the proposed approach is demonstrated both analytically and empirically through a case study evaluation applied in the framework of learning object composition. In particular, the results show that, even with frequent changes (e.g. 20 changes per service execution), or in the cases where interference with execution is non-preventable (e.g., when an executed service delivers unanticipated quality values), our approach manages to recover from the situation with minimal interruption. © 2016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CMY545T</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eabe, B.; Tchana, A.; Hagimont, D.</text:p>
          </table:table-cell>
          <table:table-cell office:value-type="string" calcext:value-type="string">
            <text:p>Enforcing CPU allocation in a heterogeneous IaaS</text:p>
          </table:table-cell>
          <table:table-cell office:value-type="string" calcext:value-type="string">
            <text:p>Future Generation Computer Systems</text:p>
          </table:table-cell>
          <table:table-cell table:number-columns-repeated="2"/>
          <table:table-cell office:value-type="string" calcext:value-type="string">
            <text:p>10.1016/j.future.2015.05.013</text:p>
          </table:table-cell>
          <table:table-cell office:value-type="string" calcext:value-type="string">
            <text:p>https://www.scopus.com/inward/record.uri?eid=2-s2.0-84931268114&amp;doi=10.1016%2fj.future.2015.05.013&amp;partnerID=40&amp;md5=474eec144e406047cbbdd8a24586260f</text:p>
          </table:table-cell>
          <table:table-cell office:value-type="string" calcext:value-type="string">
            <text:p>In an Infrastructure as a Service (IaaS), the amount of resources allocated to a virtual machine (VM) at creation time may be expressed with relative values (relative to the hardware, i.e., a fraction of the capacity of a device) or absolute values (i.e., a performance metric which is independent from the capacity of the hardware). Surprisingly, disk or network resource allocations are expressed with absolute values (bandwidth), but CPU resource allocations are expressed with relative values (a percentage of a processor). The major problem with CPU relative value allocations is that it depends on the capacity of the CPU, which may vary due to different factors (server heterogeneity in a cluster, Dynamic Voltage Frequency Scaling (DVFS)). In this paper, we analyze the side effects and drawbacks of relative allocations. We claim that CPU allocation should be expressed with absolute values. We propose such a CPU resource management system and we demonstrate and evaluate its benefits. © 2015 Elsevier B.V.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K8IKXT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Oladele, J.I.; Ndlovu, M.</text:p>
          </table:table-cell>
          <table:table-cell office:value-type="string" calcext:value-type="string">
            <text:p>A review of standardised assessment development procedure and algorithms for computer adaptive testing: Applications and relevance for fourth industrial revolution</text:p>
          </table:table-cell>
          <table:table-cell office:value-type="string" calcext:value-type="string">
            <text:p>International Journal of Learning, Teaching and Educational Research</text:p>
          </table:table-cell>
          <table:table-cell table:number-columns-repeated="2"/>
          <table:table-cell office:value-type="string" calcext:value-type="string">
            <text:p>10.26803/ijlter.20.5.1</text:p>
          </table:table-cell>
          <table:table-cell office:value-type="string" calcext:value-type="string">
            <text:p>https://www.scopus.com/inward/record.uri?eid=2-s2.0-85109442727&amp;doi=10.26803%2fijlter.20.5.1&amp;partnerID=40&amp;md5=7b762cf0cad7c72c73bbba6e200aec12</text:p>
          </table:table-cell>
          <table:table-cell office:value-type="string" calcext:value-type="string">
            <text:p>Teaching and learning have gone online in response to the pandemic, which reveals the need for accurately tailored educational assessments to ascertain the extent to which learning outcomes or objectives are achieved. Computer Adaptive Testing (CAT) is a technology-driven form of assessment that tailors items to a candidate's ability level with empirically proven benefits over the fixed-form computer based test. A systematic review was employed which shows that item bank is a key requirement for CAT and the items must through a rigorous item development process to ensure and maintain quality in terms of content, criterion constructs and internal consistency, determining the psychometric validation of behavioural measures while leveraging on variances of Item Response Theory (IRT). Following the item development stage is the need to compile validated items into administrable forms using advanced computer software for automatic test assembly and administration, such as FastTest which allows specifying empirically tried algorithms for CAT from start to termination of the test. This helps to ensure that assessment properly leverages the advantages that CAT holds. Furthermore, the review revealed that CAT has been widely applied with large-scale testing in various fields by educational, health and psychological professionals utilising different IRT models; however only in developed countries. This brings to bear the need for adoption in other parts of the world, for improvements in educational assessments. The interjections of 4IR with AI considering emerging technology aids the CAT algorithm for achieving expert and knowledge-based systems, being a requirement for survival in today's world. © 2021 Society for Research and Knowledge Management.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AP3L75K</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Fruitet, J.; Carpentier, A.; Munos, R.; Clerc, M.</text:p>
          </table:table-cell>
          <table:table-cell office:value-type="string" calcext:value-type="string">
            <text:p>Automatic motor task selection via a bandit algorithm for a brain-controlled button</text:p>
          </table:table-cell>
          <table:table-cell office:value-type="string" calcext:value-type="string">
            <text:p>Journal of Neural Engineering</text:p>
          </table:table-cell>
          <table:table-cell table:number-columns-repeated="2"/>
          <table:table-cell office:value-type="string" calcext:value-type="string">
            <text:p>10.1088/1741-2560/10/1/016012</text:p>
          </table:table-cell>
          <table:table-cell office:value-type="string" calcext:value-type="string">
            <text:p>https://www.scopus.com/inward/record.uri?eid=2-s2.0-84875387405&amp;doi=10.1088%2f1741-2560%2f10%2f1%2f016012&amp;partnerID=40&amp;md5=bf353cb9c35bacf4c1653e47f340f44c</text:p>
          </table:table-cell>
          <table:table-cell office:value-type="string" calcext:value-type="string">
            <text:p>Objective. Brain-computer interfaces (BCIs) based on sensorimotor rhythms use a variety of motor tasks, such as imagining moving the right or left hand, the feet or the tongue. Finding the tasks that yield best performance, specifically to each user, is a time-consuming preliminary phase to a BCI experiment. This study presents a new adaptive procedure to automatically select (online) the most promising motor task for an asynchronous brain-controlled button. Approach. We develop for this purpose an adaptive algorithm UCB-classif based on the stochastic bandit theory and design an EEG experiment to test our method. We compare (offline) the adaptive algorithm to a naïve selection strategy which uses uniformly distributed samples from each task. We also run the adaptive algorithm online to fully validate the approach. Main results. By not wasting time on inefficient tasks, and focusing on the most promising ones, this algorithm results in a faster task selection and a more efficient use of the BCI training session. More precisely, the offline analysis reveals that the use of this algorithm can reduce the time needed to select the most appropriate task by almost half without loss in precision, or alternatively, allow us to investigate twice the number of tasks within a similar time span. Online tests confirm that the method leads to an optimal task selection. Significance. This study is the first one to optimize the task selection phase by an adaptive procedure. By increasing the number of tasks that can be tested in a given time span, the proposed method could contribute to reducing 'BCI illiteracy'. © 2013 IOP Publishing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FPR3DD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ainsah, B.O.; Collins, L.M.; Colwell, K.A.; Sellers, E.W.; Ryan, D.B.; Caves, K.; Throckmorton, C.S.</text:p>
          </table:table-cell>
          <table:table-cell office:value-type="string" calcext:value-type="string">
            <text:p>Increasing BCI communication rates with dynamic stopping towards more practical use: An ALS study</text:p>
          </table:table-cell>
          <table:table-cell office:value-type="string" calcext:value-type="string">
            <text:p>Journal of Neural Engineering</text:p>
          </table:table-cell>
          <table:table-cell table:number-columns-repeated="2"/>
          <table:table-cell office:value-type="string" calcext:value-type="string">
            <text:p>10.1088/1741-2560/12/1/016013</text:p>
          </table:table-cell>
          <table:table-cell office:value-type="string" calcext:value-type="string">
            <text:p>https://www.scopus.com/inward/record.uri?eid=2-s2.0-84921771331&amp;doi=10.1088%2f1741-2560%2f12%2f1%2f016013&amp;partnerID=40&amp;md5=d25dfac645a2a6dd991951cc883fbb88</text:p>
          </table:table-cell>
          <table:table-cell office:value-type="string" calcext:value-type="string">
            <text:p>Objective. The P300 speller is a brain-computer interface (BCI) that can possibly restore communication abilities to individuals with severe neuromuscular disabilities, such as amyotrophic lateral sclerosis (ALS), by exploiting elicited brain signals in electroencephalography (EEG) data. However, accurate spelling with BCIs is slow due to the need to average data over multiple trials to increase the signal-to-noise ratio (SNR) of the elicited brain signals. Probabilistic approaches to dynamically control data collection have shown improved performance in non-disabled populations; however, validation of these approaches in a target BCI user population has not occurred. Approach. We have developed a data-driven algorithm for the P300 speller based on Bayesian inference that improves spelling time by adaptively selecting the number of trials based on the acute SNR of a user's EEG data. We further enhanced the algorithm by incorporating information about the user's language. In this current study, we test and validate the algorithms online in a target BCI user population, by comparing the performance of the dynamic stopping (DS) (or early stopping) algorithms against the current state-of-the-art method, static data collection, where the amount of data collected is fixed prior to online operation. Main results. Results from online testing of the DS algorithms in participants with ALS demonstrate a significant increase in communication rate as measured in bits/min (100-300%), and theoretical bit rate (100-550%), while maintaining selection accuracy. Participants also overwhelmingly preferred the DS algorithms. Significance. We have developed a viable BCI algorithm that has been tested in a target BCI population which has the potential for translation to improve BCI speller performance towards more practical use for communication. © 2015 IOP Publishing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KBA5K3U</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rrison, P.M.C.; Musil, J.J.; Müllensiefen, D.</text:p>
          </table:table-cell>
          <table:table-cell office:value-type="string" calcext:value-type="string">
            <text:p>Modelling Melodic Discrimination Tests: Descriptive and Explanatory Approaches</text:p>
          </table:table-cell>
          <table:table-cell office:value-type="string" calcext:value-type="string">
            <text:p>Journal of New Music Research</text:p>
          </table:table-cell>
          <table:table-cell table:number-columns-repeated="2"/>
          <table:table-cell office:value-type="string" calcext:value-type="string">
            <text:p>10.1080/09298215.2016.1197953</text:p>
          </table:table-cell>
          <table:table-cell office:value-type="string" calcext:value-type="string">
            <text:p>https://www.scopus.com/inward/record.uri?eid=2-s2.0-84975525901&amp;doi=10.1080%2f09298215.2016.1197953&amp;partnerID=40&amp;md5=52e5763976867785c58eedfb4de48dcd</text:p>
          </table:table-cell>
          <table:table-cell office:value-type="string" calcext:value-type="string">
            <text:p>Melodic discrimination tests have been used for many years to assess individual differences in musical abilities. These tests are usually analysed using classical test theory. However, classical test theory is not well suited for optimizing test efficiency or for investigating construct validity. This paper addresses this problem by applying modern item response modelling techniques to three melodic discrimination tests. First, descriptive item response modelling is used to develop a short melodic discrimination test from a larger item pool. The resulting test meets the test-theoretic assumptions of a Rasch (1960) item response model and possesses good concurrent and convergent validity as well as good testing efficiency. Second, an explicit cognitive model of melodic discrimination is used to generate hypotheses relating item difficulty to structural item features such as melodic complexity, similarity, and tonalness. These hypotheses are then tested on response data from three melodic discrimination tests (n=317) using explanatory item response modelling. Results indicate that item difficulty is predicted by melodic complexity and melodic similarity, consistent with the proposed cognitive model. This provides useful evidence for construct validity. This paper therefore demonstrates the benefits of item response modelling both for efficient test construction and for test validity. © 2016 Informa UK Limited, trading as Taylor &amp; Francis Group.</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GNPJLCA</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abakina, O.O.; Otroshko, T.V.; Shcherbak, I.V.</text:p>
          </table:table-cell>
          <table:table-cell office:value-type="string" calcext:value-type="string">
            <text:p>Using interactive scribe-presentations when teaching Ukrainian</text:p>
          </table:table-cell>
          <table:table-cell office:value-type="string" calcext:value-type="string">
            <text:p>Journal of Physics: Conference Series</text:p>
          </table:table-cell>
          <table:table-cell table:number-columns-repeated="2"/>
          <table:table-cell office:value-type="string" calcext:value-type="string">
            <text:p>10.1088/1742-6596/1840/1/012044</text:p>
          </table:table-cell>
          <table:table-cell office:value-type="string" calcext:value-type="string">
            <text:p>https://www.scopus.com/inward/record.uri?eid=2-s2.0-85103481685&amp;doi=10.1088%2f1742-6596%2f1840%2f1%2f012044&amp;partnerID=40&amp;md5=1067e368b0817f9f5fc78a06a730e402</text:p>
          </table:table-cell>
          <table:table-cell office:value-type="string" calcext:value-type="string">
            <text:p>The article is devoted to the urgent topic of using new modern information technologies in lessons in general and in the Ukrainian language lessons in particular. The authors of the article prove that multimedia presentations have become one of the most popular ways of visual accompaniment in the presentation of theoretical material. In the article the authors analyze the results of the external independent evaluation (EIE) of the Ukrainian language and literature from 2015 to 2018 as well as online testing results of students from the Australian, Canadian and Polish diasporas on the level of Ukrainian language proficiency. According to this analysis it is determined that the level of knowledge on this subject deteriorates every year. Relying on these statistics, scientists have proved the need to improve the quality of knowledge using multimedia presentations, which provide more effective perception of educational information by helping students to visualize it. The researchers have proved the effectiveness of using the PowToon service in teaching philological disciplines in the educational process. This article is a practical step-by-step assistant for teachers and academic staff in creating a scribe-presentation. The authors have analyzed in detail the peculiarities of the methodological approaches that are worth using for effective implementation of PowToon and PowerPoint in the educational process (competence (the ability to actualize available knowledge, skills, experience to solve the difficult tasks in professional activities), systemic (forms the relationship in the study of philology disciplines, systematizes and structures complex information, using them in teaching), informative (use of information and communication technologies in the study of philology disciplines). The effectiveness of using online (PowToon) and offline (PowerPoint) services to create multimedia presentations has been compared. The key stages of the scribe and the advantages of the scribe-presentation have been considered. Taking into account that information is absorbed and reproduced better when it is visualized, that is, through visual perception, therefore, it is proved that use of PowToon service is accompanied by positive emotions and high indicators in the students' learning outcomes. It is confirmed by a reflection questionnaire at the end of the lesson. The questionnaire consists of five questions and is evaluated on a 10-point scale. After analyzing the responses to the questionnaire the authors have come to the conclusion that the use of the script-presentations has a better influence on the perception of new visual information; increases the motivation for learning, interest in a subject that prompts subjects of the educational process to develop their creative projects and use their knowledge in everyday life; saves teachers' time while preparing for a lesson; inspires teachers and academic staff to give unusual lessons and provide new interesting teaching ideas, as well as create integrated lessons. © 2021 Published under licence by IOP Publishing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JG6IRV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ineberg, N.A.; Pellegrini, L.; Wellsted, D.; Hall, N.; Corazza, O.; Giorgetti, V.; Cicconcelli, D.; Theofanous, E.; Sireau, N.; Adam, D.; Chamberlain, S.R.; Laws, K.R.</text:p>
          </table:table-cell>
          <table:table-cell office:value-type="string" calcext:value-type="string">
            <text:p>Facing the “new normal”: How adjusting to the easing of COVID-19 lockdown restrictions exposes mental health inequalities</text:p>
          </table:table-cell>
          <table:table-cell office:value-type="string" calcext:value-type="string">
            <text:p>Journal of Psychiatric Research</text:p>
          </table:table-cell>
          <table:table-cell table:number-columns-repeated="2"/>
          <table:table-cell office:value-type="string" calcext:value-type="string">
            <text:p>10.1016/j.jpsychires.2021.07.001</text:p>
          </table:table-cell>
          <table:table-cell office:value-type="string" calcext:value-type="string">
            <text:p>https://www.scopus.com/inward/record.uri?eid=2-s2.0-85109950002&amp;doi=10.1016%2fj.jpsychires.2021.07.001&amp;partnerID=40&amp;md5=6ba27285c02c86ca3916519c762ea997</text:p>
          </table:table-cell>
          <table:table-cell office:value-type="string" calcext:value-type="string">
            <text:p>Background: Re-establishing societal norms in the wake of the COVID-19 pandemic will be important for restoring public mental health and psychosocial wellbeing as well as economic recovery. We investigated the impact on post-pandemic adjustment of a history of mental disorder, with particular reference to obsessive-compulsive (OC) symptoms or traits. Methods: The study was pre-registered (Open Science Framework; https://osf.io/gs8j2/). Adult members of the public (n = 514) were surveyed between July and November 2020, to identify the extent to which they reported difficulties re-adjusting as lockdown conditions eased. All were assessed using validated scales to determine which demographic and mental health-related factors impacted adjustment. An exploratory analysis of a subgroup on an objective online test of cognitive inflexibility was also performed. Results: Adjustment was related to a history of mental disorder and the presence of OC symptoms and traits, all acting indirectly and statistically-mediated via depression, anxiety and stress; and in the case of OC symptoms, also via COVID-related anxiety (all p &lt; 0.001). One hundred and twenty-eight (25%) participants reported significant adjustment difficulties and were compared with those self-identifying as “good adjusters” (n = 231). This comparison revealed over-representation of those with a history or family history of mental disorder in the poor adjustment category (all p &lt; 0.05). ‘Poor-adjusters’ additionally reported higher COVID-related anxiety, depression, anxiety and stress and OC symptoms and traits (all p &lt; 0.05). Furthermore, history of mental disorder directly statistically mediated adjustment status (p &lt; 0.01), whereas OC symptoms (not OC traits) acted indirectly via COVID-related anxiety (p &lt; 0.001). Poor-adjusters also showed evidence of greater cognitive inflexibility on the intra-extra-dimensional set-shift task. Conclusion: Individuals with a history of mental disorder, OC symptoms and OC traits experienced greater difficulties adjusting after lockdown-release, largely statistically mediated by increased depression, anxiety, including COVID-related anxiety, and stress. The implications for clinical and public health policies and interventions are discussed. © 2021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QCNCYW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Huda, M.</text:p>
          </table:table-cell>
          <table:table-cell office:value-type="string" calcext:value-type="string">
            <text:p>Empowering application strategy in the technology adoption: Insights from professional and ethical engagement</text:p>
          </table:table-cell>
          <table:table-cell office:value-type="string" calcext:value-type="string">
            <text:p>Journal of Science and Technology Policy Management</text:p>
          </table:table-cell>
          <table:table-cell table:number-columns-repeated="2"/>
          <table:table-cell office:value-type="string" calcext:value-type="string">
            <text:p>10.1108/JSTPM-09-2017-0044</text:p>
          </table:table-cell>
          <table:table-cell office:value-type="string" calcext:value-type="string">
            <text:p>https://www.scopus.com/inward/record.uri?eid=2-s2.0-85043315991&amp;doi=10.1108%2fJSTPM-09-2017-0044&amp;partnerID=40&amp;md5=9d3f6a7b661377a1285200ba0074aef1</text:p>
          </table:table-cell>
          <table:table-cell office:value-type="string" calcext:value-type="string">
            <text:p>Purpose: Because information technology (IT) can change the way we look at the world, some benefits for human communities, such as trust, care, friendship and commitment can be clearly noticed as contributors to society. Providing an innovative way to help human society, enabling the achievement of good lives by evaluating information related to the concept of wisdom, this paper aims to propose technical guidelines as a reference model, specifically for empowering both professional and ethical bases associated with the instructional application strategy for adopting technology. Design/methodology/approach: This study attempts to investigate the professional and ethical engagements that can underlie technology adoption. To achieve this, a literature review of peer-reviewed journals, conferences and books was conducted to propose the framework model for strengthening moral engagement in the digital era. By using keywords derived from the professional and ethical skills involved with technology adoption, multiple research findings can be achieved using meta-synthesis alongside an integrating, evaluating and interpreting process. As a result, phenomenological and grounded theories and ideas, extracted to identify their common features, elements and functionalities, can be integrated and used to propose a theoretical guideline. Findings: The findings reveal that to engage the professional and ethical bases associated with the instructional strategy and application in technology adoption demonstrates how humans, with all their potency, can contribute significantly to society at large by enhancing their abilities and improving their capacities for the wise and appropriate utilization of technological tools. Practical implications: With regard to experiences in the digital era, across differing cultures and age groups, based on emerging technology, it is necessary to use technological tools properly and wisely. An effort to foster positive outcomes as a result of increased digital media use, and address potential issues raised by empowering applications and strategies associated with professionalism and ethics, plays a significant role in contouring the main foundations for how to use technological tools in all the comprehensive coverage concerning the theory and applications addressed by this work. Social implications: What is significant and essential about the technological bases examined is their core element of enabling humans to enhance any benefits garnered for social and personal development. This paper intends to expand upon how professional and ethical aspects of technology adoption should involve a wide exchange of particular elements that underlie the wise and appropriate fostering of technological implementation. Originality/value: Emerging technology with its distinct facilities could enhance individual performance by improving abilities and capacities for wise and appropriate operation of technological tools. By critically exploring the professional and ethical balance involved with technology-based tools in society and how they might underpin their users’ social and personal awareness, this paper gives feedback that provides insights about emerging technological trends. This is done with reference to particular guidelines, enabling a clearer understanding of the importance of the impact of technology on the human condition. © 2018, Emerald Publishing Limit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ML3MTZ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li, M.L.; Monaco, J.V.; Tappert, C.C.; Qiu, M.</text:p>
          </table:table-cell>
          <table:table-cell office:value-type="string" calcext:value-type="string">
            <text:p>Keystroke Biometric Systems for User Authentication</text:p>
          </table:table-cell>
          <table:table-cell office:value-type="string" calcext:value-type="string">
            <text:p>Journal of Signal Processing Systems</text:p>
          </table:table-cell>
          <table:table-cell table:number-columns-repeated="2"/>
          <table:table-cell office:value-type="string" calcext:value-type="string">
            <text:p>10.1007/s11265-016-1114-9</text:p>
          </table:table-cell>
          <table:table-cell office:value-type="string" calcext:value-type="string">
            <text:p>https://www.scopus.com/inward/record.uri?eid=2-s2.0-84960082977&amp;doi=10.1007%2fs11265-016-1114-9&amp;partnerID=40&amp;md5=06db3d429f9a95defc2440900f84edfe</text:p>
          </table:table-cell>
          <table:table-cell office:value-type="string" calcext:value-type="string">
            <text:p>Keystroke biometrics (KB) authentication systems are a less popular form of access control, although they are gaining popularity. In recent years, keystroke biometric authentication has been an active area of research due to its low cost and ease of integration with existing security systems. Various researchers have used different methods and algorithms for data collection, feature representation, classification, and performance evaluation to measure the accuracy of the system, and therefore achieved different accuracy rates. Although recently, the support vector machine is most widely used by researchers, it seems that ensemble methods and artificial neural networks yield higher accuracy. Moreover, the overall accuracy of KB is still lower than other biometric authentication systems, such as iris. The objective of this paper is to present a detailed survey of the most recent researches on keystroke dynamic authentication, the methods and algorithms used, the accuracy rate, and the shortcomings of those researches. Finally, the paper identifies some issues that need to be addressed in designing keystroke dynamic biometric systems, makes suggestions to improve the accuracy rate of KB systems, and proposes some possible future research directions. © 2016, Springer Science+Business Media New York.</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G727KP6</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Ivanović, D.; Carro, M.; Hermenegildo, M.V.</text:p>
          </table:table-cell>
          <table:table-cell office:value-type="string" calcext:value-type="string">
            <text:p>A constraint-based approach to quality assurance in service choreographi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321-6_17</text:p>
          </table:table-cell>
          <table:table-cell office:value-type="string" calcext:value-type="string">
            <text:p>https://www.scopus.com/inward/record.uri?eid=2-s2.0-84868384625&amp;doi=10.1007%2f978-3-642-34321-6_17&amp;partnerID=40&amp;md5=ce52a3e52461059be5f6cbf00137a694</text:p>
          </table:table-cell>
          <table:table-cell office:value-type="string" calcext:value-type="string">
            <text:p>The knowledge about the quality characteristics (QoS) of service compositions is crucial for determining their usability and economic value; the quality of service compositions is usually regulated using Service Level Agreements (SLAs). While end-to-end SLAs are well suited for request-reply interactions, more complex, decentralized, multiparticipant compositions (service choreographies) typically need multiple message exchanges between stateful parties and the corresponding SLAs thus involve several cooperating parties with interdependent QoS. The usual approaches to determining QoS ranges structurally (which are by construction easily composable) are not applicable in this scenario. Additionally, the intervening SLAs may depend on the exchanged data. We present an approach to data-aware QoS assurance in choreographies through the automatic derivation of composable QoS models from participant descriptions. Such models are based on a message typing system with size constraints and are derived using abstract interpretation. The models obtained have multiple uses including run-time prediction, adaptive participant selection, or design-time compliance checking. We also present an experimental evaluation and discuss the benefits of the proposed approach. © Springer-Verlag Berlin Heidelberg 2012.</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447B9Y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rgaris, D.; Spiliotopoulos, D.; Vasilopoulos, D.; Vassilakis, C.</text:p>
          </table:table-cell>
          <table:table-cell office:value-type="string" calcext:value-type="string">
            <text:p>A User Interface for Personalising WS-BPEL Scenario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77750-0_25</text:p>
          </table:table-cell>
          <table:table-cell office:value-type="string" calcext:value-type="string">
            <text:p>https://www.scopus.com/inward/record.uri?eid=2-s2.0-85112203577&amp;doi=10.1007%2f978-3-030-77750-0_25&amp;partnerID=40&amp;md5=dddfe8293bb898a20945508ba267f3aa</text:p>
          </table:table-cell>
          <table:table-cell office:value-type="string" calcext:value-type="string">
            <text:p>Due to the huge volume of web services available, both locally and in the cloud, the performance of users and systems need significant research attention. Since WS-BPEL is the dominant language for orchestrating individual web services into business processes, by composing WS-BPEL scripts/scenarios, graphical notations facilitating WS-BPEL design can be extremely useful. Current user interfaces allow WS-BPEL designers not only to invoke selected web services, but also to explicitly ask for recommendations. Then, the user interface appends the services achieving the highest score, according to the attributes’ importance, set by the designer, to their WS-BPEL scenario. However, since the final selection is produced automatically, rather than relying on the designers’ choices, many times, from a personalisation point of view, the adaptation fails. This work reports on the design, development and user evaluation of a user interface that incorporates functionalities that support the designers’ selection performance, thereby upgrading the personalisation level of the WS-BPEL scenarios, as well as the success of the adaptation. © 2021,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KN4RW32</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Metzger, A.; Sammodi, O.; Pohl, K.</text:p>
          </table:table-cell>
          <table:table-cell office:value-type="string" calcext:value-type="string">
            <text:p>Accurate proactive adaptation of service-oriented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6249-1_9</text:p>
          </table:table-cell>
          <table:table-cell office:value-type="string" calcext:value-type="string">
            <text:p>https://www.scopus.com/inward/record.uri?eid=2-s2.0-84873841225&amp;doi=10.1007%2f978-3-642-36249-1_9&amp;partnerID=40&amp;md5=304c2ba3c4cd983a337192af3efe71c6</text:p>
          </table:table-cell>
          <table:table-cell office:value-type="string" calcext:value-type="string">
            <text:p>As service-oriented systems are increasingly composed of third-party services accessible over the Internet, self-adaptation capabilities promise to make these systems become robust and resilient against third-party service failures that may negatively impact on system quality. In such a setting, proactive adaptation capabilities will provide significant benefits by predicting pending service failures and mitigating their negative impact on system quality. Proactive adaptation requires accurate quality prediction techniques; firstly, because executing unnecessary proactive adaptations (due to false positive predictions) might lead to additional costs or follow-up-failures; secondly, because proactive adaptation opportunities may be missed (due to false negative predictions). This book chapter reviews solutions for measuring and ensuring the accuracy of online service quality predictions. It critically analyses their applicability in the setting of third-party services and supports this analysis with empirical data. © 2013 Springer-Verl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J6QQZJ7</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e Lemos, R.; Giese, H.; Müller, H.A.; Shaw, M.; Andersson, J.; Litoiu, M.; Schmerl, B.; Tamura, G.; Villegas, N.M.; Vogel, T.; Weyns, D.; Baresi, L.; Becker, B.; Bencomo, N.; Brun, Y.; Cukic, B.; Desmarais, R.; Dustdar, S.; Engels, G.; Geihs, K.; Göschka, K.M.; Gorla, A.; Grassi, V.; Inverardi, P.; Karsai, G.; Kramer, J.; Lopes, A.; Magee, J.; Malek, S.; Mankovskii, S.; Mirandola, R.; Mylopoulos, J.; Nierstrasz, O.; Pezzè, M.; Prehofer, C.; Schäfer, W.; Schlichting, R.; Smith, D.B.; Sousa, J.P.; Tahvildari, L.; Wong, K.; Wuttke, J.</text:p>
          </table:table-cell>
          <table:table-cell office:value-type="string" calcext:value-type="string">
            <text:p>Software engineering for self-adaptive systems: A second research roadmap</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5813-5_1</text:p>
          </table:table-cell>
          <table:table-cell office:value-type="string" calcext:value-type="string">
            <text:p>https://www.scopus.com/inward/record.uri?eid=2-s2.0-84879852118&amp;doi=10.1007%2f978-3-642-35813-5_1&amp;partnerID=40&amp;md5=ec0e388b01f0bf53727be0c64ddeb6a2</text:p>
          </table:table-cell>
          <table:table-cell office:value-type="string" calcext:value-type="string">
            <text:p>The goal of this roadmap paper is to summarize the state-of-the-art and identify research challenges when developing, deploying and managing self-adaptive software systems. Instead of dealing with a wide range of topics associated with the field, we focus on four essential topics of self-adaptation: design space for self-adaptive solutions, software engineering processes for self-adaptive systems, from centralized to decentralized control, and practical run-time verification &amp; validation for self-adaptive systems. For each topic, we present an overview, suggest future directions, and focus on selected challenges. This paper complements and extends a previous roadmap on software engineering for self-adaptive systems published in 2009 covering a different set of topics, and reflecting in part on the previous paper. This roadmap is one of the many results of the Dagstuhl Seminar 10431 on Software Engineering for Self-Adaptive Systems, which took place in October 2010. © 2013 Springer-Verl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2MWHW8Z</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n, Z.; Werner, A.; Lindenberger, U.; Brandmaier, A.M.; Wenger, E.</text:p>
          </table:table-cell>
          <table:table-cell office:value-type="string" calcext:value-type="string">
            <text:p>Assessing Music Expertise: The Berlin Gehoerbildung Scale</text:p>
          </table:table-cell>
          <table:table-cell office:value-type="string" calcext:value-type="string">
            <text:p>Music Perception</text:p>
          </table:table-cell>
          <table:table-cell table:number-columns-repeated="2"/>
          <table:table-cell office:value-type="string" calcext:value-type="string">
            <text:p>10.1525/MP.2021.38.4.406</text:p>
          </table:table-cell>
          <table:table-cell office:value-type="string" calcext:value-type="string">
            <text:p>https://www.scopus.com/inward/record.uri?eid=2-s2.0-85104806222&amp;doi=10.1525%2fMP.2021.38.4.406&amp;partnerID=40&amp;md5=c9bda6f03a6cd58ac6fa95906af15a65</text:p>
          </table:table-cell>
          <table:table-cell office:value-type="string" calcext:value-type="string">
            <text:p>WE INTRODUCE THE BERLIN GEHOERBILDUNG SCALE (BGS), a multidimensional assessment of music expertise in amateur musicians and music professionals. The BGS is informed by music theory and uses a variety of testing methods in the ear-training tradition, with items covering four different dimensions of music expertise: (1) intervals and scales, (2) dictation, (3) chords and cadences, and (4) complex listening. We validated the test in a sample of amateur musicians, aspiring professional musicians, and students attending a highly competitive music conservatory (n Â 59). Using structural equation modeling, we compared two factor models: A unidimensional model postulating a single factor of music expertise; and a hierarchical model, according to which four first-order subscale factors load on a secondorder factor of general music expertise. The hierarchical model showed better fit to the data than the unidimensional model, indicating that the four subscales capture reliable variance above and beyond the general factor of music expertise. There were reliable group differences on both the second-order general factor and the four subscales, with music students outperforming aspiring professionals and amateur musicians.We conclude that the BGS is an adequate measurement instrument for assessing individual differences in music expertise, especially at high levels of expertise. © 2021 University of California Pres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JUZPQQC</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an, Y.T.; Peretz, I.; McPherson, G.E.; Wilson, S.J.</text:p>
          </table:table-cell>
          <table:table-cell office:value-type="string" calcext:value-type="string">
            <text:p>Establishing the Reliability and Validity of Web-Based Singing Research</text:p>
          </table:table-cell>
          <table:table-cell office:value-type="string" calcext:value-type="string">
            <text:p>Music Perception</text:p>
          </table:table-cell>
          <table:table-cell table:number-columns-repeated="2"/>
          <table:table-cell office:value-type="string" calcext:value-type="string">
            <text:p>10.1525/MP.2021.38.4.386</text:p>
          </table:table-cell>
          <table:table-cell office:value-type="string" calcext:value-type="string">
            <text:p>https://www.scopus.com/inward/record.uri?eid=2-s2.0-85104800282&amp;doi=10.1525%2fMP.2021.38.4.386&amp;partnerID=40&amp;md5=2d39eab1999b6ae09423949f6bb2b37f</text:p>
          </table:table-cell>
          <table:table-cell office:value-type="string" calcext:value-type="string">
            <text:p>IN THIS STUDY, THE ROBUSTNESS OF AN ONLINE tool for objectively assessing singing ability was examined by: (1) determining the internal consistency and test-retest reliability of the tool; (2) comparing the task performance of web-based participants (n Â 285) with a group (n Â 52) completing the tool in a controlled laboratory setting, and then determining the convergent validity between settings, and (3) comparing participants' task performance with previous research using similar singing tasks and populations. Results indicated that the online singing tool exhibited high internal consistency (Cronbach's alpha Â .92), and moderate-tohigh test-retest reliabilities (.65-.80) across an average 4.5-year-span. Task performance for web- A nd laboratory-based participants (n Â 82) matched on age, sex, and music training were not significantly different. Moderate-to-large correlations (|r| Â.31-.59) were found between self-rated singing ability and the various singing tasks, supporting convergent validity. Finally, task performance of the web-based sample was not significantly different to previously reported findings.Overall the findings support the robustness of the online tool for objectively measuring singing pitch accuracy beyond a controlled laboratory environment and its potential application in largescale investigations of singing and music ability. © 2021 University of California Pres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YGA7X5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n, H.-R.; Kopiez, R.; Müllensiefen, D.; Wolf, A.</text:p>
          </table:table-cell>
          <table:table-cell office:value-type="string" calcext:value-type="string">
            <text:p>The Chinese version of the Gold-MSI: Adaptation and validation of an inventory for the measurement of musical sophistication in a Taiwanese sample</text:p>
          </table:table-cell>
          <table:table-cell office:value-type="string" calcext:value-type="string">
            <text:p>Musicae Scientiae</text:p>
          </table:table-cell>
          <table:table-cell table:number-columns-repeated="2"/>
          <table:table-cell office:value-type="string" calcext:value-type="string">
            <text:p>10.1177/1029864919871987</text:p>
          </table:table-cell>
          <table:table-cell office:value-type="string" calcext:value-type="string">
            <text:p>https://www.scopus.com/inward/record.uri?eid=2-s2.0-85073783156&amp;doi=10.1177%2f1029864919871987&amp;partnerID=40&amp;md5=481e901820e42cacdd27e2f4af07ddf2</text:p>
          </table:table-cell>
          <table:table-cell office:value-type="string" calcext:value-type="string">
            <text:p>This study presents the Chinese adaptation of the Goldsmiths Musical Sophistication Index (Gold-MSI), an instrument for measuring individual differences in musical ability and skilled musical behaviour. Its psychometric properties were examined with a Taiwanese sample. The Gold-MSI inventory was translated into Chinese following recommendations from the literature on cross-cultural test development. Subsequently, the psychometric properties of the Chinese Gold-MSI self-report inventory, including the Melody Memory Task and the Beat Alignment Perception Task, were evaluated using an online survey with 1,065 participants. Results of confirmatory factor analysis suggest that the original factor structure of the Gold-MSI inventory showed an acceptable fit with the data from the Chinese-speaking sample. In addition, the Chinese Gold-MSI inventory shows good reliability. The Melody Memory Task and the Beat Alignment Perception Task also have sufficient test-retest reliability. Finally, correlations between the Chinese Gold-MSI inventory and the Musical-Rhythmic Intelligence subscale of the Eight Multiple Intelligences Questionnaire as well as the two additional music tests provide evidence for convergent and divergent validity. Overall, the data suggest that the Chinese Gold-MSI has good psychometric properties. Percentile norms for the Gold-MSI inventory and the music tests from the present sample are reported for use in future studies. The present study thus makes a valuable contribution to cross-cultural research in music psychology by enabling the comparison between Chinese and Western studies of individual differences in musical ability. © The Author(s) 2019.</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8WQSUYB</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ibbrecht, P.; Goosen, L.</text:p>
          </table:table-cell>
          <table:table-cell office:value-type="string" calcext:value-type="string">
            <text:p>Using ICTs to Facilitate Multilingual Mathematics Teaching and Learning</text:p>
          </table:table-cell>
          <table:table-cell office:value-type="string" calcext:value-type="string">
            <text:p>New ICMI Study Series</text:p>
          </table:table-cell>
          <table:table-cell table:number-columns-repeated="2"/>
          <table:table-cell office:value-type="string" calcext:value-type="string">
            <text:p>10.1007/978-3-319-14511-2_12</text:p>
          </table:table-cell>
          <table:table-cell office:value-type="string" calcext:value-type="string">
            <text:p>https://www.scopus.com/inward/record.uri?eid=2-s2.0-85068106418&amp;doi=10.1007%2f978-3-319-14511-2_12&amp;partnerID=40&amp;md5=965c476f6cb93e868dc0f2556f197c9f</text:p>
          </table:table-cell>
          <table:table-cell office:value-type="string" calcext:value-type="string">
            <text:p>Many mathematics teachers and learners are living in a world where Information and Communication Technologies (ICTs), including computers and mobile phones, are common: they are digital natives. Many devices of the information and communication technologies are also connected to the Internet, meaning that an unprecedented audience and unparalleled knowledge can both be reached: the world is connected far beyond language, country, or social boundaries. ICTs offer access to numerous online knowledge sources, several of which are multilingual. ICTs also connect a large number of learners to text discussions of mathematics. The community exposure or peer-to-peer nature of this communication allows it to use a language that is highly relevant for these learners and enables them to use their own language within a shared repertoire. Finally, ICTs support exploration of mathematical objects: they commonly transcend languages through the expressivity and interactivity of representations they offer to view and manipulate mathematical ideas. This chapter surveys research that studies such innovations in the ICT and mathematics education literature. It pinpoints the gap related to the scarcity of literature on the possibilities of using ICTs to facilitate multilingual mathematics teaching and learning. To this end, the first section reviews literature about ICTs for mathematics learning, identifying a few opportunities where the language diversity is considered. It then describes how multilingualism can affect tools of the ICTs for mathematics learning. Finally it describes a few tool types, which may support the teaching and learning of mathematics in multilingual environments. © 2016, Springer International Publishing Switzerlan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LELRVPK</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L.</text:p>
          </table:table-cell>
          <table:table-cell office:value-type="string" calcext:value-type="string">
            <text:p>Student model construction of intelligent teaching system based on Bayesian network</text:p>
          </table:table-cell>
          <table:table-cell office:value-type="string" calcext:value-type="string">
            <text:p>Personal and Ubiquitous Computing</text:p>
          </table:table-cell>
          <table:table-cell table:number-columns-repeated="2"/>
          <table:table-cell office:value-type="string" calcext:value-type="string">
            <text:p>10.1007/s00779-019-01311-3</text:p>
          </table:table-cell>
          <table:table-cell office:value-type="string" calcext:value-type="string">
            <text:p>https://www.scopus.com/inward/record.uri?eid=2-s2.0-85074344322&amp;doi=10.1007%2fs00779-019-01311-3&amp;partnerID=40&amp;md5=f09c613cdc91eb2b5f7608da91e2a65d</text:p>
          </table:table-cell>
          <table:table-cell office:value-type="string" calcext:value-type="string">
            <text:p>The intelligent teaching system is the most important in the field of teaching. It uses artificial intelligence technology to bring a lot of help to learners in terms of knowledge and skill acquisition. In this process, human tutors are not required to participate. The student model is the core of the intelligent teaching system. Using the Bayesian network with strong self-learning ability to construct the intelligent teaching system student model can significantly improve the intelligence level of the intelligent teaching system. Firstly, we discussed the basic concepts of the student model of the intelligent teaching system. Then, from the perspective of students’ ability teaching, combined with the students’ learning status and characteristics, the factors influencing the students’ learning process are analyzed. Finally, an intelligent teaching system student model was built based on Bayesian network. This model can objectively evaluate students’ cognitive ability and can infer students’ next action. In addition, the model is also applicable to the online test system, and the experimental results obtained demonstrate the effectiveness of the modified model. © 2019, Springer-Verlag London Ltd.,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E6LGXRP</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rdani, M.R.; Ghanbari, M.</text:p>
          </table:table-cell>
          <table:table-cell office:value-type="string" calcext:value-type="string">
            <text:p>Robust resource allocation scheme under channel uncertainties for LTE-A systems</text:p>
          </table:table-cell>
          <table:table-cell office:value-type="string" calcext:value-type="string">
            <text:p>Wireless Networks</text:p>
          </table:table-cell>
          <table:table-cell table:number-columns-repeated="2"/>
          <table:table-cell office:value-type="string" calcext:value-type="string">
            <text:p>10.1007/s11276-018-1740-1</text:p>
          </table:table-cell>
          <table:table-cell office:value-type="string" calcext:value-type="string">
            <text:p>https://www.scopus.com/inward/record.uri?eid=2-s2.0-85046472365&amp;doi=10.1007%2fs11276-018-1740-1&amp;partnerID=40&amp;md5=817b8249055eda19addc47943bf7f484</text:p>
          </table:table-cell>
          <table:table-cell office:value-type="string" calcext:value-type="string">
            <text:p>Nowadays, resource allocation is one of the major problems in the cellular networks. Due to the increasing number of autonomous heterogeneous devices in future mobile networks, a proper scheduling scheme is required to provide the adequate resources for the service flow. However, provisioning quality-of-service (QoS) for real-time applications with the constraint on transporting delay is hard to achieve without compromising other QoS parameters. In this paper, an intelligent QoS-aware bandwidth allocation solution is proposed for the uplink traffic when the channel condition is uncertain. The system is designed based on a specific maximum latency assurance for real-time applications as well as considering fairness to the throughput of non-real-time services. The scheduling system employs a channel-aware Kalman filter based interval type-2 fuzzy logic controller to estimate channel uncertainty as well as satisfying the QoS requirements for user equipment. Through simulations, the performance of the proposed system in terms of optimal bandwidth allocation, bandwidth wastage, fairness, jitters, various delays and throughputs for delay sensitive and delay tolerant services is analyzed. The numerical results show that the proposed scheme provides reliable scheduling for real-time services without harming the performance of non-real-time QoS parameters. © 2018,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PSPQ74T</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Seneviratne, S.; Seneviratne, A.; Kaafar, M.A.; Mahanti, A.; Mohapatra, P.</text:p>
          </table:table-cell>
          <table:table-cell office:value-type="string" calcext:value-type="string">
            <text:p>Early detection of spam mobile apps</text:p>
          </table:table-cell>
          <table:table-cell office:value-type="string" calcext:value-type="string">
            <text:p>WWW 2015 - Proceedings of the 24th International Conference on World Wide Web</text:p>
          </table:table-cell>
          <table:table-cell table:number-columns-repeated="2"/>
          <table:table-cell office:value-type="string" calcext:value-type="string">
            <text:p>10.1145/2736277.2741084</text:p>
          </table:table-cell>
          <table:table-cell office:value-type="string" calcext:value-type="string">
            <text:p>https://www.scopus.com/inward/record.uri?eid=2-s2.0-84968854020&amp;doi=10.1145%2f2736277.2741084&amp;partnerID=40&amp;md5=6b6839b8c839d62349ae7642efe7b70b</text:p>
          </table:table-cell>
          <table:table-cell office:value-type="string" calcext:value-type="string">
            <text:p>Increased popularity of smartphones has attracted a large number of developers to various smartphone platforms. As a result, app markets are also populated with spam apps, which reduce the users' quality of experience and increase the workload of app market operators. Apps can be "spammy" in multiple ways including not having a specific functionality, unrelated app description or unrelated keywords and publishing similar apps several times and across diverse categories. Market operators maintain anti-spam policies and apps are removed through continuous human intervention. Through a systematic crawl of a popular app market and by identifying a set of removed apps, we propose a method to detect spam apps solely using app metadata available at the time of publication. We first propose a methodology to manually label a sample of removed apps, according to a set of checkpoint heuristics that reveal the reasons behind removal. This analysis suggests that approximately 35% of the apps being removed are very likely to be spam apps. We then map the identified heuristics to several quantifiable features and show how distinguishing these features are for spam apps. Finally, we build an Adaptive Boost classifier for early identification of spam apps using only the metadata of the apps. Our classifier achieves an accuracy over 95% with precision varying between 85%-95% and recall varying between 38%-98%. By applying the classifier on a set of apps present at the app market during our crawl, we estimate that at least 2.7% of them are spam app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QBA8DJ6</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Harrison, K.W.; Kumar, S.V.; Peters-Lidard, C.D.; Santanello, J.A.</text:p>
          </table:table-cell>
          <table:table-cell office:value-type="string" calcext:value-type="string">
            <text:p>Quantifying the change in soil moisture modeling uncertainty from remote sensing observations using Bayesian inference techniques</text:p>
          </table:table-cell>
          <table:table-cell office:value-type="string" calcext:value-type="string">
            <text:p>Water Resources Research</text:p>
          </table:table-cell>
          <table:table-cell table:number-columns-repeated="2"/>
          <table:table-cell office:value-type="string" calcext:value-type="string">
            <text:p>10.1029/2012WR012337</text:p>
          </table:table-cell>
          <table:table-cell office:value-type="string" calcext:value-type="string">
            <text:p>https://www.scopus.com/inward/record.uri?eid=2-s2.0-84863308317&amp;doi=10.1029%2f2012WR012337&amp;partnerID=40&amp;md5=ad7442791fbb6b2a1e9bfaf674bb7859</text:p>
          </table:table-cell>
          <table:table-cell office:value-type="string" calcext:value-type="string">
            <text:p>Operational land surface models (LSMs) compute hydrologic states such as soil moisture that are needed for a range of important applications (e.g., drought, flood, and weather prediction). The uncertainty in LSM parameters is sufficiently great that several researchers have proposed conducting parameter estimation using globally available remote sensing data to identify best fit local parameter sets. However, even with in situ data at fine modeling scales, there can be significant remaining uncertainty in LSM parameters and outputs. Here, using a new uncertainty estimation subsystem of the NASA Land Information System (LIS) (described herein), a Markov chain Monte Carlo (MCMC) technique is applied to conduct Bayesian analysis for the accounting of parameter uncertainties. The Differential Evolution Markov Chain (DE-MC) MCMC algorithm was applied, for which a new parallel implementation was developed. A case study is examined that builds on previous work in which the Noah LSM was calibrated to passive (L-band) microwave remote sensing estimates of soil moisture for the Walnut Gulch Experimental Watershed. In keeping with prior related studies, the parameters subjected to the analysis were restricted to the soil hydraulic properties (SHPs). The main goal is to estimate SHPs and soil moisture simulation uncertainty before and after consideration of the remote sensing data. The prior SHP uncertainty is based on the original source of the standard SHP lookup tables for the Noah LSM. Conclusions are drawn regarding the value and viability of Bayesian analysis over alternative approaches (e.g., parameter estimation, lookup tables) and further research needs are identified. © 2012 American Geophysical Union.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IBKF8E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mran, A.; Navabi, Z.</text:p>
          </table:table-cell>
          <table:table-cell office:value-type="string" calcext:value-type="string">
            <text:p>Self-Healing Many-Core Architecture: Analysis and Evaluation</text:p>
          </table:table-cell>
          <table:table-cell office:value-type="string" calcext:value-type="string">
            <text:p>VLSI Design</text:p>
          </table:table-cell>
          <table:table-cell table:number-columns-repeated="2"/>
          <table:table-cell office:value-type="string" calcext:value-type="string">
            <text:p>10.1155/2016/9767139</text:p>
          </table:table-cell>
          <table:table-cell office:value-type="string" calcext:value-type="string">
            <text:p>https://www.scopus.com/inward/record.uri?eid=2-s2.0-84982163242&amp;doi=10.1155%2f2016%2f9767139&amp;partnerID=40&amp;md5=3caa96837a634f8d6f81119a998c0a6c</text:p>
          </table:table-cell>
          <table:table-cell office:value-type="string" calcext:value-type="string">
            <text:p>More pronounced aging effects, more frequent early-life failures, and incomplete testing and verification processes due to time-to-market pressure in new fabrication technologies impose reliability challenges on forthcoming systems. A promising solution to these reliability challenges is self-test and self-reconfiguration with no or limited external control. In this work a scalable self-test mechanism for periodic online testing of many-core processor has been proposed. This test mechanism facilitates autonomous detection and omission of faulty cores and makes graceful degradation of the many-core architecture possible. Several test components are incorporated in the many-core architecture that distribute test stimuli, suspend normal operation of individual processing cores, apply test, and detect faulty cores. Test is performed concurrently with the system normal operation without any noticeable downtime at the application level. Experimental results show that the proposed test architecture is extensively scalable in terms of hardware overhead and performance overhead that makes it applicable to many-cores with more than a thousand processing cores. © 2016 Arezoo Kamran and Zainalabedin Navabi.</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KJYZC9Y</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Borissova, D.; Keremedchiev, D.; Tuparov, G.</text:p>
          </table:table-cell>
          <table:table-cell office:value-type="string" calcext:value-type="string">
            <text:p>Multi-criteria model for questions selection in generating e-education tests involving gamification</text:p>
          </table:table-cell>
          <table:table-cell office:value-type="string" calcext:value-type="string">
            <text:p>TEM Journal</text:p>
          </table:table-cell>
          <table:table-cell table:number-columns-repeated="2"/>
          <table:table-cell office:value-type="string" calcext:value-type="string">
            <text:p>10.18421/TEM92-47</text:p>
          </table:table-cell>
          <table:table-cell office:value-type="string" calcext:value-type="string">
            <text:p>https://www.scopus.com/inward/record.uri?eid=2-s2.0-85086521021&amp;doi=10.18421%2fTEM92-47&amp;partnerID=40&amp;md5=2cce672d6b45ba8fc2c78f68029784d9</text:p>
          </table:table-cell>
          <table:table-cell office:value-type="string" calcext:value-type="string">
            <text:p>In traditional and e-learning the tests play an important role to track the learners' progress. In this regard, the paper deals with the generation of test with different levels of complexity directly associated with particular evaluation. An algorithm for the generation of tests with different levels of complexity using multi-criteria optimization is proposed. It is important to note that all test items could be considered as an element of a level in an educational game or gamified environment, and their weight influences the complexity of the game. The results show that the proposed model allows the generation of tests not only with different levels of complexity, but it also provides additional flexibility in respect of the selected number of questions and their weight. The proposed algorithm could be realized as a separate module for etesting, or it could be integrated in the learning management system. © 2020 Daniela Borissova, Delyan Keremedchiev &amp; Georgi Tuparovq.</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XBD2TNT</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Li, D.; Yi, Q.; Harris, D.J.</text:p>
          </table:table-cell>
          <table:table-cell office:value-type="string" calcext:value-type="string">
            <text:p>Mode comparability studies for a high-stakes testing program</text:p>
          </table:table-cell>
          <table:table-cell office:value-type="string" calcext:value-type="string">
            <text:p>Springer Proceedings in Mathematics and Statistics</text:p>
          </table:table-cell>
          <table:table-cell table:number-columns-repeated="2"/>
          <table:table-cell office:value-type="string" calcext:value-type="string">
            <text:p>10.1007/978-3-319-56294-0_31</text:p>
          </table:table-cell>
          <table:table-cell office:value-type="string" calcext:value-type="string">
            <text:p>https://www.scopus.com/inward/record.uri?eid=2-s2.0-85020908043&amp;doi=10.1007%2f978-3-319-56294-0_31&amp;partnerID=40&amp;md5=c6feb8ee9291b850b519d702332d3e01</text:p>
          </table:table-cell>
          <table:table-cell office:value-type="string" calcext:value-type="string">
            <text:p>Mode comparability between paper and online versions of a test cannot be simply assumed. This paper presents the research designs, statistical analyses, and major findings from a series of special studies intended to ensure score comparability for a high-stakes testing program, including an online timing study and two mode comparability studies as well as a general framework that guided the design of these studies. The framework views score comparability as a matter of degree and the evaluation of score comparability as a matter of score validation. The high-stakes uses of the test scores required stringent score comparability which was obtained by applying test-equating methodologies under a randomly equivalent groups design. Meanwhile, score equivalency and construct equivalency were examined through statistical analyses of test results and responses to survey questions. The comparability framework and results from these studies may provide guidance for other testing programs transitioning from paper to online or when evaluating score comparability in general. © Springer International Publishing AG 2017.</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2LSIJCG</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King, T.M.; Arbon, J.; Santiago, D.; Adamo, D.; Chin, W.; Shanmugam, R.</text:p>
          </table:table-cell>
          <table:table-cell office:value-type="string" calcext:value-type="string">
            <text:p>AI for testing today and tomorrow: industry perspectives</text:p>
          </table:table-cell>
          <table:table-cell office:value-type="string" calcext:value-type="string">
            <text:p>Proceedings - 2019 IEEE International Conference on Artificial Intelligence Testing, AITest 2019</text:p>
          </table:table-cell>
          <table:table-cell table:number-columns-repeated="2"/>
          <table:table-cell office:value-type="string" calcext:value-type="string">
            <text:p>10.1109/AITest.2019.000-3</text:p>
          </table:table-cell>
          <table:table-cell office:value-type="string" calcext:value-type="string">
            <text:p>https://www.scopus.com/inward/record.uri?eid=2-s2.0-85067102552&amp;doi=10.1109%2fAITest.2019.000-3&amp;partnerID=40&amp;md5=93430d584a304915c912fff7e26af8dd</text:p>
          </table:table-cell>
          <table:table-cell office:value-type="string" calcext:value-type="string">
            <text:p>With modern advances in artificial intelligence (AI) and machine learning and their applications to software testing, the intersection of AI and testing is receiving close attention. The 2018 Annual Western Conference on Software Testing Analysis and Review featured a two-session panel on AI for Software Testing (AIST). The panel brought together six industry experts with experience developing AIST products, services, and research prototypes. Questions sourced from the industrial testing community were used to provoke thought, stimulate conversation, and guide panel discussions. This paper provides a review of the industry panel, which includes discussions on the visions, ideas, thoughts, strategies, directions, and lessons learned developing systems that use AI to test software, applying methods to test AI systems, and designing self-testing systems. Both the testing community survey and the expert panel yielded insightful perspectives on AIST in practice.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DQZURD8</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Jadhav, S.V.; Jain, P.; Bhansali, Y.; Jain, S.; Jain, D.</text:p>
          </table:table-cell>
          <table:table-cell office:value-type="string" calcext:value-type="string">
            <text:p>Adaptive and Automated Assessment System to Decide the Difficulty Level of Questions</text:p>
          </table:table-cell>
          <table:table-cell office:value-type="string" calcext:value-type="string">
            <text:p>Proceedings - 2018 4th International Conference on Computing, Communication Control and Automation, ICCUBEA 2018</text:p>
          </table:table-cell>
          <table:table-cell table:number-columns-repeated="2"/>
          <table:table-cell office:value-type="string" calcext:value-type="string">
            <text:p>10.1109/ICCUBEA.2018.8697433</text:p>
          </table:table-cell>
          <table:table-cell office:value-type="string" calcext:value-type="string">
            <text:p>https://www.scopus.com/inward/record.uri?eid=2-s2.0-85065178151&amp;doi=10.1109%2fICCUBEA.2018.8697433&amp;partnerID=40&amp;md5=6421e078b2abd0478f7f235627d12aae</text:p>
          </table:table-cell>
          <table:table-cell office:value-type="string" calcext:value-type="string">
            <text:p>This proposed technique of Adaptive learning dynamically adjusts the difficulty level or types of instruction based on individual student quality or preferences, and help to improve or accelerate a student's performance by providing instruction base on individuals. It addresses common teaching learning challenges, which includes student motivation, diverse student backgrounds, and resource limitations. Targeting instruction to the abilities and content needs of the individual student can reduce course drop-out rates; improve student outcomes and/or speed of achieving those outcomes, and enable faculty to dedicate their attention where it is most needed [3] The design and formation of the test depends on the questions. The test should cover all different levels of questions to make it more competitive. The main focus of this research work is assigning weightage to questions in the quiz based on the difficulty level. Assigning the weightage to question is a tedious task. This paper aims to discuss two methods for assigning weightage to the questions in the test and decide the difficulty level of the question [1].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9IVZRM4</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irose, H.; Takatou, M.; Yamauchi, Y.; Kubo, F.; Taniguchi, T.; Imaoka, M.; Koyama, T.</text:p>
          </table:table-cell>
          <table:table-cell office:value-type="string" calcext:value-type="string">
            <text:p>Rediscovery of Initial Habituation Importance Learned from Analytics of Learning Check Testing in Mathematics for Undergraduate Students</text:p>
          </table:table-cell>
          <table:table-cell office:value-type="string" calcext:value-type="string">
            <text:p>Proceedings - 2017 6th IIAI International Congress on Advanced Applied Informatics, IIAI-AAI 2017</text:p>
          </table:table-cell>
          <table:table-cell table:number-columns-repeated="2"/>
          <table:table-cell office:value-type="string" calcext:value-type="string">
            <text:p>10.1109/IIAI-AAI.2017.43</text:p>
          </table:table-cell>
          <table:table-cell office:value-type="string" calcext:value-type="string">
            <text:p>https://www.scopus.com/inward/record.uri?eid=2-s2.0-85040553078&amp;doi=10.1109%2fIIAI-AAI.2017.43&amp;partnerID=40&amp;md5=a0f3a83230a4024128f99a7f70b9af66</text:p>
          </table:table-cell>
          <table:table-cell office:value-type="string" calcext:value-type="string">
            <text:p>In response to the extensive use of computer systems in learning, we are now in the age that we can do the learning analytics using the huge-size of database. We have recently established the follow-up program system aimed at helping students who need basic learning and aimed at assisting teachers who have to engage in teaching a variety of educational students. In the follow-up program system, the learning check testing is included. All the first-year undergraduate students take the learning check testing at every lecture. Although the number of questionnaires is small and the testing time is short, investigating the trend of the correct answer rates and the final examination results together, it is revealed that those who failed in the final examination show the decreasing trend of correct answer rates in the learning check testing comparing to those who were successful in the final examination. Therefore, we again recognized the importance of initial learning habituation not only by intuition but also by statistical viewpoints.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7P78IH6</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irose, H.; Takatou, M.; Yamauchi, Y.; Taniguchi, T.; Honda, T.; Kubo, F.; Imaoka, M.; Koyama, T.</text:p>
          </table:table-cell>
          <table:table-cell office:value-type="string" calcext:value-type="string">
            <text:p>Questions and answers database construction for adaptive online IRT testing systems: Analysis course and linear algebra course</text:p>
          </table:table-cell>
          <table:table-cell office:value-type="string" calcext:value-type="string">
            <text:p>Proceedings - 2016 5th IIAI International Congress on Advanced Applied Informatics, IIAI-AAI 2016</text:p>
          </table:table-cell>
          <table:table-cell table:number-columns-repeated="2"/>
          <table:table-cell office:value-type="string" calcext:value-type="string">
            <text:p>10.1109/IIAI-AAI.2016.48</text:p>
          </table:table-cell>
          <table:table-cell office:value-type="string" calcext:value-type="string">
            <text:p>https://www.scopus.com/inward/record.uri?eid=2-s2.0-84988893984&amp;doi=10.1109%2fIIAI-AAI.2016.48&amp;partnerID=40&amp;md5=061503ba1e2ad69eb6c6221acbce54cd</text:p>
          </table:table-cell>
          <table:table-cell office:value-type="string" calcext:value-type="string">
            <text:p>To take care of students who were taught insufficiently in high schools and junior high schools, we have recently established the follow-up program aimed at helping students who need basic learning and aimed at assisting teachers who have to engage in teaching a variety of educational students. The follow-up systems are recognized as a part of the follow-up program, and consist of the learning check testing, follow-up program testing, and collaborative work testing. These testing systems use a large number of structured problem items installed in the database (i.e., item bank). In this paper, we introduce the database system configuration and show how we have constructed the database. The novel aspect is the item registration scheme. The databases were constructed by expertise such as mathematics professors in a way of collaborative work. For one subject teaching in one semester, such as Analysis or Linear Algebra, more than 20 sections are covered, and more than 50 problem items to each section are collected from the contributor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NK4C6NP</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cGee, E.T.; McGregor, J.D.</text:p>
          </table:table-cell>
          <table:table-cell office:value-type="string" calcext:value-type="string">
            <text:p>Using dynamic adaptive systems in safety-critical domains</text:p>
          </table:table-cell>
          <table:table-cell office:value-type="string" calcext:value-type="string">
            <text:p>Proceedings - 11th International Symposium on Software Engineering for Adaptive and Self-Managing Systems, SEAMS 2016</text:p>
          </table:table-cell>
          <table:table-cell table:number-columns-repeated="2"/>
          <table:table-cell office:value-type="string" calcext:value-type="string">
            <text:p>10.1145/2897053.2897062</text:p>
          </table:table-cell>
          <table:table-cell office:value-type="string" calcext:value-type="string">
            <text:p>https://www.scopus.com/inward/record.uri?eid=2-s2.0-84974593767&amp;doi=10.1145%2f2897053.2897062&amp;partnerID=40&amp;md5=0a4f7190a7b0eba7c56820fca04e8316</text:p>
          </table:table-cell>
          <table:table-cell office:value-type="string" calcext:value-type="string">
            <text:p>The development of safety-critical Cyber-Physical Systems (CPS) is expanding due to the Internet of Things' promise to make high-integrity applications and services part of everyday life. This expansion is seen in the dependencies some connected vehicles have on cloud services that provide guidance and accident avoidance / detection features. Such systems are safety-critical since failure could result in serious injury or death. Due to the severe consequences of failure, fault-tolerance, reliability and dependability should be primary driving qualities in the design and development of these systems. However, the cost of the analysis, evaluation and certification activities needed to ensure that the possibility of failure has been sufficiently mitigated is significantly higher than the cost of developing traditional software. Our group is exploring the addition of dynamic adaptive capabilities to safety-critical systems. We postulate that dynamic adaptivity could provide several enhancements to safety-critical systems. It would allow systems to reason about the environment within which they are sited and about their internal operation enabling decision making that is context-specific and appropriately prioritized. However, the addition of adaptivity with the associated overhead of reasoning is not without drawbacks particularly when hard real-time safety-critical systems are involved. In this brief position paper, we explore some of the questions and concerns that are raised when dynamic adaptive behavior is introduced into safety-critical systems as well as ways that the Architecture Analysis &amp; Design Language (AADL) can be used to model / analyze such systems. © 2016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CWLL8ED</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eiferth, J.; Alappat, C.; Korch, M.; Rauber, T.</text:p>
          </table:table-cell>
          <table:table-cell office:value-type="string" calcext:value-type="string">
            <text:p>Applicability of the ECM performance model to explicit ODE methods on current multi-core processor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92040-5_9</text:p>
          </table:table-cell>
          <table:table-cell office:value-type="string" calcext:value-type="string">
            <text:p>https://www.scopus.com/inward/record.uri?eid=2-s2.0-85048589571&amp;doi=10.1007%2f978-3-319-92040-5_9&amp;partnerID=40&amp;md5=41c08d5ef3ae0a2a7f8d5cb79cf75494</text:p>
          </table:table-cell>
          <table:table-cell office:value-type="string" calcext:value-type="string">
            <text:p>To support the portability of efficiency when bringing an application from scientific computing to a new HPC system, autotuning techniques are promising approaches. Ideally, these approaches are able to derive an efficient implementation for a specific HPC system by applying suitable program transformations. Often, a large number of implementations results, and the most efficient of these variants should be selected. In this article, we investigate performance modelling and prediction techniques which can support the selection process. These techniques may significantly reduce the selection effort, compared to extensive runtime tests. We apply the execution-cache-memory (ECM) performance model to numerical solution methods for ordinary differential equations (ODEs). In particular, we consider the question whether it is possible to obtain a performance prediction for the resulting implementation variants to support the variant selection. We investigate the accuracy of the prediction for different ODEs and different hardware platforms and show that the prediction is able to reliably select a set of fast variants and, thus, to limit the search space for possible later empirical tuning. © 2018, Springer International Publishing AG,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X6M2Z2M</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Karim, N.A.; Shukur, Z.; AL-banna, A.M.</text:p>
          </table:table-cell>
          <table:table-cell office:value-type="string" calcext:value-type="string">
            <text:p>UIPA: User authentication method based on user interface preferences for account recovery process</text:p>
          </table:table-cell>
          <table:table-cell office:value-type="string" calcext:value-type="string">
            <text:p>Journal of Information Security and Applications</text:p>
          </table:table-cell>
          <table:table-cell table:number-columns-repeated="2"/>
          <table:table-cell office:value-type="string" calcext:value-type="string">
            <text:p>10.1016/j.jisa.2020.102466</text:p>
          </table:table-cell>
          <table:table-cell office:value-type="string" calcext:value-type="string">
            <text:p>https://www.scopus.com/inward/record.uri?eid=2-s2.0-85080100658&amp;doi=10.1016%2fj.jisa.2020.102466&amp;partnerID=40&amp;md5=1fa49e48e00b8f09b31dbb219ba19107</text:p>
          </table:table-cell>
          <table:table-cell office:value-type="string" calcext:value-type="string">
            <text:p>Because of the global increment of various computer implementation, the usage of the internet has increased significantly. This phenomenon has mainly contributed to the growing usage of the World Wide Web, which is considered as one of the inventions in computer technology that changed the modes of human communication and exchange of information. As new work tools, an increasing number of people are using online systems. Accordingly, user authentication has become a significant issue in the online environment. The traditional password is still the most common means to verify user identity. However, strong passwords are sometimes difficult to remember, and thus a recovery procedure is needed. It can be said that the majority of online systems apply different methods of recovery, such as using challenging questions besides the out-of-band communication (i.e., email or SMS). Nevertheless, these approaches are still suffering from security and usability problems. This study therefore proposes a novel authentication method based on user interface (UI) preferences, called the User Interface Preferences Authentication (UIPA). This method can be applied with online systems that offer UI designs since it provides users with the chance to choose a preferred design of the interface on the basis of their personal characteristics. Hence, the user identity is then verified based on that interface. The performance, security, and usability of UIPA have been evaluated. The results of the experiments show that UIPA has a false positive rate of 0.416% and a false negative rate of 0%. Moreover, a user acceptance questionnaire, which has been designed based on the technology acceptance model, shows that users are pleased and willing to accept the proposed technique. To conclude, UIPA can be applied as an efficient account recovery method compared with the currently used methods. It could also help in addressing the security–usability trade-off problem. © 2020</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6YKQGN6</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rim, N.A.; Shukur, Z.</text:p>
          </table:table-cell>
          <table:table-cell office:value-type="string" calcext:value-type="string">
            <text:p>Using preferences as user identification in the online examination</text:p>
          </table:table-cell>
          <table:table-cell office:value-type="string" calcext:value-type="string">
            <text:p>International Journal on Advanced Science, Engineering and Information Technology</text:p>
          </table:table-cell>
          <table:table-cell table:number-columns-repeated="2"/>
          <table:table-cell office:value-type="string" calcext:value-type="string">
            <text:p>10.18517/ijaseit.6.6.1412</text:p>
          </table:table-cell>
          <table:table-cell office:value-type="string" calcext:value-type="string">
            <text:p>https://www.scopus.com/inward/record.uri?eid=2-s2.0-85010223519&amp;doi=10.18517%2fijaseit.6.6.1412&amp;partnerID=40&amp;md5=01afdc19e638717c481ff54e5974fa70</text:p>
          </table:table-cell>
          <table:table-cell office:value-type="string" calcext:value-type="string">
            <text:p>User authentication is a very important online environment issue. More researches are needed to focus on enhancing user authentication methods for online examination. This paper is a review of online authentication methods for online examination and propose a novel authentication method called "Preferences Based Authentication" PrBA. The proposed method based on the exam taker design preferences chosen for online exams. A lot of design features could be applied to the exam interface, such as font (size, face, and style, colour), background colour, the number of questions per page, group question by (Type, difficulty) and timer type. These preferences have a close relationship with user characteristics, whether physical (vision, hearing, etc.), cognitive (memory, etc.), psychomotor (attention, focus, etc.), demographics (age, gender, etc.) or experiences (professional skills). The PrBA proposed in this paper could be used as an alternative to resolve the problem of user authentication within online exam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GZAZVNX</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Ince, M.; Yiǧit, T.; Hakan Işik, A.</text:p>
          </table:table-cell>
          <table:table-cell office:value-type="string" calcext:value-type="string">
            <text:p>A Novel Hybrid Fuzzy AHP-GA Method for Test Sheet Question Selection</text:p>
          </table:table-cell>
          <table:table-cell office:value-type="string" calcext:value-type="string">
            <text:p>International Journal of Information Technology and Decision Making</text:p>
          </table:table-cell>
          <table:table-cell table:number-columns-repeated="2"/>
          <table:table-cell office:value-type="string" calcext:value-type="string">
            <text:p>10.1142/S0219622020500054</text:p>
          </table:table-cell>
          <table:table-cell office:value-type="string" calcext:value-type="string">
            <text:p>https://www.scopus.com/inward/record.uri?eid=2-s2.0-85083731591&amp;doi=10.1142%2fS0219622020500054&amp;partnerID=40&amp;md5=efe63bc840e974475f0c6e5cfe5d2efc</text:p>
          </table:table-cell>
          <table:table-cell office:value-type="string" calcext:value-type="string">
            <text:p>The use of web-based education and e-learning environments has increased with the developments in educational technology. Schools, universities, public institutions, and other private sector companies started deploying these systems to train their students, members, and employees. Exams are carried out during the evaluation process of these trainings. Web-based tests are sometimes used for these exams. When there are so many questions about the same topic, it is a time-consuming and difficult problem to prepare these exams in terms of the best quality, quickly and effectively. In order to overcome this issue, artificial intelligence techniques are utilized as well as conventional methods for producing test papers. In this study, an Intelligent Question Evaluation and Selection Software (I-QUESS), that enables the selection of questions according to desired preferences by using Fuzzy Analytic Hierarchy Process (FAHP) and genetic algorithm (GA) as hybrid, was developed. This proposed hybrid system was used in a case study to create test sheet for web-based environments. © 2020 World Scientific Publishing Compan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2TXB5XB</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ellar, H.; Peytcheva-Forsyth, R.; Kocdar, S.; Karadeniz, A.; Yovkova, B.</text:p>
          </table:table-cell>
          <table:table-cell office:value-type="string" calcext:value-type="string">
            <text:p>Addressing cheating in e-assessment using student authentication and authorship checking systems: Teachers' perspectives</text:p>
          </table:table-cell>
          <table:table-cell office:value-type="string" calcext:value-type="string">
            <text:p>International Journal for Educational Integrity</text:p>
          </table:table-cell>
          <table:table-cell table:number-columns-repeated="2"/>
          <table:table-cell office:value-type="string" calcext:value-type="string">
            <text:p>10.1007/s40979-018-0025-x</text:p>
          </table:table-cell>
          <table:table-cell office:value-type="string" calcext:value-type="string">
            <text:p>https://www.scopus.com/inward/record.uri?eid=2-s2.0-85058781735&amp;doi=10.1007%2fs40979-018-0025-x&amp;partnerID=40&amp;md5=e523805fa57b0ad54f3d7b70368bcab5</text:p>
          </table:table-cell>
          <table:table-cell office:value-type="string" calcext:value-type="string">
            <text:p>Student authentication and authorship checking systems are intended to help teachers address cheating and plagiarism. This study set out to investigate higher education teachers' perceptions of the prevalence and types of cheating in their courses with a focus on the possible changes that might come about as a result of an increased use of e-assessment, ways of addressing cheating, and how the use of student authentication and authorship checking systems might impact on assessment practice. This study was carried out within the context of the project TeSLA (an Adaptive Trust-based e-assessment System for Learning) which is developing a system intended for integration within an institution's Virtual Learning Environment (VLE) offering a variety of instruments to assure student authentication and authorship checking. Data was collected at two universities that were trialling the TeSLA system, one in Turkey, where the main modes of teaching are face-to-face teaching and distance education, and one in Bulgaria, where the main modes of teaching are face-to-face teaching and blended learning. The study used questionnaires and interviews, building on existing TeSLA project evaluation activities and extending these to explore the specific areas we wished to examine in more depth. In three of the four contexts cheating was seen by teachers as a serious and growing problem, the exception was the distance education context where the teachers believed that the existing procedures were effective in controlling cheating. Most teachers in all four contexts expected cheating to become a greater problem with increased use of e-assessment. Student authentication was not seen as a major problem in any of the contexts, as this was felt to be well controlled through face-to-face proctored assessments, though the problem of assuring effective authentication was seen by many teachers as a barrier to increased use of e-assessment. Authorship checking was seen as a major issue in all contexts, as copying and pasting from the web, ghost writing and plagiarism were all reported as widely prevalent, and authorship checking was seen as becoming even more important with increased use of e-assessment. Teachers identified a third category of cheating behaviours, which was the accessing of information from other students, from written materials, and from the internet during assessments. Teachers identified a number of approaches to addressing the problem of cheating: education, technology, assessment design, sanctions, policy, and surveillance. Whilst technology was not seen as the most important approach to prevention, student authentication and authorship checking systems were seen as relevant in terms of reducing reliance on face-to-face proctored examinations, and in improving the quality of assessment through supporting the employment of a wider range of assessment methods. The development of authorship checking based on computational linguistic approaches was an area of particular interest. Student authentication and authorship checking systems were not seen as being able to address the third category of cheating behaviours that the study identified. © 2018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T9SSMU5</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rtínez-González, M.B.; Robles-Haydar, C.A.; Amar-Amar, J.J.; Jabba-Molinares, D.; Pimentel Ariza, J.G.; Abello-Llanos, R.</text:p>
          </table:table-cell>
          <table:table-cell office:value-type="string" calcext:value-type="string">
            <text:p>Role-playing game as a computer-based test to assess the resolution of conflicts in childhood</text:p>
          </table:table-cell>
          <table:table-cell office:value-type="string" calcext:value-type="string">
            <text:p>Interciencia</text:p>
          </table:table-cell>
          <table:table-cell table:number-columns-repeated="3"/>
          <table:table-cell office:value-type="string" calcext:value-type="string">
            <text:p>https://www.scopus.com/inward/record.uri?eid=2-s2.0-85072109863&amp;partnerID=40&amp;md5=a1a61ab0abb6e5c85288e1c396d7f244</text:p>
          </table:table-cell>
          <table:table-cell office:value-type="string" calcext:value-type="string">
            <text:p>This paper presents the results from developing an online role-playing game based on simulated situations for assessing the resolutions of conflicts in childhood. We compare the answers provided by two groups of children who answered the computer game test and the board game version with the presence of an interviewer. The results indicate that children who answered the computer-based test were more inclined to attack, than those who answered the board game version. As a conclusion, we can state that the decisions children made in the different situations varied according to a greater or lesser expectation of social sanction when answering the questions. In this way, the use of computer-based tests and simulated situations may help to study spontaneous responses that reflect everyday behavior. © 2019 Interciencia Association.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GYVAEN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eera, M.; Lim, C.P.</text:p>
          </table:table-cell>
          <table:table-cell office:value-type="string" calcext:value-type="string">
            <text:p>Online motor fault detection and diagnosis using a hybrid FMM-CART model</text:p>
          </table:table-cell>
          <table:table-cell office:value-type="string" calcext:value-type="string">
            <text:p>IEEE Transactions on Neural Networks and Learning Systems</text:p>
          </table:table-cell>
          <table:table-cell table:number-columns-repeated="2"/>
          <table:table-cell office:value-type="string" calcext:value-type="string">
            <text:p>10.1109/TNNLS.2013.2280280</text:p>
          </table:table-cell>
          <table:table-cell office:value-type="string" calcext:value-type="string">
            <text:p>https://www.scopus.com/inward/record.uri?eid=2-s2.0-84897032227&amp;doi=10.1109%2fTNNLS.2013.2280280&amp;partnerID=40&amp;md5=7672819970f8cb66b40a32ecc7a548cb</text:p>
          </table:table-cell>
          <table:table-cell office:value-type="string" calcext:value-type="string">
            <text:p>In this brief, a hybrid model combining the fuzzy min-max (FMM) neural network and the classification and regression tree (CART) for online motor detection and diagnosis tasks is described. The hybrid model, known as FMM-CART, exploits the advantages of both FMM and CART for undertaking data classification and rule extraction problems. To evaluate the applicability of the proposed FMM-CART model, an evaluation with a benchmark data set pertaining to electrical motor bearing faults is first conducted. The results obtained are equivalent to those reported in the literature. Then, a laboratory experiment for detecting and diagnosing eccentricity faults in an induction motor is performed. In addition to producing accurate results, useful rules in the form of a decision tree are extracted to provide explanation and justification for the predictions from FMM-CART. The experimental outcome positively shows the potential of FMM-CART in undertaking online motor fault detection and diagnosis tasks.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9KPDJEW</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omínguez, C.; López-Cuadrado, J.; Armendariz, A.; Jaime, A.; Heras, J.; Pérez, T.A.</text:p>
          </table:table-cell>
          <table:table-cell office:value-type="string" calcext:value-type="string">
            <text:p>Exploring the differences between low-stakes proctored and unproctored language testing using an Internet-based application</text:p>
          </table:table-cell>
          <table:table-cell office:value-type="string" calcext:value-type="string">
            <text:p>Computer Assisted Language Learning</text:p>
          </table:table-cell>
          <table:table-cell table:number-columns-repeated="2"/>
          <table:table-cell office:value-type="string" calcext:value-type="string">
            <text:p>10.1080/09588221.2018.1527360</text:p>
          </table:table-cell>
          <table:table-cell office:value-type="string" calcext:value-type="string">
            <text:p>https://www.scopus.com/inward/record.uri?eid=2-s2.0-85059779504&amp;doi=10.1080%2f09588221.2018.1527360&amp;partnerID=40&amp;md5=1d0708dec46f4642ad8974728cac5458</text:p>
          </table:table-cell>
          <table:table-cell office:value-type="string" calcext:value-type="string">
            <text:p>In this work, we explore the differences between proctored and unproctored Internet administration for a Basque language low-stakes test considering demographic factors such as age, gender, and knowledge level in the subject. To this aim, we have developed an ad hoc application that allows us to establish a set of filters and techniques that successfully control dropout and non-serious test takers, two of the main threats of low-stakes testing. A total of 2,095 sessions has been registered. The obtained results show that age and knowledge level influences the execution of the test, whereas gender does not. Moreover, it is made explicit that conducting the test in an unproctored manner redounds to the achievement of better results. Finally, even if the time needed to complete the test is comparable in both cases, it is better invested in the unproctored version, i.e. less time is devoted to easy questions and more time is devoted to difficult questions if compared to the proctored version. These results seem to indicate that the unproctored version measures better the knowledge level for language low-stakes tests because they are carried out in an environment that is familiar to the examinee, and they lack the pressure of proctored testing. © 2019, © 2019 Informa UK Limited, trading as Taylor &amp; Francis Group.</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4TT9RJ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L.; Zhang, Z.; Zhang, S.</text:p>
          </table:table-cell>
          <table:table-cell office:value-type="string" calcext:value-type="string">
            <text:p>Knowledge Graph Entity Similarity Calculation under Active Learning</text:p>
          </table:table-cell>
          <table:table-cell office:value-type="string" calcext:value-type="string">
            <text:p>Complexity</text:p>
          </table:table-cell>
          <table:table-cell table:number-columns-repeated="2"/>
          <table:table-cell office:value-type="string" calcext:value-type="string">
            <text:p>10.1155/2021/3522609</text:p>
          </table:table-cell>
          <table:table-cell office:value-type="string" calcext:value-type="string">
            <text:p>https://www.scopus.com/inward/record.uri?eid=2-s2.0-85108611045&amp;doi=10.1155%2f2021%2f3522609&amp;partnerID=40&amp;md5=8c962dd017728443a1baf516a2ad7eb7</text:p>
          </table:table-cell>
          <table:table-cell office:value-type="string" calcext:value-type="string">
            <text:p>To address the objectives of the adaptive learning platform, the requirements of the system in terms of business, functionality, and performance are mainly analysed, and the design of functions and database is completed; then, an updatable learner model is constructed based on the cognitive diagnosis model and resource preference attributes; then, the construction of the knowledge map is completed based on embedding to achieve knowledge point alignment, and based on this, the target knowledge points of learners are located with the help of deep learning; at the same time, the target knowledge points are taken as the starting point to generate the best learning path by traversing the knowledge map, and the corresponding learning resources and test questions are recommended for them with the help of the architecture; finally, the adaptive learning platform is developed in the environment using the architecture. Also, the target knowledge point is used as the starting point to traverse the knowledge map to generate the best learning path, and the corresponding learning resources and test questions are recommended for the learner in combination with the learner model; finally, this study adopts an architecture for the development of an adaptive learning platform in the environment to realize online tests, score analysis, resource recommendation, and other functions. A knowledge graph fusion system supporting interactive facilitation between entity alignment and attribute alignment is implemented. Under a unified conceptual layer, this system can combine entity alignment and attribute alignment to promote each other and truly achieve the final fusion of the two graphs. Our experimental results on real datasets show that the entity alignment algorithm proposed in this paper has a great improvement in accuracy compared with the previous mainstream alignment algorithms. Also, the attribute alignment algorithm proposed in this paper, which calculates the similarity based on associated entities, outperforms the traditional methods in terms of accuracy and recall. © 2021 Lianhuan Li et 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AV2FLN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Jia, J.; He, Y.</text:p>
          </table:table-cell>
          <table:table-cell office:value-type="string" calcext:value-type="string">
            <text:p>The design, implementation and pilot application of an intelligent online proctoring system for online exams</text:p>
          </table:table-cell>
          <table:table-cell office:value-type="string" calcext:value-type="string">
            <text:p>Interactive Technology and Smart Education</text:p>
          </table:table-cell>
          <table:table-cell table:number-columns-repeated="2"/>
          <table:table-cell office:value-type="string" calcext:value-type="string">
            <text:p>10.1108/ITSE-12-2020-0246</text:p>
          </table:table-cell>
          <table:table-cell office:value-type="string" calcext:value-type="string">
            <text:p>https://www.scopus.com/inward/record.uri?eid=2-s2.0-85106017807&amp;doi=10.1108%2fITSE-12-2020-0246&amp;partnerID=40&amp;md5=318ba22c53b3b8b1ec9a65664f4d8ab4</text:p>
          </table:table-cell>
          <table:table-cell office:value-type="string" calcext:value-type="string">
            <text:p>Purpose: The purpose of this study is to design and implement an intelligent online proctoring system (IOPS) by using the advantage of artificial intelligence technology in order to monitor the online exam, which is urgently needed in online learning settings worldwide. As a pilot application, the authors used this system in an authentic university online exam and checked the proctoring result. Design/methodology/approach: The IOPS adopts the B/S (Browser/Server) architecture. The server side is implemented with programming language C and Python and stores the identification data of all examinees and their important behavior change status, including facial expression, eye and mouth movement and speech. The browser side collects and analyzes multimodal data of the examinee writing the online test locally and transfers the examinee’s most important behavior status change data to the server. Real-time face recognition and voice detection are implemented with the support of open-source software. Findings: The system was integrated into a Web-based intelligent tutoring system for school mathematics education. As a pilot application, the system was also used for online proctored exam in an undergraduate seminar in Peking University during the epidemic period in 2020. The recorded log data show that all students concentrated themselves on the exam and did not leave the camera and did not speak. Originality/value: During the epidemic period of the novel coronavirus outbreak, almost all educational institutions in the world use online learning as the best way to maintain the teaching and learning schedule for all students. However, current online instruction platforms lack the function to prevent the learners from cheating in online exams and cannot guarantee the integrity and equality for all examinees as in traditional classroom exams. The literature review shows that the online proctoring system should become an important component of online exams to tackle the growing online cheating problem. Although such proctoring systems have been developed and put on the market, the practical usage of such systems in authentic exams and its effect have not been reported. Those systems are heavyweight and commercial product and cannot be freely used in education. The light-weight IOPS developed by the authors could meet the need for online exam as a stable and practical approach and could contribute to the growing online learning and distance learning. © 2021, Emerald Publishing Limit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6DFYAA9</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huang, C.Y.; Craig, S.D.; Femiani, J.</text:p>
          </table:table-cell>
          <table:table-cell office:value-type="string" calcext:value-type="string">
            <text:p>Detecting probable cheating during online assessments based on time delay and head pose</text:p>
          </table:table-cell>
          <table:table-cell office:value-type="string" calcext:value-type="string">
            <text:p>Higher Education Research and Development</text:p>
          </table:table-cell>
          <table:table-cell table:number-columns-repeated="2"/>
          <table:table-cell office:value-type="string" calcext:value-type="string">
            <text:p>10.1080/07294360.2017.1303456</text:p>
          </table:table-cell>
          <table:table-cell office:value-type="string" calcext:value-type="string">
            <text:p>https://www.scopus.com/inward/record.uri?eid=2-s2.0-85015849056&amp;doi=10.1080%2f07294360.2017.1303456&amp;partnerID=40&amp;md5=efbf35f5ee1ec85f43b2d8bf27f51d0d</text:p>
          </table:table-cell>
          <table:table-cell office:value-type="string" calcext:value-type="string">
            <text:p>This study investigated the ability of test takers’ behaviors during online assessments to detect probable cheating incidents. Specifically, this study focused on the role of time delay and head pose for detection of cheating incidences in a lab-based online testing session. The analysis of a test taker’s behavior indicated that not only time delay but also the variation of a student’s head pose relative to computer screen had significant statistical relation to cheating behaviors. Additionally, time delay and head-pose variation relative to a computer screen were predictors in a logit model of cheating prediction with an average accuracy of 75.6%. The current algorithm could automatically flag suspicious student behavior for proctors in large-scale online courses during remotely administered exams. © 2017 HERDSA.</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TUHBM97</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igwana, I.; Venter, H.S.</text:p>
          </table:table-cell>
          <table:table-cell office:value-type="string" calcext:value-type="string">
            <text:p>A digital forensic readiness architecture for online examinations</text:p>
          </table:table-cell>
          <table:table-cell office:value-type="string" calcext:value-type="string">
            <text:p>South African Computer Journal</text:p>
          </table:table-cell>
          <table:table-cell table:number-columns-repeated="2"/>
          <table:table-cell office:value-type="string" calcext:value-type="string">
            <text:p>10.18489/sacj.v30i1.466</text:p>
          </table:table-cell>
          <table:table-cell office:value-type="string" calcext:value-type="string">
            <text:p>https://www.scopus.com/inward/record.uri?eid=2-s2.0-85050072716&amp;doi=10.18489%2fsacj.v30i1.466&amp;partnerID=40&amp;md5=034e851744269db09d06c3bc58a78385</text:p>
          </table:table-cell>
          <table:table-cell office:value-type="string" calcext:value-type="string">
            <text:p>Some institutions provide online courses to students to ease the courses' workload. Online courses can also be convenient because the online course content management software conducts marking of tests and examinations. However, a few students could be willing to exploit such a system's weaknesses in a bid to cheat in online examinations because invigilators are absent. Proactive measures are needed and measures have to be implemented in order to thwart unacceptable behaviour in situations where there is little control of students' conduct. Digital Forensic Readiness (DFR) employs a proactive approach for an organisation to be forensically prepared for situations where there is little control over people. This can be achieved by gathering, storing and handling incident response data, with the aim of reducing the time and cost that would otherwise be spent in a post-event response process. The problem this paper addresses is that, at the time of writing this paper, there existed no known DFR architecture that can be used to collect relevant information for DFR purposes, specifically in the course of an online examination, as described in the standard published by the International Standards Organisation (ISO) and the International Electrotechnical Commission (IEC) (ISO/IEC 27043:2015) for incident investigation principles and processes. Due to the lack of DFR architecture, the authors propose an Online Examination Digital Forensic Readiness Architecture (OEDFRA) that can be used to achieve DFR when online examinations are conducted. This architecture employs already existing DFR techniques, discussed in the study, to help educational institutions achieve DFR in online examinations. This architecture, (OEDFRA), when implemented, will be tested in future research in order to confirm its contribution to the field of DFR. ©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U8X5F2V</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Xu, J.; Wang, J.; Wang, X.; Lv, P.</text:p>
          </table:table-cell>
          <table:table-cell office:value-type="string" calcext:value-type="string">
            <text:p>iTest: A novel online testing system based on the WeChat platform</text:p>
          </table:table-cell>
          <table:table-cell office:value-type="string" calcext:value-type="string">
            <text:p>Computer Applications in Engineering Education</text:p>
          </table:table-cell>
          <table:table-cell table:number-columns-repeated="2"/>
          <table:table-cell office:value-type="string" calcext:value-type="string">
            <text:p>10.1002/cae.22122</text:p>
          </table:table-cell>
          <table:table-cell office:value-type="string" calcext:value-type="string">
            <text:p>https://www.scopus.com/inward/record.uri?eid=2-s2.0-85068977657&amp;doi=10.1002%2fcae.22122&amp;partnerID=40&amp;md5=af82472e72bca723cf75e03742d060e9</text:p>
          </table:table-cell>
          <table:table-cell office:value-type="string" calcext:value-type="string">
            <text:p>Timely feedback is important for both teachers and students in teaching and learning practice. Teachers rely on feedback from students to gain a better understanding of their learning effects. Students also need feedback to identify gaps in their knowledge. Conducting in-class tests is considered an effective way to obtain such feedback. However, traditional testing methods are inflexible and inefficient. In this paper, we introduce iTest, a novel online testing system developed on the popular WeChat platform. With the help of iTest, the teacher organizes an in-class test conveniently, and the students take the test with their smartphones regardless of which operating systems the smartphones use. When the student answers questions in a test, abundant behavior data for the student are collected. According to the analysis of the behavior data and the testing results, the teacher gains a deeper insight into the learning effect for each student. A weighted knowledge graph is also constructed for each student by virtue of the prerequisite relationships among the knowledge points and the behavior data. On the basis of the weighted knowledge graph, iTest recommends personalized exercises in an appropriate order to each student after the test, which helps to improve the learning effect. Teaching practice in five courses verifies that iTest is effective and efficient in promoting teaching and learning. Both teachers and students have high praise for iTest. © 2019 Wiley Periodicals,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EKQH5Z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nsouri, T.; ZareRavasan, A.; Ashrafi, A.</text:p>
          </table:table-cell>
          <table:table-cell office:value-type="string" calcext:value-type="string">
            <text:p>A learning fuzzy cognitive map (LFCM) approach to predict student performance</text:p>
          </table:table-cell>
          <table:table-cell office:value-type="string" calcext:value-type="string">
            <text:p>Journal of Information Technology Education: Research</text:p>
          </table:table-cell>
          <table:table-cell table:number-columns-repeated="2"/>
          <table:table-cell office:value-type="string" calcext:value-type="string">
            <text:p>10.28945/4760</text:p>
          </table:table-cell>
          <table:table-cell office:value-type="string" calcext:value-type="string">
            <text:p>https://www.scopus.com/inward/record.uri?eid=2-s2.0-85107398448&amp;doi=10.28945%2f4760&amp;partnerID=40&amp;md5=2d72e418d2f068548ecce97782c2b377</text:p>
          </table:table-cell>
          <table:table-cell office:value-type="string" calcext:value-type="string">
            <text:p>Aim/Purpose This research aims to present a brand-new approach for student performance prediction using the Learning Fuzzy Cognitive Map (LFCM) approach. Background Predicting student academic performance has long been an important research topic in many academic disciplines. Different mathematical models have been employed to predict student performance. Although the available sets of common prediction approaches, such as Artificial Neural Networks (ANN) and regression, work well with large datasets, they face challenges dealing with small sample sizes, limiting their practical applications in real practices. Methodology Six distinct categories of performance antecedents are adopted here as course characteristics, LMS characteristics, student characteristics, student engagement, student support, and institutional factors, along with measurement items within each category. Furthermore, we assessed the student's overall performance using three items of student satisfaction score, knowledge construction level, and student GPA. We have collected longitudinal data from 30 postgraduates in four subsequent semesters and analyzed data using the Learning Fuzzy Cognitive Map (LFCM) technique. Contribution This research proposes a brand new approach, Learning Fuzzy Cognitive Map (LFCM), to predict student performance. Using this approach, we identified the most influential determinants of student performance, such as student engagement. Besides, this research depicts a model of interrelations among the student performance determinants. Findings The results suggest that the model reasonably predicts the incoming sequence when there is a limited sample size. The results also reveal that students' total online time and the regularity of learning interval in LMS have the largest effect on overall performance. The student engagement category also has the highest direct effect on student's overall performance. Recommendations Academic institutions can use the results and approach developed in this paper for Practitioners to identify students' performance antecedents, predict the performance, and establish action plans to resolve the shortcomings in the long term. Instructors can adjust their learning methods based on the feedback from students in the short run on the operational level. Recommendations Researchers can use the proposed approach in this research to deal with the for Researchers problems in other domains, such as using LMS for organizational/institutional education. Besides, they can focus on specific dimensions of the proposed model, such as exploring ways to boost student engagement in the learning process. Impact on Society Our results revealed that students are at the center of the learning process. The degree to which they are dedicated to learning is the most crucial determinant of the learning outcome. Therefore, learners should consider this finding in order the gain value from the learning process. Future Research As a potential for future works, the proposed approach could be used in other contexts to test its applicability. Future studies could also improve the performance level of the proposed LFMC model by tuning the model's elements. © 2021</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BLUE3F9</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Latoui, A.; Canals, R.</text:p>
          </table:table-cell>
          <table:table-cell office:value-type="string" calcext:value-type="string">
            <text:p>Remote online testing of embedded systems using Optical BILBO</text:p>
          </table:table-cell>
          <table:table-cell office:value-type="string" calcext:value-type="string">
            <text:p>Proceedings of the Biennial Baltic Electronics Conference, BEC</text:p>
          </table:table-cell>
          <table:table-cell table:number-columns-repeated="2"/>
          <table:table-cell office:value-type="string" calcext:value-type="string">
            <text:p>10.1109/BEC.2014.7320566</text:p>
          </table:table-cell>
          <table:table-cell office:value-type="string" calcext:value-type="string">
            <text:p>https://www.scopus.com/inward/record.uri?eid=2-s2.0-84971325342&amp;doi=10.1109%2fBEC.2014.7320566&amp;partnerID=40&amp;md5=86e73f4d86bcf53b9c65527c7ac91e39</text:p>
          </table:table-cell>
          <table:table-cell office:value-type="string" calcext:value-type="string">
            <text:p>In this paper, an online testing approach that checks continuously at remote system the correctness of embedded systems in full operation is proposed. Our new method exploits optical beams produced by an Optical Built-In Logic-Block Observation (OBILBO) register based on the captured data presented on the outputs of all stages of the registers in the BILBO. Then it is possible to send the captured data to remote system equipped with optical sensors in real time way. The final captured response data can also be used for final comparison with stored data of a golden circuit. Preliminary simulation results showed that faults are concurrently detected without affecting normal system operation and without having recourse to any external or internal Automatic Test Pattern Generation (ATPG).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IE8EHL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Kalman-filter-based sensor fusion applied to road-objects detection and tracking for autonomous vehicles</text:p>
          </table:table-cell>
          <table:table-cell office:value-type="string" calcext:value-type="string">
            <text:p>Proceedings of the Institution of Mechanical Engineers. Part I: Journal of Systems and Control Engineering</text:p>
          </table:table-cell>
          <table:table-cell table:number-columns-repeated="2"/>
          <table:table-cell office:value-type="string" calcext:value-type="string">
            <text:p>10.1177/0959651820975523</text:p>
          </table:table-cell>
          <table:table-cell office:value-type="string" calcext:value-type="string">
            <text:p>https://www.scopus.com/inward/record.uri?eid=2-s2.0-85097497553&amp;doi=10.1177%2f0959651820975523&amp;partnerID=40&amp;md5=fbcd0ed49f7327e82f523cc041a10bda</text:p>
          </table:table-cell>
          <table:table-cell office:value-type="string" calcext:value-type="string">
            <text:p>In this article, a real-time road-Object Detection and Tracking (LR_ODT) method for autonomous driving is proposed. This method is based on the fusion of lidar and radar measurement data, where they are installed on the ego car, and a customized Unscented Kalman Filter is employed for their data fusion. The merits of both devices are combined using the proposed fusion approach to precisely provide both pose and velocity information for objects moving in roads around the ego car. Unlike other detection and tracking approaches, the balanced treatment of both pose estimation accuracy and its real-time performance is the main contribution in this work. The proposed technique is implemented using the high-performance language C++ and utilizes highly optimized math and optimization libraries for best real-time performance. Simulation studies have been carried out to evaluate the performance of the LR_ODT for tracking bicycles, cars, and pedestrians. Moreover, the performance of the Unscented Kalman Filter fusion is compared to that of the Extended Kalman Filter fusion showing its superiority. The Unscented Kalman Filter has outperformed the Extended Kalman Filter on all test cases and all the state variable levels (−24% average Root Mean Squared Error). The employed fusion technique shows how outstanding is the improvement in tracking performance compared to the use of a single device (−29% Root Mean Squared Error with lidar and −38% Root Mean Squared Error with radar). © IMechE 2020.</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45YNHD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arrison, P.M.C.; Collins, T.; Müllensiefen, D.</text:p>
          </table:table-cell>
          <table:table-cell office:value-type="string" calcext:value-type="string">
            <text:p>Applying modern psychometric techniques to melodic discrimination testing: Item response theory, computerised adaptive testing, and automatic item generation</text:p>
          </table:table-cell>
          <table:table-cell office:value-type="string" calcext:value-type="string">
            <text:p>Scientific Reports</text:p>
          </table:table-cell>
          <table:table-cell table:number-columns-repeated="2"/>
          <table:table-cell office:value-type="string" calcext:value-type="string">
            <text:p>10.1038/s41598-017-03586-z</text:p>
          </table:table-cell>
          <table:table-cell office:value-type="string" calcext:value-type="string">
            <text:p>https://www.scopus.com/inward/record.uri?eid=2-s2.0-85020910094&amp;doi=10.1038%2fs41598-017-03586-z&amp;partnerID=40&amp;md5=7e14ed466f9d43b3fb7c8ad682a3782a</text:p>
          </table:table-cell>
          <table:table-cell office:value-type="string" calcext:value-type="string">
            <text:p>Modern psychometric theory provides many useful tools for ability testing, such as item response theory, computerised adaptive testing, and automatic item generation. However, these techniques have yet to be integrated into mainstream psychological practice. This is unfortunate, because modern psychometric techniques can bring many benefits, including sophisticated reliability measures, improved construct validity, avoidance of exposure effects, and improved efficiency. In the present research we therefore use these techniques to develop a new test of a well-studied psychological capacity: Melodic discrimination, the ability to detect differences between melodies. We calibrate and validate this test in a series of studies. Studies 1 and 2 respectively calibrate and validate an initial test version, while Studies 3 and 4 calibrate and validate an updated test version incorporating additional easy items. The results support the new test's viability, with evidence for strong reliability and construct validity. We discuss how these modern psychometric techniques may also be profitably applied to other areas of music psychology and psychological science in general. © 2017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VBQZW5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iksa, T.; Mayer, R.; Rauber, A.</text:p>
          </table:table-cell>
          <table:table-cell office:value-type="string" calcext:value-type="string">
            <text:p>Raising resilience of web service dependent repository systems</text:p>
          </table:table-cell>
          <table:table-cell office:value-type="string" calcext:value-type="string">
            <text:p>International Journal of Web Information Systems</text:p>
          </table:table-cell>
          <table:table-cell table:number-columns-repeated="2"/>
          <table:table-cell office:value-type="string" calcext:value-type="string">
            <text:p>10.1108/IJWIS-04-2015-0011</text:p>
          </table:table-cell>
          <table:table-cell office:value-type="string" calcext:value-type="string">
            <text:p>https://www.scopus.com/inward/record.uri?eid=2-s2.0-84938323228&amp;doi=10.1108%2fIJWIS-04-2015-0011&amp;partnerID=40&amp;md5=6251e749ec4ccf8b6902e0a577fb82ae</text:p>
          </table:table-cell>
          <table:table-cell office:value-type="string" calcext:value-type="string">
            <text:p>Purpose-This paper aims to address the issue of long-term stability of services and systems depending on service-oriented architecture that has become a popular architecture in systems development and is often implemented using Web services. However, the dependency, especially on externally provided services, can impact the reliability of a system. This is often caused by the loose coupling also implying a less stringent policy for change management and notifications. Therefore, the authors characterise the types of changes that can happen in remote services and propose the concept of resilient web services (RWSs) as an example on how to upgrade existing services to better support the long-term stability of services and systems. Design/methodology/approach-Having analysed several use cases where systems broke because of external dependencies not correctly maintained, the authors derived requirements for RWSs. Findings-By means of a prototype implementation and evaluation of this solution in a case study, the feasibility of the approach was verified. Several scenarios of changes in WSs were simulated, correctly identified and responded to. Originality/value-The authors propose a set of extensions to existing standards such as Web Services Description Language to improve the long-term availability of services in SOAs. A prototype implementation was developed for service monitoring and RWSs. © 2015 Emerald Group Publishing Limit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3NCTM7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untley, J.; Corbett, A.; Wesnes, K.; Brooker, H.; Stenton, R.; Hampshire, A.; Ballard, C.</text:p>
          </table:table-cell>
          <table:table-cell office:value-type="string" calcext:value-type="string">
            <text:p>Online assessment of risk factors for dementia and cognitive function in healthy adults</text:p>
          </table:table-cell>
          <table:table-cell office:value-type="string" calcext:value-type="string">
            <text:p>International Journal of Geriatric Psychiatry</text:p>
          </table:table-cell>
          <table:table-cell table:number-columns-repeated="2"/>
          <table:table-cell office:value-type="string" calcext:value-type="string">
            <text:p>10.1002/gps.4790</text:p>
          </table:table-cell>
          <table:table-cell office:value-type="string" calcext:value-type="string">
            <text:p>https://www.scopus.com/inward/record.uri?eid=2-s2.0-85030641163&amp;doi=10.1002%2fgps.4790&amp;partnerID=40&amp;md5=80bcef9d0ccd8c3fe45c4d8b9b83d036</text:p>
          </table:table-cell>
          <table:table-cell office:value-type="string" calcext:value-type="string">
            <text:p>Objective: Several potentially modifiable risk factors for cognitive decline and dementia have been identified, including low educational attainment, smoking, diabetes, physical inactivity, hypertension, midlife obesity, depression, and perceived social isolation. Managing these risk factors in late midlife and older age may help reduce the risk of dementia; however, it is unclear whether these factors also relate to cognitive performance in older individuals without dementia. Method: Data from 14 201 non-demented individuals aged &gt;50 years who enrolled in the online PROTECT study were used to examine the relationship between cognitive function and known modifiable risk factors for dementia. Multivariate regression analyses were conducted on 4 cognitive outcomes assessing verbal and spatial working memory, visual episodic memory, and verbal reasoning. Results: Increasing age was associated with reduced performance across all tasks. Higher educational achievement, the presence of a close confiding relationship, and moderate alcohol intake were associated with benefits across all 4 cognitive tasks, and exercise was associated with better performance on verbal reasoning and verbal working memory tasks. A diagnosis of depression was negatively associated with performance on visual episodic memory and working memory tasks, whereas being underweight negatively affected performance on all tasks apart from verbal working memory. A history of stroke was negatively associated with verbal reasoning and working memory performance. Conclusion: Known modifiable risk factors for dementia are associated with cognitive performance in non-demented individuals in late midlife and older age. This provides further support for public health interventions that seek to manage these risk factors across the lifespan. Copyright © 2017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DYNHQVC</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Znamenskii, S.</text:p>
          </table:table-cell>
          <table:table-cell office:value-type="string" calcext:value-type="string">
            <text:p>On the way to new information systems theory</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4884311962&amp;partnerID=40&amp;md5=7ed8ce648cdbf7807d2949494975a27d</text:p>
          </table:table-cell>
          <table:table-cell office:value-type="string" calcext:value-type="string">
            <text:p>The longlived evolving system that can adapt to changing requirements and withstand unforeseen threats, must be resilient to local losses and temporal delays of information. Wellknown Brewer CAP theorem denies the possibility of such systems. New foundations of information systems allow us to construct a counterexample. This construction theoretically proves the possibility to implement the information system with a hundred and more times better quality than any possible implementation of the standard methods. The rough sketch of the system architecture is given for general purpose application with unlimitly changeable both the functionality and the conceptual model and also the physical implement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BVM7MS7</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Nguyen Van, H.; Balabonski, T.; Boulanger, F.; Keller, C.; Valiron, B.; Wolff, B.</text:p>
          </table:table-cell>
          <table:table-cell office:value-type="string" calcext:value-type="string">
            <text:p>On the Semantics of Polychronous Polytimed Specific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7628-8_2</text:p>
          </table:table-cell>
          <table:table-cell office:value-type="string" calcext:value-type="string">
            <text:p>https://www.scopus.com/inward/record.uri?eid=2-s2.0-85090170944&amp;doi=10.1007%2f978-3-030-57628-8_2&amp;partnerID=40&amp;md5=492da2fefa4e722b4bf08ee8e6d9fd8d</text:p>
          </table:table-cell>
          <table:table-cell office:value-type="string" calcext:value-type="string">
            <text:p>In this paper, we study the semantics of a specification language for the coordination of concurrent systems, which supports time at different levels: various time domains, polychrony, and mixed metric/logical time constraints. The language itself is defined by a denotational semantics. In order to be able to construct the possible timelines for verification purposes, we also define a symbolic operational semantics, which is the reference for an efficient implementation of a tool for runtime-testing of heterogeneous systems. This study presents a novel way to link these two semantics by taking advantage of a coinductive unfolding principle of these timelines. Furthermore, these semantics and their equivalence have been formalized in the Isabelle/HOL proof assistant, together with proofs for soundness, completeness and progress. © 2020,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AMTNVZ6</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iele, A.; Kanduri, A.; Moazzemi, K.; Juhász, D.; Rahmani, A.M.; Dutt, N.; Liljeberg, P.; Jantsch, A.</text:p>
          </table:table-cell>
          <table:table-cell office:value-type="string" calcext:value-type="string">
            <text:p>On-chip dynamic resource management</text:p>
          </table:table-cell>
          <table:table-cell office:value-type="string" calcext:value-type="string">
            <text:p>Foundations and Trends in Electronic Design Automation</text:p>
          </table:table-cell>
          <table:table-cell table:number-columns-repeated="2"/>
          <table:table-cell office:value-type="string" calcext:value-type="string">
            <text:p>10.1561/1000000055</text:p>
          </table:table-cell>
          <table:table-cell office:value-type="string" calcext:value-type="string">
            <text:p>https://www.scopus.com/inward/record.uri?eid=2-s2.0-85068338651&amp;doi=10.1561%2f1000000055&amp;partnerID=40&amp;md5=801e427b1a7d0a0cd8bfb2d95596c16f</text:p>
          </table:table-cell>
          <table:table-cell office:value-type="string" calcext:value-type="string">
            <text:p>The need for dynamic resource management has shadowed the exponential growth of on-chip transistor capacity, and the challenge is accentuated by the heterogeneity of resources, and the bewildering variety of constraints and requirements of applications, platforms and users. The field has started with a few research papers in the early 1990s but has grown today to over hundred yearly publications, leading to an accumulated body of literature presumable far above 1000 papers. We focus on the dynamic (run-time) management of on-chip resources and mostly ignore design-time techniques and off-chip resources of larger electronic systems. Moreover, we do not attempt a complete review of all published work on the topic. Rather, this survey provides a structured review and discussion of the state of the art and is divided along the primary objectives of resource management techniques: performance, power, reliability and quality of service, each of which has its dedicated chapter. We observe that many works describe dedicated techniques for point problems, like minimizing power or maximizing lifetime. In recent years more and more methods have started to appear that address two, three or more different goals of resource management, but work with a holistic scope that attempts to address and balance all relevant objectives is still rare. An exception is the area of reliability and life-time management. There we see that a large majority of approaches may be considered as holistic. Observing current limitations and recent trends we assume that global and holistic approaches will make the most valuable contributions to this field in the years to come and therefore we expect that the focus of research will gradually shift to systematic methods combining point techniques in order to pursue and balance all relevant system goals of highly dynamic, adaptive systems. © 2019 Now Publishers Inc.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IQJGSYB</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Kamran, A.; Navabi, Z.</text:p>
          </table:table-cell>
          <table:table-cell office:value-type="string" calcext:value-type="string">
            <text:p>Online periodic test mechanism for homogeneous many-core processors</text:p>
          </table:table-cell>
          <table:table-cell office:value-type="string" calcext:value-type="string">
            <text:p>IEEE/IFIP International Conference on VLSI and System-on-Chip, VLSI-SoC</text:p>
          </table:table-cell>
          <table:table-cell table:number-columns-repeated="2"/>
          <table:table-cell office:value-type="string" calcext:value-type="string">
            <text:p>10.1109/VLSI-SoC.2013.6673285</text:p>
          </table:table-cell>
          <table:table-cell office:value-type="string" calcext:value-type="string">
            <text:p>https://www.scopus.com/inward/record.uri?eid=2-s2.0-84899571855&amp;doi=10.1109%2fVLSI-SoC.2013.6673285&amp;partnerID=40&amp;md5=b2de7fdc17621738dafa650c774d22b4</text:p>
          </table:table-cell>
          <table:table-cell office:value-type="string" calcext:value-type="string">
            <text:p>A possible solution to the reliability challenges of new fabrication technologies is self-test and self-reconfiguration with no or limited external control. This necessitates the inclusion of mechanisms for detection, recovery and reconfiguration, providing the chip with self-healing capability. While appropriate mechanisms for system recovery and reconfiguration exist, detection remains to be a challenge in realization of self-healing and graceful degradable many-core processors. In this paper we propose a scalable test architecture to distribute test stimuli among homogeneous processing cores in a many-core processor. We have incorporated test infrastructure in the architecture that periodically suspends normal operation of processing cores and applies test to them. This procedure is performed in an online fashion without any downtime visible to the end user. Our proposed fault detection mechanism can be accompanied with appropriate recovery and reconfiguration techniques in order to realize a many-core processor with self-healing capability.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VUE63H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iabbanelli, P.J.; Tawfik, A.A.</text:p>
          </table:table-cell>
          <table:table-cell office:value-type="string" calcext:value-type="string">
            <text:p>Reducing the Gap Between the Conceptual Models of Students and Experts Using Graph-Based Adaptive Instructional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60128-7_40</text:p>
          </table:table-cell>
          <table:table-cell office:value-type="string" calcext:value-type="string">
            <text:p>https://www.scopus.com/inward/record.uri?eid=2-s2.0-85092892265&amp;doi=10.1007%2f978-3-030-60128-7_40&amp;partnerID=40&amp;md5=d33b6bd07f781b62a9c6a772fc8d0af3</text:p>
          </table:table-cell>
          <table:table-cell office:value-type="string" calcext:value-type="string">
            <text:p>Decision-making in complex environments requires a detailed understanding of causality to avoid unintended consequences and consider multiple scenarios. Concept mapping is of the key tools to support such decision-making activities. A system is abstracted as a ‘map’ or graph, in which relevant factors are represented as nodes and connected through causal links. Although studies have shown that concept maps help students recall the evidence and apply the knowledge gained to new cases, barriers such as the difficulty of assessment have prevented a wide adoption of concept maps by instructors. Previous works have partly addressed this concern by using graph algorithms to automatically assess or score a student’s map, but instructors are often more interested in correcting their students’ misconceptions than in only counting mistakes. In this paper, we design and implement a system to automatically guide students in modifying their conceptual models such that they get increasingly similar to the models produced by experts on the same problem. Although a simple automatic feedback may tell students to add/remove concepts or links based on whether they appear in the expert’s map, our approach combines expertise from systems science and participatory modeling to help students better understand why low-level changes are motivated by higher-level structures such as loops and alternative paths. © 2020,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AVTGYT2</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Abdulrazak, B.; Malik, Y.</text:p>
          </table:table-cell>
          <table:table-cell office:value-type="string" calcext:value-type="string">
            <text:p>Review of challenges, requirements, and approaches of pervasive computing system evaluation</text:p>
          </table:table-cell>
          <table:table-cell office:value-type="string" calcext:value-type="string">
            <text:p>IETE Technical Review (Institution of Electronics and Telecommunication Engineers, India)</text:p>
          </table:table-cell>
          <table:table-cell table:number-columns-repeated="2"/>
          <table:table-cell office:value-type="string" calcext:value-type="string">
            <text:p>10.4103/0256-4602.105007</text:p>
          </table:table-cell>
          <table:table-cell office:value-type="string" calcext:value-type="string">
            <text:p>https://www.scopus.com/inward/record.uri?eid=2-s2.0-84988466854&amp;doi=10.4103%2f0256-4602.105007&amp;partnerID=40&amp;md5=3bf6288d2c6683ccac0480aaa12aa43c</text:p>
          </table:table-cell>
          <table:table-cell office:value-type="string" calcext:value-type="string">
            <text:p>Performance evaluation process identifies direction for future research and development. Tremendous efforts have been invested in the related research; however, no standard or commonly accepted methodology exists for evaluating and driving future research. In this paper, we review challenges, requirements, and approaches for evaluating pervasive computing systems. To position evaluation efforts presented in literature, we assembled a design and evaluation life cycle. This review is conducted to have a clear understanding of available solutions and their limitations in order to help in establishing strategy for designing comprehensive evaluation framework for pervasive computing systems. © 2012 2012. © IET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33KY3K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Rasheedh, J.A.; Saradha, S.</text:p>
          </table:table-cell>
          <table:table-cell office:value-type="string" calcext:value-type="string">
            <text:p>Review of micro-services architectures and runtime dynamic binding</text:p>
          </table:table-cell>
          <table:table-cell office:value-type="string" calcext:value-type="string">
            <text:p>Proceedings of the 4th International Conference on IoT in Social, Mobile, Analytics and Cloud, ISMAC 2020</text:p>
          </table:table-cell>
          <table:table-cell table:number-columns-repeated="2"/>
          <table:table-cell office:value-type="string" calcext:value-type="string">
            <text:p>10.1109/I-SMAC49090.2020.9243335</text:p>
          </table:table-cell>
          <table:table-cell office:value-type="string" calcext:value-type="string">
            <text:p>https://www.scopus.com/inward/record.uri?eid=2-s2.0-85097825044&amp;doi=10.1109%2fI-SMAC49090.2020.9243335&amp;partnerID=40&amp;md5=9b64283b655a5b05eb40c3f460b47391</text:p>
          </table:table-cell>
          <table:table-cell office:value-type="string" calcext:value-type="string">
            <text:p>The Service Oriented Architecture (SOA) is developed as a pattern to distributed computing, enterprise integration and process of e-business in the early decade of 2000. The sudden increase of SOA and web services are subjected to the hype and virtual in which each organization has tried for adopting them with no matter in their indeed appropriateness. There are several SOA adopted by the user which may lead to massive fail on various attempts that tried for modifying the issues to solutions fit. At present, the microservices act as a recent technique for accomplishing a similar goal established to SOA a decade ago. However, the microservice has described a specific design concept in software application as an independent set, modularity, obtaining dynamism, and heterogeneous system integration and distribution development. Therefore, the microservices have provided applications with agility and scalability. This study of literature has discovered such challenges by an evolutionary concept from the SOA early years to microservices. This paper has also discussed various models for a run time of dynamic official, web association, a slight extension of association plan and AI technique are considered as a view at issues.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JC56ZY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Huang, Y.; Ding, C.; Wang, M.; Shao, X.</text:p>
          </table:table-cell>
          <table:table-cell office:value-type="string" calcext:value-type="string">
            <text:p>Research and design of synchronous phase shifting optical profile detection system</text:p>
          </table:table-cell>
          <table:table-cell office:value-type="string" calcext:value-type="string">
            <text:p>Proceedings of SPIE - The International Society for Optical Engineering</text:p>
          </table:table-cell>
          <table:table-cell table:number-columns-repeated="2"/>
          <table:table-cell office:value-type="string" calcext:value-type="string">
            <text:p>10.1117/12.2504890</text:p>
          </table:table-cell>
          <table:table-cell office:value-type="string" calcext:value-type="string">
            <text:p>https://www.scopus.com/inward/record.uri?eid=2-s2.0-85061191233&amp;doi=10.1117%2f12.2504890&amp;partnerID=40&amp;md5=610d8935c7b9c36ca18a77453ee1a06e</text:p>
          </table:table-cell>
          <table:table-cell office:value-type="string" calcext:value-type="string">
            <text:p>With the ever-increasing use of optical products, the demand to precision of lens manufacturing is more and more strict. In order to improve the precision, we should not only improve the grinding technology, the more important one is the improvement of detecting technology. With the application of surface deviation detection method, we could improve the lens surface accuracy efficiently. In addition, how to finish the precision detection in harsh environment has a very important significance for outdoor debugging assembly and workshop online detection. In this essay, we introduced a synchronous phase shifting optical surface detection system on the basis of Tyman-Green interference light path. It will solve the problem that the system is affected by the environmental disturbance and decrease the detection precision. We used two-dimensional grating as light splitting component, the polarization matrix as the phase shifting element to realize the acquisition of four polarization images with fixed phase difference at the same time, which can eliminate the influence of the environmental disturbance and improve the detection accuracy by the software algorithm. In order to provide the conditions for the system to detect the lens in the harsh environment and the online detection of the lens in the workshop. © 2019 SPI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Q5UU8LP</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Papamitsiou, Z.; Economides, A.A.</text:p>
          </table:table-cell>
          <table:table-cell office:value-type="string" calcext:value-type="string">
            <text:p>Student Modeling in Real-Time during Self-Assessment Using Stream Mining Techniques</text:p>
          </table:table-cell>
          <table:table-cell office:value-type="string" calcext:value-type="string">
            <text:p>Proceedings - IEEE 17th International Conference on Advanced Learning Technologies, ICALT 2017</text:p>
          </table:table-cell>
          <table:table-cell table:number-columns-repeated="2"/>
          <table:table-cell office:value-type="string" calcext:value-type="string">
            <text:p>10.1109/ICALT.2017.90</text:p>
          </table:table-cell>
          <table:table-cell office:value-type="string" calcext:value-type="string">
            <text:p>https://www.scopus.com/inward/record.uri?eid=2-s2.0-85030261142&amp;doi=10.1109%2fICALT.2017.90&amp;partnerID=40&amp;md5=637862e53fd73265597a9283b84e7893</text:p>
          </table:table-cell>
          <table:table-cell office:value-type="string" calcext:value-type="string">
            <text:p>In order to personalize the assessment services, the assessment systems need to build suitable student models for heterogeneous student populations. The present study focuses on efficiently modeling students according to their time-varying behavior during web-based self-assessment, enriching the models with a notion of dynamics. The suggested approach forms and revises the student models on-the-fly, using three popular stream mining classification techniques. All methods use specific time-based features as predictors, and the students' self-assessment achievement levels as target values. The obtained results demonstrate that level of certainty, effort and time-spent on answering correctly/wrongly could contribute to pursuing fine-grained and robust student models during self-assessment.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BTXRJW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ang, T.; Pan, P.</text:p>
          </table:table-cell>
          <table:table-cell office:value-type="string" calcext:value-type="string">
            <text:p>Study and application of substructure online hybrid test method</text:p>
          </table:table-cell>
          <table:table-cell office:value-type="string" calcext:value-type="string">
            <text:p>Gongcheng Lixue/Engineering Mechanics</text:p>
          </table:table-cell>
          <table:table-cell table:number-columns-repeated="2"/>
          <table:table-cell office:value-type="string" calcext:value-type="string">
            <text:p>10.6052/j.issn.1000-4750.2017.06.ST05</text:p>
          </table:table-cell>
          <table:table-cell office:value-type="string" calcext:value-type="string">
            <text:p>https://www.scopus.com/inward/record.uri?eid=2-s2.0-85045734860&amp;doi=10.6052%2fj.issn.1000-4750.2017.06.ST05&amp;partnerID=40&amp;md5=590dcb3270f86034705972e06c02b9a5</text:p>
          </table:table-cell>
          <table:table-cell office:value-type="string" calcext:value-type="string">
            <text:p>The substructure online hybrid test is one of the most effective methods to reproduce the complex seismic behavior of large scale structures. This paper summarizes the major challenges that have been solved in the past thirty years. The dynamics of a target structure can be solved by a stable and accurate time integration algorithm which shall provide an explicit displacement command for the tested substructure and be better have the capability to mitigate the error introduced by the experimental domain. The second challenge is to coordinate the implicit numerical substructure with the explicit tested substructure, for which either a stiffness predicting scheme or a predicting and correcting scheme shall be employed. Finally, the boundary conditions between substructures shall be precisely exerted on each substructure, which might be difficult for tested substructures because of the limited resolution and number of loading devices. To this end, the flexible loading scheme based on overlapping domains and the force-displacement mixed control are developed. To maximize the capacity and to improve the accuracy of the online hybrid test, the resources of different labs and finite element software are expected to be incorporated into the system, which initiate three generations of scalable frameworks for hybrid tests. The flexibility, extensibility and accuracy of the proposed three frameworks have been demonstrated by a series of real applications to reproduce the seismic responses of complex structures to collapse. © 2018, Engineering Mechanics Press. All right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QFYMSV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Papanastasiou, E.C.</text:p>
          </table:table-cell>
          <table:table-cell office:value-type="string" calcext:value-type="string">
            <text:p>Psychometric changes on item difficulty due to item review by examinees</text:p>
          </table:table-cell>
          <table:table-cell office:value-type="string" calcext:value-type="string">
            <text:p>Practical Assessment, Research and Evaluation</text:p>
          </table:table-cell>
          <table:table-cell table:number-columns-repeated="3"/>
          <table:table-cell office:value-type="string" calcext:value-type="string">
            <text:p>https://www.scopus.com/inward/record.uri?eid=2-s2.0-84930404878&amp;partnerID=40&amp;md5=aea0e1741e066b2683fd6ed2a903da6b</text:p>
          </table:table-cell>
          <table:table-cell office:value-type="string" calcext:value-type="string">
            <text:p>If good measurement depends in part on the estimation of accurate item characteristics, it is essential that test developers become aware of discrepancies that may exist on the item parameters before and after item review. The purpose of this study was to examine the answer changing patterns of students while taking paper-and-pencil multiple choice exams, and to examine how these changes affect the estimation of item difficulty parameters. The results of this study have shown that item review by examinees does produce some changes to the examinee ability estimates and to the item difficulty parameters. In addition, these effects are more pronounced in shorter tests than in longer tests. In turn, these small changes produce larger effects when estimating the changes in the information values of each student's test sco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DLE59Q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ao, Q.; Barnes, B.; Branch, R.M.; Wright, E.</text:p>
          </table:table-cell>
          <table:table-cell office:value-type="string" calcext:value-type="string">
            <text:p>Predicting computer science students' online help-seeking tendencies</text:p>
          </table:table-cell>
          <table:table-cell office:value-type="string" calcext:value-type="string">
            <text:p>Knowledge Management and E-Learning</text:p>
          </table:table-cell>
          <table:table-cell table:number-columns-repeated="3"/>
          <table:table-cell office:value-type="string" calcext:value-type="string">
            <text:p>https://www.scopus.com/inward/record.uri?eid=2-s2.0-85016099898&amp;partnerID=40&amp;md5=226e58c69519177bc7dd78fe6f1ffdf6</text:p>
          </table:table-cell>
          <table:table-cell office:value-type="string" calcext:value-type="string">
            <text:p>This study investigated how computer science students seek help online in their learning and what factors predict their online help-seeking behaviors. Online help-seeking behaviors include online searching, asking teachers online for help, and asking peers online for help. 207 students from a large university in the southeastern United States participated in the study. It was revealed that computer science students tended to search online more frequently than ask people online for help. Five factors, including epistemological belief, interest, learning proficiency level, prior knowledge of the learning subject, and problem difficulty, were explored as potential predictors in this study. It was found that learning proficiency level and problem difficulty were significant predictors of three types of online help-seeking behaviors, and other factors influenced online help seeking to different extents. The study provides evidence to support that online searching should be considered as an integrated part of online help seeking, and gives guidelines for practice of facilitating online help seeking and future studie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8MV7RD5</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zydło, T.; Brzoza-Woch, R.</text:p>
          </table:table-cell>
          <table:table-cell office:value-type="string" calcext:value-type="string">
            <text:p>Predictive power consumption adaptation for future generation embedded devices powered by energy harvesting sources</text:p>
          </table:table-cell>
          <table:table-cell office:value-type="string" calcext:value-type="string">
            <text:p>Microprocessors and Microsystems</text:p>
          </table:table-cell>
          <table:table-cell table:number-columns-repeated="2"/>
          <table:table-cell office:value-type="string" calcext:value-type="string">
            <text:p>10.1016/j.micpro.2015.05.001</text:p>
          </table:table-cell>
          <table:table-cell office:value-type="string" calcext:value-type="string">
            <text:p>https://www.scopus.com/inward/record.uri?eid=2-s2.0-84929619599&amp;doi=10.1016%2fj.micpro.2015.05.001&amp;partnerID=40&amp;md5=286be51073795764b8cb6bb974217190</text:p>
          </table:table-cell>
          <table:table-cell office:value-type="string" calcext:value-type="string">
            <text:p>Abstract The number of small embedded devices is constantly growing and it is expected that there will be 50 billion of Internet connected devices in the 2020. One of the open challenges is the way of powering these devices. At the beginning they were battery powered, but now the energy is usually harvested from the environment and then accumulated. At the same time various adaptation methods have been introduced to manage the power consumption and adaptation appropriately to the energy remaining in the batteries in order to extend battery lifetime. We think that in the future, the next generation of embedded devices will take advantage of the Internet connectivity and accessibility to the weather forecasting models in order to enhance adaptability methods by analyzing the forthcoming harvested power levels. Unfortunately, these devices will use low power and lossy network protocols which may influence the quality of adaptation. In the paper, we propose the concept of the two-stage predictive power adaptation method for embedded devices that uses the weather forecast services and is designed to handle unavailability of network connection. © 2015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ZDX7ZP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Diaz, C.M.; Linden, K.; Solyali, V.</text:p>
          </table:table-cell>
          <table:table-cell office:value-type="string" calcext:value-type="string">
            <text:p>Novel and Innovative Approaches to Teaching Human Anatomy Classes in an Online Environment During a Pandemic</text:p>
          </table:table-cell>
          <table:table-cell office:value-type="string" calcext:value-type="string">
            <text:p>Medical Science Educator</text:p>
          </table:table-cell>
          <table:table-cell table:number-columns-repeated="2"/>
          <table:table-cell office:value-type="string" calcext:value-type="string">
            <text:p>10.1007/s40670-021-01363-2</text:p>
          </table:table-cell>
          <table:table-cell office:value-type="string" calcext:value-type="string">
            <text:p>https://www.scopus.com/inward/record.uri?eid=2-s2.0-85112757682&amp;doi=10.1007%2fs40670-021-01363-2&amp;partnerID=40&amp;md5=1f50d87917a513cc0d7c6e1ad0ae2645</text:p>
          </table:table-cell>
          <table:table-cell office:value-type="string" calcext:value-type="string">
            <text:p>In view of the current situation with a worldwide pandemic, the use of online teaching has become critical. This is difficult in the context of human anatomy, a subject contingent primarily on the use of human cadaveric tissues for learning through face-to-face practical laboratory sessions. Although anatomy has been taught using online resources including 3D models and anatomy applications, feedback from students and academic staff does not support the replacement of face-to-face teaching. At Charles Sturt University, we were obligated to cancel all classes on-campus in 2020 due to the COVID-19 pandemic. We ran exclusive online anatomy practical classes replacing classes usually run on campus. We designed an alternative program that consisted of twenty pre-recorded videos that were prepared in the anatomy laboratory using cadaveric tissues, and then discussed in live (and interactive) tutorials. Furthermore, innovative approaches to learning were shown and encouraged by the lecturer. Student survey responses indicated a positive response to both the anatomical videos and the innovative learning approaches. The results obtained by students showed a statistically significant increase in high distinctions and marked decrease in the amount of fail grades, compared with the previous three years (not online). The use of these videos and the encouragement of innovative learning approaches was a novel experience that will add valuable experiences for improved practice in online anatomy teaching. We propose that online anatomy videos of cadavers combined with innovative approaches are an efficient and engaging approach to replace face-to-face anatomy teaching under the current contexts. © 2021, International Association of Medical Science Educat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96QVTR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iotti, F.; Wu, E.; Yang, H.; Jiahui, G.; Duchaine, B.; Cook, R.</text:p>
          </table:table-cell>
          <table:table-cell office:value-type="string" calcext:value-type="string">
            <text:p>Normal composite face effects in developmental prosopagnosia</text:p>
          </table:table-cell>
          <table:table-cell office:value-type="string" calcext:value-type="string">
            <text:p>Cortex</text:p>
          </table:table-cell>
          <table:table-cell table:number-columns-repeated="2"/>
          <table:table-cell office:value-type="string" calcext:value-type="string">
            <text:p>10.1016/j.cortex.2017.07.018</text:p>
          </table:table-cell>
          <table:table-cell office:value-type="string" calcext:value-type="string">
            <text:p>https://www.scopus.com/inward/record.uri?eid=2-s2.0-85028073658&amp;doi=10.1016%2fj.cortex.2017.07.018&amp;partnerID=40&amp;md5=4dd6fe792eb3627b82b441ba40907289</text:p>
          </table:table-cell>
          <table:table-cell office:value-type="string" calcext:value-type="string">
            <text:p>Upright face perception is thought to involve holistic processing, whereby local features are integrated into a unified whole. Consistent with this view, the top half of one face appears to fuse perceptually with the bottom half of another, when aligned spatially and presented upright. This ‘composite face effect’ reveals a tendency to integrate information from disparate regions when faces are presented canonically. In recent years, the relationship between susceptibility to the composite effect and face recognition ability has received extensive attention both in participants with normal face recognition and participants with developmental prosopagnosia. Previous results suggest that individuals with developmental prosopagnosia may show reduced susceptibility to the effect suggestive of diminished holistic face processing. Here we describe two studies that examine whether developmental prosopagnosia is associated with reduced composite face effects. Despite using independent samples of developmental prosopagnosics and different composite procedures, we find no evidence for reduced composite face effects. The experiments yielded similar results; highly significant composite effects in both prosopagnosic groups that were similar in magnitude to the effects found in participants with normal face processing. The composite face effects exhibited by both samples and the controls were greatly diminished when stimulus arrangements were inverted. Our finding that the whole-face binding process indexed by the composite effect is intact in developmental prosopagnosia indicates that other factors are responsible for developmental prosopagnosia. These results are also inconsistent with suggestions that susceptibility to the composite face effect and face recognition ability are tightly linked. While the holistic process revealed by the composite face effect may be necessary for typical face perception, it is not sufficient; individual differences in face recognition ability likely reflect variability in multiple sequential processes. © 2017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GJW39U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v, J.; Ahmad, E.; Tang, T.</text:p>
          </table:table-cell>
          <table:table-cell office:value-type="string" calcext:value-type="string">
            <text:p>Non-Deterministic Delay Behavior Testing of Chinese Train Control System Using UPPAAL-TRON</text:p>
          </table:table-cell>
          <table:table-cell office:value-type="string" calcext:value-type="string">
            <text:p>IEEE Intelligent Transportation Systems Magazine</text:p>
          </table:table-cell>
          <table:table-cell table:number-columns-repeated="2"/>
          <table:table-cell office:value-type="string" calcext:value-type="string">
            <text:p>10.1109/MITS.2019.2953536</text:p>
          </table:table-cell>
          <table:table-cell office:value-type="string" calcext:value-type="string">
            <text:p>https://www.scopus.com/inward/record.uri?eid=2-s2.0-85082084879&amp;doi=10.1109%2fMITS.2019.2953536&amp;partnerID=40&amp;md5=e493423e02c47a664a4c87ac1f879003</text:p>
          </table:table-cell>
          <table:table-cell office:value-type="string" calcext:value-type="string">
            <text:p>The Chinese Train Control System level 3 (CTCS-3) is an open and real-time safety-critical system. Due to the non-deterministic delay behavior in the environment, there is a large number of stimuli to the train control system with different patterns of arrival times. Control strategies must be well considered, as either the logic of the function fails or the real-time constraints are dissatisfied, may directly lead to significant human injury or financial loss. In this paper, we introduce the notion of test specification and the relativized timed input/output conformance based on timed automata theory. A new test case generation and execution algorithm has been proposed, by which the tester can reset Implementation Under Test (IUT) whenever they want, make it more sense in specific domain fields. We apply UPPAAL-TRON based online conformance testing framework to test nondeterministic delay behavior of Radio Block Center (RBC) handover scenario of CTCS-3 against critical safety, real-time, and liveness properties (defined in the system requirement specification (SRS) documents). Our experiments show that assurance of collision avoidance and train non-derailment can be guaranteed, but emergency brake intervention may happen with low probability in this scenario under the requirements specified in the SRS document. © 2009-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42FEY4V</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Fernández-Marcos, T.; de la Fuente, C.; Santacreu, J.</text:p>
          </table:table-cell>
          <table:table-cell office:value-type="string" calcext:value-type="string">
            <text:p>Test–retest reliability and convergent validity of attention measures</text:p>
          </table:table-cell>
          <table:table-cell office:value-type="string" calcext:value-type="string">
            <text:p>Applied Neuropsychology:Adult</text:p>
          </table:table-cell>
          <table:table-cell table:number-columns-repeated="2"/>
          <table:table-cell office:value-type="string" calcext:value-type="string">
            <text:p>10.1080/23279095.2017.1329145</text:p>
          </table:table-cell>
          <table:table-cell office:value-type="string" calcext:value-type="string">
            <text:p>https://www.scopus.com/inward/record.uri?eid=2-s2.0-85020375892&amp;doi=10.1080%2f23279095.2017.1329145&amp;partnerID=40&amp;md5=d63a3e7e1253139172e61867e3671e1b</text:p>
          </table:table-cell>
          <table:table-cell office:value-type="string" calcext:value-type="string">
            <text:p>Recently, numerous pretest–posttest study designs have evaluated attention impairments and effectiveness of attention training. However, some of the attention tasks used in these studies show a lack of temporal stability analysis that reduces confidence in attention training outcomes. We aim to analyze the temporal stability within three attention tasks using different measures of attention (speed measures, accuracy measures, and global attention indexes) and the convergent validity between the measures. A total of 178 university students completed three attention tasks with a time interval of one week. Speed measures of attention showed higher test–retest reliability and higher convergence than accuracy measures. Accuracy measures showed nonnormal distributions and small range of variability to provide sufficient discrimination. Speed measures showed high practice effects. These results are consistent with previous studies of temporal stability and convergent validity of attention tasks. However, further studies of commonly used attention tasks are necessary in healthy and clinical samples. Additionally, attention training studies should include a control group to subtract the practice effect of speed measures. © 2017, © 2017 Taylor &amp; Francis Group, LL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JF8JCM2</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irose, H.</text:p>
          </table:table-cell>
          <table:table-cell office:value-type="string" calcext:value-type="string">
            <text:p>Meticulous learning follow-up systems for undergraduate students using the online item response theory</text:p>
          </table:table-cell>
          <table:table-cell office:value-type="string" calcext:value-type="string">
            <text:p>Proceedings - 2016 5th IIAI International Congress on Advanced Applied Informatics, IIAI-AAI 2016</text:p>
          </table:table-cell>
          <table:table-cell table:number-columns-repeated="2"/>
          <table:table-cell office:value-type="string" calcext:value-type="string">
            <text:p>10.1109/IIAI-AAI.2016.47</text:p>
          </table:table-cell>
          <table:table-cell office:value-type="string" calcext:value-type="string">
            <text:p>https://www.scopus.com/inward/record.uri?eid=2-s2.0-84988867405&amp;doi=10.1109%2fIIAI-AAI.2016.47&amp;partnerID=40&amp;md5=d5f3825cfab2b09da5b9a49c65467ea0</text:p>
          </table:table-cell>
          <table:table-cell office:value-type="string" calcext:value-type="string">
            <text:p>Due to the shrinkage of high school students and growth of the number of acceptance to universities in Japan, almost all the high school students are to be enrolled to universities, which causes various educational difficulties in universities. Taking care of students who were taught insufficiently in high schools and junior high schools is one of them. The follow-up program is aimed at helping students who need basic learning and aimed at assisting teachers who have to engage in teaching a variety of students. The follow-up systems are recognized as a part of the follow-up program, and consist of the learning check testing, follow-up program testing, and collaborative work testing. They are connected to the portfolio system which manages students' scores and behaviors. We have developed the follow-up systems using online testing systems. In the systems, many persons playing roles are involved, such as teachers, students, peer supporters, and item contributors. We adopted the item response theory to evaluate students' learning skills accurately. The systems are now successfully working.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2FGNS4R</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Nguyen, M.L.; Hui, S.C.; Fong, A.C.M.</text:p>
          </table:table-cell>
          <table:table-cell office:value-type="string" calcext:value-type="string">
            <text:p>Large-scale multiobjective static test generation for web-based testing with integer programming</text:p>
          </table:table-cell>
          <table:table-cell office:value-type="string" calcext:value-type="string">
            <text:p>IEEE Transactions on Learning Technologies</text:p>
          </table:table-cell>
          <table:table-cell table:number-columns-repeated="2"/>
          <table:table-cell office:value-type="string" calcext:value-type="string">
            <text:p>10.1109/TLT.2012.22</text:p>
          </table:table-cell>
          <table:table-cell office:value-type="string" calcext:value-type="string">
            <text:p>https://www.scopus.com/inward/record.uri?eid=2-s2.0-84897017885&amp;doi=10.1109%2fTLT.2012.22&amp;partnerID=40&amp;md5=2409966129a4eba2086fd892a9528cc7</text:p>
          </table:table-cell>
          <table:table-cell office:value-type="string" calcext:value-type="string">
            <text:p>Web-based testing has become a ubiquitous self-assessment method for online learning. One useful feature that is missing from today's web-based testing systems is the reliable capability to fulfill different assessment requirements of students based on a large-scale question data set. A promising approach for supporting large-scale web-based testing is static test generation (STG), which generates a test paper automatically according to user specification based on multiple assessment criteria. And the generated test paper can then be attempted over the web by users for assessment purpose. Generating high-quality test papers under multiobjective constraints is a challenging task. It is a 0-1 integer linear programming (ILP) that is not only NP-hard but also need to be solved efficiently. Current popular optimization software and heuristic-based intelligent techniques are ineffective for STG, as they generally do not have guarantee for high-quality solutions of solving the large-scale 0-1 ILP of STG. To that end, we propose an efficient ILP approach for STG, called branch-and-cut for static test generation (BAC-STG). Our experimental study on various data sets and a user evaluation on generated test paper quality have shown that the BAC-STG approach is more effective and efficient than the current STG techniques.©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AY6WJG5</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iao, W.-W.; Ho, R.-G.</text:p>
          </table:table-cell>
          <table:table-cell office:value-type="string" calcext:value-type="string">
            <text:p>Framework and implementation of the virtual item bank system</text:p>
          </table:table-cell>
          <table:table-cell office:value-type="string" calcext:value-type="string">
            <text:p>Journal of Software</text:p>
          </table:table-cell>
          <table:table-cell table:number-columns-repeated="2"/>
          <table:table-cell office:value-type="string" calcext:value-type="string">
            <text:p>10.4304/jsw.7.6.1329-1337</text:p>
          </table:table-cell>
          <table:table-cell office:value-type="string" calcext:value-type="string">
            <text:p>https://www.scopus.com/inward/record.uri?eid=2-s2.0-84861116963&amp;doi=10.4304%2fjsw.7.6.1329-1337&amp;partnerID=40&amp;md5=19fe6c87b2e573cb81713d2ec1035855</text:p>
          </table:table-cell>
          <table:table-cell office:value-type="string" calcext:value-type="string">
            <text:p>Bagua, I Ching was applied to tell the fortune of people in ancient Chinese. In the modern era, we apply tests to infer the intelligence, future development direction and potential of people. However, it is not easy to design tests, and the security issue has also become a difficulty for test designers. This study has employed Item Response Theory (IRT) and Content-based image retrieval (CBIR) to establish an item bank. There are no actual items in the item bank. What replaces it is a Virtual Item Bank system (VIBs). In the VIBs, there are only the basic objects and processes in the VIBs. The items that are created by adopting the systems are directly created through the objects and processes. The system completely resolves the security issue of the item bank, and a variety of exercise systems created by adopting the system also have considerable help in enhancing students' abilities. © 2012 ACADEMY PUBLISHER.</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NLYAFVA</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oga, H.; Antonya, C.</text:p>
          </table:table-cell>
          <table:table-cell office:value-type="string" calcext:value-type="string">
            <text:p>Emotion prediction student module based on CVS-Emotional Agent for ATS platform</text:p>
          </table:table-cell>
          <table:table-cell office:value-type="string" calcext:value-type="string">
            <text:p>3rd IEEE International Conference on Cognitive Infocommunications, CogInfoCom 2012 - Proceedings</text:p>
          </table:table-cell>
          <table:table-cell table:number-columns-repeated="2"/>
          <table:table-cell office:value-type="string" calcext:value-type="string">
            <text:p>10.1109/CogInfoCom.2012.6422024</text:p>
          </table:table-cell>
          <table:table-cell office:value-type="string" calcext:value-type="string">
            <text:p>https://www.scopus.com/inward/record.uri?eid=2-s2.0-84874445678&amp;doi=10.1109%2fCogInfoCom.2012.6422024&amp;partnerID=40&amp;md5=3416230f1a6baada2e789bc41800ef0a</text:p>
          </table:table-cell>
          <table:table-cell office:value-type="string" calcext:value-type="string">
            <text:p>An affective tutoring system (ATS) is a software process with decision capabilities focused on student's training and adapted to student's skills and needs. Generally, ATS systems have the following components: a pedagogical module, a domain module, a dialog module and a student module. The student module tries to predict features about student's behavior like reactions, emotions, etc. In this research we aimed to design an emotion prediction student module based on a new approach of an emotional agent. This agent is named Control-Value Simplified Emotional Agent (CVSEA) and is based on the Theory of Control-Value in Psychology.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6GPSD4X</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aghbayan, M.-H.; Rahmani, A.-M.; Liljeberg, P.; Plosila, J.; Tenhunen, H.</text:p>
          </table:table-cell>
          <table:table-cell office:value-type="string" calcext:value-type="string">
            <text:p>Energy-efficient concurrent testing approach for many-core systems in the dark silicon age</text:p>
          </table:table-cell>
          <table:table-cell office:value-type="string" calcext:value-type="string">
            <text:p>Proceedings - IEEE International Symposium on Defect and Fault Tolerance in VLSI Systems</text:p>
          </table:table-cell>
          <table:table-cell table:number-columns-repeated="2"/>
          <table:table-cell office:value-type="string" calcext:value-type="string">
            <text:p>10.1109/DFT.2014.6962075</text:p>
          </table:table-cell>
          <table:table-cell office:value-type="string" calcext:value-type="string">
            <text:p>https://www.scopus.com/inward/record.uri?eid=2-s2.0-84914698595&amp;doi=10.1109%2fDFT.2014.6962075&amp;partnerID=40&amp;md5=57f8ebe324c11e5fb5dd319f1417ac77</text:p>
          </table:table-cell>
          <table:table-cell office:value-type="string" calcext:value-type="string">
            <text:p>Dark Silicon issue stresses that a fraction of silicon chip being able to switch in a full frequency is dropping and designers will soon face a growing underutilization inherent in future technology scaling. On the other hand, by reducing the transistor sizes, susceptibility to internal defects increases and large range of defects such as aging or transient faults will be shown up more frequently. In this paper, we propose an online concurrent test scheduling approach for the fraction of chip that cannot be utilized due to the restricted utilization wall. Dynamic voltage and frequency scaling including near-threshold operation is utilized in order to maximize the concurrency of the online testing process under the constant power. As the dark area of the system is dynamic and reshapes at a runtime, our approach dynamically tests unused cores in a runtime to provided tested cores for upcoming application and hence enhance system reliability. Empirical results show that our proposed concurrent testing approach using dynamic voltage and frequency scaling (DVFS) improves the overall test throughput by over 250% compared to the state-of-the-art dark silicon aware online testing approaches under the same power budget.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MQDGNTK</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Moridis, C.N.; Economides, A.A.</text:p>
          </table:table-cell>
          <table:table-cell office:value-type="string" calcext:value-type="string">
            <text:p>Affective learning: Empathetic agents with emotional facial and tone of voice expressions</text:p>
          </table:table-cell>
          <table:table-cell office:value-type="string" calcext:value-type="string">
            <text:p>IEEE Transactions on Affective Computing</text:p>
          </table:table-cell>
          <table:table-cell table:number-columns-repeated="2"/>
          <table:table-cell office:value-type="string" calcext:value-type="string">
            <text:p>10.1109/T-AFFC.2012.6</text:p>
          </table:table-cell>
          <table:table-cell office:value-type="string" calcext:value-type="string">
            <text:p>https://www.scopus.com/inward/record.uri?eid=2-s2.0-84867517039&amp;doi=10.1109%2fT-AFFC.2012.6&amp;partnerID=40&amp;md5=f4706d2da320908413df615c817111fb</text:p>
          </table:table-cell>
          <table:table-cell office:value-type="string" calcext:value-type="string">
            <text:p>Empathetic behavior has been suggested to be one effective way for Embodied Conversational Agents (ECAs) to provide feedback to learners' emotions. An issue that has been raised is the effective integration of parallel and reactive empathy. The aim of this study is to examine the impact of ECAs' emotional facial and tone of voice expressions combined with empathetic verbal behavior when displayed as feedback to students' fear, sad, and happy emotions in the context of a self-assessment test. Three identical female agents were used for this experiment: 1) an ECA performing parallel empathy combined with neutral emotional expressions, 2) an ECA performing parallel empathy displaying emotional expressions that were relevant to the emotional state of the student, and 3) an ECA performing parallel empathy by displaying relevant emotional expressions followed by emotional expressions of reactive empathy with the goal of altering the student's emotional state. Results indicate that an agent performing parallel empathy displaying emotional expressions relevant to the emotional state of the student may cause this emotion to persist. Moreover, the agent performing parallel and then reactive empathy appeared to be effective in altering an emotional state of fear to a neutral one.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V3WGIPB</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Raud, Z.; Vodovozov, V.</text:p>
          </table:table-cell>
          <table:table-cell office:value-type="string" calcext:value-type="string">
            <text:p>Advancements and Restrictions of E-Assessment in View of Remote Learning in Engineering</text:p>
          </table:table-cell>
          <table:table-cell office:value-type="string" calcext:value-type="string">
            <text:p>2019 IEEE 60th Annual International Scientific Conference on Power and Electrical Engineering of Riga Technical University, RTUCON 2019 - Proceedings</text:p>
          </table:table-cell>
          <table:table-cell table:number-columns-repeated="2"/>
          <table:table-cell office:value-type="string" calcext:value-type="string">
            <text:p>10.1109/RTUCON48111.2019.8982349</text:p>
          </table:table-cell>
          <table:table-cell office:value-type="string" calcext:value-type="string">
            <text:p>https://www.scopus.com/inward/record.uri?eid=2-s2.0-85084333986&amp;doi=10.1109%2fRTUCON48111.2019.8982349&amp;partnerID=40&amp;md5=21612b29ac4e313b34b3b3e338d45cb7</text:p>
          </table:table-cell>
          <table:table-cell office:value-type="string" calcext:value-type="string">
            <text:p>Despite the intensive dissemination of remote learning, it is surrounded by dangerous problems related to much lower completion and retention rates and higher dropout level in comparison with the full-Time form of study. This research inspects the reasons for failures and dissatisfaction and their connection with e-Assessment. The steps are offered aiming to improve knowledge delivery and acquisition for the disciplines conducted in the remote learning manner. Four main sides of e-Assessment are discussed throughout the paper: general setup, assessment content preparation, conduction of evaluation, and grading. The prototype of the new educational arrangement has been piloted with students enrolled in remote education. Results are compared with the full-Time study in Department of Power Electrical Engineering and Mechatronics of Tallinn University of Technology.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XMGKGIL</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Craig, A.; Coldwell-Neilson, J.; Goold, A.; Beekhuyzen, J.</text:p>
          </table:table-cell>
          <table:table-cell office:value-type="string" calcext:value-type="string">
            <text:p>A review of e-learning technologies: Opportunities for teaching and learning</text:p>
          </table:table-cell>
          <table:table-cell office:value-type="string" calcext:value-type="string">
            <text:p>CSEDU 2012 - Proceedings of the 4th International Conference on Computer Supported Education</text:p>
          </table:table-cell>
          <table:table-cell table:number-columns-repeated="3"/>
          <table:table-cell office:value-type="string" calcext:value-type="string">
            <text:p>https://www.scopus.com/inward/record.uri?eid=2-s2.0-84864875657&amp;partnerID=40&amp;md5=bd57bad8aa5bf974ca47d8535a7a0b95</text:p>
          </table:table-cell>
          <table:table-cell office:value-type="string" calcext:value-type="string">
            <text:p>The number of different e-learning technologies available to support teaching and learning is growing exponentially. A major issue for faculty and educational developers in higher education is to determine which e-learning technology is most appropriate to support their particular teaching needs and provide optimum learning opportunities for students. Over the last few years a vast amount of literature has been published on e-learning technologies and how they are used in education Therefore the decision to use a particular technology should be based on sound research and clear evidence. This paper reviews many of these e-learning technologies and provides information regarding their use and the opportunities afforded by the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RN4X9SE</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rubišić, A.; Žitko, B.; Stankov, S.; Šarić-Grgić, I.; Gašpar, A.; Tomaš, S.; Brajković, E.; Volarić, T.; Vasić, D.; Dodaj, A.</text:p>
          </table:table-cell>
          <table:table-cell office:value-type="string" calcext:value-type="string">
            <text:p>A common model for tracking student learning and knowledge acquisition in different e-learning platforms</text:p>
          </table:table-cell>
          <table:table-cell office:value-type="string" calcext:value-type="string">
            <text:p>Journal of E-Learning and Knowledge Society</text:p>
          </table:table-cell>
          <table:table-cell table:number-columns-repeated="2"/>
          <table:table-cell office:value-type="string" calcext:value-type="string">
            <text:p>10.20368/1971-8829/1135235</text:p>
          </table:table-cell>
          <table:table-cell office:value-type="string" calcext:value-type="string">
            <text:p>https://www.scopus.com/inward/record.uri?eid=2-s2.0-85092227917&amp;doi=10.20368%2f1971-8829%2f1135235&amp;partnerID=40&amp;md5=edc3fdfb7563e08610b49e3b520d0645</text:p>
          </table:table-cell>
          <table:table-cell office:value-type="string" calcext:value-type="string">
            <text:p>E-Learning environment implies self-motivation and perseverance in study and completion of learning tasks. However, the more autonomy students have in managing their e-Learning, the harder they cope with distractions and remaining focused and engaged. This research study aims to assess the level of student engagement in four e-Learning platforms (CoLaB Tutor, AC-ware Tutor, CM Tutor and Moodle) in higher education. A model for Tracking Student Learning and Knowledge (TSLAK) is developed and based on two sets of variables: variables tracking student’s learning activities (VTL) and variables tracking student’s knowledge (VTK). This study aims to provide answers on how a model for tracking student online learning and knowledge can be formalized for the four e-Learning platforms and how can student learning and knowledge acquisition processes be described and measured by VTL and VTK. The results obtained by VTL and VTK indicate a significant decline in students’ engagement. Out of 218 the most engaged students, 77 (35%) of them used the CoLaB Tutor, 41 (19%) used the AC-ware Tutor, 52 (24%) used the CM Tutor, and 48 (22%) used the Moodle. The research showed that out of the total number of students only 88 (13%) of them were the most engaged and the most successful or more precisely, 63 (71%) graduates and 25 (29%) undergraduates. Such student engagement and success measured by VTL and VTK indicate the necessity of increasing students’ motivation in blended learning environments, strengthening their preparation and introduction to e-Learning platforms, and observing their feedback during a research study. © Italian e-Learning Associ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7UP7X2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rouska, A.; Troussas, C.; Sgouropoulou, C.</text:p>
          </table:table-cell>
          <table:table-cell office:value-type="string" calcext:value-type="string">
            <text:p>A cognitive diagnostic module based on the repair theory for a personalized user experience in e-learning software</text:p>
          </table:table-cell>
          <table:table-cell office:value-type="string" calcext:value-type="string">
            <text:p>Computers</text:p>
          </table:table-cell>
          <table:table-cell table:number-columns-repeated="2"/>
          <table:table-cell office:value-type="string" calcext:value-type="string">
            <text:p>10.3390/computers10110140</text:p>
          </table:table-cell>
          <table:table-cell office:value-type="string" calcext:value-type="string">
            <text:p>https://www.scopus.com/inward/record.uri?eid=2-s2.0-85119088024&amp;doi=10.3390%2fcomputers10110140&amp;partnerID=40&amp;md5=81bec7467d2892d6806c73c88a371560</text:p>
          </table:table-cell>
          <table:table-cell office:value-type="string" calcext:value-type="string">
            <text:p>This paper presents a novel cognitive diagnostic module which is incorporated in e-learning software for the tutoring of the markup language HTML. The system is responsible for detecting the learners’ cognitive bugs and delivering personalized guidance. The novelty of this approach is that it is based on the Repair theory that incorporates additional features, such as student negligence and test completion times, in its diagnostic mechanism; also, it employs a recommender module that suggests students optimal learning paths based on their misconceptions using descriptive test feedback and adaptability of learning content. Considering the Repair theory, the diagnostic mechanism uses a library of error correction rules to explain the cause of errors observed by the student during the assessment. This library covers common errors, creating a hypothesis space in that way. Therefore, the test items are expanded, so that they belong to the hypothesis space. Both the system and the cognitive diagnostic tool were evaluated with promising results, showing that they offer a personalized experience to learners. © 2021 by the authors. Licensee MDPI, Basel, Switzerlan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QWE5MT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cWilliam, R.; Khan, S.; Farnsworth, M.; Bell, C.</text:p>
          </table:table-cell>
          <table:table-cell office:value-type="string" calcext:value-type="string">
            <text:p>Zero-maintenance of electronic systems: Perspectives, challenges, and opportunities</text:p>
          </table:table-cell>
          <table:table-cell office:value-type="string" calcext:value-type="string">
            <text:p>Microelectronics Reliability</text:p>
          </table:table-cell>
          <table:table-cell table:number-columns-repeated="2"/>
          <table:table-cell office:value-type="string" calcext:value-type="string">
            <text:p>10.1016/j.microrel.2018.04.001</text:p>
          </table:table-cell>
          <table:table-cell office:value-type="string" calcext:value-type="string">
            <text:p>https://www.scopus.com/inward/record.uri?eid=2-s2.0-85046462333&amp;doi=10.1016%2fj.microrel.2018.04.001&amp;partnerID=40&amp;md5=b837780175f28b35f3a8879ee3a5b1e0</text:p>
          </table:table-cell>
          <table:table-cell office:value-type="string" calcext:value-type="string">
            <text:p>Self-engineering systems that are capable of repairing themselves in-situ without the need for human decision (or intervention) could be used to achieve zero-maintenance. This philosophy is synonymous to the way in which the human body heals and repairs itself up to a point. This article synthesises issues related to an emerging area of self-healing technologies that links software and hardware mitigations strategies. Efforts are concentrated on built-in detection, masking and active mitigation that comprises self-recovery or self-repair capability, and has a focus on system resilience and recovering from fault events. Design techniques are critically reviewed to clarify the role of fault coverage, resource allocation and fault awareness, set in the context of existing and emerging printable/nanoscale manufacturing processes. The qualitative analysis presents new opportunities to form a view on the research required for a successful integration of zero-maintenance. Finally, the potential cost benefits and future trends are enumerated. © 2018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TW9UUMB</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Gorshenin, A.</text:p>
          </table:table-cell>
          <table:table-cell office:value-type="string" calcext:value-type="string">
            <text:p>Toward Modern Educational IT-ecosystems: From Learning Management Systems to Digital Platforms</text:p>
          </table:table-cell>
          <table:table-cell office:value-type="string" calcext:value-type="string">
            <text:p>International Congress on Ultra Modern Telecommunications and Control Systems and Workshops</text:p>
          </table:table-cell>
          <table:table-cell table:number-columns-repeated="2"/>
          <table:table-cell office:value-type="string" calcext:value-type="string">
            <text:p>10.1109/ICUMT.2018.8631229</text:p>
          </table:table-cell>
          <table:table-cell office:value-type="string" calcext:value-type="string">
            <text:p>https://www.scopus.com/inward/record.uri?eid=2-s2.0-85062776407&amp;doi=10.1109%2fICUMT.2018.8631229&amp;partnerID=40&amp;md5=023b0da5d991d1958f32244fe7bdb560</text:p>
          </table:table-cell>
          <table:table-cell office:value-type="string" calcext:value-type="string">
            <text:p>The development of a learning management system (LMS) as a key service seems to be very effective for creation of educational digital platforms. Such platforms for both higher education institutions and various companies can provide the opportunities for networked forms of educational communication, improve the quality of the perception of innovative technologies and support tools for progress of talented youth as well as knowledge transfer. An example of such LMS is presented. The paper focuses on the demand for further development of learning management systems, their integration with modern digital platforms and potential exploitation as key services of such platforms in the context of the current educational trends of Industry 4.0 and the global trend towards a transition to a digital economy. The implementation of artificial intelligence technologies into the educational process is mentioned as an innovative way to form IT-ecosystems of modern education.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HS3KCRJ</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ertolino, A.; Inverardi, P.; Muccini, H.</text:p>
          </table:table-cell>
          <table:table-cell office:value-type="string" calcext:value-type="string">
            <text:p>Software architecture-based analysis and testing: A look into achievements and future challenges</text:p>
          </table:table-cell>
          <table:table-cell office:value-type="string" calcext:value-type="string">
            <text:p>Computing</text:p>
          </table:table-cell>
          <table:table-cell table:number-columns-repeated="2"/>
          <table:table-cell office:value-type="string" calcext:value-type="string">
            <text:p>10.1007/s00607-013-0338-9</text:p>
          </table:table-cell>
          <table:table-cell office:value-type="string" calcext:value-type="string">
            <text:p>https://www.scopus.com/inward/record.uri?eid=2-s2.0-84881375366&amp;doi=10.1007%2fs00607-013-0338-9&amp;partnerID=40&amp;md5=3b9890e9d051cf5602d6d048ba36882a</text:p>
          </table:table-cell>
          <table:table-cell office:value-type="string" calcext:value-type="string">
            <text:p>The July 2013 Special Issue of Computing discusses papers on the achievements and challenges of software architects (SA). The first paper in this special issue, titled 'An Architectural Approach to the Analysis, Verification and Validation of Software Intensive Embedded Systems', deals with model checking based on an SA behavioral specification. Balsamo and co-researchers discuss software performance engineering approaches to address early software performance analysis and conclude that most of the approaches apply performance analysis at the architecture level. Goseva-Popstojanova and Trivedi provide a survey of architecture-based approaches, categorizing them into state-based, path-based, and additive models. The second paper in this special issue, titled 'Architecture-Based Resilience Evaluation for Self-Adaptive Systems', deals with the evaluation of alternative adaptation solutions for a given self-adaptive syste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BH4W3IY</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uomo, S.; Fuccella, V.; Murano, A.</text:p>
          </table:table-cell>
          <table:table-cell office:value-type="string" calcext:value-type="string">
            <text:p>Slide test maker: An educational software tool for test composition</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3642-3_27</text:p>
          </table:table-cell>
          <table:table-cell office:value-type="string" calcext:value-type="string">
            <text:p>https://www.scopus.com/inward/record.uri?eid=2-s2.0-84866006474&amp;doi=10.1007%2f978-3-642-33642-3_27&amp;partnerID=40&amp;md5=b7a67d97467e08762e3d2b80cdc86ae9</text:p>
          </table:table-cell>
          <table:table-cell office:value-type="string" calcext:value-type="string">
            <text:p>In every day life education, tests play a key role. They represent a standard vehicle for assessing proficiency, measuring aptitude or determining skill and knowledge in any teaching field. In this paper, we present Slide Test Maker (STM), a software tool based on Java, whose main objective is to help teachers in a quick composition of online tests. Starting from a generic lesson in slide-show format, STM allows the user to easily tag the contents (texts, sounds, images, video, etc.) in the presentation, in order to construct the test, in a very easy and intuitive way. The composed test can then be saved and exported in PDF format and as a Learning Object in a standard format. © 2012 Springer-Verl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XMQ3ULT</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Assal, S.F.M.</text:p>
          </table:table-cell>
          <table:table-cell office:value-type="string" calcext:value-type="string">
            <text:p>Self-organizing approach for learning the forward kinematic multiple solutions of parallel manipulators</text:p>
          </table:table-cell>
          <table:table-cell office:value-type="string" calcext:value-type="string">
            <text:p>Robotica</text:p>
          </table:table-cell>
          <table:table-cell table:number-columns-repeated="2"/>
          <table:table-cell office:value-type="string" calcext:value-type="string">
            <text:p>10.1017/S0263574711001172</text:p>
          </table:table-cell>
          <table:table-cell office:value-type="string" calcext:value-type="string">
            <text:p>https://www.scopus.com/inward/record.uri?eid=2-s2.0-84865770476&amp;doi=10.1017%2fS0263574711001172&amp;partnerID=40&amp;md5=3e844f2bf9f4da90dd0238494f254abd</text:p>
          </table:table-cell>
          <table:table-cell office:value-type="string" calcext:value-type="string">
            <text:p>Contrary to the inverse kinematics, the forward kinematics of parallel manipulators involves solving highly non-linear equations and provides more than one feasible end-effector pose, which are called the assembly modes, for a given set of link lengths or joint angles. Out of the multiple feasible solutions, only one solution can be achieved from a certain initial configuration. Therefore, in this paper, the Kohonen's self-organizing map (SOM) is proposed to learn and classify the multiple solution branches of the forward kinematics and then provide a unique real-time solution among the assembly modes. Each solution of the multiple feasible ones is coded using IF-THEN rules based on the values of the passive joint variables. Due to not only the classification but also the associative memory learning abilities of the SOM, the passive joint variables vector, the end-effector pose vector, and this class code are associated with the active joint variables vector constituting the input vector to the SOM in the offline learning phase. In the online testing phase, only the active joint variables vector and the class code are fed to the SOM to obtain the unique end-effector pose vector. The Jacobian matrix calculated at the SOM output layer is used for further fine tuning this output to obtain an accurate end-effector pose vector. Simulations are conducted for 3-RPR and 3-RRR planar parallel manipulators to evaluate the performance of the proposed method. The results proved high accuracy of the desired unique solution in real-time. © 2011 Cambridge University Pres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XLV63G8</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hehri, A.; Fofana, I.; Yang, X.</text:p>
          </table:table-cell>
          <table:table-cell office:value-type="string" calcext:value-type="string">
            <text:p>Security risk modeling in smart grid critical infrastructures in the era of big data and artificial intelligence</text:p>
          </table:table-cell>
          <table:table-cell office:value-type="string" calcext:value-type="string">
            <text:p>Sustainability (Switzerland)</text:p>
          </table:table-cell>
          <table:table-cell table:number-columns-repeated="2"/>
          <table:table-cell office:value-type="string" calcext:value-type="string">
            <text:p>10.3390/su13063196</text:p>
          </table:table-cell>
          <table:table-cell office:value-type="string" calcext:value-type="string">
            <text:p>https://www.scopus.com/inward/record.uri?eid=2-s2.0-85103115181&amp;doi=10.3390%2fsu13063196&amp;partnerID=40&amp;md5=e7041ea9ebe19cc96f9c5ac3d425e468</text:p>
          </table:table-cell>
          <table:table-cell office:value-type="string" calcext:value-type="string">
            <text:p>Smart grids (SG) emerged as a response to the need to modernize the electricity grid. The current security tools are almost perfect when it comes to identifying and preventing known attacks in the smart grid. Still, unfortunately, they do not quite meet the requirements of advanced cyber-security. Adequate protection against cyber threats requires a whole set of processes and tools. Therefore, a more flexible mechanism is needed to examine data sets holistically and detect other-wise unknown threats. This is possible with big modern data analyses based on deep learning, machine learning, and artificial intelligence. Machine learning, which can rely on adaptive baseline behavior models, effectively detects new, unknown attacks. Combined known and unknown data sets based on predictive analytics and machine intelligence will decisively change the security land-scape. This paper identifies the trends, problems, and challenges of cybersecurity in smart grid critical infrastructures in big data and artificial intelligence. We present an overview of the SG with its architectures and functionalities and confirm how technology has configured the modern electricity grid. A qualitative risk assessment method is presented. The most significant contributions to the reliability, safety, and efficiency of the electrical network are described. We expose levels while pro-posing suitable security countermeasures. Finally, the smart grid’s cybersecurity risk assessment methods for supervisory control and data acquisition are presented. © 2021 by the authors. Licensee MDPI, Basel, Switzerlan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6W6EW8R</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Estivill-Castro, V.; Hexel, R.</text:p>
          </table:table-cell>
          <table:table-cell office:value-type="string" calcext:value-type="string">
            <text:p>Run-time verification of regularly expressed behavioral properties in robotic systems with logic-labeled finite state machines</text:p>
          </table:table-cell>
          <table:table-cell office:value-type="string" calcext:value-type="string">
            <text:p>2016 IEEE International Conference on Simulation, Modeling, and Programming for Autonomous Robots, SIMPAR 2016</text:p>
          </table:table-cell>
          <table:table-cell table:number-columns-repeated="2"/>
          <table:table-cell office:value-type="string" calcext:value-type="string">
            <text:p>10.1109/SIMPAR.2016.7862408</text:p>
          </table:table-cell>
          <table:table-cell office:value-type="string" calcext:value-type="string">
            <text:p>https://www.scopus.com/inward/record.uri?eid=2-s2.0-85015969034&amp;doi=10.1109%2fSIMPAR.2016.7862408&amp;partnerID=40&amp;md5=c160796ce53e202f0f5222a848480b7c</text:p>
          </table:table-cell>
          <table:table-cell office:value-type="string" calcext:value-type="string">
            <text:p>More and more, pre-runtime testing or verification of software in robotic systems is not feasible. For example, autonomous robots using learning behaviors to handle new environments. What sort of software architecture would then enable runtime-verification? We propose that logic-labeled finite-state machines (LLFSMs), jointly with regular expressions are a potent tool to describe acceptable and unacceptable system behaviors. Our architecture has the advantage of expressive power, since sometimes regular expressions are more succinct and comprehensible, while other times, the visual display of the LLFSM would be more accessible to requirements engineers. Moreover, LLFSMs have a prescribed schedule that enables their comprehensive testing and formal verification, and in similar ways, allows monitoring at run-time. The architecture facilitates verification of monitor LLFSMs and higher safety than alternatives such as ROSRV. Moreover, for a subset of LTL (co-safe LTV), LLFSMs can be synthesised from LTL constraint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AJ659ZH</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Feng, Y.; Easwaran, A.</text:p>
          </table:table-cell>
          <table:table-cell office:value-type="string" calcext:value-type="string">
            <text:p>Robust out-of-distribution motion detection and localization in autonomous CPS: Wip abstract</text:p>
          </table:table-cell>
          <table:table-cell office:value-type="string" calcext:value-type="string">
            <text:p>ICCPS 2021 - Proceedings of the 2021 ACM/IEEE 12th International Conference on Cyber-Physical Systems (with CPS-IoT Week 2021)</text:p>
          </table:table-cell>
          <table:table-cell table:number-columns-repeated="2"/>
          <table:table-cell office:value-type="string" calcext:value-type="string">
            <text:p>10.1145/3450267.3452000</text:p>
          </table:table-cell>
          <table:table-cell office:value-type="string" calcext:value-type="string">
            <text:p>https://www.scopus.com/inward/record.uri?eid=2-s2.0-85104179259&amp;doi=10.1145%2f3450267.3452000&amp;partnerID=40&amp;md5=292a1f713988f8cfb92a64ae1d31e45b</text:p>
          </table:table-cell>
          <table:table-cell office:value-type="string" calcext:value-type="string">
            <text:p>Highly complex deep learning models are increasingly integrated into modern cyber-physical systems (CPS), many of which have strict safety requirements. One problem arising from this is that deep learning lacks interpretability, operating as a black box. The reliability of deep learning is heavily impacted by how well the model training data represents runtime test data, especially when the input space dimension is high as natural images. In response, we propose a robust out-of-distribution (OOD) detection framework. Our approach detects unusual movements from driving video in real-time by combining classical optic flow operation with representation learning via variational autoencoder (VAE). We also design a method to locate OOD factors in images. Evaluation on a driving simulation data set shows that our approach is statistically more robust than related works. © 2021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J6U78VX</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elvin, L.M.J.; Mohan, R.E.; Semwal, A.; Palanisamy, P.; Elangovan, K.; Gómez, B.F.; Ramalingam, B.; Terntzer, D.N.</text:p>
          </table:table-cell>
          <table:table-cell office:value-type="string" calcext:value-type="string">
            <text:p>Remote drain inspection framework using the convolutional neural network and re-configurable robot Raptor</text:p>
          </table:table-cell>
          <table:table-cell office:value-type="string" calcext:value-type="string">
            <text:p>Scientific Reports</text:p>
          </table:table-cell>
          <table:table-cell table:number-columns-repeated="2"/>
          <table:table-cell office:value-type="string" calcext:value-type="string">
            <text:p>10.1038/s41598-021-01170-0</text:p>
          </table:table-cell>
          <table:table-cell office:value-type="string" calcext:value-type="string">
            <text:p>https://www.scopus.com/inward/record.uri?eid=2-s2.0-85119255885&amp;doi=10.1038%2fs41598-021-01170-0&amp;partnerID=40&amp;md5=96a99f0cac0f4936d760b757b92d9008</text:p>
          </table:table-cell>
          <table:table-cell office:value-type="string" calcext:value-type="string">
            <text:p>Drain blockage is a crucial problem in the urban environment. It heavily affects the ecosystem and human health. Hence, routine drain inspection is essential for urban environment. Manual drain inspection is a tedious task and prone to accidents and water-borne diseases. This work presents a drain inspection framework using convolutional neural network (CNN) based object detection algorithm and in house developed reconfigurable teleoperated robot called ‘Raptor’. The CNN based object detection model was trained using a transfer learning scheme with our custom drain-blocking objects data-set. The efficiency of the trained CNN algorithm and drain inspection robot Raptor was evaluated through various real-time drain inspection field trial. The experimental results indicate that our trained object detection algorithm has detect and classified the drain blocking objects with 91.42% accuracy for both offline and online test images and is able to process 18 frames per second (FPS). Further, the maneuverability of the robot was evaluated from various open and closed drain environment. The field trial results ensure that the robot maneuverability was stable, and its mapping and localization is also accurate in a complex drain environment. © 2021,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NGT67D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H.; Bosch, J.; Olsson, H.H.</text:p>
          </table:table-cell>
          <table:table-cell office:value-type="string" calcext:value-type="string">
            <text:p>Real-time end-to-end federated learning: An automotive case study</text:p>
          </table:table-cell>
          <table:table-cell office:value-type="string" calcext:value-type="string">
            <text:p>Proceedings - 2021 IEEE 45th Annual Computers, Software, and Applications Conference, COMPSAC 2021</text:p>
          </table:table-cell>
          <table:table-cell table:number-columns-repeated="2"/>
          <table:table-cell office:value-type="string" calcext:value-type="string">
            <text:p>10.1109/COMPSAC51774.2021.00070</text:p>
          </table:table-cell>
          <table:table-cell office:value-type="string" calcext:value-type="string">
            <text:p>https://www.scopus.com/inward/record.uri?eid=2-s2.0-85115876520&amp;doi=10.1109%2fCOMPSAC51774.2021.00070&amp;partnerID=40&amp;md5=0115b09c2a0812f28196cefe61135409</text:p>
          </table:table-cell>
          <table:table-cell office:value-type="string" calcext:value-type="string">
            <text:p>With the development and the increasing interests in ML/DL fields, companies are eager to apply Machine Learning/Deep Learning approaches to increase service quality and customer experience. Federated Learning was implemented as an effective model training method for distributing and accelerating time-consuming model training while protecting user data privacy. However, common Federated Learning approaches, on the other hand, use a synchronous protocol to conduct model aggregation, which is inflexible and unable to adapt to rapidly changing environments and heterogeneous hardware settings in real-world scenarios. In this paper, we present an approach to real-time end-to-end Federated Learning combined with a novel asynchronous model aggregation protocol. Our method is validated in an industrial use case in the automotive domain, focusing on steering wheel angle prediction for autonomous driving. Our findings show that asynchronous Federated Learning can significantly improve the prediction performance of local edge models while maintaining the same level of accuracy as centralized machine learning. Furthermore, by using a sliding training window, the approach can minimize communication overhead, accelerate model training speed and consume real-time streaming data, proving high efficiency when deploying ML/DL components to heterogeneous real-world embedded systems.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XWF82DJ</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Wen, Z.-S.; Bai, R.-L.; Ji, F.; Chen, W.-D.</text:p>
          </table:table-cell>
          <table:table-cell office:value-type="string" calcext:value-type="string">
            <text:p>Real-time detection of arc-shaped surface defects of polishing metal</text:p>
          </table:table-cell>
          <table:table-cell office:value-type="string" calcext:value-type="string">
            <text:p>Guangdian Gongcheng/Opto-Electronic Engineering</text:p>
          </table:table-cell>
          <table:table-cell table:number-columns-repeated="2"/>
          <table:table-cell office:value-type="string" calcext:value-type="string">
            <text:p>10.3969/j.issn.1003-501X.2012.11.006</text:p>
          </table:table-cell>
          <table:table-cell office:value-type="string" calcext:value-type="string">
            <text:p>https://www.scopus.com/inward/record.uri?eid=2-s2.0-84871823467&amp;doi=10.3969%2fj.issn.1003-501X.2012.11.006&amp;partnerID=40&amp;md5=ee1937129a2ddf8617db5e1101454a6c</text:p>
          </table:table-cell>
          <table:table-cell office:value-type="string" calcext:value-type="string">
            <text:p>A new method for real-time rapid detection of arc-shape surface of polished metal based on machine vision is proposed. In the offline situation, the samples of artifacts under different light intensity are analyzed, the relation function of the background brightness component and the gray level is constructed, and the statistical characteristics of reflection component of the samples are extracted. Online testing, the image gray level and the corresponding brightness component are calculated. Then the reflection component whose gray level distribution is uniform is extracted from the image. Finally, the reflection component is processed with thresholding segmentation and decision is made. The experiments show that the proposed method can adapt to the changing light environment through one-time learning. The average time to detect an image is 40ms, and the accuracy rate is over 98%. Moreover, the system has high robustness, high real-time and high accurac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V6EKUK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hou, Z.; Wen, Y.; Chen, P.; Zhang, H.</text:p>
          </table:table-cell>
          <table:table-cell office:value-type="string" calcext:value-type="string">
            <text:p>Personalized knowledge map recommendations based on interactive behavior preferences</text:p>
          </table:table-cell>
          <table:table-cell office:value-type="string" calcext:value-type="string">
            <text:p>International Journal of Performability Engineering</text:p>
          </table:table-cell>
          <table:table-cell table:number-columns-repeated="2"/>
          <table:table-cell office:value-type="string" calcext:value-type="string">
            <text:p>10.23940/ijpe.21.01.p4.3649</text:p>
          </table:table-cell>
          <table:table-cell office:value-type="string" calcext:value-type="string">
            <text:p>https://www.scopus.com/inward/record.uri?eid=2-s2.0-85099815857&amp;doi=10.23940%2fijpe.21.01.p4.3649&amp;partnerID=40&amp;md5=1fb5dd4f5fe19d3fe477040cc88f5261</text:p>
          </table:table-cell>
          <table:table-cell office:value-type="string" calcext:value-type="string">
            <text:p>In order to achieve personalized learning in an online learning environment, this paper proposes a personalized knowledge map recommendation algorithm based on interactive behavior preferences through collaborative analysis of learners' online interactive behavior data. First, it defines the learners' interaction degree of knowledge points based on the interactive behavior in the online learning process, the learner's mastery degree of knowledge points based on the online test scores, and the learning effect in combination with the interaction degree of knowledge points. Secondly, this paper proposes a correction factor based on the stability of difference in the interaction degree of knowledge points, combined with the average interaction degree of knowledge points to improve the similarity calculation model. According to the MAE and MSE evaluation indexes of similarity prediction, the prediction effect of the similarity calculation model is evaluated. Finally, combined with the learning effect and similarity calculation model, the knowledge map is recommended for the target learners. The validity of the recommendation is proven by the F1 value and MAE evaluation index. © 2021 Totem Publish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7U7Z7H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ong, T.; Liang, H.; Ni, T.; Huang, Z.; Lu, Y.; Wan, J.; Yan, A.</text:p>
          </table:table-cell>
          <table:table-cell office:value-type="string" calcext:value-type="string">
            <text:p>Pattern Reorder for Test Cost Reduction through Improved SVMRANK Algorithm</text:p>
          </table:table-cell>
          <table:table-cell office:value-type="string" calcext:value-type="string">
            <text:p>IEEE Access</text:p>
          </table:table-cell>
          <table:table-cell table:number-columns-repeated="2"/>
          <table:table-cell office:value-type="string" calcext:value-type="string">
            <text:p>10.1109/ACCESS.2020.3016039</text:p>
          </table:table-cell>
          <table:table-cell office:value-type="string" calcext:value-type="string">
            <text:p>https://www.scopus.com/inward/record.uri?eid=2-s2.0-85090295571&amp;doi=10.1109%2fACCESS.2020.3016039&amp;partnerID=40&amp;md5=c3b9830147dc8e6c96457f16f4c6351d</text:p>
          </table:table-cell>
          <table:table-cell office:value-type="string" calcext:value-type="string">
            <text:p>With the growing complexity of integrated circuits (IC), more and more test patterns are added to test set to test more defects, making the number of test pattern and individual test pattern length continues to increase as the size of IC gets larger, boosting test time and consequently test cost. To solve this problem, this paper proposes a kind of valid pattern identification method. The method uses machine learning to reorder the test pattern which can select the most effective patterns, to determine the optimal training set and test set first. Then, by means of the weighted SVMRANK algorithm to find the optimal pattern sequence. Experiment results demonstrate that the method only sacrifices 2% prediction accuracy in exchange for 3.89 times the time saving. The method aims at maximizing the accuracy of test, and minimizing the number of patterns. The proposed idea significantly improves the test time and test efficiency compared to conventional test flows. This is an innovative test cost reduction method with the growing complexity of IC.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CZNRGG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aaloul, K.; Menghi, C.; Nejati, S.; Briand, L.C.; Wolfe, D.</text:p>
          </table:table-cell>
          <table:table-cell office:value-type="string" calcext:value-type="string">
            <text:p>Mining assumptions for software components using machine learning</text:p>
          </table:table-cell>
          <table:table-cell office:value-type="string" calcext:value-type="string">
            <text:p>ESEC/FSE 2020 - Proceedings of the 28th ACM Joint Meeting European Software Engineering Conference and Symposium on the Foundations of Software Engineering</text:p>
          </table:table-cell>
          <table:table-cell table:number-columns-repeated="2"/>
          <table:table-cell office:value-type="string" calcext:value-type="string">
            <text:p>10.1145/3368089.3409737</text:p>
          </table:table-cell>
          <table:table-cell office:value-type="string" calcext:value-type="string">
            <text:p>https://www.scopus.com/inward/record.uri?eid=2-s2.0-85092911230&amp;doi=10.1145%2f3368089.3409737&amp;partnerID=40&amp;md5=e309dfc45ec8326015a7d7f95cdb500d</text:p>
          </table:table-cell>
          <table:table-cell office:value-type="string" calcext:value-type="string">
            <text:p>Software verification approaches aim to check a software component under analysis for all possible environments. In reality, however, components are expected to operate within a larger system and are required to satisfy their requirements only when their inputs are constrained by environment assumptions. In this paper, we propose EPIcuRus, an approach to automatically synthesize environment assumptions for a component under analysis (i.e., conditions on the component inputs under which the component is guaranteed to satisfy its requirements). EPIcuRus combines search-based testing, machine learning and model checking. The core of EPIcuRus is a decision tree algorithm that infers environment assumptions from a set of test results including test cases and their verdicts. The test cases are generated using search-based testing, and the assumptions inferred by decision trees are validated through model checking. In order to improve the efficiency and effectiveness of the assumption generation process, we propose a novel test case generation technique, namely Important Features Boundary Test (IFBT), that guides the test generation based on the feedback produced by machine learning. We evaluated EPIcuRus by assessing its effectiveness in computing assumptions on a set of study subjects that include 18 requirements of four industrial models. We show that, for each of the 18 requirements, EPIcuRus was able to compute an assumption to ensure the satisfaction of that requirement, and further, ≈78% of these assumptions were computed in one hour. © 2020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VDW2K9N</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Howar, F.; Isberner, M.; Merten, M.; Steffen, B.</text:p>
          </table:table-cell>
          <table:table-cell office:value-type="string" calcext:value-type="string">
            <text:p>LearnLib tutorial: From finite automata to register interface progra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026-0_43</text:p>
          </table:table-cell>
          <table:table-cell office:value-type="string" calcext:value-type="string">
            <text:p>https://www.scopus.com/inward/record.uri?eid=2-s2.0-84868286366&amp;doi=10.1007%2f978-3-642-34026-0_43&amp;partnerID=40&amp;md5=76767849c15622b7de76a714091a9f88</text:p>
          </table:table-cell>
          <table:table-cell office:value-type="string" calcext:value-type="string">
            <text:p>In the past decade, active automata learning, an originally merely theoretical enterprise, got attention as a method for dealing with black-box or third party systems. Applications ranged from the support of formal verification, e.g. for assume guarantee reasoning [4], to usage of learned models as the basis for regression testing. In the meantime, a number of approaches exploiting active learning for validation [17,20,6,7,2,1] emerged. © 2012 Springer-Verl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MEHN5U2</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Watanabe, Y.; Otsuka, H.; Matsumoto, Y.</text:p>
          </table:table-cell>
          <table:table-cell office:value-type="string" calcext:value-type="string">
            <text:p>Failure Prediction for Cloud Datacenter by Hybrid Message Pattern Learning</text:p>
          </table:table-cell>
          <table:table-cell office:value-type="string" calcext:value-type="string">
            <text:p>Proceedings - 2014 IEEE International Conference on Ubiquitous Intelligence and Computing, 2014 IEEE International Conference on Autonomic and Trusted Computing, 2014 IEEE International Conference on Scalable Computing and Communications and Associated Symposia/Workshops, UIC-ATC-ScalCom 2014</text:p>
          </table:table-cell>
          <table:table-cell table:number-columns-repeated="2"/>
          <table:table-cell office:value-type="string" calcext:value-type="string">
            <text:p>10.1109/UIC-ATC-ScalCom.2014.6</text:p>
          </table:table-cell>
          <table:table-cell office:value-type="string" calcext:value-type="string">
            <text:p>https://www.scopus.com/inward/record.uri?eid=2-s2.0-84949545570&amp;doi=10.1109%2fUIC-ATC-ScalCom.2014.6&amp;partnerID=40&amp;md5=cae7bd1b556c48848df801fef5a82f89</text:p>
          </table:table-cell>
          <table:table-cell office:value-type="string" calcext:value-type="string">
            <text:p>In operations and management of large-scale cloud data enters, it is essential for administrators to handle failures occurring in their infrastructure before causing service-level violations. Some techniques for failure prediction have been studied because they can be used to start the troubleshooting process at the early stage of troubles and to prevent service-level violations from occurring. By its nature, however, failure prediction involves a certain amount of incorrect detection (false-positive). When applying failure prediction to the operation and management of cloud data enters, incorrect detection can result in the execution of unnecessary workaround tasks and additional costs. Existing methods for failure prediction using Bayesian inference to identify message patterns related to a certain failure are difficult to apply to relatively stable systems, because the accuracy of their predictions deteriorates in environments where failure rarely occurs. In order to solve this problem, we propose a novel method to improve the accuracy of failure prediction by suppressing incorrect detections using a hybrid score that integrates the probability of simultaneous occurrence between a message pattern and a failure and frequency of the message patterns for the failure. We implemented this method and evaluated the accuracy in a real commercial cloud data enter. The evaluation results revealed that it improved the accuracy of failure prediction by 31.9% compared with the existing method in terms of precision in the best case.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AZ97QDJ</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rejtz, K.; Duchowski, A.T.; Niedzielska, A.; Biele, C.; Krejtz, I.</text:p>
          </table:table-cell>
          <table:table-cell office:value-type="string" calcext:value-type="string">
            <text:p>Eye tracking cognitive load using pupil diameter and microsaccades with fixed gaze</text:p>
          </table:table-cell>
          <table:table-cell office:value-type="string" calcext:value-type="string">
            <text:p>PLoS ONE</text:p>
          </table:table-cell>
          <table:table-cell table:number-columns-repeated="2"/>
          <table:table-cell office:value-type="string" calcext:value-type="string">
            <text:p>10.1371/journal.pone.0203629</text:p>
          </table:table-cell>
          <table:table-cell office:value-type="string" calcext:value-type="string">
            <text:p>https://www.scopus.com/inward/record.uri?eid=2-s2.0-85053325498&amp;doi=10.1371%2fjournal.pone.0203629&amp;partnerID=40&amp;md5=96f21e10ec9fc43cbbd3d71648a8285c</text:p>
          </table:table-cell>
          <table:table-cell office:value-type="string" calcext:value-type="string">
            <text:p>Pupil diameter and microsaccades are captured by an eye tracker and compared for their suitability as indicators of cognitive load (as beset by task difficulty). Specifically, two metrics are tested in response to task difficulty: (1) the change in pupil diameter with respect to interor intra-trial baseline, and (2) the rate and magnitude of microsaccades. Participants performed easy and difficult mental arithmetic tasks while fixating a central target. Inter-trial change in pupil diameter and microsaccade magnitude appear to adequately discriminate task difficulty, and hence cognitive load, if the implied causality can be assumed. This paper's contribution corroborates previous work concerning microsaccade magnitude and extends this work by directly comparing microsaccade metrics to pupillometric measures. To our knowledge this is the first study to compare the reliability and sensitivity of taskevoked pupillary and microsaccadic measures of cognitive load. © 2018 Krejtz et 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FIERA9Y</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ezni, H.; Chainbi, W.; Ghedira, K.</text:p>
          </table:table-cell>
          <table:table-cell office:value-type="string" calcext:value-type="string">
            <text:p>Extending policy languages for expressing the self-adaptation of web services</text:p>
          </table:table-cell>
          <table:table-cell office:value-type="string" calcext:value-type="string">
            <text:p>Journal of Universal Computer Science</text:p>
          </table:table-cell>
          <table:table-cell table:number-columns-repeated="3"/>
          <table:table-cell office:value-type="string" calcext:value-type="string">
            <text:p>https://www.scopus.com/inward/record.uri?eid=2-s2.0-84907991214&amp;partnerID=40&amp;md5=ada029119e6470867c75f2f7ea35217c</text:p>
          </table:table-cell>
          <table:table-cell office:value-type="string" calcext:value-type="string">
            <text:p>With the growing demand on Web Services, self-adaptation in the highly-dynamic environment is becoming a key capability of service-based systems. As a solution for Web services to provide added value and high QoS, combining self-* and policies allows reducing management complexity and effectively drives adaptation. Also, providers must participate in the self-adaptation process as they are aware of the capabilities of their offered services and exceptions that may occur. Despite the important role of service providers, existing approaches did not address this major issue. Thus, the description of self-adaptive Web services must not be limited to functional and QoS data. To address these issues, we extend the WS-Policy framework to represent capabilities and requirements of self-* Web services. We also extend UDDI in order to store and manage service policies, as the current UDDI model does not offer these capabilities. Finally, we propose an ECA-based planning mechanism to specify decision making in the self-adaptation process. © J.UC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BTAI57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enthil Karthick Kumar, A.; Md. Zubair Rahman, A.M.J.</text:p>
          </table:table-cell>
          <table:table-cell office:value-type="string" calcext:value-type="string">
            <text:p>Effective e-learning environment a classical insight</text:p>
          </table:table-cell>
          <table:table-cell office:value-type="string" calcext:value-type="string">
            <text:p>Journal of Theoretical and Applied Information Technology</text:p>
          </table:table-cell>
          <table:table-cell table:number-columns-repeated="3"/>
          <table:table-cell office:value-type="string" calcext:value-type="string">
            <text:p>https://www.scopus.com/inward/record.uri?eid=2-s2.0-84939553746&amp;partnerID=40&amp;md5=77e71c17417a945695544177858ff4b8</text:p>
          </table:table-cell>
          <table:table-cell office:value-type="string" calcext:value-type="string">
            <text:p>The objective of this article provides an idea to every corporate, university and institutions on how to upload the knowledge towards the eLearning aspect for human resources. The discussion deals with three aspects: (1) eLearning is increasingly developed with lots of inputs, how these inputs are upgraded to be utilized in problem oriented areas of educational industry in a healthier way. (2) The concerns to provide a better platform to the learning community in which human behavioral analysis can be pursued on training and development schemes. (3) The ability to change continually and acquire new understanding towards the future developments. The main purpose of this article is for identifying or classifying the needs of better educational system to the current generation. In this research, researcher would like to provide a detailed report of learning methods and how technological endurance has provided better teaching aids in various dimensions. © 2005 - 2015 JATIT &amp; LL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UA9XNKT</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amakrishna, S.; Harstell, C.; Burruss, M.P.; Karsai, G.; Dubey, A.</text:p>
          </table:table-cell>
          <table:table-cell office:value-type="string" calcext:value-type="string">
            <text:p>Dynamic-weighted simplex strategy for learning enabled cyber physical systems</text:p>
          </table:table-cell>
          <table:table-cell office:value-type="string" calcext:value-type="string">
            <text:p>Journal of Systems Architecture</text:p>
          </table:table-cell>
          <table:table-cell table:number-columns-repeated="2"/>
          <table:table-cell office:value-type="string" calcext:value-type="string">
            <text:p>10.1016/j.sysarc.2020.101760</text:p>
          </table:table-cell>
          <table:table-cell office:value-type="string" calcext:value-type="string">
            <text:p>https://www.scopus.com/inward/record.uri?eid=2-s2.0-85084842861&amp;doi=10.1016%2fj.sysarc.2020.101760&amp;partnerID=40&amp;md5=b86720d0d3867c40a02377aea20c2472</text:p>
          </table:table-cell>
          <table:table-cell office:value-type="string" calcext:value-type="string">
            <text:p>Cyber Physical Systems (CPS) have increasingly started using Learning Enabled Components (LECs) for performing perception-based control tasks. The simple design approach, and their capability to continuously learn has led to their widespread use in different autonomous applications. Despite their simplicity and impressive capabilities, these components are difficult to assure, which makes their use challenging. The problem of assuring CPS with untrusted controllers has been achieved using the Simplex Architecture. This architecture integrates the system to be assured with a safe controller and provides a decision logic to switch between the decisions of these controllers. However, the key challenges in using the Simplex Architecture are: (1) designing an effective decision logic, and (2) sudden transitions between controller decisions lead to inconsistent system performance. To address these research challenges, we make three key contributions: (1) dynamic-weighted simplex strategy – we introduce “weighted simplex strategy” as the weighted ensemble extension of the classical Simplex Architecture. We then provide a reinforcement learning based mechanism to find dynamic ensemble weights, (2) middleware framework – we design a framework that allows the use of the dynamic-weighted simplex strategy, and provides a resource manager to monitor the computational resources, and (3) hardware testbed – we design a remote-controlled car testbed called DeepNNCar to test and demonstrate the aforementioned key concepts. Using the hardware, we show that the dynamic-weighted simplex strategy has 60% fewer out-of-track occurrences (soft constraint violations), while demonstrating higher optimized speed (performance) of 0.4 m/s during indoor driving than the original LEC driven system. © 2020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XJ7AI9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arakat, L.; Miles, S.; Luck, M.</text:p>
          </table:table-cell>
          <table:table-cell office:value-type="string" calcext:value-type="string">
            <text:p>Efficient adaptive QoS-based service selection</text:p>
          </table:table-cell>
          <table:table-cell office:value-type="string" calcext:value-type="string">
            <text:p>Service Oriented Computing and Applications</text:p>
          </table:table-cell>
          <table:table-cell table:number-columns-repeated="2"/>
          <table:table-cell office:value-type="string" calcext:value-type="string">
            <text:p>10.1007/s11761-013-0149-z</text:p>
          </table:table-cell>
          <table:table-cell office:value-type="string" calcext:value-type="string">
            <text:p>https://www.scopus.com/inward/record.uri?eid=2-s2.0-84920253990&amp;doi=10.1007%2fs11761-013-0149-z&amp;partnerID=40&amp;md5=8c08bba2fe7e907beffe471ae75a6908</text:p>
          </table:table-cell>
          <table:table-cell office:value-type="string" calcext:value-type="string">
            <text:p>Distributed service-based systems are becoming increasingly common, with a vast range of resources and functionalities being exposed as services over open networks (e.g. the web and Grid systems). Due to the distribution, participant autonomy and lack of local control, such systems operate in highly dynamic and uncertain environments, in which services can be added, removed or change their characteristics, at any time. Thus, adaptation to change during service composition is essential to meet user needs. Yet, even when service changes occur at an early stage (e.g. at selection time), current adaptive composition approaches delay their detection until after the quality violating or unavailable service is invoked, resulting in a costly recovery during execution and, in some cases, permanently unachievable goals. In response, this paper presents a novel reactive selection algorithm, which adapts to service changes efficiently while performing the selection, ensuring an executable, satisfactory and optimal solution prior to execution. The effectiveness of the algorithm is demonstrated analytically and empirically through a case study evaluation applied in the framework of learning object composition. © 2013, Springer-Verlag Lond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DNQZIIS</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iksa, T.; Mayer, R.; Rauber, A.</text:p>
          </table:table-cell>
          <table:table-cell office:value-type="string" calcext:value-type="string">
            <text:p>Ensuring sustainability of web services dependent processes</text:p>
          </table:table-cell>
          <table:table-cell office:value-type="string" calcext:value-type="string">
            <text:p>International Journal of Computational Science and Engineering</text:p>
          </table:table-cell>
          <table:table-cell table:number-columns-repeated="2"/>
          <table:table-cell office:value-type="string" calcext:value-type="string">
            <text:p>10.1504/IJCSE.2015.067058</text:p>
          </table:table-cell>
          <table:table-cell office:value-type="string" calcext:value-type="string">
            <text:p>https://www.scopus.com/inward/record.uri?eid=2-s2.0-84921932397&amp;doi=10.1504%2fIJCSE.2015.067058&amp;partnerID=40&amp;md5=8e1d15fa1eb073bd041a1bd19d40ac1e</text:p>
          </table:table-cell>
          <table:table-cell office:value-type="string" calcext:value-type="string">
            <text:p>High dependence on web services and service-oriented architecture affects not only business solutions, but also scientific research. Web services may be delivered by third parties, and thus are candidates for outsourcing. However, they represent a source of risks, which can jeopardise the robustness of processes. Hence, there is a need for actions which can contribute to the mitigation of possible threats to the continuity of processes. In this paper, risk affecting processes are classified, followed by a discussion about particular changes stemming from web services. Three distinct approaches allowing improvements are described: a newly proposed web services monitoring framework supported by a software solution, the concept of resilient web services, which specifies new design requirements for web services, and digital preservation strategies, which apart from long-term benefits can support sustainability of currently running processes. Copyright © 2015 Inderscience Enterprise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ZR9XBD5</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Marron, A.; Limonad, L.; Pollack, S.; Harel, D.</text:p>
          </table:table-cell>
          <table:table-cell office:value-type="string" calcext:value-type="string">
            <text:p>Expecting the unexpected: Developing autonomous-system design principles for reacting to unpredicted events and conditions</text:p>
          </table:table-cell>
          <table:table-cell office:value-type="string" calcext:value-type="string">
            <text:p>Proceedings - 2020 IEEE/ACM 15th International Symposium on Software Engineering for Adaptive and Self-Managing Systems, SEAMS 2020</text:p>
          </table:table-cell>
          <table:table-cell table:number-columns-repeated="2"/>
          <table:table-cell office:value-type="string" calcext:value-type="string">
            <text:p>10.1145/3387939.3391607</text:p>
          </table:table-cell>
          <table:table-cell office:value-type="string" calcext:value-type="string">
            <text:p>https://www.scopus.com/inward/record.uri?eid=2-s2.0-85093103021&amp;doi=10.1145%2f3387939.3391607&amp;partnerID=40&amp;md5=a8a9f1fe6ba7ce1c26d2c3946b1ac9ac</text:p>
          </table:table-cell>
          <table:table-cell office:value-type="string" calcext:value-type="string">
            <text:p>When developing autonomous systems, engineers and other stakeholders make great efforts to prepare the system for all foreseeable circumstances. However, such systems are still bound to encounter situations that were not considered at design time. For reasons like safety, cost, or ethics it is often highly desired that these new cases be handled correctly upon first encounter. In this paper, we first justify our position that there will always exist unpredicted events and conditions, driven by, e.g., new inventions in the real world, the diversity of world-wide system deployments and uses, and the possibility that multiple events that were unforeseen at design time (or overlooked, or knowingly abandoned following cost-benefit-risk calculations) will not only occur, but will occur together. We then argue that despite the unpredictability, handling such situations is indeed possible. Hence, we offer and exemplify design principles, which, when applied in advance, can improve the system's ability to deal with unpredicted situations. We conclude with a discussion of how this work and a much-needed thorough study of the unexpected can contribute toward a foundation of engineering principles for developing trustworthy next-generation autonomous systems. © 2020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K8TRV7B</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Pillai, T.S.; Arpaci-Dusseau, A.C.; Arpaci-Dusseau, R.H.</text:p>
          </table:table-cell>
          <table:table-cell office:value-type="string" calcext:value-type="string">
            <text:p>Fractured processes: Adaptive, fine-grained process abstractions</text:p>
          </table:table-cell>
          <table:table-cell office:value-type="string" calcext:value-type="string">
            <text:p>2014 Conference on Timely Results in Operating Systems, TRIOS 2014</text:p>
          </table:table-cell>
          <table:table-cell table:number-columns-repeated="3"/>
          <table:table-cell office:value-type="string" calcext:value-type="string">
            <text:p>https://www.scopus.com/inward/record.uri?eid=2-s2.0-85077708743&amp;partnerID=40&amp;md5=af0336a951cccb31f38ab2000077910b</text:p>
          </table:table-cell>
          <table:table-cell office:value-type="string" calcext:value-type="string">
            <text:p>We introduce Fracture, a novel framework that transforms and modernizes the basic process abstraction. By “fracturing” an application into logical modules, Fracture enables powerful and novel run-time configurations that improve run-time testing, application availability, and general robustness, all in a generic and incremental manner. We demonstrate the utility of fracturing via in-depth case studies of a chat client, a web server, and two user-level file systems. Through these examples, we show that Fracture enables applications to transparently tolerate memory leaks, buffer overflows, and isolate subsystem crashes, with little change to source code; through intelligent fracturing, we can achieve low overhead as well, thus enabling deployment. © 2014, 2014 Conference on Timely Results in Operating Systems, TRIOS 2014.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IENJX5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eccarelli, A.; Cinque, M.; Esposito, C.; Foschini, L.; Giannelli, C.; Lollini, P.</text:p>
          </table:table-cell>
          <table:table-cell office:value-type="string" calcext:value-type="string">
            <text:p>Fusion-fog computing and blockchain for trusted industrial internet of things</text:p>
          </table:table-cell>
          <table:table-cell office:value-type="string" calcext:value-type="string">
            <text:p>IEEE Transactions on Engineering Management</text:p>
          </table:table-cell>
          <table:table-cell table:number-columns-repeated="2"/>
          <table:table-cell office:value-type="string" calcext:value-type="string">
            <text:p>10.1109/TEM.2020.3024105</text:p>
          </table:table-cell>
          <table:table-cell office:value-type="string" calcext:value-type="string">
            <text:p>https://www.scopus.com/inward/record.uri?eid=2-s2.0-85106938809&amp;doi=10.1109%2fTEM.2020.3024105&amp;partnerID=40&amp;md5=c884ed80ea9ab08a4ec22ad00a1ed4fb</text:p>
          </table:table-cell>
          <table:table-cell office:value-type="string" calcext:value-type="string">
            <text:p>The industrial Internet of Things (IIoT) is currently foreseen as a foundation to implement the Industry 4.0 vision. However, device heterogeneity and the need of integration and configuration exposes the industrial infrastructure to potential threats, such as black-hole, man-in-the-middle, and malicious configuration attacks. In this article, we investigate how to manage distributed trust information and to enable trusted configuration actions in the IIoT, by opportunistically intermingling blockchain with the software defined networking and container orchestration technologies. In particular, we focus on how the joint and coordinated adoption of such technologies can make technicians' interventions on industrial equipment both easier and more trusted. To this purpose, we present the design of a software architecture to simplify the management, configuration, and assessment of IIoT systems, and we discuss our experiences with the application of the proposed architecture in a railways use case. © 2021 Institute of Electrical and Electronics Engineers Inc..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J2KAQ6X</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Shibahara, S.</text:p>
          </table:table-cell>
          <table:table-cell office:value-type="string" calcext:value-type="string">
            <text:p>Functional safety SoC for autonomous driving</text:p>
          </table:table-cell>
          <table:table-cell office:value-type="string" calcext:value-type="string">
            <text:p>2018 IEEE Custom Integrated Circuits Conference, CICC 2018</text:p>
          </table:table-cell>
          <table:table-cell table:number-columns-repeated="2"/>
          <table:table-cell office:value-type="string" calcext:value-type="string">
            <text:p>10.1109/CICC.2018.8357065</text:p>
          </table:table-cell>
          <table:table-cell office:value-type="string" calcext:value-type="string">
            <text:p>https://www.scopus.com/inward/record.uri?eid=2-s2.0-85048074096&amp;doi=10.1109%2fCICC.2018.8357065&amp;partnerID=40&amp;md5=f5d94871213074e655bb5ea3a83e382b</text:p>
          </table:table-cell>
          <table:table-cell office:value-type="string" calcext:value-type="string">
            <text:p>Advanced driver assistance system (ADAS) for autonomous driving requires high computational power. The requirement on functional safety support in ADAS SoCs is getting strict. This paper discusses two topics: implementation and verification for supporting functional safety. The SoC in this paper introduces hardware built-in self-test (BIST), hardware lock-step, and killer-droop monitor for voltage droop prediction as safety mechanism for supporting automotive safety integrity level (ASIL) B, considering area and power constraints. To verify the safety mechanisms efficiently, the hardware BIST operation is emulated by X-injection to flip-flops in RTL simulation. With this approach, the simulation verification speed can be improved by more than 50 times, compared to the gate level simulation with hardware BIST implemented gate netlist.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N7X3Q4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Campbell, K.A.; Lin, D.; Mitra, S.; Chen, D.</text:p>
          </table:table-cell>
          <table:table-cell office:value-type="string" calcext:value-type="string">
            <text:p>Hybrid Quick Error Detection (H-QED): Accelerator validation and debug using high-level synthesis princIPles</text:p>
          </table:table-cell>
          <table:table-cell office:value-type="string" calcext:value-type="string">
            <text:p>Proceedings - Design Automation Conference</text:p>
          </table:table-cell>
          <table:table-cell table:number-columns-repeated="2"/>
          <table:table-cell office:value-type="string" calcext:value-type="string">
            <text:p>10.1145/2744769.2744853</text:p>
          </table:table-cell>
          <table:table-cell office:value-type="string" calcext:value-type="string">
            <text:p>https://www.scopus.com/inward/record.uri?eid=2-s2.0-84944088567&amp;doi=10.1145%2f2744769.2744853&amp;partnerID=40&amp;md5=96ba8cb98a0539edaddbb67b099c687d</text:p>
          </table:table-cell>
          <table:table-cell office:value-type="string" calcext:value-type="string">
            <text:p>Post-silicon validation and debug challenges of system-on-chIPs (SoCs) are getting increasingly difficult. As we reach the limits of Dennard scaling, efforts to improve system performance and energy efficiency have resulted in the integration of a wide variety of complex hardware accelerators in SoCs. Hence, it is essential to address post-silicon validation and debug of hardware accelerators. High-level synthesis (HLS) is a promising technique to rapidly create customized hardware accelerators. In this paper, we present the Hybrid Quick Error Detection (H-QED) approach that overcomes post-silicon validation and debug challenges for hardware accelerators by leveraging HLS techniques. H-QED improves error detection latencies (time elapsed from when a bug is activated to when it manifests as an observable failure) by 2 orders of magnitude and bug coverage 3-fold compared to traditional post-silicon validation techniques. H-QED also uncovered previously unknown bugs in the CHStone benchmark suite, which is widely used by the HLS community. H-QED incurs less than 2% chIP-level area overhead with negligible performance impact, and we also introduce techniques to minimize any possible intrusiveness introduced by H-QED. © 2015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YX5SRRZ</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Campbell, K.A.; Lin, D.; Mitra, S.; Chen, D.</text:p>
          </table:table-cell>
          <table:table-cell office:value-type="string" calcext:value-type="string">
            <text:p>Hybrid quick error detection (H-QED): Accelerator validation and debug using high-level synthesis principles</text:p>
          </table:table-cell>
          <table:table-cell office:value-type="string" calcext:value-type="string">
            <text:p>Proceedings - Design Automation Conference</text:p>
          </table:table-cell>
          <table:table-cell table:number-columns-repeated="2"/>
          <table:table-cell office:value-type="string" calcext:value-type="string">
            <text:p>10.1145/2744769.2753768</text:p>
          </table:table-cell>
          <table:table-cell office:value-type="string" calcext:value-type="string">
            <text:p>https://www.scopus.com/inward/record.uri?eid=2-s2.0-84951785749&amp;doi=10.1145%2f2744769.2753768&amp;partnerID=40&amp;md5=aca2fc64e1c67b58ef32c3ef76f5fd74</text:p>
          </table:table-cell>
          <table:table-cell office:value-type="string" calcext:value-type="string">
            <text:p>Post-silicon validation and debug challenges of system-on-chips (SoCs) are getting increasingly difficult. As we reach the limits of Dennard scaling, efforts to improve system performance and energy efficiency have resulted in the integration of a wide variety of complex hardware accelerators in SoCs. Hence, it is essential to address post-silicon validation and debug of hardware accelerators. High-level synthesis (HLS) is a promising technique to rapidly create customized hardware accelerators. In this paper, we present the Hybrid Quick Error Detection (H-QED) approach that overcomes post-silicon validation and debug challenges for hardware accelerators by leveraging HLS techniques. H-QED improves error detection latencies (time elapsed from when a bug is activated to when it manifests as an observable failure) by 2 orders of magnitude and bug coverage 3-fold compared to traditional post-silicon validation techniques. H-QED also uncovered previously unknown bugs in the CHStone benchmark suite, which is widely used by the HLS community. H-QED incurs less than 2% chip-level area overhead with negligible performance impact, and we also introduce techniques to minimize any possible intrusiveness introduced by H-QED. © 2015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MJAEL2Z</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mpbell, K.; Lin, D.; He, L.; Yang, L.; Gurumani, S.T.; Rupnow, K.; Mitra, S.; Chen, D.</text:p>
          </table:table-cell>
          <table:table-cell office:value-type="string" calcext:value-type="string">
            <text:p>Hybrid Quick Error Detection: Validation and Debug of SoCs Through High-Level Synthesis</text:p>
          </table:table-cell>
          <table:table-cell office:value-type="string" calcext:value-type="string">
            <text:p>IEEE Transactions on Computer-Aided Design of Integrated Circuits and Systems</text:p>
          </table:table-cell>
          <table:table-cell table:number-columns-repeated="2"/>
          <table:table-cell office:value-type="string" calcext:value-type="string">
            <text:p>10.1109/TCAD.2018.2837103</text:p>
          </table:table-cell>
          <table:table-cell office:value-type="string" calcext:value-type="string">
            <text:p>https://www.scopus.com/inward/record.uri?eid=2-s2.0-85047013578&amp;doi=10.1109%2fTCAD.2018.2837103&amp;partnerID=40&amp;md5=7e29c356495000f46c8755f7f542f1e5</text:p>
          </table:table-cell>
          <table:table-cell office:value-type="string" calcext:value-type="string">
            <text:p>Validation and debug challenges of system-on-chips (SoCs) are getting increasingly difficult. As we reach the limits of Dennard scaling, efforts to improve system performance and energy efficiency have resulted in the integration of a wide variety of complex hardware accelerators in SoCs. Hence, it is essential to address the validation and debug of hardware accelerators. High-level synthesis (HLS) is a promising technique to rapidly create customized hardware accelerators. In this paper, we present the hybrid quick error detection (H-QED) approach that overcomes validation and debug challenges for hardware accelerators by leveraging HLS techniques in both the presilicon and post-silicon stages. H-QED improves error detection latencies (time elapsed from when a bug is activated to when it is detected) by 2-5 orders of magnitude with one cycle latencies in presilicon scenarios and bug coverage threefold higher compared to traditional validation techniques. H-QED also uncovered previously unknown bugs in the CHStone benchmark suite, which is widely used by the HLS community. H-QED incurs an 8% accelerator area overhead with negligible silicon performance impact for post-silicon stage, and we also introduce techniques to minimize any possible intrusiveness introduced by H-QED.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6K7YZV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Zheng, S.; Lin, Z.; Zeng, Q.; Zheng, R.; Liu, C.; Xiong, H.</text:p>
          </table:table-cell>
          <table:table-cell office:value-type="string" calcext:value-type="string">
            <text:p>IAPcloud: A cloud control platform for heterogeneous robots</text:p>
          </table:table-cell>
          <table:table-cell office:value-type="string" calcext:value-type="string">
            <text:p>IEEE Access</text:p>
          </table:table-cell>
          <table:table-cell table:number-columns-repeated="2"/>
          <table:table-cell office:value-type="string" calcext:value-type="string">
            <text:p>10.1109/ACCESS.2018.2837904</text:p>
          </table:table-cell>
          <table:table-cell office:value-type="string" calcext:value-type="string">
            <text:p>https://www.scopus.com/inward/record.uri?eid=2-s2.0-85047016264&amp;doi=10.1109%2fACCESS.2018.2837904&amp;partnerID=40&amp;md5=012c0594ad64b9aaf71edd913593c9b5</text:p>
          </table:table-cell>
          <table:table-cell office:value-type="string" calcext:value-type="string">
            <text:p>The cloud robotic technology makes multiple robots share resources and collaborate with each other more flexibly. Although this concept has been widely accepted by academia since it was put forward, it still faces many challenges in engineering. The main problems are that the functions of industrial robotic systems become more and more complex, and the programming language and computing environment of multiple vendor robots are significantly different, accordingly the cooperative control of different devices and the online testing become extremely difficult. Therefore, this paper proposes a new control platform for cloud robots, called IAPcloud, which has significant advantages in solving the problem of collaborative control among heterogeneous robots and their auxiliary devices, declining the programming difficulties of cloud robotic control systems and shortening the development and deployment cycle of the application. Finally, we verify the scientific and effectiveness of the IAPcloud platform by three cases, including the image recognition and tracking, the human-machine gobang game, and the online dynamic reconfiguration of control algorithms.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3P6QLPV</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riebel, T.; Muller, J.; Buchholz, M.; Dietmayer, K.</text:p>
          </table:table-cell>
          <table:table-cell office:value-type="string" calcext:value-type="string">
            <text:p>Kalman filter meets subjective logic: A self-assessing kalman filter using subjective logic</text:p>
          </table:table-cell>
          <table:table-cell office:value-type="string" calcext:value-type="string">
            <text:p>Proceedings of 2020 23rd International Conference on Information Fusion, FUSION 2020</text:p>
          </table:table-cell>
          <table:table-cell table:number-columns-repeated="2"/>
          <table:table-cell office:value-type="string" calcext:value-type="string">
            <text:p>10.23919/FUSION45008.2020.9190520</text:p>
          </table:table-cell>
          <table:table-cell office:value-type="string" calcext:value-type="string">
            <text:p>https://www.scopus.com/inward/record.uri?eid=2-s2.0-85092727741&amp;doi=10.23919%2fFUSION45008.2020.9190520&amp;partnerID=40&amp;md5=1c3d5f779de5f20014435c4cff6807ba</text:p>
          </table:table-cell>
          <table:table-cell office:value-type="string" calcext:value-type="string">
            <text:p>Self-assessment is a key to safety and robustness in automated driving. In order to design safer and more robust automated driving functions, the goal is to self-assess the performance of each module in a whole automated driving system. One crucial component in automated driving systems is the tracking of surrounding objects, where the Kalman filter is the most fundamental tracking algorithm. For Kalman filters, some classical online consistency measures exist for self-assessment, which are based on classical probability theory. However, these classical approaches lack the ability to measure the explicit statistical uncertainty within the self-assessment, which is an important quality measure, particularly, if only a small number of samples is available for the self-assessment. In this work, we propose a novel online self-assessment method using subjective logic, which is a modern extension of probabilistic logic that explicitly models the statistical uncertainty. Thus, by embedding classical Kalman filtering into subjective logic, our method additionally features an explicit measure for statistical uncertainty in the self-assessment. © 2020 International Society of Information Fusion (ISIF).</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QVDA5XD</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un, C.-A.; Fu, A.; Poon, P.-L.; Xie, X.; Liu, H.; Chen, T.Y.</text:p>
          </table:table-cell>
          <table:table-cell office:value-type="string" calcext:value-type="string">
            <text:p>METRIC+: A metamorphic relation identification technique based on input plus output domains</text:p>
          </table:table-cell>
          <table:table-cell office:value-type="string" calcext:value-type="string">
            <text:p>IEEE Transactions on Software Engineering</text:p>
          </table:table-cell>
          <table:table-cell table:number-columns-repeated="2"/>
          <table:table-cell office:value-type="string" calcext:value-type="string">
            <text:p>10.1109/TSE.2019.2934848</text:p>
          </table:table-cell>
          <table:table-cell office:value-type="string" calcext:value-type="string">
            <text:p>https://www.scopus.com/inward/record.uri?eid=2-s2.0-85115226127&amp;doi=10.1109%2fTSE.2019.2934848&amp;partnerID=40&amp;md5=86ae4d9634763f4b72eb9b671d34a997</text:p>
          </table:table-cell>
          <table:table-cell office:value-type="string" calcext:value-type="string">
            <text:p>Metamorphic testing is well known for its ability to alleviate the oracle problem in software testing. The main idea of metamorphic testing is to test a software system by checking whether each identified metamorphic relation (MR) holds among several executions. In this regard, identifying MRs is an essential task in metamorphic testing. In view of the importance of this identification task, METRIC (METamorphic Relation Identification based on Category-choice framework) was developed to help software testers identify MRs from a given set of complete test frames. However, during MR identification, METRIC primarily focuses on the input domain without sufficient attention given to the output domain, thereby hindering the effectiveness of METRIC. Inspired by this problem, we have extended METRIC into METRIC+ by incorporating the information derived from the output domain for MR identification. A tool implementing METRIC+ has also been developed. Two rounds of experiments, involving four real-life specifications, have been conducted to evaluate the effectiveness and efficiency of METRIC+. The results have confirmed that METRIC+ is highly effective and efficient in MR identification. Additional experiments have been performed to compare the fault detection capability of the MRs generated by METRIC+ and those by μMT (another MR identification technique). The comparison results have confirmed that the MRs generated by METRIC+ are highly effective in fault detection. © 1976-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WN3EPDF</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Ouannas, A.; Azar, A.T.; Vaidyanathan, S.</text:p>
          </table:table-cell>
          <table:table-cell office:value-type="string" calcext:value-type="string">
            <text:p>New hybrid synchronisation schemes based on coexistence of various types of synchronisation between master-slave hyperchaotic systems</text:p>
          </table:table-cell>
          <table:table-cell office:value-type="string" calcext:value-type="string">
            <text:p>International Journal of Computer Applications in Technology</text:p>
          </table:table-cell>
          <table:table-cell table:number-columns-repeated="2"/>
          <table:table-cell office:value-type="string" calcext:value-type="string">
            <text:p>10.1504/IJCAT.2017.082868</text:p>
          </table:table-cell>
          <table:table-cell office:value-type="string" calcext:value-type="string">
            <text:p>https://www.scopus.com/inward/record.uri?eid=2-s2.0-85086483951&amp;doi=10.1504%2fIJCAT.2017.082868&amp;partnerID=40&amp;md5=2a1b7f0a4a2b1b572f7445184641f363</text:p>
          </table:table-cell>
          <table:table-cell office:value-type="string" calcext:value-type="string">
            <text:p>In this paper, we present new approaches to study the co-existence of some types of synchronisation between hyperchaotic dynamical systems. The paper first analyses, based on stability theory of linear continuous-Time systems, the co-existence of the projective synchronisation (PS), the function projective synchronisation (FPS), the full state hybrid function projective synchronisation (FSHFPS) and the generalised synchronisation (GS) between general master and slave hyperchaotic systems. Successively, using Lyapunov stability theory, the coexistence of three different synchronisation types is proved, i.e., the inverse projective synchronisation (IPS), the inverse function projective synchronisation (IFPS), the inverse full state hybrid function projective synchronisation (IFSHFPS) and the inverse generalised synchronisation (IGS) are proved to co-exist between arbitrary master and slave systems. Finally, several numerical simulations of co-existence of synchronisation types are illustrated, with the aim to show the effectiveness of the approaches developed herein. ©2017 Inderscience Enterprise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7AN6WGL</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enkel, J.; Bauer, L.; Zhang, H.; Rehman, S.; Shafique, M.</text:p>
          </table:table-cell>
          <table:table-cell office:value-type="string" calcext:value-type="string">
            <text:p>Multi-layer dependability: From microarchitecture to application level</text:p>
          </table:table-cell>
          <table:table-cell office:value-type="string" calcext:value-type="string">
            <text:p>Proceedings - Design Automation Conference</text:p>
          </table:table-cell>
          <table:table-cell table:number-columns-repeated="2"/>
          <table:table-cell office:value-type="string" calcext:value-type="string">
            <text:p>10.1145/2593069.2596683</text:p>
          </table:table-cell>
          <table:table-cell office:value-type="string" calcext:value-type="string">
            <text:p>https://www.scopus.com/inward/record.uri?eid=2-s2.0-84903218728&amp;doi=10.1145%2f2593069.2596683&amp;partnerID=40&amp;md5=8ef5e6d79bbfd7efa43075b0d3c5c25e</text:p>
          </table:table-cell>
          <table:table-cell office:value-type="string" calcext:value-type="string">
            <text:p>We show in this paper that multi-layer dependability is an indispensable way to cope with the increasing amount of technology-induced dependability problems that threaten to proceed further scaling. We introduce the definition of multi-layer dependability and present our design flow within this paradigm that seamlessly integrates techniques starting at circuit layer all the way up to application layer and thereby accounting for ASIC-based architectures as well as for reconfigurable-based architectures. At the end, we give evidence that the paradigm of multi-layer dependability bears a large potential for significantly increasing dependability at reasonable effort. Copyright 2014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HDXYQBT</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Ghafari, M.; Heydarnoori, A.</text:p>
          </table:table-cell>
          <table:table-cell office:value-type="string" calcext:value-type="string">
            <text:p>Partial scalability to ensure reliable dynamic reconfiguration</text:p>
          </table:table-cell>
          <table:table-cell office:value-type="string" calcext:value-type="string">
            <text:p>Proceedings - IEEE 7th International Conference on Self-Adaptation and Self-Organizing Systems Workshops, SASOW 2013</text:p>
          </table:table-cell>
          <table:table-cell table:number-columns-repeated="2"/>
          <table:table-cell office:value-type="string" calcext:value-type="string">
            <text:p>10.1109/SASOW.2013.14</text:p>
          </table:table-cell>
          <table:table-cell office:value-type="string" calcext:value-type="string">
            <text:p>https://www.scopus.com/inward/record.uri?eid=2-s2.0-84901218165&amp;doi=10.1109%2fSASOW.2013.14&amp;partnerID=40&amp;md5=ec0ca1d097d87e11a9aa4f1087b9636f</text:p>
          </table:table-cell>
          <table:table-cell office:value-type="string" calcext:value-type="string">
            <text:p>In order to be adapted to changes in user requirements and/or the environment, many software systems need to run continuously while they evolve. Most current approaches for such dynamic reconfiguration assume that the evolved system will behave as expected and thus will be reliable if the reconfiguration is consistent. This assumption may not correspond to reality because the delivered quality estimated previously could vary due to parameter changes at runtime. To ensure that the system acts correctly in the field after the reconfiguration, reliability of changes has to be checked at runtime. Existing approaches, however, are not applicable in highly available systems due to the possibility of imposing disruption to their running services. This paper aims to address this problem via improving the reliability of dynamic reconfiguration of component-based systems. To achieve this goal, our approach ensures reliability of changes before applying them in the running system. It leverages the benefits of explicit connectors to transparently deploy changes on idle resources and to temporarily run them along with the old system to evaluate if they meet the expected requirements. Whenever the reliability of changes is confirmed, they can be applied to the system.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L8MRDDD</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akhirkin, A.; Ferrère, T.; Nickovic, D.; Maler, O.; Asarin, E.</text:p>
          </table:table-cell>
          <table:table-cell office:value-type="string" calcext:value-type="string">
            <text:p>Online timed pattern matching using automata</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00151-3_13</text:p>
          </table:table-cell>
          <table:table-cell office:value-type="string" calcext:value-type="string">
            <text:p>https://www.scopus.com/inward/record.uri?eid=2-s2.0-85053136392&amp;doi=10.1007%2f978-3-030-00151-3_13&amp;partnerID=40&amp;md5=ca973d3e8d54917a1efb813424f283eb</text:p>
          </table:table-cell>
          <table:table-cell office:value-type="string" calcext:value-type="string">
            <text:p>We provide a procedure for detecting the sub-segments of an incrementally observed Boolean signal ω that match a given temporal pattern ϕ. As a pattern specification language, we use timed regular expressions, a formalism well-suited for expressing properties of concurrent asynchronous behaviors embedded in metric time. We construct a timed automaton accepting the timed language denoted by ϕ and modify it slightly for the purpose of matching. We then apply zone-based reachability computation to this automaton while it reads ω, and retrieve all the matching segments from the results. Since the procedure is automaton based, it can be applied to patterns specified by other formalisms such as timed temporal logics reducible to timed automata or directly encoded as timed automata. The procedure has been implemented and its performance on synthetic examples is demonstrated. © Springer Nature Switzerland AG 2018.</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BFLWZ6I</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Hajjej, F.; Hlaoui, Y.B.D.; Ayed, L.J.B.</text:p>
          </table:table-cell>
          <table:table-cell office:value-type="string" calcext:value-type="string">
            <text:p>A specification approach based on adapted workflow for personalized e-assessment systems</text:p>
          </table:table-cell>
          <table:table-cell office:value-type="string" calcext:value-type="string">
            <text:p>2013 4th International Conference on Information and Communication Technology and Accessibility, ICTA 2013</text:p>
          </table:table-cell>
          <table:table-cell table:number-columns-repeated="2"/>
          <table:table-cell office:value-type="string" calcext:value-type="string">
            <text:p>10.1109/ICTA.2013.6815310</text:p>
          </table:table-cell>
          <table:table-cell office:value-type="string" calcext:value-type="string">
            <text:p>https://www.scopus.com/inward/record.uri?eid=2-s2.0-84901464966&amp;doi=10.1109%2fICTA.2013.6815310&amp;partnerID=40&amp;md5=f01c7a7a044ee197288c224c2a71e13d</text:p>
          </table:table-cell>
          <table:table-cell office:value-type="string" calcext:value-type="string">
            <text:p>The progress of our culture influences the systems that control our knowledge's, skills and behaviour. Our educational system has been influenced by this rapid change, and technology, is more and more used in learning systems. Our interest is particularly focused in e-assessment. It is the most fundamental operation of teaching and training in e-learning. It aims to increase the quality of education and teaching and seeks to heal problems and to determine until which it would be possible to carry out the objectives recommended by the process of teaching and the training. In this paper, we define a fundamental model of e-assessment in e-learning based on the analysis of the needs of learners and teachers using UML activity diagram. Therefore, we describe an innovative approach to specify a personalized e-assessment system using workflow. It aims to create an adapted workflow pattern for individual learner.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TB5JF69</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Wang, C.; Pazat, J.-L.</text:p>
          </table:table-cell>
          <table:table-cell office:value-type="string" calcext:value-type="string">
            <text:p>A two-phase online prediction approach for accurate and timely adaptation decision</text:p>
          </table:table-cell>
          <table:table-cell office:value-type="string" calcext:value-type="string">
            <text:p>Proceedings - 2012 IEEE 9th International Conference on Services Computing, SCC 2012</text:p>
          </table:table-cell>
          <table:table-cell table:number-columns-repeated="2"/>
          <table:table-cell office:value-type="string" calcext:value-type="string">
            <text:p>10.1109/SCC.2012.26</text:p>
          </table:table-cell>
          <table:table-cell office:value-type="string" calcext:value-type="string">
            <text:p>https://www.scopus.com/inward/record.uri?eid=2-s2.0-84867380721&amp;doi=10.1109%2fSCC.2012.26&amp;partnerID=40&amp;md5=43fed72d116780c8a0cf725a123dfaf0</text:p>
          </table:table-cell>
          <table:table-cell office:value-type="string" calcext:value-type="string">
            <text:p>A Service-Based Application (SBA) is built by defining a workflow that composes and coordinates different Web services available via the Internet. In the context of on-demand SBA execution, suitable services are selected and integrated at runtime to meet different non-functional requirements (such as price and execution time). In such dynamic and distributed environment, an important issue is to guarantee the end-to-end Quality of Service (QoS). As a consequence, SBA provider is required to monitor each running SBA instance, analyze its runtime execution states, then identify proper adaptation plans if necessary, and finally apply the relative countermeasures. One of the main challenges is to accurately trigger the adaptation process as early as possible. In this paper, we present a two-phase decision approach that can accurately analyze the adaptation needs for on-demand SBA execution model. Our approach is based on the online prediction techniques: an adaptation decision is determined by predicting an upcoming end-to-end QoS degradation through two-phase evaluations. Firstly, the end-to-end QoS is estimated at runtime based on monitoring techniques; if a QoS degradation is tent to happen, in the second phase, both static and adaptive strategies are introduced to assess whether it is the best timing to draw the final adaptation decision. Our approach is evaluated and validated by a series of realistic simulations.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VIB9CX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ussain, S.U.; Majzoobi, M.; Koushanfar, F.</text:p>
          </table:table-cell>
          <table:table-cell office:value-type="string" calcext:value-type="string">
            <text:p>A Built-in-Self-Test Scheme for Online Evaluation of Physical Unclonable Functions and True Random Number Generators</text:p>
          </table:table-cell>
          <table:table-cell office:value-type="string" calcext:value-type="string">
            <text:p>IEEE Transactions on Multi-Scale Computing Systems</text:p>
          </table:table-cell>
          <table:table-cell table:number-columns-repeated="2"/>
          <table:table-cell office:value-type="string" calcext:value-type="string">
            <text:p>10.1109/TMSCS.2016.2519902</text:p>
          </table:table-cell>
          <table:table-cell office:value-type="string" calcext:value-type="string">
            <text:p>https://www.scopus.com/inward/record.uri?eid=2-s2.0-84964908290&amp;doi=10.1109%2fTMSCS.2016.2519902&amp;partnerID=40&amp;md5=343c8e1354e89ce2766552b3993e63c7</text:p>
          </table:table-cell>
          <table:table-cell office:value-type="string" calcext:value-type="string">
            <text:p>In the emerging era of Internet of Things (IoT) where various physical entities are spontaneously communicating with each other and sharing sensitive information, it is prohibitive to have a global entity for maintaining the security of the complex web against environmental variations and active attacks. Therefore, it is crucial that each entity has the capability of safeguarding its security features on its own. Methods based on harnessing the random identification and authentication from the physical device and environment, such as physical unclonable functions (PUFs) and True Random Number Generators (TRNGs), if securely run, are promising primitives for protecting lightweight IoT devices. This paper presents the first Built-In-Self-Test scheme for on-the-fly evaluation of PUFs that can also be utilized for assessing the desired statistical properties of TRNGs. Unlike earlier known PUF evaluation suites that were software-based and offline, our methodology enables online assessment of the pertinent statistical and security properties all in hardware. Specifically, the BIST structure is designed to evaluate two main properties of PUFs: unpredictability and stability. Our work is the first online test suite that thoroughly evaluates the internal health of the entropy source of TRNGs along with the statistical properties of the generated bit stream. Comprehensive real-time evaluation by the BIST method is able to ensure robustness and security of both TRNG and PUF in the face of operational, structural, and environmental fluctuations due to variations, aging, or adversarial acts. Proof-of-concept implementation of our BIST methodology in FPGA demonstrates its reasonable overhead, effectiveness, and practicality.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K24ZRT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hiang, K.-J.; Emmanouilidou, D.; Gamper, H.; Johnston, D.; Jalobeanu, M.; Cutrell, E.; Wilson, A.; An, W.W.; Tashev, I.</text:p>
          </table:table-cell>
          <table:table-cell office:value-type="string" calcext:value-type="string">
            <text:p>A closed-loop adaptive brain-computer interface framework: Improving the classifier with the use of error-related potentials</text:p>
          </table:table-cell>
          <table:table-cell office:value-type="string" calcext:value-type="string">
            <text:p>International IEEE/EMBS Conference on Neural Engineering, NER</text:p>
          </table:table-cell>
          <table:table-cell table:number-columns-repeated="2"/>
          <table:table-cell office:value-type="string" calcext:value-type="string">
            <text:p>10.1109/NER49283.2021.9441133</text:p>
          </table:table-cell>
          <table:table-cell office:value-type="string" calcext:value-type="string">
            <text:p>https://www.scopus.com/inward/record.uri?eid=2-s2.0-85107471943&amp;doi=10.1109%2fNER49283.2021.9441133&amp;partnerID=40&amp;md5=a3046cc54595b588b23c5e3a296b2ef4</text:p>
          </table:table-cell>
          <table:table-cell office:value-type="string" calcext:value-type="string">
            <text:p>Brain-computer interfaces (BCIs) using Electroencephalography (EEG) have drawn attention to providing alternative control pathways for users with motor disabilities or even the general public in real-world environments due to their robustness, relatively low cost, and high portability. However, EEG still suffers from large variability between subjects or between sessions of an individual subject. To obtain optimal performance, a BCI usually requires a user to go through a calibration process to fine-tune the model. This calibration process is usually long and could hinder the practicality of a BCI. In this study, we propose a closed-loop framework that monitors the user EEG responses to the action of a BCI. If an Error-related Potential (ErrP) is detected in the response, it is indicated that the BCI is making a wrong prediction. By using the information from this ErrP detector, we can include online testing trials into the training pool and further fine-tune the model over the time the BCI is used. Results suggest that the proposed framework can reach better results with a few additional trials when compared to the model pre-trained from some existing data. Also, the performance of the proposed model can gradually converge to a fully calibrated model, which suggests that the conventional calibration process could be replaced by online training.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KLI6IT8</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S.; Wang, X.-D.; Wu, N.</text:p>
          </table:table-cell>
          <table:table-cell office:value-type="string" calcext:value-type="string">
            <text:p>A CNN-based CSI fingerprint indoor localization method [一种基于卷积神经网络的CSI指纹室内定位方法]</text:p>
          </table:table-cell>
          <table:table-cell office:value-type="string" calcext:value-type="string">
            <text:p>Gongcheng Kexue Xuebao/Chinese Journal of Engineering</text:p>
          </table:table-cell>
          <table:table-cell table:number-columns-repeated="2"/>
          <table:table-cell office:value-type="string" calcext:value-type="string">
            <text:p>10.13374/j.issn2095-9389.2020.12.09.003</text:p>
          </table:table-cell>
          <table:table-cell office:value-type="string" calcext:value-type="string">
            <text:p>https://www.scopus.com/inward/record.uri?eid=2-s2.0-85118331071&amp;doi=10.13374%2fj.issn2095-9389.2020.12.09.003&amp;partnerID=40&amp;md5=d4c375e6ea2fa52fdbf0a2599335924d</text:p>
          </table:table-cell>
          <table:table-cell office:value-type="string" calcext:value-type="string">
            <text:p>To improve the performance of Wi-Fi fingerprint indoor positioning technology, a method based on convolutional neural networks (CNNs) for channel state information (CSI) fingerprint indoor positioning is proposed. This method fully exploits the feature extraction capabilities of CNNs, applies the combination of amplitude difference and phase difference information as training data in the offline phase, and uses the trained CNN network model for an online test. In the online phase, for different experimental scenarios, by analyzing the variance of the amplitude information and phase information, the amplitude difference and phase difference information of the test data are weighted to obtain a certain universal weight factor for a better positioning result. At the same time, considering the characteristics of terminal mobility during real-time positioning, the CSI information sampled twice in succession is adopted as test data to increase the diversity of test data. To address the disadvantage of poor positioning performance of traditional probability-based positioning algorithms, an improved probability-based fingerprint matching algorithm is introduced. By passing the CSI information of the point to be located through the CNN network model, it can output the probability average value corresponding to the reference position with the highest probability in all test data packets and weight it with the reference position coordinate to estimate the point to be located. In addition, to enhance the universality of the algorithm, a dual-node positioning scheme is proposed for complex indoor scenes to improve positioning accuracy. Experiments are conducted in two positioning scenarios in a corridor and laboratory, including the amplitude difference positioning performance, the average positioning error of each positioning method, and the performance comparison of positioning algorithms. The information joint positioning algorithm obtains an average positioning error of 24.7 and 48.1 cm, which verifies the effectiveness of the proposed algorithm. © 2021, Science Press. All right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XHSJ5HB</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ung, Y.-H.; Tseng, S.-S.; Tsai, W.-T.</text:p>
          </table:table-cell>
          <table:table-cell office:value-type="string" calcext:value-type="string">
            <text:p>A Collaborative Approach for Minimal-Cost Monitor Deployment in Cloud Environment</text:p>
          </table:table-cell>
          <table:table-cell office:value-type="string" calcext:value-type="string">
            <text:p>International Journal of Software Engineering and Knowledge Engineering</text:p>
          </table:table-cell>
          <table:table-cell table:number-columns-repeated="2"/>
          <table:table-cell office:value-type="string" calcext:value-type="string">
            <text:p>10.1142/S0218194015500126</text:p>
          </table:table-cell>
          <table:table-cell office:value-type="string" calcext:value-type="string">
            <text:p>https://www.scopus.com/inward/record.uri?eid=2-s2.0-84945975960&amp;doi=10.1142%2fS0218194015500126&amp;partnerID=40&amp;md5=9ad52696e8675a5219c24a9ffe1875d7</text:p>
          </table:table-cell>
          <table:table-cell office:value-type="string" calcext:value-type="string">
            <text:p>Monitoring is widely applied in problem diagnosis, fault localization, and system maintenance. And since the cloud infrastructure is complex, the applications on the cloud are therefore complex, which makes monitoring in cloud more difficult. Rich monitors that contain composite and heterogeneous probes are often used in service-oriented system monitoring. These rich monitors often involve multiple entities, and the interpretation may require expert opinions from multiple domains. This paper proposes a knowledge-based collaborative monitoring approach to find out minimal cost monitor deployment in a cloud environment. The approach contains two main phases. In the knowledge acquisition phase, three acquisition tables, monitor-probe relationship matrix, cost of monitoring, and probe-problem dependence matrix, are generated according to diagnosis ontology and monitor ontology acquired from domain experts. And then based upon the three acquisition tables and three consensus building strategies, we formulate the problem of optimizing the cost of monitoring as an Integer Linear Programming (ILP) problem, which is NP-Complete. In the monitor deployment phase, the proposed algorithm applies two heuristic rules to address the problem. Three experiments are conducted to evaluate the performance of the proposed approach. The results from the experiments show that our approach is effective and produce quality approximate solutions in monitor deployment. © 2015 World Scientific Publishing Compan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4ZDK9SW</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Zhang, Y.; Beudaert, X.; Argandoña, J.; Ratchev, S.; Munoa, J.</text:p>
          </table:table-cell>
          <table:table-cell office:value-type="string" calcext:value-type="string">
            <text:p>A CPPS based on GBDT for predicting failure events in milling</text:p>
          </table:table-cell>
          <table:table-cell office:value-type="string" calcext:value-type="string">
            <text:p>International Journal of Advanced Manufacturing Technology</text:p>
          </table:table-cell>
          <table:table-cell table:number-columns-repeated="2"/>
          <table:table-cell office:value-type="string" calcext:value-type="string">
            <text:p>10.1007/s00170-020-06078-z</text:p>
          </table:table-cell>
          <table:table-cell office:value-type="string" calcext:value-type="string">
            <text:p>https://www.scopus.com/inward/record.uri?eid=2-s2.0-85091608104&amp;doi=10.1007%2fs00170-020-06078-z&amp;partnerID=40&amp;md5=48dcc6ec7e7543861f45f08052b8c33d</text:p>
          </table:table-cell>
          <table:table-cell office:value-type="string" calcext:value-type="string">
            <text:p>Cyber-physical production systems (CPPS) are mechatronic systems monitored and controlled by software brains and digital information. Despite its fast development along with the advancement of Industry 4.0 paradigms, an adaptive monitoring system remains challenging when considering integration with traditional manufacturing factories. In this paper, a failure predictive tool is developed and implemented. The predictive mechanism, underpinned by a hybrid model of the dynamic principal component analysis and the gradient boosting decision trees, is capable of anticipating the production stop before one occurs. The proposed methodology is implemented and experimented on a repetitive milling process hosted in a real-world CPPS hub. The online testing results have shown the accuracy of the predicted production failures using the proposed predictive tool is as high as 73% measured by the AUC score. © 2020,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23MGBX4</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astegari, Y.; Shams, F.</text:p>
          </table:table-cell>
          <table:table-cell office:value-type="string" calcext:value-type="string">
            <text:p>A dynamic architecture for runtime adaptation of service-based applications</text:p>
          </table:table-cell>
          <table:table-cell office:value-type="string" calcext:value-type="string">
            <text:p>International Arab Journal of Information Technology</text:p>
          </table:table-cell>
          <table:table-cell table:number-columns-repeated="3"/>
          <table:table-cell office:value-type="string" calcext:value-type="string">
            <text:p>https://www.scopus.com/inward/record.uri?eid=2-s2.0-85067790260&amp;partnerID=40&amp;md5=46e0c275b1e6881be9771b0d317faf57</text:p>
          </table:table-cell>
          <table:table-cell office:value-type="string" calcext:value-type="string">
            <text:p>Service-Based Applications (SBA) offer flexible functionalities in wide range of environments. Therefore they should dynamically adapt to different quality concerns such as security, performance, etc. For example, we may add particular delivery service for the golden customers, or provide secure services for the specific partners, or change service invocation based on context information. Unlike other adaptation methods which substitute a faulty service or negotiate for service level objectives, we modify the architecture of SBA, that is, the underlying services structure and the runtime services implementation. In this regard, we propose a reflective architecture which holds business and adaptation knowledge in the Meta level and implements service behaviours in the Base level. The knowledge is modelled in the form of Meta states and Meta transitions. We benefit from Reflective Visitor pattern to materialize an abstract service in different concrete implementations and manipulate them at runtime. Each service implementation fulfils a specific quality concern, so it is possible to delegate user requests to appropriate implementation instead of reselecting a new service which is a time consuming strategy. We used Jmeter load simulator and real-world Quality of Service (QoS) dataset to measure the architecture efficiency. Also, we characterized our work in comparison with related studies according to the European Software Services and Systems Network (S-CUBE) adaptation taxonomy. © 2019, Zarka Private University.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ADWN7RM</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Peng, Z.; Yang, J.; Chen, T.-H.P.; Ma, L.</text:p>
          </table:table-cell>
          <table:table-cell office:value-type="string" calcext:value-type="string">
            <text:p>A first look at the integration of machine learning models in complex autonomous driving systems: A case study on Apollo</text:p>
          </table:table-cell>
          <table:table-cell office:value-type="string" calcext:value-type="string">
            <text:p>ESEC/FSE 2020 - Proceedings of the 28th ACM Joint Meeting European Software Engineering Conference and Symposium on the Foundations of Software Engineering</text:p>
          </table:table-cell>
          <table:table-cell table:number-columns-repeated="2"/>
          <table:table-cell office:value-type="string" calcext:value-type="string">
            <text:p>10.1145/3368089.3417063</text:p>
          </table:table-cell>
          <table:table-cell office:value-type="string" calcext:value-type="string">
            <text:p>https://www.scopus.com/inward/record.uri?eid=2-s2.0-85097173443&amp;doi=10.1145%2f3368089.3417063&amp;partnerID=40&amp;md5=aa1b6215912a8d109ab7e22f981e387a</text:p>
          </table:table-cell>
          <table:table-cell office:value-type="string" calcext:value-type="string">
            <text:p>Autonomous Driving System (ADS) is one of the most promising and valuable large-scale machine learning (ML) powered systems. Hence, ADS has attracted much attention from academia and practitioners in recent years. Despite extensive study on ML models, it still lacks a comprehensive empirical study towards understanding the ML model roles, peculiar architecture, and complexity of ADS (i.e., various ML models and their relationship with non-trivial code logic). In this paper, we conduct an in-depth case study on Apollo, which is one of the state-of-the-art ADS, widely adopted by major automakers worldwide. We took the first step to reveal the integration of the underlying ML models and code logic in Apollo. In particular, we study the Apollo source code and present the underlying ML model system architecture. We present our findings on how the ML models interact with each other, and how the ML models are integrated with code logic to form a complex system. Finally, we inspect Apollo in a dynamic view and notice the heavy use of model-relevant components and the lack of adequate tests in general. Our study reveals potential maintenance challenges of complex ML-powered systems and identifies future directions to improve the quality assurance of ADS and general ML systems. © 2020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QSB2T99</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lroobaea, R.</text:p>
          </table:table-cell>
          <table:table-cell office:value-type="string" calcext:value-type="string">
            <text:p>A formal approach to validate block-chains</text:p>
          </table:table-cell>
          <table:table-cell office:value-type="string" calcext:value-type="string">
            <text:p>2019 International Conference on Advances in the Emerging Computing Technologies, AECT 2019</text:p>
          </table:table-cell>
          <table:table-cell table:number-columns-repeated="2"/>
          <table:table-cell office:value-type="string" calcext:value-type="string">
            <text:p>10.1109/AECT47998.2020.9194183</text:p>
          </table:table-cell>
          <table:table-cell office:value-type="string" calcext:value-type="string">
            <text:p>https://www.scopus.com/inward/record.uri?eid=2-s2.0-85092337279&amp;doi=10.1109%2fAECT47998.2020.9194183&amp;partnerID=40&amp;md5=6cbeca99784fa300ddd28ab9ae276cb3</text:p>
          </table:table-cell>
          <table:table-cell office:value-type="string" calcext:value-type="string">
            <text:p>Our goal is to propose a suitable approach for validating blockchains. For this purpose, we intend to adopt formal methods which are based on strong mathematical foundations. More precisely, we follow a model-based testing approach. The latter consists in describing the behavior of the system using a specific formalism, deriving test cases from the obtained model and then executing the obtained tests on the implementation to check whether it is correct or not. The adopted formalism corresponds to the timed automaton Model. The generated tests may be either digital or analog. Moreover, we propose several techniques which allow to solve the state explosion which may be encountered during the verification and test generation phases.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VQ6AIBU</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oy, A.; Dasgupta, D.</text:p>
          </table:table-cell>
          <table:table-cell office:value-type="string" calcext:value-type="string">
            <text:p>A fuzzy decision support system for multifactor authentication</text:p>
          </table:table-cell>
          <table:table-cell office:value-type="string" calcext:value-type="string">
            <text:p>Soft Computing</text:p>
          </table:table-cell>
          <table:table-cell table:number-columns-repeated="2"/>
          <table:table-cell office:value-type="string" calcext:value-type="string">
            <text:p>10.1007/s00500-017-2607-6</text:p>
          </table:table-cell>
          <table:table-cell office:value-type="string" calcext:value-type="string">
            <text:p>https://www.scopus.com/inward/record.uri?eid=2-s2.0-85019065597&amp;doi=10.1007%2fs00500-017-2607-6&amp;partnerID=40&amp;md5=60311cc0e6a74181700e4dacd996ec2a</text:p>
          </table:table-cell>
          <table:table-cell office:value-type="string" calcext:value-type="string">
            <text:p>Multifactor authentication (MFA) is a growing trend for the accurate identification of the legitimate users through different modalities such as biometrics, nonbiometric, and cognitive behavior metric. In this paper, we have developed an adaptive MFA that considers the effects of different user devices, media, environments, and the frequency of authentication to detect the legitimate user. For this purpose, initially, we have evaluated the trustworthiness values of all the authentication modalities in different user devices and media using a nonlinear programming problem with probabilistic constraints. Finally, an evolutionary strategy, using fuzzy “IF–THEN” rule and genetic algorithm has been developed for the adaptive selection of authentication modalities. We have done a numerical simulation to prove the effectiveness and efficiency of the proposed method. Moreover, we have developed a prototype client–server-based application and have done a detailed user study to justify its better usability than the existing counterparts. © 2017, Springer-Verlag Berlin Heidelber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R8GXJ4U</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Rizk, Y.; Mitri, N.; Awad, M.</text:p>
          </table:table-cell>
          <table:table-cell office:value-type="string" calcext:value-type="string">
            <text:p>A local mixture based SVM for an efficient supervised binary classification</text:p>
          </table:table-cell>
          <table:table-cell office:value-type="string" calcext:value-type="string">
            <text:p>Proceedings of the International Joint Conference on Neural Networks</text:p>
          </table:table-cell>
          <table:table-cell table:number-columns-repeated="2"/>
          <table:table-cell office:value-type="string" calcext:value-type="string">
            <text:p>10.1109/IJCNN.2013.6707032</text:p>
          </table:table-cell>
          <table:table-cell office:value-type="string" calcext:value-type="string">
            <text:p>https://www.scopus.com/inward/record.uri?eid=2-s2.0-84893602797&amp;doi=10.1109%2fIJCNN.2013.6707032&amp;partnerID=40&amp;md5=fd60d921ffc4897c5d7020987943e00e</text:p>
          </table:table-cell>
          <table:table-cell office:value-type="string" calcext:value-type="string">
            <text:p>Despite support vector machines' (SVM) robustness and optimality, SVM do not scale well computationally. Suffering from slow training convergence on large datasets, SVM online testing time can be suboptimal because SVM write the classifier hyper-plane model as a sum of support vectors that could total as much as half the datasets. Motivated to speed up SVM real time testing by reducing the number of SV, we introduce in this paper a novel local mixture based SVM (LMSVM) approach that exploits the increased separability provided by the kernel trick, while introducing a onetime computational expense. LMSVM applies kernel k-means clustering to the data in kernel space before pruning unwanted clusters based on a mixture measure for label heterogeneity. LMSVM's computational complexity and classification accuracy on four databases from UCI show promising results and motivate follow on research.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M742XN6</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Drozd, O.; Antoniuk, V.; Antoshchuk, S.; Drozd, M.</text:p>
          </table:table-cell>
          <table:table-cell office:value-type="string" calcext:value-type="string">
            <text:p>A method of common signal monitoring in FPGA-based components of safety-related systems</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5065472103&amp;partnerID=40&amp;md5=d43466ab6908bd938b27b0c580af5c9d</text:p>
          </table:table-cell>
          <table:table-cell office:value-type="string" calcext:value-type="string">
            <text:p>Traditional solutions in ensuring the functional safety of safety-related systems and their digital components based on methods and means of testing and on-line testing, as well as fault-tolerant structures, including majority schemes using multi-version technologies to counter common cause failures are considered. The limitation of these approaches by the logical checkability of digital circuits in the structural, structurally functional, and dual-mode versions is shown. Multi-version solutions are aimed at countering common cause failures, including common control faults related to reset, synchronization signals and other common signals that can block digital components and their checking circuits in a state identified as working. However, faults in chains of common signals can also be addressed to hidden faults, which remain a problem in safety-related systems. The logical checkability of the circuits decreases from structural to dual-mode and increases with the reduction of matrix structures. The maximum reduction is achieved in bitwise pipelines. The successes of green and FPGA technologies created the conditions for the development of online testing methods based on an assessment of energy consumption. These methods can significantly complement the logical checking. A method for monitoring common signals by estimating consumption currents in circuits of bitwise pipelines using the example of a shifting register is proposed. The results of experimental confirmation of the effectiveness of the proposed method is achieved. © 2019 CEUR-W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SKRAJP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Cañizares, P.C.; Núñez, A.; Núñez, M.; Pardo, J.J.</text:p>
          </table:table-cell>
          <table:table-cell office:value-type="string" calcext:value-type="string">
            <text:p>A methodology for designing energy-aware systems for computational science</text:p>
          </table:table-cell>
          <table:table-cell office:value-type="string" calcext:value-type="string">
            <text:p>Procedia Computer Science</text:p>
          </table:table-cell>
          <table:table-cell table:number-columns-repeated="2"/>
          <table:table-cell office:value-type="string" calcext:value-type="string">
            <text:p>10.1016/j.procs.2015.05.438</text:p>
          </table:table-cell>
          <table:table-cell office:value-type="string" calcext:value-type="string">
            <text:p>https://www.scopus.com/inward/record.uri?eid=2-s2.0-84939498847&amp;doi=10.1016%2fj.procs.2015.05.438&amp;partnerID=40&amp;md5=1120fa16a5b105db46383c9632da8e09</text:p>
          </table:table-cell>
          <table:table-cell office:value-type="string" calcext:value-type="string">
            <text:p>Energy consumption is currently one of the main issues in large distributed systems. More specifically, the efficient management of energy without losing performance has become a hot topic in the field. Thus, the design of systems solving complex problems must take into account energy efficiency. In this paper we present a formal methodology to check the correctness, from an energy-aware point of view, of large systems, such as HPC clusters and cloud environments, dedicated to computational science. Our approach uses a simulation platform, to model and simulate computational science environments, and metamorphic testing, to check the correctness of energy consumption in these systems. © The Authors. Published by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MTJXHM5</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Karageorgos, A.; Mehandjiev, N.; Rapti, E.</text:p>
          </table:table-cell>
          <table:table-cell office:value-type="string" calcext:value-type="string">
            <text:p>A model for intelligent adaptation and evolution of polymorphic services</text:p>
          </table:table-cell>
          <table:table-cell office:value-type="string" calcext:value-type="string">
            <text:p>Proceedings - IEEE 6th International Conference on Service-Oriented Computing and Applications, SOCA 2013</text:p>
          </table:table-cell>
          <table:table-cell table:number-columns-repeated="2"/>
          <table:table-cell office:value-type="string" calcext:value-type="string">
            <text:p>10.1109/SOCA.2013.47</text:p>
          </table:table-cell>
          <table:table-cell office:value-type="string" calcext:value-type="string">
            <text:p>https://www.scopus.com/inward/record.uri?eid=2-s2.0-84894108311&amp;doi=10.1109%2fSOCA.2013.47&amp;partnerID=40&amp;md5=61315da2cebe0e41c7a041ed19af3c91</text:p>
          </table:table-cell>
          <table:table-cell office:value-type="string" calcext:value-type="string">
            <text:p>The highly dynamic nature and ubiquity of contemporary computer environments requires services to adapt and evolve to match varying contexts. Such services can be referred to as polymorphic since they can deliver their functionality in different forms. This paper proposes a fuzzy-based model for intelligent adaptation and evolution of polymorphic services based on context. Context is represented by parameters whose values fluctuate dynamically and their characteristics, such as range and mean, can evolve in time. Service adaptation is realized by selecting suitable service provision policies depending on context parameter configurations. The suitability of each service provision policy is determined by qualitative criteria which are estimated by fuzzy rules applied on context parameter values. Evolution is realized by having the fuzzy rule structure and parameters altered dynamically to align with evolved context. The applicability of the proposed approach is demonstrated in a traffic management case study.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NJILARG</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Zhang, Q.; Wang, Y.; Li, B.Q.; Tian, Y.</text:p>
          </table:table-cell>
          <table:table-cell office:value-type="string" calcext:value-type="string">
            <text:p>Vibration Analysis of a Three-Drum Shearer for a Large Mining Height</text:p>
          </table:table-cell>
          <table:table-cell office:value-type="string" calcext:value-type="string">
            <text:p>Strength of Materials</text:p>
          </table:table-cell>
          <table:table-cell table:number-columns-repeated="2"/>
          <table:table-cell office:value-type="string" calcext:value-type="string">
            <text:p>10.1007/s11223-020-00161-2</text:p>
          </table:table-cell>
          <table:table-cell office:value-type="string" calcext:value-type="string">
            <text:p>https://www.scopus.com/inward/record.uri?eid=2-s2.0-85083775943&amp;doi=10.1007%2fs11223-020-00161-2&amp;partnerID=40&amp;md5=0d0f11fa0dd42d9296938974638f3c3f</text:p>
          </table:table-cell>
          <table:table-cell office:value-type="string" calcext:value-type="string">
            <text:p>A method of cutting coal with three drums was advanced, a three-drum shearer was designed, and the free mode and restrained model under prestress of the third drum were analyzed in large mining with ANSYS Workbench 14.0 to solve the damage problem of the cutting blade in a large mining face. The vibration modes caused by its own structural characteristics are obtained, and the dynamic response of all parts of the shearer is studied with MATLAB R2016a software under given conditions and the change of the parameters. The overloads of the front drum give rise to larger vibration displacements that should be avoided in the operation of the shearer. The above approach is of importance to evolve the design concepts and improve cutting characteristics of the largeheight shearer, to provide theoretical backgrounds ensuring safe and reliable mining of superthick coal seams by the large-height shearer. © 2020,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H5C9KB4</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Iturbe, X.; Benkrid, K.; Hong, C.; Ebrahim, A.; Torrego, R.; Arslan, T.</text:p>
          </table:table-cell>
          <table:table-cell office:value-type="string" calcext:value-type="string">
            <text:p>Microkernel architecture and hardware abstraction layer of a Reliable Reconfigurable Real-Time Operating System (R3TOS)</text:p>
          </table:table-cell>
          <table:table-cell office:value-type="string" calcext:value-type="string">
            <text:p>ACM Transactions on Reconfigurable Technology and Systems</text:p>
          </table:table-cell>
          <table:table-cell table:number-columns-repeated="2"/>
          <table:table-cell office:value-type="string" calcext:value-type="string">
            <text:p>10.1145/2629639</text:p>
          </table:table-cell>
          <table:table-cell office:value-type="string" calcext:value-type="string">
            <text:p>https://www.scopus.com/inward/record.uri?eid=2-s2.0-84924762044&amp;doi=10.1145%2f2629639&amp;partnerID=40&amp;md5=1077a357cfe8af4e8d4b2e2e49a82f6c</text:p>
          </table:table-cell>
          <table:table-cell office:value-type="string" calcext:value-type="string">
            <text:p>This article presents a new solution for easing the development of reconfigurable applications using Field-Programable Gate Arrays (FPGAs). Namely, our Reliable Reconfigurable Real-Time Operating System (R3TOS) provides OS-like support for partially reconfigurable FPGAs. Unlike related works, R3TOS is founded on the basis of resource reusability and computation ephemerality. It makes intensive use of reconfiguration atvery fine FPGA granularity, keeping the logic resources used only while performing computation and releasing them as soon as it is completed. To achieve this goal, R3TOS goes beyond the traditional approach of using reconfigurable slots with fixed boundaries interconnected by means of a static communication infrastructure. Instead, R3TOS approaches a static route-free system where nearly everything is reconfig-urable. The tasks are concatenated to form a computation chain through which partial results naturally flow, and data are exchanged among remotely located tasks using FPGA's reconfiguration mechanism or by means of "removable" routing circuits. In this article, we describe the R3TOS microkernel architecture as well as its hardware abstraction services and programming interface. Notably, the article presents a set of novel circuits and mechanisms to overcome the limitations and exploit the opportunities of Xilinx reconfigurable technology in the scope of hardware multitasking and dependability. © 2015 ACM 1936-7406/2015/02-ART5 $15.00.</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B9IS8A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Lidar and radar fusion for real-time road-objects detection and tracking</text:p>
          </table:table-cell>
          <table:table-cell office:value-type="string" calcext:value-type="string">
            <text:p>Intelligent Decision Technologies</text:p>
          </table:table-cell>
          <table:table-cell table:number-columns-repeated="2"/>
          <table:table-cell office:value-type="string" calcext:value-type="string">
            <text:p>10.3233/IDT-200106</text:p>
          </table:table-cell>
          <table:table-cell office:value-type="string" calcext:value-type="string">
            <text:p>https://www.scopus.com/inward/record.uri?eid=2-s2.0-85098549496&amp;doi=10.3233%2fIDT-200106&amp;partnerID=40&amp;md5=f5c2aedafeeea8755eddad60aac414e1</text:p>
          </table:table-cell>
          <table:table-cell office:value-type="string" calcext:value-type="string">
            <text:p>In this paper, based on the fusion of Lidar and Radar measurement data, a real-time road-Object Detection and Tracking (LR_ODT) method for autonomous driving is proposed. The lidar and radar devices are installed on the ego car, and a customized Unscented Kalman Filter (UKF) is used for their data fusion. Lidars are accurate in determining objects' positions but significantly less accurate on measuring their velocities. However, Radars are more accurate on measuring objects velocities but less accurate on determining their positions as they have a lower spatial resolution. Therefore, the merits of both sensors are combined using the proposed fusion approach to provide both pose and velocity data for objects moving in roads precisely. The Grid-Based Density-Based Spatial Clustering of Applications with Noise (GB-DBSCAN) clustering algorithm is used to detect objects and estimate their centroids from the lidar and radar raw data. Then, the estimation of the object's velocity as well as determining its corresponding geometrical shape is performed by the RANdom SAmple Consensus (RANSAC) algorithm. The proposed technique is implemented using the high-performance language C+⁣+ and utilizes highly optimized math and optimization libraries for best real-time performance. The performance of the UKF fusion is compared to that of the Extended Kalman Filter fusion (EKF) showing its superiority. Simulation studies have been carried out to evaluate the performance of the LR_ODT for tracking bicycles, cars, and pedestrians. © 2021 - IOS Pres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WKYV7PK</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ratanis, K.; Kourtesis, D.</text:p>
          </table:table-cell>
          <table:table-cell office:value-type="string" calcext:value-type="string">
            <text:p>Introducing policy-driven governance and service level failure mitigation in cloud service brokers: Challenges ahead</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06859-6_16</text:p>
          </table:table-cell>
          <table:table-cell office:value-type="string" calcext:value-type="string">
            <text:p>https://www.scopus.com/inward/record.uri?eid=2-s2.0-84901375881&amp;doi=10.1007%2f978-3-319-06859-6_16&amp;partnerID=40&amp;md5=3a8b029ec1f8b8095d070a97b8b16dcc</text:p>
          </table:table-cell>
          <table:table-cell office:value-type="string" calcext:value-type="string">
            <text:p>Cloud service brokerage represents a novel operational model in the scope of cloud computing. A cloud broker acts as an intermediary between a service provider and a service consumer with the goal of adding as much value as possible to the service being provisioned and consumed. Continuous quality assurance is a type of brokerage capability having high value to both providers and consumers of cloud services. At the same time, it can be among the most challenging kinds of capability for cloud service brokers to realise. In this paper we focus on two specific themes within this scope. We present a motivating scenario and outline key research challenges associated with introducing policy-driven governance and service level failure mitigation capabilities in brokers. © Springer International Publishing Switzerland 2014.</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W4NVHK8</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 J.; Greye, B.; Buchholz, M.; Danzer, M.A.</text:p>
          </table:table-cell>
          <table:table-cell office:value-type="string" calcext:value-type="string">
            <text:p>Interval method for an efficient state of charge and capacity estimation of multicell batteries</text:p>
          </table:table-cell>
          <table:table-cell office:value-type="string" calcext:value-type="string">
            <text:p>Journal of Energy Storage</text:p>
          </table:table-cell>
          <table:table-cell table:number-columns-repeated="2"/>
          <table:table-cell office:value-type="string" calcext:value-type="string">
            <text:p>10.1016/j.est.2017.05.012</text:p>
          </table:table-cell>
          <table:table-cell office:value-type="string" calcext:value-type="string">
            <text:p>https://www.scopus.com/inward/record.uri?eid=2-s2.0-85020767862&amp;doi=10.1016%2fj.est.2017.05.012&amp;partnerID=40&amp;md5=2c9f927b7deaf531bc25b0129fd56200</text:p>
          </table:table-cell>
          <table:table-cell office:value-type="string" calcext:value-type="string">
            <text:p>Concerning large battery systems, the estimation of pack state of charge and state of health remains a challenging problem which needs to be solved under limited computational resources of a battery management system. Instead of multiplicating the existing model-based techniques for individual cells, a novel method is proposed which aims at effectively and reliably determining the pack conditions for cells connected in series. In order to realize an accurate estimation, definitions of pack SOC and pack capacity are carefully studied first. Due to the fact that a battery pack is usually restricted by the two cells with maximum and minimum voltage during the charging and discharging process, respectively. The investigated approach computes the battery SOC by considering the voltage limit of a battery pack, regardless the number of cells. In this way, a trade-off between the accurate knowledge of all cells and the real-time capability is presented. In order to fulfill the task of verification, different approaches such as simulation with modeled cell variation, offline validation with measured data, and online test with a battery module are conducted. The state estimation for battery pack show convincing results in the entire operating range, while the computational complexity can be significantly reduced. © 2017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NVRVBL7</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ánchez-Adame, L.M.; Urquiza-Yllescas, J.F.; Mendoza, S.</text:p>
          </table:table-cell>
          <table:table-cell office:value-type="string" calcext:value-type="string">
            <text:p>Measuring anticipated and episodic ux of tasks in social networks</text:p>
          </table:table-cell>
          <table:table-cell office:value-type="string" calcext:value-type="string">
            <text:p>Applied Sciences (Switzerland)</text:p>
          </table:table-cell>
          <table:table-cell table:number-columns-repeated="2"/>
          <table:table-cell office:value-type="string" calcext:value-type="string">
            <text:p>10.3390/app10228199</text:p>
          </table:table-cell>
          <table:table-cell office:value-type="string" calcext:value-type="string">
            <text:p>https://www.scopus.com/inward/record.uri?eid=2-s2.0-85096304835&amp;doi=10.3390%2fapp10228199&amp;partnerID=40&amp;md5=d0992c67a164dbcc6cdb830e7cbf24b8</text:p>
          </table:table-cell>
          <table:table-cell office:value-type="string" calcext:value-type="string">
            <text:p>Today, social networks are crucial commodities that allow people to share different contents and opinions. In addition to participation, the information shared within social networks makes them attractive, but success is also accompanied by a positive User eXperience (UX). Social networks must offer useful and well-designed user-tools, i.e., sets of widgets that allow interaction among users. To satisfy this requirement, Episodic User eXperience (EUX) yields reactions of users after having interacted with an artifact. Anticipated User eXperience (AUX) grants the designers the capacity to recollect users’ aspirations, assumptions, and needs in the initial development phase of an artifact. In this work, we collect UX perceived in both periods to contrast user expectations and experiences offered on social networks, in order to find elements that could improve the design of user-tools. We arrange a test where participants (N = 20) designed prototypes on paper to solve tasks and then did the same tasks on online social networks. Both stages are assessed with the help of AttrakDiff, and then we analyze the results through t-tests. The results we obtained suggest that users are inclined towards pragmatic aspects of their user-tools expectations. © 2020 by the authors. Licensee MDPI, Basel, Switzerlan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YJHR5NF</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Yu, S.; Zhou, W.; Tao, R.; Hou, Y.</text:p>
          </table:table-cell>
          <table:table-cell office:value-type="string" calcext:value-type="string">
            <text:p>Modeling for Short-Form HTTP Adaptive Streaming Considering Memory Effect</text:p>
          </table:table-cell>
          <table:table-cell office:value-type="string" calcext:value-type="string">
            <text:p>Proceedings - 2015 10th International Conference on Broadband and Wireless Computing, Communication and Applications, BWCCA 2015</text:p>
          </table:table-cell>
          <table:table-cell table:number-columns-repeated="2"/>
          <table:table-cell office:value-type="string" calcext:value-type="string">
            <text:p>10.1109/BWCCA.2015.25</text:p>
          </table:table-cell>
          <table:table-cell office:value-type="string" calcext:value-type="string">
            <text:p>https://www.scopus.com/inward/record.uri?eid=2-s2.0-84964957480&amp;doi=10.1109%2fBWCCA.2015.25&amp;partnerID=40&amp;md5=961fb993d969f1bc64645945e21dd722</text:p>
          </table:table-cell>
          <table:table-cell office:value-type="string" calcext:value-type="string">
            <text:p>With the rapid development of Information and Communication Technology, mobile HTTP adaptive streaming (HAS) technologies have gained popularity. Thusly, the ability to evaluate users' Quality of Experience (QoE) is important. However, changing the transmitted video quality as employed by HAS poses more psychological impact like memory effect on subjectively perceived video quality and modeling HAS QoE considering memory effect is still a challenge. In this paper, we propose a QoE model for short-form HAS video considering memory effect. In order to assess the effect that each segment has in the overall video quality, a subjective online test based on the wisdom of the crowds is conducted. The result shows primacy effect is more obvious than recency effect in short-form videos. The proposed method is validated by plenty subjective tests and the simulation results show that our QoE model for short-form video is powerful.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YGV52HR</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eiferth, J.; Korch, M.; Rauber, T.</text:p>
          </table:table-cell>
          <table:table-cell office:value-type="string" calcext:value-type="string">
            <text:p>Offsite autotuning approach: Performance model driven autotuning applied to parallel explicit ODE Method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0743-5_19</text:p>
          </table:table-cell>
          <table:table-cell office:value-type="string" calcext:value-type="string">
            <text:p>https://www.scopus.com/inward/record.uri?eid=2-s2.0-85087016957&amp;doi=10.1007%2f978-3-030-50743-5_19&amp;partnerID=40&amp;md5=8c05a830285514d38fd09be1a9bd706a</text:p>
          </table:table-cell>
          <table:table-cell office:value-type="string" calcext:value-type="string">
            <text:p>Autotuning (AT) is a promising concept to minimize the often tedious manual effort of optimizing scientific applications for a specific target platform. Ideally, an AT approach can reliably identify the most efficient implementation variant(s) for a new platform or new characteristics of the input by applying suitable program transformations and analytic models. In this work, we introduce Offsite, an offline AT approach that automates this selection process at installation time by rating implementation variants based on an analytic performance model without requiring time-consuming runtime tests. From abstract multilevel description languages, Offsite automatically derives optimized, platform-specific and problem-specific code of possible variants and applies the performance model to these variants. We apply Offsite to parallel numerical methods for ordinary differential equations (ODEs). In particular, we investigate tuning a specific class of explicit ODE solvers, PIRK methods, for four different initial value problems (IVPs) on three different shared-memory systems. Our experiments demonstrate that Offsite can reliably identify the set of most efficient implementation variants for different given test configurations (ODE solver, IVP, platform) and effectively handle important AT scenarios. © 2020,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589PDL4</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Sarebanha, A.; Schellenberg, A.H.; Schoettler, M.J.; Mosqueda, G.; Mahin, S.A.</text:p>
          </table:table-cell>
          <table:table-cell office:value-type="string" calcext:value-type="string">
            <text:p>Real-time hybrid simulation of seismically isolated structures with full-scale bearings and large computational models</text:p>
          </table:table-cell>
          <table:table-cell office:value-type="string" calcext:value-type="string">
            <text:p>CMES - Computer Modeling in Engineering and Sciences</text:p>
          </table:table-cell>
          <table:table-cell table:number-columns-repeated="2"/>
          <table:table-cell office:value-type="string" calcext:value-type="string">
            <text:p>10.32604/cmes.2019.04846</text:p>
          </table:table-cell>
          <table:table-cell office:value-type="string" calcext:value-type="string">
            <text:p>https://www.scopus.com/inward/record.uri?eid=2-s2.0-85073056066&amp;doi=10.32604%2fcmes.2019.04846&amp;partnerID=40&amp;md5=56e76ad5201ec97d53808a7ac984c81b</text:p>
          </table:table-cell>
          <table:table-cell office:value-type="string" calcext:value-type="string">
            <text:p>Hybrid simulation can be a cost effective approach for dynamic testing of structural components at full scale while capturing the system level response through interactions with a numerical model. The dynamic response of a seismically isolated structure depends on the combined characteristics of the ground motion, bearings, and superstructure. Therefore, dynamic fullscale system level tests of isolated structures under realistic dynamic loading conditions are desirable towards a holistic validation of this earthquake protection strategy. Moreover, bearing properties and their ultimate behavior have been shown to be highly dependent on rateofloading and scale size effects, especially under extreme loading conditions. Few laboratory facilities can test fullscale seismic isolation bearings under prescribed displacement and/or loading protocols. The adaptation of a fullscale bearing test machine for the implementation of realtime hybrid simulation is presented here with a focus on the challenges encountered in attaining reliable simulation results for large scale dynamic tests. These advanced realtime hybrid simulations of large and complex hybrid models with several thousands of degrees of freedom are some of the first to use high performance parallel computing to rapidly execute the numerical analyses. Challenges in the experimental setup included measured forces contaminated by delay and other systematic control errors in applying desired displacements. Friction and inertial forces generated by the largescale loading apparatus can affect the accuracy of measured force feedbacks. Reliable results from realtime hybrid simulation requires implementation of compensation algorithms and correction of these various sources of errors. Overall, this research program confirms that realtime hybrid simulation is a viable testing method to experimentally assess the behavior of fullscale isolators while capturing interactions with the numerical models of the superstructure to evaluate system level and instructure response. © 2019 Tech Science Pres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T9HA9M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Real-time lidar and radar fusion for road-objects detection and tracking</text:p>
          </table:table-cell>
          <table:table-cell office:value-type="string" calcext:value-type="string">
            <text:p>International Journal of Computational Science and Engineering</text:p>
          </table:table-cell>
          <table:table-cell table:number-columns-repeated="2"/>
          <table:table-cell office:value-type="string" calcext:value-type="string">
            <text:p>10.1504/IJCSE.2021.118100</text:p>
          </table:table-cell>
          <table:table-cell office:value-type="string" calcext:value-type="string">
            <text:p>https://www.scopus.com/inward/record.uri?eid=2-s2.0-85117236544&amp;doi=10.1504%2fIJCSE.2021.118100&amp;partnerID=40&amp;md5=34c05abebf179a5e1499c4e98e5d6cc1</text:p>
          </table:table-cell>
          <table:table-cell office:value-type="string" calcext:value-type="string">
            <text:p>In this paper, a real-time road-object detection and tracking (LR_ODT) method for autonomous driving is proposed. The method is based on the fusion of lidar and radar measurement data, where they are installed on the ego car, and a customised unscented Kalman filter (UKF) is employed for their data fusion. The merits of both devices are combined using the proposed fusion approach to precisely provide both pose and velocity information for objects moving in roads around the ego car. Unlike other detection and tracking approaches, the balanced treatment of both pose-estimation accuracy and its real-time performance is the main contribution in this work. The proposed technique is implemented using the high-performance language C++ and utilises highly optimised math and optimisation libraries for best real-time performance. Simulation studies have been carried out to evaluate the performance of the LR_ODT for tracking bicycles, cars, and pedestrians. Copyright © 2021 Inderscience Enterprise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IHUTCGR</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Fields, M.; Brewer, R.; Edge, H.L.; Pusey, J.L.; Weller, E.; Patel, D.G.; DiBerardino, C.A.</text:p>
          </table:table-cell>
          <table:table-cell office:value-type="string" calcext:value-type="string">
            <text:p>Simulation tools for robotics research and assessment</text:p>
          </table:table-cell>
          <table:table-cell office:value-type="string" calcext:value-type="string">
            <text:p>Proceedings of SPIE - The International Society for Optical Engineering</text:p>
          </table:table-cell>
          <table:table-cell table:number-columns-repeated="2"/>
          <table:table-cell office:value-type="string" calcext:value-type="string">
            <text:p>10.1117/12.2231107</text:p>
          </table:table-cell>
          <table:table-cell office:value-type="string" calcext:value-type="string">
            <text:p>https://www.scopus.com/inward/record.uri?eid=2-s2.0-84987846850&amp;doi=10.1117%2f12.2231107&amp;partnerID=40&amp;md5=bdacd54e86b0984080b94fb8a93a8605</text:p>
          </table:table-cell>
          <table:table-cell office:value-type="string" calcext:value-type="string">
            <text:p>The Robotics Collaborative Technology Alliance (RCTA) program focuses on four overlapping technology areas: Perception, Intelligence, Human-Robot Interaction (HRI), and Dexterous Manipulation and Unique Mobility (DMUM). In addition, the RCTA program has a requirement to assess progress of this research in standalone as well as integrated form. Since the research is evolving and the robotic platforms with unique mobility and dexterous manipulation are in the early development stage and very expensive, an alternate approach is needed for efficient assessment. Simulation of robotic systems, platforms, sensors, and algorithms, is an attractive alternative to expensive field-based testing. Simulation can provide insight during development and debugging unavailable by many other means. This paper explores the maturity of robotic simulation systems for applications to real-world problems in robotic systems research. Open source (such as Gazebo and Moby), commercial (Simulink, Actin, LMS), government (ANVEL/VANE), and the RCTA-developed RIVET simulation environments are examined with respect to their application in the robotic research domains of Perception, Intelligence, HRI, and DMUM. Tradeoffs for applications to representative problems from each domain are presented, along with known deficiencies and disadvantages. In particular, no single robotic simulation environment adequately covers the needs of the robotic researcher in all of the domains. Simulation for DMUM poses unique constraints on the development of physics-based computational models of the robot, the environment and objects within the environment, and the interactions between them. Most current robot simulations focus on quasi-static systems, but dynamic robotic motion places an increased emphasis on the accuracy of the computational models. In order to understand the interaction of dynamic multi-body systems, such as limbed robots, with the environment, it may be necessary to build component-level computational models to provide the necessary simulation fidelity for accuracy. However, the Perception domain remains the most problematic for adequate simulation performance due to the often cartoon nature of computer rendering and the inability to model realistic electromagnetic radiation effects, such as multiple reflections, in real-time. © 2016 SPI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FKSRCDB</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eneviratne, S.; Seneviratne, A.; Kaafar, M.A.; Mahanti, A.; Mohapatra, P.</text:p>
          </table:table-cell>
          <table:table-cell office:value-type="string" calcext:value-type="string">
            <text:p>Spam mobile apps: Characteristics, detection, and in the wild analysis</text:p>
          </table:table-cell>
          <table:table-cell office:value-type="string" calcext:value-type="string">
            <text:p>ACM Transactions on the Web</text:p>
          </table:table-cell>
          <table:table-cell table:number-columns-repeated="2"/>
          <table:table-cell office:value-type="string" calcext:value-type="string">
            <text:p>10.1145/3007901</text:p>
          </table:table-cell>
          <table:table-cell office:value-type="string" calcext:value-type="string">
            <text:p>https://www.scopus.com/inward/record.uri?eid=2-s2.0-85017168765&amp;doi=10.1145%2f3007901&amp;partnerID=40&amp;md5=1623c49eb0c2be3ef24bbe51b365a854</text:p>
          </table:table-cell>
          <table:table-cell office:value-type="string" calcext:value-type="string">
            <text:p>The increased popularity of smartphones has attracted a large number of developers to offer various applications for the different smartphone platforms via the respective app markets. One consequence of this popularity is that the app markets are also becoming populated with spam apps. These spam apps reduce the users' quality of experience and increase the workload of app market operators to identify these apps and remove them. Spam apps can come in many forms such as apps not having a specific functionality, those having unrelated app descriptions or unrelated keywords, or similar apps being made available several times and across diverse categories. Market operators maintain antispam policies and apps are removed through continuous monitoring. Through a systematic crawl of a popular app market and by identifying apps that were removed over a period of time, we propose a method to detect spam apps solely using app metadata available at the time of publication. We first propose a methodology to manually label a sample of removed apps, according to a set of checkpoint heuristics that reveal the reasons behind removal. This analysis suggests that approximately 35% ofthe apps being removed are very likely tobe spam apps. We then map the identified heuristics to several quantifiable features and show how distinguishing these features are for spam apps. We build an Adaptive Boost classifier for early identification of spam apps using only the metadata of the apps. Our classifier achieves an accuracy of over 95% with precision varying between 85% and 95% and recall varying between 38% and 98%. We further show that a limited number of features, in the range of 10-30, generated from app metadata is sufficient to achieve a satisfactory level of performance. On a set of 180,627 apps that were present at the app market during our crawl, our classifier predicts 2.7% of the apps as potential spam. Finally, we perform additional manual verification and show that human reviewers agree with 82% of our classifier predictions. © 2017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86BBPST</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Ali, M.; De Angelis, G.; Polini, A.</text:p>
          </table:table-cell>
          <table:table-cell office:value-type="string" calcext:value-type="string">
            <text:p>ServicePot - An extensible registry for choreography governance</text:p>
          </table:table-cell>
          <table:table-cell office:value-type="string" calcext:value-type="string">
            <text:p>Proceedings - 2013 IEEE 7th International Symposium on Service-Oriented System Engineering, SOSE 2013</text:p>
          </table:table-cell>
          <table:table-cell table:number-columns-repeated="2"/>
          <table:table-cell office:value-type="string" calcext:value-type="string">
            <text:p>10.1109/SOSE.2013.35</text:p>
          </table:table-cell>
          <table:table-cell office:value-type="string" calcext:value-type="string">
            <text:p>https://www.scopus.com/inward/record.uri?eid=2-s2.0-84880866638&amp;doi=10.1109%2fSOSE.2013.35&amp;partnerID=40&amp;md5=92da8475d8e5cbf21a3ff46501f8f912</text:p>
          </table:table-cell>
          <table:table-cell office:value-type="string" calcext:value-type="string">
            <text:p>The Future Internet (FI) vision fosters the establishment of highly dynamic and continuously evolving systems in which different organizations, via provided e-services, dynamically cooperate at run-time, and possibly just for a single application level transaction. Service choreographies contribute to establish the FI vision, by providing support for the description of complex and inter-organizational service-based applications. Specifically, the choreography paradigm facilitates the dynamic integration and interoperability of services managed and made available by different organizations. Nevertheless the real take off of choreography based solutions asks for the definition and development of suitable supporting frameworks (i.e. platforms and tools) permitting to govern the whole life-cycle of a service choreography. In this paper, we have introduced the main challenges and requirements for a software infrastructure supporting choreography adoption, and our response to these challenges: ServicePot. ServicePot is an extensible registry for choreographybased solutions offering choreography lifecycle management and governance features. The registry implements all the fundamental functionalities for choreography support and it has a plug-in based extensible architecture permitting the easy introduction of additional choreography related manipulation activities. A reference implementation of the registry is also introduced and discussed, taking into account choreographies specifications defined using the BPMN 2.0 standard notation.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NV624Y4</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Oviatt, S.</text:p>
          </table:table-cell>
          <table:table-cell office:value-type="string" calcext:value-type="string">
            <text:p>Technology as Infrastructure for Dehumanization:: Three Hundred Million People with the Same Face</text:p>
          </table:table-cell>
          <table:table-cell office:value-type="string" calcext:value-type="string">
            <text:p>ICMI 2021 - Proceedings of the 2021 International Conference on Multimodal Interaction</text:p>
          </table:table-cell>
          <table:table-cell table:number-columns-repeated="2"/>
          <table:table-cell office:value-type="string" calcext:value-type="string">
            <text:p>10.1145/3462244.3482855</text:p>
          </table:table-cell>
          <table:table-cell office:value-type="string" calcext:value-type="string">
            <text:p>https://www.scopus.com/inward/record.uri?eid=2-s2.0-85119019492&amp;doi=10.1145%2f3462244.3482855&amp;partnerID=40&amp;md5=25866c1c7007f5ba416a112f3c8ad398</text:p>
          </table:table-cell>
          <table:table-cell office:value-type="string" calcext:value-type="string">
            <text:p>Based on humanistic psychology, this paper reflects on how and why technology has led to increasing dehumanization within society. The literature on human autonomy, or individuals' ability to exercise agency and control over their own lives, emphasizes that erosion of autonomy adversely impacts human behavior and health - including demotivating people, heightening their anxiety and apathy, undermining interpersonal relations, reducing self-efficacy and learning, and damaging mental and physical health in substantial ways. This paper describes concrete examples of how technology is accelerating loss of human autonomy, which often occurs during invasive surveillance and covert manipulation during user-technology interactions. These examples highlight abuses of multimodal-multisensor technologies, especially during education. An analysis is provided of the psychosocial context that encourages people to use technology in abusive ways, which directly fuels the growing schism between those who control and those who are disempowered victims. Five specific directions are outlined for how our community can design future technology using counter tactics, practices, and policies that strengthen rather than eroding autonomy and well-being. © 2021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ZQCPXPT</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nna, K.; Sagar, C.S.; Chattopadhyay, S.; Sengupta, I.</text:p>
          </table:table-cell>
          <table:table-cell office:value-type="string" calcext:value-type="string">
            <text:p>Thermal-aware test scheduling strategy for network-on-chip based systems</text:p>
          </table:table-cell>
          <table:table-cell office:value-type="string" calcext:value-type="string">
            <text:p>ACM Journal on Emerging Technologies in Computing Systems</text:p>
          </table:table-cell>
          <table:table-cell table:number-columns-repeated="2"/>
          <table:table-cell office:value-type="string" calcext:value-type="string">
            <text:p>10.1145/3241050</text:p>
          </table:table-cell>
          <table:table-cell office:value-type="string" calcext:value-type="string">
            <text:p>https://www.scopus.com/inward/record.uri?eid=2-s2.0-85062439469&amp;doi=10.1145%2f3241050&amp;partnerID=40&amp;md5=b544895b04aebb0625525de6c1a0c43e</text:p>
          </table:table-cell>
          <table:table-cell office:value-type="string" calcext:value-type="string">
            <text:p>Rapid progress in technology scaling has introduced massive parallel computing systems with multiple cores on the integrated circuit (IC), in which a flexible and scalable packet-switched architecture, Network-on-Chip (NoC), is commonly used for communication among the cores. However, technology scaling has also increased the susceptibility to internal defects in such systems. So, manufacturing tests of such multicore systems is crucial and this is a complex and time-consuming process. Due to stress on time-to-market, test engineers focus on the reduction of testtime and perform parallel tests of cores. Due to aggressive technology scaling into the nanometer regime, power consumption is also becoming a significant burden. Moreover, power consumption during manufacturing tests is more as compared to normal operation. In addition, peak power consumption is often significantly higher than the average power values. The consumed power leads to high temperature and creates hotspots, which in turn leads to failure of good parts, resulting in yield loss. Thermal safety during testing is an utmost challenging problem in NoC-based multicore systems, including three-dimensional NoC-based (3D NoC) multicore systems due to stacking of layers. This work proposes a preemptive test scheduling technique for NoC-based multicore systems to reduce the testtime by minimizing conflicts of resource usage. The preemptive test scheduling problem has been formulated using Integer Linear Programming (ILP). In this article, authors have also presented a thermal-aware test scheduling technique to test cores in 2D as well as 3D stacked NoC-based multicore systems using a Particle Swarm Optimization (PSO) based approach. To improve the solution further, several innovative augmentation techniques have been incorporated in the basic PSO. Experimental results highlight the effectiveness of the proposed method in reducing testtime and peak temperature under the power constraints and achieve a tradeoff between testtime and peak temperature. © 2019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XIXJQWA</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Bittner, E.A.C.; Shoury, O.</text:p>
          </table:table-cell>
          <table:table-cell office:value-type="string" calcext:value-type="string">
            <text:p>Designing automated facilitation for design thinking: A chatbot for supporting teams in the empathy map method</text:p>
          </table:table-cell>
          <table:table-cell office:value-type="string" calcext:value-type="string">
            <text:p>Proceedings of the Annual Hawaii International Conference on System Sciences</text:p>
          </table:table-cell>
          <table:table-cell table:number-columns-repeated="3"/>
          <table:table-cell office:value-type="string" calcext:value-type="string">
            <text:p>https://www.scopus.com/inward/record.uri?eid=2-s2.0-85108268180&amp;partnerID=40&amp;md5=cfbdabf7667247a4e7b489a8042ad9d7</text:p>
          </table:table-cell>
          <table:table-cell office:value-type="string" calcext:value-type="string">
            <text:p>The Empathy Map Method (EMM) in the Design Thinking approach is a powerful tool for user centered design but relies on the methodological skills and experience of rare facilitation experts to guide the team. In a collaboration engineering effort, we aim to make this expertise available to teams without constant access to a professional facilitator by packaging facilitation knowledge into structured process support and state-of-the art technology. Based on requirements from scientific and practitioners' literature, we introduce the concept of a conversational agent in the form of a chatbot to take over the role of the facilitator of the EMM. We present an initial wizard of oz evaluation to derive insights and implications for improvements and the software implementation towards the ambitious goal of automated, non-human facilitation of EMM. © 2019 IEEE Computer Society.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P4GJU3A</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chendjou, G.T.; Simeu, E.</text:p>
          </table:table-cell>
          <table:table-cell office:value-type="string" calcext:value-type="string">
            <text:p>Detection, location and concealment of defective pixels in image sensors</text:p>
          </table:table-cell>
          <table:table-cell office:value-type="string" calcext:value-type="string">
            <text:p>IEEE Transactions on Emerging Topics in Computing</text:p>
          </table:table-cell>
          <table:table-cell table:number-columns-repeated="2"/>
          <table:table-cell office:value-type="string" calcext:value-type="string">
            <text:p>10.1109/TETC.2020.2976807</text:p>
          </table:table-cell>
          <table:table-cell office:value-type="string" calcext:value-type="string">
            <text:p>https://www.scopus.com/inward/record.uri?eid=2-s2.0-85080126882&amp;doi=10.1109%2fTETC.2020.2976807&amp;partnerID=40&amp;md5=43d1992f095615b66f5b3d5e70e83155</text:p>
          </table:table-cell>
          <table:table-cell office:value-type="string" calcext:value-type="string">
            <text:p>This paper presents the construction process of defective pixel detection and concealment methods, for image sensor online diagnosis and self-healing. The proposed process is based on pixel neighborhood analysis using only simple arithmetic operations on the image files. This leads to an optimization of the processing speed of the produced image. A first step in the process is to identify and locate the defective pixels on the image. Three defective pixel detection algorithms are proposed. The first one uses the distance between the pixel under test and its neighboring pixels. The second method is based on the median value of the pixel block around each pixel. The third method uses an evaluation and analysis of the local dispersion parameters in the image. The concealment of detected defective pixels is the second step of the self-healing process of image sensor. It consists of substituting the defective value by the median value of the neighborhood pixel block. In the study and learning phase, distorted images obtained by injecting random disturbances into healthy reference images are used to evaluate the defective pixel detection and concealment methods. The set of 1 176 distorted images is constructed using 196 reference images with six types of defects, based on typical failure mechanism of image sensors. The proposed methods are compared to different state-of-the-art defective pixel detection and correction methods, in both software and FPGA implementations. The experimental results undoubtedly demonstrate that the new methods proposed in this paper perform the best results compared to the state-of-the-art.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C4M25P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Tranninger, M.; Stettinger, G.; Benedikt, M.; Horn, M.</text:p>
          </table:table-cell>
          <table:table-cell office:value-type="string" calcext:value-type="string">
            <text:p>Diagnosis of Interconnected Systems via well tuned Model-Based Coupling Algorithms ⁎</text:p>
          </table:table-cell>
          <table:table-cell table:number-columns-repeated="3"/>
          <table:table-cell office:value-type="string" calcext:value-type="string">
            <text:p>10.1016/j.ifacol.2018.09.571</text:p>
          </table:table-cell>
          <table:table-cell office:value-type="string" calcext:value-type="string">
            <text:p>https://www.scopus.com/inward/record.uri?eid=2-s2.0-85054593735&amp;doi=10.1016%2fj.ifacol.2018.09.571&amp;partnerID=40&amp;md5=3d57757ccc69cf6fd55c222dd21aa576</text:p>
          </table:table-cell>
          <table:table-cell office:value-type="string" calcext:value-type="string">
            <text:p>This paper presents a heuristic tuning method for a recently proposed model-based coupling algorithm. The purpose of the coupling algorithm is to mitigate effects caused by non ideal coupling of different subsystems where coupling imperfections like time delays, data losses or noisy measurements degrade the overall system performance. If the coupling algorithm is well tuned, a consistency criterion can be used for online closed-loop diagnosis. The simplicity and effectiveness of the proposed tuning and diagnosis approach is demonstrated via a laboratory experiment. © 2018</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8ZAJHX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org, M.; Abdessalem, R.B.; Nejati, S.; Jegeden, F.-X.; Shin, D.</text:p>
          </table:table-cell>
          <table:table-cell office:value-type="string" calcext:value-type="string">
            <text:p>Digital Twins Are Not Monozygotic - Cross-Replicating ADAS Testing in Two Industry-Grade Automotive Simulators</text:p>
          </table:table-cell>
          <table:table-cell office:value-type="string" calcext:value-type="string">
            <text:p>Proceedings - 2021 IEEE 14th International Conference on Software Testing, Verification and Validation, ICST 2021</text:p>
          </table:table-cell>
          <table:table-cell table:number-columns-repeated="2"/>
          <table:table-cell office:value-type="string" calcext:value-type="string">
            <text:p>10.1109/ICST49551.2021.00050</text:p>
          </table:table-cell>
          <table:table-cell office:value-type="string" calcext:value-type="string">
            <text:p>https://www.scopus.com/inward/record.uri?eid=2-s2.0-85101260467&amp;doi=10.1109%2fICST49551.2021.00050&amp;partnerID=40&amp;md5=7c9088dc457ee90b785addc67f56dbdc</text:p>
          </table:table-cell>
          <table:table-cell office:value-type="string" calcext:value-type="string">
            <text:p>The increasing levels of software- and data-intensive driving automation call for an evolution of automotive soft-ware testing. As a recommended practice of the Verification and Validation (VV) process of ISO/PAS 21448, a candidate standard for safety of the intended functionality for road vehicles, simulation-based testing has the potential to reduce both risks and costs. There is a growing body of research on devising test automation techniques using simulators for Advanced Driver-Assistance Systems (ADAS). However, how similar are the results if the same test scenarios are executed in different simulators? We conduct a replication study of applying a Search-Based Software Testing (SBST) solution to a real-world ADAS (PeVi, a pedestrian vision detection system) using two different commercial simulators, namely, TASS/Siemens PreScan and ESI Pro-SiVIC. Based on a minimalistic scene, we compare critical test scenarios generated using our SBST solution in these two simulators. We show that SBST can be used to effectively generate critical test scenarios in both simulators, and the test results obtained from the two simulators can reveal several weaknesses of the ADAS under test. However, executing the same test scenarios in the two simulators leads to notable differences in the details of the test outputs, in particular, related to (1) safety violations revealed by tests, and (2) dynamics of cars and pedestrians. Based on our findings, we recommend future VV plans to include multiple simulators to support robust simulation-based testing and to base test objectives on measures that are less dependant on the internals of the simulators.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WT5YZ76</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D.; Liu, C.; Chen, J.; Zhang, D.; Hong, B.</text:p>
          </table:table-cell>
          <table:table-cell office:value-type="string" calcext:value-type="string">
            <text:p>Doubling the Speed of N200 Speller via Dual-Directional Motion Encoding</text:p>
          </table:table-cell>
          <table:table-cell office:value-type="string" calcext:value-type="string">
            <text:p>IEEE Transactions on Biomedical Engineering</text:p>
          </table:table-cell>
          <table:table-cell table:number-columns-repeated="2"/>
          <table:table-cell office:value-type="string" calcext:value-type="string">
            <text:p>10.1109/TBME.2020.3005518</text:p>
          </table:table-cell>
          <table:table-cell office:value-type="string" calcext:value-type="string">
            <text:p>https://www.scopus.com/inward/record.uri?eid=2-s2.0-85098566231&amp;doi=10.1109%2fTBME.2020.3005518&amp;partnerID=40&amp;md5=5b85b65eac91e8530e8451795699f6cc</text:p>
          </table:table-cell>
          <table:table-cell office:value-type="string" calcext:value-type="string">
            <text:p>Objective: Motion-onset visual evoked potentials (mVEPs)-based spellers, also known as N200 spellers, have been successfully implemented, avoiding flashing stimuli that are common in visual brain-computer interface (BCI). However, their information transfer rates (ITRs), typically below 50 bits/min, are lower than other visual BCI spellers. In this study, we sought to improve the speed of N200 speller to a level above the well-known P300 spellers. Approach: Based on our finding of the spatiooral asymmetry of N200 response elicited by leftward and rightward visual motion, a novel dual-directional N200 speller was implemented. By presenting visual stimuli moving in two different directions simultaneously, the new paradigm reduced the stimuli presentation time by half, while ensuring separable N200 features between two visual motion directions. Furthermore, a probability-based dynamic stopping algorithm was also proposed to shorten the decision time for each output further. Both offline and online tests were conducted to evaluate the performance in ten participants. Main results: Offline results revealed contralateral dominant temporal and spatial patterns in N200 responses when subjects attended to stimuli moving leftward or rightward. In online experiments, the dual-directional paradigm achieved an average ITR of 79.8 bits/min, with the highest ITR of 124.8 bits/min. Compared with the traditional uni-directional N200 speller, the median gain on the ITR was 202%. Significance: The proposed dual-directional paradigm managed to double the speed of the N200 speller. Together with its non-flashing characteristics, this dual-directional N200 speller is promising to be a competent candidate for fast and reliable BCI applications. © 1964-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PBJXSE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hen, J.; Won, J.Y.; Chen, Z.; Chen, Q.A.</text:p>
          </table:table-cell>
          <table:table-cell office:value-type="string" calcext:value-type="string">
            <text:p>Drift with devil: Security of multi-sensor fusion based localization in high-level autonomous driving under GPS spoofing</text:p>
          </table:table-cell>
          <table:table-cell office:value-type="string" calcext:value-type="string">
            <text:p>Proceedings of the 29th USENIX Security Symposium</text:p>
          </table:table-cell>
          <table:table-cell table:number-columns-repeated="3"/>
          <table:table-cell office:value-type="string" calcext:value-type="string">
            <text:p>https://www.scopus.com/inward/record.uri?eid=2-s2.0-85091929794&amp;partnerID=40&amp;md5=3d1ebefba4cc425b509db4936d880dbd</text:p>
          </table:table-cell>
          <table:table-cell office:value-type="string" calcext:value-type="string">
            <text:p>For high-level Autonomous Vehicles (AV), localization is highly security and safety critical. One direct threat to it is GPS spoofing, but fortunately, AV systems today predominantly use Multi-Sensor Fusion (MSF) algorithms that are generally believed to have the potential to practically defeat GPS spoofing. However, no prior work has studied whether today's MSF algorithms are indeed sufficiently secure under GPS spoofing, especially in AV settings. In this work, we perform the first study to fill this critical gap. As the first study, we focus on a production-grade MSF with both design and implementation level representativeness, and identify two AV-specific attack goals, off-road and wrong-way attacks. To systematically understand the security property, we first analyze the upper-bound attack effectiveness, and discover a take-over effect that can fundamentally defeat the MSF design principle. We perform a cause analysis and find that such vulnerability only appears dynamically and non-deterministically. Leveraging this insight, we design FusionRipper, a novel and general attack that opportunistically captures and exploits take-over vulnerabilities. We evaluate it on 6 real-world sensor traces, and find that FusionRipper can achieve at least 97% and 91.3% success rates in all traces for off-road and wrong-way attacks respectively. We also find that it is highly robust to practical factors such as spoofing inaccuracies. To improve the practicality, we further design an offline method that can effectively identify attack parameters with over 80% average success rates for both attack goals, with the cost of at most half a day. We also discuss promising defense directions. © 2020 by The USENIX Association.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VEMCM8M</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im, L.-W.; Villasenor, J.D.</text:p>
          </table:table-cell>
          <table:table-cell office:value-type="string" calcext:value-type="string">
            <text:p>Dynamic Function Verification for System on Chip Security Against Hardware-Based Attacks</text:p>
          </table:table-cell>
          <table:table-cell office:value-type="string" calcext:value-type="string">
            <text:p>IEEE Transactions on Reliability</text:p>
          </table:table-cell>
          <table:table-cell table:number-columns-repeated="2"/>
          <table:table-cell office:value-type="string" calcext:value-type="string">
            <text:p>10.1109/TR.2015.2447111</text:p>
          </table:table-cell>
          <table:table-cell office:value-type="string" calcext:value-type="string">
            <text:p>https://www.scopus.com/inward/record.uri?eid=2-s2.0-84936088375&amp;doi=10.1109%2fTR.2015.2447111&amp;partnerID=40&amp;md5=2c19d863c1fb32c31b2c032047adcf29</text:p>
          </table:table-cell>
          <table:table-cell office:value-type="string" calcext:value-type="string">
            <text:p>As chip designs become increasingly complex, there is a corresponding increased vulnerability to malicious circuitry that could be inserted in the design process. Such hardware Trojans can be designed to avoid pre-deployment detection, and thus to potentially launch attacks that could impede the function of the system or compromise the integrity of the data it contains. Given the near impossibility of exhaustive detection of malicious hardware during pre-deployment verification, techniques that enable post-deployment hardware integrity verification can play a vital role in system security. In this paper, we propose a system architecture for performing online verification in a manner that does not impede normal system hardware function. The proposed approach provides a comprehensive architectural design method aimed at system on chip (SoC) based hardware systems that performs run-time testing, detects run-time attacks by Trojans, mitigates them, quarantines the detected malicious hardware modules, and regenerates the lost system functions with modest cost. © 1963-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RCGKQER</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Y.; Chen, Y.; Wang, Q.</text:p>
          </table:table-cell>
          <table:table-cell office:value-type="string" calcext:value-type="string">
            <text:p>Evolution and diffusion of information literacy topics</text:p>
          </table:table-cell>
          <table:table-cell office:value-type="string" calcext:value-type="string">
            <text:p>Scientometrics</text:p>
          </table:table-cell>
          <table:table-cell table:number-columns-repeated="2"/>
          <table:table-cell office:value-type="string" calcext:value-type="string">
            <text:p>10.1007/s11192-021-03925-y</text:p>
          </table:table-cell>
          <table:table-cell office:value-type="string" calcext:value-type="string">
            <text:p>https://www.scopus.com/inward/record.uri?eid=2-s2.0-85102598046&amp;doi=10.1007%2fs11192-021-03925-y&amp;partnerID=40&amp;md5=408dbb88404120e92bf9aa9a445047b8</text:p>
          </table:table-cell>
          <table:table-cell office:value-type="string" calcext:value-type="string">
            <text:p>Investigation of the topic of information literacy and its changes can be informative for researchers and provide a better understanding of the corresponding domains. This study conducted a topic model dynamic analysis of the articles on information literacy studies in the Web of Science core collection database that were published from 2005 to 2019. The global topics and their popularities, topical similarities and correlations, along with the evolution of temporal local topics and the diffusion of subject local topics were analyzed and presented. Nine global topics differed in terms of their temporal and subject characteristics, and this study focused on ability, technology, field, people, place and application of information literacy. For the temporal local topics, crossing was the main evolutionary mechanism; hence, the core topic words were relatively stable, but few new research directions have been explored in recent years. For the subject local topics, absorbing with division and absorbing were the main mechanisms, which supported the diffusion progress of information literacy studies among subjects. However, it is necessary to promote the development of future research through the innovative development of multidisciplinary integration. Researchers and practitioners should focus on the impact of information technology, increase the breadth and depth of the research field, and develop innovative evaluation methods that are based on data to promote the comprehensive, sustainable and effective improvement in information literacy. © 2021, Akadémiai Kiadó, Budapest, Hunga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P3LGMWA</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adhakrishnan, P.; Themozhi, G.</text:p>
          </table:table-cell>
          <table:table-cell office:value-type="string" calcext:value-type="string">
            <text:p>FPGA implementation of XOR-MUX full adder based DWT for signal processing applications</text:p>
          </table:table-cell>
          <table:table-cell office:value-type="string" calcext:value-type="string">
            <text:p>Microprocessors and Microsystems</text:p>
          </table:table-cell>
          <table:table-cell table:number-columns-repeated="2"/>
          <table:table-cell office:value-type="string" calcext:value-type="string">
            <text:p>10.1016/j.micpro.2019.102961</text:p>
          </table:table-cell>
          <table:table-cell office:value-type="string" calcext:value-type="string">
            <text:p>https://www.scopus.com/inward/record.uri?eid=2-s2.0-85077018821&amp;doi=10.1016%2fj.micpro.2019.102961&amp;partnerID=40&amp;md5=1b162c4b562997563117dc57e90dd742</text:p>
          </table:table-cell>
          <table:table-cell office:value-type="string" calcext:value-type="string">
            <text:p>In the recent past there is a rapid development in the field of digital technology especially in signal processing and image processing based applications Excellent performance high speed, compactable in size low power and less delay are the essential needs of the devices used for applications such as signal processing, audio processing and software define radio and so on. Particularly, digital gadgets are prone to have more critical logic size and power consumption and take large area in VLSI Implementation due to arithmetic operations of adders and multiplier designs. Thus priority architecture of Digital Wavelet Transform (DWT) is affected as it comprises a number of Filter banks in level basics, thus all Filter banks have number of adders and multipliers due to coefficient decompositions of low and high pass filters. On this n-size repeated filter logic takes more logic size and power consumption. Here, the proposed work presents a novel approach of DWT by replacing conventional adders and multipliers with XOR-MUX adders and Truncations multipliers thereby reducing the 2n logic size to n-size logic. Finally, the proposed DWT architecture designed in VHDL and also implemented in FPGA XC6SLX9-2TQG144 proved the performance in terms of delay, area and power. © 2019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HBCSL2U</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tocco, A.; Weiss, M.; Calzana, M.; Tonella, P.</text:p>
          </table:table-cell>
          <table:table-cell office:value-type="string" calcext:value-type="string">
            <text:p>Misbehaviour prediction for autonomous driving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377811.3380353</text:p>
          </table:table-cell>
          <table:table-cell office:value-type="string" calcext:value-type="string">
            <text:p>https://www.scopus.com/inward/record.uri?eid=2-s2.0-85094321490&amp;doi=10.1145%2f3377811.3380353&amp;partnerID=40&amp;md5=83d7e79824348d1270a21fe3a7fc4989</text:p>
          </table:table-cell>
          <table:table-cell office:value-type="string" calcext:value-type="string">
            <text:p>Deep Neural Networks (DNNs) are the core component of modern autonomous driving systems. To date, it is still unrealistic that a DNN will generalize correctly to all driving conditions. Current testing techniques consist of offline solutions that identify adversarial or corner cases for improving the training phase. In this paper, we address the problem of estimating the confidence of DNNs in response to unexpected execution contexts with the purpose of predicting potential safety-critical misbehaviours and enabling online healing of DNN-based vehicles. Our approach SelfOracle is based on a novel concept of self-assessment oracle, which monitors the DNN confidence at runtime, to predict unsupported driving scenarios in advance. SelfOracle uses autoencoderand time series-based anomaly detection to reconstruct the driving scenarios seen by the car, and to determine the confidence boundary between normal and unsupported conditions. In our empirical assessment, we evaluated the effectiveness of different variants of SelfOracle at predicting injected anomalous driving contexts, using DNN models and simulation environment from Udacity. Results show that, overall, SelfOracle can predict 77% misbehaviours, up to six seconds in advance, outperforming the online input validation approach of DeepRoad. © 2020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JDXLJGK</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Ben Hamida, A.; Bertolino, A.; Calabrò, A.; De Angelis, G.; Lago, N.; Lesbegueries, J.</text:p>
          </table:table-cell>
          <table:table-cell office:value-type="string" calcext:value-type="string">
            <text:p>Monitoring service choreographies from multiple sourc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3176-3_10</text:p>
          </table:table-cell>
          <table:table-cell office:value-type="string" calcext:value-type="string">
            <text:p>https://www.scopus.com/inward/record.uri?eid=2-s2.0-84867628656&amp;doi=10.1007%2f978-3-642-33176-3_10&amp;partnerID=40&amp;md5=19a0b80abd74b484397e7e9f8cc5fec3</text:p>
          </table:table-cell>
          <table:table-cell office:value-type="string" calcext:value-type="string">
            <text:p>Modern software applications are more and more conceived as distributed service compositions deployed over Grid and Cloud technologies. Choreographies provide abstract specifications of such compositions, by modeling message-based multi-party interactions without assuming any central coordination. To enable the management and dynamic adaptation of choreographies, it is essential to keep track of events and exchanged messages and to monitor the status of the underlying platform, and combine these different levels of information into complex events meaningful at the application level. Towards this goal, we propose a Multi-source Monitoring Framework that we are developing within the EU Project CHOReOS, which can correlate the messages passed at business-service level with observations relative to the infrastructure resources. We present the monitor architecture and illustrate it on a use-case excerpted from the CHOReOS project. © 2012 Springer-Verl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4KNY5B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Alyami, H.; Alosaimi, W.; Krichen, M.; Alroobaea, R.</text:p>
          </table:table-cell>
          <table:table-cell office:value-type="string" calcext:value-type="string">
            <text:p>Monitoring social distancing using artificial intelligence for fighting COVID-19 virus spread</text:p>
          </table:table-cell>
          <table:table-cell office:value-type="string" calcext:value-type="string">
            <text:p>International Journal of Open Source Software and Processes</text:p>
          </table:table-cell>
          <table:table-cell table:number-columns-repeated="2"/>
          <table:table-cell office:value-type="string" calcext:value-type="string">
            <text:p>10.4018/IJOSSP.2021070104</text:p>
          </table:table-cell>
          <table:table-cell office:value-type="string" calcext:value-type="string">
            <text:p>https://www.scopus.com/inward/record.uri?eid=2-s2.0-85113152310&amp;doi=10.4018%2fIJOSSP.2021070104&amp;partnerID=40&amp;md5=24ed46ddbc20902ab8e20aaa9a662a7b</text:p>
          </table:table-cell>
          <table:table-cell office:value-type="string" calcext:value-type="string">
            <text:p>To restrict COVID-19, individuals must remain two meters away from one another in public since public health authorities find this a healthy distance. In this way, the incidence of “social distancing” keeps pace with COVID-19 spread. For this purpose, the proposed solution consists of the development of a tool based on AI technologies which takes as input videos (in real time) from streets and public spaces and gives as output the places where social distancing is not respected. Detected persons who are not respecting social distancing are surrounded with red rectangles and those who respect social distancing with green rectangles. The solution has been tested for the case of videos from the two Holy Mosques in Saudi Arabia: Makkah and Madinah. As a novel contribution compared to existent approaches in the literature, the solution allows the detection of the age, class, and sex of persons not respecting social distancing. Person detection is performed using the Faster RCNN with ResNet-50 as it is the backbone network that is pre-trained with the open source COCO dataset. The obtained results are satisfactory and may be improved by considering more sophisticated cameras, material, and techniques. Copyright © 2021, IGI Global. Copying or distributing in print or electronic forms without written permission of IGI Global is prohibit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TMRQDGY</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Oriol, M.; Franch, X.; Marco, J.</text:p>
          </table:table-cell>
          <table:table-cell office:value-type="string" calcext:value-type="string">
            <text:p>Monitoring the service-based system lifecycle with SALMon</text:p>
          </table:table-cell>
          <table:table-cell office:value-type="string" calcext:value-type="string">
            <text:p>Expert Systems with Applications</text:p>
          </table:table-cell>
          <table:table-cell table:number-columns-repeated="2"/>
          <table:table-cell office:value-type="string" calcext:value-type="string">
            <text:p>10.1016/j.eswa.2015.03.027</text:p>
          </table:table-cell>
          <table:table-cell office:value-type="string" calcext:value-type="string">
            <text:p>https://www.scopus.com/inward/record.uri?eid=2-s2.0-84930177454&amp;doi=10.1016%2fj.eswa.2015.03.027&amp;partnerID=40&amp;md5=2ee115d6b13ec9e1d8900c9e45e83722</text:p>
          </table:table-cell>
          <table:table-cell office:value-type="string" calcext:value-type="string">
            <text:p>Context and motivation Service-Based Systems are highly dynamic software systems composed of several web services. In contrast to other types of systems, Service-Based Systems rely on service providers to ensure that their web services comply with the agreed Quality of Service. Delivering an adequate Quality of Service is a critical and significant challenge that requires monitoring along the different activities in the Service-Based System's lifecycle. Question/problem Current monitoring systems are designed to support specific activities (e.g. service selection, adaptation, etc.), but do not fulfil the requirements of all the activities in the Service-Based System's lifecycle. Principal ideas/results In this paper, we present SALMon, a QoS monitoring framework able to support the whole Service-Based System's lifecycle. SALMon is highly versatile, since it combines different strategies for its configuration (model-based and invocation-based) and for the way it gets the Quality of Service (passive monitoring and online testing). Furthermore, its architecture supports easy extensibility with new quality attributes, independence of the technology of the monitored services and interoperability with other tools. We conducted a performance evaluation over real web services using suitable estimators for response time and evaluated both its overhead and capacity. Contribution SALMon provides infrastructure that can be used in very different scenarios, as exemplified in this paper, both in terms of the lifecycle's phase addressed and the type of system (pure Service-Oriented Architecture, cloud-based systems, etc.). This diversity of situations addressed makes SALMon a significant contribution both for practitioners that may be interested in integrating a working technology in their software solutions, and for researchers who can conduct their investigation on top of a reliable infrastructure. © 2015 Elsevier B.V.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58LNIAK</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Jiang, G.; Shang, J.; Liu, W.; Feng, X.; Lei, J.</text:p>
          </table:table-cell>
          <table:table-cell office:value-type="string" calcext:value-type="string">
            <text:p>Modeling the dynamics of online review life cycle: Role of social and economic moderations</text:p>
          </table:table-cell>
          <table:table-cell office:value-type="string" calcext:value-type="string">
            <text:p>European Journal of Operational Research</text:p>
          </table:table-cell>
          <table:table-cell table:number-columns-repeated="2"/>
          <table:table-cell office:value-type="string" calcext:value-type="string">
            <text:p>10.1016/j.ejor.2020.01.054</text:p>
          </table:table-cell>
          <table:table-cell office:value-type="string" calcext:value-type="string">
            <text:p>https://www.scopus.com/inward/record.uri?eid=2-s2.0-85080076510&amp;doi=10.1016%2fj.ejor.2020.01.054&amp;partnerID=40&amp;md5=d021a05e64e8f9d56c3cd2f5034eff79</text:p>
          </table:table-cell>
          <table:table-cell office:value-type="string" calcext:value-type="string">
            <text:p>Online review system (ORS) can unite members who share similar interests in topic discussion or knowledge exchange that entails dynamics and complexity. In this work, we propose a multiagent system to replicate the evolution of social bonds and online reviews in ORS. To validate the proposed method, we use big data from a real-world ORS collected over a period of 153 months. Results show that the proposed agent-based model can accurately predict the construction of bonds and the volumes of online reviews. Moreover, social moderation, economic moderation, and the combined moderating mechanism can motivate ORS members to post reviews. The stage (phase) of the review life cycle and the degree of moderation significantly impact the effectiveness of the mechanisms. Depending on the stage of the review life cycle, social and economic moderators have different degrees of success in generating online reviews. In the early stage, economic moderation is effective, whereas social moderation works better in the late stage. When the moderating levels are medium or high, the combined social and economic moderation is much better than the stand-alone mechanism. Although social bonds are positively associated with more posting, none of the moderating mechanisms (economic, social, or combined) can significantly enhance the bond. To manage ORS effectively, managers need to switch from the conventional static view (relying on single theory) to the dynamic view. In addition, they should incorporate social exchange, motivation, and social network concepts at different stages of the ORS life cycle. © 2020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7MIARQ9</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Fredericks, E.M.; Bowers, K.M.; Hariri, R.H.</text:p>
          </table:table-cell>
          <table:table-cell office:value-type="string" calcext:value-type="string">
            <text:p>On Incorporating Search-Based Heuristics into Real-World Systems</text:p>
          </table:table-cell>
          <table:table-cell office:value-type="string" calcext:value-type="string">
            <text:p>Proceedings - 2019 IEEE/ACM 12th International Workshop on Search-Based Software Testing, SBST 2019</text:p>
          </table:table-cell>
          <table:table-cell table:number-columns-repeated="2"/>
          <table:table-cell office:value-type="string" calcext:value-type="string">
            <text:p>10.1109/SBST.2019.00012</text:p>
          </table:table-cell>
          <table:table-cell office:value-type="string" calcext:value-type="string">
            <text:p>https://www.scopus.com/inward/record.uri?eid=2-s2.0-85072582864&amp;doi=10.1109%2fSBST.2019.00012&amp;partnerID=40&amp;md5=4259ca2a0066d8fcb785579963bbb494</text:p>
          </table:table-cell>
          <table:table-cell office:value-type="string" calcext:value-type="string">
            <text:p>While massive strides have been made in the field of search-based software testing (SBST) in recent years, there yet remains the problem of transitioning such techniques to reality. This paper discusses this problem in terms of cyber-physical systems, presents research challenges for applying SBST to this domain, and outlines the state-of-the-art achievements of the SBST community in this regard.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72M6KX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istry, M.; Misener, R.</text:p>
          </table:table-cell>
          <table:table-cell office:value-type="string" calcext:value-type="string">
            <text:p>Optimising heat exchanger network synthesis using convexity properties of the logarithmic mean temperature difference</text:p>
          </table:table-cell>
          <table:table-cell office:value-type="string" calcext:value-type="string">
            <text:p>Computers and Chemical Engineering</text:p>
          </table:table-cell>
          <table:table-cell table:number-columns-repeated="2"/>
          <table:table-cell office:value-type="string" calcext:value-type="string">
            <text:p>10.1016/j.compchemeng.2016.07.001</text:p>
          </table:table-cell>
          <table:table-cell office:value-type="string" calcext:value-type="string">
            <text:p>https://www.scopus.com/inward/record.uri?eid=2-s2.0-84979599438&amp;doi=10.1016%2fj.compchemeng.2016.07.001&amp;partnerID=40&amp;md5=a7dbf5b58fcfca3523fd5c798a5ce1b8</text:p>
          </table:table-cell>
          <table:table-cell office:value-type="string" calcext:value-type="string">
            <text:p>Industrial processes typically involve heating and cooling fluids via networks of heat exchangers which reuse excess process heat onsite. Optimally synthesising these networks of heat exchangers is a mixed-integer nonlinear optimisation problem with nonlinear terms including bilinear stream mixing, concave cost functions, and the logarithmic mean temperature difference (LMTD), which characterises the nonlinear nature of heat exchange. LMTD is typically associated with numerical difficulties, but, after adding the limits, this manuscript proves the strict convexity of LMTDβ, β &amp;lt; 0, and also characterises the shape of the function for all β ≤ 1. These proofs motivate why previous, heuristic-based approaches work best when the problem is reformulated to move the LMTD terms into the objective. The convexity results also lead to an effective algorithm bounding the simultaneous synthesis model SYNHEAT from the online test set MINLPLib2; this algorithm solves a series of mixed-integer linear optimisation problems converging to the global objective value of the original problem. © 2016</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GI9RB6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hu, J.; He, P.; Zheng, Z.; Lyu, M.R.</text:p>
          </table:table-cell>
          <table:table-cell office:value-type="string" calcext:value-type="string">
            <text:p>Online QoS Prediction for Runtime Service Adaptation via Adaptive Matrix Factorization</text:p>
          </table:table-cell>
          <table:table-cell office:value-type="string" calcext:value-type="string">
            <text:p>IEEE Transactions on Parallel and Distributed Systems</text:p>
          </table:table-cell>
          <table:table-cell table:number-columns-repeated="2"/>
          <table:table-cell office:value-type="string" calcext:value-type="string">
            <text:p>10.1109/TPDS.2017.2700796</text:p>
          </table:table-cell>
          <table:table-cell office:value-type="string" calcext:value-type="string">
            <text:p>https://www.scopus.com/inward/record.uri?eid=2-s2.0-85030027575&amp;doi=10.1109%2fTPDS.2017.2700796&amp;partnerID=40&amp;md5=3e64eee44a94832339885543f502fe06</text:p>
          </table:table-cell>
          <table:table-cell office:value-type="string" calcext:value-type="string">
            <text:p>Cloud applications built on service-oriented architectures generally integrate a number of component services to fulfill certain application logic. The changing cloud environment highlights the need for these applications to keep resilient against QoS variations of their component services so that end-to-end quality-of-service (QoS) can be guaranteed. Runtime service adaptation is a key technique to achieve this goal. To support timely and accurate adaptation decisions, effective and efficient QoS prediction is needed to obtain real-time QoS information of component services. However, current research has focused mostly on QoS prediction of working services that are being used by a cloud application, but little on predicting QoS values of candidate services that are equally important in determining optimal adaptation actions. In this paper, we propose an adaptive matrix factorization (namely AMF) approach to perform online QoS prediction for candidate services. AMF is inspired from the widely-used collaborative filtering techniques in recommender systems, but significantly extends the conventional matrix factorization model with new techniques of data transformation, online learning, and adaptive weights. Comprehensive experiments, as well as a case study, have been conducted based on a real-world QoS dataset of Web services (with over 40 million QoS records). The evaluation results demonstrate AMF's superiority in achieving accuracy, efficiency, and robustness, which are essential to enable optimal runtime service adaptation. © 1990-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CG6K43P</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Chan, W.K.; Tse, T.H.</text:p>
          </table:table-cell>
          <table:table-cell office:value-type="string" calcext:value-type="string">
            <text:p>Oracles are hardly attain'd, and hardly understood: Confessions of software testing researchers</text:p>
          </table:table-cell>
          <table:table-cell office:value-type="string" calcext:value-type="string">
            <text:p>Proceedings of the International Symposium on the Physical and Failure Analysis of Integrated Circuits, IPFA</text:p>
          </table:table-cell>
          <table:table-cell table:number-columns-repeated="2"/>
          <table:table-cell office:value-type="string" calcext:value-type="string">
            <text:p>10.1109/QSIC.2013.16</text:p>
          </table:table-cell>
          <table:table-cell office:value-type="string" calcext:value-type="string">
            <text:p>https://www.scopus.com/inward/record.uri?eid=2-s2.0-84885660194&amp;doi=10.1109%2fQSIC.2013.16&amp;partnerID=40&amp;md5=40034b47ce4bf28a2d65dd2e1afefb65</text:p>
          </table:table-cell>
          <table:table-cell office:value-type="string" calcext:value-type="string">
            <text:p>In software testing, a test oracle refers to the mechanism for determining whether the results of the software under test agree with the expected outcomes. To achieve this, we need a means to determine the expected outcomes, a means to gauge the actual results, and a means to decide whether the actual results agree with the expected outcomes. In real-life situations, however, a test oracle may not exist owing to a missing link in any of these aspects. In this paper, we summarize our research for the last 15 years on selected issues related to each of these aspects. We present the use of metamorphic testing, pattern classification, and formal object equivalence and nonequivalence to alleviate the problems.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57LA2VW</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Fan, J.; Tong, Y.; Qin, Y.; Ma, X.</text:p>
          </table:table-cell>
          <table:table-cell office:value-type="string" calcext:value-type="string">
            <text:p>Overwhelming Uncertainty in Self-adaptation: An Empirical Study on PLA and CobRA</text:p>
          </table:table-cell>
          <table:table-cell office:value-type="string" calcext:value-type="string">
            <text:p>PervasiveHealth: Pervasive Computing Technologies for Healthcare</text:p>
          </table:table-cell>
          <table:table-cell table:number-columns-repeated="2"/>
          <table:table-cell office:value-type="string" calcext:value-type="string">
            <text:p>10.1145/3457913.3457943</text:p>
          </table:table-cell>
          <table:table-cell office:value-type="string" calcext:value-type="string">
            <text:p>https://www.scopus.com/inward/record.uri?eid=2-s2.0-85111973882&amp;doi=10.1145%2f3457913.3457943&amp;partnerID=40&amp;md5=8c2563327ab4a115103ea9b5ee3cb801</text:p>
          </table:table-cell>
          <table:table-cell office:value-type="string" calcext:value-type="string">
            <text:p>Self-adaptation is a promising approach to enable software systems to address the challenge of uncertainty. Different from traditional reactive adaptation mechanisms that focus on the system's current environment state only, proactive adaptation mechanisms predict the potential environmental changes and make better adaptation plan accordingly. Proactive Latency-aware Adaptation (PLA for shot) and Control-based Requirements-oriented Adaptation (CobRA for short) are two representative approaches to build proactive self-adaptation mechanisms. Despite their different design and implementation details, PLA and CobRA are reported to have a very similar performance in supporting self-adaptation. In this paper, we conduct an in-depth comparison between these two approaches, trying to explain their effectiveness. We separate a proactive self-adaptation mechanism into three modules, namely system modelling, environment predicting, and uncertainty filtering. We identify the design choices of PLA and CobRA approaches, in terms of these three modules. We performed an ablation study on the three modules of PLA and compared their performance with CobRA. Our study reveals the very important role of uncertainty filtering in supporting self-adaptation, as well as the huge impact of a fluctuant environment on a self-adaptation mechanism. Based on this observation, we briefly discuss a conceptual self-adaptation mechanism, MAPE-U (monitoring, analyzing, planning, executing with uncertainty). © 2020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KUQBCJ8</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arroquin, A.; Calderon, D.; Hernandez, M.</text:p>
          </table:table-cell>
          <table:table-cell office:value-type="string" calcext:value-type="string">
            <text:p>Forward experiments on the test cases dependencies architecture: A use case trial</text:p>
          </table:table-cell>
          <table:table-cell office:value-type="string" calcext:value-type="string">
            <text:p>Proceedings - IEEE 30th International Conference on Advanced Information Networking and Applications Workshops, WAINA 2016</text:p>
          </table:table-cell>
          <table:table-cell table:number-columns-repeated="2"/>
          <table:table-cell office:value-type="string" calcext:value-type="string">
            <text:p>10.1109/WAINA.2016.54</text:p>
          </table:table-cell>
          <table:table-cell office:value-type="string" calcext:value-type="string">
            <text:p>https://www.scopus.com/inward/record.uri?eid=2-s2.0-84983486033&amp;doi=10.1109%2fWAINA.2016.54&amp;partnerID=40&amp;md5=305d983087c8547a1b1952f61ae50438</text:p>
          </table:table-cell>
          <table:table-cell office:value-type="string" calcext:value-type="string">
            <text:p>This paper addresses conformance testing of communication protocols. The Session Initiation Protocol (SIP) is often considered "the standard protocol" for deploying VoIP (Voice over IP) solutions. We implemented a popular SIP distributed scenario on an industrial test bed. Active testing of SIP maintains our attention, while we kept on experimenting with the test cases dependencies architecture. Finally this work, presents new results from our use case in the European Telecommunication Standards Institute, Test Description Language standard (TDL).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MTJ5PF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antos, T.; Carvalho, G.; Sampaio, A.</text:p>
          </table:table-cell>
          <table:table-cell office:value-type="string" calcext:value-type="string">
            <text:p>Formal modelling of environment restrictions from natural-language requirement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03044-5_16</text:p>
          </table:table-cell>
          <table:table-cell office:value-type="string" calcext:value-type="string">
            <text:p>https://www.scopus.com/inward/record.uri?eid=2-s2.0-85057236351&amp;doi=10.1007%2f978-3-030-03044-5_16&amp;partnerID=40&amp;md5=f02ddeb4bd0f60ca45769818fcfe6000</text:p>
          </table:table-cell>
          <table:table-cell office:value-type="string" calcext:value-type="string">
            <text:p>When creating system models, further to system behaviour one should take into account properties of the environment in order to achieve more meaningful models. Here, we extend a strategy that formalises data-flow reactive systems as CSP processes to take into account environment restrictions. Initially, these restrictions are written in natural language. Afterwards, with the aid of case-grammar theory, they are formalised by deriving LTL formulae automatically. Finally, these formulae are used to prune infeasible scenarios from the CSP-based system specification, in the light of the environment restrictions. Considering examples from the literature, and from the aerospace (Embraer) and the automotive (Mercedes) industry, we show the efficacy of our proposal in terms of state space reduction, up to 61% in some cases. © Springer Nature Switzerland AG 2018.</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Y5V84SZ</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Dowdeswell, B.; Sinha, R.; MacDonell, S.G.</text:p>
          </table:table-cell>
          <table:table-cell office:value-type="string" calcext:value-type="string">
            <text:p>Finding faults: A scoping study of fault diagnostics for Industrial Cyber–Physical Systems</text:p>
          </table:table-cell>
          <table:table-cell office:value-type="string" calcext:value-type="string">
            <text:p>Journal of Systems and Software</text:p>
          </table:table-cell>
          <table:table-cell table:number-columns-repeated="2"/>
          <table:table-cell office:value-type="string" calcext:value-type="string">
            <text:p>10.1016/j.jss.2020.110638</text:p>
          </table:table-cell>
          <table:table-cell office:value-type="string" calcext:value-type="string">
            <text:p>https://www.scopus.com/inward/record.uri?eid=2-s2.0-85084943715&amp;doi=10.1016%2fj.jss.2020.110638&amp;partnerID=40&amp;md5=b077bf5f4aae340fb9e379de4a5b086e</text:p>
          </table:table-cell>
          <table:table-cell office:value-type="string" calcext:value-type="string">
            <text:p>Context: As Industrial Cyber–Physical Systems (ICPS) become more connected and widely-distributed, often operating in safety-critical environments, we require innovative approaches to detect and diagnose the faults that occur in them. Objective: We profile fault identification and diagnosis techniques employed in the aerospace, automotive, and industrial control domains. Each of these sectors has adopted particular methods to meet their differing diagnostic needs. By examining both theoretical presentations as well as case studies from production environments, we present a profile of the current approaches being employed and identify gaps. Methodology: A scoping study was used to identify and compare fault detection and diagnosis methodologies that are presented in the current literature. We created categories for the different diagnostic approaches via a pilot study and present an analysis of the trends that emerged. We then compared the maturity of these approaches by adapting and using the NASA Technology Readiness Level (TRL) scale. Results: Fault identification and analysis studies from 127 papers published from 2004 to 2019 reveal a wide diversity of promising techniques, both emerging and in-use. These range from traditional Physics-based Models to Data-Driven Artificial Intelligence (AI) and Knowledge-Based approaches. Hybrid techniques that blend aspects of these three broad categories were also encountered. Predictive diagnostics or prognostics featured prominently across all sectors, along with discussions of techniques including Fault trees, Petri nets and Markov approaches. We also profile some of the techniques that have reached the highest Technology Readiness Levels, showing how those methods are being applied in real-world environments beyond the laboratory. Conclusions: Our results suggest that the continuing wide use of both Model-Based and Data-Driven AI techniques across all domains, especially when they are used together in hybrid configuration, reflects the complexity of the current ICPS application space. While creating sufficiently-complete models is labor intensive, Model-free AI techniques were evidenced as a viable way of addressing aspects of this challenge, demonstrating the increasing sophistication of current machine learning systems. Connecting ICPS together to share sufficient telemetry to diagnose and manage faults is difficult when the physical environment places demands on ICPS. Despite these challenges, the most mature papers present robust fault diagnosis and analysis techniques which have moved beyond the laboratory and are proving valuable in real-world environments. © 2020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YUCHECJ</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undir, A.K.S.; Sharma, O.P.</text:p>
          </table:table-cell>
          <table:table-cell office:value-type="string" calcext:value-type="string">
            <text:p>Fault tolerant reconfigurable hardware design using BIST on SRAM: A review</text:p>
          </table:table-cell>
          <table:table-cell office:value-type="string" calcext:value-type="string">
            <text:p>Proceedings of 2017 International Conference on Intelligent Computing and Control, I2C2 2017</text:p>
          </table:table-cell>
          <table:table-cell table:number-columns-repeated="2"/>
          <table:table-cell office:value-type="string" calcext:value-type="string">
            <text:p>10.1109/I2C2.2017.8321907</text:p>
          </table:table-cell>
          <table:table-cell office:value-type="string" calcext:value-type="string">
            <text:p>https://www.scopus.com/inward/record.uri?eid=2-s2.0-85049668310&amp;doi=10.1109%2fI2C2.2017.8321907&amp;partnerID=40&amp;md5=9f7cf85ce01eaf671ccc0a1db739001f</text:p>
          </table:table-cell>
          <table:table-cell office:value-type="string" calcext:value-type="string">
            <text:p>This Paper presents an exhaustive review on BIST technique used in different fault tolerant systems and also consider the fault detection methodologies used in these systems. BIST is an alternative method of at-speed testing of high speed ATE that is expensive and having some unavailability issues. With supplement of an external high speed clock, BIST requires on-chip circuitry for vector generation and response analysis. The pseudo-random vectors gives a good coverage of stuck-at faults and transition faults even if it is applied at high speed. But in case of robust testing, the Coverage of path-delay faults requires some additional modifications in the combinational logic. BIST also provide the testing feature to test circuits for timing delay. For this a standard BIST architecture with a hybrid pattern generator is required, for replacing LFSR-TPG, which can test both stuck at and delay faults. For test insertion BIST is now universally adopted, this is not only because BIST hardware overheads have come down, particularly for memory BIST (1-3%) [1], [7], [16] but also because it enables partitioning of the testing problem for large hardware systems into small ones so currently memory BIST is preferred [3], [4], [11], [68], [92], [121], and [122]. Most commonly used schemes to provide pattern generation and response compaction for BIST are LFSRs, MISRs and built-in logic block observers.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ZBPBMRD</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Navarro, D.; Sundstedt, V.; Garro, V.</text:p>
          </table:table-cell>
          <table:table-cell office:value-type="string" calcext:value-type="string">
            <text:p>Biofeedback Methods in Entertainment Video Games: A Review of Physiological Interaction Techniques</text:p>
          </table:table-cell>
          <table:table-cell office:value-type="string" calcext:value-type="string">
            <text:p>Proceedings of the ACM on Human-Computer Interaction</text:p>
          </table:table-cell>
          <table:table-cell table:number-columns-repeated="2"/>
          <table:table-cell office:value-type="string" calcext:value-type="string">
            <text:p>10.1145/3474695</text:p>
          </table:table-cell>
          <table:table-cell office:value-type="string" calcext:value-type="string">
            <text:p>https://www.scopus.com/inward/record.uri?eid=2-s2.0-85117119113&amp;doi=10.1145%2f3474695&amp;partnerID=40&amp;md5=0964eae1ded299edeb18a905eecb9237</text:p>
          </table:table-cell>
          <table:table-cell office:value-type="string" calcext:value-type="string">
            <text:p>The area of biofeedback interaction has grown over recent years, thanks to the release of more affordable and reliable sensor technology, and the accessibility offered by modern game development tools. This article presents a systematic literature review focusing on how different biofeedback interaction methods have been used for entertainment purposes in video games, between 2008 and 2020. It divides previous contributions in terms of a proposed interaction classification criteria and five different biofeedback methods (with a sixth category combining them): electroencephalography, electrocardiography, eye tracking, electrodermal activity, electromyography, and multi-modal interaction. The review describes the properties, sensor technologies, and the type of data gathered for every included biofeedback method, and presents their respective interaction techniques. It summarizes a set of opportunities and challenges for each included method, based on the results from previous work, and discusses these findings. It also analyzes how these interaction techniques are distributed between different common game genres. The review is beneficial for people interested in biofeedback methods and their potential use for novel interaction techniques in future video games. © 2021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VSRMRXZ</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antos, G.; Flynn, D.; Desmulliez, M.P.Y.</text:p>
          </table:table-cell>
          <table:table-cell office:value-type="string" calcext:value-type="string">
            <text:p>Built-in self-test (Bist) methods for mems: A review</text:p>
          </table:table-cell>
          <table:table-cell office:value-type="string" calcext:value-type="string">
            <text:p>Micromachines</text:p>
          </table:table-cell>
          <table:table-cell table:number-columns-repeated="2"/>
          <table:table-cell office:value-type="string" calcext:value-type="string">
            <text:p>10.3390/mi12010040</text:p>
          </table:table-cell>
          <table:table-cell office:value-type="string" calcext:value-type="string">
            <text:p>https://www.scopus.com/inward/record.uri?eid=2-s2.0-85099523837&amp;doi=10.3390%2fmi12010040&amp;partnerID=40&amp;md5=977312ebbce819e5155e4cbd8d3f5bac</text:p>
          </table:table-cell>
          <table:table-cell office:value-type="string" calcext:value-type="string">
            <text:p>A novel taxonomy of built-in self-test (BIST) methods is presented for the testing of micro-electro-mechanical systems (MEMS). With MEMS testing representing 50% of the total costs of the end product, BIST solutions that are cost-effective, non-intrusive and able to operate non-intrusively during system operation are being actively sought after. After an extensive review of the various testing methods, a classification table is provided that benchmarks such methods according to four performance metrics: ease of implementation, usefulness, test duration and power consumption. The performance table provides also the domain of application of the method that includes field test, power-on test or assembly phase test. Although BIST methods are application dependent, the use of the inherent multi-modal sensing capability of most sensors offers interesting prospects for effective BIST, as well as built-in self-repair (BISR). © 2020 by the authors. Licensee MDPI, Basel, Switzerlan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CCC2QB3</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ajput, P.K.; Sikka, G.</text:p>
          </table:table-cell>
          <table:table-cell office:value-type="string" calcext:value-type="string">
            <text:p>Exploration in adaptiveness to achieve automated fault recovery in self-healing software systems: A review</text:p>
          </table:table-cell>
          <table:table-cell office:value-type="string" calcext:value-type="string">
            <text:p>Intelligent Decision Technologies</text:p>
          </table:table-cell>
          <table:table-cell table:number-columns-repeated="2"/>
          <table:table-cell office:value-type="string" calcext:value-type="string">
            <text:p>10.3233/IDT-180114</text:p>
          </table:table-cell>
          <table:table-cell office:value-type="string" calcext:value-type="string">
            <text:p>https://www.scopus.com/inward/record.uri?eid=2-s2.0-85072228985&amp;doi=10.3233%2fIDT-180114&amp;partnerID=40&amp;md5=6688eb2bda413c745db676be5929e55d</text:p>
          </table:table-cell>
          <table:table-cell office:value-type="string" calcext:value-type="string">
            <text:p>Adaptiveness has been a coherent tool to achieve complete automation in software solutions. Over time, development of complete adaptive software has been a challenge due to its complexity in understanding the adaptiveness. Self-healing is a property associated with health of a software system, which is used to monitor the functionality of it and there by rectify any issues during run-time. Though achieving adaptiveness is a superficial aspect of entire system, self-healing appears to be more specific and feasible from a functionality viewpoint. In this paper, to justify the correlation between self-healing and adaptiveness both qualitative and quantitative analysis was used to explore their relationship on a generic aspect. This paper is concluded with a quantifiable empirical contribution that can significantly determine the correlation. © 2019-IOS Press and the author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47TKAP8</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lzahrani, A.; Demara, R.F.</text:p>
          </table:table-cell>
          <table:table-cell office:value-type="string" calcext:value-type="string">
            <text:p>Fast online diagnosis and recovery of reconfigurable logic fabrics using design disjunction</text:p>
          </table:table-cell>
          <table:table-cell office:value-type="string" calcext:value-type="string">
            <text:p>IEEE Transactions on Computers</text:p>
          </table:table-cell>
          <table:table-cell table:number-columns-repeated="2"/>
          <table:table-cell office:value-type="string" calcext:value-type="string">
            <text:p>10.1109/TC.2015.2513762</text:p>
          </table:table-cell>
          <table:table-cell office:value-type="string" calcext:value-type="string">
            <text:p>https://www.scopus.com/inward/record.uri?eid=2-s2.0-84987643687&amp;doi=10.1109%2fTC.2015.2513762&amp;partnerID=40&amp;md5=d635f56217cddc208d0e2049b2dd7171</text:p>
          </table:table-cell>
          <table:table-cell office:value-type="string" calcext:value-type="string">
            <text:p>Design disjunction is developed to offer a broad coverage, high resolution, and low overhead approach to online diagnosis and recovery of reconfigurable fabrics. Design disjunction leverages the condensed diagnosability of T logic resources to achieve self-recovery using partial reconfiguration in O(log T ) steps. Reconfiguration is guided by the constructive property of f -disjunctness which forms O(log T ) resource groups at design-time. Resolution of f simultaneous resource faults is shown to be guaranteed when the resource groups are mutually f -disjunct. This extends run-time fault resilience to a large resource space with certainty for up to f faults using a decision-free resolution process that also provides a high likelihood of identifying the fault's location to a fine granularity. Finally, design disjunction is parameterized to accommodate the low coverage issue of functional testing for which inarticulate tests can otherwise impair fault isolation. Experimental results for MCNC and ISCAS benchmarks on a Xilinx 7-series field programmable gate array (FPGA) demonstrate f -diagnosability at the individual slice level with a minimum average isolation accuracy of 96.4 percent (94.4 percent) for f=1 (f=2 ). Results have also demonstrated millisecond order recovery with a minimum increase of 83.6 percent in fault coverage compared to N -modular redundancy (NMR) schemes. Recovery is achieved while incurring an average critical path delay impact of only 1.49 percent and energy cost roughly comparable to conventional two-MR approaches. © 1968-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IY3QLKC</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ei, Z.; Wu, B.; Bursi, O.S.; Yang, G.; Wang, Z.</text:p>
          </table:table-cell>
          <table:table-cell office:value-type="string" calcext:value-type="string">
            <text:p>Hybrid simulation of structural systems with online updating of concrete constitutive law parameters by unscented Kalman filter</text:p>
          </table:table-cell>
          <table:table-cell office:value-type="string" calcext:value-type="string">
            <text:p>Structural Control and Health Monitoring</text:p>
          </table:table-cell>
          <table:table-cell table:number-columns-repeated="2"/>
          <table:table-cell office:value-type="string" calcext:value-type="string">
            <text:p>10.1002/stc.2069</text:p>
          </table:table-cell>
          <table:table-cell office:value-type="string" calcext:value-type="string">
            <text:p>https://www.scopus.com/inward/record.uri?eid=2-s2.0-85026362444&amp;doi=10.1002%2fstc.2069&amp;partnerID=40&amp;md5=ea33a4ad472d5472bf8ef98e169e6479</text:p>
          </table:table-cell>
          <table:table-cell office:value-type="string" calcext:value-type="string">
            <text:p>Online model updating in hybrid simulation (HS) can represent an effective technique to reduce modeling errors of parts numerically simulated, that is, numerical substructures, especially when only a few critical components of a large system can be tested, that is, physical substructures. As a result, in an enhanced HS with online model updating, parameters of constitutive relationship can be identified based on experimental data provided by physical substructures and updated in numerical substructures. This paper proposes a novel method to identify constitutive parameters of concrete laws with unscented Kalman filter (UKF). In order to implement UKF, parts of the source codes of the OpenSEES software were modified to compute estimated measurements. Prior to experimental HS, a parametric study of UKF constitutive law parameters was conducted. As a result, the effectiveness of the UKF combined with OpenSEES was validated through numerical simulations, a monotonic loading test on a concrete column and real-time HSs of a reinforced concrete frame run with both standard and model-updating techniques based on UKF. Copyright © 2017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S6B9ECR</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hi, Y.; Gao, M.; Jia, W.; Yin, G.; Gao, X.; Du, Y.; Zheng, L.</text:p>
          </table:table-cell>
          <table:table-cell office:value-type="string" calcext:value-type="string">
            <text:p>Intelligent commissioning system based on EPICS and differential evolution algorithm for synchrotron radiation beamline [基于EPICS和差分进化算法的同步辐射光束线智能调束系统]</text:p>
          </table:table-cell>
          <table:table-cell office:value-type="string" calcext:value-type="string">
            <text:p>He Jishu/Nuclear Techniques</text:p>
          </table:table-cell>
          <table:table-cell table:number-columns-repeated="2"/>
          <table:table-cell office:value-type="string" calcext:value-type="string">
            <text:p>10.11889/j.0253-3219.2020.hjs.43.050101</text:p>
          </table:table-cell>
          <table:table-cell office:value-type="string" calcext:value-type="string">
            <text:p>https://www.scopus.com/inward/record.uri?eid=2-s2.0-85084792052&amp;doi=10.11889%2fj.0253-3219.2020.hjs.43.050101&amp;partnerID=40&amp;md5=be215a3edad10ba718f00ead45666369</text:p>
          </table:table-cell>
          <table:table-cell office:value-type="string" calcext:value-type="string">
            <text:p>[Background] In synchrotron radiation facilities, it is important to keep beamlines operating in optimal conditions. The debugging process is normally very time consuming due to the irregular light source beam point, and it is not easy to get global optimum. [Purpose] This study aims to develop an intelligent debugging system based on Experimental Physics and Industrial Control System (EPICS) and differential evolution algorithm for synchrotron radiation beamline commissioning. [Methods] First of all, based on the differential evolution algorithm, intelligent optimization model of beamline was established. Then the automatic optimization of beam adjusting process was implemented by using LabVIEW program and communication with the EPICS-based control system was achieved by CaLab interface module. Functions of the user interface, motion control, algorithm implementation and evolution processing were integrated in the LabVIEW program. Finally, this intelligent commissioning system was tested at the X-ray diffractive (XRD) beamline of SSRF (Shanghai Synchrotron Radiation Facility) for optimization of the beam flux at sample position by adjusting the beamline optical components. [Results &amp; Conclusions] Online tests results show that this intelligent commissioning system converges to the optimal solution quickly, and the convergence time is about 30 min, more than one order of magnitude higher than manual optimization efficiency. © 2020, Science Press. All right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2MN9XL3</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niculaesei, A.; Grieser, J.; Rausch, A.; Rehfeldt, K.; Warnecke, T.</text:p>
          </table:table-cell>
          <table:table-cell office:value-type="string" calcext:value-type="string">
            <text:p>Towards a holistic software systems engineering approach for dependable autonomous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085.3194091</text:p>
          </table:table-cell>
          <table:table-cell office:value-type="string" calcext:value-type="string">
            <text:p>https://www.scopus.com/inward/record.uri?eid=2-s2.0-85051132671&amp;doi=10.1145%2f3194085.3194091&amp;partnerID=40&amp;md5=93c7bb6d5630eca7fbddb8c701ec6f06</text:p>
          </table:table-cell>
          <table:table-cell office:value-type="string" calcext:value-type="string">
            <text:p>Autonomous systems are gaining momentum in various application domains, such as autonomous vehicles, autonomous transport robotics and self-adaptation in smart homes. Product liability regulations impose high standards on manufacturers of such systems with respect to dependability (safety, security and privacy). Today's conventional engineering methods are not adequate for providing guarantees with respect to dependability requirements in a cost-efficient manner, e.g. road tests in the automotive industry sum up millions of miles before a system can be considered sufficiently safe. System engineers will no longer be able to test and respectively formally verify autonomous systems during development time in order to guarantee the dependability requirements in advance. In this vision paper, we introduce a new holistic software systems engineering approach for autonomous systems, which integrates development time methods as well as operation time techniques. With this approach, we aim to give the users a transparent view of the confidence level of the autonomous system under use with respect to the dependability requirements. We present already obtained results and point out research goals to be addressed in the future. © 2018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YYW7GMA</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Skitsas, M.A.; Nicopoulos, C.A.; Michael, M.K.</text:p>
          </table:table-cell>
          <table:table-cell office:value-type="string" calcext:value-type="string">
            <text:p>Toward efficient check-pointing and rollback under on-demand SBST in chip multi-processors</text:p>
          </table:table-cell>
          <table:table-cell office:value-type="string" calcext:value-type="string">
            <text:p>Proceedings of the 21st IEEE International On-Line Testing Symposium, IOLTS 2015</text:p>
          </table:table-cell>
          <table:table-cell table:number-columns-repeated="2"/>
          <table:table-cell office:value-type="string" calcext:value-type="string">
            <text:p>10.1109/IOLTS.2015.7229842</text:p>
          </table:table-cell>
          <table:table-cell office:value-type="string" calcext:value-type="string">
            <text:p>https://www.scopus.com/inward/record.uri?eid=2-s2.0-84955466880&amp;doi=10.1109%2fIOLTS.2015.7229842&amp;partnerID=40&amp;md5=b2bf9e175e56bb8cf60273890d57c720</text:p>
          </table:table-cell>
          <table:table-cell office:value-type="string" calcext:value-type="string">
            <text:p>In-field on-line testing techniques have recently been proposed for permanent fault detection caused by wear-out/aging-related defects manifesting during the lifetime of a system. Selective Software-Based Self-Testing (SBST) is one such paradigm focusing primarily on the recently stressed functional units of a multicore system at a sub-core granularity, in an attempt to reduce the application performance penalty caused by periodically testing the entire system. In this work, we complement our O/S-enabled framework DeamonGuard for on-demand (selective) SBST to support fault recovery capabilities. Towards this goal, we propose an efficient check pointing and rollback recovery mechanism which, upon fault detection, can restore the system to the most recently valid correct state and resume the normal operation assuming disabling of the faulty core, thereby leading to a healthy (but degraded) system. The work in this paper concentrates on reducing the number of stored checkpoints required when testing at a sub-core granularity, and minimizing the recovery penalty of such framework. We evaluate and demonstrate the overhead of the proposed recovery mechanism, and our results indicate a practical reduction in the number of stored checkpoints as well as a significant improvement in recovery latency for the cases where the faults are correlated with the stressed units.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82SUJPY</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g, L.; Li, C.; You, R.; Tu, B.; Li, L.</text:p>
          </table:table-cell>
          <table:table-cell office:value-type="string" calcext:value-type="string">
            <text:p>TKCA: a timely keystroke-based continuous user authentication with short keystroke sequence in uncontrolled settings</text:p>
          </table:table-cell>
          <table:table-cell office:value-type="string" calcext:value-type="string">
            <text:p>Cybersecurity</text:p>
          </table:table-cell>
          <table:table-cell table:number-columns-repeated="2"/>
          <table:table-cell office:value-type="string" calcext:value-type="string">
            <text:p>10.1186/s42400-021-00075-9</text:p>
          </table:table-cell>
          <table:table-cell office:value-type="string" calcext:value-type="string">
            <text:p>https://www.scopus.com/inward/record.uri?eid=2-s2.0-85105204729&amp;doi=10.1186%2fs42400-021-00075-9&amp;partnerID=40&amp;md5=aa1740c62bc66528b42d42728713f830</text:p>
          </table:table-cell>
          <table:table-cell office:value-type="string" calcext:value-type="string">
            <text:p>Keystroke-based behavioral biometrics have been proven effective for continuous user authentication. Current state-of-the-art algorithms have achieved outstanding results in long text or short text collected by doing some tasks. It remains a considerable challenge to authenticate users continuously and accurately with short keystroke inputs collected in uncontrolled settings. In this work, we propose a Timely Keystroke-based method for Continuous user Authentication, named TKCA. It integrates the key name and two kinds of timing features through an embedding mechanism. And it captures the relationship between context keystrokes by the Bidirectional Long Short-Term Memory (Bi-LSTM) network. We conduct a series of experiments to validate it on a public dataset - the Clarkson II dataset collected in a completely uncontrolled and natural setting. Experiment results show that the proposed TKCA achieves state-of-the-art performance with 8.28% of EER when using only 30 keystrokes and 2.78% of EER when using 190 keystrokes. © 2021,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9NVPIZW</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amilli, M.; Felderer, M.; Giusti, A.; Matt, D.T.; Perini, A.; Russo, B.; Susi, A.</text:p>
          </table:table-cell>
          <table:table-cell office:value-type="string" calcext:value-type="string">
            <text:p>Towards risk modeling for collaborative AI</text:p>
          </table:table-cell>
          <table:table-cell office:value-type="string" calcext:value-type="string">
            <text:p>Proceedings - 2021 IEEE/ACM 1st Workshop on AI Engineering - Software Engineering for AI, WAIN 2021</text:p>
          </table:table-cell>
          <table:table-cell table:number-columns-repeated="2"/>
          <table:table-cell office:value-type="string" calcext:value-type="string">
            <text:p>10.1109/WAIN52551.2021.00014</text:p>
          </table:table-cell>
          <table:table-cell office:value-type="string" calcext:value-type="string">
            <text:p>https://www.scopus.com/inward/record.uri?eid=2-s2.0-85113243583&amp;doi=10.1109%2fWAIN52551.2021.00014&amp;partnerID=40&amp;md5=85b9b702bd1848f784eaf37b60f88954</text:p>
          </table:table-cell>
          <table:table-cell office:value-type="string" calcext:value-type="string">
            <text:p>Collaborative AI systems aim at working together with humans in a shared space to achieve a common goal. This setting imposes potentially hazardous circumstances due to contacts that could harm human beings. Thus, building such systems with strong assurances of compliance with requirements domain specific standards and regulations is of greatest importance. Challenges associated with the achievement of this goal become even more severe when such systems rely on machine learning components rather than such as top-down rule-based AI. In this paper, we introduce a risk modeling approach tailored to Collaborative AI systems. The risk model includes goals, risk events and domain specific indicators that potentially expose humans to hazards. The risk model is then leveraged to drive assurance methods that feed in turn the risk model through insights extracted from run-time evidence. Our envisioned approach is described by means of a running example in the domain of Industry 4.0, where a robotic arm endowed with a visual perception component, implemented with machine learning, collaborates with a human operator for a production-relevant task.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PNDZWRN</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Moazzemi, K.; Kanduri, A.; Juhasz, D.; Miele, A.; Rahmani, A.M.; Liljeberg, P.; Jantsch, A.; Dutt, N.</text:p>
          </table:table-cell>
          <table:table-cell office:value-type="string" calcext:value-type="string">
            <text:p>Trends in on-chip dynamic resource management</text:p>
          </table:table-cell>
          <table:table-cell office:value-type="string" calcext:value-type="string">
            <text:p>Proceedings - 21st Euromicro Conference on Digital System Design, DSD 2018</text:p>
          </table:table-cell>
          <table:table-cell table:number-columns-repeated="2"/>
          <table:table-cell office:value-type="string" calcext:value-type="string">
            <text:p>10.1109/DSD.2018.00025</text:p>
          </table:table-cell>
          <table:table-cell office:value-type="string" calcext:value-type="string">
            <text:p>https://www.scopus.com/inward/record.uri?eid=2-s2.0-85056460580&amp;doi=10.1109%2fDSD.2018.00025&amp;partnerID=40&amp;md5=2d044f8090beaf7c913f6f39f33b4366</text:p>
          </table:table-cell>
          <table:table-cell office:value-type="string" calcext:value-type="string">
            <text:p>The Complexity of emerging multi/many-core architectures and diversity of modern workloads demands coordinated dynamic resource management methods. We introduce a classification for these methods capturing the utilized resources and metrics. In this work, we use this classification to survey the key efforts in dynamic resource management. We first cover heuristic and optimization methods used to manage resources such as power, energy, temperature, Quality-of-Service (QoS) and reliability of the system. We then identify some of the machine learning based methods used in tuning architectural parameters in computer systems. In many cases, resource managers need to enforce design constraints during runtime with a certain level of guarantee. Hence, we also study the trend in deploying formal control theoretic approaches in order to achieve efficient and robust dynamic resource management.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C7GNV3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Moreno, G.A.; Cámara, J.; Garlan, D.; Klein, M.</text:p>
          </table:table-cell>
          <table:table-cell office:value-type="string" calcext:value-type="string">
            <text:p>Uncertainty reduction in self-adaptive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133.3194144</text:p>
          </table:table-cell>
          <table:table-cell office:value-type="string" calcext:value-type="string">
            <text:p>https://www.scopus.com/inward/record.uri?eid=2-s2.0-85051469479&amp;doi=10.1145%2f3194133.3194144&amp;partnerID=40&amp;md5=fe6adb0e1ddd0e458a22c908c91cbea9</text:p>
          </table:table-cell>
          <table:table-cell office:value-type="string" calcext:value-type="string">
            <text:p>Self-adaptive systems depend on models of themselves and their environment to decide whether and how to adapt, but these models are often affected by uncertainty. While current adaptation decision approaches are able to model and reason about this uncertainty, they do not consider ways to reduce it. This presents an opportunity for improving decision-making in self-adaptive systems, because reducing uncertainty results in a better characterization of the current and future states of the system and the environment (at some cost), which in turn supports making better adaptation decisions. We propose uncertainty reduction as the natural next step in uncertainty management in the field of self-adaptive systems. This requires both an approach to decide when to reduce uncertainty, and a catalog of tactics to reduce different kinds of uncertainty. We present an example of such a decision, examples of uncertainty reduction tactics, and describe how uncertainty reduction requires changes to the different activities in the typical self-adaptation loop. © 2018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7H9UZLE</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Kuutti, S.; Fallah, S.; Bowden, R.</text:p>
          </table:table-cell>
          <table:table-cell office:value-type="string" calcext:value-type="string">
            <text:p>Training Adversarial Agents to Exploit Weaknesses in Deep Control Policies</text:p>
          </table:table-cell>
          <table:table-cell office:value-type="string" calcext:value-type="string">
            <text:p>Proceedings - IEEE International Conference on Robotics and Automation</text:p>
          </table:table-cell>
          <table:table-cell table:number-columns-repeated="2"/>
          <table:table-cell office:value-type="string" calcext:value-type="string">
            <text:p>10.1109/ICRA40945.2020.9197351</text:p>
          </table:table-cell>
          <table:table-cell office:value-type="string" calcext:value-type="string">
            <text:p>https://www.scopus.com/inward/record.uri?eid=2-s2.0-85092724253&amp;doi=10.1109%2fICRA40945.2020.9197351&amp;partnerID=40&amp;md5=79603e3f1f8ef716504d4821de7be7fc</text:p>
          </table:table-cell>
          <table:table-cell office:value-type="string" calcext:value-type="string">
            <text:p>Deep learning has become an increasingly common technique for various control problems, such as robotic arm manipulation, robot navigation, and autonomous vehicles. However, the downside of using deep neural networks to learn control policies is their opaque nature and the difficulties of validating their safety. As the networks used to obtain state-of-the-art results become increasingly deep and complex, the rules they have learned and how they operate become more challenging to understand. This presents an issue, since in safety-critical applications the safety of the control policy must be ensured to a high confidence level. In this paper, we propose an automated black box testing framework based on adversarial reinforcement learning. The technique uses an adversarial agent, whose goal is to degrade the performance of the target model under test. We test the approach on an autonomous vehicle problem, by training an adversarial reinforcement learning agent, which aims to cause a deep neural network-driven autonomous vehicle to collide. Two neural networks trained for autonomous driving are compared, and the results from the testing are used to compare the robustness of their learned control policies. We show that the proposed framework is able to find weaknesses in both control policies that were not evident during online testing and therefore, demonstrate a significant benefit over manual testing methods.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3L5MLG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hin, S.Y.; Chaouch, K.; Nejati, S.; Sabetzadeh, M.; Briand, L.C.; Zimmer, F.</text:p>
          </table:table-cell>
          <table:table-cell office:value-type="string" calcext:value-type="string">
            <text:p>Uncertainty-aware specification and analysis for hardware-in-the-loop testing of cyber-physical systems</text:p>
          </table:table-cell>
          <table:table-cell office:value-type="string" calcext:value-type="string">
            <text:p>Journal of Systems and Software</text:p>
          </table:table-cell>
          <table:table-cell table:number-columns-repeated="2"/>
          <table:table-cell office:value-type="string" calcext:value-type="string">
            <text:p>10.1016/j.jss.2020.110813</text:p>
          </table:table-cell>
          <table:table-cell office:value-type="string" calcext:value-type="string">
            <text:p>https://www.scopus.com/inward/record.uri?eid=2-s2.0-85090366447&amp;doi=10.1016%2fj.jss.2020.110813&amp;partnerID=40&amp;md5=a0924ac877b44f81c22cfc12c14a48c9</text:p>
          </table:table-cell>
          <table:table-cell office:value-type="string" calcext:value-type="string">
            <text:p>Hardware-in-the-loop (HiL) testing is important for developing cyber-physical systems (CPS). HiL test cases manipulate hardware, are time-consuming and their behaviors are impacted by the uncertainties in the CPS environment. To mitigate the risks associated with HiL testing, engineers have to ensure that (1) test cases are well-behaved, e.g., they do not damage hardware, and (2) test cases can execute within a time budget. Leveraging the UML profile mechanism, we develop a domain-specific language, HITECS, for HiL test case specification. Using HITECS, we provide uncertainty-aware analysis methods to check the well-behavedness of HiL test cases. In addition, we provide a method to estimate the execution times of HiL test cases before the actual HiL testing. We apply HITECS to an industrial case study from the satellite domain. Our results show that: (1) HITECS helps engineers define more effective assertions to check HiL test cases, compared to the assertions defined without any systematic guidance; (2) HITECS verifies in practical time that HiL test cases are well-behaved; (3) HITECS is able to resolve uncertain parameters of HiL test cases by synthesizing conditions under which test cases are guaranteed to be well-behaved; and (4) HITECS accurately estimates HiL test case execution times. © 2020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MPLL36B</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auvé, L.; Kaufman, D.</text:p>
          </table:table-cell>
          <table:table-cell office:value-type="string" calcext:value-type="string">
            <text:p>User-Centered Design: An Effective Approach for Creating Online Educational Games for Seniors</text:p>
          </table:table-cell>
          <table:table-cell office:value-type="string" calcext:value-type="string">
            <text:p>Communications in Computer and Information Science</text:p>
          </table:table-cell>
          <table:table-cell table:number-columns-repeated="2"/>
          <table:table-cell office:value-type="string" calcext:value-type="string">
            <text:p>10.1007/978-3-030-58459-7_13</text:p>
          </table:table-cell>
          <table:table-cell office:value-type="string" calcext:value-type="string">
            <text:p>https://www.scopus.com/inward/record.uri?eid=2-s2.0-85097420045&amp;doi=10.1007%2f978-3-030-58459-7_13&amp;partnerID=40&amp;md5=402e65918cdf8b435ecda19e7f7fad88</text:p>
          </table:table-cell>
          <table:table-cell office:value-type="string" calcext:value-type="string">
            <text:p>To be effective, development of online educational games for older adults should be rooted in a user-centered design (UCD) process. This design approach is derived from computer ergonomics, in which the needs, expectations, and characteristics of users are taken into account at every stage of development. This differs from other approaches in that it seeks to adapt the product (in this case, an online educational game) to the needs and preferences of the end user rather than imposing characteristics imagined by the product’s designers. In this chapter, we present the UCD process which allowed us to identify areas for improvement during the modelling phase (through testing a mock-up of the game on paper), the prototype phase (testing a limited version of the programmed game) and during implementation of the final version of the game (online testing of the full game). In our experience over the past 25 years, our online educational games have normally required two or three iterations to finalize a game’s design. The results of the approach show that UCD considerably reduces the costs inherent in game design and development while ensuring a high degree of player satisfaction. © 2020,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KWXXDX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Zhao, J.; Ding, W.; Zhan, L.; Shao, H.; Sun, C.; Liu, Y.</text:p>
          </table:table-cell>
          <table:table-cell office:value-type="string" calcext:value-type="string">
            <text:p>Wide-area smart grids with new smart units synchronized measurement analysis and control based on cloud computing platform</text:p>
          </table:table-cell>
          <table:table-cell office:value-type="string" calcext:value-type="string">
            <text:p>International Journal of Energy Research</text:p>
          </table:table-cell>
          <table:table-cell table:number-columns-repeated="2"/>
          <table:table-cell office:value-type="string" calcext:value-type="string">
            <text:p>10.1002/er.3377</text:p>
          </table:table-cell>
          <table:table-cell office:value-type="string" calcext:value-type="string">
            <text:p>https://www.scopus.com/inward/record.uri?eid=2-s2.0-84959337065&amp;doi=10.1002%2fer.3377&amp;partnerID=40&amp;md5=a7dbe6bb747b40914cd419f27a1cbc43</text:p>
          </table:table-cell>
          <table:table-cell office:value-type="string" calcext:value-type="string">
            <text:p>The problems of energy shortage engage us to find new resource, and varieties of renewable energy produced in different places are looking forward to be feedback to the power grids. These requirements also make power grids start to change from centralized structure with a few power plant to distributed system with many generating stations. To fit the building requirement of Smart Grid, smart units and their information networks with functions of measurement protection and control are becoming necessities. This paper tries to give a new small grid with curtains applications. Around this grid needs, paper introduces the development of Smart Units, the real-time networks and information web services: (i) The Smart Unit is multi-μPU instruments with function of measurement analysis and control, which includes intelligent algorithms of FFT Zoom-FFT Wavelet to fit signal processing, networks communication protocols with Ethernet and 3G/4G interfaces, and controlling functions to control devices like Intelligent Broker and Intelligent Capacitor, (ii) Based on Ethernet, a real-time controlling protocol named Synchronous Ticket Strategy (STS) is proposed, which is used to manage to synchronize measurement and control; and (iii) Information web services are built on cloud computing platforms, which provide parallel calculation with S transmit and user application services like power parameters GIS and data accessing. At the end some results are given from simulations of algorithms and online tests. © 2016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PHG2DD4</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lqortobi, M.; Bentahar, J.; Dssouli, R.</text:p>
          </table:table-cell>
          <table:table-cell office:value-type="string" calcext:value-type="string">
            <text:p>Framework for Dynamic Web Services Composition Guided by Live Testing</text:p>
          </table:table-cell>
          <table:table-cell office:value-type="string" calcext:value-type="string">
            <text:p>Lecture Notes of the Institute for Computer Sciences, Social-Informatics and Telecommunications Engineering, LNICST</text:p>
          </table:table-cell>
          <table:table-cell table:number-columns-repeated="2"/>
          <table:table-cell office:value-type="string" calcext:value-type="string">
            <text:p>10.1007/978-3-319-67837-5_13</text:p>
          </table:table-cell>
          <table:table-cell office:value-type="string" calcext:value-type="string">
            <text:p>https://www.scopus.com/inward/record.uri?eid=2-s2.0-85032654375&amp;doi=10.1007%2f978-3-319-67837-5_13&amp;partnerID=40&amp;md5=6c11480c21a718e46b9f3cc7627a84ca</text:p>
          </table:table-cell>
          <table:table-cell office:value-type="string" calcext:value-type="string">
            <text:p>Web services allow businesses to offer their services and consumers to retrieve and use them. Businesses own some services and can reuse services that belong to other businesses to perform new transactional activities. By doing this, they achieve outsourcing, cost, and resources optimization. The advances in design principles, architectures, protocols and languages have helped to solve some of the problems related to the composition of business applications. Web service composition technology emerged as a new approach for efficient automation and integration of business processes based on Service-Oriented Architecture (SOA). SOA provides a set of principles to create distributed computing systems that support the creation of loosely coupled applications in heterogeneous and distributed environment. Service computing or engineering covers the entire lifecycle of services that include: modeling, creation, realization, deployment, publication, discovery, composition, delivery, collaboration, monitoring, adaptation, optimization, and management. In this paper we propose an architecture for dynamic composition of web services that is guided by live testing technique. The main focus is on the framework and composition requirements. © 2018, ICST Institute for Computer Sciences, Social Informatics and Telecommunications Engineerin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M35FUZK</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kitsas, M.A.; Nicopoulos, C.A.; Michael, M.K.</text:p>
          </table:table-cell>
          <table:table-cell office:value-type="string" calcext:value-type="string">
            <text:p>Exploring System Availability During Software-Based Self-Testing of Multi-core CPUs</text:p>
          </table:table-cell>
          <table:table-cell office:value-type="string" calcext:value-type="string">
            <text:p>Journal of Electronic Testing: Theory and Applications (JETTA)</text:p>
          </table:table-cell>
          <table:table-cell table:number-columns-repeated="2"/>
          <table:table-cell office:value-type="string" calcext:value-type="string">
            <text:p>10.1007/s10836-018-5706-0</text:p>
          </table:table-cell>
          <table:table-cell office:value-type="string" calcext:value-type="string">
            <text:p>https://www.scopus.com/inward/record.uri?eid=2-s2.0-85041127266&amp;doi=10.1007%2fs10836-018-5706-0&amp;partnerID=40&amp;md5=1ef4885b81f43304058a0ba46395f963</text:p>
          </table:table-cell>
          <table:table-cell office:value-type="string" calcext:value-type="string">
            <text:p>As technology scales, the increased vulnerability of modern systems due to unreliable components becomes a major problem in the era of multi-/many-core architectures. Recently, several on-line testing techniques have been proposed, aiming towards error detection of wear-out/aging-related defects that can appear during the lifetime of a system. In this work, firstly we investigate the relation between system test latency and test-time overhead in multi-/many-core systems with shared Last-Level Cache (LLC) for periodic Software-Based Self-Testing (SBST), under different test scheduling policies. Secondly, we propose a new methodology aiming to reduce the extra overhead related to testing that is incurred as the system scales up (i.e., the number of on-chip cores increases). The investigated scheduling policies primarily vary the number of cores concurrently under test in the overall system test session. Our extensive, workload-driven dynamic exploration reveals that there is an inverse relationship between the two test measures; as the number of cores concurrently under test increases, system test latency decreases, but at the cost of significantly increased test time, which sacrifices system availability for the actual workloads. Under given system test latency constraints, which dictate the recovery time in the event of error detection, our exploration framework identifies the scheduling policy under which the overall test-time overhead is minimized and, hence, system availability is maximized. For the evaluation of the proposed techniques, multi-/many-core systems consisting of 16 and 64 cores are explored in a full-system, execution-driven simulation framework running multi-threaded PARSEC workloads. © 2018,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A7KULG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g, Z.; Bao, Y.; Yang, Y.; Huang, Z.; Bodeveix, J.-P.; Filali, M.; Gu, Z.</text:p>
          </table:table-cell>
          <table:table-cell office:value-type="string" calcext:value-type="string">
            <text:p>Exploiting augmented intelligence in the modeling of safety-critical autonomous systems</text:p>
          </table:table-cell>
          <table:table-cell office:value-type="string" calcext:value-type="string">
            <text:p>Formal Aspects of Computing</text:p>
          </table:table-cell>
          <table:table-cell table:number-columns-repeated="2"/>
          <table:table-cell office:value-type="string" calcext:value-type="string">
            <text:p>10.1007/s00165-021-00543-6</text:p>
          </table:table-cell>
          <table:table-cell office:value-type="string" calcext:value-type="string">
            <text:p>https://www.scopus.com/inward/record.uri?eid=2-s2.0-85106292501&amp;doi=10.1007%2fs00165-021-00543-6&amp;partnerID=40&amp;md5=3aa98ea5a0018f1a9328366ebbc1c744</text:p>
          </table:table-cell>
          <table:table-cell office:value-type="string" calcext:value-type="string">
            <text:p>Machine learning (ML) is used increasingly in safety-criticalsystems to provide more complex autonomy to make the system to dodecisions by itself in uncertain environments. Using ML to learnsystem features is fundamentally different from manuallyimplementing them in conventional components written in source code.In this paper, we make a first step towards exploringthe architecture modeling of safety-critical autonomous systemswhich are composed of conventional components and ML components,based on natural language requirements. Firstly, augmentedintelligence for restricted natural language requirementmodeling is proposed. In that, several AI technologies such asnatural language processing and clustering are used to recommendcandidate terms to the glossary, as well as machine learning is usedto predict the category of requirements. The glossary including datadictionary and domain glossary and the category of requirements willbe used in the restricted natural language requirement specificationmethod RNLReq, which is equipped with a set of restriction rules andtemplates to structure and restrict the way how users documentrequirements. Secondly, automatic generation of SysML architecturemodels from the RNLReq requirement specifications is presented.Thirdly, the prototype tool is implemented based on Papyrus.Finally, it presents the evaluation of the proposedapproach using an industrial autonomous guidance, navigation andcontrol case study. © 2021, British Computer Societ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WWVVJ2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Visca, M.; Kuutti, S.; Powell, R.; Gao, Y.; Fallah, S.</text:p>
          </table:table-cell>
          <table:table-cell office:value-type="string" calcext:value-type="string">
            <text:p>Deep Learning Traversability Estimator for Mobile Robots in Unstructured Environment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89177-0_22</text:p>
          </table:table-cell>
          <table:table-cell office:value-type="string" calcext:value-type="string">
            <text:p>https://www.scopus.com/inward/record.uri?eid=2-s2.0-85119358242&amp;doi=10.1007%2f978-3-030-89177-0_22&amp;partnerID=40&amp;md5=f176bddcfe4740ad5ded64e73675acf5</text:p>
          </table:table-cell>
          <table:table-cell office:value-type="string" calcext:value-type="string">
            <text:p>Terrain traversability analysis plays a major role in ensuring safe robotic navigation in unstructured environments. However, real-time constraints frequently limit the accuracy of online tests especially in scenarios where realistic robot-terrain interactions are complex to model. In this context, we propose a deep learning framework trained in an end-to-end fashion from elevation maps and trajectories to estimate the occurrence of failure events. The network is first trained and tested in simulation over synthetic maps generated by the OpenSimplex algorithm. The prediction performance of the Deep Learning framework is illustrated by being able to retain over 94 % recall of the original simulator at 30 % of the computational time. Finally, the network is transferred and tested on real elevation maps collected by the SEEKER consortium during the Martian rover test trial in the Atacama desert in Chile. We show that transferring and fine-tuning of an application-independent pre-trained model retains better performance than training uniquely on scarcely available real data. © 2021,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TF6FAS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ones, T.B.; Ackley, D.H.</text:p>
          </table:table-cell>
          <table:table-cell office:value-type="string" calcext:value-type="string">
            <text:p>Damage reduction via white-box failure shaping</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99241-9_11</text:p>
          </table:table-cell>
          <table:table-cell office:value-type="string" calcext:value-type="string">
            <text:p>https://www.scopus.com/inward/record.uri?eid=2-s2.0-85053133480&amp;doi=10.1007%2f978-3-319-99241-9_11&amp;partnerID=40&amp;md5=a8488f2480897d313e4361ce02bd6ea5</text:p>
          </table:table-cell>
          <table:table-cell office:value-type="string" calcext:value-type="string">
            <text:p>Emerging hardware that trades reliability guarantees for resource savings presents a challenge to software engineered for deterministic execution. Research areas like approximate computing, however, embrace non-determinism by abandoning strict correctness in favor of maximizing the probability and degree of correctness. Existing work has used stochastic failure sampling to perform white-box searches along software execution paths, producing criticality assessments of which selected operations are likely most damaging if they fail. Here, we apply these assessments to a new domain and employ them using failure shaping, an automated method for reducing a computation’s expected output damage in a model where failures can be relocated but not eliminated. In two case studies, we demonstrate error reductions of 38% to 63% on Strassen’s matrix multiplication algorithm despite a virtually identical failure count. We discuss how our framework helps provide a smooth landscape for performing the search-based software engineering that will be required to apply this technology to larger problems. © Springer Nature Switzerland AG 2018.</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MN8XIW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ong, T.; Liang, H.; Huang, Z.; Ni, T.; Sun, Y.</text:p>
          </table:table-cell>
          <table:table-cell office:value-type="string" calcext:value-type="string">
            <text:p>Chip test pattern reordering method using adaptive test to reduce cost for testing of ICs</text:p>
          </table:table-cell>
          <table:table-cell office:value-type="string" calcext:value-type="string">
            <text:p>IEICE Electronics Express</text:p>
          </table:table-cell>
          <table:table-cell table:number-columns-repeated="2"/>
          <table:table-cell office:value-type="string" calcext:value-type="string">
            <text:p>10.1587/ELEX.17.20200420</text:p>
          </table:table-cell>
          <table:table-cell office:value-type="string" calcext:value-type="string">
            <text:p>https://www.scopus.com/inward/record.uri?eid=2-s2.0-85101105268&amp;doi=10.1587%2fELEX.17.20200420&amp;partnerID=40&amp;md5=afc226d8844f8833ce054b6cf2d66b96</text:p>
          </table:table-cell>
          <table:table-cell office:value-type="string" calcext:value-type="string">
            <text:p>With the continuous drive toward integrated circuits (ICs) scaling, more test patterns are required in testing. However, the large number of patterns continues to increase test time and test costs. Thus, test costs of ICs are becoming more crucial yet more challenging. In this paper, we propose a novel adaptive test strategy to reduce test costs without increasing test escape, and using shortest path first (SPF) algorithm combined with K-Nearest Neighbor (KNN) to reorder the test patterns. The patterns which identify faults earlier are moved forward and applied first so as to save test time. In addition, the optimal test patterns are searched by means of a polynomial regression function and it provides a trade-off between test cost and test escape. Consequently, the optimization problem is converted into a mathematical function, in order to achieve broader applicability and generality. Experimental results demonstrate that the proposed method achieved 54.2 seconds time savings but leads to almost negligible test escapes increasing compared with traditional methods. The test pattern reordering method aims to find defects as early as possible. Furthermore, the proposed algorithm is completely software based and incurs no additional hardware overhead. Copyright © 2021 The Institute of Electronics, Information and Communication Enginee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LQ8X34K</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Rahman, M.; Childers, B.R.; Cho, S.</text:p>
          </table:table-cell>
          <table:table-cell office:value-type="string" calcext:value-type="string">
            <text:p>COMeT+: Continuous online memory testing with multi-threading extension</text:p>
          </table:table-cell>
          <table:table-cell office:value-type="string" calcext:value-type="string">
            <text:p>IEEE Transactions on Computers</text:p>
          </table:table-cell>
          <table:table-cell table:number-columns-repeated="2"/>
          <table:table-cell office:value-type="string" calcext:value-type="string">
            <text:p>10.1109/TC.2013.65</text:p>
          </table:table-cell>
          <table:table-cell office:value-type="string" calcext:value-type="string">
            <text:p>https://www.scopus.com/inward/record.uri?eid=2-s2.0-84903640241&amp;doi=10.1109%2fTC.2013.65&amp;partnerID=40&amp;md5=eb72b7529376641c13274a60ff0eeb03</text:p>
          </table:table-cell>
          <table:table-cell office:value-type="string" calcext:value-type="string">
            <text:p>Today's computers have gigabytes of main memory due to improved DRAM density. As density increases, smaller bit cells become more susceptible to errors. With an increase in error susceptibility, the need for memory resiliency also increases. Self-testing of memory health can proactively check for errors to improve resiliency. This paper describes a software-only self-test to continuously test memory. We present the challenges and design for an approach, called Continuous Online Memory Testing with Multi-threading Extension (COMeT+), that targets chip multiprocessors. COMeT+ tests memory health simultaneously with execution of single and multi-threaded applications in anticipation of allocation requests. The approach guarantees that memory is tested within a fixed time interval to limit exposure to lurking errors. We developed and evaluated an implementation of COMeT+. On the SPEC CPU2006 and the PARSEC benchmarks, COMeT+ has a low 4% average performance overhead. On the PARSEC benchmarks, the effect of TLB shootdowns on application performance due to additional page migrations caused by COMeT+ was insignificant. When emulated errors were injected into physical memory, applications executed 1.13x to 4.41x longer with COMeT+ than without it.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B6VZX2S</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Khan, S.; Wilkerson, C.; Wang, Z.; Alameldeen, A.R.; Lee, D.; Mutlu, O.</text:p>
          </table:table-cell>
          <table:table-cell office:value-type="string" calcext:value-type="string">
            <text:p>Detecting and mitigating data-dependent DRAM failures by exploiting current memory content</text:p>
          </table:table-cell>
          <table:table-cell office:value-type="string" calcext:value-type="string">
            <text:p>Proceedings of the Annual International Symposium on Microarchitecture, MICRO</text:p>
          </table:table-cell>
          <table:table-cell table:number-columns-repeated="2"/>
          <table:table-cell office:value-type="string" calcext:value-type="string">
            <text:p>10.1145/3123939.3123945</text:p>
          </table:table-cell>
          <table:table-cell office:value-type="string" calcext:value-type="string">
            <text:p>https://www.scopus.com/inward/record.uri?eid=2-s2.0-85029580688&amp;doi=10.1145%2f3123939.3123945&amp;partnerID=40&amp;md5=f5e6469000130c38a16fd78f759d65ac</text:p>
          </table:table-cell>
          <table:table-cell office:value-type="string" calcext:value-type="string">
            <text:p>DRAM cells in close proximity can fail depending on the data content in neighboring cells. These failures are called datadependent failures. Detecting and mitigating these failures online, while the system is running in the field, enables various optimizations that improve reliability, latency, and energy efficiency of the system. For example, a system can improve performance and energy efficiency by using a lower refresh rate for most cells and mitigate the failing cells using higher refresh rates or error correcting codes. All these system optimizations depend on accurately detecting every possible data-dependent failure that could occur with any content in DRAM. Unfortunately, detecting all data-dependent failures requires the knowledge of DRAM internals specific to each DRAM chip. As internal DRAM architecture is not exposed to the system, detecting data-dependent failures at the system-level is a major challenge. In this paper, we decouple the detection and mitigation of data-dependent failures from physical DRAM organization such that it is possible to detect failures without knowledge of DRAM internals. To this end, we propose MEMCON, a memory contentbased detection and mitigation mechanism for data-dependent failures in DRAM. MEMCON does not detect every possible datadependent failure. Instead, it detects and mitigates failures that occur only with the current content in memory while the programs are running in the system. Such a mechanism needs to detect failures whenever there is a write access that changes the content of memory. As detection of failure with a runtime testing has a high overhead, MEMCON selectively initiates a test on a write, only when the time between two consecutive writes to that page (i.e., write interval) is long enough to provide significant benefit by lowering the refresh rate during that interval. MEMCON builds upon a simple, practical mechanism that predicts the long write intervals based on our observation that the write intervals in real workloads follow a Pareto distribution: the longer a page remains idle after a write, the longer it is expected to remain idle. Our evaluation shows that compared to a system that uses an aggressive refresh rate, MEMCON reduces refresh operations by 65-74%, leading to a 10%/17%/40% (min) to 12%/22%/50% (max) performance improvement for a single-core and 10%/23%/52% (min) to 17%/29%/65% (max) performance improvement for a 4-core system using 8/16/32 Gb DRAM chips. © 2017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TLRZBUB</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Vain, J.; Tsiopoulos, L.; Kharchenko, V.; Kaur, A.; Jenihhin, M.; Raik, J.; Nõmm, S.</text:p>
          </table:table-cell>
          <table:table-cell office:value-type="string" calcext:value-type="string">
            <text:p>Energy-efficient multi-fragment markov model guided online model-based testing for MPSoC</text:p>
          </table:table-cell>
          <table:table-cell office:value-type="string" calcext:value-type="string">
            <text:p>Studies in Systems, Decision and Control</text:p>
          </table:table-cell>
          <table:table-cell table:number-columns-repeated="2"/>
          <table:table-cell office:value-type="string" calcext:value-type="string">
            <text:p>10.1007/978-3-030-00253-4_12</text:p>
          </table:table-cell>
          <table:table-cell office:value-type="string" calcext:value-type="string">
            <text:p>https://www.scopus.com/inward/record.uri?eid=2-s2.0-85054186046&amp;doi=10.1007%2f978-3-030-00253-4_12&amp;partnerID=40&amp;md5=ce69be821b18283433a4e8706edbd7ac</text:p>
          </table:table-cell>
          <table:table-cell office:value-type="string" calcext:value-type="string">
            <text:p>Term greenware capitalizes the energy efficiency, performance of processes and durability of hardware. Online monitoring/testing is a measure to support these features in autonomous mission critical systems (AMCS). The amount of time needed for sampling AMCS service quality modes has direct impact to energy consumption. We propose an efficient online testing method of AMCS service modes where the Multi-Fragment Markov Models (MFMM) are used for specifying the system reliability and quality related behavior on high level of abstraction, and the more concrete state and timing constraints are specified explicitly using Uppaal Probabilistic Timed Automata (UPTA). To interrelate these models we demonstrate how the MFMM is mapped to UPTA. Second contribution is the test case selection mechanism for online identification of AMCS service modes by model-based conformance testing. The efficiency of active mode sampling is achieved by serializing the test cases for each sampling session using hypotheses provided by MFMM. The hypotheses are tested using UPTA for online conformance. The approach is illustrated with the Bonfire Multi-Processor System-on-Chip (MPSoC). © Springer Nature Switzerland AG 2019.</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G7WRV96</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ing, Z.; Xiaokai, Z.; Zhengfei, J.; Xin, C.</text:p>
          </table:table-cell>
          <table:table-cell office:value-type="string" calcext:value-type="string">
            <text:p>On-line test based on SBST of LVDT demodulation circuit for avionics controller</text:p>
          </table:table-cell>
          <table:table-cell office:value-type="string" calcext:value-type="string">
            <text:p>Engineering Letters</text:p>
          </table:table-cell>
          <table:table-cell table:number-columns-repeated="3"/>
          <table:table-cell office:value-type="string" calcext:value-type="string">
            <text:p>https://www.scopus.com/inward/record.uri?eid=2-s2.0-85062994767&amp;partnerID=40&amp;md5=8d19ce2255ca8ed89543cdd8fbb93e5b</text:p>
          </table:table-cell>
          <table:table-cell office:value-type="string" calcext:value-type="string">
            <text:p>In recent years, deep sub-micron technology has promoted the booming of the semiconductor industry, but it also makes it difficult to test the chips. The integration of chips is becoming much more complicated, and traditional online test methods are incapable of testing high-reliability systems efficiently. Against this background, we propose a novel test structure based on Software Based Self-Test (SBST) to assist in testing aviation system. This structure employs a low-overhead microprocessor to control the entire test flow, including testing of the processor itself and testing of the target circuits. In order to achieve ideal test effect, we focus on applying optimal test methods to different parts of the circuit such as DFT and ATPG. The on-line test results of a LVDT module for avionics control system proves that the test structure is efficient and flexible. © 2019, International Association of Engineer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FS3XD2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ellegrini, A.; Bertacco, V.</text:p>
          </table:table-cell>
          <table:table-cell office:value-type="string" calcext:value-type="string">
            <text:p>Cardio: CMP adaptation for reliability through dynamic introspective operation</text:p>
          </table:table-cell>
          <table:table-cell office:value-type="string" calcext:value-type="string">
            <text:p>IEEE Transactions on Computer-Aided Design of Integrated Circuits and Systems</text:p>
          </table:table-cell>
          <table:table-cell table:number-columns-repeated="2"/>
          <table:table-cell office:value-type="string" calcext:value-type="string">
            <text:p>10.1109/TCAD.2013.2284008</text:p>
          </table:table-cell>
          <table:table-cell office:value-type="string" calcext:value-type="string">
            <text:p>https://www.scopus.com/inward/record.uri?eid=2-s2.0-84893267572&amp;doi=10.1109%2fTCAD.2013.2284008&amp;partnerID=40&amp;md5=10ff5ba2428d3139ee8c7287e8c1f382</text:p>
          </table:table-cell>
          <table:table-cell office:value-type="string" calcext:value-type="string">
            <text:p>A modern digital system includes in a single chip many components: processing cores, large caches, memory controllers, and hardware accelerators. Looking forward, future semiconductor technologies will enable even higher device integration, overall increasing system performance while reducing energy consumption. Unfortunately, prominent experts agree that such technologies will be prone to both permanent and transient faults within their lifetime. With the goal of addressing this issue, we propose Cardio: a low-cost architecture for reliable chip multiprocessors. Our solution is based on a novel hardware/software co-design where silicon failures are detected in hardware and system reconfiguration is managed in software. Comparing Cardio with a state-of-the-art hardware-based resiliency solution, Immunet, we found that our design can achieve a comparable fault response time while requiring a much lower area overhead. The proposed solution relies on a distributed resource manager to collect information about a CMP component's health, and leverages a synchronized distributed control mechanism to recover from permanent failures. Such architecture can operate as long as at least one general-purpose processor is still functional. Our experimental evaluation indicates that the overall performance impact of Cardio is as low as 4.5%, and its dynamic reconfiguration time upon fault detection is comprised between 20 and 50 thousand cycles. © 1982-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ZE889Y2</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Saghaie, B.; Ragel, R.; Parameswaran, S.; Ignjatovic, A.</text:p>
          </table:table-cell>
          <table:table-cell office:value-type="string" calcext:value-type="string">
            <text:p>A novel intermittent fault Markov model for deep sub-micron processors</text:p>
          </table:table-cell>
          <table:table-cell office:value-type="string" calcext:value-type="string">
            <text:p>Proceedings of the ACM Great Lakes Symposium on VLSI, GLSVLSI</text:p>
          </table:table-cell>
          <table:table-cell table:number-columns-repeated="2"/>
          <table:table-cell office:value-type="string" calcext:value-type="string">
            <text:p>10.1145/2483028.2483051</text:p>
          </table:table-cell>
          <table:table-cell office:value-type="string" calcext:value-type="string">
            <text:p>https://www.scopus.com/inward/record.uri?eid=2-s2.0-84878208825&amp;doi=10.1145%2f2483028.2483051&amp;partnerID=40&amp;md5=6e47a6907019c1df74a795d0c9bcd87d</text:p>
          </table:table-cell>
          <table:table-cell office:value-type="string" calcext:value-type="string">
            <text:p>Intermittent faults (IF) in chips are becoming commonplace with the current technology trend and the process scaling. In this paper, we first modify the well known birth-death Markov model so that availability can be calculated. We then show that the standard birth-death Markov model does not capture IF correctly, and create a novel Markov model for intermittent faults that is derived from the specific nature of such faults. The proposed model, for the first time, differentiates risky and normal components and therefore does not waste processing time for unnecessary testing procedures. Consequently, the availability of processors with the proposed model increases significantly compared to the traditional model (from 0.90 to 0.99 with a typical parameter set). In addition, the proposed model facilitates parameter space exploration. Positive effects were observed with varying parameters such as error rate, recovery time and test program length. It was concluded that choice of right testing parameters are vital for gaining optimal system availability and the new model supports achieving the same. © 2013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4FD4PT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Nehnouh, C.</text:p>
          </table:table-cell>
          <table:table-cell office:value-type="string" calcext:value-type="string">
            <text:p>A new architecture for online error detection and isolation in network on chip</text:p>
          </table:table-cell>
          <table:table-cell office:value-type="string" calcext:value-type="string">
            <text:p>Journal of High Speed Networks</text:p>
          </table:table-cell>
          <table:table-cell table:number-columns-repeated="2"/>
          <table:table-cell office:value-type="string" calcext:value-type="string">
            <text:p>10.3233/jhs-200646</text:p>
          </table:table-cell>
          <table:table-cell office:value-type="string" calcext:value-type="string">
            <text:p>https://www.scopus.com/inward/record.uri?eid=2-s2.0-85098643547&amp;doi=10.3233%2fjhs-200646&amp;partnerID=40&amp;md5=94f6059c7bc7737f7939399f6cc7329d</text:p>
          </table:table-cell>
          <table:table-cell office:value-type="string" calcext:value-type="string">
            <text:p>The Network-on-Chip (NoC) has become a promising communication infrastructure for Multiprocessors-System-on-Chip (MPSoC). Reliability is a main concern in NoC and performance is degraded when NoC is susceptible to faults. A fault can be determined as a cause of deviation from the desired operation of the system (error). To deal with these reliability challenges, this work propose OFDIM (Online Fault Detection and Isolation Mechanism),a novel combined methodology to tolerate multiple permanent and transient faults. The new router architecture uses two modules to assure highly reliable and low-cost fault-tolerant strategy. In contrast to existing works, our architecture presents less area, more fault tolerance, and high reliability. The reliability comparison using Silicon Protection Factor (SPF), shows 22-time improvement and that additional circuitry incurs an area overhead of 27%, which is better than state-of-the-art reliable router architectures. Also, the results show that the throughput decreases only by 5.19% and minor increase in average latency 2.40% while providing high reliability. © 2020 - IOS Press and the author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PTBN2A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uer, L.; Henkel, J.; Herkersdorf, A.; Kochte, M.A.; Kühn, J.M.; Rosenstiel, W.; Schweizer, T.; Wallentowitz, S.; Wenzel, V.; Wild, T.; Wunderlich, H.-J.; Zhang, H.</text:p>
          </table:table-cell>
          <table:table-cell office:value-type="string" calcext:value-type="string">
            <text:p>Adaptive multi-layer techniques for increased system dependability</text:p>
          </table:table-cell>
          <table:table-cell office:value-type="string" calcext:value-type="string">
            <text:p>IT - Information Technology</text:p>
          </table:table-cell>
          <table:table-cell table:number-columns-repeated="2"/>
          <table:table-cell office:value-type="string" calcext:value-type="string">
            <text:p>10.1515/itit-2014-1082</text:p>
          </table:table-cell>
          <table:table-cell office:value-type="string" calcext:value-type="string">
            <text:p>https://www.scopus.com/inward/record.uri?eid=2-s2.0-85100762317&amp;doi=10.1515%2fitit-2014-1082&amp;partnerID=40&amp;md5=e0e91c39af204e927a0477fd524b5f49</text:p>
          </table:table-cell>
          <table:table-cell office:value-type="string" calcext:value-type="string">
            <text:p>Achieving system-level dependability is a demanding task. The manifold requirements and dependability threats can no longer be statically addressed at individual abstraction layers. Instead, all components of future multi-processor systems-on-chip (MPSoCs) have to contribute to this common goal in an adaptive manner. In this paper we target a generic heterogeneous MPSoC that combines general purpose processors along with dedicated application-specific hard-wired accelerators, fine-grained reconfigurable processors, and coarse-grained reconfigurable architectures. We present different reactive and proactive measures at the layers of the runtime system (online resource management), system architecture (global communication), micro architecture (individual tiles), and gate netlist (tile-internal circuits) to address dependability threats. © 2015 De Gruyter Oldenbourg.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IE8VN97</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Götzinger, M.; Rahmani, A.M.; Pongratz, M.; Liljeberg, P.; Jantsch, A.; Tenhunen, H.</text:p>
          </table:table-cell>
          <table:table-cell office:value-type="string" calcext:value-type="string">
            <text:p>The Role of Self-Awareness and Hierarchical Agents in Resource Management for Many-Core Systems</text:p>
          </table:table-cell>
          <table:table-cell office:value-type="string" calcext:value-type="string">
            <text:p>Proceedings - IEEE 10th International Symposium on Embedded Multicore/Many-Core Systems-on-Chip, MCSoC 2016</text:p>
          </table:table-cell>
          <table:table-cell table:number-columns-repeated="2"/>
          <table:table-cell office:value-type="string" calcext:value-type="string">
            <text:p>10.1109/MCSoC.2016.57</text:p>
          </table:table-cell>
          <table:table-cell office:value-type="string" calcext:value-type="string">
            <text:p>https://www.scopus.com/inward/record.uri?eid=2-s2.0-85010465183&amp;doi=10.1109%2fMCSoC.2016.57&amp;partnerID=40&amp;md5=1bbda6e706b8e6db852cf6a5c75797e1</text:p>
          </table:table-cell>
          <table:table-cell office:value-type="string" calcext:value-type="string">
            <text:p>The future of Moore's Law is in jeopardy. The number of cores of many-core systems is steadily increasing for every technology node generation. Voltage scaling does not keep pace with the unabated decrease of transistor size. Higher leakage power and manufacturing variabilities are the consequences and lead to extremely critical power as well as thermal issues. These phenomena can downgrade the performance or endanger system's functionality as well as its reliability if they are not properly addressed. In near future, up to 90% of a many-core chip's area may have to remain inactive, this non-active area is termed Dark Silicon. These issues make the problem of resource management challenging. Future management systems need to be intelligent, anticipatory, and self-adaptive. They are supposed to integrate management of different aspects such as thermal, power, energy, performance, quality of service, process variability, occurrence of faults and aging effects, all in one. In this paper, we study the contributions in the literature focusing on techniques for dynamic resource management in multi-and many-core systems. We put emphasis on advanced approaches that exhibit learning, self-awareness, hierarchical monitoring and management. We categorize the existing approaches from a new perspective and argue that a self-aware hierarchical agent-based model is a proper methodology to monitor and management many-core systems, in particular when they need to deal with different competing goals. In addition, we evaluate the main objectives and trends in resource management of many-core systems in order to pave the way for designing future computer systems ranging from high-performance computers to embedded processors used in the era of Internet-of-Thing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EMY3X3I</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aghbayan, M.-H.; Rahmani, A.-M.; Liljeberg, P.; Plosila, J.; Tenhunen, H.</text:p>
          </table:table-cell>
          <table:table-cell office:value-type="string" calcext:value-type="string">
            <text:p>Online testing of many-core systems in the Dark Silicon era</text:p>
          </table:table-cell>
          <table:table-cell office:value-type="string" calcext:value-type="string">
            <text:p>Proceedings of the 2014 IEEE 17th International Symposium on Design and Diagnostics of Electronic Circuits and Systems, DDECS 2014</text:p>
          </table:table-cell>
          <table:table-cell table:number-columns-repeated="2"/>
          <table:table-cell office:value-type="string" calcext:value-type="string">
            <text:p>10.1109/DDECS.2014.6868778</text:p>
          </table:table-cell>
          <table:table-cell office:value-type="string" calcext:value-type="string">
            <text:p>https://www.scopus.com/inward/record.uri?eid=2-s2.0-84914702035&amp;doi=10.1109%2fDDECS.2014.6868778&amp;partnerID=40&amp;md5=90cd03da8108eb1161cc3fb3ab97f410</text:p>
          </table:table-cell>
          <table:table-cell office:value-type="string" calcext:value-type="string">
            <text:p>As the dark silicon era is about to embrace, it is not anymore possible to attain commensurate performance benefits by increasing the number of transistors due to thermal design power. Dark Silicon issue stresses that a fraction of silicon chip being able to switch in full frequency is dropping and designers will soon face the growing underutilization inherent in future technologies. On the other hand, by reducing the transistor size, susceptibility to internal defects drastically increases and large ranges of defects such as aging or transient faults will be shown up more frequently. In this paper, we propose an online test scheduling algorithm using software based self-test for dark silicon era to test dark cores while considering thermal design power of the system. As the dark area of the system is dynamic and reshapes at a runtime, the tested cores can be used by other applications in the near future. Empirical results show the effectiveness of the proposed algorithm in terms of applicability and fault coverage with a negligible negative impact on the system throughput.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GLES5GN</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Zhang, Y.; Chakrabarty, K.; Li, H.; Jiang, J.</text:p>
          </table:table-cell>
          <table:table-cell office:value-type="string" calcext:value-type="string">
            <text:p>Software-based online self-testing of network-on-chip using bounded model checking</text:p>
          </table:table-cell>
          <table:table-cell office:value-type="string" calcext:value-type="string">
            <text:p>Proceedings - International Test Conference</text:p>
          </table:table-cell>
          <table:table-cell table:number-columns-repeated="2"/>
          <table:table-cell office:value-type="string" calcext:value-type="string">
            <text:p>10.1109/TEST.2017.8242037</text:p>
          </table:table-cell>
          <table:table-cell office:value-type="string" calcext:value-type="string">
            <text:p>https://www.scopus.com/inward/record.uri?eid=2-s2.0-85046466271&amp;doi=10.1109%2fTEST.2017.8242037&amp;partnerID=40&amp;md5=0dd45b7613a921d250a9c6cbf12429e1</text:p>
          </table:table-cell>
          <table:table-cell office:value-type="string" calcext:value-type="string">
            <text:p>Online testing is critical to ensure reliable operation of manycore systems based on a network-on-chip (NoC) interconnection fabric. We present a software-based online NoC self-testing solution based on bounded model checking (BMC). The proposed method first implements BMC on a sliced extended finite-state machine, and extracts the leading sequences necessary to excite NoC functions. Next, it targets the structural faults within every function excited by the leading sequence through constrained ATPG. Finally, a test protocol is developed to make the test responses observable. Experimental results show that the proposed method achieves high fault coverage in functional mode and outperforms previously proposed solutions. In addition, the fault coverage is very close to that of full-scan testing, but without any area overhead.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K52T2A6</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Sismanoglou, P.; Pitsios, V.; Nikolos, D.</text:p>
          </table:table-cell>
          <table:table-cell office:value-type="string" calcext:value-type="string">
            <text:p>Preemptive built-in self-test for in-field structural testing</text:p>
          </table:table-cell>
          <table:table-cell office:value-type="string" calcext:value-type="string">
            <text:p>Proceedings - International Symposium on Quality Electronic Design, ISQED</text:p>
          </table:table-cell>
          <table:table-cell table:number-columns-repeated="2"/>
          <table:table-cell office:value-type="string" calcext:value-type="string">
            <text:p>10.1109/ISQED.2015.7085416</text:p>
          </table:table-cell>
          <table:table-cell office:value-type="string" calcext:value-type="string">
            <text:p>https://www.scopus.com/inward/record.uri?eid=2-s2.0-84944313545&amp;doi=10.1109%2fISQED.2015.7085416&amp;partnerID=40&amp;md5=dc7238b00b5e8f4fbd19939d9a64b0e2</text:p>
          </table:table-cell>
          <table:table-cell office:value-type="string" calcext:value-type="string">
            <text:p>One-time factory testing of VLSI components after fabrication is insufficient in the deep submicron era. The products must be tested periodically in the field of application. Due to the complexity of the Systems on a Chip (SoCs), huge amounts of test data are required. However in many embedded systems the capacity of the available memory is a limited resource. Besides in real time embedded systems the in-field testing activities should be accommodated with the real-time constraints of the system. In this paper we at first show the suitability of the LFSR-based Test-Data Compression with Self-Stoppable Seeds method [10] for in-field testing and we give the required enhancements so that can be used as a Preemptive Built-In Self-Test mechanism for in-field testing that is applied at the idle time intervals of a hard real-time embedded system with sporadic tasks. Then, based on a probabilistic model and extensive simulations, we show that in the proposed method the time required to apply all the test vectors to the Circuit Under Test is many times smaller than the time required when the testing procedure consists from one or more non-preemptive test sessions. The proposed method achieves lower energy consumption for testing and significantly smaller fault detection latency times.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8RI3HN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Nawfel, J.L.; Englehart, K.B.; Scheme, E.J.</text:p>
          </table:table-cell>
          <table:table-cell office:value-type="string" calcext:value-type="string">
            <text:p>A Multi-Variate Approach to Predicting Myoelectric Control Usability</text:p>
          </table:table-cell>
          <table:table-cell office:value-type="string" calcext:value-type="string">
            <text:p>IEEE Transactions on Neural Systems and Rehabilitation Engineering</text:p>
          </table:table-cell>
          <table:table-cell table:number-columns-repeated="2"/>
          <table:table-cell office:value-type="string" calcext:value-type="string">
            <text:p>10.1109/TNSRE.2021.3094324</text:p>
          </table:table-cell>
          <table:table-cell office:value-type="string" calcext:value-type="string">
            <text:p>https://www.scopus.com/inward/record.uri?eid=2-s2.0-85110558627&amp;doi=10.1109%2fTNSRE.2021.3094324&amp;partnerID=40&amp;md5=f8b8c5efadd853b2364f1bfd6dd235bc</text:p>
          </table:table-cell>
          <table:table-cell office:value-type="string" calcext:value-type="string">
            <text:p>Pattern recognition techniques leveraging the use of electromyography signals have become a popular approach to provide intuitive control of myoelectric devices. Performance of these control interfaces is commonly quantified using offline classification accuracy, despite studies having shown that this metric is a poor indicator of usability. Researchers have identified alternative offline metrics that better correlate with online performance; however, the relationship has yet to be fully defined in the literature. This has necessitated the continued trial-and-error-style online testing of algorithms developed using offline approaches. To bridge this information divide, we conducted an exploratory study where thirty-two different metrics from the offline training data were extracted. A correlation analysis and an ordinary least squares regression were implemented to investigate the relationship between the offline metrics and six aspects online use. The results indicate that the current offline standard, classification accuracy, is a poor indicator of usability and that other metrics may hold predictive power. The metrics identified in this work also may constitute more representative evaluation criteria when designing and reporting new control schemes. Furthermore, linear combinations of offline training metrics generate substantially more accurate predictions than using individual metrics. We found that the offline metric feature efficiency generated the best predictions for the usability metric throughput. A combination of two offline metrics (mean semi-principal axes and mean absolute value) significantly outperformed feature efficiency alone, with a 166% increase in the predicted R-2 value (i.e., VEcv). These findings suggest that combinations of metrics could provide a more robust framework for predicting usability. © 2001-201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G6Z8HQE</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Anaya, I.D.P.; Simko, V.; Bourcier, J.; Plouzeau, N.; Jézéquel, J.-M.</text:p>
          </table:table-cell>
          <table:table-cell office:value-type="string" calcext:value-type="string">
            <text:p>A prediction-driven adaptation approach for self-adaptive sensor networks</text:p>
          </table:table-cell>
          <table:table-cell office:value-type="string" calcext:value-type="string">
            <text:p>9th International Symposium on Software Engineering for Adaptive and Self-Managing Systems, SEAMS 2014 - Proceedings</text:p>
          </table:table-cell>
          <table:table-cell table:number-columns-repeated="2"/>
          <table:table-cell office:value-type="string" calcext:value-type="string">
            <text:p>10.1145/2593929.2593941</text:p>
          </table:table-cell>
          <table:table-cell office:value-type="string" calcext:value-type="string">
            <text:p>https://www.scopus.com/inward/record.uri?eid=2-s2.0-84903717326&amp;doi=10.1145%2f2593929.2593941&amp;partnerID=40&amp;md5=d902affe0d89ee1d280ba6dcfde0c50f</text:p>
          </table:table-cell>
          <table:table-cell office:value-type="string" calcext:value-type="string">
            <text:p>Engineering self-adaptive software in unpredictable environments such as pervasive systems, where network's ability, remaining battery power and environmental conditions may vary over the lifetime of the system is a very challenging task. Many current software engineering approaches leverage run-time architectural models to ease the design of the autonomic control loop of these self-adaptive systems. While these approaches perform well in reacting to various evolutions of the runtime environment, implementations based on reactive paradigms have a limited ability to anticipate problems, leading to transient unavailability of the system, useless costly adaptations, or resources waste. In this paper, we follow a proactive self-adaptation approach that aims at overcoming the limitation of reactive approaches. Based on predictive analysis of internal and external context information, our approach regulates new architecture reconfigurations and deploys them using models at runtime. We have evaluated our approach on a case study where we combined hourly temperature readings provided by National Climatic Data Center (NCDC) with fire reports from Moderate Resolution Imaging Spectroradiometer (MODIS) and simulated the behavior of multiple systems. The results confirm that our proactive approach outperforms a typical reactive system in scenarios with seasonal behavior.</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ECIXXJG</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Zhou, Z.; Cheng, Z.; Ning, K.; Li, W.; Zhang, L.-J.</text:p>
          </table:table-cell>
          <table:table-cell office:value-type="string" calcext:value-type="string">
            <text:p>A sub-chain ranking and recommendation mechanism for facilitating geospatial web service composition</text:p>
          </table:table-cell>
          <table:table-cell office:value-type="string" calcext:value-type="string">
            <text:p>International Journal of Web Services Research</text:p>
          </table:table-cell>
          <table:table-cell table:number-columns-repeated="2"/>
          <table:table-cell office:value-type="string" calcext:value-type="string">
            <text:p>10.4018/ijwsr.2014070103</text:p>
          </table:table-cell>
          <table:table-cell office:value-type="string" calcext:value-type="string">
            <text:p>https://www.scopus.com/inward/record.uri?eid=2-s2.0-84923069723&amp;doi=10.4018%2fijwsr.2014070103&amp;partnerID=40&amp;md5=f1efc492ab2b1a69f00c58c2cd87a513</text:p>
          </table:table-cell>
          <table:table-cell office:value-type="string" calcext:value-type="string">
            <text:p>With a huge volume of geospatial information being collected and a huge number of domain-specific functions being developed for processing these geospatial information, an increasing number of Open Geospatial Consortium Web services (OWSs) are built and being available on the Web for the accessibility and processing of these information. Given the specific requirement specified by a certain user, normally, a composition (or chain) of OWSs, rather than a single OWS, can fulfill this requirement. Consequently, retrieving and recommending sub-chains of possible service invocations is an important research challenge. Leveraging the semantic similarity between the name and text description of parameters, a degree that represents the invocation possibility between operations in OWSs is calculated. Thereafter, a service network model is constructed for capturing possible invocations between operations. Given a user's requirement which is represented in terms of a pair of initial and ending operations, possible sub-chains of operations are retrieved, ranked and recommended. Based on which the user can select the most appropriate sub-chain with respect to her specific requirement. The result of evaluation leveraging a real OWSs set indicates that our technique is applicable in real applications from both the functional and performance perspectives. Copyright © 2014,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M2LP7S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Asghari, S.A.; Binesh Marvasti, M.; Daneshtalab, M.</text:p>
          </table:table-cell>
          <table:table-cell office:value-type="string" calcext:value-type="string">
            <text:p>A software implemented comprehensive soft error detection method for embedded systems</text:p>
          </table:table-cell>
          <table:table-cell office:value-type="string" calcext:value-type="string">
            <text:p>Microprocessors and Microsystems</text:p>
          </table:table-cell>
          <table:table-cell table:number-columns-repeated="2"/>
          <table:table-cell office:value-type="string" calcext:value-type="string">
            <text:p>10.1016/j.micpro.2020.103161</text:p>
          </table:table-cell>
          <table:table-cell office:value-type="string" calcext:value-type="string">
            <text:p>https://www.scopus.com/inward/record.uri?eid=2-s2.0-85088008609&amp;doi=10.1016%2fj.micpro.2020.103161&amp;partnerID=40&amp;md5=cc10c21f3fbfed030cd6910083125d69</text:p>
          </table:table-cell>
          <table:table-cell office:value-type="string" calcext:value-type="string">
            <text:p>This paper presents a comprehensive software-based technique that is capable of detecting soft errors in embedded systems. Soft errors can be categorized into Control Flow Errors (CFEs) and data errors. The CFEs change the flow of the program erroneously and data errors also change the results. In this paper, a new comprehensive method is presented to detect both (based on combination of authors’ previous works). In order to evaluate the proposed method, a new factor is defined that considers three main parameters simultaneously; namely fault coverage, memory overhead, and performance overhead. Since these parameters are very important in safety critical applications, they should be improved concurrently. The experimental results on SPEC2000 benchmarks show that the Evaluation Factor of the proposed method is 50% better than the Relationship Signatures for Control Flow Checking with Data Validation (RSCFCDV) methods, which are suggested in the literature. © 2020</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L2N56A9</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elderer, M.; Marculescu, B.; Gomes De Oliveira Neto, F.; Feldt, R.; Torkar, R.</text:p>
          </table:table-cell>
          <table:table-cell office:value-type="string" calcext:value-type="string">
            <text:p>A testability analysis framework for non-functional properties</text:p>
          </table:table-cell>
          <table:table-cell office:value-type="string" calcext:value-type="string">
            <text:p>Proceedings - 2018 IEEE 11th International Conference on Software Testing, Verification and Validation Workshops, ICSTW 2018</text:p>
          </table:table-cell>
          <table:table-cell table:number-columns-repeated="2"/>
          <table:table-cell office:value-type="string" calcext:value-type="string">
            <text:p>10.1109/ICSTW.2018.00028</text:p>
          </table:table-cell>
          <table:table-cell office:value-type="string" calcext:value-type="string">
            <text:p>https://www.scopus.com/inward/record.uri?eid=2-s2.0-85050964241&amp;doi=10.1109%2fICSTW.2018.00028&amp;partnerID=40&amp;md5=af04486502565b379fdfe6c825853052</text:p>
          </table:table-cell>
          <table:table-cell office:value-type="string" calcext:value-type="string">
            <text:p>This paper presents background, the basic steps and an example for a testability analysis framework for non-functional properties.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GVHXNHA</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Ünsal, A.A.; Sazara, G.; Aktemur, B.; Sözer, H.</text:p>
          </table:table-cell>
          <table:table-cell office:value-type="string" calcext:value-type="string">
            <text:p>Adaptive domain-specific service monitoring</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12241-0_12</text:p>
          </table:table-cell>
          <table:table-cell office:value-type="string" calcext:value-type="string">
            <text:p>https://www.scopus.com/inward/record.uri?eid=2-s2.0-84911127498&amp;doi=10.1007%2f978-3-319-12241-0_12&amp;partnerID=40&amp;md5=b55bf204643ed7f7eceab1b62ecad277</text:p>
          </table:table-cell>
          <table:table-cell office:value-type="string" calcext:value-type="string">
            <text:p>We propose an adaptive and domain-specific service monitoring approach to detect partner service errors in a cost-effective manner. Hereby, we not only consider generic errors such as file not found or connection timed out, but also take domain-specific errors into account. The detection of each type of error entails a different monitoring cost in terms of the consumed resources. To reduce costs, we adapt the monitoring frequency for each service and for each type of error based on the measured error rates and a cost model. We introduce an industrial case study from the broadcasting and content-delivery domain for improving the user-perceived reliability of Smart TV systems. We demonstrate the effectiveness of our approach with real data collected to be relevant for a commercial TV portal application. We present empirical results regarding the trade-off between monitoring overhead and error detection accuracy. Our results show that each service is usually subject to various types of errors with different error rates and exploiting this variation can reduce monitoring costs by up to 30% with negligible compromise on the quality of monitoring. © Springer International Publishing Switzerland 2014.</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CICI6DX</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Y.; Huang, D.; Liu, B.; Feng, Q.; Cai, B.</text:p>
          </table:table-cell>
          <table:table-cell office:value-type="string" calcext:value-type="string">
            <text:p>Adaptive ranking based ensemble learning of Gaussian process regression models for quality-related variable prediction in process industries</text:p>
          </table:table-cell>
          <table:table-cell office:value-type="string" calcext:value-type="string">
            <text:p>Applied Soft Computing</text:p>
          </table:table-cell>
          <table:table-cell table:number-columns-repeated="2"/>
          <table:table-cell office:value-type="string" calcext:value-type="string">
            <text:p>10.1016/j.asoc.2020.107060</text:p>
          </table:table-cell>
          <table:table-cell office:value-type="string" calcext:value-type="string">
            <text:p>https://www.scopus.com/inward/record.uri?eid=2-s2.0-85098563394&amp;doi=10.1016%2fj.asoc.2020.107060&amp;partnerID=40&amp;md5=02bf076036bb7f1ebe984edde9f2bf39</text:p>
          </table:table-cell>
          <table:table-cell office:value-type="string" calcext:value-type="string">
            <text:p>The proper monitoring of quality-related but hard-to-measure variables is currently one of the bottlenecks limiting the safe and efficient operations of industrial processes. This paper proposes a novel ensemble learning algorithm by coordinating global and local Gaussian process regression (GPR) models, and this algorithm is able to capture global and local process behaviours for accurate prediction and timely process monitoring. To further address the deterioration in predictions when using the off-line training and online testing strategy, this paper proposes an adaptive ranking strategy to perform ensemble learning for the sub-GPR models. In this adaptive strategy, we use the moving-window technique to rank and select several of the best sub-model predictions and then average them together to make the final predictions. Last but not least, the least absolute shrinkage and selection operator (Lasso) works together with factor analysis (FA) in a two-step variable selection method to remove under-correlated model input variables in the first stage and to compress over-correlated model input variables in the second stage. The proposed prediction model is validated in two real wastewater treatment plants (WWTPs) with stationary and nonstationary behaviours. The results show that the proposed methodology achieves better performance than other standard methods in the context of their predictions of quality-related variables. © 2020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WX4KPXH</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ertolino, A.; Calabrò, A.; De Angelis, G.</text:p>
          </table:table-cell>
          <table:table-cell office:value-type="string" calcext:value-type="string">
            <text:p>Adaptive SLA monitoring of service choreographies enacted on the cloud</text:p>
          </table:table-cell>
          <table:table-cell office:value-type="string" calcext:value-type="string">
            <text:p>c2013 IEEE 7th International Symposium on the Maintenance and Evolution of Service-Oriented and Cloud-Based Systems, MESOCA 2013</text:p>
          </table:table-cell>
          <table:table-cell table:number-columns-repeated="2"/>
          <table:table-cell office:value-type="string" calcext:value-type="string">
            <text:p>10.1109/MESOCA.2013.6632741</text:p>
          </table:table-cell>
          <table:table-cell office:value-type="string" calcext:value-type="string">
            <text:p>https://www.scopus.com/inward/record.uri?eid=2-s2.0-84890038857&amp;doi=10.1109%2fMESOCA.2013.6632741&amp;partnerID=40&amp;md5=76a3cce56e150cc02de5a679a7d45334</text:p>
          </table:table-cell>
          <table:table-cell office:value-type="string" calcext:value-type="string">
            <text:p>The deployment and the execution of applications on dynamic Cloud infrastructures introduces new requirements of adaptability with respect to monitoring. Specifically, the governance of service choreographies enacted over Cloud-based solutions relies on the observation and analysis of events happening at different abstraction layers. Adaptability requirements are even more evident when monitoring deals with Service Level Agreements (SLA) established among the choreography participants. In fact, as the Cloud paradigm offers on-demand solutions as a service, often monitoring rules cannot be completely defined off-line. Thus also the monitoring infrastructure must keep track of the continuous evolution of the underlying environment, and adapt itself accordingly. This paper proposes an adaptive multi-source monitoring architecture that can synthesize on-the-fly SLA monitoring rules following the evolution of the Cloud infrastructure. We demonstrate the idea on a case study and discuss limitations as well as planned further advancements.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MCTFNI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hang, H.; Bauer, L.; Kochte, M.A.; Schneider, E.; Wunderlich, H.-J.; Henkel, J.</text:p>
          </table:table-cell>
          <table:table-cell office:value-type="string" calcext:value-type="string">
            <text:p>Aging Resilience and Fault Tolerance in Runtime Reconfigurable Architectures</text:p>
          </table:table-cell>
          <table:table-cell office:value-type="string" calcext:value-type="string">
            <text:p>IEEE Transactions on Computers</text:p>
          </table:table-cell>
          <table:table-cell table:number-columns-repeated="2"/>
          <table:table-cell office:value-type="string" calcext:value-type="string">
            <text:p>10.1109/TC.2016.2616405</text:p>
          </table:table-cell>
          <table:table-cell office:value-type="string" calcext:value-type="string">
            <text:p>https://www.scopus.com/inward/record.uri?eid=2-s2.0-85024495002&amp;doi=10.1109%2fTC.2016.2616405&amp;partnerID=40&amp;md5=7f32912f48e6aeff0f1496d5c6bfaff8</text:p>
          </table:table-cell>
          <table:table-cell office:value-type="string" calcext:value-type="string">
            <text:p>Runtime reconfigurable architectures based on Field-Programmable Gate Arrays (FPGAs) allow area-A nd power-efficient acceleration of complex applications. However, being manufactured in latest semiconductor process technologies, FPGAs are increasingly prone to aging effects, which reduce the reliability and lifetime of such systems. Aging mitigation and fault tolerance techniques for the reconfigurable fabric become essential to realize dependable reconfigurable architectures. This article presents an accelerator diversification method that creates multiple configurations for runtime reconfigurable accelerators that are diversified in their usage of Configurable Logic Blocks (CLBs). In particular, it creates a minimal number of configurations such that all single-CLB and some multi-CLB faults can be tolerated. For each fault we ensure that there is at least one configuration that does not use that CLB. Second, a novel runtime accelerator placement algorithm is presented that exploits the diversity in resource usage of these configurations to balance the stress imposed by executions of the accelerators on the reconfigurable fabric. By tracking the stress due to accelerator usage at runtime, the stress is balanced both within a reconfigurable region as well as over all reconfigurable regions of the system. The accelerator placement algorithm also considers faulty CLBs in the regions and selects the appropriate configuration such that the system maintains a high performance in presence of multiple permanent faults. Experimental results demonstrate that our methods deliver up to 3.7 × higher performance in presence of faults at marginal runtime costs and 1.6 × higher MTTF than state-of-the-art aging mitigation methods.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UVLNRV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ilardo, A.; Mazzocca, N.; Prinetto, P.</text:p>
          </table:table-cell>
          <table:table-cell office:value-type="string" calcext:value-type="string">
            <text:p>An abstraction layer enabling pervasive hardware-reconfigurable systems</text:p>
          </table:table-cell>
          <table:table-cell office:value-type="string" calcext:value-type="string">
            <text:p>International Journal of Embedded Systems</text:p>
          </table:table-cell>
          <table:table-cell table:number-columns-repeated="2"/>
          <table:table-cell office:value-type="string" calcext:value-type="string">
            <text:p>10.1504/IJES.2018.095022</text:p>
          </table:table-cell>
          <table:table-cell office:value-type="string" calcext:value-type="string">
            <text:p>https://www.scopus.com/inward/record.uri?eid=2-s2.0-85054602916&amp;doi=10.1504%2fIJES.2018.095022&amp;partnerID=40&amp;md5=146b0174a7a07d157ff6e2ea63529d0a</text:p>
          </table:table-cell>
          <table:table-cell office:value-type="string" calcext:value-type="string">
            <text:p>Field-programmable gate array technologies are creating a new range of challenges for pervasive and ubiquitous systems. Revisiting and extending approaches borrowed from the purely software domain is a fundamental opportunity in this scenario. In particular, this paper addresses code mobility, a well-established approach used to dynamically adapt a distributed system based on the actual application needs, and extends it to a deep code mobility concept, allowing 'logical' hardware components to be migrated across a pervasive infrastructure. The work presents the architecture and the prototype implementation of a reconfigurable computing framework providing full support to deep code mobility through an abstraction layer which exposes a portable view of the underlying reconfigurable hardware. The paper then thoroughly discusses two application scenarios, hardware-accelerated distributed data mining and autonomous online testing, confirming the impact of deep code mobility in real-world pervasive computing contexts. © 2018 Inderscience Enterprise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QCB4VPT</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Nag, A.K.; Roy, A.; Dasgupta, D.</text:p>
          </table:table-cell>
          <table:table-cell office:value-type="string" calcext:value-type="string">
            <text:p>An adaptive approach towards the selection of multi-factor authentication</text:p>
          </table:table-cell>
          <table:table-cell office:value-type="string" calcext:value-type="string">
            <text:p>Proceedings - 2015 IEEE Symposium Series on Computational Intelligence, SSCI 2015</text:p>
          </table:table-cell>
          <table:table-cell table:number-columns-repeated="2"/>
          <table:table-cell office:value-type="string" calcext:value-type="string">
            <text:p>10.1109/SSCI.2015.75</text:p>
          </table:table-cell>
          <table:table-cell office:value-type="string" calcext:value-type="string">
            <text:p>https://www.scopus.com/inward/record.uri?eid=2-s2.0-84964925975&amp;doi=10.1109%2fSSCI.2015.75&amp;partnerID=40&amp;md5=993aba1a8ba863bc195d06bd308fd626</text:p>
          </table:table-cell>
          <table:table-cell office:value-type="string" calcext:value-type="string">
            <text:p>Authentication is the fundamental defense against any illegitimate access to a computing device or any sensitive online applications. Due to recent trends of emerging security threats, authentication using only a single factor is not reliable to provide adequate protection for these devices and applications. Hence, to facilitate continuous protection of computing devices and other critical online services from an un-Authorized access, multi-factor authentication emerges as a viable option. Many authentication mechanisms with varying degrees of accuracy and portability are available for different types of computing devices connected with various communicating media. As a consequence, several existing and well-known multi-factor authentication strategies have already been utilized to enhance the security of various applications. Keeping this in mind, this research is focused on designing a robust and scalable framework for authenticating a legitimate user efficiently through a subset of available authentication modalities along with their several features (authentication factors) in time-varying operating environments (devices, media and surrounding conditions) on a regular basis. This paper highlights the creation of a trustworthy framework to quantify different authentication factors in terms of selection of different types of devices and media. In addition, a novel adaptive selection strategy for the available authentication factors incorporating the trustworthy values, previous history of selection as well as surrounding conditions is proposed in the paper. Selection through adaptive strategy ensures the incorporation of the existing environmental conditions within the selection of authentication factors and provides better diversity in the selection of these factors. Simulation results show that the proposed selection approach performs better than other existing selection strategies, namely, random and optimal selections in different settings of operating environments.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7FUFVZ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Noureddine, D.B.; Krichen, M.; Mechti, S.; Nahhal, T.; Adoni, W.Y.H.</text:p>
          </table:table-cell>
          <table:table-cell office:value-type="string" calcext:value-type="string">
            <text:p>An Agent-Based Architecture Using Deep Reinforcement Learning for the Intelligent Internet of Things Applications</text:p>
          </table:table-cell>
          <table:table-cell office:value-type="string" calcext:value-type="string">
            <text:p>Advances in Intelligent Systems and Computing</text:p>
          </table:table-cell>
          <table:table-cell table:number-columns-repeated="2"/>
          <table:table-cell office:value-type="string" calcext:value-type="string">
            <text:p>10.1007/978-981-15-6048-4_24</text:p>
          </table:table-cell>
          <table:table-cell office:value-type="string" calcext:value-type="string">
            <text:p>https://www.scopus.com/inward/record.uri?eid=2-s2.0-85096533942&amp;doi=10.1007%2f978-981-15-6048-4_24&amp;partnerID=40&amp;md5=8dc8ab9ae7c0862d411cc48a08c47aaf</text:p>
          </table:table-cell>
          <table:table-cell office:value-type="string" calcext:value-type="string">
            <text:p>Internet of Things (IoT) is composed of many IoT devices connected throughout the Internet, that collect and share information to represent the environment. IoT is currently restructuring the actual manufacturing to smart manufacturing. However, inherent characteristics of IoT lead to a number of titanic challenges such as decentralization, weak interoperability, and security. The artificial intelligence provides opportunities to address IoT’s challenges, e.g., the agent technology. This paper presents first an overview of ML and discusses some related work. Then, we briefly present the classic IoT architecture. Then, we introduce our proposed intelligent IoT (IIoT) architecture. We next concentrate on introducing the approach using multi-agent DRL in IIoT. © 2021, The Editor(s) (if applicable) and The Author(s), under exclusive license to Springer Nature Singapore Pte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NZTND2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ou, S.; Tang, Y.; Sun, Y.; Su, K.</text:p>
          </table:table-cell>
          <table:table-cell office:value-type="string" calcext:value-type="string">
            <text:p>An Identification Decision Tree Learning Model for Self-Management in Virtual Radio Access Network: IDTLM</text:p>
          </table:table-cell>
          <table:table-cell office:value-type="string" calcext:value-type="string">
            <text:p>IEEE Access</text:p>
          </table:table-cell>
          <table:table-cell table:number-columns-repeated="2"/>
          <table:table-cell office:value-type="string" calcext:value-type="string">
            <text:p>10.1109/ACCESS.2017.2768402</text:p>
          </table:table-cell>
          <table:table-cell office:value-type="string" calcext:value-type="string">
            <text:p>https://www.scopus.com/inward/record.uri?eid=2-s2.0-85034232281&amp;doi=10.1109%2fACCESS.2017.2768402&amp;partnerID=40&amp;md5=9232309d66e240b4e105276ea8591051</text:p>
          </table:table-cell>
          <table:table-cell office:value-type="string" calcext:value-type="string">
            <text:p>Along with the blowout of new applications and the integration of the heterogeneous networks platforms in the future Internet of everything, the self-management of virtual radio access network is of significant importance. The urgent problem needed to be solved for the self-management in virtual radio access network is the match of application and virtual service (tailored service of virtual functions for the application). In this paper, an identification decision tree learning model (IDTLM) based on transfer learning has been proposed. First, we do research on the redundant problem of the traditional packet decision trees and reduce the dimensionality of features by a proximal gradient descent method and clustering the features by Lagrange's multiplier, so as to improve the online matching speed between applications and virtual service. And then, in consideration of the independent and non-identical distribution among online and trained data, and the possible change of virtualized network platform, a method of transfer learning is proposed to improve the quality of generalization for IDTLM. Finally, online test is done for IDTLM, and the result shows that the accuracy rate of trained applications can reach 99% and the accuracy rate can reach 96% if untrained applications are included. Meanwhile, theoretical analysis has been carried out for the transfer of IDTLM. The analysis shows that IDTLM system is of high recognizing speed and low false positive rate and it could adapt to the transfer of different scenarios.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KW2QU7Q</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ámara, J.; Moreno, G.A.; Garlan, D.; Schmerl, B.</text:p>
          </table:table-cell>
          <table:table-cell office:value-type="string" calcext:value-type="string">
            <text:p>Analyzing latency-aware self-adaptation using stochastic games and simulations</text:p>
          </table:table-cell>
          <table:table-cell office:value-type="string" calcext:value-type="string">
            <text:p>ACM Transactions on Autonomous and Adaptive Systems</text:p>
          </table:table-cell>
          <table:table-cell table:number-columns-repeated="2"/>
          <table:table-cell office:value-type="string" calcext:value-type="string">
            <text:p>10.1145/2774222</text:p>
          </table:table-cell>
          <table:table-cell office:value-type="string" calcext:value-type="string">
            <text:p>https://www.scopus.com/inward/record.uri?eid=2-s2.0-84966356268&amp;doi=10.1145%2f2774222&amp;partnerID=40&amp;md5=e562129359165060336055efcb167c85</text:p>
          </table:table-cell>
          <table:table-cell office:value-type="string" calcext:value-type="string">
            <text:p>Self-adaptive systems must decide which adaptations to apply and when. In reactive approaches, adaptations are chosen and executed after some issue in the system has been detected (e.g., unforeseen attacks or failures). In proactive approaches, predictions are used to prepare the system for some future event (e.g., traffic spikes during holidays). In both cases, the choice of adaptation is based on the estimated impact it will have on the system. Current decision-making approaches assume that the impact will be instantaneous, whereas it is common that adaptations take time to produce their impact. Ignoring this latency is problematic because adaptations may not achieve their effect in time for a predicted event. Furthermore, lower impact but quicker adaptations may be ignored altogether, even if over time the accrued impact is actually higher. In this article, we introduce a novel approach to choosing adaptations that considers these latencies. To show how this improves adaptation decisions, we use a two-pronged approach: (i) model checking of Stochastic Multiplayer Games (SMGs) enables us to understand best- and worst-case scenarios of optimal latency-aware and non-latency-aware adaptation without the need to develop specific adaptation algorithms.However, since SMGs do not provide an algorithm to make choices at runtime, we propose a (ii) latency-aware adaptation algorithm to make decisions at runtime. Simulations are used to explore more detailed adaptation behavior and to check if the performance of the algorithm falls within the bounds predicted by SMGs. Our results show that latency awareness improves adaptation outcomes and also allows a larger set of adaptations to be exploited. © 2016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52SN2PU</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Wu, B.; Chen, Y.S.; Xu, G.S.; Zeng, C.</text:p>
          </table:table-cell>
          <table:table-cell office:value-type="string" calcext:value-type="string">
            <text:p>Application of unscented Kalman Filter to Sectional Model Updating in Hybrid Simulation of Frame Structures</text:p>
          </table:table-cell>
          <table:table-cell office:value-type="string" calcext:value-type="string">
            <text:p>International Conference on Advances in Experimental Structural Engineering</text:p>
          </table:table-cell>
          <table:table-cell table:number-columns-repeated="3"/>
          <table:table-cell office:value-type="string" calcext:value-type="string">
            <text:p>https://www.scopus.com/inward/record.uri?eid=2-s2.0-85061036319&amp;partnerID=40&amp;md5=7c0b5be971e44912c1e95b2384d271a7</text:p>
          </table:table-cell>
          <table:table-cell office:value-type="string" calcext:value-type="string">
            <text:p>Hybrid simulation combines numerical computation and physical experiment for cost-effective, large-scale testing of structures. The method allows simulation of structures by representing critical components with physical specimens and the rest of the structure with numerical models. However, sometimes it is impossible to take all of the uncertain or nonlinear parts of the structure as the physical substructure. Then, concern may be raised on modeling errors of numerical part. One way to solve this problem is to update the numerical model by estimating its parameters from experimental data online. In this paper, a sectional constitutive model which considers axial flexural interaction is proposed for force-based frame element. System parameter identification is conducted using unscented Kalman Filter (UKF) to estimate the parameters of sectional constitution model with the data from the experimental substructure. Hybrid tests were performed, which included the reference test, conventional hybrid test and hybrid test with model updating. The results show that the online model updating improved the accuracy of the hybrid test of frame structure. © International Conference on Advances in Experimental Structural Engineering.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9GK9CA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en, Z.; Wang, H.; Wang, H.; Jiang, H.; Zhu, X.; Wang, K.</text:p>
          </table:table-cell>
          <table:table-cell office:value-type="string" calcext:value-type="string">
            <text:p>Application of the hybrid simulation method for the full-scale precast reinforced concrete shear wall structure</text:p>
          </table:table-cell>
          <table:table-cell office:value-type="string" calcext:value-type="string">
            <text:p>Applied Sciences (Switzerland)</text:p>
          </table:table-cell>
          <table:table-cell table:number-columns-repeated="2"/>
          <table:table-cell office:value-type="string" calcext:value-type="string">
            <text:p>10.3390/app8020252</text:p>
          </table:table-cell>
          <table:table-cell office:value-type="string" calcext:value-type="string">
            <text:p>https://www.scopus.com/inward/record.uri?eid=2-s2.0-85041828768&amp;doi=10.3390%2fapp8020252&amp;partnerID=40&amp;md5=cdc05f96054edbec0adcaf82432f5b30</text:p>
          </table:table-cell>
          <table:table-cell office:value-type="string" calcext:value-type="string">
            <text:p>The hybrid simulation (HS) testing method combines physical test and numerical simulation, and provides a viable alternative to evaluate the structural seismic performance. Most studies focused on the accuracy, stability and reliability of the HS method in the small-scale tests. It is a challenge to evaluate the seismic performance of a twelve-story pre-cast reinforced concrete shear-wall structure using this HS method which takes the full-scale bottom three-story structural model as the physical substructure and the elastic non-linear model as the numerical substructure. This paper employs an equivalent force control (EFC) method with implicit integration algorithm to deal with the numerical integration of the equation of motion (EOM) and the control of the loading device. Because of the arrangement of the test model, an elastic non-linear numerical model is used to simulate the numerical substructure. And non-subdivision strategy for the displacement inflection point of numerical substructure is used to easily realize the simulation of the numerical substructure and thus reduce the measured error. The parameters of the EFC method are calculated basing on analytical and numerical studies and used to the actual full-scale HS test. Finally, the accuracy and feasibility of the EFC-based HS method is verified experimentally through the substructure HS tests of the pre-cast reinforced concrete shear-wall structure model. And the testing results of the descending stage can be conveniently obtained from the EFC-based HS method. © 2018 by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TY7WG3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Jebbar, O.; Khendek, F.; Toeroe, M.</text:p>
          </table:table-cell>
          <table:table-cell office:value-type="string" calcext:value-type="string">
            <text:p>Architecture for the Automation of Live Testing of Cloud Systems</text:p>
          </table:table-cell>
          <table:table-cell office:value-type="string" calcext:value-type="string">
            <text:p>Proceedings - 2020 IEEE 20th International Conference on Software Quality, Reliability, and Security, QRS 2020</text:p>
          </table:table-cell>
          <table:table-cell table:number-columns-repeated="2"/>
          <table:table-cell office:value-type="string" calcext:value-type="string">
            <text:p>10.1109/QRS51102.2020.00030</text:p>
          </table:table-cell>
          <table:table-cell office:value-type="string" calcext:value-type="string">
            <text:p>https://www.scopus.com/inward/record.uri?eid=2-s2.0-85097817638&amp;doi=10.1109%2fQRS51102.2020.00030&amp;partnerID=40&amp;md5=ba1a8e8a13cf9ded34a0d440ee0debb3</text:p>
          </table:table-cell>
          <table:table-cell office:value-type="string" calcext:value-type="string">
            <text:p>Live testing is performed in the production environment. In such environment, test activities have to be orchestrated properly to avoid interferences with normal usage traffic. Conducting live testing activities manually is error prone because of the size and the complexity of the system as well as the required complex orchestration of different tasks. Furthermore, it would be impossible to react to failures and contain them in due time without automation. Live testing requires a high level of automation. This automation comes with several challenges especially in contexts such as cloud and zero touch networks because of the diversity of the software composing them. In this paper we discuss the challenges of automating live testing for cloud systems. We propose an architecture that relies on a modeling framework to decouple the specification of testing activities from the platforms needed to conduct them. We propose a solution for conducting testing activities on a live system according to such a specification.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YUSQ56E</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Kakoee, M.R.; Bertacco, V.; Benini, L.</text:p>
          </table:table-cell>
          <table:table-cell office:value-type="string" calcext:value-type="string">
            <text:p>At-speed distributed functional testing to detect logic and delay faults in NoCs</text:p>
          </table:table-cell>
          <table:table-cell office:value-type="string" calcext:value-type="string">
            <text:p>IEEE Transactions on Computers</text:p>
          </table:table-cell>
          <table:table-cell table:number-columns-repeated="2"/>
          <table:table-cell office:value-type="string" calcext:value-type="string">
            <text:p>10.1109/TC.2013.202</text:p>
          </table:table-cell>
          <table:table-cell office:value-type="string" calcext:value-type="string">
            <text:p>https://www.scopus.com/inward/record.uri?eid=2-s2.0-84897543189&amp;doi=10.1109%2fTC.2013.202&amp;partnerID=40&amp;md5=9689f92427e451c5a43fdcfe420d056f</text:p>
          </table:table-cell>
          <table:table-cell office:value-type="string" calcext:value-type="string">
            <text:p>In this work, we propose a distributed functional test mechanism for NoCs which scales to large-scale networks with general topologies and routing algorithms. Each router and its links are tested using neighbors in different phases. The router under test is in test mode while all other parts of the NoC are operational. We use triple module redundancy (TMR) for the robustness of all testing components that are added into the switch. Experimental results show that our functional test approach can detect stuck-At, short and delay faults in the routers and links. Our approach achieves 100 percent stuck-At fault coverage for the data path and 85 percent for the control paths including routing logic, FIFO's control path, and the arbiter of a (5 × 5) router. We also show that our approach is able to detect delay faults in critical control and data paths. Synthesis results show that the area overhead of our test components with TMR support is 20 percent for covering stuck-At, delay, and short-wire faults and 7 percent for covering only stuck-At and delay faults in the (5 × 5) router. Simulation results show that our online testing approach has an average latency overhead of 3 percent in PARSEC traffic benchmarks on an (8 × 8) NoC. © 1968-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2W4MCY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inharay, S.</text:p>
          </table:table-cell>
          <table:table-cell office:value-type="string" calcext:value-type="string">
            <text:p>Asymptotically Correct Standardization of Person-Fit Statistics Beyond Dichotomous Items</text:p>
          </table:table-cell>
          <table:table-cell office:value-type="string" calcext:value-type="string">
            <text:p>Psychometrika</text:p>
          </table:table-cell>
          <table:table-cell table:number-columns-repeated="2"/>
          <table:table-cell office:value-type="string" calcext:value-type="string">
            <text:p>10.1007/s11336-015-9465-x</text:p>
          </table:table-cell>
          <table:table-cell office:value-type="string" calcext:value-type="string">
            <text:p>https://www.scopus.com/inward/record.uri?eid=2-s2.0-84929104206&amp;doi=10.1007%2fs11336-015-9465-x&amp;partnerID=40&amp;md5=58d634d30c0b7bcc01a1575d57420a19</text:p>
          </table:table-cell>
          <table:table-cell office:value-type="string" calcext:value-type="string">
            <text:p>The lz statistic (Drasgow et al. in Br J Math Stat Psychol 38:67–86, 1985) is one of the most popular person-fit statistics (Armstrong et al. in Pract Assess Res Eval 12(16):1–10, 2007). Snijders (Psychometrika 66:331–342, 2001) derived the asymptotic null distribution of lz when the examinee ability parameter is estimated. He also suggested the lz∗ statistic, which is the asymptotically correct standardized version of lz. However, Snijders (Psychometrika 66:331–342, 2001) only considered tests with dichotomous items. In this paper, the asymptotic null distribution of lz is derived for mixed-format tests (those that include both dichotomous and polytomous items). The asymptotically correct standardized version of lz, which can be considered as the extension of lz∗ to such tests, is suggested. The Type I error rate and power of the suggested statistic are examined from several simulated datasets. The suggested statistic is computed using a real dataset. The suggested statistic appears to be a satisfactory tool for assessing person fit for mixed-format tests. © 2015, The Psychometric Societ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7H338I3</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oodbury, T.; Ramos, J.H.; Hurtado, J.E.</text:p>
          </table:table-cell>
          <table:table-cell office:value-type="string" calcext:value-type="string">
            <text:p>Attitude-based classification of noncooperative bodies for motion characterization and active control detection</text:p>
          </table:table-cell>
          <table:table-cell office:value-type="string" calcext:value-type="string">
            <text:p>2018 AIAA SPACE and Astronautics Forum and Exposition</text:p>
          </table:table-cell>
          <table:table-cell table:number-columns-repeated="2"/>
          <table:table-cell office:value-type="string" calcext:value-type="string">
            <text:p>10.2514/6.2018-5226</text:p>
          </table:table-cell>
          <table:table-cell office:value-type="string" calcext:value-type="string">
            <text:p>https://www.scopus.com/inward/record.uri?eid=2-s2.0-85056081900&amp;doi=10.2514%2f6.2018-5226&amp;partnerID=40&amp;md5=4f2b8d1f5edc724db9f858958daca364</text:p>
          </table:table-cell>
          <table:table-cell office:value-type="string" calcext:value-type="string">
            <text:p>The Earth orbital environment is increasingly cluttered with debris and derelict spacecraft. A practical method to categorize bodies based on their rotational motion has implications both for counterintelligence missions and noncooperative proximity operations. Applications include discriminating between passive bodies and those utilizing attitude control, and matching spacecraft motion to a set of candidate motion models. This paper expands on previous work in which a statistical residual test was used to detect active control on a tumbling rigid body. In the current research, the focus is divided between two problem domains: tactical situations, in which an in-situ agent makes a binary classification of an observed target; and strategic situations, in which data are collected and processed offline. For the tactical scenario, a multiplicative Extended Kalman Filter is used to track a target, and classification is based on statistical consistency of the innovations residuals. For the strategic environment, a gatekeeping statistical test is identified as appropriate for testing a hierarchy of candidate models. Numerical experiments are conducted for each scenario. The multiplicative filter shows promise in detecting impulsive target maneuvers, although the approach is dependent on consistent tuning of the filter. Monte Carlo evaluation of the gatekeeping test against three types of motion shows that correct classification is highly dependent on the magnitude of any disturbances and the length of the data window available. © 2018, American Institute of Aeronautics and Astronautics Inc, AIAA.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6NK9MLK</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Oboril, F.; Tahoori, M.B.</text:p>
          </table:table-cell>
          <table:table-cell office:value-type="string" calcext:value-type="string">
            <text:p>Cross-layer approaches for an aging-aware design of nanoscale microprocessors: Dissertation summary: IEEE TTTC E.J. McCluskey doctoral thesis award competition finalist</text:p>
          </table:table-cell>
          <table:table-cell office:value-type="string" calcext:value-type="string">
            <text:p>Proceedings - International Test Conference</text:p>
          </table:table-cell>
          <table:table-cell table:number-columns-repeated="2"/>
          <table:table-cell office:value-type="string" calcext:value-type="string">
            <text:p>10.1109/TEST.2015.7342422</text:p>
          </table:table-cell>
          <table:table-cell office:value-type="string" calcext:value-type="string">
            <text:p>https://www.scopus.com/inward/record.uri?eid=2-s2.0-84958607096&amp;doi=10.1109%2fTEST.2015.7342422&amp;partnerID=40&amp;md5=b4e47a6c8b9299de20346b164ae7289a</text:p>
          </table:table-cell>
          <table:table-cell office:value-type="string" calcext:value-type="string">
            <text:p>As CMOS technologies enter nanometer scales, maintaining the microprocessor reliability becomes a major design challenge. In particular, accelerated transistor aging is a serious reliability concern, as it considerably reduces the operational microprocessor lifetime. To address this issue, in this work cross-layer solutions for aging modeling and simulation as well as mitigation are investigated and proposed, to be able to co-optimize reliability together with the traditional design constraints such as power, performance, and cost. Therefore, the knowledge from several abstraction layers, ranging from circuit to architecture-level, are exploited for cost-effective aging-aware micro-architecture design. The detailed simulations and experimental analysis performed in this work show the benefits of this approach over state-of-the-art single-layer solutions.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DBAA2IM</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Xie, X.; Wong, W.E.; Chen, T.Y.; Xu, B.</text:p>
          </table:table-cell>
          <table:table-cell office:value-type="string" calcext:value-type="string">
            <text:p>Metamorphic slice: An application in spectrum-based fault localization</text:p>
          </table:table-cell>
          <table:table-cell office:value-type="string" calcext:value-type="string">
            <text:p>Information and Software Technology</text:p>
          </table:table-cell>
          <table:table-cell table:number-columns-repeated="2"/>
          <table:table-cell office:value-type="string" calcext:value-type="string">
            <text:p>10.1016/j.infsof.2012.08.008</text:p>
          </table:table-cell>
          <table:table-cell office:value-type="string" calcext:value-type="string">
            <text:p>https://www.scopus.com/inward/record.uri?eid=2-s2.0-84875231138&amp;doi=10.1016%2fj.infsof.2012.08.008&amp;partnerID=40&amp;md5=d32a5a54949a83104862a428bc64d16a</text:p>
          </table:table-cell>
          <table:table-cell office:value-type="string" calcext:value-type="string">
            <text:p>Context: Because of its simplicity and effectiveness, Spectrum-Based Fault Localization (SBFL) has been one of the popular approaches towards fault localization. It utilizes the execution result of failure or pass, and the corresponding coverage information (such as program slice) to estimate the risk of being faulty for each program entity (such as statement). However, all existing SBFL techniques assume the existence of a test oracle to determine the execution result of a test case. But, it is common that test oracles do not exist, and hence the applicability of SBFL has been severely restricted. Objective: We aim at developing a framework that can extend the application of SBFL to the common situations where test oracles do not exist. Method: Our approach uses a new concept of metamorphic slice resulting from the integration of metamorphic testing and program slicing. In SBFL, instead of using the program slice and the result of failure or pass for an individual test case, a metamorphic slice and the result of violation or non-violation of a metamorphic relation are used. Since we need not know the execution result for an individual test case, the existence of a test oracle is no longer a requirement to apply SBFL. Results: An experimental study involving nine programs and three risk evaluation formulas was conducted. The results show that our proposed solution delivers a performance comparable to the performance observed by existing SBFL techniques for the situations where test oracles exist. Conclusion: With respect to the problem that SBFL is only applicable to programs with test oracles, we propose an innovative solution. Our solution is not only intuitively appealing and conceptually feasible, but also practically effective. Consequently, test oracles are no longer mandatory for SBFL, and hence the applicability of SBFL is significantly extended. © 2012 Elsevier B.V.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26E8BJK</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De Gyvés Avila, S.; Djemame, K.</text:p>
          </table:table-cell>
          <table:table-cell office:value-type="string" calcext:value-type="string">
            <text:p>Proactive adaptation in service composition using a fuzzy logic based optimization mechanism</text:p>
          </table:table-cell>
          <table:table-cell office:value-type="string" calcext:value-type="string">
            <text:p>CLOSER 2014 - Proceedings of the 4th International Conference on Cloud Computing and Services Science</text:p>
          </table:table-cell>
          <table:table-cell table:number-columns-repeated="2"/>
          <table:table-cell office:value-type="string" calcext:value-type="string">
            <text:p>10.5220/0004820902570267</text:p>
          </table:table-cell>
          <table:table-cell office:value-type="string" calcext:value-type="string">
            <text:p>https://www.scopus.com/inward/record.uri?eid=2-s2.0-84902322028&amp;doi=10.5220%2f0004820902570267&amp;partnerID=40&amp;md5=774fd2d3ddd91705defe70f61e04d997</text:p>
          </table:table-cell>
          <table:table-cell office:value-type="string" calcext:value-type="string">
            <text:p>The importance of Quality of Service management in service oriented environments has brought the need of QoS aware solutions. Proactive adaptation approaches enable composite services to detect in advance, according to their QoS values, the need for a change in order to prevent upcoming problems, and maintain the functional and quality levels of the composition. This paper presents a proactive adaptation mechanism that implements self-optimization based on fuzzy logic. The optimization model uses two fuzzy inference systems that evaluate the QoS values of composite services, based on historical and freshly collected data, and decide if adaptation is needed or not. Experimental results show significant improvements in the global QoS of the use case scenarios, providing reductions of up to 8.9% in response time and 14.7% in energy consumption, and an improvement of 41% in availability; this is achieved with an average increment in cost of 11.75 %. Copyright © 2014 SCITEPRESS - Science and Technology Publication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DLYQCUL</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Aschoff, R.R.; Zisman, A.</text:p>
          </table:table-cell>
          <table:table-cell office:value-type="string" calcext:value-type="string">
            <text:p>Proactive adaptation of service composition</text:p>
          </table:table-cell>
          <table:table-cell office:value-type="string" calcext:value-type="string">
            <text:p>ICSE Workshop on Software Engineering for Adaptive and Self-Managing Systems</text:p>
          </table:table-cell>
          <table:table-cell table:number-columns-repeated="2"/>
          <table:table-cell office:value-type="string" calcext:value-type="string">
            <text:p>10.1109/SEAMS.2012.6224385</text:p>
          </table:table-cell>
          <table:table-cell office:value-type="string" calcext:value-type="string">
            <text:p>https://www.scopus.com/inward/record.uri?eid=2-s2.0-84865125994&amp;doi=10.1109%2fSEAMS.2012.6224385&amp;partnerID=40&amp;md5=456f9a9f0bd920f8cd2555e20675e625</text:p>
          </table:table-cell>
          <table:table-cell office:value-type="string" calcext:value-type="string">
            <text:p>Adaptation of service compositions is considered a major research challenge for service-based systems. In this paper we describe a proactive approach to support adaptation of service compositions triggered by different types of problems. The approach allows for changes in the composition workflow by replacing a service operation, or a group of operations, by another service operation or a group of dynamically composed operations. The adaptation process is supported by the use of QoS prediction techniques, analysis of dependencies between service operations, and use of groups of service operations in a composition flow instead of isolated operations. A prototype tool has been implemented to illustrate and evaluate the framework. We also present results of experiments that we have conducted to evaluate the work.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4ST5DH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Scherg, M.; Korch, M.; Seiferth, J.; Rauber, T.</text:p>
          </table:table-cell>
          <table:table-cell office:value-type="string" calcext:value-type="string">
            <text:p>Performance prediction of explicit ODE methods on multi-core cluster systems</text:p>
          </table:table-cell>
          <table:table-cell office:value-type="string" calcext:value-type="string">
            <text:p>ICPE 2019 - Proceedings of the 2019 ACM/SPEC International Conference on Performance Engineering</text:p>
          </table:table-cell>
          <table:table-cell table:number-columns-repeated="2"/>
          <table:table-cell office:value-type="string" calcext:value-type="string">
            <text:p>10.1145/3297663.3310306</text:p>
          </table:table-cell>
          <table:table-cell office:value-type="string" calcext:value-type="string">
            <text:p>https://www.scopus.com/inward/record.uri?eid=2-s2.0-85064825659&amp;doi=10.1145%2f3297663.3310306&amp;partnerID=40&amp;md5=cd619b2521ce332bc1c36352df3b3cb9</text:p>
          </table:table-cell>
          <table:table-cell office:value-type="string" calcext:value-type="string">
            <text:p>When migrating a scientific application to a new HPC system, the program code usually has to be re-tuned to achieve the best possible performance. Auto-tuning techniques are a promising approach to support the portability of performance. Often, a large pool of possible implementation variants exists from which the most efficient variant needs to be selected. Ideally, auto-tuning approaches should be capable of undertaking this task in an efficient manner for a new HPC system and new characteristics of the input data by applying suitable analytic models and program transformations. In this article, we discuss a performance prediction methodology for multi-core cluster applications, which can assist this selection process by significantly reducing the selection effort compared to in-depth runtime tests. The methodology proposed is an extension of an analytical performance prediction model for shared-memory applications introduced in our previous work. Our methodology is based on the execution-cache-memory (ECM) performance model and estimations of intra-node and inter-node communication costs, which we apply to numerical solution methods for ordinary differential equations (ODEs). In particular, we investigate whether it is possible to obtain accurate performance predictions for hybrid MPI/OpenMP implementation variants in order to support the variant selection. We demonstrate that our approach is able to reliably select a set of efficient variants for a given configuration (ODE system, solver and hardware platform) and, thus, to narrow down the search space for possible later empirical tuning. © 2019 Copyright held by the owner/author(s). Publication rights licensed to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Z7ZHYNQ</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Ong, S.P.; O'Dowd, D.J.; Green, P.T.</text:p>
          </table:table-cell>
          <table:table-cell office:value-type="string" calcext:value-type="string">
            <text:p>Production and export of the parasitoid Tachardiaephagus somervilli (Chalcidoidea: Encyrtidae), a biological control agent for the yellow lac scale, Tachardina aurantiaca (Hemiptera: Coccoidea: Kerriidae)</text:p>
          </table:table-cell>
          <table:table-cell office:value-type="string" calcext:value-type="string">
            <text:p>Journal of Asia-Pacific Entomology</text:p>
          </table:table-cell>
          <table:table-cell table:number-columns-repeated="2"/>
          <table:table-cell office:value-type="string" calcext:value-type="string">
            <text:p>10.1016/j.aspen.2019.01.017</text:p>
          </table:table-cell>
          <table:table-cell office:value-type="string" calcext:value-type="string">
            <text:p>https://www.scopus.com/inward/record.uri?eid=2-s2.0-85063759470&amp;doi=10.1016%2fj.aspen.2019.01.017&amp;partnerID=40&amp;md5=4f0787e0c2fc8d1d9eadf75149ce444e</text:p>
          </table:table-cell>
          <table:table-cell office:value-type="string" calcext:value-type="string">
            <text:p>Development and reproduction of the hymenopteran parasitoid Tachardiaephagus somervilli Mahdihassan (Chalcidoidea: Encyrtidae) were studied in its native range in Malaysia as part of a classical biological control program on Christmas Island (Indian Ocean). Tachardiaephagus somervilli was reared in the laboratory on its target host, the yellow lac scale, Tachardina aurantiaca Cockerell (Coccoidea: Kerriidae). The developmental time, survival, and sex ratio of F1 offspring from two different sources of F0 adults (field-collected F0 adults [=‘wild-caught'] and F0 adults that emerged from parasitized hosts in the laboratory [=‘laboratory-emerged']) were compared. Sources of F0 adults did not affect the developmental time of either male or female offspring, which ranged from 23 to 25 days. Furthermore, per capita fecundity of laboratory-emerged F0 females was three times greater than wild-caught F0 females. The number of emerged F1 adults was positively related to host size. Tachardiaephagus somervilli has a short generation time relative to its female Tachardina hosts ( 23 vs 90 days), high fecundity ( 16 emerged offspring per laboratory-emerged female) and can potentially complete 12–15 generations per year. This rearing protocol produced sufficient quantities of adult T. somervilli for the export and successful introduction to Christmas Island (Indian Ocean) for the biological control of invasive T. aurantiaca, with near 100% survival rates for both sexes during transit. © 2019 Korean Society of Applied Entomolog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MPKYMA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arizad, A.; Rezabaghaee, H.; Gharehpetian, G.B.; Yazdani, A.</text:p>
          </table:table-cell>
          <table:table-cell office:value-type="string" calcext:value-type="string">
            <text:p>RTISim: A New Real-Time Isolated Simulator for Turbine-Governor System of Industrial Power Plants</text:p>
          </table:table-cell>
          <table:table-cell office:value-type="string" calcext:value-type="string">
            <text:p>Proceedings - 2018 IEEE International Conference on Environment and Electrical Engineering and 2018 IEEE Industrial and Commercial Power Systems Europe, EEEIC/I and CPS Europe 2018</text:p>
          </table:table-cell>
          <table:table-cell table:number-columns-repeated="2"/>
          <table:table-cell office:value-type="string" calcext:value-type="string">
            <text:p>10.1109/EEEIC.2018.8493802</text:p>
          </table:table-cell>
          <table:table-cell office:value-type="string" calcext:value-type="string">
            <text:p>https://www.scopus.com/inward/record.uri?eid=2-s2.0-85056531314&amp;doi=10.1109%2fEEEIC.2018.8493802&amp;partnerID=40&amp;md5=9cc6e7c44f209ef92caecfa24f33c793</text:p>
          </table:table-cell>
          <table:table-cell office:value-type="string" calcext:value-type="string">
            <text:p>An electric power system encounters with different operational dynamics on its generation units that is affected by different items such as limitations of turbine-governor response, the importance of accuracy, dynamic modeling and model validation, and system design and operational scenarios. To prevent system frequency collapse and consequent events, it is necessary to assess the operation of turbine-governor units. This paper discusses the conceptual design and operation of an isolated real-time power system simulator. This simulator that is named hereafter as real-time isolated simulator (RTISim) along with all of its related equipment, can evaluate power plant performance in order to verify the speed droop, and power turbines capabilities. RTISim replaces the real system frequency and active power feedback of the governor by a simulated frequency and active power which are produced in Lab Viewsoftware environment. In this case, the turbine-governor capability can be investigated in isolated network without being disconnected from the grid and thus, the risk of operation of islanded/autonomous system during the test, can be eliminated. Lab View, as a real-time simulation software, is used to simulate different events and record related results such as frequency deviation and active power changes. These data can help engineers to model turbine-governor of industrial power plants in power system analysis tools as precisely as possible.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GVXRYYH</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anerati, J.; Minelli, M.; Ghedini, C.; Meyer, L.; Kaufmann, M.; Sabattini, L.; Beltrame, G.</text:p>
          </table:table-cell>
          <table:table-cell office:value-type="string" calcext:value-type="string">
            <text:p>Robust connectivity maintenance for fallible robots</text:p>
          </table:table-cell>
          <table:table-cell office:value-type="string" calcext:value-type="string">
            <text:p>Autonomous Robots</text:p>
          </table:table-cell>
          <table:table-cell table:number-columns-repeated="2"/>
          <table:table-cell office:value-type="string" calcext:value-type="string">
            <text:p>10.1007/s10514-018-9812-8</text:p>
          </table:table-cell>
          <table:table-cell office:value-type="string" calcext:value-type="string">
            <text:p>https://www.scopus.com/inward/record.uri?eid=2-s2.0-85056336896&amp;doi=10.1007%2fs10514-018-9812-8&amp;partnerID=40&amp;md5=37405e920941dc9704e9fec0430cc3d0</text:p>
          </table:table-cell>
          <table:table-cell office:value-type="string" calcext:value-type="string">
            <text:p>Multi-robot systems are promising tools for many hazardous real-world problems. In particular, the practical application of swarm robotics was identified as one of the grand challenges of the next decade. As swarms enter the real world, they have to deal with the inevitable problems of hardware, software, and communication failure, especially for long-term deployments. Communication is a key element for effective collaboration, and the ability of robots to communicate is expressed by the swarm’s connectivity. In this paper, we analyze a set of techniques to assess, control, and enforce connectivity in the context of fallible robots. Past research has addressed the issue of connectivity but, for the most part, without making system reliability a constitutional part of the model. We introduce a controller for connectivity maintenance in the presence of faults and discuss the optimization of its parameters and performance. We validate our approach in simulation and via physical robot experiments. © 2018,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2Z23VGJ</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Imran, N.; DeMara, R.F.; Lee, J.; Huang, J.</text:p>
          </table:table-cell>
          <table:table-cell office:value-type="string" calcext:value-type="string">
            <text:p>Self-Adapting Resource Escalation for Resilient Signal Processing Architectures</text:p>
          </table:table-cell>
          <table:table-cell office:value-type="string" calcext:value-type="string">
            <text:p>Journal of Signal Processing Systems</text:p>
          </table:table-cell>
          <table:table-cell table:number-columns-repeated="2"/>
          <table:table-cell office:value-type="string" calcext:value-type="string">
            <text:p>10.1007/s11265-013-0811-x</text:p>
          </table:table-cell>
          <table:table-cell office:value-type="string" calcext:value-type="string">
            <text:p>https://www.scopus.com/inward/record.uri?eid=2-s2.0-84911003034&amp;doi=10.1007%2fs11265-013-0811-x&amp;partnerID=40&amp;md5=6f1dfb389a2c156e88916b02e484399a</text:p>
          </table:table-cell>
          <table:table-cell office:value-type="string" calcext:value-type="string">
            <text:p>To deal with susceptibility to aging and process variation in the deep submicron era, signal processing systems are sought to maintain quality and throughput requirements despite the vulnerabilities of the underlying computational devices. The Priority Using Resource Escalation (PURE) online resiliency approach is developed herein to maintain throughput quality based on the output Peak Signal-to-Noise Ratio (PSNR) or other health metric. PURE is evaluated using an H.263 video encoder and shown to maintain signal processing throughput despite hardware faults. Its performance is compared to two alternative reconfiguration algorithms which prioritize the optimization of the number of reconfiguration occurrences and the fault detection latency, respectively. For a typical benchmark video sequence, PURE is shown to maintain a PSNR baseline near 32dB. Compared to the alternatives, PURE maintains a PSNR within a difference of 4.02dB to 6.67dB from the fault-free baseline by escalating healthy resources to higher-priority signal processing functions. The diagnosability, reconfiguration latency, and resource overhead of each approach is analyzed. The results indicate the benefits of priority-aware resiliency over conventional redundancy in terms of fault-recovery, power consumption, and resource-area requirements. © 2013, Springer Science+Business Media New York.</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JHN2V3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Ivchenko, V.D.; Krug, P.G.; Kurakov, M.V.; Matyukhina, E.N.; Pavelyev, S.A.</text:p>
          </table:table-cell>
          <table:table-cell office:value-type="string" calcext:value-type="string">
            <text:p>The applying of the hardware-based reconfiguration for autonomous control systems of space mobile robots</text:p>
          </table:table-cell>
          <table:table-cell office:value-type="string" calcext:value-type="string">
            <text:p>Journal of Theoretical and Applied Information Technology</text:p>
          </table:table-cell>
          <table:table-cell table:number-columns-repeated="3"/>
          <table:table-cell office:value-type="string" calcext:value-type="string">
            <text:p>https://www.scopus.com/inward/record.uri?eid=2-s2.0-84949518946&amp;partnerID=40&amp;md5=b4cde5e5c1ea0b171e4773bbfcce8a8e</text:p>
          </table:table-cell>
          <table:table-cell office:value-type="string" calcext:value-type="string">
            <text:p>The problem of applying of hardware-based reconfiguration for autonomous control systems of space mobile robots is concerned. The challenges associated with using space mobile robots for planetary exploration missions are described and a set of requirements on the design of such space-based robots is imposed. The functional structure of hardware-reconfigurable digital module for intellectual control of mobile space-based robots is proposed and further interaction between its functional modules and remote support center in different situations requiring reconfiguration is concerned. The procedures of self-check and self-testing of the hardware-reconfigurable digital module for intellectual control of mobile spacebased robots are described, which are necessary to ensure reliability of reconfiguration. The algorithms for self-testing of the hardware of the digital control module are researched, taking the advantage of on-line partial reconfiguration ability of FPGA. The means to achieve optimal testing coverage while minimizing the amount of additional testing hardware and testing time are considered. © 2005 - 2015 JATIT &amp; LL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56FWPBD</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itra, S.; Bose, P.; Cheng, E.; Cher, C.-Y.; Cho, H.; Joshi, R.; Kim, Y.M.; Lefurgy, C.R.; Li, Y.; Rodbell, K.P.; Skadron, K.; Stathis, J.; Szafaryn, L.</text:p>
          </table:table-cell>
          <table:table-cell office:value-type="string" calcext:value-type="string">
            <text:p>The resilience wall: Cross-layer solution strategies</text:p>
          </table:table-cell>
          <table:table-cell office:value-type="string" calcext:value-type="string">
            <text:p>Proceedings of Technical Program - 2014 International Symposium on VLSI Technology, Systems and Application, VLSI-TSA 2014</text:p>
          </table:table-cell>
          <table:table-cell table:number-columns-repeated="2"/>
          <table:table-cell office:value-type="string" calcext:value-type="string">
            <text:p>10.1109/VLSI-TSA.2014.6839639</text:p>
          </table:table-cell>
          <table:table-cell office:value-type="string" calcext:value-type="string">
            <text:p>https://www.scopus.com/inward/record.uri?eid=2-s2.0-84904169947&amp;doi=10.1109%2fVLSI-TSA.2014.6839639&amp;partnerID=40&amp;md5=fe5461715966d14c6ff21b6dddc12c1c</text:p>
          </table:table-cell>
          <table:table-cell office:value-type="string" calcext:value-type="string">
            <text:p>Resilience to hardware failures is a key challenge for a large class of future computing systems that are constrained by the so-called power wall: from embedded systems to supercomputers. Today's mainstream computing systems typically assume that transistors and interconnects operate correctly during useful system lifetime. With enormous complexity and significantly increased vulnerability to failures compared to the past, future system designs cannot rely on such assumptions. At the same time, there is explosive growth in our dependency on such systems. To overcome this outstanding challenge, this paper advocates and examines a cross-layer resilience approach. Two major components of this approach are: 1. System and software-level effects of circuit-level faults are considered from early stages of system design; and, 2. resilience techniques are implemented across multiple layers of the system stack - from circuit and architecture levels to runtime and applications - such that they work together to achieve required degrees of resilience in a highly energy-efficient manner. Illustrative examples to demonstrate key aspects of cross-layer resilience are discussed.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TYD9865</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Vlahakis, G.; Apostolou, D.</text:p>
          </table:table-cell>
          <table:table-cell office:value-type="string" calcext:value-type="string">
            <text:p>Proactivity in service based applications</text:p>
          </table:table-cell>
          <table:table-cell office:value-type="string" calcext:value-type="string">
            <text:p>Proceedings of the 2012 16th Panhellenic Conference on Informatics, PCI 2012</text:p>
          </table:table-cell>
          <table:table-cell table:number-columns-repeated="2"/>
          <table:table-cell office:value-type="string" calcext:value-type="string">
            <text:p>10.1109/PCi.2012.59</text:p>
          </table:table-cell>
          <table:table-cell office:value-type="string" calcext:value-type="string">
            <text:p>https://www.scopus.com/inward/record.uri?eid=2-s2.0-84872234082&amp;doi=10.1109%2fPCi.2012.59&amp;partnerID=40&amp;md5=8b8244f294f880d66c5e4327101fd195</text:p>
          </table:table-cell>
          <table:table-cell office:value-type="string" calcext:value-type="string">
            <text:p>Advancements in Service-Oriented Architectures, Cloud Computing and Wireless Sensor Networks pose challenges with respect to dynamic application adaptation, the ability to reconfigure applications so as to support continuous, unimpeded augmentation of services in response to changing environmental circumstances. Proactivity of Service Based applications refers to anticipatory, change-oriented and self initiated behavior in situations and deals with the identification of new services as well as the identification of potential risks and opportunities that require adaptation based on situational and contextual information. In this paper we identify the proactive characteristics of Service Based Applications and we survey existing approaches based on the proposed characteristics.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XFIEZEQ</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oreno, G.A.; Cámara, J.; Garlan, D.; Schmerl, B.</text:p>
          </table:table-cell>
          <table:table-cell office:value-type="string" calcext:value-type="string">
            <text:p>Proactive self-adaptation under uncertainty: A probabilistic model checking approach</text:p>
          </table:table-cell>
          <table:table-cell office:value-type="string" calcext:value-type="string">
            <text:p>2015 10th Joint Meeting of the European Software Engineering Conference and the ACM SIGSOFT Symposium on the Foundations of Software Engineering, ESEC/FSE 2015 - Proceedings</text:p>
          </table:table-cell>
          <table:table-cell table:number-columns-repeated="2"/>
          <table:table-cell office:value-type="string" calcext:value-type="string">
            <text:p>10.1145/2786805.2786853</text:p>
          </table:table-cell>
          <table:table-cell office:value-type="string" calcext:value-type="string">
            <text:p>https://www.scopus.com/inward/record.uri?eid=2-s2.0-84960425213&amp;doi=10.1145%2f2786805.2786853&amp;partnerID=40&amp;md5=75e2f31c3d3472005b19c2cc8c26407a</text:p>
          </table:table-cell>
          <table:table-cell office:value-type="string" calcext:value-type="string">
            <text:p>Self-adaptive systems tend to be reactive and myopic, adapting in response to changes without anticipating what the subsequent adaptation needs will be. Adapting reactively can result in inefficiencies due to the system performing a suboptimal sequence of adaptations. Furthermore, when adaptations have latency, and take some time to produce their effect, they have to be started with sufficient lead time so that they complete by the time their effect is needed. Proactive latency-aware adaptation addresses these issues by making adaptation decisions with a look-ahead horizon and taking adaptation latency into account. In this paper we present an approach for proactive latency-aware adaptation under uncertainty that uses probabilistic model checking for adaptation decisions. The key idea is to use a formal model of the adaptive system in which the adaptation decision is left underspecified through nondeterminism, and have the model checker resolve the nondeterministic choices so that the accumulated utility over the horizon is maximized. The adaptation decision is optimal over the horizon, and takes into account the inherent uncertainty of the environment predictions needed for looking ahead. Our results show that the decision based on a look-ahead horizon, and the factoring of both tactic latency and environment uncertainty, considerably improve the effectiveness of adaptation decisions. © 2015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ZFYKNT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Weyns, D.; Bencomo, N.; Calinescu, R.; Camara, J.; Ghezzi, C.; Grassi, V.; Grunske, L.; Inverardi, P.; Jezequel, J.-M.; Malek, S.; Mirandola, R.; Mori, M.; Tamburrelli, G.</text:p>
          </table:table-cell>
          <table:table-cell office:value-type="string" calcext:value-type="string">
            <text:p>Perpetual assurances for self-adap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74183-3_2</text:p>
          </table:table-cell>
          <table:table-cell office:value-type="string" calcext:value-type="string">
            <text:p>https://www.scopus.com/inward/record.uri?eid=2-s2.0-85041863959&amp;doi=10.1007%2f978-3-319-74183-3_2&amp;partnerID=40&amp;md5=919ba0708cfd25e73cd3d6ecbc2b5397</text:p>
          </table:table-cell>
          <table:table-cell office:value-type="string" calcext:value-type="string">
            <text:p>Providing assurances for self-adaptive systems is challenging. A primary underlying problem is uncertainty that may stem from a variety of different sources, ranging from incomplete knowledge to sensor noise and uncertain behavior of humans in the loop. Providing assurances that the self-adaptive system complies with its requirements calls for an enduring process spanning the whole lifetime of the system. In this process, humans and the system jointly derive and integrate new evidence and arguments, which we coined perpetual assurances for self-adaptive systems. In this paper, we provide a background framework and the foundation for perpetual assurances for self-adaptive systems. We elaborate on the concrete challenges of offering perpetual assurances, requirements for solutions, realization techniques and mechanisms to make solutions suitable. We also present benchmark criteria to compare solutions. We then present a concrete exemplar that researchers can use to assess and compare approaches for perpetual assurances for self-adaptation. © Springer International Publishing AG 2017.</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BHRPZRG</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ontagna, S.; Pianini, D.; Viroli, M.</text:p>
          </table:table-cell>
          <table:table-cell office:value-type="string" calcext:value-type="string">
            <text:p>Gradient-based self-organisation patterns of anticipative adaptation</text:p>
          </table:table-cell>
          <table:table-cell office:value-type="string" calcext:value-type="string">
            <text:p>International Conference on Self-Adaptive and Self-Organizing Systems, SASO</text:p>
          </table:table-cell>
          <table:table-cell table:number-columns-repeated="2"/>
          <table:table-cell office:value-type="string" calcext:value-type="string">
            <text:p>10.1109/SASO.2012.25</text:p>
          </table:table-cell>
          <table:table-cell office:value-type="string" calcext:value-type="string">
            <text:p>https://www.scopus.com/inward/record.uri?eid=2-s2.0-84873554707&amp;doi=10.1109%2fSASO.2012.25&amp;partnerID=40&amp;md5=9014596c34549ab63397eee1ded9e64a</text:p>
          </table:table-cell>
          <table:table-cell office:value-type="string" calcext:value-type="string">
            <text:p>In this paper we conceive new self-organisation mechanisms to enhance the Gradient self-organisation pattern with anticipative adaptation abilities. We ensure that the problem of retrieving a target of interest in mobile environments is solved by proactively reacting to locally-Available information about future events, namely, the knowledge about future obstacles (e.g., expected jams or road interruption in a traffic control scenario) is used to compute alternative and faster paths in an emergent way.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VKN28D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Taktak, H.; Moussa, F.</text:p>
          </table:table-cell>
          <table:table-cell office:value-type="string" calcext:value-type="string">
            <text:p>A unified method for services and user interfaces creation: Application to persons with special needs</text:p>
          </table:table-cell>
          <table:table-cell office:value-type="string" calcext:value-type="string">
            <text:p>International Journal of Computer Applications in Technology</text:p>
          </table:table-cell>
          <table:table-cell table:number-columns-repeated="2"/>
          <table:table-cell office:value-type="string" calcext:value-type="string">
            <text:p>10.1504/IJCAT.2017.089085</text:p>
          </table:table-cell>
          <table:table-cell office:value-type="string" calcext:value-type="string">
            <text:p>https://www.scopus.com/inward/record.uri?eid=2-s2.0-85040339139&amp;doi=10.1504%2fIJCAT.2017.089085&amp;partnerID=40&amp;md5=0263fd924564d20da4481e4eb6095fc5</text:p>
          </table:table-cell>
          <table:table-cell office:value-type="string" calcext:value-type="string">
            <text:p>This paper presents a method for both services and user interfaces design and implementation in ubiquitous environments. Communities of designers and developers think separately and generally do not converge. The proposed approach tackles context-awareness at two levels: code behind and user interface generation. Thus, it facilitates the work of designers and developers, limits incompatibility issues and supports dynamic generation of systems. After a deep analysis, we have noticed that both adaptive services and user interfaces design can follow the same creation process with respect to service validation, user and service task analysis and user requirements. Originality of our work comes from the fact that it supports content, service, behaviour and presentation adaptation. It exploits a model driven approach to consume models and semi-automatically generate codes. We benefit from the pervasive services' advantages to manage a complete application since the design phase. We present in this paper the different concepts leading to such a method, a state-of-the-art on existing approaches in the area of context-aware services and user interfaces, and a case study of a mobile application for patients in a retirement home to evaluate the usability of the proposed approach. Copyright © 2017 Inderscience Enterprise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RHT4Y6I</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Maeda, Y.; Matsushima, J.; Press, R.</text:p>
          </table:table-cell>
          <table:table-cell office:value-type="string" calcext:value-type="string">
            <text:p>Automotive IC on-line test techniques and the application of deterministic ATPG-based runtime test</text:p>
          </table:table-cell>
          <table:table-cell office:value-type="string" calcext:value-type="string">
            <text:p>Proceedings of the Asian Test Symposium</text:p>
          </table:table-cell>
          <table:table-cell table:number-columns-repeated="2"/>
          <table:table-cell office:value-type="string" calcext:value-type="string">
            <text:p>10.1109/ATS.2017.52</text:p>
          </table:table-cell>
          <table:table-cell office:value-type="string" calcext:value-type="string">
            <text:p>https://www.scopus.com/inward/record.uri?eid=2-s2.0-85045206572&amp;doi=10.1109%2fATS.2017.52&amp;partnerID=40&amp;md5=e0def12880defe68ca51f4b88a9b57a4</text:p>
          </table:table-cell>
          <table:table-cell office:value-type="string" calcext:value-type="string">
            <text:p>ISO 26262 sets requirements for automotive safety systems to decrease hazards caused by LSI logic failures. Several approaches are possible to determine that a logical fault exists and for the system to respond before it becomes a system failure. However, these approaches are often expensive in terms of logic and design overhead. They can take many cycles before a high percentage of potential fault sites are checked. This paper presents a deterministic ATPG-based approach to detect faults during runtime operation. The benefit is lower area and less design impact compared to logic BIST while providing high coverage quickly and low power operation. We describe the implementation of deterministic ATPG-based runtime test (DART) based on embedded compression technology implemented in ICs for the R-Car autonomous vehicle platform.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88EB8TC</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tojanoski, B.; Wild, C.J.; Battista, M.E.; Nichols, E.S.; Owen, A.M.</text:p>
          </table:table-cell>
          <table:table-cell office:value-type="string" calcext:value-type="string">
            <text:p>Brain training habits are not associated with generalized benefits to cognition: An online study of over 1000 “brain trainers”.</text:p>
          </table:table-cell>
          <table:table-cell office:value-type="string" calcext:value-type="string">
            <text:p>Journal of Experimental Psychology: General</text:p>
          </table:table-cell>
          <table:table-cell table:number-columns-repeated="2"/>
          <table:table-cell office:value-type="string" calcext:value-type="string">
            <text:p>10.1037/xge0000773</text:p>
          </table:table-cell>
          <table:table-cell office:value-type="string" calcext:value-type="string">
            <text:p>https://www.scopus.com/inward/record.uri?eid=2-s2.0-85091614633&amp;doi=10.1037%2fxge0000773&amp;partnerID=40&amp;md5=93b2a730dff63b3d56427e11298bd465</text:p>
          </table:table-cell>
          <table:table-cell office:value-type="string" calcext:value-type="string">
            <text:p>The foundational tenet of brain training is that general cognitive functioning can be enhanced by completing computerized games, a notion that is both intuitive and appealing. Moreover, there is strong incentive to improve our cognitive abilities, so much so that it has driven a billion-dollar industry. However, whether brain training can really produce these desired outcomes continues to be debated. This is, in part, because the literature is replete with studies that use ill-defined criteria for establishing transferable improvements to cognition, often using single training and outcome measures with small samples. To overcome these limitations, we conducted a large-scale online study to examine whether practices and beliefs about brain training are associated with better cognition. We recruited a diverse sample of over 1000 participants, who had been using an assortment of brain training programs for up to 5 years. Cognition was assessed using multiple tests that measure attention, reasoning, working memory and planning. We found no association between any measure of cognitive functioning and whether participants were currently “brain training” or not, even for the most committed brain trainers. Duration of brain training also showed no relationship with any cognitive performance measure. This result was the same regardless of participant age, which brain training program they used, or whether they expected brain training to work. Our results pose a significant challenge for “brain training” programs that purport to improve general cognitive functioning among the general population. (PsycInfo Database Record (c) 2021 APA, all rights reserved) © 2020 American Psychological Association</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3LLADES</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Klös, V.; Göthel, T.; Glesner, S.</text:p>
          </table:table-cell>
          <table:table-cell office:value-type="string" calcext:value-type="string">
            <text:p>Be prepared: Learning environment profiles for proactive rule-based production planning</text:p>
          </table:table-cell>
          <table:table-cell office:value-type="string" calcext:value-type="string">
            <text:p>Proceedings - 44th Euromicro Conference on Software Engineering and Advanced Applications, SEAA 2018</text:p>
          </table:table-cell>
          <table:table-cell table:number-columns-repeated="2"/>
          <table:table-cell office:value-type="string" calcext:value-type="string">
            <text:p>10.1109/SEAA.2018.00024</text:p>
          </table:table-cell>
          <table:table-cell office:value-type="string" calcext:value-type="string">
            <text:p>https://www.scopus.com/inward/record.uri?eid=2-s2.0-85057200756&amp;doi=10.1109%2fSEAA.2018.00024&amp;partnerID=40&amp;md5=45f0cd1e0ac289ec2fe54c4733259342</text:p>
          </table:table-cell>
          <table:table-cell office:value-type="string" calcext:value-type="string">
            <text:p>A key challenge in cyber-physical systems is to autonomously maintain system goals in the presence of uncertainties concerning the environment behaviour at runtime. Self-adaptivity has shown to be powerful to cope with this. It is usually based on a feedback loop that continuously evaluates the satisfaction of system goals and adapts the system in case of violations. However, most approaches rely on reactive adaptation, where the system triggers adaptations when goals are already violated. In contrast, proactive adaptation anticipates possible goal violations in the future and triggers adaptation in time. To enable this, the system maintains a model that allows for predicting the environment behaviour in the near future. However, these models are often heavyweight and resource-consuming to predict future behaviour (e.g. based on model checking). To overcome this problem, we present a lightweight approach for continuous learning of environment profiles and integrate it with resource-efficient rule-based adaptation. Moreover, we combine proactive adaptation that uses future predictions based on learned profiles, and reactive adaptation. We illustrate our ideas with an autonomous production system.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PILZ9S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Qiao, C.; Wang, J.; Liu, Y.</text:p>
          </table:table-cell>
          <table:table-cell office:value-type="string" calcext:value-type="string">
            <text:p>Beyond QoE: Diversity Adaptation in Video Streaming at the Edge</text:p>
          </table:table-cell>
          <table:table-cell office:value-type="string" calcext:value-type="string">
            <text:p>IEEE/ACM Transactions on Networking</text:p>
          </table:table-cell>
          <table:table-cell table:number-columns-repeated="2"/>
          <table:table-cell office:value-type="string" calcext:value-type="string">
            <text:p>10.1109/TNET.2020.3032416</text:p>
          </table:table-cell>
          <table:table-cell office:value-type="string" calcext:value-type="string">
            <text:p>https://www.scopus.com/inward/record.uri?eid=2-s2.0-85101173426&amp;doi=10.1109%2fTNET.2020.3032416&amp;partnerID=40&amp;md5=5a84047d38737a8caafeb45857282443</text:p>
          </table:table-cell>
          <table:table-cell office:value-type="string" calcext:value-type="string">
            <text:p>Adaptive bitrate (ABR) algorithms are critical techniques for high quality-of-experience (QoE) Internet video delivery. Early ABR algorithms conducting the overall QoE function of fixed parameters are limited by the fact that the QoE of end-users are diverse such that the video bitrate is often chosen in a misleading way. State-of-the-art ABR algorithms like MPC and Pensieve utilize offline modeling techniques and result in performance degradation for online QoE diversity adaptation. To address this issue, we propose Elephanta, an online ABR algorithm for edge users, which incorporates user QoE perception interface and adaptation algorithm with flexible parameters. In order to avoid overhead from updating parameters online, we model video streaming as a renewal system and formulate the specific QoE function into flexible formats by setting constraints on corresponding QoE metrics. To validate parameter settings, we emulate Elephanta under 1500 throughput traces, including FCC broadband, 3G HSDPA data set from the Internet, as well as the 4G /LTE data set we collect. Evaluation results show that Elephanta achieves QoE improvement of 7% over MPC and 3% over Pensieve under QoE diversity in part because of its superior adaptability to QoE diversity. We implemented Elephanta in dash.js at the client side for subjective experiments. We observed the diverse QoE preferences across users and 19/21 users (strongly) agree that Elephanta is responsive to parameter changes while watching videos. © 1993-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TMWBC3Y</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Yang, J.; Veeraraghavan, H.; Armato, III, S.G.; Farahani, K.; Kirby, J.S.; Kalpathy-Kramer, J.; van Elmpt, W.; Dekker, A.; Han, X.; Feng, X.; Aljabar, P.; Oliveira, B.; van der Heyden, B.; Zamdborg, L.; Lam, D.; Gooding, M.; Sharp, G.C.</text:p>
          </table:table-cell>
          <table:table-cell office:value-type="string" calcext:value-type="string">
            <text:p>Autosegmentation for thoracic radiation treatment planning: A grand challenge at AAPM 2017</text:p>
          </table:table-cell>
          <table:table-cell office:value-type="string" calcext:value-type="string">
            <text:p>Medical Physics</text:p>
          </table:table-cell>
          <table:table-cell table:number-columns-repeated="2"/>
          <table:table-cell office:value-type="string" calcext:value-type="string">
            <text:p>10.1002/mp.13141</text:p>
          </table:table-cell>
          <table:table-cell office:value-type="string" calcext:value-type="string">
            <text:p>https://www.scopus.com/inward/record.uri?eid=2-s2.0-85053560354&amp;doi=10.1002%2fmp.13141&amp;partnerID=40&amp;md5=f1c42f174bf610f701090b7ce564ecb5</text:p>
          </table:table-cell>
          <table:table-cell office:value-type="string" calcext:value-type="string">
            <text:p>Purpose: This report presents the methods and results of the Thoracic Auto-Segmentation Challenge organized at the 2017 Annual Meeting of American Association of Physicists in Medicine. The purpose of the challenge was to provide a benchmark dataset and platform for evaluating performance of autosegmentation methods of organs at risk (OARs) in thoracic CT images. Methods : Sixty thoracic CT scans provided by three different institutions were separated into 36 training, 12 offline testing, and 12 online testing scans. Eleven participants completed the offline challenge, and seven completed the online challenge. The OARs were left and right lungs, heart, esophagus, and spinal cord. Clinical contours used for treatment planning were quality checked and edited to adhere to the RTOG 1106 contouring guidelines. Algorithms were evaluated using the Dice coefficient, Hausdorff distance, and mean surface distance. A consolidated score was computed by normalizing the metrics against interrater variability and averaging over all patients and structures. Results : The interrater study revealed highest variability in Dice for the esophagus and spinal cord, and in surface distances for lungs and heart. Five out of seven algorithms that participated in the online challenge employed deep-learning methods. Although the top three participants using deep learning produced the best segmentation for all structures, there was no significant difference in the performance among them. The fourth place participant used a multi-atlas-based approach. The highest Dice scores were produced for lungs, with averages ranging from 0.95 to 0.98, while the lowest Dice scores were produced for esophagus, with a range of 0.55–0.72. Conclusion : The results of the challenge showed that the lungs and heart can be segmented fairly accurately by various algorithms, while deep-learning methods performed better on the esophagus. Our dataset together with the manual contours for all training cases continues to be available publicly as an ongoing benchmarking resource. © 2018 American Association of Physicists in Medicin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AI72S4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atel, K.; Hierons, R.M.</text:p>
          </table:table-cell>
          <table:table-cell office:value-type="string" calcext:value-type="string">
            <text:p>A partial oracle for uniformity statistics</text:p>
          </table:table-cell>
          <table:table-cell office:value-type="string" calcext:value-type="string">
            <text:p>Software Quality Journal</text:p>
          </table:table-cell>
          <table:table-cell table:number-columns-repeated="2"/>
          <table:table-cell office:value-type="string" calcext:value-type="string">
            <text:p>10.1007/s11219-019-09459-0</text:p>
          </table:table-cell>
          <table:table-cell office:value-type="string" calcext:value-type="string">
            <text:p>https://www.scopus.com/inward/record.uri?eid=2-s2.0-85071234159&amp;doi=10.1007%2fs11219-019-09459-0&amp;partnerID=40&amp;md5=e4d80f251ca1767a322ba7a857363f64</text:p>
          </table:table-cell>
          <table:table-cell office:value-type="string" calcext:value-type="string">
            <text:p>This paper investigates the problem of testing implementations of uniformity statistics. In this paper, we used metamorphic testing to address the oracle problem of checking the output of one or more test executions, for uniformity statistics. We defined a partial oracle that uses regression analysis (a regression model–based metamorphic relation). We investigated the effectiveness of our partial oracle. We found that the technique can achieve mutation scores ranging from 77.78 to 100% and tends towards higher mutation scores in this range. These results are promising and suggest that the regression model–based metamorphic relation approach is a viable method of alleviating the oracle problem in implementations of uniformity statistics, and potentially other classes of statistics, e.g. correlation statistics. © 2019,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ZIW2QDK</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Yenigün, H.; Yilmaz, C.; Ulrich, A.</text:p>
          </table:table-cell>
          <table:table-cell office:value-type="string" calcext:value-type="string">
            <text:p>Advances in test generation for testing software and systems: An introduction to selected papers from ICTSS 2013</text:p>
          </table:table-cell>
          <table:table-cell office:value-type="string" calcext:value-type="string">
            <text:p>International Journal on Software Tools for Technology Transfer</text:p>
          </table:table-cell>
          <table:table-cell table:number-columns-repeated="2"/>
          <table:table-cell office:value-type="string" calcext:value-type="string">
            <text:p>10.1007/s10009-015-0404-z</text:p>
          </table:table-cell>
          <table:table-cell office:value-type="string" calcext:value-type="string">
            <text:p>https://www.scopus.com/inward/record.uri?eid=2-s2.0-84944620245&amp;doi=10.1007%2fs10009-015-0404-z&amp;partnerID=40&amp;md5=2a7ba39463da7c8176f5f8982ad4e6fc</text:p>
          </table:table-cell>
          <table:table-cell office:value-type="string" calcext:value-type="string">
            <text:p>Among the software quality assurance techniques, testing stands out as one of the most frequently used techniques in practice. Consequently, testing is also widely studied in research. An important aspect in testing that receives much attention is the problem of automated test generation. This introductory paper summarizes the papers selected from the 25th IFIP International Conference on Testing Software and Systems (ICTSS 2013), which all deal with this topic. The field is briefly introduced by pointing out to some of the existing survey articles and relating the selected papers in this issue to each other and to the known body of knowledge. © 2015, Springer-Verlag Berlin Heidelber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LDM7TRQ</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ardellini, V.; Casalicchio, E.; Grassi, V.; Iannucci, S.; Presti, F.L.; Mirandola, R.</text:p>
          </table:table-cell>
          <table:table-cell office:value-type="string" calcext:value-type="string">
            <text:p>MOSES: A framework for qos driven runtime adaptation of service-oriented systems</text:p>
          </table:table-cell>
          <table:table-cell office:value-type="string" calcext:value-type="string">
            <text:p>IEEE Transactions on Software Engineering</text:p>
          </table:table-cell>
          <table:table-cell table:number-columns-repeated="2"/>
          <table:table-cell office:value-type="string" calcext:value-type="string">
            <text:p>10.1109/TSE.2011.68</text:p>
          </table:table-cell>
          <table:table-cell office:value-type="string" calcext:value-type="string">
            <text:p>https://www.scopus.com/inward/record.uri?eid=2-s2.0-84866424247&amp;doi=10.1109%2fTSE.2011.68&amp;partnerID=40&amp;md5=5f646d64c85dfb5acab197637a1d0f41</text:p>
          </table:table-cell>
          <table:table-cell office:value-type="string" calcext:value-type="string">
            <text:p>Architecting software systems according to the service-oriented paradigm and designing runtime self-adaptable systems are two relevant research areas in today's software engineering. In this paper, we address issues that lie at the intersection of these two important fields. First, we present a characterization of the problem space of self-adaptation for service-oriented systems, thus providing a frame of reference where our and other approaches can be classified. Then, we present MOSES, a methodology and a software tool implementing it to support QoS-driven adaptation of a service-oriented system. It works in a specific region of the identified problem space, corresponding to the scenario where a service-oriented system architected as a composite service needs to sustain a traffic of requests generated by several users. MOSES integrates within a unified framework different adaptation mechanisms. In this way it achieves greater flexibility in facing various operating environments and the possibly conflicting QoS requirements of several concurrent users. Experimental results obtained with a prototype implementation of MOSES show the effectiveness of the proposed approach.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VHW6H64</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Aminu, M.A.</text:p>
          </table:table-cell>
          <table:table-cell office:value-type="string" calcext:value-type="string">
            <text:p>Performance response tests on a multivariable fuzzy rule-based relay for short circuits in AC micro-grids</text:p>
          </table:table-cell>
          <table:table-cell office:value-type="string" calcext:value-type="string">
            <text:p>FTC 2016 - Proceedings of Future Technologies Conference</text:p>
          </table:table-cell>
          <table:table-cell table:number-columns-repeated="2"/>
          <table:table-cell office:value-type="string" calcext:value-type="string">
            <text:p>10.1109/FTC.2016.7821590</text:p>
          </table:table-cell>
          <table:table-cell office:value-type="string" calcext:value-type="string">
            <text:p>https://www.scopus.com/inward/record.uri?eid=2-s2.0-85013653504&amp;doi=10.1109%2fFTC.2016.7821590&amp;partnerID=40&amp;md5=25921add6de1dc9c78994ecaca9e18a7</text:p>
          </table:table-cell>
          <table:table-cell office:value-type="string" calcext:value-type="string">
            <text:p>This paper presents the results of offline and online performance tests on a new multivariable fuzzy rule-based (MFR) relay for AC micro-grids. The relay is based on measurement of four critical parameters (P, Q, V and I) and fuzzy logic implementation of rules framed on the basis of these parameters. The online test is performed by embedding the relay in a micro-grid test bed capable of grid-connection. The offline test is performed by simulating High, Normal and Low states of the four parameters using proper combination of digital signal sources to implement short circuits (SCs) in SIMPOWERSystems® software. In both offline and online tests, the faults simulated are standard SCs in the utility and micro-grid. The results of both offline and online tests are similar, and show that the MFR relay outputs logic 1 during SC faults. The relay also outputs logic 0 before and after the SC faults for both offline and online test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7SDJZZR</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Farag, W.</text:p>
          </table:table-cell>
          <table:table-cell office:value-type="string" calcext:value-type="string">
            <text:p>Road-objects tracking for autonomous driving using lidar and radar fusion</text:p>
          </table:table-cell>
          <table:table-cell office:value-type="string" calcext:value-type="string">
            <text:p>Journal of Electrical Engineering</text:p>
          </table:table-cell>
          <table:table-cell table:number-columns-repeated="2"/>
          <table:table-cell office:value-type="string" calcext:value-type="string">
            <text:p>10.2478/jee-2020-0021</text:p>
          </table:table-cell>
          <table:table-cell office:value-type="string" calcext:value-type="string">
            <text:p>https://www.scopus.com/inward/record.uri?eid=2-s2.0-85091438476&amp;doi=10.2478%2fjee-2020-0021&amp;partnerID=40&amp;md5=7be56b607e1fac4c795efc05f58056a4</text:p>
          </table:table-cell>
          <table:table-cell office:value-type="string" calcext:value-type="string">
            <text:p>In this paper, based on the fusion of Lidar and Radar measurement data, a real-time road-Object Detection and Tracking (LR_ODT) method for autonomous driving is proposed. The lidar and radar devices are installed on the ego car, and a customized Unscented Kalman Filter (UKF) is used for their data fusion. Lidars are accurate in determining objects' positions but significantly less accurate on measuring their velocities. However, Radars are more accurate on measuring objects velocities but less accurate on determining their positions as they have a lower spatial resolution. Therefore, the merits of both sensors are combined using the proposed fusion approach to provide both pose and velocity data for objects moving in roads precisely. The Grid-Based Density-Based Spatial Clustering of Applications with Noise (GB-DBSCAN) clustering algorithm is used to detect objects and estimate their centroids from the lidar and radar raw data. Then, the estimation of the object's velocity as well as determining its corresponding geometrical shape is performed by the RANdom SAmple Consensus (RANSAC) algorithm. The proposed technique is implemented using the high-performance language C++ and utilizes highly optimized math and optimization libraries for best real-time performance. The performance of the UKF fusion is compared to that of the Extended Kalman Filter fusion (EKF) showing its superiority. Simulation studies have been carried out to evaluate the performance of the LR ODT for tracking bicycles, cars, and pedestrians. © 2020 Wael Farag, published by Sciendo 2020.</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EMP7Y3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tevens, C.; Bagheri, H.</text:p>
          </table:table-cell>
          <table:table-cell office:value-type="string" calcext:value-type="string">
            <text:p>Reducing run-time adaptation space via analysis of possible utility bound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377811.3380365</text:p>
          </table:table-cell>
          <table:table-cell office:value-type="string" calcext:value-type="string">
            <text:p>https://www.scopus.com/inward/record.uri?eid=2-s2.0-85084251396&amp;doi=10.1145%2f3377811.3380365&amp;partnerID=40&amp;md5=6e2083c8592cf639bdb5f928ef1cda0c</text:p>
          </table:table-cell>
          <table:table-cell office:value-type="string" calcext:value-type="string">
            <text:p>Self-adaptive systems often employ dynamic programming or similar techniques to select optimal adaptations at run-time. These techniques suffer from the curse of dimensionality, increasing the cost of run-time adaptation decisions.We propose a novel approach that improves upon the state-of-the-art proactive self-adaptation techniques to reduce the number of possible adaptations that need be considered for each run-time adaptation decision. The approach, realized in a tool called Thallium, employs a combination of automated formal modeling techniques to (i) analyze a structural model of the system showing which configurations are reachable from other configurations and (ii) compute the utility that can be generated by the optimal adaptation over a bounded horizon in both the best- and worst-case scenarios. It then constructs triangular possibility values using those optimized bounds to automatically compare adjacent adaptations for each configuration, keeping only the alternatives with the best range of potential results. The experimental results corroborate Thallium's ability to significantly reduce the number of states that need to be considered with each adaptation decision, freeing up vital resources at run-time. © 2020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BSHDVPD</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astiglioni, C.A.</text:p>
          </table:table-cell>
          <table:table-cell office:value-type="string" calcext:value-type="string">
            <text:p>Pseudodynamic tests</text:p>
          </table:table-cell>
          <table:table-cell office:value-type="string" calcext:value-type="string">
            <text:p>Research for Development</text:p>
          </table:table-cell>
          <table:table-cell table:number-columns-repeated="2"/>
          <table:table-cell office:value-type="string" calcext:value-type="string">
            <text:p>10.1007/978-3-319-28466-8_5</text:p>
          </table:table-cell>
          <table:table-cell office:value-type="string" calcext:value-type="string">
            <text:p>https://www.scopus.com/inward/record.uri?eid=2-s2.0-85060549407&amp;doi=10.1007%2f978-3-319-28466-8_5&amp;partnerID=40&amp;md5=34b11b0e6787be20cfd0f3aa0b1a805d</text:p>
          </table:table-cell>
          <table:table-cell office:value-type="string" calcext:value-type="string">
            <text:p>The pseudo-dynamic test method is a hybrid analysis method, combining analytical techniques with experimental methods, aimed at the study of the seismic behaviour of structures. © Springer International Publishing Switzerland 2016.</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YBQKNUX</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bdullah, A.; Schmidt, H.; Spichkova, M.; Liu, H.</text:p>
          </table:table-cell>
          <table:table-cell office:value-type="string" calcext:value-type="string">
            <text:p>Modeling foundations for executable model-based testing of self-healing cyber-physical systems</text:p>
          </table:table-cell>
          <table:table-cell office:value-type="string" calcext:value-type="string">
            <text:p>Proceedings - 25th Australasian Software Engineering Conference, ASWEC 2018</text:p>
          </table:table-cell>
          <table:table-cell table:number-columns-repeated="2"/>
          <table:table-cell office:value-type="string" calcext:value-type="string">
            <text:p>10.1109/ASWEC.2018.00020</text:p>
          </table:table-cell>
          <table:table-cell office:value-type="string" calcext:value-type="string">
            <text:p>https://www.scopus.com/inward/record.uri?eid=2-s2.0-85061055566&amp;doi=10.1109%2fASWEC.2018.00020&amp;partnerID=40&amp;md5=8e2dfed61c82f9dbf635536cfdffbdad</text:p>
          </table:table-cell>
          <table:table-cell office:value-type="string" calcext:value-type="string">
            <text:p>Internet of Things (IoT) systems continuously collect a large amount of data from heterogeneous 'smart objects' through standardised service interfaces. A key challenge is how to use these data and relevant event logs to construct continuously adapted usage profiles and apply them to enhance testing methods, i.e., prioritization of tests for the testing of continuous integration of an IoT system. In addition, these usage profiles provide relevance weightings to analyse architecture and behaviour of the system. Based on the analysis, testing methods can predict specific system locations that are susceptible to error, and therefore suggest where expanded runtime monitoring is necessary. Furthermore, IoT aims to connect billions of 'smart devices' over the network. Testing even a small IoT system connecting a few dozens of smart devices would require a network of test Virtual Machines (VMs) possibly spreading across the Fog and the Cloud. In this paper we propose a framework for testing of each IoT layer in a separate VM environment, and discuss potential difficulties with optimal VM allocation.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3RSNFX8</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Oliveira, R.A.P.; Kanewala, U.; Nardi, P.A.</text:p>
          </table:table-cell>
          <table:table-cell office:value-type="string" calcext:value-type="string">
            <text:p>Automated test oracles: State of the art, taxonomies, and trends</text:p>
          </table:table-cell>
          <table:table-cell office:value-type="string" calcext:value-type="string">
            <text:p>Advances in Computers</text:p>
          </table:table-cell>
          <table:table-cell table:number-columns-repeated="2"/>
          <table:table-cell office:value-type="string" calcext:value-type="string">
            <text:p>10.1016/B978-0-12-800160-8.00003-6</text:p>
          </table:table-cell>
          <table:table-cell office:value-type="string" calcext:value-type="string">
            <text:p>https://www.scopus.com/inward/record.uri?eid=2-s2.0-84906739372&amp;doi=10.1016%2fB978-0-12-800160-8.00003-6&amp;partnerID=40&amp;md5=79ee0a7e997481e919e6b6c5ceac217f</text:p>
          </table:table-cell>
          <table:table-cell office:value-type="string" calcext:value-type="string">
            <text:p>Test oracle methods have changed significantly over time, which has resulted in clear shifts in the research literature. Over the years, the testing techniques, strategies, and criteria utilized by researchers went through technical developments due to the improvement of technologies and programming languages. Software testing designers, known as testers, currently have several resources to increase their confidence in the software under test correctness. All of these software testing resources are supposed to include a mechanism to decide whether a particular execution is considered a failure or not. In software testing environments, this decision is the responsibility of the test oracle. Despite the evolution and adaptation of testing techniques over more than 30 years, test oracles remain a particular and relevant issue. In this chapter, using literary evidence from a pool of about 300 studies directly related to test oracles, we present a classification of test oracles based on a taxonomy that considers their source of information and notations. Based on this classification, we perform a quantitative analysis to highlight the shifts in (evolution of) research on test oracles. Exploring geographical and quantitative information, we analyzed the maturity of this field using coauthorship networks among studies published between 1978 and 2013. Further, we determine the most prolific authors and their countries, main conferences and journals, supporting tools, and academic efforts and use a comparative analysis between academia and industry. Finally, from these analyses, we draw an analytic reflection about contemporary test oracle approaches and a criticism about oracle trends. © 2014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IE3FET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arrison, P.M.C.; Müllensiefen, D.</text:p>
          </table:table-cell>
          <table:table-cell office:value-type="string" calcext:value-type="string">
            <text:p>Development and Validation of the Computerised Adaptive Beat Alignment Test (CA-BAT)</text:p>
          </table:table-cell>
          <table:table-cell office:value-type="string" calcext:value-type="string">
            <text:p>Scientific Reports</text:p>
          </table:table-cell>
          <table:table-cell table:number-columns-repeated="2"/>
          <table:table-cell office:value-type="string" calcext:value-type="string">
            <text:p>10.1038/s41598-018-30318-8</text:p>
          </table:table-cell>
          <table:table-cell office:value-type="string" calcext:value-type="string">
            <text:p>https://www.scopus.com/inward/record.uri?eid=2-s2.0-85051742086&amp;doi=10.1038%2fs41598-018-30318-8&amp;partnerID=40&amp;md5=b879c6c82ae348f8164c568e7c9f888f</text:p>
          </table:table-cell>
          <table:table-cell office:value-type="string" calcext:value-type="string">
            <text:p>Beat perception is increasingly being recognised as a fundamental musical ability. A number of psychometric instruments have been developed to assess this ability, but these tests do not take advantage of modern psychometric techniques, and rarely receive systematic validation. The present research addresses this gap in the literature by developing and validating a new test, the Computerised Adaptive Beat Alignment Test (CA-BAT), a variant of the Beat Alignment Test (BAT) that leverages recent advances in psychometric theory, including item response theory, adaptive testing, and automatic item generation. The test is constructed and validated in four empirical studies. The results support the reliability and validity of the CA-BAT for laboratory testing, but suggest that the test is not well-suited to online testing, owing to its reliance on fine perceptual discrimination. © 2018,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VKVWL9F</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Yang, M.; Wang, J.; Chen, S.; Chen, S.; Zhang, J.</text:p>
          </table:table-cell>
          <table:table-cell office:value-type="string" calcext:value-type="string">
            <text:p>Development of NPP digital I&amp;C system closed-loop online test system based on signal transmission array</text:p>
          </table:table-cell>
          <table:table-cell office:value-type="string" calcext:value-type="string">
            <text:p>Progress in Nuclear Energy</text:p>
          </table:table-cell>
          <table:table-cell table:number-columns-repeated="2"/>
          <table:table-cell office:value-type="string" calcext:value-type="string">
            <text:p>10.1016/j.pnucene.2018.05.021</text:p>
          </table:table-cell>
          <table:table-cell office:value-type="string" calcext:value-type="string">
            <text:p>https://www.scopus.com/inward/record.uri?eid=2-s2.0-85048284537&amp;doi=10.1016%2fj.pnucene.2018.05.021&amp;partnerID=40&amp;md5=1a489f502ae0ceb8ac21dcd8f2c4bddb</text:p>
          </table:table-cell>
          <table:table-cell office:value-type="string" calcext:value-type="string">
            <text:p>With the development of process control technology, the digital Instrumentation and Control (I&amp;C) system has been gradually adopted in the latest Nuclear Power Plants (NPPs). Accordingly, the digital I&amp;C system test has become a key step during the NPP design phase. To effectively reflect the integrated performance, including the hardware, software, and interaction of the digital I&amp;C system, it is necessary to adopt NPP operating data to drive the I&amp;C system under test. NPP operating data can be obtained by a Full-Scope Simulator (FSS) merged into the test system. However, it is difficult to perform real-time conversion between the operating data in the memory of the FSS and the electrical signals in the I&amp;C system. For this purpose, a closed-loop test system based on the Signal Transmission Array (STA)—a special signal generating and receiving device for communication between the FSS and I&amp;C systems in real time—has been presented in this work. The initial development of this test system has been accomplished and is being used for China Lead-based Research Reactor (CLEAR-I) digital I&amp;C system. The results show that the test system based on the STA can trace variations of the operation data of the NPP and electrical signals of the digital I&amp;C system and is able to reveal the control performance and failure characteristics. © 2018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2RCCEV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sghari, S.A.; Binesh Marvasti, M.; Rahmani, A.M.</text:p>
          </table:table-cell>
          <table:table-cell office:value-type="string" calcext:value-type="string">
            <text:p>Enhancing transient fault tolerance in embedded systems through an OS task level redundancy approach</text:p>
          </table:table-cell>
          <table:table-cell office:value-type="string" calcext:value-type="string">
            <text:p>Future Generation Computer Systems</text:p>
          </table:table-cell>
          <table:table-cell table:number-columns-repeated="2"/>
          <table:table-cell office:value-type="string" calcext:value-type="string">
            <text:p>10.1016/j.future.2018.04.049</text:p>
          </table:table-cell>
          <table:table-cell office:value-type="string" calcext:value-type="string">
            <text:p>https://www.scopus.com/inward/record.uri?eid=2-s2.0-85046683392&amp;doi=10.1016%2fj.future.2018.04.049&amp;partnerID=40&amp;md5=bcbcdf6e3a08412c31235d8fc2af616a</text:p>
          </table:table-cell>
          <table:table-cell office:value-type="string" calcext:value-type="string">
            <text:p>In numerous safety critical applications, the use of high-reliability or radiation-tolerant equipment may not be a viable option due to the presence of several constraints (such as cost) and the need to utilize Commercial off-the Shelf (COTS) equipment. However, such equipment may not meet reliability requirements, and therefore certain appropriate measures need to be taken to enhance their reliability. In this paper, a fully software-based method is presented to increase the reliability of COTS equipment against transient faults. The reliability of COTS is increased by utilizing a task-level redundancy in operating system. The proposed method is evaluated using a software fault injection method and a full system prototype. The experimental results show that the proposed method increases the fault coverage up to 99.34%. Moreover, the proposed method can be used in embedded systems without any hardware, software, or information redundancy. © 2018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K2E56TM</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Zeginis, C.; Konsolaki, K.; Kritikos, K.; Plexousakis, D.</text:p>
          </table:table-cell>
          <table:table-cell office:value-type="string" calcext:value-type="string">
            <text:p>ECMAF: An event-based cross-layer service monitoring and adaptation framework</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1875-7_15</text:p>
          </table:table-cell>
          <table:table-cell office:value-type="string" calcext:value-type="string">
            <text:p>https://www.scopus.com/inward/record.uri?eid=2-s2.0-84865500738&amp;doi=10.1007%2f978-3-642-31875-7_15&amp;partnerID=40&amp;md5=41fd1cb1f99e99c24476820d22d647d0</text:p>
          </table:table-cell>
          <table:table-cell office:value-type="string" calcext:value-type="string">
            <text:p>Although several techniques have been proposed towards monitoring and adaptation of Service-Based Applications (SBAs), few of them deal with cross-layer issues. This paper proposes a framework, able to monitor and adapt SBAs across all functional layers. This is achieved by using techniques, such as event monitoring and logging, event-pattern detection, and mapping between event patterns and appropriate adaptation strategies. In addition, a taxonomy of adaptation-related events and a meta-model describing the dependencies among the SBA layers are introduced in order to "capture" the cross-layer dimension of the framework. Finally, a specific case study is used to illustrate its functionality. © 2012 Springer-Verl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9BITR6F</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Guidara, I.; Al Jaouhari, I.; Guermouche, N.</text:p>
          </table:table-cell>
          <table:table-cell office:value-type="string" calcext:value-type="string">
            <text:p>Dynamic selection for service composition based on temporal and QoS constraints</text:p>
          </table:table-cell>
          <table:table-cell office:value-type="string" calcext:value-type="string">
            <text:p>Proceedings - 2016 IEEE International Conference on Services Computing, SCC 2016</text:p>
          </table:table-cell>
          <table:table-cell table:number-columns-repeated="2"/>
          <table:table-cell office:value-type="string" calcext:value-type="string">
            <text:p>10.1109/SCC.2016.42</text:p>
          </table:table-cell>
          <table:table-cell office:value-type="string" calcext:value-type="string">
            <text:p>https://www.scopus.com/inward/record.uri?eid=2-s2.0-84989861101&amp;doi=10.1109%2fSCC.2016.42&amp;partnerID=40&amp;md5=3db7285a66831cd5ec53ebe263d26125</text:p>
          </table:table-cell>
          <table:table-cell office:value-type="string" calcext:value-type="string">
            <text:p>To implement abstract business processes, elementary services are selected for each abstract task. Because of uncertainties of Quality of Service (QoS) values during execution, services may become faulty and cause the violation of end-to-end awaited constraints. Additionally, due to the dynamic nature of service systems, several environment changes may occur at run-time. In fact, services can join or leave the system or change their offerings. To deal with possible changes and maintain the feasibility of the selected solution, enabling dynamic service selection during execution is essential. This is not a trivial task especially in the presence of several constraints and dependencies between services namely QoS and temporal constraints. Existing approaches do not consider the specificities of temporal properties and usually handle violations after they have occurred. In this paper, a novel proactive dynamic service selection approach is proposed to deal with changes during execution while considering both QoS and temporal constraints. Experiments show that, by using our approach, faults can be successfully handled in a reasonable time while guaranteeing overall constraint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KVZ6M2H</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erez, J.; Jimenez, J.; Rabanal, A.; Astarloa, A.; Lazaro, J.</text:p>
          </table:table-cell>
          <table:table-cell office:value-type="string" calcext:value-type="string">
            <text:p>FTL-CFree: A fuzzy real-time language for runtime verification</text:p>
          </table:table-cell>
          <table:table-cell office:value-type="string" calcext:value-type="string">
            <text:p>IEEE Transactions on Industrial Informatics</text:p>
          </table:table-cell>
          <table:table-cell table:number-columns-repeated="2"/>
          <table:table-cell office:value-type="string" calcext:value-type="string">
            <text:p>10.1109/TII.2014.2307531</text:p>
          </table:table-cell>
          <table:table-cell office:value-type="string" calcext:value-type="string">
            <text:p>https://www.scopus.com/inward/record.uri?eid=2-s2.0-84940298311&amp;doi=10.1109%2fTII.2014.2307531&amp;partnerID=40&amp;md5=c0c09e9fa76be352c51c269355c436d1</text:p>
          </table:table-cell>
          <table:table-cell office:value-type="string" calcext:value-type="string">
            <text:p>This paper presents the functional specification language fuzzy temporal logic context free (FTL-CFree), a real runtime language designed to enable industry to model and verify complex scenarios. Such specification requirements demand the flexibility to manage manufacturing event correlations, performance constraints, and timing restrictions, such as holdups and delays. Moreover, this language enriches temporal logic expressiveness with random access to past values and fuzzy evolutionary semantics. Given a specific input trace, this interpretation not only aims to measure the degree of truth of an assertion, but also sets how it will evolve in the future if new trace suffixes are provided. As it is usually the case in runtime verification, the language provides for oracle generation, and so an automatic observable specification can be obtained from high-level requirements. To test the expressiveness and practical usefulness of FTL-CFree, the specifications of two industrial use cases are generated: 1) a batch plant in a glassworks; and 2) a manufacturing execution system. © 2005-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W4ZEDM5</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hami, M.; Krichen, M.; Jmaiel, M.</text:p>
          </table:table-cell>
          <table:table-cell office:value-type="string" calcext:value-type="string">
            <text:p>Safe and efficient runtime testing framework applied in dynamic and distributed systems</text:p>
          </table:table-cell>
          <table:table-cell office:value-type="string" calcext:value-type="string">
            <text:p>Science of Computer Programming</text:p>
          </table:table-cell>
          <table:table-cell table:number-columns-repeated="2"/>
          <table:table-cell office:value-type="string" calcext:value-type="string">
            <text:p>10.1016/j.scico.2016.02.002</text:p>
          </table:table-cell>
          <table:table-cell office:value-type="string" calcext:value-type="string">
            <text:p>https://www.scopus.com/inward/record.uri?eid=2-s2.0-84975737496&amp;doi=10.1016%2fj.scico.2016.02.002&amp;partnerID=40&amp;md5=16c07249f4074123aba2717b384feec8</text:p>
          </table:table-cell>
          <table:table-cell office:value-type="string" calcext:value-type="string">
            <text:p>This paper provides a standard-based and resource aware Runtime Testing Framework For Adaptable and Distributed Systems (RTF4ADS). Based on the runtime testing approach, RTF4ADS performs safely and efficiently tests on the final operational environment of such dynamic systems. Indeed, our proposal (1) looks for a minimal set of tests to re-execute written in a standardized notation, (2) assigns the involved test components in execution nodes while respecting resources and connectivity constraints and finally (3) performs distributed testing at runtime while it prevents test processes from interfering with business processes. Implementation details of the proposed research prototype are presented. To demonstrate the validity and the usefulness of RTF4ADS, a case study in the healthcare domain implemented using the Open Services Gateway Initiative (OSGi) platform is illustrated. The experiments that we conducted show a reasonable overhead introduced by RTF4ADS. They also demonstrate the efficiency of this framework in testing dynamic and distributed systems while reducing side effects of this validation technique. © 2016 Elsevier B.V.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IP95F78</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utanu, L.; Kotonya, G.</text:p>
          </table:table-cell>
          <table:table-cell office:value-type="string" calcext:value-type="string">
            <text:p>State of runtime adaptation in service-oriented systems: what, where, when, how and right</text:p>
          </table:table-cell>
          <table:table-cell office:value-type="string" calcext:value-type="string">
            <text:p>IET Software</text:p>
          </table:table-cell>
          <table:table-cell table:number-columns-repeated="2"/>
          <table:table-cell office:value-type="string" calcext:value-type="string">
            <text:p>10.1049/iet-sen.2018.5028</text:p>
          </table:table-cell>
          <table:table-cell office:value-type="string" calcext:value-type="string">
            <text:p>https://www.scopus.com/inward/record.uri?eid=2-s2.0-85061336106&amp;doi=10.1049%2fiet-sen.2018.5028&amp;partnerID=40&amp;md5=c073d10e9accc8567b5c6483815ef437</text:p>
          </table:table-cell>
          <table:table-cell office:value-type="string" calcext:value-type="string">
            <text:p>Software as a Service reflects a ‘service-oriented’ approach to software development that is based on the notion of composing applications by discovering and invoking network-available services to accomplish some task. However, as more business organisations adopt service-oriented solutions and the demands on them grow, the problem of ensuring that the software systems can adapt fast and effectively to changing business needs, changes in their runtime environment and failures in provided services has become an increasingly important research problem. Dynamic adaptation has been proposed as a way to address the problem. However, for adaptation to be effective several other factors need to be considered. This study identifies the key factors that influence runtime adaptation in service-oriented systems (SOSs) and examines how well they are addressed in 29 adaptation approaches intended to support SOSs. © The Institution of Engineering and Technology 2018</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YI9VA6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asalaro, G.L.; Cattivera, G.; Ciccozzi, F.; Malavolta, I.; Wortmann, A.; Pelliccione, P.</text:p>
          </table:table-cell>
          <table:table-cell office:value-type="string" calcext:value-type="string">
            <text:p>Model-driven engineering for mobile robotic systems: a systematic mapping study</text:p>
          </table:table-cell>
          <table:table-cell office:value-type="string" calcext:value-type="string">
            <text:p>Software and Systems Modeling</text:p>
          </table:table-cell>
          <table:table-cell table:number-columns-repeated="2"/>
          <table:table-cell office:value-type="string" calcext:value-type="string">
            <text:p>10.1007/s10270-021-00908-8</text:p>
          </table:table-cell>
          <table:table-cell office:value-type="string" calcext:value-type="string">
            <text:p>https://www.scopus.com/inward/record.uri?eid=2-s2.0-85112060247&amp;doi=10.1007%2fs10270-021-00908-8&amp;partnerID=40&amp;md5=5507b51b1aaa6177ace895004926cbfa</text:p>
          </table:table-cell>
          <table:table-cell office:value-type="string" calcext:value-type="string">
            <text:p>Mobile robots operate in various environments (e.g. aquatic, aerial, or terrestrial), they come in many diverse shapes and they are increasingly becoming parts of our lives. The successful engineering of mobile robotics systems demands the interdisciplinary collaboration of experts from different domains, such as mechanical and electrical engineering, artificial intelligence, and systems engineering. Research and industry have tried to tackle this heterogeneity by proposing a multitude of model-driven solutions to engineer the software of mobile robotics systems. However, there is no systematic study of the state of the art in model-driven engineering (MDE) for mobile robotics systems that could guide research or practitioners in finding model-driven solutions and tools to efficiently engineer mobile robotics systems. The paper is contributing to this direction by providing a map of software engineering research in MDE that investigates (1) which types of robots are supported by existing MDE approaches, (2) the types and characteristics of MRSs that are engineered using MDE approaches, (3) a description of how MDE approaches support the engineering of MRSs, (4) how existing MDE approaches are validated, and (5) how tools support existing MDE approaches. We also provide a replication package to assess, extend, and/or replicate the study. The results of this work and the highlighted challenges can guide researchers and practitioners from robotics and software engineering through the research landscape. © 2021,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C3Q5W7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Hristoskova, A.; Volckaert, B.; De Turck, F.</text:p>
          </table:table-cell>
          <table:table-cell office:value-type="string" calcext:value-type="string">
            <text:p>The WTE+ framework: Automated construction and runtime adaptation of service mashups</text:p>
          </table:table-cell>
          <table:table-cell office:value-type="string" calcext:value-type="string">
            <text:p>Automated Software Engineering</text:p>
          </table:table-cell>
          <table:table-cell table:number-columns-repeated="2"/>
          <table:table-cell office:value-type="string" calcext:value-type="string">
            <text:p>10.1007/s10515-012-0105-8</text:p>
          </table:table-cell>
          <table:table-cell office:value-type="string" calcext:value-type="string">
            <text:p>https://www.scopus.com/inward/record.uri?eid=2-s2.0-84890153450&amp;doi=10.1007%2fs10515-012-0105-8&amp;partnerID=40&amp;md5=cba85368717d1013ea185f0228f6a384</text:p>
          </table:table-cell>
          <table:table-cell office:value-type="string" calcext:value-type="string">
            <text:p>An emerging software engineering methodology is the combination of functionality and content from existing software components into service mashups, creating greater value than the sum of the individual participating building blocks. For businesses, using catalogues of reusable services means agile development of new applications using open communication standards including the Simple Object Access Protocol (SOAP) for transmitting data, and the Web Services Description Language (WSDL) for defining services. The result is faster adaptation to the changing business environment creating value at reduced development time and cost while increasing revenues. This manuscript presents the developed service management framework and evaluation results of the WTE+ (Web2.0/Telco2.0/Enterprise2.0 with semantics) research project. Main goal is supporting application developers with the automatic construction and runtime reconfiguration of custom-made service mashups at a minimum performance cost without the need for constant IT intervention. Semantically enriched services are automatically combined into custom-made service mashups by the designed planning algorithms. These planning techniques are optimized with late binding and runtime adaptation to changing user-context taking fully into account the quality of service parameters of the available components which are provided at design time and updated at runtime. In addition, recovery mechanisms are provided in case of failed services and/or resources. During mashup execution, unavailable services are dynamically replaced by equivalent ones or alternative service mashups keeping in mind the current execution state. The developed planning algorithms are put through extensive performance and scalability experiments for a typical e-commerce scenario, in which e-shop services such as product payment and delivery are on-the-fly composed to an e-shop application. The results show that an automatic construction of a new application out of existing services can take up between 5 to 43 seconds for 500 services while runtime adaptation takes up to 5 seconds on average depending on the availability of equivalent services. © 2012 Springer Science+Business Media, LL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NBBU47Q</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aporuscio, M.; Mirandola, R.; Trubiani, C.</text:p>
          </table:table-cell>
          <table:table-cell office:value-type="string" calcext:value-type="string">
            <text:p>Building design-time and run-time knowledge for QoS-based component assembly</text:p>
          </table:table-cell>
          <table:table-cell office:value-type="string" calcext:value-type="string">
            <text:p>Software - Practice and Experience</text:p>
          </table:table-cell>
          <table:table-cell table:number-columns-repeated="2"/>
          <table:table-cell office:value-type="string" calcext:value-type="string">
            <text:p>10.1002/spe.2502</text:p>
          </table:table-cell>
          <table:table-cell office:value-type="string" calcext:value-type="string">
            <text:p>https://www.scopus.com/inward/record.uri?eid=2-s2.0-85019247902&amp;doi=10.1002%2fspe.2502&amp;partnerID=40&amp;md5=653e80db26fbc553002fc82fa1ca885e</text:p>
          </table:table-cell>
          <table:table-cell office:value-type="string" calcext:value-type="string">
            <text:p>Modern software systems are required to dynamically adapt to changing workloads, scenarios, and objectives and to achieve a certain Quality of Service (QoS). Guaranteeing QoS requirements is not trivial, as run-time uncertainty might invalidate the design-time rationale, where software components have been selected by means of off-line analysis. In this work, we propose a QoS-based feedback approach that makes a combined use of design-time predictions and run-time measurements to manage QoS data over time and support software architects while selecting software components that best fit QoS requirements. We illustrate the feasibility and efficacy of the approach on a case study, where the quantitative evaluation shows how the analysis effectively identifies the sources of QoS violations and indicates possible solutions to achieve QoS requirements. Copyright © 2017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PS2TBVZ</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ahlon, N.K.; Chahal, K.K.; Narang, S.B.</text:p>
          </table:table-cell>
          <table:table-cell office:value-type="string" calcext:value-type="string">
            <text:p>Managing QoS degradation of component web services in a dynamic environment</text:p>
          </table:table-cell>
          <table:table-cell office:value-type="string" calcext:value-type="string">
            <text:p>International Journal on Semantic Web and Information Systems</text:p>
          </table:table-cell>
          <table:table-cell table:number-columns-repeated="2"/>
          <table:table-cell office:value-type="string" calcext:value-type="string">
            <text:p>10.4018/IJSWIS.2018040108</text:p>
          </table:table-cell>
          <table:table-cell office:value-type="string" calcext:value-type="string">
            <text:p>https://www.scopus.com/inward/record.uri?eid=2-s2.0-85045464734&amp;doi=10.4018%2fIJSWIS.2018040108&amp;partnerID=40&amp;md5=277370af669a375f06e97665c25aa96c</text:p>
          </table:table-cell>
          <table:table-cell office:value-type="string" calcext:value-type="string">
            <text:p>In Services Oriented Computing, a composite web service is a value-added service composed of loosely coupled, independent, and distributed component web services. Component or partner web services jointly contribute to fulfil functional as well as non-functional requirements of users of a composite web service. One of the fundamental challenges in Services Oriented Computing is to ensure that a composite web service is flexible enough to react to changes (QoS degradation) in its partner web services at the time of execution. In this context, it is important that the time to adapt to changes should not be significant. Several solutions exist for run-time monitoring of partner web services so that clients can replace them with better alternatives when their QoS values degrade. But these solutions follow either a reactive approach (which is time consuming), or a prediction-based proactive approach (again time consuming, and moreover predicted events may never happen). This article proposes a solution using a publish/subscribe mechanism which is distributed between web service clients and the service providers, and follows a proactive preventive approach. It uses mobile agents to communicate partner web service's QoS status to its clients just in time, in order to decide to choose an alternative in case the QoS values are not satisfactory. The prototype is implemented using Java and Java Agent DEvelopment framework (JADE) programming languages. The experimental results show effectiveness of the proposed approach when compared with a static approach (the benchmark), as well as with a reactive solution. Moreover, the framework performs well even in the wake of the increasing levels of QoS degradation of partner web services. © 2018,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Z7WVVJ4</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obusinska, A.</text:p>
          </table:table-cell>
          <table:table-cell office:value-type="string" calcext:value-type="string">
            <text:p>On Monitoring and Self-Adaptation to Dynamic Nature of SOA in ReServE Environment</text:p>
          </table:table-cell>
          <table:table-cell office:value-type="string" calcext:value-type="string">
            <text:p>Foundations of Computing and Decision Sciences</text:p>
          </table:table-cell>
          <table:table-cell table:number-columns-repeated="2"/>
          <table:table-cell office:value-type="string" calcext:value-type="string">
            <text:p>10.1515/fcds-2018-0005</text:p>
          </table:table-cell>
          <table:table-cell office:value-type="string" calcext:value-type="string">
            <text:p>https://www.scopus.com/inward/record.uri?eid=2-s2.0-85049130222&amp;doi=10.1515%2ffcds-2018-0005&amp;partnerID=40&amp;md5=76f3720aeb7466a7769e70a5f9c29433</text:p>
          </table:table-cell>
          <table:table-cell office:value-type="string" calcext:value-type="string">
            <text:p>Reliability is one of the bigest challenges faced by service-oriented systems. Therefore, to solve this problem, we have proposed ReServE-Reliable Service Environment. ReServE increases fault-tolerance of SOA systems and ensures consistent processing despite failures. However, the proposed environment imposes also the performance overhead. Thus, in this paper, we extended ReServE and added a monitoring feature provided by the M3 service. As a consequence, the extended environment can adjust appropriately the load of its modules to the changing interaction and behaviour patterns of service oriented systems. We have experimentally shown that the proposed solution, while providing the required level of reliability, decreases significantly the performance overhead. © 2018 Anna Kobusinska, published by Sciendo.</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M573G9F</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rivastava, S.; Sudhish, P.S.</text:p>
          </table:table-cell>
          <table:table-cell office:value-type="string" calcext:value-type="string">
            <text:p>Continuous multi-biometric user authentication: Fusion of face recognition and keystoke dynamics</text:p>
          </table:table-cell>
          <table:table-cell office:value-type="string" calcext:value-type="string">
            <text:p>IEEE Region 10 Humanitarian Technology Conference 2016, R10-HTC 2016 - Proceedings</text:p>
          </table:table-cell>
          <table:table-cell table:number-columns-repeated="2"/>
          <table:table-cell office:value-type="string" calcext:value-type="string">
            <text:p>10.1109/R10-HTC.2016.7906823</text:p>
          </table:table-cell>
          <table:table-cell office:value-type="string" calcext:value-type="string">
            <text:p>https://www.scopus.com/inward/record.uri?eid=2-s2.0-85020221034&amp;doi=10.1109%2fR10-HTC.2016.7906823&amp;partnerID=40&amp;md5=365b902476e5a5a57f167b16312caae7</text:p>
          </table:table-cell>
          <table:table-cell office:value-type="string" calcext:value-type="string">
            <text:p>Several application scenarios require the user to be authenticated not only at the time of logging in to a device, but continuously, such as a mobile device being used for an extended period of time, or examinees attempting for an online test. In this paper, two widely used unimodal biometric systems, which can both easily be captured on modern computing devices, keystroke dynamics and face recognition, are fused to create a stronger multi-biometric system for continuous authentication. The matching score for keystroke dynamics system is obtained using nearest neighbor classification (combined distance) and for the face recognition system, the EigenFace approach is used. The fusion of matching scores obtained by these unimodal biometric systems at the score level improves the accuracy. Scores obtained from each individual biometric system on the CMU keystroke dynamics database and the ORL face database is normalized using min-max normalization before fusion. The sum, product and weighted sum rules have been used for fusion and the experimental results confirm that a multi-factor authentication system gives better accuracy than a single-factor authentication system. The experiments also indicate that the weighted sum rule outperforms the sum and product rule method.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J9PSMG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tocco, A.; Tonella, P.</text:p>
          </table:table-cell>
          <table:table-cell office:value-type="string" calcext:value-type="string">
            <text:p>Confidence-driven weighted retraining for predicting safety-critical failures in autonomous driving systems</text:p>
          </table:table-cell>
          <table:table-cell office:value-type="string" calcext:value-type="string">
            <text:p>Journal of Software: Evolution and Process</text:p>
          </table:table-cell>
          <table:table-cell table:number-columns-repeated="2"/>
          <table:table-cell office:value-type="string" calcext:value-type="string">
            <text:p>10.1002/smr.2386</text:p>
          </table:table-cell>
          <table:table-cell office:value-type="string" calcext:value-type="string">
            <text:p>https://www.scopus.com/inward/record.uri?eid=2-s2.0-85116430366&amp;doi=10.1002%2fsmr.2386&amp;partnerID=40&amp;md5=451d1abdae1f83b4c098e3ec91faf335</text:p>
          </table:table-cell>
          <table:table-cell office:value-type="string" calcext:value-type="string">
            <text:p>Safe handling of hazardous driving situations is a task of high practical relevance for building reliable and trustworthy cyber-physical systems such as autonomous driving systems. This task necessitates an accurate prediction system of the vehicle's confidence to prevent potentially harmful system failures on the occurrence of unpredictable conditions that make it less safe to drive. In this paper, we discuss the challenges of adapting a misbehavior predictor with knowledge mined during the execution of the main system. Then, we present a framework for the continual learning of misbehavior predictors, which records in-field behavioral data to determine what data are appropriate for adaptation. Our framework guides adaptive retraining using a novel combination of in-field confidence metric selection and reconstruction error-based weighing. We evaluate our framework to improve a misbehavior predictor from the literature on the Udacity simulator for self-driving cars. Our results show that our framework can reduce the false positive rate by a large margin and can adapt to nominal behavior drifts while maintaining the original capability to predict failures up to several seconds in advance. © 2021 The Authors. Journal of Software: Evolution and Process published by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GGAXADW</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Wang, T.; Wu, B.</text:p>
          </table:table-cell>
          <table:table-cell office:value-type="string" calcext:value-type="string">
            <text:p>Model updating for hybrid testing with unscented Kalman filter</text:p>
          </table:table-cell>
          <table:table-cell office:value-type="string" calcext:value-type="string">
            <text:p>Zhendong yu Chongji/Journal of Vibration and Shock</text:p>
          </table:table-cell>
          <table:table-cell table:number-columns-repeated="3"/>
          <table:table-cell office:value-type="string" calcext:value-type="string">
            <text:p>https://www.scopus.com/inward/record.uri?eid=2-s2.0-84876072228&amp;partnerID=40&amp;md5=104abc4a952deaaf919756e5e65c59f6</text:p>
          </table:table-cell>
          <table:table-cell office:value-type="string" calcext:value-type="string">
            <text:p>In a hybrid simulation, the whole system is divided into physical parts and numerical parts. For the hybrid simulation of large-scale structures subjected to strong earthquake, it is usually difficult to keep the numerical substructure within linear range. So the concern is raised how the modeling of the numerical part can be reliable. A model updating method for hybrid testing with unscented Kalman filter (UKF) was presented in order to improve the accuracy of model for numerical substructures. The new testing method assumes that the numerical substructures have the similar hysteretic behavior as the physical substructures, but the parameters of the hysteretic model are updated after they are identified with the unscented Kalman filter approach based on the data from experimental parts. The performance of UKF was investigated by numerical simulation of a single freedom nonlinear system. The effectiveness of the proposed test method was verified by an actual testing. The results show the method has good accuracy compared to conventional hybrid testin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3LC3Y2N</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rtínez-Fernández, S.; Franch, X.; Bisbal, J.</text:p>
          </table:table-cell>
          <table:table-cell office:value-type="string" calcext:value-type="string">
            <text:p>Mercury: Using the QuPreSS reference model to evaluate predictive services</text:p>
          </table:table-cell>
          <table:table-cell office:value-type="string" calcext:value-type="string">
            <text:p>Science of Computer Programming</text:p>
          </table:table-cell>
          <table:table-cell table:number-columns-repeated="2"/>
          <table:table-cell office:value-type="string" calcext:value-type="string">
            <text:p>10.1016/j.scico.2015.11.009</text:p>
          </table:table-cell>
          <table:table-cell office:value-type="string" calcext:value-type="string">
            <text:p>https://www.scopus.com/inward/record.uri?eid=2-s2.0-84960862773&amp;doi=10.1016%2fj.scico.2015.11.009&amp;partnerID=40&amp;md5=c0489026ed07d2cced3fbd8b77bfde27</text:p>
          </table:table-cell>
          <table:table-cell office:value-type="string" calcext:value-type="string">
            <text:p>Nowadays, lots of service providers offer predictive services that show in advance a condition or occurrence about the future. As a consequence, it becomes necessary for service customers to select the predictive service that best satisfies their needs. The QuPreSS reference model provides a standard solution for the selection of predictive services based on the quality of their predictions. QuPreSS has been designed to be applicable in any predictive domain (e.g., weather forecasting, economics, and medicine). This paper presents Mercury, a tool based on the QuPreSS reference model and customized to the weather forecast domain. Mercury measures weather predictive services' quality, and automates the context-dependent selection of the most accurate predictive service to satisfy a customer query. To do so, candidate predictive services are monitored so that their predictions can be eventually compared to real observations obtained from a trusted source. Mercury is a proof-of-concept of QuPreSS that aims to show that the selection of predictive services can be driven by the quality of their predictions. Throughout the paper, we show how Mercury was built from the QuPreSS reference model and how it can be installed and used. © 2015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NL5GICU</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Incerto, E.; Tribastone, M.; Trubiani, C.</text:p>
          </table:table-cell>
          <table:table-cell office:value-type="string" calcext:value-type="string">
            <text:p>A proactive approach for runtime self-adaptation based on queueing network fluid analysis</text:p>
          </table:table-cell>
          <table:table-cell office:value-type="string" calcext:value-type="string">
            <text:p>1st International Workshop on Quality-Aware DevOps, QUDOS 2015 - Proceedings</text:p>
          </table:table-cell>
          <table:table-cell table:number-columns-repeated="2"/>
          <table:table-cell office:value-type="string" calcext:value-type="string">
            <text:p>10.1145/2804371.2804375</text:p>
          </table:table-cell>
          <table:table-cell office:value-type="string" calcext:value-type="string">
            <text:p>https://www.scopus.com/inward/record.uri?eid=2-s2.0-84960413541&amp;doi=10.1145%2f2804371.2804375&amp;partnerID=40&amp;md5=38840bd831dba8ba8d4d1573867b0fae</text:p>
          </table:table-cell>
          <table:table-cell office:value-type="string" calcext:value-type="string">
            <text:p>Complex software systems are required to adapt dynamically to changing workloads and scenarios, while guaranteeing a set of performance objectives. This is not a trivial task, since run-time variability makes the process of devising the needed resources challenging for software designers. In this context, self-adaptation is a promising technique that work towards the specification of the most suitable system configuration, such that the system behavior is preserved while meeting performance requirements. In this paper we propose a proactive approach based on queuing networks that allows self-adaptation by predicting performance flaws and devising the most suitable system resources allocation. The queueing network model represents the system behavior and embeds the input parameters (e.g., workload) observed at run-time. We rely on fluid approximation to speed up the analysis of transient dynamics for performance indices. To support our approach we developed a tool that automatically generates simulation and fluid analysis code from an high-level description of the queueing network. An illustrative example is provided to demonstrate the effectiveness of our approach. © 2015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B6W73C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ang, H.; Wang, L.; Yu, Q.; Zheng, Z.; Yang, Z.</text:p>
          </table:table-cell>
          <table:table-cell office:value-type="string" calcext:value-type="string">
            <text:p>A proactive approach based on online reliability prediction for adaptation of service-oriented systems</text:p>
          </table:table-cell>
          <table:table-cell office:value-type="string" calcext:value-type="string">
            <text:p>Journal of Parallel and Distributed Computing</text:p>
          </table:table-cell>
          <table:table-cell table:number-columns-repeated="2"/>
          <table:table-cell office:value-type="string" calcext:value-type="string">
            <text:p>10.1016/j.jpdc.2017.12.006</text:p>
          </table:table-cell>
          <table:table-cell office:value-type="string" calcext:value-type="string">
            <text:p>https://www.scopus.com/inward/record.uri?eid=2-s2.0-85041209425&amp;doi=10.1016%2fj.jpdc.2017.12.006&amp;partnerID=40&amp;md5=99852aa71a8061f5a76e1b22fc6dac0e</text:p>
          </table:table-cell>
          <table:table-cell office:value-type="string" calcext:value-type="string">
            <text:p>Service computing is an emerging technology in System of Systems Engineering (SoS Engineering or SoSE), which regards System as a Service (i.e. SaaS), and aims to construct a robust and value-added complex system by outsourcing external component systems through service composition technology. A service-oriented SoS runs under a dynamic and uncertain environment. To successfully deploy SoS's run-time quality assurance, online reliability time series prediction, which aims to predict the reliability in near future for a service-oriented SoS,arises as a grand challenge in SoS research. In this paper, we tackle the prediction challenge by exploiting two novel prediction models. We adopt motifs-based Dynamic Bayesian Networks (or m_DBNs) model to perform one-step-ahead time series prediction, and propose a multi-steps trajectories DBNs (or multi_DBNs) model to further revise the future reliability prediction. Finally, a proactive adaption strategy is achieved based on the reliability prediction results. Extensive experiments conducted on real-world Web services demonstrate that our models outperform other well-known approaches consistently. © 2017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B8PH6EG</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eracini, F.; Zhang, X.; Rosing, T.; Kruger, I.</text:p>
          </table:table-cell>
          <table:table-cell office:value-type="string" calcext:value-type="string">
            <text:p>A proactive customer-aware resource allocation approach for data centers</text:p>
          </table:table-cell>
          <table:table-cell office:value-type="string" calcext:value-type="string">
            <text:p>Proceedings - 2014 IEEE International Symposium on Parallel and Distributed Processing with Applications, ISPA 2014</text:p>
          </table:table-cell>
          <table:table-cell table:number-columns-repeated="2"/>
          <table:table-cell office:value-type="string" calcext:value-type="string">
            <text:p>10.1109/ISPA.2014.13</text:p>
          </table:table-cell>
          <table:table-cell office:value-type="string" calcext:value-type="string">
            <text:p>https://www.scopus.com/inward/record.uri?eid=2-s2.0-84911387014&amp;doi=10.1109%2fISPA.2014.13&amp;partnerID=40&amp;md5=bd2ea4d5c64ec9f5229e365a39a2eb76</text:p>
          </table:table-cell>
          <table:table-cell office:value-type="string" calcext:value-type="string">
            <text:p>Internet application workloads typically vary over time, periods of low demand alternate with spikes which, if not properly handled, can saturate the allocated infrastructure and violate Service Level Agreements. In this work, we leverage the usage patterns associated with the different customers of an Internet application to make tailored workload predictions. These workload predictions are then used to proactively adapt the allocation of resources in a data center right before load spikes happen. Such proactive allocation strategy improves the overall resource utilization and, at the same time, guarantees the service level agreements. A real life prototype has been implemented to compare our solution with both over-provisioning and reactive approaches. Results show up to 60% reduction in response time over a reactive approach with the same adaptation frequency, and up to 84% reduction in the amount of resources allocated compared to a typical over-provisioning approach.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KLGTGW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ertolino, A.; Inverardi, P.</text:p>
          </table:table-cell>
          <table:table-cell office:value-type="string" calcext:value-type="string">
            <text:p>Changing Software in a Changing World: How to Test in Presence of Variability, Adaptation and Evolution?</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30985-5_5</text:p>
          </table:table-cell>
          <table:table-cell office:value-type="string" calcext:value-type="string">
            <text:p>https://www.scopus.com/inward/record.uri?eid=2-s2.0-85073699762&amp;doi=10.1007%2f978-3-030-30985-5_5&amp;partnerID=40&amp;md5=5b01a2299b8860f6556fcafd2cc2aa19</text:p>
          </table:table-cell>
          <table:table-cell office:value-type="string" calcext:value-type="string">
            <text:p>Modern software-intensive and pervasive systems need to be able to manage different requirements of variability, adaptation and evolution. The latter are surely related properties, all bringing uncertainty, but covering different aspects and requiring different approaches. Testing of such systems introduces many challenges: variability would require the test of too many configurations and variants well beyond feasibility; adaptation should be based on context-aware testing over many predictable or even unpredictable scenarios; evolution would entail testing a system for which the reference model has become out-of-date. It is evident how current testing approaches are not adequate for such types of systems. We make a brief overview of testing challenges for changing software in a changing world, and hint at some promising approaches, arguing how these would need to be part of a holistic validation approach that can handle uncertainty. © 2019,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ARD55CL</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kitsas, M.A.; Nicopoulos, C.A.; Michael, M.K.</text:p>
          </table:table-cell>
          <table:table-cell office:value-type="string" calcext:value-type="string">
            <text:p>DaemonGuard: Enabling O/S-Orchestrated Fine-Grained Software-Based Selective-Testing in Multi-/Many-Core Microprocessors</text:p>
          </table:table-cell>
          <table:table-cell office:value-type="string" calcext:value-type="string">
            <text:p>IEEE Transactions on Computers</text:p>
          </table:table-cell>
          <table:table-cell table:number-columns-repeated="2"/>
          <table:table-cell office:value-type="string" calcext:value-type="string">
            <text:p>10.1109/TC.2015.2449840</text:p>
          </table:table-cell>
          <table:table-cell office:value-type="string" calcext:value-type="string">
            <text:p>https://www.scopus.com/inward/record.uri?eid=2-s2.0-84963865427&amp;doi=10.1109%2fTC.2015.2449840&amp;partnerID=40&amp;md5=19d46d6b6cceeb2f40a7be5fee5507b4</text:p>
          </table:table-cell>
          <table:table-cell office:value-type="string" calcext:value-type="string">
            <text:p>As technology scales deep into the sub-micron regime, transistors become less reliable. Future systems are widely predicted to suffer from considerable aging and wear-out effects. This ominous threat has urged system designers to develop effective run-time testing methodologies that can monitor and assess the system's health. In this work, we investigate the potential of online software-based functional testing at the granularity of individual microprocessor core components in multi-/many-core systems. While existing techniques monolithically test the entire core, our approach aims to reduce testing time by avoiding the over-testing of under-utilized units. To facilitate fine-grained testing, we introduce DaemonGuard, a framework that enables the real-time observation of individual sub-core modules and performs on-demand selective testing of only the modules that have recently been stressed. Moreover, we investigate the impact of the cache hierarchy on the testing process and we develop a cache-aware selective testing methodology that significantly expedites the execution of memory-intensive test programs. The monitoring and test-initiation process is orchestrated by a transparent, minimally-intrusive, and lightweight operating system process that observes the utilization of individual datapath components at run-time. We perform a series of experiments using a full-system, execution-driven simulation framework running a commodity operating system, real multi-threaded workloads, and test programs. Our results indicate that operating-system-assisted selective testing at the sub-core level leads to substantial savings in testing time and very low impact on system performance. Additionally, the cache-aware testing technique is shown to be very effective in exploiting the memory hierarchy to further minimize the testing time.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TH3VS2R</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atalonga, S.; Rodrigues, F.; Travassos, G.H.</text:p>
          </table:table-cell>
          <table:table-cell office:value-type="string" calcext:value-type="string">
            <text:p>Matching context aware software testing design techniques to ISO/IEC/IEEE 29119</text:p>
          </table:table-cell>
          <table:table-cell office:value-type="string" calcext:value-type="string">
            <text:p>Communications in Computer and Information Science</text:p>
          </table:table-cell>
          <table:table-cell table:number-columns-repeated="2"/>
          <table:table-cell office:value-type="string" calcext:value-type="string">
            <text:p>10.1007/978-3-319-19860-6_4</text:p>
          </table:table-cell>
          <table:table-cell office:value-type="string" calcext:value-type="string">
            <text:p>https://www.scopus.com/inward/record.uri?eid=2-s2.0-84937432001&amp;doi=10.1007%2f978-3-319-19860-6_4&amp;partnerID=40&amp;md5=f1a1efa28ba794f9c48910fe23dc88f1</text:p>
          </table:table-cell>
          <table:table-cell office:value-type="string" calcext:value-type="string">
            <text:p>A software system is context aware when it uses contextual information to help actors (users or other systems) to achieve their tasks. Testing this type of software can be a challenge since context and its variabilities cannot be controlled by the software tester. The ISO/IEC/IEEE 29119 intended to cover testing of any software system. It provides a common language and process for testing software systems, including a categorization of conventional testing techniques. This paper contains the initial results of our ongoing efforts to understand the testing of context aware software, Specifically, we evaluate whether the observed techniques for testing context aware software can be matched against the ISO/IEC/IEEE 29119 categories or if they represent a new breed of testing techniques. The results indicate that using conventional techniques variations to test context aware software systems does not produce evidence on their feasibility to test the context awareness features in such systems. © Springer International Publishing Switzerland 2015.</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VFNVDXY</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Lahami, M.; Krichen, M.; Alroobaea, R.</text:p>
          </table:table-cell>
          <table:table-cell office:value-type="string" calcext:value-type="string">
            <text:p>Tepaas: Test execution platform as-a-service applied in the context of e-health</text:p>
          </table:table-cell>
          <table:table-cell office:value-type="string" calcext:value-type="string">
            <text:p>International Journal of Autonomous and Adaptive Communications Systems</text:p>
          </table:table-cell>
          <table:table-cell table:number-columns-repeated="2"/>
          <table:table-cell office:value-type="string" calcext:value-type="string">
            <text:p>10.1504/IJAACS.2019.100756</text:p>
          </table:table-cell>
          <table:table-cell office:value-type="string" calcext:value-type="string">
            <text:p>https://www.scopus.com/inward/record.uri?eid=2-s2.0-85069508271&amp;doi=10.1504%2fIJAACS.2019.100756&amp;partnerID=40&amp;md5=44853b168ad441a1727d213fc1b14c34</text:p>
          </table:table-cell>
          <table:table-cell office:value-type="string" calcext:value-type="string">
            <text:p>Runtime testing of large-scale systems running in dynamic and distributed environments is a costly and a resource consuming task. With the aim of handling such runtime validation activity in a cost effective manner, we introduce in this paper a scalable test execution platform deployed on the cloud, called test execution platform as-a-service (TEPaaS). The latter offers various testing capabilities provided as services like automatic test component deployment, test execution and test evaluation. A proof-of-concept prototype is developed and deployed on the Google cloud platform and also evaluated through several experiments. Based on this prototype, we validate an e-health case study implemented using web service technology and also deployed on the cloud. Copyright © 2019 Inderscience Enterprise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264Q54N</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rr, E.T.; Harman, M.; McMinn, P.; Shahbaz, M.; Yoo, S.</text:p>
          </table:table-cell>
          <table:table-cell office:value-type="string" calcext:value-type="string">
            <text:p>The oracle problem in software testing: A survey</text:p>
          </table:table-cell>
          <table:table-cell office:value-type="string" calcext:value-type="string">
            <text:p>IEEE Transactions on Software Engineering</text:p>
          </table:table-cell>
          <table:table-cell table:number-columns-repeated="2"/>
          <table:table-cell office:value-type="string" calcext:value-type="string">
            <text:p>10.1109/TSE.2014.2372785</text:p>
          </table:table-cell>
          <table:table-cell office:value-type="string" calcext:value-type="string">
            <text:p>https://www.scopus.com/inward/record.uri?eid=2-s2.0-84929331583&amp;doi=10.1109%2fTSE.2014.2372785&amp;partnerID=40&amp;md5=1b0f22120c5885f652368014eafec40f</text:p>
          </table:table-cell>
          <table:table-cell office:value-type="string" calcext:value-type="string">
            <text:p>Testing involves examining the behaviour of a system in order to discover potential faults. Given an input for a system, the challenge of distinguishing the corresponding desired, correct behaviour from potentially incorrect behavior is called the 'test oracle problem'. Test oracle automation is important to remove a current bottleneck that inhibits greater overall test automation. Without test oracle automation, the human has to determine whether observed behaviour is correct. The literature on test oracles has introduced techniques for oracle automation, including modelling, specifications, contract-driven development and metamorphic testing. When none of these is completely adequate, the final source of test oracle information remains the human, who may be aware of informal specifications, expectations, norms and domain specific information that provide informal oracle guidance. All forms of test oracles, even the humble human, involve challenges of reducing cost and increasing benefit. This paper provides a comprehensive survey of current approaches to the test oracle problem and an analysis of trends in this important area of software testing research and practice.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FMM8RT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Dssouli, R.; Khoumsi, A.; Elqortobi, M.; Bentahar, J.</text:p>
          </table:table-cell>
          <table:table-cell office:value-type="string" calcext:value-type="string">
            <text:p>Testing the Control-Flow, Data-Flow, and Time Aspects of Communication Systems: A Survey</text:p>
          </table:table-cell>
          <table:table-cell office:value-type="string" calcext:value-type="string">
            <text:p>Advances in Computers</text:p>
          </table:table-cell>
          <table:table-cell table:number-columns-repeated="2"/>
          <table:table-cell office:value-type="string" calcext:value-type="string">
            <text:p>10.1016/bs.adcom.2017.06.002</text:p>
          </table:table-cell>
          <table:table-cell office:value-type="string" calcext:value-type="string">
            <text:p>https://www.scopus.com/inward/record.uri?eid=2-s2.0-85027679932&amp;doi=10.1016%2fbs.adcom.2017.06.002&amp;partnerID=40&amp;md5=f2117f16405864cf19719f11d1c70027</text:p>
          </table:table-cell>
          <table:table-cell office:value-type="string" calcext:value-type="string">
            <text:p>Communication software systems are considered as critical national infrastructures that support users, corporations, and governments. Their description, implementation, and testing are subject to verification by standardization bodies. Formal models have been investigated to establish the conformity of communication protocols to these systems’ standards over the past four decades, including Finite State Machine (FSM) models for control aspects, Extended Finite State Machine (EFSM) models for both the control-flow and the data-flow aspects, and Timed Automata (TA) for modeling the time aspect. Testing is a labor-intensive activity within a system's life cycle. It is a part of software quality assurance and claims a large portion of the total development cycle. Testing automation will enhance both product quality and budget optimization. This chapter provides a survey of control-flow, data-flow, and time aspects of test sequence generation approaches for communication software systems. © 2017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FSLBIEM</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etzger, A.; Schmieders, E.; Sammodi, O.; Pohl, K.</text:p>
          </table:table-cell>
          <table:table-cell office:value-type="string" calcext:value-type="string">
            <text:p>Verification and testing at run-time for online quality prediction</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11</text:p>
          </table:table-cell>
          <table:table-cell office:value-type="string" calcext:value-type="string">
            <text:p>https://www.scopus.com/inward/record.uri?eid=2-s2.0-84864356224&amp;doi=10.1109%2fS-Cube.2012.6225511&amp;partnerID=40&amp;md5=3c93871332830f810a44cd2a5c084677</text:p>
          </table:table-cell>
          <table:table-cell office:value-type="string" calcext:value-type="string">
            <text:p>This paper summarizes two techniques for online failure prediction allowing to anticipate the need for adaptation of service-oriented systems: (1) SPADE, employing run-time verification to predict failures of service compositions. (2) PROSA, building on online testing to predict failures of individual services.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TD5WAP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arsen, K.G.</text:p>
          </table:table-cell>
          <table:table-cell office:value-type="string" calcext:value-type="string">
            <text:p>Validation, synthesis and optimization for cyber-physical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62-54577-5_1</text:p>
          </table:table-cell>
          <table:table-cell office:value-type="string" calcext:value-type="string">
            <text:p>https://www.scopus.com/inward/record.uri?eid=2-s2.0-85017504164&amp;doi=10.1007%2f978-3-662-54577-5_1&amp;partnerID=40&amp;md5=a6e014bd5d45cd08bf87ffbd9c02cc1b</text:p>
          </table:table-cell>
          <table:table-cell office:value-type="string" calcext:value-type="string">
            <text:p>The growing complexity of Cyber-Physical Systems increasingly challenges existing methods and techniques. What is needed is a new generation of scalable tools for model-based learning, analysis, synthesis and optimization based on a mathematical sound foundation, that enables trade-offs between functional safety and quantitative performance. In paper we illustrate how recent branches of the Uppaal tool suit are making an effort in this direction. © Springer-Verlag GmbH Germany 2017.</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4WPA6E9</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heng, B.H.C.; Eder, K.I.; Gogolla, M.; Grunske, L.; Litoiu, M.; Müller, H.A.; Pelliccione, P.; Perini, A.; Qureshi, N.A.; Rumpe, B.; Schneider, D.; Trollmann, F.; Villegas, N.M.</text:p>
          </table:table-cell>
          <table:table-cell office:value-type="string" calcext:value-type="string">
            <text:p>Using models at runtime to address assurance for self-adap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08915-7_4</text:p>
          </table:table-cell>
          <table:table-cell office:value-type="string" calcext:value-type="string">
            <text:p>https://www.scopus.com/inward/record.uri?eid=2-s2.0-84904814843&amp;doi=10.1007%2f978-3-319-08915-7_4&amp;partnerID=40&amp;md5=2db7935149462323b6ae04f931baded2</text:p>
          </table:table-cell>
          <table:table-cell office:value-type="string" calcext:value-type="string">
            <text:p>A self-adaptive software system modifies its behavior at runtime in response to changes within the system or in its execution environment. The fulfillment of the system requirements needs to be guaranteed even in the presence of adverse conditions and adaptations. Thus, a key challenge for self-adaptive software systems is assurance. Traditionally, confidence in the correctness of a system is gained through a variety of activities and processes performed at development time, such as design analysis and testing. In the presence of self-adaptation, however, some of the assurance tasks may need to be performed at runtime. This need calls for the development of techniques that enable continuous assurance throughout the software life cycle. Fundamental to the development of runtime assurance techniques is research into the use of models at runtime (M@RT). This chapter explores the state of the art for using M@RT to address the assurance of self-adaptive software systems. It defines what information can be captured by M@RT, specifically for the purpose of assurance, and puts this definition into the context of existing work. We then outline key research challenges for assurance at runtime and characterize assurance methods. The chapter concludes with an exploration of selected application areas where M@RT could provide significant benefits beyond existing assurance techniques for adaptive systems. © 2014 Springer International Publishin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7YRL24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aczmarek, B.; Mrugalski, G.; Mukherjee, N.; Pogiel, A.; Rajski, J.; Rybak, L.; Tyszer, J.</text:p>
          </table:table-cell>
          <table:table-cell office:value-type="string" calcext:value-type="string">
            <text:p>LBIST for Automotive ICs with Enhanced Test Generation</text:p>
          </table:table-cell>
          <table:table-cell office:value-type="string" calcext:value-type="string">
            <text:p>IEEE Transactions on Computer-Aided Design of Integrated Circuits and Systems</text:p>
          </table:table-cell>
          <table:table-cell table:number-columns-repeated="2"/>
          <table:table-cell office:value-type="string" calcext:value-type="string">
            <text:p>10.1109/TCAD.2021.3100741</text:p>
          </table:table-cell>
          <table:table-cell office:value-type="string" calcext:value-type="string">
            <text:p>https://www.scopus.com/inward/record.uri?eid=2-s2.0-85111569952&amp;doi=10.1109%2fTCAD.2021.3100741&amp;partnerID=40&amp;md5=41d5a3d926da08e7034f8d77d83ea09c</text:p>
          </table:table-cell>
          <table:table-cell office:value-type="string" calcext:value-type="string">
            <text:p>Contemporary and emergent automotive systems are heavily populated by complex integrated electronics. The number of safety-critical devices used in advanced driver assistance systems or autonomous vehicles is growing with high-end models containing hundreds of embedded microcontrollers. Achieving functionally safe automotive electronics requires test solutions that might be costly to engineer. Therefore, to address challenges posed by high quality and long-term reliability requirements, the paper presents low-cost test pattern generation schemes for a scan-based hybrid logic BIST of automotive ICs. It may allow one to optimize test coverage and test time during in-system test application. The first presented technique deploys a seed-flipping PRPG to periodically complement PRPG stages in a methodical tree-traversal manner. The second scheme is based on a seed-sorting approach that allows additional trade-offs between test data volume and test coverage. As shown in the paper, the proposed schemes can be easily integrated with a test compression environment and deployed in different modes of in-system testing, such as key-off, key-on, and periodic (incremental) online tests. Experimental results obtained for automotive designs and reported herein show improvements in test quality over conventional logic BIST schemes.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F2RT9C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mran, A.; Navabi, Z.</text:p>
          </table:table-cell>
          <table:table-cell office:value-type="string" calcext:value-type="string">
            <text:p>Stochastic testing of processing cores in a many-core architecture</text:p>
          </table:table-cell>
          <table:table-cell office:value-type="string" calcext:value-type="string">
            <text:p>Integration, the VLSI Journal</text:p>
          </table:table-cell>
          <table:table-cell table:number-columns-repeated="2"/>
          <table:table-cell office:value-type="string" calcext:value-type="string">
            <text:p>10.1016/j.vlsi.2016.06.005</text:p>
          </table:table-cell>
          <table:table-cell office:value-type="string" calcext:value-type="string">
            <text:p>https://www.scopus.com/inward/record.uri?eid=2-s2.0-84975804385&amp;doi=10.1016%2fj.vlsi.2016.06.005&amp;partnerID=40&amp;md5=673d4a32917736b23e3adca7d3fececd</text:p>
          </table:table-cell>
          <table:table-cell office:value-type="string" calcext:value-type="string">
            <text:p>A promising solution to reliability challenges in nano-scale fabrication technologies is self-test and reconfiguration. In this direction, we propose an autonomous test mechanism for online detection of permanent faults in many-core processors. Several hardware test components are incorporated in the many-core architecture. Some of these components distribute software-based self-test routines among the processing cores and make each test routine accessible for a limited amount of time. A processing core that has an idle slot executes the test routine, otherwise it skips it without loss of test continuity. Several components of the proposed test architecture monitor behavior of the processing cores during execution of test routines, detect faulty cores, and make their omission from the system possible. We propose the use of an extended form of Petri NET modeling method to model and analyze the proposed test mechanism and tune our test architecture to preserve quality of test, and at the same time, manage the overall test time. Our experimental results show that test time and hardware overhead of the proposed test mechanism are low and its performance overhead is zero. Furthermore, the proposed test architecture can efficiently scale to a many-core with a large number of processing cores. © 2016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3VTTXE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u, S.-Y.; Lu, L.-Y.; Yeh, S.-W.</text:p>
          </table:table-cell>
          <table:table-cell office:value-type="string" calcext:value-type="string">
            <text:p>Real-time hybrid testing of a structure with a piezoelectric friction controllable mass damper by using a shake table</text:p>
          </table:table-cell>
          <table:table-cell office:value-type="string" calcext:value-type="string">
            <text:p>Structural Control and Health Monitoring</text:p>
          </table:table-cell>
          <table:table-cell table:number-columns-repeated="2"/>
          <table:table-cell office:value-type="string" calcext:value-type="string">
            <text:p>10.1002/stc.2124</text:p>
          </table:table-cell>
          <table:table-cell office:value-type="string" calcext:value-type="string">
            <text:p>https://www.scopus.com/inward/record.uri?eid=2-s2.0-85041687231&amp;doi=10.1002%2fstc.2124&amp;partnerID=40&amp;md5=580d1ad39d8c3dc4ba9d2dcd016a7e48</text:p>
          </table:table-cell>
          <table:table-cell office:value-type="string" calcext:value-type="string">
            <text:p>A structure with semi-active control devices is usually a highly nonlinear system. To investigate the aseismic performance of such a system, real-time hybrid testing (RTHT) can be a cost-effective experimental method. However, a substructure with a semi-active friction device is difficult to be tested by the RTHT, because the dynamic behavior of a friction device, which consists of sliding and sticking phases, is determined by the exerted force of the primary structure, rather than its displacement response. To overcome this problem, a methodology of RTHT with a shake table (RTHT-ST) is utilized in this study. In the RTHT-ST, which is an experimental technique combining shaking table test and RTHT, the shake table is employed to mimic the acceleration response of the primary structure that is simulated by a numerical model and imposed to the substructure, which is mounted on the shake table. In order to verify the feasibility of the experimental method, a semi-active piezoelectric friction controllable mass damper substructure is tested by using the RTHT-ST. The test results of the RTHT-ST are compared with those of a full shaking table test, in which the integrated primary structure and piezoelectric friction controllable mass damper system have been physically tested. Moreover, to evaluate the accuracy of the RTHT-ST result, one category of indicators called root-mean-square energy error index is also proposed. Unlike previously existing hybrid-testing indices, the root-mean-square energy error index is able to distinguish modeling error from control system error. Copyright © 2017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93PUEZG</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yun, C.-H.; Jeon, C.-K.; Lee, T.; In, H.P.</text:p>
          </table:table-cell>
          <table:table-cell office:value-type="string" calcext:value-type="string">
            <text:p>Self-adaptive testing to determine sample size for flash memory solutions</text:p>
          </table:table-cell>
          <table:table-cell office:value-type="string" calcext:value-type="string">
            <text:p>KSII Transactions on Internet and Information Systems</text:p>
          </table:table-cell>
          <table:table-cell table:number-columns-repeated="2"/>
          <table:table-cell office:value-type="string" calcext:value-type="string">
            <text:p>10.3837/tiis.2014.06.019</text:p>
          </table:table-cell>
          <table:table-cell office:value-type="string" calcext:value-type="string">
            <text:p>https://www.scopus.com/inward/record.uri?eid=2-s2.0-84903551029&amp;doi=10.3837%2ftiis.2014.06.019&amp;partnerID=40&amp;md5=0262a6f0f014bc951e7e994eb3f05762</text:p>
          </table:table-cell>
          <table:table-cell office:value-type="string" calcext:value-type="string">
            <text:p>Embedded system testing, especially long-term reliability testing, of flash memory solutions such as embedded multi-media card, secure digital card and solid-state drive involves strategic decision making related to test sample size to achieve high test coverage. The test sample size is the number of flash memory devices used in a test. Earlier, there were physical limitations on the testing period and the number of test devices that could be used. Hence, decisions regarding the sample size depended on the experience of human testers owing to the absence of well-defined standards. Moreover, a lack of understanding of the importance of the sample size resulted in field defects due to unexpected user scenarios. In worst cases, users finally detected these defects after several years. In this paper, we propose that a large number of potential field defects can be detected if an adequately large test sample size is used to target weak features during long-term reliability testing of flash memory solutions. In general, a larger test sample size yields better results. However, owing to the limited availability of physical resources, there is a limit on the test sample size that can be used. In this paper, we address this problem by proposing a self-adaptive reliability testing scheme to decide the sample size for effective long-term reliability testing. © 2014 KSII.</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REI9H6W8</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iu, Z.; Tu, B.; Li, J.; Li, D.; Shao, J.</text:p>
          </table:table-cell>
          <table:table-cell office:value-type="string" calcext:value-type="string">
            <text:p>A stability augmentation testing system of small-size unmanned helicopters</text:p>
          </table:table-cell>
          <table:table-cell office:value-type="string" calcext:value-type="string">
            <text:p>Lecture Notes in Electrical Engineering</text:p>
          </table:table-cell>
          <table:table-cell table:number-columns-repeated="2"/>
          <table:table-cell office:value-type="string" calcext:value-type="string">
            <text:p>10.1007/978-3-642-25778-0_59</text:p>
          </table:table-cell>
          <table:table-cell office:value-type="string" calcext:value-type="string">
            <text:p>https://www.scopus.com/inward/record.uri?eid=2-s2.0-84866278920&amp;doi=10.1007%2f978-3-642-25778-0_59&amp;partnerID=40&amp;md5=fb42c6eb114a9623d63e41d9d6c7aaa8</text:p>
          </table:table-cell>
          <table:table-cell office:value-type="string" calcext:value-type="string">
            <text:p>The small-size remote control helicopters have been greatly limited their application for their very difficult operation, short distance of remote control. To solve this problem, the key lies in the development of practical, reliable stability augmentation system for automatic level posture balance and upgrading to beyond-visual-range controlled unmanned helicopter. A method determining stability augmentation system algorithms and controls by experiments, and applied hardware and software system realizing the above stability augmentation testing method presented. The system is composed of two parts, i.e. airborne parts and ground systems. Airborne parts include acquisition of up-down and ailerons steering engine receiver signals; acquisition of pitch, incline signals and error signals; correction signal calculation; up-down and ailerons steering engine control output signals; telemetry signal output, etc. Ground systems include wireless data transmission modules, computer hardware and application software developed with Delphi software having data receiving, calculation, numerical display and graphics display functions. Ground online tests show that the stability augmentation testing system can accurately collect pitch, incline signals and control signals from the receiver and transmit required testing data. Graphs and data display are normal. Thus the foundation has been built up for the final unmanned helicopters stability augmentation control. © 2012 Springer-Verlag Berlin Heidelber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URK8PG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rrieta, A.; Agirre, J.A.; Sagardui, G.</text:p>
          </table:table-cell>
          <table:table-cell office:value-type="string" calcext:value-type="string">
            <text:p>A Tool for the Automatic Generation of Test Cases and Oracles for Simulation Models Based on Functional Requirements</text:p>
          </table:table-cell>
          <table:table-cell office:value-type="string" calcext:value-type="string">
            <text:p>Proceedings - 2020 IEEE 13th International Conference on Software Testing, Verification and Validation Workshops, ICSTW 2020</text:p>
          </table:table-cell>
          <table:table-cell table:number-columns-repeated="2"/>
          <table:table-cell office:value-type="string" calcext:value-type="string">
            <text:p>10.1109/ICSTW50294.2020.00018</text:p>
          </table:table-cell>
          <table:table-cell office:value-type="string" calcext:value-type="string">
            <text:p>https://www.scopus.com/inward/record.uri?eid=2-s2.0-85091769068&amp;doi=10.1109%2fICSTW50294.2020.00018&amp;partnerID=40&amp;md5=8c137d17f5d0efeb4dfa3605f706c099</text:p>
          </table:table-cell>
          <table:table-cell office:value-type="string" calcext:value-type="string">
            <text:p>Simulation models are frequently used to model, simulate and test complex systems (e.g., Cyber-Physical Systems (CPSs)). To allow full test automation, test cases and test oracles are required. Safety standards (e.g., the ISO 26262) highly recommend that the test cases of systems like CPSs are associated to requirements. As a result, typically, test cases that need to cover specific requirements are manually generated in the context of simulation models. This is, of course, a time-consuming and non-systematic process. However, the current practice lacks tools that generate test cases by considering functional requirements for simulation-based testing. In this short paper we propose a Domain-Specific Language (DSL) for specifying requirements for simulation-based testing in an easy manner. These files are later parsed by an automatic test generation algorithm, which generates test cases that follow the ASAM-XiL standard. The tool was integrated with two professional tools: (1) SYNECT from dSPACE and (2) xMOD from FEV. An initial validation was also performed with an industrial simulation model from YASA motors.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4V9WE3U</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imons, A.J.H.; Lefticaru, R.</text:p>
          </table:table-cell>
          <table:table-cell office:value-type="string" calcext:value-type="string">
            <text:p>A verified and optimized Stream X-Machine testing method, with application to cloud service certification</text:p>
          </table:table-cell>
          <table:table-cell office:value-type="string" calcext:value-type="string">
            <text:p>Software Testing Verification and Reliability</text:p>
          </table:table-cell>
          <table:table-cell table:number-columns-repeated="2"/>
          <table:table-cell office:value-type="string" calcext:value-type="string">
            <text:p>10.1002/stvr.1729</text:p>
          </table:table-cell>
          <table:table-cell office:value-type="string" calcext:value-type="string">
            <text:p>https://www.scopus.com/inward/record.uri?eid=2-s2.0-85079663223&amp;doi=10.1002%2fstvr.1729&amp;partnerID=40&amp;md5=17a764974694d3b660210eb60f68de0d</text:p>
          </table:table-cell>
          <table:table-cell office:value-type="string" calcext:value-type="string">
            <text:p>The Stream X-Machine (SXM) testing method provides strong and repeatable guarantees of functional correctness, up to a specification. These qualities make the method attractive for software certification, especially in the domain of brokered cloud services, where arbitrage seeks to substitute functionally equivalent services from alternative providers. However, practical obstacles include the difficulty in providing a correct specification, the translation of abstract paths into feasible concrete tests and the large size of generated test suites. We describe a novel SXM verification and testing method, which automatically checks specifications for completeness and determinism, prior to generating complete test suites with full grounding information. Three optimization steps achieve up to a 10-fold reduction in the size of the test suite, removing infeasible and redundant tests. The method is backed by a set of tools to validate and verify the SXM specification, generate technology-agnostic test suites and ground these in SOAP, REST or rich-client service implementations. The method was initially validated using seven specifications, three cloud platforms and five grounding strategies. ©2020 The Authors. Software Testing, Verification &amp;#x0026; Reliability published by John Wiley &amp;#x0026;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33TWJP3</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Kirkland, L.V.</text:p>
          </table:table-cell>
          <table:table-cell office:value-type="string" calcext:value-type="string">
            <text:p>Adaptable test program set development ensures an adept test program</text:p>
          </table:table-cell>
          <table:table-cell office:value-type="string" calcext:value-type="string">
            <text:p>AUTOTESTCON (Proceedings)</text:p>
          </table:table-cell>
          <table:table-cell table:number-columns-repeated="2"/>
          <table:table-cell office:value-type="string" calcext:value-type="string">
            <text:p>10.1109/AUTEST.2014.6935174</text:p>
          </table:table-cell>
          <table:table-cell office:value-type="string" calcext:value-type="string">
            <text:p>https://www.scopus.com/inward/record.uri?eid=2-s2.0-84913525285&amp;doi=10.1109%2fAUTEST.2014.6935174&amp;partnerID=40&amp;md5=7ed161a30316ad982a1f6d70e9f24fe7</text:p>
          </table:table-cell>
          <table:table-cell office:value-type="string" calcext:value-type="string">
            <text:p>Perhaps, at no other time in recent history, has adaptability or alter nativity or options been more important than it is now. With the varied technologies on each Unit Under Test (UUT) and the advent of new technology we must be very adaptable with Test Program Set (TPS) Development. Also, Automatic Test Equipment (ATE) capability is increasing exponentially, technology never stands still.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5X5H7PD</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Yasin, H.N.; Hamid, S.H.A.; Yusof, R.J.R.; Hamzah, M.</text:p>
          </table:table-cell>
          <table:table-cell office:value-type="string" calcext:value-type="string">
            <text:p>An empirical analysis of test input generation tools for android apps through a sequence of events</text:p>
          </table:table-cell>
          <table:table-cell office:value-type="string" calcext:value-type="string">
            <text:p>Symmetry</text:p>
          </table:table-cell>
          <table:table-cell table:number-columns-repeated="2"/>
          <table:table-cell office:value-type="string" calcext:value-type="string">
            <text:p>10.3390/sym12111894</text:p>
          </table:table-cell>
          <table:table-cell office:value-type="string" calcext:value-type="string">
            <text:p>https://www.scopus.com/inward/record.uri?eid=2-s2.0-85096369624&amp;doi=10.3390%2fsym12111894&amp;partnerID=40&amp;md5=c5e14035cc4598d87b070bd2b1cec64f</text:p>
          </table:table-cell>
          <table:table-cell office:value-type="string" calcext:value-type="string">
            <text:p>Graphical User Interface (GUI) testing of Android apps has gained considerable interest from the industries and research community due to its excellent capability to verify the operational requirements of GUI components. To date, most of the existing GUI testing tools for Android apps are capable of generating test inputs by using different approaches and improve the Android apps’ code coverage and fault detection performance. Many previous studies have evaluated the code coverage and crash detection performances of GUI testing tools in the literature. However, very few studies have investigated the effectiveness of the test input generation tools, especially in the events sequence length of the overall test coverage and crash detection. The event sequence length generally shows the number of steps required by the test input generation tools to detect a crash. It is critical to highlight its effectiveness due to its significant effects on time, testing effort, and computational cost. Thus, this study evaluated the effectiveness of six test input generation tools for Android apps that support the system events generation on 50 Android apps. The generation tools were evaluated and compared based on the activity coverage, method coverage, and capability in detecting crashes. Through a critical analysis of the results, this study identifies the diversity and similarity of test input generation tools for Android apps to provide a clear picture of the current state of the art. The results revealed that a long events sequence performed better than a shorter events sequence. However, a long events sequence led to a minor positive effect on the coverage and crash detection. Moreover, the study showed that the tools achieved less than 40% of the method coverage and 67% of the activity coverage. © 2020 by the authors. Licensee MDPI, Basel, Switzerlan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4UFZ5AV</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Seymour, J.; Ho, D.-T.-C.; Luu, Q.-H.</text:p>
          </table:table-cell>
          <table:table-cell office:value-type="string" calcext:value-type="string">
            <text:p>An Empirical Testing of Autonomous Vehicle Simulator System for Urban Driving</text:p>
          </table:table-cell>
          <table:table-cell office:value-type="string" calcext:value-type="string">
            <text:p>Automated System Health and Performance Benchmarking Platform: High Performance Computing Test Harness with Jenkins</text:p>
          </table:table-cell>
          <table:table-cell table:number-columns-repeated="2"/>
          <table:table-cell office:value-type="string" calcext:value-type="string">
            <text:p>10.1109/AITEST52744.2021.00031</text:p>
          </table:table-cell>
          <table:table-cell office:value-type="string" calcext:value-type="string">
            <text:p>https://www.scopus.com/inward/record.uri?eid=2-s2.0-85118787142&amp;doi=10.1109%2fAITEST52744.2021.00031&amp;partnerID=40&amp;md5=6f32c679c74d6ee39bf84bc4e652f87b</text:p>
          </table:table-cell>
          <table:table-cell office:value-type="string" calcext:value-type="string">
            <text:p>Safety is one of the main challenges that prohibit autonomous vehicles (AV), requiring them to be well tested ahead of being allowed on the road. In comparison with road tests, simulators allow us to validate the AV conveniently and affordably. However, it remains unclear how to best use the AV-based simulator system for testing effectively. Our paper presents an empirical testing of AV simulator system that combines the SVL simulator and the Apollo platform. We propose 576 test cases which are inspired by four naturalistic driving situations with pedestrians and surrounding cars. We found that the SVL can imitate realistic safe and collision situations; and at the same time, Apollo can drive the car quite safely. On the other hand, we noted that the system failed to detect pedestrians or vehicles on the road in three out of four classes, accounting for 10.0% total number of scenarios tested. We further applied metamorphic testing to identify inconsistencies in the system with additional 486 test cases. We then discussed some insights into the scenarios that may cause hazardous situations in real life. In summary, this paper provides a new empirical evidence to strengthen the assertion that the simulator-based system can be an indispensable tool for a comprehensive testing of the AV.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7JJISTC</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Real-Time Autonomous Vehicle Localization Based on Particle and Unscented Kalman Filters</text:p>
          </table:table-cell>
          <table:table-cell office:value-type="string" calcext:value-type="string">
            <text:p>Journal of Control, Automation and Electrical Systems</text:p>
          </table:table-cell>
          <table:table-cell table:number-columns-repeated="2"/>
          <table:table-cell office:value-type="string" calcext:value-type="string">
            <text:p>10.1007/s40313-020-00666-w</text:p>
          </table:table-cell>
          <table:table-cell office:value-type="string" calcext:value-type="string">
            <text:p>https://www.scopus.com/inward/record.uri?eid=2-s2.0-85098543619&amp;doi=10.1007%2fs40313-020-00666-w&amp;partnerID=40&amp;md5=e03a878024c341d87798c444ff2b1bdc</text:p>
          </table:table-cell>
          <table:table-cell office:value-type="string" calcext:value-type="string">
            <text:p>In this paper, a real-time Monte Carlo localization (RT_MCL) method for autonomous cars is proposed. Unlike the other localization approaches, the balanced treatment of both pose estimation accuracy and its real-time performance is the main contribution. The RT_MCL method is based on the fusion of lidar and radar measurement data for object detection, a pole-like landmarks probabilistic map and a tailored particle filter for pose estimation. The lidar and radar are fused using the unscented Kalman filter (UKF) to provide pole-like static-object pose estimations that are well suited to serve as landmarks for vehicle localization in urban environments. These pose estimations are then clustered using the grid-based density-based spatial clustering of applications with noise algorithm to represent each pole landmark in the form of a source-point model to reduce computational cost and memory requirements. A reference map that includes pole landmarks is generated offline and extracted from a 3-D lidar to be used by a carefully designed particle filter for accurate ego-car localization. The particle filter is initialized by the fused GPS + IMU measurements and used an ego-car motion model to predict the states of the particles. The data association between the estimated landmarks by the UKF and that in the reference map is performed using the iterative closest point algorithm. The RT_MCL is implemented using the high-performance language C++ and utilizes highly optimized math and optimization libraries for best real-time performance. Extensive simulation studies have been carried out to evaluate the performance of the RT_MCL in both longitudinal localization and lateral localization. © 2021, Brazilian Society for Automatics–SBA.</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QJK3X68</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Groce, A.; Fern, A.; Pinto, J.; Bauer, T.; Alipour, A.; Erwig, M.; Lopez, C.</text:p>
          </table:table-cell>
          <table:table-cell office:value-type="string" calcext:value-type="string">
            <text:p>Lightweight automated testing with adaptation-based programming</text:p>
          </table:table-cell>
          <table:table-cell office:value-type="string" calcext:value-type="string">
            <text:p>Proceedings - International Symposium on Software Reliability Engineering, ISSRE</text:p>
          </table:table-cell>
          <table:table-cell table:number-columns-repeated="2"/>
          <table:table-cell office:value-type="string" calcext:value-type="string">
            <text:p>10.1109/ISSRE.2012.1</text:p>
          </table:table-cell>
          <table:table-cell office:value-type="string" calcext:value-type="string">
            <text:p>https://www.scopus.com/inward/record.uri?eid=2-s2.0-84876394399&amp;doi=10.1109%2fISSRE.2012.1&amp;partnerID=40&amp;md5=d311cc6dfa7f5fb567f678c34f3a699a</text:p>
          </table:table-cell>
          <table:table-cell office:value-type="string" calcext:value-type="string">
            <text:p>This paper considers the problem of testing a container class or other modestly-complex API-based software system. Past experimental evaluations have shown that for many such modules, random testing and shape abstraction based model checking are effective. These approaches have proven attractive due to a combination of minimal requirements for tool/language support, extremely high usability, and low overhead. These "lightweight" methods are therefore available for almost any programming language or environment, in contrast to model checkers and concolic testers. Unfortunately, for the cases where random testing and shape abstraction perform poorly, there have been few alternatives available with such wide applicability. This paper presents a generalizable approach based on reinforcement learning (RL), using adaptation-based programming (ABP) as an interface to make RL-based testing (almost) as easy to apply and adaptable to new languages and environments as random testing. We show how learned tests differ from random ones, and propose a model for why RL works in this unusual (by RL standards) setting, in the context of a detailed large-scale experimental evaluation of lightweight automated testing methods.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PXDNCTG</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Cassano, L.; Cozzi, D.; Korf, S.; Hagemeyer, J.; Porrmann, M.; Sterpone, L.</text:p>
          </table:table-cell>
          <table:table-cell office:value-type="string" calcext:value-type="string">
            <text:p>On-line testing of permanent radiation effects in reconfigurable systems</text:p>
          </table:table-cell>
          <table:table-cell office:value-type="string" calcext:value-type="string">
            <text:p>Proceedings -Design, Automation and Test in Europe, DATE</text:p>
          </table:table-cell>
          <table:table-cell table:number-columns-repeated="2"/>
          <table:table-cell office:value-type="string" calcext:value-type="string">
            <text:p>10.7873/DATE.2013.154</text:p>
          </table:table-cell>
          <table:table-cell office:value-type="string" calcext:value-type="string">
            <text:p>https://www.scopus.com/inward/record.uri?eid=2-s2.0-84885580455&amp;doi=10.7873%2fDATE.2013.154&amp;partnerID=40&amp;md5=42ade30225cb8cfd18058420ff8c07ab</text:p>
          </table:table-cell>
          <table:table-cell office:value-type="string" calcext:value-type="string">
            <text:p>Partially reconfigurable systems are more and more employed in many application fields, including aerospace. SRAM-based FPGAs represent an extremely interesting hardware platform for this kind of systems, because they offer flexibility as well as processing power. In this paper we report about the ongoing development of a software flow for the generation of hard macros for on-line testing and diagnosing of permanent faults due to radiation in SRAM-FPGAs used in space missions. Once faults have been detected and diagnosed the flow allows to generate fine-grained patch hard macros that can be used to mask out the discovered faulty resources, allowing partially faulty regions of the FPGA to be available for further use. © 2013 EDAA.</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ECK3GYC</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rrieta, A.; Agirre, J.A.; Sagardui, G.</text:p>
          </table:table-cell>
          <table:table-cell office:value-type="string" calcext:value-type="string">
            <text:p>Seeding strategies for multi-objective test case selection: An application on simulation-based testing</text:p>
          </table:table-cell>
          <table:table-cell office:value-type="string" calcext:value-type="string">
            <text:p>GECCO 2020 - Proceedings of the 2020 Genetic and Evolutionary Computation Conference</text:p>
          </table:table-cell>
          <table:table-cell table:number-columns-repeated="2"/>
          <table:table-cell office:value-type="string" calcext:value-type="string">
            <text:p>10.1145/3377930.3389810</text:p>
          </table:table-cell>
          <table:table-cell office:value-type="string" calcext:value-type="string">
            <text:p>https://www.scopus.com/inward/record.uri?eid=2-s2.0-85091796582&amp;doi=10.1145%2f3377930.3389810&amp;partnerID=40&amp;md5=bc8b0f33101aab7d8b1cd8701955f90a</text:p>
          </table:table-cell>
          <table:table-cell office:value-type="string" calcext:value-type="string">
            <text:p>The time it takes software systems to be tested is usually long. This is often caused by the time it takes the entire test suite to be executed. To optimize this, regression test selection approaches have allowed for improvements to the cost-effectiveness of verification and validation activities in the software industry. In this area, multi-objective algorithms have played a key role in selecting the appropriate subset of test cases from the entire test suite. In this paper, we propose a set of seeding strategies for the test case selection problem that generate the initial population of multi-objective algorithms. We integrated these seeding strategies with an NSGA-II algorithm for solving the test case selection problem in the context of simulation-based testing. We evaluated the strategies with six case studies and a total of 21 fitness combinations for each case study (i.e., a total of 126 problems). Our evaluation suggests that these strategies are indeed helpful for solving the multi-objective test case selection problem. In fact, two of the proposed seeding strategies outperformed the NSGA-II algorithm without seeding population with statistical significance for 92.8 and 96% of the problems. © 2020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4RNA4SU</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Hu, Z.; Mourelatos, Z.P.</text:p>
          </table:table-cell>
          <table:table-cell office:value-type="string" calcext:value-type="string">
            <text:p>Sequential accelerated life testing design for system reliability analysis with untestable components</text:p>
          </table:table-cell>
          <table:table-cell office:value-type="string" calcext:value-type="string">
            <text:p>Proceedings of the ASME Design Engineering Technical Conference</text:p>
          </table:table-cell>
          <table:table-cell table:number-columns-repeated="2"/>
          <table:table-cell office:value-type="string" calcext:value-type="string">
            <text:p>10.1115/DETC2018-85373</text:p>
          </table:table-cell>
          <table:table-cell office:value-type="string" calcext:value-type="string">
            <text:p>https://www.scopus.com/inward/record.uri?eid=2-s2.0-85057038747&amp;doi=10.1115%2fDETC2018-85373&amp;partnerID=40&amp;md5=a728a2318b6f276de7efff2d37fdd822</text:p>
          </table:table-cell>
          <table:table-cell office:value-type="string" calcext:value-type="string">
            <text:p>Testing of components at higher-than-nominal stress level provides an effective way of reducing the required testing effort for system reliability assessment. Due to various reasons, not all components are directly testable in practice. The missing information of untestable components poses significant challenges to the accurate evaluation of system reliability. This paper proposes a sequential accelerated life testing (SALT) design framework for system reliability assessment of systems with untestable components. In the proposed framework, system-level tests are employed in conjunction with component-level tests to effectively reduce the uncertainty in the system reliability evaluation. To minimize the number of system-level tests which are much more expensive than the component-level tests, the accelerated life testing design is performed sequentially. In each design cycle, testing resources are allocated to component-level or system-level tests according to the uncertainty analysis from system reliability evaluation. The component-level or system-level testing information obtained from the optimized testing plans are then aggregated to obtain the overall system reliability estimate using Bayesian methods. The aggregation of component-level and system-level testing information allows for an effective uncertainty reduction in the system reliability evaluation. Results of two numerical examples demonstrate the effectiveness of the proposed method. Copyright © 2018 ASM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I2N34TL</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Kanter, G.; Vain, J.</text:p>
          </table:table-cell>
          <table:table-cell office:value-type="string" calcext:value-type="string">
            <text:p>TestIt: An Open-Source Scalable Long-Term Autonomy Testing Toolkit for ROS</text:p>
          </table:table-cell>
          <table:table-cell office:value-type="string" calcext:value-type="string">
            <text:p>Conference Proceedings of 2019 10th International Conference on Dependable Systems, Services and Technologies, DESSERT 2019</text:p>
          </table:table-cell>
          <table:table-cell table:number-columns-repeated="2"/>
          <table:table-cell office:value-type="string" calcext:value-type="string">
            <text:p>10.1109/DESSERT.2019.8770011</text:p>
          </table:table-cell>
          <table:table-cell office:value-type="string" calcext:value-type="string">
            <text:p>https://www.scopus.com/inward/record.uri?eid=2-s2.0-85070486861&amp;doi=10.1109%2fDESSERT.2019.8770011&amp;partnerID=40&amp;md5=4d9eace1f4433d7fc46270e70f4c965c</text:p>
          </table:table-cell>
          <table:table-cell office:value-type="string" calcext:value-type="string">
            <text:p>This paper presents an open-source testing toolkit TestIt that is primarily developed for model-based testing of autonomous systems to improve long-term autonomy. The architecture and tools within this architecture are introduced. The main novelty of presented solution is the scalable multi-pipeline testing architecture that enables incorporation of multi-purpose testing tools including those used in state-of-the-art model-based testing. The usability of TestIt for software testing in autonomous navigation context is demonstrated using Uppaal timed automata model based testing and Uppaal-family tools such as model checker and test execution environments Uppaal TRON and DTRON.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BQHP7AW</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auer, L.; Braun, C.; Imhof, M.E.; Kochte, M.A.; Schneider, E.; Zhang, H.; Henkel, J.; Wunderlich, H.-J.</text:p>
          </table:table-cell>
          <table:table-cell office:value-type="string" calcext:value-type="string">
            <text:p>Test strategies for reliable runtime reconfigurable architectures</text:p>
          </table:table-cell>
          <table:table-cell office:value-type="string" calcext:value-type="string">
            <text:p>IEEE Transactions on Computers</text:p>
          </table:table-cell>
          <table:table-cell table:number-columns-repeated="2"/>
          <table:table-cell office:value-type="string" calcext:value-type="string">
            <text:p>10.1109/TC.2013.53</text:p>
          </table:table-cell>
          <table:table-cell office:value-type="string" calcext:value-type="string">
            <text:p>https://www.scopus.com/inward/record.uri?eid=2-s2.0-84897584809&amp;doi=10.1109%2fTC.2013.53&amp;partnerID=40&amp;md5=068def13034b4e86810c73e256ad137d</text:p>
          </table:table-cell>
          <table:table-cell office:value-type="string" calcext:value-type="string">
            <text:p>Field-programmable gate array (FPGA)-based reconfigurable systems allow the online adaptation to dynamically changing runtime requirements. The reliability of FPGAs, being manufactured in latest technologies, is threatened by soft errors, as well as aging effects and latent defects. To ensure reliable reconfiguration, it is mandatory to guarantee the correct operation of the reconfigurable fabric. This can be achieved by periodic or on-demand online testing. This paper presents a reliable system architecture for runtimereconfigurable systems, which integrates two nonconcurrent online test strategies: preconfiguration online tests (PRET) and postconfiguration online tests (PORT). The PRET checks that the reconfigurable hardware is free of faults by periodic or on-demand tests. The PORT has two objectives: It tests reconfigured hardware units after reconfiguration to check that the configuration process completed correctly and it validates the expected functionality. During operation, PORT is used to periodically check the reconfigured hardware units for malfunctions in the programmable logic. Altogether, this paper presents PRET, PORT, and the system integration of such test schemes into a runtime-reconfigurable system, including the resource management and test scheduling. Experimental results show that the integration of online testing in reconfigurable systems incurs only minimum impact on performance while delivering high fault coverage and low test latency.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DX7KP9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egura, S.; Parejo, J.A.; Troya, J.; Ruiz-Cortes, A.</text:p>
          </table:table-cell>
          <table:table-cell office:value-type="string" calcext:value-type="string">
            <text:p>Metamorphic testing of RESTful Web APIs</text:p>
          </table:table-cell>
          <table:table-cell office:value-type="string" calcext:value-type="string">
            <text:p>IEEE Transactions on Software Engineering</text:p>
          </table:table-cell>
          <table:table-cell table:number-columns-repeated="2"/>
          <table:table-cell office:value-type="string" calcext:value-type="string">
            <text:p>10.1109/TSE.2017.2764464</text:p>
          </table:table-cell>
          <table:table-cell office:value-type="string" calcext:value-type="string">
            <text:p>https://www.scopus.com/inward/record.uri?eid=2-s2.0-85032230617&amp;doi=10.1109%2fTSE.2017.2764464&amp;partnerID=40&amp;md5=2751431fce5d1d6baf31da0b4582ad92</text:p>
          </table:table-cell>
          <table:table-cell office:value-type="string" calcext:value-type="string">
            <text:p>Web Application Programming Interfaces (APIs) allow systems to interact with each other over the network. Modern Web APIs often adhere to the REST architectural style, being referred to as RESTful Web APIs. RESTful Web APIs are decomposed into multiple resources (e.g., a video in the YouTube API) that clients can manipulate through HTTP interactions. Testing Web APIs is critical but challenging due to the difficulty to assess the correctness of API responses, i.e., the oracle problem. Metamorphic testing alleviates the oracle problem by exploiting relations (so-called metamorphic relations) among multiple executions of the program under test. In this paper, we present a metamorphic testing approach for the detection of faults in RESTful Web APIs. We first propose six abstract relations that capture the shape of many of the metamorphic relations found in RESTful Web APIs, we call these Metamorphic Relation Output Patterns (MROPs). Each MROP can then be instantiated into one or more concrete metamorphic relations. The approach was evaluated using both automatically seeded and real faults in six subject Web APIs. Among other results, we identified 60 metamorphic relations (instances of the proposed MROPs) in the Web APIs of Spotify and YouTube. Each metamorphic relation was implemented using both random and manual test data, running over 4.7K automated tests. As a result, 11 issues were detected (3 in Spotify and 8 in YouTube), 10 of them confirmed by the API developers or reproduced by other users, supporting the effectiveness of the approach. © 1976-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QX56L6W</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Mukherjee, S.; Deligiannis, P.; Biswas, A.; Lal, A.</text:p>
          </table:table-cell>
          <table:table-cell office:value-type="string" calcext:value-type="string">
            <text:p>Learning-based controlled concurrency testing</text:p>
          </table:table-cell>
          <table:table-cell office:value-type="string" calcext:value-type="string">
            <text:p>Proceedings of the ACM on Programming Languages</text:p>
          </table:table-cell>
          <table:table-cell table:number-columns-repeated="2"/>
          <table:table-cell office:value-type="string" calcext:value-type="string">
            <text:p>10.1145/3428298</text:p>
          </table:table-cell>
          <table:table-cell office:value-type="string" calcext:value-type="string">
            <text:p>https://www.scopus.com/inward/record.uri?eid=2-s2.0-85097582978&amp;doi=10.1145%2f3428298&amp;partnerID=40&amp;md5=3734111dfaa692587c81ef1843711b74</text:p>
          </table:table-cell>
          <table:table-cell office:value-type="string" calcext:value-type="string">
            <text:p>Concurrency bugs are notoriously hard to detect and reproduce. Controlled concurrency testing (CCT) techniques aim to offer a solution, where a scheduler explores the space of possible interleavings of a concurrent program looking for bugs. Since the set of possible interleavings is typically very large, these schedulers employ heuristics that prioritize the search to "interesting"subspaces. However, current heuristics are typically tuned to specific bug patterns, which limits their effectiveness in practice. In this paper, we present QL, a learning-based CCT framework where the likelihood of an action being selected by the scheduler is influenced by earlier explorations. We leverage the classical Q-learning algorithm to explore the space of possible interleavings, allowing the exploration to adapt to the program under test, unlike previous techniques. We have implemented and evaluated QL on a set of microbenchmarks, complex protocols, as well as production cloud services. In our experiments, we found QL to consistently outperform the state-of-the-art in CCT. © 2020 Owner/Author.</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5ZM7JZU</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Jebbar, O.; Khendek, F.; Toeroe, M.</text:p>
          </table:table-cell>
          <table:table-cell office:value-type="string" calcext:value-type="string">
            <text:p>Methods for Live Testing of Cloud Servic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64881-7_13</text:p>
          </table:table-cell>
          <table:table-cell office:value-type="string" calcext:value-type="string">
            <text:p>https://www.scopus.com/inward/record.uri?eid=2-s2.0-85097816142&amp;doi=10.1007%2f978-3-030-64881-7_13&amp;partnerID=40&amp;md5=471412fed5cb84f1fdf0c160d2574c84</text:p>
          </table:table-cell>
          <table:table-cell office:value-type="string" calcext:value-type="string">
            <text:p>Concurrency bugs are notoriously hard to detect and reproduce. Controlled concurrency testing (CCT) techniques aim to offer a solution, where a scheduler explores the space of possible interleavings of a concurrent program looking for bugs. Since the set of possible interleavings is typically very large, these schedulers employ heuristics that prioritize the search to "interesting"subspaces. However, current heuristics are typically tuned to specific bug patterns, which limits their effectiveness in practice. In this paper, we present QL, a learning-based CCT framework where the likelihood of an action being selected by the scheduler is influenced by earlier explorations. We leverage the classical Q-learning algorithm to explore the space of possible interleavings, allowing the exploration to adapt to the program under test, unlike previous techniques. We have implemented and evaluated QL on a set of microbenchmarks, complex protocols, as well as production cloud services. In our experiments, we found QL to consistently outperform the state-of-the-art in CCT. © 2020 Owner/Author.</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4ZHKJ4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Valle, P.</text:p>
          </table:table-cell>
          <table:table-cell office:value-type="string" calcext:value-type="string">
            <text:p>Metamorphic Testing of Autonomous Vehicles: A Case Study on Simulink</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09/ICSE-Companion52605.2021.00048</text:p>
          </table:table-cell>
          <table:table-cell office:value-type="string" calcext:value-type="string">
            <text:p>https://www.scopus.com/inward/record.uri?eid=2-s2.0-85115672420&amp;doi=10.1109%2fICSE-Companion52605.2021.00048&amp;partnerID=40&amp;md5=51cc56259286f464477b380ac10479c4</text:p>
          </table:table-cell>
          <table:table-cell office:value-type="string" calcext:value-type="string">
            <text:p>Autonomous Vehicles (AVs) will revolutionize the way people travel by car. However, in order to deploy autonomous vehicles, effective testing techniques are required. The driving quality of an AV should definitely be considered when testing such systems. However, as in other complex systems, determining the outcome of a test in the driving quality on an AV can be extremely complex. To solve this issue, in this paper we explore the application of Quality-of-Service (QoS) aware metamorphic testing to test AVs modeled in MATLAB/Simulink, one of the predominant modeling tools in the market. We first defined a set of QoS measures applied to AVs by considering as input a recent study. With them, we define metamorphic relations. Lastly we assess the approach in an AV modeled in Simulink by using mutation testing. The results suggests that our approach is effective at detecting faults.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BLVR7Y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aq, F.U.; Shin, D.; Nejati, S.; Briand, L.</text:p>
          </table:table-cell>
          <table:table-cell office:value-type="string" calcext:value-type="string">
            <text:p>Can Offline Testing of Deep Neural Networks Replace Their Online Testing?: A Case Study of Automated Driving Systems</text:p>
          </table:table-cell>
          <table:table-cell office:value-type="string" calcext:value-type="string">
            <text:p>Empirical Software Engineering</text:p>
          </table:table-cell>
          <table:table-cell table:number-columns-repeated="2"/>
          <table:table-cell office:value-type="string" calcext:value-type="string">
            <text:p>10.1007/s10664-021-09982-4</text:p>
          </table:table-cell>
          <table:table-cell office:value-type="string" calcext:value-type="string">
            <text:p>https://www.scopus.com/inward/record.uri?eid=2-s2.0-85109209891&amp;doi=10.1007%2fs10664-021-09982-4&amp;partnerID=40&amp;md5=d7538003fa6582e26930858cf800340c</text:p>
          </table:table-cell>
          <table:table-cell office:value-type="string" calcext:value-type="string">
            <text:p>We distinguish two general modes of testing for Deep Neural Networks (DNNs): Offline testing where DNNs are tested as individual units based on test datasets obtained without involving the DNNs under test, and online testing where DNNs are embedded into a specific application environment and tested in a closed-loop mode in interaction with the application environment. Typically, DNNs are subjected to both types of testing during their development life cycle where offline testing is applied immediately after DNN training and online testing follows after offline testing and once a DNN is deployed within a specific application environment. In this paper, we study the relationship between offline and online testing. Our goal is to determine how offline testing and online testing differ or complement one another and if offline testing results can be used to help reduce the cost of online testing? Though these questions are generally relevant to all autonomous systems, we study them in the context of automated driving systems where, as study subjects, we use DNNs automating end-to-end controls of steering functions of self-driving vehicles. Our results show that offline testing is less effective than online testing as many safety violations identified by online testing could not be identified by offline testing, while large prediction errors generated by offline testing always led to severe safety violations detectable by online testing. Further, we cannot exploit offline testing results to reduce the cost of online testing in practice since we are not able to identify specific situations where offline testing could be as accurate as online testing in identifying safety requirement violations. © 2021, The Author(s), under exclusive licence to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JA2T4Q6</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arroquin, A.; Gonzalez, D.; Maag, S.</text:p>
          </table:table-cell>
          <table:table-cell office:value-type="string" calcext:value-type="string">
            <text:p>Testing distributed systems with test cases dependencies architecture</text:p>
          </table:table-cell>
          <table:table-cell office:value-type="string" calcext:value-type="string">
            <text:p>2015 7th IEEE Latin-American Conference on Communications, LATINCOM 2015</text:p>
          </table:table-cell>
          <table:table-cell table:number-columns-repeated="2"/>
          <table:table-cell office:value-type="string" calcext:value-type="string">
            <text:p>10.1109/LATINCOM.2015.7430116</text:p>
          </table:table-cell>
          <table:table-cell office:value-type="string" calcext:value-type="string">
            <text:p>https://www.scopus.com/inward/record.uri?eid=2-s2.0-84964714944&amp;doi=10.1109%2fLATINCOM.2015.7430116&amp;partnerID=40&amp;md5=a42ae10822b6eab977127b8d5bd69bec</text:p>
          </table:table-cell>
          <table:table-cell office:value-type="string" calcext:value-type="string">
            <text:p>In this work, we present a novel distributed testing architecture based on a formal definition of test cases dependencies to test the conformance of distributed systems in a black box context. Utilizing the European Telecommunication Standards Institute, Test Description Language standard, we apply our approach to a real Internet Multimedia Subsystem (IMS)/ SIP (Session Initiation Protocol) test bed and perform the tests through two use cases. This crucial activity belongs to the conformance testing context. Which aims at stimulating the communication system under test (SUT) to detect errors and unexpected behaviors with regards to the standards. When handling distributed systems, a major difficulty arises when testing these, due to the joint and linked stimulation of distributed entities. The main reason for it is the correlation of verdicts obtained from these entities.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IFU8GVV</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Daniel, P.; Chandel, R.</text:p>
          </table:table-cell>
          <table:table-cell office:value-type="string" calcext:value-type="string">
            <text:p>Dynamic ruleset based online concurrent testing of functional faults for embedded controllers [Online współbieżne testowanie błeogonekdów w kontrolerach wbudowanych]</text:p>
          </table:table-cell>
          <table:table-cell office:value-type="string" calcext:value-type="string">
            <text:p>Przeglad Elektrotechniczny</text:p>
          </table:table-cell>
          <table:table-cell table:number-columns-repeated="3"/>
          <table:table-cell office:value-type="string" calcext:value-type="string">
            <text:p>https://www.scopus.com/inward/record.uri?eid=2-s2.0-84892378644&amp;partnerID=40&amp;md5=e33f9a20342b8221c2b9f700ea14741d</text:p>
          </table:table-cell>
          <table:table-cell office:value-type="string" calcext:value-type="string">
            <text:p>Concurrent fault testing is mandatory in critical embedded systems like automobile applications. Architectures of concurrent testing are proposed in the present work, where testing is non-intrusive. The concept that embedded program has several tasks is exploited here. The hardware overhead of the test architecture implemented on the controller of OC8051 is minimal. It is easily scalable. Error detection latency is kept at a few cycles and cumulative functional error coverage is 100%. The architectures are compared with the best of the existing method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5DWB8DWN</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iqueira, B.R.; Ferrari, F.C.; Serikawa, M.A.; Menotti, R.; De Camargo, V.V.</text:p>
          </table:table-cell>
          <table:table-cell office:value-type="string" calcext:value-type="string">
            <text:p>Characterisation of challenges for testing of adaptive systems</text:p>
          </table:table-cell>
          <table:table-cell office:value-type="string" calcext:value-type="string">
            <text:p>ACM International Conference Proceeding Series</text:p>
          </table:table-cell>
          <table:table-cell table:number-columns-repeated="2"/>
          <table:table-cell office:value-type="string" calcext:value-type="string">
            <text:p>10.1145/2993288.2993294</text:p>
          </table:table-cell>
          <table:table-cell office:value-type="string" calcext:value-type="string">
            <text:p>https://www.scopus.com/inward/record.uri?eid=2-s2.0-84999288551&amp;doi=10.1145%2f2993288.2993294&amp;partnerID=40&amp;md5=a3719657a62c22b9617d6328966fd477</text:p>
          </table:table-cell>
          <table:table-cell office:value-type="string" calcext:value-type="string">
            <text:p>Context: Exercising the implementation of an adaptive system (AS) effectively, in order to detect faults, is not a trivial task. This is due to characteristics of this type of systems, such as the high number of configurations and runtime adaptations. In this context, the characterisation of challenges for testing ASs may support the definition of suitable testing strategies. However, such characterisation is currently spread over several studies in the literature. Objective: analysing testing-related challenges for ASs which are described in the literature, and establishing a generic classification. Method: we extended a Systematic Literature Review (SLR) of studies that address challenges for AS testing. By analysing the combined results (original and extended), we mapped descriptions found in individual studies, based on their similarities, in order to create a list of generic challenges. Results: a list of 12 generic challenges based on 34 specific ones described by several authors. Additionally, we analysed the relationship between the challenges and inherent properties of ASs. Conclusion: different terminology, varied levels of details and particular contexts (e.g. specific AS implementations) are recurring problems related to the characterisation of challenges for testing ASs. Generalisations such as the one proposed in this work may help researchers and practitioners do devise customised testing strategies that focus in recurring, inherent properties of ASs. Copyright © 2016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IKW45CW</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Zhu, H.; Zhang, Y.</text:p>
          </table:table-cell>
          <table:table-cell office:value-type="string" calcext:value-type="string">
            <text:p>Collaborative testing of web services</text:p>
          </table:table-cell>
          <table:table-cell office:value-type="string" calcext:value-type="string">
            <text:p>IEEE Transactions on Services Computing</text:p>
          </table:table-cell>
          <table:table-cell table:number-columns-repeated="2"/>
          <table:table-cell office:value-type="string" calcext:value-type="string">
            <text:p>10.1109/TSC.2010.54</text:p>
          </table:table-cell>
          <table:table-cell office:value-type="string" calcext:value-type="string">
            <text:p>https://www.scopus.com/inward/record.uri?eid=2-s2.0-84863231745&amp;doi=10.1109%2fTSC.2010.54&amp;partnerID=40&amp;md5=1798508b80cc8f5cd59695360f602228</text:p>
          </table:table-cell>
          <table:table-cell office:value-type="string" calcext:value-type="string">
            <text:p>Software testers are confronted with great challenges in testing Web Services (WS) especially when integrating to services owned by other vendors. They must deal with the diversity of implementation techniques used by the other services and to meet a wide range of test requirements. However, they are in lack of software artifacts, the means of control over test executions and observation on the internal behavior of the other services. An automated testing technique must be developed to be capable of testing on-the-fly nonintrusively and nondisruptively. Addressing these problems, this paper proposes a framework of collaborative testing in which test tasks are completed through the collaboration of various test services that are registered, discovered, and invoked at runtime using the ontology of software testing STOWS. The composition of test services is realized by using test brokers, which are also test services but specialized in the coordination of other test services. The ontology can be extended and updated through an ontology management service so that it can support a wide open range of test activities, methods, techniques, and types of software artifacts. The paper presents a prototype implementation of the framework in semantic WS and demonstrates the feasibility of the framework by running examples of building a testing tool as a test service, developing a service for test executions of a WS, and composing existing test services for more complicated testing tasks. Experimental evaluation of the framework has also demonstrated its scalability. © 200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A59W3M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q, F.U.; Shin, D.; Nejati, S.; Briand, L.C.</text:p>
          </table:table-cell>
          <table:table-cell office:value-type="string" calcext:value-type="string">
            <text:p>Comparing Offline and Online Testing of Deep Neural Networks: An Autonomous Car Case Study</text:p>
          </table:table-cell>
          <table:table-cell office:value-type="string" calcext:value-type="string">
            <text:p>Proceedings - 2020 IEEE 13th International Conference on Software Testing, Verification and Validation, ICST 2020</text:p>
          </table:table-cell>
          <table:table-cell table:number-columns-repeated="2"/>
          <table:table-cell office:value-type="string" calcext:value-type="string">
            <text:p>10.1109/ICST46399.2020.00019</text:p>
          </table:table-cell>
          <table:table-cell office:value-type="string" calcext:value-type="string">
            <text:p>https://www.scopus.com/inward/record.uri?eid=2-s2.0-85091593958&amp;doi=10.1109%2fICST46399.2020.00019&amp;partnerID=40&amp;md5=5be74d4c12978fdb6a7c237192f461c2</text:p>
          </table:table-cell>
          <table:table-cell office:value-type="string" calcext:value-type="string">
            <text:p>There is a growing body of research on developing testing techniques for Deep Neural Networks (DNNs). We distinguish two general modes of testing for DNNs: Offline testing where DNNs are tested as individual units based on test datasets obtained independently from the DNNs under test, and online testing where DNNs are embedded into a specific application and tested in a close-loop mode in interaction with the application environment. In addition, we identify two sources for generating test datasets for DNNs: Datasets obtained from real-life and datasets generated by simulators. While offline testing can be used with datasets obtained from either sources, online testing is largely confined to using simulators since online testing within real-life applications can be time consuming, expensive and dangerous. In this paper, we study the following two important questions aiming to compare test datasets and testing modes for DNNs: First, can we use simulator-generated data as a reliable substitute to real-world data for the purpose of DNN testing? Second, how do online and offline testing results differ and complement each other? Though these questions are generally relevant to all autonomous systems, we study them in the context of automated driving systems where, as study subjects, we use DNNs automating end-to-end control of cars' steering actuators. Our results show that simulator-generated datasets are able to yield DNN prediction errors that are similar to those obtained by testing DNNs with real-life datasets. Further, offline testing is more optimistic than online testing as many safety violations identified by online testing could not be identified by offline testing, while large prediction errors generated by offline testing always led to severe safety violations detectable by online testing.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E2DI7RH</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Park, J.S.; Chandramohan, P.; Suresh, A.T.; Giordano, J.V.; Kwiat, K.A.</text:p>
          </table:table-cell>
          <table:table-cell office:value-type="string" calcext:value-type="string">
            <text:p>Component survivability at runtime for mission-critical distributed systems</text:p>
          </table:table-cell>
          <table:table-cell office:value-type="string" calcext:value-type="string">
            <text:p>Journal of Supercomputing</text:p>
          </table:table-cell>
          <table:table-cell table:number-columns-repeated="2"/>
          <table:table-cell office:value-type="string" calcext:value-type="string">
            <text:p>10.1007/s11227-012-0818-2</text:p>
          </table:table-cell>
          <table:table-cell office:value-type="string" calcext:value-type="string">
            <text:p>https://www.scopus.com/inward/record.uri?eid=2-s2.0-84887995480&amp;doi=10.1007%2fs11227-012-0818-2&amp;partnerID=40&amp;md5=ad7e522b57e168690ea82eb3ae8aea7c</text:p>
          </table:table-cell>
          <table:table-cell office:value-type="string" calcext:value-type="string">
            <text:p>As information systems develop into larger and more complex implementations, the need for survivability in mission-critical systems is pressing. Furthermore, the requirement for protecting information systems becomes increasingly vital, while new threats are identified each day. It becomes more challenging to build systems that will detect such threats and recover from the damage. This is particularly critical for distributed mission-critical systems, which cannot afford a letdown in functionality even though there are internal component failures or compromises with malicious codes, especially in a downloaded component from an external source. Therefore, when using such a component, we should check to see if the source of the component is trusted and that the code has not been modified in an unauthorized manner since it was created. Furthermore, once we find failures or malicious codes in the component, we should fix those problems and continue the original functionality of the component at runtime so that we can support survivability in the mission-critical system. In this paper, we define our definition of survivability, discuss the survivability challenges in component-sharing in a large distributed system, identify the static and dynamic survivability models, and discuss their trade-offs. Consequently, we propose novel approaches for component survivability. Finally, we prove the feasibility of our ideas by implementing component recovery against internal failures and malicious codes based on the dynamic model. © 2012 Springer Science+Business Media, LL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BXW2KVS</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uo, H.-S.; Zhang, A.-J.; Wang, W.-J.</text:p>
          </table:table-cell>
          <table:table-cell office:value-type="string" calcext:value-type="string">
            <text:p>Concept Drift Detection Method Based on Online Performance Test [基于在线性能测试的概念漂移检测方法]</text:p>
          </table:table-cell>
          <table:table-cell office:value-type="string" calcext:value-type="string">
            <text:p>Ruan Jian Xue Bao/Journal of Software</text:p>
          </table:table-cell>
          <table:table-cell table:number-columns-repeated="2"/>
          <table:table-cell office:value-type="string" calcext:value-type="string">
            <text:p>10.13328/j.cnki.jos.005917</text:p>
          </table:table-cell>
          <table:table-cell office:value-type="string" calcext:value-type="string">
            <text:p>https://www.scopus.com/inward/record.uri?eid=2-s2.0-85084857594&amp;doi=10.13328%2fj.cnki.jos.005917&amp;partnerID=40&amp;md5=30ee6a93adb60d6ada702f8bd2c43dfb</text:p>
          </table:table-cell>
          <table:table-cell office:value-type="string" calcext:value-type="string">
            <text:p>Concept drift is a common problem in dynamic streaming data mining, but the false concept drift generated by the mixed noise data or too small scale size training data will cause similar results to the concept drift, that is, the instability fluctuation of model online testing performance, which leads to confusion between them, and the false alarm of concept drift. To address the problem which is easy to confuse the authenticity of concept drift, concept drift detection method based on online performance test, namely CDPT, is presented. With CDPT, the latest acquired data are evenly divided into groups, and online learning is performed on each group sub sets. At the same time, the classification accuracy vectors obtained by training and testing of each group sub sets are recorded, and the accuracy difference between adjacent learning time units is calculated. The effective fluctuation points are obtained according to the testing accuracy decline threshold. Then, the effective fluctuation points in different groups are integrated by cross checking to eliminate the detection interference caused by the instability of the model due to the small training samples in the online learning process of streaming data, and the consistent fluctuation points are obtained according to the consistency of accuracy fluctuation. Finally, by tracking the classification accuracy of online learning, the change of testing accuracy can be achieved of neighborhood reference points of consistent fluctuation points, and the decline and convergence of model testing accuracy can be compared of neighborhood reference points of consistent fluctuation points, so as to effectively detect the true concept drift points of the consistent fluctuation points. The experimental results demonstrate that the proposed CDPT method can effectively identify the true concept drift occurring in the online learning process of streaming data, effectively avoid the negative impact of too small training samples or noise on the detection results, and improve the generalization performance of the model. © Copyright 2020, Institute of Software, the Chinese Academy of Science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YPQVJP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amilli, M.; Bellettini, C.; Capra, L.</text:p>
          </table:table-cell>
          <table:table-cell office:value-type="string" calcext:value-type="string">
            <text:p>Design-time to run-time verification of microservices based applic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74781-1_12</text:p>
          </table:table-cell>
          <table:table-cell office:value-type="string" calcext:value-type="string">
            <text:p>https://www.scopus.com/inward/record.uri?eid=2-s2.0-85042090548&amp;doi=10.1007%2f978-3-319-74781-1_12&amp;partnerID=40&amp;md5=6ff43a6d1e3d19b54062317a616ed575</text:p>
          </table:table-cell>
          <table:table-cell office:value-type="string" calcext:value-type="string">
            <text:p>Microservice based architectures have started to gain in popularity and are often adopted in the implementation of modern cloud, IoT, and large-scale distributed applications. Software life cycles, in this context, are characterized by short iterations, where several updates and new functionalities are continuously integrated many times a day. This paradigm shift calls for new formal approaches to systematic verification and testing of applications in production infrastructures. We introduce an approach to continuous, design- to run-time verification, of microservice based applications. This paper describes our envisioned approach, the current stage of this ongoing work, and the challenges ahead. © Springer International Publishing AG 2018.</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Z55ZN8F</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Christi, A.; Groce, A.; Gopinath, R.</text:p>
          </table:table-cell>
          <table:table-cell office:value-type="string" calcext:value-type="string">
            <text:p>Evaluating Fault Localization for Resource Adaptation via Test-Based Software Modification</text:p>
          </table:table-cell>
          <table:table-cell office:value-type="string" calcext:value-type="string">
            <text:p>Proceedings - 19th IEEE International Conference on Software Quality, Reliability and Security, QRS 2019</text:p>
          </table:table-cell>
          <table:table-cell table:number-columns-repeated="2"/>
          <table:table-cell office:value-type="string" calcext:value-type="string">
            <text:p>10.1109/QRS.2019.00017</text:p>
          </table:table-cell>
          <table:table-cell office:value-type="string" calcext:value-type="string">
            <text:p>https://www.scopus.com/inward/record.uri?eid=2-s2.0-85073780844&amp;doi=10.1109%2fQRS.2019.00017&amp;partnerID=40&amp;md5=e42f5d22f38730ad676bac2ce0cbae38</text:p>
          </table:table-cell>
          <table:table-cell office:value-type="string" calcext:value-type="string">
            <text:p>The ability to dynamically adapt to resource variations is critical for modern-day mission-critical systems that operate in ever-changing resource environments. Test-based Software Modification (TBSM) is a recently proposed technique to build Resource Adaptive Software (RAS) that relies on existing test infrastructure, test labeling, and program modifications. TBSM is simple and applicable, but an inefficient technique; the primary reason for inefficiency is the sheer size of the search space. In this paper, we propose AdFL, a repurposing of Fault Localization (FL) that can shrink (and prioritize) the search space for TBSM more effectively than previously proposed heuristics. We present complete case studies and an empirical analysis of a set of open source projects as evidence that AdFL can significantly reduce the search space in TBSM. We show how to combine AdFL with previous heuristics for TBSM, and propose an incremental, best-effort variant of TBSM that uses AdFL to prioritize the search.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C8D5UE7</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Yang, C.L.; Chen, F.; Tian, S.</text:p>
          </table:table-cell>
          <table:table-cell office:value-type="string" calcext:value-type="string">
            <text:p>Grouped Genetic Algorithm Based Optimal Tests Selection for System with Multiple Operation Modes</text:p>
          </table:table-cell>
          <table:table-cell office:value-type="string" calcext:value-type="string">
            <text:p>Journal of Electronic Testing: Theory and Applications (JETTA)</text:p>
          </table:table-cell>
          <table:table-cell table:number-columns-repeated="2"/>
          <table:table-cell office:value-type="string" calcext:value-type="string">
            <text:p>10.1007/s10836-017-5672-y</text:p>
          </table:table-cell>
          <table:table-cell office:value-type="string" calcext:value-type="string">
            <text:p>https://www.scopus.com/inward/record.uri?eid=2-s2.0-85023745274&amp;doi=10.1007%2fs10836-017-5672-y&amp;partnerID=40&amp;md5=dde80a793c4fab84793c50cff74b6f28</text:p>
          </table:table-cell>
          <table:table-cell office:value-type="string" calcext:value-type="string">
            <text:p>To insure various operation modes operated properly, important modules or potential fault sources must be monitored. Due to the hardware resource limit, only part of modules and potential faults can be covered by online test. The percentage of modules or fault sources been covered is termed as fault detection rate (FDR). Lower mode FDR constraints must be satisfied to insure the whole mission executed successfully. It’s a typical multi-constraint optimization problem. In this paper, a grouped genetic algorithm (GGA) is proposed to minimize the test cost and satisfy the FDR constraints. Each GA is used to optimize the test set for one mode. The final chromosome of each GA represents the selected tests in one mode. The union set of the chromosomes of all GAs gives the final solution. Each GA is subjected to one FDR constraint, therefore, the optimal solution is more likely be found. The group of GAs are executed in parallel, hence, the proposed method is efficient. The effectiveness and efficiency of the proposed method are verified by statistical experiments. © 2017, Springer Science+Business Media, LL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SIH99VF</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Bertolino, A.; De Angelis, G.; Lonetti, F.</text:p>
          </table:table-cell>
          <table:table-cell office:value-type="string" calcext:value-type="string">
            <text:p>Governing regression testing in systems of systems</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64</text:p>
          </table:table-cell>
          <table:table-cell office:value-type="string" calcext:value-type="string">
            <text:p>https://www.scopus.com/inward/record.uri?eid=2-s2.0-85080889073&amp;doi=10.1109%2fISSREW.2019.00064&amp;partnerID=40&amp;md5=21fc6a4e0657bdcb96b66ee83291d8fc</text:p>
          </table:table-cell>
          <table:table-cell office:value-type="string" calcext:value-type="string">
            <text:p>Great advances in network technology and software engineering have triggered the development and spread of Systems of Systems (SoSs). The dynamic and evolvable nature of SoSs poses important challenges on the validation of such systems and in particular on their regression testing, aiming at assessing that run-Time changes and evolutions do not introduce regression in SoS behavior. This paper outlines issues and challenges of regression testing of SoSs, identifying the main kinds of evolution that can impact on their regression testing activity. Furthermore, it presents a conceptual framework for governing the regression testing of SoSs. The proposed framework leverages the concept of an orchestration graph that describes the flow of test cases and sketches a solution for deriving a regression test plan according to test cases dependencies.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ZHB7JU5</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Toyouchi, J.; Yano, K.; Terano, T.</text:p>
          </table:table-cell>
          <table:table-cell office:value-type="string" calcext:value-type="string">
            <text:p>Proposing an online testing method for continues migration of information and control system</text:p>
          </table:table-cell>
          <table:table-cell office:value-type="string" calcext:value-type="string">
            <text:p>IWACIII 2017 - 5th International Workshop on Advanced Computational Intelligence and Intelligent Informatics</text:p>
          </table:table-cell>
          <table:table-cell table:number-columns-repeated="3"/>
          <table:table-cell office:value-type="string" calcext:value-type="string">
            <text:p>https://www.scopus.com/inward/record.uri?eid=2-s2.0-85037522599&amp;partnerID=40&amp;md5=eef32f01a9caaf0d59efc2af909911b9</text:p>
          </table:table-cell>
          <table:table-cell office:value-type="string" calcext:value-type="string">
            <text:p>Early information and control systems were dominated by those with centralized architecture. However, when the scale of the system has expanded and equipment is distributed and deployed, an architecture suitable for distributed systems has become necessary. When shifting an existing system to a new system, it is a requirement to make the part of system to be stopped as small as possible and to shorten the time to stop. A method of migrating an existing system to a new system of the same architecture has already been proposed and applied. However, in order to migrate step by step to a system of different architecture, the following issues are also to be considered: (1) coexistence of systems of different architectures, (2) avoidance of stoppage of existing systems and obstacles, (3) immediate cooperation between the new subsystem and the existing system. This paper proposed a method for gradual transition from a centralized system to a decentralized system while running the system, a procedure to coexist a new subsystem and an existing subsystem to test function in single and in cooperation with other systems, and a method to perform a test while running. This proposed method are applied to real system and are evaluated its effectivenes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IQ5JIWP</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Toyouchi, J.; Yano, K.; Terano, T.</text:p>
          </table:table-cell>
          <table:table-cell office:value-type="string" calcext:value-type="string">
            <text:p>Proposing an online testing method for gradual migration of information and control system</text:p>
          </table:table-cell>
          <table:table-cell office:value-type="string" calcext:value-type="string">
            <text:p>Journal of Advanced Computational Intelligence and Intelligent Informatics</text:p>
          </table:table-cell>
          <table:table-cell table:number-columns-repeated="2"/>
          <table:table-cell office:value-type="string" calcext:value-type="string">
            <text:p>10.20965/jaciii.2019.p0052</text:p>
          </table:table-cell>
          <table:table-cell office:value-type="string" calcext:value-type="string">
            <text:p>https://www.scopus.com/inward/record.uri?eid=2-s2.0-85060879751&amp;doi=10.20965%2fjaciii.2019.p0052&amp;partnerID=40&amp;md5=d15067890cbfe535a058ccc65c01d2f3</text:p>
          </table:table-cell>
          <table:table-cell office:value-type="string" calcext:value-type="string">
            <text:p>To respond to changes in the requirements of the information and control system, it is necessary to rebuild the system with new functions and/or systems with a different architecture. In this paper, we propose a method that enables on-site technicians to perform step-wise migration from a legacy system to a target system without having to stop the whole system and without requiring advance preparation or support from a system engineer who is an expert in system design and development. Accordingly, we aimed to develop a technology for the coexistence of and cooperation between with target and legacy systems and cooperation test between heterogeneous systems. We implemented this method and evaluated its effectiveness by applying it for rebuilding a production line management system. © 2019 Fuji Technology Press.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ZLNFGGX</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Jahangirova, G.; Stocco, A.; Tonella, P.</text:p>
          </table:table-cell>
          <table:table-cell office:value-type="string" calcext:value-type="string">
            <text:p>Quality Metrics and Oracles for Autonomous Vehicles Testing</text:p>
          </table:table-cell>
          <table:table-cell office:value-type="string" calcext:value-type="string">
            <text:p>Proceedings - 2021 IEEE 14th International Conference on Software Testing, Verification and Validation, ICST 2021</text:p>
          </table:table-cell>
          <table:table-cell table:number-columns-repeated="2"/>
          <table:table-cell office:value-type="string" calcext:value-type="string">
            <text:p>10.1109/ICST49551.2021.00030</text:p>
          </table:table-cell>
          <table:table-cell office:value-type="string" calcext:value-type="string">
            <text:p>https://www.scopus.com/inward/record.uri?eid=2-s2.0-85107960136&amp;doi=10.1109%2fICST49551.2021.00030&amp;partnerID=40&amp;md5=d12ed348dddc460fd779d9793ea8a20b</text:p>
          </table:table-cell>
          <table:table-cell office:value-type="string" calcext:value-type="string">
            <text:p>The race for deploying AI-enabled autonomous vehicles (AVs) on public roads is based on the promise that such self-driving cars will be as safe as or safer than human drivers. Numerous techniques have been proposed to test AVs, which however lack oracle definitions that account for the quality of driving, due to the lack of a commonly used set of metrics.Towards filling this gap, we first performed a systematic analysis of the literature concerning the assessment of the quality of driving of human drivers and extracted 126 metrics. Then, we measured the correlation between such metrics and the human perception of driving quality when AVs are driving. Lastly, we performed a study based on mutation analysis to assess whether the 26 metrics that best capture the quality of AV driving according to the human study can be used as functional oracles. Our results, targeting the Udacity platform, indicate that our automated oracles can kill a high proportion of mutants at a zero or very low false alarm rate, and therefore can be used as effective functional oracles for the quality of driving of AVs.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NT6YKW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iqueira, B.R.; Ferrari, F.C.; Souza, K.E.; Camargo, V.V.; de Lemos, R.</text:p>
          </table:table-cell>
          <table:table-cell office:value-type="string" calcext:value-type="string">
            <text:p>Testing of adaptive and context-aware systems: approaches and challenges</text:p>
          </table:table-cell>
          <table:table-cell office:value-type="string" calcext:value-type="string">
            <text:p>Software Testing Verification and Reliability</text:p>
          </table:table-cell>
          <table:table-cell table:number-columns-repeated="2"/>
          <table:table-cell office:value-type="string" calcext:value-type="string">
            <text:p>10.1002/stvr.1772</text:p>
          </table:table-cell>
          <table:table-cell office:value-type="string" calcext:value-type="string">
            <text:p>https://www.scopus.com/inward/record.uri?eid=2-s2.0-85105415391&amp;doi=10.1002%2fstvr.1772&amp;partnerID=40&amp;md5=627359c3b371f6f02d5cf585cb414b23</text:p>
          </table:table-cell>
          <table:table-cell office:value-type="string" calcext:value-type="string">
            <text:p>Adaptive systems (ASs) and context-aware systems (CASs) are able to evaluate their own behaviour and to adapt it when the system fails to accomplish its goals or when better functionality or performance is possible. Ensuring the reliability of ASs and CASs is demanding because failures might have undesirable consequences. Testing ASs and CASs effectively is not trivial because of the inherent characteristics of these systems. The literature lacks a comprehensive review that provides a broad picture of the area; current reviews are outdated and incomplete. The objectives of this study are characterizing the state of the art in AS and CAS testing and discussing approaches, challenges, observed trends, and research limitations and directions. We performed a systematic literature review (SLR) and a thematic analysis of studies, reporting up-to-date, refined and extended results when compared with existing reviews. Based on 102 selected studies, we (i) characterized testing approaches by grouping techniques for ASs and CASs; (ii) updated and refined a characterization of testing challenges for ASs and CASs; and (iii) analysed and discussed research trends and implications for AS and CAS testing. There are recurring research concerns regarding AS and CAS testing. Examples are the generation of test cases and built-in tests. Moreover, we also identified recurring testing challenges such as context monitoring and runtime decisions. Moreover, there are some trends such as model-based testing and hybrid techniques and some little investigated issues like uncertainty and prediction of changes. All in all, our results may provide guidance for developers and researchers with respect to the practice and the future research on AS and CAS testing. © 2021 The Authors. Software Testing, Verification &amp; Reliability published by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EQ5ZEW7</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atalonga, S.; Travassos, G.H.</text:p>
          </table:table-cell>
          <table:table-cell office:value-type="string" calcext:value-type="string">
            <text:p>Testing context-aware software systems: Unchain the context, set it free!</text:p>
          </table:table-cell>
          <table:table-cell office:value-type="string" calcext:value-type="string">
            <text:p>ACM International Conference Proceeding Series</text:p>
          </table:table-cell>
          <table:table-cell table:number-columns-repeated="2"/>
          <table:table-cell office:value-type="string" calcext:value-type="string">
            <text:p>10.1145/3131151.3131190</text:p>
          </table:table-cell>
          <table:table-cell office:value-type="string" calcext:value-type="string">
            <text:p>https://www.scopus.com/inward/record.uri?eid=2-s2.0-85055560160&amp;doi=10.1145%2f3131151.3131190&amp;partnerID=40&amp;md5=fd223362298a3b1ffe9163d34a6588fc</text:p>
          </table:table-cell>
          <table:table-cell office:value-type="string" calcext:value-type="string">
            <text:p>Background: In the era of digitalization, context awareness has become more important to allow software systems adaptation. Therefore, the quality assurance of such systems must consider the variation of context. However, there is a lack of software quality technologies doing so, which can increase the risk of failure of these systems. Objective/Aim: To evidence recent advances regarding the testing of context-aware software systems (CASS), focusing on the abstraction that context should freely vary during test execution as it does in production environments. Method: Based on knowledge acquired with quasi-Systematic Literature Reviews, we evaluate current testing approaches and discuss benefits and limitations of applying the observation above about CASS. Results: It was not possible to observe any software testing technology supporting the unconstrained variation of context during testing a CASS. The practitioners, meanwhile, can use three main evidence-based strategies to test CASS: to assure functional correctness before turning to testing context-aware requirements; to design test cases to target context variables and to take advantage of automatic testing tools as much as possible. Conclusions: To allow context to vary during testing freely, seems plausible. It provides a new frame of thought to enable the design of novel technologies to improve our capacity of testing CASS. © 2017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WYCGWZI</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Cámara, J.; Moreno, G.A.; Garlan, D.</text:p>
          </table:table-cell>
          <table:table-cell office:value-type="string" calcext:value-type="string">
            <text:p>Stochastic game analysis and latency awareness for proactive self-adaptation</text:p>
          </table:table-cell>
          <table:table-cell office:value-type="string" calcext:value-type="string">
            <text:p>9th International Symposium on Software Engineering for Adaptive and Self-Managing Systems, SEAMS 2014 - Proceedings</text:p>
          </table:table-cell>
          <table:table-cell table:number-columns-repeated="2"/>
          <table:table-cell office:value-type="string" calcext:value-type="string">
            <text:p>10.1145/2593929.2593933</text:p>
          </table:table-cell>
          <table:table-cell office:value-type="string" calcext:value-type="string">
            <text:p>https://www.scopus.com/inward/record.uri?eid=2-s2.0-84903726367&amp;doi=10.1145%2f2593929.2593933&amp;partnerID=40&amp;md5=3032e7301a89e4652795b29fbe20f513</text:p>
          </table:table-cell>
          <table:table-cell office:value-type="string" calcext:value-type="string">
            <text:p>Although different approaches to decision-making in self-adaptive systems have shown their effectiveness in the past by factoring in predictions about the system and its environment (e.g., resource availability), no proposal considers the latency associated with the execution of tactics upon the target system. However, different adaptation tactics can take different amounts of time until their effects can be observed. In reactive adaptation, ignoring adaptation tactic latency can lead to suboptimal adaptation decisions (e.g., activating a server that takes more time to boot than the transient spike in trafic that triggered its activation). In proactive adaptation, taking adaptation latency into account is necessary to get the system into the desired state to deal with an upcoming situation. In this paper, we introduce a formal analysis technique based on model checking of stochas- tic multiplayer games (SMGs) that enables us to quantify the potential benefits of employing different types of algorithms for self-adaptation. In particular, we apply this tech- nique to show the potential benefit of considering adaptation tactic latency in proactive adaptation algorithms. Our results show that factoring in tactic latency in decision making improves the outcome of adaptation. We also present an algorithm to do proactive adaptation that considers tactic latency, and show that it achieves higher utility than an algorithm that under the assumption of no latency is optim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M2MSKER</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arroquin, A.; Gonzalez, D.; Maag, S.</text:p>
          </table:table-cell>
          <table:table-cell office:value-type="string" calcext:value-type="string">
            <text:p>A novel distributed testing approach based on test cases dependencies for communication protocols</text:p>
          </table:table-cell>
          <table:table-cell office:value-type="string" calcext:value-type="string">
            <text:p>Proceeding of the 2015 Research in Adaptive and Convergent Systems, RACS 2015</text:p>
          </table:table-cell>
          <table:table-cell table:number-columns-repeated="2"/>
          <table:table-cell office:value-type="string" calcext:value-type="string">
            <text:p>10.1145/2811411.2811554</text:p>
          </table:table-cell>
          <table:table-cell office:value-type="string" calcext:value-type="string">
            <text:p>https://www.scopus.com/inward/record.uri?eid=2-s2.0-84960934227&amp;doi=10.1145%2f2811411.2811554&amp;partnerID=40&amp;md5=e89bb323030f2b1ad73d9212b1d5ab10</text:p>
          </table:table-cell>
          <table:table-cell office:value-type="string" calcext:value-type="string">
            <text:p>Conformance testing is a crucial activity which aims at stimulating the communication system under test (SUT) to detect errors and unexpected behaviors with regard to the standards. However, when considering distributed systems, the joint and linked stimulation of distributed entities is not easy. The correlation of verdicts obtained from these entities is most of the time impossible in a real environment because of inherent constraints and specific assumptions. In this paper, we present a novel distributed testing architecture based on a formal definition of test cases dependencies to test the conformance of distributed systems in a black box context. Finally, using the ETSI TDL standard, we successfully apply our approach to a real IMS/SIP testbed and perform the tests through two SIP use cases. © 2015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EK9KNEV</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u, Z.; Mourelatos, Z.P.</text:p>
          </table:table-cell>
          <table:table-cell office:value-type="string" calcext:value-type="string">
            <text:p>A Sequential Accelerated Life Testing Framework for System Reliability Assessment with Untestable Components</text:p>
          </table:table-cell>
          <table:table-cell office:value-type="string" calcext:value-type="string">
            <text:p>Journal of Mechanical Design, Transactions of the ASME</text:p>
          </table:table-cell>
          <table:table-cell table:number-columns-repeated="2"/>
          <table:table-cell office:value-type="string" calcext:value-type="string">
            <text:p>10.1115/1.4040626</text:p>
          </table:table-cell>
          <table:table-cell office:value-type="string" calcext:value-type="string">
            <text:p>https://www.scopus.com/inward/record.uri?eid=2-s2.0-85051186636&amp;doi=10.1115%2f1.4040626&amp;partnerID=40&amp;md5=689aef17e5cc6350814406809f0cb02a</text:p>
          </table:table-cell>
          <table:table-cell office:value-type="string" calcext:value-type="string">
            <text:p>Testing of components at higher-than-nominal stress level provides an effective way of reducing the required testing effort for system reliability assessment. Due to various reasons, not all components are directly testable in practice. The missing information of untestable components poses significant challenges to the accurate evaluation of system reliability. This paper proposes a sequential accelerated life testing (SALT) design framework for system reliability assessment of systems with untestable components. In the proposed framework, system-level tests are employed in conjunction with component-level tests to effectively reduce the uncertainty in the system reliability evaluation. To minimize the number of system-level tests, which are much more expensive than the component-level tests, the accelerated life testing (ALT) design is performed sequentially. In each design cycle, testing resources are allocated to component-level or system-level tests according to the uncertainty analysis from system reliability evaluation. The component-level or system-level testing information obtained from the optimized testing plans is then aggregated to obtain the overall system reliability estimate using Bayesian methods. The aggregation of component-level and system-level testing information allows for an effective uncertainty reduction in the system reliability evaluation. Results of two numerical examples demonstrate the effectiveness of the proposed method. © 2018 by ASM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EXBIE3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Zhang, N.; Wu, B.; Bao, X.</text:p>
          </table:table-cell>
          <table:table-cell office:value-type="string" calcext:value-type="string">
            <text:p>Automatic generation of test cases based on multi-population genetic algorithm</text:p>
          </table:table-cell>
          <table:table-cell office:value-type="string" calcext:value-type="string">
            <text:p>International Journal of Multimedia and Ubiquitous Engineering</text:p>
          </table:table-cell>
          <table:table-cell table:number-columns-repeated="2"/>
          <table:table-cell office:value-type="string" calcext:value-type="string">
            <text:p>10.14257/ijmue.2015.10.6.11</text:p>
          </table:table-cell>
          <table:table-cell office:value-type="string" calcext:value-type="string">
            <text:p>https://www.scopus.com/inward/record.uri?eid=2-s2.0-84936763591&amp;doi=10.14257%2fijmue.2015.10.6.11&amp;partnerID=40&amp;md5=b8760fc5881b0fae21c639b7700caa18</text:p>
          </table:table-cell>
          <table:table-cell office:value-type="string" calcext:value-type="string">
            <text:p>The design of automatic generation technology of test case is an important part of the software test automation implementation, having an important guiding role in testing of late work, which is the fundamental guarantee to improve the reliability of software. In this paper, considering the lack of adequacy of control flow testing, using the data flow testing as the test adequacy criteria, and then on the basis of the single population genetic algorithm search efficiency is not high, combining with previous methods on the improvement of the genetic algorithm, introducing the concept of multi-population, and then designs a kind of improved parallel evolutionary algorithm (IPEA) based on multipopulation is used to automatically generate test cases. The algorithm defined the concept of external pressure which as the degree of competition between individuals. Fully considering the influence of coverage, branch condition and degree of competition between individual species of three aspects, and give different weights, we design a fitness function to evaluate the merits of the individual species. Experiments show that the IPEA has obviously improved in convergence speed, search time, coverage, scale of the test cases on key performance than the single population genetic algorithm and random search algorithm. © 2015 SERS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KFUJ7P3</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aq, F.U.; Shin, D.; Briand, L.C.; Stifter, T.; Wang, J.</text:p>
          </table:table-cell>
          <table:table-cell office:value-type="string" calcext:value-type="string">
            <text:p>Automatic test suite generation for key-points detection DNNs using many-objective search (experience paper)</text:p>
          </table:table-cell>
          <table:table-cell office:value-type="string" calcext:value-type="string">
            <text:p>ISSTA 2021 - Proceedings of the 30th ACM SIGSOFT International Symposium on Software Testing and Analysis</text:p>
          </table:table-cell>
          <table:table-cell table:number-columns-repeated="2"/>
          <table:table-cell office:value-type="string" calcext:value-type="string">
            <text:p>10.1145/3460319.3464802</text:p>
          </table:table-cell>
          <table:table-cell office:value-type="string" calcext:value-type="string">
            <text:p>https://www.scopus.com/inward/record.uri?eid=2-s2.0-85111437804&amp;doi=10.1145%2f3460319.3464802&amp;partnerID=40&amp;md5=0575bcfa1c0065f88acbf9fc3b180d89</text:p>
          </table:table-cell>
          <table:table-cell office:value-type="string" calcext:value-type="string">
            <text:p>Automatically detecting the positions of key-points (e.g., facial key-points or finger key-points) in an image is an essential problem in many applications, such as driver's gaze detection and drowsiness detection in automated driving systems. With the recent advances of Deep Neural Networks (DNNs), Key-Points detection DNNs (KP-DNNs) have been increasingly employed for that purpose. Nevertheless, KP-DNN testing and validation have remained a challenging problem because KP-DNNs predict many independent key-points at the same time - -where each individual key-point may be critical in the targeted application - -and images can vary a great deal according to many factors. In this paper, we present an approach to automatically generate test data for KP-DNNs using many-objective search. In our experiments, focused on facial key-points detection DNNs developed for an industrial automotive application, we show that our approach can generate test suites to severely mispredict, on average, more than 93% of all key-points. In comparison, random search-based test data generation can only severely mispredict 41% of them. Many of these mispredictions, however, are not avoidable and should not therefore be considered failures. We also empirically compare state-of-the-art, many-objective search algorithms and their variants, tailored for test suite generation. Furthermore, we investigate and demonstrate how to learn specific conditions, based on image characteristics (e.g., head posture and skin color), that lead to severe mispredictions. Such conditions serve as a basis for risk analysis or DNN retraining. © 2021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9ZZTSK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Eberhardinger, B.; Habermaier, A.; Seebach, H.; Reif, W.</text:p>
          </table:table-cell>
          <table:table-cell office:value-type="string" calcext:value-type="string">
            <text:p>Back-to-back testing of self-organization mechanis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47443-4_2</text:p>
          </table:table-cell>
          <table:table-cell office:value-type="string" calcext:value-type="string">
            <text:p>https://www.scopus.com/inward/record.uri?eid=2-s2.0-84992469997&amp;doi=10.1007%2f978-3-319-47443-4_2&amp;partnerID=40&amp;md5=a0b1abafdd6221656d5138e9238bfd5b</text:p>
          </table:table-cell>
          <table:table-cell office:value-type="string" calcext:value-type="string">
            <text:p>When developing SO mechanisms, mapping requirements to actual designs and implementations demands a lot of expertise. Among other things, it is important to define the right degree of freedom for the system that allows for self-organization. Back-to-back testing supports this hard engineering task by an adequate testing method helping to reveal failures in this design and implementation procedure. Within this paper we propose a model-based approach for back-to-back testing. The approach is built on top of the S# framework and integrated into the Visual Studio development environment, enabling the creation of executable test models with comprehensive tooling support for model debugging. By applying the concepts to a self-organizing production cell, we show how it is used to fully automatically reveal faults of a SO mechanism. © IFIP International Federation for Information Processing 2016.</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7KZS2Y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esson, F.; Moura, P.; Kon, F.; Milojicic, D.</text:p>
          </table:table-cell>
          <table:table-cell office:value-type="string" calcext:value-type="string">
            <text:p>Bringing Test-Driven Development to web service choreographies</text:p>
          </table:table-cell>
          <table:table-cell office:value-type="string" calcext:value-type="string">
            <text:p>Journal of Systems and Software</text:p>
          </table:table-cell>
          <table:table-cell table:number-columns-repeated="2"/>
          <table:table-cell office:value-type="string" calcext:value-type="string">
            <text:p>10.1016/j.jss.2014.09.034</text:p>
          </table:table-cell>
          <table:table-cell office:value-type="string" calcext:value-type="string">
            <text:p>https://www.scopus.com/inward/record.uri?eid=2-s2.0-84912520833&amp;doi=10.1016%2fj.jss.2014.09.034&amp;partnerID=40&amp;md5=956b66160dea22c407d7e274e22fae57</text:p>
          </table:table-cell>
          <table:table-cell office:value-type="string" calcext:value-type="string">
            <text:p>Choreographies are a distributed approach for composing web services. Compared to orchestrations, which use a centralized scheme for distributed service management, the interaction among the choreographed services is collaborative with decentralized coordination. Despite the advantages, choreography development, including the testing activities, has not yet evolved suf.ciently to support the complexity of the large distributed systems. This substantially impacts the robustness of the products and overall adoption of choreographies. The goal of the research described in this paper is to support the Test-Driven Development (TDD) of choreographies to facilitate the construction of reliable, decentralized distributed systems. To achieve that, we present Rehearsal, a framework supporting the automated testing of choreographies at development-time. In addition, we present a choreography development methodology that guides the developer on applying TDD using Rehearsal. To assess the framework and the methodology, we conducted an exploratory study with developers, whose result was that Rehearsal was considered very helpful for the application of TDD and that the methodology helped the development of robust choreographies. © 2014 Elsevier Inc.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S87RV8W</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hang, J.-R.; Huang, C.-Y.; Hsu, C.-J.; Tsai, T.-H.</text:p>
          </table:table-cell>
          <table:table-cell office:value-type="string" calcext:value-type="string">
            <text:p>Comparative performance evaluation of applying extended PIE technique to accelerate software testability analysis</text:p>
          </table:table-cell>
          <table:table-cell office:value-type="string" calcext:value-type="string">
            <text:p>International Journal of Systems Science</text:p>
          </table:table-cell>
          <table:table-cell table:number-columns-repeated="2"/>
          <table:table-cell office:value-type="string" calcext:value-type="string">
            <text:p>10.1080/00207721.2011.577243</text:p>
          </table:table-cell>
          <table:table-cell office:value-type="string" calcext:value-type="string">
            <text:p>https://www.scopus.com/inward/record.uri?eid=2-s2.0-84867439454&amp;doi=10.1080%2f00207721.2011.577243&amp;partnerID=40&amp;md5=e4c92d133d86feee05ef85749f32279c</text:p>
          </table:table-cell>
          <table:table-cell office:value-type="string" calcext:value-type="string">
            <text:p>The rapid development of technology provides high performance and reliability for the hardware system; based on this, software engineers can focus their developed software on more convenience and ultra-high reliability. To reach this goal, the testing stage of software development life cycle usually takes more time and effort due to the growing complexity of the software. How to build software that can be tested efficiently has become an important topic in addition to enhancing and developing new testing methods. Thus, research on software testability has been conducted and various methods have been developed. In the past, a dynamic technique for estimating program testability was proposed and called propagation, infection and execution (PIE) analysis. Previous research studies have shown that PIE analysis can complement software testing. However, this method requires a lot of computational overhead in estimating the testability of software components. In this article, we propose an extended PIE (EPIE) method to accelerate the conventional PIE analysis, based on generating group testability as a substitute for statement testability. Our proposed method can be systematically separated into three steps: breaking a program into blocks, dividing the blocks into groups and marking target statements. Experiments and evaluations with the Siemens suite, together with cost-effectiveness analysis, clearly show that the number of analysed statements can be effectively decreased, and the calculated values of testability are still acceptable. © 2012 Copyright Taylor and Francis Group, LL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YX5DW9YB</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oreno, G.A.; Papadopoulos, A.V.; Angelopoulos, K.; Cámara, J.; Schmerl, B.</text:p>
          </table:table-cell>
          <table:table-cell office:value-type="string" calcext:value-type="string">
            <text:p>Comparing Model-Based Predictive Approaches to Self-Adaptation: CobRA and PLA</text:p>
          </table:table-cell>
          <table:table-cell office:value-type="string" calcext:value-type="string">
            <text:p>Proceedings - 2017 IEEE/ACM 12th International Symposium on Software Engineering for Adaptive and Self-Managing Systems, SEAMS 2017</text:p>
          </table:table-cell>
          <table:table-cell table:number-columns-repeated="2"/>
          <table:table-cell office:value-type="string" calcext:value-type="string">
            <text:p>10.1109/SEAMS.2017.2</text:p>
          </table:table-cell>
          <table:table-cell office:value-type="string" calcext:value-type="string">
            <text:p>https://www.scopus.com/inward/record.uri?eid=2-s2.0-85027190822&amp;doi=10.1109%2fSEAMS.2017.2&amp;partnerID=40&amp;md5=b2bfdb8e8d18d7a4b954cbc8275e759a</text:p>
          </table:table-cell>
          <table:table-cell office:value-type="string" calcext:value-type="string">
            <text:p>Modern software-intensive systems must often guarantee certain quality requirements under changing run-time conditions and high levels of uncertainty. Self-adaptation has proven to be an effective way to engineer systems that can address such challenges, but many of these approaches are purely reactive and adapt only after a failure has taken place. To overcome some of the limitations of reactive approaches (e.g., lagging behind environment changes and favoring short-term improvements), recent proactive self-adaptation mechanisms apply ideas from control theory, such as model predictive control (MPC), to improve adaptation. When selecting which MPC approach to apply, the improvement that can be obtained with each approach is scenario-dependent, and so guidance is needed to better understand how to choose an approach for a givensituation. In this paper, we compare CobRA and PLA, two approaches that are inspired by MPC. CobRA is a requirements-based approach that applies control theory, whereas PLA is architecture-based and applies stochastic analysis. We compare the two approaches applied to RUBiS, a benchmark system for web and cloud application performance, discussing the required expertise needed to use both approaches and comparing their run-time performance with respect to different metrics.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2V66ZQE</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Reichstaller, A.; Knapp, A.</text:p>
          </table:table-cell>
          <table:table-cell office:value-type="string" calcext:value-type="string">
            <text:p>Compressing Uniform Test Suites Using Variational Autoencoders</text:p>
          </table:table-cell>
          <table:table-cell office:value-type="string" calcext:value-type="string">
            <text:p>Proceedings - 2017 IEEE International Conference on Software Quality, Reliability and Security Companion, QRS-C 2017</text:p>
          </table:table-cell>
          <table:table-cell table:number-columns-repeated="2"/>
          <table:table-cell office:value-type="string" calcext:value-type="string">
            <text:p>10.1109/QRS-C.2017.128</text:p>
          </table:table-cell>
          <table:table-cell office:value-type="string" calcext:value-type="string">
            <text:p>https://www.scopus.com/inward/record.uri?eid=2-s2.0-85034429473&amp;doi=10.1109%2fQRS-C.2017.128&amp;partnerID=40&amp;md5=768b279244d73d491829873349b45e9d</text:p>
          </table:table-cell>
          <table:table-cell office:value-type="string" calcext:value-type="string">
            <text:p>Uniform test suites consist of test cases exclusively differing in test inputs - not in test goals. Intended to gain confidence that a given invariant holds, these inputs trigger particular behavior of the system under test. Equipped with a simulation of the system under test we are able to cheaply explore this behavior virtually. When changing over to reality, testing the system within its real context, we are, however, often forced to limit the number of test inputs.We consider the task of compressing such uniform test suites. Similar to the task of minimizing classical test suites, this activity aims at finding a small number of representatives out of many test cases that are composed in the suite. In contrast, for uniform test suites we only have to take test inputs into account. As we know the uniform test goal, i.e., validating the invariants, we are able to automatically derive even new test cases within the compression. This work reports on first experiments with using variational autoencoders for this task. We show that generating test cases by utilizing these neural models might provide the tester with completely new insights while still performing well w.r.t. a presented compression coverage goal.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WDN2HVX</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Kantert, J.; Tomforde, S.; Weber, S.; Müller-Schloer, C.</text:p>
          </table:table-cell>
          <table:table-cell office:value-type="string" calcext:value-type="string">
            <text:p>Coverage-guided intelligent test loop: A concept for applying instrumented testing to self-organising systems</text:p>
          </table:table-cell>
          <table:table-cell office:value-type="string" calcext:value-type="string">
            <text:p>ICINCO 2016 - Proceedings of the 13th International Conference on Informatics in Control, Automation and Robotics</text:p>
          </table:table-cell>
          <table:table-cell table:number-columns-repeated="2"/>
          <table:table-cell office:value-type="string" calcext:value-type="string">
            <text:p>10.5220/0005992702210226</text:p>
          </table:table-cell>
          <table:table-cell office:value-type="string" calcext:value-type="string">
            <text:p>https://www.scopus.com/inward/record.uri?eid=2-s2.0-85013031857&amp;doi=10.5220%2f0005992702210226&amp;partnerID=40&amp;md5=c51562265683f633bde9dd395c5392b5</text:p>
          </table:table-cell>
          <table:table-cell office:value-type="string" calcext:value-type="string">
            <text:p>Multi-agent systems typically consist of a large set of agents that act on behalf of different users. Due to inherent dynamics in the interaction patterns of these agents, the system structure is typically self-organising and appears at runtime. Testing self-organising systems is a severe challenge that has not received the necessary attention within the last decade. Obviously, traditional testing methods reach their limitations and are hardly applicable due to the runtime characteristics and dynamics of self-organisation. In this paper, we argue that we run into a paradoxon if we try to utilise self-organising testing systems. In order to circumvent parts of the underlying limitations, we propose to combine such an approach with instrumented testing. © Copyright 2016 by SCITEPRESS - Science and Technology Publications, Lda.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59CTEFK</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Wang, Z.; Yan, M.; Chen, J.; Liu, S.; Zhang, D.</text:p>
          </table:table-cell>
          <table:table-cell office:value-type="string" calcext:value-type="string">
            <text:p>Deep learning library testing via effective model generation</text:p>
          </table:table-cell>
          <table:table-cell office:value-type="string" calcext:value-type="string">
            <text:p>ESEC/FSE 2020 - Proceedings of the 28th ACM Joint Meeting European Software Engineering Conference and Symposium on the Foundations of Software Engineering</text:p>
          </table:table-cell>
          <table:table-cell table:number-columns-repeated="2"/>
          <table:table-cell office:value-type="string" calcext:value-type="string">
            <text:p>10.1145/3368089.3409761</text:p>
          </table:table-cell>
          <table:table-cell office:value-type="string" calcext:value-type="string">
            <text:p>https://www.scopus.com/inward/record.uri?eid=2-s2.0-85097144851&amp;doi=10.1145%2f3368089.3409761&amp;partnerID=40&amp;md5=c8373831ec67b9167615239e29c066c6</text:p>
          </table:table-cell>
          <table:table-cell office:value-type="string" calcext:value-type="string">
            <text:p>Deep learning (DL) techniques are rapidly developed and have been widely adopted in practice. However, similar to traditional software systems, DL systems also contain bugs, which could cause serious impacts especially in safety-critical domains. Recently, many research approaches have focused on testing DL models, while little attention has been paid for testing DL libraries, which is the basis of building DL models and directly affects the behavior of DL systems. In this work, we propose a novel approach, LEMON, to testing DL libraries. In particular, we (1) design a series of mutation rules for DL models, with the purpose of exploring different invoking sequences of library code and hard-to-trigger behaviors; and (2) propose a heuristic strategy to guide the model generation process towards the direction of amplifying the inconsistent degrees of the inconsistencies between different DL libraries caused by bugs, so as to mitigate the impact of potential noise introduced by uncertain factors in DL libraries. We conducted an empirical study to evaluate the effectiveness of LEMON with 20 release versions of 4 widely-used DL libraries, i.e., TensorFlow, Theano, CNTK, MXNet. The results demonstrate that LEMON detected 24 new bugs in the latest release versions of these libraries, where 7 bugs have been confirmed and one bug has been fixed by developers. Besides, the results confirm that the heuristic strategy for model generation indeed effectively guides LEMON in amplifying the inconsistent degrees for bugs. © 2020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YIN43MS</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Zid, C.; Humeniuk, D.; Khomh, F.; Antoniol, G.</text:p>
          </table:table-cell>
          <table:table-cell office:value-type="string" calcext:value-type="string">
            <text:p>Double Cycle Hybrid Testing of Hybrid Distributed IoT System</text:p>
          </table:table-cell>
          <table:table-cell office:value-type="string" calcext:value-type="string">
            <text:p>Proceedings - 2020 IEEE/ACM 42nd International Conference on Software Engineering Workshops, ICSEW 2020</text:p>
          </table:table-cell>
          <table:table-cell table:number-columns-repeated="2"/>
          <table:table-cell office:value-type="string" calcext:value-type="string">
            <text:p>10.1145/3387940.3392218</text:p>
          </table:table-cell>
          <table:table-cell office:value-type="string" calcext:value-type="string">
            <text:p>https://www.scopus.com/inward/record.uri?eid=2-s2.0-85093106885&amp;doi=10.1145%2f3387940.3392218&amp;partnerID=40&amp;md5=5e280d64090cb3829d66e4e966b3c6e5</text:p>
          </table:table-cell>
          <table:table-cell office:value-type="string" calcext:value-type="string">
            <text:p>Testing heterogeneous IoT applications such as a home automation systems integrating a variety of devices poses serious challenges. Oftentimes requirements are vaguely defined. Consumer grade cyber-physical devices and software may not meet the reliability and quality standard needed. Plus, system behavior may partially depend on various environmental conditions. For example, WI-FI congestion may cause packet delay; meanwhile cold weather may cause an unexpected drop of inside temperature. We surmise that generating and executing failure exposing scenarios is especially challenging. Modeling phenomenons such as network traffic or weather conditions is complex. One possible solution is to rely on machine learning models approximating the reality. These models, integrated in a system model, can be used to define surrogate models and fitness functions to steer the search in the direction of failure inducing scenarios. However, these models also should be validated. Therefore, there should be a double loop co-evolution between machine learned surrogate models functions and fitness functions. Overall, we argue that in such complex cyber-physical systems, co-evolution and multi-hybrid approaches are needed. © 2020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CFU5BHR</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Ebadi, H.; Moghadam, M.H.; Borg, M.; Gay, G.; Fontes, A.; Socha, K.</text:p>
          </table:table-cell>
          <table:table-cell office:value-type="string" calcext:value-type="string">
            <text:p>Efficient and Effective Generation of Test Cases for Pedestrian Detection-Search-based Software Testing of Baidu Apollo in SVL</text:p>
          </table:table-cell>
          <table:table-cell office:value-type="string" calcext:value-type="string">
            <text:p>Proceedings - 3rd IEEE International Conference on Artificial Intelligence Testing, AITest 2021</text:p>
          </table:table-cell>
          <table:table-cell table:number-columns-repeated="2"/>
          <table:table-cell office:value-type="string" calcext:value-type="string">
            <text:p>10.1109/AITEST52744.2021.00030</text:p>
          </table:table-cell>
          <table:table-cell office:value-type="string" calcext:value-type="string">
            <text:p>https://www.scopus.com/inward/record.uri?eid=2-s2.0-85118804446&amp;doi=10.1109%2fAITEST52744.2021.00030&amp;partnerID=40&amp;md5=5f94af29d0c96b99a57164c0907b95e2</text:p>
          </table:table-cell>
          <table:table-cell office:value-type="string" calcext:value-type="string">
            <text:p>With the growing capabilities of autonomous vehicles, there is a higher demand for sophisticated and pragmatic quality assurance approaches for machine learning-enabled systems in the automotive AI context. The use of simulation-based prototyping platforms provides the possibility for early-stage testing, enabling inexpensive testing and the ability to capture critical corner-case test scenarios. Simulation-based testing properly complements conventional on-road testing. However, due to the large space of test input parameters in these systems, the efficient generation of effective test scenarios leading to the unveiling of failures is a challenge. This paper presents a study on testing pedestrian detection and emergency braking system of the Baidu Apollo autonomous driving platform within the SVL simulator. We propose an evolutionary automated test generation technique that generates failure-revealing scenarios for Apollo in the SVL environment. Our approach models the input space using a generic and flexible data structure and benefits a multi-criteria safety-based heuristic for the objective function targeted for optimization. This paper presents the results of our proposed test generation technique in the 2021 IEEE Autonomous Driving AI Test Challenge. In order to demonstrate the efficiency and effectiveness of our approach, we also report the results from a baseline random generation technique. Our evaluation shows that the proposed evolutionary test case generator is more effective at generating failure-revealing test cases and provides higher diversity between the generated failures than the random baseline.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G92GHJT</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Cámara, J.; De Lemos, R.</text:p>
          </table:table-cell>
          <table:table-cell office:value-type="string" calcext:value-type="string">
            <text:p>Evaluation of resilience in self-adaptive systems using probabilistic model-checking</text:p>
          </table:table-cell>
          <table:table-cell office:value-type="string" calcext:value-type="string">
            <text:p>ICSE Workshop on Software Engineering for Adaptive and Self-Managing Systems</text:p>
          </table:table-cell>
          <table:table-cell table:number-columns-repeated="2"/>
          <table:table-cell office:value-type="string" calcext:value-type="string">
            <text:p>10.1109/SEAMS.2012.6224391</text:p>
          </table:table-cell>
          <table:table-cell office:value-type="string" calcext:value-type="string">
            <text:p>https://www.scopus.com/inward/record.uri?eid=2-s2.0-84865149129&amp;doi=10.1109%2fSEAMS.2012.6224391&amp;partnerID=40&amp;md5=55f39f34d008dd50bacadca4953dc087</text:p>
          </table:table-cell>
          <table:table-cell office:value-type="string" calcext:value-type="string">
            <text:p>The provision of assurances for self-adaptive systems presents its challenges since uncertainties associated with its operating environment often hamper the provision of absolute guarantees that system properties can be satisfied. In this paper, we define an approach for the verification of self-adaptive systems that relies on stimulation and probabilistic model-checking to provide levels of confidence regarding service delivery. In particular, we focus on resilience properties that enable us to assess whether the system is able to maintain trustworthy service delivery in spite of changes in its environment. The feasibility of our proposed approach for the provision of assurances is evaluated in the context of the Znn.com case study.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YH2RL5L</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eal, L.; Montecchi, L.; Ceccarelli, A.; Martins, E.</text:p>
          </table:table-cell>
          <table:table-cell office:value-type="string" calcext:value-type="string">
            <text:p>Exploiting MDE for platform-independent testing of service orchestrations</text:p>
          </table:table-cell>
          <table:table-cell office:value-type="string" calcext:value-type="string">
            <text:p>Proceedings - 2019 15th European Dependable Computing Conference, EDCC 2019</text:p>
          </table:table-cell>
          <table:table-cell table:number-columns-repeated="2"/>
          <table:table-cell office:value-type="string" calcext:value-type="string">
            <text:p>10.1109/EDCC.2019.00037</text:p>
          </table:table-cell>
          <table:table-cell office:value-type="string" calcext:value-type="string">
            <text:p>https://www.scopus.com/inward/record.uri?eid=2-s2.0-85075631947&amp;doi=10.1109%2fEDCC.2019.00037&amp;partnerID=40&amp;md5=86585563427ad4e01f2b36ac472dcccf</text:p>
          </table:table-cell>
          <table:table-cell office:value-type="string" calcext:value-type="string">
            <text:p>Service Oriented Architecture (SOA) is a common design pattern that allows building applications composed of several services. It promotes features as interoperability, scalability, and software reuse. Services composing a SOA system may evolve and change during runtime, often outside the control of the owner of the application, which makes the verification and validation processes complex. Among all the automated techniques to validate the behavior of an SOA application, is Model-Based Testing (MBT). MBT requires an accurate model of the application in order to generate suitable test cases. However, the intrinsic of a SOA application sets significant challenges to MBT effectiveness. In this paper we discuss the challenges in the testing of SOA applications, and we propose the use of Model-Driven Engineering (MDE) to improve the flexibility of testing tools. Finally, we outline our plan for realizing MDE-driven MBT within an existing online testing framework.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88AD8HD</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kitsas, M.A.; Nicopoulos, C.A.; Michael, M.K.</text:p>
          </table:table-cell>
          <table:table-cell office:value-type="string" calcext:value-type="string">
            <text:p>Exploration of system availability during software-based self-testing in many-core systems under test latency constraints</text:p>
          </table:table-cell>
          <table:table-cell office:value-type="string" calcext:value-type="string">
            <text:p>Proceedings - IEEE International Symposium on Defect and Fault Tolerance in VLSI Systems</text:p>
          </table:table-cell>
          <table:table-cell table:number-columns-repeated="2"/>
          <table:table-cell office:value-type="string" calcext:value-type="string">
            <text:p>10.1109/DFT.2014.6962088</text:p>
          </table:table-cell>
          <table:table-cell office:value-type="string" calcext:value-type="string">
            <text:p>https://www.scopus.com/inward/record.uri?eid=2-s2.0-84914694749&amp;doi=10.1109%2fDFT.2014.6962088&amp;partnerID=40&amp;md5=296cf2cff10564ffc50d611d02b76237</text:p>
          </table:table-cell>
          <table:table-cell office:value-type="string" calcext:value-type="string">
            <text:p>As technology scales, the increased vulnerability of modern systems due to unreliable components becomes a major problem in the era of multi-/many-core architectures. Recently, several on-line testing techniques have been proposed, aiming towards error detection of wear-out/aging-related defects that can appear during the lifetime of a system. In this work, we investigate the relation between system test latency and testtime overhead in multi-/many-core systems with shared LastLevel Cache (LLC) for periodic Software-Based Self-Testing (SBST), under different test scheduling policies. The investigated scheduling policies primarily vary the number of cores concurrently under test in the overall system testing session. Our extensive, workload-driven dynamic exploration reveals that there is an inverse relation between the two test measures; as the number of cores concurrently under test increases, system test latency decreases, but at the cost of significantly increased test time, which sacrifices system availability for running normal workloads. Under given system test latency constraints, which should be utilized in order to be able to control system recovery time in the event of an error detection, our exploration framework identifies the scheduling policy under which overall test time overhead is minimized and, hence, system availability is maximized. Without any loss of generality, a 16-core system is explored in a full-system, execution-driven simulation framework running multi-threaded PARSEC workloads [1].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8LYSELL</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Araiza-Illan, D.; Pipe, A.G.; Eder, K.</text:p>
          </table:table-cell>
          <table:table-cell office:value-type="string" calcext:value-type="string">
            <text:p>Intelligent agent-based stimulation for testing robotic software in human-robot interactions</text:p>
          </table:table-cell>
          <table:table-cell office:value-type="string" calcext:value-type="string">
            <text:p>ACM International Conference Proceeding Series</text:p>
          </table:table-cell>
          <table:table-cell table:number-columns-repeated="2"/>
          <table:table-cell office:value-type="string" calcext:value-type="string">
            <text:p>10.1145/3022099.3022101</text:p>
          </table:table-cell>
          <table:table-cell office:value-type="string" calcext:value-type="string">
            <text:p>https://www.scopus.com/inward/record.uri?eid=2-s2.0-85018302263&amp;doi=10.1145%2f3022099.3022101&amp;partnerID=40&amp;md5=05da894301a79dada53e688a1192b74b</text:p>
          </table:table-cell>
          <table:table-cell office:value-type="string" calcext:value-type="string">
            <text:p>The challenges of robotic software testing extend beyond conventional software testing. Valid, realistic and interesting tests need to be generated for multiple programs and hardware running concurrently, deployed into dynamic environments with people. We investigate the use of Belief- Desire-Intention (BDI) agents as models for test generation, in the domain of human-robot interaction (HRI) in simulations. These models provide rational agency, causality, and a reasoning mechanism for planning, which emulate both intelligent and adaptive robots, as well as smart testing environments directed by humans. We introduce reinforcement learning (RL) to automate the exploration of the BDI models using a reward function based on coverage feedback. Our approach is evaluated using a collaborative manufacture example, where the robotic software under test is stimulated indirectly via a simulated human co-worker. We conclude that BDI agents provide intuitive models for test generation in the HRI domain. Our results demonstrate that RL can fully automate BDI model exploration, leading to very effective coverage-directed test generation. © 2016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S9M7GTU6</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Wang, T.; Wu, B.</text:p>
          </table:table-cell>
          <table:table-cell office:value-type="string" calcext:value-type="string">
            <text:p>Hybrid testing method based on model updating with constrained unscented Kalman filter</text:p>
          </table:table-cell>
          <table:table-cell office:value-type="string" calcext:value-type="string">
            <text:p>Journal of Earthquake Engineering and Engineering Vibration</text:p>
          </table:table-cell>
          <table:table-cell table:number-columns-repeated="2"/>
          <table:table-cell office:value-type="string" calcext:value-type="string">
            <text:p>10.13197/j.eeev.2013.05.100.wangt.013</text:p>
          </table:table-cell>
          <table:table-cell office:value-type="string" calcext:value-type="string">
            <text:p>https://www.scopus.com/inward/record.uri?eid=2-s2.0-84891086757&amp;doi=10.13197%2fj.eeev.2013.05.100.wangt.013&amp;partnerID=40&amp;md5=b6d5bc87f19266a50eb9c17400f8dd90</text:p>
          </table:table-cell>
          <table:table-cell office:value-type="string" calcext:value-type="string">
            <text:p>To improve accuracy of hybrid testing method based on model updating, a new Constrained Unscented Kalman Filter (CUKF) algorithm is proposed based on the Unscented Kalman Filter (UKF), which adopts the sample points projecting method to deal with nonlinear model parameter online estimation with bounds constraints. In prediction step, positions and weights of sample points violating constraints are modified at the same time. In updating step, state estimation and errors covariance matrix calculation are combined with state constraints by sample points updating method. The hybrid testing method based on model updating with CUKF is presented. During hybrid testing, the numerical substructure models are online updated with CUKF approach based on the measurement data from testing substructure. The effectiveness of the proposed test method is verified by a hybrid testing numerical simulation for a nonlinear system with two degrees of freedom. The results show the new hybrid testing method has better accuracy compared with conventional hybrid testing and hybrid testing based on model updating with UKF.</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TBFBYDM</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Franco, J.M.; Correia, F.; Barbosa, R.; Zenha-Rela, M.; Schmerl, B.; Garlan, D.</text:p>
          </table:table-cell>
          <table:table-cell office:value-type="string" calcext:value-type="string">
            <text:p>Improving self-adaptation planning through software architecture-based stochastic modeling</text:p>
          </table:table-cell>
          <table:table-cell office:value-type="string" calcext:value-type="string">
            <text:p>Journal of Systems and Software</text:p>
          </table:table-cell>
          <table:table-cell table:number-columns-repeated="2"/>
          <table:table-cell office:value-type="string" calcext:value-type="string">
            <text:p>10.1016/j.jss.2016.01.026</text:p>
          </table:table-cell>
          <table:table-cell office:value-type="string" calcext:value-type="string">
            <text:p>https://www.scopus.com/inward/record.uri?eid=2-s2.0-84960942679&amp;doi=10.1016%2fj.jss.2016.01.026&amp;partnerID=40&amp;md5=275865cce6d4972bf19cba0b12db9079</text:p>
          </table:table-cell>
          <table:table-cell office:value-type="string" calcext:value-type="string">
            <text:p>The ever-growing complexity of software systems makes it increasingly challenging to foresee at design time all interactions between a system and its environment. Most self-adaptive systems trigger adaptations through operators that are statically configured for specific environment and system conditions. However, in the occurrence of uncertain conditions, self-adaptive decisions may not be effective and might lead to a disruption of the desired non-functional attributes. To address this, we propose an approach that improves the planning stage by predicting the outcome of each strategy. In detail, we automatically derive a stochastic model from a formal architecture description of the managed system with the changes imposed by each strategy. Such information is used to optimize the self-adaptation decisions to fulfill the desired quality goals. To assess the effectiveness of our approach we apply it to a cloud-based news system and predicted the reliability for each possible adaptation strategy. The results obtained from our approach are compared to a representative static planning algorithm as well as to an oracle that always makes the ideal decision. Experiments show that our method improves both availability and cost when compared to the static planning algorithm, while being close to the oracle. Our approach may therefore be used to optimize self-adaptation planning. © 2016 Elsevier Inc. All rights reserve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SXDWKMY</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olksdorf, S.; Lehmann, D.; Pradel, M.</text:p>
          </table:table-cell>
          <table:table-cell office:value-type="string" calcext:value-type="string">
            <text:p>Interactive metamorphic testing of debuggers</text:p>
          </table:table-cell>
          <table:table-cell office:value-type="string" calcext:value-type="string">
            <text:p>ISSTA 2019 - Proceedings of the 28th ACM SIGSOFT International Symposium on Software Testing and Analysis</text:p>
          </table:table-cell>
          <table:table-cell table:number-columns-repeated="2"/>
          <table:table-cell office:value-type="string" calcext:value-type="string">
            <text:p>10.1145/3293882.3330567</text:p>
          </table:table-cell>
          <table:table-cell office:value-type="string" calcext:value-type="string">
            <text:p>https://www.scopus.com/inward/record.uri?eid=2-s2.0-85070580954&amp;doi=10.1145%2f3293882.3330567&amp;partnerID=40&amp;md5=c8e7eb28edb268f73fd153a617070ef7</text:p>
          </table:table-cell>
          <table:table-cell office:value-type="string" calcext:value-type="string">
            <text:p>When improving their code, developers often turn to interactive debuggers. The correctness of these tools is crucial, because bugs in the debugger itself may mislead a developer, e.g., to believe that executed code is never reached or that a variable has another value than in the actual execution. Yet, debuggers are difficult to test because their input consists of both source code and a sequence of debugging actions, such as setting breakpoints or stepping through code. This paper presents the first metamorphic testing approach for debuggers. The key idea is to transform both the debugged code and the debugging actions in such a way that the behavior of the original and the transformed inputs should differ only in specific ways. For example, adding a breakpoint should not change the control flow of the debugged program. To support the interactive nature of debuggers, we introduce interactive metamorphic testing. It differs from traditional metamorphic testing by determining the input transformation and the expected behavioral change it causes while the program under test is running. Our evaluation applies the approach to the widely used debugger in the Chromium browser, where it finds eight previously unknown bugs with a true positive rate of 51%. All bugs have been confirmed by the developers, and one bug has even been marked as release-blocking. © 2019 Copyright held by the owner/author(s). Publication rights licensed to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P7L6J224</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iran, M.; Simons, A.J.</text:p>
          </table:table-cell>
          <table:table-cell office:value-type="string" calcext:value-type="string">
            <text:p>Model-based testing for composite webservices in cloud brokerage scenarios</text:p>
          </table:table-cell>
          <table:table-cell office:value-type="string" calcext:value-type="string">
            <text:p>Communications in Computer and Information Science</text:p>
          </table:table-cell>
          <table:table-cell table:number-columns-repeated="2"/>
          <table:table-cell office:value-type="string" calcext:value-type="string">
            <text:p>10.1007/978-3-319-14886-1_18</text:p>
          </table:table-cell>
          <table:table-cell office:value-type="string" calcext:value-type="string">
            <text:p>https://www.scopus.com/inward/record.uri?eid=2-s2.0-84924184134&amp;doi=10.1007%2f978-3-319-14886-1_18&amp;partnerID=40&amp;md5=e6b82dd48bfd4e32ac000e97a50d98c2</text:p>
          </table:table-cell>
          <table:table-cell office:value-type="string" calcext:value-type="string">
            <text:p>Cloud brokerage is an enabling technology allowing various services to be merged together for providing optimum quality of service for the end-users. Within this collection of composed services, testing is a challenging task which brokers have to take on to ensure quality of service. Most Software-as-a-Service (SaaS) testing has focused on high-level test generation from the functional specification of individual services, with little research into how to achieve sufficient test coverage of composite services. This paper explores the use of model-based testing to achieve testing of composite services, when two individual web services are tested and combined. Two example web services – a login service and a simple shopping service – are combined to give a more realistic shopping cart service. This paper focuses on the test coverage required for testing the component services individually and their composition. The paper highlights the problems of service composition testing, requiring a reworking of the combined specification and regeneration of the tests, rather than a simple composition of the test suites; and concludes by arguing that more work needs to be done in this area. © Springer International Publishing Switzerland 2015.</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PWSEPR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Valadares, A.; Gabrielova, E.; Lopes, C.V.</text:p>
          </table:table-cell>
          <table:table-cell office:value-type="string" calcext:value-type="string">
            <text:p>On designing and testing distributed virtual environments</text:p>
          </table:table-cell>
          <table:table-cell office:value-type="string" calcext:value-type="string">
            <text:p>Concurrency and Computation: Practice and Experience</text:p>
          </table:table-cell>
          <table:table-cell table:number-columns-repeated="2"/>
          <table:table-cell office:value-type="string" calcext:value-type="string">
            <text:p>10.1002/cpe.3803</text:p>
          </table:table-cell>
          <table:table-cell office:value-type="string" calcext:value-type="string">
            <text:p>https://www.scopus.com/inward/record.uri?eid=2-s2.0-84960977385&amp;doi=10.1002%2fcpe.3803&amp;partnerID=40&amp;md5=feae370220d74e31bec627abe0817b35</text:p>
          </table:table-cell>
          <table:table-cell office:value-type="string" calcext:value-type="string">
            <text:p>Distributed real-time (DRT) systems are among the most complex software systems to design, test, maintain, and evolve. The existence of components distributed over a network often conflicts with real-time requirements, leading to design strategies that depend on domain-specific and even application-specific knowledge. Distributed virtual environment (DVE) systems are DRT systems that connect multiple users instantly with each other and with a shared virtual space over a network. DVE systems deviate from traditional DRT systemsx in the importance of the quality of the end user experience. We present an analysis of important, but challenging, issues in the design, testing, and evaluation of DVE systems through the lens of experiments with a concrete DVE, OpenSimulator. We frame our observations within six dimensions of well-known design concerns: correctness, fault tolerance/prevention, scalability, time sensitivity, consistency, and overhead of distribution. Furthermore, we place our experimental work in a broader historical context, showing that these challenges are intrinsic to DVEs and suggesting lines of future research. Copyright © 2016 John Wiley &amp; Sons, Ltd. Copyright © 2016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72KF27L</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hristi, A.; Groce, A.; Gopinath, R.</text:p>
          </table:table-cell>
          <table:table-cell office:value-type="string" calcext:value-type="string">
            <text:p>Resource Adaptation via Test-Based Software Minimization</text:p>
          </table:table-cell>
          <table:table-cell office:value-type="string" calcext:value-type="string">
            <text:p>Proceedings - 11th IEEE International Conference on Self-Adaptive and Self-Organizing Systems, SASO 2017</text:p>
          </table:table-cell>
          <table:table-cell table:number-columns-repeated="2"/>
          <table:table-cell office:value-type="string" calcext:value-type="string">
            <text:p>10.1109/SASO.2017.15</text:p>
          </table:table-cell>
          <table:table-cell office:value-type="string" calcext:value-type="string">
            <text:p>https://www.scopus.com/inward/record.uri?eid=2-s2.0-85035356511&amp;doi=10.1109%2fSASO.2017.15&amp;partnerID=40&amp;md5=1cd451eb9f7f24a231deb5d343c473b8</text:p>
          </table:table-cell>
          <table:table-cell office:value-type="string" calcext:value-type="string">
            <text:p>Building software systems that adapt to changing resource environments is challenging: developers cannot anticipate all future situations that a software system may face, and even if they could, the effort required to handle such situations would often be too onerous for practical purposes. We propose a novel approach to allow a system to generate resource usage adaptations: use delta-debugging to generate versions of software systems that are 1-minimal with respect to satisfying various (labeled) subsets of a system's test suite. Many such variations will, while retaining core system functionality, use fewer resources. We describe an efficient tool for computing such variants and show how it reduces with respect to randomly selected subsets of Java class test suites, and propose an infrastructure in which this approach leads to a method for resource adaptation in the field. Using the NetBeans IDE, we demonstrate that even without additional infrastructure or heuristics, our approach is capable of quickly and cleanly removing a program's undo functionality, significantly reducing its resource usage, with no more effort than simply labeling three test cases asundo-related.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YVXILHN</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Alnawasreh, K.; Pelliccione, P.; Hao, Z.; Range, M.; Bertolino, A.</text:p>
          </table:table-cell>
          <table:table-cell office:value-type="string" calcext:value-type="string">
            <text:p>Online robustness testing of distributed embedded systems: An industrial approach</text:p>
          </table:table-cell>
          <table:table-cell office:value-type="string" calcext:value-type="string">
            <text:p>Proceedings - 2017 IEEE/ACM 39th International Conference on Software Engineering: Software Engineering in Practice Track, ICSE-SEIP 2017</text:p>
          </table:table-cell>
          <table:table-cell table:number-columns-repeated="2"/>
          <table:table-cell office:value-type="string" calcext:value-type="string">
            <text:p>10.1109/ICSE-SEIP.2017.17</text:p>
          </table:table-cell>
          <table:table-cell office:value-type="string" calcext:value-type="string">
            <text:p>https://www.scopus.com/inward/record.uri?eid=2-s2.0-85026844028&amp;doi=10.1109%2fICSE-SEIP.2017.17&amp;partnerID=40&amp;md5=11d661160b9f8930bc03cf2e96bd7b3a</text:p>
          </table:table-cell>
          <table:table-cell office:value-type="string" calcext:value-type="string">
            <text:p>Having robust systems that behave properly even in presence of faults is becoming increasingly important. This is the case of the system we investigate in this paper, which is an embedded distributed system consisting of components that communicate with each other via messages exchange in the RBS (Radio Based Station) at Ericsson AB in Gothenburg, Sweden. Specifically, this paper describes a novel fault injection approach for testing the robustness of distributed embedded systems with very limited computation power. The new approach is inspired by Netflix's ChaosMonkey, a fault injection approach that has been developed for testing distributed systems hosted in the cloud. However, ChaosMonkey cannot be used in the context of RBS since the latter consists of small-embedded components with specific requirements of performance, programming language, and communication paradigm. This paper reports about the approach called Postmonkey we developed, illustrates the results of applying it to RBS, and discusses the potential of utilizing fault injection to test complex, embedded, and distributed systems. The approach and tool are now adopted by Ericsson. © 2017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QQH8IF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ei, L.; Chan, W.K.; Tse, T.H.; Jiang, B.; Zhai, K.</text:p>
          </table:table-cell>
          <table:table-cell office:value-type="string" calcext:value-type="string">
            <text:p>Preemptive Regression Testing of Workflow-Based Web Services</text:p>
          </table:table-cell>
          <table:table-cell office:value-type="string" calcext:value-type="string">
            <text:p>IEEE Transactions on Services Computing</text:p>
          </table:table-cell>
          <table:table-cell table:number-columns-repeated="2"/>
          <table:table-cell office:value-type="string" calcext:value-type="string">
            <text:p>10.1109/TSC.2014.2322621</text:p>
          </table:table-cell>
          <table:table-cell office:value-type="string" calcext:value-type="string">
            <text:p>https://www.scopus.com/inward/record.uri?eid=2-s2.0-84929183775&amp;doi=10.1109%2fTSC.2014.2322621&amp;partnerID=40&amp;md5=c58d2dfb9acf350d0803df8304458b8e</text:p>
          </table:table-cell>
          <table:table-cell office:value-type="string" calcext:value-type="string">
            <text:p>An external web service may evolve without prior notification. In the course of the regression testing of a workflow-based web service, existing test case prioritization techniques may only verify the latest service composition using the not-yet-executed test cases, overlooking high-priority test cases that have already been applied to the service composition before the evolution. In this paper, we propose Preemptive Regression Testing (PRT), an adaptive testing approach to addressing this challenge. Whenever a change in the coverage of any service artifact is detected, PRT recursively preempts the current session of regression test and creates a sub-session of the current test session to assure such lately identified changes in coverage by adjusting the execution priority of the test cases in the test suite. Then, the sub-session will resume the execution from the suspended position. PRT terminates only when each test case in the test suite has been executed at least once without any preemption activated in between any test case executions. The experimental result confirms that testing workflow-based web service in the face of such changes is very challenging; and one of the PRT-enriched techniques shows its potential to overcome the challenge. © 2014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JJ8C5WC8</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Zisman, A.; Spanoudakis, G.; Dooley, J.; Siveroni, I.</text:p>
          </table:table-cell>
          <table:table-cell office:value-type="string" calcext:value-type="string">
            <text:p>Proactive and reactive runtime service discovery: A framework and its evaluation</text:p>
          </table:table-cell>
          <table:table-cell office:value-type="string" calcext:value-type="string">
            <text:p>IEEE Transactions on Software Engineering</text:p>
          </table:table-cell>
          <table:table-cell table:number-columns-repeated="2"/>
          <table:table-cell office:value-type="string" calcext:value-type="string">
            <text:p>10.1109/TSE.2012.84</text:p>
          </table:table-cell>
          <table:table-cell office:value-type="string" calcext:value-type="string">
            <text:p>https://www.scopus.com/inward/record.uri?eid=2-s2.0-84880224868&amp;doi=10.1109%2fTSE.2012.84&amp;partnerID=40&amp;md5=d66700ccbfeb520f2801822f21dd28c7</text:p>
          </table:table-cell>
          <table:table-cell office:value-type="string" calcext:value-type="string">
            <text:p>The identification of services during the execution of service-based applications to replace services in them that are no longer available and/or fail to satisfy certain requirements is an important issue. In this paper, we present a framework to support runtime service discovery. This framework can execute service discovery queries in pull and push mode. In pull mode, it executes queries when a need for finding a replacement service arises. In push mode, queries are subscribed to the framework to be executed proactively and, in parallel with the operation of the application, to identify adequate services that could be used if the need for replacing a service arises. Hence, the proactive (push) mode of query execution makes it more likely to avoid interruptions in the operation of service-based applications when a service in them needs to be replaced at runtime. In both modes of query execution, the identification of services relies on distance-based matching of structural, behavioral, quality, and contextual characteristics of services and applications. A prototype implementation of the framework has been developed and an evaluation was carried out to assess the performance of the framework. This evaluation has shown positive results, which are discussed in the paper. © 1976-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YSED957</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pieker, H.; Gotlieb, A.; Marijan, D.; Mossige, M.</text:p>
          </table:table-cell>
          <table:table-cell office:value-type="string" calcext:value-type="string">
            <text:p>Reinforcement learning for automatic test case prioritization and selection in continuous integration</text:p>
          </table:table-cell>
          <table:table-cell office:value-type="string" calcext:value-type="string">
            <text:p>ISSTA 2017 - Proceedings of the 26th ACM SIGSOFT International Symposium on Software Testing and Analysis</text:p>
          </table:table-cell>
          <table:table-cell table:number-columns-repeated="2"/>
          <table:table-cell office:value-type="string" calcext:value-type="string">
            <text:p>10.1145/3092703.3092709</text:p>
          </table:table-cell>
          <table:table-cell office:value-type="string" calcext:value-type="string">
            <text:p>https://www.scopus.com/inward/record.uri?eid=2-s2.0-85026639599&amp;doi=10.1145%2f3092703.3092709&amp;partnerID=40&amp;md5=0f3f3777e16d08252aed396ea3b5062f</text:p>
          </table:table-cell>
          <table:table-cell office:value-type="string" calcext:value-type="string">
            <text:p>Testing in Continuous Integration (CI) involves test case prioritization, selection, and execution at each cycle. Selecting the most promising test cases to detect bugs is hard if there are uncertainties on the impact of committed code changes or, if traceability links between code and tests are not available. This paper introduces Retecs, a new method for automatically learning test case selection and prioritization in CI with the goal to minimize the round-trip time between code commits and developer feedback on failed test cases. The Retecs method uses reinforcement learning to select and prioritize test cases according to their duration, previous last execution and failure history. In a constantly changing environment, where new test cases are created and obsolete test cases are deleted, the Retecs method learns to prioritize error-prone test cases higher under guidance of a reward function and by observing previous CI cycles. By applying Retecs on data extracted from three industrial case studies, we show for the first time that reinforcement learning enables fruitful automatic adaptive test case selection and prioritization in CI and regression testing. © 2017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XS7J4D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Pietrantuono, R.; Popov, P.; Russo, S.</text:p>
          </table:table-cell>
          <table:table-cell office:value-type="string" calcext:value-type="string">
            <text:p>Reliability assessment of service-based software under operational profile uncertainty</text:p>
          </table:table-cell>
          <table:table-cell office:value-type="string" calcext:value-type="string">
            <text:p>Reliability Engineering and System Safety</text:p>
          </table:table-cell>
          <table:table-cell table:number-columns-repeated="2"/>
          <table:table-cell office:value-type="string" calcext:value-type="string">
            <text:p>10.1016/j.ress.2020.107193</text:p>
          </table:table-cell>
          <table:table-cell office:value-type="string" calcext:value-type="string">
            <text:p>https://www.scopus.com/inward/record.uri?eid=2-s2.0-85089597917&amp;doi=10.1016%2fj.ress.2020.107193&amp;partnerID=40&amp;md5=61344c3c3a8e1aa0255a049d05978372</text:p>
          </table:table-cell>
          <table:table-cell office:value-type="string" calcext:value-type="string">
            <text:p>We address the problem of operational reliability assessment through testing of software services delivered on-demand such as Web Services. Software reliability assessment is typically done for a specific operational profile: the profile is needed in testing to select or generate test cases (operational testing) in a way statistically similar to the anticipated use of software in operation; the observations of success/failure of test executions are used to predict software reliability in actual operation. It is well known that unless the profile is accurate, software reliability predictions obtained via operational testing cannot be trusted. We present a new way of dealing with the uncertainty in the operational profile adopting a two-stage Bayesian inference for reliability assessment. The technique relies on the availability of information about partitions of the input space. The approach is demonstrated on contrived examples and on a case study of real Web Services. We discuss the usefulness of the approach in dealing with two important practical problems: i) the true profile in operation differs from the one used in testing, ii) the profile in operation is changing continuously. © 2020 Elsevier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SLL55WX</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Nogueira, S.; Araujo, H.; Araujo, R.; Iyoda, J.; Sampaio, A.</text:p>
          </table:table-cell>
          <table:table-cell office:value-type="string" calcext:value-type="string">
            <text:p>Test case generation, selection and coverage from natural language</text:p>
          </table:table-cell>
          <table:table-cell office:value-type="string" calcext:value-type="string">
            <text:p>Science of Computer Programming</text:p>
          </table:table-cell>
          <table:table-cell table:number-columns-repeated="2"/>
          <table:table-cell office:value-type="string" calcext:value-type="string">
            <text:p>10.1016/j.scico.2019.01.003</text:p>
          </table:table-cell>
          <table:table-cell office:value-type="string" calcext:value-type="string">
            <text:p>https://www.scopus.com/inward/record.uri?eid=2-s2.0-85061673681&amp;doi=10.1016%2fj.scico.2019.01.003&amp;partnerID=40&amp;md5=82d08aace9b0f39ebca8c23b87679b50</text:p>
          </table:table-cell>
          <table:table-cell office:value-type="string" calcext:value-type="string">
            <text:p>In Model-based Testing (MBT), test cases are automatically generated from a formal model of the system. A disadvantage of MBT is that developers must deal with formal notations. This limitation is addressed in this paper, where use cases are used to model the system. In previous work, we have proposed an automatic strategy for generating test cases from use cases written in a Controlled Natural Language (CNL), which is an English textual notation with a well-defined grammar. Due to its precise syntax, it can be processed and translated into a formal representation for the purpose of automatic test case generation. This paper extends our previous work by proposing a state-based CNL for describing use case control flows enriched with state and data operations. We translate state-based use case descriptions into CSP processes from which test cases can be automatically generated. In addition, we show how a similar notation can be used to specify test selection via the definition of state-based test purposes, which are also translated into CSP processes. Test generation and selection are mechanised by refinement checking using the CSP tool FDR. Despite the fact that we work at a purely process algebraic level to define a test generation strategy, we are able to address model coverage criteria. Particularly, by using FDR, it is possible to have access to the underlying LTS models; we then implemented algorithms for covering events or transitions, possibly combined with selection using test purposes. We also discuss several ways of improving the efficiency of the test generation strategy. As far as we are aware, this integration between an algebraic approach to test case generation with an operational approach for coverage criteria is an original and promising insight. All steps of the strategy are integrated into a tool that provides a GUI for authoring use cases and test purposes described in the proposed CNL, so the formal CSP notation is completely hidden from the test designer. We illustrate our tool and techniques with a running example and a more elaborate case study taken from an industrial setting. © 2019 Elsevier B.V.</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T3LVGFL9</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Barus, A.C.; Chen, T.Y.; Kuo, F.-C.; Liu, H.; Schmidt, H.W.</text:p>
          </table:table-cell>
          <table:table-cell office:value-type="string" calcext:value-type="string">
            <text:p>The impact of source test case selection on the effectiveness of metamorphic testing</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2896971.2896977</text:p>
          </table:table-cell>
          <table:table-cell office:value-type="string" calcext:value-type="string">
            <text:p>https://www.scopus.com/inward/record.uri?eid=2-s2.0-85011029569&amp;doi=10.1145%2f2896971.2896977&amp;partnerID=40&amp;md5=977aa0f237abb213c7fb56a623575982</text:p>
          </table:table-cell>
          <table:table-cell office:value-type="string" calcext:value-type="string">
            <text:p>Metamorphic Testing (MT) aims to alleviate the oracle problem. In MT, testers define metamorphic relations (MRs) which are used to generate new test cases (referred to as follow-up test cases) from the available test cases (referred to as source test cases). Both source and follow-up test cases are executed and their outputs are verified against the relevant MRs, of which any violation implies that the software under test is faulty. So far, the research on the effectiveness of MT has been focused on the selection of better MRs (that is, MRs that are more likely to be violated). In addition to MR selection, the source and follow-up test cases may also affect the effectiveness of MT. Since follow-up test cases are defined by the source test cases and MRs, selection of source test cases will then affect the effectiveness of MT. However, in existing MT studies, random testing is commonly adopted as the test case selection strategy for source test cases. This study aims to investigate the impact of source test cases on the effectiveness of MT. Since Adaptive Random Testing (ART) has been developed as an enhancement to Random Testing (RT), this study will focus on comparing the performance of RT and ART as source test case selection strategies on the effectiveness of MT. Experiment results show that ART outperforms RT on enhancing the effectiveness of MT. © 2016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7WPNT8L</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Eberhardinger, B.</text:p>
          </table:table-cell>
          <table:table-cell office:value-type="string" calcext:value-type="string">
            <text:p>Testing self-organizing, adaptive systems</text:p>
          </table:table-cell>
          <table:table-cell office:value-type="string" calcext:value-type="string">
            <text:p>Proceedings - 2015 IEEE 9th International Conference on Self-Adaptive and Self-Organizing Systems Workshops, SASOW 2015</text:p>
          </table:table-cell>
          <table:table-cell table:number-columns-repeated="2"/>
          <table:table-cell office:value-type="string" calcext:value-type="string">
            <text:p>10.1109/SASOW.2015.28</text:p>
          </table:table-cell>
          <table:table-cell office:value-type="string" calcext:value-type="string">
            <text:p>https://www.scopus.com/inward/record.uri?eid=2-s2.0-84962173314&amp;doi=10.1109%2fSASOW.2015.28&amp;partnerID=40&amp;md5=893f77c01b842b34b921d22dc774cb14</text:p>
          </table:table-cell>
          <table:table-cell office:value-type="string" calcext:value-type="string">
            <text:p>The characteristics of self-organizing, adaptive systems (SOAS) lead to a significantly higher flexibility and robustness against an ever-changing environment. This flexibility makes it hard to test these systems adequately, which is, however, inevitable in order to assure their quality. The PhD thesis faces the following key challenges for testing SOAS: state space explosion, interleaved feedback loops, and error masking. In the context of a self-organizing energy grid, we present the first results of the thesis and give an overview of the research plan.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CUTFNF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eal, L.; Montecchi, L.; Ceccarelli, A.; Martins, E.</text:p>
          </table:table-cell>
          <table:table-cell office:value-type="string" calcext:value-type="string">
            <text:p>Using Metamodels to Improve Model-Based Testing of Service Orchestrations</text:p>
          </table:table-cell>
          <table:table-cell office:value-type="string" calcext:value-type="string">
            <text:p>Proceedings of IEEE Pacific Rim International Symposium on Dependable Computing, PRDC</text:p>
          </table:table-cell>
          <table:table-cell table:number-columns-repeated="2"/>
          <table:table-cell office:value-type="string" calcext:value-type="string">
            <text:p>10.1109/PRDC50213.2020.00024</text:p>
          </table:table-cell>
          <table:table-cell office:value-type="string" calcext:value-type="string">
            <text:p>https://www.scopus.com/inward/record.uri?eid=2-s2.0-85099878724&amp;doi=10.1109%2fPRDC50213.2020.00024&amp;partnerID=40&amp;md5=113a9f2338c9782a3111e1d488a4b3dd</text:p>
          </table:table-cell>
          <table:table-cell office:value-type="string" calcext:value-type="string">
            <text:p>Online model-based testing is one of the most suitable techniques to assess the proper behavior of service orchestrations. However, the diverse panorama in terms of modeling languages and test case generation tools is a limitation to widespread adoption. We advocate that the application of Model-Driven Engineering principles as meta-modeling and model transformation can cope with this problem, improving the interoperability of artifacts in the test case generation process, thus bringing benefits in case of agile development processes, where system and technology evolution is frequent. In this paper, we present our contribution to this idea, introducing i) a reference metamodel, which stores the business process behavior and the information to generate input models for testing tools, and ii) transformations from orchestration languages towards testing tools. The proposed approach is implemented in a testing framework and evaluated on a case study where multiple orchestrations are expressed in two languages. Also, the paper presents how test cases are appropriately generated and successfully executed, starting from an orchestration model as a consequence of successful transformations.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IXJG9JP</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li, S.; Lu, H.; Wang, S.; Yue, T.; Zhang, M.</text:p>
          </table:table-cell>
          <table:table-cell office:value-type="string" calcext:value-type="string">
            <text:p>Uncertainty-Wise Testing of Cyber-Physical Systems</text:p>
          </table:table-cell>
          <table:table-cell office:value-type="string" calcext:value-type="string">
            <text:p>Advances in Computers</text:p>
          </table:table-cell>
          <table:table-cell table:number-columns-repeated="2"/>
          <table:table-cell office:value-type="string" calcext:value-type="string">
            <text:p>10.1016/bs.adcom.2017.06.001</text:p>
          </table:table-cell>
          <table:table-cell office:value-type="string" calcext:value-type="string">
            <text:p>https://www.scopus.com/inward/record.uri?eid=2-s2.0-85025433244&amp;doi=10.1016%2fbs.adcom.2017.06.001&amp;partnerID=40&amp;md5=9f6b6f9b42d293f3d8439b72bd95b171</text:p>
          </table:table-cell>
          <table:table-cell office:value-type="string" calcext:value-type="string">
            <text:p>As compared with classical software/system testing, uncertainty-wise testing explicitly addresses known uncertainty about the behavior of a System Under Test (SUT), its operating environment, and interactions between the SUT and its operational environment, across all testing phases, including test design, test generation, test optimization, and test execution, with the aim to mainly achieve the following two goals. First, uncertainty-wise testing aims to ensure that the SUT deals with known uncertainty adequately. Second, uncertainty-wise testing should be also capable of learning new (previously unknown) uncertainties such that the SUT's implementation can be improved to guard against newly learned uncertainties during its operation. The necessity to integrate uncertainty in testing is becoming imperative because of the emergence of new types of intelligent and communicating software-based systems such as Cyber-Physical Systems (CPSs). Intrinsically, such systems are exposed to uncertainty because of their interactions with highly indeterminate physical environments. In this chapter, we provide our understanding and experience of uncertainty-wise testing from the aspects of uncertainty-wise model-based testing, uncertainty-wise modeling and evolution of test ready models, and uncertainty-wise multiobjective test optimization, in the context of testing CPSs under uncertainty. Furthermore, we present our vision about this new testing paradigm and its plausible future research directions. © 2017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SMEWUWG</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Tamura, G.; Villegas, N.M.; Müller, H.A.; Sousa, J.P.; Becker, B.; Karsai, G.; Mankovskii, S.; Pezzè, M.; Schäfer, W.; Tahvildari, L.; Wong, K.</text:p>
          </table:table-cell>
          <table:table-cell office:value-type="string" calcext:value-type="string">
            <text:p>Towards practical runtime verification and validation of self-adaptive softwar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5813-5_5</text:p>
          </table:table-cell>
          <table:table-cell office:value-type="string" calcext:value-type="string">
            <text:p>https://www.scopus.com/inward/record.uri?eid=2-s2.0-84883136062&amp;doi=10.1007%2f978-3-642-35813-5_5&amp;partnerID=40&amp;md5=ffab395fcd314c255c29f811b35d5957</text:p>
          </table:table-cell>
          <table:table-cell office:value-type="string" calcext:value-type="string">
            <text:p>Software validation and verification (V&amp;V) ensures that software products satisfy user requirements and meet their expected quality attributes throughout their lifecycle. While high levels of adaptation and autonomy provide new ways for software systems to operate in highly dynamic environments, developing certifiable V&amp;V methods for guaranteeing the achievement of self-adaptive software goals is one of the major challenges facing the entire research field. In this chapter we (i) analyze fundamental challenges and concerns for the development of V&amp;V methods and techniques that provide certifiable trust in self-adaptive and self-managing systems; and (ii) present a proposal for including V&amp;V operations explicitly in feedback loops for ensuring the achievement of software self-adaptation goals. Both of these contributions provide valuable starting points for V&amp;V researchers to help advance this field. © 2013 Springer-Verl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HBEHWMNW</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eiss, G.; Schleiss, P.; Schneider, D.; Trapp, M.</text:p>
          </table:table-cell>
          <table:table-cell office:value-type="string" calcext:value-type="string">
            <text:p>Towards integrating undependable self-adaptive systems in safety-critical environment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133.3194157</text:p>
          </table:table-cell>
          <table:table-cell office:value-type="string" calcext:value-type="string">
            <text:p>https://www.scopus.com/inward/record.uri?eid=2-s2.0-85051472391&amp;doi=10.1145%2f3194133.3194157&amp;partnerID=40&amp;md5=dac53c329e7762f55f077a490b3006ea</text:p>
          </table:table-cell>
          <table:table-cell office:value-type="string" calcext:value-type="string">
            <text:p>Modern cyber-physical systems (CPS) integrate more and more powerful computing power to master novel applications and adapt to changing situations. A striking example is the recent progression in the automotive market towards autonomous driving. Powerful artificial intelligent algorithms must be executed on high performant parallelized platforms. However, this cannot be employed in a safe way, as the platforms stemming from the consumer electronics (CE) world still lack required dependability and safety mechanisms. In this paper, we present a concept to integrate undependable self-adaptive subsystems into safety-critical environments. For this, we introduce self-adaptation envelopes which manage undependable system parts and integrate within a dependable system. We evaluate our approach by a comprehensive case study of autonomous driving. Thereby, we show that the potential failures of the AUTOSAR Adaptive platform as exemplary undependable system can be handled by our concept. In overall, we outline a way of integrating inherently undependable adaptive systems into safety-critical CPS. © 2018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2GGEUK4U</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Weyns, D.</text:p>
          </table:table-cell>
          <table:table-cell office:value-type="string" calcext:value-type="string">
            <text:p>Towards an integrated approach for validating qualities of self-adaptive systems</text:p>
          </table:table-cell>
          <table:table-cell office:value-type="string" calcext:value-type="string">
            <text:p>10th International Workshop on Dynamic Analysis, WODA 2012 - Proceedings</text:p>
          </table:table-cell>
          <table:table-cell table:number-columns-repeated="2"/>
          <table:table-cell office:value-type="string" calcext:value-type="string">
            <text:p>10.1145/04000801.2336803</text:p>
          </table:table-cell>
          <table:table-cell office:value-type="string" calcext:value-type="string">
            <text:p>https://www.scopus.com/inward/record.uri?eid=2-s2.0-84865304896&amp;doi=10.1145%2f04000801.2336803&amp;partnerID=40&amp;md5=ffd786b2c20eb382421c81ad10c43fd3</text:p>
          </table:table-cell>
          <table:table-cell office:value-type="string" calcext:value-type="string">
            <text:p>Self-adaptation has been widely recognized as an effective approach to deal with the increasing complexity and dynamicity of modern software systems. One major challenge in self-adaptive systems is to provide guarantees about the required runtime qualities, such as performance and reliability. Existing research employs formal methods either to provide guarantees about the design of a self-adaptive systems, or to perform runtime analysis supporting adaptations for particular quality goals. Yet, work products of formalization are not exploited over different phases of the software life cycle. In this position paper, we argue for an integrated formally founded approach to validate the required software qualities of self-adaptive systems. This approach integrates three activities: (1) model checking of the behavior of a self-adaptive system during design, (2) model-based testing of the concrete implementation during development, and (3) runtime diagnosis after system deployment. We illustrate the approach with excerpts of an initial study and discuss for each activity research challenges ahead. © 2012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4G6QQMY7</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errando, A.; Dennis, L.A.; Cardoso, R.C.; Fisher, M.; Ancona, D.; Mascardi, V.</text:p>
          </table:table-cell>
          <table:table-cell office:value-type="string" calcext:value-type="string">
            <text:p>Toward a Holistic Approach to Verification and Validation of Autonomous Cognitive Systems</text:p>
          </table:table-cell>
          <table:table-cell office:value-type="string" calcext:value-type="string">
            <text:p>ACM Transactions on Software Engineering and Methodology</text:p>
          </table:table-cell>
          <table:table-cell table:number-columns-repeated="2"/>
          <table:table-cell office:value-type="string" calcext:value-type="string">
            <text:p>10.1145/3447246</text:p>
          </table:table-cell>
          <table:table-cell office:value-type="string" calcext:value-type="string">
            <text:p>https://www.scopus.com/inward/record.uri?eid=2-s2.0-85111445988&amp;doi=10.1145%2f3447246&amp;partnerID=40&amp;md5=afc31c0706dc3595e844e2a54317a113</text:p>
          </table:table-cell>
          <table:table-cell office:value-type="string" calcext:value-type="string">
            <text:p>When applying formal verification to a system that interacts with the real world, we must use a model of the environment. This model represents an abstraction of the actual environment, so it is necessarily incomplete and hence presents an issue for system verification. If the actual environment matches the model, then the verification is correct; however, if the environment falls outside the abstraction captured by the model, then we cannot guarantee that the system is well behaved. A solution to this problem consists in exploiting the model of the environment used for statically verifying the system's behaviour and, if the verification succeeds, using it also for validating the model against the real environment via runtime verification. The article discusses this approach and demonstrates its feasibility by presenting its implementation on top of a framework integrating the Agent Java PathFinder model checker. A high-level Domain Specific Language is used to model the environment in a user-friendly way; the latter is then compiled to trace expressions for both static formal verification and runtime verification. To evaluate our approach, we apply it to two different case studies: an autonomous cruise control system and a simulation of the Mars Curiosity rover. © 2021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U8EC83I</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Brzezinski, K.M.</text:p>
          </table:table-cell>
          <table:table-cell office:value-type="string" calcext:value-type="string">
            <text:p>Tiny TTCN-inspired testing tools for experimenting with hybrid IoT systems</text:p>
          </table:table-cell>
          <table:table-cell office:value-type="string" calcext:value-type="string">
            <text:p>Proceedings - 2018 11th International Conference on Human System Interaction, HSI 2018</text:p>
          </table:table-cell>
          <table:table-cell table:number-columns-repeated="2"/>
          <table:table-cell office:value-type="string" calcext:value-type="string">
            <text:p>10.1109/HSI.2018.8431197</text:p>
          </table:table-cell>
          <table:table-cell office:value-type="string" calcext:value-type="string">
            <text:p>https://www.scopus.com/inward/record.uri?eid=2-s2.0-85052723871&amp;doi=10.1109%2fHSI.2018.8431197&amp;partnerID=40&amp;md5=c71ef17d62f9130e7c73880af8228fc0</text:p>
          </table:table-cell>
          <table:table-cell office:value-type="string" calcext:value-type="string">
            <text:p>This work presents the design of a lightweight, low-end, virtually zero-cost on-line passive testing technology (Tiny TTCN-inspired Testing Tool) that is complementary to other, well established testing frameworks. A tester is built around an Arduino-class microcontroller and is programmed in a test language that re-creates the basic semantics and look-and-feel of the standardized test language TTCN-3 (Testing and Test Control Notation). It is intended for rapid prototyping and as a one-off development platform for the validation of IoT-class distributed systems involving humans-in-the-loop, especially for long-term unobtrusive supervision of in-the-wild behaviour change experiments in an instrumented home/work facility. To justify feasibility claims, selected implementation details are also reported.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B2W27BP</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obert, C.; Sotiropoulos, T.; Waeselynck, H.; Guiochet, J.; Vernhes, S.</text:p>
          </table:table-cell>
          <table:table-cell office:value-type="string" calcext:value-type="string">
            <text:p>The virtual lands of Oz: testing an agribot in simulation</text:p>
          </table:table-cell>
          <table:table-cell office:value-type="string" calcext:value-type="string">
            <text:p>Empirical Software Engineering</text:p>
          </table:table-cell>
          <table:table-cell table:number-columns-repeated="2"/>
          <table:table-cell office:value-type="string" calcext:value-type="string">
            <text:p>10.1007/s10664-020-09800-3</text:p>
          </table:table-cell>
          <table:table-cell office:value-type="string" calcext:value-type="string">
            <text:p>https://www.scopus.com/inward/record.uri?eid=2-s2.0-85084280413&amp;doi=10.1007%2fs10664-020-09800-3&amp;partnerID=40&amp;md5=4d0c84b0ccc189ad17ace0474335a586</text:p>
          </table:table-cell>
          <table:table-cell office:value-type="string" calcext:value-type="string">
            <text:p>Testing autonomous robots typically requires expensive test campaigns in the field. To alleviate them, a promising approach is to perform intensive tests in virtual environments. This paper presents an industrial case study on the feasibility and effectiveness of such an approach. The subject system is Oz, an agriculture robot for autonomous weeding. Its software was tested with weeding missions in virtual crop fields, using a 3D simulator based on Gazebo. The case study faced several challenges: the randomized generation of complex 3D environments, the automated checking of the robot behavior (test oracle), and the imperfect fidelity of simulation with respect to real-world behavior. We describe the test approach we developed, and compare the results with the ones of the industrial field tests. Despite the low-fidelity physics of the robot, the virtual tests revealed most software issues found in the field, including a major one that caused the majority of failures; they also revealed a new issue missed in the field. On the downside, the simulation could introduce spurious failures that would not occur in the real world. © 2020,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A48FEI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 T.; Ali, S.; Yue, T.</text:p>
          </table:table-cell>
          <table:table-cell office:value-type="string" calcext:value-type="string">
            <text:p>Testing self-healing cyber-physical systems under uncertainty with reinforcement learning: an empirical study</text:p>
          </table:table-cell>
          <table:table-cell office:value-type="string" calcext:value-type="string">
            <text:p>Empirical Software Engineering</text:p>
          </table:table-cell>
          <table:table-cell table:number-columns-repeated="2"/>
          <table:table-cell office:value-type="string" calcext:value-type="string">
            <text:p>10.1007/s10664-021-09941-z</text:p>
          </table:table-cell>
          <table:table-cell office:value-type="string" calcext:value-type="string">
            <text:p>https://www.scopus.com/inward/record.uri?eid=2-s2.0-85103819087&amp;doi=10.1007%2fs10664-021-09941-z&amp;partnerID=40&amp;md5=a56076a560237168aac98801c3745598</text:p>
          </table:table-cell>
          <table:table-cell office:value-type="string" calcext:value-type="string">
            <text:p>Self-healing is becoming an essential feature of Cyber-Physical Systems (CPSs). CPSs with this feature are named Self-Healing CPSs (SH-CPSs). SH-CPSs detect and recover from errors caused by hardware or software faults at runtime and handle uncertainties arising from their interactions with environments. Therefore, it is critical to test if SH-CPSs can still behave as expected under uncertainties. By testing an SH-CPS in various conditions and learning from testing results, reinforcement learning algorithms can gradually optimize their testing policies and apply the policies to detect failures, i.e., cases that the SH-CPS fails to behave as expected. However, there is insufficient evidence to know which reinforcement learning algorithms perform the best in terms of testing SH-CPSs behaviors including their self-healing behaviors under uncertainties. To this end, we conducted an empirical study to evaluate the performance of 14 combinations of reinforcement learning algorithms, with two value function learning based methods for operation invocations and seven policy optimization based algorithms for introducing uncertainties. Experimental results reveal that the 14 combinations of the algorithms achieved similar coverage of system states and transitions, and the combination of Q-learning and Uncertainty Policy Optimization (UPO) detected the most failures among the 14 combinations. On average, the Q-Learning and UPO combination managed to discover two times more failures than the others. Meanwhile, the combination took 52% less time to find a failure. Regarding scalability, the time and space costs of the value function learning based methods grow, as the number of states and transitions of the system under test increases. In contrast, increasing the system’s complexity has little impact on policy optimization based algorithms. © 2021, The Author(s), under exclusive licence to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6BCJPPF4</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e, P.; Meister, C.; Su, Z.</text:p>
          </table:table-cell>
          <table:table-cell office:value-type="string" calcext:value-type="string">
            <text:p>Testing machine translation via referential transparency</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09/ICSE43902.2021.00047</text:p>
          </table:table-cell>
          <table:table-cell office:value-type="string" calcext:value-type="string">
            <text:p>https://www.scopus.com/inward/record.uri?eid=2-s2.0-85115701240&amp;doi=10.1109%2fICSE43902.2021.00047&amp;partnerID=40&amp;md5=6e1f4a0c41f84563f06bd797e43154db</text:p>
          </table:table-cell>
          <table:table-cell office:value-type="string" calcext:value-type="string">
            <text:p>Machine translation software has seen rapid progress in recent years due to the advancement of deep Neural Networks. People routinely use machine translation software in their daily lives for tasks such as ordering food in a foreign restaurant, receiving medical diagnosis and treatment from foreign doctors, and reading international political news online. However, due to the complexity and intractability of the underlying Neural Networks, modern machine translation software is still far from robust and can produce poor or incorrect translations; this can lead to misunderstanding, financial loss, threats to personal safety and health, and political conflicts. To address this problem, we introduce referentially transparent inputs (RTIs), a simple, widely applicable methodology for validating machine translation software. A referentially transparent input is a piece of text that should have similar translations when used in different contexts. Our practical implementation, Purity, detects when this property is broken by a translation. To evaluate RTI, we use Purity to test Google Translate and Bing Microsoft Translator with 200 unlabeled sentences, which detected 123 and 142 erroneous translations with high precision (79.3% and 78.3%). The translation errors are diverse, including examples of under-translation, over-translation, word/phrase mistranslation, incorrect modification, and unclear logic.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P7P865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nisetti, M.; Ardagna, C.; Damiani, E.; Polegri, G.</text:p>
          </table:table-cell>
          <table:table-cell office:value-type="string" calcext:value-type="string">
            <text:p>Test-based security certification of composite services</text:p>
          </table:table-cell>
          <table:table-cell office:value-type="string" calcext:value-type="string">
            <text:p>ACM Transactions on the Web</text:p>
          </table:table-cell>
          <table:table-cell table:number-columns-repeated="2"/>
          <table:table-cell office:value-type="string" calcext:value-type="string">
            <text:p>10.1145/3267468</text:p>
          </table:table-cell>
          <table:table-cell office:value-type="string" calcext:value-type="string">
            <text:p>https://www.scopus.com/inward/record.uri?eid=2-s2.0-85058303013&amp;doi=10.1145%2f3267468&amp;partnerID=40&amp;md5=332e6a3558397f8a012054b3e539eb82</text:p>
          </table:table-cell>
          <table:table-cell office:value-type="string" calcext:value-type="string">
            <text:p>The diffusion of service-based and cloud-based systems has created a scenario where software is often made available as services, offered as commodities over corporate networks or the global net. This scenario supports the definition of business processes as composite services, which are implemented via either static or runtime composition of offerings provided by different suppliers. Fast and accurate evaluation of services' security properties becomes then a fundamental requirement and is nowadays part of the software development process. In this article, we show how the verification of security properties of composite services can be handled by test-based security certification and built to be effective and efficient in dynamic composition scenarios. Our approach builds on existing security certification schemes for monolithic services and extends them towards service compositions. It virtually certifies composite services, starting from certificates awarded to the component services.We describe three heuristic algorithms for generating runtime test-based evidence of the composite service holding the properties. These algorithms are compared with the corresponding exhaustive algorithm to evaluate their quality and performance.We also evaluate the proposed approach in a real-world industrial scenario, which considers ENGpay online payment system of Engineering Ingegneria Informatica S.p.A. The proposed industrial evaluation presents the utility and generality of the proposed approach by showing how certification results can be used as a basis to establish compliance to Payment Card Industry Data Security Standard. © 2018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QFH8FZA</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enaro, G.; Pezz'e, M.; Tosi, D.</text:p>
          </table:table-cell>
          <table:table-cell office:value-type="string" calcext:value-type="string">
            <text:p>Test-and-Adapt: An approach for improving service interchangeability</text:p>
          </table:table-cell>
          <table:table-cell office:value-type="string" calcext:value-type="string">
            <text:p>ACM Transactions on Software Engineering and Methodology</text:p>
          </table:table-cell>
          <table:table-cell table:number-columns-repeated="2"/>
          <table:table-cell office:value-type="string" calcext:value-type="string">
            <text:p>10.1145/2522920.2522921</text:p>
          </table:table-cell>
          <table:table-cell office:value-type="string" calcext:value-type="string">
            <text:p>https://www.scopus.com/inward/record.uri?eid=2-s2.0-84886561770&amp;doi=10.1145%2f2522920.2522921&amp;partnerID=40&amp;md5=a026e3202725af730e30202b234ffaec</text:p>
          </table:table-cell>
          <table:table-cell office:value-type="string" calcext:value-type="string">
            <text:p>Service-oriented applications do not fully benefit from standard APIs yet, and many applications fail to use interchangeably all the services that implement a standard service API. This article presents an approach to develop adaptation strategies that improve service interchangeability for service-oriented applications based on standard APIs. In our approach, an adaptation strategy consists of sets of parametric adaptation plans (called test-and-adapt plans), which execute test cases to reveal the occurrence of interchangeability problems, and activate runtime adaptors according to the test results. Throughout this article, we formalize the structure of the parametric test-and-adapt plans and of their execution semantics, present an algorithm for identifying correct execution orders through sets of test-and-adapt plans, provide empirical evidence of the occurrence of interchangeability problems for sample applications and services, and discuss the effectiveness of the approach in terms of avoided failures, runtime overheads and development costs. © 2013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KCBEH3A</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Mei, L.; Cai, Y.; Jia, C.; Jiang, B.; Chan, W.K.</text:p>
          </table:table-cell>
          <table:table-cell office:value-type="string" calcext:value-type="string">
            <text:p>Test pair selection for test case prioritization in regression testing for ws-bpel programs</text:p>
          </table:table-cell>
          <table:table-cell office:value-type="string" calcext:value-type="string">
            <text:p>International Journal of Web Services Research</text:p>
          </table:table-cell>
          <table:table-cell table:number-columns-repeated="2"/>
          <table:table-cell office:value-type="string" calcext:value-type="string">
            <text:p>10.4018/jwsr.2013010104</text:p>
          </table:table-cell>
          <table:table-cell office:value-type="string" calcext:value-type="string">
            <text:p>https://www.scopus.com/inward/record.uri?eid=2-s2.0-84887493210&amp;doi=10.4018%2fjwsr.2013010104&amp;partnerID=40&amp;md5=d29f644c9dec4dcb25311ae0498f40cc</text:p>
          </table:table-cell>
          <table:table-cell office:value-type="string" calcext:value-type="string">
            <text:p>Many web services not only communicate through XML-based messages, but also may dynamically modify their behaviors by applying different interpretations on XML messages through updating the associated XML Schemas or XML-based interface specifications. Such artifacts are usually complex, allowing XML-based messages conforming to these specifications structurally complex. Testing should cost-effectively cover all scenarios. Test case prioritization is a dimension of regression testing that assures a program from unintended modifications by reordering the test cases within a test suite. However, many existing test case prioritization techniques for regression testing treat test cases of different complexity generically. In this paper, the authors exploit the insights on the structural similarity of XML-based artifacts between test cases in both static and dynamic dimensions, and propose a family of test case prioritization techniques that selects pairs of test case without replacement in turn. To the best of their knowledge, it is the first test case prioritization proposal that selects test case pairs for prioritization. The authors validate their techniques by a suite of benchmarks. The empirical results show that when incorporating all dimensions, some members of our technique family can be more effective than conventional coverage-based techniques. © 2013,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UTRPFCC</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ahami, M.; Krichen, M.</text:p>
          </table:table-cell>
          <table:table-cell office:value-type="string" calcext:value-type="string">
            <text:p>Test isolation policy for safe runtime validation of evolvable software systems</text:p>
          </table:table-cell>
          <table:table-cell office:value-type="string" calcext:value-type="string">
            <text:p>Proceedings of the Workshop on Enabling Technologies: Infrastructure for Collaborative Enterprises, WETICE</text:p>
          </table:table-cell>
          <table:table-cell table:number-columns-repeated="2"/>
          <table:table-cell office:value-type="string" calcext:value-type="string">
            <text:p>10.1109/WETICE.2013.62</text:p>
          </table:table-cell>
          <table:table-cell office:value-type="string" calcext:value-type="string">
            <text:p>https://www.scopus.com/inward/record.uri?eid=2-s2.0-84883515516&amp;doi=10.1109%2fWETICE.2013.62&amp;partnerID=40&amp;md5=73d0cef39c4ecba41654c6fad4db3a46</text:p>
          </table:table-cell>
          <table:table-cell office:value-type="string" calcext:value-type="string">
            <text:p>Runtime testing of dynamically evolvable systems is known as a complex and challenging activity. Undesired side effects may be introduced as the interference between test cases and business functionalities of the components under test. To handle such problem, test isolation strategies are used to execute runtime tests safely. In this proposal, we discuss the need to adapt the well known test isolation mechanisms to cope with heterogeneity of the components under test. For doing this, we define a Test Isolation Policy that produces the suitable test isolation solution depending on the testability degree of each component under test. We show its usefulness by the means of a case study in the healthcare domain, called Teleservices and Remote Medical Care System (TRMCS). Some experiments are carried out to show the efficiency of our approach and the low overhead it introduces.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RBMKWR7</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Christi, A.; Groce, A.</text:p>
          </table:table-cell>
          <table:table-cell office:value-type="string" calcext:value-type="string">
            <text:p>Target selection for test-based resource adaptation</text:p>
          </table:table-cell>
          <table:table-cell office:value-type="string" calcext:value-type="string">
            <text:p>Proceedings - 2018 IEEE 18th International Conference on Software Quality, Reliability, and Security, QRS 2018</text:p>
          </table:table-cell>
          <table:table-cell table:number-columns-repeated="2"/>
          <table:table-cell office:value-type="string" calcext:value-type="string">
            <text:p>10.1109/QRS.2018.00059</text:p>
          </table:table-cell>
          <table:table-cell office:value-type="string" calcext:value-type="string">
            <text:p>https://www.scopus.com/inward/record.uri?eid=2-s2.0-85052327734&amp;doi=10.1109%2fQRS.2018.00059&amp;partnerID=40&amp;md5=12388915eb99da112b9a50fca05c12cb</text:p>
          </table:table-cell>
          <table:table-cell office:value-type="string" calcext:value-type="string">
            <text:p>Building software systems that adapt to changing resources is challenging: developers cannot anticipate all future situations that a software system may face, and even if they could, the effort required would be onerous. A conceptually simple, yet practically applicable, way to build resource adaptive software is to use test-based software minimization, where tests define functionality. One drawback of the approach is that it requires a time-consuming reduction process that removes program statements in order to reduce resource usage, making it impractical for use in deployed systems. We show that statements removed have predictable characteristics, making it possible to use heuristics to choose statements to analyze. We demonstrate the utility of our heuristics via a case study of the NetBeans IDE: using our best heuristic, we were able to compute an effective resource adaptation almost 3 times faster than without heuristic guidance.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96NJJ28</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Chen, C.; Gross, H.-G.; Zaidman, A.</text:p>
          </table:table-cell>
          <table:table-cell office:value-type="string" calcext:value-type="string">
            <text:p>Spectrum-based fault diagnosis for service-oriented software systems</text:p>
          </table:table-cell>
          <table:table-cell office:value-type="string" calcext:value-type="string">
            <text:p>Proceedings - 2012 5th IEEE International Conference on Service-Oriented Computing and Applications, SOCA 2012</text:p>
          </table:table-cell>
          <table:table-cell table:number-columns-repeated="2"/>
          <table:table-cell office:value-type="string" calcext:value-type="string">
            <text:p>10.1109/SOCA.2012.6449440</text:p>
          </table:table-cell>
          <table:table-cell office:value-type="string" calcext:value-type="string">
            <text:p>https://www.scopus.com/inward/record.uri?eid=2-s2.0-84874435099&amp;doi=10.1109%2fSOCA.2012.6449440&amp;partnerID=40&amp;md5=7013f6c08197547b43b84cc908b25663</text:p>
          </table:table-cell>
          <table:table-cell office:value-type="string" calcext:value-type="string">
            <text:p>Due to the loosely coupled and highly dynamic nature of service-oriented systems, the actual configuration of such system only fully materializes at runtime, rendering many of the traditional quality assurance approaches useless. In order to enable service systems to recover from and adapt to runtime failures, an important step is to detect failures and diagnose problematic services automatically. This paper presents a lightweight, fully automated, spectrum-based diagnosis technique for service-oriented software systems that is combined with a framework-based online monitor. An experiment with a case system is set up to validate the feasibility of pinpointing problematic service operations. The results indicate that this approach is able to identify problematic service operations correctly in 72% of the cases.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CEV74WI</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Qu, J.; Wu, R.; Yang, J.; Wang, W.</text:p>
          </table:table-cell>
          <table:table-cell office:value-type="string" calcext:value-type="string">
            <text:p>Software reliability analysis in air traffic control system</text:p>
          </table:table-cell>
          <table:table-cell office:value-type="string" calcext:value-type="string">
            <text:p>ICNS 2015 - Innovation in Operations, Implementation Benefits and Integration of the CNS Infrastructure, Conference Proceedings</text:p>
          </table:table-cell>
          <table:table-cell table:number-columns-repeated="2"/>
          <table:table-cell office:value-type="string" calcext:value-type="string">
            <text:p>10.1109/ICNSURV.2015.7121264</text:p>
          </table:table-cell>
          <table:table-cell office:value-type="string" calcext:value-type="string">
            <text:p>https://www.scopus.com/inward/record.uri?eid=2-s2.0-84938787464&amp;doi=10.1109%2fICNSURV.2015.7121264&amp;partnerID=40&amp;md5=0ad9fe3f2fef3e162468b89efb3cb17a</text:p>
          </table:table-cell>
          <table:table-cell office:value-type="string" calcext:value-type="string">
            <text:p>Air Traffic Control (ATC) system is one of the most characteristic distributed systems. It requires high reliabilities of both network and software application due to its close relationship with passengers' life. In this paper, the Markov process is adopted to analyze the software reliability of ATC system. Firstly, the state transition diagram is obtained according to the maintenance strategy. Then, by tuning some key parameters such as failure ratio and maintenance ratio, the software reliability of the ATC system is simulated quantitatively. Furthermore, a reliability comparison of system redundancy and component redundancy is presented. The analysis about these simulation results will give us a guidance to improve the software reliability of ATC.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B3T9AT7</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Dos Santos, E.B.; De Castro Andrade, R.M.; De Sousa Santos, I.</text:p>
          </table:table-cell>
          <table:table-cell office:value-type="string" calcext:value-type="string">
            <text:p>Runtime monitoring of behavioral properties in dynamically adaptive systems</text:p>
          </table:table-cell>
          <table:table-cell office:value-type="string" calcext:value-type="string">
            <text:p>PervasiveHealth: Pervasive Computing Technologies for Healthcare</text:p>
          </table:table-cell>
          <table:table-cell table:number-columns-repeated="2"/>
          <table:table-cell office:value-type="string" calcext:value-type="string">
            <text:p>10.1145/3350768.3351798</text:p>
          </table:table-cell>
          <table:table-cell office:value-type="string" calcext:value-type="string">
            <text:p>https://www.scopus.com/inward/record.uri?eid=2-s2.0-85073186078&amp;doi=10.1145%2f3350768.3351798&amp;partnerID=40&amp;md5=bff589976c7ce72cb7a973218abfdb77</text:p>
          </table:table-cell>
          <table:table-cell office:value-type="string" calcext:value-type="string">
            <text:p>A Dynamically adaptive System (DAS) enable adaptations at runtime based on context information. DAS can be developed following the same approach used in Dynamic Software Product Lines (DSPL). Then, software engineers design the behavioral adaptations of DAS modeling context-aware features, which can be activated/deactivated at runtime. In our previous work, we proposed a model checking technique to verify behavioral properties in the specification of a DAS adaptation at design time. However, once this kind of system deals with reconfiguration at runtime, the inherent dynamism of context information and defects in the adaptation mechanism may cause unexpected behaviors, such as incorrect activation of adaptation rules. So, runtime monitoring activities are necessary to ensure the satisfaction of properties during the system execution. In this paper, we address this issue by proposing an approach to verify behavioral properties with a monitor framework during the system operation. To evaluate the approach, we perform a proof of concept with two mobile DAS by previously injecting faults in the source code. The injected faults were successfully detected when they turn into failures at system runtime. © 2019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Z4IGDETE</text:p>
          </table:table-cell>
          <table:table-cell office:value-type="string" calcext:value-type="string">
            <text:p>conferencePaper</text:p>
          </table:table-cell>
          <table:table-cell office:value-type="float" office:value="2016" calcext:value-type="float">
            <text:p>2016</text:p>
          </table:table-cell>
          <table:table-cell/>
          <table:table-cell office:value-type="string" calcext:value-type="string">
            <text:p>[Title page i]</text:p>
          </table:table-cell>
          <table:table-cell office:value-type="string" calcext:value-type="string">
            <text:p>2016 Sixth International Conference on Instrumentation Measurement, Computer, Communication and Control (IMCCC)</text:p>
          </table:table-cell>
          <table:table-cell table:number-columns-repeated="2"/>
          <table:table-cell office:value-type="string" calcext:value-type="string">
            <text:p>10.1109/IMCCC.2016.1</text:p>
          </table:table-cell>
          <table:table-cell/>
          <table:table-cell office:value-type="string" calcext:value-type="string">
            <text:p>The following topics are dealt with: instrumentation; measurement; computer; communication; actuator technology; testability design; modeling; simulation; ADC; DAC; signal processing technology; microtechnology; modular technology; networked technology; systematic technology; automatic technology; virtual technology; intelligent technology; digital technology; virtual test; network computing; array computing; parallel computing; artificial intelligence; pattern recognition; software module design; software integration technology; encoding-decoding; modulation-demodulation; multiplexing; embedded systems; optimized control; distributed control; robust control; adaptive control; navigation; guidance; automatic online test; automatic online diagnosis; control equipment; and self-control.</text:p>
          </table:table-cell>
          <table:table-cell/>
          <table:table-cell office:value-type="string" calcext:value-type="string">
            <text:p>IEEE</text:p>
          </table:table-cell>
          <table:table-cell table:number-columns-repeated="1011"/>
        </table:table-row>
        <table:table-row table:style-name="ro1">
          <table:table-cell office:value-type="string" calcext:value-type="string">
            <text:p>XXZKX3I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kitsas, Michael A.; Nicopoulos, Chrysostomos A.; Michael, Maria K.</text:p>
          </table:table-cell>
          <table:table-cell office:value-type="string" calcext:value-type="string">
            <text:p>DaemonGuard: Enabling O/S-Orchestrated Fine-Grained Software-Based Selective-Testing in Multi-/Many-Core Microprocessors</text:p>
          </table:table-cell>
          <table:table-cell office:value-type="string" calcext:value-type="string">
            <text:p>IEEE Transactions on Computers</text:p>
          </table:table-cell>
          <table:table-cell/>
          <table:table-cell office:value-type="string" calcext:value-type="string">
            <text:p>1557-9956</text:p>
          </table:table-cell>
          <table:table-cell office:value-type="string" calcext:value-type="string">
            <text:p>10.1109/TC.2015.2449840</text:p>
          </table:table-cell>
          <table:table-cell/>
          <table:table-cell office:value-type="string" calcext:value-type="string">
            <text:p>As technology scales deep into the sub-micron regime, transistors become less reliable. Future systems are widely predicted to suffer from considerable aging and wear-out effects. This ominous threat has urged system designers to develop effective run-time testing methodologies that can monitor and assess the system's health. In this work, we investigate the potential of online software-based functional testing at the granularity of individual microprocessor core components in multi-/many-core systems. While existing techniques monolithically test the entire core, our approach aims to reduce testing time by avoiding the over-testing of under-utilized units. To facilitate fine-grained testing, we introduce DaemonGuard, a framework that enables the real-time observation of individual sub-core modules and performs on-demand selective testing of only the modules that have recently been stressed. Moreover, we investigate the impact of the cache hierarchy on the testing process and we develop a cache-aware selective testing methodology that significantly expedites the execution of memory-intensive test programs. The monitoring and test-initiation process is orchestrated by a transparent, minimally-intrusive, and lightweight operating system process that observes the utilization of individual datapath components at run-time. We perform a series of experiments using a full-system, execution-driven simulation framework running a commodity operating system, real multi-threaded workloads, and test programs. Our results indicate that operating-system-assisted selective testing at the sub-core level leads to substantial savings in testing time and very low impact on system performance. Additionally, the cache-aware testing technique is shown to be very effective in exploiting the memory hierarchy to further minimize the testing time.</text:p>
          </table:table-cell>
          <table:table-cell office:value-type="string" calcext:value-type="string">
            <text:p>Built-in self-test; adaptive testing; Hardware; Microprocessors; Multicore processing; On-line testing; Operating systems; software-based self-testing; system reliability</text:p>
          </table:table-cell>
          <table:table-cell office:value-type="string" calcext:value-type="string">
            <text:p>IEEE</text:p>
          </table:table-cell>
          <table:table-cell table:number-columns-repeated="1011"/>
        </table:table-row>
        <table:table-row table:style-name="ro1">
          <table:table-cell office:value-type="string" calcext:value-type="string">
            <text:p>4X7ATKII</text:p>
          </table:table-cell>
          <table:table-cell office:value-type="string" calcext:value-type="string">
            <text:p>conferencePaper</text:p>
          </table:table-cell>
          <table:table-cell office:value-type="float" office:value="2012" calcext:value-type="float">
            <text:p>2012</text:p>
          </table:table-cell>
          <table:table-cell/>
          <table:table-cell office:value-type="string" calcext:value-type="string">
            <text:p>Keynote: Software engineering for a smarter planet situation-aware applications</text:p>
          </table:table-cell>
          <table:table-cell office:value-type="string" calcext:value-type="string">
            <text:p>2012 19th Working Conference on Reverse Engineering</text:p>
          </table:table-cell>
          <table:table-cell table:number-columns-repeated="2"/>
          <table:table-cell office:value-type="string" calcext:value-type="string">
            <text:p>10.1109/WCRE.2012.10</text:p>
          </table:table-cell>
          <table:table-cell/>
          <table:table-cell office:value-type="string" calcext:value-type="string">
            <text:p>Summary form only given, as follows. The growing popularity of smart devices and applications is accelerating the convergence of the physical and the digital worlds. Smart apps allow users, with the help of sensors and networks, to do a great variety of things, from tracking their friends to controlling remote devices. At the core of such smart systems are self-adaptive systems. Self-adaptive systems optimize their own behaviour according to high-level objectives and constraints to address changes in functional and nonfunctional requirements as well as environmental conditions. Self-adaptive systems are implemented using four key technologies: runtime models, context management, feedback control theory, and run-time verification and validation. The proliferation of smart applications challenges the software engineering community in re-thinking the boundary between development time and run time and developing techniques for adapting systems at run time. The key challenge is to automate traditional software engineering, maintenance and evolution techniques to adapt and evolve systems at run time with minimal or no human interference. Hitherto, most developers did not instrument their software with sensors and effectors to observe whether requirements are satisfied in an evolving environment at run time. One way to break out of this mold is to make the four key technologies readily accessible at run time. Challenges for the reverse engineering community are to instrument existing systems with manageability endpoints (i.e., sensors and effectors), extract design time models that are useful as run-time models (e.g., to manage dynamic context), and investigate analysis techniques for run-time testing and validation (e.g., to regulate requirements).</text:p>
          </table:table-cell>
          <table:table-cell office:value-type="string" calcext:value-type="string">
            <text:p>Security; Reverse Engineering</text:p>
          </table:table-cell>
          <table:table-cell office:value-type="string" calcext:value-type="string">
            <text:p>IEEE</text:p>
          </table:table-cell>
          <table:table-cell table:number-columns-repeated="1011"/>
        </table:table-row>
        <table:table-row table:style-name="ro1">
          <table:table-cell office:value-type="string" calcext:value-type="string">
            <text:p>QT4UBYXA</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aczmarek, Bartosz; Mrugalski, Grzegorz; Mukherjee, Nilanjan; Pogiel, Artur; Rajski, Janusz; Rybak, Łukasz; Tyszer, Jerzy</text:p>
          </table:table-cell>
          <table:table-cell office:value-type="string" calcext:value-type="string">
            <text:p>LBIST for Automotive ICs with Enhanced Test Generation</text:p>
          </table:table-cell>
          <table:table-cell office:value-type="string" calcext:value-type="string">
            <text:p>IEEE Transactions on Computer-Aided Design of Integrated Circuits and Systems</text:p>
          </table:table-cell>
          <table:table-cell/>
          <table:table-cell office:value-type="string" calcext:value-type="string">
            <text:p>1937-4151</text:p>
          </table:table-cell>
          <table:table-cell office:value-type="string" calcext:value-type="string">
            <text:p>10.1109/TCAD.2021.3100741</text:p>
          </table:table-cell>
          <table:table-cell/>
          <table:table-cell office:value-type="string" calcext:value-type="string">
            <text:p>Contemporary and emergent automotive systems are heavily populated by complex integrated electronics. The number of safety-critical devices used in advanced driver assistance systems or autonomous vehicles is growing with high-end models containing hundreds of embedded microcontrollers. Achieving functionally safe automotive electronics requires test solutions that might be costly to engineer. Therefore, to address challenges posed by high quality and long-term reliability requirements, the paper presents low-cost test pattern generation schemes for a scan-based hybrid logic BIST of automotive ICs. It may allow one to optimize test coverage and test time during in-system test application. The first presented technique deploys a seed-flipping PRPG to periodically complement PRPG stages in a methodical tree-traversal manner. The second scheme is based on a seed-sorting approach that allows additional trade-offs between test data volume and test coverage. As shown in the paper, the proposed schemes can be easily integrated with a test compression environment and deployed in different modes of in-system testing, such as key-off, key-on, and periodic (incremental) online tests. Experimental results obtained for automotive designs and reported herein show improvements in test quality over conventional logic BIST schemes.</text:p>
          </table:table-cell>
          <table:table-cell office:value-type="string" calcext:value-type="string">
            <text:p>Built-in self-test; Automotive engineering; Safety; Circuit faults; embedded-test; LFSR reseeding; logic built-in self-test; Logic gates; scan-based testing; test application time.; Test pattern generators; Trajectory</text:p>
          </table:table-cell>
          <table:table-cell office:value-type="string" calcext:value-type="string">
            <text:p>IEEE</text:p>
          </table:table-cell>
          <table:table-cell table:number-columns-repeated="1011"/>
        </table:table-row>
        <table:table-row table:style-name="ro1">
          <table:table-cell office:value-type="string" calcext:value-type="string">
            <text:p>P5K8E8SJ</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Wu, Huiting; Liu, Yanshen; Qiu, Lin; Liu, Yi</text:p>
          </table:table-cell>
          <table:table-cell office:value-type="string" calcext:value-type="string">
            <text:p>Research on network learning platform and its application in teaching</text:p>
          </table:table-cell>
          <table:table-cell office:value-type="string" calcext:value-type="string">
            <text:p>2016 10th International Conference on Software, Knowledge, Information Management Applications (SKIMA)</text:p>
          </table:table-cell>
          <table:table-cell table:number-columns-repeated="2"/>
          <table:table-cell office:value-type="string" calcext:value-type="string">
            <text:p>10.1109/SKIMA.2016.7916252</text:p>
          </table:table-cell>
          <table:table-cell/>
          <table:table-cell office:value-type="string" calcext:value-type="string">
            <text:p>In consideration of the problem of the poor efflciency in traditional classroom teaching owing to the constraint in time and space, a research which combines traditional classroom with E-learning in blended learning is proposed. The software engineering course is chosen and the network platform can serve as an effective instrument for teaching. In our study, the teaching content can be shared in the network learning platform and students can be permitted to choose the learning content according to their study situation. Students can be involved in various online test, formal test or experimental work through the network. After the completion of the examination, the system will automatically score and rank test scores, and put forward some learning suggestions according to the weakness of the learners. The learning mode is changed from single classroom learning to the combination of curricular and extracurricular learning. Through the questionnaire survey which includes the indication of participation and satisfaction among the students on both traditional learning and blended learning, it shows that the blended learning model can greatly improve students' autonomous learning ability, learning interest, practical ability and innovation ability. The application of network platform provides rich teaching resources for teachers so that the communication between teachers and students is more frequent and the quality of teaching can be substantially improved. It indicates that blended learning can effectively promote teaching effectiveness.</text:p>
          </table:table-cell>
          <table:table-cell office:value-type="string" calcext:value-type="string">
            <text:p>Online learning; E-learning; Blended learning; Software; Classroom teaching; Electronic learning; Network learning platform; Programming profession; Technological innovation; Traditional classroom; Training</text:p>
          </table:table-cell>
          <table:table-cell office:value-type="string" calcext:value-type="string">
            <text:p>IEEE</text:p>
          </table:table-cell>
          <table:table-cell table:number-columns-repeated="1011"/>
        </table:table-row>
        <table:table-row table:style-name="ro1">
          <table:table-cell office:value-type="string" calcext:value-type="string">
            <text:p>CP2KAY6F</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Estivill-Castro, Vladimir; Hexel, René</text:p>
          </table:table-cell>
          <table:table-cell office:value-type="string" calcext:value-type="string">
            <text:p>Run-time verification of regularly expressed behavioral properties in robotic systems with logic-labeled finite state machines</text:p>
          </table:table-cell>
          <table:table-cell office:value-type="string" calcext:value-type="string">
            <text:p>2016 IEEE International Conference on Simulation, Modeling, and Programming for Autonomous Robots (SIMPAR)</text:p>
          </table:table-cell>
          <table:table-cell table:number-columns-repeated="2"/>
          <table:table-cell office:value-type="string" calcext:value-type="string">
            <text:p>10.1109/SIMPAR.2016.7862408</text:p>
          </table:table-cell>
          <table:table-cell/>
          <table:table-cell office:value-type="string" calcext:value-type="string">
            <text:p>More and more, pre-runtime testing or verification of software in robotic systems is not feasible. For example, autonomous robots using learning behaviors to handle new environments. What sort of software architecture would then enable runtime-verification? We propose that logic-labeled finite-state machines (LLFSMs), jointly with regular expressions are a potent tool to describe acceptable and unacceptable system behaviors. Our architecture has the advantage of expressive power, since sometimes regular expressions are more succinct and comprehensible, while other times, the visual display of the LLFSM would be more accessible to requirements engineers. Moreover, LLFSMs have a prescribed schedule that enables their comprehensive testing and formal verification, and in similar ways, allows monitoring at run-time. The architecture facilitates verification of monitor LLFSMs and higher safety than alternatives such as ROSRV. Moreover, for a subset of LTL (co-safe LTV), LLFSMs can be synthesised from LTL constraints.</text:p>
          </table:table-cell>
          <table:table-cell office:value-type="string" calcext:value-type="string">
            <text:p>Monitoring</text:p>
          </table:table-cell>
          <table:table-cell office:value-type="string" calcext:value-type="string">
            <text:p>IEEE</text:p>
          </table:table-cell>
          <table:table-cell table:number-columns-repeated="1011"/>
        </table:table-row>
        <table:table-row table:style-name="ro1">
          <table:table-cell office:value-type="string" calcext:value-type="string">
            <text:p>NMZDUD9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Koong, Chorng-Shiuh; Shih, Chihhsiong; Hsiung, Pao-Ann; Lai, Hung-Jui; Chang, Chih-Hung; Chu, William C.; Hsueh, Nien-Lin; Yang, Chao-Tung</text:p>
          </table:table-cell>
          <table:table-cell office:value-type="string" calcext:value-type="string">
            <text:p>Automatic Testing Environment for Multi-Core Embedded Software-ATEMES</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1.08.030</text:p>
          </table:table-cell>
          <table:table-cell office:value-type="string" calcext:value-type="string">
            <text:p>https://doi.org/10.1016/j.jss.2011.08.030</text:p>
          </table:table-cell>
          <table:table-cell office:value-type="string" calcext:value-type="string">
            <text:p>Software testing during the development process of embedded software is not only complex, but also the heart of quality control. Multi-core embedded software testing faces even more challenges. Major issues include: (1) how demanding efforts and repetitive tedious actions can be reduced; (2) how resource restraints of embedded system platform such as temporal and memory capacity can be tackled; (3) how embedded software parallelism degree can be controlled to empower multi-core CPU computing capacity; (4) how analysis is exercised to ensure sufficient coverage test of embedded software; (5) how to do data synchronization to address issues such as race conditions in the interrupt driven multi-core embedded system; (6) high level reliability testing to ensure customer satisfaction. To address these issues, this study develops an automatic testing environment for multi-core embedded software (ATEMES). Based on the automatic mechanism, the system can parse source code, instrument source code, generate testing programs for test case and test driver, support generating primitive, structure and object types of test input data, multi-round cross-testing, and visualize testing results. To both reduce test engineer's burden and enhance his efficiency when embedded software testing is in process, this system developed automatic testing functions including unit testing, coverage testing, multi-core performance monitoring. Moreover, ATEMES can perform automatic multi-round cross-testing benchmark testing on multi-core embedded platform for parallel programs adopting Intel TBB library to recommend optimized parallel parameters such as pipeline tokens. Using ATEMES on the ARM11 multi-core platform to conduct testing experiments, the results show that our constructed testing environment is effective, and can reduce burdens of test engineer, and can enhance efficiency of testing task.</text:p>
          </table:table-cell>
          <table:table-cell office:value-type="string" calcext:value-type="string">
            <text:p>Automatic testing; Coverage testing; Cross-testing; Embedded software testing; Multi-core embedded software testing; Object testing; Parallelism degree testing; TBB testing; Test case generation; Testing tool; Unit testing</text:p>
          </table:table-cell>
          <table:table-cell office:value-type="string" calcext:value-type="string">
            <text:p>ACM</text:p>
          </table:table-cell>
          <table:table-cell table:number-columns-repeated="1011"/>
        </table:table-row>
        <table:table-row table:style-name="ro1">
          <table:table-cell office:value-type="string" calcext:value-type="string">
            <text:p>VDAQ73K2</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Herber, Paula; Glesner, Sabine</text:p>
          </table:table-cell>
          <table:table-cell office:value-type="string" calcext:value-type="string">
            <text:p>A HW/SW Co-Verification Framework for SystemC</text:p>
          </table:table-cell>
          <table:table-cell office:value-type="string" calcext:value-type="string">
            <text:p>ACM Trans. Embed. Comput. Syst.</text:p>
          </table:table-cell>
          <table:table-cell/>
          <table:table-cell office:value-type="string" calcext:value-type="string">
            <text:p>1539-9087</text:p>
          </table:table-cell>
          <table:table-cell office:value-type="string" calcext:value-type="string">
            <text:p>10.1145/2435227.2435257</text:p>
          </table:table-cell>
          <table:table-cell office:value-type="string" calcext:value-type="string">
            <text:p>https://doi.org/10.1145/2435227.2435257</text:p>
          </table:table-cell>
          <table:table-cell office:value-type="string" calcext:value-type="string">
            <text:p>SystemC is widely used for modeling and simulation in hardware/software co-design. However, existing verification techniques are mostly ad-hoc and non-systematic. In this article, we present a systematic, comprehensive, and formally founded co-verification framework for digital HW/SW systems that are modeled in SystemC. The framework is based on a formal semantics of SystemC and uses a combination of model checking and testing, whereby testing includes both the automated generation of timed inputs and automated conformance evaluation. We demonstrate its performance and its error detecting capability with two case studies, namely a packet switch and an anti-slip regulation and anti-lock braking system.</text:p>
          </table:table-cell>
          <table:table-cell office:value-type="string" calcext:value-type="string">
            <text:p>SystemC; HW/SW co-verification; model checking; test automation</text:p>
          </table:table-cell>
          <table:table-cell office:value-type="string" calcext:value-type="string">
            <text:p>ACM</text:p>
          </table:table-cell>
          <table:table-cell table:number-columns-repeated="1011"/>
        </table:table-row>
        <table:table-row table:style-name="ro1">
          <table:table-cell office:value-type="string" calcext:value-type="string">
            <text:p>VNCMMET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kour, Mohammed; Alazzam, Iyad; Banitaan, Shadi; Hanandeh, Feras</text:p>
          </table:table-cell>
          <table:table-cell office:value-type="string" calcext:value-type="string">
            <text:p>Feature-Based Test Focus Selection Technique Using Classes Connections Weight</text:p>
          </table:table-cell>
          <table:table-cell office:value-type="string" calcext:value-type="string">
            <text:p>Int. J. Operat. Res. Inf. Syst.</text:p>
          </table:table-cell>
          <table:table-cell/>
          <table:table-cell office:value-type="string" calcext:value-type="string">
            <text:p>1947-9328</text:p>
          </table:table-cell>
          <table:table-cell office:value-type="string" calcext:value-type="string">
            <text:p>10.4018/IJORIS.2016010103</text:p>
          </table:table-cell>
          <table:table-cell office:value-type="string" calcext:value-type="string">
            <text:p>https://doi.org/10.4018/IJORIS.2016010103</text:p>
          </table:table-cell>
          <table:table-cell office:value-type="string" calcext:value-type="string">
            <text:p>Testing could cost more than fifty percent of all development cost, particularly integration testing consumes around eighty percent of testing cost. Integration testing aims to discover errors in the connections among classes which are collaborate and communicate in order to provide specific services. Though, testing all connections among classes is impractical because of the cost, effort and time constraints. Test focus selection might help testers to concentrate on the main and vital connections among classes which it could be the most error prone ones. The authors proposed approach amalgamates the static and dynamic analysis in order to detect, trace, and weight the connections among classes through method level communications. Their approach harnessed an open source tracing tool MUTT. The MUTT allows them to return all the methods in all classes that have been called respecting to any specific feature which has triggered by the system user. The experimental results reveal how the proposed approach achieves good mutation testing score on the systems under study.</text:p>
          </table:table-cell>
          <table:table-cell office:value-type="string" calcext:value-type="string">
            <text:p>Class Connection; Feature; MUTT; Test Selection</text:p>
          </table:table-cell>
          <table:table-cell office:value-type="string" calcext:value-type="string">
            <text:p>ACM</text:p>
          </table:table-cell>
          <table:table-cell table:number-columns-repeated="1011"/>
        </table:table-row>
        <table:table-row table:style-name="ro1">
          <table:table-cell office:value-type="string" calcext:value-type="string">
            <text:p>XJFXF8G5</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Dixit, Rahul; Lutteroth, Christof; Weber, Gerald</text:p>
          </table:table-cell>
          <table:table-cell office:value-type="string" calcext:value-type="string">
            <text:p>FormTester: Effective Integration of Model-Based and Manually Specified Test Cases</text:p>
          </table:table-cell>
          <table:table-cell office:value-type="string" calcext:value-type="string">
            <text:p>Proceedings of the 37th International Conference on Software Engineering - Volume 2</text:p>
          </table:table-cell>
          <table:table-cell table:number-columns-repeated="3"/>
          <table:table-cell office:value-type="string" calcext:value-type="string">
            <text:p>https://ieeexplore.ieee.org/document/7203058</text:p>
          </table:table-cell>
          <table:table-cell office:value-type="string" calcext:value-type="string">
            <text:p>Whilst Model Based Testing (MBT) is an improvement over manual test specification, the leap from it to MBT can be hard. Only recently MBT tools for web applications have emerged that can recover models from existing manually specified test cases. However, there are further requirements for supporting both MBT and manually specified tests. First, we need support for the generation of test initialization procedures. Also, we want to identify areas of the system that are not testable due to defects. We present FormTester, a new MBT tool addressing these limitations. An evaluation with real web applications shows that FormTester helps to reduce the time spent on developing test cas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33TP4NNJ</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a, Lei; Artho, Cyrille; Zhang, Cheng; Sato, Hiroyuki; Gmeiner, Johannes; Ramler, Rudolf</text:p>
          </table:table-cell>
          <table:table-cell office:value-type="string" calcext:value-type="string">
            <text:p>GRT: Program-Analysis-Guided Random Testing</text:p>
          </table:table-cell>
          <table:table-cell office:value-type="string" calcext:value-type="string">
            <text:p>Proceedings of the 30th IEEE/ACM International Conference on Automated Software Engineering</text:p>
          </table:table-cell>
          <table:table-cell office:value-type="string" calcext:value-type="string">
            <text:p>978-1-5090-0024-1</text:p>
          </table:table-cell>
          <table:table-cell/>
          <table:table-cell office:value-type="string" calcext:value-type="string">
            <text:p>10.1109/ASE.2015.49</text:p>
          </table:table-cell>
          <table:table-cell office:value-type="string" calcext:value-type="string">
            <text:p>https://doi.org/10.1109/ASE.2015.49</text:p>
          </table:table-cell>
          <table:table-cell office:value-type="string" calcext:value-type="string">
            <text:p>We propose Guided Random Testing (GRT), which uses static and dynamic analysis to include information on program types, data, and dependencies in various stages of automated test generation. Static analysis extracts knowledge from the system under test. Test coverage is further improved through state fuzzing and continuous coverage analysis. We evaluated GRT on 32 real-world projects and found that GRT outperforms major peer techniques in terms of code coverage (by 13%) and mutation score (by 9%). On the four studied benchmarks of Defects4J, which contain 224 real faults, GRT also shows better fault detection capability than peer techniques, finding 147 faults (66 %). Furthermore, in an in-depth evaluation on the latest versions of ten popular real-world projects, GRT successfully detects over 20 unknown defects that were confirmed by developers.</text:p>
          </table:table-cell>
          <table:table-cell office:value-type="string" calcext:value-type="string">
            <text:p>random testing; automatic test generation; dynamic analysis; static analysis</text:p>
          </table:table-cell>
          <table:table-cell office:value-type="string" calcext:value-type="string">
            <text:p>ACM</text:p>
          </table:table-cell>
          <table:table-cell table:number-columns-repeated="1011"/>
        </table:table-row>
        <table:table-row table:style-name="ro1">
          <table:table-cell office:value-type="string" calcext:value-type="string">
            <text:p>46TW2CJI</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arksteiner, Stefan; Ramler, Rudolf; Sochor, Hannes</text:p>
          </table:table-cell>
          <table:table-cell office:value-type="string" calcext:value-type="string">
            <text:p>Integrating Threat Modeling and Automated Test Case Generation into Industrialized Software Security Testing</text:p>
          </table:table-cell>
          <table:table-cell office:value-type="string" calcext:value-type="string">
            <text:p>Proceedings of the Third Central European Cybersecurity Conference</text:p>
          </table:table-cell>
          <table:table-cell office:value-type="string" calcext:value-type="string">
            <text:p>978-1-4503-7296-1</text:p>
          </table:table-cell>
          <table:table-cell/>
          <table:table-cell office:value-type="string" calcext:value-type="string">
            <text:p>10.1145/3360664.3362698</text:p>
          </table:table-cell>
          <table:table-cell office:value-type="string" calcext:value-type="string">
            <text:p>https://doi.org/10.1145/3360664.3362698</text:p>
          </table:table-cell>
          <table:table-cell office:value-type="string" calcext:value-type="string">
            <text:p>Industrial Internet of Things (IIoT) application provide a whole new set of possibilities to drive efficiency of industrial production forward. However, with the higher degree of integration among systems, comes a plethora of new threats to the latter, as they are not yet designed to be broadly reachable and interoperable. To mitigate these vast amount of new threats, systematic and automated test methods are necessary. This comprehensiveness can be achieved by thorough threat modeling. In order to automate security test, we present an approach to automate the testing process from threat modeling onward, closing the gap between threat modeling and automated test case generation.</text:p>
          </table:table-cell>
          <table:table-cell office:value-type="string" calcext:value-type="string">
            <text:p>automated test case generation; cyber-physical security; IoT security; security testing; threat modeling</text:p>
          </table:table-cell>
          <table:table-cell office:value-type="string" calcext:value-type="string">
            <text:p>ACM</text:p>
          </table:table-cell>
          <table:table-cell table:number-columns-repeated="1011"/>
        </table:table-row>
        <table:table-row table:style-name="ro1">
          <table:table-cell office:value-type="string" calcext:value-type="string">
            <text:p>M3FJ44EB</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änsel, Joachim</text:p>
          </table:table-cell>
          <table:table-cell office:value-type="string" calcext:value-type="string">
            <text:p>Model Based Test Case Generation with Metaheuristics for Networks of Timed Automata</text:p>
          </table:table-cell>
          <table:table-cell office:value-type="string" calcext:value-type="string">
            <text:p>Proceedings of the 7th International Workshop on Search-Based Software Testing</text:p>
          </table:table-cell>
          <table:table-cell office:value-type="string" calcext:value-type="string">
            <text:p>978-1-4503-2852-4</text:p>
          </table:table-cell>
          <table:table-cell/>
          <table:table-cell office:value-type="string" calcext:value-type="string">
            <text:p>10.1145/2593833.2593840</text:p>
          </table:table-cell>
          <table:table-cell office:value-type="string" calcext:value-type="string">
            <text:p>https://doi.org/10.1145/2593833.2593840</text:p>
          </table:table-cell>
          <table:table-cell office:value-type="string" calcext:value-type="string">
            <text:p>Model-Based Testing, the task of generating test inputs and oracles from a test model, has been successfully applied in the context of safety-critical real time systems. As these systems grow in complexity, test-models, designed to reflect the systems behaviour, will grow too. Currently testers face situations where test-models are too complex for present test generators. In this paper, we outline a software tool for the evaluation of the scalability of a combination of approaches for model-based test generation. We chose Networks of Timed Automata (NTA) as the modeling formalism because real-time properties can be specified and the semantics are well-defined. However, the tool input is given as a restricted UML statechart which is internally transformed. We expect this to increase industrial acceptance. The tool will provide the selection, parametrization and generation of a metaheuristic algorithm. The aim is to support test model specific generation algorithms. A simulator for NTAs will enable the metaheuristic to search for test goals in the model. For better performance, it will have an advanced parallelisation. Furthermore, input models will be used for search space reduction for even faster test case generation. The proposed approach allows the inclusion of an oracle generator that is able to provide expected outputs; this enables conformance checking between test models and systems under test. We plan to implement the outlined tool to enable test case generation even for models that are beyond the scope of currently available generators.</text:p>
          </table:table-cell>
          <table:table-cell office:value-type="string" calcext:value-type="string">
            <text:p>timed automata; metaheuristics; model based testing; search based testing</text:p>
          </table:table-cell>
          <table:table-cell office:value-type="string" calcext:value-type="string">
            <text:p>ACM</text:p>
          </table:table-cell>
          <table:table-cell table:number-columns-repeated="1011"/>
        </table:table-row>
        <table:table-row table:style-name="ro1">
          <table:table-cell office:value-type="string" calcext:value-type="string">
            <text:p>5ESDRUBT</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Fritz, Gilles; Beroulle, Vincent; Aktouf, Oum-El-Kheir; Hély, David</text:p>
          </table:table-cell>
          <table:table-cell office:value-type="string" calcext:value-type="string">
            <text:p>Evaluation of a New RFID System Performance Monitoring Approach</text:p>
          </table:table-cell>
          <table:table-cell office:value-type="string" calcext:value-type="string">
            <text:p>Proceedings of the Conference on Design, Automation and Test in Europe</text:p>
          </table:table-cell>
          <table:table-cell office:value-type="string" calcext:value-type="string">
            <text:p>978-3-9810801-8-6</text:p>
          </table:table-cell>
          <table:table-cell table:number-columns-repeated="2"/>
          <table:table-cell office:value-type="string" calcext:value-type="string">
            <text:p>https://ieeexplore.ieee.org/document/6176591</text:p>
          </table:table-cell>
          <table:table-cell office:value-type="string" calcext:value-type="string">
            <text:p>Several performance monitoring approaches allowing the detection of RFID system defects have been proposed in the past. This article evaluates 3 of these approaches using a SystemC model, SERFID, of a UHF RFID system. SERFID can simulate the EPC C1G2 standard for the UHF tag-reader communication and also allows a realistic bit error injection in their RF channel.</text:p>
          </table:table-cell>
          <table:table-cell office:value-type="string" calcext:value-type="string">
            <text:p>monitoring; on-line test; RFID; SystemC</text:p>
          </table:table-cell>
          <table:table-cell office:value-type="string" calcext:value-type="string">
            <text:p>ACM</text:p>
          </table:table-cell>
          <table:table-cell table:number-columns-repeated="1011"/>
        </table:table-row>
        <table:table-row table:style-name="ro1">
          <table:table-cell office:value-type="string" calcext:value-type="string">
            <text:p>C5AI53T3</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Sun, Boya; Shu, Gang; Podgurski, Andy; Robinson, Brian</text:p>
          </table:table-cell>
          <table:table-cell office:value-type="string" calcext:value-type="string">
            <text:p>Extending Static Analysis by Mining Project-Specific Rules</text:p>
          </table:table-cell>
          <table:table-cell office:value-type="string" calcext:value-type="string">
            <text:p>Proceedings of the 34th International Conference on Software Engineering</text:p>
          </table:table-cell>
          <table:table-cell office:value-type="string" calcext:value-type="string">
            <text:p>978-1-4673-1067-3</text:p>
          </table:table-cell>
          <table:table-cell table:number-columns-repeated="2"/>
          <table:table-cell office:value-type="string" calcext:value-type="string">
            <text:p>https://ieeexplore.ieee.org/document/6227114</text:p>
          </table:table-cell>
          <table:table-cell office:value-type="string" calcext:value-type="string">
            <text:p>Commercial static program analysis tools can be used to detect many defects that are common across applications. However, such tools currently have limited ability to reveal defects that are specific to individual projects, unless specialized checkers are devised and implemented by tool users. Developers do not typically exploit this capability. By contrast, defect mining tools developed by researchers can discover project-specific defects, but they require specialized expertise to employ and they may not be robust enough for general use. We present a hybrid approach in which a sophisticated dependence-based rule mining tool is used to discover project-specific programming rules, which are then transformed automatically into checkers that a commercial static analysis tool can run against a code base to reveal defects. We also present the results of an empirical study in which this approach was applied successfully to two large industrial code bases. Finally, we analyze the potential implications of this approach for software development practice.</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32JVIDT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Liu, Xiaolong; Hsieh, Yun-Ju; Chen, Riqing; Yuan, Shyan-Ming; Lv, Zhihan</text:p>
          </table:table-cell>
          <table:table-cell office:value-type="string" calcext:value-type="string">
            <text:p>Distributed Testing System for Web Service Based on Crowdsourcing</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18/2170585</text:p>
          </table:table-cell>
          <table:table-cell office:value-type="string" calcext:value-type="string">
            <text:p>https://doi.org/10.1155/2018/2170585</text:p>
          </table:table-cell>
          <table:table-cell office:value-type="string" calcext:value-type="string">
            <text:p>To appropriately realize the performance of a web service, it is essential to give it a comprehensive testing. Although an elastic test could be guaranteed in traditional cloud testing systems, the geographical test that supports real user behavior simulation remains a problem. In this paper, we propose a testing system based on a crowdsourcing model to carry out the distributed test on a target web server automatically. The proposed crowdsourcing-based testing system (CTS) provides a reliable testing model to simulate real user web browsing behaviors with the help of web browsers scattered all around the world. In order to make the entire test process the same as the real situation, two test modes are proposed to simulate real user activity. By evaluating every single resource of web service automatically, a tester can not only find out internal problems but also understand the performance of the web service. In addition, the complete geographical test is available with the performance measurements coming from different regions in the world. Several experiments are performed to validate the functionality and usability of CTS. It demonstrates that CTS is a complete and reliable web service testing system, which provides unique functions and satisfies different requirement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W9SENQQG</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nand, Saswat; Burke, Edmund K.; Chen, Tsong Yueh; Clark, John; Cohen, Myra B.; Grieskamp, Wolfgang; Harman, Mark; Harrold, Mary Jean; Mcminn, Phil</text:p>
          </table:table-cell>
          <table:table-cell office:value-type="string" calcext:value-type="string">
            <text:p>An Orchestrated Survey of Methodologies for Automated Software Test Case Generation</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3.02.061</text:p>
          </table:table-cell>
          <table:table-cell office:value-type="string" calcext:value-type="string">
            <text:p>https://doi.org/10.1016/j.jss.2013.02.061</text:p>
          </table:table-cell>
          <table:table-cell office:value-type="string" calcext:value-type="string">
            <text:p>Test case generation is among the most labour-intensive tasks in software testing. It also has a strong impact on the effectiveness and efficiency of software testing. For these reasons, it has been one of the most active research topics in software testing for several decades, resulting in many different approaches and tools. This paper presents an orchestrated survey of the most prominent techniques for automatic generation of software test cases, reviewed in self-standing sections. The techniques presented include: (a) structural testing using symbolic execution, (b) model-based testing, (c) combinatorial testing, (d) random testing and its variant of adaptive random testing, and (e) search-based testing. Each section is contributed by world-renowned active researchers on the technique, and briefly covers the basic ideas underlying the method, the current state of the art, a discussion of the open research problems, and a perspective of the future development of the approach. As a whole, the paper aims at giving an introductory, up-to-date and (relatively) short overview of research in automatic test case generation, while ensuring a comprehensive and authoritative treatment.</text:p>
          </table:table-cell>
          <table:table-cell office:value-type="string" calcext:value-type="string">
            <text:p>Test case generation; Adaptive random testing; Model-based testing; Combinatorial testing; Orchestrated survey; Search-based software testing; Software testing; Symbolic execution; Test automation</text:p>
          </table:table-cell>
          <table:table-cell office:value-type="string" calcext:value-type="string">
            <text:p>ACM</text:p>
          </table:table-cell>
          <table:table-cell table:number-columns-repeated="1011"/>
        </table:table-row>
        <table:table-row table:style-name="ro1">
          <table:table-cell office:value-type="string" calcext:value-type="string">
            <text:p>ZR7793D5</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Park, Joon S.; Chandramohan, Pratheep; Suresh, Avinash T.; Giordano, Joseph V.; Kwiat, Kevin A.</text:p>
          </table:table-cell>
          <table:table-cell office:value-type="string" calcext:value-type="string">
            <text:p>Component Survivability at Runtime for Mission-Critical Distributed Systems</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2-0818-2</text:p>
          </table:table-cell>
          <table:table-cell office:value-type="string" calcext:value-type="string">
            <text:p>https://doi.org/10.1007/s11227-012-0818-2</text:p>
          </table:table-cell>
          <table:table-cell office:value-type="string" calcext:value-type="string">
            <text:p>As information systems develop into larger and more complex implementations, the need for survivability in mission-critical systems is pressing. Furthermore, the requirement for protecting information systems becomes increasingly vital, while new threats are identified each day. It becomes more challenging to build systems that will detect such threats and recover from the damage. This is particularly critical for distributed mission-critical systems, which cannot afford a letdown in functionality even though there are internal component failures or compromises with malicious codes, especially in a downloaded component from an external source. Therefore, when using such a component, we should check to see if the source of the component is trusted and that the code has not been modified in an unauthorized manner since it was created. Furthermore, once we find failures or malicious codes in the component, we should fix those problems and continue the original functionality of the component at runtime so that we can support survivability in the mission-critical system. In this paper, we define our definition of survivability, discuss the survivability challenges in component-sharing in a large distributed system, identify the static and dynamic survivability models, and discuss their trade-offs. Consequently, we propose novel approaches for component survivability. Finally, we prove the feasibility of our ideas by implementing component recovery against internal failures and malicious codes based on the dynamic model.</text:p>
          </table:table-cell>
          <table:table-cell office:value-type="string" calcext:value-type="string">
            <text:p>Component survivability; Dynamic recovery; Runtime test; Security</text:p>
          </table:table-cell>
          <table:table-cell office:value-type="string" calcext:value-type="string">
            <text:p>ACM</text:p>
          </table:table-cell>
          <table:table-cell table:number-columns-repeated="1011"/>
        </table:table-row>
        <table:table-row table:style-name="ro1">
          <table:table-cell office:value-type="string" calcext:value-type="string">
            <text:p>ZRGSVZXN</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Faria, João Pascoal; Paiva, Ana C.</text:p>
          </table:table-cell>
          <table:table-cell office:value-type="string" calcext:value-type="string">
            <text:p>A Toolset for Conformance Testing against UML Sequence Diagrams Based on Event-Driven Colored Petri Nets</text:p>
          </table:table-cell>
          <table:table-cell office:value-type="string" calcext:value-type="string">
            <text:p>Int. J. Softw. Tools Technol. Transf.</text:p>
          </table:table-cell>
          <table:table-cell/>
          <table:table-cell office:value-type="string" calcext:value-type="string">
            <text:p>1433-2779</text:p>
          </table:table-cell>
          <table:table-cell office:value-type="string" calcext:value-type="string">
            <text:p>10.1007/s10009-014-0354-x</text:p>
          </table:table-cell>
          <table:table-cell office:value-type="string" calcext:value-type="string">
            <text:p>https://doi.org/10.1007/s10009-014-0354-x</text:p>
          </table:table-cell>
          <table:table-cell office:value-type="string" calcext:value-type="string">
            <text:p>Novel techniques and a toolset are presented for automatically testing the conformance of software implementations against partial behavioral models constituted by a set of parameterized UML sequence diagrams, describing both external interactions with users or client applications and internal interactions between objects in the system. Test code is automatically generated from the sequence diagrams and executed on the implementation under test, and test results and coverage information are presented back visually in the model. A runtime test library handles internal interaction checking, test stubs, and user interaction testing, taking advantage of aspect-oriented programming techniques. Incremental conformance checking is achieved by first translating sequence diagrams to Extended Petri Nets that combine the characteristics of Colored Petri Nets and Event-Driven Petri Nets.</text:p>
          </table:table-cell>
          <table:table-cell office:value-type="string" calcext:value-type="string">
            <text:p>Conformance testing; Petri nets; Sequence diagrams</text:p>
          </table:table-cell>
          <table:table-cell office:value-type="string" calcext:value-type="string">
            <text:p>ACM</text:p>
          </table:table-cell>
          <table:table-cell table:number-columns-repeated="1011"/>
        </table:table-row>
        <table:table-row table:style-name="ro1">
          <table:table-cell office:value-type="string" calcext:value-type="string">
            <text:p>TEME4WML</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Baek, Young-Min; Bae, Doo-Hwan</text:p>
          </table:table-cell>
          <table:table-cell office:value-type="string" calcext:value-type="string">
            <text:p>Automated Model-Based Android GUI Testing Using Multi-Level GUI Comparison Criteria</text:p>
          </table:table-cell>
          <table:table-cell office:value-type="string" calcext:value-type="string">
            <text:p>Proceedings of the 31st IEEE/ACM International Conference on Automated Software Engineering</text:p>
          </table:table-cell>
          <table:table-cell office:value-type="string" calcext:value-type="string">
            <text:p>978-1-4503-3845-5</text:p>
          </table:table-cell>
          <table:table-cell/>
          <table:table-cell office:value-type="string" calcext:value-type="string">
            <text:p>10.1145/2970276.2970313</text:p>
          </table:table-cell>
          <table:table-cell office:value-type="string" calcext:value-type="string">
            <text:p>https://doi.org/10.1145/2970276.2970313</text:p>
          </table:table-cell>
          <table:table-cell office:value-type="string" calcext:value-type="string">
            <text:p>Automated Graphical User Interface (GUI) testing is one of the most widely used techniques to detect faults in mobile applications (apps) and to test functionality and usability. GUI testing exercises behaviors of an application under test (AUT) by executing events on GUIs and checking whether the app behaves correctly. In particular, because Android leads in market share of mobile OS platforms, a lot of research on automated Android GUI testing techniques has been performed. Among various techniques, we focus on model-based Android GUI testing that utilizes a GUI model for systematic test generation and effective debugging support. Since test inputs are generated based on the underlying model, accurate GUI modeling of an AUT is the most crucial factor in order to generate effective test inputs. However, most modern Android apps contain a number of dynamically constructed GUIs that make accurate behavior modeling more challenging. To address this problem, we propose a set of multi-level GUI Comparison Criteria (GUICC) that provides the selection of multiple abstraction levels for GUI model generation. By using multilevel GUICC, we conducted empirical experiments to identify the influence of GUICC on testing effectiveness. Results show that our approach, which performs model-based testing with multi-level GUICC, achieved higher effectiveness than activity-based GUI model generation. We also found that multi-level GUICC can alleviate the inherent state explosion problems of existing a single-level GUICC for behavior modeling of real-world Android apps by flexibly manipulating GUICC.</text:p>
          </table:table-cell>
          <table:table-cell office:value-type="string" calcext:value-type="string">
            <text:p>Android application testing; GUI comparison criteria; GUI model generation; GUI testing; Model-based test input generation</text:p>
          </table:table-cell>
          <table:table-cell office:value-type="string" calcext:value-type="string">
            <text:p>ACM</text:p>
          </table:table-cell>
          <table:table-cell table:number-columns-repeated="1011"/>
        </table:table-row>
        <table:table-row table:style-name="ro1">
          <table:table-cell office:value-type="string" calcext:value-type="string">
            <text:p>ULPPHAV6</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Francisco, Miguel A.; Castro, Laura M.</text:p>
          </table:table-cell>
          <table:table-cell office:value-type="string" calcext:value-type="string">
            <text:p>Automatic Generation of Test Models and Properties from UML Models with OCL Constraints</text:p>
          </table:table-cell>
          <table:table-cell office:value-type="string" calcext:value-type="string">
            <text:p>Proceedings of the 12th Workshop on OCL and Textual Modelling</text:p>
          </table:table-cell>
          <table:table-cell office:value-type="string" calcext:value-type="string">
            <text:p>978-1-4503-1799-3</text:p>
          </table:table-cell>
          <table:table-cell/>
          <table:table-cell office:value-type="string" calcext:value-type="string">
            <text:p>10.1145/2428516.2428525</text:p>
          </table:table-cell>
          <table:table-cell office:value-type="string" calcext:value-type="string">
            <text:p>https://doi.org/10.1145/2428516.2428525</text:p>
          </table:table-cell>
          <table:table-cell office:value-type="string" calcext:value-type="string">
            <text:p>Model-Based Testing and Property-Based Testing are two testing methodologies that usually facilitate the automation of the generation of test cases, using either models or properties as basis to derive complete test suites. In doing so, they also contribute to reduce both the source code needed for testing purposes and the time spent on writing those tests, hence saving effort and increasing maintainability.In this paper, we describe how to generate complete property-based test suites automatically translated from a model that describes the system under test, specifically a UML model with OCL constraints. The proposed approach can be applied to both stateless and stateful components.We have used QuickCheck, an automatic property-based testing tool for test case generation, execution and diagnosis, as support tool. Our method produces QuickCheck executable test models as output, so we use the same tool to run and evaluate them. As part of our work, we analyze and discuss the advantages and disadvantages of our approach in contrast to writing test suites manually.</text:p>
          </table:table-cell>
          <table:table-cell office:value-type="string" calcext:value-type="string">
            <text:p>black-box testing; functional testing; model-based testing; OCL; property-based testing; QuickCheck; testing; UML</text:p>
          </table:table-cell>
          <table:table-cell office:value-type="string" calcext:value-type="string">
            <text:p>ACM</text:p>
          </table:table-cell>
          <table:table-cell table:number-columns-repeated="1011"/>
        </table:table-row>
        <table:table-row table:style-name="ro1">
          <table:table-cell office:value-type="string" calcext:value-type="string">
            <text:p>KECMNQJX</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Lam, Edmund S. L.; Zhang, Peilun; Chang, Bor-Yuh Evan</text:p>
          </table:table-cell>
          <table:table-cell office:value-type="string" calcext:value-type="string">
            <text:p>ChimpCheck: Property-Based Randomized Test Generation for Interactive Apps</text:p>
          </table:table-cell>
          <table:table-cell office:value-type="string" calcext:value-type="string">
            <text:p>Proceedings of the 2017 ACM SIGPLAN International Symposium on New Ideas, New Paradigms, and Reflections on Programming and Software</text:p>
          </table:table-cell>
          <table:table-cell office:value-type="string" calcext:value-type="string">
            <text:p>978-1-4503-5530-8</text:p>
          </table:table-cell>
          <table:table-cell/>
          <table:table-cell office:value-type="string" calcext:value-type="string">
            <text:p>10.1145/3133850.3133853</text:p>
          </table:table-cell>
          <table:table-cell office:value-type="string" calcext:value-type="string">
            <text:p>https://doi.org/10.1145/3133850.3133853</text:p>
          </table:table-cell>
          <table:table-cell office:value-type="string" calcext:value-type="string">
            <text:p>We consider the problem of generating relevant execution traces to test rich interactive applications. Rich interactive applications, such as apps on mobile platforms, are complex stateful and often distributed systems where sufficiently exercising the app with user-interaction (UI) event sequences to expose defects is both hard and time-consuming. In particular, there is a fundamental tension between brute-force random UI exercising tools, which are fully-automated but offer low relevance, and UI test scripts, which are manual but offer high relevance. In this paper, we consider a middle way—enabling a seamless fusion of scripted and randomized UI testing. This fusion is prototyped in a testing tool called ChimpCheck for programming, generating, and executing property-based randomized test cases for Android apps. Our approach realizes this fusion by offering a high-level, embedded domain-specific language for defining custom generators of simulated user-interaction event sequences. What follows is a combinator library built on industrial strength frameworks for property-based testing (ScalaCheck) and Android testing (Android JUnit and Espresso) to implement property-based randomized testing for Android development. Driven by real, reported issues in open source Android apps, we show, through case studies, how ChimpCheck enables expressing effective testing patterns in a compact manner.</text:p>
          </table:table-cell>
          <table:table-cell office:value-type="string" calcext:value-type="string">
            <text:p>property-based testing; Android; domain-specific languages; interactive applications; test generation</text:p>
          </table:table-cell>
          <table:table-cell office:value-type="string" calcext:value-type="string">
            <text:p>ACM</text:p>
          </table:table-cell>
          <table:table-cell table:number-columns-repeated="1011"/>
        </table:table-row>
        <table:table-row table:style-name="ro1">
          <table:table-cell office:value-type="string" calcext:value-type="string">
            <text:p>Q3CMIH5Z</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djir, Noureddine; de Saqui-Sannes, Pierre; Rahmouni, Kamel Mustapha</text:p>
          </table:table-cell>
          <table:table-cell office:value-type="string" calcext:value-type="string">
            <text:p>Conformance Testing of Preemptive Real-Time Systems</text:p>
          </table:table-cell>
          <table:table-cell office:value-type="string" calcext:value-type="string">
            <text:p>Int. J. Embed. Real-Time Commun. Syst.</text:p>
          </table:table-cell>
          <table:table-cell/>
          <table:table-cell office:value-type="string" calcext:value-type="string">
            <text:p>1947-3176</text:p>
          </table:table-cell>
          <table:table-cell office:value-type="string" calcext:value-type="string">
            <text:p>10.4018/ijertcs.2013100101</text:p>
          </table:table-cell>
          <table:table-cell office:value-type="string" calcext:value-type="string">
            <text:p>https://doi.org/10.4018/ijertcs.2013100101</text:p>
          </table:table-cell>
          <table:table-cell office:value-type="string" calcext:value-type="string">
            <text:p>The paper presents an approach for model-based black-box conformance testing of preemptive real-time systems using Labeled Prioritized Time Petri Nets with Stopwatches LPrSwTPN. These models not only specify system/environment interactions and time constraints. They further enable modelling of suspend/resume operations in real-time systems. The test specification used to generate test primitives, to check the correctness of system responses and to draw test verdicts is an LPrSwTPN made up of two concurrent sub-nets that respectively specify the system under test and its environment. The algorithms used in the TINA model analyzer have been extended to support concurrent composed subnets. Relativized stopwatch timed input/output conformance serves as the notion of implementation correctness, essentially timed trace inclusion taking environment assumptions into account. Assuming the modelled systems are non deterministic and partially observable, the paper proposes a test generation and execution algorithm which is based on symbolic techniques and implements an online testing policy and outputs test results for the part of the selected environment.</text:p>
          </table:table-cell>
          <table:table-cell office:value-type="string" calcext:value-type="string">
            <text:p>Conformance Testing; Online Testing; Preemptive Real-Time Systems; Stopwatches; Time Petri Nets</text:p>
          </table:table-cell>
          <table:table-cell office:value-type="string" calcext:value-type="string">
            <text:p>ACM</text:p>
          </table:table-cell>
          <table:table-cell table:number-columns-repeated="1011"/>
        </table:table-row>
        <table:table-row table:style-name="ro1">
          <table:table-cell office:value-type="string" calcext:value-type="string">
            <text:p>IDSQUM76</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Zhou, Jingyu; Tian, Shulin; Yang, Chenglin; Ren, Xuelong</text:p>
          </table:table-cell>
          <table:table-cell office:value-type="string" calcext:value-type="string">
            <text:p>Test Generation Algorithm for Fault Detection of Analog Circuits Based on Extreme Learning Machine</text:p>
          </table:table-cell>
          <table:table-cell office:value-type="string" calcext:value-type="string">
            <text:p>Intell. Neuroscience</text:p>
          </table:table-cell>
          <table:table-cell/>
          <table:table-cell office:value-type="string" calcext:value-type="string">
            <text:p>1687-5265</text:p>
          </table:table-cell>
          <table:table-cell office:value-type="string" calcext:value-type="string">
            <text:p>10.1155/2014/740838</text:p>
          </table:table-cell>
          <table:table-cell office:value-type="string" calcext:value-type="string">
            <text:p>https://doi.org/10.1155/2014/740838</text:p>
          </table:table-cell>
          <table:table-cell office:value-type="string" calcext:value-type="string">
            <text:p>This paper proposes a novel test generation algorithm based on extreme learning machine (ELM), and such algorithm is cost-effective and low-risk for analog device under test (DUT). This method uses test patterns derived from the test generation algorithm to stimulate DUT, and then samples output responses of the DUT for fault classification and detection. The novel ELM-based test generation algorithm proposed in this paper contains mainly three aspects of innovation. Firstly, this algorithm saves time efficiently by classifying response space with ELM. Secondly, this algorithm can avoid reduced test precision efficiently in case of reduction of the number of impulse-response samples. Thirdly, a new process of test signal generator and a test structure in test generation algorithm are presented, and both of them are very simple. Finally, the above mentioned improvement and functioning are confirmed in experiment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THECR3U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nisetti, Marco; Ardagna, Claudio; Damiani, Ernesto; Polegri, Gianluca</text:p>
          </table:table-cell>
          <table:table-cell office:value-type="string" calcext:value-type="string">
            <text:p>Test-Based Security Certification of Composite Services</text:p>
          </table:table-cell>
          <table:table-cell office:value-type="string" calcext:value-type="string">
            <text:p>ACM Trans. Web</text:p>
          </table:table-cell>
          <table:table-cell/>
          <table:table-cell office:value-type="string" calcext:value-type="string">
            <text:p>1559-1131</text:p>
          </table:table-cell>
          <table:table-cell office:value-type="string" calcext:value-type="string">
            <text:p>10.1145/3267468</text:p>
          </table:table-cell>
          <table:table-cell office:value-type="string" calcext:value-type="string">
            <text:p>https://doi.org/10.1145/3267468</text:p>
          </table:table-cell>
          <table:table-cell office:value-type="string" calcext:value-type="string">
            <text:p>The diffusion of service-based and cloud-based systems has created a scenario where software is often made available as services, offered as commodities over corporate networks or the global net. This scenario supports the definition of business processes as composite services, which are implemented via either static or runtime composition of offerings provided by different suppliers. Fast and accurate evaluation of services’ security properties becomes then a fundamental requirement and is nowadays part of the software development process. In this article, we show how the verification of security properties of composite services can be handled by test-based security certification and built to be effective and efficient in dynamic composition scenarios. Our approach builds on existing security certification schemes for monolithic services and extends them towards service compositions. It virtually certifies composite services, starting from certificates awarded to the component services. We describe three heuristic algorithms for generating runtime test-based evidence of the composite service holding the properties. These algorithms are compared with the corresponding exhaustive algorithm to evaluate their quality and performance. We also evaluate the proposed approach in a real-world industrial scenario, which considers ENGpay online payment system of Engineering Ingegneria Informatica S.p.A. The proposed industrial evaluation presents the utility and generality of the proposed approach by showing how certification results can be used as a basis to establish compliance to Payment Card Industry Data Security Standard.</text:p>
          </table:table-cell>
          <table:table-cell office:value-type="string" calcext:value-type="string">
            <text:p>model-based testing; security certification; service-oriented architecture; web services; Cloud; service composition; software-as-a-service</text:p>
          </table:table-cell>
          <table:table-cell office:value-type="string" calcext:value-type="string">
            <text:p>ACM</text:p>
          </table:table-cell>
          <table:table-cell table:number-columns-repeated="1011"/>
        </table:table-row>
        <table:table-row table:style-name="ro1">
          <table:table-cell office:value-type="string" calcext:value-type="string">
            <text:p>V42FT2IR</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ang, Y.; Chen, L.; Kirkwood, D.; Fu, P.; Lv, J.; Roberts, C.</text:p>
          </table:table-cell>
          <table:table-cell office:value-type="string" calcext:value-type="string">
            <text:p>Hybrid Online Model-Based Testing for Communication-Based Train Control Systems</text:p>
          </table:table-cell>
          <table:table-cell office:value-type="string" calcext:value-type="string">
            <text:p>IEEE Intelligent Transportation Systems Magazine</text:p>
          </table:table-cell>
          <table:table-cell table:number-columns-repeated="2"/>
          <table:table-cell office:value-type="string" calcext:value-type="string">
            <text:p>10.1109/MITS.2018.2842230</text:p>
          </table:table-cell>
          <table:table-cell office:value-type="string" calcext:value-type="string">
            <text:p>https://www.scopus.com/inward/record.uri?eid=2-s2.0-85048505135&amp;doi=10.1109%2fMITS.2018.2842230&amp;partnerID=40&amp;md5=60ea853f06e8805627f2e2234c866d26</text:p>
          </table:table-cell>
          <table:table-cell office:value-type="string" calcext:value-type="string">
            <text:p>Communication-Based Train Control (CBTC) systems have been increasingly implemented on metro systems because of their characteristics, which result in safety and capacity improvements for metro operations. Automatic testing methods such as Model-Based Testing (MBT) have been applied to solve some particularly simple and ideal case studies. To bring automation to HIL testing, the authors apply MBT to HIL testing and present a novel hybrid online MBT testing platform that combines formal modelling methods with simulation. The theoretical methodology of the hybrid MBT, the platform architecture, and the testing results produced by the platform are described with a case study of a system under test (SUT) of a real Vehicle On-Board Controller (VOBC). © 2009-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ATDUTYE</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rcaini, P.; Mirandola, R.; Riccobene, E.; Scandurra, P.</text:p>
          </table:table-cell>
          <table:table-cell office:value-type="string" calcext:value-type="string">
            <text:p>Model-Based Testing for MAPE-K adaptation control loops</text:p>
          </table:table-cell>
          <table:table-cell office:value-type="string" calcext:value-type="string">
            <text:p>Proceedings - 2020 IEEE 13th International Conference on Software Testing, Verification and Validation Workshops, ICSTW 2020</text:p>
          </table:table-cell>
          <table:table-cell table:number-columns-repeated="2"/>
          <table:table-cell office:value-type="string" calcext:value-type="string">
            <text:p>10.1109/ICSTW50294.2020.00024</text:p>
          </table:table-cell>
          <table:table-cell office:value-type="string" calcext:value-type="string">
            <text:p>https://www.scopus.com/inward/record.uri?eid=2-s2.0-85091805196&amp;doi=10.1109%2fICSTW50294.2020.00024&amp;partnerID=40&amp;md5=7a7ebf2458e26eb644c40f16570ab397</text:p>
          </table:table-cell>
          <table:table-cell office:value-type="string" calcext:value-type="string">
            <text:p>Self-adaptation is an effective solution for complex systems that need to adapt themselves to external changes while keeping internal goals; it can be realized in terms of MAPE-K feedback control loops, organized according to specific MAPE patterns in case of decentralized and distributed control. The MSL-centric framework allows the definition of the structure of MAPE-K loops using the MAPE Specification Language (MSL), and the description of its adaptation logic in terms of self-adaptive Abstract State Machines (ASMs). These models can be tested by exploiting classical model-based testing for ASMs that allows structural coverage of ASM models, but which is not adequate to test executions that are peculiar of the structure of MAPE-K loops. To overcome this limitation, in this paper, we propose a MAPE-based testing approach, which generates, from the MSL model, test goals specifying requirements on the control loop executions, translates these into concrete test predicates for the corresponding self-adaptive ASM, and then generates (by using a model checking based technique) abstract tests covering these test predicates. Such abstract tests are suitable to test the desired executions of MAPE control loops. The application of the approach is demonstrated on a smart home case study.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JRYW2A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handrasekaran, J.; Lei, Y.; Kacker, R.; Richard Kuhn, D.</text:p>
          </table:table-cell>
          <table:table-cell office:value-type="string" calcext:value-type="string">
            <text:p>A combinatorial approach to testing deep neural network-based autonomous driving systems</text:p>
          </table:table-cell>
          <table:table-cell office:value-type="string" calcext:value-type="string">
            <text:p>Proceedings - 2021 IEEE 14th International Conference on Software Testing, Verification and Validation Workshops, ICSTW 2021</text:p>
          </table:table-cell>
          <table:table-cell table:number-columns-repeated="2"/>
          <table:table-cell office:value-type="string" calcext:value-type="string">
            <text:p>10.1109/ICSTW52544.2021.00022</text:p>
          </table:table-cell>
          <table:table-cell office:value-type="string" calcext:value-type="string">
            <text:p>https://www.scopus.com/inward/record.uri?eid=2-s2.0-85108022851&amp;doi=10.1109%2fICSTW52544.2021.00022&amp;partnerID=40&amp;md5=9e9dbd222ffef4457ff2c8c660df1fc3</text:p>
          </table:table-cell>
          <table:table-cell office:value-type="string" calcext:value-type="string">
            <text:p>Recent advancements in the field of deep learning have enabled its application in Autonomous Driving Systems (ADS). A Deep Neural Network (DNN) model is often used to perform tasks such as pedestrian detection, object detection, and steering control in ADS. Unfortunately, DNN models could exhibit incorrect or unexpected behavior in real-world scenarios. There is a need to rigorously test these models with real-world driving scenarios so that safety-critical bugs can be detected before their deployment in the real world.In this paper, we propose a combinatorial approach to testing DNN models. Our approach generates test images by applying a set of combinations of some basic image transformation operations to a seed image. First, we identify a set of valid transformation operations or simply transformations. Next, we design an input parameter model based on the valid transformations and generate a t-way (t=2) combinatorial test set. Each test represents a combination of transformations, and can be used to produce a test image. We execute the test images on a DNN model and distinguish between consistent and inconsistent behavior using a relation. We conducted an experimental evaluation of our approach on three DNN models that are used in the Udacity challenge. Our results suggest that test images generated by our approach can effectively identify inconsistent behaviors and can significantly increase neuron coverage. To the best of our knowledge, our work is the first effort to use a combinatorial testing approach to generating test images based on image transformations for testing DNNs used in ADS.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3PXTIHSC</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Sun, C.-A.; Wang, G.; Mu, B.; Liu, H.; Wang, Z.; Chen, T.Y.</text:p>
          </table:table-cell>
          <table:table-cell office:value-type="string" calcext:value-type="string">
            <text:p>A metamorphic relation-based approach to testing web services without oracles</text:p>
          </table:table-cell>
          <table:table-cell office:value-type="string" calcext:value-type="string">
            <text:p>International Journal of Web Services Research</text:p>
          </table:table-cell>
          <table:table-cell table:number-columns-repeated="2"/>
          <table:table-cell office:value-type="string" calcext:value-type="string">
            <text:p>10.4018/jwsr.2012010103</text:p>
          </table:table-cell>
          <table:table-cell office:value-type="string" calcext:value-type="string">
            <text:p>https://www.scopus.com/inward/record.uri?eid=2-s2.0-84870268295&amp;doi=10.4018%2fjwsr.2012010103&amp;partnerID=40&amp;md5=560d232e023080d18e42f9dad685bc3c</text:p>
          </table:table-cell>
          <table:table-cell office:value-type="string" calcext:value-type="string">
            <text:p>Service Oriented Architecture (SOA) has become a major application development paradigm. As a basic unit of SOA applications, Web services significantly affect the quality of the applications constructed from them. In the context of SOA, the specification and implementation of Web services are completely separated. The lack of source code and the restricted control of Web services limit the testability of Web services, and make the oracle problem prominent. In this context, can one alleviate the test oracle problem, or effectively and efficiently test such Web services even without oracles? It is an important issue which has not been yet adequately addressed. To address the challenge of testing Web services, the authors propose a metamorphic relation-based approach to testing Web services without oracles. The proposed approach leverages so-called metamorphic relations to generate test cases and evaluate test results. To make the proposed approach practical and effective, the authors proposed a framework taking into account the unique features of SOA, and developed a prototype which partially automates the framework. Three case studies are conducted to validate the feasibility and effectiveness of the proposed approach. The work presented in the paper not only alleviates the test oracle problem of testing Web services, but also delivers an effective and efficient test technique without oracles. Copyright © 2012, IGI Global.</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XALV3UH</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Carnevali, L.; Ridi, L.; Vicario, E.</text:p>
          </table:table-cell>
          <table:table-cell office:value-type="string" calcext:value-type="string">
            <text:p>A quantitative approach to input generation in real-time testing of stochastic systems</text:p>
          </table:table-cell>
          <table:table-cell office:value-type="string" calcext:value-type="string">
            <text:p>IEEE Transactions on Software Engineering</text:p>
          </table:table-cell>
          <table:table-cell table:number-columns-repeated="2"/>
          <table:table-cell office:value-type="string" calcext:value-type="string">
            <text:p>10.1109/TSE.2012.42</text:p>
          </table:table-cell>
          <table:table-cell office:value-type="string" calcext:value-type="string">
            <text:p>https://www.scopus.com/inward/record.uri?eid=2-s2.0-84879925698&amp;doi=10.1109%2fTSE.2012.42&amp;partnerID=40&amp;md5=59fac79a9f0fc0da47f4ae49e8a06ddc</text:p>
          </table:table-cell>
          <table:table-cell office:value-type="string" calcext:value-type="string">
            <text:p>In the process of testing of concurrent timed systems, input generation identifies values of temporal parameters that let the Implementation Under Test (IUT) execute selected cases. However, when some parameters are not under control of the driver, test execution may diverge from the selected input and produce an inconclusive behavior. We formulate the problem on the basis of an abstraction of the IUT which we call partially stochastic Time Petri Net (psTPN), where controllable parameters are modeled as nondeterministic values and noncontrollable parameters as random variables with general (GEN) distribution. With reference to this abstraction, we derive the analytical form of the probability that the IUT runs along a selected behavior as a function of choices taken on controllable parameters. In the applicative perspective of real-time testing, this identifies a theoretical upper limit on the probability of a conclusive result, thus providing a means to plan the number of test repetitions that are necessary to guarantee a given probability of test-case coverage. It also provides a constructive technique for an optimal or suboptimal approach to input generation and a way to characterize the probability of conclusive testing under other suboptimal strategies. © 2013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GU5B79XF</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Narizzano, M.; Pulina, L.; Tacchella, A.; Vuotto, S.</text:p>
          </table:table-cell>
          <table:table-cell office:value-type="string" calcext:value-type="string">
            <text:p>Automated Requirements-Based Testing of Black-Box Reac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5754-6_9</text:p>
          </table:table-cell>
          <table:table-cell office:value-type="string" calcext:value-type="string">
            <text:p>https://www.scopus.com/inward/record.uri?eid=2-s2.0-85089714786&amp;doi=10.1007%2f978-3-030-55754-6_9&amp;partnerID=40&amp;md5=141386dfbfbdcfb939959584c86dec81</text:p>
          </table:table-cell>
          <table:table-cell office:value-type="string" calcext:value-type="string">
            <text:p>We present a new approach to conformance testing of black-box reactive systems. We consider system specifications written as linear temporal logic formulas to generate tests as sequences of input/output pairs: inputs are extracted from the Büchi automata corresponding to the specifications, and outputs are obtained by feeding the inputs to the systems. Conformance is checked by comparing input/output sequences with automata traces to detect violations of the specifications. We consider several criteria for extracting tests and for stopping generation, and we compare them experimentally using both indicators of coverage and error-detection. The results show that our methodology can generate test suites with good system coverage and error-detection capability. © 2020, Springer Nature Switzerland 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282KT66</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Iqbal, M.Z.; Arcuri, A.; Briand, L.</text:p>
          </table:table-cell>
          <table:table-cell office:value-type="string" calcext:value-type="string">
            <text:p>Environment modeling and simulation for automated testing of soft real-time embedded software</text:p>
          </table:table-cell>
          <table:table-cell office:value-type="string" calcext:value-type="string">
            <text:p>Software and Systems Modeling</text:p>
          </table:table-cell>
          <table:table-cell table:number-columns-repeated="2"/>
          <table:table-cell office:value-type="string" calcext:value-type="string">
            <text:p>10.1007/s10270-013-0328-6</text:p>
          </table:table-cell>
          <table:table-cell office:value-type="string" calcext:value-type="string">
            <text:p>https://www.scopus.com/inward/record.uri?eid=2-s2.0-84921347108&amp;doi=10.1007%2fs10270-013-0328-6&amp;partnerID=40&amp;md5=afb732ac9876d2b4131fa93efd383814</text:p>
          </table:table-cell>
          <table:table-cell office:value-type="string" calcext:value-type="string">
            <text:p>Given the challenges of testing at the system level, only a fully automated approach can really scale up to industrial real-time embedded systems (RTES). Our goal is to provide a practical approach to the model-based testing of RTES by allowing system testers, who are often not familiar with the system’s design but are application domain experts, to model the system environment in such a way as to enable its black-box test automation. Environment models can support the automation of three tasks: the code generation of an environment simulator to enable testing on the development platform or without involving actual hardware, the selection of test cases, and the evaluation of their expected results (oracles). From a practical standpoint—and such considerations are crucial for industrial adoption—environment modeling should be based on modeling standards (1) that are at an adequate level of abstraction, (2) that software engineers are familiar with, and (3) that are well supported by commercial or open source tools. In this paper, we propose a precise environment modeling methodology fitting these requirements and discuss how these models can be used to generate environment simulators. The environment models are expressed using UML/MARTE and OCL, which are international standards for real-time systems and constraint modeling. The presented techniques are evaluated on a set of three artificial problems and on two industrial RTES. © 2013, Springer-Verlag Berlin Heidelber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TB9JDFS</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You, D.; Rayadurgam, S.; Heimdahl, M.P.E.; Komp, J.; Kim, B.; Sokolsky, O.</text:p>
          </table:table-cell>
          <table:table-cell office:value-type="string" calcext:value-type="string">
            <text:p>Executing model-based tests on platform-specific implementations</text:p>
          </table:table-cell>
          <table:table-cell office:value-type="string" calcext:value-type="string">
            <text:p>Proceedings - 2015 30th IEEE/ACM International Conference on Automated Software Engineering, ASE 2015</text:p>
          </table:table-cell>
          <table:table-cell table:number-columns-repeated="2"/>
          <table:table-cell office:value-type="string" calcext:value-type="string">
            <text:p>10.1109/ASE.2015.64</text:p>
          </table:table-cell>
          <table:table-cell office:value-type="string" calcext:value-type="string">
            <text:p>https://www.scopus.com/inward/record.uri?eid=2-s2.0-84963831530&amp;doi=10.1109%2fASE.2015.64&amp;partnerID=40&amp;md5=92dbcec0dd5903e3a3a2f54201a319f4</text:p>
          </table:table-cell>
          <table:table-cell office:value-type="string" calcext:value-type="string">
            <text:p>Model-based testing of embedded real-time systems is challenging because platform-specific details are often abstracted away to make the models amenable to various analyses. Testing an implementation to expose non-conformance to such a model requires reconciling differences arising from these abstractions. Due to stateful behavior, naive comparisons of model and system behaviors often fail causing numerous false positives. Previously proposed approaches address this by being reactively permissive: passing criteria are relaxed to reduce false positives, but may increase false negatives, which is particularly bothersome for safety-critical systems. To address this concern, we propose an automated approach that is proactively adaptive: test stimuli and system responses are suitably modified taking into account platform-specific aspects so that the modified test when executed on the platform-specific implementation exercises the intended scenario captured in the original model-based test. We show that the new framework eliminates false negatives while keeping the number of false positives low for a variety of platform-specific configurations. © 2015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RYD6RJA</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Krichen, M.</text:p>
          </table:table-cell>
          <table:table-cell office:value-type="string" calcext:value-type="string">
            <text:p>Improving Formal Verification and Testing Techniques for Internet of Things and Smart Cities</text:p>
          </table:table-cell>
          <table:table-cell office:value-type="string" calcext:value-type="string">
            <text:p>Mobile Networks and Applications</text:p>
          </table:table-cell>
          <table:table-cell table:number-columns-repeated="2"/>
          <table:table-cell office:value-type="string" calcext:value-type="string">
            <text:p>10.1007/s11036-019-01369-6</text:p>
          </table:table-cell>
          <table:table-cell office:value-type="string" calcext:value-type="string">
            <text:p>https://www.scopus.com/inward/record.uri?eid=2-s2.0-85073942047&amp;doi=10.1007%2fs11036-019-01369-6&amp;partnerID=40&amp;md5=0a189c027be366b0c5d31c1177ab160e</text:p>
          </table:table-cell>
          <table:table-cell office:value-type="string" calcext:value-type="string">
            <text:p>We are interested in formal verification and model-based testing for Internet of Things and Smart Cities. In general these two techniques suffer from state explosion problem. To remedy this situation we propose a set of techniques which aim to reduce the cost, duration and complexity of the considered problems. On the first hand the techniques realted to formal verification are as follows. First, Abstraction consists in modelling a part of the system accurately and the other parts at high level. Second, Modularization and Compositionality consist in splitting the whole system into smaller subsystems. Third, Symmetry Detection exploits symmetries that take place during the system execution. Fourth, Data Independence consists in detecting that the behaviour of the considered system does not depend on some data inputs. Fifth, Eliminating Functional Dependencies consists in removing dependency among state variables. Sixth, Exploiting Reversible Rules consists in collapsing subgraphs of the graph of states into abstract states. On the second hand the techniques related to model-based testing are as follows. First, Refinement Techniques extract test scenarios directly from the untimed specification. Second, the Reduction of the Size of Digital-Clock Tests Technique provides a heuristic to reduce the size of the generated tests. Third, the Timed Automata Testers Generation Technique allows to produce testers in the form of deterministic timed automata. Fourth, the Test Cases Updating Technique after System Evolution makes it possible to reduce the number of tests to be generated after each adaptation. Fifth, the Resource Aware Test Component Placement Technique allows to produce a placement plan of the different testers. Sixth, Coverage Technique generates a reasonable-size set of tests. A case study is proposed in order to illustrate the use of these techniques. © 2019,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D9CA3E6J</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 T.; Ali, S.; Yue, T.</text:p>
          </table:table-cell>
          <table:table-cell office:value-type="string" calcext:value-type="string">
            <text:p>Modeling foundations for executable model-based testing of self-healing cyber-physical systems</text:p>
          </table:table-cell>
          <table:table-cell office:value-type="string" calcext:value-type="string">
            <text:p>Software and Systems Modeling</text:p>
          </table:table-cell>
          <table:table-cell table:number-columns-repeated="2"/>
          <table:table-cell office:value-type="string" calcext:value-type="string">
            <text:p>10.1007/s10270-018-00703-y</text:p>
          </table:table-cell>
          <table:table-cell office:value-type="string" calcext:value-type="string">
            <text:p>https://www.scopus.com/inward/record.uri?eid=2-s2.0-85057563276&amp;doi=10.1007%2fs10270-018-00703-y&amp;partnerID=40&amp;md5=59e7180d6301b8686845f7dca120e8b4</text:p>
          </table:table-cell>
          <table:table-cell office:value-type="string" calcext:value-type="string">
            <text:p>Self-healing cyber-physical systems (SH-CPSs) detect and recover from faults by themselves at runtime. Testing such systems is challenging due to the complex implementation of self-healing behaviors and their interaction with the physical environment, both of which are uncertain. To this end, we propose an executable model-based approach to test self-healing behaviors under environmental uncertainties. The approach consists of a Modeling Framework of SH-CPSs (MoSH) and an accompanying Test Model Executor (TM-Executor). MoSH provides a set of modeling constructs and a methodology to specify executable test models, which capture expected system behaviors and environmental uncertainties. TM-Executor executes the test models together with the systems under test, to dynamically test their self-healing behaviors under uncertainties. We demonstrated the successful application of MoSH to specify 11 self-healing behaviors and 17 uncertainties for three SH-CPSs. The time spent by TM-Executor to perform testing activities was in the order of milliseconds, though the time spent was strongly correlated with the complexity of test models. © 2018, Springer-Verlag GmbH Germany,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TINQTBP</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v, J.; Yin, B.-B.; Cai, K.-Y.</text:p>
          </table:table-cell>
          <table:table-cell office:value-type="string" calcext:value-type="string">
            <text:p>On the asymptotic behavior of adaptive testing strategy for software reliability assessment</text:p>
          </table:table-cell>
          <table:table-cell office:value-type="string" calcext:value-type="string">
            <text:p>IEEE Transactions on Software Engineering</text:p>
          </table:table-cell>
          <table:table-cell table:number-columns-repeated="2"/>
          <table:table-cell office:value-type="string" calcext:value-type="string">
            <text:p>10.1109/TSE.2014.2310194</text:p>
          </table:table-cell>
          <table:table-cell office:value-type="string" calcext:value-type="string">
            <text:p>https://www.scopus.com/inward/record.uri?eid=2-s2.0-84900543881&amp;doi=10.1109%2fTSE.2014.2310194&amp;partnerID=40&amp;md5=1b949b6f87ff2139a401c3141193da74</text:p>
          </table:table-cell>
          <table:table-cell office:value-type="string" calcext:value-type="string">
            <text:p>In software reliability assessment, one problem of interest is how to minimize the variance of reliability estimator, which is often considered as an optimization goal. The basic idea is that an estimator with lower variance makes the estimates more predictable and accurate. Adaptive Testing (AT) is an online testing strategy, which can be adopted to minimize the variance of software reliability estimator. In order to reduce the computational overhead of decision-making, the implemented AT strategy in practice deviates from its theoretical design that guarantees AT's local optimality. This work aims to investigate the asymptotic behavior of AT to improve its global performance without losing the local optimality. To this end, a new AT strategy named Adaptive Testing with Gradient Descent method (AT-GD) is proposed. Theoretical analysis indicates that AT-GD, a locally optimal testing strategy, converges to the globally optimal solution as the assessment process proceeds. Simulation and experiments are set up to validate AT-GD's effectiveness and efficiency. Besides, sensitivity analysis of AT-GD is also conducted in this study. © 2012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NAH7PI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Arrieta, A.; Ayerdi, J.; Illarramendi, M.; Agirre, A.; Sagardui, G.; Arratibel, M.</text:p>
          </table:table-cell>
          <table:table-cell office:value-type="string" calcext:value-type="string">
            <text:p>Using Machine Learning to Build Test Oracles: An Industrial Case Study on Elevators Dispatching Algorithms</text:p>
          </table:table-cell>
          <table:table-cell office:value-type="string" calcext:value-type="string">
            <text:p>Proceedings - 2021 IEEE/ACM International Conference on Automation of Software Test, AST 2021</text:p>
          </table:table-cell>
          <table:table-cell table:number-columns-repeated="2"/>
          <table:table-cell office:value-type="string" calcext:value-type="string">
            <text:p>10.1109/AST52587.2021.00012</text:p>
          </table:table-cell>
          <table:table-cell office:value-type="string" calcext:value-type="string">
            <text:p>https://www.scopus.com/inward/record.uri?eid=2-s2.0-85113796813&amp;doi=10.1109%2fAST52587.2021.00012&amp;partnerID=40&amp;md5=d87801936804d4a118b48cef56f5f709</text:p>
          </table:table-cell>
          <table:table-cell office:value-type="string" calcext:value-type="string">
            <text:p>The software of elevators requires maintenance over several years to deal with new functionality, correction of bugs or legislation changes. To automatically validate this software, test oracles are necessary. A typical approach in industry is to use regression oracles. These oracles have to execute the test input both, in the software version under test and in a previous software version. This practice has several issues when using simulation to test elevators dispatching algorithms at system level. These issues include a long test execution time and the impossibility of re-using test oracles both at different test levels and in operation. To deal with these issues, we propose DARIO, a test oracle that relies on regression learning algorithms to predict the Qualify of Service of the system. The regression learning algorithms of this oracle are trained by using data from previously tested versions. An empirical evaluation with an industrial case study demonstrates the feasibility of using our approach in practice. A total of five regression learning algorithms were validated, showing that the regression tree algorithm performed best. For the regression tree algorithm, the accuracy when predicting verdicts by DARIO ranged between 79 to 87%. © 2021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AKSLJJQ2</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 T.; Ali, S.; Yue, T.; Elaasar, M.</text:p>
          </table:table-cell>
          <table:table-cell office:value-type="string" calcext:value-type="string">
            <text:p>Testing self-healing cyber-physical systems under uncertainty: a fragility-oriented approach</text:p>
          </table:table-cell>
          <table:table-cell office:value-type="string" calcext:value-type="string">
            <text:p>Software Quality Journal</text:p>
          </table:table-cell>
          <table:table-cell table:number-columns-repeated="2"/>
          <table:table-cell office:value-type="string" calcext:value-type="string">
            <text:p>10.1007/s11219-018-9437-3</text:p>
          </table:table-cell>
          <table:table-cell office:value-type="string" calcext:value-type="string">
            <text:p>https://www.scopus.com/inward/record.uri?eid=2-s2.0-85063237133&amp;doi=10.1007%2fs11219-018-9437-3&amp;partnerID=40&amp;md5=6f21c663b01f54142f97eddeed31b426</text:p>
          </table:table-cell>
          <table:table-cell office:value-type="string" calcext:value-type="string">
            <text:p>As an essential feature of smart cyber-physical systems (CPSs), self-healing behaviors play a major role in maintaining the normality of CPSs in the presence of faults and uncertainties. It is important to test whether self-healing behaviors can correctly heal faults under uncertainties to ensure their reliability. However, the autonomy of self-healing behaviors and impact of uncertainties make it challenging to conduct such testing. To this end, we devise a fragility-oriented testing approach, which is comprised of two novel algorithms: fragility-oriented testing (FOT) and uncertainty policy optimization (UPO). The two algorithms utilize the fragility, obtained from test executions, to learn the optimal policies for invoking operations and introducing uncertainties, respectively, to effectively detect faults. We evaluated their performance by comparing them against a coverage-oriented testing (COT) algorithm and a random uncertainty generation method (R). The evaluation results showed that the fault detection ability of FOT+UPO was significantly higher than the ones of FOT+R, COT+UPO, and COT+R, in 73 out of 81 cases. In the 73 cases, FOT+UPO detected more than 70% of faults, while the others detected 17% of faults, at the most. © 2019, Springer Science+Business Media, LLC, part of Springer Natur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MNLERFU</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Kim, B.; Masuda, T.; Shiraishi, S.</text:p>
          </table:table-cell>
          <table:table-cell office:value-type="string" calcext:value-type="string">
            <text:p>Test specification and generation for connected and autonomous vehicle in virtual environments</text:p>
          </table:table-cell>
          <table:table-cell office:value-type="string" calcext:value-type="string">
            <text:p>ACM Transactions on Cyber-Physical Systems</text:p>
          </table:table-cell>
          <table:table-cell table:number-columns-repeated="2"/>
          <table:table-cell office:value-type="string" calcext:value-type="string">
            <text:p>10.1145/3311954</text:p>
          </table:table-cell>
          <table:table-cell office:value-type="string" calcext:value-type="string">
            <text:p>https://www.scopus.com/inward/record.uri?eid=2-s2.0-85074896233&amp;doi=10.1145%2f3311954&amp;partnerID=40&amp;md5=b24605aa2bd6a1a4b787d7ed4869965d</text:p>
          </table:table-cell>
          <table:table-cell office:value-type="string" calcext:value-type="string">
            <text:p>The trend of connected/autonomous features adds significant complexity to the traditional automotive systems to improve driving safety and comfort. Engineers are facing significant challenges in designing test environments that are more complex than ever. We propose a test framework that allows one to automatically generate various virtual road environments from the path and behavior specifications. The path specification intends to characterize geometric paths that an environmental object (e.g., a roadway or a pedestrian) needs to be visualized or move over. We characterize this aspect in the form of constraints of 3-Dimensional (3D) coordinates. Then, we introduce a test coverage, called an area coverage, to quantify the quality of the generated paths in terms of how diverse of an area the generated paths can cover. We propose an algorithm that automatically generates such paths using an SMT (Satisfiability Modulo Theories) solver. However, the behavioral specification intends to characterize how an environmental object changes its mode over time by interacting with other objects (e.g., a pedestrian waits for a signal or starts crossing). We characterize this aspect in the form of timed automata. Then, we introduce a test coverage, called an edge/location coverage, to quantify the quality of the generated mode changes in terms of how many modes or transitions are visited. We propose a method that automatically generates many different mode changes using a model-checking. To demonstrate the test framework, we developed the right-turn pedestrian warning system in intersection scenarios and generated many different types of pedestrian paths and behaviors to analyze the effectiveness of the system. © 2019 Association for Computing Machinery.</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IDVBICL</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Qin, Y.; Xu, C.; Yu, P.; Lu, J.</text:p>
          </table:table-cell>
          <table:table-cell office:value-type="string" calcext:value-type="string">
            <text:p>SIT: Sampling-based interactive testing for self-adaptive apps</text:p>
          </table:table-cell>
          <table:table-cell office:value-type="string" calcext:value-type="string">
            <text:p>Journal of Systems and Software</text:p>
          </table:table-cell>
          <table:table-cell table:number-columns-repeated="2"/>
          <table:table-cell office:value-type="string" calcext:value-type="string">
            <text:p>10.1016/j.jss.2016.07.002</text:p>
          </table:table-cell>
          <table:table-cell office:value-type="string" calcext:value-type="string">
            <text:p>https://www.scopus.com/inward/record.uri?eid=2-s2.0-84978530253&amp;doi=10.1016%2fj.jss.2016.07.002&amp;partnerID=40&amp;md5=d034fd3545d6e724b7462910f83f8de0</text:p>
          </table:table-cell>
          <table:table-cell office:value-type="string" calcext:value-type="string">
            <text:p>Self-adaptive applications (“apps” for short) are useful but error-prone. This stems from developers’ inadequate consideration of environmental dynamics and uncertainty. Two features of self-adaptive apps, infinite reaction loop and uncertain interaction, bring additional challenges to software testing and make existing approaches ineffective. In this article, we propose a novel approach SIT (Sample-based Interactive Testing) to testing self-adaptive apps effectively and in a light-weight way. Our key insight is that a self-adaptive app's input space can be systematically split, adaptively explored, and mapped to the testing of the app's different behavior. This is achieved by our approach's two components, an interactive app model and a test generation technique. The former captures characteristics of interactions between an app and its environment, and the latter uses adaptive sampling to explore an app's input space and test its behavior. We experimentally evaluated our approach with real-world self-adaptive apps. The experimental results reported that our SIT improved the bug detection by 22.4–42.2%, but with a smaller time cost. Besides, SIT is also scalable with our tailored optimization techniques. © 2016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8L25VHQ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sin, H.N.; Hamid, S.H.A.; Yusof, R.J.R.</text:p>
          </table:table-cell>
          <table:table-cell office:value-type="string" calcext:value-type="string">
            <text:p>Droidbotx: Test case generation tool for android applications using q-learning</text:p>
          </table:table-cell>
          <table:table-cell office:value-type="string" calcext:value-type="string">
            <text:p>Symmetry</text:p>
          </table:table-cell>
          <table:table-cell table:number-columns-repeated="2"/>
          <table:table-cell office:value-type="string" calcext:value-type="string">
            <text:p>10.3390/sym13020310</text:p>
          </table:table-cell>
          <table:table-cell office:value-type="string" calcext:value-type="string">
            <text:p>https://www.scopus.com/inward/record.uri?eid=2-s2.0-85101268101&amp;doi=10.3390%2fsym13020310&amp;partnerID=40&amp;md5=cd764a006ecffc3e11a8f98718b7c23c</text:p>
          </table:table-cell>
          <table:table-cell office:value-type="string" calcext:value-type="string">
            <text:p>Android applications provide benefits to mobile phone users by offering operative func-tionalities and interactive user interfaces. However, application crashes give users an unsatisfac-tory experience, and negatively impact the application’s overall rating. Android application crashes can be avoided through intensive and extensive testing. In the related literature, the graphical user interface (GUI) test generation tools focus on generating tests and exploring application functions using different approaches. Such tools must choose not only which user interface element to interact with, but also which type of action to be performed, in order to increase the percentage of code coverage and to detect faults with a limited time budget. However, a common limitation in the tools is the low code coverage because of their inability to find the right combination of actions that can drive the application into new and important states. A Q-Learning-based test coverage approach developed in DroidbotX was proposed to generate GUI test cases for Android applications to maximize instruction coverage, method coverage, and activity coverage. The overall performance of the proposed solution was compared to five state-of-the-art test generation tools on 30 Android applications. The DroidbotX test coverage approach achieved 51.5% accuracy for instruction coverage, 57% for method coverage, and 86.5% for activity coverage. It triggered 18 crashes within the time limit and shortest event sequence length compared to the other tools. The results demonstrated that the adaptation of Q-Learning with upper confidence bound (UCB) exploration outperforms other existing state-of-the-art solutions. © 2021 by the authors. Licensee MDPI, Basel, Switzerlan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MNP7BTHS</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Eder, K.I.; Huang, W.-L.; Peleska, J.</text:p>
          </table:table-cell>
          <table:table-cell office:value-type="string" calcext:value-type="string">
            <text:p>Complete agent-driven model-based system testing for autonomous systems</text:p>
          </table:table-cell>
          <table:table-cell office:value-type="string" calcext:value-type="string">
            <text:p>Electronic Proceedings in Theoretical Computer Science, EPTCS</text:p>
          </table:table-cell>
          <table:table-cell table:number-columns-repeated="2"/>
          <table:table-cell office:value-type="string" calcext:value-type="string">
            <text:p>10.4204/EPTCS.348.4</text:p>
          </table:table-cell>
          <table:table-cell office:value-type="string" calcext:value-type="string">
            <text:p>https://www.scopus.com/inward/record.uri?eid=2-s2.0-85118220156&amp;doi=10.4204%2fEPTCS.348.4&amp;partnerID=40&amp;md5=6a7ac14ec943fb692b10142ecf77c29c</text:p>
          </table:table-cell>
          <table:table-cell office:value-type="string" calcext:value-type="string">
            <text:p>In this position paper, a novel approach to testing complex autonomous transportation systems (ATS) in the automotive, avionic, and railway domains is described. It is intended to mitigate some of the most critical problems regarding verification and validation (V&amp;V) effort for ATS. V&amp;V is known to become infeasible for complex ATS, when using conventional methods only. The approach advocated here uses complete testing methods on the module level, because these establish formal proofs for the logical correctness of the software. Having established logical correctness, system-level tests are performed in simulated cloud environments and on the target system. To give evidence that “sufficiently many” system tests have been performed with the target system, a formally justified coverage criterion is introduced. To optimise the execution of very large system test suites, we advocate an online testing approach where multiple tests are executed in parallel, and test steps are identified on-the-fly. The coordination and optimisation of these executions is achieved by an agent-based approach. Each aspect of the testing approach advocated here is shown to either be consistent with existing standards for development and V&amp;V of safety-critical transportation systems, or it is justified why it should become acceptable in future revisions of the applicable standards. © Eder, Huang, and Peleska.</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XJLBKWNQ</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im, Y.J.; Hong, G.; Shin, D.; Jee, E.; Bae, D.-H.</text:p>
          </table:table-cell>
          <table:table-cell office:value-type="string" calcext:value-type="string">
            <text:p>A runtime verification framework for dynamically adaptive multi-agent systems</text:p>
          </table:table-cell>
          <table:table-cell office:value-type="string" calcext:value-type="string">
            <text:p>2016 International Conference on Big Data and Smart Computing, BigComp 2016</text:p>
          </table:table-cell>
          <table:table-cell table:number-columns-repeated="2"/>
          <table:table-cell office:value-type="string" calcext:value-type="string">
            <text:p>10.1109/BIGCOMP.2016.7425981</text:p>
          </table:table-cell>
          <table:table-cell office:value-type="string" calcext:value-type="string">
            <text:p>https://www.scopus.com/inward/record.uri?eid=2-s2.0-84964680331&amp;doi=10.1109%2fBIGCOMP.2016.7425981&amp;partnerID=40&amp;md5=9efaaf2ec1ba6e0fd26c096e5d860147</text:p>
          </table:table-cell>
          <table:table-cell office:value-type="string" calcext:value-type="string">
            <text:p>Dynamically adaptive multi-agent systems (DAMS) consist of multiple agents that adapt to changing system and environmental conditions in order to achieve collaborative goals. As DAMS are found in applications across various domains, ensuring the correct and safe adaptations of DAMS has become more important. Formal verification techniques such as model checking present a promising approach to guaranteeing the correctness of a software system with respect to certain system requirements. Previous works on formal verification for dynamically adaptive system or multi-agent system, however, have not addressed the runtime and collaborative nature inherent to DAMS operations. This work proposes a runtime verification framework for DAMS (DAMS-RV) based on an adaptive feedback loop, which is activated for each adaptation that system makes after a change in the system or environment. The proposed framework is described using a collaborative nurse agent system as a running example. A case study with an application scenario provides insights into how DAMS-RV can serve as a feasible and effective framework for DAMS verification.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Q8TBSQPG</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Groce, A.; Fern, A.; Erwig, M.; Pinto, J.; Bauer, T.; Alipour, A.</text:p>
          </table:table-cell>
          <table:table-cell office:value-type="string" calcext:value-type="string">
            <text:p>Learning-based test programming for programmer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026-0_42</text:p>
          </table:table-cell>
          <table:table-cell office:value-type="string" calcext:value-type="string">
            <text:p>https://www.scopus.com/inward/record.uri?eid=2-s2.0-84868277694&amp;doi=10.1007%2f978-3-642-34026-0_42&amp;partnerID=40&amp;md5=deb45ed833576f847dcba467cb98f36a</text:p>
          </table:table-cell>
          <table:table-cell office:value-type="string" calcext:value-type="string">
            <text:p>While a diverse array of approaches to applying machine learning to testing has appeared in recent years, many efforts share three central challenges, two of which are not always obvious. First, learning-based testing relies on adapting the tests generated to the program being tested, based on the results of observed executions. This is the heart of a machine learning approach to test generation. A less obvious challenge in many approaches is that the learning techniques used may have been devised for problems that do not share all the assumptions and goals of software testing. Finally, the usability of approaches by programmers is a challenge that has often been neglected. Programmers may wish to maintain more control of test generation than a "push button" tool generally provides, without becoming experts in software testing theory or machine learning algorithms, and with access to the full power of the language in which the tested system is written. In this paper we consider these issues, in light of our experience with adaptation-based programming as a method for automated test generation. © 2012 Springer-Verla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I8YCWGW8</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Medhat, N.; Moussa, S.M.; Badr, N.L.; Tolba, M.F.</text:p>
          </table:table-cell>
          <table:table-cell office:value-type="string" calcext:value-type="string">
            <text:p>A Framework for Continuous Regression and Integration Testing in IoT Systems Based on Deep Learning and Search-Based Techniques</text:p>
          </table:table-cell>
          <table:table-cell office:value-type="string" calcext:value-type="string">
            <text:p>IEEE Access</text:p>
          </table:table-cell>
          <table:table-cell table:number-columns-repeated="2"/>
          <table:table-cell office:value-type="string" calcext:value-type="string">
            <text:p>10.1109/ACCESS.2020.3039931</text:p>
          </table:table-cell>
          <table:table-cell office:value-type="string" calcext:value-type="string">
            <text:p>https://www.scopus.com/inward/record.uri?eid=2-s2.0-85097184092&amp;doi=10.1109%2fACCESS.2020.3039931&amp;partnerID=40&amp;md5=9549350b186e967eab12054fb2170122</text:p>
          </table:table-cell>
          <table:table-cell office:value-type="string" calcext:value-type="string">
            <text:p>Tremendous systems are rapidly evolving based on the trendy Internet of Things (IoT) in various domains. Different technologies are used for communication between the massive connected devices through all layers of the IoT system, causing many security and performance issues. Regression and integration testing are considered repeatedly, in which the vast costs and efforts associated with the frequent execution of these inflated test suites hinder the adequate testing of such systems. This necessitates the focus on exploring innovative scalable testing approaches for large test suites in IoT-based systems. In this paper, a scalable framework for continuous integration and regression testing in IoT-based systems (IoT-CIRTF) is proposed, based on IoT-related criteria for test case prioritization and selection. The framework utilizes search-based techniques to provide an optimized prioritized set of test cases to select from. The selection is based on a trained prediction model for IoT standard components using supervised deep learning algorithms to continuously ensure the overall reliability of IoT-based systems. The experiments are held on two GSM datasets. The experimental results achieved prioritization accuracy up to 90% and 92% for regression testing and integration testing respectively. This provides an enhanced and efficient framework for continuous testing of IoT-based systems, as per IoT-related criteria for the prioritization and selection purposes. © 2020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NT7R45WF</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Sartori, L.V.</text:p>
          </table:table-cell>
          <table:table-cell office:value-type="string" calcext:value-type="string">
            <text:p>Simulation-based testing to improve safety of autonomous robots</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53</text:p>
          </table:table-cell>
          <table:table-cell office:value-type="string" calcext:value-type="string">
            <text:p>https://www.scopus.com/inward/record.uri?eid=2-s2.0-85080904471&amp;doi=10.1109%2fISSREW.2019.00053&amp;partnerID=40&amp;md5=2849273ae24356a5272239e3da43d4b8</text:p>
          </table:table-cell>
          <table:table-cell office:value-type="string" calcext:value-type="string">
            <text:p>Autonomous systems are becoming increasingly popular among industries as well as end-users, and are deployed in numerous tasks. To improve their reliability and to avoid critical failures that impact safety, their testing aims at ensuring that their behavior and decisions are acceptable even in scenarios that have not been foreseen by the developers. As testing of these systems is usually done through field testing, which is costly and is limited in the reproducible scenarios, system-level pre-validation can be done in virtual worlds through simulation, to discover faults and fix them before deploying the system in the real world. However, there is no current standard procedure to conduct simulation-based testing and to ensure satisfying coverage of the most critical scenarios for the system under test (SUT). The aim of this experimental work is to improve and automate the steps of the simulation-based testing related to the generation and selection of test inputs, the exploitation of the results, and the incorporation of dynamic agents in the tests.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NNPWYZ2</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ui, Z.-W.; Huang, S.; Ji, M.-Y.</text:p>
          </table:table-cell>
          <table:table-cell office:value-type="string" calcext:value-type="string">
            <text:p>A runtime-testing method for integer overflow detection based on metamorphic relations</text:p>
          </table:table-cell>
          <table:table-cell office:value-type="string" calcext:value-type="string">
            <text:p>Journal of Intelligent and Fuzzy Systems</text:p>
          </table:table-cell>
          <table:table-cell table:number-columns-repeated="2"/>
          <table:table-cell office:value-type="string" calcext:value-type="string">
            <text:p>10.3233/JIFS-169076</text:p>
          </table:table-cell>
          <table:table-cell office:value-type="string" calcext:value-type="string">
            <text:p>https://www.scopus.com/inward/record.uri?eid=2-s2.0-84987646031&amp;doi=10.3233%2fJIFS-169076&amp;partnerID=40&amp;md5=31b02d623a0b6d7f294775dd77eae6f2</text:p>
          </table:table-cell>
          <table:table-cell office:value-type="string" calcext:value-type="string">
            <text:p>Integer overflow is one of the most dangerous defects for programs. Many kinds of static analysis techniques and dynamic test methods have been provided to detect it, not only for programs with source code but also with binary code. One of the most important problems which restrict their effectiveness is the test oracle problem. Especially for scientific computing programs and other complex programs integer overflow detection, it is not an easy work because there is often no test oracle to indicate whether it is an integer overflow error, unless the program throws an exception or leads to crash. And more important, in most cases, the program will be an undistinguished performance, when an integer overflow happens. Thus, integer overflows cannot be detected as soon as possible. To help address the problem, this paper proposes a technique in which metamorphic relations are plugged in the program for runtime-testing integer overflows. In order to illustrate the feasibility and evaluate the effectiveness of our method, two case studies are introduced. The results show that, metamorphic relations cannot only alleviate the oracle problem, but can also be used to detect integer overflow effectively, which will prevent the inducing sink accidents. Our method will also be helpful to other kinds of fault detection. © 2016 - IOS Press and the authors.</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7H34ANEP</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malfitano, D.; Amatucci, N.; Memon, A.M.; Tramontana, P.; Fasolino, A.R.</text:p>
          </table:table-cell>
          <table:table-cell office:value-type="string" calcext:value-type="string">
            <text:p>A general framework for comparing automatic testing techniques of Android mobile apps</text:p>
          </table:table-cell>
          <table:table-cell office:value-type="string" calcext:value-type="string">
            <text:p>Journal of Systems and Software</text:p>
          </table:table-cell>
          <table:table-cell table:number-columns-repeated="2"/>
          <table:table-cell office:value-type="string" calcext:value-type="string">
            <text:p>10.1016/j.jss.2016.12.017</text:p>
          </table:table-cell>
          <table:table-cell office:value-type="string" calcext:value-type="string">
            <text:p>https://www.scopus.com/inward/record.uri?eid=2-s2.0-85008239831&amp;doi=10.1016%2fj.jss.2016.12.017&amp;partnerID=40&amp;md5=f2180779df5f23f1458621602aba7e16</text:p>
          </table:table-cell>
          <table:table-cell office:value-type="string" calcext:value-type="string">
            <text:p>As an increasing number of new techniques are developed for quality assurance of Android applications (apps), there is a need to evaluate and empirically compare them. Researchers as well as practitioners will be able to use the results of such comparative studies to answer questions such as, “What technique should I use to test my app?” Unfortunately, there is a severe lack of rigorous empirical studies on this subject. In this paper, for the first time, we present an empirical study comparing all existing fully automatic “online” testing techniques developed for the Android platform. We do so by first reformulating each technique within the context of a general framework. We recognize the commonalities between the techniques to develop the framework. We then use the salient features of each technique to develop parameters of the framework. The result is a general recasting of all existing approaches in a plug-in based formulation, allowing us to vary the parameters to create instances of each technique, and empirically evaluate them on a common set of subjects. Our results show that (1) the proposed general framework abstracts all the common characteristics of online testing techniques proposed in the literature, (2) it can be exploited to design experiments aimed at performing objective comparisons among different online testing approaches and (3) some parameters that we have identified influence the performance of the testing techniques. © 2016 Elsevier Inc.</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CJ3GNCDX</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Voss, Joseph; Garcia, Joe A.; Proctor, W. Cyrus; Evans, R. Todd</text:p>
          </table:table-cell>
          <table:table-cell office:value-type="string" calcext:value-type="string">
            <text:p>Automated System Health and Performance Benchmarking Platform: High Performance Computing Test Harness with Jenkins</text:p>
          </table:table-cell>
          <table:table-cell office:value-type="string" calcext:value-type="string">
            <text:p>Proceedings of the HPC Systems Professionals Workshop</text:p>
          </table:table-cell>
          <table:table-cell office:value-type="string" calcext:value-type="string">
            <text:p>978-1-4503-5128-7</text:p>
          </table:table-cell>
          <table:table-cell/>
          <table:table-cell office:value-type="string" calcext:value-type="string">
            <text:p>10.1145/3155105.3155106</text:p>
          </table:table-cell>
          <table:table-cell office:value-type="string" calcext:value-type="string">
            <text:p>https://doi.org/10.1145/3155105.3155106</text:p>
          </table:table-cell>
          <table:table-cell office:value-type="string" calcext:value-type="string">
            <text:p>Datacenters have a growing need to monitor and maintain complicated computing machines and verify their systems are functioning at a high level. In order to achieve this goal, it is critical that administrators are able to readily verify basic user operations and survey system performance, quickly discerning when a configuration is sub-optimal. We have created a system health and performance monitoring tool that enables tracking both health and historical performance. The tool presents this data visually and enables the identification of realized and potential problems intuitively. This tool leverages Slurm, a workload manager common in, yet critical to High Performance Computing workflows. We construct the tool around Jenkins, a popular and well-supported testing automation framework which has been used in recent system health and regression testing, as well as PyTest, an assertion-driven Python unit test framework, after evaluating several potential automation tools and testing frameworks. This project develops a test harness for the Texas Advanced Computing Center to run multiple extendable suites of benchmarking and system health applications demonstrated on the Stampede2 and Lonestar5 HPC systems. The applications chosen to run within the test harness include existing in-house benchmarks, such as the Performance Assessment Workbench, and community benchmarks, e.g. STREAM, in addition to newly created system health monitoring scripts.</text:p>
          </table:table-cell>
          <table:table-cell office:value-type="string" calcext:value-type="string">
            <text:p>HPC; Performance Benchmarking; System Health; System Monitoring</text:p>
          </table:table-cell>
          <table:table-cell office:value-type="string" calcext:value-type="string">
            <text:p>ACM</text:p>
          </table:table-cell>
          <table:table-cell table:number-columns-repeated="1011"/>
        </table:table-row>
        <table:table-row table:style-name="ro1">
          <table:table-cell office:value-type="string" calcext:value-type="string">
            <text:p>DNQ5KCGU</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v, Junpeng; Yin, Bei-Bei; Cai, Kai-Yuan</text:p>
          </table:table-cell>
          <table:table-cell office:value-type="string" calcext:value-type="string">
            <text:p>On the Asymptotic Behavior of Adaptive Testing Strategy for Software Reliability Assessment</text:p>
          </table:table-cell>
          <table:table-cell office:value-type="string" calcext:value-type="string">
            <text:p>IEEE Transactions on Software Engineering</text:p>
          </table:table-cell>
          <table:table-cell/>
          <table:table-cell office:value-type="string" calcext:value-type="string">
            <text:p>1939-3520</text:p>
          </table:table-cell>
          <table:table-cell office:value-type="string" calcext:value-type="string">
            <text:p>10.1109/TSE.2014.2310194</text:p>
          </table:table-cell>
          <table:table-cell/>
          <table:table-cell office:value-type="string" calcext:value-type="string">
            <text:p>In software reliability assessment, one problem of interest is how to minimize the variance of reliability estimator, which is often considered as an optimization goal. The basic idea is that an estimator with lower variance makes the estimates more predictable and accurate. Adaptive Testing (AT) is an online testing strategy, which can be adopted to minimize the variance of software reliability estimator. In order to reduce the computational overhead of decision-making, the implemented AT strategy in practice deviates from its theoretical design that guarantees AT's local optimality. This work aims to investigate the asymptotic behavior of AT to improve its global performance without losing the local optimality. To this end, a new AT strategy named Adaptive Testing with Gradient Descent method (AT-GD) is proposed. Theoretical analysis indicates that AT-GD, a locally optimal testing strategy, converges to the globally optimal solution as the assessment process proceeds. Simulation and experiments are set up to validate AT-GD's effectiveness and efficiency. Besides, sensitivity analysis of AT-GD is also conducted in this study.</text:p>
          </table:table-cell>
          <table:table-cell office:value-type="string" calcext:value-type="string">
            <text:p>Testing; Software; Adaptive testing; Aircraft; Global Positioning System; operational profile; Reliability theory; software reliability; Software reliability; testing strategy</text:p>
          </table:table-cell>
          <table:table-cell office:value-type="string" calcext:value-type="string">
            <text:p>IEEE</text:p>
          </table:table-cell>
          <table:table-cell table:number-columns-repeated="1011"/>
        </table:table-row>
        <table:table-row table:style-name="ro1">
          <table:table-cell office:value-type="string" calcext:value-type="string">
            <text:p>AUPDGP3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Ceccato, M.; Gazzola, L.; Kifetew, F.M.; Mariani, L.; Orru, M.; Tonella, P.</text:p>
          </table:table-cell>
          <table:table-cell office:value-type="string" calcext:value-type="string">
            <text:p>Toward in-vivo testing of mobile applications</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63</text:p>
          </table:table-cell>
          <table:table-cell office:value-type="string" calcext:value-type="string">
            <text:p>https://www.scopus.com/inward/record.uri?eid=2-s2.0-85080954519&amp;doi=10.1109%2fISSREW.2019.00063&amp;partnerID=40&amp;md5=c5a468b7a95bcd198bd02a8eafb7c878</text:p>
          </table:table-cell>
          <table:table-cell office:value-type="string" calcext:value-type="string">
            <text:p>Mobile apps can be executed with an extremely large set of partially unpredictable configurations. Indeed, they can be executed on an unbounded combination of devices, operating systems, settings, and user preferences since apps may also interact with other apps or devices that were not even available when they were released. This results in a virtually infinite set of configurations that might be responsible for unexpected behaviors which can be validated in-house only to a negligible extent. To address this challenge, this paper discusses the application of in-vivo testing to mobile apps. The main idea is to run test cases in the field, where we exploit the intrinsic heterogeneity and variety of the end-user environment to dramatically increase the range of validated configurations. Actually, the many devices available in-The-field generate a naturally distributed and highly scalable environment that can be exploited to timely validate many configurations as soon as they are observed. © 2019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EN23UDLJ</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M.</text:p>
          </table:table-cell>
          <table:table-cell office:value-type="string" calcext:value-type="string">
            <text:p>An empirical analysis of the mutation operator for run-time adaptive testing in self-adaptive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718.3194726</text:p>
          </table:table-cell>
          <table:table-cell office:value-type="string" calcext:value-type="string">
            <text:p>https://www.scopus.com/inward/record.uri?eid=2-s2.0-85051169760&amp;doi=10.1145%2f3194718.3194726&amp;partnerID=40&amp;md5=600decf63e20bdaedd5687254c86f898</text:p>
          </table:table-cell>
          <table:table-cell office:value-type="string" calcext:value-type="string">
            <text:p>A self-adaptive system (SAS) can reconfigure at run time in response to uncertainty and/or adversity to continually deliver an acceptable level of service. An SAS can experience uncertainty during execution in terms of environmental conditions for which it was not explicitly designed as well as unanticipated combinations of system parameters that result from a self-reconfiguration or misunderstood requirements. Run-time testing provides assurance that an SAS continually behaves as it was designed even as the system reconfigures and the environment changes. Moreover, introducing adaptive capabilities via lightweight evolutionary algorithms into a run-time testing framework can enable an SAS to effectively update its test cases in response to uncertainty alongside the SAS's adaptation engine while still maintaining assurance that requirements are being satisfied. However, the impact of the evolutionary parameters that configure the search process for run-time testing may have a significant impact on test results. Therefore, this paper provides an empirical study that focuses on the mutation parameter that guides online evolution as applied to a run-time testing framework, in the context of an SAS. © 2018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WQ8CDVT2</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n Empirical Analysis of Providing Assurance for Self-Adaptive Systems at Different Levels of Abstraction in the Face of Uncertainty</text:p>
          </table:table-cell>
          <table:table-cell office:value-type="string" calcext:value-type="string">
            <text:p>Proceedings of the Eighth International Workshop on Search-Based Software Testing</text:p>
          </table:table-cell>
          <table:table-cell table:number-columns-repeated="3"/>
          <table:table-cell office:value-type="string" calcext:value-type="string">
            <text:p>https://ieeexplore.ieee.org/document/7173582</text:p>
          </table:table-cell>
          <table:table-cell office:value-type="string" calcext:value-type="string">
            <text:p>Self-adaptive systems (SAS) must frequently continue to deliver acceptable behavior at run time even in the face of uncertainty. Particularly, SAS applications can self-reconfigure in response to changing or unexpected environmental conditions and must therefore ensure that the system performs as expected. Assurance can be addressed at both design time and run time, where environmental uncertainty poses research challenges for both settings. This paper presents empirical results from a case study in which search-based software engineering techniques have been systematically applied at different levels of abstraction, including requirements analysis, code implementation, and runtime validation, to a remote data mirroring application that must efficiently diffuse data while experiencing adverse operating conditions. Experimental results suggest that our techniques perform better in terms of providing assurance than alternative software engineering techniques at each level of abstraction.</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3P7DSQR9</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ahami, M.; Fakhfakh, F.; Krichen, M.; Jmaiel, M.</text:p>
          </table:table-cell>
          <table:table-cell office:value-type="string" calcext:value-type="string">
            <text:p>Towards a TTCN-3 test system for runtime testing of adaptable and distributed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691-0_7</text:p>
          </table:table-cell>
          <table:table-cell office:value-type="string" calcext:value-type="string">
            <text:p>https://www.scopus.com/inward/record.uri?eid=2-s2.0-84870022947&amp;doi=10.1007%2f978-3-642-34691-0_7&amp;partnerID=40&amp;md5=0d72b2f0ffeeb32c2de2dead15431e39</text:p>
          </table:table-cell>
          <table:table-cell office:value-type="string" calcext:value-type="string">
            <text:p>Today, adaptable and distributed component based systems need to be checked and validated in order to ensure their correctness and trustworthiness when dynamic changes occur. Traditional testing techniques can not be used since they are applied during the development phase. Therefore, runtime testing is emerging as a novel solution for the validation of highly dynamic systems at runtime. In this paper, we illustrate how a platform independent test system based on the TTCN-3 standard can be used to execute runtime tests. The proposed test system is called TT4RT: TTCN-3 test system for Runtime Testing. A case study in the telemedicine field is used as an illustration to show the relevance of the proposed test system. © 2012 IFIP International Federation for Information Processing.</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94RUPN2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ahami, M.; Krichen, M.; Jmaïel, M.</text:p>
          </table:table-cell>
          <table:table-cell office:value-type="string" calcext:value-type="string">
            <text:p>Runtime testing approach of structural adaptations for dynamic and distributed systems</text:p>
          </table:table-cell>
          <table:table-cell office:value-type="string" calcext:value-type="string">
            <text:p>International Journal of Computer Applications in Technology</text:p>
          </table:table-cell>
          <table:table-cell table:number-columns-repeated="2"/>
          <table:table-cell office:value-type="string" calcext:value-type="string">
            <text:p>10.1504/IJCAT.2015.070489</text:p>
          </table:table-cell>
          <table:table-cell office:value-type="string" calcext:value-type="string">
            <text:p>https://www.scopus.com/inward/record.uri?eid=2-s2.0-84949684580&amp;doi=10.1504%2fIJCAT.2015.070489&amp;partnerID=40&amp;md5=ebf8d169201db886ac0d0e052809af41</text:p>
          </table:table-cell>
          <table:table-cell office:value-type="string" calcext:value-type="string">
            <text:p>Adaptable and distributed component-based systems need to be checked and validated in order to ensure their correctness and trustworthiness when structural dynamic changes occur. Runtime testing, seen as an online validation technique, is used in this work for this aim. Indeed, we propose a generic and resource aware test platform that: 1) looks for a minimal set of tests to re-execute written in the TTCN-3 standard notation; 2) assigns the involved test components in execution nodes while respecting resources and connectivity constraints and finally; 3) performs runtime tests with reducing interference risks by supplying different test isolation strategies depending on testability degrees of each component under test. To show the relevance of our solution, a prototype is proposed and illustrated via a case study in the healthcare domain implemented using the OSGi platform. © 2015 Inderscience Enterprise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LWE3RKHH</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ahami, Mariam; Krichen, Moez; Jmaiel, Mohamed</text:p>
          </table:table-cell>
          <table:table-cell office:value-type="string" calcext:value-type="string">
            <text:p>Runtime Testing Framework for Improving Quality in Dynamic Service-Based Systems</text:p>
          </table:table-cell>
          <table:table-cell office:value-type="string" calcext:value-type="string">
            <text:p>Proceedings of the 2013 International Workshop on Quality Assurance for Service-Based Applications</text:p>
          </table:table-cell>
          <table:table-cell office:value-type="string" calcext:value-type="string">
            <text:p>978-1-4503-2182-2</text:p>
          </table:table-cell>
          <table:table-cell/>
          <table:table-cell office:value-type="string" calcext:value-type="string">
            <text:p>10.1145/2489300.2489335</text:p>
          </table:table-cell>
          <table:table-cell office:value-type="string" calcext:value-type="string">
            <text:p>https://doi.org/10.1145/2489300.2489335</text:p>
          </table:table-cell>
          <table:table-cell office:value-type="string" calcext:value-type="string">
            <text:p>Service-based systems are operating in dynamic environments characterized by continual changes such as requirement evolution, service crash or service unavailability. In this context, improving the quality of these systems after such evolution is highly demanded. With the aim of checking their behaviors at runtime and detecting faults introduced after dynamic changes, a runtime testing approach is applied. An effective Runtime Testing Framework For Adaptable and Distributed Systems called RTF4ADS is then proposed. This framework is conceived in order to reduce runtime testing side effects as timing and resource usage costs, interference risks while improving its fault finding capabilities. To show the relevance of RTF4ADS prototype, a case study in the healthcare domain implemented in the OSGi platform is given.</text:p>
          </table:table-cell>
          <table:table-cell office:value-type="string" calcext:value-type="string">
            <text:p>Dynamic adaptations; OSGi-based applications; resource aware tests; runtime testing; test isolation</text:p>
          </table:table-cell>
          <table:table-cell office:value-type="string" calcext:value-type="string">
            <text:p>ACM</text:p>
          </table:table-cell>
          <table:table-cell table:number-columns-repeated="1011"/>
        </table:table-row>
        <table:table-row table:style-name="ro1">
          <table:table-cell office:value-type="string" calcext:value-type="string">
            <text:p>SBURNDEM</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utanu, L.; Kotonya, G.</text:p>
          </table:table-cell>
          <table:table-cell office:value-type="string" calcext:value-type="string">
            <text:p>Consumer-centred validation for runtime adaptation in service-oriented system</text:p>
          </table:table-cell>
          <table:table-cell office:value-type="string" calcext:value-type="string">
            <text:p>Proceedings - 2016 IEEE 9th International Conference on Service-Oriented Computing and Applications, SOCA 2016</text:p>
          </table:table-cell>
          <table:table-cell table:number-columns-repeated="2"/>
          <table:table-cell office:value-type="string" calcext:value-type="string">
            <text:p>10.1109/SOCA.2016.9</text:p>
          </table:table-cell>
          <table:table-cell office:value-type="string" calcext:value-type="string">
            <text:p>https://www.scopus.com/inward/record.uri?eid=2-s2.0-85011296353&amp;doi=10.1109%2fSOCA.2016.9&amp;partnerID=40&amp;md5=4e826a4bd0a62f119269b166f15b0b28</text:p>
          </table:table-cell>
          <table:table-cell office:value-type="string" calcext:value-type="string">
            <text:p>Ensuring that service-oriented systems can adapt quickly and effectively to changes in service quality, business needs and their runtime environment is an increasingly important research problem. However, while considerable research has focused on developing runtime adaptation frameworks for service-oriented systems, there has been markedly less work on assessing the effectiveness of recommended adaptations. One way to address the problem is through validation. Validation not only allows us to assess how well a recommended adaptation addresses the concerns for which the system is reconfigured, it provides us with insights into the nature of problems for which different adaptations are suited. However, the dynamic nature of runtime adaptation and the changeable contexts in which service-oriented systems operate make it difficult to specify appropriate validation mechanisms in advance. This paper describes a novel consumer-centred approach for supporting runtime validation in self-adapting service-oriented systems. Our proposed solution uses machine learning to continuously assess and refine adaptation decisions. © 2016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VN373X9K</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valcanti, Ana; Simao, Adenilso</text:p>
          </table:table-cell>
          <table:table-cell office:value-type="string" calcext:value-type="string">
            <text:p>Fault-Based Refinement-Testing for CSP</text:p>
          </table:table-cell>
          <table:table-cell office:value-type="string" calcext:value-type="string">
            <text:p>Software Quality Journal</text:p>
          </table:table-cell>
          <table:table-cell/>
          <table:table-cell office:value-type="string" calcext:value-type="string">
            <text:p>0963-9314</text:p>
          </table:table-cell>
          <table:table-cell office:value-type="string" calcext:value-type="string">
            <text:p>10.1007/s11219-018-9431-9</text:p>
          </table:table-cell>
          <table:table-cell office:value-type="string" calcext:value-type="string">
            <text:p>https://doi.org/10.1007/s11219-018-9431-9</text:p>
          </table:table-cell>
          <table:table-cell office:value-type="string" calcext:value-type="string">
            <text:p>The process algebra CSP has been studied as a notation for model-based testing. Theoretical and practical work has been developed using its trace and failure semantics, and their refinement notions as conformance relations. Two sets of tests have been defined and proved to be exhaustive, in the sense that they can identify any SUT that is non-conforming with respect to the relevant refinement relation. However, these sets are usually infinite, and in this case, it is obviously not possible to apply them to verify the conformity of an SUT. Some classical selection criteria based on models have been studied. In this paper, we propose a procedure for online test generation for selection of finite test sets for traces refinement from CSP models. It is based on the notion of fault domains, focusing on the set of faulty implementations of interest. We investigate scenarios where the verdict of a test campaign can be reached after a finite number of test executions. We illustrate the usage of the procedure with some case studies.</text:p>
          </table:table-cell>
          <table:table-cell office:value-type="string" calcext:value-type="string">
            <text:p>Formal testing; Process algebra; Test generation</text:p>
          </table:table-cell>
          <table:table-cell office:value-type="string" calcext:value-type="string">
            <text:p>ACM</text:p>
          </table:table-cell>
          <table:table-cell table:number-columns-repeated="1011"/>
        </table:table-row>
        <table:table-row table:style-name="ro1">
          <table:table-cell office:value-type="string" calcext:value-type="string">
            <text:p>UNZPTVI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lement Poncelet, FlorentJacquemard</text:p>
          </table:table-cell>
          <table:table-cell office:value-type="string" calcext:value-type="string">
            <text:p>Model-Based Testing for Building Reliable Realtime Interactive Music Systems</text:p>
          </table:table-cell>
          <table:table-cell office:value-type="string" calcext:value-type="string">
            <text:p>Sci. Comput. Program.</text:p>
          </table:table-cell>
          <table:table-cell/>
          <table:table-cell office:value-type="string" calcext:value-type="string">
            <text:p>0167-6423</text:p>
          </table:table-cell>
          <table:table-cell office:value-type="string" calcext:value-type="string">
            <text:p>10.1016/j.scico.2016.08.002</text:p>
          </table:table-cell>
          <table:table-cell office:value-type="string" calcext:value-type="string">
            <text:p>https://doi.org/10.1016/j.scico.2016.08.002</text:p>
          </table:table-cell>
          <table:table-cell office:value-type="string" calcext:value-type="string">
            <text:p>The role of an Interactive Music System (IMS) is to accompany musicians during live performances, acting like a real musician. It must react in realtime to audio signals from musicians, according to a timed high-level requirement called mixed score, written in a domain specific language. Such goals imply strong requirements of temporal reliability and robustness to unforeseen errors in input, yet not much addressed by the computer music community.We present the application of Model-Based Testing techniques and tools to a state-of-the-art IMS, including in particular: offline and on-the-fly approaches for the generation of relevant input data for testing (including timing values), with coverage criteria, the computation of the corresponding expected output, according to the semantics of a given mixed score, the black-box execution of the test data on the System Under Test and the production of a verdict. Our method is based on formal models in a dedicated intermediate representation, compiled directly from mixed scores (high-level requirements), and either passed, to the model-checker Uppaal (after conversion to Timed Automata) in the offline approach, or executed by a virtual machine in the online approach. Our fully automatic framework has been applied to real mixed scores used in concerts and the results obtained have permitted to identify bugs in the target IMS. A Model-Based Testing (MBT) applied to a Realtime Interactive Music Systems (IMS).A formal description of an Intermediate Representation (IR) to model the IMS.Automatic model construction from a timed scenario (mixed score).Translation from IR into a Network of Timed Automata to use existing tools (Uppaal).Implementation of two approaches (offline and online) applied to case studies.</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93U66LQ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De Bleser, Jonas; Di Nucci, Dario; De Roover, Coen</text:p>
          </table:table-cell>
          <table:table-cell office:value-type="string" calcext:value-type="string">
            <text:p>A Delta-Debugging Approach to Assessing the Resilience of Actor Programs through Run-Time Test Perturbations</text:p>
          </table:table-cell>
          <table:table-cell office:value-type="string" calcext:value-type="string">
            <text:p>Proceedings of the IEEE/ACM 1st International Conference on Automation of Software Test</text:p>
          </table:table-cell>
          <table:table-cell office:value-type="string" calcext:value-type="string">
            <text:p>978-1-4503-7957-1</text:p>
          </table:table-cell>
          <table:table-cell/>
          <table:table-cell office:value-type="string" calcext:value-type="string">
            <text:p>10.1145/3387903.3389303</text:p>
          </table:table-cell>
          <table:table-cell office:value-type="string" calcext:value-type="string">
            <text:p>https://doi.org/10.1145/3387903.3389303</text:p>
          </table:table-cell>
          <table:table-cell office:value-type="string" calcext:value-type="string">
            <text:p>Among distributed applications, the actor model is increasingly prevalent. This programming model organises applications into fully-isolated processes that communicate through asynchronous messaging. Supported by frameworks such as Akka and Orleans, it is believed to facilitate realising responsive, elastic and resilient distributed applications.While these frameworks do provide abstractions for implementing resilience, it remains up to developers to use them correctly and to test that their implementation recovers from anticipated failures. As manually exploring the reaction to every possible failure scenario is infeasible, there is a need for automated means of testing the resilience of a distributed application.We present the first automated approach to testing the resilience of actor programs. Our approach perturbs the execution of existing test cases and leverages delta debugging to explore all failure scenarios more efficiently. Moreover, we present a further optimisation that uses causality to prune away redundant perturbations and speed up the exploration. However, its effectiveness is sensitive to the program's organisation and the actual location of the fault. Our experimental evaluation shows that our approach can speed up resilience testing by four times compared to random exploration.</text:p>
          </table:table-cell>
          <table:table-cell office:value-type="string" calcext:value-type="string">
            <text:p>Delta Debugging; Fault Injection; Resilience Testing; Test Amplification</text:p>
          </table:table-cell>
          <table:table-cell office:value-type="string" calcext:value-type="string">
            <text:p>ACM</text:p>
          </table:table-cell>
          <table:table-cell table:number-columns-repeated="1011"/>
        </table:table-row>
        <table:table-row table:style-name="ro1">
          <table:table-cell office:value-type="string" calcext:value-type="string">
            <text:p>A8VP6MNC</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aghbayan, Mohammad-Hashem; Rahmani, Amir-Mohammad; Fattah, Mohammad; Liljeberg, Pasi; Plosila, Juha; Navabi, Zainalabedin; Tenhunen, Hannu</text:p>
          </table:table-cell>
          <table:table-cell office:value-type="string" calcext:value-type="string">
            <text:p>Power-Aware Online Testing of Manycore Systems in the Dark Silicon Era</text:p>
          </table:table-cell>
          <table:table-cell office:value-type="string" calcext:value-type="string">
            <text:p>Proceedings of the 2015 Design, Automation &amp;amp; Test in Europe Conference &amp;amp; Exhibition</text:p>
          </table:table-cell>
          <table:table-cell office:value-type="string" calcext:value-type="string">
            <text:p>978-3-9815370-4-8</text:p>
          </table:table-cell>
          <table:table-cell table:number-columns-repeated="3"/>
          <table:table-cell office:value-type="string" calcext:value-type="string">
            <text:p>Online defect screening techniques to detect run-time faults are becoming a necessity in current and near future technologies. At the same time, due to aggressive technology scaling into the nanometer regime, power consumption is becoming a significant burden. Most of today's chips employ advanced power management features to monitor the power consumption and apply dynamic power budgeting (i.e., capping) accordingly to prevent over-heating of the chip. Given the notable power dissipation of existing testing methods, one needs to efficiently manage the power budget to cover test process of a many-core system in runtime. In this paper, we propose a power-aware online testing method for many-core systems benefiting from advanced power management capabilities. The proposed power-aware method uses non-intrusive online test scheduling strategy to functionally test the cores in their idle period. In addition, we propose a test-aware utilization-oriented runtime mapping technique that considers the utilization of cores and their test criticality in the mapping process. Our extensive experimental results reveal that the proposed power-aware online testing approach can efficiently utilize temporarily free resources and available power budget for the testing purposes, within less than 1% penalty on system throughput for the 16nm technology.</text:p>
          </table:table-cell>
          <table:table-cell office:value-type="string" calcext:value-type="string">
            <text:p>online testing; functional testing; dark silicon; many-core systems; power capping</text:p>
          </table:table-cell>
          <table:table-cell office:value-type="string" calcext:value-type="string">
            <text:p>ACM</text:p>
          </table:table-cell>
          <table:table-cell table:number-columns-repeated="1011"/>
        </table:table-row>
        <table:table-row table:style-name="ro1">
          <table:table-cell office:value-type="string" calcext:value-type="string">
            <text:p>LCUFMT64</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Jiang, Ke; Eles, Petru; Peng, Zebo</text:p>
          </table:table-cell>
          <table:table-cell office:value-type="string" calcext:value-type="string">
            <text:p>Power-Aware Design Techniques of Secure Multimode Embedded Systems</text:p>
          </table:table-cell>
          <table:table-cell office:value-type="string" calcext:value-type="string">
            <text:p>ACM Trans. Embed. Comput. Syst.</text:p>
          </table:table-cell>
          <table:table-cell/>
          <table:table-cell office:value-type="string" calcext:value-type="string">
            <text:p>1539-9087</text:p>
          </table:table-cell>
          <table:table-cell office:value-type="string" calcext:value-type="string">
            <text:p>10.1145/2801152</text:p>
          </table:table-cell>
          <table:table-cell office:value-type="string" calcext:value-type="string">
            <text:p>https://doi.org/10.1145/2801152</text:p>
          </table:table-cell>
          <table:table-cell office:value-type="string" calcext:value-type="string">
            <text:p>Nowadays, embedded systems have been widely used in all types of application areas, some of which belong to the safety and reliability critical domains. The functional correctness and design robustness of the embedded systems involved in such domains are crucial for the safety of personal/enterprise property or even human lives. Thereby, a holistic design procedure that considers all the important design concerns is essential.In this article, we approach embedded systems design from an integral perspective. We consider not only the classic real-time and quality of service requirements, but also the emerging security and power efficiency demands. Modern embedded systems are not any more developed for a fixed purpose, but instead designed for undertaking various processing requests. This leads to the concept of multimode embedded systems, in which the number and nature of active tasks change during runtime. Under dynamic situations, providing high performance along with various design concerns becomes a really difficult problem. Therefore, we propose a novel power-aware secure embedded systems design framework that efficiently solves the problem of runtime quality optimization with security and power constraints. The efficiency of our proposed techniques are evaluated in extensive experiments.</text:p>
          </table:table-cell>
          <table:table-cell office:value-type="string" calcext:value-type="string">
            <text:p>security; Embedded systems; multimode systems; multiobjective optimization; power-aware design; system design and optimization</text:p>
          </table:table-cell>
          <table:table-cell office:value-type="string" calcext:value-type="string">
            <text:p>ACM</text:p>
          </table:table-cell>
          <table:table-cell table:number-columns-repeated="1011"/>
        </table:table-row>
        <table:table-row table:style-name="ro1">
          <table:table-cell office:value-type="string" calcext:value-type="string">
            <text:p>EECGHGT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Krichen, Moez</text:p>
          </table:table-cell>
          <table:table-cell office:value-type="string" calcext:value-type="string">
            <text:p>A Formal Framework for Black-Box Conformance Testing of Distributed Real-Time Systems</text:p>
          </table:table-cell>
          <table:table-cell office:value-type="string" calcext:value-type="string">
            <text:p>Int. J. Crit. Comput.-Based Syst.</text:p>
          </table:table-cell>
          <table:table-cell/>
          <table:table-cell office:value-type="string" calcext:value-type="string">
            <text:p>1757-8779</text:p>
          </table:table-cell>
          <table:table-cell office:value-type="string" calcext:value-type="string">
            <text:p>10.1504/IJCCBS.2012.045075</text:p>
          </table:table-cell>
          <table:table-cell office:value-type="string" calcext:value-type="string">
            <text:p>https://doi.org/10.1504/IJCCBS.2012.045075</text:p>
          </table:table-cell>
          <table:table-cell office:value-type="string" calcext:value-type="string">
            <text:p>We extend our previous work on model-based conformance testing (Bensalem et al., 2007; Krichen and Tripakis, 2009). We propose a formal framework for black-box conformance testing for distributed real-time systems. Our framework is based on the model of partially-observable, non-deterministic timed automata. A given distributed system can be modelled either as a single timed automaton or a network of timed automata. We recall the definition of the timed input-output conformance relation tioco. We consider two types of tests: analogue-clock tests and digital-clock tests. Our algorithm for generating analogue-clock tests is based on an on-the-fly determinisation of the specification automaton during the execution of the test, which in turn relies on reachability computations. We also provide algorithms for static or on-the-fly generation of digital-clock tests. These tests measure time only with finite-precision digital clocks. Our testing architecture may be either centralised or not.</text:p>
          </table:table-cell>
          <table:table-cell/>
          <table:table-cell office:value-type="string" calcext:value-type="string">
            <text:p>ACM</text:p>
          </table:table-cell>
          <table:table-cell table:number-columns-repeated="1011"/>
        </table:table-row>
        <table:table-row table:style-name="ro1">
          <table:table-cell office:value-type="string" calcext:value-type="string">
            <text:p>JSH3KNRK</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Maâlej, Afef Jmal; Krichen, Moez; Jmaïel, Mohamed</text:p>
          </table:table-cell>
          <table:table-cell office:value-type="string" calcext:value-type="string">
            <text:p>WSCCT: A Tool for WS-BPEL Compositions Conformance Testing</text:p>
          </table:table-cell>
          <table:table-cell office:value-type="string" calcext:value-type="string">
            <text:p>Proceedings of the 28th Annual ACM Symposium on Applied Computing</text:p>
          </table:table-cell>
          <table:table-cell office:value-type="string" calcext:value-type="string">
            <text:p>978-1-4503-1656-9</text:p>
          </table:table-cell>
          <table:table-cell/>
          <table:table-cell office:value-type="string" calcext:value-type="string">
            <text:p>10.1145/2480362.2480563</text:p>
          </table:table-cell>
          <table:table-cell office:value-type="string" calcext:value-type="string">
            <text:p>https://doi.org/10.1145/2480362.2480563</text:p>
          </table:table-cell>
          <table:table-cell office:value-type="string" calcext:value-type="string">
            <text:p>WS-BPEL is considered as the emerging standard for Web service compositions. As more and more compositions are modeled using WS-BPEL, ensuring good quality of WS-BPEL codes becomes crucial. This paper shows a novel tool, WSCCT, implemented for conformance testing of WS-BPEL compositions. It is based on Timed Automata as model for online testing of WS-BPEL implementations. The tool is being extended with graphical user interfaces. Besides, we illustrate how to use our proposed tool for conformance testing of a travel agency scenario which is implemented in BPEL.</text:p>
          </table:table-cell>
          <table:table-cell office:value-type="string" calcext:value-type="string">
            <text:p>online testing; conformance testing; timed automata; WS-BPEL compositions</text:p>
          </table:table-cell>
          <table:table-cell office:value-type="string" calcext:value-type="string">
            <text:p>ACM</text:p>
          </table:table-cell>
          <table:table-cell table:number-columns-repeated="1011"/>
        </table:table-row>
        <table:table-row table:style-name="ro1">
          <table:table-cell office:value-type="string" calcext:value-type="string">
            <text:p>L5D6ZAVQ</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enghi, Claudio; Nejati, Shiva; Gaaloul, Khouloud; Briand, Lionel C.</text:p>
          </table:table-cell>
          <table:table-cell office:value-type="string" calcext:value-type="string">
            <text:p>Generating Automated and Online Test Oracles for Simulink Models with Continuous and Uncertain Behaviors</text:p>
          </table:table-cell>
          <table:table-cell office:value-type="string" calcext:value-type="string">
            <text:p>Proceedings of the 2019 27th ACM Joint Meeting on European Software Engineering Conference and Symposium on the Foundations of Software Engineering</text:p>
          </table:table-cell>
          <table:table-cell office:value-type="string" calcext:value-type="string">
            <text:p>978-1-4503-5572-8</text:p>
          </table:table-cell>
          <table:table-cell/>
          <table:table-cell office:value-type="string" calcext:value-type="string">
            <text:p>10.1145/3338906.3338920</text:p>
          </table:table-cell>
          <table:table-cell office:value-type="string" calcext:value-type="string">
            <text:p>https://doi.org/10.1145/3338906.3338920</text:p>
          </table:table-cell>
          <table:table-cell office:value-type="string" calcext:value-type="string">
            <text:p>Test automation requires automated oracles to assess test outputs. For cyber physical systems (CPS), oracles, in addition to be automated, should ensure some key objectives: (i) they should check test outputs in an online manner to stop expensive test executions as soon as a failure is detected; (ii) they should handle time- and magnitude-continuous CPS behaviors; (iii) they should provide a quantitative degree of satisfaction or failure measure instead of binary pass/fail outputs; and (iv) they should be able to handle uncertainties due to CPS interactions with the environment. We propose an automated approach to translate CPS requirements specified in a logic-based language into test oracles specified in Simulink - a widely-used development and simulation language for CPS. Our approach achieves the objectives noted above through the identification of a fragment of Signal First Order logic (SFOL) to specify requirements, the definition of a quantitative semantics for this fragment and a sound translation of the fragment into Simulink. The results from applying our approach on 11 industrial case studies show that: (i) our requirements language can express all the 98 requirements of our case studies; (ii) the time and effort required by our approach are acceptable, showing potentials for the adoption of our work in practice, and (iii) for large models, our approach can dramatically reduce the test execution time compared to when test outputs are checked in an offline manner.</text:p>
          </table:table-cell>
          <table:table-cell office:value-type="string" calcext:value-type="string">
            <text:p>Cyber Physical Systems; Monitoring; Signal Logic; Test Oracle</text:p>
          </table:table-cell>
          <table:table-cell office:value-type="string" calcext:value-type="string">
            <text:p>ACM</text:p>
          </table:table-cell>
          <table:table-cell table:number-columns-repeated="1011"/>
        </table:table-row>
        <table:table-row table:style-name="ro1">
          <table:table-cell office:value-type="string" calcext:value-type="string">
            <text:p>SZHV3QNN</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aali, Mohsen; Liu, Huai; Hamilton, Margaret; Spichkova, Maria; Schmidt, Heinz W.</text:p>
          </table:table-cell>
          <table:table-cell office:value-type="string" calcext:value-type="string">
            <text:p>Test Case Prioritization Using Online Fault Detection Information</text:p>
          </table:table-cell>
          <table:table-cell office:value-type="string" calcext:value-type="string">
            <text:p>Proceedings of the 21st Ada-Europe International Conference on Reliable Software Technologies — Ada-Europe 2016 - Volume 9695</text:p>
          </table:table-cell>
          <table:table-cell office:value-type="string" calcext:value-type="string">
            <text:p>978-3-319-39082-6</text:p>
          </table:table-cell>
          <table:table-cell/>
          <table:table-cell office:value-type="string" calcext:value-type="string">
            <text:p>10.1007/978-3-319-39083-3_6</text:p>
          </table:table-cell>
          <table:table-cell office:value-type="string" calcext:value-type="string">
            <text:p>https://doi.org/10.1007/978-3-319-39083-3_6</text:p>
          </table:table-cell>
          <table:table-cell office:value-type="string" calcext:value-type="string">
            <text:p>The rapid evolution of software necessitates effective fault detection within increasingly restricted execution times. To improve the effectiveness of the regression testing required for extensive fault detection, test cases have to be prioritized. The test cases with the higher chance of capturing faults are executed earlier in the series. This prioritization enables faster feedback for fixing more faults earlier. Various prioritization techniques have been proposed based on the information provided by offline static test execution history on previous versions of the software. In this paper, we propose a family of new test case prioritization techniques, which utilize online dynamic information about the locations of previously revealed faults in the detection of other faults. Our empirical studies demonstrate that the new techniques are more effective than the existing traditional test case prioritization techniques.</text:p>
          </table:table-cell>
          <table:table-cell office:value-type="string" calcext:value-type="string">
            <text:p>Test case prioritization; Software testing; Online test prioritization; Regression testing</text:p>
          </table:table-cell>
          <table:table-cell office:value-type="string" calcext:value-type="string">
            <text:p>ACM</text:p>
          </table:table-cell>
          <table:table-cell table:number-columns-repeated="1011"/>
        </table:table-row>
        <table:table-row table:style-name="ro1">
          <table:table-cell office:value-type="string" calcext:value-type="string">
            <text:p>WYLHFFU7</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Rothermel, Julian; Lindvall, Mikael; Porter, Adam; Bjorgvinsson, Sigurthor</text:p>
          </table:table-cell>
          <table:table-cell office:value-type="string" calcext:value-type="string">
            <text:p>A Metamorphic Testing Approach to NASA GMSEC's Flexible Publish and Subscribe Functionality</text:p>
          </table:table-cell>
          <table:table-cell office:value-type="string" calcext:value-type="string">
            <text:p>Proceedings of the 3rd International Workshop on Metamorphic Testing</text:p>
          </table:table-cell>
          <table:table-cell office:value-type="string" calcext:value-type="string">
            <text:p>978-1-4503-5729-6</text:p>
          </table:table-cell>
          <table:table-cell/>
          <table:table-cell office:value-type="string" calcext:value-type="string">
            <text:p>10.1145/3193977.3193984</text:p>
          </table:table-cell>
          <table:table-cell office:value-type="string" calcext:value-type="string">
            <text:p>https://doi.org/10.1145/3193977.3193984</text:p>
          </table:table-cell>
          <table:table-cell office:value-type="string" calcext:value-type="string">
            <text:p>Today's software systems are increasingly required to be flexible which is achieved by providing various forms of loose coupling and configuration options. While loose coupling and configuration options facilitate quick adaptation to changing requirements, such flexibility increases the difficulty of system testing. It is often relatively straight-forward to create different configuration options as test cases, but it is typically much more difficult to formulate the expected system behavior, which is known as the oracle problem. NASA's GMSEC software bus is such a flexible system that serves as a central communication channel for software components based on a publish and subscribe architecture where several software components can be dynamically connected to the system. To cope with the difficulties in testing such a flexible software system, we present a metamorphic testing approach that explicitly addresses the test oracle problem. In this paper, we focus on testing the publish and subscribe functionality of GMSEC motivated by the fact that its middleware-based system architecture is the foundation of many of NASA's missions.</text:p>
          </table:table-cell>
          <table:table-cell office:value-type="string" calcext:value-type="string">
            <text:p>metamorphic testing; middleware systems; pub-sub architectures; test case generation</text:p>
          </table:table-cell>
          <table:table-cell office:value-type="string" calcext:value-type="string">
            <text:p>ACM</text:p>
          </table:table-cell>
          <table:table-cell table:number-columns-repeated="1011"/>
        </table:table-row>
        <table:table-row table:style-name="ro1">
          <table:table-cell office:value-type="string" calcext:value-type="string">
            <text:p>Q3M7PBB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rnatovich, Y.L.; Wang, L.; Ngo, N.M.; Soh, C.</text:p>
          </table:table-cell>
          <table:table-cell office:value-type="string" calcext:value-type="string">
            <text:p>Mobolic: An automated approach to exercising mobile application GUIs using symbiosis of online testing technique and customated input generation</text:p>
          </table:table-cell>
          <table:table-cell office:value-type="string" calcext:value-type="string">
            <text:p>Software - Practice and Experience</text:p>
          </table:table-cell>
          <table:table-cell table:number-columns-repeated="2"/>
          <table:table-cell office:value-type="string" calcext:value-type="string">
            <text:p>10.1002/spe.2564</text:p>
          </table:table-cell>
          <table:table-cell office:value-type="string" calcext:value-type="string">
            <text:p>https://www.scopus.com/inward/record.uri?eid=2-s2.0-85041495358&amp;doi=10.1002%2fspe.2564&amp;partnerID=40&amp;md5=8081df6e9a64fc857b4ed12b651d396a</text:p>
          </table:table-cell>
          <table:table-cell office:value-type="string" calcext:value-type="string">
            <text:p>The increasingly prevalent use of mobile devices has raised the popularity of mobile applications. Therefore, automated testing of mobile applications has become an extremely important task. However, it is still a challenge to automatically generate tests with high coverage for mobile applications due to their specific nontrivial structure and the highly interactive nature of graphical user interfaces (GUIs). In this paper, we propose a novel automated GUI testing technique for mobile applications, namely, Mobolic. In this approach, tests with high coverage are automatically generated and executed by combining the online testing technique and customated input generation. Employing the online testing technique, Mobolic systematically explores the app GUI without falling in a loop. It generates relevant events “on the fly” that are followed by an immediate execution. In addition, involving the customated input generation, Mobolic automatically generates relevant user inputs such as user-predefined, concrete, or random ones. We implemented Mobolic and evaluated its performance on 10 real-world open-source Android applications. Our experimental results show the effectiveness and efficiency of Mobolic in terms of achieved code coverage and overall exercising time. Copyright © 2018 John Wiley &amp; Sons, Ltd.</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BI4VSCX6</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Reichstaller, A.; Knapp, A.</text:p>
          </table:table-cell>
          <table:table-cell office:value-type="string" calcext:value-type="string">
            <text:p>Risk-based testing of self-adaptive systems using run-time predictions</text:p>
          </table:table-cell>
          <table:table-cell office:value-type="string" calcext:value-type="string">
            <text:p>International Conference on Self-Adaptive and Self-Organizing Systems, SASO</text:p>
          </table:table-cell>
          <table:table-cell table:number-columns-repeated="2"/>
          <table:table-cell office:value-type="string" calcext:value-type="string">
            <text:p>10.1109/SASO.2018.00019</text:p>
          </table:table-cell>
          <table:table-cell office:value-type="string" calcext:value-type="string">
            <text:p>https://www.scopus.com/inward/record.uri?eid=2-s2.0-85061915840&amp;doi=10.1109%2fSASO.2018.00019&amp;partnerID=40&amp;md5=7baafee9ed092862422a4263ddd1f9e7</text:p>
          </table:table-cell>
          <table:table-cell office:value-type="string" calcext:value-type="string">
            <text:p>Devising test strategies for specific test goals relies on predictions of the run-time behavior of the software system under test (SuT) based on specifications, models, or the code. For a system following a single strategy as run-time behavior, the test strategy can be fixed at design time. For an adaptive system, which may choose from several strategies due to environment changes, a combination of test strategies has to be found, which still can be achieved at design time provided that all system strategies and the switching policy are predictable. Self-adaptive systems, also adapting their system strategies and strategy switches according to the environmental dynamics, render such design-time predictions futile, but there also the test strategies have to be adapted at run time. We characterize the necessary interplay between system strategy adaptation of the SuT and test strategy adaptation of the tester as a Stochastic Game. We argue that the tester's part, formalized by means of a Markov Decision Process, can be automatically solved by the use of Reinforcement Learning methods where we discuss both model-based and model-free variants. Finally, we propose a particular framework inspired by Direct Future Prediction which, given a simulation of the SuT and its environment, autonomously finds good test strategies w.r.t. imposed quanti?able goals. While these goals, in general, can be initialized arbitrarily, our evaluation concentrates on risk-based goals rewarding the detection of hazardous failures. © 2018 IEEE.</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KV2B3Q39</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Gay, G.; Rayadurgam, S.; Heimdahl, M.P.E.</text:p>
          </table:table-cell>
          <table:table-cell office:value-type="string" calcext:value-type="string">
            <text:p>Steering model-based oracles to admit real program behaviors</text:p>
          </table:table-cell>
          <table:table-cell office:value-type="string" calcext:value-type="string">
            <text:p>36th International Conference on Software Engineering, ICSE Companion 2014 - Proceedings</text:p>
          </table:table-cell>
          <table:table-cell table:number-columns-repeated="2"/>
          <table:table-cell office:value-type="string" calcext:value-type="string">
            <text:p>10.1145/2591062.2591120</text:p>
          </table:table-cell>
          <table:table-cell office:value-type="string" calcext:value-type="string">
            <text:p>https://www.scopus.com/inward/record.uri?eid=2-s2.0-84903624992&amp;doi=10.1145%2f2591062.2591120&amp;partnerID=40&amp;md5=8d46aef4fc3e705b376c4bfa464129e3</text:p>
          </table:table-cell>
          <table:table-cell office:value-type="string" calcext:value-type="string">
            <text:p>The oracle-an arbiter of correctness of the system under test (SUT)-is a major component of the testing process. Specifying oracles is challenging for real-time embedded systems, where small changes in time or sensor inputs may cause large differences in behavior. Behavioral models of such systems, often built for analysis and simulation, are appealing for reuse as oracles. However, these models typically provide an idealized view of the system. Even when given the same inputs, the model's behavior can frequently be at variance with an acceptable behavior of the SUT executing on a real platform. We therefore propose steering the model when used as an oracle, to admit an expanded set of behaviors when judging the SUT's adherence to its requirements. On detecting a behavioral difference, the model is backtracked and then searched for a new state that satisfies certain constraints and minimizes a dissimilarity metric. The goal is to allow non-deterministic, but bounded, behavior differences while preventing future mismatches, by guiding the oracle-within limits-to match the execution of the SUT. Early results show that steering significantly increases SUT-oracle conformance with minimal masking of real faults and, thus, has significant potential for reducing development costs. Copyright © 2014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FN5W77BW</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Torjusen, A.B.; Abie, H.; Paintsil, E.; Trcek, D.; Skomedal, Å.</text:p>
          </table:table-cell>
          <table:table-cell office:value-type="string" calcext:value-type="string">
            <text:p>Towards run-time verification of adaptive security for IoT in eHealth</text:p>
          </table:table-cell>
          <table:table-cell office:value-type="string" calcext:value-type="string">
            <text:p>ACM International Conference Proceeding Series</text:p>
          </table:table-cell>
          <table:table-cell table:number-columns-repeated="2"/>
          <table:table-cell office:value-type="string" calcext:value-type="string">
            <text:p>10.1145/2642803.2642807</text:p>
          </table:table-cell>
          <table:table-cell office:value-type="string" calcext:value-type="string">
            <text:p>https://www.scopus.com/inward/record.uri?eid=2-s2.0-84907401779&amp;doi=10.1145%2f2642803.2642807&amp;partnerID=40&amp;md5=bdef70fb381cf9f4f646c8df4a221603</text:p>
          </table:table-cell>
          <table:table-cell office:value-type="string" calcext:value-type="string">
            <text:p>This paper integrates run-time verification enablers in the feedback adaptation loop of the ASSET adaptive security framework for Internet of Things (IoT) in the eHealth settings and instantiates the resulting framework with Colored Petri Nets. The run-time enablers make machine-readable formal models of a system state and context available at run-time. In addition, they make requirements that define the objectives of verification available at run-time as formal specifications and enable dynamic context monitoring and adaptation. Run-time adaptive behavior that deviates from the normal mode of operation of the system represents a major threat to the sustainability of critical eHealth services. Therefore, the integration of run-time enablers into the ASSET adaptive framework could lead to a sustainable security framework for IoT in eHealth. © 2014 ACM.</text:p>
          </table:table-cell>
          <table:table-cell/>
          <table:table-cell office:value-type="string" calcext:value-type="string">
            <text:p>Scopus</text:p>
          </table:table-cell>
          <table:table-cell table:number-columns-repeated="1011"/>
        </table:table-row>
        <table:table-row table:style-name="ro1">
          <table:table-cell office:value-type="string" calcext:value-type="string">
            <text:p>UWB49N28</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Eberhardinger, B.; Seebach, H.; Knapp, A.; Reif, W.</text:p>
          </table:table-cell>
          <table:table-cell office:value-type="string" calcext:value-type="string">
            <text:p>Towards testing self-organizing, adap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62-44857-1_13</text:p>
          </table:table-cell>
          <table:table-cell office:value-type="string" calcext:value-type="string">
            <text:p>https://www.scopus.com/inward/record.uri?eid=2-s2.0-84921651938&amp;doi=10.1007%2f978-3-662-44857-1_13&amp;partnerID=40&amp;md5=7d1564d4329960bf3e7d1bb6f0c85500</text:p>
          </table:table-cell>
          <table:table-cell office:value-type="string" calcext:value-type="string">
            <text:p>The characteristics of self-adaptive, self-organizing systems lead to a significant higher flexibility and robustness against a changing environment. This flexibility makes it hard to test these systems adequately. To assure their quality, however, it is inevitable to do so. We introduce a new approach for systematically testing these self-* systems based on a feedback control-oriented system architecture called Corridor Enforcing Infrastructure (CEI). Thus, it is possible to examine particular situations, where the system is forced to reorganize or adapt to new situations. This is where the self-* mechanisms come into play and can be tested separately. © IFIP International Federation for Information Processing 2014.</text:p>
          </table:table-cell>
          <table:table-cell/>
          <table:table-cell office:value-type="string" calcext:value-type="string">
            <text:p>Scopus</text:p>
          </table:table-cell>
          <table:table-cell table:number-columns-repeated="1011"/>
        </table:table-row>
      </table:table>
      <table:named-expressions/>
      <table:database-ranges>
        <table:database-range table:name="__Anonymous_Sheet_DB__0" table:target-range-address="IN_Final_List.A2:IN_Final_List.AMJ3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0">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30T09:41:21.622552356</meta:creation-date>
    <dc:date>2022-01-30T10:14:34.746331253</dc:date>
    <meta:editing-duration>PT12M58S</meta:editing-duration>
    <meta:editing-cycles>6</meta:editing-cycles>
    <meta:generator>LibreOffice/6.0.7.3$Linux_X86_64 LibreOffice_project/00m0$Build-3</meta:generator>
    <meta:document-statistic meta:table-count="4" meta:cell-count="10438" meta:object-count="0"/>
  </office:meta>
</office:document-meta>
</file>